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25.21mm"/>
    </style:style>
    <style:style style:name="co3" style:family="table-column">
      <style:table-column-properties fo:break-before="auto" style:column-width="21.61mm"/>
    </style:style>
    <style:style style:name="co4" style:family="table-column">
      <style:table-column-properties fo:break-before="auto" style:column-width="23.55mm"/>
    </style:style>
    <style:style style:name="co5" style:family="table-column">
      <style:table-column-properties fo:break-before="auto" style:column-width="24.66mm"/>
    </style:style>
    <style:style style:name="co6" style:family="table-column">
      <style:table-column-properties fo:break-before="auto" style:column-width="31.84mm"/>
    </style:style>
    <style:style style:name="co7" style:family="table-column">
      <style:table-column-properties fo:break-before="auto" style:column-width="43.73mm"/>
    </style:style>
    <style:style style:name="co8" style:family="table-column">
      <style:table-column-properties fo:break-before="auto" style:column-width="42.6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moval" table:style-name="ta1">
        <table:shapes>
          <draw:frame draw:z-index="0" draw:style-name="gr1" draw:text-style-name="P1" svg:width="300mm" svg:height="150mm" svg:x="253.89mm" svg:y="0.01mm">
            <draw:object draw:notify-on-update-of-ranges="removal.A2:removal.A1001 removal.B1:removal.B1 removal.B2:removal.B1001 removal.A2:removal.A1001 removal.C1:removal.C1 removal.C2:removal.C1001 removal.A2:removal.A1001 removal.D1:removal.D1 removal.D2:removal.D1001 removal.A2:removal.A1001 removal.E1:removal.E1 removal.E2:removal.E1001 removal.A2:removal.A1001 removal.F1:removal.F1 removal.F2:removal.F1001 removal.A2:removal.A1001 removal.G1:removal.G1 removal.G2:removal.G1001 removal.A2:removal.A1001 removal.H1:removal.H1 removal.H2:removal.H1001 removal.A2:removal.A1001 removal.I1:removal.I1 removal.I2:removal.I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deque</text:p>
          </table:table-cell>
          <table:table-cell office:value-type="string" calcext:value-type="string">
            <text:p>bittrick deque</text:p>
          </table:table-cell>
          <table:table-cell office:value-type="string" calcext:value-type="string">
            <text:p>tiered vector (k=2)</text:p>
          </table:table-cell>
          <table:table-cell office:value-type="string" calcext:value-type="string">
            <text:p>bittrick tiered vector (k=2)</text:p>
          </table:table-cell>
          <table:table-cell office:value-type="string" calcext:value-type="string">
            <text:p>deque tiered vector (k=2)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/>
          <table:table-cell office:value-type="float" office:value="0.0264424" calcext:value-type="float">
            <text:p>0.0264424</text:p>
          </table:table-cell>
          <table:table-cell office:value-type="float" office:value="0.00187312" calcext:value-type="float">
            <text:p>0.00187312</text:p>
          </table:table-cell>
          <table:table-cell office:value-type="float" office:value="0.46027" calcext:value-type="float">
            <text:p>0.46027</text:p>
          </table:table-cell>
          <table:table-cell office:value-type="float" office:value="0.0893398" calcext:value-type="float">
            <text:p>0.0893398</text:p>
          </table:table-cell>
          <table:table-cell office:value-type="float" office:value="0.00248341" calcext:value-type="float">
            <text:p>0.00248341</text:p>
          </table:table-cell>
          <table:table-cell office:value-type="float" office:value="0.00154429" calcext:value-type="float">
            <text:p>0.00154429</text:p>
          </table:table-cell>
          <table:table-cell office:value-type="float" office:value="0.00251342" calcext:value-type="float">
            <text:p>0.00251342</text:p>
          </table:table-cell>
        </table:table-row>
        <table:table-row table:style-name="ro1">
          <table:table-cell office:value-type="float" office:value="499500" calcext:value-type="float">
            <text:p>499500</text:p>
          </table:table-cell>
          <table:table-cell/>
          <table:table-cell office:value-type="float" office:value="0.0277103" calcext:value-type="float">
            <text:p>0.0277103</text:p>
          </table:table-cell>
          <table:table-cell office:value-type="float" office:value="0.00166193" calcext:value-type="float">
            <text:p>0.00166193</text:p>
          </table:table-cell>
          <table:table-cell office:value-type="float" office:value="0.440806" calcext:value-type="float">
            <text:p>0.440806</text:p>
          </table:table-cell>
          <table:table-cell office:value-type="float" office:value="0.0880896" calcext:value-type="float">
            <text:p>0.0880896</text:p>
          </table:table-cell>
          <table:table-cell office:value-type="float" office:value="0.00260618" calcext:value-type="float">
            <text:p>0.00260618</text:p>
          </table:table-cell>
          <table:table-cell office:value-type="float" office:value="0.00156205" calcext:value-type="float">
            <text:p>0.00156205</text:p>
          </table:table-cell>
          <table:table-cell office:value-type="float" office:value="0.00224774" calcext:value-type="float">
            <text:p>0.00224774</text:p>
          </table:table-cell>
        </table:table-row>
        <table:table-row table:style-name="ro1">
          <table:table-cell office:value-type="float" office:value="499000" calcext:value-type="float">
            <text:p>499000</text:p>
          </table:table-cell>
          <table:table-cell/>
          <table:table-cell office:value-type="float" office:value="0.025384" calcext:value-type="float">
            <text:p>0.025384</text:p>
          </table:table-cell>
          <table:table-cell office:value-type="float" office:value="0.00162561" calcext:value-type="float">
            <text:p>0.00162561</text:p>
          </table:table-cell>
          <table:table-cell office:value-type="float" office:value="0.411193" calcext:value-type="float">
            <text:p>0.411193</text:p>
          </table:table-cell>
          <table:table-cell office:value-type="float" office:value="0.0807033" calcext:value-type="float">
            <text:p>0.0807033</text:p>
          </table:table-cell>
          <table:table-cell office:value-type="float" office:value="0.00251263" calcext:value-type="float">
            <text:p>0.00251263</text:p>
          </table:table-cell>
          <table:table-cell office:value-type="float" office:value="0.00148271" calcext:value-type="float">
            <text:p>0.00148271</text:p>
          </table:table-cell>
          <table:table-cell office:value-type="float" office:value="0.00214708" calcext:value-type="float">
            <text:p>0.00214708</text:p>
          </table:table-cell>
        </table:table-row>
        <table:table-row table:style-name="ro1">
          <table:table-cell office:value-type="float" office:value="498500" calcext:value-type="float">
            <text:p>498500</text:p>
          </table:table-cell>
          <table:table-cell/>
          <table:table-cell office:value-type="float" office:value="0.0259217" calcext:value-type="float">
            <text:p>0.0259217</text:p>
          </table:table-cell>
          <table:table-cell office:value-type="float" office:value="0.00162837" calcext:value-type="float">
            <text:p>0.00162837</text:p>
          </table:table-cell>
          <table:table-cell office:value-type="float" office:value="0.423346" calcext:value-type="float">
            <text:p>0.423346</text:p>
          </table:table-cell>
          <table:table-cell office:value-type="float" office:value="0.0856658" calcext:value-type="float">
            <text:p>0.0856658</text:p>
          </table:table-cell>
          <table:table-cell office:value-type="float" office:value="0.00249881" calcext:value-type="float">
            <text:p>0.00249881</text:p>
          </table:table-cell>
          <table:table-cell office:value-type="float" office:value="0.00144244" calcext:value-type="float">
            <text:p>0.00144244</text:p>
          </table:table-cell>
          <table:table-cell office:value-type="float" office:value="0.0021609" calcext:value-type="float">
            <text:p>0.0021609</text:p>
          </table:table-cell>
        </table:table-row>
        <table:table-row table:style-name="ro1">
          <table:table-cell office:value-type="float" office:value="498000" calcext:value-type="float">
            <text:p>498000</text:p>
          </table:table-cell>
          <table:table-cell/>
          <table:table-cell office:value-type="float" office:value="0.0259213" calcext:value-type="float">
            <text:p>0.0259213</text:p>
          </table:table-cell>
          <table:table-cell office:value-type="float" office:value="0.0016789" calcext:value-type="float">
            <text:p>0.0016789</text:p>
          </table:table-cell>
          <table:table-cell office:value-type="float" office:value="0.426309" calcext:value-type="float">
            <text:p>0.426309</text:p>
          </table:table-cell>
          <table:table-cell office:value-type="float" office:value="0.0868544" calcext:value-type="float">
            <text:p>0.0868544</text:p>
          </table:table-cell>
          <table:table-cell office:value-type="float" office:value="0.00247473" calcext:value-type="float">
            <text:p>0.00247473</text:p>
          </table:table-cell>
          <table:table-cell office:value-type="float" office:value="0.00141915" calcext:value-type="float">
            <text:p>0.00141915</text:p>
          </table:table-cell>
          <table:table-cell office:value-type="float" office:value="0.00218656" calcext:value-type="float">
            <text:p>0.00218656</text:p>
          </table:table-cell>
        </table:table-row>
        <table:table-row table:style-name="ro1">
          <table:table-cell office:value-type="float" office:value="497500" calcext:value-type="float">
            <text:p>497500</text:p>
          </table:table-cell>
          <table:table-cell/>
          <table:table-cell office:value-type="float" office:value="0.0267006" calcext:value-type="float">
            <text:p>0.0267006</text:p>
          </table:table-cell>
          <table:table-cell office:value-type="float" office:value="0.0018897" calcext:value-type="float">
            <text:p>0.0018897</text:p>
          </table:table-cell>
          <table:table-cell office:value-type="float" office:value="0.403239" calcext:value-type="float">
            <text:p>0.403239</text:p>
          </table:table-cell>
          <table:table-cell office:value-type="float" office:value="0.0830158" calcext:value-type="float">
            <text:p>0.0830158</text:p>
          </table:table-cell>
          <table:table-cell office:value-type="float" office:value="0.00250828" calcext:value-type="float">
            <text:p>0.00250828</text:p>
          </table:table-cell>
          <table:table-cell office:value-type="float" office:value="0.00146652" calcext:value-type="float">
            <text:p>0.00146652</text:p>
          </table:table-cell>
          <table:table-cell office:value-type="float" office:value="0.00210405" calcext:value-type="float">
            <text:p>0.00210405</text:p>
          </table:table-cell>
        </table:table-row>
        <table:table-row table:style-name="ro1">
          <table:table-cell office:value-type="float" office:value="497000" calcext:value-type="float">
            <text:p>497000</text:p>
          </table:table-cell>
          <table:table-cell/>
          <table:table-cell office:value-type="float" office:value="0.0247718" calcext:value-type="float">
            <text:p>0.0247718</text:p>
          </table:table-cell>
          <table:table-cell office:value-type="float" office:value="0.00162679" calcext:value-type="float">
            <text:p>0.00162679</text:p>
          </table:table-cell>
          <table:table-cell office:value-type="float" office:value="0.418092" calcext:value-type="float">
            <text:p>0.418092</text:p>
          </table:table-cell>
          <table:table-cell office:value-type="float" office:value="0.0874343" calcext:value-type="float">
            <text:p>0.0874343</text:p>
          </table:table-cell>
          <table:table-cell office:value-type="float" office:value="0.00242736" calcext:value-type="float">
            <text:p>0.00242736</text:p>
          </table:table-cell>
          <table:table-cell office:value-type="float" office:value="0.00142705" calcext:value-type="float">
            <text:p>0.00142705</text:p>
          </table:table-cell>
          <table:table-cell office:value-type="float" office:value="0.00219801" calcext:value-type="float">
            <text:p>0.00219801</text:p>
          </table:table-cell>
        </table:table-row>
        <table:table-row table:style-name="ro1">
          <table:table-cell office:value-type="float" office:value="496500" calcext:value-type="float">
            <text:p>496500</text:p>
          </table:table-cell>
          <table:table-cell/>
          <table:table-cell office:value-type="float" office:value="0.0264732" calcext:value-type="float">
            <text:p>0.0264732</text:p>
          </table:table-cell>
          <table:table-cell office:value-type="float" office:value="0.00162403" calcext:value-type="float">
            <text:p>0.00162403</text:p>
          </table:table-cell>
          <table:table-cell office:value-type="float" office:value="0.41215" calcext:value-type="float">
            <text:p>0.41215</text:p>
          </table:table-cell>
          <table:table-cell office:value-type="float" office:value="0.0846741" calcext:value-type="float">
            <text:p>0.0846741</text:p>
          </table:table-cell>
          <table:table-cell office:value-type="float" office:value="0.00253868" calcext:value-type="float">
            <text:p>0.00253868</text:p>
          </table:table-cell>
          <table:table-cell office:value-type="float" office:value="0.00167693" calcext:value-type="float">
            <text:p>0.00167693</text:p>
          </table:table-cell>
          <table:table-cell office:value-type="float" office:value="0.00207287" calcext:value-type="float">
            <text:p>0.00207287</text:p>
          </table:table-cell>
        </table:table-row>
        <table:table-row table:style-name="ro1">
          <table:table-cell office:value-type="float" office:value="496000" calcext:value-type="float">
            <text:p>496000</text:p>
          </table:table-cell>
          <table:table-cell/>
          <table:table-cell office:value-type="float" office:value="0.0260378" calcext:value-type="float">
            <text:p>0.0260378</text:p>
          </table:table-cell>
          <table:table-cell office:value-type="float" office:value="0.00160311" calcext:value-type="float">
            <text:p>0.00160311</text:p>
          </table:table-cell>
          <table:table-cell office:value-type="float" office:value="0.419664" calcext:value-type="float">
            <text:p>0.419664</text:p>
          </table:table-cell>
          <table:table-cell office:value-type="float" office:value="0.0907202" calcext:value-type="float">
            <text:p>0.0907202</text:p>
          </table:table-cell>
          <table:table-cell office:value-type="float" office:value="0.00251421" calcext:value-type="float">
            <text:p>0.00251421</text:p>
          </table:table-cell>
          <table:table-cell office:value-type="float" office:value="0.00145547" calcext:value-type="float">
            <text:p>0.00145547</text:p>
          </table:table-cell>
          <table:table-cell office:value-type="float" office:value="0.00231801" calcext:value-type="float">
            <text:p>0.00231801</text:p>
          </table:table-cell>
        </table:table-row>
        <table:table-row table:style-name="ro1">
          <table:table-cell office:value-type="float" office:value="495500" calcext:value-type="float">
            <text:p>495500</text:p>
          </table:table-cell>
          <table:table-cell/>
          <table:table-cell office:value-type="float" office:value="0.0246119" calcext:value-type="float">
            <text:p>0.0246119</text:p>
          </table:table-cell>
          <table:table-cell office:value-type="float" office:value="0.00160113" calcext:value-type="float">
            <text:p>0.00160113</text:p>
          </table:table-cell>
          <table:table-cell office:value-type="float" office:value="0.39747" calcext:value-type="float">
            <text:p>0.39747</text:p>
          </table:table-cell>
          <table:table-cell office:value-type="float" office:value="0.0795928" calcext:value-type="float">
            <text:p>0.0795928</text:p>
          </table:table-cell>
          <table:table-cell office:value-type="float" office:value="0.00243604" calcext:value-type="float">
            <text:p>0.00243604</text:p>
          </table:table-cell>
          <table:table-cell office:value-type="float" office:value="0.00137217" calcext:value-type="float">
            <text:p>0.00137217</text:p>
          </table:table-cell>
          <table:table-cell office:value-type="float" office:value="0.00204326" calcext:value-type="float">
            <text:p>0.00204326</text:p>
          </table:table-cell>
        </table:table-row>
        <table:table-row table:style-name="ro1">
          <table:table-cell office:value-type="float" office:value="495000" calcext:value-type="float">
            <text:p>495000</text:p>
          </table:table-cell>
          <table:table-cell/>
          <table:table-cell office:value-type="float" office:value="0.0250643" calcext:value-type="float">
            <text:p>0.0250643</text:p>
          </table:table-cell>
          <table:table-cell office:value-type="float" office:value="0.00171956" calcext:value-type="float">
            <text:p>0.00171956</text:p>
          </table:table-cell>
          <table:table-cell office:value-type="float" office:value="0.431387" calcext:value-type="float">
            <text:p>0.431387</text:p>
          </table:table-cell>
          <table:table-cell office:value-type="float" office:value="0.0860577" calcext:value-type="float">
            <text:p>0.0860577</text:p>
          </table:table-cell>
          <table:table-cell office:value-type="float" office:value="0.00246368" calcext:value-type="float">
            <text:p>0.00246368</text:p>
          </table:table-cell>
          <table:table-cell office:value-type="float" office:value="0.00134415" calcext:value-type="float">
            <text:p>0.00134415</text:p>
          </table:table-cell>
          <table:table-cell office:value-type="float" office:value="0.00216721" calcext:value-type="float">
            <text:p>0.00216721</text:p>
          </table:table-cell>
        </table:table-row>
        <table:table-row table:style-name="ro1">
          <table:table-cell office:value-type="float" office:value="494500" calcext:value-type="float">
            <text:p>494500</text:p>
          </table:table-cell>
          <table:table-cell/>
          <table:table-cell office:value-type="float" office:value="0.0249056" calcext:value-type="float">
            <text:p>0.0249056</text:p>
          </table:table-cell>
          <table:table-cell office:value-type="float" office:value="0.00189681" calcext:value-type="float">
            <text:p>0.00189681</text:p>
          </table:table-cell>
          <table:table-cell office:value-type="float" office:value="0.392791" calcext:value-type="float">
            <text:p>0.392791</text:p>
          </table:table-cell>
          <table:table-cell office:value-type="float" office:value="0.079335" calcext:value-type="float">
            <text:p>0.079335</text:p>
          </table:table-cell>
          <table:table-cell office:value-type="float" office:value="0.00248618" calcext:value-type="float">
            <text:p>0.00248618</text:p>
          </table:table-cell>
          <table:table-cell office:value-type="float" office:value="0.00130546" calcext:value-type="float">
            <text:p>0.00130546</text:p>
          </table:table-cell>
          <table:table-cell office:value-type="float" office:value="0.00205273" calcext:value-type="float">
            <text:p>0.00205273</text:p>
          </table:table-cell>
        </table:table-row>
        <table:table-row table:style-name="ro1">
          <table:table-cell office:value-type="float" office:value="494000" calcext:value-type="float">
            <text:p>494000</text:p>
          </table:table-cell>
          <table:table-cell/>
          <table:table-cell office:value-type="float" office:value="0.0259331" calcext:value-type="float">
            <text:p>0.0259331</text:p>
          </table:table-cell>
          <table:table-cell office:value-type="float" office:value="0.00254144" calcext:value-type="float">
            <text:p>0.00254144</text:p>
          </table:table-cell>
          <table:table-cell office:value-type="float" office:value="0.416676" calcext:value-type="float">
            <text:p>0.416676</text:p>
          </table:table-cell>
          <table:table-cell office:value-type="float" office:value="0.0827813" calcext:value-type="float">
            <text:p>0.0827813</text:p>
          </table:table-cell>
          <table:table-cell office:value-type="float" office:value="0.00245933" calcext:value-type="float">
            <text:p>0.00245933</text:p>
          </table:table-cell>
          <table:table-cell office:value-type="float" office:value="0.0012802" calcext:value-type="float">
            <text:p>0.0012802</text:p>
          </table:table-cell>
          <table:table-cell office:value-type="float" office:value="0.00211945" calcext:value-type="float">
            <text:p>0.00211945</text:p>
          </table:table-cell>
        </table:table-row>
        <table:table-row table:style-name="ro1">
          <table:table-cell office:value-type="float" office:value="493500" calcext:value-type="float">
            <text:p>493500</text:p>
          </table:table-cell>
          <table:table-cell/>
          <table:table-cell office:value-type="float" office:value="0.025853" calcext:value-type="float">
            <text:p>0.025853</text:p>
          </table:table-cell>
          <table:table-cell office:value-type="float" office:value="0.00251736" calcext:value-type="float">
            <text:p>0.00251736</text:p>
          </table:table-cell>
          <table:table-cell office:value-type="float" office:value="0.404009" calcext:value-type="float">
            <text:p>0.404009</text:p>
          </table:table-cell>
          <table:table-cell office:value-type="float" office:value="0.0836288" calcext:value-type="float">
            <text:p>0.0836288</text:p>
          </table:table-cell>
          <table:table-cell office:value-type="float" office:value="0.00239262" calcext:value-type="float">
            <text:p>0.00239262</text:p>
          </table:table-cell>
          <table:table-cell office:value-type="float" office:value="0.00122296" calcext:value-type="float">
            <text:p>0.00122296</text:p>
          </table:table-cell>
          <table:table-cell office:value-type="float" office:value="0.00210997" calcext:value-type="float">
            <text:p>0.00210997</text:p>
          </table:table-cell>
        </table:table-row>
        <table:table-row table:style-name="ro1">
          <table:table-cell office:value-type="float" office:value="493000" calcext:value-type="float">
            <text:p>493000</text:p>
          </table:table-cell>
          <table:table-cell/>
          <table:table-cell office:value-type="float" office:value="0.027177" calcext:value-type="float">
            <text:p>0.027177</text:p>
          </table:table-cell>
          <table:table-cell office:value-type="float" office:value="0.00172627" calcext:value-type="float">
            <text:p>0.00172627</text:p>
          </table:table-cell>
          <table:table-cell office:value-type="float" office:value="0.42417" calcext:value-type="float">
            <text:p>0.42417</text:p>
          </table:table-cell>
          <table:table-cell office:value-type="float" office:value="0.0851344" calcext:value-type="float">
            <text:p>0.0851344</text:p>
          </table:table-cell>
          <table:table-cell office:value-type="float" office:value="0.00245736" calcext:value-type="float">
            <text:p>0.00245736</text:p>
          </table:table-cell>
          <table:table-cell office:value-type="float" office:value="0.0012873" calcext:value-type="float">
            <text:p>0.0012873</text:p>
          </table:table-cell>
          <table:table-cell office:value-type="float" office:value="0.00221774" calcext:value-type="float">
            <text:p>0.00221774</text:p>
          </table:table-cell>
        </table:table-row>
        <table:table-row table:style-name="ro1">
          <table:table-cell office:value-type="float" office:value="492500" calcext:value-type="float">
            <text:p>492500</text:p>
          </table:table-cell>
          <table:table-cell/>
          <table:table-cell office:value-type="float" office:value="0.0252881" calcext:value-type="float">
            <text:p>0.0252881</text:p>
          </table:table-cell>
          <table:table-cell office:value-type="float" office:value="0.00168877" calcext:value-type="float">
            <text:p>0.00168877</text:p>
          </table:table-cell>
          <table:table-cell office:value-type="float" office:value="0.430969" calcext:value-type="float">
            <text:p>0.430969</text:p>
          </table:table-cell>
          <table:table-cell office:value-type="float" office:value="0.0860866" calcext:value-type="float">
            <text:p>0.0860866</text:p>
          </table:table-cell>
          <table:table-cell office:value-type="float" office:value="0.00244473" calcext:value-type="float">
            <text:p>0.00244473</text:p>
          </table:table-cell>
          <table:table-cell office:value-type="float" office:value="0.00123243" calcext:value-type="float">
            <text:p>0.00123243</text:p>
          </table:table-cell>
          <table:table-cell office:value-type="float" office:value="0.00219248" calcext:value-type="float">
            <text:p>0.00219248</text:p>
          </table:table-cell>
        </table:table-row>
        <table:table-row table:style-name="ro1">
          <table:table-cell office:value-type="float" office:value="492000" calcext:value-type="float">
            <text:p>492000</text:p>
          </table:table-cell>
          <table:table-cell/>
          <table:table-cell office:value-type="float" office:value="0.0269129" calcext:value-type="float">
            <text:p>0.0269129</text:p>
          </table:table-cell>
          <table:table-cell office:value-type="float" office:value="0.00166074" calcext:value-type="float">
            <text:p>0.00166074</text:p>
          </table:table-cell>
          <table:table-cell office:value-type="float" office:value="0.399828" calcext:value-type="float">
            <text:p>0.399828</text:p>
          </table:table-cell>
          <table:table-cell office:value-type="float" office:value="0.0820016" calcext:value-type="float">
            <text:p>0.0820016</text:p>
          </table:table-cell>
          <table:table-cell office:value-type="float" office:value="0.00254263" calcext:value-type="float">
            <text:p>0.00254263</text:p>
          </table:table-cell>
          <table:table-cell office:value-type="float" office:value="0.00130546" calcext:value-type="float">
            <text:p>0.00130546</text:p>
          </table:table-cell>
          <table:table-cell office:value-type="float" office:value="0.00208234" calcext:value-type="float">
            <text:p>0.00208234</text:p>
          </table:table-cell>
        </table:table-row>
        <table:table-row table:style-name="ro1">
          <table:table-cell office:value-type="float" office:value="491500" calcext:value-type="float">
            <text:p>491500</text:p>
          </table:table-cell>
          <table:table-cell/>
          <table:table-cell office:value-type="float" office:value="0.0260291" calcext:value-type="float">
            <text:p>0.0260291</text:p>
          </table:table-cell>
          <table:table-cell office:value-type="float" office:value="0.00161613" calcext:value-type="float">
            <text:p>0.00161613</text:p>
          </table:table-cell>
          <table:table-cell office:value-type="float" office:value="0.416353" calcext:value-type="float">
            <text:p>0.416353</text:p>
          </table:table-cell>
          <table:table-cell office:value-type="float" office:value="0.0821872" calcext:value-type="float">
            <text:p>0.0821872</text:p>
          </table:table-cell>
          <table:table-cell office:value-type="float" office:value="0.0025067" calcext:value-type="float">
            <text:p>0.0025067</text:p>
          </table:table-cell>
          <table:table-cell office:value-type="float" office:value="0.00126204" calcext:value-type="float">
            <text:p>0.00126204</text:p>
          </table:table-cell>
          <table:table-cell office:value-type="float" office:value="0.00213208" calcext:value-type="float">
            <text:p>0.00213208</text:p>
          </table:table-cell>
        </table:table-row>
        <table:table-row table:style-name="ro1">
          <table:table-cell office:value-type="float" office:value="491000" calcext:value-type="float">
            <text:p>491000</text:p>
          </table:table-cell>
          <table:table-cell/>
          <table:table-cell office:value-type="float" office:value="0.0265087" calcext:value-type="float">
            <text:p>0.0265087</text:p>
          </table:table-cell>
          <table:table-cell office:value-type="float" office:value="0.00161613" calcext:value-type="float">
            <text:p>0.00161613</text:p>
          </table:table-cell>
          <table:table-cell office:value-type="float" office:value="0.395963" calcext:value-type="float">
            <text:p>0.395963</text:p>
          </table:table-cell>
          <table:table-cell office:value-type="float" office:value="0.0796268" calcext:value-type="float">
            <text:p>0.0796268</text:p>
          </table:table-cell>
          <table:table-cell office:value-type="float" office:value="0.00253394" calcext:value-type="float">
            <text:p>0.00253394</text:p>
          </table:table-cell>
          <table:table-cell office:value-type="float" office:value="0.00127427" calcext:value-type="float">
            <text:p>0.00127427</text:p>
          </table:table-cell>
          <table:table-cell office:value-type="float" office:value="0.00211826" calcext:value-type="float">
            <text:p>0.00211826</text:p>
          </table:table-cell>
        </table:table-row>
        <table:table-row table:style-name="ro1">
          <table:table-cell office:value-type="float" office:value="490500" calcext:value-type="float">
            <text:p>490500</text:p>
          </table:table-cell>
          <table:table-cell/>
          <table:table-cell office:value-type="float" office:value="0.0266259" calcext:value-type="float">
            <text:p>0.0266259</text:p>
          </table:table-cell>
          <table:table-cell office:value-type="float" office:value="0.00158929" calcext:value-type="float">
            <text:p>0.00158929</text:p>
          </table:table-cell>
          <table:table-cell office:value-type="float" office:value="0.406979" calcext:value-type="float">
            <text:p>0.406979</text:p>
          </table:table-cell>
          <table:table-cell office:value-type="float" office:value="0.0820079" calcext:value-type="float">
            <text:p>0.0820079</text:p>
          </table:table-cell>
          <table:table-cell office:value-type="float" office:value="0.00254539" calcext:value-type="float">
            <text:p>0.00254539</text:p>
          </table:table-cell>
          <table:table-cell office:value-type="float" office:value="0.0012798" calcext:value-type="float">
            <text:p>0.0012798</text:p>
          </table:table-cell>
          <table:table-cell office:value-type="float" office:value="0.00216248" calcext:value-type="float">
            <text:p>0.00216248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/>
          <table:table-cell office:value-type="float" office:value="0.0274269" calcext:value-type="float">
            <text:p>0.0274269</text:p>
          </table:table-cell>
          <table:table-cell office:value-type="float" office:value="0.00165758" calcext:value-type="float">
            <text:p>0.00165758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0854005" calcext:value-type="float">
            <text:p>0.0854005</text:p>
          </table:table-cell>
          <table:table-cell office:value-type="float" office:value="0.00258724" calcext:value-type="float">
            <text:p>0.00258724</text:p>
          </table:table-cell>
          <table:table-cell office:value-type="float" office:value="0.00127704" calcext:value-type="float">
            <text:p>0.00127704</text:p>
          </table:table-cell>
          <table:table-cell office:value-type="float" office:value="0.00221103" calcext:value-type="float">
            <text:p>0.00221103</text:p>
          </table:table-cell>
        </table:table-row>
        <table:table-row table:style-name="ro1">
          <table:table-cell office:value-type="float" office:value="489500" calcext:value-type="float">
            <text:p>489500</text:p>
          </table:table-cell>
          <table:table-cell/>
          <table:table-cell office:value-type="float" office:value="0.0268462" calcext:value-type="float">
            <text:p>0.0268462</text:p>
          </table:table-cell>
          <table:table-cell office:value-type="float" office:value="0.00165364" calcext:value-type="float">
            <text:p>0.00165364</text:p>
          </table:table-cell>
          <table:table-cell office:value-type="float" office:value="0.399505" calcext:value-type="float">
            <text:p>0.399505</text:p>
          </table:table-cell>
          <table:table-cell office:value-type="float" office:value="0.0827623" calcext:value-type="float">
            <text:p>0.0827623</text:p>
          </table:table-cell>
          <table:table-cell office:value-type="float" office:value="0.00250749" calcext:value-type="float">
            <text:p>0.00250749</text:p>
          </table:table-cell>
          <table:table-cell office:value-type="float" office:value="0.00126835" calcext:value-type="float">
            <text:p>0.00126835</text:p>
          </table:table-cell>
          <table:table-cell office:value-type="float" office:value="0.00214353" calcext:value-type="float">
            <text:p>0.00214353</text:p>
          </table:table-cell>
        </table:table-row>
        <table:table-row table:style-name="ro1">
          <table:table-cell office:value-type="float" office:value="489000" calcext:value-type="float">
            <text:p>489000</text:p>
          </table:table-cell>
          <table:table-cell/>
          <table:table-cell office:value-type="float" office:value="0.0261455" calcext:value-type="float">
            <text:p>0.0261455</text:p>
          </table:table-cell>
          <table:table-cell office:value-type="float" office:value="0.00206734" calcext:value-type="float">
            <text:p>0.00206734</text:p>
          </table:table-cell>
          <table:table-cell office:value-type="float" office:value="0.406895" calcext:value-type="float">
            <text:p>0.406895</text:p>
          </table:table-cell>
          <table:table-cell office:value-type="float" office:value="0.0842419" calcext:value-type="float">
            <text:p>0.0842419</text:p>
          </table:table-cell>
          <table:table-cell office:value-type="float" office:value="0.00253315" calcext:value-type="float">
            <text:p>0.00253315</text:p>
          </table:table-cell>
          <table:table-cell office:value-type="float" office:value="0.00126559" calcext:value-type="float">
            <text:p>0.00126559</text:p>
          </table:table-cell>
          <table:table-cell office:value-type="float" office:value="0.00213011" calcext:value-type="float">
            <text:p>0.00213011</text:p>
          </table:table-cell>
        </table:table-row>
        <table:table-row table:style-name="ro1">
          <table:table-cell office:value-type="float" office:value="488500" calcext:value-type="float">
            <text:p>488500</text:p>
          </table:table-cell>
          <table:table-cell/>
          <table:table-cell office:value-type="float" office:value="0.0239925" calcext:value-type="float">
            <text:p>0.0239925</text:p>
          </table:table-cell>
          <table:table-cell office:value-type="float" office:value="0.00239973" calcext:value-type="float">
            <text:p>0.00239973</text:p>
          </table:table-cell>
          <table:table-cell office:value-type="float" office:value="0.404453" calcext:value-type="float">
            <text:p>0.404453</text:p>
          </table:table-cell>
          <table:table-cell office:value-type="float" office:value="0.0824647" calcext:value-type="float">
            <text:p>0.0824647</text:p>
          </table:table-cell>
          <table:table-cell office:value-type="float" office:value="0.00238473" calcext:value-type="float">
            <text:p>0.00238473</text:p>
          </table:table-cell>
          <table:table-cell office:value-type="float" office:value="0.00118348" calcext:value-type="float">
            <text:p>0.00118348</text:p>
          </table:table-cell>
          <table:table-cell office:value-type="float" office:value="0.00212379" calcext:value-type="float">
            <text:p>0.00212379</text:p>
          </table:table-cell>
        </table:table-row>
        <table:table-row table:style-name="ro1">
          <table:table-cell office:value-type="float" office:value="488000" calcext:value-type="float">
            <text:p>488000</text:p>
          </table:table-cell>
          <table:table-cell/>
          <table:table-cell office:value-type="float" office:value="0.0252222" calcext:value-type="float">
            <text:p>0.0252222</text:p>
          </table:table-cell>
          <table:table-cell office:value-type="float" office:value="0.00214511" calcext:value-type="float">
            <text:p>0.00214511</text:p>
          </table:table-cell>
          <table:table-cell office:value-type="float" office:value="0.394993" calcext:value-type="float">
            <text:p>0.394993</text:p>
          </table:table-cell>
          <table:table-cell office:value-type="float" office:value="0.0790548" calcext:value-type="float">
            <text:p>0.0790548</text:p>
          </table:table-cell>
          <table:table-cell office:value-type="float" office:value="0.00248697" calcext:value-type="float">
            <text:p>0.00248697</text:p>
          </table:table-cell>
          <table:table-cell office:value-type="float" office:value="0.00124112" calcext:value-type="float">
            <text:p>0.00124112</text:p>
          </table:table-cell>
          <table:table-cell office:value-type="float" office:value="0.00211432" calcext:value-type="float">
            <text:p>0.00211432</text:p>
          </table:table-cell>
        </table:table-row>
        <table:table-row table:style-name="ro1">
          <table:table-cell office:value-type="float" office:value="487500" calcext:value-type="float">
            <text:p>487500</text:p>
          </table:table-cell>
          <table:table-cell/>
          <table:table-cell office:value-type="float" office:value="0.026076" calcext:value-type="float">
            <text:p>0.026076</text:p>
          </table:table-cell>
          <table:table-cell office:value-type="float" office:value="0.00176693" calcext:value-type="float">
            <text:p>0.00176693</text:p>
          </table:table-cell>
          <table:table-cell office:value-type="float" office:value="0.387081" calcext:value-type="float">
            <text:p>0.387081</text:p>
          </table:table-cell>
          <table:table-cell office:value-type="float" office:value="0.0779822" calcext:value-type="float">
            <text:p>0.0779822</text:p>
          </table:table-cell>
          <table:table-cell office:value-type="float" office:value="0.0025375" calcext:value-type="float">
            <text:p>0.0025375</text:p>
          </table:table-cell>
          <table:table-cell office:value-type="float" office:value="0.00126756" calcext:value-type="float">
            <text:p>0.00126756</text:p>
          </table:table-cell>
          <table:table-cell office:value-type="float" office:value="0.00207366" calcext:value-type="float">
            <text:p>0.00207366</text:p>
          </table:table-cell>
        </table:table-row>
        <table:table-row table:style-name="ro1">
          <table:table-cell office:value-type="float" office:value="487000" calcext:value-type="float">
            <text:p>487000</text:p>
          </table:table-cell>
          <table:table-cell/>
          <table:table-cell office:value-type="float" office:value="0.0261641" calcext:value-type="float">
            <text:p>0.0261641</text:p>
          </table:table-cell>
          <table:table-cell office:value-type="float" office:value="0.00238236" calcext:value-type="float">
            <text:p>0.00238236</text:p>
          </table:table-cell>
          <table:table-cell office:value-type="float" office:value="0.41202" calcext:value-type="float">
            <text:p>0.41202</text:p>
          </table:table-cell>
          <table:table-cell office:value-type="float" office:value="0.0838767" calcext:value-type="float">
            <text:p>0.0838767</text:p>
          </table:table-cell>
          <table:table-cell office:value-type="float" office:value="0.00253868" calcext:value-type="float">
            <text:p>0.00253868</text:p>
          </table:table-cell>
          <table:table-cell office:value-type="float" office:value="0.0012723" calcext:value-type="float">
            <text:p>0.0012723</text:p>
          </table:table-cell>
          <table:table-cell office:value-type="float" office:value="0.00210958" calcext:value-type="float">
            <text:p>0.00210958</text:p>
          </table:table-cell>
        </table:table-row>
        <table:table-row table:style-name="ro1">
          <table:table-cell office:value-type="float" office:value="486500" calcext:value-type="float">
            <text:p>486500</text:p>
          </table:table-cell>
          <table:table-cell/>
          <table:table-cell office:value-type="float" office:value="0.0244698" calcext:value-type="float">
            <text:p>0.0244698</text:p>
          </table:table-cell>
          <table:table-cell office:value-type="float" office:value="0.00237288" calcext:value-type="float">
            <text:p>0.00237288</text:p>
          </table:table-cell>
          <table:table-cell office:value-type="float" office:value="0.413265" calcext:value-type="float">
            <text:p>0.413265</text:p>
          </table:table-cell>
          <table:table-cell office:value-type="float" office:value="0.0822381" calcext:value-type="float">
            <text:p>0.0822381</text:p>
          </table:table-cell>
          <table:table-cell office:value-type="float" office:value="0.0024167" calcext:value-type="float">
            <text:p>0.0024167</text:p>
          </table:table-cell>
          <table:table-cell office:value-type="float" office:value="0.00119493" calcext:value-type="float">
            <text:p>0.00119493</text:p>
          </table:table-cell>
          <table:table-cell office:value-type="float" office:value="0.00209182" calcext:value-type="float">
            <text:p>0.00209182</text:p>
          </table:table-cell>
        </table:table-row>
        <table:table-row table:style-name="ro1">
          <table:table-cell office:value-type="float" office:value="486000" calcext:value-type="float">
            <text:p>486000</text:p>
          </table:table-cell>
          <table:table-cell/>
          <table:table-cell office:value-type="float" office:value="0.0248239" calcext:value-type="float">
            <text:p>0.0248239</text:p>
          </table:table-cell>
          <table:table-cell office:value-type="float" office:value="0.00202392" calcext:value-type="float">
            <text:p>0.00202392</text:p>
          </table:table-cell>
          <table:table-cell office:value-type="float" office:value="0.404844" calcext:value-type="float">
            <text:p>0.404844</text:p>
          </table:table-cell>
          <table:table-cell office:value-type="float" office:value="0.0823451" calcext:value-type="float">
            <text:p>0.0823451</text:p>
          </table:table-cell>
          <table:table-cell office:value-type="float" office:value="0.00239065" calcext:value-type="float">
            <text:p>0.00239065</text:p>
          </table:table-cell>
          <table:table-cell office:value-type="float" office:value="0.00118782" calcext:value-type="float">
            <text:p>0.00118782</text:p>
          </table:table-cell>
          <table:table-cell office:value-type="float" office:value="0.00206576" calcext:value-type="float">
            <text:p>0.00206576</text:p>
          </table:table-cell>
        </table:table-row>
        <table:table-row table:style-name="ro1">
          <table:table-cell office:value-type="float" office:value="485500" calcext:value-type="float">
            <text:p>485500</text:p>
          </table:table-cell>
          <table:table-cell/>
          <table:table-cell office:value-type="float" office:value="0.0255767" calcext:value-type="float">
            <text:p>0.0255767</text:p>
          </table:table-cell>
          <table:table-cell office:value-type="float" office:value="0.00252605" calcext:value-type="float">
            <text:p>0.00252605</text:p>
          </table:table-cell>
          <table:table-cell office:value-type="float" office:value="0.40492" calcext:value-type="float">
            <text:p>0.40492</text:p>
          </table:table-cell>
          <table:table-cell office:value-type="float" office:value="0.0821347" calcext:value-type="float">
            <text:p>0.0821347</text:p>
          </table:table-cell>
          <table:table-cell office:value-type="float" office:value="0.00240604" calcext:value-type="float">
            <text:p>0.00240604</text:p>
          </table:table-cell>
          <table:table-cell office:value-type="float" office:value="0.00120361" calcext:value-type="float">
            <text:p>0.00120361</text:p>
          </table:table-cell>
          <table:table-cell office:value-type="float" office:value="0.00204602" calcext:value-type="float">
            <text:p>0.00204602</text:p>
          </table:table-cell>
        </table:table-row>
        <table:table-row table:style-name="ro1">
          <table:table-cell office:value-type="float" office:value="485000" calcext:value-type="float">
            <text:p>485000</text:p>
          </table:table-cell>
          <table:table-cell/>
          <table:table-cell office:value-type="float" office:value="0.0259241" calcext:value-type="float">
            <text:p>0.0259241</text:p>
          </table:table-cell>
          <table:table-cell office:value-type="float" office:value="0.00225169" calcext:value-type="float">
            <text:p>0.00225169</text:p>
          </table:table-cell>
          <table:table-cell office:value-type="float" office:value="0.41244" calcext:value-type="float">
            <text:p>0.41244</text:p>
          </table:table-cell>
          <table:table-cell office:value-type="float" office:value="0.0818228" calcext:value-type="float">
            <text:p>0.0818228</text:p>
          </table:table-cell>
          <table:table-cell office:value-type="float" office:value="0.00245144" calcext:value-type="float">
            <text:p>0.00245144</text:p>
          </table:table-cell>
          <table:table-cell office:value-type="float" office:value="0.0012269" calcext:value-type="float">
            <text:p>0.0012269</text:p>
          </table:table-cell>
          <table:table-cell office:value-type="float" office:value="0.00207089" calcext:value-type="float">
            <text:p>0.00207089</text:p>
          </table:table-cell>
        </table:table-row>
        <table:table-row table:style-name="ro1">
          <table:table-cell office:value-type="float" office:value="484500" calcext:value-type="float">
            <text:p>484500</text:p>
          </table:table-cell>
          <table:table-cell/>
          <table:table-cell office:value-type="float" office:value="0.0260682" calcext:value-type="float">
            <text:p>0.0260682</text:p>
          </table:table-cell>
          <table:table-cell office:value-type="float" office:value="0.0020405" calcext:value-type="float">
            <text:p>0.0020405</text:p>
          </table:table-cell>
          <table:table-cell office:value-type="float" office:value="0.399392" calcext:value-type="float">
            <text:p>0.399392</text:p>
          </table:table-cell>
          <table:table-cell office:value-type="float" office:value="0.0819286" calcext:value-type="float">
            <text:p>0.0819286</text:p>
          </table:table-cell>
          <table:table-cell office:value-type="float" office:value="0.00245302" calcext:value-type="float">
            <text:p>0.00245302</text:p>
          </table:table-cell>
          <table:table-cell office:value-type="float" office:value="0.00123717" calcext:value-type="float">
            <text:p>0.00123717</text:p>
          </table:table-cell>
          <table:table-cell office:value-type="float" office:value="0.00208905" calcext:value-type="float">
            <text:p>0.00208905</text:p>
          </table:table-cell>
        </table:table-row>
        <table:table-row table:style-name="ro1">
          <table:table-cell office:value-type="float" office:value="484000" calcext:value-type="float">
            <text:p>484000</text:p>
          </table:table-cell>
          <table:table-cell/>
          <table:table-cell office:value-type="float" office:value="0.0268391" calcext:value-type="float">
            <text:p>0.0268391</text:p>
          </table:table-cell>
          <table:table-cell office:value-type="float" office:value="0.00162284" calcext:value-type="float">
            <text:p>0.00162284</text:p>
          </table:table-cell>
          <table:table-cell office:value-type="float" office:value="0.392494" calcext:value-type="float">
            <text:p>0.392494</text:p>
          </table:table-cell>
          <table:table-cell office:value-type="float" office:value="0.0775271" calcext:value-type="float">
            <text:p>0.0775271</text:p>
          </table:table-cell>
          <table:table-cell office:value-type="float" office:value="0.00249013" calcext:value-type="float">
            <text:p>0.00249013</text:p>
          </table:table-cell>
          <table:table-cell office:value-type="float" office:value="0.00124704" calcext:value-type="float">
            <text:p>0.00124704</text:p>
          </table:table-cell>
          <table:table-cell office:value-type="float" office:value="0.002048" calcext:value-type="float">
            <text:p>0.002048</text:p>
          </table:table-cell>
        </table:table-row>
        <table:table-row table:style-name="ro1">
          <table:table-cell office:value-type="float" office:value="483500" calcext:value-type="float">
            <text:p>483500</text:p>
          </table:table-cell>
          <table:table-cell/>
          <table:table-cell office:value-type="float" office:value="0.02641" calcext:value-type="float">
            <text:p>0.02641</text:p>
          </table:table-cell>
          <table:table-cell office:value-type="float" office:value="0.00163271" calcext:value-type="float">
            <text:p>0.00163271</text:p>
          </table:table-cell>
          <table:table-cell office:value-type="float" office:value="0.392587" calcext:value-type="float">
            <text:p>0.392587</text:p>
          </table:table-cell>
          <table:table-cell office:value-type="float" office:value="0.0782139" calcext:value-type="float">
            <text:p>0.0782139</text:p>
          </table:table-cell>
          <table:table-cell office:value-type="float" office:value="0.00247789" calcext:value-type="float">
            <text:p>0.00247789</text:p>
          </table:table-cell>
          <table:table-cell office:value-type="float" office:value="0.00129362" calcext:value-type="float">
            <text:p>0.00129362</text:p>
          </table:table-cell>
          <table:table-cell office:value-type="float" office:value="0.00205037" calcext:value-type="float">
            <text:p>0.00205037</text:p>
          </table:table-cell>
        </table:table-row>
        <table:table-row table:style-name="ro1">
          <table:table-cell office:value-type="float" office:value="483000" calcext:value-type="float">
            <text:p>483000</text:p>
          </table:table-cell>
          <table:table-cell/>
          <table:table-cell office:value-type="float" office:value="0.0262268" calcext:value-type="float">
            <text:p>0.0262268</text:p>
          </table:table-cell>
          <table:table-cell office:value-type="float" office:value="0.00157982" calcext:value-type="float">
            <text:p>0.00157982</text:p>
          </table:table-cell>
          <table:table-cell office:value-type="float" office:value="0.393516" calcext:value-type="float">
            <text:p>0.393516</text:p>
          </table:table-cell>
          <table:table-cell office:value-type="float" office:value="0.0858651" calcext:value-type="float">
            <text:p>0.0858651</text:p>
          </table:table-cell>
          <table:table-cell office:value-type="float" office:value="0.00266856" calcext:value-type="float">
            <text:p>0.00266856</text:p>
          </table:table-cell>
          <table:table-cell office:value-type="float" office:value="0.00124664" calcext:value-type="float">
            <text:p>0.00124664</text:p>
          </table:table-cell>
          <table:table-cell office:value-type="float" office:value="0.00199076" calcext:value-type="float">
            <text:p>0.00199076</text:p>
          </table:table-cell>
        </table:table-row>
        <table:table-row table:style-name="ro1">
          <table:table-cell office:value-type="float" office:value="482500" calcext:value-type="float">
            <text:p>482500</text:p>
          </table:table-cell>
          <table:table-cell/>
          <table:table-cell office:value-type="float" office:value="0.026393" calcext:value-type="float">
            <text:p>0.026393</text:p>
          </table:table-cell>
          <table:table-cell office:value-type="float" office:value="0.00157074" calcext:value-type="float">
            <text:p>0.00157074</text:p>
          </table:table-cell>
          <table:table-cell office:value-type="float" office:value="0.413591" calcext:value-type="float">
            <text:p>0.413591</text:p>
          </table:table-cell>
          <table:table-cell office:value-type="float" office:value="0.0833837" calcext:value-type="float">
            <text:p>0.0833837</text:p>
          </table:table-cell>
          <table:table-cell office:value-type="float" office:value="0.00285212" calcext:value-type="float">
            <text:p>0.00285212</text:p>
          </table:table-cell>
          <table:table-cell office:value-type="float" office:value="0.00126441" calcext:value-type="float">
            <text:p>0.00126441</text:p>
          </table:table-cell>
          <table:table-cell office:value-type="float" office:value="0.00206616" calcext:value-type="float">
            <text:p>0.00206616</text:p>
          </table:table-cell>
        </table:table-row>
        <table:table-row table:style-name="ro1">
          <table:table-cell office:value-type="float" office:value="482000" calcext:value-type="float">
            <text:p>482000</text:p>
          </table:table-cell>
          <table:table-cell/>
          <table:table-cell office:value-type="float" office:value="0.024803" calcext:value-type="float">
            <text:p>0.024803</text:p>
          </table:table-cell>
          <table:table-cell office:value-type="float" office:value="0.00158969" calcext:value-type="float">
            <text:p>0.00158969</text:p>
          </table:table-cell>
          <table:table-cell office:value-type="float" office:value="0.406135" calcext:value-type="float">
            <text:p>0.406135</text:p>
          </table:table-cell>
          <table:table-cell office:value-type="float" office:value="0.085524" calcext:value-type="float">
            <text:p>0.085524</text:p>
          </table:table-cell>
          <table:table-cell office:value-type="float" office:value="0.00263658" calcext:value-type="float">
            <text:p>0.00263658</text:p>
          </table:table-cell>
          <table:table-cell office:value-type="float" office:value="0.00119138" calcext:value-type="float">
            <text:p>0.00119138</text:p>
          </table:table-cell>
          <table:table-cell office:value-type="float" office:value="0.00208274" calcext:value-type="float">
            <text:p>0.00208274</text:p>
          </table:table-cell>
        </table:table-row>
        <table:table-row table:style-name="ro1">
          <table:table-cell office:value-type="float" office:value="481500" calcext:value-type="float">
            <text:p>481500</text:p>
          </table:table-cell>
          <table:table-cell/>
          <table:table-cell office:value-type="float" office:value="0.0249897" calcext:value-type="float">
            <text:p>0.0249897</text:p>
          </table:table-cell>
          <table:table-cell office:value-type="float" office:value="0.00157784" calcext:value-type="float">
            <text:p>0.00157784</text:p>
          </table:table-cell>
          <table:table-cell office:value-type="float" office:value="0.400224" calcext:value-type="float">
            <text:p>0.400224</text:p>
          </table:table-cell>
          <table:table-cell office:value-type="float" office:value="0.0805205" calcext:value-type="float">
            <text:p>0.0805205</text:p>
          </table:table-cell>
          <table:table-cell office:value-type="float" office:value="0.00255684" calcext:value-type="float">
            <text:p>0.00255684</text:p>
          </table:table-cell>
          <table:table-cell office:value-type="float" office:value="0.00119611" calcext:value-type="float">
            <text:p>0.00119611</text:p>
          </table:table-cell>
          <table:table-cell office:value-type="float" office:value="0.00209379" calcext:value-type="float">
            <text:p>0.00209379</text:p>
          </table:table-cell>
        </table:table-row>
        <table:table-row table:style-name="ro1">
          <table:table-cell office:value-type="float" office:value="481000" calcext:value-type="float">
            <text:p>481000</text:p>
          </table:table-cell>
          <table:table-cell/>
          <table:table-cell office:value-type="float" office:value="0.0246881" calcext:value-type="float">
            <text:p>0.0246881</text:p>
          </table:table-cell>
          <table:table-cell office:value-type="float" office:value="0.00157468" calcext:value-type="float">
            <text:p>0.00157468</text:p>
          </table:table-cell>
          <table:table-cell office:value-type="float" office:value="0.400935" calcext:value-type="float">
            <text:p>0.400935</text:p>
          </table:table-cell>
          <table:table-cell office:value-type="float" office:value="0.0818102" calcext:value-type="float">
            <text:p>0.0818102</text:p>
          </table:table-cell>
          <table:table-cell office:value-type="float" office:value="0.00247947" calcext:value-type="float">
            <text:p>0.00247947</text:p>
          </table:table-cell>
          <table:table-cell office:value-type="float" office:value="0.00119611" calcext:value-type="float">
            <text:p>0.00119611</text:p>
          </table:table-cell>
          <table:table-cell office:value-type="float" office:value="0.00205945" calcext:value-type="float">
            <text:p>0.00205945</text:p>
          </table:table-cell>
        </table:table-row>
        <table:table-row table:style-name="ro1">
          <table:table-cell office:value-type="float" office:value="480500" calcext:value-type="float">
            <text:p>480500</text:p>
          </table:table-cell>
          <table:table-cell/>
          <table:table-cell office:value-type="float" office:value="0.0246786" calcext:value-type="float">
            <text:p>0.0246786</text:p>
          </table:table-cell>
          <table:table-cell office:value-type="float" office:value="0.00156718" calcext:value-type="float">
            <text:p>0.00156718</text:p>
          </table:table-cell>
          <table:table-cell office:value-type="float" office:value="0.398711" calcext:value-type="float">
            <text:p>0.398711</text:p>
          </table:table-cell>
          <table:table-cell office:value-type="float" office:value="0.0958576" calcext:value-type="float">
            <text:p>0.0958576</text:p>
          </table:table-cell>
          <table:table-cell office:value-type="float" office:value="0.00239341" calcext:value-type="float">
            <text:p>0.00239341</text:p>
          </table:table-cell>
          <table:table-cell office:value-type="float" office:value="0.00118545" calcext:value-type="float">
            <text:p>0.00118545</text:p>
          </table:table-cell>
          <table:table-cell office:value-type="float" office:value="0.00209497" calcext:value-type="float">
            <text:p>0.00209497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/>
          <table:table-cell office:value-type="float" office:value="0.024017" calcext:value-type="float">
            <text:p>0.024017</text:p>
          </table:table-cell>
          <table:table-cell office:value-type="float" office:value="0.00157232" calcext:value-type="float">
            <text:p>0.00157232</text:p>
          </table:table-cell>
          <table:table-cell office:value-type="float" office:value="0.394552" calcext:value-type="float">
            <text:p>0.394552</text:p>
          </table:table-cell>
          <table:table-cell office:value-type="float" office:value="0.085031" calcext:value-type="float">
            <text:p>0.085031</text:p>
          </table:table-cell>
          <table:table-cell office:value-type="float" office:value="0.00236064" calcext:value-type="float">
            <text:p>0.00236064</text:p>
          </table:table-cell>
          <table:table-cell office:value-type="float" office:value="0.00116216" calcext:value-type="float">
            <text:p>0.00116216</text:p>
          </table:table-cell>
          <table:table-cell office:value-type="float" office:value="0.0020255" calcext:value-type="float">
            <text:p>0.0020255</text:p>
          </table:table-cell>
        </table:table-row>
        <table:table-row table:style-name="ro1">
          <table:table-cell office:value-type="float" office:value="479500" calcext:value-type="float">
            <text:p>479500</text:p>
          </table:table-cell>
          <table:table-cell/>
          <table:table-cell office:value-type="float" office:value="0.0241702" calcext:value-type="float">
            <text:p>0.0241702</text:p>
          </table:table-cell>
          <table:table-cell office:value-type="float" office:value="0.00155139" calcext:value-type="float">
            <text:p>0.00155139</text:p>
          </table:table-cell>
          <table:table-cell office:value-type="float" office:value="0.400517" calcext:value-type="float">
            <text:p>0.400517</text:p>
          </table:table-cell>
          <table:table-cell office:value-type="float" office:value="0.0876143" calcext:value-type="float">
            <text:p>0.0876143</text:p>
          </table:table-cell>
          <table:table-cell office:value-type="float" office:value="0.0023642" calcext:value-type="float">
            <text:p>0.0023642</text:p>
          </table:table-cell>
          <table:table-cell office:value-type="float" office:value="0.00116769" calcext:value-type="float">
            <text:p>0.00116769</text:p>
          </table:table-cell>
          <table:table-cell office:value-type="float" office:value="0.00202708" calcext:value-type="float">
            <text:p>0.00202708</text:p>
          </table:table-cell>
        </table:table-row>
        <table:table-row table:style-name="ro1">
          <table:table-cell office:value-type="float" office:value="479000" calcext:value-type="float">
            <text:p>479000</text:p>
          </table:table-cell>
          <table:table-cell/>
          <table:table-cell office:value-type="float" office:value="0.0235733" calcext:value-type="float">
            <text:p>0.0235733</text:p>
          </table:table-cell>
          <table:table-cell office:value-type="float" office:value="0.00152573" calcext:value-type="float">
            <text:p>0.00152573</text:p>
          </table:table-cell>
          <table:table-cell office:value-type="float" office:value="0.39491" calcext:value-type="float">
            <text:p>0.39491</text:p>
          </table:table-cell>
          <table:table-cell office:value-type="float" office:value="0.0793749" calcext:value-type="float">
            <text:p>0.0793749</text:p>
          </table:table-cell>
          <table:table-cell office:value-type="float" office:value="0.00268948" calcext:value-type="float">
            <text:p>0.00268948</text:p>
          </table:table-cell>
          <table:table-cell office:value-type="float" office:value="0.00114914" calcext:value-type="float">
            <text:p>0.00114914</text:p>
          </table:table-cell>
          <table:table-cell office:value-type="float" office:value="0.002048" calcext:value-type="float">
            <text:p>0.002048</text:p>
          </table:table-cell>
        </table:table-row>
        <table:table-row table:style-name="ro1">
          <table:table-cell office:value-type="float" office:value="478500" calcext:value-type="float">
            <text:p>478500</text:p>
          </table:table-cell>
          <table:table-cell/>
          <table:table-cell office:value-type="float" office:value="0.0246897" calcext:value-type="float">
            <text:p>0.0246897</text:p>
          </table:table-cell>
          <table:table-cell office:value-type="float" office:value="0.00153323" calcext:value-type="float">
            <text:p>0.00153323</text:p>
          </table:table-cell>
          <table:table-cell office:value-type="float" office:value="0.414722" calcext:value-type="float">
            <text:p>0.414722</text:p>
          </table:table-cell>
          <table:table-cell office:value-type="float" office:value="0.084213" calcext:value-type="float">
            <text:p>0.084213</text:p>
          </table:table-cell>
          <table:table-cell office:value-type="float" office:value="0.00292673" calcext:value-type="float">
            <text:p>0.00292673</text:p>
          </table:table-cell>
          <table:table-cell office:value-type="float" office:value="0.00119414" calcext:value-type="float">
            <text:p>0.00119414</text:p>
          </table:table-cell>
          <table:table-cell office:value-type="float" office:value="0.00211076" calcext:value-type="float">
            <text:p>0.00211076</text:p>
          </table:table-cell>
        </table:table-row>
        <table:table-row table:style-name="ro1">
          <table:table-cell office:value-type="float" office:value="478000" calcext:value-type="float">
            <text:p>478000</text:p>
          </table:table-cell>
          <table:table-cell/>
          <table:table-cell office:value-type="float" office:value="0.0239759" calcext:value-type="float">
            <text:p>0.0239759</text:p>
          </table:table-cell>
          <table:table-cell office:value-type="float" office:value="0.00153087" calcext:value-type="float">
            <text:p>0.00153087</text:p>
          </table:table-cell>
          <table:table-cell office:value-type="float" office:value="0.403869" calcext:value-type="float">
            <text:p>0.403869</text:p>
          </table:table-cell>
          <table:table-cell office:value-type="float" office:value="0.0871986" calcext:value-type="float">
            <text:p>0.0871986</text:p>
          </table:table-cell>
          <table:table-cell office:value-type="float" office:value="0.00258842" calcext:value-type="float">
            <text:p>0.00258842</text:p>
          </table:table-cell>
          <table:table-cell office:value-type="float" office:value="0.00116651" calcext:value-type="float">
            <text:p>0.00116651</text:p>
          </table:table-cell>
          <table:table-cell office:value-type="float" office:value="0.00207484" calcext:value-type="float">
            <text:p>0.00207484</text:p>
          </table:table-cell>
        </table:table-row>
        <table:table-row table:style-name="ro1">
          <table:table-cell office:value-type="float" office:value="477500" calcext:value-type="float">
            <text:p>477500</text:p>
          </table:table-cell>
          <table:table-cell/>
          <table:table-cell office:value-type="float" office:value="0.0247248" calcext:value-type="float">
            <text:p>0.0247248</text:p>
          </table:table-cell>
          <table:table-cell office:value-type="float" office:value="0.00158613" calcext:value-type="float">
            <text:p>0.00158613</text:p>
          </table:table-cell>
          <table:table-cell office:value-type="float" office:value="0.387329" calcext:value-type="float">
            <text:p>0.387329</text:p>
          </table:table-cell>
          <table:table-cell office:value-type="float" office:value="0.0764233" calcext:value-type="float">
            <text:p>0.0764233</text:p>
          </table:table-cell>
          <table:table-cell office:value-type="float" office:value="0.00268277" calcext:value-type="float">
            <text:p>0.00268277</text:p>
          </table:table-cell>
          <table:table-cell office:value-type="float" office:value="0.00120243" calcext:value-type="float">
            <text:p>0.00120243</text:p>
          </table:table-cell>
          <table:table-cell office:value-type="float" office:value="0.00205037" calcext:value-type="float">
            <text:p>0.00205037</text:p>
          </table:table-cell>
        </table:table-row>
        <table:table-row table:style-name="ro1">
          <table:table-cell office:value-type="float" office:value="477000" calcext:value-type="float">
            <text:p>477000</text:p>
          </table:table-cell>
          <table:table-cell/>
          <table:table-cell office:value-type="float" office:value="0.0262711" calcext:value-type="float">
            <text:p>0.0262711</text:p>
          </table:table-cell>
          <table:table-cell office:value-type="float" office:value="0.00154429" calcext:value-type="float">
            <text:p>0.00154429</text:p>
          </table:table-cell>
          <table:table-cell office:value-type="float" office:value="0.407387" calcext:value-type="float">
            <text:p>0.407387</text:p>
          </table:table-cell>
          <table:table-cell office:value-type="float" office:value="0.0830059" calcext:value-type="float">
            <text:p>0.0830059</text:p>
          </table:table-cell>
          <table:table-cell office:value-type="float" office:value="0.00266619" calcext:value-type="float">
            <text:p>0.00266619</text:p>
          </table:table-cell>
          <table:table-cell office:value-type="float" office:value="0.00123717" calcext:value-type="float">
            <text:p>0.00123717</text:p>
          </table:table-cell>
          <table:table-cell office:value-type="float" office:value="0.00204642" calcext:value-type="float">
            <text:p>0.00204642</text:p>
          </table:table-cell>
        </table:table-row>
        <table:table-row table:style-name="ro1">
          <table:table-cell office:value-type="float" office:value="476500" calcext:value-type="float">
            <text:p>476500</text:p>
          </table:table-cell>
          <table:table-cell/>
          <table:table-cell office:value-type="float" office:value="0.0254275" calcext:value-type="float">
            <text:p>0.0254275</text:p>
          </table:table-cell>
          <table:table-cell office:value-type="float" office:value="0.00157705" calcext:value-type="float">
            <text:p>0.00157705</text:p>
          </table:table-cell>
          <table:table-cell office:value-type="float" office:value="0.412408" calcext:value-type="float">
            <text:p>0.412408</text:p>
          </table:table-cell>
          <table:table-cell office:value-type="float" office:value="0.0842359" calcext:value-type="float">
            <text:p>0.0842359</text:p>
          </table:table-cell>
          <table:table-cell office:value-type="float" office:value="0.00248223" calcext:value-type="float">
            <text:p>0.00248223</text:p>
          </table:table-cell>
          <table:table-cell office:value-type="float" office:value="0.00133704" calcext:value-type="float">
            <text:p>0.00133704</text:p>
          </table:table-cell>
          <table:table-cell office:value-type="float" office:value="0.00214787" calcext:value-type="float">
            <text:p>0.00214787</text:p>
          </table:table-cell>
        </table:table-row>
        <table:table-row table:style-name="ro1">
          <table:table-cell office:value-type="float" office:value="476000" calcext:value-type="float">
            <text:p>476000</text:p>
          </table:table-cell>
          <table:table-cell/>
          <table:table-cell office:value-type="float" office:value="0.023698" calcext:value-type="float">
            <text:p>0.023698</text:p>
          </table:table-cell>
          <table:table-cell office:value-type="float" office:value="0.00159758" calcext:value-type="float">
            <text:p>0.00159758</text:p>
          </table:table-cell>
          <table:table-cell office:value-type="float" office:value="0.401711" calcext:value-type="float">
            <text:p>0.401711</text:p>
          </table:table-cell>
          <table:table-cell office:value-type="float" office:value="0.082019" calcext:value-type="float">
            <text:p>0.082019</text:p>
          </table:table-cell>
          <table:table-cell office:value-type="float" office:value="0.00240565" calcext:value-type="float">
            <text:p>0.00240565</text:p>
          </table:table-cell>
          <table:table-cell office:value-type="float" office:value="0.00118624" calcext:value-type="float">
            <text:p>0.00118624</text:p>
          </table:table-cell>
          <table:table-cell office:value-type="float" office:value="0.00206537" calcext:value-type="float">
            <text:p>0.00206537</text:p>
          </table:table-cell>
        </table:table-row>
        <table:table-row table:style-name="ro1">
          <table:table-cell office:value-type="float" office:value="475500" calcext:value-type="float">
            <text:p>475500</text:p>
          </table:table-cell>
          <table:table-cell/>
          <table:table-cell office:value-type="float" office:value="0.0257662" calcext:value-type="float">
            <text:p>0.0257662</text:p>
          </table:table-cell>
          <table:table-cell office:value-type="float" office:value="0.00164337" calcext:value-type="float">
            <text:p>0.00164337</text:p>
          </table:table-cell>
          <table:table-cell office:value-type="float" office:value="0.396267" calcext:value-type="float">
            <text:p>0.396267</text:p>
          </table:table-cell>
          <table:table-cell office:value-type="float" office:value="0.085346" calcext:value-type="float">
            <text:p>0.085346</text:p>
          </table:table-cell>
          <table:table-cell office:value-type="float" office:value="0.00252723" calcext:value-type="float">
            <text:p>0.00252723</text:p>
          </table:table-cell>
          <table:table-cell office:value-type="float" office:value="0.00125691" calcext:value-type="float">
            <text:p>0.00125691</text:p>
          </table:table-cell>
          <table:table-cell office:value-type="float" office:value="0.00202747" calcext:value-type="float">
            <text:p>0.00202747</text:p>
          </table:table-cell>
        </table:table-row>
        <table:table-row table:style-name="ro1">
          <table:table-cell office:value-type="float" office:value="475000" calcext:value-type="float">
            <text:p>475000</text:p>
          </table:table-cell>
          <table:table-cell/>
          <table:table-cell office:value-type="float" office:value="0.0231331" calcext:value-type="float">
            <text:p>0.0231331</text:p>
          </table:table-cell>
          <table:table-cell office:value-type="float" office:value="0.00159482" calcext:value-type="float">
            <text:p>0.00159482</text:p>
          </table:table-cell>
          <table:table-cell office:value-type="float" office:value="0.400204" calcext:value-type="float">
            <text:p>0.400204</text:p>
          </table:table-cell>
          <table:table-cell office:value-type="float" office:value="0.0794566" calcext:value-type="float">
            <text:p>0.0794566</text:p>
          </table:table-cell>
          <table:table-cell office:value-type="float" office:value="0.00235828" calcext:value-type="float">
            <text:p>0.00235828</text:p>
          </table:table-cell>
          <table:table-cell office:value-type="float" office:value="0.00113769" calcext:value-type="float">
            <text:p>0.00113769</text:p>
          </table:table-cell>
          <table:table-cell office:value-type="float" office:value="0.00206024" calcext:value-type="float">
            <text:p>0.00206024</text:p>
          </table:table-cell>
        </table:table-row>
        <table:table-row table:style-name="ro1">
          <table:table-cell office:value-type="float" office:value="474500" calcext:value-type="float">
            <text:p>474500</text:p>
          </table:table-cell>
          <table:table-cell/>
          <table:table-cell office:value-type="float" office:value="0.0248085" calcext:value-type="float">
            <text:p>0.0248085</text:p>
          </table:table-cell>
          <table:table-cell office:value-type="float" office:value="0.00155416" calcext:value-type="float">
            <text:p>0.00155416</text:p>
          </table:table-cell>
          <table:table-cell office:value-type="float" office:value="0.397027" calcext:value-type="float">
            <text:p>0.397027</text:p>
          </table:table-cell>
          <table:table-cell office:value-type="float" office:value="0.0841005" calcext:value-type="float">
            <text:p>0.0841005</text:p>
          </table:table-cell>
          <table:table-cell office:value-type="float" office:value="0.0024696" calcext:value-type="float">
            <text:p>0.0024696</text:p>
          </table:table-cell>
          <table:table-cell office:value-type="float" office:value="0.0012048" calcext:value-type="float">
            <text:p>0.0012048</text:p>
          </table:table-cell>
          <table:table-cell office:value-type="float" office:value="0.0020176" calcext:value-type="float">
            <text:p>0.0020176</text:p>
          </table:table-cell>
        </table:table-row>
        <table:table-row table:style-name="ro1">
          <table:table-cell office:value-type="float" office:value="474000" calcext:value-type="float">
            <text:p>474000</text:p>
          </table:table-cell>
          <table:table-cell/>
          <table:table-cell office:value-type="float" office:value="0.0251373" calcext:value-type="float">
            <text:p>0.0251373</text:p>
          </table:table-cell>
          <table:table-cell office:value-type="float" office:value="0.00155139" calcext:value-type="float">
            <text:p>0.00155139</text:p>
          </table:table-cell>
          <table:table-cell office:value-type="float" office:value="0.390835" calcext:value-type="float">
            <text:p>0.390835</text:p>
          </table:table-cell>
          <table:table-cell office:value-type="float" office:value="0.0791286" calcext:value-type="float">
            <text:p>0.0791286</text:p>
          </table:table-cell>
          <table:table-cell office:value-type="float" office:value="0.00247552" calcext:value-type="float">
            <text:p>0.00247552</text:p>
          </table:table-cell>
          <table:table-cell office:value-type="float" office:value="0.00122177" calcext:value-type="float">
            <text:p>0.00122177</text:p>
          </table:table-cell>
          <table:table-cell office:value-type="float" office:value="0.00203379" calcext:value-type="float">
            <text:p>0.00203379</text:p>
          </table:table-cell>
        </table:table-row>
        <table:table-row table:style-name="ro1">
          <table:table-cell office:value-type="float" office:value="473500" calcext:value-type="float">
            <text:p>473500</text:p>
          </table:table-cell>
          <table:table-cell/>
          <table:table-cell office:value-type="float" office:value="0.0249052" calcext:value-type="float">
            <text:p>0.0249052</text:p>
          </table:table-cell>
          <table:table-cell office:value-type="float" office:value="0.0016639" calcext:value-type="float">
            <text:p>0.0016639</text:p>
          </table:table-cell>
          <table:table-cell office:value-type="float" office:value="0.416084" calcext:value-type="float">
            <text:p>0.416084</text:p>
          </table:table-cell>
          <table:table-cell office:value-type="float" office:value="0.0843824" calcext:value-type="float">
            <text:p>0.0843824</text:p>
          </table:table-cell>
          <table:table-cell office:value-type="float" office:value="0.00241038" calcext:value-type="float">
            <text:p>0.00241038</text:p>
          </table:table-cell>
          <table:table-cell office:value-type="float" office:value="0.00120085" calcext:value-type="float">
            <text:p>0.00120085</text:p>
          </table:table-cell>
          <table:table-cell office:value-type="float" office:value="0.00206655" calcext:value-type="float">
            <text:p>0.00206655</text:p>
          </table:table-cell>
        </table:table-row>
        <table:table-row table:style-name="ro1">
          <table:table-cell office:value-type="float" office:value="473000" calcext:value-type="float">
            <text:p>473000</text:p>
          </table:table-cell>
          <table:table-cell/>
          <table:table-cell office:value-type="float" office:value="0.0260997" calcext:value-type="float">
            <text:p>0.0260997</text:p>
          </table:table-cell>
          <table:table-cell office:value-type="float" office:value="0.00162521" calcext:value-type="float">
            <text:p>0.00162521</text:p>
          </table:table-cell>
          <table:table-cell office:value-type="float" office:value="0.389973" calcext:value-type="float">
            <text:p>0.389973</text:p>
          </table:table-cell>
          <table:table-cell office:value-type="float" office:value="0.0817292" calcext:value-type="float">
            <text:p>0.0817292</text:p>
          </table:table-cell>
          <table:table-cell office:value-type="float" office:value="0.00248302" calcext:value-type="float">
            <text:p>0.00248302</text:p>
          </table:table-cell>
          <table:table-cell office:value-type="float" office:value="0.00124269" calcext:value-type="float">
            <text:p>0.00124269</text:p>
          </table:table-cell>
          <table:table-cell office:value-type="float" office:value="0.0019797" calcext:value-type="float">
            <text:p>0.0019797</text:p>
          </table:table-cell>
        </table:table-row>
        <table:table-row table:style-name="ro1">
          <table:table-cell office:value-type="float" office:value="472500" calcext:value-type="float">
            <text:p>472500</text:p>
          </table:table-cell>
          <table:table-cell/>
          <table:table-cell office:value-type="float" office:value="0.0259888" calcext:value-type="float">
            <text:p>0.0259888</text:p>
          </table:table-cell>
          <table:table-cell office:value-type="float" office:value="0.00162363" calcext:value-type="float">
            <text:p>0.00162363</text:p>
          </table:table-cell>
          <table:table-cell office:value-type="float" office:value="0.394609" calcext:value-type="float">
            <text:p>0.394609</text:p>
          </table:table-cell>
          <table:table-cell office:value-type="float" office:value="0.0790461" calcext:value-type="float">
            <text:p>0.0790461</text:p>
          </table:table-cell>
          <table:table-cell office:value-type="float" office:value="0.00246604" calcext:value-type="float">
            <text:p>0.00246604</text:p>
          </table:table-cell>
          <table:table-cell office:value-type="float" office:value="0.00121388" calcext:value-type="float">
            <text:p>0.00121388</text:p>
          </table:table-cell>
          <table:table-cell office:value-type="float" office:value="0.00206024" calcext:value-type="float">
            <text:p>0.00206024</text:p>
          </table:table-cell>
        </table:table-row>
        <table:table-row table:style-name="ro1">
          <table:table-cell office:value-type="float" office:value="472000" calcext:value-type="float">
            <text:p>472000</text:p>
          </table:table-cell>
          <table:table-cell/>
          <table:table-cell office:value-type="float" office:value="0.0236826" calcext:value-type="float">
            <text:p>0.0236826</text:p>
          </table:table-cell>
          <table:table-cell office:value-type="float" office:value="0.00172469" calcext:value-type="float">
            <text:p>0.00172469</text:p>
          </table:table-cell>
          <table:table-cell office:value-type="float" office:value="0.390583" calcext:value-type="float">
            <text:p>0.390583</text:p>
          </table:table-cell>
          <table:table-cell office:value-type="float" office:value="0.0828843" calcext:value-type="float">
            <text:p>0.0828843</text:p>
          </table:table-cell>
          <table:table-cell office:value-type="float" office:value="0.00234446" calcext:value-type="float">
            <text:p>0.00234446</text:p>
          </table:table-cell>
          <table:table-cell office:value-type="float" office:value="0.00114953" calcext:value-type="float">
            <text:p>0.00114953</text:p>
          </table:table-cell>
          <table:table-cell office:value-type="float" office:value="0.00201444" calcext:value-type="float">
            <text:p>0.00201444</text:p>
          </table:table-cell>
        </table:table-row>
        <table:table-row table:style-name="ro1">
          <table:table-cell office:value-type="float" office:value="471500" calcext:value-type="float">
            <text:p>471500</text:p>
          </table:table-cell>
          <table:table-cell/>
          <table:table-cell office:value-type="float" office:value="0.0244544" calcext:value-type="float">
            <text:p>0.0244544</text:p>
          </table:table-cell>
          <table:table-cell office:value-type="float" office:value="0.00160153" calcext:value-type="float">
            <text:p>0.00160153</text:p>
          </table:table-cell>
          <table:table-cell office:value-type="float" office:value="0.391956" calcext:value-type="float">
            <text:p>0.391956</text:p>
          </table:table-cell>
          <table:table-cell office:value-type="float" office:value="0.080787" calcext:value-type="float">
            <text:p>0.080787</text:p>
          </table:table-cell>
          <table:table-cell office:value-type="float" office:value="0.00245618" calcext:value-type="float">
            <text:p>0.00245618</text:p>
          </table:table-cell>
          <table:table-cell office:value-type="float" office:value="0.0011973" calcext:value-type="float">
            <text:p>0.0011973</text:p>
          </table:table-cell>
          <table:table-cell office:value-type="float" office:value="0.00205352" calcext:value-type="float">
            <text:p>0.00205352</text:p>
          </table:table-cell>
        </table:table-row>
        <table:table-row table:style-name="ro1">
          <table:table-cell office:value-type="float" office:value="471000" calcext:value-type="float">
            <text:p>471000</text:p>
          </table:table-cell>
          <table:table-cell/>
          <table:table-cell office:value-type="float" office:value="0.0248128" calcext:value-type="float">
            <text:p>0.0248128</text:p>
          </table:table-cell>
          <table:table-cell office:value-type="float" office:value="0.00157232" calcext:value-type="float">
            <text:p>0.00157232</text:p>
          </table:table-cell>
          <table:table-cell office:value-type="float" office:value="0.386774" calcext:value-type="float">
            <text:p>0.386774</text:p>
          </table:table-cell>
          <table:table-cell office:value-type="float" office:value="0.0775038" calcext:value-type="float">
            <text:p>0.0775038</text:p>
          </table:table-cell>
          <table:table-cell office:value-type="float" office:value="0.00242223" calcext:value-type="float">
            <text:p>0.00242223</text:p>
          </table:table-cell>
          <table:table-cell office:value-type="float" office:value="0.00119848" calcext:value-type="float">
            <text:p>0.00119848</text:p>
          </table:table-cell>
          <table:table-cell office:value-type="float" office:value="0.00204839" calcext:value-type="float">
            <text:p>0.00204839</text:p>
          </table:table-cell>
        </table:table-row>
        <table:table-row table:style-name="ro1">
          <table:table-cell office:value-type="float" office:value="470500" calcext:value-type="float">
            <text:p>470500</text:p>
          </table:table-cell>
          <table:table-cell/>
          <table:table-cell office:value-type="float" office:value="0.0249534" calcext:value-type="float">
            <text:p>0.0249534</text:p>
          </table:table-cell>
          <table:table-cell office:value-type="float" office:value="0.00157192" calcext:value-type="float">
            <text:p>0.00157192</text:p>
          </table:table-cell>
          <table:table-cell office:value-type="float" office:value="0.40032" calcext:value-type="float">
            <text:p>0.40032</text:p>
          </table:table-cell>
          <table:table-cell office:value-type="float" office:value="0.0803965" calcext:value-type="float">
            <text:p>0.0803965</text:p>
          </table:table-cell>
          <table:table-cell office:value-type="float" office:value="0.00249052" calcext:value-type="float">
            <text:p>0.00249052</text:p>
          </table:table-cell>
          <table:table-cell office:value-type="float" office:value="0.00122138" calcext:value-type="float">
            <text:p>0.00122138</text:p>
          </table:table-cell>
          <table:table-cell office:value-type="float" office:value="0.00204563" calcext:value-type="float">
            <text:p>0.00204563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/>
          <table:table-cell office:value-type="float" office:value="0.0240758" calcext:value-type="float">
            <text:p>0.0240758</text:p>
          </table:table-cell>
          <table:table-cell office:value-type="float" office:value="0.00155574" calcext:value-type="float">
            <text:p>0.00155574</text:p>
          </table:table-cell>
          <table:table-cell office:value-type="float" office:value="0.391661" calcext:value-type="float">
            <text:p>0.391661</text:p>
          </table:table-cell>
          <table:table-cell office:value-type="float" office:value="0.0786774" calcext:value-type="float">
            <text:p>0.0786774</text:p>
          </table:table-cell>
          <table:table-cell office:value-type="float" office:value="0.00241433" calcext:value-type="float">
            <text:p>0.00241433</text:p>
          </table:table-cell>
          <table:table-cell office:value-type="float" office:value="0.00121625" calcext:value-type="float">
            <text:p>0.00121625</text:p>
          </table:table-cell>
          <table:table-cell office:value-type="float" office:value="0.00205589" calcext:value-type="float">
            <text:p>0.00205589</text:p>
          </table:table-cell>
        </table:table-row>
        <table:table-row table:style-name="ro1">
          <table:table-cell office:value-type="float" office:value="469500" calcext:value-type="float">
            <text:p>469500</text:p>
          </table:table-cell>
          <table:table-cell/>
          <table:table-cell office:value-type="float" office:value="0.0237008" calcext:value-type="float">
            <text:p>0.0237008</text:p>
          </table:table-cell>
          <table:table-cell office:value-type="float" office:value="0.00161219" calcext:value-type="float">
            <text:p>0.00161219</text:p>
          </table:table-cell>
          <table:table-cell office:value-type="float" office:value="0.397482" calcext:value-type="float">
            <text:p>0.397482</text:p>
          </table:table-cell>
          <table:table-cell office:value-type="float" office:value="0.0792154" calcext:value-type="float">
            <text:p>0.0792154</text:p>
          </table:table-cell>
          <table:table-cell office:value-type="float" office:value="0.00235591" calcext:value-type="float">
            <text:p>0.00235591</text:p>
          </table:table-cell>
          <table:table-cell office:value-type="float" office:value="0.00115664" calcext:value-type="float">
            <text:p>0.00115664</text:p>
          </table:table-cell>
          <table:table-cell office:value-type="float" office:value="0.00200773" calcext:value-type="float">
            <text:p>0.00200773</text:p>
          </table:table-cell>
        </table:table-row>
        <table:table-row table:style-name="ro1">
          <table:table-cell office:value-type="float" office:value="469000" calcext:value-type="float">
            <text:p>469000</text:p>
          </table:table-cell>
          <table:table-cell/>
          <table:table-cell office:value-type="float" office:value="0.0244346" calcext:value-type="float">
            <text:p>0.0244346</text:p>
          </table:table-cell>
          <table:table-cell office:value-type="float" office:value="0.00158376" calcext:value-type="float">
            <text:p>0.00158376</text:p>
          </table:table-cell>
          <table:table-cell office:value-type="float" office:value="0.380283" calcext:value-type="float">
            <text:p>0.380283</text:p>
          </table:table-cell>
          <table:table-cell office:value-type="float" office:value="0.0774406" calcext:value-type="float">
            <text:p>0.0774406</text:p>
          </table:table-cell>
          <table:table-cell office:value-type="float" office:value="0.00251776" calcext:value-type="float">
            <text:p>0.00251776</text:p>
          </table:table-cell>
          <table:table-cell office:value-type="float" office:value="0.00119414" calcext:value-type="float">
            <text:p>0.00119414</text:p>
          </table:table-cell>
          <table:table-cell office:value-type="float" office:value="0.0019876" calcext:value-type="float">
            <text:p>0.0019876</text:p>
          </table:table-cell>
        </table:table-row>
        <table:table-row table:style-name="ro1">
          <table:table-cell office:value-type="float" office:value="468500" calcext:value-type="float">
            <text:p>468500</text:p>
          </table:table-cell>
          <table:table-cell/>
          <table:table-cell office:value-type="float" office:value="0.0266871" calcext:value-type="float">
            <text:p>0.0266871</text:p>
          </table:table-cell>
          <table:table-cell office:value-type="float" office:value="0.00162008" calcext:value-type="float">
            <text:p>0.00162008</text:p>
          </table:table-cell>
          <table:table-cell office:value-type="float" office:value="0.375788" calcext:value-type="float">
            <text:p>0.375788</text:p>
          </table:table-cell>
          <table:table-cell office:value-type="float" office:value="0.0764059" calcext:value-type="float">
            <text:p>0.0764059</text:p>
          </table:table-cell>
          <table:table-cell office:value-type="float" office:value="0.00269461" calcext:value-type="float">
            <text:p>0.00269461</text:p>
          </table:table-cell>
          <table:table-cell office:value-type="float" office:value="0.00124704" calcext:value-type="float">
            <text:p>0.00124704</text:p>
          </table:table-cell>
          <table:table-cell office:value-type="float" office:value="0.00198523" calcext:value-type="float">
            <text:p>0.00198523</text:p>
          </table:table-cell>
        </table:table-row>
        <table:table-row table:style-name="ro1">
          <table:table-cell office:value-type="float" office:value="468000" calcext:value-type="float">
            <text:p>468000</text:p>
          </table:table-cell>
          <table:table-cell/>
          <table:table-cell office:value-type="float" office:value="0.0253205" calcext:value-type="float">
            <text:p>0.0253205</text:p>
          </table:table-cell>
          <table:table-cell office:value-type="float" office:value="0.00166469" calcext:value-type="float">
            <text:p>0.00166469</text:p>
          </table:table-cell>
          <table:table-cell office:value-type="float" office:value="0.376207" calcext:value-type="float">
            <text:p>0.376207</text:p>
          </table:table-cell>
          <table:table-cell office:value-type="float" office:value="0.0746536" calcext:value-type="float">
            <text:p>0.0746536</text:p>
          </table:table-cell>
          <table:table-cell office:value-type="float" office:value="0.00249526" calcext:value-type="float">
            <text:p>0.00249526</text:p>
          </table:table-cell>
          <table:table-cell office:value-type="float" office:value="0.00115901" calcext:value-type="float">
            <text:p>0.00115901</text:p>
          </table:table-cell>
          <table:table-cell office:value-type="float" office:value="0.00201207" calcext:value-type="float">
            <text:p>0.00201207</text:p>
          </table:table-cell>
        </table:table-row>
        <table:table-row table:style-name="ro1">
          <table:table-cell office:value-type="float" office:value="467500" calcext:value-type="float">
            <text:p>467500</text:p>
          </table:table-cell>
          <table:table-cell/>
          <table:table-cell office:value-type="float" office:value="0.0240036" calcext:value-type="float">
            <text:p>0.0240036</text:p>
          </table:table-cell>
          <table:table-cell office:value-type="float" office:value="0.00166666" calcext:value-type="float">
            <text:p>0.00166666</text:p>
          </table:table-cell>
          <table:table-cell office:value-type="float" office:value="0.397261" calcext:value-type="float">
            <text:p>0.397261</text:p>
          </table:table-cell>
          <table:table-cell office:value-type="float" office:value="0.0810522" calcext:value-type="float">
            <text:p>0.0810522</text:p>
          </table:table-cell>
          <table:table-cell office:value-type="float" office:value="0.00247947" calcext:value-type="float">
            <text:p>0.00247947</text:p>
          </table:table-cell>
          <table:table-cell office:value-type="float" office:value="0.00116809" calcext:value-type="float">
            <text:p>0.00116809</text:p>
          </table:table-cell>
          <table:table-cell office:value-type="float" office:value="0.0020551" calcext:value-type="float">
            <text:p>0.0020551</text:p>
          </table:table-cell>
        </table:table-row>
        <table:table-row table:style-name="ro1">
          <table:table-cell office:value-type="float" office:value="467000" calcext:value-type="float">
            <text:p>467000</text:p>
          </table:table-cell>
          <table:table-cell/>
          <table:table-cell office:value-type="float" office:value="0.0229172" calcext:value-type="float">
            <text:p>0.0229172</text:p>
          </table:table-cell>
          <table:table-cell office:value-type="float" office:value="0.00162758" calcext:value-type="float">
            <text:p>0.00162758</text:p>
          </table:table-cell>
          <table:table-cell office:value-type="float" office:value="0.368769" calcext:value-type="float">
            <text:p>0.368769</text:p>
          </table:table-cell>
          <table:table-cell office:value-type="float" office:value="0.0744811" calcext:value-type="float">
            <text:p>0.0744811</text:p>
          </table:table-cell>
          <table:table-cell office:value-type="float" office:value="0.00236775" calcext:value-type="float">
            <text:p>0.00236775</text:p>
          </table:table-cell>
          <table:table-cell office:value-type="float" office:value="0.00113137" calcext:value-type="float">
            <text:p>0.00113137</text:p>
          </table:table-cell>
          <table:table-cell office:value-type="float" office:value="0.00202747" calcext:value-type="float">
            <text:p>0.00202747</text:p>
          </table:table-cell>
        </table:table-row>
        <table:table-row table:style-name="ro1">
          <table:table-cell office:value-type="float" office:value="466500" calcext:value-type="float">
            <text:p>466500</text:p>
          </table:table-cell>
          <table:table-cell/>
          <table:table-cell office:value-type="float" office:value="0.0242878" calcext:value-type="float">
            <text:p>0.0242878</text:p>
          </table:table-cell>
          <table:table-cell office:value-type="float" office:value="0.00159245" calcext:value-type="float">
            <text:p>0.00159245</text:p>
          </table:table-cell>
          <table:table-cell office:value-type="float" office:value="0.401842" calcext:value-type="float">
            <text:p>0.401842</text:p>
          </table:table-cell>
          <table:table-cell office:value-type="float" office:value="0.0846011" calcext:value-type="float">
            <text:p>0.0846011</text:p>
          </table:table-cell>
          <table:table-cell office:value-type="float" office:value="0.00239499" calcext:value-type="float">
            <text:p>0.00239499</text:p>
          </table:table-cell>
          <table:table-cell office:value-type="float" office:value="0.00118466" calcext:value-type="float">
            <text:p>0.00118466</text:p>
          </table:table-cell>
          <table:table-cell office:value-type="float" office:value="0.00209182" calcext:value-type="float">
            <text:p>0.00209182</text:p>
          </table:table-cell>
        </table:table-row>
        <table:table-row table:style-name="ro1">
          <table:table-cell office:value-type="float" office:value="466000" calcext:value-type="float">
            <text:p>466000</text:p>
          </table:table-cell>
          <table:table-cell/>
          <table:table-cell office:value-type="float" office:value="0.0247939" calcext:value-type="float">
            <text:p>0.0247939</text:p>
          </table:table-cell>
          <table:table-cell office:value-type="float" office:value="0.00155771" calcext:value-type="float">
            <text:p>0.00155771</text:p>
          </table:table-cell>
          <table:table-cell office:value-type="float" office:value="0.377221" calcext:value-type="float">
            <text:p>0.377221</text:p>
          </table:table-cell>
          <table:table-cell office:value-type="float" office:value="0.0775373" calcext:value-type="float">
            <text:p>0.0775373</text:p>
          </table:table-cell>
          <table:table-cell office:value-type="float" office:value="0.00241157" calcext:value-type="float">
            <text:p>0.00241157</text:p>
          </table:table-cell>
          <table:table-cell office:value-type="float" office:value="0.0011973" calcext:value-type="float">
            <text:p>0.0011973</text:p>
          </table:table-cell>
          <table:table-cell office:value-type="float" office:value="0.00203181" calcext:value-type="float">
            <text:p>0.00203181</text:p>
          </table:table-cell>
        </table:table-row>
        <table:table-row table:style-name="ro1">
          <table:table-cell office:value-type="float" office:value="465500" calcext:value-type="float">
            <text:p>465500</text:p>
          </table:table-cell>
          <table:table-cell/>
          <table:table-cell office:value-type="float" office:value="0.023745" calcext:value-type="float">
            <text:p>0.023745</text:p>
          </table:table-cell>
          <table:table-cell office:value-type="float" office:value="0.00159008" calcext:value-type="float">
            <text:p>0.00159008</text:p>
          </table:table-cell>
          <table:table-cell office:value-type="float" office:value="0.408033" calcext:value-type="float">
            <text:p>0.408033</text:p>
          </table:table-cell>
          <table:table-cell office:value-type="float" office:value="0.0824145" calcext:value-type="float">
            <text:p>0.0824145</text:p>
          </table:table-cell>
          <table:table-cell office:value-type="float" office:value="0.00238078" calcext:value-type="float">
            <text:p>0.00238078</text:p>
          </table:table-cell>
          <table:table-cell office:value-type="float" office:value="0.00116137" calcext:value-type="float">
            <text:p>0.00116137</text:p>
          </table:table-cell>
          <table:table-cell office:value-type="float" office:value="0.00212892" calcext:value-type="float">
            <text:p>0.00212892</text:p>
          </table:table-cell>
        </table:table-row>
        <table:table-row table:style-name="ro1">
          <table:table-cell office:value-type="float" office:value="465000" calcext:value-type="float">
            <text:p>465000</text:p>
          </table:table-cell>
          <table:table-cell/>
          <table:table-cell office:value-type="float" office:value="0.0240146" calcext:value-type="float">
            <text:p>0.0240146</text:p>
          </table:table-cell>
          <table:table-cell office:value-type="float" office:value="0.00158337" calcext:value-type="float">
            <text:p>0.00158337</text:p>
          </table:table-cell>
          <table:table-cell office:value-type="float" office:value="0.392536" calcext:value-type="float">
            <text:p>0.392536</text:p>
          </table:table-cell>
          <table:table-cell office:value-type="float" office:value="0.0784808" calcext:value-type="float">
            <text:p>0.0784808</text:p>
          </table:table-cell>
          <table:table-cell office:value-type="float" office:value="0.00233656" calcext:value-type="float">
            <text:p>0.00233656</text:p>
          </table:table-cell>
          <table:table-cell office:value-type="float" office:value="0.00116335" calcext:value-type="float">
            <text:p>0.00116335</text:p>
          </table:table-cell>
          <table:table-cell office:value-type="float" office:value="0.00204721" calcext:value-type="float">
            <text:p>0.00204721</text:p>
          </table:table-cell>
        </table:table-row>
        <table:table-row table:style-name="ro1">
          <table:table-cell office:value-type="float" office:value="464500" calcext:value-type="float">
            <text:p>464500</text:p>
          </table:table-cell>
          <table:table-cell/>
          <table:table-cell office:value-type="float" office:value="0.0256742" calcext:value-type="float">
            <text:p>0.0256742</text:p>
          </table:table-cell>
          <table:table-cell office:value-type="float" office:value="0.00155297" calcext:value-type="float">
            <text:p>0.00155297</text:p>
          </table:table-cell>
          <table:table-cell office:value-type="float" office:value="0.388513" calcext:value-type="float">
            <text:p>0.388513</text:p>
          </table:table-cell>
          <table:table-cell office:value-type="float" office:value="0.0774244" calcext:value-type="float">
            <text:p>0.0774244</text:p>
          </table:table-cell>
          <table:table-cell office:value-type="float" office:value="0.00245104" calcext:value-type="float">
            <text:p>0.00245104</text:p>
          </table:table-cell>
          <table:table-cell office:value-type="float" office:value="0.00121467" calcext:value-type="float">
            <text:p>0.00121467</text:p>
          </table:table-cell>
          <table:table-cell office:value-type="float" office:value="0.00203181" calcext:value-type="float">
            <text:p>0.00203181</text:p>
          </table:table-cell>
        </table:table-row>
        <table:table-row table:style-name="ro1">
          <table:table-cell office:value-type="float" office:value="464000" calcext:value-type="float">
            <text:p>464000</text:p>
          </table:table-cell>
          <table:table-cell/>
          <table:table-cell office:value-type="float" office:value="0.0259035" calcext:value-type="float">
            <text:p>0.0259035</text:p>
          </table:table-cell>
          <table:table-cell office:value-type="float" office:value="0.00156284" calcext:value-type="float">
            <text:p>0.00156284</text:p>
          </table:table-cell>
          <table:table-cell office:value-type="float" office:value="0.378918" calcext:value-type="float">
            <text:p>0.378918</text:p>
          </table:table-cell>
          <table:table-cell office:value-type="float" office:value="0.0753156" calcext:value-type="float">
            <text:p>0.0753156</text:p>
          </table:table-cell>
          <table:table-cell office:value-type="float" office:value="0.00237841" calcext:value-type="float">
            <text:p>0.00237841</text:p>
          </table:table-cell>
          <table:table-cell office:value-type="float" office:value="0.00118269" calcext:value-type="float">
            <text:p>0.00118269</text:p>
          </table:table-cell>
          <table:table-cell office:value-type="float" office:value="0.00203931" calcext:value-type="float">
            <text:p>0.00203931</text:p>
          </table:table-cell>
        </table:table-row>
        <table:table-row table:style-name="ro1">
          <table:table-cell office:value-type="float" office:value="463500" calcext:value-type="float">
            <text:p>463500</text:p>
          </table:table-cell>
          <table:table-cell/>
          <table:table-cell office:value-type="float" office:value="0.0247662" calcext:value-type="float">
            <text:p>0.0247662</text:p>
          </table:table-cell>
          <table:table-cell office:value-type="float" office:value="0.00157745" calcext:value-type="float">
            <text:p>0.00157745</text:p>
          </table:table-cell>
          <table:table-cell office:value-type="float" office:value="0.376224" calcext:value-type="float">
            <text:p>0.376224</text:p>
          </table:table-cell>
          <table:table-cell office:value-type="float" office:value="0.0762074" calcext:value-type="float">
            <text:p>0.0762074</text:p>
          </table:table-cell>
          <table:table-cell office:value-type="float" office:value="0.00239341" calcext:value-type="float">
            <text:p>0.00239341</text:p>
          </table:table-cell>
          <table:table-cell office:value-type="float" office:value="0.00118782" calcext:value-type="float">
            <text:p>0.00118782</text:p>
          </table:table-cell>
          <table:table-cell office:value-type="float" office:value="0.00199668" calcext:value-type="float">
            <text:p>0.00199668</text:p>
          </table:table-cell>
        </table:table-row>
        <table:table-row table:style-name="ro1">
          <table:table-cell office:value-type="float" office:value="463000" calcext:value-type="float">
            <text:p>463000</text:p>
          </table:table-cell>
          <table:table-cell/>
          <table:table-cell office:value-type="float" office:value="0.0248622" calcext:value-type="float">
            <text:p>0.0248622</text:p>
          </table:table-cell>
          <table:table-cell office:value-type="float" office:value="0.00153679" calcext:value-type="float">
            <text:p>0.00153679</text:p>
          </table:table-cell>
          <table:table-cell office:value-type="float" office:value="0.39094" calcext:value-type="float">
            <text:p>0.39094</text:p>
          </table:table-cell>
          <table:table-cell office:value-type="float" office:value="0.078722" calcext:value-type="float">
            <text:p>0.078722</text:p>
          </table:table-cell>
          <table:table-cell office:value-type="float" office:value="0.00233972" calcext:value-type="float">
            <text:p>0.00233972</text:p>
          </table:table-cell>
          <table:table-cell office:value-type="float" office:value="0.00116809" calcext:value-type="float">
            <text:p>0.00116809</text:p>
          </table:table-cell>
          <table:table-cell office:value-type="float" office:value="0.00204484" calcext:value-type="float">
            <text:p>0.00204484</text:p>
          </table:table-cell>
        </table:table-row>
        <table:table-row table:style-name="ro1">
          <table:table-cell office:value-type="float" office:value="462500" calcext:value-type="float">
            <text:p>462500</text:p>
          </table:table-cell>
          <table:table-cell/>
          <table:table-cell office:value-type="float" office:value="0.0244678" calcext:value-type="float">
            <text:p>0.0244678</text:p>
          </table:table-cell>
          <table:table-cell office:value-type="float" office:value="0.00153402" calcext:value-type="float">
            <text:p>0.00153402</text:p>
          </table:table-cell>
          <table:table-cell office:value-type="float" office:value="0.391661" calcext:value-type="float">
            <text:p>0.391661</text:p>
          </table:table-cell>
          <table:table-cell office:value-type="float" office:value="0.0783659" calcext:value-type="float">
            <text:p>0.0783659</text:p>
          </table:table-cell>
          <table:table-cell office:value-type="float" office:value="0.00235314" calcext:value-type="float">
            <text:p>0.00235314</text:p>
          </table:table-cell>
          <table:table-cell office:value-type="float" office:value="0.00115545" calcext:value-type="float">
            <text:p>0.00115545</text:p>
          </table:table-cell>
          <table:table-cell office:value-type="float" office:value="0.00201721" calcext:value-type="float">
            <text:p>0.00201721</text:p>
          </table:table-cell>
        </table:table-row>
        <table:table-row table:style-name="ro1">
          <table:table-cell office:value-type="float" office:value="462000" calcext:value-type="float">
            <text:p>462000</text:p>
          </table:table-cell>
          <table:table-cell/>
          <table:table-cell office:value-type="float" office:value="0.0241386" calcext:value-type="float">
            <text:p>0.0241386</text:p>
          </table:table-cell>
          <table:table-cell office:value-type="float" office:value="0.00151823" calcext:value-type="float">
            <text:p>0.00151823</text:p>
          </table:table-cell>
          <table:table-cell office:value-type="float" office:value="0.370322" calcext:value-type="float">
            <text:p>0.370322</text:p>
          </table:table-cell>
          <table:table-cell office:value-type="float" office:value="0.0747945" calcext:value-type="float">
            <text:p>0.0747945</text:p>
          </table:table-cell>
          <table:table-cell office:value-type="float" office:value="0.00240446" calcext:value-type="float">
            <text:p>0.00240446</text:p>
          </table:table-cell>
          <table:table-cell office:value-type="float" office:value="0.00118269" calcext:value-type="float">
            <text:p>0.00118269</text:p>
          </table:table-cell>
          <table:table-cell office:value-type="float" office:value="0.0020551" calcext:value-type="float">
            <text:p>0.0020551</text:p>
          </table:table-cell>
        </table:table-row>
        <table:table-row table:style-name="ro1">
          <table:table-cell office:value-type="float" office:value="461500" calcext:value-type="float">
            <text:p>461500</text:p>
          </table:table-cell>
          <table:table-cell/>
          <table:table-cell office:value-type="float" office:value="0.0234616" calcext:value-type="float">
            <text:p>0.0234616</text:p>
          </table:table-cell>
          <table:table-cell office:value-type="float" office:value="0.00156126" calcext:value-type="float">
            <text:p>0.00156126</text:p>
          </table:table-cell>
          <table:table-cell office:value-type="float" office:value="0.385147" calcext:value-type="float">
            <text:p>0.385147</text:p>
          </table:table-cell>
          <table:table-cell office:value-type="float" office:value="0.0772334" calcext:value-type="float">
            <text:p>0.0772334</text:p>
          </table:table-cell>
          <table:table-cell office:value-type="float" office:value="0.00232985" calcext:value-type="float">
            <text:p>0.00232985</text:p>
          </table:table-cell>
          <table:table-cell office:value-type="float" office:value="0.00114716" calcext:value-type="float">
            <text:p>0.00114716</text:p>
          </table:table-cell>
          <table:table-cell office:value-type="float" office:value="0.00248381" calcext:value-type="float">
            <text:p>0.00248381</text:p>
          </table:table-cell>
        </table:table-row>
        <table:table-row table:style-name="ro1">
          <table:table-cell office:value-type="float" office:value="461000" calcext:value-type="float">
            <text:p>461000</text:p>
          </table:table-cell>
          <table:table-cell/>
          <table:table-cell office:value-type="float" office:value="0.025671" calcext:value-type="float">
            <text:p>0.025671</text:p>
          </table:table-cell>
          <table:table-cell office:value-type="float" office:value="0.00155179" calcext:value-type="float">
            <text:p>0.00155179</text:p>
          </table:table-cell>
          <table:table-cell office:value-type="float" office:value="0.369762" calcext:value-type="float">
            <text:p>0.369762</text:p>
          </table:table-cell>
          <table:table-cell office:value-type="float" office:value="0.0760037" calcext:value-type="float">
            <text:p>0.0760037</text:p>
          </table:table-cell>
          <table:table-cell office:value-type="float" office:value="0.00246091" calcext:value-type="float">
            <text:p>0.00246091</text:p>
          </table:table-cell>
          <table:table-cell office:value-type="float" office:value="0.0012348" calcext:value-type="float">
            <text:p>0.0012348</text:p>
          </table:table-cell>
          <table:table-cell office:value-type="float" office:value="0.00214077" calcext:value-type="float">
            <text:p>0.00214077</text:p>
          </table:table-cell>
        </table:table-row>
        <table:table-row table:style-name="ro1">
          <table:table-cell office:value-type="float" office:value="460500" calcext:value-type="float">
            <text:p>460500</text:p>
          </table:table-cell>
          <table:table-cell/>
          <table:table-cell office:value-type="float" office:value="0.025343" calcext:value-type="float">
            <text:p>0.025343</text:p>
          </table:table-cell>
          <table:table-cell office:value-type="float" office:value="0.00154903" calcext:value-type="float">
            <text:p>0.00154903</text:p>
          </table:table-cell>
          <table:table-cell office:value-type="float" office:value="0.385292" calcext:value-type="float">
            <text:p>0.385292</text:p>
          </table:table-cell>
          <table:table-cell office:value-type="float" office:value="0.0783004" calcext:value-type="float">
            <text:p>0.0783004</text:p>
          </table:table-cell>
          <table:table-cell office:value-type="float" office:value="0.00242736" calcext:value-type="float">
            <text:p>0.00242736</text:p>
          </table:table-cell>
          <table:table-cell office:value-type="float" office:value="0.00121901" calcext:value-type="float">
            <text:p>0.00121901</text:p>
          </table:table-cell>
          <table:table-cell office:value-type="float" office:value="0.00211471" calcext:value-type="float">
            <text:p>0.00211471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/>
          <table:table-cell office:value-type="float" office:value="0.0258522" calcext:value-type="float">
            <text:p>0.0258522</text:p>
          </table:table-cell>
          <table:table-cell office:value-type="float" office:value="0.00154942" calcext:value-type="float">
            <text:p>0.00154942</text:p>
          </table:table-cell>
          <table:table-cell office:value-type="float" office:value="0.360337" calcext:value-type="float">
            <text:p>0.360337</text:p>
          </table:table-cell>
          <table:table-cell office:value-type="float" office:value="0.0726447" calcext:value-type="float">
            <text:p>0.0726447</text:p>
          </table:table-cell>
          <table:table-cell office:value-type="float" office:value="0.00239736" calcext:value-type="float">
            <text:p>0.00239736</text:p>
          </table:table-cell>
          <table:table-cell office:value-type="float" office:value="0.00123559" calcext:value-type="float">
            <text:p>0.00123559</text:p>
          </table:table-cell>
          <table:table-cell office:value-type="float" office:value="0.00203181" calcext:value-type="float">
            <text:p>0.00203181</text:p>
          </table:table-cell>
        </table:table-row>
        <table:table-row table:style-name="ro1">
          <table:table-cell office:value-type="float" office:value="459500" calcext:value-type="float">
            <text:p>459500</text:p>
          </table:table-cell>
          <table:table-cell/>
          <table:table-cell office:value-type="float" office:value="0.0228801" calcext:value-type="float">
            <text:p>0.0228801</text:p>
          </table:table-cell>
          <table:table-cell office:value-type="float" office:value="0.00156639" calcext:value-type="float">
            <text:p>0.00156639</text:p>
          </table:table-cell>
          <table:table-cell office:value-type="float" office:value="0.374519" calcext:value-type="float">
            <text:p>0.374519</text:p>
          </table:table-cell>
          <table:table-cell office:value-type="float" office:value="0.0773431" calcext:value-type="float">
            <text:p>0.0773431</text:p>
          </table:table-cell>
          <table:table-cell office:value-type="float" office:value="0.00232314" calcext:value-type="float">
            <text:p>0.00232314</text:p>
          </table:table-cell>
          <table:table-cell office:value-type="float" office:value="0.00126006" calcext:value-type="float">
            <text:p>0.00126006</text:p>
          </table:table-cell>
          <table:table-cell office:value-type="float" office:value="0.0020705" calcext:value-type="float">
            <text:p>0.0020705</text:p>
          </table:table-cell>
        </table:table-row>
        <table:table-row table:style-name="ro1">
          <table:table-cell office:value-type="float" office:value="459000" calcext:value-type="float">
            <text:p>459000</text:p>
          </table:table-cell>
          <table:table-cell/>
          <table:table-cell office:value-type="float" office:value="0.0237837" calcext:value-type="float">
            <text:p>0.0237837</text:p>
          </table:table-cell>
          <table:table-cell office:value-type="float" office:value="0.00155653" calcext:value-type="float">
            <text:p>0.00155653</text:p>
          </table:table-cell>
          <table:table-cell office:value-type="float" office:value="0.37598" calcext:value-type="float">
            <text:p>0.37598</text:p>
          </table:table-cell>
          <table:table-cell office:value-type="float" office:value="0.0780742" calcext:value-type="float">
            <text:p>0.0780742</text:p>
          </table:table-cell>
          <table:table-cell office:value-type="float" office:value="0.00237328" calcext:value-type="float">
            <text:p>0.00237328</text:p>
          </table:table-cell>
          <table:table-cell office:value-type="float" office:value="0.00124467" calcext:value-type="float">
            <text:p>0.00124467</text:p>
          </table:table-cell>
          <table:table-cell office:value-type="float" office:value="0.00206024" calcext:value-type="float">
            <text:p>0.00206024</text:p>
          </table:table-cell>
        </table:table-row>
        <table:table-row table:style-name="ro1">
          <table:table-cell office:value-type="float" office:value="458500" calcext:value-type="float">
            <text:p>458500</text:p>
          </table:table-cell>
          <table:table-cell/>
          <table:table-cell office:value-type="float" office:value="0.0232591" calcext:value-type="float">
            <text:p>0.0232591</text:p>
          </table:table-cell>
          <table:table-cell office:value-type="float" office:value="0.00154034" calcext:value-type="float">
            <text:p>0.00154034</text:p>
          </table:table-cell>
          <table:table-cell office:value-type="float" office:value="0.372199" calcext:value-type="float">
            <text:p>0.372199</text:p>
          </table:table-cell>
          <table:table-cell office:value-type="float" office:value="0.0772322" calcext:value-type="float">
            <text:p>0.0772322</text:p>
          </table:table-cell>
          <table:table-cell office:value-type="float" office:value="0.00233775" calcext:value-type="float">
            <text:p>0.00233775</text:p>
          </table:table-cell>
          <table:table-cell office:value-type="float" office:value="0.00120282" calcext:value-type="float">
            <text:p>0.00120282</text:p>
          </table:table-cell>
          <table:table-cell office:value-type="float" office:value="0.00197181" calcext:value-type="float">
            <text:p>0.00197181</text:p>
          </table:table-cell>
        </table:table-row>
        <table:table-row table:style-name="ro1">
          <table:table-cell office:value-type="float" office:value="458000" calcext:value-type="float">
            <text:p>458000</text:p>
          </table:table-cell>
          <table:table-cell/>
          <table:table-cell office:value-type="float" office:value="0.0233767" calcext:value-type="float">
            <text:p>0.0233767</text:p>
          </table:table-cell>
          <table:table-cell office:value-type="float" office:value="0.00152337" calcext:value-type="float">
            <text:p>0.00152337</text:p>
          </table:table-cell>
          <table:table-cell office:value-type="float" office:value="0.369614" calcext:value-type="float">
            <text:p>0.369614</text:p>
          </table:table-cell>
          <table:table-cell office:value-type="float" office:value="0.0747618" calcext:value-type="float">
            <text:p>0.0747618</text:p>
          </table:table-cell>
          <table:table-cell office:value-type="float" office:value="0.00233104" calcext:value-type="float">
            <text:p>0.00233104</text:p>
          </table:table-cell>
          <table:table-cell office:value-type="float" office:value="0.00119493" calcext:value-type="float">
            <text:p>0.00119493</text:p>
          </table:table-cell>
          <table:table-cell office:value-type="float" office:value="0.00197931" calcext:value-type="float">
            <text:p>0.00197931</text:p>
          </table:table-cell>
        </table:table-row>
        <table:table-row table:style-name="ro1">
          <table:table-cell office:value-type="float" office:value="457500" calcext:value-type="float">
            <text:p>457500</text:p>
          </table:table-cell>
          <table:table-cell/>
          <table:table-cell office:value-type="float" office:value="0.0238117" calcext:value-type="float">
            <text:p>0.0238117</text:p>
          </table:table-cell>
          <table:table-cell office:value-type="float" office:value="0.00151231" calcext:value-type="float">
            <text:p>0.00151231</text:p>
          </table:table-cell>
          <table:table-cell office:value-type="float" office:value="0.388325" calcext:value-type="float">
            <text:p>0.388325</text:p>
          </table:table-cell>
          <table:table-cell office:value-type="float" office:value="0.0771647" calcext:value-type="float">
            <text:p>0.0771647</text:p>
          </table:table-cell>
          <table:table-cell office:value-type="float" office:value="0.00232275" calcext:value-type="float">
            <text:p>0.00232275</text:p>
          </table:table-cell>
          <table:table-cell office:value-type="float" office:value="0.00116453" calcext:value-type="float">
            <text:p>0.00116453</text:p>
          </table:table-cell>
          <table:table-cell office:value-type="float" office:value="0.00199786" calcext:value-type="float">
            <text:p>0.00199786</text:p>
          </table:table-cell>
        </table:table-row>
        <table:table-row table:style-name="ro1">
          <table:table-cell office:value-type="float" office:value="457000" calcext:value-type="float">
            <text:p>457000</text:p>
          </table:table-cell>
          <table:table-cell/>
          <table:table-cell office:value-type="float" office:value="0.0236483" calcext:value-type="float">
            <text:p>0.0236483</text:p>
          </table:table-cell>
          <table:table-cell office:value-type="float" office:value="0.00156482" calcext:value-type="float">
            <text:p>0.00156482</text:p>
          </table:table-cell>
          <table:table-cell office:value-type="float" office:value="0.374081" calcext:value-type="float">
            <text:p>0.374081</text:p>
          </table:table-cell>
          <table:table-cell office:value-type="float" office:value="0.0749805" calcext:value-type="float">
            <text:p>0.0749805</text:p>
          </table:table-cell>
          <table:table-cell office:value-type="float" office:value="0.00229512" calcext:value-type="float">
            <text:p>0.00229512</text:p>
          </table:table-cell>
          <table:table-cell office:value-type="float" office:value="0.0011519" calcext:value-type="float">
            <text:p>0.0011519</text:p>
          </table:table-cell>
          <table:table-cell office:value-type="float" office:value="0.00194023" calcext:value-type="float">
            <text:p>0.00194023</text:p>
          </table:table-cell>
        </table:table-row>
        <table:table-row table:style-name="ro1">
          <table:table-cell office:value-type="float" office:value="456500" calcext:value-type="float">
            <text:p>456500</text:p>
          </table:table-cell>
          <table:table-cell/>
          <table:table-cell office:value-type="float" office:value="0.0239617" calcext:value-type="float">
            <text:p>0.0239617</text:p>
          </table:table-cell>
          <table:table-cell office:value-type="float" office:value="0.00178667" calcext:value-type="float">
            <text:p>0.00178667</text:p>
          </table:table-cell>
          <table:table-cell office:value-type="float" office:value="0.390292" calcext:value-type="float">
            <text:p>0.390292</text:p>
          </table:table-cell>
          <table:table-cell office:value-type="float" office:value="0.0783868" calcext:value-type="float">
            <text:p>0.0783868</text:p>
          </table:table-cell>
          <table:table-cell office:value-type="float" office:value="0.0023938" calcext:value-type="float">
            <text:p>0.0023938</text:p>
          </table:table-cell>
          <table:table-cell office:value-type="float" office:value="0.00117401" calcext:value-type="float">
            <text:p>0.00117401</text:p>
          </table:table-cell>
          <table:table-cell office:value-type="float" office:value="0.00204247" calcext:value-type="float">
            <text:p>0.00204247</text:p>
          </table:table-cell>
        </table:table-row>
        <table:table-row table:style-name="ro1">
          <table:table-cell office:value-type="float" office:value="456000" calcext:value-type="float">
            <text:p>456000</text:p>
          </table:table-cell>
          <table:table-cell/>
          <table:table-cell office:value-type="float" office:value="0.0235508" calcext:value-type="float">
            <text:p>0.0235508</text:p>
          </table:table-cell>
          <table:table-cell office:value-type="float" office:value="0.00188812" calcext:value-type="float">
            <text:p>0.00188812</text:p>
          </table:table-cell>
          <table:table-cell office:value-type="float" office:value="0.358747" calcext:value-type="float">
            <text:p>0.358747</text:p>
          </table:table-cell>
          <table:table-cell office:value-type="float" office:value="0.0714616" calcext:value-type="float">
            <text:p>0.0714616</text:p>
          </table:table-cell>
          <table:table-cell office:value-type="float" office:value="0.00232985" calcext:value-type="float">
            <text:p>0.00232985</text:p>
          </table:table-cell>
          <table:table-cell office:value-type="float" office:value="0.00113887" calcext:value-type="float">
            <text:p>0.00113887</text:p>
          </table:table-cell>
          <table:table-cell office:value-type="float" office:value="0.00193944" calcext:value-type="float">
            <text:p>0.00193944</text:p>
          </table:table-cell>
        </table:table-row>
        <table:table-row table:style-name="ro1">
          <table:table-cell office:value-type="float" office:value="455500" calcext:value-type="float">
            <text:p>455500</text:p>
          </table:table-cell>
          <table:table-cell/>
          <table:table-cell office:value-type="float" office:value="0.0245633" calcext:value-type="float">
            <text:p>0.0245633</text:p>
          </table:table-cell>
          <table:table-cell office:value-type="float" office:value="0.00180127" calcext:value-type="float">
            <text:p>0.00180127</text:p>
          </table:table-cell>
          <table:table-cell office:value-type="float" office:value="0.38147" calcext:value-type="float">
            <text:p>0.38147</text:p>
          </table:table-cell>
          <table:table-cell office:value-type="float" office:value="0.0781291" calcext:value-type="float">
            <text:p>0.0781291</text:p>
          </table:table-cell>
          <table:table-cell office:value-type="float" office:value="0.00236025" calcext:value-type="float">
            <text:p>0.00236025</text:p>
          </table:table-cell>
          <table:table-cell office:value-type="float" office:value="0.00118388" calcext:value-type="float">
            <text:p>0.00118388</text:p>
          </table:table-cell>
          <table:table-cell office:value-type="float" office:value="0.00216287" calcext:value-type="float">
            <text:p>0.00216287</text:p>
          </table:table-cell>
        </table:table-row>
        <table:table-row table:style-name="ro1">
          <table:table-cell office:value-type="float" office:value="455000" calcext:value-type="float">
            <text:p>455000</text:p>
          </table:table-cell>
          <table:table-cell/>
          <table:table-cell office:value-type="float" office:value="0.0231379" calcext:value-type="float">
            <text:p>0.0231379</text:p>
          </table:table-cell>
          <table:table-cell office:value-type="float" office:value="0.00162442" calcext:value-type="float">
            <text:p>0.00162442</text:p>
          </table:table-cell>
          <table:table-cell office:value-type="float" office:value="0.385549" calcext:value-type="float">
            <text:p>0.385549</text:p>
          </table:table-cell>
          <table:table-cell office:value-type="float" office:value="0.0785708" calcext:value-type="float">
            <text:p>0.0785708</text:p>
          </table:table-cell>
          <table:table-cell office:value-type="float" office:value="0.00233656" calcext:value-type="float">
            <text:p>0.00233656</text:p>
          </table:table-cell>
          <table:table-cell office:value-type="float" office:value="0.00113966" calcext:value-type="float">
            <text:p>0.00113966</text:p>
          </table:table-cell>
          <table:table-cell office:value-type="float" office:value="0.00216011" calcext:value-type="float">
            <text:p>0.00216011</text:p>
          </table:table-cell>
        </table:table-row>
        <table:table-row table:style-name="ro1">
          <table:table-cell office:value-type="float" office:value="454500" calcext:value-type="float">
            <text:p>454500</text:p>
          </table:table-cell>
          <table:table-cell/>
          <table:table-cell office:value-type="float" office:value="0.0242444" calcext:value-type="float">
            <text:p>0.0242444</text:p>
          </table:table-cell>
          <table:table-cell office:value-type="float" office:value="0.00153639" calcext:value-type="float">
            <text:p>0.00153639</text:p>
          </table:table-cell>
          <table:table-cell office:value-type="float" office:value="0.386822" calcext:value-type="float">
            <text:p>0.386822</text:p>
          </table:table-cell>
          <table:table-cell office:value-type="float" office:value="0.0776664" calcext:value-type="float">
            <text:p>0.0776664</text:p>
          </table:table-cell>
          <table:table-cell office:value-type="float" office:value="0.0023942" calcext:value-type="float">
            <text:p>0.0023942</text:p>
          </table:table-cell>
          <table:table-cell office:value-type="float" office:value="0.00118388" calcext:value-type="float">
            <text:p>0.00118388</text:p>
          </table:table-cell>
          <table:table-cell office:value-type="float" office:value="0.0021234" calcext:value-type="float">
            <text:p>0.0021234</text:p>
          </table:table-cell>
        </table:table-row>
        <table:table-row table:style-name="ro1">
          <table:table-cell office:value-type="float" office:value="454000" calcext:value-type="float">
            <text:p>454000</text:p>
          </table:table-cell>
          <table:table-cell/>
          <table:table-cell office:value-type="float" office:value="0.0231754" calcext:value-type="float">
            <text:p>0.0231754</text:p>
          </table:table-cell>
          <table:table-cell office:value-type="float" office:value="0.00153126" calcext:value-type="float">
            <text:p>0.00153126</text:p>
          </table:table-cell>
          <table:table-cell office:value-type="float" office:value="0.384442" calcext:value-type="float">
            <text:p>0.384442</text:p>
          </table:table-cell>
          <table:table-cell office:value-type="float" office:value="0.0785736" calcext:value-type="float">
            <text:p>0.0785736</text:p>
          </table:table-cell>
          <table:table-cell office:value-type="float" office:value="0.00230459" calcext:value-type="float">
            <text:p>0.00230459</text:p>
          </table:table-cell>
          <table:table-cell office:value-type="float" office:value="0.00113611" calcext:value-type="float">
            <text:p>0.00113611</text:p>
          </table:table-cell>
          <table:table-cell office:value-type="float" office:value="0.00211155" calcext:value-type="float">
            <text:p>0.00211155</text:p>
          </table:table-cell>
        </table:table-row>
        <table:table-row table:style-name="ro1">
          <table:table-cell office:value-type="float" office:value="453500" calcext:value-type="float">
            <text:p>453500</text:p>
          </table:table-cell>
          <table:table-cell/>
          <table:table-cell office:value-type="float" office:value="0.0247635" calcext:value-type="float">
            <text:p>0.0247635</text:p>
          </table:table-cell>
          <table:table-cell office:value-type="float" office:value="0.00156087" calcext:value-type="float">
            <text:p>0.00156087</text:p>
          </table:table-cell>
          <table:table-cell office:value-type="float" office:value="0.382411" calcext:value-type="float">
            <text:p>0.382411</text:p>
          </table:table-cell>
          <table:table-cell office:value-type="float" office:value="0.0764186" calcext:value-type="float">
            <text:p>0.0764186</text:p>
          </table:table-cell>
          <table:table-cell office:value-type="float" office:value="0.00240841" calcext:value-type="float">
            <text:p>0.00240841</text:p>
          </table:table-cell>
          <table:table-cell office:value-type="float" office:value="0.00117953" calcext:value-type="float">
            <text:p>0.00117953</text:p>
          </table:table-cell>
          <table:table-cell office:value-type="float" office:value="0.00212024" calcext:value-type="float">
            <text:p>0.00212024</text:p>
          </table:table-cell>
        </table:table-row>
        <table:table-row table:style-name="ro1">
          <table:table-cell office:value-type="float" office:value="453000" calcext:value-type="float">
            <text:p>453000</text:p>
          </table:table-cell>
          <table:table-cell/>
          <table:table-cell office:value-type="float" office:value="0.0256402" calcext:value-type="float">
            <text:p>0.0256402</text:p>
          </table:table-cell>
          <table:table-cell office:value-type="float" office:value="0.00199944" calcext:value-type="float">
            <text:p>0.00199944</text:p>
          </table:table-cell>
          <table:table-cell office:value-type="float" office:value="0.380127" calcext:value-type="float">
            <text:p>0.380127</text:p>
          </table:table-cell>
          <table:table-cell office:value-type="float" office:value="0.0799145" calcext:value-type="float">
            <text:p>0.0799145</text:p>
          </table:table-cell>
          <table:table-cell office:value-type="float" office:value="0.00235551" calcext:value-type="float">
            <text:p>0.00235551</text:p>
          </table:table-cell>
          <table:table-cell office:value-type="float" office:value="0.00116414" calcext:value-type="float">
            <text:p>0.00116414</text:p>
          </table:table-cell>
          <table:table-cell office:value-type="float" office:value="0.00210761" calcext:value-type="float">
            <text:p>0.00210761</text:p>
          </table:table-cell>
        </table:table-row>
        <table:table-row table:style-name="ro1">
          <table:table-cell office:value-type="float" office:value="452500" calcext:value-type="float">
            <text:p>452500</text:p>
          </table:table-cell>
          <table:table-cell/>
          <table:table-cell office:value-type="float" office:value="0.0251898" calcext:value-type="float">
            <text:p>0.0251898</text:p>
          </table:table-cell>
          <table:table-cell office:value-type="float" office:value="0.00187786" calcext:value-type="float">
            <text:p>0.00187786</text:p>
          </table:table-cell>
          <table:table-cell office:value-type="float" office:value="0.398123" calcext:value-type="float">
            <text:p>0.398123</text:p>
          </table:table-cell>
          <table:table-cell office:value-type="float" office:value="0.0879826" calcext:value-type="float">
            <text:p>0.0879826</text:p>
          </table:table-cell>
          <table:table-cell office:value-type="float" office:value="0.00244315" calcext:value-type="float">
            <text:p>0.00244315</text:p>
          </table:table-cell>
          <table:table-cell office:value-type="float" office:value="0.00120243" calcext:value-type="float">
            <text:p>0.00120243</text:p>
          </table:table-cell>
          <table:table-cell office:value-type="float" office:value="0.00209182" calcext:value-type="float">
            <text:p>0.00209182</text:p>
          </table:table-cell>
        </table:table-row>
        <table:table-row table:style-name="ro1">
          <table:table-cell office:value-type="float" office:value="452000" calcext:value-type="float">
            <text:p>452000</text:p>
          </table:table-cell>
          <table:table-cell/>
          <table:table-cell office:value-type="float" office:value="0.023852" calcext:value-type="float">
            <text:p>0.023852</text:p>
          </table:table-cell>
          <table:table-cell office:value-type="float" office:value="0.00226393" calcext:value-type="float">
            <text:p>0.00226393</text:p>
          </table:table-cell>
          <table:table-cell office:value-type="float" office:value="0.363225" calcext:value-type="float">
            <text:p>0.363225</text:p>
          </table:table-cell>
          <table:table-cell office:value-type="float" office:value="0.0736837" calcext:value-type="float">
            <text:p>0.0736837</text:p>
          </table:table-cell>
          <table:table-cell office:value-type="float" office:value="0.00237644" calcext:value-type="float">
            <text:p>0.00237644</text:p>
          </table:table-cell>
          <table:table-cell office:value-type="float" office:value="0.00115466" calcext:value-type="float">
            <text:p>0.00115466</text:p>
          </table:table-cell>
          <table:table-cell office:value-type="float" office:value="0.00200615" calcext:value-type="float">
            <text:p>0.00200615</text:p>
          </table:table-cell>
        </table:table-row>
        <table:table-row table:style-name="ro1">
          <table:table-cell office:value-type="float" office:value="451500" calcext:value-type="float">
            <text:p>451500</text:p>
          </table:table-cell>
          <table:table-cell/>
          <table:table-cell office:value-type="float" office:value="0.0249411" calcext:value-type="float">
            <text:p>0.0249411</text:p>
          </table:table-cell>
          <table:table-cell office:value-type="float" office:value="0.00169666" calcext:value-type="float">
            <text:p>0.00169666</text:p>
          </table:table-cell>
          <table:table-cell office:value-type="float" office:value="0.379981" calcext:value-type="float">
            <text:p>0.379981</text:p>
          </table:table-cell>
          <table:table-cell office:value-type="float" office:value="0.0790599" calcext:value-type="float">
            <text:p>0.0790599</text:p>
          </table:table-cell>
          <table:table-cell office:value-type="float" office:value="0.00236262" calcext:value-type="float">
            <text:p>0.00236262</text:p>
          </table:table-cell>
          <table:table-cell office:value-type="float" office:value="0.00117243" calcext:value-type="float">
            <text:p>0.00117243</text:p>
          </table:table-cell>
          <table:table-cell office:value-type="float" office:value="0.00208589" calcext:value-type="float">
            <text:p>0.00208589</text:p>
          </table:table-cell>
        </table:table-row>
        <table:table-row table:style-name="ro1">
          <table:table-cell office:value-type="float" office:value="451000" calcext:value-type="float">
            <text:p>451000</text:p>
          </table:table-cell>
          <table:table-cell/>
          <table:table-cell office:value-type="float" office:value="0.0236392" calcext:value-type="float">
            <text:p>0.0236392</text:p>
          </table:table-cell>
          <table:table-cell office:value-type="float" office:value="0.00163153" calcext:value-type="float">
            <text:p>0.00163153</text:p>
          </table:table-cell>
          <table:table-cell office:value-type="float" office:value="0.381153" calcext:value-type="float">
            <text:p>0.381153</text:p>
          </table:table-cell>
          <table:table-cell office:value-type="float" office:value="0.0759725" calcext:value-type="float">
            <text:p>0.0759725</text:p>
          </table:table-cell>
          <table:table-cell office:value-type="float" office:value="0.00230419" calcext:value-type="float">
            <text:p>0.00230419</text:p>
          </table:table-cell>
          <table:table-cell office:value-type="float" office:value="0.00113887" calcext:value-type="float">
            <text:p>0.00113887</text:p>
          </table:table-cell>
          <table:table-cell office:value-type="float" office:value="0.00205234" calcext:value-type="float">
            <text:p>0.00205234</text:p>
          </table:table-cell>
        </table:table-row>
        <table:table-row table:style-name="ro1">
          <table:table-cell office:value-type="float" office:value="450500" calcext:value-type="float">
            <text:p>450500</text:p>
          </table:table-cell>
          <table:table-cell/>
          <table:table-cell office:value-type="float" office:value="0.0237118" calcext:value-type="float">
            <text:p>0.0237118</text:p>
          </table:table-cell>
          <table:table-cell office:value-type="float" office:value="0.00161692" calcext:value-type="float">
            <text:p>0.00161692</text:p>
          </table:table-cell>
          <table:table-cell office:value-type="float" office:value="0.382408" calcext:value-type="float">
            <text:p>0.382408</text:p>
          </table:table-cell>
          <table:table-cell office:value-type="float" office:value="0.0766503" calcext:value-type="float">
            <text:p>0.0766503</text:p>
          </table:table-cell>
          <table:table-cell office:value-type="float" office:value="0.00236143" calcext:value-type="float">
            <text:p>0.00236143</text:p>
          </table:table-cell>
          <table:table-cell office:value-type="float" office:value="0.00114874" calcext:value-type="float">
            <text:p>0.00114874</text:p>
          </table:table-cell>
          <table:table-cell office:value-type="float" office:value="0.00204366" calcext:value-type="float">
            <text:p>0.00204366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/>
          <table:table-cell office:value-type="float" office:value="0.0247078" calcext:value-type="float">
            <text:p>0.0247078</text:p>
          </table:table-cell>
          <table:table-cell office:value-type="float" office:value="0.00161377" calcext:value-type="float">
            <text:p>0.00161377</text:p>
          </table:table-cell>
          <table:table-cell office:value-type="float" office:value="0.371667" calcext:value-type="float">
            <text:p>0.371667</text:p>
          </table:table-cell>
          <table:table-cell office:value-type="float" office:value="0.075517" calcext:value-type="float">
            <text:p>0.075517</text:p>
          </table:table-cell>
          <table:table-cell office:value-type="float" office:value="0.00239815" calcext:value-type="float">
            <text:p>0.00239815</text:p>
          </table:table-cell>
          <table:table-cell office:value-type="float" office:value="0.00118545" calcext:value-type="float">
            <text:p>0.00118545</text:p>
          </table:table-cell>
          <table:table-cell office:value-type="float" office:value="0.00201997" calcext:value-type="float">
            <text:p>0.00201997</text:p>
          </table:table-cell>
        </table:table-row>
        <table:table-row table:style-name="ro1">
          <table:table-cell office:value-type="float" office:value="449500" calcext:value-type="float">
            <text:p>449500</text:p>
          </table:table-cell>
          <table:table-cell/>
          <table:table-cell office:value-type="float" office:value="0.0224253" calcext:value-type="float">
            <text:p>0.0224253</text:p>
          </table:table-cell>
          <table:table-cell office:value-type="float" office:value="0.00158732" calcext:value-type="float">
            <text:p>0.00158732</text:p>
          </table:table-cell>
          <table:table-cell office:value-type="float" office:value="0.372048" calcext:value-type="float">
            <text:p>0.372048</text:p>
          </table:table-cell>
          <table:table-cell office:value-type="float" office:value="0.0749015" calcext:value-type="float">
            <text:p>0.0749015</text:p>
          </table:table-cell>
          <table:table-cell office:value-type="float" office:value="0.00227893" calcext:value-type="float">
            <text:p>0.00227893</text:p>
          </table:table-cell>
          <table:table-cell office:value-type="float" office:value="0.00110848" calcext:value-type="float">
            <text:p>0.00110848</text:p>
          </table:table-cell>
          <table:table-cell office:value-type="float" office:value="0.00201563" calcext:value-type="float">
            <text:p>0.00201563</text:p>
          </table:table-cell>
        </table:table-row>
        <table:table-row table:style-name="ro1">
          <table:table-cell office:value-type="float" office:value="449000" calcext:value-type="float">
            <text:p>449000</text:p>
          </table:table-cell>
          <table:table-cell/>
          <table:table-cell office:value-type="float" office:value="0.0229583" calcext:value-type="float">
            <text:p>0.0229583</text:p>
          </table:table-cell>
          <table:table-cell office:value-type="float" office:value="0.00224538" calcext:value-type="float">
            <text:p>0.00224538</text:p>
          </table:table-cell>
          <table:table-cell office:value-type="float" office:value="0.386512" calcext:value-type="float">
            <text:p>0.386512</text:p>
          </table:table-cell>
          <table:table-cell office:value-type="float" office:value="0.0775531" calcext:value-type="float">
            <text:p>0.0775531</text:p>
          </table:table-cell>
          <table:table-cell office:value-type="float" office:value="0.00233222" calcext:value-type="float">
            <text:p>0.00233222</text:p>
          </table:table-cell>
          <table:table-cell office:value-type="float" office:value="0.00113019" calcext:value-type="float">
            <text:p>0.00113019</text:p>
          </table:table-cell>
          <table:table-cell office:value-type="float" office:value="0.00202352" calcext:value-type="float">
            <text:p>0.00202352</text:p>
          </table:table-cell>
        </table:table-row>
        <table:table-row table:style-name="ro1">
          <table:table-cell office:value-type="float" office:value="448500" calcext:value-type="float">
            <text:p>448500</text:p>
          </table:table-cell>
          <table:table-cell/>
          <table:table-cell office:value-type="float" office:value="0.0235172" calcext:value-type="float">
            <text:p>0.0235172</text:p>
          </table:table-cell>
          <table:table-cell office:value-type="float" office:value="0.00264448" calcext:value-type="float">
            <text:p>0.00264448</text:p>
          </table:table-cell>
          <table:table-cell office:value-type="float" office:value="0.369592" calcext:value-type="float">
            <text:p>0.369592</text:p>
          </table:table-cell>
          <table:table-cell office:value-type="float" office:value="0.0824651" calcext:value-type="float">
            <text:p>0.0824651</text:p>
          </table:table-cell>
          <table:table-cell office:value-type="float" office:value="0.00238512" calcext:value-type="float">
            <text:p>0.00238512</text:p>
          </table:table-cell>
          <table:table-cell office:value-type="float" office:value="0.00114953" calcext:value-type="float">
            <text:p>0.00114953</text:p>
          </table:table-cell>
          <table:table-cell office:value-type="float" office:value="0.00192641" calcext:value-type="float">
            <text:p>0.00192641</text:p>
          </table:table-cell>
        </table:table-row>
        <table:table-row table:style-name="ro1">
          <table:table-cell office:value-type="float" office:value="448000" calcext:value-type="float">
            <text:p>448000</text:p>
          </table:table-cell>
          <table:table-cell/>
          <table:table-cell office:value-type="float" office:value="0.0228059" calcext:value-type="float">
            <text:p>0.0228059</text:p>
          </table:table-cell>
          <table:table-cell office:value-type="float" office:value="0.00254342" calcext:value-type="float">
            <text:p>0.00254342</text:p>
          </table:table-cell>
          <table:table-cell office:value-type="float" office:value="0.378754" calcext:value-type="float">
            <text:p>0.378754</text:p>
          </table:table-cell>
          <table:table-cell office:value-type="float" office:value="0.0756567" calcext:value-type="float">
            <text:p>0.0756567</text:p>
          </table:table-cell>
          <table:table-cell office:value-type="float" office:value="0.0023413" calcext:value-type="float">
            <text:p>0.0023413</text:p>
          </table:table-cell>
          <table:table-cell office:value-type="float" office:value="0.00112348" calcext:value-type="float">
            <text:p>0.00112348</text:p>
          </table:table-cell>
          <table:table-cell office:value-type="float" office:value="0.00199076" calcext:value-type="float">
            <text:p>0.00199076</text:p>
          </table:table-cell>
        </table:table-row>
        <table:table-row table:style-name="ro1">
          <table:table-cell office:value-type="float" office:value="447500" calcext:value-type="float">
            <text:p>447500</text:p>
          </table:table-cell>
          <table:table-cell/>
          <table:table-cell office:value-type="float" office:value="0.0222832" calcext:value-type="float">
            <text:p>0.0222832</text:p>
          </table:table-cell>
          <table:table-cell office:value-type="float" office:value="0.00161574" calcext:value-type="float">
            <text:p>0.00161574</text:p>
          </table:table-cell>
          <table:table-cell office:value-type="float" office:value="0.392858" calcext:value-type="float">
            <text:p>0.392858</text:p>
          </table:table-cell>
          <table:table-cell office:value-type="float" office:value="0.082141" calcext:value-type="float">
            <text:p>0.082141</text:p>
          </table:table-cell>
          <table:table-cell office:value-type="float" office:value="0.00225682" calcext:value-type="float">
            <text:p>0.00225682</text:p>
          </table:table-cell>
          <table:table-cell office:value-type="float" office:value="0.00109861" calcext:value-type="float">
            <text:p>0.00109861</text:p>
          </table:table-cell>
          <table:table-cell office:value-type="float" office:value="0.00211116" calcext:value-type="float">
            <text:p>0.00211116</text:p>
          </table:table-cell>
        </table:table-row>
        <table:table-row table:style-name="ro1">
          <table:table-cell office:value-type="float" office:value="447000" calcext:value-type="float">
            <text:p>447000</text:p>
          </table:table-cell>
          <table:table-cell/>
          <table:table-cell office:value-type="float" office:value="0.0234316" calcext:value-type="float">
            <text:p>0.0234316</text:p>
          </table:table-cell>
          <table:table-cell office:value-type="float" office:value="0.00158692" calcext:value-type="float">
            <text:p>0.00158692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0755714" calcext:value-type="float">
            <text:p>0.0755714</text:p>
          </table:table-cell>
          <table:table-cell office:value-type="float" office:value="0.0023263" calcext:value-type="float">
            <text:p>0.0023263</text:p>
          </table:table-cell>
          <table:table-cell office:value-type="float" office:value="0.00112545" calcext:value-type="float">
            <text:p>0.00112545</text:p>
          </table:table-cell>
          <table:table-cell office:value-type="float" office:value="0.00203576" calcext:value-type="float">
            <text:p>0.00203576</text:p>
          </table:table-cell>
        </table:table-row>
        <table:table-row table:style-name="ro1">
          <table:table-cell office:value-type="float" office:value="446500" calcext:value-type="float">
            <text:p>446500</text:p>
          </table:table-cell>
          <table:table-cell/>
          <table:table-cell office:value-type="float" office:value="0.0228454" calcext:value-type="float">
            <text:p>0.0228454</text:p>
          </table:table-cell>
          <table:table-cell office:value-type="float" office:value="0.0015581" calcext:value-type="float">
            <text:p>0.0015581</text:p>
          </table:table-cell>
          <table:table-cell office:value-type="float" office:value="0.36487" calcext:value-type="float">
            <text:p>0.36487</text:p>
          </table:table-cell>
          <table:table-cell office:value-type="float" office:value="0.0845285" calcext:value-type="float">
            <text:p>0.0845285</text:p>
          </table:table-cell>
          <table:table-cell office:value-type="float" office:value="0.0023188" calcext:value-type="float">
            <text:p>0.0023188</text:p>
          </table:table-cell>
          <table:table-cell office:value-type="float" office:value="0.00112032" calcext:value-type="float">
            <text:p>0.00112032</text:p>
          </table:table-cell>
          <table:table-cell office:value-type="float" office:value="0.00197892" calcext:value-type="float">
            <text:p>0.00197892</text:p>
          </table:table-cell>
        </table:table-row>
        <table:table-row table:style-name="ro1">
          <table:table-cell office:value-type="float" office:value="446000" calcext:value-type="float">
            <text:p>446000</text:p>
          </table:table-cell>
          <table:table-cell/>
          <table:table-cell office:value-type="float" office:value="0.0240284" calcext:value-type="float">
            <text:p>0.0240284</text:p>
          </table:table-cell>
          <table:table-cell office:value-type="float" office:value="0.0015506" calcext:value-type="float">
            <text:p>0.0015506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0896646" calcext:value-type="float">
            <text:p>0.0896646</text:p>
          </table:table-cell>
          <table:table-cell office:value-type="float" office:value="0.00332109" calcext:value-type="float">
            <text:p>0.00332109</text:p>
          </table:table-cell>
          <table:table-cell office:value-type="float" office:value="0.00120993" calcext:value-type="float">
            <text:p>0.00120993</text:p>
          </table:table-cell>
          <table:table-cell office:value-type="float" office:value="0.00202431" calcext:value-type="float">
            <text:p>0.00202431</text:p>
          </table:table-cell>
        </table:table-row>
        <table:table-row table:style-name="ro1">
          <table:table-cell office:value-type="float" office:value="445500" calcext:value-type="float">
            <text:p>445500</text:p>
          </table:table-cell>
          <table:table-cell/>
          <table:table-cell office:value-type="float" office:value="0.0233562" calcext:value-type="float">
            <text:p>0.0233562</text:p>
          </table:table-cell>
          <table:table-cell office:value-type="float" office:value="0.00157942" calcext:value-type="float">
            <text:p>0.00157942</text:p>
          </table:table-cell>
          <table:table-cell office:value-type="float" office:value="0.368437" calcext:value-type="float">
            <text:p>0.368437</text:p>
          </table:table-cell>
          <table:table-cell office:value-type="float" office:value="0.0746907" calcext:value-type="float">
            <text:p>0.0746907</text:p>
          </table:table-cell>
          <table:table-cell office:value-type="float" office:value="0.00233183" calcext:value-type="float">
            <text:p>0.00233183</text:p>
          </table:table-cell>
          <table:table-cell office:value-type="float" office:value="0.00120914" calcext:value-type="float">
            <text:p>0.00120914</text:p>
          </table:table-cell>
          <table:table-cell office:value-type="float" office:value="0.00197141" calcext:value-type="float">
            <text:p>0.00197141</text:p>
          </table:table-cell>
        </table:table-row>
        <table:table-row table:style-name="ro1">
          <table:table-cell office:value-type="float" office:value="445000" calcext:value-type="float">
            <text:p>445000</text:p>
          </table:table-cell>
          <table:table-cell/>
          <table:table-cell office:value-type="float" office:value="0.0231383" calcext:value-type="float">
            <text:p>0.0231383</text:p>
          </table:table-cell>
          <table:table-cell office:value-type="float" office:value="0.0016264" calcext:value-type="float">
            <text:p>0.0016264</text:p>
          </table:table-cell>
          <table:table-cell office:value-type="float" office:value="0.369747" calcext:value-type="float">
            <text:p>0.369747</text:p>
          </table:table-cell>
          <table:table-cell office:value-type="float" office:value="0.0748755" calcext:value-type="float">
            <text:p>0.0748755</text:p>
          </table:table-cell>
          <table:table-cell office:value-type="float" office:value="0.00232512" calcext:value-type="float">
            <text:p>0.00232512</text:p>
          </table:table-cell>
          <table:table-cell office:value-type="float" office:value="0.00123283" calcext:value-type="float">
            <text:p>0.00123283</text:p>
          </table:table-cell>
          <table:table-cell office:value-type="float" office:value="0.0019651" calcext:value-type="float">
            <text:p>0.0019651</text:p>
          </table:table-cell>
        </table:table-row>
        <table:table-row table:style-name="ro1">
          <table:table-cell office:value-type="float" office:value="444500" calcext:value-type="float">
            <text:p>444500</text:p>
          </table:table-cell>
          <table:table-cell/>
          <table:table-cell office:value-type="float" office:value="0.0240182" calcext:value-type="float">
            <text:p>0.0240182</text:p>
          </table:table-cell>
          <table:table-cell office:value-type="float" office:value="0.00166469" calcext:value-type="float">
            <text:p>0.00166469</text:p>
          </table:table-cell>
          <table:table-cell office:value-type="float" office:value="0.365226" calcext:value-type="float">
            <text:p>0.365226</text:p>
          </table:table-cell>
          <table:table-cell office:value-type="float" office:value="0.0744302" calcext:value-type="float">
            <text:p>0.0744302</text:p>
          </table:table-cell>
          <table:table-cell office:value-type="float" office:value="0.00236222" calcext:value-type="float">
            <text:p>0.00236222</text:p>
          </table:table-cell>
          <table:table-cell office:value-type="float" office:value="0.0012344" calcext:value-type="float">
            <text:p>0.0012344</text:p>
          </table:table-cell>
          <table:table-cell office:value-type="float" office:value="0.00197102" calcext:value-type="float">
            <text:p>0.00197102</text:p>
          </table:table-cell>
        </table:table-row>
        <table:table-row table:style-name="ro1">
          <table:table-cell office:value-type="float" office:value="444000" calcext:value-type="float">
            <text:p>444000</text:p>
          </table:table-cell>
          <table:table-cell/>
          <table:table-cell office:value-type="float" office:value="0.0233949" calcext:value-type="float">
            <text:p>0.0233949</text:p>
          </table:table-cell>
          <table:table-cell office:value-type="float" office:value="0.00169469" calcext:value-type="float">
            <text:p>0.00169469</text:p>
          </table:table-cell>
          <table:table-cell office:value-type="float" office:value="0.380783" calcext:value-type="float">
            <text:p>0.380783</text:p>
          </table:table-cell>
          <table:table-cell office:value-type="float" office:value="0.0757384" calcext:value-type="float">
            <text:p>0.0757384</text:p>
          </table:table-cell>
          <table:table-cell office:value-type="float" office:value="0.00233183" calcext:value-type="float">
            <text:p>0.00233183</text:p>
          </table:table-cell>
          <table:table-cell office:value-type="float" office:value="0.00122256" calcext:value-type="float">
            <text:p>0.00122256</text:p>
          </table:table-cell>
          <table:table-cell office:value-type="float" office:value="0.00213327" calcext:value-type="float">
            <text:p>0.00213327</text:p>
          </table:table-cell>
        </table:table-row>
        <table:table-row table:style-name="ro1">
          <table:table-cell office:value-type="float" office:value="443500" calcext:value-type="float">
            <text:p>443500</text:p>
          </table:table-cell>
          <table:table-cell/>
          <table:table-cell office:value-type="float" office:value="0.0227036" calcext:value-type="float">
            <text:p>0.0227036</text:p>
          </table:table-cell>
          <table:table-cell office:value-type="float" office:value="0.00159995" calcext:value-type="float">
            <text:p>0.00159995</text:p>
          </table:table-cell>
          <table:table-cell office:value-type="float" office:value="0.362414" calcext:value-type="float">
            <text:p>0.362414</text:p>
          </table:table-cell>
          <table:table-cell office:value-type="float" office:value="0.0789841" calcext:value-type="float">
            <text:p>0.0789841</text:p>
          </table:table-cell>
          <table:table-cell office:value-type="float" office:value="0.00229235" calcext:value-type="float">
            <text:p>0.00229235</text:p>
          </table:table-cell>
          <table:table-cell office:value-type="float" office:value="0.00120953" calcext:value-type="float">
            <text:p>0.00120953</text:p>
          </table:table-cell>
          <table:table-cell office:value-type="float" office:value="0.00217195" calcext:value-type="float">
            <text:p>0.00217195</text:p>
          </table:table-cell>
        </table:table-row>
        <table:table-row table:style-name="ro1">
          <table:table-cell office:value-type="float" office:value="443000" calcext:value-type="float">
            <text:p>443000</text:p>
          </table:table-cell>
          <table:table-cell/>
          <table:table-cell office:value-type="float" office:value="0.022721" calcext:value-type="float">
            <text:p>0.022721</text:p>
          </table:table-cell>
          <table:table-cell office:value-type="float" office:value="0.0015814" calcext:value-type="float">
            <text:p>0.0015814</text:p>
          </table:table-cell>
          <table:table-cell office:value-type="float" office:value="0.363625" calcext:value-type="float">
            <text:p>0.363625</text:p>
          </table:table-cell>
          <table:table-cell office:value-type="float" office:value="0.0735838" calcext:value-type="float">
            <text:p>0.0735838</text:p>
          </table:table-cell>
          <table:table-cell office:value-type="float" office:value="0.0023117" calcext:value-type="float">
            <text:p>0.0023117</text:p>
          </table:table-cell>
          <table:table-cell office:value-type="float" office:value="0.00127625" calcext:value-type="float">
            <text:p>0.00127625</text:p>
          </table:table-cell>
          <table:table-cell office:value-type="float" office:value="0.00204602" calcext:value-type="float">
            <text:p>0.00204602</text:p>
          </table:table-cell>
        </table:table-row>
        <table:table-row table:style-name="ro1">
          <table:table-cell office:value-type="float" office:value="442500" calcext:value-type="float">
            <text:p>442500</text:p>
          </table:table-cell>
          <table:table-cell/>
          <table:table-cell office:value-type="float" office:value="0.0258491" calcext:value-type="float">
            <text:p>0.0258491</text:p>
          </table:table-cell>
          <table:table-cell office:value-type="float" office:value="0.00156403" calcext:value-type="float">
            <text:p>0.00156403</text:p>
          </table:table-cell>
          <table:table-cell office:value-type="float" office:value="0.373073" calcext:value-type="float">
            <text:p>0.373073</text:p>
          </table:table-cell>
          <table:table-cell office:value-type="float" office:value="0.0745198" calcext:value-type="float">
            <text:p>0.0745198</text:p>
          </table:table-cell>
          <table:table-cell office:value-type="float" office:value="0.00239973" calcext:value-type="float">
            <text:p>0.00239973</text:p>
          </table:table-cell>
          <table:table-cell office:value-type="float" office:value="0.00128493" calcext:value-type="float">
            <text:p>0.00128493</text:p>
          </table:table-cell>
          <table:table-cell office:value-type="float" office:value="0.00207405" calcext:value-type="float">
            <text:p>0.00207405</text:p>
          </table:table-cell>
        </table:table-row>
        <table:table-row table:style-name="ro1">
          <table:table-cell office:value-type="float" office:value="442000" calcext:value-type="float">
            <text:p>442000</text:p>
          </table:table-cell>
          <table:table-cell/>
          <table:table-cell office:value-type="float" office:value="0.0238524" calcext:value-type="float">
            <text:p>0.0238524</text:p>
          </table:table-cell>
          <table:table-cell office:value-type="float" office:value="0.00164969" calcext:value-type="float">
            <text:p>0.00164969</text:p>
          </table:table-cell>
          <table:table-cell office:value-type="float" office:value="0.376543" calcext:value-type="float">
            <text:p>0.376543</text:p>
          </table:table-cell>
          <table:table-cell office:value-type="float" office:value="0.0756441" calcext:value-type="float">
            <text:p>0.0756441</text:p>
          </table:table-cell>
          <table:table-cell office:value-type="float" office:value="0.00231801" calcext:value-type="float">
            <text:p>0.00231801</text:p>
          </table:table-cell>
          <table:table-cell office:value-type="float" office:value="0.00125138" calcext:value-type="float">
            <text:p>0.00125138</text:p>
          </table:table-cell>
          <table:table-cell office:value-type="float" office:value="0.00205392" calcext:value-type="float">
            <text:p>0.00205392</text:p>
          </table:table-cell>
        </table:table-row>
        <table:table-row table:style-name="ro1">
          <table:table-cell office:value-type="float" office:value="441500" calcext:value-type="float">
            <text:p>441500</text:p>
          </table:table-cell>
          <table:table-cell/>
          <table:table-cell office:value-type="float" office:value="0.0229977" calcext:value-type="float">
            <text:p>0.0229977</text:p>
          </table:table-cell>
          <table:table-cell office:value-type="float" office:value="0.00157745" calcext:value-type="float">
            <text:p>0.00157745</text:p>
          </table:table-cell>
          <table:table-cell office:value-type="float" office:value="0.383614" calcext:value-type="float">
            <text:p>0.383614</text:p>
          </table:table-cell>
          <table:table-cell office:value-type="float" office:value="0.0761754" calcext:value-type="float">
            <text:p>0.0761754</text:p>
          </table:table-cell>
          <table:table-cell office:value-type="float" office:value="0.00227143" calcext:value-type="float">
            <text:p>0.00227143</text:p>
          </table:table-cell>
          <table:table-cell office:value-type="float" office:value="0.00126756" calcext:value-type="float">
            <text:p>0.00126756</text:p>
          </table:table-cell>
          <table:table-cell office:value-type="float" office:value="0.00202273" calcext:value-type="float">
            <text:p>0.00202273</text:p>
          </table:table-cell>
        </table:table-row>
        <table:table-row table:style-name="ro1">
          <table:table-cell office:value-type="float" office:value="441000" calcext:value-type="float">
            <text:p>441000</text:p>
          </table:table-cell>
          <table:table-cell/>
          <table:table-cell office:value-type="float" office:value="0.0230491" calcext:value-type="float">
            <text:p>0.0230491</text:p>
          </table:table-cell>
          <table:table-cell office:value-type="float" office:value="0.00160863" calcext:value-type="float">
            <text:p>0.00160863</text:p>
          </table:table-cell>
          <table:table-cell office:value-type="float" office:value="0.366789" calcext:value-type="float">
            <text:p>0.366789</text:p>
          </table:table-cell>
          <table:table-cell office:value-type="float" office:value="0.0737042" calcext:value-type="float">
            <text:p>0.0737042</text:p>
          </table:table-cell>
          <table:table-cell office:value-type="float" office:value="0.0023192" calcext:value-type="float">
            <text:p>0.0023192</text:p>
          </table:table-cell>
          <table:table-cell office:value-type="float" office:value="0.00128414" calcext:value-type="float">
            <text:p>0.00128414</text:p>
          </table:table-cell>
          <table:table-cell office:value-type="float" office:value="0.00198247" calcext:value-type="float">
            <text:p>0.00198247</text:p>
          </table:table-cell>
        </table:table-row>
        <table:table-row table:style-name="ro1">
          <table:table-cell office:value-type="float" office:value="440500" calcext:value-type="float">
            <text:p>440500</text:p>
          </table:table-cell>
          <table:table-cell/>
          <table:table-cell office:value-type="float" office:value="0.0245866" calcext:value-type="float">
            <text:p>0.0245866</text:p>
          </table:table-cell>
          <table:table-cell office:value-type="float" office:value="0.00160784" calcext:value-type="float">
            <text:p>0.00160784</text:p>
          </table:table-cell>
          <table:table-cell office:value-type="float" office:value="0.365708" calcext:value-type="float">
            <text:p>0.365708</text:p>
          </table:table-cell>
          <table:table-cell office:value-type="float" office:value="0.0742735" calcext:value-type="float">
            <text:p>0.0742735</text:p>
          </table:table-cell>
          <table:table-cell office:value-type="float" office:value="0.00271119" calcext:value-type="float">
            <text:p>0.00271119</text:p>
          </table:table-cell>
          <table:table-cell office:value-type="float" office:value="0.00133191" calcext:value-type="float">
            <text:p>0.00133191</text:p>
          </table:table-cell>
          <table:table-cell office:value-type="float" office:value="0.00196628" calcext:value-type="float">
            <text:p>0.00196628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/>
          <table:table-cell office:value-type="float" office:value="0.0215506" calcext:value-type="float">
            <text:p>0.0215506</text:p>
          </table:table-cell>
          <table:table-cell office:value-type="float" office:value="0.00161298" calcext:value-type="float">
            <text:p>0.00161298</text:p>
          </table:table-cell>
          <table:table-cell office:value-type="float" office:value="0.363819" calcext:value-type="float">
            <text:p>0.363819</text:p>
          </table:table-cell>
          <table:table-cell office:value-type="float" office:value="0.0718753" calcext:value-type="float">
            <text:p>0.0718753</text:p>
          </table:table-cell>
          <table:table-cell office:value-type="float" office:value="0.00252526" calcext:value-type="float">
            <text:p>0.00252526</text:p>
          </table:table-cell>
          <table:table-cell office:value-type="float" office:value="0.00121703" calcext:value-type="float">
            <text:p>0.00121703</text:p>
          </table:table-cell>
          <table:table-cell office:value-type="float" office:value="0.00195997" calcext:value-type="float">
            <text:p>0.00195997</text:p>
          </table:table-cell>
        </table:table-row>
        <table:table-row table:style-name="ro1">
          <table:table-cell office:value-type="float" office:value="439500" calcext:value-type="float">
            <text:p>439500</text:p>
          </table:table-cell>
          <table:table-cell/>
          <table:table-cell office:value-type="float" office:value="0.0230712" calcext:value-type="float">
            <text:p>0.0230712</text:p>
          </table:table-cell>
          <table:table-cell office:value-type="float" office:value="0.00177641" calcext:value-type="float">
            <text:p>0.00177641</text:p>
          </table:table-cell>
          <table:table-cell office:value-type="float" office:value="0.369224" calcext:value-type="float">
            <text:p>0.369224</text:p>
          </table:table-cell>
          <table:table-cell office:value-type="float" office:value="0.0734532" calcext:value-type="float">
            <text:p>0.0734532</text:p>
          </table:table-cell>
          <table:table-cell office:value-type="float" office:value="0.00252092" calcext:value-type="float">
            <text:p>0.00252092</text:p>
          </table:table-cell>
          <table:table-cell office:value-type="float" office:value="0.00154389" calcext:value-type="float">
            <text:p>0.00154389</text:p>
          </table:table-cell>
          <table:table-cell office:value-type="float" office:value="0.00195957" calcext:value-type="float">
            <text:p>0.00195957</text:p>
          </table:table-cell>
        </table:table-row>
        <table:table-row table:style-name="ro1">
          <table:table-cell office:value-type="float" office:value="439000" calcext:value-type="float">
            <text:p>439000</text:p>
          </table:table-cell>
          <table:table-cell/>
          <table:table-cell office:value-type="float" office:value="0.0231264" calcext:value-type="float">
            <text:p>0.0231264</text:p>
          </table:table-cell>
          <table:table-cell office:value-type="float" office:value="0.00182101" calcext:value-type="float">
            <text:p>0.00182101</text:p>
          </table:table-cell>
          <table:table-cell office:value-type="float" office:value="0.363313" calcext:value-type="float">
            <text:p>0.363313</text:p>
          </table:table-cell>
          <table:table-cell office:value-type="float" office:value="0.0739758" calcext:value-type="float">
            <text:p>0.0739758</text:p>
          </table:table-cell>
          <table:table-cell office:value-type="float" office:value="0.0024617" calcext:value-type="float">
            <text:p>0.0024617</text:p>
          </table:table-cell>
          <table:table-cell office:value-type="float" office:value="0.00155732" calcext:value-type="float">
            <text:p>0.00155732</text:p>
          </table:table-cell>
          <table:table-cell office:value-type="float" office:value="0.00196707" calcext:value-type="float">
            <text:p>0.00196707</text:p>
          </table:table-cell>
        </table:table-row>
        <table:table-row table:style-name="ro1">
          <table:table-cell office:value-type="float" office:value="438500" calcext:value-type="float">
            <text:p>438500</text:p>
          </table:table-cell>
          <table:table-cell/>
          <table:table-cell office:value-type="float" office:value="0.0228209" calcext:value-type="float">
            <text:p>0.0228209</text:p>
          </table:table-cell>
          <table:table-cell office:value-type="float" office:value="0.00153876" calcext:value-type="float">
            <text:p>0.00153876</text:p>
          </table:table-cell>
          <table:table-cell office:value-type="float" office:value="0.356513" calcext:value-type="float">
            <text:p>0.356513</text:p>
          </table:table-cell>
          <table:table-cell office:value-type="float" office:value="0.0716093" calcext:value-type="float">
            <text:p>0.0716093</text:p>
          </table:table-cell>
          <table:table-cell office:value-type="float" office:value="0.00241038" calcext:value-type="float">
            <text:p>0.00241038</text:p>
          </table:table-cell>
          <table:table-cell office:value-type="float" office:value="0.00151547" calcext:value-type="float">
            <text:p>0.00151547</text:p>
          </table:table-cell>
          <table:table-cell office:value-type="float" office:value="0.00196628" calcext:value-type="float">
            <text:p>0.00196628</text:p>
          </table:table-cell>
        </table:table-row>
        <table:table-row table:style-name="ro1">
          <table:table-cell office:value-type="float" office:value="438000" calcext:value-type="float">
            <text:p>438000</text:p>
          </table:table-cell>
          <table:table-cell/>
          <table:table-cell office:value-type="float" office:value="0.0247706" calcext:value-type="float">
            <text:p>0.0247706</text:p>
          </table:table-cell>
          <table:table-cell office:value-type="float" office:value="0.00152416" calcext:value-type="float">
            <text:p>0.00152416</text:p>
          </table:table-cell>
          <table:table-cell office:value-type="float" office:value="0.376018" calcext:value-type="float">
            <text:p>0.376018</text:p>
          </table:table-cell>
          <table:table-cell office:value-type="float" office:value="0.0758845" calcext:value-type="float">
            <text:p>0.0758845</text:p>
          </table:table-cell>
          <table:table-cell office:value-type="float" office:value="0.00315845" calcext:value-type="float">
            <text:p>0.00315845</text:p>
          </table:table-cell>
          <table:table-cell office:value-type="float" office:value="0.00137099" calcext:value-type="float">
            <text:p>0.00137099</text:p>
          </table:table-cell>
          <table:table-cell office:value-type="float" office:value="0.00199707" calcext:value-type="float">
            <text:p>0.00199707</text:p>
          </table:table-cell>
        </table:table-row>
        <table:table-row table:style-name="ro1">
          <table:table-cell office:value-type="float" office:value="437500" calcext:value-type="float">
            <text:p>437500</text:p>
          </table:table-cell>
          <table:table-cell/>
          <table:table-cell office:value-type="float" office:value="0.0222347" calcext:value-type="float">
            <text:p>0.0222347</text:p>
          </table:table-cell>
          <table:table-cell office:value-type="float" office:value="0.00151034" calcext:value-type="float">
            <text:p>0.00151034</text:p>
          </table:table-cell>
          <table:table-cell office:value-type="float" office:value="0.379079" calcext:value-type="float">
            <text:p>0.379079</text:p>
          </table:table-cell>
          <table:table-cell office:value-type="float" office:value="0.0787559" calcext:value-type="float">
            <text:p>0.0787559</text:p>
          </table:table-cell>
          <table:table-cell office:value-type="float" office:value="0.00353307" calcext:value-type="float">
            <text:p>0.00353307</text:p>
          </table:table-cell>
          <table:table-cell office:value-type="float" office:value="0.00121269" calcext:value-type="float">
            <text:p>0.00121269</text:p>
          </table:table-cell>
          <table:table-cell office:value-type="float" office:value="0.00196431" calcext:value-type="float">
            <text:p>0.00196431</text:p>
          </table:table-cell>
        </table:table-row>
        <table:table-row table:style-name="ro1">
          <table:table-cell office:value-type="float" office:value="437000" calcext:value-type="float">
            <text:p>437000</text:p>
          </table:table-cell>
          <table:table-cell/>
          <table:table-cell office:value-type="float" office:value="0.0242712" calcext:value-type="float">
            <text:p>0.0242712</text:p>
          </table:table-cell>
          <table:table-cell office:value-type="float" office:value="0.00148744" calcext:value-type="float">
            <text:p>0.00148744</text:p>
          </table:table-cell>
          <table:table-cell office:value-type="float" office:value="0.367374" calcext:value-type="float">
            <text:p>0.367374</text:p>
          </table:table-cell>
          <table:table-cell office:value-type="float" office:value="0.0744302" calcext:value-type="float">
            <text:p>0.0744302</text:p>
          </table:table-cell>
          <table:table-cell office:value-type="float" office:value="0.00321135" calcext:value-type="float">
            <text:p>0.00321135</text:p>
          </table:table-cell>
          <table:table-cell office:value-type="float" office:value="0.00124467" calcext:value-type="float">
            <text:p>0.00124467</text:p>
          </table:table-cell>
          <table:table-cell office:value-type="float" office:value="0.00194931" calcext:value-type="float">
            <text:p>0.00194931</text:p>
          </table:table-cell>
        </table:table-row>
        <table:table-row table:style-name="ro1">
          <table:table-cell office:value-type="float" office:value="436500" calcext:value-type="float">
            <text:p>436500</text:p>
          </table:table-cell>
          <table:table-cell/>
          <table:table-cell office:value-type="float" office:value="0.0234253" calcext:value-type="float">
            <text:p>0.0234253</text:p>
          </table:table-cell>
          <table:table-cell office:value-type="float" office:value="0.00154231" calcext:value-type="float">
            <text:p>0.00154231</text:p>
          </table:table-cell>
          <table:table-cell office:value-type="float" office:value="0.357598" calcext:value-type="float">
            <text:p>0.357598</text:p>
          </table:table-cell>
          <table:table-cell office:value-type="float" office:value="0.0720352" calcext:value-type="float">
            <text:p>0.0720352</text:p>
          </table:table-cell>
          <table:table-cell office:value-type="float" office:value="0.00273448" calcext:value-type="float">
            <text:p>0.00273448</text:p>
          </table:table-cell>
          <table:table-cell office:value-type="float" office:value="0.00117203" calcext:value-type="float">
            <text:p>0.00117203</text:p>
          </table:table-cell>
          <table:table-cell office:value-type="float" office:value="0.00192523" calcext:value-type="float">
            <text:p>0.00192523</text:p>
          </table:table-cell>
        </table:table-row>
        <table:table-row table:style-name="ro1">
          <table:table-cell office:value-type="float" office:value="436000" calcext:value-type="float">
            <text:p>436000</text:p>
          </table:table-cell>
          <table:table-cell/>
          <table:table-cell office:value-type="float" office:value="0.0218399" calcext:value-type="float">
            <text:p>0.0218399</text:p>
          </table:table-cell>
          <table:table-cell office:value-type="float" office:value="0.00151271" calcext:value-type="float">
            <text:p>0.00151271</text:p>
          </table:table-cell>
          <table:table-cell office:value-type="float" office:value="0.354852" calcext:value-type="float">
            <text:p>0.354852</text:p>
          </table:table-cell>
          <table:table-cell office:value-type="float" office:value="0.0710708" calcext:value-type="float">
            <text:p>0.0710708</text:p>
          </table:table-cell>
          <table:table-cell office:value-type="float" office:value="0.00247868" calcext:value-type="float">
            <text:p>0.00247868</text:p>
          </table:table-cell>
          <table:table-cell office:value-type="float" office:value="0.00109071" calcext:value-type="float">
            <text:p>0.00109071</text:p>
          </table:table-cell>
          <table:table-cell office:value-type="float" office:value="0.00191457" calcext:value-type="float">
            <text:p>0.00191457</text:p>
          </table:table-cell>
        </table:table-row>
        <table:table-row table:style-name="ro1">
          <table:table-cell office:value-type="float" office:value="435500" calcext:value-type="float">
            <text:p>435500</text:p>
          </table:table-cell>
          <table:table-cell/>
          <table:table-cell office:value-type="float" office:value="0.0232764" calcext:value-type="float">
            <text:p>0.0232764</text:p>
          </table:table-cell>
          <table:table-cell office:value-type="float" office:value="0.00153639" calcext:value-type="float">
            <text:p>0.00153639</text:p>
          </table:table-cell>
          <table:table-cell office:value-type="float" office:value="0.357352" calcext:value-type="float">
            <text:p>0.357352</text:p>
          </table:table-cell>
          <table:table-cell office:value-type="float" office:value="0.0717036" calcext:value-type="float">
            <text:p>0.0717036</text:p>
          </table:table-cell>
          <table:table-cell office:value-type="float" office:value="0.0024996" calcext:value-type="float">
            <text:p>0.0024996</text:p>
          </table:table-cell>
          <table:table-cell office:value-type="float" office:value="0.00115466" calcext:value-type="float">
            <text:p>0.00115466</text:p>
          </table:table-cell>
          <table:table-cell office:value-type="float" office:value="0.00189286" calcext:value-type="float">
            <text:p>0.00189286</text:p>
          </table:table-cell>
        </table:table-row>
        <table:table-row table:style-name="ro1">
          <table:table-cell office:value-type="float" office:value="435000" calcext:value-type="float">
            <text:p>435000</text:p>
          </table:table-cell>
          <table:table-cell/>
          <table:table-cell office:value-type="float" office:value="0.0228469" calcext:value-type="float">
            <text:p>0.0228469</text:p>
          </table:table-cell>
          <table:table-cell office:value-type="float" office:value="0.0015585" calcext:value-type="float">
            <text:p>0.0015585</text:p>
          </table:table-cell>
          <table:table-cell office:value-type="float" office:value="0.375542" calcext:value-type="float">
            <text:p>0.375542</text:p>
          </table:table-cell>
          <table:table-cell office:value-type="float" office:value="0.0754498" calcext:value-type="float">
            <text:p>0.0754498</text:p>
          </table:table-cell>
          <table:table-cell office:value-type="float" office:value="0.0024017" calcext:value-type="float">
            <text:p>0.0024017</text:p>
          </table:table-cell>
          <table:table-cell office:value-type="float" office:value="0.00120322" calcext:value-type="float">
            <text:p>0.00120322</text:p>
          </table:table-cell>
          <table:table-cell office:value-type="float" office:value="0.00200931" calcext:value-type="float">
            <text:p>0.00200931</text:p>
          </table:table-cell>
        </table:table-row>
        <table:table-row table:style-name="ro1">
          <table:table-cell office:value-type="float" office:value="434500" calcext:value-type="float">
            <text:p>434500</text:p>
          </table:table-cell>
          <table:table-cell/>
          <table:table-cell office:value-type="float" office:value="0.0237813" calcext:value-type="float">
            <text:p>0.0237813</text:p>
          </table:table-cell>
          <table:table-cell office:value-type="float" office:value="0.00153205" calcext:value-type="float">
            <text:p>0.00153205</text:p>
          </table:table-cell>
          <table:table-cell office:value-type="float" office:value="0.356049" calcext:value-type="float">
            <text:p>0.356049</text:p>
          </table:table-cell>
          <table:table-cell office:value-type="float" office:value="0.0732929" calcext:value-type="float">
            <text:p>0.0732929</text:p>
          </table:table-cell>
          <table:table-cell office:value-type="float" office:value="0.00254065" calcext:value-type="float">
            <text:p>0.00254065</text:p>
          </table:table-cell>
          <table:table-cell office:value-type="float" office:value="0.00125098" calcext:value-type="float">
            <text:p>0.00125098</text:p>
          </table:table-cell>
          <table:table-cell office:value-type="float" office:value="0.00193747" calcext:value-type="float">
            <text:p>0.00193747</text:p>
          </table:table-cell>
        </table:table-row>
        <table:table-row table:style-name="ro1">
          <table:table-cell office:value-type="float" office:value="434000" calcext:value-type="float">
            <text:p>434000</text:p>
          </table:table-cell>
          <table:table-cell/>
          <table:table-cell office:value-type="float" office:value="0.0224273" calcext:value-type="float">
            <text:p>0.0224273</text:p>
          </table:table-cell>
          <table:table-cell office:value-type="float" office:value="0.00157587" calcext:value-type="float">
            <text:p>0.00157587</text:p>
          </table:table-cell>
          <table:table-cell office:value-type="float" office:value="0.362445" calcext:value-type="float">
            <text:p>0.362445</text:p>
          </table:table-cell>
          <table:table-cell office:value-type="float" office:value="0.0726297" calcext:value-type="float">
            <text:p>0.0726297</text:p>
          </table:table-cell>
          <table:table-cell office:value-type="float" office:value="0.00238473" calcext:value-type="float">
            <text:p>0.00238473</text:p>
          </table:table-cell>
          <table:table-cell office:value-type="float" office:value="0.0011598" calcext:value-type="float">
            <text:p>0.0011598</text:p>
          </table:table-cell>
          <table:table-cell office:value-type="float" office:value="0.00196352" calcext:value-type="float">
            <text:p>0.00196352</text:p>
          </table:table-cell>
        </table:table-row>
        <table:table-row table:style-name="ro1">
          <table:table-cell office:value-type="float" office:value="433500" calcext:value-type="float">
            <text:p>433500</text:p>
          </table:table-cell>
          <table:table-cell/>
          <table:table-cell office:value-type="float" office:value="0.023462" calcext:value-type="float">
            <text:p>0.023462</text:p>
          </table:table-cell>
          <table:table-cell office:value-type="float" office:value="0.00149771" calcext:value-type="float">
            <text:p>0.00149771</text:p>
          </table:table-cell>
          <table:table-cell office:value-type="float" office:value="0.378164" calcext:value-type="float">
            <text:p>0.378164</text:p>
          </table:table-cell>
          <table:table-cell office:value-type="float" office:value="0.0762587" calcext:value-type="float">
            <text:p>0.0762587</text:p>
          </table:table-cell>
          <table:table-cell office:value-type="float" office:value="0.00241828" calcext:value-type="float">
            <text:p>0.00241828</text:p>
          </table:table-cell>
          <table:table-cell office:value-type="float" office:value="0.00117282" calcext:value-type="float">
            <text:p>0.00117282</text:p>
          </table:table-cell>
          <table:table-cell office:value-type="float" office:value="0.00202668" calcext:value-type="float">
            <text:p>0.00202668</text:p>
          </table:table-cell>
        </table:table-row>
        <table:table-row table:style-name="ro1">
          <table:table-cell office:value-type="float" office:value="433000" calcext:value-type="float">
            <text:p>433000</text:p>
          </table:table-cell>
          <table:table-cell/>
          <table:table-cell office:value-type="float" office:value="0.0238267" calcext:value-type="float">
            <text:p>0.0238267</text:p>
          </table:table-cell>
          <table:table-cell office:value-type="float" office:value="0.00148902" calcext:value-type="float">
            <text:p>0.00148902</text:p>
          </table:table-cell>
          <table:table-cell office:value-type="float" office:value="0.348708" calcext:value-type="float">
            <text:p>0.348708</text:p>
          </table:table-cell>
          <table:table-cell office:value-type="float" office:value="0.0714853" calcext:value-type="float">
            <text:p>0.0714853</text:p>
          </table:table-cell>
          <table:table-cell office:value-type="float" office:value="0.00227498" calcext:value-type="float">
            <text:p>0.00227498</text:p>
          </table:table-cell>
          <table:table-cell office:value-type="float" office:value="0.00115269" calcext:value-type="float">
            <text:p>0.00115269</text:p>
          </table:table-cell>
          <table:table-cell office:value-type="float" office:value="0.0019801" calcext:value-type="float">
            <text:p>0.0019801</text:p>
          </table:table-cell>
        </table:table-row>
        <table:table-row table:style-name="ro1">
          <table:table-cell office:value-type="float" office:value="432500" calcext:value-type="float">
            <text:p>432500</text:p>
          </table:table-cell>
          <table:table-cell/>
          <table:table-cell office:value-type="float" office:value="0.0230534" calcext:value-type="float">
            <text:p>0.0230534</text:p>
          </table:table-cell>
          <table:table-cell office:value-type="float" office:value="0.00155732" calcext:value-type="float">
            <text:p>0.00155732</text:p>
          </table:table-cell>
          <table:table-cell office:value-type="float" office:value="0.346455" calcext:value-type="float">
            <text:p>0.346455</text:p>
          </table:table-cell>
          <table:table-cell office:value-type="float" office:value="0.0714671" calcext:value-type="float">
            <text:p>0.0714671</text:p>
          </table:table-cell>
          <table:table-cell office:value-type="float" office:value="0.00232156" calcext:value-type="float">
            <text:p>0.00232156</text:p>
          </table:table-cell>
          <table:table-cell office:value-type="float" office:value="0.00146494" calcext:value-type="float">
            <text:p>0.00146494</text:p>
          </table:table-cell>
          <table:table-cell office:value-type="float" office:value="0.0019351" calcext:value-type="float">
            <text:p>0.0019351</text:p>
          </table:table-cell>
        </table:table-row>
        <table:table-row table:style-name="ro1">
          <table:table-cell office:value-type="float" office:value="432000" calcext:value-type="float">
            <text:p>432000</text:p>
          </table:table-cell>
          <table:table-cell/>
          <table:table-cell office:value-type="float" office:value="0.0229598" calcext:value-type="float">
            <text:p>0.0229598</text:p>
          </table:table-cell>
          <table:table-cell office:value-type="float" office:value="0.0015581" calcext:value-type="float">
            <text:p>0.0015581</text:p>
          </table:table-cell>
          <table:table-cell office:value-type="float" office:value="0.37137" calcext:value-type="float">
            <text:p>0.37137</text:p>
          </table:table-cell>
          <table:table-cell office:value-type="float" office:value="0.076284" calcext:value-type="float">
            <text:p>0.076284</text:p>
          </table:table-cell>
          <table:table-cell office:value-type="float" office:value="0.00231012" calcext:value-type="float">
            <text:p>0.00231012</text:p>
          </table:table-cell>
          <table:table-cell office:value-type="float" office:value="0.00145231" calcext:value-type="float">
            <text:p>0.00145231</text:p>
          </table:table-cell>
          <table:table-cell office:value-type="float" office:value="0.00201365" calcext:value-type="float">
            <text:p>0.00201365</text:p>
          </table:table-cell>
        </table:table-row>
        <table:table-row table:style-name="ro1">
          <table:table-cell office:value-type="float" office:value="431500" calcext:value-type="float">
            <text:p>431500</text:p>
          </table:table-cell>
          <table:table-cell/>
          <table:table-cell office:value-type="float" office:value="0.0224348" calcext:value-type="float">
            <text:p>0.0224348</text:p>
          </table:table-cell>
          <table:table-cell office:value-type="float" office:value="0.0015431" calcext:value-type="float">
            <text:p>0.0015431</text:p>
          </table:table-cell>
          <table:table-cell office:value-type="float" office:value="0.346412" calcext:value-type="float">
            <text:p>0.346412</text:p>
          </table:table-cell>
          <table:table-cell office:value-type="float" office:value="0.0699817" calcext:value-type="float">
            <text:p>0.0699817</text:p>
          </table:table-cell>
          <table:table-cell office:value-type="float" office:value="0.00231722" calcext:value-type="float">
            <text:p>0.00231722</text:p>
          </table:table-cell>
          <table:table-cell office:value-type="float" office:value="0.00135796" calcext:value-type="float">
            <text:p>0.00135796</text:p>
          </table:table-cell>
          <table:table-cell office:value-type="float" office:value="0.00191418" calcext:value-type="float">
            <text:p>0.00191418</text:p>
          </table:table-cell>
        </table:table-row>
        <table:table-row table:style-name="ro1">
          <table:table-cell office:value-type="float" office:value="431000" calcext:value-type="float">
            <text:p>431000</text:p>
          </table:table-cell>
          <table:table-cell/>
          <table:table-cell office:value-type="float" office:value="0.0220697" calcext:value-type="float">
            <text:p>0.0220697</text:p>
          </table:table-cell>
          <table:table-cell office:value-type="float" office:value="0.00154389" calcext:value-type="float">
            <text:p>0.00154389</text:p>
          </table:table-cell>
          <table:table-cell office:value-type="float" office:value="0.360881" calcext:value-type="float">
            <text:p>0.360881</text:p>
          </table:table-cell>
          <table:table-cell office:value-type="float" office:value="0.0723534" calcext:value-type="float">
            <text:p>0.0723534</text:p>
          </table:table-cell>
          <table:table-cell office:value-type="float" office:value="0.00233814" calcext:value-type="float">
            <text:p>0.00233814</text:p>
          </table:table-cell>
          <table:table-cell office:value-type="float" office:value="0.00131257" calcext:value-type="float">
            <text:p>0.00131257</text:p>
          </table:table-cell>
          <table:table-cell office:value-type="float" office:value="0.00199076" calcext:value-type="float">
            <text:p>0.00199076</text:p>
          </table:table-cell>
        </table:table-row>
        <table:table-row table:style-name="ro1">
          <table:table-cell office:value-type="float" office:value="430500" calcext:value-type="float">
            <text:p>430500</text:p>
          </table:table-cell>
          <table:table-cell/>
          <table:table-cell office:value-type="float" office:value="0.0225552" calcext:value-type="float">
            <text:p>0.0225552</text:p>
          </table:table-cell>
          <table:table-cell office:value-type="float" office:value="0.00153876" calcext:value-type="float">
            <text:p>0.00153876</text:p>
          </table:table-cell>
          <table:table-cell office:value-type="float" office:value="0.348573" calcext:value-type="float">
            <text:p>0.348573</text:p>
          </table:table-cell>
          <table:table-cell office:value-type="float" office:value="0.0711087" calcext:value-type="float">
            <text:p>0.0711087</text:p>
          </table:table-cell>
          <table:table-cell office:value-type="float" office:value="0.00230538" calcext:value-type="float">
            <text:p>0.00230538</text:p>
          </table:table-cell>
          <table:table-cell office:value-type="float" office:value="0.00125612" calcext:value-type="float">
            <text:p>0.00125612</text:p>
          </table:table-cell>
          <table:table-cell office:value-type="float" office:value="0.00190589" calcext:value-type="float">
            <text:p>0.00190589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/>
          <table:table-cell office:value-type="float" office:value="0.0224253" calcext:value-type="float">
            <text:p>0.0224253</text:p>
          </table:table-cell>
          <table:table-cell office:value-type="float" office:value="0.00151429" calcext:value-type="float">
            <text:p>0.00151429</text:p>
          </table:table-cell>
          <table:table-cell office:value-type="float" office:value="0.354299" calcext:value-type="float">
            <text:p>0.354299</text:p>
          </table:table-cell>
          <table:table-cell office:value-type="float" office:value="0.0710305" calcext:value-type="float">
            <text:p>0.0710305</text:p>
          </table:table-cell>
          <table:table-cell office:value-type="float" office:value="0.00225603" calcext:value-type="float">
            <text:p>0.00225603</text:p>
          </table:table-cell>
          <table:table-cell office:value-type="float" office:value="0.0012198" calcext:value-type="float">
            <text:p>0.0012198</text:p>
          </table:table-cell>
          <table:table-cell office:value-type="float" office:value="0.0019422" calcext:value-type="float">
            <text:p>0.0019422</text:p>
          </table:table-cell>
        </table:table-row>
        <table:table-row table:style-name="ro1">
          <table:table-cell office:value-type="float" office:value="429500" calcext:value-type="float">
            <text:p>429500</text:p>
          </table:table-cell>
          <table:table-cell/>
          <table:table-cell office:value-type="float" office:value="0.022659" calcext:value-type="float">
            <text:p>0.022659</text:p>
          </table:table-cell>
          <table:table-cell office:value-type="float" office:value="0.00153797" calcext:value-type="float">
            <text:p>0.00153797</text:p>
          </table:table-cell>
          <table:table-cell office:value-type="float" office:value="0.339881" calcext:value-type="float">
            <text:p>0.339881</text:p>
          </table:table-cell>
          <table:table-cell office:value-type="float" office:value="0.0687015" calcext:value-type="float">
            <text:p>0.0687015</text:p>
          </table:table-cell>
          <table:table-cell office:value-type="float" office:value="0.00229709" calcext:value-type="float">
            <text:p>0.00229709</text:p>
          </table:table-cell>
          <table:table-cell office:value-type="float" office:value="0.00119059" calcext:value-type="float">
            <text:p>0.00119059</text:p>
          </table:table-cell>
          <table:table-cell office:value-type="float" office:value="0.00191575" calcext:value-type="float">
            <text:p>0.00191575</text:p>
          </table:table-cell>
        </table:table-row>
        <table:table-row table:style-name="ro1">
          <table:table-cell office:value-type="float" office:value="429000" calcext:value-type="float">
            <text:p>429000</text:p>
          </table:table-cell>
          <table:table-cell/>
          <table:table-cell office:value-type="float" office:value="0.0217116" calcext:value-type="float">
            <text:p>0.0217116</text:p>
          </table:table-cell>
          <table:table-cell office:value-type="float" office:value="0.00151823" calcext:value-type="float">
            <text:p>0.00151823</text:p>
          </table:table-cell>
          <table:table-cell office:value-type="float" office:value="0.344216" calcext:value-type="float">
            <text:p>0.344216</text:p>
          </table:table-cell>
          <table:table-cell office:value-type="float" office:value="0.0694855" calcext:value-type="float">
            <text:p>0.0694855</text:p>
          </table:table-cell>
          <table:table-cell office:value-type="float" office:value="0.00224538" calcext:value-type="float">
            <text:p>0.00224538</text:p>
          </table:table-cell>
          <table:table-cell office:value-type="float" office:value="0.00109545" calcext:value-type="float">
            <text:p>0.00109545</text:p>
          </table:table-cell>
          <table:table-cell office:value-type="float" office:value="0.00191733" calcext:value-type="float">
            <text:p>0.00191733</text:p>
          </table:table-cell>
        </table:table-row>
        <table:table-row table:style-name="ro1">
          <table:table-cell office:value-type="float" office:value="428500" calcext:value-type="float">
            <text:p>428500</text:p>
          </table:table-cell>
          <table:table-cell/>
          <table:table-cell office:value-type="float" office:value="0.0225631" calcext:value-type="float">
            <text:p>0.0225631</text:p>
          </table:table-cell>
          <table:table-cell office:value-type="float" office:value="0.00154152" calcext:value-type="float">
            <text:p>0.00154152</text:p>
          </table:table-cell>
          <table:table-cell office:value-type="float" office:value="0.382072" calcext:value-type="float">
            <text:p>0.382072</text:p>
          </table:table-cell>
          <table:table-cell office:value-type="float" office:value="0.0753365" calcext:value-type="float">
            <text:p>0.0753365</text:p>
          </table:table-cell>
          <table:table-cell office:value-type="float" office:value="0.00226038" calcext:value-type="float">
            <text:p>0.00226038</text:p>
          </table:table-cell>
          <table:table-cell office:value-type="float" office:value="0.00118111" calcext:value-type="float">
            <text:p>0.00118111</text:p>
          </table:table-cell>
          <table:table-cell office:value-type="float" office:value="0.0019876" calcext:value-type="float">
            <text:p>0.0019876</text:p>
          </table:table-cell>
        </table:table-row>
        <table:table-row table:style-name="ro1">
          <table:table-cell office:value-type="float" office:value="428000" calcext:value-type="float">
            <text:p>428000</text:p>
          </table:table-cell>
          <table:table-cell/>
          <table:table-cell office:value-type="float" office:value="0.0221534" calcext:value-type="float">
            <text:p>0.0221534</text:p>
          </table:table-cell>
          <table:table-cell office:value-type="float" office:value="0.00152179" calcext:value-type="float">
            <text:p>0.00152179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0701806" calcext:value-type="float">
            <text:p>0.0701806</text:p>
          </table:table-cell>
          <table:table-cell office:value-type="float" office:value="0.00223709" calcext:value-type="float">
            <text:p>0.00223709</text:p>
          </table:table-cell>
          <table:table-cell office:value-type="float" office:value="0.00116295" calcext:value-type="float">
            <text:p>0.00116295</text:p>
          </table:table-cell>
          <table:table-cell office:value-type="float" office:value="0.00194181" calcext:value-type="float">
            <text:p>0.00194181</text:p>
          </table:table-cell>
        </table:table-row>
        <table:table-row table:style-name="ro1">
          <table:table-cell office:value-type="float" office:value="427500" calcext:value-type="float">
            <text:p>427500</text:p>
          </table:table-cell>
          <table:table-cell/>
          <table:table-cell office:value-type="float" office:value="0.0232417" calcext:value-type="float">
            <text:p>0.0232417</text:p>
          </table:table-cell>
          <table:table-cell office:value-type="float" office:value="0.00155218" calcext:value-type="float">
            <text:p>0.00155218</text:p>
          </table:table-cell>
          <table:table-cell office:value-type="float" office:value="0.354657" calcext:value-type="float">
            <text:p>0.354657</text:p>
          </table:table-cell>
          <table:table-cell office:value-type="float" office:value="0.0721217" calcext:value-type="float">
            <text:p>0.0721217</text:p>
          </table:table-cell>
          <table:table-cell office:value-type="float" office:value="0.00236933" calcext:value-type="float">
            <text:p>0.00236933</text:p>
          </table:table-cell>
          <table:table-cell office:value-type="float" office:value="0.00121269" calcext:value-type="float">
            <text:p>0.00121269</text:p>
          </table:table-cell>
          <table:table-cell office:value-type="float" office:value="0.00193431" calcext:value-type="float">
            <text:p>0.00193431</text:p>
          </table:table-cell>
        </table:table-row>
        <table:table-row table:style-name="ro1">
          <table:table-cell office:value-type="float" office:value="427000" calcext:value-type="float">
            <text:p>427000</text:p>
          </table:table-cell>
          <table:table-cell/>
          <table:table-cell office:value-type="float" office:value="0.0237541" calcext:value-type="float">
            <text:p>0.0237541</text:p>
          </table:table-cell>
          <table:table-cell office:value-type="float" office:value="0.0015431" calcext:value-type="float">
            <text:p>0.0015431</text:p>
          </table:table-cell>
          <table:table-cell office:value-type="float" office:value="0.355723" calcext:value-type="float">
            <text:p>0.355723</text:p>
          </table:table-cell>
          <table:table-cell office:value-type="float" office:value="0.0717182" calcext:value-type="float">
            <text:p>0.0717182</text:p>
          </table:table-cell>
          <table:table-cell office:value-type="float" office:value="0.00238986" calcext:value-type="float">
            <text:p>0.00238986</text:p>
          </table:table-cell>
          <table:table-cell office:value-type="float" office:value="0.00120638" calcext:value-type="float">
            <text:p>0.00120638</text:p>
          </table:table-cell>
          <table:table-cell office:value-type="float" office:value="0.00189681" calcext:value-type="float">
            <text:p>0.00189681</text:p>
          </table:table-cell>
        </table:table-row>
        <table:table-row table:style-name="ro1">
          <table:table-cell office:value-type="float" office:value="426500" calcext:value-type="float">
            <text:p>426500</text:p>
          </table:table-cell>
          <table:table-cell/>
          <table:table-cell office:value-type="float" office:value="0.0223839" calcext:value-type="float">
            <text:p>0.0223839</text:p>
          </table:table-cell>
          <table:table-cell office:value-type="float" office:value="0.00156205" calcext:value-type="float">
            <text:p>0.00156205</text:p>
          </table:table-cell>
          <table:table-cell office:value-type="float" office:value="0.350345" calcext:value-type="float">
            <text:p>0.350345</text:p>
          </table:table-cell>
          <table:table-cell office:value-type="float" office:value="0.0683782" calcext:value-type="float">
            <text:p>0.0683782</text:p>
          </table:table-cell>
          <table:table-cell office:value-type="float" office:value="0.00227261" calcext:value-type="float">
            <text:p>0.00227261</text:p>
          </table:table-cell>
          <table:table-cell office:value-type="float" office:value="0.00110887" calcext:value-type="float">
            <text:p>0.00110887</text:p>
          </table:table-cell>
          <table:table-cell office:value-type="float" office:value="0.00186838" calcext:value-type="float">
            <text:p>0.00186838</text:p>
          </table:table-cell>
        </table:table-row>
        <table:table-row table:style-name="ro1">
          <table:table-cell office:value-type="float" office:value="426000" calcext:value-type="float">
            <text:p>426000</text:p>
          </table:table-cell>
          <table:table-cell/>
          <table:table-cell office:value-type="float" office:value="0.0221664" calcext:value-type="float">
            <text:p>0.0221664</text:p>
          </table:table-cell>
          <table:table-cell office:value-type="float" office:value="0.00152337" calcext:value-type="float">
            <text:p>0.00152337</text:p>
          </table:table-cell>
          <table:table-cell office:value-type="float" office:value="0.345477" calcext:value-type="float">
            <text:p>0.345477</text:p>
          </table:table-cell>
          <table:table-cell office:value-type="float" office:value="0.0740137" calcext:value-type="float">
            <text:p>0.0740137</text:p>
          </table:table-cell>
          <table:table-cell office:value-type="float" office:value="0.00221182" calcext:value-type="float">
            <text:p>0.00221182</text:p>
          </table:table-cell>
          <table:table-cell office:value-type="float" office:value="0.00106782" calcext:value-type="float">
            <text:p>0.00106782</text:p>
          </table:table-cell>
          <table:table-cell office:value-type="float" office:value="0.0019201" calcext:value-type="float">
            <text:p>0.0019201</text:p>
          </table:table-cell>
        </table:table-row>
        <table:table-row table:style-name="ro1">
          <table:table-cell office:value-type="float" office:value="425500" calcext:value-type="float">
            <text:p>425500</text:p>
          </table:table-cell>
          <table:table-cell/>
          <table:table-cell office:value-type="float" office:value="0.0231541" calcext:value-type="float">
            <text:p>0.0231541</text:p>
          </table:table-cell>
          <table:table-cell office:value-type="float" office:value="0.00150718" calcext:value-type="float">
            <text:p>0.00150718</text:p>
          </table:table-cell>
          <table:table-cell office:value-type="float" office:value="0.361538" calcext:value-type="float">
            <text:p>0.361538</text:p>
          </table:table-cell>
          <table:table-cell office:value-type="float" office:value="0.0724706" calcext:value-type="float">
            <text:p>0.0724706</text:p>
          </table:table-cell>
          <table:table-cell office:value-type="float" office:value="0.00223511" calcext:value-type="float">
            <text:p>0.00223511</text:p>
          </table:table-cell>
          <table:table-cell office:value-type="float" office:value="0.00110019" calcext:value-type="float">
            <text:p>0.00110019</text:p>
          </table:table-cell>
          <table:table-cell office:value-type="float" office:value="0.00195799" calcext:value-type="float">
            <text:p>0.00195799</text:p>
          </table:table-cell>
        </table:table-row>
        <table:table-row table:style-name="ro1">
          <table:table-cell office:value-type="float" office:value="425000" calcext:value-type="float">
            <text:p>425000</text:p>
          </table:table-cell>
          <table:table-cell/>
          <table:table-cell office:value-type="float" office:value="0.0214633" calcext:value-type="float">
            <text:p>0.0214633</text:p>
          </table:table-cell>
          <table:table-cell office:value-type="float" office:value="0.00151626" calcext:value-type="float">
            <text:p>0.00151626</text:p>
          </table:table-cell>
          <table:table-cell office:value-type="float" office:value="0.357502" calcext:value-type="float">
            <text:p>0.357502</text:p>
          </table:table-cell>
          <table:table-cell office:value-type="float" office:value="0.0706247" calcext:value-type="float">
            <text:p>0.0706247</text:p>
          </table:table-cell>
          <table:table-cell office:value-type="float" office:value="0.00217116" calcext:value-type="float">
            <text:p>0.00217116</text:p>
          </table:table-cell>
          <table:table-cell office:value-type="float" office:value="0.00105321" calcext:value-type="float">
            <text:p>0.00105321</text:p>
          </table:table-cell>
          <table:table-cell office:value-type="float" office:value="0.00189049" calcext:value-type="float">
            <text:p>0.00189049</text:p>
          </table:table-cell>
        </table:table-row>
        <table:table-row table:style-name="ro1">
          <table:table-cell office:value-type="float" office:value="424500" calcext:value-type="float">
            <text:p>424500</text:p>
          </table:table-cell>
          <table:table-cell/>
          <table:table-cell office:value-type="float" office:value="0.0220531" calcext:value-type="float">
            <text:p>0.0220531</text:p>
          </table:table-cell>
          <table:table-cell office:value-type="float" office:value="0.00157942" calcext:value-type="float">
            <text:p>0.00157942</text:p>
          </table:table-cell>
          <table:table-cell office:value-type="float" office:value="0.345554" calcext:value-type="float">
            <text:p>0.345554</text:p>
          </table:table-cell>
          <table:table-cell office:value-type="float" office:value="0.0705691" calcext:value-type="float">
            <text:p>0.0705691</text:p>
          </table:table-cell>
          <table:table-cell office:value-type="float" office:value="0.00221143" calcext:value-type="float">
            <text:p>0.00221143</text:p>
          </table:table-cell>
          <table:table-cell office:value-type="float" office:value="0.00107295" calcext:value-type="float">
            <text:p>0.00107295</text:p>
          </table:table-cell>
          <table:table-cell office:value-type="float" office:value="0.00189681" calcext:value-type="float">
            <text:p>0.00189681</text:p>
          </table:table-cell>
        </table:table-row>
        <table:table-row table:style-name="ro1">
          <table:table-cell office:value-type="float" office:value="424000" calcext:value-type="float">
            <text:p>424000</text:p>
          </table:table-cell>
          <table:table-cell/>
          <table:table-cell office:value-type="float" office:value="0.0216232" calcext:value-type="float">
            <text:p>0.0216232</text:p>
          </table:table-cell>
          <table:table-cell office:value-type="float" office:value="0.00157389" calcext:value-type="float">
            <text:p>0.00157389</text:p>
          </table:table-cell>
          <table:table-cell office:value-type="float" office:value="0.351173" calcext:value-type="float">
            <text:p>0.351173</text:p>
          </table:table-cell>
          <table:table-cell office:value-type="float" office:value="0.0705209" calcext:value-type="float">
            <text:p>0.0705209</text:p>
          </table:table-cell>
          <table:table-cell office:value-type="float" office:value="0.00219327" calcext:value-type="float">
            <text:p>0.00219327</text:p>
          </table:table-cell>
          <table:table-cell office:value-type="float" office:value="0.00106071" calcext:value-type="float">
            <text:p>0.00106071</text:p>
          </table:table-cell>
          <table:table-cell office:value-type="float" office:value="0.00194339" calcext:value-type="float">
            <text:p>0.00194339</text:p>
          </table:table-cell>
        </table:table-row>
        <table:table-row table:style-name="ro1">
          <table:table-cell office:value-type="float" office:value="423500" calcext:value-type="float">
            <text:p>423500</text:p>
          </table:table-cell>
          <table:table-cell/>
          <table:table-cell office:value-type="float" office:value="0.0221593" calcext:value-type="float">
            <text:p>0.0221593</text:p>
          </table:table-cell>
          <table:table-cell office:value-type="float" office:value="0.00166666" calcext:value-type="float">
            <text:p>0.00166666</text:p>
          </table:table-cell>
          <table:table-cell office:value-type="float" office:value="0.360844" calcext:value-type="float">
            <text:p>0.360844</text:p>
          </table:table-cell>
          <table:table-cell office:value-type="float" office:value="0.0721007" calcext:value-type="float">
            <text:p>0.0721007</text:p>
          </table:table-cell>
          <table:table-cell office:value-type="float" office:value="0.0022359" calcext:value-type="float">
            <text:p>0.0022359</text:p>
          </table:table-cell>
          <table:table-cell office:value-type="float" office:value="0.0010844" calcext:value-type="float">
            <text:p>0.0010844</text:p>
          </table:table-cell>
          <table:table-cell office:value-type="float" office:value="0.00194418" calcext:value-type="float">
            <text:p>0.00194418</text:p>
          </table:table-cell>
        </table:table-row>
        <table:table-row table:style-name="ro1">
          <table:table-cell office:value-type="float" office:value="423000" calcext:value-type="float">
            <text:p>423000</text:p>
          </table:table-cell>
          <table:table-cell/>
          <table:table-cell office:value-type="float" office:value="0.0226239" calcext:value-type="float">
            <text:p>0.0226239</text:p>
          </table:table-cell>
          <table:table-cell office:value-type="float" office:value="0.00166627" calcext:value-type="float">
            <text:p>0.00166627</text:p>
          </table:table-cell>
          <table:table-cell office:value-type="float" office:value="0.345867" calcext:value-type="float">
            <text:p>0.345867</text:p>
          </table:table-cell>
          <table:table-cell office:value-type="float" office:value="0.0697038" calcext:value-type="float">
            <text:p>0.0697038</text:p>
          </table:table-cell>
          <table:table-cell office:value-type="float" office:value="0.00226472" calcext:value-type="float">
            <text:p>0.00226472</text:p>
          </table:table-cell>
          <table:table-cell office:value-type="float" office:value="0.00109584" calcext:value-type="float">
            <text:p>0.00109584</text:p>
          </table:table-cell>
          <table:table-cell office:value-type="float" office:value="0.00190865" calcext:value-type="float">
            <text:p>0.00190865</text:p>
          </table:table-cell>
        </table:table-row>
        <table:table-row table:style-name="ro1">
          <table:table-cell office:value-type="float" office:value="422500" calcext:value-type="float">
            <text:p>422500</text:p>
          </table:table-cell>
          <table:table-cell/>
          <table:table-cell office:value-type="float" office:value="0.0208933" calcext:value-type="float">
            <text:p>0.0208933</text:p>
          </table:table-cell>
          <table:table-cell office:value-type="float" office:value="0.00155929" calcext:value-type="float">
            <text:p>0.00155929</text:p>
          </table:table-cell>
          <table:table-cell office:value-type="float" office:value="0.352414" calcext:value-type="float">
            <text:p>0.352414</text:p>
          </table:table-cell>
          <table:table-cell office:value-type="float" office:value="0.070076" calcext:value-type="float">
            <text:p>0.070076</text:p>
          </table:table-cell>
          <table:table-cell office:value-type="float" office:value="0.00217866" calcext:value-type="float">
            <text:p>0.00217866</text:p>
          </table:table-cell>
          <table:table-cell office:value-type="float" office:value="0.00103347" calcext:value-type="float">
            <text:p>0.00103347</text:p>
          </table:table-cell>
          <table:table-cell office:value-type="float" office:value="0.00189444" calcext:value-type="float">
            <text:p>0.00189444</text:p>
          </table:table-cell>
        </table:table-row>
        <table:table-row table:style-name="ro1">
          <table:table-cell office:value-type="float" office:value="422000" calcext:value-type="float">
            <text:p>422000</text:p>
          </table:table-cell>
          <table:table-cell/>
          <table:table-cell office:value-type="float" office:value="0.0226038" calcext:value-type="float">
            <text:p>0.0226038</text:p>
          </table:table-cell>
          <table:table-cell office:value-type="float" office:value="0.00151626" calcext:value-type="float">
            <text:p>0.00151626</text:p>
          </table:table-cell>
          <table:table-cell office:value-type="float" office:value="0.352799" calcext:value-type="float">
            <text:p>0.352799</text:p>
          </table:table-cell>
          <table:table-cell office:value-type="float" office:value="0.071074" calcext:value-type="float">
            <text:p>0.071074</text:p>
          </table:table-cell>
          <table:table-cell office:value-type="float" office:value="0.00228011" calcext:value-type="float">
            <text:p>0.00228011</text:p>
          </table:table-cell>
          <table:table-cell office:value-type="float" office:value="0.00110611" calcext:value-type="float">
            <text:p>0.00110611</text:p>
          </table:table-cell>
          <table:table-cell office:value-type="float" office:value="0.00191615" calcext:value-type="float">
            <text:p>0.00191615</text:p>
          </table:table-cell>
        </table:table-row>
        <table:table-row table:style-name="ro1">
          <table:table-cell office:value-type="float" office:value="421500" calcext:value-type="float">
            <text:p>421500</text:p>
          </table:table-cell>
          <table:table-cell/>
          <table:table-cell office:value-type="float" office:value="0.0226361" calcext:value-type="float">
            <text:p>0.0226361</text:p>
          </table:table-cell>
          <table:table-cell office:value-type="float" office:value="0.00149929" calcext:value-type="float">
            <text:p>0.00149929</text:p>
          </table:table-cell>
          <table:table-cell office:value-type="float" office:value="0.364912" calcext:value-type="float">
            <text:p>0.364912</text:p>
          </table:table-cell>
          <table:table-cell office:value-type="float" office:value="0.0739829" calcext:value-type="float">
            <text:p>0.0739829</text:p>
          </table:table-cell>
          <table:table-cell office:value-type="float" office:value="0.00226038" calcext:value-type="float">
            <text:p>0.00226038</text:p>
          </table:table-cell>
          <table:table-cell office:value-type="float" office:value="0.00109821" calcext:value-type="float">
            <text:p>0.00109821</text:p>
          </table:table-cell>
          <table:table-cell office:value-type="float" office:value="0.00195997" calcext:value-type="float">
            <text:p>0.00195997</text:p>
          </table:table-cell>
        </table:table-row>
        <table:table-row table:style-name="ro1">
          <table:table-cell office:value-type="float" office:value="421000" calcext:value-type="float">
            <text:p>421000</text:p>
          </table:table-cell>
          <table:table-cell/>
          <table:table-cell office:value-type="float" office:value="0.0216694" calcext:value-type="float">
            <text:p>0.0216694</text:p>
          </table:table-cell>
          <table:table-cell office:value-type="float" office:value="0.0014831" calcext:value-type="float">
            <text:p>0.0014831</text:p>
          </table:table-cell>
          <table:table-cell office:value-type="float" office:value="0.351675" calcext:value-type="float">
            <text:p>0.351675</text:p>
          </table:table-cell>
          <table:table-cell office:value-type="float" office:value="0.0705387" calcext:value-type="float">
            <text:p>0.0705387</text:p>
          </table:table-cell>
          <table:table-cell office:value-type="float" office:value="0.00221064" calcext:value-type="float">
            <text:p>0.00221064</text:p>
          </table:table-cell>
          <table:table-cell office:value-type="float" office:value="0.00111874" calcext:value-type="float">
            <text:p>0.00111874</text:p>
          </table:table-cell>
          <table:table-cell office:value-type="float" office:value="0.00192641" calcext:value-type="float">
            <text:p>0.00192641</text:p>
          </table:table-cell>
        </table:table-row>
        <table:table-row table:style-name="ro1">
          <table:table-cell office:value-type="float" office:value="420500" calcext:value-type="float">
            <text:p>420500</text:p>
          </table:table-cell>
          <table:table-cell/>
          <table:table-cell office:value-type="float" office:value="0.0222252" calcext:value-type="float">
            <text:p>0.0222252</text:p>
          </table:table-cell>
          <table:table-cell office:value-type="float" office:value="0.00150442" calcext:value-type="float">
            <text:p>0.00150442</text:p>
          </table:table-cell>
          <table:table-cell office:value-type="float" office:value="0.367168" calcext:value-type="float">
            <text:p>0.367168</text:p>
          </table:table-cell>
          <table:table-cell office:value-type="float" office:value="0.0722855" calcext:value-type="float">
            <text:p>0.0722855</text:p>
          </table:table-cell>
          <table:table-cell office:value-type="float" office:value="0.00222327" calcext:value-type="float">
            <text:p>0.00222327</text:p>
          </table:table-cell>
          <table:table-cell office:value-type="float" office:value="0.00113216" calcext:value-type="float">
            <text:p>0.00113216</text:p>
          </table:table-cell>
          <table:table-cell office:value-type="float" office:value="0.00195405" calcext:value-type="float">
            <text:p>0.00195405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/>
          <table:table-cell office:value-type="float" office:value="0.0222366" calcext:value-type="float">
            <text:p>0.0222366</text:p>
          </table:table-cell>
          <table:table-cell office:value-type="float" office:value="0.00149889" calcext:value-type="float">
            <text:p>0.00149889</text:p>
          </table:table-cell>
          <table:table-cell office:value-type="float" office:value="0.347335" calcext:value-type="float">
            <text:p>0.347335</text:p>
          </table:table-cell>
          <table:table-cell office:value-type="float" office:value="0.0699027" calcext:value-type="float">
            <text:p>0.0699027</text:p>
          </table:table-cell>
          <table:table-cell office:value-type="float" office:value="0.00225169" calcext:value-type="float">
            <text:p>0.00225169</text:p>
          </table:table-cell>
          <table:table-cell office:value-type="float" office:value="0.00114006" calcext:value-type="float">
            <text:p>0.00114006</text:p>
          </table:table-cell>
          <table:table-cell office:value-type="float" office:value="0.00193036" calcext:value-type="float">
            <text:p>0.00193036</text:p>
          </table:table-cell>
        </table:table-row>
        <table:table-row table:style-name="ro1">
          <table:table-cell office:value-type="float" office:value="419500" calcext:value-type="float">
            <text:p>419500</text:p>
          </table:table-cell>
          <table:table-cell/>
          <table:table-cell office:value-type="float" office:value="0.0234849" calcext:value-type="float">
            <text:p>0.0234849</text:p>
          </table:table-cell>
          <table:table-cell office:value-type="float" office:value="0.00152692" calcext:value-type="float">
            <text:p>0.00152692</text:p>
          </table:table-cell>
          <table:table-cell office:value-type="float" office:value="0.35699" calcext:value-type="float">
            <text:p>0.35699</text:p>
          </table:table-cell>
          <table:table-cell office:value-type="float" office:value="0.0709974" calcext:value-type="float">
            <text:p>0.0709974</text:p>
          </table:table-cell>
          <table:table-cell office:value-type="float" office:value="0.00219564" calcext:value-type="float">
            <text:p>0.00219564</text:p>
          </table:table-cell>
          <table:table-cell office:value-type="float" office:value="0.00109111" calcext:value-type="float">
            <text:p>0.00109111</text:p>
          </table:table-cell>
          <table:table-cell office:value-type="float" office:value="0.00195484" calcext:value-type="float">
            <text:p>0.00195484</text:p>
          </table:table-cell>
        </table:table-row>
        <table:table-row table:style-name="ro1">
          <table:table-cell office:value-type="float" office:value="419000" calcext:value-type="float">
            <text:p>419000</text:p>
          </table:table-cell>
          <table:table-cell/>
          <table:table-cell office:value-type="float" office:value="0.0231351" calcext:value-type="float">
            <text:p>0.0231351</text:p>
          </table:table-cell>
          <table:table-cell office:value-type="float" office:value="0.00156087" calcext:value-type="float">
            <text:p>0.00156087</text:p>
          </table:table-cell>
          <table:table-cell office:value-type="float" office:value="0.355939" calcext:value-type="float">
            <text:p>0.355939</text:p>
          </table:table-cell>
          <table:table-cell office:value-type="float" office:value="0.0833596" calcext:value-type="float">
            <text:p>0.0833596</text:p>
          </table:table-cell>
          <table:table-cell office:value-type="float" office:value="0.00219722" calcext:value-type="float">
            <text:p>0.00219722</text:p>
          </table:table-cell>
          <table:table-cell office:value-type="float" office:value="0.00107374" calcext:value-type="float">
            <text:p>0.00107374</text:p>
          </table:table-cell>
          <table:table-cell office:value-type="float" office:value="0.00192247" calcext:value-type="float">
            <text:p>0.00192247</text:p>
          </table:table-cell>
        </table:table-row>
        <table:table-row table:style-name="ro1">
          <table:table-cell office:value-type="float" office:value="418500" calcext:value-type="float">
            <text:p>418500</text:p>
          </table:table-cell>
          <table:table-cell/>
          <table:table-cell office:value-type="float" office:value="0.0217471" calcext:value-type="float">
            <text:p>0.0217471</text:p>
          </table:table-cell>
          <table:table-cell office:value-type="float" office:value="0.00153363" calcext:value-type="float">
            <text:p>0.00153363</text:p>
          </table:table-cell>
          <table:table-cell office:value-type="float" office:value="0.361545" calcext:value-type="float">
            <text:p>0.361545</text:p>
          </table:table-cell>
          <table:table-cell office:value-type="float" office:value="0.0738096" calcext:value-type="float">
            <text:p>0.0738096</text:p>
          </table:table-cell>
          <table:table-cell office:value-type="float" office:value="0.00223274" calcext:value-type="float">
            <text:p>0.00223274</text:p>
          </table:table-cell>
          <table:table-cell office:value-type="float" office:value="0.00108242" calcext:value-type="float">
            <text:p>0.00108242</text:p>
          </table:table-cell>
          <table:table-cell office:value-type="float" office:value="0.00193273" calcext:value-type="float">
            <text:p>0.00193273</text:p>
          </table:table-cell>
        </table:table-row>
        <table:table-row table:style-name="ro1">
          <table:table-cell office:value-type="float" office:value="418000" calcext:value-type="float">
            <text:p>418000</text:p>
          </table:table-cell>
          <table:table-cell/>
          <table:table-cell office:value-type="float" office:value="0.0211207" calcext:value-type="float">
            <text:p>0.0211207</text:p>
          </table:table-cell>
          <table:table-cell office:value-type="float" office:value="0.00156245" calcext:value-type="float">
            <text:p>0.00156245</text:p>
          </table:table-cell>
          <table:table-cell office:value-type="float" office:value="0.355259" calcext:value-type="float">
            <text:p>0.355259</text:p>
          </table:table-cell>
          <table:table-cell office:value-type="float" office:value="0.073555" calcext:value-type="float">
            <text:p>0.073555</text:p>
          </table:table-cell>
          <table:table-cell office:value-type="float" office:value="0.00220945" calcext:value-type="float">
            <text:p>0.00220945</text:p>
          </table:table-cell>
          <table:table-cell office:value-type="float" office:value="0.00106111" calcext:value-type="float">
            <text:p>0.00106111</text:p>
          </table:table-cell>
          <table:table-cell office:value-type="float" office:value="0.0018976" calcext:value-type="float">
            <text:p>0.0018976</text:p>
          </table:table-cell>
        </table:table-row>
        <table:table-row table:style-name="ro1">
          <table:table-cell office:value-type="float" office:value="417500" calcext:value-type="float">
            <text:p>417500</text:p>
          </table:table-cell>
          <table:table-cell/>
          <table:table-cell office:value-type="float" office:value="0.0226251" calcext:value-type="float">
            <text:p>0.0226251</text:p>
          </table:table-cell>
          <table:table-cell office:value-type="float" office:value="0.00152218" calcext:value-type="float">
            <text:p>0.00152218</text:p>
          </table:table-cell>
          <table:table-cell office:value-type="float" office:value="0.343143" calcext:value-type="float">
            <text:p>0.343143</text:p>
          </table:table-cell>
          <table:table-cell office:value-type="float" office:value="0.0708115" calcext:value-type="float">
            <text:p>0.0708115</text:p>
          </table:table-cell>
          <table:table-cell office:value-type="float" office:value="0.00231604" calcext:value-type="float">
            <text:p>0.00231604</text:p>
          </table:table-cell>
          <table:table-cell office:value-type="float" office:value="0.0011215" calcext:value-type="float">
            <text:p>0.0011215</text:p>
          </table:table-cell>
          <table:table-cell office:value-type="float" office:value="0.00189207" calcext:value-type="float">
            <text:p>0.00189207</text:p>
          </table:table-cell>
        </table:table-row>
        <table:table-row table:style-name="ro1">
          <table:table-cell office:value-type="float" office:value="417000" calcext:value-type="float">
            <text:p>417000</text:p>
          </table:table-cell>
          <table:table-cell/>
          <table:table-cell office:value-type="float" office:value="0.0219426" calcext:value-type="float">
            <text:p>0.0219426</text:p>
          </table:table-cell>
          <table:table-cell office:value-type="float" office:value="0.00150481" calcext:value-type="float">
            <text:p>0.00150481</text:p>
          </table:table-cell>
          <table:table-cell office:value-type="float" office:value="0.341041" calcext:value-type="float">
            <text:p>0.341041</text:p>
          </table:table-cell>
          <table:table-cell office:value-type="float" office:value="0.0695964" calcext:value-type="float">
            <text:p>0.0695964</text:p>
          </table:table-cell>
          <table:table-cell office:value-type="float" office:value="0.00223511" calcext:value-type="float">
            <text:p>0.00223511</text:p>
          </table:table-cell>
          <table:table-cell office:value-type="float" office:value="0.00108874" calcext:value-type="float">
            <text:p>0.00108874</text:p>
          </table:table-cell>
          <table:table-cell office:value-type="float" office:value="0.0018672" calcext:value-type="float">
            <text:p>0.0018672</text:p>
          </table:table-cell>
        </table:table-row>
        <table:table-row table:style-name="ro1">
          <table:table-cell office:value-type="float" office:value="416500" calcext:value-type="float">
            <text:p>416500</text:p>
          </table:table-cell>
          <table:table-cell/>
          <table:table-cell office:value-type="float" office:value="0.0207145" calcext:value-type="float">
            <text:p>0.0207145</text:p>
          </table:table-cell>
          <table:table-cell office:value-type="float" office:value="0.00155771" calcext:value-type="float">
            <text:p>0.00155771</text:p>
          </table:table-cell>
          <table:table-cell office:value-type="float" office:value="0.355686" calcext:value-type="float">
            <text:p>0.355686</text:p>
          </table:table-cell>
          <table:table-cell office:value-type="float" office:value="0.0703172" calcext:value-type="float">
            <text:p>0.0703172</text:p>
          </table:table-cell>
          <table:table-cell office:value-type="float" office:value="0.00215458" calcext:value-type="float">
            <text:p>0.00215458</text:p>
          </table:table-cell>
          <table:table-cell office:value-type="float" office:value="0.00103426" calcext:value-type="float">
            <text:p>0.00103426</text:p>
          </table:table-cell>
          <table:table-cell office:value-type="float" office:value="0.00190628" calcext:value-type="float">
            <text:p>0.00190628</text:p>
          </table:table-cell>
        </table:table-row>
        <table:table-row table:style-name="ro1">
          <table:table-cell office:value-type="float" office:value="416000" calcext:value-type="float">
            <text:p>416000</text:p>
          </table:table-cell>
          <table:table-cell/>
          <table:table-cell office:value-type="float" office:value="0.0216702" calcext:value-type="float">
            <text:p>0.0216702</text:p>
          </table:table-cell>
          <table:table-cell office:value-type="float" office:value="0.00152652" calcext:value-type="float">
            <text:p>0.00152652</text:p>
          </table:table-cell>
          <table:table-cell office:value-type="float" office:value="0.351972" calcext:value-type="float">
            <text:p>0.351972</text:p>
          </table:table-cell>
          <table:table-cell office:value-type="float" office:value="0.0749702" calcext:value-type="float">
            <text:p>0.0749702</text:p>
          </table:table-cell>
          <table:table-cell office:value-type="float" office:value="0.00220353" calcext:value-type="float">
            <text:p>0.00220353</text:p>
          </table:table-cell>
          <table:table-cell office:value-type="float" office:value="0.00107097" calcext:value-type="float">
            <text:p>0.00107097</text:p>
          </table:table-cell>
          <table:table-cell office:value-type="float" office:value="0.0019422" calcext:value-type="float">
            <text:p>0.0019422</text:p>
          </table:table-cell>
        </table:table-row>
        <table:table-row table:style-name="ro1">
          <table:table-cell office:value-type="float" office:value="415500" calcext:value-type="float">
            <text:p>415500</text:p>
          </table:table-cell>
          <table:table-cell/>
          <table:table-cell office:value-type="float" office:value="0.0212032" calcext:value-type="float">
            <text:p>0.0212032</text:p>
          </table:table-cell>
          <table:table-cell office:value-type="float" office:value="0.00152179" calcext:value-type="float">
            <text:p>0.00152179</text:p>
          </table:table-cell>
          <table:table-cell office:value-type="float" office:value="0.35564" calcext:value-type="float">
            <text:p>0.35564</text:p>
          </table:table-cell>
          <table:table-cell office:value-type="float" office:value="0.0714328" calcext:value-type="float">
            <text:p>0.0714328</text:p>
          </table:table-cell>
          <table:table-cell office:value-type="float" office:value="0.00251657" calcext:value-type="float">
            <text:p>0.00251657</text:p>
          </table:table-cell>
          <table:table-cell office:value-type="float" office:value="0.00105597" calcext:value-type="float">
            <text:p>0.00105597</text:p>
          </table:table-cell>
          <table:table-cell office:value-type="float" office:value="0.0019197" calcext:value-type="float">
            <text:p>0.0019197</text:p>
          </table:table-cell>
        </table:table-row>
        <table:table-row table:style-name="ro1">
          <table:table-cell office:value-type="float" office:value="415000" calcext:value-type="float">
            <text:p>415000</text:p>
          </table:table-cell>
          <table:table-cell/>
          <table:table-cell office:value-type="float" office:value="0.0200825" calcext:value-type="float">
            <text:p>0.0200825</text:p>
          </table:table-cell>
          <table:table-cell office:value-type="float" office:value="0.00151547" calcext:value-type="float">
            <text:p>0.00151547</text:p>
          </table:table-cell>
          <table:table-cell office:value-type="float" office:value="0.356236" calcext:value-type="float">
            <text:p>0.356236</text:p>
          </table:table-cell>
          <table:table-cell office:value-type="float" office:value="0.0698021" calcext:value-type="float">
            <text:p>0.0698021</text:p>
          </table:table-cell>
          <table:table-cell office:value-type="float" office:value="0.00240328" calcext:value-type="float">
            <text:p>0.00240328</text:p>
          </table:table-cell>
          <table:table-cell office:value-type="float" office:value="0.00100426" calcext:value-type="float">
            <text:p>0.00100426</text:p>
          </table:table-cell>
          <table:table-cell office:value-type="float" office:value="0.00193273" calcext:value-type="float">
            <text:p>0.00193273</text:p>
          </table:table-cell>
        </table:table-row>
        <table:table-row table:style-name="ro1">
          <table:table-cell office:value-type="float" office:value="414500" calcext:value-type="float">
            <text:p>414500</text:p>
          </table:table-cell>
          <table:table-cell/>
          <table:table-cell office:value-type="float" office:value="0.0217156" calcext:value-type="float">
            <text:p>0.0217156</text:p>
          </table:table-cell>
          <table:table-cell office:value-type="float" office:value="0.0015435" calcext:value-type="float">
            <text:p>0.0015435</text:p>
          </table:table-cell>
          <table:table-cell office:value-type="float" office:value="0.346309" calcext:value-type="float">
            <text:p>0.346309</text:p>
          </table:table-cell>
          <table:table-cell office:value-type="float" office:value="0.0772594" calcext:value-type="float">
            <text:p>0.0772594</text:p>
          </table:table-cell>
          <table:table-cell office:value-type="float" office:value="0.00251342" calcext:value-type="float">
            <text:p>0.00251342</text:p>
          </table:table-cell>
          <table:table-cell office:value-type="float" office:value="0.00107255" calcext:value-type="float">
            <text:p>0.00107255</text:p>
          </table:table-cell>
          <table:table-cell office:value-type="float" office:value="0.00191181" calcext:value-type="float">
            <text:p>0.00191181</text:p>
          </table:table-cell>
        </table:table-row>
        <table:table-row table:style-name="ro1">
          <table:table-cell office:value-type="float" office:value="414000" calcext:value-type="float">
            <text:p>414000</text:p>
          </table:table-cell>
          <table:table-cell/>
          <table:table-cell office:value-type="float" office:value="0.0215735" calcext:value-type="float">
            <text:p>0.0215735</text:p>
          </table:table-cell>
          <table:table-cell office:value-type="float" office:value="0.00150955" calcext:value-type="float">
            <text:p>0.00150955</text:p>
          </table:table-cell>
          <table:table-cell office:value-type="float" office:value="0.316681" calcext:value-type="float">
            <text:p>0.316681</text:p>
          </table:table-cell>
          <table:table-cell office:value-type="float" office:value="0.0638949" calcext:value-type="float">
            <text:p>0.0638949</text:p>
          </table:table-cell>
          <table:table-cell office:value-type="float" office:value="0.00237446" calcext:value-type="float">
            <text:p>0.00237446</text:p>
          </table:table-cell>
          <table:table-cell office:value-type="float" office:value="0.00106703" calcext:value-type="float">
            <text:p>0.00106703</text:p>
          </table:table-cell>
          <table:table-cell office:value-type="float" office:value="0.00182299" calcext:value-type="float">
            <text:p>0.00182299</text:p>
          </table:table-cell>
        </table:table-row>
        <table:table-row table:style-name="ro1">
          <table:table-cell office:value-type="float" office:value="413500" calcext:value-type="float">
            <text:p>413500</text:p>
          </table:table-cell>
          <table:table-cell/>
          <table:table-cell office:value-type="float" office:value="0.0217918" calcext:value-type="float">
            <text:p>0.0217918</text:p>
          </table:table-cell>
          <table:table-cell office:value-type="float" office:value="0.00149573" calcext:value-type="float">
            <text:p>0.00149573</text:p>
          </table:table-cell>
          <table:table-cell office:value-type="float" office:value="0.351016" calcext:value-type="float">
            <text:p>0.351016</text:p>
          </table:table-cell>
          <table:table-cell office:value-type="float" office:value="0.0698577" calcext:value-type="float">
            <text:p>0.0698577</text:p>
          </table:table-cell>
          <table:table-cell office:value-type="float" office:value="0.00237012" calcext:value-type="float">
            <text:p>0.00237012</text:p>
          </table:table-cell>
          <table:table-cell office:value-type="float" office:value="0.0010919" calcext:value-type="float">
            <text:p>0.0010919</text:p>
          </table:table-cell>
          <table:table-cell office:value-type="float" office:value="0.00187746" calcext:value-type="float">
            <text:p>0.00187746</text:p>
          </table:table-cell>
        </table:table-row>
        <table:table-row table:style-name="ro1">
          <table:table-cell office:value-type="float" office:value="413000" calcext:value-type="float">
            <text:p>413000</text:p>
          </table:table-cell>
          <table:table-cell/>
          <table:table-cell office:value-type="float" office:value="0.0213465" calcext:value-type="float">
            <text:p>0.0213465</text:p>
          </table:table-cell>
          <table:table-cell office:value-type="float" office:value="0.00149692" calcext:value-type="float">
            <text:p>0.00149692</text:p>
          </table:table-cell>
          <table:table-cell office:value-type="float" office:value="0.349659" calcext:value-type="float">
            <text:p>0.349659</text:p>
          </table:table-cell>
          <table:table-cell office:value-type="float" office:value="0.0718197" calcext:value-type="float">
            <text:p>0.0718197</text:p>
          </table:table-cell>
          <table:table-cell office:value-type="float" office:value="0.00223827" calcext:value-type="float">
            <text:p>0.00223827</text:p>
          </table:table-cell>
          <table:table-cell office:value-type="float" office:value="0.00112703" calcext:value-type="float">
            <text:p>0.00112703</text:p>
          </table:table-cell>
          <table:table-cell office:value-type="float" office:value="0.00193273" calcext:value-type="float">
            <text:p>0.00193273</text:p>
          </table:table-cell>
        </table:table-row>
        <table:table-row table:style-name="ro1">
          <table:table-cell office:value-type="float" office:value="412500" calcext:value-type="float">
            <text:p>412500</text:p>
          </table:table-cell>
          <table:table-cell/>
          <table:table-cell office:value-type="float" office:value="0.0212936" calcext:value-type="float">
            <text:p>0.0212936</text:p>
          </table:table-cell>
          <table:table-cell office:value-type="float" office:value="0.00149336" calcext:value-type="float">
            <text:p>0.00149336</text:p>
          </table:table-cell>
          <table:table-cell office:value-type="float" office:value="0.335601" calcext:value-type="float">
            <text:p>0.33560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225761" calcext:value-type="float">
            <text:p>0.00225761</text:p>
          </table:table-cell>
          <table:table-cell office:value-type="float" office:value="0.00110611" calcext:value-type="float">
            <text:p>0.00110611</text:p>
          </table:table-cell>
          <table:table-cell office:value-type="float" office:value="0.00189246" calcext:value-type="float">
            <text:p>0.00189246</text:p>
          </table:table-cell>
        </table:table-row>
        <table:table-row table:style-name="ro1">
          <table:table-cell office:value-type="float" office:value="412000" calcext:value-type="float">
            <text:p>412000</text:p>
          </table:table-cell>
          <table:table-cell/>
          <table:table-cell office:value-type="float" office:value="0.0212501" calcext:value-type="float">
            <text:p>0.0212501</text:p>
          </table:table-cell>
          <table:table-cell office:value-type="float" office:value="0.00153323" calcext:value-type="float">
            <text:p>0.00153323</text:p>
          </table:table-cell>
          <table:table-cell office:value-type="float" office:value="0.337962" calcext:value-type="float">
            <text:p>0.337962</text:p>
          </table:table-cell>
          <table:table-cell office:value-type="float" office:value="0.0667265" calcext:value-type="float">
            <text:p>0.0667265</text:p>
          </table:table-cell>
          <table:table-cell office:value-type="float" office:value="0.00222959" calcext:value-type="float">
            <text:p>0.00222959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0.00187786" calcext:value-type="float">
            <text:p>0.00187786</text:p>
          </table:table-cell>
        </table:table-row>
        <table:table-row table:style-name="ro1">
          <table:table-cell office:value-type="float" office:value="411500" calcext:value-type="float">
            <text:p>411500</text:p>
          </table:table-cell>
          <table:table-cell/>
          <table:table-cell office:value-type="float" office:value="0.0212584" calcext:value-type="float">
            <text:p>0.0212584</text:p>
          </table:table-cell>
          <table:table-cell office:value-type="float" office:value="0.00151981" calcext:value-type="float">
            <text:p>0.00151981</text:p>
          </table:table-cell>
          <table:table-cell office:value-type="float" office:value="0.342455" calcext:value-type="float">
            <text:p>0.342455</text:p>
          </table:table-cell>
          <table:table-cell office:value-type="float" office:value="0.0675705" calcext:value-type="float">
            <text:p>0.0675705</text:p>
          </table:table-cell>
          <table:table-cell office:value-type="float" office:value="0.00220787" calcext:value-type="float">
            <text:p>0.00220787</text:p>
          </table:table-cell>
          <table:table-cell office:value-type="float" office:value="0.00106861" calcext:value-type="float">
            <text:p>0.00106861</text:p>
          </table:table-cell>
          <table:table-cell office:value-type="float" office:value="0.00186088" calcext:value-type="float">
            <text:p>0.00186088</text:p>
          </table:table-cell>
        </table:table-row>
        <table:table-row table:style-name="ro1">
          <table:table-cell office:value-type="float" office:value="411000" calcext:value-type="float">
            <text:p>411000</text:p>
          </table:table-cell>
          <table:table-cell/>
          <table:table-cell office:value-type="float" office:value="0.0204756" calcext:value-type="float">
            <text:p>0.0204756</text:p>
          </table:table-cell>
          <table:table-cell office:value-type="float" office:value="0.00152139" calcext:value-type="float">
            <text:p>0.00152139</text:p>
          </table:table-cell>
          <table:table-cell office:value-type="float" office:value="0.328165" calcext:value-type="float">
            <text:p>0.328165</text:p>
          </table:table-cell>
          <table:table-cell office:value-type="float" office:value="0.0649371" calcext:value-type="float">
            <text:p>0.0649371</text:p>
          </table:table-cell>
          <table:table-cell office:value-type="float" office:value="0.00212221" calcext:value-type="float">
            <text:p>0.00212221</text:p>
          </table:table-cell>
          <table:table-cell office:value-type="float" office:value="0.00102321" calcext:value-type="float">
            <text:p>0.00102321</text:p>
          </table:table-cell>
          <table:table-cell office:value-type="float" office:value="0.00184865" calcext:value-type="float">
            <text:p>0.00184865</text:p>
          </table:table-cell>
        </table:table-row>
        <table:table-row table:style-name="ro1">
          <table:table-cell office:value-type="float" office:value="410500" calcext:value-type="float">
            <text:p>410500</text:p>
          </table:table-cell>
          <table:table-cell/>
          <table:table-cell office:value-type="float" office:value="0.0217906" calcext:value-type="float">
            <text:p>0.0217906</text:p>
          </table:table-cell>
          <table:table-cell office:value-type="float" office:value="0.00153442" calcext:value-type="float">
            <text:p>0.00153442</text:p>
          </table:table-cell>
          <table:table-cell office:value-type="float" office:value="0.330369" calcext:value-type="float">
            <text:p>0.330369</text:p>
          </table:table-cell>
          <table:table-cell office:value-type="float" office:value="0.0658237" calcext:value-type="float">
            <text:p>0.0658237</text:p>
          </table:table-cell>
          <table:table-cell office:value-type="float" office:value="0.0022434" calcext:value-type="float">
            <text:p>0.0022434</text:p>
          </table:table-cell>
          <table:table-cell office:value-type="float" office:value="0.00108558" calcext:value-type="float">
            <text:p>0.00108558</text:p>
          </table:table-cell>
          <table:table-cell office:value-type="float" office:value="0.00185812" calcext:value-type="float">
            <text:p>0.00185812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/>
          <table:table-cell office:value-type="float" office:value="0.0210157" calcext:value-type="float">
            <text:p>0.0210157</text:p>
          </table:table-cell>
          <table:table-cell office:value-type="float" office:value="0.00157153" calcext:value-type="float">
            <text:p>0.00157153</text:p>
          </table:table-cell>
          <table:table-cell office:value-type="float" office:value="0.338264" calcext:value-type="float">
            <text:p>0.338264</text:p>
          </table:table-cell>
          <table:table-cell office:value-type="float" office:value="0.0673238" calcext:value-type="float">
            <text:p>0.0673238</text:p>
          </table:table-cell>
          <table:table-cell office:value-type="float" office:value="0.0021455" calcext:value-type="float">
            <text:p>0.0021455</text:p>
          </table:table-cell>
          <table:table-cell office:value-type="float" office:value="0.00103742" calcext:value-type="float">
            <text:p>0.00103742</text:p>
          </table:table-cell>
          <table:table-cell office:value-type="float" office:value="0.00185575" calcext:value-type="float">
            <text:p>0.00185575</text:p>
          </table:table-cell>
        </table:table-row>
        <table:table-row table:style-name="ro1">
          <table:table-cell office:value-type="float" office:value="409500" calcext:value-type="float">
            <text:p>409500</text:p>
          </table:table-cell>
          <table:table-cell/>
          <table:table-cell office:value-type="float" office:value="0.0210425" calcext:value-type="float">
            <text:p>0.0210425</text:p>
          </table:table-cell>
          <table:table-cell office:value-type="float" office:value="0.00152376" calcext:value-type="float">
            <text:p>0.00152376</text:p>
          </table:table-cell>
          <table:table-cell office:value-type="float" office:value="0.336108" calcext:value-type="float">
            <text:p>0.336108</text:p>
          </table:table-cell>
          <table:table-cell office:value-type="float" office:value="0.068448" calcext:value-type="float">
            <text:p>0.068448</text:p>
          </table:table-cell>
          <table:table-cell office:value-type="float" office:value="0.0021834" calcext:value-type="float">
            <text:p>0.0021834</text:p>
          </table:table-cell>
          <table:table-cell office:value-type="float" office:value="0.00103545" calcext:value-type="float">
            <text:p>0.00103545</text:p>
          </table:table-cell>
          <table:table-cell office:value-type="float" office:value="0.00186207" calcext:value-type="float">
            <text:p>0.00186207</text:p>
          </table:table-cell>
        </table:table-row>
        <table:table-row table:style-name="ro1">
          <table:table-cell office:value-type="float" office:value="409000" calcext:value-type="float">
            <text:p>409000</text:p>
          </table:table-cell>
          <table:table-cell/>
          <table:table-cell office:value-type="float" office:value="0.0211416" calcext:value-type="float">
            <text:p>0.0211416</text:p>
          </table:table-cell>
          <table:table-cell office:value-type="float" office:value="0.00149692" calcext:value-type="float">
            <text:p>0.00149692</text:p>
          </table:table-cell>
          <table:table-cell office:value-type="float" office:value="0.332986" calcext:value-type="float">
            <text:p>0.332986</text:p>
          </table:table-cell>
          <table:table-cell office:value-type="float" office:value="0.0670435" calcext:value-type="float">
            <text:p>0.0670435</text:p>
          </table:table-cell>
          <table:table-cell office:value-type="float" office:value="0.00220314" calcext:value-type="float">
            <text:p>0.00220314</text:p>
          </table:table-cell>
          <table:table-cell office:value-type="float" office:value="0.00105597" calcext:value-type="float">
            <text:p>0.00105597</text:p>
          </table:table-cell>
          <table:table-cell office:value-type="float" office:value="0.00186207" calcext:value-type="float">
            <text:p>0.00186207</text:p>
          </table:table-cell>
        </table:table-row>
        <table:table-row table:style-name="ro1">
          <table:table-cell office:value-type="float" office:value="408500" calcext:value-type="float">
            <text:p>408500</text:p>
          </table:table-cell>
          <table:table-cell/>
          <table:table-cell office:value-type="float" office:value="0.0208641" calcext:value-type="float">
            <text:p>0.0208641</text:p>
          </table:table-cell>
          <table:table-cell office:value-type="float" office:value="0.00148547" calcext:value-type="float">
            <text:p>0.00148547</text:p>
          </table:table-cell>
          <table:table-cell office:value-type="float" office:value="0.346498" calcext:value-type="float">
            <text:p>0.346498</text:p>
          </table:table-cell>
          <table:table-cell office:value-type="float" office:value="0.0688602" calcext:value-type="float">
            <text:p>0.0688602</text:p>
          </table:table-cell>
          <table:table-cell office:value-type="float" office:value="0.00215024" calcext:value-type="float">
            <text:p>0.00215024</text:p>
          </table:table-cell>
          <table:table-cell office:value-type="float" office:value="0.00103466" calcext:value-type="float">
            <text:p>0.00103466</text:p>
          </table:table-cell>
          <table:table-cell office:value-type="float" office:value="0.00189167" calcext:value-type="float">
            <text:p>0.00189167</text:p>
          </table:table-cell>
        </table:table-row>
        <table:table-row table:style-name="ro1">
          <table:table-cell office:value-type="float" office:value="408000" calcext:value-type="float">
            <text:p>408000</text:p>
          </table:table-cell>
          <table:table-cell/>
          <table:table-cell office:value-type="float" office:value="0.0213394" calcext:value-type="float">
            <text:p>0.0213394</text:p>
          </table:table-cell>
          <table:table-cell office:value-type="float" office:value="0.00154863" calcext:value-type="float">
            <text:p>0.00154863</text:p>
          </table:table-cell>
          <table:table-cell office:value-type="float" office:value="0.346209" calcext:value-type="float">
            <text:p>0.346209</text:p>
          </table:table-cell>
          <table:table-cell office:value-type="float" office:value="0.0697428" calcext:value-type="float">
            <text:p>0.0697428</text:p>
          </table:table-cell>
          <table:table-cell office:value-type="float" office:value="0.00220866" calcext:value-type="float">
            <text:p>0.00220866</text:p>
          </table:table-cell>
          <table:table-cell office:value-type="float" office:value="0.00106584" calcext:value-type="float">
            <text:p>0.00106584</text:p>
          </table:table-cell>
          <table:table-cell office:value-type="float" office:value="0.00190075" calcext:value-type="float">
            <text:p>0.00190075</text:p>
          </table:table-cell>
        </table:table-row>
        <table:table-row table:style-name="ro1">
          <table:table-cell office:value-type="float" office:value="407500" calcext:value-type="float">
            <text:p>407500</text:p>
          </table:table-cell>
          <table:table-cell/>
          <table:table-cell office:value-type="float" office:value="0.0205834" calcext:value-type="float">
            <text:p>0.0205834</text:p>
          </table:table-cell>
          <table:table-cell office:value-type="float" office:value="0.00153876" calcext:value-type="float">
            <text:p>0.00153876</text:p>
          </table:table-cell>
          <table:table-cell office:value-type="float" office:value="0.331656" calcext:value-type="float">
            <text:p>0.331656</text:p>
          </table:table-cell>
          <table:table-cell office:value-type="float" office:value="0.0660266" calcext:value-type="float">
            <text:p>0.0660266</text:p>
          </table:table-cell>
          <table:table-cell office:value-type="float" office:value="0.00219801" calcext:value-type="float">
            <text:p>0.00219801</text:p>
          </table:table-cell>
          <table:table-cell office:value-type="float" office:value="0.00103821" calcext:value-type="float">
            <text:p>0.00103821</text:p>
          </table:table-cell>
          <table:table-cell office:value-type="float" office:value="0.00190904" calcext:value-type="float">
            <text:p>0.00190904</text:p>
          </table:table-cell>
        </table:table-row>
        <table:table-row table:style-name="ro1">
          <table:table-cell office:value-type="float" office:value="407000" calcext:value-type="float">
            <text:p>407000</text:p>
          </table:table-cell>
          <table:table-cell/>
          <table:table-cell office:value-type="float" office:value="0.0208246" calcext:value-type="float">
            <text:p>0.0208246</text:p>
          </table:table-cell>
          <table:table-cell office:value-type="float" office:value="0.00154271" calcext:value-type="float">
            <text:p>0.00154271</text:p>
          </table:table-cell>
          <table:table-cell office:value-type="float" office:value="0.348447" calcext:value-type="float">
            <text:p>0.348447</text:p>
          </table:table-cell>
          <table:table-cell office:value-type="float" office:value="0.0707992" calcext:value-type="float">
            <text:p>0.0707992</text:p>
          </table:table-cell>
          <table:table-cell office:value-type="float" office:value="0.00216011" calcext:value-type="float">
            <text:p>0.00216011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0209379" calcext:value-type="float">
            <text:p>0.00209379</text:p>
          </table:table-cell>
        </table:table-row>
        <table:table-row table:style-name="ro1">
          <table:table-cell office:value-type="float" office:value="406500" calcext:value-type="float">
            <text:p>406500</text:p>
          </table:table-cell>
          <table:table-cell/>
          <table:table-cell office:value-type="float" office:value="0.0216512" calcext:value-type="float">
            <text:p>0.0216512</text:p>
          </table:table-cell>
          <table:table-cell office:value-type="float" office:value="0.00161416" calcext:value-type="float">
            <text:p>0.00161416</text:p>
          </table:table-cell>
          <table:table-cell office:value-type="float" office:value="0.340876" calcext:value-type="float">
            <text:p>0.340876</text:p>
          </table:table-cell>
          <table:table-cell office:value-type="float" office:value="0.0681993" calcext:value-type="float">
            <text:p>0.0681993</text:p>
          </table:table-cell>
          <table:table-cell office:value-type="float" office:value="0.00224617" calcext:value-type="float">
            <text:p>0.00224617</text:p>
          </table:table-cell>
          <table:table-cell office:value-type="float" office:value="0.00107848" calcext:value-type="float">
            <text:p>0.00107848</text:p>
          </table:table-cell>
          <table:table-cell office:value-type="float" office:value="0.00221814" calcext:value-type="float">
            <text:p>0.00221814</text:p>
          </table:table-cell>
        </table:table-row>
        <table:table-row table:style-name="ro1">
          <table:table-cell office:value-type="float" office:value="406000" calcext:value-type="float">
            <text:p>406000</text:p>
          </table:table-cell>
          <table:table-cell/>
          <table:table-cell office:value-type="float" office:value="0.0210709" calcext:value-type="float">
            <text:p>0.0210709</text:p>
          </table:table-cell>
          <table:table-cell office:value-type="float" office:value="0.00152968" calcext:value-type="float">
            <text:p>0.00152968</text:p>
          </table:table-cell>
          <table:table-cell office:value-type="float" office:value="0.322337" calcext:value-type="float">
            <text:p>0.322337</text:p>
          </table:table-cell>
          <table:table-cell office:value-type="float" office:value="0.0654511" calcext:value-type="float">
            <text:p>0.0654511</text:p>
          </table:table-cell>
          <table:table-cell office:value-type="float" office:value="0.00220077" calcext:value-type="float">
            <text:p>0.00220077</text:p>
          </table:table-cell>
          <table:table-cell office:value-type="float" office:value="0.00107216" calcext:value-type="float">
            <text:p>0.00107216</text:p>
          </table:table-cell>
          <table:table-cell office:value-type="float" office:value="0.00197892" calcext:value-type="float">
            <text:p>0.00197892</text:p>
          </table:table-cell>
        </table:table-row>
        <table:table-row table:style-name="ro1">
          <table:table-cell office:value-type="float" office:value="405500" calcext:value-type="float">
            <text:p>405500</text:p>
          </table:table-cell>
          <table:table-cell/>
          <table:table-cell office:value-type="float" office:value="0.0205577" calcext:value-type="float">
            <text:p>0.0205577</text:p>
          </table:table-cell>
          <table:table-cell office:value-type="float" office:value="0.00150442" calcext:value-type="float">
            <text:p>0.00150442</text:p>
          </table:table-cell>
          <table:table-cell office:value-type="float" office:value="0.34166" calcext:value-type="float">
            <text:p>0.34166</text:p>
          </table:table-cell>
          <table:table-cell office:value-type="float" office:value="0.0676167" calcext:value-type="float">
            <text:p>0.0676167</text:p>
          </table:table-cell>
          <table:table-cell office:value-type="float" office:value="0.00218024" calcext:value-type="float">
            <text:p>0.00218024</text:p>
          </table:table-cell>
          <table:table-cell office:value-type="float" office:value="0.00104334" calcext:value-type="float">
            <text:p>0.00104334</text:p>
          </table:table-cell>
          <table:table-cell office:value-type="float" office:value="0.0019351" calcext:value-type="float">
            <text:p>0.0019351</text:p>
          </table:table-cell>
        </table:table-row>
        <table:table-row table:style-name="ro1">
          <table:table-cell office:value-type="float" office:value="405000" calcext:value-type="float">
            <text:p>405000</text:p>
          </table:table-cell>
          <table:table-cell/>
          <table:table-cell office:value-type="float" office:value="0.0208949" calcext:value-type="float">
            <text:p>0.0208949</text:p>
          </table:table-cell>
          <table:table-cell office:value-type="float" office:value="0.00148389" calcext:value-type="float">
            <text:p>0.00148389</text:p>
          </table:table-cell>
          <table:table-cell office:value-type="float" office:value="0.320589" calcext:value-type="float">
            <text:p>0.320589</text:p>
          </table:table-cell>
          <table:table-cell office:value-type="float" office:value="0.070663" calcext:value-type="float">
            <text:p>0.070663</text:p>
          </table:table-cell>
          <table:table-cell office:value-type="float" office:value="0.00219287" calcext:value-type="float">
            <text:p>0.00219287</text:p>
          </table:table-cell>
          <table:table-cell office:value-type="float" office:value="0.00104216" calcext:value-type="float">
            <text:p>0.00104216</text:p>
          </table:table-cell>
          <table:table-cell office:value-type="float" office:value="0.00196312" calcext:value-type="float">
            <text:p>0.00196312</text:p>
          </table:table-cell>
        </table:table-row>
        <table:table-row table:style-name="ro1">
          <table:table-cell office:value-type="float" office:value="404500" calcext:value-type="float">
            <text:p>404500</text:p>
          </table:table-cell>
          <table:table-cell/>
          <table:table-cell office:value-type="float" office:value="0.0223756" calcext:value-type="float">
            <text:p>0.0223756</text:p>
          </table:table-cell>
          <table:table-cell office:value-type="float" office:value="0.00147955" calcext:value-type="float">
            <text:p>0.00147955</text:p>
          </table:table-cell>
          <table:table-cell office:value-type="float" office:value="0.328094" calcext:value-type="float">
            <text:p>0.328094</text:p>
          </table:table-cell>
          <table:table-cell office:value-type="float" office:value="0.0655296" calcext:value-type="float">
            <text:p>0.0655296</text:p>
          </table:table-cell>
          <table:table-cell office:value-type="float" office:value="0.00234643" calcext:value-type="float">
            <text:p>0.00234643</text:p>
          </table:table-cell>
          <table:table-cell office:value-type="float" office:value="0.00106861" calcext:value-type="float">
            <text:p>0.00106861</text:p>
          </table:table-cell>
          <table:table-cell office:value-type="float" office:value="0.00228722" calcext:value-type="float">
            <text:p>0.00228722</text:p>
          </table:table-cell>
        </table:table-row>
        <table:table-row table:style-name="ro1">
          <table:table-cell office:value-type="float" office:value="404000" calcext:value-type="float">
            <text:p>404000</text:p>
          </table:table-cell>
          <table:table-cell/>
          <table:table-cell office:value-type="float" office:value="0.0212691" calcext:value-type="float">
            <text:p>0.0212691</text:p>
          </table:table-cell>
          <table:table-cell office:value-type="float" office:value="0.0014981" calcext:value-type="float">
            <text:p>0.0014981</text:p>
          </table:table-cell>
          <table:table-cell office:value-type="float" office:value="0.335382" calcext:value-type="float">
            <text:p>0.335382</text:p>
          </table:table-cell>
          <table:table-cell office:value-type="float" office:value="0.0673625" calcext:value-type="float">
            <text:p>0.0673625</text:p>
          </table:table-cell>
          <table:table-cell office:value-type="float" office:value="0.00235275" calcext:value-type="float">
            <text:p>0.00235275</text:p>
          </table:table-cell>
          <table:table-cell office:value-type="float" office:value="0.00106782" calcext:value-type="float">
            <text:p>0.00106782</text:p>
          </table:table-cell>
          <table:table-cell office:value-type="float" office:value="0.002108" calcext:value-type="float">
            <text:p>0.002108</text:p>
          </table:table-cell>
        </table:table-row>
        <table:table-row table:style-name="ro1">
          <table:table-cell office:value-type="float" office:value="403500" calcext:value-type="float">
            <text:p>403500</text:p>
          </table:table-cell>
          <table:table-cell/>
          <table:table-cell office:value-type="float" office:value="0.0207362" calcext:value-type="float">
            <text:p>0.0207362</text:p>
          </table:table-cell>
          <table:table-cell office:value-type="float" office:value="0.00150323" calcext:value-type="float">
            <text:p>0.00150323</text:p>
          </table:table-cell>
          <table:table-cell office:value-type="float" office:value="0.334248" calcext:value-type="float">
            <text:p>0.334248</text:p>
          </table:table-cell>
          <table:table-cell office:value-type="float" office:value="0.0683517" calcext:value-type="float">
            <text:p>0.0683517</text:p>
          </table:table-cell>
          <table:table-cell office:value-type="float" office:value="0.00229906" calcext:value-type="float">
            <text:p>0.00229906</text:p>
          </table:table-cell>
          <table:table-cell office:value-type="float" office:value="0.00103742" calcext:value-type="float">
            <text:p>0.00103742</text:p>
          </table:table-cell>
          <table:table-cell office:value-type="float" office:value="0.00207287" calcext:value-type="float">
            <text:p>0.00207287</text:p>
          </table:table-cell>
        </table:table-row>
        <table:table-row table:style-name="ro1">
          <table:table-cell office:value-type="float" office:value="403000" calcext:value-type="float">
            <text:p>403000</text:p>
          </table:table-cell>
          <table:table-cell/>
          <table:table-cell office:value-type="float" office:value="0.0211084" calcext:value-type="float">
            <text:p>0.0211084</text:p>
          </table:table-cell>
          <table:table-cell office:value-type="float" office:value="0.00154547" calcext:value-type="float">
            <text:p>0.00154547</text:p>
          </table:table-cell>
          <table:table-cell office:value-type="float" office:value="0.345645" calcext:value-type="float">
            <text:p>0.345645</text:p>
          </table:table-cell>
          <table:table-cell office:value-type="float" office:value="0.0673739" calcext:value-type="float">
            <text:p>0.0673739</text:p>
          </table:table-cell>
          <table:table-cell office:value-type="float" office:value="0.00228209" calcext:value-type="float">
            <text:p>0.00228209</text:p>
          </table:table-cell>
          <table:table-cell office:value-type="float" office:value="0.00105045" calcext:value-type="float">
            <text:p>0.00105045</text:p>
          </table:table-cell>
          <table:table-cell office:value-type="float" office:value="0.00204681" calcext:value-type="float">
            <text:p>0.00204681</text:p>
          </table:table-cell>
        </table:table-row>
        <table:table-row table:style-name="ro1">
          <table:table-cell office:value-type="float" office:value="402500" calcext:value-type="float">
            <text:p>402500</text:p>
          </table:table-cell>
          <table:table-cell/>
          <table:table-cell office:value-type="float" office:value="0.0203813" calcext:value-type="float">
            <text:p>0.0203813</text:p>
          </table:table-cell>
          <table:table-cell office:value-type="float" office:value="0.00157232" calcext:value-type="float">
            <text:p>0.00157232</text:p>
          </table:table-cell>
          <table:table-cell office:value-type="float" office:value="0.348034" calcext:value-type="float">
            <text:p>0.348034</text:p>
          </table:table-cell>
          <table:table-cell office:value-type="float" office:value="0.0701941" calcext:value-type="float">
            <text:p>0.0701941</text:p>
          </table:table-cell>
          <table:table-cell office:value-type="float" office:value="0.00222643" calcext:value-type="float">
            <text:p>0.00222643</text:p>
          </table:table-cell>
          <table:table-cell office:value-type="float" office:value="0.00102597" calcext:value-type="float">
            <text:p>0.00102597</text:p>
          </table:table-cell>
          <table:table-cell office:value-type="float" office:value="0.00196668" calcext:value-type="float">
            <text:p>0.00196668</text:p>
          </table:table-cell>
        </table:table-row>
        <table:table-row table:style-name="ro1">
          <table:table-cell office:value-type="float" office:value="402000" calcext:value-type="float">
            <text:p>402000</text:p>
          </table:table-cell>
          <table:table-cell/>
          <table:table-cell office:value-type="float" office:value="0.0207429" calcext:value-type="float">
            <text:p>0.0207429</text:p>
          </table:table-cell>
          <table:table-cell office:value-type="float" office:value="0.00153087" calcext:value-type="float">
            <text:p>0.00153087</text:p>
          </table:table-cell>
          <table:table-cell office:value-type="float" office:value="0.329512" calcext:value-type="float">
            <text:p>0.329512</text:p>
          </table:table-cell>
          <table:table-cell office:value-type="float" office:value="0.0648072" calcext:value-type="float">
            <text:p>0.0648072</text:p>
          </table:table-cell>
          <table:table-cell office:value-type="float" office:value="0.00223945" calcext:value-type="float">
            <text:p>0.00223945</text:p>
          </table:table-cell>
          <table:table-cell office:value-type="float" office:value="0.00103466" calcext:value-type="float">
            <text:p>0.00103466</text:p>
          </table:table-cell>
          <table:table-cell office:value-type="float" office:value="0.00189957" calcext:value-type="float">
            <text:p>0.00189957</text:p>
          </table:table-cell>
        </table:table-row>
        <table:table-row table:style-name="ro1">
          <table:table-cell office:value-type="float" office:value="401500" calcext:value-type="float">
            <text:p>401500</text:p>
          </table:table-cell>
          <table:table-cell/>
          <table:table-cell office:value-type="float" office:value="0.0206304" calcext:value-type="float">
            <text:p>0.0206304</text:p>
          </table:table-cell>
          <table:table-cell office:value-type="float" office:value="0.0015135" calcext:value-type="float">
            <text:p>0.0015135</text:p>
          </table:table-cell>
          <table:table-cell office:value-type="float" office:value="0.351096" calcext:value-type="float">
            <text:p>0.351096</text:p>
          </table:table-cell>
          <table:table-cell office:value-type="float" office:value="0.0695913" calcext:value-type="float">
            <text:p>0.0695913</text:p>
          </table:table-cell>
          <table:table-cell office:value-type="float" office:value="0.00223077" calcext:value-type="float">
            <text:p>0.00223077</text:p>
          </table:table-cell>
          <table:table-cell office:value-type="float" office:value="0.0011819" calcext:value-type="float">
            <text:p>0.0011819</text:p>
          </table:table-cell>
          <table:table-cell office:value-type="float" office:value="0.00194339" calcext:value-type="float">
            <text:p>0.00194339</text:p>
          </table:table-cell>
        </table:table-row>
        <table:table-row table:style-name="ro1">
          <table:table-cell office:value-type="float" office:value="401000" calcext:value-type="float">
            <text:p>401000</text:p>
          </table:table-cell>
          <table:table-cell/>
          <table:table-cell office:value-type="float" office:value="0.0219141" calcext:value-type="float">
            <text:p>0.0219141</text:p>
          </table:table-cell>
          <table:table-cell office:value-type="float" office:value="0.00154034" calcext:value-type="float">
            <text:p>0.00154034</text:p>
          </table:table-cell>
          <table:table-cell office:value-type="float" office:value="0.343314" calcext:value-type="float">
            <text:p>0.343314</text:p>
          </table:table-cell>
          <table:table-cell office:value-type="float" office:value="0.0678614" calcext:value-type="float">
            <text:p>0.0678614</text:p>
          </table:table-cell>
          <table:table-cell office:value-type="float" office:value="0.00221024" calcext:value-type="float">
            <text:p>0.00221024</text:p>
          </table:table-cell>
          <table:table-cell office:value-type="float" office:value="0.00109861" calcext:value-type="float">
            <text:p>0.00109861</text:p>
          </table:table-cell>
          <table:table-cell office:value-type="float" office:value="0.00203655" calcext:value-type="float">
            <text:p>0.00203655</text:p>
          </table:table-cell>
        </table:table-row>
        <table:table-row table:style-name="ro1">
          <table:table-cell office:value-type="float" office:value="400500" calcext:value-type="float">
            <text:p>400500</text:p>
          </table:table-cell>
          <table:table-cell/>
          <table:table-cell office:value-type="float" office:value="0.019452" calcext:value-type="float">
            <text:p>0.019452</text:p>
          </table:table-cell>
          <table:table-cell office:value-type="float" office:value="0.00148271" calcext:value-type="float">
            <text:p>0.00148271</text:p>
          </table:table-cell>
          <table:table-cell office:value-type="float" office:value="0.334185" calcext:value-type="float">
            <text:p>0.334185</text:p>
          </table:table-cell>
          <table:table-cell office:value-type="float" office:value="0.0675362" calcext:value-type="float">
            <text:p>0.0675362</text:p>
          </table:table-cell>
          <table:table-cell office:value-type="float" office:value="0.00210011" calcext:value-type="float">
            <text:p>0.00210011</text:p>
          </table:table-cell>
          <table:table-cell office:value-type="float" office:value="0.000988076" calcext:value-type="float">
            <text:p>0.000988076</text:p>
          </table:table-cell>
          <table:table-cell office:value-type="float" office:value="0.00192681" calcext:value-type="float">
            <text:p>0.00192681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/>
          <table:table-cell office:value-type="float" office:value="0.0218087" calcext:value-type="float">
            <text:p>0.0218087</text:p>
          </table:table-cell>
          <table:table-cell office:value-type="float" office:value="0.00155179" calcext:value-type="float">
            <text:p>0.00155179</text:p>
          </table:table-cell>
          <table:table-cell office:value-type="float" office:value="0.303692" calcext:value-type="float">
            <text:p>0.303692</text:p>
          </table:table-cell>
          <table:table-cell office:value-type="float" office:value="0.0612299" calcext:value-type="float">
            <text:p>0.0612299</text:p>
          </table:table-cell>
          <table:table-cell office:value-type="float" office:value="0.00221893" calcext:value-type="float">
            <text:p>0.00221893</text:p>
          </table:table-cell>
          <table:table-cell office:value-type="float" office:value="0.00106703" calcext:value-type="float">
            <text:p>0.00106703</text:p>
          </table:table-cell>
          <table:table-cell office:value-type="float" office:value="0.00182062" calcext:value-type="float">
            <text:p>0.00182062</text:p>
          </table:table-cell>
        </table:table-row>
        <table:table-row table:style-name="ro1">
          <table:table-cell office:value-type="float" office:value="399500" calcext:value-type="float">
            <text:p>399500</text:p>
          </table:table-cell>
          <table:table-cell/>
          <table:table-cell office:value-type="float" office:value="0.0207595" calcext:value-type="float">
            <text:p>0.0207595</text:p>
          </table:table-cell>
          <table:table-cell office:value-type="float" office:value="0.00153955" calcext:value-type="float">
            <text:p>0.00153955</text:p>
          </table:table-cell>
          <table:table-cell office:value-type="float" office:value="0.354989" calcext:value-type="float">
            <text:p>0.354989</text:p>
          </table:table-cell>
          <table:table-cell office:value-type="float" office:value="0.0712658" calcext:value-type="float">
            <text:p>0.0712658</text:p>
          </table:table-cell>
          <table:table-cell office:value-type="float" office:value="0.00208945" calcext:value-type="float">
            <text:p>0.00208945</text:p>
          </table:table-cell>
          <table:table-cell office:value-type="float" office:value="0.00100505" calcext:value-type="float">
            <text:p>0.00100505</text:p>
          </table:table-cell>
          <table:table-cell office:value-type="float" office:value="0.00201879" calcext:value-type="float">
            <text:p>0.00201879</text:p>
          </table:table-cell>
        </table:table-row>
        <table:table-row table:style-name="ro1">
          <table:table-cell office:value-type="float" office:value="399000" calcext:value-type="float">
            <text:p>399000</text:p>
          </table:table-cell>
          <table:table-cell/>
          <table:table-cell office:value-type="float" office:value="0.0214037" calcext:value-type="float">
            <text:p>0.0214037</text:p>
          </table:table-cell>
          <table:table-cell office:value-type="float" office:value="0.00154508" calcext:value-type="float">
            <text:p>0.00154508</text:p>
          </table:table-cell>
          <table:table-cell office:value-type="float" office:value="0.327542" calcext:value-type="float">
            <text:p>0.327542</text:p>
          </table:table-cell>
          <table:table-cell office:value-type="float" office:value="0.0654558" calcext:value-type="float">
            <text:p>0.0654558</text:p>
          </table:table-cell>
          <table:table-cell office:value-type="float" office:value="0.00223314" calcext:value-type="float">
            <text:p>0.00223314</text:p>
          </table:table-cell>
          <table:table-cell office:value-type="float" office:value="0.00107887" calcext:value-type="float">
            <text:p>0.00107887</text:p>
          </table:table-cell>
          <table:table-cell office:value-type="float" office:value="0.00184272" calcext:value-type="float">
            <text:p>0.00184272</text:p>
          </table:table-cell>
        </table:table-row>
        <table:table-row table:style-name="ro1">
          <table:table-cell office:value-type="float" office:value="398500" calcext:value-type="float">
            <text:p>398500</text:p>
          </table:table-cell>
          <table:table-cell/>
          <table:table-cell office:value-type="float" office:value="0.0200864" calcext:value-type="float">
            <text:p>0.0200864</text:p>
          </table:table-cell>
          <table:table-cell office:value-type="float" office:value="0.00156205" calcext:value-type="float">
            <text:p>0.00156205</text:p>
          </table:table-cell>
          <table:table-cell office:value-type="float" office:value="0.339049" calcext:value-type="float">
            <text:p>0.339049</text:p>
          </table:table-cell>
          <table:table-cell office:value-type="float" office:value="0.067098" calcext:value-type="float">
            <text:p>0.067098</text:p>
          </table:table-cell>
          <table:table-cell office:value-type="float" office:value="0.00208629" calcext:value-type="float">
            <text:p>0.00208629</text:p>
          </table:table-cell>
          <table:table-cell office:value-type="float" office:value="0.000996761" calcext:value-type="float">
            <text:p>0.000996761</text:p>
          </table:table-cell>
          <table:table-cell office:value-type="float" office:value="0.00184036" calcext:value-type="float">
            <text:p>0.00184036</text:p>
          </table:table-cell>
        </table:table-row>
        <table:table-row table:style-name="ro1">
          <table:table-cell office:value-type="float" office:value="398000" calcext:value-type="float">
            <text:p>398000</text:p>
          </table:table-cell>
          <table:table-cell/>
          <table:table-cell office:value-type="float" office:value="0.020851" calcext:value-type="float">
            <text:p>0.020851</text:p>
          </table:table-cell>
          <table:table-cell office:value-type="float" office:value="0.00154587" calcext:value-type="float">
            <text:p>0.00154587</text:p>
          </table:table-cell>
          <table:table-cell office:value-type="float" office:value="0.343282" calcext:value-type="float">
            <text:p>0.343282</text:p>
          </table:table-cell>
          <table:table-cell office:value-type="float" office:value="0.0679218" calcext:value-type="float">
            <text:p>0.0679218</text:p>
          </table:table-cell>
          <table:table-cell office:value-type="float" office:value="0.00217116" calcext:value-type="float">
            <text:p>0.00217116</text:p>
          </table:table-cell>
          <table:table-cell office:value-type="float" office:value="0.00102834" calcext:value-type="float">
            <text:p>0.00102834</text:p>
          </table:table-cell>
          <table:table-cell office:value-type="float" office:value="0.00188773" calcext:value-type="float">
            <text:p>0.00188773</text:p>
          </table:table-cell>
        </table:table-row>
        <table:table-row table:style-name="ro1">
          <table:table-cell office:value-type="float" office:value="397500" calcext:value-type="float">
            <text:p>397500</text:p>
          </table:table-cell>
          <table:table-cell/>
          <table:table-cell office:value-type="float" office:value="0.0217073" calcext:value-type="float">
            <text:p>0.0217073</text:p>
          </table:table-cell>
          <table:table-cell office:value-type="float" office:value="0.00153442" calcext:value-type="float">
            <text:p>0.00153442</text:p>
          </table:table-cell>
          <table:table-cell office:value-type="float" office:value="0.332568" calcext:value-type="float">
            <text:p>0.332568</text:p>
          </table:table-cell>
          <table:table-cell office:value-type="float" office:value="0.0672038" calcext:value-type="float">
            <text:p>0.0672038</text:p>
          </table:table-cell>
          <table:table-cell office:value-type="float" office:value="0.00212537" calcext:value-type="float">
            <text:p>0.00212537</text:p>
          </table:table-cell>
          <table:table-cell office:value-type="float" office:value="0.00102795" calcext:value-type="float">
            <text:p>0.00102795</text:p>
          </table:table-cell>
          <table:table-cell office:value-type="float" office:value="0.00188457" calcext:value-type="float">
            <text:p>0.00188457</text:p>
          </table:table-cell>
        </table:table-row>
        <table:table-row table:style-name="ro1">
          <table:table-cell office:value-type="float" office:value="397000" calcext:value-type="float">
            <text:p>397000</text:p>
          </table:table-cell>
          <table:table-cell/>
          <table:table-cell office:value-type="float" office:value="0.0228998" calcext:value-type="float">
            <text:p>0.0228998</text:p>
          </table:table-cell>
          <table:table-cell office:value-type="float" office:value="0.00149139" calcext:value-type="float">
            <text:p>0.00149139</text:p>
          </table:table-cell>
          <table:table-cell office:value-type="float" office:value="0.320366" calcext:value-type="float">
            <text:p>0.320366</text:p>
          </table:table-cell>
          <table:table-cell office:value-type="float" office:value="0.0646683" calcext:value-type="float">
            <text:p>0.0646683</text:p>
          </table:table-cell>
          <table:table-cell office:value-type="float" office:value="0.00222801" calcext:value-type="float">
            <text:p>0.00222801</text:p>
          </table:table-cell>
          <table:table-cell office:value-type="float" office:value="0.00109269" calcext:value-type="float">
            <text:p>0.00109269</text:p>
          </table:table-cell>
          <table:table-cell office:value-type="float" office:value="0.00182693" calcext:value-type="float">
            <text:p>0.00182693</text:p>
          </table:table-cell>
        </table:table-row>
        <table:table-row table:style-name="ro1">
          <table:table-cell office:value-type="float" office:value="396500" calcext:value-type="float">
            <text:p>396500</text:p>
          </table:table-cell>
          <table:table-cell/>
          <table:table-cell office:value-type="float" office:value="0.0203647" calcext:value-type="float">
            <text:p>0.0203647</text:p>
          </table:table-cell>
          <table:table-cell office:value-type="float" office:value="0.00148547" calcext:value-type="float">
            <text:p>0.00148547</text:p>
          </table:table-cell>
          <table:table-cell office:value-type="float" office:value="0.323491" calcext:value-type="float">
            <text:p>0.323491</text:p>
          </table:table-cell>
          <table:table-cell office:value-type="float" office:value="0.0646896" calcext:value-type="float">
            <text:p>0.0646896</text:p>
          </table:table-cell>
          <table:table-cell office:value-type="float" office:value="0.00219603" calcext:value-type="float">
            <text:p>0.00219603</text:p>
          </table:table-cell>
          <table:table-cell office:value-type="float" office:value="0.00110532" calcext:value-type="float">
            <text:p>0.00110532</text:p>
          </table:table-cell>
          <table:table-cell office:value-type="float" office:value="0.00201879" calcext:value-type="float">
            <text:p>0.00201879</text:p>
          </table:table-cell>
        </table:table-row>
        <table:table-row table:style-name="ro1">
          <table:table-cell office:value-type="float" office:value="396000" calcext:value-type="float">
            <text:p>396000</text:p>
          </table:table-cell>
          <table:table-cell/>
          <table:table-cell office:value-type="float" office:value="0.0232524" calcext:value-type="float">
            <text:p>0.0232524</text:p>
          </table:table-cell>
          <table:table-cell office:value-type="float" office:value="0.00154666" calcext:value-type="float">
            <text:p>0.00154666</text:p>
          </table:table-cell>
          <table:table-cell office:value-type="float" office:value="0.322892" calcext:value-type="float">
            <text:p>0.322892</text:p>
          </table:table-cell>
          <table:table-cell office:value-type="float" office:value="0.0622902" calcext:value-type="float">
            <text:p>0.0622902</text:p>
          </table:table-cell>
          <table:table-cell office:value-type="float" office:value="0.00245104" calcext:value-type="float">
            <text:p>0.00245104</text:p>
          </table:table-cell>
          <table:table-cell office:value-type="float" office:value="0.00127033" calcext:value-type="float">
            <text:p>0.00127033</text:p>
          </table:table-cell>
          <table:table-cell office:value-type="float" office:value="0.00184075" calcext:value-type="float">
            <text:p>0.00184075</text:p>
          </table:table-cell>
        </table:table-row>
        <table:table-row table:style-name="ro1">
          <table:table-cell office:value-type="float" office:value="395500" calcext:value-type="float">
            <text:p>395500</text:p>
          </table:table-cell>
          <table:table-cell/>
          <table:table-cell office:value-type="float" office:value="0.0204251" calcext:value-type="float">
            <text:p>0.0204251</text:p>
          </table:table-cell>
          <table:table-cell office:value-type="float" office:value="0.00151942" calcext:value-type="float">
            <text:p>0.00151942</text:p>
          </table:table-cell>
          <table:table-cell office:value-type="float" office:value="0.324062" calcext:value-type="float">
            <text:p>0.324062</text:p>
          </table:table-cell>
          <table:table-cell office:value-type="float" office:value="0.067263" calcext:value-type="float">
            <text:p>0.067263</text:p>
          </table:table-cell>
          <table:table-cell office:value-type="float" office:value="0.00244157" calcext:value-type="float">
            <text:p>0.00244157</text:p>
          </table:table-cell>
          <table:table-cell office:value-type="float" office:value="0.0011594" calcext:value-type="float">
            <text:p>0.0011594</text:p>
          </table:table-cell>
          <table:table-cell office:value-type="float" office:value="0.00181114" calcext:value-type="float">
            <text:p>0.00181114</text:p>
          </table:table-cell>
        </table:table-row>
        <table:table-row table:style-name="ro1">
          <table:table-cell office:value-type="float" office:value="395000" calcext:value-type="float">
            <text:p>395000</text:p>
          </table:table-cell>
          <table:table-cell/>
          <table:table-cell office:value-type="float" office:value="0.0192657" calcext:value-type="float">
            <text:p>0.0192657</text:p>
          </table:table-cell>
          <table:table-cell office:value-type="float" office:value="0.00151626" calcext:value-type="float">
            <text:p>0.00151626</text:p>
          </table:table-cell>
          <table:table-cell office:value-type="float" office:value="0.324919" calcext:value-type="float">
            <text:p>0.324919</text:p>
          </table:table-cell>
          <table:table-cell office:value-type="float" office:value="0.0646071" calcext:value-type="float">
            <text:p>0.0646071</text:p>
          </table:table-cell>
          <table:table-cell office:value-type="float" office:value="0.00238828" calcext:value-type="float">
            <text:p>0.00238828</text:p>
          </table:table-cell>
          <table:table-cell office:value-type="float" office:value="0.00104492" calcext:value-type="float">
            <text:p>0.00104492</text:p>
          </table:table-cell>
          <table:table-cell office:value-type="float" office:value="0.00181864" calcext:value-type="float">
            <text:p>0.00181864</text:p>
          </table:table-cell>
        </table:table-row>
        <table:table-row table:style-name="ro1">
          <table:table-cell office:value-type="float" office:value="394500" calcext:value-type="float">
            <text:p>394500</text:p>
          </table:table-cell>
          <table:table-cell/>
          <table:table-cell office:value-type="float" office:value="0.0204279" calcext:value-type="float">
            <text:p>0.0204279</text:p>
          </table:table-cell>
          <table:table-cell office:value-type="float" office:value="0.00153047" calcext:value-type="float">
            <text:p>0.00153047</text:p>
          </table:table-cell>
          <table:table-cell office:value-type="float" office:value="0.33012" calcext:value-type="float">
            <text:p>0.33012</text:p>
          </table:table-cell>
          <table:table-cell office:value-type="float" office:value="0.0647259" calcext:value-type="float">
            <text:p>0.0647259</text:p>
          </table:table-cell>
          <table:table-cell office:value-type="float" office:value="0.00230183" calcext:value-type="float">
            <text:p>0.00230183</text:p>
          </table:table-cell>
          <table:table-cell office:value-type="float" office:value="0.00102084" calcext:value-type="float">
            <text:p>0.00102084</text:p>
          </table:table-cell>
          <table:table-cell office:value-type="float" office:value="0.00183562" calcext:value-type="float">
            <text:p>0.00183562</text:p>
          </table:table-cell>
        </table:table-row>
        <table:table-row table:style-name="ro1">
          <table:table-cell office:value-type="float" office:value="394000" calcext:value-type="float">
            <text:p>394000</text:p>
          </table:table-cell>
          <table:table-cell/>
          <table:table-cell office:value-type="float" office:value="0.0200043" calcext:value-type="float">
            <text:p>0.0200043</text:p>
          </table:table-cell>
          <table:table-cell office:value-type="float" office:value="0.00151152" calcext:value-type="float">
            <text:p>0.00151152</text:p>
          </table:table-cell>
          <table:table-cell office:value-type="float" office:value="0.327727" calcext:value-type="float">
            <text:p>0.327727</text:p>
          </table:table-cell>
          <table:table-cell office:value-type="float" office:value="0.0661924" calcext:value-type="float">
            <text:p>0.0661924</text:p>
          </table:table-cell>
          <table:table-cell office:value-type="float" office:value="0.00357294" calcext:value-type="float">
            <text:p>0.00357294</text:p>
          </table:table-cell>
          <table:table-cell office:value-type="float" office:value="0.00100347" calcext:value-type="float">
            <text:p>0.00100347</text:p>
          </table:table-cell>
          <table:table-cell office:value-type="float" office:value="0.00180325" calcext:value-type="float">
            <text:p>0.00180325</text:p>
          </table:table-cell>
        </table:table-row>
        <table:table-row table:style-name="ro1">
          <table:table-cell office:value-type="float" office:value="393500" calcext:value-type="float">
            <text:p>393500</text:p>
          </table:table-cell>
          <table:table-cell/>
          <table:table-cell office:value-type="float" office:value="0.0204962" calcext:value-type="float">
            <text:p>0.0204962</text:p>
          </table:table-cell>
          <table:table-cell office:value-type="float" office:value="0.00150994" calcext:value-type="float">
            <text:p>0.00150994</text:p>
          </table:table-cell>
          <table:table-cell office:value-type="float" office:value="0.312845" calcext:value-type="float">
            <text:p>0.312845</text:p>
          </table:table-cell>
          <table:table-cell office:value-type="float" office:value="0.06902" calcext:value-type="float">
            <text:p>0.06902</text:p>
          </table:table-cell>
          <table:table-cell office:value-type="float" office:value="0.00398981" calcext:value-type="float">
            <text:p>0.00398981</text:p>
          </table:table-cell>
          <table:table-cell office:value-type="float" office:value="0.00102124" calcext:value-type="float">
            <text:p>0.00102124</text:p>
          </table:table-cell>
          <table:table-cell office:value-type="float" office:value="0.00183996" calcext:value-type="float">
            <text:p>0.00183996</text:p>
          </table:table-cell>
        </table:table-row>
        <table:table-row table:style-name="ro1">
          <table:table-cell office:value-type="float" office:value="393000" calcext:value-type="float">
            <text:p>393000</text:p>
          </table:table-cell>
          <table:table-cell/>
          <table:table-cell office:value-type="float" office:value="0.020776" calcext:value-type="float">
            <text:p>0.020776</text:p>
          </table:table-cell>
          <table:table-cell office:value-type="float" office:value="0.00148231" calcext:value-type="float">
            <text:p>0.00148231</text:p>
          </table:table-cell>
          <table:table-cell office:value-type="float" office:value="0.333837" calcext:value-type="float">
            <text:p>0.333837</text:p>
          </table:table-cell>
          <table:table-cell office:value-type="float" office:value="0.0666495" calcext:value-type="float">
            <text:p>0.0666495</text:p>
          </table:table-cell>
          <table:table-cell office:value-type="float" office:value="0.00458115" calcext:value-type="float">
            <text:p>0.00458115</text:p>
          </table:table-cell>
          <table:table-cell office:value-type="float" office:value="0.00103703" calcext:value-type="float">
            <text:p>0.00103703</text:p>
          </table:table-cell>
          <table:table-cell office:value-type="float" office:value="0.00189799" calcext:value-type="float">
            <text:p>0.00189799</text:p>
          </table:table-cell>
        </table:table-row>
        <table:table-row table:style-name="ro1">
          <table:table-cell office:value-type="float" office:value="392500" calcext:value-type="float">
            <text:p>392500</text:p>
          </table:table-cell>
          <table:table-cell/>
          <table:table-cell office:value-type="float" office:value="0.0206256" calcext:value-type="float">
            <text:p>0.0206256</text:p>
          </table:table-cell>
          <table:table-cell office:value-type="float" office:value="0.00149179" calcext:value-type="float">
            <text:p>0.00149179</text:p>
          </table:table-cell>
          <table:table-cell office:value-type="float" office:value="0.324849" calcext:value-type="float">
            <text:p>0.324849</text:p>
          </table:table-cell>
          <table:table-cell office:value-type="float" office:value="0.0647681" calcext:value-type="float">
            <text:p>0.0647681</text:p>
          </table:table-cell>
          <table:table-cell office:value-type="float" office:value="0.00300686" calcext:value-type="float">
            <text:p>0.00300686</text:p>
          </table:table-cell>
          <table:table-cell office:value-type="float" office:value="0.00103031" calcext:value-type="float">
            <text:p>0.00103031</text:p>
          </table:table-cell>
          <table:table-cell office:value-type="float" office:value="0.00182733" calcext:value-type="float">
            <text:p>0.00182733</text:p>
          </table:table-cell>
        </table:table-row>
        <table:table-row table:style-name="ro1">
          <table:table-cell office:value-type="float" office:value="392000" calcext:value-type="float">
            <text:p>392000</text:p>
          </table:table-cell>
          <table:table-cell/>
          <table:table-cell office:value-type="float" office:value="0.0201784" calcext:value-type="float">
            <text:p>0.0201784</text:p>
          </table:table-cell>
          <table:table-cell office:value-type="float" office:value="0.00146257" calcext:value-type="float">
            <text:p>0.00146257</text:p>
          </table:table-cell>
          <table:table-cell office:value-type="float" office:value="0.325788" calcext:value-type="float">
            <text:p>0.325788</text:p>
          </table:table-cell>
          <table:table-cell office:value-type="float" office:value="0.0641045" calcext:value-type="float">
            <text:p>0.0641045</text:p>
          </table:table-cell>
          <table:table-cell office:value-type="float" office:value="0.00307989" calcext:value-type="float">
            <text:p>0.00307989</text:p>
          </table:table-cell>
          <table:table-cell office:value-type="float" office:value="0.00103466" calcext:value-type="float">
            <text:p>0.00103466</text:p>
          </table:table-cell>
          <table:table-cell office:value-type="float" office:value="0.00200694" calcext:value-type="float">
            <text:p>0.00200694</text:p>
          </table:table-cell>
        </table:table-row>
        <table:table-row table:style-name="ro1">
          <table:table-cell office:value-type="float" office:value="391500" calcext:value-type="float">
            <text:p>391500</text:p>
          </table:table-cell>
          <table:table-cell/>
          <table:table-cell office:value-type="float" office:value="0.0205862" calcext:value-type="float">
            <text:p>0.0205862</text:p>
          </table:table-cell>
          <table:table-cell office:value-type="float" office:value="0.00153166" calcext:value-type="float">
            <text:p>0.00153166</text:p>
          </table:table-cell>
          <table:table-cell office:value-type="float" office:value="0.314213" calcext:value-type="float">
            <text:p>0.314213</text:p>
          </table:table-cell>
          <table:table-cell office:value-type="float" office:value="0.0628583" calcext:value-type="float">
            <text:p>0.0628583</text:p>
          </table:table-cell>
          <table:table-cell office:value-type="float" office:value="0.00286396" calcext:value-type="float">
            <text:p>0.00286396</text:p>
          </table:table-cell>
          <table:table-cell office:value-type="float" office:value="0.00103268" calcext:value-type="float">
            <text:p>0.00103268</text:p>
          </table:table-cell>
          <table:table-cell office:value-type="float" office:value="0.00181312" calcext:value-type="float">
            <text:p>0.00181312</text:p>
          </table:table-cell>
        </table:table-row>
        <table:table-row table:style-name="ro1">
          <table:table-cell office:value-type="float" office:value="391000" calcext:value-type="float">
            <text:p>391000</text:p>
          </table:table-cell>
          <table:table-cell/>
          <table:table-cell office:value-type="float" office:value="0.0191189" calcext:value-type="float">
            <text:p>0.0191189</text:p>
          </table:table-cell>
          <table:table-cell office:value-type="float" office:value="0.00150442" calcext:value-type="float">
            <text:p>0.00150442</text:p>
          </table:table-cell>
          <table:table-cell office:value-type="float" office:value="0.314702" calcext:value-type="float">
            <text:p>0.314702</text:p>
          </table:table-cell>
          <table:table-cell office:value-type="float" office:value="0.0660475" calcext:value-type="float">
            <text:p>0.0660475</text:p>
          </table:table-cell>
          <table:table-cell office:value-type="float" office:value="0.00421205" calcext:value-type="float">
            <text:p>0.00421205</text:p>
          </table:table-cell>
          <table:table-cell office:value-type="float" office:value="0.00097347" calcext:value-type="float">
            <text:p>0.00097347</text:p>
          </table:table-cell>
          <table:table-cell office:value-type="float" office:value="0.00182693" calcext:value-type="float">
            <text:p>0.00182693</text:p>
          </table:table-cell>
        </table:table-row>
        <table:table-row table:style-name="ro1">
          <table:table-cell office:value-type="float" office:value="390500" calcext:value-type="float">
            <text:p>390500</text:p>
          </table:table-cell>
          <table:table-cell/>
          <table:table-cell office:value-type="float" office:value="0.0205198" calcext:value-type="float">
            <text:p>0.0205198</text:p>
          </table:table-cell>
          <table:table-cell office:value-type="float" office:value="0.00151942" calcext:value-type="float">
            <text:p>0.00151942</text:p>
          </table:table-cell>
          <table:table-cell office:value-type="float" office:value="0.319156" calcext:value-type="float">
            <text:p>0.319156</text:p>
          </table:table-cell>
          <table:table-cell office:value-type="float" office:value="0.0661589" calcext:value-type="float">
            <text:p>0.0661589</text:p>
          </table:table-cell>
          <table:table-cell office:value-type="float" office:value="0.00395823" calcext:value-type="float">
            <text:p>0.00395823</text:p>
          </table:table-cell>
          <table:table-cell office:value-type="float" office:value="0.00102795" calcext:value-type="float">
            <text:p>0.00102795</text:p>
          </table:table-cell>
          <table:table-cell office:value-type="float" office:value="0.00181391" calcext:value-type="float">
            <text:p>0.00181391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/>
          <table:table-cell office:value-type="float" office:value="0.0199313" calcext:value-type="float">
            <text:p>0.0199313</text:p>
          </table:table-cell>
          <table:table-cell office:value-type="float" office:value="0.0015135" calcext:value-type="float">
            <text:p>0.0015135</text:p>
          </table:table-cell>
          <table:table-cell office:value-type="float" office:value="0.335891" calcext:value-type="float">
            <text:p>0.335891</text:p>
          </table:table-cell>
          <table:table-cell office:value-type="float" office:value="0.0669717" calcext:value-type="float">
            <text:p>0.0669717</text:p>
          </table:table-cell>
          <table:table-cell office:value-type="float" office:value="0.00308384" calcext:value-type="float">
            <text:p>0.00308384</text:p>
          </table:table-cell>
          <table:table-cell office:value-type="float" office:value="0.00100426" calcext:value-type="float">
            <text:p>0.00100426</text:p>
          </table:table-cell>
          <table:table-cell office:value-type="float" office:value="0.00185496" calcext:value-type="float">
            <text:p>0.00185496</text:p>
          </table:table-cell>
        </table:table-row>
        <table:table-row table:style-name="ro1">
          <table:table-cell office:value-type="float" office:value="389500" calcext:value-type="float">
            <text:p>389500</text:p>
          </table:table-cell>
          <table:table-cell/>
          <table:table-cell office:value-type="float" office:value="0.0199273" calcext:value-type="float">
            <text:p>0.0199273</text:p>
          </table:table-cell>
          <table:table-cell office:value-type="float" office:value="0.00153679" calcext:value-type="float">
            <text:p>0.00153679</text:p>
          </table:table-cell>
          <table:table-cell office:value-type="float" office:value="0.312193" calcext:value-type="float">
            <text:p>0.312193</text:p>
          </table:table-cell>
          <table:table-cell office:value-type="float" office:value="0.0689178" calcext:value-type="float">
            <text:p>0.0689178</text:p>
          </table:table-cell>
          <table:table-cell office:value-type="float" office:value="0.00382124" calcext:value-type="float">
            <text:p>0.00382124</text:p>
          </table:table-cell>
          <table:table-cell office:value-type="float" office:value="0.00099834" calcext:value-type="float">
            <text:p>0.00099834</text:p>
          </table:table-cell>
          <table:table-cell office:value-type="float" office:value="0.00180206" calcext:value-type="float">
            <text:p>0.00180206</text:p>
          </table:table-cell>
        </table:table-row>
        <table:table-row table:style-name="ro1">
          <table:table-cell office:value-type="float" office:value="389000" calcext:value-type="float">
            <text:p>389000</text:p>
          </table:table-cell>
          <table:table-cell/>
          <table:table-cell office:value-type="float" office:value="0.0195709" calcext:value-type="float">
            <text:p>0.0195709</text:p>
          </table:table-cell>
          <table:table-cell office:value-type="float" office:value="0.00165285" calcext:value-type="float">
            <text:p>0.00165285</text:p>
          </table:table-cell>
          <table:table-cell office:value-type="float" office:value="0.320972" calcext:value-type="float">
            <text:p>0.320972</text:p>
          </table:table-cell>
          <table:table-cell office:value-type="float" office:value="0.0655146" calcext:value-type="float">
            <text:p>0.0655146</text:p>
          </table:table-cell>
          <table:table-cell office:value-type="float" office:value="0.00355478" calcext:value-type="float">
            <text:p>0.00355478</text:p>
          </table:table-cell>
          <table:table-cell office:value-type="float" office:value="0.000999524" calcext:value-type="float">
            <text:p>0.000999524</text:p>
          </table:table-cell>
          <table:table-cell office:value-type="float" office:value="0.00182496" calcext:value-type="float">
            <text:p>0.00182496</text:p>
          </table:table-cell>
        </table:table-row>
        <table:table-row table:style-name="ro1">
          <table:table-cell office:value-type="float" office:value="388500" calcext:value-type="float">
            <text:p>388500</text:p>
          </table:table-cell>
          <table:table-cell/>
          <table:table-cell office:value-type="float" office:value="0.0189704" calcext:value-type="float">
            <text:p>0.0189704</text:p>
          </table:table-cell>
          <table:table-cell office:value-type="float" office:value="0.00169232" calcext:value-type="float">
            <text:p>0.00169232</text:p>
          </table:table-cell>
          <table:table-cell office:value-type="float" office:value="0.327764" calcext:value-type="float">
            <text:p>0.327764</text:p>
          </table:table-cell>
          <table:table-cell office:value-type="float" office:value="0.0659757" calcext:value-type="float">
            <text:p>0.0659757</text:p>
          </table:table-cell>
          <table:table-cell office:value-type="float" office:value="0.00229512" calcext:value-type="float">
            <text:p>0.00229512</text:p>
          </table:table-cell>
          <table:table-cell office:value-type="float" office:value="0.000987681" calcext:value-type="float">
            <text:p>0.000987681</text:p>
          </table:table-cell>
          <table:table-cell office:value-type="float" office:value="0.00186088" calcext:value-type="float">
            <text:p>0.00186088</text:p>
          </table:table-cell>
        </table:table-row>
        <table:table-row table:style-name="ro1">
          <table:table-cell office:value-type="float" office:value="388000" calcext:value-type="float">
            <text:p>388000</text:p>
          </table:table-cell>
          <table:table-cell/>
          <table:table-cell office:value-type="float" office:value="0.0195168" calcext:value-type="float">
            <text:p>0.0195168</text:p>
          </table:table-cell>
          <table:table-cell office:value-type="float" office:value="0.00172746" calcext:value-type="float">
            <text:p>0.00172746</text:p>
          </table:table-cell>
          <table:table-cell office:value-type="float" office:value="0.327573" calcext:value-type="float">
            <text:p>0.327573</text:p>
          </table:table-cell>
          <table:table-cell office:value-type="float" office:value="0.0648337" calcext:value-type="float">
            <text:p>0.0648337</text:p>
          </table:table-cell>
          <table:table-cell office:value-type="float" office:value="0.00235275" calcext:value-type="float">
            <text:p>0.00235275</text:p>
          </table:table-cell>
          <table:table-cell office:value-type="float" office:value="0.00100979" calcext:value-type="float">
            <text:p>0.00100979</text:p>
          </table:table-cell>
          <table:table-cell office:value-type="float" office:value="0.00186957" calcext:value-type="float">
            <text:p>0.00186957</text:p>
          </table:table-cell>
        </table:table-row>
        <table:table-row table:style-name="ro1">
          <table:table-cell office:value-type="float" office:value="387500" calcext:value-type="float">
            <text:p>387500</text:p>
          </table:table-cell>
          <table:table-cell/>
          <table:table-cell office:value-type="float" office:value="0.019362" calcext:value-type="float">
            <text:p>0.019362</text:p>
          </table:table-cell>
          <table:table-cell office:value-type="float" office:value="0.00175075" calcext:value-type="float">
            <text:p>0.00175075</text:p>
          </table:table-cell>
          <table:table-cell office:value-type="float" office:value="0.331048" calcext:value-type="float">
            <text:p>0.331048</text:p>
          </table:table-cell>
          <table:table-cell office:value-type="float" office:value="0.0676431" calcext:value-type="float">
            <text:p>0.0676431</text:p>
          </table:table-cell>
          <table:table-cell office:value-type="float" office:value="0.00227064" calcext:value-type="float">
            <text:p>0.00227064</text:p>
          </table:table-cell>
          <table:table-cell office:value-type="float" office:value="0.000982549" calcext:value-type="float">
            <text:p>0.000982549</text:p>
          </table:table-cell>
          <table:table-cell office:value-type="float" office:value="0.00184549" calcext:value-type="float">
            <text:p>0.00184549</text:p>
          </table:table-cell>
        </table:table-row>
        <table:table-row table:style-name="ro1">
          <table:table-cell office:value-type="float" office:value="387000" calcext:value-type="float">
            <text:p>387000</text:p>
          </table:table-cell>
          <table:table-cell/>
          <table:table-cell office:value-type="float" office:value="0.0203019" calcext:value-type="float">
            <text:p>0.0203019</text:p>
          </table:table-cell>
          <table:table-cell office:value-type="float" office:value="0.00159482" calcext:value-type="float">
            <text:p>0.00159482</text:p>
          </table:table-cell>
          <table:table-cell office:value-type="float" office:value="0.313182" calcext:value-type="float">
            <text:p>0.313182</text:p>
          </table:table-cell>
          <table:table-cell office:value-type="float" office:value="0.0625855" calcext:value-type="float">
            <text:p>0.0625855</text:p>
          </table:table-cell>
          <table:table-cell office:value-type="float" office:value="0.00239302" calcext:value-type="float">
            <text:p>0.00239302</text:p>
          </table:table-cell>
          <table:table-cell office:value-type="float" office:value="0.00101058" calcext:value-type="float">
            <text:p>0.00101058</text:p>
          </table:table-cell>
          <table:table-cell office:value-type="float" office:value="0.00183167" calcext:value-type="float">
            <text:p>0.00183167</text:p>
          </table:table-cell>
        </table:table-row>
        <table:table-row table:style-name="ro1">
          <table:table-cell office:value-type="float" office:value="386500" calcext:value-type="float">
            <text:p>386500</text:p>
          </table:table-cell>
          <table:table-cell/>
          <table:table-cell office:value-type="float" office:value="0.0205787" calcext:value-type="float">
            <text:p>0.0205787</text:p>
          </table:table-cell>
          <table:table-cell office:value-type="float" office:value="0.00156047" calcext:value-type="float">
            <text:p>0.00156047</text:p>
          </table:table-cell>
          <table:table-cell office:value-type="float" office:value="0.320083" calcext:value-type="float">
            <text:p>0.320083</text:p>
          </table:table-cell>
          <table:table-cell office:value-type="float" office:value="0.0646718" calcext:value-type="float">
            <text:p>0.0646718</text:p>
          </table:table-cell>
          <table:table-cell office:value-type="float" office:value="0.00374664" calcext:value-type="float">
            <text:p>0.00374664</text:p>
          </table:table-cell>
          <table:table-cell office:value-type="float" office:value="0.00103387" calcext:value-type="float">
            <text:p>0.00103387</text:p>
          </table:table-cell>
          <table:table-cell office:value-type="float" office:value="0.00183996" calcext:value-type="float">
            <text:p>0.00183996</text:p>
          </table:table-cell>
        </table:table-row>
        <table:table-row table:style-name="ro1">
          <table:table-cell office:value-type="float" office:value="386000" calcext:value-type="float">
            <text:p>386000</text:p>
          </table:table-cell>
          <table:table-cell/>
          <table:table-cell office:value-type="float" office:value="0.0202893" calcext:value-type="float">
            <text:p>0.0202893</text:p>
          </table:table-cell>
          <table:table-cell office:value-type="float" office:value="0.00155218" calcext:value-type="float">
            <text:p>0.00155218</text:p>
          </table:table-cell>
          <table:table-cell office:value-type="float" office:value="0.31901" calcext:value-type="float">
            <text:p>0.31901</text:p>
          </table:table-cell>
          <table:table-cell office:value-type="float" office:value="0.0641705" calcext:value-type="float">
            <text:p>0.0641705</text:p>
          </table:table-cell>
          <table:table-cell office:value-type="float" office:value="0.00354492" calcext:value-type="float">
            <text:p>0.00354492</text:p>
          </table:table-cell>
          <table:table-cell office:value-type="float" office:value="0.00101729" calcext:value-type="float">
            <text:p>0.00101729</text:p>
          </table:table-cell>
          <table:table-cell office:value-type="float" office:value="0.00183207" calcext:value-type="float">
            <text:p>0.00183207</text:p>
          </table:table-cell>
        </table:table-row>
        <table:table-row table:style-name="ro1">
          <table:table-cell office:value-type="float" office:value="385500" calcext:value-type="float">
            <text:p>385500</text:p>
          </table:table-cell>
          <table:table-cell/>
          <table:table-cell office:value-type="float" office:value="0.0202715" calcext:value-type="float">
            <text:p>0.0202715</text:p>
          </table:table-cell>
          <table:table-cell office:value-type="float" office:value="0.00155139" calcext:value-type="float">
            <text:p>0.00155139</text:p>
          </table:table-cell>
          <table:table-cell office:value-type="float" office:value="0.322266" calcext:value-type="float">
            <text:p>0.322266</text:p>
          </table:table-cell>
          <table:table-cell office:value-type="float" office:value="0.0645431" calcext:value-type="float">
            <text:p>0.0645431</text:p>
          </table:table-cell>
          <table:table-cell office:value-type="float" office:value="0.00227577" calcext:value-type="float">
            <text:p>0.00227577</text:p>
          </table:table-cell>
          <table:table-cell office:value-type="float" office:value="0.001009" calcext:value-type="float">
            <text:p>0.001009</text:p>
          </table:table-cell>
          <table:table-cell office:value-type="float" office:value="0.00186325" calcext:value-type="float">
            <text:p>0.00186325</text:p>
          </table:table-cell>
        </table:table-row>
        <table:table-row table:style-name="ro1">
          <table:table-cell office:value-type="float" office:value="385000" calcext:value-type="float">
            <text:p>385000</text:p>
          </table:table-cell>
          <table:table-cell/>
          <table:table-cell office:value-type="float" office:value="0.0192219" calcext:value-type="float">
            <text:p>0.0192219</text:p>
          </table:table-cell>
          <table:table-cell office:value-type="float" office:value="0.00157863" calcext:value-type="float">
            <text:p>0.00157863</text:p>
          </table:table-cell>
          <table:table-cell office:value-type="float" office:value="0.328667" calcext:value-type="float">
            <text:p>0.328667</text:p>
          </table:table-cell>
          <table:table-cell office:value-type="float" office:value="0.0630458" calcext:value-type="float">
            <text:p>0.0630458</text:p>
          </table:table-cell>
          <table:table-cell office:value-type="float" office:value="0.00214984" calcext:value-type="float">
            <text:p>0.00214984</text:p>
          </table:table-cell>
          <table:table-cell office:value-type="float" office:value="0.000973865" calcext:value-type="float">
            <text:p>0.000973865</text:p>
          </table:table-cell>
          <table:table-cell office:value-type="float" office:value="0.00181312" calcext:value-type="float">
            <text:p>0.00181312</text:p>
          </table:table-cell>
        </table:table-row>
        <table:table-row table:style-name="ro1">
          <table:table-cell office:value-type="float" office:value="384500" calcext:value-type="float">
            <text:p>384500</text:p>
          </table:table-cell>
          <table:table-cell/>
          <table:table-cell office:value-type="float" office:value="0.0186084" calcext:value-type="float">
            <text:p>0.0186084</text:p>
          </table:table-cell>
          <table:table-cell office:value-type="float" office:value="0.00153087" calcext:value-type="float">
            <text:p>0.00153087</text:p>
          </table:table-cell>
          <table:table-cell office:value-type="float" office:value="0.321374" calcext:value-type="float">
            <text:p>0.321374</text:p>
          </table:table-cell>
          <table:table-cell office:value-type="float" office:value="0.0665141" calcext:value-type="float">
            <text:p>0.0665141</text:p>
          </table:table-cell>
          <table:table-cell office:value-type="float" office:value="0.00205392" calcext:value-type="float">
            <text:p>0.00205392</text:p>
          </table:table-cell>
          <table:table-cell office:value-type="float" office:value="0.000954522" calcext:value-type="float">
            <text:p>0.000954522</text:p>
          </table:table-cell>
          <table:table-cell office:value-type="float" office:value="0.00183838" calcext:value-type="float">
            <text:p>0.00183838</text:p>
          </table:table-cell>
        </table:table-row>
        <table:table-row table:style-name="ro1">
          <table:table-cell office:value-type="float" office:value="384000" calcext:value-type="float">
            <text:p>384000</text:p>
          </table:table-cell>
          <table:table-cell/>
          <table:table-cell office:value-type="float" office:value="0.0194051" calcext:value-type="float">
            <text:p>0.0194051</text:p>
          </table:table-cell>
          <table:table-cell office:value-type="float" office:value="0.00151981" calcext:value-type="float">
            <text:p>0.00151981</text:p>
          </table:table-cell>
          <table:table-cell office:value-type="float" office:value="0.303281" calcext:value-type="float">
            <text:p>0.303281</text:p>
          </table:table-cell>
          <table:table-cell office:value-type="float" office:value="0.0619203" calcext:value-type="float">
            <text:p>0.0619203</text:p>
          </table:table-cell>
          <table:table-cell office:value-type="float" office:value="0.00208629" calcext:value-type="float">
            <text:p>0.00208629</text:p>
          </table:table-cell>
          <table:table-cell office:value-type="float" office:value="0.00097347" calcext:value-type="float">
            <text:p>0.00097347</text:p>
          </table:table-cell>
          <table:table-cell office:value-type="float" office:value="0.00174088" calcext:value-type="float">
            <text:p>0.00174088</text:p>
          </table:table-cell>
        </table:table-row>
        <table:table-row table:style-name="ro1">
          <table:table-cell office:value-type="float" office:value="383500" calcext:value-type="float">
            <text:p>383500</text:p>
          </table:table-cell>
          <table:table-cell/>
          <table:table-cell office:value-type="float" office:value="0.0204559" calcext:value-type="float">
            <text:p>0.0204559</text:p>
          </table:table-cell>
          <table:table-cell office:value-type="float" office:value="0.001581" calcext:value-type="float">
            <text:p>0.001581</text:p>
          </table:table-cell>
          <table:table-cell office:value-type="float" office:value="0.31014" calcext:value-type="float">
            <text:p>0.31014</text:p>
          </table:table-cell>
          <table:table-cell office:value-type="float" office:value="0.0624473" calcext:value-type="float">
            <text:p>0.0624473</text:p>
          </table:table-cell>
          <table:table-cell office:value-type="float" office:value="0.0022584" calcext:value-type="float">
            <text:p>0.0022584</text:p>
          </table:table-cell>
          <table:table-cell office:value-type="float" office:value="0.00101808" calcext:value-type="float">
            <text:p>0.00101808</text:p>
          </table:table-cell>
          <table:table-cell office:value-type="float" office:value="0.00179891" calcext:value-type="float">
            <text:p>0.00179891</text:p>
          </table:table-cell>
        </table:table-row>
        <table:table-row table:style-name="ro1">
          <table:table-cell office:value-type="float" office:value="383000" calcext:value-type="float">
            <text:p>383000</text:p>
          </table:table-cell>
          <table:table-cell/>
          <table:table-cell office:value-type="float" office:value="0.0204851" calcext:value-type="float">
            <text:p>0.0204851</text:p>
          </table:table-cell>
          <table:table-cell office:value-type="float" office:value="0.00160429" calcext:value-type="float">
            <text:p>0.00160429</text:p>
          </table:table-cell>
          <table:table-cell office:value-type="float" office:value="0.311034" calcext:value-type="float">
            <text:p>0.311034</text:p>
          </table:table-cell>
          <table:table-cell office:value-type="float" office:value="0.0632266" calcext:value-type="float">
            <text:p>0.0632266</text:p>
          </table:table-cell>
          <table:table-cell office:value-type="float" office:value="0.00296936" calcext:value-type="float">
            <text:p>0.00296936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80088" calcext:value-type="float">
            <text:p>0.00180088</text:p>
          </table:table-cell>
        </table:table-row>
        <table:table-row table:style-name="ro1">
          <table:table-cell office:value-type="float" office:value="382500" calcext:value-type="float">
            <text:p>382500</text:p>
          </table:table-cell>
          <table:table-cell/>
          <table:table-cell office:value-type="float" office:value="0.0201105" calcext:value-type="float">
            <text:p>0.0201105</text:p>
          </table:table-cell>
          <table:table-cell office:value-type="float" office:value="0.00180127" calcext:value-type="float">
            <text:p>0.00180127</text:p>
          </table:table-cell>
          <table:table-cell office:value-type="float" office:value="0.327622" calcext:value-type="float">
            <text:p>0.327622</text:p>
          </table:table-cell>
          <table:table-cell office:value-type="float" office:value="0.0664956" calcext:value-type="float">
            <text:p>0.0664956</text:p>
          </table:table-cell>
          <table:table-cell office:value-type="float" office:value="0.00268435" calcext:value-type="float">
            <text:p>0.00268435</text:p>
          </table:table-cell>
          <table:table-cell office:value-type="float" office:value="0.00101413" calcext:value-type="float">
            <text:p>0.00101413</text:p>
          </table:table-cell>
          <table:table-cell office:value-type="float" office:value="0.00186207" calcext:value-type="float">
            <text:p>0.00186207</text:p>
          </table:table-cell>
        </table:table-row>
        <table:table-row table:style-name="ro1">
          <table:table-cell office:value-type="float" office:value="382000" calcext:value-type="float">
            <text:p>382000</text:p>
          </table:table-cell>
          <table:table-cell/>
          <table:table-cell office:value-type="float" office:value="0.0193968" calcext:value-type="float">
            <text:p>0.0193968</text:p>
          </table:table-cell>
          <table:table-cell office:value-type="float" office:value="0.00159284" calcext:value-type="float">
            <text:p>0.00159284</text:p>
          </table:table-cell>
          <table:table-cell office:value-type="float" office:value="0.311575" calcext:value-type="float">
            <text:p>0.311575</text:p>
          </table:table-cell>
          <table:table-cell office:value-type="float" office:value="0.0629368" calcext:value-type="float">
            <text:p>0.0629368</text:p>
          </table:table-cell>
          <table:table-cell office:value-type="float" office:value="0.00229551" calcext:value-type="float">
            <text:p>0.00229551</text:p>
          </table:table-cell>
          <table:table-cell office:value-type="float" office:value="0.000979391" calcext:value-type="float">
            <text:p>0.000979391</text:p>
          </table:table-cell>
          <table:table-cell office:value-type="float" office:value="0.00180167" calcext:value-type="float">
            <text:p>0.00180167</text:p>
          </table:table-cell>
        </table:table-row>
        <table:table-row table:style-name="ro1">
          <table:table-cell office:value-type="float" office:value="381500" calcext:value-type="float">
            <text:p>381500</text:p>
          </table:table-cell>
          <table:table-cell/>
          <table:table-cell office:value-type="float" office:value="0.0196853" calcext:value-type="float">
            <text:p>0.0196853</text:p>
          </table:table-cell>
          <table:table-cell office:value-type="float" office:value="0.00160034" calcext:value-type="float">
            <text:p>0.00160034</text:p>
          </table:table-cell>
          <table:table-cell office:value-type="float" office:value="0.316731" calcext:value-type="float">
            <text:p>0.316731</text:p>
          </table:table-cell>
          <table:table-cell office:value-type="float" office:value="0.0642956" calcext:value-type="float">
            <text:p>0.0642956</text:p>
          </table:table-cell>
          <table:table-cell office:value-type="float" office:value="0.00226117" calcext:value-type="float">
            <text:p>0.00226117</text:p>
          </table:table-cell>
          <table:table-cell office:value-type="float" office:value="0.000997945" calcext:value-type="float">
            <text:p>0.000997945</text:p>
          </table:table-cell>
          <table:table-cell office:value-type="float" office:value="0.00182693" calcext:value-type="float">
            <text:p>0.00182693</text:p>
          </table:table-cell>
        </table:table-row>
        <table:table-row table:style-name="ro1">
          <table:table-cell office:value-type="float" office:value="381000" calcext:value-type="float">
            <text:p>381000</text:p>
          </table:table-cell>
          <table:table-cell/>
          <table:table-cell office:value-type="float" office:value="0.0200856" calcext:value-type="float">
            <text:p>0.0200856</text:p>
          </table:table-cell>
          <table:table-cell office:value-type="float" office:value="0.00185022" calcext:value-type="float">
            <text:p>0.00185022</text:p>
          </table:table-cell>
          <table:table-cell office:value-type="float" office:value="0.308515" calcext:value-type="float">
            <text:p>0.308515</text:p>
          </table:table-cell>
          <table:table-cell office:value-type="float" office:value="0.0629716" calcext:value-type="float">
            <text:p>0.0629716</text:p>
          </table:table-cell>
          <table:table-cell office:value-type="float" office:value="0.00216169" calcext:value-type="float">
            <text:p>0.00216169</text:p>
          </table:table-cell>
          <table:table-cell office:value-type="float" office:value="0.00100387" calcext:value-type="float">
            <text:p>0.00100387</text:p>
          </table:table-cell>
          <table:table-cell office:value-type="float" office:value="0.00185062" calcext:value-type="float">
            <text:p>0.00185062</text:p>
          </table:table-cell>
        </table:table-row>
        <table:table-row table:style-name="ro1">
          <table:table-cell office:value-type="float" office:value="380500" calcext:value-type="float">
            <text:p>380500</text:p>
          </table:table-cell>
          <table:table-cell/>
          <table:table-cell office:value-type="float" office:value="0.0193897" calcext:value-type="float">
            <text:p>0.0193897</text:p>
          </table:table-cell>
          <table:table-cell office:value-type="float" office:value="0.00191773" calcext:value-type="float">
            <text:p>0.00191773</text:p>
          </table:table-cell>
          <table:table-cell office:value-type="float" office:value="0.318124" calcext:value-type="float">
            <text:p>0.318124</text:p>
          </table:table-cell>
          <table:table-cell office:value-type="float" office:value="0.0638472" calcext:value-type="float">
            <text:p>0.0638472</text:p>
          </table:table-cell>
          <table:table-cell office:value-type="float" office:value="0.0021305" calcext:value-type="float">
            <text:p>0.0021305</text:p>
          </table:table-cell>
          <table:table-cell office:value-type="float" office:value="0.000988076" calcext:value-type="float">
            <text:p>0.000988076</text:p>
          </table:table-cell>
          <table:table-cell office:value-type="float" office:value="0.00186483" calcext:value-type="float">
            <text:p>0.00186483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/>
          <table:table-cell office:value-type="float" office:value="0.0192985" calcext:value-type="float">
            <text:p>0.0192985</text:p>
          </table:table-cell>
          <table:table-cell office:value-type="float" office:value="0.0017093" calcext:value-type="float">
            <text:p>0.0017093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0665414" calcext:value-type="float">
            <text:p>0.0665414</text:p>
          </table:table-cell>
          <table:table-cell office:value-type="float" office:value="0.0021909" calcext:value-type="float">
            <text:p>0.0021909</text:p>
          </table:table-cell>
          <table:table-cell office:value-type="float" office:value="0.000973865" calcext:value-type="float">
            <text:p>0.000973865</text:p>
          </table:table-cell>
          <table:table-cell office:value-type="float" office:value="0.00190628" calcext:value-type="float">
            <text:p>0.00190628</text:p>
          </table:table-cell>
        </table:table-row>
        <table:table-row table:style-name="ro1">
          <table:table-cell office:value-type="float" office:value="379500" calcext:value-type="float">
            <text:p>379500</text:p>
          </table:table-cell>
          <table:table-cell/>
          <table:table-cell office:value-type="float" office:value="0.0191366" calcext:value-type="float">
            <text:p>0.0191366</text:p>
          </table:table-cell>
          <table:table-cell office:value-type="float" office:value="0.00166943" calcext:value-type="float">
            <text:p>0.00166943</text:p>
          </table:table-cell>
          <table:table-cell office:value-type="float" office:value="0.321376" calcext:value-type="float">
            <text:p>0.321376</text:p>
          </table:table-cell>
          <table:table-cell office:value-type="float" office:value="0.0650863" calcext:value-type="float">
            <text:p>0.0650863</text:p>
          </table:table-cell>
          <table:table-cell office:value-type="float" office:value="0.00219366" calcext:value-type="float">
            <text:p>0.00219366</text:p>
          </table:table-cell>
          <table:table-cell office:value-type="float" office:value="0.000968733" calcext:value-type="float">
            <text:p>0.000968733</text:p>
          </table:table-cell>
          <table:table-cell office:value-type="float" office:value="0.00186286" calcext:value-type="float">
            <text:p>0.00186286</text:p>
          </table:table-cell>
        </table:table-row>
        <table:table-row table:style-name="ro1">
          <table:table-cell office:value-type="float" office:value="379000" calcext:value-type="float">
            <text:p>379000</text:p>
          </table:table-cell>
          <table:table-cell/>
          <table:table-cell office:value-type="float" office:value="0.0203777" calcext:value-type="float">
            <text:p>0.0203777</text:p>
          </table:table-cell>
          <table:table-cell office:value-type="float" office:value="0.00175193" calcext:value-type="float">
            <text:p>0.00175193</text:p>
          </table:table-cell>
          <table:table-cell office:value-type="float" office:value="0.318476" calcext:value-type="float">
            <text:p>0.318476</text:p>
          </table:table-cell>
          <table:table-cell office:value-type="float" office:value="0.0635937" calcext:value-type="float">
            <text:p>0.0635937</text:p>
          </table:table-cell>
          <table:table-cell office:value-type="float" office:value="0.00225446" calcext:value-type="float">
            <text:p>0.00225446</text:p>
          </table:table-cell>
          <table:table-cell office:value-type="float" office:value="0.00102281" calcext:value-type="float">
            <text:p>0.00102281</text:p>
          </table:table-cell>
          <table:table-cell office:value-type="float" office:value="0.00181114" calcext:value-type="float">
            <text:p>0.00181114</text:p>
          </table:table-cell>
        </table:table-row>
        <table:table-row table:style-name="ro1">
          <table:table-cell office:value-type="float" office:value="378500" calcext:value-type="float">
            <text:p>378500</text:p>
          </table:table-cell>
          <table:table-cell/>
          <table:table-cell office:value-type="float" office:value="0.0193822" calcext:value-type="float">
            <text:p>0.0193822</text:p>
          </table:table-cell>
          <table:table-cell office:value-type="float" office:value="0.0016789" calcext:value-type="float">
            <text:p>0.0016789</text:p>
          </table:table-cell>
          <table:table-cell office:value-type="float" office:value="0.33068" calcext:value-type="float">
            <text:p>0.33068</text:p>
          </table:table-cell>
          <table:table-cell office:value-type="float" office:value="0.0654309" calcext:value-type="float">
            <text:p>0.0654309</text:p>
          </table:table-cell>
          <table:table-cell office:value-type="float" office:value="0.00221064" calcext:value-type="float">
            <text:p>0.00221064</text:p>
          </table:table-cell>
          <table:table-cell office:value-type="float" office:value="0.000982944" calcext:value-type="float">
            <text:p>0.000982944</text:p>
          </table:table-cell>
          <table:table-cell office:value-type="float" office:value="0.00184115" calcext:value-type="float">
            <text:p>0.00184115</text:p>
          </table:table-cell>
        </table:table-row>
        <table:table-row table:style-name="ro1">
          <table:table-cell office:value-type="float" office:value="378000" calcext:value-type="float">
            <text:p>378000</text:p>
          </table:table-cell>
          <table:table-cell/>
          <table:table-cell office:value-type="float" office:value="0.0192649" calcext:value-type="float">
            <text:p>0.0192649</text:p>
          </table:table-cell>
          <table:table-cell office:value-type="float" office:value="0.00156679" calcext:value-type="float">
            <text:p>0.00156679</text:p>
          </table:table-cell>
          <table:table-cell office:value-type="float" office:value="0.306074" calcext:value-type="float">
            <text:p>0.306074</text:p>
          </table:table-cell>
          <table:table-cell office:value-type="float" office:value="0.0634038" calcext:value-type="float">
            <text:p>0.0634038</text:p>
          </table:table-cell>
          <table:table-cell office:value-type="float" office:value="0.00211076" calcext:value-type="float">
            <text:p>0.00211076</text:p>
          </table:table-cell>
          <table:table-cell office:value-type="float" office:value="0.000965575" calcext:value-type="float">
            <text:p>0.000965575</text:p>
          </table:table-cell>
          <table:table-cell office:value-type="float" office:value="0.00180049" calcext:value-type="float">
            <text:p>0.00180049</text:p>
          </table:table-cell>
        </table:table-row>
        <table:table-row table:style-name="ro1">
          <table:table-cell office:value-type="float" office:value="377500" calcext:value-type="float">
            <text:p>377500</text:p>
          </table:table-cell>
          <table:table-cell/>
          <table:table-cell office:value-type="float" office:value="0.0189515" calcext:value-type="float">
            <text:p>0.0189515</text:p>
          </table:table-cell>
          <table:table-cell office:value-type="float" office:value="0.00153639" calcext:value-type="float">
            <text:p>0.00153639</text:p>
          </table:table-cell>
          <table:table-cell office:value-type="float" office:value="0.306504" calcext:value-type="float">
            <text:p>0.306504</text:p>
          </table:table-cell>
          <table:table-cell office:value-type="float" office:value="0.0638547" calcext:value-type="float">
            <text:p>0.0638547</text:p>
          </table:table-cell>
          <table:table-cell office:value-type="float" office:value="0.002123" calcext:value-type="float">
            <text:p>0.002123</text:p>
          </table:table-cell>
          <table:table-cell office:value-type="float" office:value="0.000967549" calcext:value-type="float">
            <text:p>0.000967549</text:p>
          </table:table-cell>
          <table:table-cell office:value-type="float" office:value="0.00182141" calcext:value-type="float">
            <text:p>0.00182141</text:p>
          </table:table-cell>
        </table:table-row>
        <table:table-row table:style-name="ro1">
          <table:table-cell office:value-type="float" office:value="377000" calcext:value-type="float">
            <text:p>377000</text:p>
          </table:table-cell>
          <table:table-cell/>
          <table:table-cell office:value-type="float" office:value="0.020133" calcext:value-type="float">
            <text:p>0.020133</text:p>
          </table:table-cell>
          <table:table-cell office:value-type="float" office:value="0.00151468" calcext:value-type="float">
            <text:p>0.00151468</text:p>
          </table:table-cell>
          <table:table-cell office:value-type="float" office:value="0.307251" calcext:value-type="float">
            <text:p>0.307251</text:p>
          </table:table-cell>
          <table:table-cell office:value-type="float" office:value="0.0617557" calcext:value-type="float">
            <text:p>0.0617557</text:p>
          </table:table-cell>
          <table:table-cell office:value-type="float" office:value="0.00220195" calcext:value-type="float">
            <text:p>0.00220195</text:p>
          </table:table-cell>
          <table:table-cell office:value-type="float" office:value="0.00103031" calcext:value-type="float">
            <text:p>0.00103031</text:p>
          </table:table-cell>
          <table:table-cell office:value-type="float" office:value="0.0017693" calcext:value-type="float">
            <text:p>0.0017693</text:p>
          </table:table-cell>
        </table:table-row>
        <table:table-row table:style-name="ro1">
          <table:table-cell office:value-type="float" office:value="376500" calcext:value-type="float">
            <text:p>376500</text:p>
          </table:table-cell>
          <table:table-cell/>
          <table:table-cell office:value-type="float" office:value="0.0199601" calcext:value-type="float">
            <text:p>0.0199601</text:p>
          </table:table-cell>
          <table:table-cell office:value-type="float" office:value="0.00149139" calcext:value-type="float">
            <text:p>0.00149139</text:p>
          </table:table-cell>
          <table:table-cell office:value-type="float" office:value="0.321866" calcext:value-type="float">
            <text:p>0.321866</text:p>
          </table:table-cell>
          <table:table-cell office:value-type="float" office:value="0.0683446" calcext:value-type="float">
            <text:p>0.0683446</text:p>
          </table:table-cell>
          <table:table-cell office:value-type="float" office:value="0.00211866" calcext:value-type="float">
            <text:p>0.00211866</text:p>
          </table:table-cell>
          <table:table-cell office:value-type="float" office:value="0.000999919" calcext:value-type="float">
            <text:p>0.000999919</text:p>
          </table:table-cell>
          <table:table-cell office:value-type="float" office:value="0.00185299" calcext:value-type="float">
            <text:p>0.00185299</text:p>
          </table:table-cell>
        </table:table-row>
        <table:table-row table:style-name="ro1">
          <table:table-cell office:value-type="float" office:value="376000" calcext:value-type="float">
            <text:p>376000</text:p>
          </table:table-cell>
          <table:table-cell/>
          <table:table-cell office:value-type="float" office:value="0.0200529" calcext:value-type="float">
            <text:p>0.0200529</text:p>
          </table:table-cell>
          <table:table-cell office:value-type="float" office:value="0.00147836" calcext:value-type="float">
            <text:p>0.00147836</text:p>
          </table:table-cell>
          <table:table-cell office:value-type="float" office:value="0.31914" calcext:value-type="float">
            <text:p>0.31914</text:p>
          </table:table-cell>
          <table:table-cell office:value-type="float" office:value="0.064069" calcext:value-type="float">
            <text:p>0.064069</text:p>
          </table:table-cell>
          <table:table-cell office:value-type="float" office:value="0.00218735" calcext:value-type="float">
            <text:p>0.00218735</text:p>
          </table:table-cell>
          <table:table-cell office:value-type="float" office:value="0.00101295" calcext:value-type="float">
            <text:p>0.00101295</text:p>
          </table:table-cell>
          <table:table-cell office:value-type="float" office:value="0.00186365" calcext:value-type="float">
            <text:p>0.00186365</text:p>
          </table:table-cell>
        </table:table-row>
        <table:table-row table:style-name="ro1">
          <table:table-cell office:value-type="float" office:value="375500" calcext:value-type="float">
            <text:p>375500</text:p>
          </table:table-cell>
          <table:table-cell/>
          <table:table-cell office:value-type="float" office:value="0.0202652" calcext:value-type="float">
            <text:p>0.0202652</text:p>
          </table:table-cell>
          <table:table-cell office:value-type="float" office:value="0.00149494" calcext:value-type="float">
            <text:p>0.00149494</text:p>
          </table:table-cell>
          <table:table-cell office:value-type="float" office:value="0.310422" calcext:value-type="float">
            <text:p>0.310422</text:p>
          </table:table-cell>
          <table:table-cell office:value-type="float" office:value="0.0624849" calcext:value-type="float">
            <text:p>0.0624849</text:p>
          </table:table-cell>
          <table:table-cell office:value-type="float" office:value="0.00213879" calcext:value-type="float">
            <text:p>0.00213879</text:p>
          </table:table-cell>
          <table:table-cell office:value-type="float" office:value="0.00101571" calcext:value-type="float">
            <text:p>0.00101571</text:p>
          </table:table-cell>
          <table:table-cell office:value-type="float" office:value="0.00180404" calcext:value-type="float">
            <text:p>0.00180404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/>
          <table:table-cell office:value-type="float" office:value="0.019651" calcext:value-type="float">
            <text:p>0.019651</text:p>
          </table:table-cell>
          <table:table-cell office:value-type="float" office:value="0.00166903" calcext:value-type="float">
            <text:p>0.00166903</text:p>
          </table:table-cell>
          <table:table-cell office:value-type="float" office:value="0.320644" calcext:value-type="float">
            <text:p>0.320644</text:p>
          </table:table-cell>
          <table:table-cell office:value-type="float" office:value="0.0648609" calcext:value-type="float">
            <text:p>0.0648609</text:p>
          </table:table-cell>
          <table:table-cell office:value-type="float" office:value="0.00215813" calcext:value-type="float">
            <text:p>0.00215813</text:p>
          </table:table-cell>
          <table:table-cell office:value-type="float" office:value="0.000992813" calcext:value-type="float">
            <text:p>0.000992813</text:p>
          </table:table-cell>
          <table:table-cell office:value-type="float" office:value="0.00181667" calcext:value-type="float">
            <text:p>0.00181667</text:p>
          </table:table-cell>
        </table:table-row>
        <table:table-row table:style-name="ro1">
          <table:table-cell office:value-type="float" office:value="374500" calcext:value-type="float">
            <text:p>374500</text:p>
          </table:table-cell>
          <table:table-cell/>
          <table:table-cell office:value-type="float" office:value="0.0206505" calcext:value-type="float">
            <text:p>0.0206505</text:p>
          </table:table-cell>
          <table:table-cell office:value-type="float" office:value="0.00179496" calcext:value-type="float">
            <text:p>0.00179496</text:p>
          </table:table-cell>
          <table:table-cell office:value-type="float" office:value="0.320163" calcext:value-type="float">
            <text:p>0.320163</text:p>
          </table:table-cell>
          <table:table-cell office:value-type="float" office:value="0.0650843" calcext:value-type="float">
            <text:p>0.0650843</text:p>
          </table:table-cell>
          <table:table-cell office:value-type="float" office:value="0.00219524" calcext:value-type="float">
            <text:p>0.00219524</text:p>
          </table:table-cell>
          <table:table-cell office:value-type="float" office:value="0.00103545" calcext:value-type="float">
            <text:p>0.00103545</text:p>
          </table:table-cell>
          <table:table-cell office:value-type="float" office:value="0.00181272" calcext:value-type="float">
            <text:p>0.00181272</text:p>
          </table:table-cell>
        </table:table-row>
        <table:table-row table:style-name="ro1">
          <table:table-cell office:value-type="float" office:value="374000" calcext:value-type="float">
            <text:p>374000</text:p>
          </table:table-cell>
          <table:table-cell/>
          <table:table-cell office:value-type="float" office:value="0.019334" calcext:value-type="float">
            <text:p>0.019334</text:p>
          </table:table-cell>
          <table:table-cell office:value-type="float" office:value="0.00159008" calcext:value-type="float">
            <text:p>0.00159008</text:p>
          </table:table-cell>
          <table:table-cell office:value-type="float" office:value="0.32071" calcext:value-type="float">
            <text:p>0.32071</text:p>
          </table:table-cell>
          <table:table-cell office:value-type="float" office:value="0.0663586" calcext:value-type="float">
            <text:p>0.0663586</text:p>
          </table:table-cell>
          <table:table-cell office:value-type="float" office:value="0.00209734" calcext:value-type="float">
            <text:p>0.00209734</text:p>
          </table:table-cell>
          <table:table-cell office:value-type="float" office:value="0.000978602" calcext:value-type="float">
            <text:p>0.000978602</text:p>
          </table:table-cell>
          <table:table-cell office:value-type="float" office:value="0.00182338" calcext:value-type="float">
            <text:p>0.00182338</text:p>
          </table:table-cell>
        </table:table-row>
        <table:table-row table:style-name="ro1">
          <table:table-cell office:value-type="float" office:value="373500" calcext:value-type="float">
            <text:p>373500</text:p>
          </table:table-cell>
          <table:table-cell/>
          <table:table-cell office:value-type="float" office:value="0.0196356" calcext:value-type="float">
            <text:p>0.0196356</text:p>
          </table:table-cell>
          <table:table-cell office:value-type="float" office:value="0.00155297" calcext:value-type="float">
            <text:p>0.00155297</text:p>
          </table:table-cell>
          <table:table-cell office:value-type="float" office:value="0.322091" calcext:value-type="float">
            <text:p>0.322091</text:p>
          </table:table-cell>
          <table:table-cell office:value-type="float" office:value="0.0655047" calcext:value-type="float">
            <text:p>0.0655047</text:p>
          </table:table-cell>
          <table:table-cell office:value-type="float" office:value="0.00209576" calcext:value-type="float">
            <text:p>0.00209576</text:p>
          </table:table-cell>
          <table:table-cell office:value-type="float" office:value="0.000971891" calcext:value-type="float">
            <text:p>0.000971891</text:p>
          </table:table-cell>
          <table:table-cell office:value-type="float" office:value="0.00186957" calcext:value-type="float">
            <text:p>0.00186957</text:p>
          </table:table-cell>
        </table:table-row>
        <table:table-row table:style-name="ro1">
          <table:table-cell office:value-type="float" office:value="373000" calcext:value-type="float">
            <text:p>373000</text:p>
          </table:table-cell>
          <table:table-cell/>
          <table:table-cell office:value-type="float" office:value="0.0195543" calcext:value-type="float">
            <text:p>0.0195543</text:p>
          </table:table-cell>
          <table:table-cell office:value-type="float" office:value="0.0015206" calcext:value-type="float">
            <text:p>0.0015206</text:p>
          </table:table-cell>
          <table:table-cell office:value-type="float" office:value="0.305155" calcext:value-type="float">
            <text:p>0.305155</text:p>
          </table:table-cell>
          <table:table-cell office:value-type="float" office:value="0.0610854" calcext:value-type="float">
            <text:p>0.0610854</text:p>
          </table:table-cell>
          <table:table-cell office:value-type="float" office:value="0.0020551" calcext:value-type="float">
            <text:p>0.0020551</text:p>
          </table:table-cell>
          <table:table-cell office:value-type="float" office:value="0.000958469" calcext:value-type="float">
            <text:p>0.000958469</text:p>
          </table:table-cell>
          <table:table-cell office:value-type="float" office:value="0.00178706" calcext:value-type="float">
            <text:p>0.00178706</text:p>
          </table:table-cell>
        </table:table-row>
        <table:table-row table:style-name="ro1">
          <table:table-cell office:value-type="float" office:value="372500" calcext:value-type="float">
            <text:p>372500</text:p>
          </table:table-cell>
          <table:table-cell/>
          <table:table-cell office:value-type="float" office:value="0.0204733" calcext:value-type="float">
            <text:p>0.0204733</text:p>
          </table:table-cell>
          <table:table-cell office:value-type="float" office:value="0.00149889" calcext:value-type="float">
            <text:p>0.00149889</text:p>
          </table:table-cell>
          <table:table-cell office:value-type="float" office:value="0.314128" calcext:value-type="float">
            <text:p>0.314128</text:p>
          </table:table-cell>
          <table:table-cell office:value-type="float" office:value="0.0631749" calcext:value-type="float">
            <text:p>0.0631749</text:p>
          </table:table-cell>
          <table:table-cell office:value-type="float" office:value="0.00218774" calcext:value-type="float">
            <text:p>0.00218774</text:p>
          </table:table-cell>
          <table:table-cell office:value-type="float" office:value="0.00100426" calcext:value-type="float">
            <text:p>0.00100426</text:p>
          </table:table-cell>
          <table:table-cell office:value-type="float" office:value="0.00182101" calcext:value-type="float">
            <text:p>0.00182101</text:p>
          </table:table-cell>
        </table:table-row>
        <table:table-row table:style-name="ro1">
          <table:table-cell office:value-type="float" office:value="372000" calcext:value-type="float">
            <text:p>372000</text:p>
          </table:table-cell>
          <table:table-cell/>
          <table:table-cell office:value-type="float" office:value="0.0194702" calcext:value-type="float">
            <text:p>0.0194702</text:p>
          </table:table-cell>
          <table:table-cell office:value-type="float" office:value="0.00147718" calcext:value-type="float">
            <text:p>0.00147718</text:p>
          </table:table-cell>
          <table:table-cell office:value-type="float" office:value="0.319579" calcext:value-type="float">
            <text:p>0.319579</text:p>
          </table:table-cell>
          <table:table-cell office:value-type="float" office:value="0.0612899" calcext:value-type="float">
            <text:p>0.0612899</text:p>
          </table:table-cell>
          <table:table-cell office:value-type="float" office:value="0.00216445" calcext:value-type="float">
            <text:p>0.00216445</text:p>
          </table:table-cell>
          <table:table-cell office:value-type="float" office:value="0.000970312" calcext:value-type="float">
            <text:p>0.000970312</text:p>
          </table:table-cell>
          <table:table-cell office:value-type="float" office:value="0.00177522" calcext:value-type="float">
            <text:p>0.00177522</text:p>
          </table:table-cell>
        </table:table-row>
        <table:table-row table:style-name="ro1">
          <table:table-cell office:value-type="float" office:value="371500" calcext:value-type="float">
            <text:p>371500</text:p>
          </table:table-cell>
          <table:table-cell/>
          <table:table-cell office:value-type="float" office:value="0.0193277" calcext:value-type="float">
            <text:p>0.0193277</text:p>
          </table:table-cell>
          <table:table-cell office:value-type="float" office:value="0.00147284" calcext:value-type="float">
            <text:p>0.00147284</text:p>
          </table:table-cell>
          <table:table-cell office:value-type="float" office:value="0.30714" calcext:value-type="float">
            <text:p>0.30714</text:p>
          </table:table-cell>
          <table:table-cell office:value-type="float" office:value="0.0635365" calcext:value-type="float">
            <text:p>0.0635365</text:p>
          </table:table-cell>
          <table:table-cell office:value-type="float" office:value="0.00211155" calcext:value-type="float">
            <text:p>0.00211155</text:p>
          </table:table-cell>
          <table:table-cell office:value-type="float" office:value="0.000962812" calcext:value-type="float">
            <text:p>0.000962812</text:p>
          </table:table-cell>
          <table:table-cell office:value-type="float" office:value="0.00179772" calcext:value-type="float">
            <text:p>0.00179772</text:p>
          </table:table-cell>
        </table:table-row>
        <table:table-row table:style-name="ro1">
          <table:table-cell office:value-type="float" office:value="371000" calcext:value-type="float">
            <text:p>371000</text:p>
          </table:table-cell>
          <table:table-cell/>
          <table:table-cell office:value-type="float" office:value="0.0184426" calcext:value-type="float">
            <text:p>0.0184426</text:p>
          </table:table-cell>
          <table:table-cell office:value-type="float" office:value="0.00154231" calcext:value-type="float">
            <text:p>0.00154231</text:p>
          </table:table-cell>
          <table:table-cell office:value-type="float" office:value="0.290092" calcext:value-type="float">
            <text:p>0.290092</text:p>
          </table:table-cell>
          <table:table-cell office:value-type="float" office:value="0.0581883" calcext:value-type="float">
            <text:p>0.0581883</text:p>
          </table:table-cell>
          <table:table-cell office:value-type="float" office:value="0.00215142" calcext:value-type="float">
            <text:p>0.00215142</text:p>
          </table:table-cell>
          <table:table-cell office:value-type="float" office:value="0.000953732" calcext:value-type="float">
            <text:p>0.000953732</text:p>
          </table:table-cell>
          <table:table-cell office:value-type="float" office:value="0.00175746" calcext:value-type="float">
            <text:p>0.00175746</text:p>
          </table:table-cell>
        </table:table-row>
        <table:table-row table:style-name="ro1">
          <table:table-cell office:value-type="float" office:value="370500" calcext:value-type="float">
            <text:p>370500</text:p>
          </table:table-cell>
          <table:table-cell/>
          <table:table-cell office:value-type="float" office:value="0.018447" calcext:value-type="float">
            <text:p>0.018447</text:p>
          </table:table-cell>
          <table:table-cell office:value-type="float" office:value="0.00151902" calcext:value-type="float">
            <text:p>0.00151902</text:p>
          </table:table-cell>
          <table:table-cell office:value-type="float" office:value="0.314987" calcext:value-type="float">
            <text:p>0.314987</text:p>
          </table:table-cell>
          <table:table-cell office:value-type="float" office:value="0.0637793" calcext:value-type="float">
            <text:p>0.0637793</text:p>
          </table:table-cell>
          <table:table-cell office:value-type="float" office:value="0.0021009" calcext:value-type="float">
            <text:p>0.0021009</text:p>
          </table:table-cell>
          <table:table-cell office:value-type="float" office:value="0.000947811" calcext:value-type="float">
            <text:p>0.000947811</text:p>
          </table:table-cell>
          <table:table-cell office:value-type="float" office:value="0.00179733" calcext:value-type="float">
            <text:p>0.00179733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/>
          <table:table-cell office:value-type="float" office:value="0.0177104" calcext:value-type="float">
            <text:p>0.0177104</text:p>
          </table:table-cell>
          <table:table-cell office:value-type="float" office:value="0.00153837" calcext:value-type="float">
            <text:p>0.00153837</text:p>
          </table:table-cell>
          <table:table-cell office:value-type="float" office:value="0.292412" calcext:value-type="float">
            <text:p>0.292412</text:p>
          </table:table-cell>
          <table:table-cell office:value-type="float" office:value="0.0593679" calcext:value-type="float">
            <text:p>0.0593679</text:p>
          </table:table-cell>
          <table:table-cell office:value-type="float" office:value="0.00203221" calcext:value-type="float">
            <text:p>0.00203221</text:p>
          </table:table-cell>
          <table:table-cell office:value-type="float" office:value="0.00092452" calcext:value-type="float">
            <text:p>0.00092452</text:p>
          </table:table-cell>
          <table:table-cell office:value-type="float" office:value="0.00174561" calcext:value-type="float">
            <text:p>0.00174561</text:p>
          </table:table-cell>
        </table:table-row>
        <table:table-row table:style-name="ro1">
          <table:table-cell office:value-type="float" office:value="369500" calcext:value-type="float">
            <text:p>369500</text:p>
          </table:table-cell>
          <table:table-cell/>
          <table:table-cell office:value-type="float" office:value="0.0205068" calcext:value-type="float">
            <text:p>0.0205068</text:p>
          </table:table-cell>
          <table:table-cell office:value-type="float" office:value="0.00185022" calcext:value-type="float">
            <text:p>0.00185022</text:p>
          </table:table-cell>
          <table:table-cell office:value-type="float" office:value="0.29744" calcext:value-type="float">
            <text:p>0.29744</text:p>
          </table:table-cell>
          <table:table-cell office:value-type="float" office:value="0.0600547" calcext:value-type="float">
            <text:p>0.0600547</text:p>
          </table:table-cell>
          <table:table-cell office:value-type="float" office:value="0.00212971" calcext:value-type="float">
            <text:p>0.00212971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75193" calcext:value-type="float">
            <text:p>0.00175193</text:p>
          </table:table-cell>
        </table:table-row>
        <table:table-row table:style-name="ro1">
          <table:table-cell office:value-type="float" office:value="369000" calcext:value-type="float">
            <text:p>369000</text:p>
          </table:table-cell>
          <table:table-cell/>
          <table:table-cell office:value-type="float" office:value="0.0187723" calcext:value-type="float">
            <text:p>0.0187723</text:p>
          </table:table-cell>
          <table:table-cell office:value-type="float" office:value="0.00154745" calcext:value-type="float">
            <text:p>0.00154745</text:p>
          </table:table-cell>
          <table:table-cell office:value-type="float" office:value="0.301223" calcext:value-type="float">
            <text:p>0.301223</text:p>
          </table:table-cell>
          <table:table-cell office:value-type="float" office:value="0.0601759" calcext:value-type="float">
            <text:p>0.0601759</text:p>
          </table:table-cell>
          <table:table-cell office:value-type="float" office:value="0.00204602" calcext:value-type="float">
            <text:p>0.00204602</text:p>
          </table:table-cell>
          <table:table-cell office:value-type="float" office:value="0.000954522" calcext:value-type="float">
            <text:p>0.000954522</text:p>
          </table:table-cell>
          <table:table-cell office:value-type="float" office:value="0.0017843" calcext:value-type="float">
            <text:p>0.0017843</text:p>
          </table:table-cell>
        </table:table-row>
        <table:table-row table:style-name="ro1">
          <table:table-cell office:value-type="float" office:value="368500" calcext:value-type="float">
            <text:p>368500</text:p>
          </table:table-cell>
          <table:table-cell/>
          <table:table-cell office:value-type="float" office:value="0.0188879" calcext:value-type="float">
            <text:p>0.0188879</text:p>
          </table:table-cell>
          <table:table-cell office:value-type="float" office:value="0.00150876" calcext:value-type="float">
            <text:p>0.00150876</text:p>
          </table:table-cell>
          <table:table-cell office:value-type="float" office:value="0.304945" calcext:value-type="float">
            <text:p>0.304945</text:p>
          </table:table-cell>
          <table:table-cell office:value-type="float" office:value="0.0613787" calcext:value-type="float">
            <text:p>0.0613787</text:p>
          </table:table-cell>
          <table:table-cell office:value-type="float" office:value="0.00208984" calcext:value-type="float">
            <text:p>0.00208984</text:p>
          </table:table-cell>
          <table:table-cell office:value-type="float" office:value="0.000964785" calcext:value-type="float">
            <text:p>0.000964785</text:p>
          </table:table-cell>
          <table:table-cell office:value-type="float" office:value="0.00175825" calcext:value-type="float">
            <text:p>0.00175825</text:p>
          </table:table-cell>
        </table:table-row>
        <table:table-row table:style-name="ro1">
          <table:table-cell office:value-type="float" office:value="368000" calcext:value-type="float">
            <text:p>368000</text:p>
          </table:table-cell>
          <table:table-cell/>
          <table:table-cell office:value-type="float" office:value="0.0180526" calcext:value-type="float">
            <text:p>0.0180526</text:p>
          </table:table-cell>
          <table:table-cell office:value-type="float" office:value="0.00149534" calcext:value-type="float">
            <text:p>0.00149534</text:p>
          </table:table-cell>
          <table:table-cell office:value-type="float" office:value="0.306627" calcext:value-type="float">
            <text:p>0.306627</text:p>
          </table:table-cell>
          <table:table-cell office:value-type="float" office:value="0.062244" calcext:value-type="float">
            <text:p>0.062244</text:p>
          </table:table-cell>
          <table:table-cell office:value-type="float" office:value="0.0020101" calcext:value-type="float">
            <text:p>0.0020101</text:p>
          </table:table-cell>
          <table:table-cell office:value-type="float" office:value="0.000920573" calcext:value-type="float">
            <text:p>0.000920573</text:p>
          </table:table-cell>
          <table:table-cell office:value-type="float" office:value="0.00181746" calcext:value-type="float">
            <text:p>0.00181746</text:p>
          </table:table-cell>
        </table:table-row>
        <table:table-row table:style-name="ro1">
          <table:table-cell office:value-type="float" office:value="367500" calcext:value-type="float">
            <text:p>367500</text:p>
          </table:table-cell>
          <table:table-cell/>
          <table:table-cell office:value-type="float" office:value="0.0202206" calcext:value-type="float">
            <text:p>0.0202206</text:p>
          </table:table-cell>
          <table:table-cell office:value-type="float" office:value="0.00148192" calcext:value-type="float">
            <text:p>0.00148192</text:p>
          </table:table-cell>
          <table:table-cell office:value-type="float" office:value="0.299312" calcext:value-type="float">
            <text:p>0.299312</text:p>
          </table:table-cell>
          <table:table-cell office:value-type="float" office:value="0.0613626" calcext:value-type="float">
            <text:p>0.0613626</text:p>
          </table:table-cell>
          <table:table-cell office:value-type="float" office:value="0.00206734" calcext:value-type="float">
            <text:p>0.00206734</text:p>
          </table:table-cell>
          <table:table-cell office:value-type="float" office:value="0.000974654" calcext:value-type="float">
            <text:p>0.000974654</text:p>
          </table:table-cell>
          <table:table-cell office:value-type="float" office:value="0.00176338" calcext:value-type="float">
            <text:p>0.00176338</text:p>
          </table:table-cell>
        </table:table-row>
        <table:table-row table:style-name="ro1">
          <table:table-cell office:value-type="float" office:value="367000" calcext:value-type="float">
            <text:p>367000</text:p>
          </table:table-cell>
          <table:table-cell/>
          <table:table-cell office:value-type="float" office:value="0.0195274" calcext:value-type="float">
            <text:p>0.0195274</text:p>
          </table:table-cell>
          <table:table-cell office:value-type="float" office:value="0.00151073" calcext:value-type="float">
            <text:p>0.00151073</text:p>
          </table:table-cell>
          <table:table-cell office:value-type="float" office:value="0.320598" calcext:value-type="float">
            <text:p>0.320598</text:p>
          </table:table-cell>
          <table:table-cell office:value-type="float" office:value="0.0660546" calcext:value-type="float">
            <text:p>0.0660546</text:p>
          </table:table-cell>
          <table:table-cell office:value-type="float" office:value="0.00210011" calcext:value-type="float">
            <text:p>0.00210011</text:p>
          </table:table-cell>
          <table:table-cell office:value-type="float" office:value="0.00098926" calcext:value-type="float">
            <text:p>0.00098926</text:p>
          </table:table-cell>
          <table:table-cell office:value-type="float" office:value="0.00184391" calcext:value-type="float">
            <text:p>0.00184391</text:p>
          </table:table-cell>
        </table:table-row>
        <table:table-row table:style-name="ro1">
          <table:table-cell office:value-type="float" office:value="366500" calcext:value-type="float">
            <text:p>366500</text:p>
          </table:table-cell>
          <table:table-cell/>
          <table:table-cell office:value-type="float" office:value="0.0196001" calcext:value-type="float">
            <text:p>0.0196001</text:p>
          </table:table-cell>
          <table:table-cell office:value-type="float" office:value="0.00150205" calcext:value-type="float">
            <text:p>0.00150205</text:p>
          </table:table-cell>
          <table:table-cell office:value-type="float" office:value="0.29667" calcext:value-type="float">
            <text:p>0.29667</text:p>
          </table:table-cell>
          <table:table-cell office:value-type="float" office:value="0.0602482" calcext:value-type="float">
            <text:p>0.0602482</text:p>
          </table:table-cell>
          <table:table-cell office:value-type="float" office:value="0.00210682" calcext:value-type="float">
            <text:p>0.00210682</text:p>
          </table:table-cell>
          <table:table-cell office:value-type="float" office:value="0.000986497" calcext:value-type="float">
            <text:p>0.000986497</text:p>
          </table:table-cell>
          <table:table-cell office:value-type="float" office:value="0.00175232" calcext:value-type="float">
            <text:p>0.00175232</text:p>
          </table:table-cell>
        </table:table-row>
        <table:table-row table:style-name="ro1">
          <table:table-cell office:value-type="float" office:value="366000" calcext:value-type="float">
            <text:p>366000</text:p>
          </table:table-cell>
          <table:table-cell/>
          <table:table-cell office:value-type="float" office:value="0.018282" calcext:value-type="float">
            <text:p>0.018282</text:p>
          </table:table-cell>
          <table:table-cell office:value-type="float" office:value="0.00148271" calcext:value-type="float">
            <text:p>0.00148271</text:p>
          </table:table-cell>
          <table:table-cell office:value-type="float" office:value="0.298544" calcext:value-type="float">
            <text:p>0.298544</text:p>
          </table:table-cell>
          <table:table-cell office:value-type="float" office:value="0.0611048" calcext:value-type="float">
            <text:p>0.0611048</text:p>
          </table:table-cell>
          <table:table-cell office:value-type="float" office:value="0.00201918" calcext:value-type="float">
            <text:p>0.00201918</text:p>
          </table:table-cell>
          <table:table-cell office:value-type="float" office:value="0.000936363" calcext:value-type="float">
            <text:p>0.000936363</text:p>
          </table:table-cell>
          <table:table-cell office:value-type="float" office:value="0.0017539" calcext:value-type="float">
            <text:p>0.0017539</text:p>
          </table:table-cell>
        </table:table-row>
        <table:table-row table:style-name="ro1">
          <table:table-cell office:value-type="float" office:value="365500" calcext:value-type="float">
            <text:p>365500</text:p>
          </table:table-cell>
          <table:table-cell/>
          <table:table-cell office:value-type="float" office:value="0.0193991" calcext:value-type="float">
            <text:p>0.0193991</text:p>
          </table:table-cell>
          <table:table-cell office:value-type="float" office:value="0.00148942" calcext:value-type="float">
            <text:p>0.00148942</text:p>
          </table:table-cell>
          <table:table-cell office:value-type="float" office:value="0.297825" calcext:value-type="float">
            <text:p>0.297825</text:p>
          </table:table-cell>
          <table:table-cell office:value-type="float" office:value="0.0599193" calcext:value-type="float">
            <text:p>0.0599193</text:p>
          </table:table-cell>
          <table:table-cell office:value-type="float" office:value="0.00207642" calcext:value-type="float">
            <text:p>0.00207642</text:p>
          </table:table-cell>
          <table:table-cell office:value-type="float" office:value="0.000974654" calcext:value-type="float">
            <text:p>0.000974654</text:p>
          </table:table-cell>
          <table:table-cell office:value-type="float" office:value="0.00173614" calcext:value-type="float">
            <text:p>0.00173614</text:p>
          </table:table-cell>
        </table:table-row>
        <table:table-row table:style-name="ro1">
          <table:table-cell office:value-type="float" office:value="365000" calcext:value-type="float">
            <text:p>365000</text:p>
          </table:table-cell>
          <table:table-cell/>
          <table:table-cell office:value-type="float" office:value="0.0183317" calcext:value-type="float">
            <text:p>0.0183317</text:p>
          </table:table-cell>
          <table:table-cell office:value-type="float" office:value="0.00151192" calcext:value-type="float">
            <text:p>0.00151192</text:p>
          </table:table-cell>
          <table:table-cell office:value-type="float" office:value="0.314379" calcext:value-type="float">
            <text:p>0.314379</text:p>
          </table:table-cell>
          <table:table-cell office:value-type="float" office:value="0.0655375" calcext:value-type="float">
            <text:p>0.0655375</text:p>
          </table:table-cell>
          <table:table-cell office:value-type="float" office:value="0.00206181" calcext:value-type="float">
            <text:p>0.00206181</text:p>
          </table:table-cell>
          <table:table-cell office:value-type="float" office:value="0.000947416" calcext:value-type="float">
            <text:p>0.000947416</text:p>
          </table:table-cell>
          <table:table-cell office:value-type="float" office:value="0.00184825" calcext:value-type="float">
            <text:p>0.00184825</text:p>
          </table:table-cell>
        </table:table-row>
        <table:table-row table:style-name="ro1">
          <table:table-cell office:value-type="float" office:value="364500" calcext:value-type="float">
            <text:p>364500</text:p>
          </table:table-cell>
          <table:table-cell/>
          <table:table-cell office:value-type="float" office:value="0.0192175" calcext:value-type="float">
            <text:p>0.0192175</text:p>
          </table:table-cell>
          <table:table-cell office:value-type="float" office:value="0.00148744" calcext:value-type="float">
            <text:p>0.00148744</text:p>
          </table:table-cell>
          <table:table-cell office:value-type="float" office:value="0.296915" calcext:value-type="float">
            <text:p>0.296915</text:p>
          </table:table-cell>
          <table:table-cell office:value-type="float" office:value="0.0610898" calcext:value-type="float">
            <text:p>0.0610898</text:p>
          </table:table-cell>
          <table:table-cell office:value-type="float" office:value="0.00204089" calcext:value-type="float">
            <text:p>0.00204089</text:p>
          </table:table-cell>
          <table:table-cell office:value-type="float" office:value="0.000951758" calcext:value-type="float">
            <text:p>0.000951758</text:p>
          </table:table-cell>
          <table:table-cell office:value-type="float" office:value="0.00176338" calcext:value-type="float">
            <text:p>0.00176338</text:p>
          </table:table-cell>
        </table:table-row>
        <table:table-row table:style-name="ro1">
          <table:table-cell office:value-type="float" office:value="364000" calcext:value-type="float">
            <text:p>364000</text:p>
          </table:table-cell>
          <table:table-cell/>
          <table:table-cell office:value-type="float" office:value="0.0196423" calcext:value-type="float">
            <text:p>0.0196423</text:p>
          </table:table-cell>
          <table:table-cell office:value-type="float" office:value="0.0017468" calcext:value-type="float">
            <text:p>0.0017468</text:p>
          </table:table-cell>
          <table:table-cell office:value-type="float" office:value="0.303634" calcext:value-type="float">
            <text:p>0.303634</text:p>
          </table:table-cell>
          <table:table-cell office:value-type="float" office:value="0.0610629" calcext:value-type="float">
            <text:p>0.0610629</text:p>
          </table:table-cell>
          <table:table-cell office:value-type="float" office:value="0.00204208" calcext:value-type="float">
            <text:p>0.00204208</text:p>
          </table:table-cell>
          <table:table-cell office:value-type="float" office:value="0.000968733" calcext:value-type="float">
            <text:p>0.000968733</text:p>
          </table:table-cell>
          <table:table-cell office:value-type="float" office:value="0.00179614" calcext:value-type="float">
            <text:p>0.00179614</text:p>
          </table:table-cell>
        </table:table-row>
        <table:table-row table:style-name="ro1">
          <table:table-cell office:value-type="float" office:value="363500" calcext:value-type="float">
            <text:p>363500</text:p>
          </table:table-cell>
          <table:table-cell/>
          <table:table-cell office:value-type="float" office:value="0.0185303" calcext:value-type="float">
            <text:p>0.0185303</text:p>
          </table:table-cell>
          <table:table-cell office:value-type="float" office:value="0.00148784" calcext:value-type="float">
            <text:p>0.00148784</text:p>
          </table:table-cell>
          <table:table-cell office:value-type="float" office:value="0.291973" calcext:value-type="float">
            <text:p>0.291973</text:p>
          </table:table-cell>
          <table:table-cell office:value-type="float" office:value="0.0597816" calcext:value-type="float">
            <text:p>0.0597816</text:p>
          </table:table-cell>
          <table:table-cell office:value-type="float" office:value="0.002018" calcext:value-type="float">
            <text:p>0.002018</text:p>
          </table:table-cell>
          <table:table-cell office:value-type="float" office:value="0.000942679" calcext:value-type="float">
            <text:p>0.000942679</text:p>
          </table:table-cell>
          <table:table-cell office:value-type="float" office:value="0.0017393" calcext:value-type="float">
            <text:p>0.0017393</text:p>
          </table:table-cell>
        </table:table-row>
        <table:table-row table:style-name="ro1">
          <table:table-cell office:value-type="float" office:value="363000" calcext:value-type="float">
            <text:p>363000</text:p>
          </table:table-cell>
          <table:table-cell/>
          <table:table-cell office:value-type="float" office:value="0.0199948" calcext:value-type="float">
            <text:p>0.0199948</text:p>
          </table:table-cell>
          <table:table-cell office:value-type="float" office:value="0.00154074" calcext:value-type="float">
            <text:p>0.00154074</text:p>
          </table:table-cell>
          <table:table-cell office:value-type="float" office:value="0.306732" calcext:value-type="float">
            <text:p>0.306732</text:p>
          </table:table-cell>
          <table:table-cell office:value-type="float" office:value="0.0622121" calcext:value-type="float">
            <text:p>0.0622121</text:p>
          </table:table-cell>
          <table:table-cell office:value-type="float" office:value="0.00214077" calcext:value-type="float">
            <text:p>0.00214077</text:p>
          </table:table-cell>
          <table:table-cell office:value-type="float" office:value="0.00100623" calcext:value-type="float">
            <text:p>0.00100623</text:p>
          </table:table-cell>
          <table:table-cell office:value-type="float" office:value="0.00175983" calcext:value-type="float">
            <text:p>0.00175983</text:p>
          </table:table-cell>
        </table:table-row>
        <table:table-row table:style-name="ro1">
          <table:table-cell office:value-type="float" office:value="362500" calcext:value-type="float">
            <text:p>362500</text:p>
          </table:table-cell>
          <table:table-cell/>
          <table:table-cell office:value-type="float" office:value="0.0192535" calcext:value-type="float">
            <text:p>0.0192535</text:p>
          </table:table-cell>
          <table:table-cell office:value-type="float" office:value="0.00151192" calcext:value-type="float">
            <text:p>0.00151192</text:p>
          </table:table-cell>
          <table:table-cell office:value-type="float" office:value="0.301897" calcext:value-type="float">
            <text:p>0.301897</text:p>
          </table:table-cell>
          <table:table-cell office:value-type="float" office:value="0.0624679" calcext:value-type="float">
            <text:p>0.0624679</text:p>
          </table:table-cell>
          <table:table-cell office:value-type="float" office:value="0.00207997" calcext:value-type="float">
            <text:p>0.00207997</text:p>
          </table:table-cell>
          <table:table-cell office:value-type="float" office:value="0.000971891" calcext:value-type="float">
            <text:p>0.000971891</text:p>
          </table:table-cell>
          <table:table-cell office:value-type="float" office:value="0.00171995" calcext:value-type="float">
            <text:p>0.00171995</text:p>
          </table:table-cell>
        </table:table-row>
        <table:table-row table:style-name="ro1">
          <table:table-cell office:value-type="float" office:value="362000" calcext:value-type="float">
            <text:p>362000</text:p>
          </table:table-cell>
          <table:table-cell/>
          <table:table-cell office:value-type="float" office:value="0.0180483" calcext:value-type="float">
            <text:p>0.0180483</text:p>
          </table:table-cell>
          <table:table-cell office:value-type="float" office:value="0.0015206" calcext:value-type="float">
            <text:p>0.0015206</text:p>
          </table:table-cell>
          <table:table-cell office:value-type="float" office:value="0.300921" calcext:value-type="float">
            <text:p>0.300921</text:p>
          </table:table-cell>
          <table:table-cell office:value-type="float" office:value="0.0605355" calcext:value-type="float">
            <text:p>0.0605355</text:p>
          </table:table-cell>
          <table:table-cell office:value-type="float" office:value="0.00200971" calcext:value-type="float">
            <text:p>0.00200971</text:p>
          </table:table-cell>
          <table:table-cell office:value-type="float" office:value="0.000920573" calcext:value-type="float">
            <text:p>0.000920573</text:p>
          </table:table-cell>
          <table:table-cell office:value-type="float" office:value="0.00174482" calcext:value-type="float">
            <text:p>0.00174482</text:p>
          </table:table-cell>
        </table:table-row>
        <table:table-row table:style-name="ro1">
          <table:table-cell office:value-type="float" office:value="361500" calcext:value-type="float">
            <text:p>361500</text:p>
          </table:table-cell>
          <table:table-cell/>
          <table:table-cell office:value-type="float" office:value="0.0187991" calcext:value-type="float">
            <text:p>0.0187991</text:p>
          </table:table-cell>
          <table:table-cell office:value-type="float" office:value="0.00152573" calcext:value-type="float">
            <text:p>0.00152573</text:p>
          </table:table-cell>
          <table:table-cell office:value-type="float" office:value="0.290026" calcext:value-type="float">
            <text:p>0.290026</text:p>
          </table:table-cell>
          <table:table-cell office:value-type="float" office:value="0.0599785" calcext:value-type="float">
            <text:p>0.0599785</text:p>
          </table:table-cell>
          <table:table-cell office:value-type="float" office:value="0.00210918" calcext:value-type="float">
            <text:p>0.00210918</text:p>
          </table:table-cell>
          <table:table-cell office:value-type="float" office:value="0.000971891" calcext:value-type="float">
            <text:p>0.000971891</text:p>
          </table:table-cell>
          <table:table-cell office:value-type="float" office:value="0.00178075" calcext:value-type="float">
            <text:p>0.00178075</text:p>
          </table:table-cell>
        </table:table-row>
        <table:table-row table:style-name="ro1">
          <table:table-cell office:value-type="float" office:value="361000" calcext:value-type="float">
            <text:p>361000</text:p>
          </table:table-cell>
          <table:table-cell/>
          <table:table-cell office:value-type="float" office:value="0.0190616" calcext:value-type="float">
            <text:p>0.0190616</text:p>
          </table:table-cell>
          <table:table-cell office:value-type="float" office:value="0.00154824" calcext:value-type="float">
            <text:p>0.00154824</text:p>
          </table:table-cell>
          <table:table-cell office:value-type="float" office:value="0.299848" calcext:value-type="float">
            <text:p>0.299848</text:p>
          </table:table-cell>
          <table:table-cell office:value-type="float" office:value="0.0600867" calcext:value-type="float">
            <text:p>0.0600867</text:p>
          </table:table-cell>
          <table:table-cell office:value-type="float" office:value="0.00209379" calcext:value-type="float">
            <text:p>0.00209379</text:p>
          </table:table-cell>
          <table:table-cell office:value-type="float" office:value="0.000967943" calcext:value-type="float">
            <text:p>0.000967943</text:p>
          </table:table-cell>
          <table:table-cell office:value-type="float" office:value="0.00177759" calcext:value-type="float">
            <text:p>0.00177759</text:p>
          </table:table-cell>
        </table:table-row>
        <table:table-row table:style-name="ro1">
          <table:table-cell office:value-type="float" office:value="360500" calcext:value-type="float">
            <text:p>360500</text:p>
          </table:table-cell>
          <table:table-cell/>
          <table:table-cell office:value-type="float" office:value="0.019064" calcext:value-type="float">
            <text:p>0.019064</text:p>
          </table:table-cell>
          <table:table-cell office:value-type="float" office:value="0.00151744" calcext:value-type="float">
            <text:p>0.00151744</text:p>
          </table:table-cell>
          <table:table-cell office:value-type="float" office:value="0.291657" calcext:value-type="float">
            <text:p>0.291657</text:p>
          </table:table-cell>
          <table:table-cell office:value-type="float" office:value="0.0585764" calcext:value-type="float">
            <text:p>0.0585764</text:p>
          </table:table-cell>
          <table:table-cell office:value-type="float" office:value="0.00212498" calcext:value-type="float">
            <text:p>0.00212498</text:p>
          </table:table-cell>
          <table:table-cell office:value-type="float" office:value="0.00097426" calcext:value-type="float">
            <text:p>0.00097426</text:p>
          </table:table-cell>
          <table:table-cell office:value-type="float" office:value="0.00171482" calcext:value-type="float">
            <text:p>0.00171482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/>
          <table:table-cell office:value-type="float" office:value="0.0186191" calcext:value-type="float">
            <text:p>0.0186191</text:p>
          </table:table-cell>
          <table:table-cell office:value-type="float" office:value="0.00150244" calcext:value-type="float">
            <text:p>0.00150244</text:p>
          </table:table-cell>
          <table:table-cell office:value-type="float" office:value="0.299901" calcext:value-type="float">
            <text:p>0.299901</text:p>
          </table:table-cell>
          <table:table-cell office:value-type="float" office:value="0.0619164" calcext:value-type="float">
            <text:p>0.0619164</text:p>
          </table:table-cell>
          <table:table-cell office:value-type="float" office:value="0.00206734" calcext:value-type="float">
            <text:p>0.00206734</text:p>
          </table:table-cell>
          <table:table-cell office:value-type="float" office:value="0.000960048" calcext:value-type="float">
            <text:p>0.000960048</text:p>
          </table:table-cell>
          <table:table-cell office:value-type="float" office:value="0.00174522" calcext:value-type="float">
            <text:p>0.00174522</text:p>
          </table:table-cell>
        </table:table-row>
        <table:table-row table:style-name="ro1">
          <table:table-cell office:value-type="float" office:value="359500" calcext:value-type="float">
            <text:p>359500</text:p>
          </table:table-cell>
          <table:table-cell/>
          <table:table-cell office:value-type="float" office:value="0.0188169" calcext:value-type="float">
            <text:p>0.0188169</text:p>
          </table:table-cell>
          <table:table-cell office:value-type="float" office:value="0.00150994" calcext:value-type="float">
            <text:p>0.00150994</text:p>
          </table:table-cell>
          <table:table-cell office:value-type="float" office:value="0.309174" calcext:value-type="float">
            <text:p>0.309174</text:p>
          </table:table-cell>
          <table:table-cell office:value-type="float" office:value="0.0621959" calcext:value-type="float">
            <text:p>0.0621959</text:p>
          </table:table-cell>
          <table:table-cell office:value-type="float" office:value="0.00205313" calcext:value-type="float">
            <text:p>0.00205313</text:p>
          </table:table-cell>
          <table:table-cell office:value-type="float" office:value="0.000958864" calcext:value-type="float">
            <text:p>0.000958864</text:p>
          </table:table-cell>
          <table:table-cell office:value-type="float" office:value="0.00177285" calcext:value-type="float">
            <text:p>0.00177285</text:p>
          </table:table-cell>
        </table:table-row>
        <table:table-row table:style-name="ro1">
          <table:table-cell office:value-type="float" office:value="359000" calcext:value-type="float">
            <text:p>359000</text:p>
          </table:table-cell>
          <table:table-cell/>
          <table:table-cell office:value-type="float" office:value="0.0178091" calcext:value-type="float">
            <text:p>0.0178091</text:p>
          </table:table-cell>
          <table:table-cell office:value-type="float" office:value="0.00150994" calcext:value-type="float">
            <text:p>0.00150994</text:p>
          </table:table-cell>
          <table:table-cell office:value-type="float" office:value="0.299365" calcext:value-type="float">
            <text:p>0.299365</text:p>
          </table:table-cell>
          <table:table-cell office:value-type="float" office:value="0.0597326" calcext:value-type="float">
            <text:p>0.0597326</text:p>
          </table:table-cell>
          <table:table-cell office:value-type="float" office:value="0.00199076" calcext:value-type="float">
            <text:p>0.00199076</text:p>
          </table:table-cell>
          <table:table-cell office:value-type="float" office:value="0.000919783" calcext:value-type="float">
            <text:p>0.000919783</text:p>
          </table:table-cell>
          <table:table-cell office:value-type="float" office:value="0.00174167" calcext:value-type="float">
            <text:p>0.00174167</text:p>
          </table:table-cell>
        </table:table-row>
        <table:table-row table:style-name="ro1">
          <table:table-cell office:value-type="float" office:value="358500" calcext:value-type="float">
            <text:p>358500</text:p>
          </table:table-cell>
          <table:table-cell/>
          <table:table-cell office:value-type="float" office:value="0.0188484" calcext:value-type="float">
            <text:p>0.0188484</text:p>
          </table:table-cell>
          <table:table-cell office:value-type="float" office:value="0.00157863" calcext:value-type="float">
            <text:p>0.00157863</text:p>
          </table:table-cell>
          <table:table-cell office:value-type="float" office:value="0.305236" calcext:value-type="float">
            <text:p>0.305236</text:p>
          </table:table-cell>
          <table:table-cell office:value-type="float" office:value="0.060633" calcext:value-type="float">
            <text:p>0.060633</text:p>
          </table:table-cell>
          <table:table-cell office:value-type="float" office:value="0.00210326" calcext:value-type="float">
            <text:p>0.00210326</text:p>
          </table:table-cell>
          <table:table-cell office:value-type="float" office:value="0.000972286" calcext:value-type="float">
            <text:p>0.000972286</text:p>
          </table:table-cell>
          <table:table-cell office:value-type="float" office:value="0.00174127" calcext:value-type="float">
            <text:p>0.00174127</text:p>
          </table:table-cell>
        </table:table-row>
        <table:table-row table:style-name="ro1">
          <table:table-cell office:value-type="float" office:value="358000" calcext:value-type="float">
            <text:p>358000</text:p>
          </table:table-cell>
          <table:table-cell/>
          <table:table-cell office:value-type="float" office:value="0.0178094" calcext:value-type="float">
            <text:p>0.0178094</text:p>
          </table:table-cell>
          <table:table-cell office:value-type="float" office:value="0.00154271" calcext:value-type="float">
            <text:p>0.00154271</text:p>
          </table:table-cell>
          <table:table-cell office:value-type="float" office:value="0.310966" calcext:value-type="float">
            <text:p>0.310966</text:p>
          </table:table-cell>
          <table:table-cell office:value-type="float" office:value="0.0668793" calcext:value-type="float">
            <text:p>0.0668793</text:p>
          </table:table-cell>
          <table:table-cell office:value-type="float" office:value="0.00203102" calcext:value-type="float">
            <text:p>0.00203102</text:p>
          </table:table-cell>
          <table:table-cell office:value-type="float" office:value="0.000928073" calcext:value-type="float">
            <text:p>0.000928073</text:p>
          </table:table-cell>
          <table:table-cell office:value-type="float" office:value="0.0017843" calcext:value-type="float">
            <text:p>0.0017843</text:p>
          </table:table-cell>
        </table:table-row>
        <table:table-row table:style-name="ro1">
          <table:table-cell office:value-type="float" office:value="357500" calcext:value-type="float">
            <text:p>357500</text:p>
          </table:table-cell>
          <table:table-cell/>
          <table:table-cell office:value-type="float" office:value="0.0175422" calcext:value-type="float">
            <text:p>0.0175422</text:p>
          </table:table-cell>
          <table:table-cell office:value-type="float" office:value="0.00153876" calcext:value-type="float">
            <text:p>0.00153876</text:p>
          </table:table-cell>
          <table:table-cell office:value-type="float" office:value="0.307843" calcext:value-type="float">
            <text:p>0.307843</text:p>
          </table:table-cell>
          <table:table-cell office:value-type="float" office:value="0.0612331" calcext:value-type="float">
            <text:p>0.0612331</text:p>
          </table:table-cell>
          <table:table-cell office:value-type="float" office:value="0.00199589" calcext:value-type="float">
            <text:p>0.00199589</text:p>
          </table:table-cell>
          <table:table-cell office:value-type="float" office:value="0.000920573" calcext:value-type="float">
            <text:p>0.000920573</text:p>
          </table:table-cell>
          <table:table-cell office:value-type="float" office:value="0.00178035" calcext:value-type="float">
            <text:p>0.00178035</text:p>
          </table:table-cell>
        </table:table-row>
        <table:table-row table:style-name="ro1">
          <table:table-cell office:value-type="float" office:value="357000" calcext:value-type="float">
            <text:p>357000</text:p>
          </table:table-cell>
          <table:table-cell/>
          <table:table-cell office:value-type="float" office:value="0.0188891" calcext:value-type="float">
            <text:p>0.0188891</text:p>
          </table:table-cell>
          <table:table-cell office:value-type="float" office:value="0.00153955" calcext:value-type="float">
            <text:p>0.00153955</text:p>
          </table:table-cell>
          <table:table-cell office:value-type="float" office:value="0.300874" calcext:value-type="float">
            <text:p>0.300874</text:p>
          </table:table-cell>
          <table:table-cell office:value-type="float" office:value="0.0592613" calcext:value-type="float">
            <text:p>0.0592613</text:p>
          </table:table-cell>
          <table:table-cell office:value-type="float" office:value="0.00206616" calcext:value-type="float">
            <text:p>0.00206616</text:p>
          </table:table-cell>
          <table:table-cell office:value-type="float" office:value="0.000966759" calcext:value-type="float">
            <text:p>0.000966759</text:p>
          </table:table-cell>
          <table:table-cell office:value-type="float" office:value="0.00176654" calcext:value-type="float">
            <text:p>0.00176654</text:p>
          </table:table-cell>
        </table:table-row>
        <table:table-row table:style-name="ro1">
          <table:table-cell office:value-type="float" office:value="356500" calcext:value-type="float">
            <text:p>356500</text:p>
          </table:table-cell>
          <table:table-cell/>
          <table:table-cell office:value-type="float" office:value="0.0185769" calcext:value-type="float">
            <text:p>0.0185769</text:p>
          </table:table-cell>
          <table:table-cell office:value-type="float" office:value="0.00151389" calcext:value-type="float">
            <text:p>0.00151389</text:p>
          </table:table-cell>
          <table:table-cell office:value-type="float" office:value="0.31418" calcext:value-type="float">
            <text:p>0.31418</text:p>
          </table:table-cell>
          <table:table-cell office:value-type="float" office:value="0.0642178" calcext:value-type="float">
            <text:p>0.0642178</text:p>
          </table:table-cell>
          <table:table-cell office:value-type="float" office:value="0.00204208" calcext:value-type="float">
            <text:p>0.00204208</text:p>
          </table:table-cell>
          <table:table-cell office:value-type="float" office:value="0.000943468" calcext:value-type="float">
            <text:p>0.000943468</text:p>
          </table:table-cell>
          <table:table-cell office:value-type="float" office:value="0.00182535" calcext:value-type="float">
            <text:p>0.00182535</text:p>
          </table:table-cell>
        </table:table-row>
        <table:table-row table:style-name="ro1">
          <table:table-cell office:value-type="float" office:value="356000" calcext:value-type="float">
            <text:p>356000</text:p>
          </table:table-cell>
          <table:table-cell/>
          <table:table-cell office:value-type="float" office:value="0.0188437" calcext:value-type="float">
            <text:p>0.0188437</text:p>
          </table:table-cell>
          <table:table-cell office:value-type="float" office:value="0.0014981" calcext:value-type="float">
            <text:p>0.0014981</text:p>
          </table:table-cell>
          <table:table-cell office:value-type="float" office:value="0.297877" calcext:value-type="float">
            <text:p>0.297877</text:p>
          </table:table-cell>
          <table:table-cell office:value-type="float" office:value="0.0595348" calcext:value-type="float">
            <text:p>0.0595348</text:p>
          </table:table-cell>
          <table:table-cell office:value-type="float" office:value="0.00205392" calcext:value-type="float">
            <text:p>0.00205392</text:p>
          </table:table-cell>
          <table:table-cell office:value-type="float" office:value="0.000953337" calcext:value-type="float">
            <text:p>0.000953337</text:p>
          </table:table-cell>
          <table:table-cell office:value-type="float" office:value="0.00174798" calcext:value-type="float">
            <text:p>0.00174798</text:p>
          </table:table-cell>
        </table:table-row>
        <table:table-row table:style-name="ro1">
          <table:table-cell office:value-type="float" office:value="355500" calcext:value-type="float">
            <text:p>355500</text:p>
          </table:table-cell>
          <table:table-cell/>
          <table:table-cell office:value-type="float" office:value="0.0180917" calcext:value-type="float">
            <text:p>0.0180917</text:p>
          </table:table-cell>
          <table:table-cell office:value-type="float" office:value="0.00147994" calcext:value-type="float">
            <text:p>0.00147994</text:p>
          </table:table-cell>
          <table:table-cell office:value-type="float" office:value="0.296706" calcext:value-type="float">
            <text:p>0.296706</text:p>
          </table:table-cell>
          <table:table-cell office:value-type="float" office:value="0.0593047" calcext:value-type="float">
            <text:p>0.0593047</text:p>
          </table:table-cell>
          <table:table-cell office:value-type="float" office:value="0.00199234" calcext:value-type="float">
            <text:p>0.00199234</text:p>
          </table:table-cell>
          <table:table-cell office:value-type="float" office:value="0.000925704" calcext:value-type="float">
            <text:p>0.000925704</text:p>
          </table:table-cell>
          <table:table-cell office:value-type="float" office:value="0.00177877" calcext:value-type="float">
            <text:p>0.00177877</text:p>
          </table:table-cell>
        </table:table-row>
        <table:table-row table:style-name="ro1">
          <table:table-cell office:value-type="float" office:value="355000" calcext:value-type="float">
            <text:p>355000</text:p>
          </table:table-cell>
          <table:table-cell/>
          <table:table-cell office:value-type="float" office:value="0.0181616" calcext:value-type="float">
            <text:p>0.0181616</text:p>
          </table:table-cell>
          <table:table-cell office:value-type="float" office:value="0.00152495" calcext:value-type="float">
            <text:p>0.00152495</text:p>
          </table:table-cell>
          <table:table-cell office:value-type="float" office:value="0.278144" calcext:value-type="float">
            <text:p>0.278144</text:p>
          </table:table-cell>
          <table:table-cell office:value-type="float" office:value="0.0555107" calcext:value-type="float">
            <text:p>0.0555107</text:p>
          </table:table-cell>
          <table:table-cell office:value-type="float" office:value="0.00203339" calcext:value-type="float">
            <text:p>0.00203339</text:p>
          </table:table-cell>
          <table:table-cell office:value-type="float" office:value="0.00094031" calcext:value-type="float">
            <text:p>0.00094031</text:p>
          </table:table-cell>
          <table:table-cell office:value-type="float" office:value="0.0017318" calcext:value-type="float">
            <text:p>0.0017318</text:p>
          </table:table-cell>
        </table:table-row>
        <table:table-row table:style-name="ro1">
          <table:table-cell office:value-type="float" office:value="354500" calcext:value-type="float">
            <text:p>354500</text:p>
          </table:table-cell>
          <table:table-cell/>
          <table:table-cell office:value-type="float" office:value="0.0188571" calcext:value-type="float">
            <text:p>0.0188571</text:p>
          </table:table-cell>
          <table:table-cell office:value-type="float" office:value="0.00150047" calcext:value-type="float">
            <text:p>0.00150047</text:p>
          </table:table-cell>
          <table:table-cell office:value-type="float" office:value="0.303291" calcext:value-type="float">
            <text:p>0.303291</text:p>
          </table:table-cell>
          <table:table-cell office:value-type="float" office:value="0.0622148" calcext:value-type="float">
            <text:p>0.0622148</text:p>
          </table:table-cell>
          <table:table-cell office:value-type="float" office:value="0.0020476" calcext:value-type="float">
            <text:p>0.0020476</text:p>
          </table:table-cell>
          <table:table-cell office:value-type="float" office:value="0.000959654" calcext:value-type="float">
            <text:p>0.000959654</text:p>
          </table:table-cell>
          <table:table-cell office:value-type="float" office:value="0.0017689" calcext:value-type="float">
            <text:p>0.0017689</text:p>
          </table:table-cell>
        </table:table-row>
        <table:table-row table:style-name="ro1">
          <table:table-cell office:value-type="float" office:value="354000" calcext:value-type="float">
            <text:p>354000</text:p>
          </table:table-cell>
          <table:table-cell/>
          <table:table-cell office:value-type="float" office:value="0.0183451" calcext:value-type="float">
            <text:p>0.0183451</text:p>
          </table:table-cell>
          <table:table-cell office:value-type="float" office:value="0.00156205" calcext:value-type="float">
            <text:p>0.00156205</text:p>
          </table:table-cell>
          <table:table-cell office:value-type="float" office:value="0.286918" calcext:value-type="float">
            <text:p>0.286918</text:p>
          </table:table-cell>
          <table:table-cell office:value-type="float" office:value="0.0570494" calcext:value-type="float">
            <text:p>0.0570494</text:p>
          </table:table-cell>
          <table:table-cell office:value-type="float" office:value="0.00198642" calcext:value-type="float">
            <text:p>0.00198642</text:p>
          </table:table-cell>
          <table:table-cell office:value-type="float" office:value="0.000932021" calcext:value-type="float">
            <text:p>0.000932021</text:p>
          </table:table-cell>
          <table:table-cell office:value-type="float" office:value="0.0017464" calcext:value-type="float">
            <text:p>0.0017464</text:p>
          </table:table-cell>
        </table:table-row>
        <table:table-row table:style-name="ro1">
          <table:table-cell office:value-type="float" office:value="353500" calcext:value-type="float">
            <text:p>353500</text:p>
          </table:table-cell>
          <table:table-cell/>
          <table:table-cell office:value-type="float" office:value="0.018372" calcext:value-type="float">
            <text:p>0.018372</text:p>
          </table:table-cell>
          <table:table-cell office:value-type="float" office:value="0.00155968" calcext:value-type="float">
            <text:p>0.00155968</text:p>
          </table:table-cell>
          <table:table-cell office:value-type="float" office:value="0.279708" calcext:value-type="float">
            <text:p>0.279708</text:p>
          </table:table-cell>
          <table:table-cell office:value-type="float" office:value="0.0556623" calcext:value-type="float">
            <text:p>0.0556623</text:p>
          </table:table-cell>
          <table:table-cell office:value-type="float" office:value="0.00205866" calcext:value-type="float">
            <text:p>0.00205866</text:p>
          </table:table-cell>
          <table:table-cell office:value-type="float" office:value="0.000959259" calcext:value-type="float">
            <text:p>0.000959259</text:p>
          </table:table-cell>
          <table:table-cell office:value-type="float" office:value="0.00170535" calcext:value-type="float">
            <text:p>0.00170535</text:p>
          </table:table-cell>
        </table:table-row>
        <table:table-row table:style-name="ro1">
          <table:table-cell office:value-type="float" office:value="353000" calcext:value-type="float">
            <text:p>353000</text:p>
          </table:table-cell>
          <table:table-cell/>
          <table:table-cell office:value-type="float" office:value="0.0190099" calcext:value-type="float">
            <text:p>0.0190099</text:p>
          </table:table-cell>
          <table:table-cell office:value-type="float" office:value="0.00153442" calcext:value-type="float">
            <text:p>0.00153442</text:p>
          </table:table-cell>
          <table:table-cell office:value-type="float" office:value="0.300038" calcext:value-type="float">
            <text:p>0.300038</text:p>
          </table:table-cell>
          <table:table-cell office:value-type="float" office:value="0.0635317" calcext:value-type="float">
            <text:p>0.0635317</text:p>
          </table:table-cell>
          <table:table-cell office:value-type="float" office:value="0.00211629" calcext:value-type="float">
            <text:p>0.00211629</text:p>
          </table:table-cell>
          <table:table-cell office:value-type="float" office:value="0.000971891" calcext:value-type="float">
            <text:p>0.000971891</text:p>
          </table:table-cell>
          <table:table-cell office:value-type="float" office:value="0.00180167" calcext:value-type="float">
            <text:p>0.00180167</text:p>
          </table:table-cell>
        </table:table-row>
        <table:table-row table:style-name="ro1">
          <table:table-cell office:value-type="float" office:value="352500" calcext:value-type="float">
            <text:p>352500</text:p>
          </table:table-cell>
          <table:table-cell/>
          <table:table-cell office:value-type="float" office:value="0.0182176" calcext:value-type="float">
            <text:p>0.0182176</text:p>
          </table:table-cell>
          <table:table-cell office:value-type="float" office:value="0.00151389" calcext:value-type="float">
            <text:p>0.00151389</text:p>
          </table:table-cell>
          <table:table-cell office:value-type="float" office:value="0.30572" calcext:value-type="float">
            <text:p>0.30572</text:p>
          </table:table-cell>
          <table:table-cell office:value-type="float" office:value="0.0605521" calcext:value-type="float">
            <text:p>0.0605521</text:p>
          </table:table-cell>
          <table:table-cell office:value-type="float" office:value="0.0020405" calcext:value-type="float">
            <text:p>0.0020405</text:p>
          </table:table-cell>
          <table:table-cell office:value-type="float" office:value="0.000939916" calcext:value-type="float">
            <text:p>0.000939916</text:p>
          </table:table-cell>
          <table:table-cell office:value-type="float" office:value="0.00175627" calcext:value-type="float">
            <text:p>0.00175627</text:p>
          </table:table-cell>
        </table:table-row>
        <table:table-row table:style-name="ro1">
          <table:table-cell office:value-type="float" office:value="352000" calcext:value-type="float">
            <text:p>352000</text:p>
          </table:table-cell>
          <table:table-cell/>
          <table:table-cell office:value-type="float" office:value="0.0175015" calcext:value-type="float">
            <text:p>0.0175015</text:p>
          </table:table-cell>
          <table:table-cell office:value-type="float" office:value="0.00150481" calcext:value-type="float">
            <text:p>0.00150481</text:p>
          </table:table-cell>
          <table:table-cell office:value-type="float" office:value="0.289937" calcext:value-type="float">
            <text:p>0.289937</text:p>
          </table:table-cell>
          <table:table-cell office:value-type="float" office:value="0.0575859" calcext:value-type="float">
            <text:p>0.0575859</text:p>
          </table:table-cell>
          <table:table-cell office:value-type="float" office:value="0.00198799" calcext:value-type="float">
            <text:p>0.00198799</text:p>
          </table:table-cell>
          <table:table-cell office:value-type="float" office:value="0.000909914" calcext:value-type="float">
            <text:p>0.000909914</text:p>
          </table:table-cell>
          <table:table-cell office:value-type="float" office:value="0.00173693" calcext:value-type="float">
            <text:p>0.00173693</text:p>
          </table:table-cell>
        </table:table-row>
        <table:table-row table:style-name="ro1">
          <table:table-cell office:value-type="float" office:value="351500" calcext:value-type="float">
            <text:p>351500</text:p>
          </table:table-cell>
          <table:table-cell/>
          <table:table-cell office:value-type="float" office:value="0.0185058" calcext:value-type="float">
            <text:p>0.0185058</text:p>
          </table:table-cell>
          <table:table-cell office:value-type="float" office:value="0.00148586" calcext:value-type="float">
            <text:p>0.00148586</text:p>
          </table:table-cell>
          <table:table-cell office:value-type="float" office:value="0.283689" calcext:value-type="float">
            <text:p>0.283689</text:p>
          </table:table-cell>
          <table:table-cell office:value-type="float" office:value="0.0559883" calcext:value-type="float">
            <text:p>0.0559883</text:p>
          </table:table-cell>
          <table:table-cell office:value-type="float" office:value="0.00210879" calcext:value-type="float">
            <text:p>0.00210879</text:p>
          </table:table-cell>
          <table:table-cell office:value-type="float" office:value="0.000944653" calcext:value-type="float">
            <text:p>0.000944653</text:p>
          </table:table-cell>
          <table:table-cell office:value-type="float" office:value="0.00172548" calcext:value-type="float">
            <text:p>0.00172548</text:p>
          </table:table-cell>
        </table:table-row>
        <table:table-row table:style-name="ro1">
          <table:table-cell office:value-type="float" office:value="351000" calcext:value-type="float">
            <text:p>351000</text:p>
          </table:table-cell>
          <table:table-cell/>
          <table:table-cell office:value-type="float" office:value="0.0192061" calcext:value-type="float">
            <text:p>0.0192061</text:p>
          </table:table-cell>
          <table:table-cell office:value-type="float" office:value="0.00149258" calcext:value-type="float">
            <text:p>0.00149258</text:p>
          </table:table-cell>
          <table:table-cell office:value-type="float" office:value="0.292045" calcext:value-type="float">
            <text:p>0.292045</text:p>
          </table:table-cell>
          <table:table-cell office:value-type="float" office:value="0.0632527" calcext:value-type="float">
            <text:p>0.0632527</text:p>
          </table:table-cell>
          <table:table-cell office:value-type="float" office:value="0.00227696" calcext:value-type="float">
            <text:p>0.00227696</text:p>
          </table:table-cell>
          <table:table-cell office:value-type="float" office:value="0.000930441" calcext:value-type="float">
            <text:p>0.000930441</text:p>
          </table:table-cell>
          <table:table-cell office:value-type="float" office:value="0.00173061" calcext:value-type="float">
            <text:p>0.00173061</text:p>
          </table:table-cell>
        </table:table-row>
        <table:table-row table:style-name="ro1">
          <table:table-cell office:value-type="float" office:value="350500" calcext:value-type="float">
            <text:p>350500</text:p>
          </table:table-cell>
          <table:table-cell/>
          <table:table-cell office:value-type="float" office:value="0.0193908" calcext:value-type="float">
            <text:p>0.0193908</text:p>
          </table:table-cell>
          <table:table-cell office:value-type="float" office:value="0.0015131" calcext:value-type="float">
            <text:p>0.0015131</text:p>
          </table:table-cell>
          <table:table-cell office:value-type="float" office:value="0.304365" calcext:value-type="float">
            <text:p>0.304365</text:p>
          </table:table-cell>
          <table:table-cell office:value-type="float" office:value="0.0599513" calcext:value-type="float">
            <text:p>0.0599513</text:p>
          </table:table-cell>
          <table:table-cell office:value-type="float" office:value="0.00235551" calcext:value-type="float">
            <text:p>0.00235551</text:p>
          </table:table-cell>
          <table:table-cell office:value-type="float" office:value="0.000913862" calcext:value-type="float">
            <text:p>0.000913862</text:p>
          </table:table-cell>
          <table:table-cell office:value-type="float" office:value="0.00175469" calcext:value-type="float">
            <text:p>0.00175469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/>
          <table:table-cell office:value-type="float" office:value="0.0190964" calcext:value-type="float">
            <text:p>0.0190964</text:p>
          </table:table-cell>
          <table:table-cell office:value-type="float" office:value="0.00152179" calcext:value-type="float">
            <text:p>0.00152179</text:p>
          </table:table-cell>
          <table:table-cell office:value-type="float" office:value="0.289532" calcext:value-type="float">
            <text:p>0.289532</text:p>
          </table:table-cell>
          <table:table-cell office:value-type="float" office:value="0.0578954" calcext:value-type="float">
            <text:p>0.0578954</text:p>
          </table:table-cell>
          <table:table-cell office:value-type="float" office:value="0.00230341" calcext:value-type="float">
            <text:p>0.00230341</text:p>
          </table:table-cell>
          <table:table-cell office:value-type="float" office:value="0.000944258" calcext:value-type="float">
            <text:p>0.000944258</text:p>
          </table:table-cell>
          <table:table-cell office:value-type="float" office:value="0.00177127" calcext:value-type="float">
            <text:p>0.00177127</text:p>
          </table:table-cell>
        </table:table-row>
        <table:table-row table:style-name="ro1">
          <table:table-cell office:value-type="float" office:value="349500" calcext:value-type="float">
            <text:p>349500</text:p>
          </table:table-cell>
          <table:table-cell/>
          <table:table-cell office:value-type="float" office:value="0.0181091" calcext:value-type="float">
            <text:p>0.0181091</text:p>
          </table:table-cell>
          <table:table-cell office:value-type="float" office:value="0.00155574" calcext:value-type="float">
            <text:p>0.00155574</text:p>
          </table:table-cell>
          <table:table-cell office:value-type="float" office:value="0.296985" calcext:value-type="float">
            <text:p>0.296985</text:p>
          </table:table-cell>
          <table:table-cell office:value-type="float" office:value="0.0599331" calcext:value-type="float">
            <text:p>0.0599331</text:p>
          </table:table-cell>
          <table:table-cell office:value-type="float" office:value="0.00218814" calcext:value-type="float">
            <text:p>0.00218814</text:p>
          </table:table-cell>
          <table:table-cell office:value-type="float" office:value="0.000914651" calcext:value-type="float">
            <text:p>0.000914651</text:p>
          </table:table-cell>
          <table:table-cell office:value-type="float" office:value="0.00186167" calcext:value-type="float">
            <text:p>0.00186167</text:p>
          </table:table-cell>
        </table:table-row>
        <table:table-row table:style-name="ro1">
          <table:table-cell office:value-type="float" office:value="349000" calcext:value-type="float">
            <text:p>349000</text:p>
          </table:table-cell>
          <table:table-cell/>
          <table:table-cell office:value-type="float" office:value="0.0181529" calcext:value-type="float">
            <text:p>0.0181529</text:p>
          </table:table-cell>
          <table:table-cell office:value-type="float" office:value="0.00155337" calcext:value-type="float">
            <text:p>0.00155337</text:p>
          </table:table-cell>
          <table:table-cell office:value-type="float" office:value="0.303788" calcext:value-type="float">
            <text:p>0.303788</text:p>
          </table:table-cell>
          <table:table-cell office:value-type="float" office:value="0.0609117" calcext:value-type="float">
            <text:p>0.0609117</text:p>
          </table:table-cell>
          <table:table-cell office:value-type="float" office:value="0.00213484" calcext:value-type="float">
            <text:p>0.00213484</text:p>
          </table:table-cell>
          <table:table-cell office:value-type="float" office:value="0.000924125" calcext:value-type="float">
            <text:p>0.000924125</text:p>
          </table:table-cell>
          <table:table-cell office:value-type="float" office:value="0.00195326" calcext:value-type="float">
            <text:p>0.00195326</text:p>
          </table:table-cell>
        </table:table-row>
        <table:table-row table:style-name="ro1">
          <table:table-cell office:value-type="float" office:value="348500" calcext:value-type="float">
            <text:p>348500</text:p>
          </table:table-cell>
          <table:table-cell/>
          <table:table-cell office:value-type="float" office:value="0.0172793" calcext:value-type="float">
            <text:p>0.0172793</text:p>
          </table:table-cell>
          <table:table-cell office:value-type="float" office:value="0.00154271" calcext:value-type="float">
            <text:p>0.00154271</text:p>
          </table:table-cell>
          <table:table-cell office:value-type="float" office:value="0.278954" calcext:value-type="float">
            <text:p>0.278954</text:p>
          </table:table-cell>
          <table:table-cell office:value-type="float" office:value="0.0559804" calcext:value-type="float">
            <text:p>0.0559804</text:p>
          </table:table-cell>
          <table:table-cell office:value-type="float" office:value="0.0022134" calcext:value-type="float">
            <text:p>0.0022134</text:p>
          </table:table-cell>
          <table:table-cell office:value-type="float" office:value="0.000905967" calcext:value-type="float">
            <text:p>0.000905967</text:p>
          </table:table-cell>
          <table:table-cell office:value-type="float" office:value="0.00181035" calcext:value-type="float">
            <text:p>0.00181035</text:p>
          </table:table-cell>
        </table:table-row>
        <table:table-row table:style-name="ro1">
          <table:table-cell office:value-type="float" office:value="348000" calcext:value-type="float">
            <text:p>348000</text:p>
          </table:table-cell>
          <table:table-cell/>
          <table:table-cell office:value-type="float" office:value="0.0182709" calcext:value-type="float">
            <text:p>0.0182709</text:p>
          </table:table-cell>
          <table:table-cell office:value-type="float" office:value="0.00150955" calcext:value-type="float">
            <text:p>0.00150955</text:p>
          </table:table-cell>
          <table:table-cell office:value-type="float" office:value="0.288901" calcext:value-type="float">
            <text:p>0.288901</text:p>
          </table:table-cell>
          <table:table-cell office:value-type="float" office:value="0.0574884" calcext:value-type="float">
            <text:p>0.0574884</text:p>
          </table:table-cell>
          <table:table-cell office:value-type="float" office:value="0.00222051" calcext:value-type="float">
            <text:p>0.00222051</text:p>
          </table:table-cell>
          <table:table-cell office:value-type="float" office:value="0.000937152" calcext:value-type="float">
            <text:p>0.000937152</text:p>
          </table:table-cell>
          <table:table-cell office:value-type="float" office:value="0.00187786" calcext:value-type="float">
            <text:p>0.00187786</text:p>
          </table:table-cell>
        </table:table-row>
        <table:table-row table:style-name="ro1">
          <table:table-cell office:value-type="float" office:value="347500" calcext:value-type="float">
            <text:p>347500</text:p>
          </table:table-cell>
          <table:table-cell/>
          <table:table-cell office:value-type="float" office:value="0.018132" calcext:value-type="float">
            <text:p>0.018132</text:p>
          </table:table-cell>
          <table:table-cell office:value-type="float" office:value="0.00148034" calcext:value-type="float">
            <text:p>0.00148034</text:p>
          </table:table-cell>
          <table:table-cell office:value-type="float" office:value="0.283254" calcext:value-type="float">
            <text:p>0.283254</text:p>
          </table:table-cell>
          <table:table-cell office:value-type="float" office:value="0.0576526" calcext:value-type="float">
            <text:p>0.0576526</text:p>
          </table:table-cell>
          <table:table-cell office:value-type="float" office:value="0.00228604" calcext:value-type="float">
            <text:p>0.00228604</text:p>
          </table:table-cell>
          <table:table-cell office:value-type="float" office:value="0.000933205" calcext:value-type="float">
            <text:p>0.000933205</text:p>
          </table:table-cell>
          <table:table-cell office:value-type="float" office:value="0.00201958" calcext:value-type="float">
            <text:p>0.00201958</text:p>
          </table:table-cell>
        </table:table-row>
        <table:table-row table:style-name="ro1">
          <table:table-cell office:value-type="float" office:value="347000" calcext:value-type="float">
            <text:p>347000</text:p>
          </table:table-cell>
          <table:table-cell/>
          <table:table-cell office:value-type="float" office:value="0.017753" calcext:value-type="float">
            <text:p>0.017753</text:p>
          </table:table-cell>
          <table:table-cell office:value-type="float" office:value="0.00148389" calcext:value-type="float">
            <text:p>0.00148389</text:p>
          </table:table-cell>
          <table:table-cell office:value-type="float" office:value="0.281677" calcext:value-type="float">
            <text:p>0.281677</text:p>
          </table:table-cell>
          <table:table-cell office:value-type="float" office:value="0.0573163" calcext:value-type="float">
            <text:p>0.0573163</text:p>
          </table:table-cell>
          <table:table-cell office:value-type="float" office:value="0.0030416" calcext:value-type="float">
            <text:p>0.0030416</text:p>
          </table:table-cell>
          <table:table-cell office:value-type="float" office:value="0.000909914" calcext:value-type="float">
            <text:p>0.000909914</text:p>
          </table:table-cell>
          <table:table-cell office:value-type="float" office:value="0.00189838" calcext:value-type="float">
            <text:p>0.00189838</text:p>
          </table:table-cell>
        </table:table-row>
        <table:table-row table:style-name="ro1">
          <table:table-cell office:value-type="float" office:value="346500" calcext:value-type="float">
            <text:p>346500</text:p>
          </table:table-cell>
          <table:table-cell/>
          <table:table-cell office:value-type="float" office:value="0.0180443" calcext:value-type="float">
            <text:p>0.0180443</text:p>
          </table:table-cell>
          <table:table-cell office:value-type="float" office:value="0.00151271" calcext:value-type="float">
            <text:p>0.00151271</text:p>
          </table:table-cell>
          <table:table-cell office:value-type="float" office:value="0.291975" calcext:value-type="float">
            <text:p>0.291975</text:p>
          </table:table-cell>
          <table:table-cell office:value-type="float" office:value="0.0585586" calcext:value-type="float">
            <text:p>0.0585586</text:p>
          </table:table-cell>
          <table:table-cell office:value-type="float" office:value="0.0023117" calcext:value-type="float">
            <text:p>0.0023117</text:p>
          </table:table-cell>
          <table:table-cell office:value-type="float" office:value="0.000929652" calcext:value-type="float">
            <text:p>0.000929652</text:p>
          </table:table-cell>
          <table:table-cell office:value-type="float" office:value="0.00182654" calcext:value-type="float">
            <text:p>0.00182654</text:p>
          </table:table-cell>
        </table:table-row>
        <table:table-row table:style-name="ro1">
          <table:table-cell office:value-type="float" office:value="346000" calcext:value-type="float">
            <text:p>346000</text:p>
          </table:table-cell>
          <table:table-cell/>
          <table:table-cell office:value-type="float" office:value="0.0183688" calcext:value-type="float">
            <text:p>0.0183688</text:p>
          </table:table-cell>
          <table:table-cell office:value-type="float" office:value="0.00149573" calcext:value-type="float">
            <text:p>0.00149573</text:p>
          </table:table-cell>
          <table:table-cell office:value-type="float" office:value="0.292165" calcext:value-type="float">
            <text:p>0.292165</text:p>
          </table:table-cell>
          <table:table-cell office:value-type="float" office:value="0.0582969" calcext:value-type="float">
            <text:p>0.0582969</text:p>
          </table:table-cell>
          <table:table-cell office:value-type="float" office:value="0.00235749" calcext:value-type="float">
            <text:p>0.00235749</text:p>
          </table:table-cell>
          <table:table-cell office:value-type="float" office:value="0.000937152" calcext:value-type="float">
            <text:p>0.000937152</text:p>
          </table:table-cell>
          <table:table-cell office:value-type="float" office:value="0.00188299" calcext:value-type="float">
            <text:p>0.00188299</text:p>
          </table:table-cell>
        </table:table-row>
        <table:table-row table:style-name="ro1">
          <table:table-cell office:value-type="float" office:value="345500" calcext:value-type="float">
            <text:p>345500</text:p>
          </table:table-cell>
          <table:table-cell/>
          <table:table-cell office:value-type="float" office:value="0.0180041" calcext:value-type="float">
            <text:p>0.0180041</text:p>
          </table:table-cell>
          <table:table-cell office:value-type="float" office:value="0.00150205" calcext:value-type="float">
            <text:p>0.00150205</text:p>
          </table:table-cell>
          <table:table-cell office:value-type="float" office:value="0.317071" calcext:value-type="float">
            <text:p>0.317071</text:p>
          </table:table-cell>
          <table:table-cell office:value-type="float" office:value="0.0603326" calcext:value-type="float">
            <text:p>0.0603326</text:p>
          </table:table-cell>
          <table:table-cell office:value-type="float" office:value="0.00225959" calcext:value-type="float">
            <text:p>0.00225959</text:p>
          </table:table-cell>
          <table:table-cell office:value-type="float" office:value="0.000926494" calcext:value-type="float">
            <text:p>0.000926494</text:p>
          </table:table-cell>
          <table:table-cell office:value-type="float" office:value="0.00193075" calcext:value-type="float">
            <text:p>0.00193075</text:p>
          </table:table-cell>
        </table:table-row>
        <table:table-row table:style-name="ro1">
          <table:table-cell office:value-type="float" office:value="345000" calcext:value-type="float">
            <text:p>345000</text:p>
          </table:table-cell>
          <table:table-cell/>
          <table:table-cell office:value-type="float" office:value="0.0181616" calcext:value-type="float">
            <text:p>0.0181616</text:p>
          </table:table-cell>
          <table:table-cell office:value-type="float" office:value="0.00151508" calcext:value-type="float">
            <text:p>0.00151508</text:p>
          </table:table-cell>
          <table:table-cell office:value-type="float" office:value="0.28604" calcext:value-type="float">
            <text:p>0.28604</text:p>
          </table:table-cell>
          <table:table-cell office:value-type="float" office:value="0.0572808" calcext:value-type="float">
            <text:p>0.0572808</text:p>
          </table:table-cell>
          <table:table-cell office:value-type="float" office:value="0.00222406" calcext:value-type="float">
            <text:p>0.00222406</text:p>
          </table:table-cell>
          <table:table-cell office:value-type="float" office:value="0.000918599" calcext:value-type="float">
            <text:p>0.000918599</text:p>
          </table:table-cell>
          <table:table-cell office:value-type="float" office:value="0.00200457" calcext:value-type="float">
            <text:p>0.00200457</text:p>
          </table:table-cell>
        </table:table-row>
        <table:table-row table:style-name="ro1">
          <table:table-cell office:value-type="float" office:value="344500" calcext:value-type="float">
            <text:p>344500</text:p>
          </table:table-cell>
          <table:table-cell/>
          <table:table-cell office:value-type="float" office:value="0.0178055" calcext:value-type="float">
            <text:p>0.0178055</text:p>
          </table:table-cell>
          <table:table-cell office:value-type="float" office:value="0.00151902" calcext:value-type="float">
            <text:p>0.00151902</text:p>
          </table:table-cell>
          <table:table-cell office:value-type="float" office:value="0.28574" calcext:value-type="float">
            <text:p>0.28574</text:p>
          </table:table-cell>
          <table:table-cell office:value-type="float" office:value="0.0575638" calcext:value-type="float">
            <text:p>0.0575638</text:p>
          </table:table-cell>
          <table:table-cell office:value-type="float" office:value="0.00229551" calcext:value-type="float">
            <text:p>0.00229551</text:p>
          </table:table-cell>
          <table:table-cell office:value-type="float" office:value="0.000906361" calcext:value-type="float">
            <text:p>0.000906361</text:p>
          </table:table-cell>
          <table:table-cell office:value-type="float" office:value="0.00186799" calcext:value-type="float">
            <text:p>0.00186799</text:p>
          </table:table-cell>
        </table:table-row>
        <table:table-row table:style-name="ro1">
          <table:table-cell office:value-type="float" office:value="344000" calcext:value-type="float">
            <text:p>344000</text:p>
          </table:table-cell>
          <table:table-cell/>
          <table:table-cell office:value-type="float" office:value="0.0189349" calcext:value-type="float">
            <text:p>0.0189349</text:p>
          </table:table-cell>
          <table:table-cell office:value-type="float" office:value="0.00148902" calcext:value-type="float">
            <text:p>0.00148902</text:p>
          </table:table-cell>
          <table:table-cell office:value-type="float" office:value="0.282733" calcext:value-type="float">
            <text:p>0.282733</text:p>
          </table:table-cell>
          <table:table-cell office:value-type="float" office:value="0.056528" calcext:value-type="float">
            <text:p>0.056528</text:p>
          </table:table-cell>
          <table:table-cell office:value-type="float" office:value="0.00227419" calcext:value-type="float">
            <text:p>0.00227419</text:p>
          </table:table-cell>
          <table:table-cell office:value-type="float" office:value="0.000960838" calcext:value-type="float">
            <text:p>0.000960838</text:p>
          </table:table-cell>
          <table:table-cell office:value-type="float" office:value="0.00183364" calcext:value-type="float">
            <text:p>0.00183364</text:p>
          </table:table-cell>
        </table:table-row>
        <table:table-row table:style-name="ro1">
          <table:table-cell office:value-type="float" office:value="343500" calcext:value-type="float">
            <text:p>343500</text:p>
          </table:table-cell>
          <table:table-cell/>
          <table:table-cell office:value-type="float" office:value="0.0173527" calcext:value-type="float">
            <text:p>0.0173527</text:p>
          </table:table-cell>
          <table:table-cell office:value-type="float" office:value="0.00147955" calcext:value-type="float">
            <text:p>0.00147955</text:p>
          </table:table-cell>
          <table:table-cell office:value-type="float" office:value="0.299368" calcext:value-type="float">
            <text:p>0.299368</text:p>
          </table:table-cell>
          <table:table-cell office:value-type="float" office:value="0.0614743" calcext:value-type="float">
            <text:p>0.0614743</text:p>
          </table:table-cell>
          <table:table-cell office:value-type="float" office:value="0.00214866" calcext:value-type="float">
            <text:p>0.00214866</text:p>
          </table:table-cell>
          <table:table-cell office:value-type="float" office:value="0.000902019" calcext:value-type="float">
            <text:p>0.000902019</text:p>
          </table:table-cell>
          <table:table-cell office:value-type="float" office:value="0.00192957" calcext:value-type="float">
            <text:p>0.00192957</text:p>
          </table:table-cell>
        </table:table-row>
        <table:table-row table:style-name="ro1">
          <table:table-cell office:value-type="float" office:value="343000" calcext:value-type="float">
            <text:p>343000</text:p>
          </table:table-cell>
          <table:table-cell/>
          <table:table-cell office:value-type="float" office:value="0.0178998" calcext:value-type="float">
            <text:p>0.0178998</text:p>
          </table:table-cell>
          <table:table-cell office:value-type="float" office:value="0.00146573" calcext:value-type="float">
            <text:p>0.00146573</text:p>
          </table:table-cell>
          <table:table-cell office:value-type="float" office:value="0.287688" calcext:value-type="float">
            <text:p>0.287688</text:p>
          </table:table-cell>
          <table:table-cell office:value-type="float" office:value="0.0578761" calcext:value-type="float">
            <text:p>0.0578761</text:p>
          </table:table-cell>
          <table:table-cell office:value-type="float" office:value="0.0020551" calcext:value-type="float">
            <text:p>0.0020551</text:p>
          </table:table-cell>
          <table:table-cell office:value-type="float" office:value="0.000919388" calcext:value-type="float">
            <text:p>0.000919388</text:p>
          </table:table-cell>
          <table:table-cell office:value-type="float" office:value="0.00185101" calcext:value-type="float">
            <text:p>0.00185101</text:p>
          </table:table-cell>
        </table:table-row>
        <table:table-row table:style-name="ro1">
          <table:table-cell office:value-type="float" office:value="342500" calcext:value-type="float">
            <text:p>342500</text:p>
          </table:table-cell>
          <table:table-cell/>
          <table:table-cell office:value-type="float" office:value="0.0179646" calcext:value-type="float">
            <text:p>0.0179646</text:p>
          </table:table-cell>
          <table:table-cell office:value-type="float" office:value="0.00151073" calcext:value-type="float">
            <text:p>0.00151073</text:p>
          </table:table-cell>
          <table:table-cell office:value-type="float" office:value="0.286577" calcext:value-type="float">
            <text:p>0.286577</text:p>
          </table:table-cell>
          <table:table-cell office:value-type="float" office:value="0.058782" calcext:value-type="float">
            <text:p>0.058782</text:p>
          </table:table-cell>
          <table:table-cell office:value-type="float" office:value="0.00220906" calcext:value-type="float">
            <text:p>0.00220906</text:p>
          </table:table-cell>
          <table:table-cell office:value-type="float" office:value="0.000921757" calcext:value-type="float">
            <text:p>0.000921757</text:p>
          </table:table-cell>
          <table:table-cell office:value-type="float" office:value="0.0017918" calcext:value-type="float">
            <text:p>0.0017918</text:p>
          </table:table-cell>
        </table:table-row>
        <table:table-row table:style-name="ro1">
          <table:table-cell office:value-type="float" office:value="342000" calcext:value-type="float">
            <text:p>342000</text:p>
          </table:table-cell>
          <table:table-cell/>
          <table:table-cell office:value-type="float" office:value="0.0179038" calcext:value-type="float">
            <text:p>0.0179038</text:p>
          </table:table-cell>
          <table:table-cell office:value-type="float" office:value="0.00164061" calcext:value-type="float">
            <text:p>0.00164061</text:p>
          </table:table-cell>
          <table:table-cell office:value-type="float" office:value="0.298219" calcext:value-type="float">
            <text:p>0.298219</text:p>
          </table:table-cell>
          <table:table-cell office:value-type="float" office:value="0.0628133" calcext:value-type="float">
            <text:p>0.0628133</text:p>
          </table:table-cell>
          <table:table-cell office:value-type="float" office:value="0.00211313" calcext:value-type="float">
            <text:p>0.00211313</text:p>
          </table:table-cell>
          <table:table-cell office:value-type="float" office:value="0.000921757" calcext:value-type="float">
            <text:p>0.000921757</text:p>
          </table:table-cell>
          <table:table-cell office:value-type="float" office:value="0.00181549" calcext:value-type="float">
            <text:p>0.00181549</text:p>
          </table:table-cell>
        </table:table-row>
        <table:table-row table:style-name="ro1">
          <table:table-cell office:value-type="float" office:value="341500" calcext:value-type="float">
            <text:p>341500</text:p>
          </table:table-cell>
          <table:table-cell/>
          <table:table-cell office:value-type="float" office:value="0.0174131" calcext:value-type="float">
            <text:p>0.0174131</text:p>
          </table:table-cell>
          <table:table-cell office:value-type="float" office:value="0.00171048" calcext:value-type="float">
            <text:p>0.00171048</text:p>
          </table:table-cell>
          <table:table-cell office:value-type="float" office:value="0.280852" calcext:value-type="float">
            <text:p>0.280852</text:p>
          </table:table-cell>
          <table:table-cell office:value-type="float" office:value="0.0590398" calcext:value-type="float">
            <text:p>0.0590398</text:p>
          </table:table-cell>
          <table:table-cell office:value-type="float" office:value="0.00217866" calcext:value-type="float">
            <text:p>0.00217866</text:p>
          </table:table-cell>
          <table:table-cell office:value-type="float" office:value="0.000901624" calcext:value-type="float">
            <text:p>0.000901624</text:p>
          </table:table-cell>
          <table:table-cell office:value-type="float" office:value="0.00188615" calcext:value-type="float">
            <text:p>0.00188615</text:p>
          </table:table-cell>
        </table:table-row>
        <table:table-row table:style-name="ro1">
          <table:table-cell office:value-type="float" office:value="341000" calcext:value-type="float">
            <text:p>341000</text:p>
          </table:table-cell>
          <table:table-cell/>
          <table:table-cell office:value-type="float" office:value="0.0167681" calcext:value-type="float">
            <text:p>0.0167681</text:p>
          </table:table-cell>
          <table:table-cell office:value-type="float" office:value="0.00155574" calcext:value-type="float">
            <text:p>0.00155574</text:p>
          </table:table-cell>
          <table:table-cell office:value-type="float" office:value="0.284279" calcext:value-type="float">
            <text:p>0.284279</text:p>
          </table:table-cell>
          <table:table-cell office:value-type="float" office:value="0.058527" calcext:value-type="float">
            <text:p>0.058527</text:p>
          </table:table-cell>
          <table:table-cell office:value-type="float" office:value="0.00363374" calcext:value-type="float">
            <text:p>0.00363374</text:p>
          </table:table-cell>
          <table:table-cell office:value-type="float" office:value="0.000878728" calcext:value-type="float">
            <text:p>0.000878728</text:p>
          </table:table-cell>
          <table:table-cell office:value-type="float" office:value="0.00178272" calcext:value-type="float">
            <text:p>0.00178272</text:p>
          </table:table-cell>
        </table:table-row>
        <table:table-row table:style-name="ro1">
          <table:table-cell office:value-type="float" office:value="340500" calcext:value-type="float">
            <text:p>340500</text:p>
          </table:table-cell>
          <table:table-cell/>
          <table:table-cell office:value-type="float" office:value="0.0174613" calcext:value-type="float">
            <text:p>0.0174613</text:p>
          </table:table-cell>
          <table:table-cell office:value-type="float" office:value="0.00155692" calcext:value-type="float">
            <text:p>0.00155692</text:p>
          </table:table-cell>
          <table:table-cell office:value-type="float" office:value="0.277924" calcext:value-type="float">
            <text:p>0.277924</text:p>
          </table:table-cell>
          <table:table-cell office:value-type="float" office:value="0.056905" calcext:value-type="float">
            <text:p>0.056905</text:p>
          </table:table-cell>
          <table:table-cell office:value-type="float" office:value="0.00355597" calcext:value-type="float">
            <text:p>0.00355597</text:p>
          </table:table-cell>
          <table:table-cell office:value-type="float" office:value="0.000907546" calcext:value-type="float">
            <text:p>0.000907546</text:p>
          </table:table-cell>
          <table:table-cell office:value-type="float" office:value="0.00171403" calcext:value-type="float">
            <text:p>0.00171403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/>
          <table:table-cell office:value-type="float" office:value="0.0170495" calcext:value-type="float">
            <text:p>0.0170495</text:p>
          </table:table-cell>
          <table:table-cell office:value-type="float" office:value="0.00153402" calcext:value-type="float">
            <text:p>0.00153402</text:p>
          </table:table-cell>
          <table:table-cell office:value-type="float" office:value="0.277592" calcext:value-type="float">
            <text:p>0.277592</text:p>
          </table:table-cell>
          <table:table-cell office:value-type="float" office:value="0.0585444" calcext:value-type="float">
            <text:p>0.0585444</text:p>
          </table:table-cell>
          <table:table-cell office:value-type="float" office:value="0.00290186" calcext:value-type="float">
            <text:p>0.00290186</text:p>
          </table:table-cell>
          <table:table-cell office:value-type="float" office:value="0.000896492" calcext:value-type="float">
            <text:p>0.000896492</text:p>
          </table:table-cell>
          <table:table-cell office:value-type="float" office:value="0.00172351" calcext:value-type="float">
            <text:p>0.00172351</text:p>
          </table:table-cell>
        </table:table-row>
        <table:table-row table:style-name="ro1">
          <table:table-cell office:value-type="float" office:value="339500" calcext:value-type="float">
            <text:p>339500</text:p>
          </table:table-cell>
          <table:table-cell/>
          <table:table-cell office:value-type="float" office:value="0.0184845" calcext:value-type="float">
            <text:p>0.0184845</text:p>
          </table:table-cell>
          <table:table-cell office:value-type="float" office:value="0.00151073" calcext:value-type="float">
            <text:p>0.00151073</text:p>
          </table:table-cell>
          <table:table-cell office:value-type="float" office:value="0.270715" calcext:value-type="float">
            <text:p>0.270715</text:p>
          </table:table-cell>
          <table:table-cell office:value-type="float" office:value="0.0562122" calcext:value-type="float">
            <text:p>0.0562122</text:p>
          </table:table-cell>
          <table:table-cell office:value-type="float" office:value="0.00230262" calcext:value-type="float">
            <text:p>0.00230262</text:p>
          </table:table-cell>
          <table:table-cell office:value-type="float" office:value="0.000953337" calcext:value-type="float">
            <text:p>0.000953337</text:p>
          </table:table-cell>
          <table:table-cell office:value-type="float" office:value="0.00167772" calcext:value-type="float">
            <text:p>0.00167772</text:p>
          </table:table-cell>
        </table:table-row>
        <table:table-row table:style-name="ro1">
          <table:table-cell office:value-type="float" office:value="339000" calcext:value-type="float">
            <text:p>339000</text:p>
          </table:table-cell>
          <table:table-cell/>
          <table:table-cell office:value-type="float" office:value="0.0178335" calcext:value-type="float">
            <text:p>0.0178335</text:p>
          </table:table-cell>
          <table:table-cell office:value-type="float" office:value="0.00149494" calcext:value-type="float">
            <text:p>0.00149494</text:p>
          </table:table-cell>
          <table:table-cell office:value-type="float" office:value="0.2776" calcext:value-type="float">
            <text:p>0.2776</text:p>
          </table:table-cell>
          <table:table-cell office:value-type="float" office:value="0.0568868" calcext:value-type="float">
            <text:p>0.0568868</text:p>
          </table:table-cell>
          <table:table-cell office:value-type="float" office:value="0.00208076" calcext:value-type="float">
            <text:p>0.00208076</text:p>
          </table:table-cell>
          <table:table-cell office:value-type="float" office:value="0.000900835" calcext:value-type="float">
            <text:p>0.000900835</text:p>
          </table:table-cell>
          <table:table-cell office:value-type="float" office:value="0.00171482" calcext:value-type="float">
            <text:p>0.00171482</text:p>
          </table:table-cell>
        </table:table-row>
        <table:table-row table:style-name="ro1">
          <table:table-cell office:value-type="float" office:value="338500" calcext:value-type="float">
            <text:p>338500</text:p>
          </table:table-cell>
          <table:table-cell/>
          <table:table-cell office:value-type="float" office:value="0.0182314" calcext:value-type="float">
            <text:p>0.0182314</text:p>
          </table:table-cell>
          <table:table-cell office:value-type="float" office:value="0.00151784" calcext:value-type="float">
            <text:p>0.00151784</text:p>
          </table:table-cell>
          <table:table-cell office:value-type="float" office:value="0.283323" calcext:value-type="float">
            <text:p>0.283323</text:p>
          </table:table-cell>
          <table:table-cell office:value-type="float" office:value="0.0575725" calcext:value-type="float">
            <text:p>0.0575725</text:p>
          </table:table-cell>
          <table:table-cell office:value-type="float" office:value="0.00208668" calcext:value-type="float">
            <text:p>0.00208668</text:p>
          </table:table-cell>
          <table:table-cell office:value-type="float" office:value="0.000909519" calcext:value-type="float">
            <text:p>0.000909519</text:p>
          </table:table-cell>
          <table:table-cell office:value-type="float" office:value="0.00174403" calcext:value-type="float">
            <text:p>0.00174403</text:p>
          </table:table-cell>
        </table:table-row>
        <table:table-row table:style-name="ro1">
          <table:table-cell office:value-type="float" office:value="338000" calcext:value-type="float">
            <text:p>338000</text:p>
          </table:table-cell>
          <table:table-cell/>
          <table:table-cell office:value-type="float" office:value="0.0182354" calcext:value-type="float">
            <text:p>0.0182354</text:p>
          </table:table-cell>
          <table:table-cell office:value-type="float" office:value="0.00149218" calcext:value-type="float">
            <text:p>0.00149218</text:p>
          </table:table-cell>
          <table:table-cell office:value-type="float" office:value="0.273396" calcext:value-type="float">
            <text:p>0.273396</text:p>
          </table:table-cell>
          <table:table-cell office:value-type="float" office:value="0.055037" calcext:value-type="float">
            <text:p>0.055037</text:p>
          </table:table-cell>
          <table:table-cell office:value-type="float" office:value="0.00212932" calcext:value-type="float">
            <text:p>0.00212932</text:p>
          </table:table-cell>
          <table:table-cell office:value-type="float" office:value="0.000922546" calcext:value-type="float">
            <text:p>0.000922546</text:p>
          </table:table-cell>
          <table:table-cell office:value-type="float" office:value="0.00170614" calcext:value-type="float">
            <text:p>0.00170614</text:p>
          </table:table-cell>
        </table:table-row>
        <table:table-row table:style-name="ro1">
          <table:table-cell office:value-type="float" office:value="337500" calcext:value-type="float">
            <text:p>337500</text:p>
          </table:table-cell>
          <table:table-cell/>
          <table:table-cell office:value-type="float" office:value="0.018464" calcext:value-type="float">
            <text:p>0.018464</text:p>
          </table:table-cell>
          <table:table-cell office:value-type="float" office:value="0.00150047" calcext:value-type="float">
            <text:p>0.00150047</text:p>
          </table:table-cell>
          <table:table-cell office:value-type="float" office:value="0.277946" calcext:value-type="float">
            <text:p>0.277946</text:p>
          </table:table-cell>
          <table:table-cell office:value-type="float" office:value="0.0556481" calcext:value-type="float">
            <text:p>0.0556481</text:p>
          </table:table-cell>
          <table:table-cell office:value-type="float" office:value="0.0022584" calcext:value-type="float">
            <text:p>0.0022584</text:p>
          </table:table-cell>
          <table:table-cell office:value-type="float" office:value="0.000945442" calcext:value-type="float">
            <text:p>0.000945442</text:p>
          </table:table-cell>
          <table:table-cell office:value-type="float" office:value="0.00167101" calcext:value-type="float">
            <text:p>0.00167101</text:p>
          </table:table-cell>
        </table:table-row>
        <table:table-row table:style-name="ro1">
          <table:table-cell office:value-type="float" office:value="337000" calcext:value-type="float">
            <text:p>337000</text:p>
          </table:table-cell>
          <table:table-cell/>
          <table:table-cell office:value-type="float" office:value="0.0174321" calcext:value-type="float">
            <text:p>0.0174321</text:p>
          </table:table-cell>
          <table:table-cell office:value-type="float" office:value="0.00149258" calcext:value-type="float">
            <text:p>0.00149258</text:p>
          </table:table-cell>
          <table:table-cell office:value-type="float" office:value="0.27673" calcext:value-type="float">
            <text:p>0.27673</text:p>
          </table:table-cell>
          <table:table-cell office:value-type="float" office:value="0.055309" calcext:value-type="float">
            <text:p>0.055309</text:p>
          </table:table-cell>
          <table:table-cell office:value-type="float" office:value="0.00216958" calcext:value-type="float">
            <text:p>0.00216958</text:p>
          </table:table-cell>
          <table:table-cell office:value-type="float" office:value="0.000902414" calcext:value-type="float">
            <text:p>0.000902414</text:p>
          </table:table-cell>
          <table:table-cell office:value-type="float" office:value="0.00176772" calcext:value-type="float">
            <text:p>0.00176772</text:p>
          </table:table-cell>
        </table:table-row>
        <table:table-row table:style-name="ro1">
          <table:table-cell office:value-type="float" office:value="336500" calcext:value-type="float">
            <text:p>336500</text:p>
          </table:table-cell>
          <table:table-cell/>
          <table:table-cell office:value-type="float" office:value="0.0162604" calcext:value-type="float">
            <text:p>0.0162604</text:p>
          </table:table-cell>
          <table:table-cell office:value-type="float" office:value="0.00148429" calcext:value-type="float">
            <text:p>0.00148429</text:p>
          </table:table-cell>
          <table:table-cell office:value-type="float" office:value="0.273043" calcext:value-type="float">
            <text:p>0.273043</text:p>
          </table:table-cell>
          <table:table-cell office:value-type="float" office:value="0.0550086" calcext:value-type="float">
            <text:p>0.0550086</text:p>
          </table:table-cell>
          <table:table-cell office:value-type="float" office:value="0.00206774" calcext:value-type="float">
            <text:p>0.00206774</text:p>
          </table:table-cell>
          <table:table-cell office:value-type="float" office:value="0.000860175" calcext:value-type="float">
            <text:p>0.000860175</text:p>
          </table:table-cell>
          <table:table-cell office:value-type="float" office:value="0.00223985" calcext:value-type="float">
            <text:p>0.00223985</text:p>
          </table:table-cell>
        </table:table-row>
        <table:table-row table:style-name="ro1">
          <table:table-cell office:value-type="float" office:value="336000" calcext:value-type="float">
            <text:p>336000</text:p>
          </table:table-cell>
          <table:table-cell/>
          <table:table-cell office:value-type="float" office:value="0.0172082" calcext:value-type="float">
            <text:p>0.0172082</text:p>
          </table:table-cell>
          <table:table-cell office:value-type="float" office:value="0.0014756" calcext:value-type="float">
            <text:p>0.0014756</text:p>
          </table:table-cell>
          <table:table-cell office:value-type="float" office:value="0.281608" calcext:value-type="float">
            <text:p>0.281608</text:p>
          </table:table-cell>
          <table:table-cell office:value-type="float" office:value="0.0555048" calcext:value-type="float">
            <text:p>0.0555048</text:p>
          </table:table-cell>
          <table:table-cell office:value-type="float" office:value="0.00201918" calcext:value-type="float">
            <text:p>0.00201918</text:p>
          </table:table-cell>
          <table:table-cell office:value-type="float" office:value="0.000889782" calcext:value-type="float">
            <text:p>0.000889782</text:p>
          </table:table-cell>
          <table:table-cell office:value-type="float" office:value="0.00186601" calcext:value-type="float">
            <text:p>0.00186601</text:p>
          </table:table-cell>
        </table:table-row>
        <table:table-row table:style-name="ro1">
          <table:table-cell office:value-type="float" office:value="335500" calcext:value-type="float">
            <text:p>335500</text:p>
          </table:table-cell>
          <table:table-cell/>
          <table:table-cell office:value-type="float" office:value="0.017117" calcext:value-type="float">
            <text:p>0.017117</text:p>
          </table:table-cell>
          <table:table-cell office:value-type="float" office:value="0.00145981" calcext:value-type="float">
            <text:p>0.00145981</text:p>
          </table:table-cell>
          <table:table-cell office:value-type="float" office:value="0.266682" calcext:value-type="float">
            <text:p>0.266682</text:p>
          </table:table-cell>
          <table:table-cell office:value-type="float" office:value="0.053473" calcext:value-type="float">
            <text:p>0.053473</text:p>
          </table:table-cell>
          <table:table-cell office:value-type="float" office:value="0.002003" calcext:value-type="float">
            <text:p>0.002003</text:p>
          </table:table-cell>
          <table:table-cell office:value-type="float" office:value="0.000893334" calcext:value-type="float">
            <text:p>0.000893334</text:p>
          </table:table-cell>
          <table:table-cell office:value-type="float" office:value="0.00178035" calcext:value-type="float">
            <text:p>0.00178035</text:p>
          </table:table-cell>
        </table:table-row>
        <table:table-row table:style-name="ro1">
          <table:table-cell office:value-type="float" office:value="335000" calcext:value-type="float">
            <text:p>335000</text:p>
          </table:table-cell>
          <table:table-cell/>
          <table:table-cell office:value-type="float" office:value="0.0176638" calcext:value-type="float">
            <text:p>0.0176638</text:p>
          </table:table-cell>
          <table:table-cell office:value-type="float" office:value="0.00146652" calcext:value-type="float">
            <text:p>0.00146652</text:p>
          </table:table-cell>
          <table:table-cell office:value-type="float" office:value="0.282579" calcext:value-type="float">
            <text:p>0.282579</text:p>
          </table:table-cell>
          <table:table-cell office:value-type="float" office:value="0.0566156" calcext:value-type="float">
            <text:p>0.0566156</text:p>
          </table:table-cell>
          <table:table-cell office:value-type="float" office:value="0.00202629" calcext:value-type="float">
            <text:p>0.00202629</text:p>
          </table:table-cell>
          <table:table-cell office:value-type="float" office:value="0.000968733" calcext:value-type="float">
            <text:p>0.000968733</text:p>
          </table:table-cell>
          <table:table-cell office:value-type="float" office:value="0.00179891" calcext:value-type="float">
            <text:p>0.00179891</text:p>
          </table:table-cell>
        </table:table-row>
        <table:table-row table:style-name="ro1">
          <table:table-cell office:value-type="float" office:value="334500" calcext:value-type="float">
            <text:p>334500</text:p>
          </table:table-cell>
          <table:table-cell/>
          <table:table-cell office:value-type="float" office:value="0.0171336" calcext:value-type="float">
            <text:p>0.0171336</text:p>
          </table:table-cell>
          <table:table-cell office:value-type="float" office:value="0.00149415" calcext:value-type="float">
            <text:p>0.00149415</text:p>
          </table:table-cell>
          <table:table-cell office:value-type="float" office:value="0.306649" calcext:value-type="float">
            <text:p>0.306649</text:p>
          </table:table-cell>
          <table:table-cell office:value-type="float" office:value="0.0618959" calcext:value-type="float">
            <text:p>0.0618959</text:p>
          </table:table-cell>
          <table:table-cell office:value-type="float" office:value="0.00198721" calcext:value-type="float">
            <text:p>0.00198721</text:p>
          </table:table-cell>
          <table:table-cell office:value-type="float" office:value="0.00102084" calcext:value-type="float">
            <text:p>0.00102084</text:p>
          </table:table-cell>
          <table:table-cell office:value-type="float" office:value="0.00196905" calcext:value-type="float">
            <text:p>0.00196905</text:p>
          </table:table-cell>
        </table:table-row>
        <table:table-row table:style-name="ro1">
          <table:table-cell office:value-type="float" office:value="334000" calcext:value-type="float">
            <text:p>334000</text:p>
          </table:table-cell>
          <table:table-cell/>
          <table:table-cell office:value-type="float" office:value="0.016821" calcext:value-type="float">
            <text:p>0.016821</text:p>
          </table:table-cell>
          <table:table-cell office:value-type="float" office:value="0.00148823" calcext:value-type="float">
            <text:p>0.00148823</text:p>
          </table:table-cell>
          <table:table-cell office:value-type="float" office:value="0.282221" calcext:value-type="float">
            <text:p>0.282221</text:p>
          </table:table-cell>
          <table:table-cell office:value-type="float" office:value="0.0556599" calcext:value-type="float">
            <text:p>0.0556599</text:p>
          </table:table-cell>
          <table:table-cell office:value-type="float" office:value="0.00195918" calcext:value-type="float">
            <text:p>0.00195918</text:p>
          </table:table-cell>
          <table:table-cell office:value-type="float" office:value="0.00118111" calcext:value-type="float">
            <text:p>0.00118111</text:p>
          </table:table-cell>
          <table:table-cell office:value-type="float" office:value="0.00181904" calcext:value-type="float">
            <text:p>0.00181904</text:p>
          </table:table-cell>
        </table:table-row>
        <table:table-row table:style-name="ro1">
          <table:table-cell office:value-type="float" office:value="333500" calcext:value-type="float">
            <text:p>333500</text:p>
          </table:table-cell>
          <table:table-cell/>
          <table:table-cell office:value-type="float" office:value="0.0170657" calcext:value-type="float">
            <text:p>0.0170657</text:p>
          </table:table-cell>
          <table:table-cell office:value-type="float" office:value="0.00154666" calcext:value-type="float">
            <text:p>0.00154666</text:p>
          </table:table-cell>
          <table:table-cell office:value-type="float" office:value="0.273957" calcext:value-type="float">
            <text:p>0.273957</text:p>
          </table:table-cell>
          <table:table-cell office:value-type="float" office:value="0.0542901" calcext:value-type="float">
            <text:p>0.0542901</text:p>
          </table:table-cell>
          <table:table-cell office:value-type="float" office:value="0.00197299" calcext:value-type="float">
            <text:p>0.00197299</text:p>
          </table:table-cell>
          <table:table-cell office:value-type="float" office:value="0.00111992" calcext:value-type="float">
            <text:p>0.00111992</text:p>
          </table:table-cell>
          <table:table-cell office:value-type="float" office:value="0.00178548" calcext:value-type="float">
            <text:p>0.00178548</text:p>
          </table:table-cell>
        </table:table-row>
        <table:table-row table:style-name="ro1">
          <table:table-cell office:value-type="float" office:value="333000" calcext:value-type="float">
            <text:p>333000</text:p>
          </table:table-cell>
          <table:table-cell/>
          <table:table-cell office:value-type="float" office:value="0.0169923" calcext:value-type="float">
            <text:p>0.0169923</text:p>
          </table:table-cell>
          <table:table-cell office:value-type="float" office:value="0.00153087" calcext:value-type="float">
            <text:p>0.00153087</text:p>
          </table:table-cell>
          <table:table-cell office:value-type="float" office:value="0.29482" calcext:value-type="float">
            <text:p>0.29482</text:p>
          </table:table-cell>
          <table:table-cell office:value-type="float" office:value="0.059225" calcext:value-type="float">
            <text:p>0.059225</text:p>
          </table:table-cell>
          <table:table-cell office:value-type="float" office:value="0.00199747" calcext:value-type="float">
            <text:p>0.00199747</text:p>
          </table:table-cell>
          <table:table-cell office:value-type="float" office:value="0.00106703" calcext:value-type="float">
            <text:p>0.00106703</text:p>
          </table:table-cell>
          <table:table-cell office:value-type="float" office:value="0.00180088" calcext:value-type="float">
            <text:p>0.00180088</text:p>
          </table:table-cell>
        </table:table-row>
        <table:table-row table:style-name="ro1">
          <table:table-cell office:value-type="float" office:value="332500" calcext:value-type="float">
            <text:p>332500</text:p>
          </table:table-cell>
          <table:table-cell/>
          <table:table-cell office:value-type="float" office:value="0.0176081" calcext:value-type="float">
            <text:p>0.0176081</text:p>
          </table:table-cell>
          <table:table-cell office:value-type="float" office:value="0.00152218" calcext:value-type="float">
            <text:p>0.00152218</text:p>
          </table:table-cell>
          <table:table-cell office:value-type="float" office:value="0.274972" calcext:value-type="float">
            <text:p>0.274972</text:p>
          </table:table-cell>
          <table:table-cell office:value-type="float" office:value="0.0599268" calcext:value-type="float">
            <text:p>0.0599268</text:p>
          </table:table-cell>
          <table:table-cell office:value-type="float" office:value="0.0019422" calcext:value-type="float">
            <text:p>0.0019422</text:p>
          </table:table-cell>
          <table:table-cell office:value-type="float" office:value="0.00100387" calcext:value-type="float">
            <text:p>0.00100387</text:p>
          </table:table-cell>
          <table:table-cell office:value-type="float" office:value="0.00183443" calcext:value-type="float">
            <text:p>0.00183443</text:p>
          </table:table-cell>
        </table:table-row>
        <table:table-row table:style-name="ro1">
          <table:table-cell office:value-type="float" office:value="332000" calcext:value-type="float">
            <text:p>332000</text:p>
          </table:table-cell>
          <table:table-cell/>
          <table:table-cell office:value-type="float" office:value="0.0176172" calcext:value-type="float">
            <text:p>0.0176172</text:p>
          </table:table-cell>
          <table:table-cell office:value-type="float" office:value="0.0014985" calcext:value-type="float">
            <text:p>0.0014985</text:p>
          </table:table-cell>
          <table:table-cell office:value-type="float" office:value="0.278292" calcext:value-type="float">
            <text:p>0.278292</text:p>
          </table:table-cell>
          <table:table-cell office:value-type="float" office:value="0.0556248" calcext:value-type="float">
            <text:p>0.0556248</text:p>
          </table:table-cell>
          <table:table-cell office:value-type="float" office:value="0.00201286" calcext:value-type="float">
            <text:p>0.00201286</text:p>
          </table:table-cell>
          <table:table-cell office:value-type="float" office:value="0.00100308" calcext:value-type="float">
            <text:p>0.00100308</text:p>
          </table:table-cell>
          <table:table-cell office:value-type="float" office:value="0.00182772" calcext:value-type="float">
            <text:p>0.00182772</text:p>
          </table:table-cell>
        </table:table-row>
        <table:table-row table:style-name="ro1">
          <table:table-cell office:value-type="float" office:value="331500" calcext:value-type="float">
            <text:p>331500</text:p>
          </table:table-cell>
          <table:table-cell/>
          <table:table-cell office:value-type="float" office:value="0.0172686" calcext:value-type="float">
            <text:p>0.0172686</text:p>
          </table:table-cell>
          <table:table-cell office:value-type="float" office:value="0.00148942" calcext:value-type="float">
            <text:p>0.00148942</text:p>
          </table:table-cell>
          <table:table-cell office:value-type="float" office:value="0.276283" calcext:value-type="float">
            <text:p>0.276283</text:p>
          </table:table-cell>
          <table:table-cell office:value-type="float" office:value="0.0548013" calcext:value-type="float">
            <text:p>0.0548013</text:p>
          </table:table-cell>
          <table:table-cell office:value-type="float" office:value="0.00195089" calcext:value-type="float">
            <text:p>0.00195089</text:p>
          </table:table-cell>
          <table:table-cell office:value-type="float" office:value="0.000948995" calcext:value-type="float">
            <text:p>0.000948995</text:p>
          </table:table-cell>
          <table:table-cell office:value-type="float" office:value="0.00175667" calcext:value-type="float">
            <text:p>0.00175667</text:p>
          </table:table-cell>
        </table:table-row>
        <table:table-row table:style-name="ro1">
          <table:table-cell office:value-type="float" office:value="331000" calcext:value-type="float">
            <text:p>331000</text:p>
          </table:table-cell>
          <table:table-cell/>
          <table:table-cell office:value-type="float" office:value="0.0168151" calcext:value-type="float">
            <text:p>0.0168151</text:p>
          </table:table-cell>
          <table:table-cell office:value-type="float" office:value="0.00147165" calcext:value-type="float">
            <text:p>0.00147165</text:p>
          </table:table-cell>
          <table:table-cell office:value-type="float" office:value="0.279731" calcext:value-type="float">
            <text:p>0.279731</text:p>
          </table:table-cell>
          <table:table-cell office:value-type="float" office:value="0.0565596" calcext:value-type="float">
            <text:p>0.0565596</text:p>
          </table:table-cell>
          <table:table-cell office:value-type="float" office:value="0.00194615" calcext:value-type="float">
            <text:p>0.00194615</text:p>
          </table:table-cell>
          <table:table-cell office:value-type="float" office:value="0.000930441" calcext:value-type="float">
            <text:p>0.000930441</text:p>
          </table:table-cell>
          <table:table-cell office:value-type="float" office:value="0.00171917" calcext:value-type="float">
            <text:p>0.00171917</text:p>
          </table:table-cell>
        </table:table-row>
        <table:table-row table:style-name="ro1">
          <table:table-cell office:value-type="float" office:value="330500" calcext:value-type="float">
            <text:p>330500</text:p>
          </table:table-cell>
          <table:table-cell/>
          <table:table-cell office:value-type="float" office:value="0.0168028" calcext:value-type="float">
            <text:p>0.0168028</text:p>
          </table:table-cell>
          <table:table-cell office:value-type="float" office:value="0.00149889" calcext:value-type="float">
            <text:p>0.00149889</text:p>
          </table:table-cell>
          <table:table-cell office:value-type="float" office:value="0.276259" calcext:value-type="float">
            <text:p>0.276259</text:p>
          </table:table-cell>
          <table:table-cell office:value-type="float" office:value="0.0567747" calcext:value-type="float">
            <text:p>0.0567747</text:p>
          </table:table-cell>
          <table:table-cell office:value-type="float" office:value="0.00193115" calcext:value-type="float">
            <text:p>0.00193115</text:p>
          </table:table-cell>
          <table:table-cell office:value-type="float" office:value="0.000916625" calcext:value-type="float">
            <text:p>0.000916625</text:p>
          </table:table-cell>
          <table:table-cell office:value-type="float" office:value="0.00180878" calcext:value-type="float">
            <text:p>0.00180878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/>
          <table:table-cell office:value-type="float" office:value="0.016958" calcext:value-type="float">
            <text:p>0.016958</text:p>
          </table:table-cell>
          <table:table-cell office:value-type="float" office:value="0.00149297" calcext:value-type="float">
            <text:p>0.00149297</text:p>
          </table:table-cell>
          <table:table-cell office:value-type="float" office:value="0.267143" calcext:value-type="float">
            <text:p>0.267143</text:p>
          </table:table-cell>
          <table:table-cell office:value-type="float" office:value="0.054026" calcext:value-type="float">
            <text:p>0.054026</text:p>
          </table:table-cell>
          <table:table-cell office:value-type="float" office:value="0.00197141" calcext:value-type="float">
            <text:p>0.00197141</text:p>
          </table:table-cell>
          <table:table-cell office:value-type="float" office:value="0.000960838" calcext:value-type="float">
            <text:p>0.000960838</text:p>
          </table:table-cell>
          <table:table-cell office:value-type="float" office:value="0.00170693" calcext:value-type="float">
            <text:p>0.00170693</text:p>
          </table:table-cell>
        </table:table-row>
        <table:table-row table:style-name="ro1">
          <table:table-cell office:value-type="float" office:value="329500" calcext:value-type="float">
            <text:p>329500</text:p>
          </table:table-cell>
          <table:table-cell/>
          <table:table-cell office:value-type="float" office:value="0.0169994" calcext:value-type="float">
            <text:p>0.0169994</text:p>
          </table:table-cell>
          <table:table-cell office:value-type="float" office:value="0.00149889" calcext:value-type="float">
            <text:p>0.00149889</text:p>
          </table:table-cell>
          <table:table-cell office:value-type="float" office:value="0.269233" calcext:value-type="float">
            <text:p>0.269233</text:p>
          </table:table-cell>
          <table:table-cell office:value-type="float" office:value="0.0539218" calcext:value-type="float">
            <text:p>0.0539218</text:p>
          </table:table-cell>
          <table:table-cell office:value-type="float" office:value="0.00199155" calcext:value-type="float">
            <text:p>0.00199155</text:p>
          </table:table-cell>
          <table:table-cell office:value-type="float" office:value="0.000930836" calcext:value-type="float">
            <text:p>0.000930836</text:p>
          </table:table-cell>
          <table:table-cell office:value-type="float" office:value="0.00171364" calcext:value-type="float">
            <text:p>0.00171364</text:p>
          </table:table-cell>
        </table:table-row>
        <table:table-row table:style-name="ro1">
          <table:table-cell office:value-type="float" office:value="329000" calcext:value-type="float">
            <text:p>329000</text:p>
          </table:table-cell>
          <table:table-cell/>
          <table:table-cell office:value-type="float" office:value="0.0169359" calcext:value-type="float">
            <text:p>0.0169359</text:p>
          </table:table-cell>
          <table:table-cell office:value-type="float" office:value="0.00150323" calcext:value-type="float">
            <text:p>0.00150323</text:p>
          </table:table-cell>
          <table:table-cell office:value-type="float" office:value="0.269557" calcext:value-type="float">
            <text:p>0.269557</text:p>
          </table:table-cell>
          <table:table-cell office:value-type="float" office:value="0.0546485" calcext:value-type="float">
            <text:p>0.0546485</text:p>
          </table:table-cell>
          <table:table-cell office:value-type="float" office:value="0.00196155" calcext:value-type="float">
            <text:p>0.00196155</text:p>
          </table:table-cell>
          <table:table-cell office:value-type="float" office:value="0.000943863" calcext:value-type="float">
            <text:p>0.000943863</text:p>
          </table:table-cell>
          <table:table-cell office:value-type="float" office:value="0.00168719" calcext:value-type="float">
            <text:p>0.00168719</text:p>
          </table:table-cell>
        </table:table-row>
        <table:table-row table:style-name="ro1">
          <table:table-cell office:value-type="float" office:value="328500" calcext:value-type="float">
            <text:p>328500</text:p>
          </table:table-cell>
          <table:table-cell/>
          <table:table-cell office:value-type="float" office:value="0.0171936" calcext:value-type="float">
            <text:p>0.0171936</text:p>
          </table:table-cell>
          <table:table-cell office:value-type="float" office:value="0.0015285" calcext:value-type="float">
            <text:p>0.0015285</text:p>
          </table:table-cell>
          <table:table-cell office:value-type="float" office:value="0.277537" calcext:value-type="float">
            <text:p>0.277537</text:p>
          </table:table-cell>
          <table:table-cell office:value-type="float" office:value="0.0551246" calcext:value-type="float">
            <text:p>0.0551246</text:p>
          </table:table-cell>
          <table:table-cell office:value-type="float" office:value="0.00193747" calcext:value-type="float">
            <text:p>0.00193747</text:p>
          </table:table-cell>
          <table:table-cell office:value-type="float" office:value="0.000982155" calcext:value-type="float">
            <text:p>0.000982155</text:p>
          </table:table-cell>
          <table:table-cell office:value-type="float" office:value="0.00165956" calcext:value-type="float">
            <text:p>0.00165956</text:p>
          </table:table-cell>
        </table:table-row>
        <table:table-row table:style-name="ro1">
          <table:table-cell office:value-type="float" office:value="328000" calcext:value-type="float">
            <text:p>328000</text:p>
          </table:table-cell>
          <table:table-cell/>
          <table:table-cell office:value-type="float" office:value="0.0168328" calcext:value-type="float">
            <text:p>0.0168328</text:p>
          </table:table-cell>
          <table:table-cell office:value-type="float" office:value="0.00150521" calcext:value-type="float">
            <text:p>0.00150521</text:p>
          </table:table-cell>
          <table:table-cell office:value-type="float" office:value="0.26148" calcext:value-type="float">
            <text:p>0.26148</text:p>
          </table:table-cell>
          <table:table-cell office:value-type="float" office:value="0.0525366" calcext:value-type="float">
            <text:p>0.0525366</text:p>
          </table:table-cell>
          <table:table-cell office:value-type="float" office:value="0.00192444" calcext:value-type="float">
            <text:p>0.00192444</text:p>
          </table:table-cell>
          <table:table-cell office:value-type="float" office:value="0.000963206" calcext:value-type="float">
            <text:p>0.000963206</text:p>
          </table:table-cell>
          <table:table-cell office:value-type="float" office:value="0.0016864" calcext:value-type="float">
            <text:p>0.0016864</text:p>
          </table:table-cell>
        </table:table-row>
        <table:table-row table:style-name="ro1">
          <table:table-cell office:value-type="float" office:value="327500" calcext:value-type="float">
            <text:p>327500</text:p>
          </table:table-cell>
          <table:table-cell/>
          <table:table-cell office:value-type="float" office:value="0.017408" calcext:value-type="float">
            <text:p>0.017408</text:p>
          </table:table-cell>
          <table:table-cell office:value-type="float" office:value="0.00148823" calcext:value-type="float">
            <text:p>0.00148823</text:p>
          </table:table-cell>
          <table:table-cell office:value-type="float" office:value="0.267142" calcext:value-type="float">
            <text:p>0.267142</text:p>
          </table:table-cell>
          <table:table-cell office:value-type="float" office:value="0.0538231" calcext:value-type="float">
            <text:p>0.0538231</text:p>
          </table:table-cell>
          <table:table-cell office:value-type="float" office:value="0.00195326" calcext:value-type="float">
            <text:p>0.00195326</text:p>
          </table:table-cell>
          <table:table-cell office:value-type="float" office:value="0.000961233" calcext:value-type="float">
            <text:p>0.000961233</text:p>
          </table:table-cell>
          <table:table-cell office:value-type="float" office:value="0.0017318" calcext:value-type="float">
            <text:p>0.0017318</text:p>
          </table:table-cell>
        </table:table-row>
        <table:table-row table:style-name="ro1">
          <table:table-cell office:value-type="float" office:value="327000" calcext:value-type="float">
            <text:p>327000</text:p>
          </table:table-cell>
          <table:table-cell/>
          <table:table-cell office:value-type="float" office:value="0.0174135" calcext:value-type="float">
            <text:p>0.0174135</text:p>
          </table:table-cell>
          <table:table-cell office:value-type="float" office:value="0.00148863" calcext:value-type="float">
            <text:p>0.00148863</text:p>
          </table:table-cell>
          <table:table-cell office:value-type="float" office:value="0.26677" calcext:value-type="float">
            <text:p>0.26677</text:p>
          </table:table-cell>
          <table:table-cell office:value-type="float" office:value="0.0547543" calcext:value-type="float">
            <text:p>0.0547543</text:p>
          </table:table-cell>
          <table:table-cell office:value-type="float" office:value="0.00197931" calcext:value-type="float">
            <text:p>0.00197931</text:p>
          </table:table-cell>
          <table:table-cell office:value-type="float" office:value="0.000947416" calcext:value-type="float">
            <text:p>0.000947416</text:p>
          </table:table-cell>
          <table:table-cell office:value-type="float" office:value="0.00168008" calcext:value-type="float">
            <text:p>0.00168008</text:p>
          </table:table-cell>
        </table:table-row>
        <table:table-row table:style-name="ro1">
          <table:table-cell office:value-type="float" office:value="326500" calcext:value-type="float">
            <text:p>326500</text:p>
          </table:table-cell>
          <table:table-cell/>
          <table:table-cell office:value-type="float" office:value="0.0169039" calcext:value-type="float">
            <text:p>0.0169039</text:p>
          </table:table-cell>
          <table:table-cell office:value-type="float" office:value="0.00146415" calcext:value-type="float">
            <text:p>0.00146415</text:p>
          </table:table-cell>
          <table:table-cell office:value-type="float" office:value="0.268716" calcext:value-type="float">
            <text:p>0.268716</text:p>
          </table:table-cell>
          <table:table-cell office:value-type="float" office:value="0.0532724" calcext:value-type="float">
            <text:p>0.0532724</text:p>
          </table:table-cell>
          <table:table-cell office:value-type="float" office:value="0.0019272" calcext:value-type="float">
            <text:p>0.0019272</text:p>
          </table:table-cell>
          <table:table-cell office:value-type="float" office:value="0.00090044" calcext:value-type="float">
            <text:p>0.00090044</text:p>
          </table:table-cell>
          <table:table-cell office:value-type="float" office:value="0.00167614" calcext:value-type="float">
            <text:p>0.00167614</text:p>
          </table:table-cell>
        </table:table-row>
        <table:table-row table:style-name="ro1">
          <table:table-cell office:value-type="float" office:value="326000" calcext:value-type="float">
            <text:p>326000</text:p>
          </table:table-cell>
          <table:table-cell/>
          <table:table-cell office:value-type="float" office:value="0.0171064" calcext:value-type="float">
            <text:p>0.0171064</text:p>
          </table:table-cell>
          <table:table-cell office:value-type="float" office:value="0.00149929" calcext:value-type="float">
            <text:p>0.00149929</text:p>
          </table:table-cell>
          <table:table-cell office:value-type="float" office:value="0.278514" calcext:value-type="float">
            <text:p>0.278514</text:p>
          </table:table-cell>
          <table:table-cell office:value-type="float" office:value="0.055761" calcext:value-type="float">
            <text:p>0.055761</text:p>
          </table:table-cell>
          <table:table-cell office:value-type="float" office:value="0.00192168" calcext:value-type="float">
            <text:p>0.00192168</text:p>
          </table:table-cell>
          <table:table-cell office:value-type="float" office:value="0.000900835" calcext:value-type="float">
            <text:p>0.000900835</text:p>
          </table:table-cell>
          <table:table-cell office:value-type="float" office:value="0.00171877" calcext:value-type="float">
            <text:p>0.00171877</text:p>
          </table:table-cell>
        </table:table-row>
        <table:table-row table:style-name="ro1">
          <table:table-cell office:value-type="float" office:value="325500" calcext:value-type="float">
            <text:p>325500</text:p>
          </table:table-cell>
          <table:table-cell/>
          <table:table-cell office:value-type="float" office:value="0.0168786" calcext:value-type="float">
            <text:p>0.0168786</text:p>
          </table:table-cell>
          <table:table-cell office:value-type="float" office:value="0.00150994" calcext:value-type="float">
            <text:p>0.00150994</text:p>
          </table:table-cell>
          <table:table-cell office:value-type="float" office:value="0.260113" calcext:value-type="float">
            <text:p>0.260113</text:p>
          </table:table-cell>
          <table:table-cell office:value-type="float" office:value="0.0520072" calcext:value-type="float">
            <text:p>0.0520072</text:p>
          </table:table-cell>
          <table:table-cell office:value-type="float" office:value="0.00200418" calcext:value-type="float">
            <text:p>0.00200418</text:p>
          </table:table-cell>
          <table:table-cell office:value-type="float" office:value="0.000920178" calcext:value-type="float">
            <text:p>0.000920178</text:p>
          </table:table-cell>
          <table:table-cell office:value-type="float" office:value="0.00165206" calcext:value-type="float">
            <text:p>0.00165206</text:p>
          </table:table-cell>
        </table:table-row>
        <table:table-row table:style-name="ro1">
          <table:table-cell office:value-type="float" office:value="325000" calcext:value-type="float">
            <text:p>325000</text:p>
          </table:table-cell>
          <table:table-cell/>
          <table:table-cell office:value-type="float" office:value="0.0164191" calcext:value-type="float">
            <text:p>0.0164191</text:p>
          </table:table-cell>
          <table:table-cell office:value-type="float" office:value="0.00152021" calcext:value-type="float">
            <text:p>0.00152021</text:p>
          </table:table-cell>
          <table:table-cell office:value-type="float" office:value="0.267266" calcext:value-type="float">
            <text:p>0.267266</text:p>
          </table:table-cell>
          <table:table-cell office:value-type="float" office:value="0.0540339" calcext:value-type="float">
            <text:p>0.0540339</text:p>
          </table:table-cell>
          <table:table-cell office:value-type="float" office:value="0.00195089" calcext:value-type="float">
            <text:p>0.00195089</text:p>
          </table:table-cell>
          <table:table-cell office:value-type="float" office:value="0.000900045" calcext:value-type="float">
            <text:p>0.000900045</text:p>
          </table:table-cell>
          <table:table-cell office:value-type="float" office:value="0.00169864" calcext:value-type="float">
            <text:p>0.00169864</text:p>
          </table:table-cell>
        </table:table-row>
        <table:table-row table:style-name="ro1">
          <table:table-cell office:value-type="float" office:value="324500" calcext:value-type="float">
            <text:p>324500</text:p>
          </table:table-cell>
          <table:table-cell/>
          <table:table-cell office:value-type="float" office:value="0.0174443" calcext:value-type="float">
            <text:p>0.0174443</text:p>
          </table:table-cell>
          <table:table-cell office:value-type="float" office:value="0.00151271" calcext:value-type="float">
            <text:p>0.00151271</text:p>
          </table:table-cell>
          <table:table-cell office:value-type="float" office:value="0.271168" calcext:value-type="float">
            <text:p>0.271168</text:p>
          </table:table-cell>
          <table:table-cell office:value-type="float" office:value="0.0548443" calcext:value-type="float">
            <text:p>0.0548443</text:p>
          </table:table-cell>
          <table:table-cell office:value-type="float" office:value="0.00194655" calcext:value-type="float">
            <text:p>0.00194655</text:p>
          </table:table-cell>
          <table:table-cell office:value-type="float" office:value="0.0009486" calcext:value-type="float">
            <text:p>0.0009486</text:p>
          </table:table-cell>
          <table:table-cell office:value-type="float" office:value="0.00167179" calcext:value-type="float">
            <text:p>0.00167179</text:p>
          </table:table-cell>
        </table:table-row>
        <table:table-row table:style-name="ro1">
          <table:table-cell office:value-type="float" office:value="324000" calcext:value-type="float">
            <text:p>324000</text:p>
          </table:table-cell>
          <table:table-cell/>
          <table:table-cell office:value-type="float" office:value="0.0164487" calcext:value-type="float">
            <text:p>0.0164487</text:p>
          </table:table-cell>
          <table:table-cell office:value-type="float" office:value="0.00153047" calcext:value-type="float">
            <text:p>0.00153047</text:p>
          </table:table-cell>
          <table:table-cell office:value-type="float" office:value="0.279005" calcext:value-type="float">
            <text:p>0.279005</text:p>
          </table:table-cell>
          <table:table-cell office:value-type="float" office:value="0.0562635" calcext:value-type="float">
            <text:p>0.0562635</text:p>
          </table:table-cell>
          <table:table-cell office:value-type="float" office:value="0.00189088" calcext:value-type="float">
            <text:p>0.00189088</text:p>
          </table:table-cell>
          <table:table-cell office:value-type="float" office:value="0.000971496" calcext:value-type="float">
            <text:p>0.000971496</text:p>
          </table:table-cell>
          <table:table-cell office:value-type="float" office:value="0.0017239" calcext:value-type="float">
            <text:p>0.0017239</text:p>
          </table:table-cell>
        </table:table-row>
        <table:table-row table:style-name="ro1">
          <table:table-cell office:value-type="float" office:value="323500" calcext:value-type="float">
            <text:p>323500</text:p>
          </table:table-cell>
          <table:table-cell/>
          <table:table-cell office:value-type="float" office:value="0.0167191" calcext:value-type="float">
            <text:p>0.0167191</text:p>
          </table:table-cell>
          <table:table-cell office:value-type="float" office:value="0.00151744" calcext:value-type="float">
            <text:p>0.00151744</text:p>
          </table:table-cell>
          <table:table-cell office:value-type="float" office:value="0.279894" calcext:value-type="float">
            <text:p>0.279894</text:p>
          </table:table-cell>
          <table:table-cell office:value-type="float" office:value="0.0558095" calcext:value-type="float">
            <text:p>0.0558095</text:p>
          </table:table-cell>
          <table:table-cell office:value-type="float" office:value="0.00194733" calcext:value-type="float">
            <text:p>0.00194733</text:p>
          </table:table-cell>
          <table:table-cell office:value-type="float" office:value="0.00108282" calcext:value-type="float">
            <text:p>0.00108282</text:p>
          </table:table-cell>
          <table:table-cell office:value-type="float" office:value="0.00170101" calcext:value-type="float">
            <text:p>0.00170101</text:p>
          </table:table-cell>
        </table:table-row>
        <table:table-row table:style-name="ro1">
          <table:table-cell office:value-type="float" office:value="323000" calcext:value-type="float">
            <text:p>323000</text:p>
          </table:table-cell>
          <table:table-cell/>
          <table:table-cell office:value-type="float" office:value="0.0165498" calcext:value-type="float">
            <text:p>0.0165498</text:p>
          </table:table-cell>
          <table:table-cell office:value-type="float" office:value="0.00183996" calcext:value-type="float">
            <text:p>0.00183996</text:p>
          </table:table-cell>
          <table:table-cell office:value-type="float" office:value="0.261685" calcext:value-type="float">
            <text:p>0.261685</text:p>
          </table:table-cell>
          <table:table-cell office:value-type="float" office:value="0.0640098" calcext:value-type="float">
            <text:p>0.0640098</text:p>
          </table:table-cell>
          <table:table-cell office:value-type="float" office:value="0.00189286" calcext:value-type="float">
            <text:p>0.00189286</text:p>
          </table:table-cell>
          <table:table-cell office:value-type="float" office:value="0.00116493" calcext:value-type="float">
            <text:p>0.00116493</text:p>
          </table:table-cell>
          <table:table-cell office:value-type="float" office:value="0.00163903" calcext:value-type="float">
            <text:p>0.00163903</text:p>
          </table:table-cell>
        </table:table-row>
        <table:table-row table:style-name="ro1">
          <table:table-cell office:value-type="float" office:value="322500" calcext:value-type="float">
            <text:p>322500</text:p>
          </table:table-cell>
          <table:table-cell/>
          <table:table-cell office:value-type="float" office:value="0.0163188" calcext:value-type="float">
            <text:p>0.0163188</text:p>
          </table:table-cell>
          <table:table-cell office:value-type="float" office:value="0.00170614" calcext:value-type="float">
            <text:p>0.00170614</text:p>
          </table:table-cell>
          <table:table-cell office:value-type="float" office:value="0.268069" calcext:value-type="float">
            <text:p>0.268069</text:p>
          </table:table-cell>
          <table:table-cell office:value-type="float" office:value="0.0536857" calcext:value-type="float">
            <text:p>0.0536857</text:p>
          </table:table-cell>
          <table:table-cell office:value-type="float" office:value="0.00191812" calcext:value-type="float">
            <text:p>0.00191812</text:p>
          </table:table-cell>
          <table:table-cell office:value-type="float" office:value="0.00135007" calcext:value-type="float">
            <text:p>0.00135007</text:p>
          </table:table-cell>
          <table:table-cell office:value-type="float" office:value="0.00172035" calcext:value-type="float">
            <text:p>0.00172035</text:p>
          </table:table-cell>
        </table:table-row>
        <table:table-row table:style-name="ro1">
          <table:table-cell office:value-type="float" office:value="322000" calcext:value-type="float">
            <text:p>322000</text:p>
          </table:table-cell>
          <table:table-cell/>
          <table:table-cell office:value-type="float" office:value="0.0170685" calcext:value-type="float">
            <text:p>0.0170685</text:p>
          </table:table-cell>
          <table:table-cell office:value-type="float" office:value="0.00175785" calcext:value-type="float">
            <text:p>0.00175785</text:p>
          </table:table-cell>
          <table:table-cell office:value-type="float" office:value="0.271415" calcext:value-type="float">
            <text:p>0.271415</text:p>
          </table:table-cell>
          <table:table-cell office:value-type="float" office:value="0.0544642" calcext:value-type="float">
            <text:p>0.0544642</text:p>
          </table:table-cell>
          <table:table-cell office:value-type="float" office:value="0.00194339" calcext:value-type="float">
            <text:p>0.00194339</text:p>
          </table:table-cell>
          <table:table-cell office:value-type="float" office:value="0.00109584" calcext:value-type="float">
            <text:p>0.00109584</text:p>
          </table:table-cell>
          <table:table-cell office:value-type="float" office:value="0.00169824" calcext:value-type="float">
            <text:p>0.00169824</text:p>
          </table:table-cell>
        </table:table-row>
        <table:table-row table:style-name="ro1">
          <table:table-cell office:value-type="float" office:value="321500" calcext:value-type="float">
            <text:p>321500</text:p>
          </table:table-cell>
          <table:table-cell/>
          <table:table-cell office:value-type="float" office:value="0.0161692" calcext:value-type="float">
            <text:p>0.0161692</text:p>
          </table:table-cell>
          <table:table-cell office:value-type="float" office:value="0.00181391" calcext:value-type="float">
            <text:p>0.00181391</text:p>
          </table:table-cell>
          <table:table-cell office:value-type="float" office:value="0.272657" calcext:value-type="float">
            <text:p>0.272657</text:p>
          </table:table-cell>
          <table:table-cell office:value-type="float" office:value="0.0544729" calcext:value-type="float">
            <text:p>0.0544729</text:p>
          </table:table-cell>
          <table:table-cell office:value-type="float" office:value="0.00196076" calcext:value-type="float">
            <text:p>0.00196076</text:p>
          </table:table-cell>
          <table:table-cell office:value-type="float" office:value="0.00097426" calcext:value-type="float">
            <text:p>0.00097426</text:p>
          </table:table-cell>
          <table:table-cell office:value-type="float" office:value="0.001656" calcext:value-type="float">
            <text:p>0.001656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/>
          <table:table-cell office:value-type="float" office:value="0.0162798" calcext:value-type="float">
            <text:p>0.0162798</text:p>
          </table:table-cell>
          <table:table-cell office:value-type="float" office:value="0.00156797" calcext:value-type="float">
            <text:p>0.00156797</text:p>
          </table:table-cell>
          <table:table-cell office:value-type="float" office:value="0.26314" calcext:value-type="float">
            <text:p>0.26314</text:p>
          </table:table-cell>
          <table:table-cell office:value-type="float" office:value="0.0534891" calcext:value-type="float">
            <text:p>0.0534891</text:p>
          </table:table-cell>
          <table:table-cell office:value-type="float" office:value="0.00192918" calcext:value-type="float">
            <text:p>0.00192918</text:p>
          </table:table-cell>
          <table:table-cell office:value-type="float" office:value="0.000939521" calcext:value-type="float">
            <text:p>0.000939521</text:p>
          </table:table-cell>
          <table:table-cell office:value-type="float" office:value="0.0016868" calcext:value-type="float">
            <text:p>0.0016868</text:p>
          </table:table-cell>
        </table:table-row>
        <table:table-row table:style-name="ro1">
          <table:table-cell office:value-type="float" office:value="320500" calcext:value-type="float">
            <text:p>320500</text:p>
          </table:table-cell>
          <table:table-cell/>
          <table:table-cell office:value-type="float" office:value="0.0177037" calcext:value-type="float">
            <text:p>0.0177037</text:p>
          </table:table-cell>
          <table:table-cell office:value-type="float" office:value="0.00157705" calcext:value-type="float">
            <text:p>0.00157705</text:p>
          </table:table-cell>
          <table:table-cell office:value-type="float" office:value="0.272663" calcext:value-type="float">
            <text:p>0.272663</text:p>
          </table:table-cell>
          <table:table-cell office:value-type="float" office:value="0.0544756" calcext:value-type="float">
            <text:p>0.0544756</text:p>
          </table:table-cell>
          <table:table-cell office:value-type="float" office:value="0.00188457" calcext:value-type="float">
            <text:p>0.00188457</text:p>
          </table:table-cell>
          <table:table-cell office:value-type="float" office:value="0.00102084" calcext:value-type="float">
            <text:p>0.00102084</text:p>
          </table:table-cell>
          <table:table-cell office:value-type="float" office:value="0.00164614" calcext:value-type="float">
            <text:p>0.00164614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/>
          <table:table-cell office:value-type="float" office:value="0.0160907" calcext:value-type="float">
            <text:p>0.0160907</text:p>
          </table:table-cell>
          <table:table-cell office:value-type="float" office:value="0.00157153" calcext:value-type="float">
            <text:p>0.00157153</text:p>
          </table:table-cell>
          <table:table-cell office:value-type="float" office:value="0.259615" calcext:value-type="float">
            <text:p>0.259615</text:p>
          </table:table-cell>
          <table:table-cell office:value-type="float" office:value="0.0512706" calcext:value-type="float">
            <text:p>0.0512706</text:p>
          </table:table-cell>
          <table:table-cell office:value-type="float" office:value="0.00185772" calcext:value-type="float">
            <text:p>0.00185772</text:p>
          </table:table-cell>
          <table:table-cell office:value-type="float" office:value="0.000953337" calcext:value-type="float">
            <text:p>0.000953337</text:p>
          </table:table-cell>
          <table:table-cell office:value-type="float" office:value="0.00167614" calcext:value-type="float">
            <text:p>0.00167614</text:p>
          </table:table-cell>
        </table:table-row>
        <table:table-row table:style-name="ro1">
          <table:table-cell office:value-type="float" office:value="319500" calcext:value-type="float">
            <text:p>319500</text:p>
          </table:table-cell>
          <table:table-cell/>
          <table:table-cell office:value-type="float" office:value="0.0169887" calcext:value-type="float">
            <text:p>0.0169887</text:p>
          </table:table-cell>
          <table:table-cell office:value-type="float" office:value="0.00150994" calcext:value-type="float">
            <text:p>0.00150994</text:p>
          </table:table-cell>
          <table:table-cell office:value-type="float" office:value="0.268076" calcext:value-type="float">
            <text:p>0.268076</text:p>
          </table:table-cell>
          <table:table-cell office:value-type="float" office:value="0.0532914" calcext:value-type="float">
            <text:p>0.0532914</text:p>
          </table:table-cell>
          <table:table-cell office:value-type="float" office:value="0.00191062" calcext:value-type="float">
            <text:p>0.00191062</text:p>
          </table:table-cell>
          <table:table-cell office:value-type="float" office:value="0.000962812" calcext:value-type="float">
            <text:p>0.000962812</text:p>
          </table:table-cell>
          <table:table-cell office:value-type="float" office:value="0.0017618" calcext:value-type="float">
            <text:p>0.0017618</text:p>
          </table:table-cell>
        </table:table-row>
        <table:table-row table:style-name="ro1">
          <table:table-cell office:value-type="float" office:value="319000" calcext:value-type="float">
            <text:p>319000</text:p>
          </table:table-cell>
          <table:table-cell/>
          <table:table-cell office:value-type="float" office:value="0.0169256" calcext:value-type="float">
            <text:p>0.0169256</text:p>
          </table:table-cell>
          <table:table-cell office:value-type="float" office:value="0.00151902" calcext:value-type="float">
            <text:p>0.00151902</text:p>
          </table:table-cell>
          <table:table-cell office:value-type="float" office:value="0.259305" calcext:value-type="float">
            <text:p>0.259305</text:p>
          </table:table-cell>
          <table:table-cell office:value-type="float" office:value="0.0524711" calcext:value-type="float">
            <text:p>0.0524711</text:p>
          </table:table-cell>
          <table:table-cell office:value-type="float" office:value="0.00195207" calcext:value-type="float">
            <text:p>0.00195207</text:p>
          </table:table-cell>
          <table:table-cell office:value-type="float" office:value="0.000960838" calcext:value-type="float">
            <text:p>0.000960838</text:p>
          </table:table-cell>
          <table:table-cell office:value-type="float" office:value="0.00162482" calcext:value-type="float">
            <text:p>0.00162482</text:p>
          </table:table-cell>
        </table:table-row>
        <table:table-row table:style-name="ro1">
          <table:table-cell office:value-type="float" office:value="318500" calcext:value-type="float">
            <text:p>318500</text:p>
          </table:table-cell>
          <table:table-cell/>
          <table:table-cell office:value-type="float" office:value="0.0159016" calcext:value-type="float">
            <text:p>0.0159016</text:p>
          </table:table-cell>
          <table:table-cell office:value-type="float" office:value="0.00156837" calcext:value-type="float">
            <text:p>0.00156837</text:p>
          </table:table-cell>
          <table:table-cell office:value-type="float" office:value="0.261512" calcext:value-type="float">
            <text:p>0.261512</text:p>
          </table:table-cell>
          <table:table-cell office:value-type="float" office:value="0.0523787" calcext:value-type="float">
            <text:p>0.0523787</text:p>
          </table:table-cell>
          <table:table-cell office:value-type="float" office:value="0.00188378" calcext:value-type="float">
            <text:p>0.00188378</text:p>
          </table:table-cell>
          <table:table-cell office:value-type="float" office:value="0.000867675" calcext:value-type="float">
            <text:p>0.000867675</text:p>
          </table:table-cell>
          <table:table-cell office:value-type="float" office:value="0.00166943" calcext:value-type="float">
            <text:p>0.00166943</text:p>
          </table:table-cell>
        </table:table-row>
        <table:table-row table:style-name="ro1">
          <table:table-cell office:value-type="float" office:value="318000" calcext:value-type="float">
            <text:p>318000</text:p>
          </table:table-cell>
          <table:table-cell/>
          <table:table-cell office:value-type="float" office:value="0.0159995" calcext:value-type="float">
            <text:p>0.0159995</text:p>
          </table:table-cell>
          <table:table-cell office:value-type="float" office:value="0.0018672" calcext:value-type="float">
            <text:p>0.0018672</text:p>
          </table:table-cell>
          <table:table-cell office:value-type="float" office:value="0.268305" calcext:value-type="float">
            <text:p>0.268305</text:p>
          </table:table-cell>
          <table:table-cell office:value-type="float" office:value="0.0535476" calcext:value-type="float">
            <text:p>0.0535476</text:p>
          </table:table-cell>
          <table:table-cell office:value-type="float" office:value="0.00187115" calcext:value-type="float">
            <text:p>0.00187115</text:p>
          </table:table-cell>
          <table:table-cell office:value-type="float" office:value="0.000856622" calcext:value-type="float">
            <text:p>0.000856622</text:p>
          </table:table-cell>
          <table:table-cell office:value-type="float" office:value="0.00167298" calcext:value-type="float">
            <text:p>0.00167298</text:p>
          </table:table-cell>
        </table:table-row>
        <table:table-row table:style-name="ro1">
          <table:table-cell office:value-type="float" office:value="317500" calcext:value-type="float">
            <text:p>317500</text:p>
          </table:table-cell>
          <table:table-cell/>
          <table:table-cell office:value-type="float" office:value="0.0158297" calcext:value-type="float">
            <text:p>0.0158297</text:p>
          </table:table-cell>
          <table:table-cell office:value-type="float" office:value="0.00213761" calcext:value-type="float">
            <text:p>0.00213761</text:p>
          </table:table-cell>
          <table:table-cell office:value-type="float" office:value="0.267046" calcext:value-type="float">
            <text:p>0.267046</text:p>
          </table:table-cell>
          <table:table-cell office:value-type="float" office:value="0.0530948" calcext:value-type="float">
            <text:p>0.0530948</text:p>
          </table:table-cell>
          <table:table-cell office:value-type="float" office:value="0.00187036" calcext:value-type="float">
            <text:p>0.00187036</text:p>
          </table:table-cell>
          <table:table-cell office:value-type="float" office:value="0.000842806" calcext:value-type="float">
            <text:p>0.000842806</text:p>
          </table:table-cell>
          <table:table-cell office:value-type="float" office:value="0.00171482" calcext:value-type="float">
            <text:p>0.00171482</text:p>
          </table:table-cell>
        </table:table-row>
        <table:table-row table:style-name="ro1">
          <table:table-cell office:value-type="float" office:value="317000" calcext:value-type="float">
            <text:p>317000</text:p>
          </table:table-cell>
          <table:table-cell/>
          <table:table-cell office:value-type="float" office:value="0.0158953" calcext:value-type="float">
            <text:p>0.0158953</text:p>
          </table:table-cell>
          <table:table-cell office:value-type="float" office:value="0.00253947" calcext:value-type="float">
            <text:p>0.00253947</text:p>
          </table:table-cell>
          <table:table-cell office:value-type="float" office:value="0.26477" calcext:value-type="float">
            <text:p>0.26477</text:p>
          </table:table-cell>
          <table:table-cell office:value-type="float" office:value="0.0539246" calcext:value-type="float">
            <text:p>0.0539246</text:p>
          </table:table-cell>
          <table:table-cell office:value-type="float" office:value="0.00186562" calcext:value-type="float">
            <text:p>0.00186562</text:p>
          </table:table-cell>
          <table:table-cell office:value-type="float" office:value="0.000839253" calcext:value-type="float">
            <text:p>0.000839253</text:p>
          </table:table-cell>
          <table:table-cell office:value-type="float" office:value="0.00167298" calcext:value-type="float">
            <text:p>0.00167298</text:p>
          </table:table-cell>
        </table:table-row>
        <table:table-row table:style-name="ro1">
          <table:table-cell office:value-type="float" office:value="316500" calcext:value-type="float">
            <text:p>316500</text:p>
          </table:table-cell>
          <table:table-cell/>
          <table:table-cell office:value-type="float" office:value="0.0162225" calcext:value-type="float">
            <text:p>0.0162225</text:p>
          </table:table-cell>
          <table:table-cell office:value-type="float" office:value="0.00205471" calcext:value-type="float">
            <text:p>0.00205471</text:p>
          </table:table-cell>
          <table:table-cell office:value-type="float" office:value="0.277322" calcext:value-type="float">
            <text:p>0.277322</text:p>
          </table:table-cell>
          <table:table-cell office:value-type="float" office:value="0.0533265" calcext:value-type="float">
            <text:p>0.0533265</text:p>
          </table:table-cell>
          <table:table-cell office:value-type="float" office:value="0.00193273" calcext:value-type="float">
            <text:p>0.00193273</text:p>
          </table:table-cell>
          <table:table-cell office:value-type="float" office:value="0.000858991" calcext:value-type="float">
            <text:p>0.000858991</text:p>
          </table:table-cell>
          <table:table-cell office:value-type="float" office:value="0.00170772" calcext:value-type="float">
            <text:p>0.00170772</text:p>
          </table:table-cell>
        </table:table-row>
        <table:table-row table:style-name="ro1">
          <table:table-cell office:value-type="float" office:value="316000" calcext:value-type="float">
            <text:p>316000</text:p>
          </table:table-cell>
          <table:table-cell/>
          <table:table-cell office:value-type="float" office:value="0.0162691" calcext:value-type="float">
            <text:p>0.0162691</text:p>
          </table:table-cell>
          <table:table-cell office:value-type="float" office:value="0.00169785" calcext:value-type="float">
            <text:p>0.00169785</text:p>
          </table:table-cell>
          <table:table-cell office:value-type="float" office:value="0.260896" calcext:value-type="float">
            <text:p>0.260896</text:p>
          </table:table-cell>
          <table:table-cell office:value-type="float" office:value="0.0523329" calcext:value-type="float">
            <text:p>0.0523329</text:p>
          </table:table-cell>
          <table:table-cell office:value-type="float" office:value="0.00190825" calcext:value-type="float">
            <text:p>0.00190825</text:p>
          </table:table-cell>
          <table:table-cell office:value-type="float" office:value="0.000857412" calcext:value-type="float">
            <text:p>0.000857412</text:p>
          </table:table-cell>
          <table:table-cell office:value-type="float" office:value="0.00163311" calcext:value-type="float">
            <text:p>0.00163311</text:p>
          </table:table-cell>
        </table:table-row>
        <table:table-row table:style-name="ro1">
          <table:table-cell office:value-type="float" office:value="315500" calcext:value-type="float">
            <text:p>315500</text:p>
          </table:table-cell>
          <table:table-cell/>
          <table:table-cell office:value-type="float" office:value="0.0160883" calcext:value-type="float">
            <text:p>0.0160883</text:p>
          </table:table-cell>
          <table:table-cell office:value-type="float" office:value="0.00155692" calcext:value-type="float">
            <text:p>0.00155692</text:p>
          </table:table-cell>
          <table:table-cell office:value-type="float" office:value="0.260914" calcext:value-type="float">
            <text:p>0.260914</text:p>
          </table:table-cell>
          <table:table-cell office:value-type="float" office:value="0.0517712" calcext:value-type="float">
            <text:p>0.0517712</text:p>
          </table:table-cell>
          <table:table-cell office:value-type="float" office:value="0.00186957" calcext:value-type="float">
            <text:p>0.00186957</text:p>
          </table:table-cell>
          <table:table-cell office:value-type="float" office:value="0.000841621" calcext:value-type="float">
            <text:p>0.000841621</text:p>
          </table:table-cell>
          <table:table-cell office:value-type="float" office:value="0.00166311" calcext:value-type="float">
            <text:p>0.00166311</text:p>
          </table:table-cell>
        </table:table-row>
        <table:table-row table:style-name="ro1">
          <table:table-cell office:value-type="float" office:value="315000" calcext:value-type="float">
            <text:p>315000</text:p>
          </table:table-cell>
          <table:table-cell/>
          <table:table-cell office:value-type="float" office:value="0.0166047" calcext:value-type="float">
            <text:p>0.0166047</text:p>
          </table:table-cell>
          <table:table-cell office:value-type="float" office:value="0.00150008" calcext:value-type="float">
            <text:p>0.00150008</text:p>
          </table:table-cell>
          <table:table-cell office:value-type="float" office:value="0.258062" calcext:value-type="float">
            <text:p>0.258062</text:p>
          </table:table-cell>
          <table:table-cell office:value-type="float" office:value="0.0531125" calcext:value-type="float">
            <text:p>0.0531125</text:p>
          </table:table-cell>
          <table:table-cell office:value-type="float" office:value="0.00191931" calcext:value-type="float">
            <text:p>0.00191931</text:p>
          </table:table-cell>
          <table:table-cell office:value-type="float" office:value="0.000869649" calcext:value-type="float">
            <text:p>0.000869649</text:p>
          </table:table-cell>
          <table:table-cell office:value-type="float" office:value="0.00164061" calcext:value-type="float">
            <text:p>0.00164061</text:p>
          </table:table-cell>
        </table:table-row>
        <table:table-row table:style-name="ro1">
          <table:table-cell office:value-type="float" office:value="314500" calcext:value-type="float">
            <text:p>314500</text:p>
          </table:table-cell>
          <table:table-cell/>
          <table:table-cell office:value-type="float" office:value="0.0165845" calcext:value-type="float">
            <text:p>0.0165845</text:p>
          </table:table-cell>
          <table:table-cell office:value-type="float" office:value="0.00148547" calcext:value-type="float">
            <text:p>0.00148547</text:p>
          </table:table-cell>
          <table:table-cell office:value-type="float" office:value="0.260116" calcext:value-type="float">
            <text:p>0.260116</text:p>
          </table:table-cell>
          <table:table-cell office:value-type="float" office:value="0.0517743" calcext:value-type="float">
            <text:p>0.0517743</text:p>
          </table:table-cell>
          <table:table-cell office:value-type="float" office:value="0.00191378" calcext:value-type="float">
            <text:p>0.00191378</text:p>
          </table:table-cell>
          <table:table-cell office:value-type="float" office:value="0.000865307" calcext:value-type="float">
            <text:p>0.000865307</text:p>
          </table:table-cell>
          <table:table-cell office:value-type="float" office:value="0.00165679" calcext:value-type="float">
            <text:p>0.00165679</text:p>
          </table:table-cell>
        </table:table-row>
        <table:table-row table:style-name="ro1">
          <table:table-cell office:value-type="float" office:value="314000" calcext:value-type="float">
            <text:p>314000</text:p>
          </table:table-cell>
          <table:table-cell/>
          <table:table-cell office:value-type="float" office:value="0.0165178" calcext:value-type="float">
            <text:p>0.0165178</text:p>
          </table:table-cell>
          <table:table-cell office:value-type="float" office:value="0.00152179" calcext:value-type="float">
            <text:p>0.00152179</text:p>
          </table:table-cell>
          <table:table-cell office:value-type="float" office:value="0.263326" calcext:value-type="float">
            <text:p>0.263326</text:p>
          </table:table-cell>
          <table:table-cell office:value-type="float" office:value="0.0537935" calcext:value-type="float">
            <text:p>0.0537935</text:p>
          </table:table-cell>
          <table:table-cell office:value-type="float" office:value="0.00192365" calcext:value-type="float">
            <text:p>0.00192365</text:p>
          </table:table-cell>
          <table:table-cell office:value-type="float" office:value="0.000878728" calcext:value-type="float">
            <text:p>0.000878728</text:p>
          </table:table-cell>
          <table:table-cell office:value-type="float" office:value="0.00168561" calcext:value-type="float">
            <text:p>0.00168561</text:p>
          </table:table-cell>
        </table:table-row>
        <table:table-row table:style-name="ro1">
          <table:table-cell office:value-type="float" office:value="313500" calcext:value-type="float">
            <text:p>313500</text:p>
          </table:table-cell>
          <table:table-cell/>
          <table:table-cell office:value-type="float" office:value="0.0158972" calcext:value-type="float">
            <text:p>0.0158972</text:p>
          </table:table-cell>
          <table:table-cell office:value-type="float" office:value="0.00150126" calcext:value-type="float">
            <text:p>0.00150126</text:p>
          </table:table-cell>
          <table:table-cell office:value-type="float" office:value="0.264219" calcext:value-type="float">
            <text:p>0.264219</text:p>
          </table:table-cell>
          <table:table-cell office:value-type="float" office:value="0.0601443" calcext:value-type="float">
            <text:p>0.0601443</text:p>
          </table:table-cell>
          <table:table-cell office:value-type="float" office:value="0.00182141" calcext:value-type="float">
            <text:p>0.00182141</text:p>
          </table:table-cell>
          <table:table-cell office:value-type="float" office:value="0.000809251" calcext:value-type="float">
            <text:p>0.000809251</text:p>
          </table:table-cell>
          <table:table-cell office:value-type="float" office:value="0.00171127" calcext:value-type="float">
            <text:p>0.00171127</text:p>
          </table:table-cell>
        </table:table-row>
        <table:table-row table:style-name="ro1">
          <table:table-cell office:value-type="float" office:value="313000" calcext:value-type="float">
            <text:p>313000</text:p>
          </table:table-cell>
          <table:table-cell/>
          <table:table-cell office:value-type="float" office:value="0.0174629" calcext:value-type="float">
            <text:p>0.0174629</text:p>
          </table:table-cell>
          <table:table-cell office:value-type="float" office:value="0.00151784" calcext:value-type="float">
            <text:p>0.00151784</text:p>
          </table:table-cell>
          <table:table-cell office:value-type="float" office:value="0.262055" calcext:value-type="float">
            <text:p>0.262055</text:p>
          </table:table-cell>
          <table:table-cell office:value-type="float" office:value="0.0554092" calcext:value-type="float">
            <text:p>0.0554092</text:p>
          </table:table-cell>
          <table:table-cell office:value-type="float" office:value="0.00192286" calcext:value-type="float">
            <text:p>0.00192286</text:p>
          </table:table-cell>
          <table:table-cell office:value-type="float" office:value="0.000871228" calcext:value-type="float">
            <text:p>0.000871228</text:p>
          </table:table-cell>
          <table:table-cell office:value-type="float" office:value="0.00165008" calcext:value-type="float">
            <text:p>0.00165008</text:p>
          </table:table-cell>
        </table:table-row>
        <table:table-row table:style-name="ro1">
          <table:table-cell office:value-type="float" office:value="312500" calcext:value-type="float">
            <text:p>312500</text:p>
          </table:table-cell>
          <table:table-cell/>
          <table:table-cell office:value-type="float" office:value="0.0163267" calcext:value-type="float">
            <text:p>0.0163267</text:p>
          </table:table-cell>
          <table:table-cell office:value-type="float" office:value="0.00154705" calcext:value-type="float">
            <text:p>0.00154705</text:p>
          </table:table-cell>
          <table:table-cell office:value-type="float" office:value="0.270384" calcext:value-type="float">
            <text:p>0.270384</text:p>
          </table:table-cell>
          <table:table-cell office:value-type="float" office:value="0.0557045" calcext:value-type="float">
            <text:p>0.0557045</text:p>
          </table:table-cell>
          <table:table-cell office:value-type="float" office:value="0.0018972" calcext:value-type="float">
            <text:p>0.0018972</text:p>
          </table:table-cell>
          <table:table-cell office:value-type="float" office:value="0.000844385" calcext:value-type="float">
            <text:p>0.000844385</text:p>
          </table:table-cell>
          <table:table-cell office:value-type="float" office:value="0.00171009" calcext:value-type="float">
            <text:p>0.00171009</text:p>
          </table:table-cell>
        </table:table-row>
        <table:table-row table:style-name="ro1">
          <table:table-cell office:value-type="float" office:value="312000" calcext:value-type="float">
            <text:p>312000</text:p>
          </table:table-cell>
          <table:table-cell/>
          <table:table-cell office:value-type="float" office:value="0.0164973" calcext:value-type="float">
            <text:p>0.0164973</text:p>
          </table:table-cell>
          <table:table-cell office:value-type="float" office:value="0.00154903" calcext:value-type="float">
            <text:p>0.00154903</text:p>
          </table:table-cell>
          <table:table-cell office:value-type="float" office:value="0.255087" calcext:value-type="float">
            <text:p>0.255087</text:p>
          </table:table-cell>
          <table:table-cell office:value-type="float" office:value="0.0514332" calcext:value-type="float">
            <text:p>0.0514332</text:p>
          </table:table-cell>
          <table:table-cell office:value-type="float" office:value="0.00191339" calcext:value-type="float">
            <text:p>0.00191339</text:p>
          </table:table-cell>
          <table:table-cell office:value-type="float" office:value="0.000847937" calcext:value-type="float">
            <text:p>0.000847937</text:p>
          </table:table-cell>
          <table:table-cell office:value-type="float" office:value="0.00164456" calcext:value-type="float">
            <text:p>0.00164456</text:p>
          </table:table-cell>
        </table:table-row>
        <table:table-row table:style-name="ro1">
          <table:table-cell office:value-type="float" office:value="311500" calcext:value-type="float">
            <text:p>311500</text:p>
          </table:table-cell>
          <table:table-cell/>
          <table:table-cell office:value-type="float" office:value="0.0158965" calcext:value-type="float">
            <text:p>0.0158965</text:p>
          </table:table-cell>
          <table:table-cell office:value-type="float" office:value="0.00152416" calcext:value-type="float">
            <text:p>0.00152416</text:p>
          </table:table-cell>
          <table:table-cell office:value-type="float" office:value="0.245669" calcext:value-type="float">
            <text:p>0.245669</text:p>
          </table:table-cell>
          <table:table-cell office:value-type="float" office:value="0.0500271" calcext:value-type="float">
            <text:p>0.0500271</text:p>
          </table:table-cell>
          <table:table-cell office:value-type="float" office:value="0.00185851" calcext:value-type="float">
            <text:p>0.00185851</text:p>
          </table:table-cell>
          <table:table-cell office:value-type="float" office:value="0.0008282" calcext:value-type="float">
            <text:p>0.0008282</text:p>
          </table:table-cell>
          <table:table-cell office:value-type="float" office:value="0.00165008" calcext:value-type="float">
            <text:p>0.00165008</text:p>
          </table:table-cell>
        </table:table-row>
        <table:table-row table:style-name="ro1">
          <table:table-cell office:value-type="float" office:value="311000" calcext:value-type="float">
            <text:p>311000</text:p>
          </table:table-cell>
          <table:table-cell/>
          <table:table-cell office:value-type="float" office:value="0.0163741" calcext:value-type="float">
            <text:p>0.0163741</text:p>
          </table:table-cell>
          <table:table-cell office:value-type="float" office:value="0.00151192" calcext:value-type="float">
            <text:p>0.00151192</text:p>
          </table:table-cell>
          <table:table-cell office:value-type="float" office:value="0.257333" calcext:value-type="float">
            <text:p>0.257333</text:p>
          </table:table-cell>
          <table:table-cell office:value-type="float" office:value="0.0567668" calcext:value-type="float">
            <text:p>0.0567668</text:p>
          </table:table-cell>
          <table:table-cell office:value-type="float" office:value="0.00188891" calcext:value-type="float">
            <text:p>0.00188891</text:p>
          </table:table-cell>
          <table:table-cell office:value-type="float" office:value="0.000876755" calcext:value-type="float">
            <text:p>0.000876755</text:p>
          </table:table-cell>
          <table:table-cell office:value-type="float" office:value="0.00167614" calcext:value-type="float">
            <text:p>0.00167614</text:p>
          </table:table-cell>
        </table:table-row>
        <table:table-row table:style-name="ro1">
          <table:table-cell office:value-type="float" office:value="310500" calcext:value-type="float">
            <text:p>310500</text:p>
          </table:table-cell>
          <table:table-cell/>
          <table:table-cell office:value-type="float" office:value="0.0159229" calcext:value-type="float">
            <text:p>0.0159229</text:p>
          </table:table-cell>
          <table:table-cell office:value-type="float" office:value="0.001566" calcext:value-type="float">
            <text:p>0.001566</text:p>
          </table:table-cell>
          <table:table-cell office:value-type="float" office:value="0.256214" calcext:value-type="float">
            <text:p>0.256214</text:p>
          </table:table-cell>
          <table:table-cell office:value-type="float" office:value="0.0513638" calcext:value-type="float">
            <text:p>0.0513638</text:p>
          </table:table-cell>
          <table:table-cell office:value-type="float" office:value="0.00188417" calcext:value-type="float">
            <text:p>0.00188417</text:p>
          </table:table-cell>
          <table:table-cell office:value-type="float" office:value="0.00086807" calcext:value-type="float">
            <text:p>0.00086807</text:p>
          </table:table-cell>
          <table:table-cell office:value-type="float" office:value="0.00171167" calcext:value-type="float">
            <text:p>0.00171167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/>
          <table:table-cell office:value-type="float" office:value="0.0155708" calcext:value-type="float">
            <text:p>0.0155708</text:p>
          </table:table-cell>
          <table:table-cell office:value-type="float" office:value="0.00152613" calcext:value-type="float">
            <text:p>0.00152613</text:p>
          </table:table-cell>
          <table:table-cell office:value-type="float" office:value="0.262215" calcext:value-type="float">
            <text:p>0.262215</text:p>
          </table:table-cell>
          <table:table-cell office:value-type="float" office:value="0.052111" calcext:value-type="float">
            <text:p>0.052111</text:p>
          </table:table-cell>
          <table:table-cell office:value-type="float" office:value="0.00183246" calcext:value-type="float">
            <text:p>0.00183246</text:p>
          </table:table-cell>
          <table:table-cell office:value-type="float" office:value="0.000831358" calcext:value-type="float">
            <text:p>0.000831358</text:p>
          </table:table-cell>
          <table:table-cell office:value-type="float" office:value="0.00162995" calcext:value-type="float">
            <text:p>0.00162995</text:p>
          </table:table-cell>
        </table:table-row>
        <table:table-row table:style-name="ro1">
          <table:table-cell office:value-type="float" office:value="309500" calcext:value-type="float">
            <text:p>309500</text:p>
          </table:table-cell>
          <table:table-cell/>
          <table:table-cell office:value-type="float" office:value="0.0158491" calcext:value-type="float">
            <text:p>0.0158491</text:p>
          </table:table-cell>
          <table:table-cell office:value-type="float" office:value="0.0015281" calcext:value-type="float">
            <text:p>0.0015281</text:p>
          </table:table-cell>
          <table:table-cell office:value-type="float" office:value="0.266449" calcext:value-type="float">
            <text:p>0.266449</text:p>
          </table:table-cell>
          <table:table-cell office:value-type="float" office:value="0.0529791" calcext:value-type="float">
            <text:p>0.0529791</text:p>
          </table:table-cell>
          <table:table-cell office:value-type="float" office:value="0.0017918" calcext:value-type="float">
            <text:p>0.0017918</text:p>
          </table:table-cell>
          <table:table-cell office:value-type="float" office:value="0.000830963" calcext:value-type="float">
            <text:p>0.000830963</text:p>
          </table:table-cell>
          <table:table-cell office:value-type="float" office:value="0.0017164" calcext:value-type="float">
            <text:p>0.0017164</text:p>
          </table:table-cell>
        </table:table-row>
        <table:table-row table:style-name="ro1">
          <table:table-cell office:value-type="float" office:value="309000" calcext:value-type="float">
            <text:p>309000</text:p>
          </table:table-cell>
          <table:table-cell/>
          <table:table-cell office:value-type="float" office:value="0.0160986" calcext:value-type="float">
            <text:p>0.0160986</text:p>
          </table:table-cell>
          <table:table-cell office:value-type="float" office:value="0.00153363" calcext:value-type="float">
            <text:p>0.00153363</text:p>
          </table:table-cell>
          <table:table-cell office:value-type="float" office:value="0.261749" calcext:value-type="float">
            <text:p>0.261749</text:p>
          </table:table-cell>
          <table:table-cell office:value-type="float" office:value="0.052338" calcext:value-type="float">
            <text:p>0.052338</text:p>
          </table:table-cell>
          <table:table-cell office:value-type="float" office:value="0.00188773" calcext:value-type="float">
            <text:p>0.00188773</text:p>
          </table:table-cell>
          <table:table-cell office:value-type="float" office:value="0.00085228" calcext:value-type="float">
            <text:p>0.00085228</text:p>
          </table:table-cell>
          <table:table-cell office:value-type="float" office:value="0.0016714" calcext:value-type="float">
            <text:p>0.0016714</text:p>
          </table:table-cell>
        </table:table-row>
        <table:table-row table:style-name="ro1">
          <table:table-cell office:value-type="float" office:value="308500" calcext:value-type="float">
            <text:p>308500</text:p>
          </table:table-cell>
          <table:table-cell/>
          <table:table-cell office:value-type="float" office:value="0.0161748" calcext:value-type="float">
            <text:p>0.0161748</text:p>
          </table:table-cell>
          <table:table-cell office:value-type="float" office:value="0.00153718" calcext:value-type="float">
            <text:p>0.00153718</text:p>
          </table:table-cell>
          <table:table-cell office:value-type="float" office:value="0.259142" calcext:value-type="float">
            <text:p>0.259142</text:p>
          </table:table-cell>
          <table:table-cell office:value-type="float" office:value="0.0520297" calcext:value-type="float">
            <text:p>0.0520297</text:p>
          </table:table-cell>
          <table:table-cell office:value-type="float" office:value="0.00185378" calcext:value-type="float">
            <text:p>0.00185378</text:p>
          </table:table-cell>
          <table:table-cell office:value-type="float" office:value="0.000844779" calcext:value-type="float">
            <text:p>0.000844779</text:p>
          </table:table-cell>
          <table:table-cell office:value-type="float" office:value="0.00164771" calcext:value-type="float">
            <text:p>0.00164771</text:p>
          </table:table-cell>
        </table:table-row>
        <table:table-row table:style-name="ro1">
          <table:table-cell office:value-type="float" office:value="308000" calcext:value-type="float">
            <text:p>308000</text:p>
          </table:table-cell>
          <table:table-cell/>
          <table:table-cell office:value-type="float" office:value="0.0161894" calcext:value-type="float">
            <text:p>0.0161894</text:p>
          </table:table-cell>
          <table:table-cell office:value-type="float" office:value="0.00152534" calcext:value-type="float">
            <text:p>0.00152534</text:p>
          </table:table-cell>
          <table:table-cell office:value-type="float" office:value="0.246925" calcext:value-type="float">
            <text:p>0.246925</text:p>
          </table:table-cell>
          <table:table-cell office:value-type="float" office:value="0.0490509" calcext:value-type="float">
            <text:p>0.0490509</text:p>
          </table:table-cell>
          <table:table-cell office:value-type="float" office:value="0.00188812" calcext:value-type="float">
            <text:p>0.00188812</text:p>
          </table:table-cell>
          <table:table-cell office:value-type="float" office:value="0.0008432" calcext:value-type="float">
            <text:p>0.0008432</text:p>
          </table:table-cell>
          <table:table-cell office:value-type="float" office:value="0.00159166" calcext:value-type="float">
            <text:p>0.00159166</text:p>
          </table:table-cell>
        </table:table-row>
        <table:table-row table:style-name="ro1">
          <table:table-cell office:value-type="float" office:value="307500" calcext:value-type="float">
            <text:p>307500</text:p>
          </table:table-cell>
          <table:table-cell/>
          <table:table-cell office:value-type="float" office:value="0.0165865" calcext:value-type="float">
            <text:p>0.0165865</text:p>
          </table:table-cell>
          <table:table-cell office:value-type="float" office:value="0.0015131" calcext:value-type="float">
            <text:p>0.0015131</text:p>
          </table:table-cell>
          <table:table-cell office:value-type="float" office:value="0.259029" calcext:value-type="float">
            <text:p>0.259029</text:p>
          </table:table-cell>
          <table:table-cell office:value-type="float" office:value="0.0521576" calcext:value-type="float">
            <text:p>0.0521576</text:p>
          </table:table-cell>
          <table:table-cell office:value-type="float" office:value="0.00191418" calcext:value-type="float">
            <text:p>0.00191418</text:p>
          </table:table-cell>
          <table:table-cell office:value-type="float" office:value="0.000855833" calcext:value-type="float">
            <text:p>0.000855833</text:p>
          </table:table-cell>
          <table:table-cell office:value-type="float" office:value="0.00170259" calcext:value-type="float">
            <text:p>0.00170259</text:p>
          </table:table-cell>
        </table:table-row>
        <table:table-row table:style-name="ro1">
          <table:table-cell office:value-type="float" office:value="307000" calcext:value-type="float">
            <text:p>307000</text:p>
          </table:table-cell>
          <table:table-cell/>
          <table:table-cell office:value-type="float" office:value="0.0176381" calcext:value-type="float">
            <text:p>0.0176381</text:p>
          </table:table-cell>
          <table:table-cell office:value-type="float" office:value="0.00150955" calcext:value-type="float">
            <text:p>0.00150955</text:p>
          </table:table-cell>
          <table:table-cell office:value-type="float" office:value="0.256308" calcext:value-type="float">
            <text:p>0.256308</text:p>
          </table:table-cell>
          <table:table-cell office:value-type="float" office:value="0.050742" calcext:value-type="float">
            <text:p>0.050742</text:p>
          </table:table-cell>
          <table:table-cell office:value-type="float" office:value="0.00194576" calcext:value-type="float">
            <text:p>0.00194576</text:p>
          </table:table-cell>
          <table:table-cell office:value-type="float" office:value="0.000870044" calcext:value-type="float">
            <text:p>0.000870044</text:p>
          </table:table-cell>
          <table:table-cell office:value-type="float" office:value="0.00164021" calcext:value-type="float">
            <text:p>0.00164021</text:p>
          </table:table-cell>
        </table:table-row>
        <table:table-row table:style-name="ro1">
          <table:table-cell office:value-type="float" office:value="306500" calcext:value-type="float">
            <text:p>306500</text:p>
          </table:table-cell>
          <table:table-cell/>
          <table:table-cell office:value-type="float" office:value="0.0154942" calcext:value-type="float">
            <text:p>0.0154942</text:p>
          </table:table-cell>
          <table:table-cell office:value-type="float" office:value="0.00147797" calcext:value-type="float">
            <text:p>0.00147797</text:p>
          </table:table-cell>
          <table:table-cell office:value-type="float" office:value="0.246606" calcext:value-type="float">
            <text:p>0.246606</text:p>
          </table:table-cell>
          <table:table-cell office:value-type="float" office:value="0.0496185" calcext:value-type="float">
            <text:p>0.0496185</text:p>
          </table:table-cell>
          <table:table-cell office:value-type="float" office:value="0.00189878" calcext:value-type="float">
            <text:p>0.00189878</text:p>
          </table:table-cell>
          <table:table-cell office:value-type="float" office:value="0.000833331" calcext:value-type="float">
            <text:p>0.000833331</text:p>
          </table:table-cell>
          <table:table-cell office:value-type="float" office:value="0.00166114" calcext:value-type="float">
            <text:p>0.00166114</text:p>
          </table:table-cell>
        </table:table-row>
        <table:table-row table:style-name="ro1">
          <table:table-cell office:value-type="float" office:value="306000" calcext:value-type="float">
            <text:p>306000</text:p>
          </table:table-cell>
          <table:table-cell/>
          <table:table-cell office:value-type="float" office:value="0.0157591" calcext:value-type="float">
            <text:p>0.0157591</text:p>
          </table:table-cell>
          <table:table-cell office:value-type="float" office:value="0.00148942" calcext:value-type="float">
            <text:p>0.00148942</text:p>
          </table:table-cell>
          <table:table-cell office:value-type="float" office:value="0.252125" calcext:value-type="float">
            <text:p>0.252125</text:p>
          </table:table-cell>
          <table:table-cell office:value-type="float" office:value="0.0508687" calcext:value-type="float">
            <text:p>0.0508687</text:p>
          </table:table-cell>
          <table:table-cell office:value-type="float" office:value="0.00190904" calcext:value-type="float">
            <text:p>0.00190904</text:p>
          </table:table-cell>
          <table:table-cell office:value-type="float" office:value="0.000839253" calcext:value-type="float">
            <text:p>0.000839253</text:p>
          </table:table-cell>
          <table:table-cell office:value-type="float" office:value="0.00166311" calcext:value-type="float">
            <text:p>0.00166311</text:p>
          </table:table-cell>
        </table:table-row>
        <table:table-row table:style-name="ro1">
          <table:table-cell office:value-type="float" office:value="305500" calcext:value-type="float">
            <text:p>305500</text:p>
          </table:table-cell>
          <table:table-cell/>
          <table:table-cell office:value-type="float" office:value="0.0164878" calcext:value-type="float">
            <text:p>0.0164878</text:p>
          </table:table-cell>
          <table:table-cell office:value-type="float" office:value="0.00155139" calcext:value-type="float">
            <text:p>0.00155139</text:p>
          </table:table-cell>
          <table:table-cell office:value-type="float" office:value="0.258053" calcext:value-type="float">
            <text:p>0.258053</text:p>
          </table:table-cell>
          <table:table-cell office:value-type="float" office:value="0.0525922" calcext:value-type="float">
            <text:p>0.0525922</text:p>
          </table:table-cell>
          <table:table-cell office:value-type="float" office:value="0.00190549" calcext:value-type="float">
            <text:p>0.00190549</text:p>
          </table:table-cell>
          <table:table-cell office:value-type="float" office:value="0.00086057" calcext:value-type="float">
            <text:p>0.00086057</text:p>
          </table:table-cell>
          <table:table-cell office:value-type="float" office:value="0.00163508" calcext:value-type="float">
            <text:p>0.00163508</text:p>
          </table:table-cell>
        </table:table-row>
        <table:table-row table:style-name="ro1">
          <table:table-cell office:value-type="float" office:value="305000" calcext:value-type="float">
            <text:p>305000</text:p>
          </table:table-cell>
          <table:table-cell/>
          <table:table-cell office:value-type="float" office:value="0.0164617" calcext:value-type="float">
            <text:p>0.0164617</text:p>
          </table:table-cell>
          <table:table-cell office:value-type="float" office:value="0.00179891" calcext:value-type="float">
            <text:p>0.00179891</text:p>
          </table:table-cell>
          <table:table-cell office:value-type="float" office:value="0.24916" calcext:value-type="float">
            <text:p>0.24916</text:p>
          </table:table-cell>
          <table:table-cell office:value-type="float" office:value="0.0527249" calcext:value-type="float">
            <text:p>0.0527249</text:p>
          </table:table-cell>
          <table:table-cell office:value-type="float" office:value="0.00189523" calcext:value-type="float">
            <text:p>0.00189523</text:p>
          </table:table-cell>
          <table:table-cell office:value-type="float" office:value="0.000873202" calcext:value-type="float">
            <text:p>0.000873202</text:p>
          </table:table-cell>
          <table:table-cell office:value-type="float" office:value="0.00163035" calcext:value-type="float">
            <text:p>0.00163035</text:p>
          </table:table-cell>
        </table:table-row>
        <table:table-row table:style-name="ro1">
          <table:table-cell office:value-type="float" office:value="304500" calcext:value-type="float">
            <text:p>304500</text:p>
          </table:table-cell>
          <table:table-cell/>
          <table:table-cell office:value-type="float" office:value="0.0160769" calcext:value-type="float">
            <text:p>0.0160769</text:p>
          </table:table-cell>
          <table:table-cell office:value-type="float" office:value="0.00156639" calcext:value-type="float">
            <text:p>0.00156639</text:p>
          </table:table-cell>
          <table:table-cell office:value-type="float" office:value="0.255039" calcext:value-type="float">
            <text:p>0.255039</text:p>
          </table:table-cell>
          <table:table-cell office:value-type="float" office:value="0.0525804" calcext:value-type="float">
            <text:p>0.0525804</text:p>
          </table:table-cell>
          <table:table-cell office:value-type="float" office:value="0.00190944" calcext:value-type="float">
            <text:p>0.00190944</text:p>
          </table:table-cell>
          <table:table-cell office:value-type="float" office:value="0.000856227" calcext:value-type="float">
            <text:p>0.000856227</text:p>
          </table:table-cell>
          <table:table-cell office:value-type="float" office:value="0.00168008" calcext:value-type="float">
            <text:p>0.00168008</text:p>
          </table:table-cell>
        </table:table-row>
        <table:table-row table:style-name="ro1">
          <table:table-cell office:value-type="float" office:value="304000" calcext:value-type="float">
            <text:p>304000</text:p>
          </table:table-cell>
          <table:table-cell/>
          <table:table-cell office:value-type="float" office:value="0.0154753" calcext:value-type="float">
            <text:p>0.0154753</text:p>
          </table:table-cell>
          <table:table-cell office:value-type="float" office:value="0.00154705" calcext:value-type="float">
            <text:p>0.00154705</text:p>
          </table:table-cell>
          <table:table-cell office:value-type="float" office:value="0.2584" calcext:value-type="float">
            <text:p>0.2584</text:p>
          </table:table-cell>
          <table:table-cell office:value-type="float" office:value="0.0535902" calcext:value-type="float">
            <text:p>0.0535902</text:p>
          </table:table-cell>
          <table:table-cell office:value-type="float" office:value="0.00185654" calcext:value-type="float">
            <text:p>0.00185654</text:p>
          </table:table-cell>
          <table:table-cell office:value-type="float" office:value="0.00082741" calcext:value-type="float">
            <text:p>0.00082741</text:p>
          </table:table-cell>
          <table:table-cell office:value-type="float" office:value="0.00169982" calcext:value-type="float">
            <text:p>0.00169982</text:p>
          </table:table-cell>
        </table:table-row>
        <table:table-row table:style-name="ro1">
          <table:table-cell office:value-type="float" office:value="303500" calcext:value-type="float">
            <text:p>303500</text:p>
          </table:table-cell>
          <table:table-cell/>
          <table:table-cell office:value-type="float" office:value="0.0152723" calcext:value-type="float">
            <text:p>0.0152723</text:p>
          </table:table-cell>
          <table:table-cell office:value-type="float" office:value="0.001536" calcext:value-type="float">
            <text:p>0.001536</text:p>
          </table:table-cell>
          <table:table-cell office:value-type="float" office:value="0.256332" calcext:value-type="float">
            <text:p>0.256332</text:p>
          </table:table-cell>
          <table:table-cell office:value-type="float" office:value="0.051258" calcext:value-type="float">
            <text:p>0.051258</text:p>
          </table:table-cell>
          <table:table-cell office:value-type="float" office:value="0.00177562" calcext:value-type="float">
            <text:p>0.00177562</text:p>
          </table:table-cell>
          <table:table-cell office:value-type="float" office:value="0.000801751" calcext:value-type="float">
            <text:p>0.000801751</text:p>
          </table:table-cell>
          <table:table-cell office:value-type="float" office:value="0.00167456" calcext:value-type="float">
            <text:p>0.00167456</text:p>
          </table:table-cell>
        </table:table-row>
        <table:table-row table:style-name="ro1">
          <table:table-cell office:value-type="float" office:value="303000" calcext:value-type="float">
            <text:p>303000</text:p>
          </table:table-cell>
          <table:table-cell/>
          <table:table-cell office:value-type="float" office:value="0.0157078" calcext:value-type="float">
            <text:p>0.0157078</text:p>
          </table:table-cell>
          <table:table-cell office:value-type="float" office:value="0.00149376" calcext:value-type="float">
            <text:p>0.00149376</text:p>
          </table:table-cell>
          <table:table-cell office:value-type="float" office:value="0.261621" calcext:value-type="float">
            <text:p>0.261621</text:p>
          </table:table-cell>
          <table:table-cell office:value-type="float" office:value="0.0543537" calcext:value-type="float">
            <text:p>0.0543537</text:p>
          </table:table-cell>
          <table:table-cell office:value-type="float" office:value="0.00187865" calcext:value-type="float">
            <text:p>0.00187865</text:p>
          </table:table-cell>
          <table:table-cell office:value-type="float" office:value="0.0008357" calcext:value-type="float">
            <text:p>0.0008357</text:p>
          </table:table-cell>
          <table:table-cell office:value-type="float" office:value="0.00164535" calcext:value-type="float">
            <text:p>0.00164535</text:p>
          </table:table-cell>
        </table:table-row>
        <table:table-row table:style-name="ro1">
          <table:table-cell office:value-type="float" office:value="302500" calcext:value-type="float">
            <text:p>302500</text:p>
          </table:table-cell>
          <table:table-cell/>
          <table:table-cell office:value-type="float" office:value="0.0165336" calcext:value-type="float">
            <text:p>0.0165336</text:p>
          </table:table-cell>
          <table:table-cell office:value-type="float" office:value="0.00148231" calcext:value-type="float">
            <text:p>0.00148231</text:p>
          </table:table-cell>
          <table:table-cell office:value-type="float" office:value="0.268578" calcext:value-type="float">
            <text:p>0.268578</text:p>
          </table:table-cell>
          <table:table-cell office:value-type="float" office:value="0.0530956" calcext:value-type="float">
            <text:p>0.0530956</text:p>
          </table:table-cell>
          <table:table-cell office:value-type="float" office:value="0.00194418" calcext:value-type="float">
            <text:p>0.00194418</text:p>
          </table:table-cell>
          <table:table-cell office:value-type="float" office:value="0.000870438" calcext:value-type="float">
            <text:p>0.000870438</text:p>
          </table:table-cell>
          <table:table-cell office:value-type="float" office:value="0.00171995" calcext:value-type="float">
            <text:p>0.00171995</text:p>
          </table:table-cell>
        </table:table-row>
        <table:table-row table:style-name="ro1">
          <table:table-cell office:value-type="float" office:value="302000" calcext:value-type="float">
            <text:p>302000</text:p>
          </table:table-cell>
          <table:table-cell/>
          <table:table-cell office:value-type="float" office:value="0.0150169" calcext:value-type="float">
            <text:p>0.0150169</text:p>
          </table:table-cell>
          <table:table-cell office:value-type="float" office:value="0.00148271" calcext:value-type="float">
            <text:p>0.00148271</text:p>
          </table:table-cell>
          <table:table-cell office:value-type="float" office:value="0.249602" calcext:value-type="float">
            <text:p>0.249602</text:p>
          </table:table-cell>
          <table:table-cell office:value-type="float" office:value="0.0502687" calcext:value-type="float">
            <text:p>0.0502687</text:p>
          </table:table-cell>
          <table:table-cell office:value-type="float" office:value="0.0018443" calcext:value-type="float">
            <text:p>0.0018443</text:p>
          </table:table-cell>
          <table:table-cell office:value-type="float" office:value="0.000808067" calcext:value-type="float">
            <text:p>0.000808067</text:p>
          </table:table-cell>
          <table:table-cell office:value-type="float" office:value="0.00162482" calcext:value-type="float">
            <text:p>0.00162482</text:p>
          </table:table-cell>
        </table:table-row>
        <table:table-row table:style-name="ro1">
          <table:table-cell office:value-type="float" office:value="301500" calcext:value-type="float">
            <text:p>301500</text:p>
          </table:table-cell>
          <table:table-cell/>
          <table:table-cell office:value-type="float" office:value="0.0148934" calcext:value-type="float">
            <text:p>0.0148934</text:p>
          </table:table-cell>
          <table:table-cell office:value-type="float" office:value="0.00158061" calcext:value-type="float">
            <text:p>0.00158061</text:p>
          </table:table-cell>
          <table:table-cell office:value-type="float" office:value="0.256621" calcext:value-type="float">
            <text:p>0.256621</text:p>
          </table:table-cell>
          <table:table-cell office:value-type="float" office:value="0.0513555" calcext:value-type="float">
            <text:p>0.0513555</text:p>
          </table:table-cell>
          <table:table-cell office:value-type="float" office:value="0.0020405" calcext:value-type="float">
            <text:p>0.0020405</text:p>
          </table:table-cell>
          <table:table-cell office:value-type="float" office:value="0.000961627" calcext:value-type="float">
            <text:p>0.000961627</text:p>
          </table:table-cell>
          <table:table-cell office:value-type="float" office:value="0.00165877" calcext:value-type="float">
            <text:p>0.00165877</text:p>
          </table:table-cell>
        </table:table-row>
        <table:table-row table:style-name="ro1">
          <table:table-cell office:value-type="float" office:value="301000" calcext:value-type="float">
            <text:p>301000</text:p>
          </table:table-cell>
          <table:table-cell/>
          <table:table-cell office:value-type="float" office:value="0.0165727" calcext:value-type="float">
            <text:p>0.0165727</text:p>
          </table:table-cell>
          <table:table-cell office:value-type="float" office:value="0.00151152" calcext:value-type="float">
            <text:p>0.00151152</text:p>
          </table:table-cell>
          <table:table-cell office:value-type="float" office:value="0.246658" calcext:value-type="float">
            <text:p>0.246658</text:p>
          </table:table-cell>
          <table:table-cell office:value-type="float" office:value="0.0520238" calcext:value-type="float">
            <text:p>0.0520238</text:p>
          </table:table-cell>
          <table:table-cell office:value-type="float" office:value="0.0023342" calcext:value-type="float">
            <text:p>0.0023342</text:p>
          </table:table-cell>
          <table:table-cell office:value-type="float" office:value="0.000880702" calcext:value-type="float">
            <text:p>0.000880702</text:p>
          </table:table-cell>
          <table:table-cell office:value-type="float" office:value="0.00158692" calcext:value-type="float">
            <text:p>0.00158692</text:p>
          </table:table-cell>
        </table:table-row>
        <table:table-row table:style-name="ro1">
          <table:table-cell office:value-type="float" office:value="300500" calcext:value-type="float">
            <text:p>300500</text:p>
          </table:table-cell>
          <table:table-cell/>
          <table:table-cell office:value-type="float" office:value="0.0162004" calcext:value-type="float">
            <text:p>0.0162004</text:p>
          </table:table-cell>
          <table:table-cell office:value-type="float" office:value="0.00150323" calcext:value-type="float">
            <text:p>0.00150323</text:p>
          </table:table-cell>
          <table:table-cell office:value-type="float" office:value="0.255235" calcext:value-type="float">
            <text:p>0.255235</text:p>
          </table:table-cell>
          <table:table-cell office:value-type="float" office:value="0.0506725" calcext:value-type="float">
            <text:p>0.0506725</text:p>
          </table:table-cell>
          <table:table-cell office:value-type="float" office:value="0.00217077" calcext:value-type="float">
            <text:p>0.00217077</text:p>
          </table:table-cell>
          <table:table-cell office:value-type="float" office:value="0.000828199" calcext:value-type="float">
            <text:p>0.000828199</text:p>
          </table:table-cell>
          <table:table-cell office:value-type="float" office:value="0.00165364" calcext:value-type="float">
            <text:p>0.0016536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/>
          <table:table-cell office:value-type="float" office:value="0.0158759" calcext:value-type="float">
            <text:p>0.0158759</text:p>
          </table:table-cell>
          <table:table-cell office:value-type="float" office:value="0.00149376" calcext:value-type="float">
            <text:p>0.00149376</text:p>
          </table:table-cell>
          <table:table-cell office:value-type="float" office:value="0.250996" calcext:value-type="float">
            <text:p>0.250996</text:p>
          </table:table-cell>
          <table:table-cell office:value-type="float" office:value="0.0503212" calcext:value-type="float">
            <text:p>0.0503212</text:p>
          </table:table-cell>
          <table:table-cell office:value-type="float" office:value="0.00204918" calcext:value-type="float">
            <text:p>0.00204918</text:p>
          </table:table-cell>
          <table:table-cell office:value-type="float" office:value="0.000827015" calcext:value-type="float">
            <text:p>0.000827015</text:p>
          </table:table-cell>
          <table:table-cell office:value-type="float" office:value="0.00168443" calcext:value-type="float">
            <text:p>0.00168443</text:p>
          </table:table-cell>
        </table:table-row>
        <table:table-row table:style-name="ro1">
          <table:table-cell office:value-type="float" office:value="299500" calcext:value-type="float">
            <text:p>299500</text:p>
          </table:table-cell>
          <table:table-cell/>
          <table:table-cell office:value-type="float" office:value="0.0161937" calcext:value-type="float">
            <text:p>0.0161937</text:p>
          </table:table-cell>
          <table:table-cell office:value-type="float" office:value="0.00156679" calcext:value-type="float">
            <text:p>0.00156679</text:p>
          </table:table-cell>
          <table:table-cell office:value-type="float" office:value="0.238881" calcext:value-type="float">
            <text:p>0.238881</text:p>
          </table:table-cell>
          <table:table-cell office:value-type="float" office:value="0.0478271" calcext:value-type="float">
            <text:p>0.0478271</text:p>
          </table:table-cell>
          <table:table-cell office:value-type="float" office:value="0.00202392" calcext:value-type="float">
            <text:p>0.00202392</text:p>
          </table:table-cell>
          <table:table-cell office:value-type="float" office:value="0.00084399" calcext:value-type="float">
            <text:p>0.00084399</text:p>
          </table:table-cell>
          <table:table-cell office:value-type="float" office:value="0.0015889" calcext:value-type="float">
            <text:p>0.0015889</text:p>
          </table:table-cell>
        </table:table-row>
        <table:table-row table:style-name="ro1">
          <table:table-cell office:value-type="float" office:value="299000" calcext:value-type="float">
            <text:p>299000</text:p>
          </table:table-cell>
          <table:table-cell/>
          <table:table-cell office:value-type="float" office:value="0.0158459" calcext:value-type="float">
            <text:p>0.0158459</text:p>
          </table:table-cell>
          <table:table-cell office:value-type="float" office:value="0.00150442" calcext:value-type="float">
            <text:p>0.00150442</text:p>
          </table:table-cell>
          <table:table-cell office:value-type="float" office:value="0.252171" calcext:value-type="float">
            <text:p>0.252171</text:p>
          </table:table-cell>
          <table:table-cell office:value-type="float" office:value="0.0518339" calcext:value-type="float">
            <text:p>0.0518339</text:p>
          </table:table-cell>
          <table:table-cell office:value-type="float" office:value="0.00199431" calcext:value-type="float">
            <text:p>0.00199431</text:p>
          </table:table-cell>
          <table:table-cell office:value-type="float" office:value="0.000822673" calcext:value-type="float">
            <text:p>0.000822673</text:p>
          </table:table-cell>
          <table:table-cell office:value-type="float" office:value="0.00168482" calcext:value-type="float">
            <text:p>0.00168482</text:p>
          </table:table-cell>
        </table:table-row>
        <table:table-row table:style-name="ro1">
          <table:table-cell office:value-type="float" office:value="298500" calcext:value-type="float">
            <text:p>298500</text:p>
          </table:table-cell>
          <table:table-cell/>
          <table:table-cell office:value-type="float" office:value="0.0157464" calcext:value-type="float">
            <text:p>0.0157464</text:p>
          </table:table-cell>
          <table:table-cell office:value-type="float" office:value="0.00148705" calcext:value-type="float">
            <text:p>0.00148705</text:p>
          </table:table-cell>
          <table:table-cell office:value-type="float" office:value="0.252768" calcext:value-type="float">
            <text:p>0.252768</text:p>
          </table:table-cell>
          <table:table-cell office:value-type="float" office:value="0.0507547" calcext:value-type="float">
            <text:p>0.0507547</text:p>
          </table:table-cell>
          <table:table-cell office:value-type="float" office:value="0.00197063" calcext:value-type="float">
            <text:p>0.00197063</text:p>
          </table:table-cell>
          <table:table-cell office:value-type="float" office:value="0.000818331" calcext:value-type="float">
            <text:p>0.000818331</text:p>
          </table:table-cell>
          <table:table-cell office:value-type="float" office:value="0.00172982" calcext:value-type="float">
            <text:p>0.00172982</text:p>
          </table:table-cell>
        </table:table-row>
        <table:table-row table:style-name="ro1">
          <table:table-cell office:value-type="float" office:value="298000" calcext:value-type="float">
            <text:p>298000</text:p>
          </table:table-cell>
          <table:table-cell/>
          <table:table-cell office:value-type="float" office:value="0.0163998" calcext:value-type="float">
            <text:p>0.0163998</text:p>
          </table:table-cell>
          <table:table-cell office:value-type="float" office:value="0.00147757" calcext:value-type="float">
            <text:p>0.00147757</text:p>
          </table:table-cell>
          <table:table-cell office:value-type="float" office:value="0.248783" calcext:value-type="float">
            <text:p>0.248783</text:p>
          </table:table-cell>
          <table:table-cell office:value-type="float" office:value="0.0499505" calcext:value-type="float">
            <text:p>0.0499505</text:p>
          </table:table-cell>
          <table:table-cell office:value-type="float" office:value="0.00205589" calcext:value-type="float">
            <text:p>0.00205589</text:p>
          </table:table-cell>
          <table:table-cell office:value-type="float" office:value="0.000840832" calcext:value-type="float">
            <text:p>0.000840832</text:p>
          </table:table-cell>
          <table:table-cell office:value-type="float" office:value="0.00176851" calcext:value-type="float">
            <text:p>0.00176851</text:p>
          </table:table-cell>
        </table:table-row>
        <table:table-row table:style-name="ro1">
          <table:table-cell office:value-type="float" office:value="297500" calcext:value-type="float">
            <text:p>297500</text:p>
          </table:table-cell>
          <table:table-cell/>
          <table:table-cell office:value-type="float" office:value="0.0153079" calcext:value-type="float">
            <text:p>0.0153079</text:p>
          </table:table-cell>
          <table:table-cell office:value-type="float" office:value="0.00150915" calcext:value-type="float">
            <text:p>0.00150915</text:p>
          </table:table-cell>
          <table:table-cell office:value-type="float" office:value="0.255946" calcext:value-type="float">
            <text:p>0.255946</text:p>
          </table:table-cell>
          <table:table-cell office:value-type="float" office:value="0.0511909" calcext:value-type="float">
            <text:p>0.0511909</text:p>
          </table:table-cell>
          <table:table-cell office:value-type="float" office:value="0.00233183" calcext:value-type="float">
            <text:p>0.00233183</text:p>
          </table:table-cell>
          <table:table-cell office:value-type="float" office:value="0.000801751" calcext:value-type="float">
            <text:p>0.000801751</text:p>
          </table:table-cell>
          <table:table-cell office:value-type="float" office:value="0.00180167" calcext:value-type="float">
            <text:p>0.00180167</text:p>
          </table:table-cell>
        </table:table-row>
        <table:table-row table:style-name="ro1">
          <table:table-cell office:value-type="float" office:value="297000" calcext:value-type="float">
            <text:p>297000</text:p>
          </table:table-cell>
          <table:table-cell/>
          <table:table-cell office:value-type="float" office:value="0.0163737" calcext:value-type="float">
            <text:p>0.0163737</text:p>
          </table:table-cell>
          <table:table-cell office:value-type="float" office:value="0.00150284" calcext:value-type="float">
            <text:p>0.00150284</text:p>
          </table:table-cell>
          <table:table-cell office:value-type="float" office:value="0.244654" calcext:value-type="float">
            <text:p>0.244654</text:p>
          </table:table-cell>
          <table:table-cell office:value-type="float" office:value="0.0496272" calcext:value-type="float">
            <text:p>0.0496272</text:p>
          </table:table-cell>
          <table:table-cell office:value-type="float" office:value="0.00290304" calcext:value-type="float">
            <text:p>0.00290304</text:p>
          </table:table-cell>
          <table:table-cell office:value-type="float" office:value="0.0008432" calcext:value-type="float">
            <text:p>0.0008432</text:p>
          </table:table-cell>
          <table:table-cell office:value-type="float" office:value="0.00175114" calcext:value-type="float">
            <text:p>0.00175114</text:p>
          </table:table-cell>
        </table:table-row>
        <table:table-row table:style-name="ro1">
          <table:table-cell office:value-type="float" office:value="296500" calcext:value-type="float">
            <text:p>296500</text:p>
          </table:table-cell>
          <table:table-cell/>
          <table:table-cell office:value-type="float" office:value="0.0150552" calcext:value-type="float">
            <text:p>0.0150552</text:p>
          </table:table-cell>
          <table:table-cell office:value-type="float" office:value="0.00155692" calcext:value-type="float">
            <text:p>0.00155692</text:p>
          </table:table-cell>
          <table:table-cell office:value-type="float" office:value="0.241501" calcext:value-type="float">
            <text:p>0.241501</text:p>
          </table:table-cell>
          <table:table-cell office:value-type="float" office:value="0.0486174" calcext:value-type="float">
            <text:p>0.0486174</text:p>
          </table:table-cell>
          <table:table-cell office:value-type="float" office:value="0.00290186" calcext:value-type="float">
            <text:p>0.00290186</text:p>
          </table:table-cell>
          <table:table-cell office:value-type="float" office:value="0.00080254" calcext:value-type="float">
            <text:p>0.00080254</text:p>
          </table:table-cell>
          <table:table-cell office:value-type="float" office:value="0.00171324" calcext:value-type="float">
            <text:p>0.00171324</text:p>
          </table:table-cell>
        </table:table-row>
        <table:table-row table:style-name="ro1">
          <table:table-cell office:value-type="float" office:value="296000" calcext:value-type="float">
            <text:p>296000</text:p>
          </table:table-cell>
          <table:table-cell/>
          <table:table-cell office:value-type="float" office:value="0.015658" calcext:value-type="float">
            <text:p>0.015658</text:p>
          </table:table-cell>
          <table:table-cell office:value-type="float" office:value="0.00152613" calcext:value-type="float">
            <text:p>0.00152613</text:p>
          </table:table-cell>
          <table:table-cell office:value-type="float" office:value="0.23969" calcext:value-type="float">
            <text:p>0.23969</text:p>
          </table:table-cell>
          <table:table-cell office:value-type="float" office:value="0.0488981" calcext:value-type="float">
            <text:p>0.0488981</text:p>
          </table:table-cell>
          <table:table-cell office:value-type="float" office:value="0.0020851" calcext:value-type="float">
            <text:p>0.0020851</text:p>
          </table:table-cell>
          <table:table-cell office:value-type="float" office:value="0.000841621" calcext:value-type="float">
            <text:p>0.000841621</text:p>
          </table:table-cell>
          <table:table-cell office:value-type="float" office:value="0.00183286" calcext:value-type="float">
            <text:p>0.00183286</text:p>
          </table:table-cell>
        </table:table-row>
        <table:table-row table:style-name="ro1">
          <table:table-cell office:value-type="float" office:value="295500" calcext:value-type="float">
            <text:p>295500</text:p>
          </table:table-cell>
          <table:table-cell/>
          <table:table-cell office:value-type="float" office:value="0.0149676" calcext:value-type="float">
            <text:p>0.0149676</text:p>
          </table:table-cell>
          <table:table-cell office:value-type="float" office:value="0.00153126" calcext:value-type="float">
            <text:p>0.00153126</text:p>
          </table:table-cell>
          <table:table-cell office:value-type="float" office:value="0.246489" calcext:value-type="float">
            <text:p>0.246489</text:p>
          </table:table-cell>
          <table:table-cell office:value-type="float" office:value="0.0498317" calcext:value-type="float">
            <text:p>0.0498317</text:p>
          </table:table-cell>
          <table:table-cell office:value-type="float" office:value="0.00205668" calcext:value-type="float">
            <text:p>0.00205668</text:p>
          </table:table-cell>
          <table:table-cell office:value-type="float" office:value="0.000799382" calcext:value-type="float">
            <text:p>0.000799382</text:p>
          </table:table-cell>
          <table:table-cell office:value-type="float" office:value="0.00171088" calcext:value-type="float">
            <text:p>0.00171088</text:p>
          </table:table-cell>
        </table:table-row>
        <table:table-row table:style-name="ro1">
          <table:table-cell office:value-type="float" office:value="295000" calcext:value-type="float">
            <text:p>295000</text:p>
          </table:table-cell>
          <table:table-cell/>
          <table:table-cell office:value-type="float" office:value="0.0149096" calcext:value-type="float">
            <text:p>0.0149096</text:p>
          </table:table-cell>
          <table:table-cell office:value-type="float" office:value="0.00150244" calcext:value-type="float">
            <text:p>0.00150244</text:p>
          </table:table-cell>
          <table:table-cell office:value-type="float" office:value="0.246571" calcext:value-type="float">
            <text:p>0.246571</text:p>
          </table:table-cell>
          <table:table-cell office:value-type="float" office:value="0.0505727" calcext:value-type="float">
            <text:p>0.0505727</text:p>
          </table:table-cell>
          <table:table-cell office:value-type="float" office:value="0.00193312" calcext:value-type="float">
            <text:p>0.00193312</text:p>
          </table:table-cell>
          <table:table-cell office:value-type="float" office:value="0.000794645" calcext:value-type="float">
            <text:p>0.000794645</text:p>
          </table:table-cell>
          <table:table-cell office:value-type="float" office:value="0.00167337" calcext:value-type="float">
            <text:p>0.00167337</text:p>
          </table:table-cell>
        </table:table-row>
        <table:table-row table:style-name="ro1">
          <table:table-cell office:value-type="float" office:value="294500" calcext:value-type="float">
            <text:p>294500</text:p>
          </table:table-cell>
          <table:table-cell/>
          <table:table-cell office:value-type="float" office:value="0.0153185" calcext:value-type="float">
            <text:p>0.0153185</text:p>
          </table:table-cell>
          <table:table-cell office:value-type="float" office:value="0.00147994" calcext:value-type="float">
            <text:p>0.00147994</text:p>
          </table:table-cell>
          <table:table-cell office:value-type="float" office:value="0.239738" calcext:value-type="float">
            <text:p>0.239738</text:p>
          </table:table-cell>
          <table:table-cell office:value-type="float" office:value="0.0504807" calcext:value-type="float">
            <text:p>0.0504807</text:p>
          </table:table-cell>
          <table:table-cell office:value-type="float" office:value="0.0018747" calcext:value-type="float">
            <text:p>0.0018747</text:p>
          </table:table-cell>
          <table:table-cell office:value-type="float" office:value="0.000806883" calcext:value-type="float">
            <text:p>0.000806883</text:p>
          </table:table-cell>
          <table:table-cell office:value-type="float" office:value="0.0016564" calcext:value-type="float">
            <text:p>0.0016564</text:p>
          </table:table-cell>
        </table:table-row>
        <table:table-row table:style-name="ro1">
          <table:table-cell office:value-type="float" office:value="294000" calcext:value-type="float">
            <text:p>294000</text:p>
          </table:table-cell>
          <table:table-cell/>
          <table:table-cell office:value-type="float" office:value="0.0163212" calcext:value-type="float">
            <text:p>0.0163212</text:p>
          </table:table-cell>
          <table:table-cell office:value-type="float" office:value="0.00147323" calcext:value-type="float">
            <text:p>0.00147323</text:p>
          </table:table-cell>
          <table:table-cell office:value-type="float" office:value="0.240482" calcext:value-type="float">
            <text:p>0.240482</text:p>
          </table:table-cell>
          <table:table-cell office:value-type="float" office:value="0.0485539" calcext:value-type="float">
            <text:p>0.0485539</text:p>
          </table:table-cell>
          <table:table-cell office:value-type="float" office:value="0.00183601" calcext:value-type="float">
            <text:p>0.00183601</text:p>
          </table:table-cell>
          <table:table-cell office:value-type="float" office:value="0.000807672" calcext:value-type="float">
            <text:p>0.000807672</text:p>
          </table:table-cell>
          <table:table-cell office:value-type="float" office:value="0.00168403" calcext:value-type="float">
            <text:p>0.00168403</text:p>
          </table:table-cell>
        </table:table-row>
        <table:table-row table:style-name="ro1">
          <table:table-cell office:value-type="float" office:value="293500" calcext:value-type="float">
            <text:p>293500</text:p>
          </table:table-cell>
          <table:table-cell/>
          <table:table-cell office:value-type="float" office:value="0.0159971" calcext:value-type="float">
            <text:p>0.0159971</text:p>
          </table:table-cell>
          <table:table-cell office:value-type="float" office:value="0.00151547" calcext:value-type="float">
            <text:p>0.00151547</text:p>
          </table:table-cell>
          <table:table-cell office:value-type="float" office:value="0.248502" calcext:value-type="float">
            <text:p>0.248502</text:p>
          </table:table-cell>
          <table:table-cell office:value-type="float" office:value="0.051706" calcext:value-type="float">
            <text:p>0.051706</text:p>
          </table:table-cell>
          <table:table-cell office:value-type="float" office:value="0.00187391" calcext:value-type="float">
            <text:p>0.00187391</text:p>
          </table:table-cell>
          <table:table-cell office:value-type="float" office:value="0.000828989" calcext:value-type="float">
            <text:p>0.000828989</text:p>
          </table:table-cell>
          <table:table-cell office:value-type="float" office:value="0.00172824" calcext:value-type="float">
            <text:p>0.00172824</text:p>
          </table:table-cell>
        </table:table-row>
        <table:table-row table:style-name="ro1">
          <table:table-cell office:value-type="float" office:value="293000" calcext:value-type="float">
            <text:p>293000</text:p>
          </table:table-cell>
          <table:table-cell/>
          <table:table-cell office:value-type="float" office:value="0.0156039" calcext:value-type="float">
            <text:p>0.0156039</text:p>
          </table:table-cell>
          <table:table-cell office:value-type="float" office:value="0.00148981" calcext:value-type="float">
            <text:p>0.00148981</text:p>
          </table:table-cell>
          <table:table-cell office:value-type="float" office:value="0.235505" calcext:value-type="float">
            <text:p>0.235505</text:p>
          </table:table-cell>
          <table:table-cell office:value-type="float" office:value="0.0482953" calcext:value-type="float">
            <text:p>0.0482953</text:p>
          </table:table-cell>
          <table:table-cell office:value-type="float" office:value="0.00182378" calcext:value-type="float">
            <text:p>0.00182378</text:p>
          </table:table-cell>
          <table:table-cell office:value-type="float" office:value="0.000814778" calcext:value-type="float">
            <text:p>0.000814778</text:p>
          </table:table-cell>
          <table:table-cell office:value-type="float" office:value="0.00173653" calcext:value-type="float">
            <text:p>0.00173653</text:p>
          </table:table-cell>
        </table:table-row>
        <table:table-row table:style-name="ro1">
          <table:table-cell office:value-type="float" office:value="292500" calcext:value-type="float">
            <text:p>292500</text:p>
          </table:table-cell>
          <table:table-cell/>
          <table:table-cell office:value-type="float" office:value="0.014878" calcext:value-type="float">
            <text:p>0.014878</text:p>
          </table:table-cell>
          <table:table-cell office:value-type="float" office:value="0.00154271" calcext:value-type="float">
            <text:p>0.00154271</text:p>
          </table:table-cell>
          <table:table-cell office:value-type="float" office:value="0.233024" calcext:value-type="float">
            <text:p>0.233024</text:p>
          </table:table-cell>
          <table:table-cell office:value-type="float" office:value="0.0485124" calcext:value-type="float">
            <text:p>0.0485124</text:p>
          </table:table-cell>
          <table:table-cell office:value-type="float" office:value="0.00178154" calcext:value-type="float">
            <text:p>0.00178154</text:p>
          </table:table-cell>
          <table:table-cell office:value-type="float" office:value="0.000791092" calcext:value-type="float">
            <text:p>0.000791092</text:p>
          </table:table-cell>
          <table:table-cell office:value-type="float" office:value="0.00167535" calcext:value-type="float">
            <text:p>0.00167535</text:p>
          </table:table-cell>
        </table:table-row>
        <table:table-row table:style-name="ro1">
          <table:table-cell office:value-type="float" office:value="292000" calcext:value-type="float">
            <text:p>292000</text:p>
          </table:table-cell>
          <table:table-cell/>
          <table:table-cell office:value-type="float" office:value="0.014876" calcext:value-type="float">
            <text:p>0.014876</text:p>
          </table:table-cell>
          <table:table-cell office:value-type="float" office:value="0.00153166" calcext:value-type="float">
            <text:p>0.00153166</text:p>
          </table:table-cell>
          <table:table-cell office:value-type="float" office:value="0.239591" calcext:value-type="float">
            <text:p>0.239591</text:p>
          </table:table-cell>
          <table:table-cell office:value-type="float" office:value="0.0483928" calcext:value-type="float">
            <text:p>0.0483928</text:p>
          </table:table-cell>
          <table:table-cell office:value-type="float" office:value="0.00181785" calcext:value-type="float">
            <text:p>0.00181785</text:p>
          </table:table-cell>
          <table:table-cell office:value-type="float" office:value="0.000798593" calcext:value-type="float">
            <text:p>0.000798593</text:p>
          </table:table-cell>
          <table:table-cell office:value-type="float" office:value="0.00170811" calcext:value-type="float">
            <text:p>0.00170811</text:p>
          </table:table-cell>
        </table:table-row>
        <table:table-row table:style-name="ro1">
          <table:table-cell office:value-type="float" office:value="291500" calcext:value-type="float">
            <text:p>291500</text:p>
          </table:table-cell>
          <table:table-cell/>
          <table:table-cell office:value-type="float" office:value="0.0152704" calcext:value-type="float">
            <text:p>0.0152704</text:p>
          </table:table-cell>
          <table:table-cell office:value-type="float" office:value="0.00154034" calcext:value-type="float">
            <text:p>0.00154034</text:p>
          </table:table-cell>
          <table:table-cell office:value-type="float" office:value="0.237776" calcext:value-type="float">
            <text:p>0.237776</text:p>
          </table:table-cell>
          <table:table-cell office:value-type="float" office:value="0.0480691" calcext:value-type="float">
            <text:p>0.0480691</text:p>
          </table:table-cell>
          <table:table-cell office:value-type="float" office:value="0.00181272" calcext:value-type="float">
            <text:p>0.00181272</text:p>
          </table:table-cell>
          <table:table-cell office:value-type="float" office:value="0.000923731" calcext:value-type="float">
            <text:p>0.000923731</text:p>
          </table:table-cell>
          <table:table-cell office:value-type="float" office:value="0.00170219" calcext:value-type="float">
            <text:p>0.00170219</text:p>
          </table:table-cell>
        </table:table-row>
        <table:table-row table:style-name="ro1">
          <table:table-cell office:value-type="float" office:value="291000" calcext:value-type="float">
            <text:p>291000</text:p>
          </table:table-cell>
          <table:table-cell/>
          <table:table-cell office:value-type="float" office:value="0.0157934" calcext:value-type="float">
            <text:p>0.0157934</text:p>
          </table:table-cell>
          <table:table-cell office:value-type="float" office:value="0.00150994" calcext:value-type="float">
            <text:p>0.00150994</text:p>
          </table:table-cell>
          <table:table-cell office:value-type="float" office:value="0.247231" calcext:value-type="float">
            <text:p>0.247231</text:p>
          </table:table-cell>
          <table:table-cell office:value-type="float" office:value="0.0511044" calcext:value-type="float">
            <text:p>0.0511044</text:p>
          </table:table-cell>
          <table:table-cell office:value-type="float" office:value="0.00188733" calcext:value-type="float">
            <text:p>0.00188733</text:p>
          </table:table-cell>
          <table:table-cell office:value-type="float" office:value="0.000944258" calcext:value-type="float">
            <text:p>0.000944258</text:p>
          </table:table-cell>
          <table:table-cell office:value-type="float" office:value="0.00174601" calcext:value-type="float">
            <text:p>0.00174601</text:p>
          </table:table-cell>
        </table:table-row>
        <table:table-row table:style-name="ro1">
          <table:table-cell office:value-type="float" office:value="290500" calcext:value-type="float">
            <text:p>290500</text:p>
          </table:table-cell>
          <table:table-cell/>
          <table:table-cell office:value-type="float" office:value="0.015268" calcext:value-type="float">
            <text:p>0.015268</text:p>
          </table:table-cell>
          <table:table-cell office:value-type="float" office:value="0.00149771" calcext:value-type="float">
            <text:p>0.00149771</text:p>
          </table:table-cell>
          <table:table-cell office:value-type="float" office:value="0.239625" calcext:value-type="float">
            <text:p>0.239625</text:p>
          </table:table-cell>
          <table:table-cell office:value-type="float" office:value="0.056873" calcext:value-type="float">
            <text:p>0.056873</text:p>
          </table:table-cell>
          <table:table-cell office:value-type="float" office:value="0.00184193" calcext:value-type="float">
            <text:p>0.00184193</text:p>
          </table:table-cell>
          <table:table-cell office:value-type="float" office:value="0.000830173" calcext:value-type="float">
            <text:p>0.000830173</text:p>
          </table:table-cell>
          <table:table-cell office:value-type="float" office:value="0.00165719" calcext:value-type="float">
            <text:p>0.00165719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/>
          <table:table-cell office:value-type="float" office:value="0.0151433" calcext:value-type="float">
            <text:p>0.0151433</text:p>
          </table:table-cell>
          <table:table-cell office:value-type="float" office:value="0.00148113" calcext:value-type="float">
            <text:p>0.00148113</text:p>
          </table:table-cell>
          <table:table-cell office:value-type="float" office:value="0.233706" calcext:value-type="float">
            <text:p>0.233706</text:p>
          </table:table-cell>
          <table:table-cell office:value-type="float" office:value="0.0471186" calcext:value-type="float">
            <text:p>0.0471186</text:p>
          </table:table-cell>
          <table:table-cell office:value-type="float" office:value="0.0018297" calcext:value-type="float">
            <text:p>0.0018297</text:p>
          </table:table-cell>
          <table:table-cell office:value-type="float" office:value="0.000814778" calcext:value-type="float">
            <text:p>0.000814778</text:p>
          </table:table-cell>
          <table:table-cell office:value-type="float" office:value="0.00160311" calcext:value-type="float">
            <text:p>0.00160311</text:p>
          </table:table-cell>
        </table:table-row>
        <table:table-row table:style-name="ro1">
          <table:table-cell office:value-type="float" office:value="289500" calcext:value-type="float">
            <text:p>289500</text:p>
          </table:table-cell>
          <table:table-cell/>
          <table:table-cell office:value-type="float" office:value="0.0152656" calcext:value-type="float">
            <text:p>0.0152656</text:p>
          </table:table-cell>
          <table:table-cell office:value-type="float" office:value="0.00150086" calcext:value-type="float">
            <text:p>0.00150086</text:p>
          </table:table-cell>
          <table:table-cell office:value-type="float" office:value="0.240449" calcext:value-type="float">
            <text:p>0.240449</text:p>
          </table:table-cell>
          <table:table-cell office:value-type="float" office:value="0.0484911" calcext:value-type="float">
            <text:p>0.0484911</text:p>
          </table:table-cell>
          <table:table-cell office:value-type="float" office:value="0.00181035" calcext:value-type="float">
            <text:p>0.00181035</text:p>
          </table:table-cell>
          <table:table-cell office:value-type="float" office:value="0.000804909" calcext:value-type="float">
            <text:p>0.000804909</text:p>
          </table:table-cell>
          <table:table-cell office:value-type="float" office:value="0.00169745" calcext:value-type="float">
            <text:p>0.00169745</text:p>
          </table:table-cell>
        </table:table-row>
        <table:table-row table:style-name="ro1">
          <table:table-cell office:value-type="float" office:value="289000" calcext:value-type="float">
            <text:p>289000</text:p>
          </table:table-cell>
          <table:table-cell/>
          <table:table-cell office:value-type="float" office:value="0.0152033" calcext:value-type="float">
            <text:p>0.0152033</text:p>
          </table:table-cell>
          <table:table-cell office:value-type="float" office:value="0.00150718" calcext:value-type="float">
            <text:p>0.00150718</text:p>
          </table:table-cell>
          <table:table-cell office:value-type="float" office:value="0.2399" calcext:value-type="float">
            <text:p>0.2399</text:p>
          </table:table-cell>
          <table:table-cell office:value-type="float" office:value="0.0477269" calcext:value-type="float">
            <text:p>0.0477269</text:p>
          </table:table-cell>
          <table:table-cell office:value-type="float" office:value="0.00179654" calcext:value-type="float">
            <text:p>0.00179654</text:p>
          </table:table-cell>
          <table:table-cell office:value-type="float" office:value="0.000795435" calcext:value-type="float">
            <text:p>0.000795435</text:p>
          </table:table-cell>
          <table:table-cell office:value-type="float" office:value="0.00170259" calcext:value-type="float">
            <text:p>0.00170259</text:p>
          </table:table-cell>
        </table:table-row>
        <table:table-row table:style-name="ro1">
          <table:table-cell office:value-type="float" office:value="288500" calcext:value-type="float">
            <text:p>288500</text:p>
          </table:table-cell>
          <table:table-cell/>
          <table:table-cell office:value-type="float" office:value="0.0149743" calcext:value-type="float">
            <text:p>0.0149743</text:p>
          </table:table-cell>
          <table:table-cell office:value-type="float" office:value="0.00152929" calcext:value-type="float">
            <text:p>0.00152929</text:p>
          </table:table-cell>
          <table:table-cell office:value-type="float" office:value="0.24317" calcext:value-type="float">
            <text:p>0.24317</text:p>
          </table:table-cell>
          <table:table-cell office:value-type="float" office:value="0.0506137" calcext:value-type="float">
            <text:p>0.0506137</text:p>
          </table:table-cell>
          <table:table-cell office:value-type="float" office:value="0.00179654" calcext:value-type="float">
            <text:p>0.00179654</text:p>
          </table:table-cell>
          <table:table-cell office:value-type="float" office:value="0.000787145" calcext:value-type="float">
            <text:p>0.000787145</text:p>
          </table:table-cell>
          <table:table-cell office:value-type="float" office:value="0.00165403" calcext:value-type="float">
            <text:p>0.00165403</text:p>
          </table:table-cell>
        </table:table-row>
        <table:table-row table:style-name="ro1">
          <table:table-cell office:value-type="float" office:value="288000" calcext:value-type="float">
            <text:p>288000</text:p>
          </table:table-cell>
          <table:table-cell/>
          <table:table-cell office:value-type="float" office:value="0.0152135" calcext:value-type="float">
            <text:p>0.0152135</text:p>
          </table:table-cell>
          <table:table-cell office:value-type="float" office:value="0.00151152" calcext:value-type="float">
            <text:p>0.00151152</text:p>
          </table:table-cell>
          <table:table-cell office:value-type="float" office:value="0.23968" calcext:value-type="float">
            <text:p>0.23968</text:p>
          </table:table-cell>
          <table:table-cell office:value-type="float" office:value="0.0482128" calcext:value-type="float">
            <text:p>0.0482128</text:p>
          </table:table-cell>
          <table:table-cell office:value-type="float" office:value="0.00178351" calcext:value-type="float">
            <text:p>0.00178351</text:p>
          </table:table-cell>
          <table:table-cell office:value-type="float" office:value="0.000788724" calcext:value-type="float">
            <text:p>0.000788724</text:p>
          </table:table-cell>
          <table:table-cell office:value-type="float" office:value="0.00160469" calcext:value-type="float">
            <text:p>0.00160469</text:p>
          </table:table-cell>
        </table:table-row>
        <table:table-row table:style-name="ro1">
          <table:table-cell office:value-type="float" office:value="287500" calcext:value-type="float">
            <text:p>287500</text:p>
          </table:table-cell>
          <table:table-cell/>
          <table:table-cell office:value-type="float" office:value="0.0154626" calcext:value-type="float">
            <text:p>0.0154626</text:p>
          </table:table-cell>
          <table:table-cell office:value-type="float" office:value="0.00151942" calcext:value-type="float">
            <text:p>0.00151942</text:p>
          </table:table-cell>
          <table:table-cell office:value-type="float" office:value="0.246315" calcext:value-type="float">
            <text:p>0.246315</text:p>
          </table:table-cell>
          <table:table-cell office:value-type="float" office:value="0.0490323" calcext:value-type="float">
            <text:p>0.0490323</text:p>
          </table:table-cell>
          <table:table-cell office:value-type="float" office:value="0.00181943" calcext:value-type="float">
            <text:p>0.00181943</text:p>
          </table:table-cell>
          <table:table-cell office:value-type="float" office:value="0.000797803" calcext:value-type="float">
            <text:p>0.000797803</text:p>
          </table:table-cell>
          <table:table-cell office:value-type="float" office:value="0.00165798" calcext:value-type="float">
            <text:p>0.00165798</text:p>
          </table:table-cell>
        </table:table-row>
        <table:table-row table:style-name="ro1">
          <table:table-cell office:value-type="float" office:value="287000" calcext:value-type="float">
            <text:p>287000</text:p>
          </table:table-cell>
          <table:table-cell/>
          <table:table-cell office:value-type="float" office:value="0.0156995" calcext:value-type="float">
            <text:p>0.0156995</text:p>
          </table:table-cell>
          <table:table-cell office:value-type="float" office:value="0.00150047" calcext:value-type="float">
            <text:p>0.00150047</text:p>
          </table:table-cell>
          <table:table-cell office:value-type="float" office:value="0.242606" calcext:value-type="float">
            <text:p>0.242606</text:p>
          </table:table-cell>
          <table:table-cell office:value-type="float" office:value="0.0485701" calcext:value-type="float">
            <text:p>0.0485701</text:p>
          </table:table-cell>
          <table:table-cell office:value-type="float" office:value="0.00182851" calcext:value-type="float">
            <text:p>0.00182851</text:p>
          </table:table-cell>
          <table:table-cell office:value-type="float" office:value="0.000810435" calcext:value-type="float">
            <text:p>0.000810435</text:p>
          </table:table-cell>
          <table:table-cell office:value-type="float" office:value="0.00161061" calcext:value-type="float">
            <text:p>0.00161061</text:p>
          </table:table-cell>
        </table:table-row>
        <table:table-row table:style-name="ro1">
          <table:table-cell office:value-type="float" office:value="286500" calcext:value-type="float">
            <text:p>286500</text:p>
          </table:table-cell>
          <table:table-cell/>
          <table:table-cell office:value-type="float" office:value="0.0149044" calcext:value-type="float">
            <text:p>0.0149044</text:p>
          </table:table-cell>
          <table:table-cell office:value-type="float" office:value="0.00150442" calcext:value-type="float">
            <text:p>0.00150442</text:p>
          </table:table-cell>
          <table:table-cell office:value-type="float" office:value="0.234764" calcext:value-type="float">
            <text:p>0.234764</text:p>
          </table:table-cell>
          <table:table-cell office:value-type="float" office:value="0.0468983" calcext:value-type="float">
            <text:p>0.0468983</text:p>
          </table:table-cell>
          <table:table-cell office:value-type="float" office:value="0.00176733" calcext:value-type="float">
            <text:p>0.00176733</text:p>
          </table:table-cell>
          <table:table-cell office:value-type="float" office:value="0.000784776" calcext:value-type="float">
            <text:p>0.000784776</text:p>
          </table:table-cell>
          <table:table-cell office:value-type="float" office:value="0.0015889" calcext:value-type="float">
            <text:p>0.0015889</text:p>
          </table:table-cell>
        </table:table-row>
        <table:table-row table:style-name="ro1">
          <table:table-cell office:value-type="float" office:value="286000" calcext:value-type="float">
            <text:p>286000</text:p>
          </table:table-cell>
          <table:table-cell/>
          <table:table-cell office:value-type="float" office:value="0.0157003" calcext:value-type="float">
            <text:p>0.0157003</text:p>
          </table:table-cell>
          <table:table-cell office:value-type="float" office:value="0.00146099" calcext:value-type="float">
            <text:p>0.00146099</text:p>
          </table:table-cell>
          <table:table-cell office:value-type="float" office:value="0.233033" calcext:value-type="float">
            <text:p>0.233033</text:p>
          </table:table-cell>
          <table:table-cell office:value-type="float" office:value="0.0466843" calcext:value-type="float">
            <text:p>0.0466843</text:p>
          </table:table-cell>
          <table:table-cell office:value-type="float" office:value="0.00182457" calcext:value-type="float">
            <text:p>0.00182457</text:p>
          </table:table-cell>
          <table:table-cell office:value-type="float" office:value="0.00081083" calcext:value-type="float">
            <text:p>0.00081083</text:p>
          </table:table-cell>
          <table:table-cell office:value-type="float" office:value="0.0018443" calcext:value-type="float">
            <text:p>0.0018443</text:p>
          </table:table-cell>
        </table:table-row>
        <table:table-row table:style-name="ro1">
          <table:table-cell office:value-type="float" office:value="285500" calcext:value-type="float">
            <text:p>285500</text:p>
          </table:table-cell>
          <table:table-cell/>
          <table:table-cell office:value-type="float" office:value="0.0151689" calcext:value-type="float">
            <text:p>0.0151689</text:p>
          </table:table-cell>
          <table:table-cell office:value-type="float" office:value="0.00147126" calcext:value-type="float">
            <text:p>0.00147126</text:p>
          </table:table-cell>
          <table:table-cell office:value-type="float" office:value="0.236371" calcext:value-type="float">
            <text:p>0.236371</text:p>
          </table:table-cell>
          <table:table-cell office:value-type="float" office:value="0.0473874" calcext:value-type="float">
            <text:p>0.0473874</text:p>
          </table:table-cell>
          <table:table-cell office:value-type="float" office:value="0.00182575" calcext:value-type="float">
            <text:p>0.00182575</text:p>
          </table:table-cell>
          <table:table-cell office:value-type="float" office:value="0.000847937" calcext:value-type="float">
            <text:p>0.000847937</text:p>
          </table:table-cell>
          <table:table-cell office:value-type="float" office:value="0.00176614" calcext:value-type="float">
            <text:p>0.00176614</text:p>
          </table:table-cell>
        </table:table-row>
        <table:table-row table:style-name="ro1">
          <table:table-cell office:value-type="float" office:value="285000" calcext:value-type="float">
            <text:p>285000</text:p>
          </table:table-cell>
          <table:table-cell/>
          <table:table-cell office:value-type="float" office:value="0.0149992" calcext:value-type="float">
            <text:p>0.0149992</text:p>
          </table:table-cell>
          <table:table-cell office:value-type="float" office:value="0.00150126" calcext:value-type="float">
            <text:p>0.00150126</text:p>
          </table:table-cell>
          <table:table-cell office:value-type="float" office:value="0.239591" calcext:value-type="float">
            <text:p>0.239591</text:p>
          </table:table-cell>
          <table:table-cell office:value-type="float" office:value="0.049208" calcext:value-type="float">
            <text:p>0.049208</text:p>
          </table:table-cell>
          <table:table-cell office:value-type="float" office:value="0.00180996" calcext:value-type="float">
            <text:p>0.00180996</text:p>
          </table:table-cell>
          <table:table-cell office:value-type="float" office:value="0.000804909" calcext:value-type="float">
            <text:p>0.000804909</text:p>
          </table:table-cell>
          <table:table-cell office:value-type="float" office:value="0.00184193" calcext:value-type="float">
            <text:p>0.00184193</text:p>
          </table:table-cell>
        </table:table-row>
        <table:table-row table:style-name="ro1">
          <table:table-cell office:value-type="float" office:value="284500" calcext:value-type="float">
            <text:p>284500</text:p>
          </table:table-cell>
          <table:table-cell/>
          <table:table-cell office:value-type="float" office:value="0.015555" calcext:value-type="float">
            <text:p>0.015555</text:p>
          </table:table-cell>
          <table:table-cell office:value-type="float" office:value="0.00149257" calcext:value-type="float">
            <text:p>0.00149257</text:p>
          </table:table-cell>
          <table:table-cell office:value-type="float" office:value="0.237623" calcext:value-type="float">
            <text:p>0.237623</text:p>
          </table:table-cell>
          <table:table-cell office:value-type="float" office:value="0.0476613" calcext:value-type="float">
            <text:p>0.0476613</text:p>
          </table:table-cell>
          <table:table-cell office:value-type="float" office:value="0.00180285" calcext:value-type="float">
            <text:p>0.00180285</text:p>
          </table:table-cell>
          <table:table-cell office:value-type="float" office:value="0.000802935" calcext:value-type="float">
            <text:p>0.000802935</text:p>
          </table:table-cell>
          <table:table-cell office:value-type="float" office:value="0.00169864" calcext:value-type="float">
            <text:p>0.00169864</text:p>
          </table:table-cell>
        </table:table-row>
        <table:table-row table:style-name="ro1">
          <table:table-cell office:value-type="float" office:value="284000" calcext:value-type="float">
            <text:p>284000</text:p>
          </table:table-cell>
          <table:table-cell/>
          <table:table-cell office:value-type="float" office:value="0.016084" calcext:value-type="float">
            <text:p>0.016084</text:p>
          </table:table-cell>
          <table:table-cell office:value-type="float" office:value="0.00149336" calcext:value-type="float">
            <text:p>0.00149336</text:p>
          </table:table-cell>
          <table:table-cell office:value-type="float" office:value="0.236993" calcext:value-type="float">
            <text:p>0.236993</text:p>
          </table:table-cell>
          <table:table-cell office:value-type="float" office:value="0.0499667" calcext:value-type="float">
            <text:p>0.0499667</text:p>
          </table:table-cell>
          <table:table-cell office:value-type="float" office:value="0.00182101" calcext:value-type="float">
            <text:p>0.00182101</text:p>
          </table:table-cell>
          <table:table-cell office:value-type="float" office:value="0.000804909" calcext:value-type="float">
            <text:p>0.000804909</text:p>
          </table:table-cell>
          <table:table-cell office:value-type="float" office:value="0.00168443" calcext:value-type="float">
            <text:p>0.00168443</text:p>
          </table:table-cell>
        </table:table-row>
        <table:table-row table:style-name="ro1">
          <table:table-cell office:value-type="float" office:value="283500" calcext:value-type="float">
            <text:p>283500</text:p>
          </table:table-cell>
          <table:table-cell/>
          <table:table-cell office:value-type="float" office:value="0.0145022" calcext:value-type="float">
            <text:p>0.0145022</text:p>
          </table:table-cell>
          <table:table-cell office:value-type="float" office:value="0.00151231" calcext:value-type="float">
            <text:p>0.00151231</text:p>
          </table:table-cell>
          <table:table-cell office:value-type="float" office:value="0.235382" calcext:value-type="float">
            <text:p>0.235382</text:p>
          </table:table-cell>
          <table:table-cell office:value-type="float" office:value="0.0486605" calcext:value-type="float">
            <text:p>0.0486605</text:p>
          </table:table-cell>
          <table:table-cell office:value-type="float" office:value="0.00177562" calcext:value-type="float">
            <text:p>0.00177562</text:p>
          </table:table-cell>
          <table:table-cell office:value-type="float" office:value="0.000791092" calcext:value-type="float">
            <text:p>0.000791092</text:p>
          </table:table-cell>
          <table:table-cell office:value-type="float" office:value="0.00167732" calcext:value-type="float">
            <text:p>0.00167732</text:p>
          </table:table-cell>
        </table:table-row>
        <table:table-row table:style-name="ro1">
          <table:table-cell office:value-type="float" office:value="283000" calcext:value-type="float">
            <text:p>283000</text:p>
          </table:table-cell>
          <table:table-cell/>
          <table:table-cell office:value-type="float" office:value="0.0148136" calcext:value-type="float">
            <text:p>0.0148136</text:p>
          </table:table-cell>
          <table:table-cell office:value-type="float" office:value="0.00153008" calcext:value-type="float">
            <text:p>0.00153008</text:p>
          </table:table-cell>
          <table:table-cell office:value-type="float" office:value="0.229143" calcext:value-type="float">
            <text:p>0.229143</text:p>
          </table:table-cell>
          <table:table-cell office:value-type="float" office:value="0.0469476" calcext:value-type="float">
            <text:p>0.0469476</text:p>
          </table:table-cell>
          <table:table-cell office:value-type="float" office:value="0.00179338" calcext:value-type="float">
            <text:p>0.00179338</text:p>
          </table:table-cell>
          <table:table-cell office:value-type="float" office:value="0.000783987" calcext:value-type="float">
            <text:p>0.000783987</text:p>
          </table:table-cell>
          <table:table-cell office:value-type="float" office:value="0.00166627" calcext:value-type="float">
            <text:p>0.00166627</text:p>
          </table:table-cell>
        </table:table-row>
        <table:table-row table:style-name="ro1">
          <table:table-cell office:value-type="float" office:value="282500" calcext:value-type="float">
            <text:p>282500</text:p>
          </table:table-cell>
          <table:table-cell/>
          <table:table-cell office:value-type="float" office:value="0.0145949" calcext:value-type="float">
            <text:p>0.0145949</text:p>
          </table:table-cell>
          <table:table-cell office:value-type="float" office:value="0.00151547" calcext:value-type="float">
            <text:p>0.00151547</text:p>
          </table:table-cell>
          <table:table-cell office:value-type="float" office:value="0.238766" calcext:value-type="float">
            <text:p>0.238766</text:p>
          </table:table-cell>
          <table:table-cell office:value-type="float" office:value="0.0487532" calcext:value-type="float">
            <text:p>0.0487532</text:p>
          </table:table-cell>
          <table:table-cell office:value-type="float" office:value="0.00180088" calcext:value-type="float">
            <text:p>0.00180088</text:p>
          </table:table-cell>
          <table:table-cell office:value-type="float" office:value="0.000772539" calcext:value-type="float">
            <text:p>0.000772539</text:p>
          </table:table-cell>
          <table:table-cell office:value-type="float" office:value="0.00170535" calcext:value-type="float">
            <text:p>0.00170535</text:p>
          </table:table-cell>
        </table:table-row>
        <table:table-row table:style-name="ro1">
          <table:table-cell office:value-type="float" office:value="282000" calcext:value-type="float">
            <text:p>282000</text:p>
          </table:table-cell>
          <table:table-cell/>
          <table:table-cell office:value-type="float" office:value="0.0150343" calcext:value-type="float">
            <text:p>0.0150343</text:p>
          </table:table-cell>
          <table:table-cell office:value-type="float" office:value="0.00148192" calcext:value-type="float">
            <text:p>0.00148192</text:p>
          </table:table-cell>
          <table:table-cell office:value-type="float" office:value="0.237799" calcext:value-type="float">
            <text:p>0.237799</text:p>
          </table:table-cell>
          <table:table-cell office:value-type="float" office:value="0.0487978" calcext:value-type="float">
            <text:p>0.0487978</text:p>
          </table:table-cell>
          <table:table-cell office:value-type="float" office:value="0.00177404" calcext:value-type="float">
            <text:p>0.00177404</text:p>
          </table:table-cell>
          <table:table-cell office:value-type="float" office:value="0.000804909" calcext:value-type="float">
            <text:p>0.000804909</text:p>
          </table:table-cell>
          <table:table-cell office:value-type="float" office:value="0.00166272" calcext:value-type="float">
            <text:p>0.00166272</text:p>
          </table:table-cell>
        </table:table-row>
        <table:table-row table:style-name="ro1">
          <table:table-cell office:value-type="float" office:value="281500" calcext:value-type="float">
            <text:p>281500</text:p>
          </table:table-cell>
          <table:table-cell/>
          <table:table-cell office:value-type="float" office:value="0.0154208" calcext:value-type="float">
            <text:p>0.0154208</text:p>
          </table:table-cell>
          <table:table-cell office:value-type="float" office:value="0.00148823" calcext:value-type="float">
            <text:p>0.00148823</text:p>
          </table:table-cell>
          <table:table-cell office:value-type="float" office:value="0.231327" calcext:value-type="float">
            <text:p>0.231327</text:p>
          </table:table-cell>
          <table:table-cell office:value-type="float" office:value="0.046736" calcext:value-type="float">
            <text:p>0.046736</text:p>
          </table:table-cell>
          <table:table-cell office:value-type="float" office:value="0.00175746" calcext:value-type="float">
            <text:p>0.00175746</text:p>
          </table:table-cell>
          <table:table-cell office:value-type="float" office:value="0.000785961" calcext:value-type="float">
            <text:p>0.000785961</text:p>
          </table:table-cell>
          <table:table-cell office:value-type="float" office:value="0.00166193" calcext:value-type="float">
            <text:p>0.00166193</text:p>
          </table:table-cell>
        </table:table-row>
        <table:table-row table:style-name="ro1">
          <table:table-cell office:value-type="float" office:value="281000" calcext:value-type="float">
            <text:p>281000</text:p>
          </table:table-cell>
          <table:table-cell/>
          <table:table-cell office:value-type="float" office:value="0.0156028" calcext:value-type="float">
            <text:p>0.0156028</text:p>
          </table:table-cell>
          <table:table-cell office:value-type="float" office:value="0.00151271" calcext:value-type="float">
            <text:p>0.00151271</text:p>
          </table:table-cell>
          <table:table-cell office:value-type="float" office:value="0.243176" calcext:value-type="float">
            <text:p>0.243176</text:p>
          </table:table-cell>
          <table:table-cell office:value-type="float" office:value="0.0482322" calcext:value-type="float">
            <text:p>0.0482322</text:p>
          </table:table-cell>
          <table:table-cell office:value-type="float" office:value="0.00179456" calcext:value-type="float">
            <text:p>0.00179456</text:p>
          </table:table-cell>
          <table:table-cell office:value-type="float" office:value="0.000836095" calcext:value-type="float">
            <text:p>0.000836095</text:p>
          </table:table-cell>
          <table:table-cell office:value-type="float" office:value="0.00196747" calcext:value-type="float">
            <text:p>0.00196747</text:p>
          </table:table-cell>
        </table:table-row>
        <table:table-row table:style-name="ro1">
          <table:table-cell office:value-type="float" office:value="280500" calcext:value-type="float">
            <text:p>280500</text:p>
          </table:table-cell>
          <table:table-cell/>
          <table:table-cell office:value-type="float" office:value="0.0155179" calcext:value-type="float">
            <text:p>0.0155179</text:p>
          </table:table-cell>
          <table:table-cell office:value-type="float" office:value="0.00149415" calcext:value-type="float">
            <text:p>0.00149415</text:p>
          </table:table-cell>
          <table:table-cell office:value-type="float" office:value="0.227917" calcext:value-type="float">
            <text:p>0.227917</text:p>
          </table:table-cell>
          <table:table-cell office:value-type="float" office:value="0.0456568" calcext:value-type="float">
            <text:p>0.0456568</text:p>
          </table:table-cell>
          <table:table-cell office:value-type="float" office:value="0.00183246" calcext:value-type="float">
            <text:p>0.00183246</text:p>
          </table:table-cell>
          <table:table-cell office:value-type="float" office:value="0.000808067" calcext:value-type="float">
            <text:p>0.000808067</text:p>
          </table:table-cell>
          <table:table-cell office:value-type="float" office:value="0.00212221" calcext:value-type="float">
            <text:p>0.00212221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/>
          <table:table-cell office:value-type="float" office:value="0.014891" calcext:value-type="float">
            <text:p>0.014891</text:p>
          </table:table-cell>
          <table:table-cell office:value-type="float" office:value="0.00149494" calcext:value-type="float">
            <text:p>0.00149494</text:p>
          </table:table-cell>
          <table:table-cell office:value-type="float" office:value="0.218273" calcext:value-type="float">
            <text:p>0.218273</text:p>
          </table:table-cell>
          <table:table-cell office:value-type="float" office:value="0.043409" calcext:value-type="float">
            <text:p>0.043409</text:p>
          </table:table-cell>
          <table:table-cell office:value-type="float" office:value="0.00176101" calcext:value-type="float">
            <text:p>0.00176101</text:p>
          </table:table-cell>
          <table:table-cell office:value-type="float" office:value="0.000768591" calcext:value-type="float">
            <text:p>0.000768591</text:p>
          </table:table-cell>
          <table:table-cell office:value-type="float" office:value="0.00161692" calcext:value-type="float">
            <text:p>0.00161692</text:p>
          </table:table-cell>
        </table:table-row>
        <table:table-row table:style-name="ro1">
          <table:table-cell office:value-type="float" office:value="279500" calcext:value-type="float">
            <text:p>279500</text:p>
          </table:table-cell>
          <table:table-cell/>
          <table:table-cell office:value-type="float" office:value="0.0149277" calcext:value-type="float">
            <text:p>0.0149277</text:p>
          </table:table-cell>
          <table:table-cell office:value-type="float" office:value="0.00150244" calcext:value-type="float">
            <text:p>0.00150244</text:p>
          </table:table-cell>
          <table:table-cell office:value-type="float" office:value="0.233259" calcext:value-type="float">
            <text:p>0.233259</text:p>
          </table:table-cell>
          <table:table-cell office:value-type="float" office:value="0.0475548" calcext:value-type="float">
            <text:p>0.0475548</text:p>
          </table:table-cell>
          <table:table-cell office:value-type="float" office:value="0.00181825" calcext:value-type="float">
            <text:p>0.00181825</text:p>
          </table:table-cell>
          <table:table-cell office:value-type="float" office:value="0.000786355" calcext:value-type="float">
            <text:p>0.000786355</text:p>
          </table:table-cell>
          <table:table-cell office:value-type="float" office:value="0.00170851" calcext:value-type="float">
            <text:p>0.00170851</text:p>
          </table:table-cell>
        </table:table-row>
        <table:table-row table:style-name="ro1">
          <table:table-cell office:value-type="float" office:value="279000" calcext:value-type="float">
            <text:p>279000</text:p>
          </table:table-cell>
          <table:table-cell/>
          <table:table-cell office:value-type="float" office:value="0.0154895" calcext:value-type="float">
            <text:p>0.0154895</text:p>
          </table:table-cell>
          <table:table-cell office:value-type="float" office:value="0.00154903" calcext:value-type="float">
            <text:p>0.00154903</text:p>
          </table:table-cell>
          <table:table-cell office:value-type="float" office:value="0.232593" calcext:value-type="float">
            <text:p>0.232593</text:p>
          </table:table-cell>
          <table:table-cell office:value-type="float" office:value="0.0472153" calcext:value-type="float">
            <text:p>0.0472153</text:p>
          </table:table-cell>
          <table:table-cell office:value-type="float" office:value="0.00183088" calcext:value-type="float">
            <text:p>0.00183088</text:p>
          </table:table-cell>
          <table:table-cell office:value-type="float" office:value="0.000796224" calcext:value-type="float">
            <text:p>0.000796224</text:p>
          </table:table-cell>
          <table:table-cell office:value-type="float" office:value="0.00162127" calcext:value-type="float">
            <text:p>0.00162127</text:p>
          </table:table-cell>
        </table:table-row>
        <table:table-row table:style-name="ro1">
          <table:table-cell office:value-type="float" office:value="278500" calcext:value-type="float">
            <text:p>278500</text:p>
          </table:table-cell>
          <table:table-cell/>
          <table:table-cell office:value-type="float" office:value="0.0146281" calcext:value-type="float">
            <text:p>0.0146281</text:p>
          </table:table-cell>
          <table:table-cell office:value-type="float" office:value="0.00154705" calcext:value-type="float">
            <text:p>0.00154705</text:p>
          </table:table-cell>
          <table:table-cell office:value-type="float" office:value="0.231423" calcext:value-type="float">
            <text:p>0.231423</text:p>
          </table:table-cell>
          <table:table-cell office:value-type="float" office:value="0.0462059" calcext:value-type="float">
            <text:p>0.0462059</text:p>
          </table:table-cell>
          <table:table-cell office:value-type="float" office:value="0.00180364" calcext:value-type="float">
            <text:p>0.00180364</text:p>
          </table:table-cell>
          <table:table-cell office:value-type="float" office:value="0.00077096" calcext:value-type="float">
            <text:p>0.00077096</text:p>
          </table:table-cell>
          <table:table-cell office:value-type="float" office:value="0.0015889" calcext:value-type="float">
            <text:p>0.0015889</text:p>
          </table:table-cell>
        </table:table-row>
        <table:table-row table:style-name="ro1">
          <table:table-cell office:value-type="float" office:value="278000" calcext:value-type="float">
            <text:p>278000</text:p>
          </table:table-cell>
          <table:table-cell/>
          <table:table-cell office:value-type="float" office:value="0.0144516" calcext:value-type="float">
            <text:p>0.0144516</text:p>
          </table:table-cell>
          <table:table-cell office:value-type="float" office:value="0.00158416" calcext:value-type="float">
            <text:p>0.00158416</text:p>
          </table:table-cell>
          <table:table-cell office:value-type="float" office:value="0.241266" calcext:value-type="float">
            <text:p>0.241266</text:p>
          </table:table-cell>
          <table:table-cell office:value-type="float" office:value="0.0479661" calcext:value-type="float">
            <text:p>0.0479661</text:p>
          </table:table-cell>
          <table:table-cell office:value-type="float" office:value="0.00175272" calcext:value-type="float">
            <text:p>0.00175272</text:p>
          </table:table-cell>
          <table:table-cell office:value-type="float" office:value="0.000753985" calcext:value-type="float">
            <text:p>0.000753985</text:p>
          </table:table-cell>
          <table:table-cell office:value-type="float" office:value="0.0016489" calcext:value-type="float">
            <text:p>0.0016489</text:p>
          </table:table-cell>
        </table:table-row>
        <table:table-row table:style-name="ro1">
          <table:table-cell office:value-type="float" office:value="277500" calcext:value-type="float">
            <text:p>277500</text:p>
          </table:table-cell>
          <table:table-cell/>
          <table:table-cell office:value-type="float" office:value="0.0151835" calcext:value-type="float">
            <text:p>0.0151835</text:p>
          </table:table-cell>
          <table:table-cell office:value-type="float" office:value="0.00150955" calcext:value-type="float">
            <text:p>0.00150955</text:p>
          </table:table-cell>
          <table:table-cell office:value-type="float" office:value="0.241493" calcext:value-type="float">
            <text:p>0.241493</text:p>
          </table:table-cell>
          <table:table-cell office:value-type="float" office:value="0.0486901" calcext:value-type="float">
            <text:p>0.0486901</text:p>
          </table:table-cell>
          <table:table-cell office:value-type="float" office:value="0.00189562" calcext:value-type="float">
            <text:p>0.00189562</text:p>
          </table:table-cell>
          <table:table-cell office:value-type="float" office:value="0.000866886" calcext:value-type="float">
            <text:p>0.000866886</text:p>
          </table:table-cell>
          <table:table-cell office:value-type="float" office:value="0.00166232" calcext:value-type="float">
            <text:p>0.00166232</text:p>
          </table:table-cell>
        </table:table-row>
        <table:table-row table:style-name="ro1">
          <table:table-cell office:value-type="float" office:value="277000" calcext:value-type="float">
            <text:p>277000</text:p>
          </table:table-cell>
          <table:table-cell/>
          <table:table-cell office:value-type="float" office:value="0.0147071" calcext:value-type="float">
            <text:p>0.0147071</text:p>
          </table:table-cell>
          <table:table-cell office:value-type="float" office:value="0.00155574" calcext:value-type="float">
            <text:p>0.00155574</text:p>
          </table:table-cell>
          <table:table-cell office:value-type="float" office:value="0.233451" calcext:value-type="float">
            <text:p>0.233451</text:p>
          </table:table-cell>
          <table:table-cell office:value-type="float" office:value="0.0471517" calcext:value-type="float">
            <text:p>0.0471517</text:p>
          </table:table-cell>
          <table:table-cell office:value-type="float" office:value="0.00192839" calcext:value-type="float">
            <text:p>0.00192839</text:p>
          </table:table-cell>
          <table:table-cell office:value-type="float" office:value="0.000773328" calcext:value-type="float">
            <text:p>0.000773328</text:p>
          </table:table-cell>
          <table:table-cell office:value-type="float" office:value="0.00154429" calcext:value-type="float">
            <text:p>0.00154429</text:p>
          </table:table-cell>
        </table:table-row>
        <table:table-row table:style-name="ro1">
          <table:table-cell office:value-type="float" office:value="276500" calcext:value-type="float">
            <text:p>276500</text:p>
          </table:table-cell>
          <table:table-cell/>
          <table:table-cell office:value-type="float" office:value="0.0147098" calcext:value-type="float">
            <text:p>0.0147098</text:p>
          </table:table-cell>
          <table:table-cell office:value-type="float" office:value="0.00153284" calcext:value-type="float">
            <text:p>0.00153284</text:p>
          </table:table-cell>
          <table:table-cell office:value-type="float" office:value="0.232892" calcext:value-type="float">
            <text:p>0.232892</text:p>
          </table:table-cell>
          <table:table-cell office:value-type="float" office:value="0.0467712" calcext:value-type="float">
            <text:p>0.0467712</text:p>
          </table:table-cell>
          <table:table-cell office:value-type="float" office:value="0.00178746" calcext:value-type="float">
            <text:p>0.00178746</text:p>
          </table:table-cell>
          <table:table-cell office:value-type="float" office:value="0.000763459" calcext:value-type="float">
            <text:p>0.000763459</text:p>
          </table:table-cell>
          <table:table-cell office:value-type="float" office:value="0.00164771" calcext:value-type="float">
            <text:p>0.00164771</text:p>
          </table:table-cell>
        </table:table-row>
        <table:table-row table:style-name="ro1">
          <table:table-cell office:value-type="float" office:value="276000" calcext:value-type="float">
            <text:p>276000</text:p>
          </table:table-cell>
          <table:table-cell/>
          <table:table-cell office:value-type="float" office:value="0.0152017" calcext:value-type="float">
            <text:p>0.0152017</text:p>
          </table:table-cell>
          <table:table-cell office:value-type="float" office:value="0.00153679" calcext:value-type="float">
            <text:p>0.00153679</text:p>
          </table:table-cell>
          <table:table-cell office:value-type="float" office:value="0.234644" calcext:value-type="float">
            <text:p>0.234644</text:p>
          </table:table-cell>
          <table:table-cell office:value-type="float" office:value="0.0463879" calcext:value-type="float">
            <text:p>0.0463879</text:p>
          </table:table-cell>
          <table:table-cell office:value-type="float" office:value="0.00180246" calcext:value-type="float">
            <text:p>0.00180246</text:p>
          </table:table-cell>
          <table:table-cell office:value-type="float" office:value="0.000778855" calcext:value-type="float">
            <text:p>0.000778855</text:p>
          </table:table-cell>
          <table:table-cell office:value-type="float" office:value="0.00158929" calcext:value-type="float">
            <text:p>0.00158929</text:p>
          </table:table-cell>
        </table:table-row>
        <table:table-row table:style-name="ro1">
          <table:table-cell office:value-type="float" office:value="275500" calcext:value-type="float">
            <text:p>275500</text:p>
          </table:table-cell>
          <table:table-cell/>
          <table:table-cell office:value-type="float" office:value="0.0143912" calcext:value-type="float">
            <text:p>0.0143912</text:p>
          </table:table-cell>
          <table:table-cell office:value-type="float" office:value="0.00151981" calcext:value-type="float">
            <text:p>0.00151981</text:p>
          </table:table-cell>
          <table:table-cell office:value-type="float" office:value="0.233236" calcext:value-type="float">
            <text:p>0.233236</text:p>
          </table:table-cell>
          <table:table-cell office:value-type="float" office:value="0.0482401" calcext:value-type="float">
            <text:p>0.0482401</text:p>
          </table:table-cell>
          <table:table-cell office:value-type="float" office:value="0.00180206" calcext:value-type="float">
            <text:p>0.00180206</text:p>
          </table:table-cell>
          <table:table-cell office:value-type="float" office:value="0.00078675" calcext:value-type="float">
            <text:p>0.00078675</text:p>
          </table:table-cell>
          <table:table-cell office:value-type="float" office:value="0.00158337" calcext:value-type="float">
            <text:p>0.00158337</text:p>
          </table:table-cell>
        </table:table-row>
        <table:table-row table:style-name="ro1">
          <table:table-cell office:value-type="float" office:value="275000" calcext:value-type="float">
            <text:p>275000</text:p>
          </table:table-cell>
          <table:table-cell/>
          <table:table-cell office:value-type="float" office:value="0.0146865" calcext:value-type="float">
            <text:p>0.0146865</text:p>
          </table:table-cell>
          <table:table-cell office:value-type="float" office:value="0.00149415" calcext:value-type="float">
            <text:p>0.00149415</text:p>
          </table:table-cell>
          <table:table-cell office:value-type="float" office:value="0.238528" calcext:value-type="float">
            <text:p>0.238528</text:p>
          </table:table-cell>
          <table:table-cell office:value-type="float" office:value="0.0477198" calcext:value-type="float">
            <text:p>0.0477198</text:p>
          </table:table-cell>
          <table:table-cell office:value-type="float" office:value="0.00177798" calcext:value-type="float">
            <text:p>0.00177798</text:p>
          </table:table-cell>
          <table:table-cell office:value-type="float" office:value="0.000790303" calcext:value-type="float">
            <text:p>0.000790303</text:p>
          </table:table-cell>
          <table:table-cell office:value-type="float" office:value="0.00157232" calcext:value-type="float">
            <text:p>0.00157232</text:p>
          </table:table-cell>
        </table:table-row>
        <table:table-row table:style-name="ro1">
          <table:table-cell office:value-type="float" office:value="274500" calcext:value-type="float">
            <text:p>274500</text:p>
          </table:table-cell>
          <table:table-cell/>
          <table:table-cell office:value-type="float" office:value="0.013867" calcext:value-type="float">
            <text:p>0.013867</text:p>
          </table:table-cell>
          <table:table-cell office:value-type="float" office:value="0.00147955" calcext:value-type="float">
            <text:p>0.00147955</text:p>
          </table:table-cell>
          <table:table-cell office:value-type="float" office:value="0.22678" calcext:value-type="float">
            <text:p>0.22678</text:p>
          </table:table-cell>
          <table:table-cell office:value-type="float" office:value="0.0450725" calcext:value-type="float">
            <text:p>0.0450725</text:p>
          </table:table-cell>
          <table:table-cell office:value-type="float" office:value="0.00180009" calcext:value-type="float">
            <text:p>0.00180009</text:p>
          </table:table-cell>
          <table:table-cell office:value-type="float" office:value="0.000763854" calcext:value-type="float">
            <text:p>0.000763854</text:p>
          </table:table-cell>
          <table:table-cell office:value-type="float" office:value="0.00156087" calcext:value-type="float">
            <text:p>0.00156087</text:p>
          </table:table-cell>
        </table:table-row>
        <table:table-row table:style-name="ro1">
          <table:table-cell office:value-type="float" office:value="274000" calcext:value-type="float">
            <text:p>274000</text:p>
          </table:table-cell>
          <table:table-cell/>
          <table:table-cell office:value-type="float" office:value="0.0137561" calcext:value-type="float">
            <text:p>0.0137561</text:p>
          </table:table-cell>
          <table:table-cell office:value-type="float" office:value="0.00146257" calcext:value-type="float">
            <text:p>0.00146257</text:p>
          </table:table-cell>
          <table:table-cell office:value-type="float" office:value="0.221893" calcext:value-type="float">
            <text:p>0.221893</text:p>
          </table:table-cell>
          <table:table-cell office:value-type="float" office:value="0.0440742" calcext:value-type="float">
            <text:p>0.0440742</text:p>
          </table:table-cell>
          <table:table-cell office:value-type="float" office:value="0.00172706" calcext:value-type="float">
            <text:p>0.00172706</text:p>
          </table:table-cell>
          <table:table-cell office:value-type="float" office:value="0.000759512" calcext:value-type="float">
            <text:p>0.000759512</text:p>
          </table:table-cell>
          <table:table-cell office:value-type="float" office:value="0.00151823" calcext:value-type="float">
            <text:p>0.00151823</text:p>
          </table:table-cell>
        </table:table-row>
        <table:table-row table:style-name="ro1">
          <table:table-cell office:value-type="float" office:value="273500" calcext:value-type="float">
            <text:p>273500</text:p>
          </table:table-cell>
          <table:table-cell/>
          <table:table-cell office:value-type="float" office:value="0.0142227" calcext:value-type="float">
            <text:p>0.0142227</text:p>
          </table:table-cell>
          <table:table-cell office:value-type="float" office:value="0.00145784" calcext:value-type="float">
            <text:p>0.00145784</text:p>
          </table:table-cell>
          <table:table-cell office:value-type="float" office:value="0.232395" calcext:value-type="float">
            <text:p>0.232395</text:p>
          </table:table-cell>
          <table:table-cell office:value-type="float" office:value="0.04797" calcext:value-type="float">
            <text:p>0.04797</text:p>
          </table:table-cell>
          <table:table-cell office:value-type="float" office:value="0.0017618" calcext:value-type="float">
            <text:p>0.0017618</text:p>
          </table:table-cell>
          <table:table-cell office:value-type="float" office:value="0.000772539" calcext:value-type="float">
            <text:p>0.000772539</text:p>
          </table:table-cell>
          <table:table-cell office:value-type="float" office:value="0.00157784" calcext:value-type="float">
            <text:p>0.00157784</text:p>
          </table:table-cell>
        </table:table-row>
        <table:table-row table:style-name="ro1">
          <table:table-cell office:value-type="float" office:value="273000" calcext:value-type="float">
            <text:p>273000</text:p>
          </table:table-cell>
          <table:table-cell/>
          <table:table-cell office:value-type="float" office:value="0.0139689" calcext:value-type="float">
            <text:p>0.0139689</text:p>
          </table:table-cell>
          <table:table-cell office:value-type="float" office:value="0.00151705" calcext:value-type="float">
            <text:p>0.00151705</text:p>
          </table:table-cell>
          <table:table-cell office:value-type="float" office:value="0.225951" calcext:value-type="float">
            <text:p>0.225951</text:p>
          </table:table-cell>
          <table:table-cell office:value-type="float" office:value="0.0481477" calcext:value-type="float">
            <text:p>0.0481477</text:p>
          </table:table-cell>
          <table:table-cell office:value-type="float" office:value="0.00174877" calcext:value-type="float">
            <text:p>0.00174877</text:p>
          </table:table-cell>
          <table:table-cell office:value-type="float" office:value="0.000781223" calcext:value-type="float">
            <text:p>0.000781223</text:p>
          </table:table-cell>
          <table:table-cell office:value-type="float" office:value="0.00154784" calcext:value-type="float">
            <text:p>0.00154784</text:p>
          </table:table-cell>
        </table:table-row>
        <table:table-row table:style-name="ro1">
          <table:table-cell office:value-type="float" office:value="272500" calcext:value-type="float">
            <text:p>272500</text:p>
          </table:table-cell>
          <table:table-cell/>
          <table:table-cell office:value-type="float" office:value="0.0152025" calcext:value-type="float">
            <text:p>0.0152025</text:p>
          </table:table-cell>
          <table:table-cell office:value-type="float" office:value="0.00152455" calcext:value-type="float">
            <text:p>0.00152455</text:p>
          </table:table-cell>
          <table:table-cell office:value-type="float" office:value="0.232412" calcext:value-type="float">
            <text:p>0.232412</text:p>
          </table:table-cell>
          <table:table-cell office:value-type="float" office:value="0.046406" calcext:value-type="float">
            <text:p>0.046406</text:p>
          </table:table-cell>
          <table:table-cell office:value-type="float" office:value="0.00183601" calcext:value-type="float">
            <text:p>0.00183601</text:p>
          </table:table-cell>
          <table:table-cell office:value-type="float" office:value="0.000801751" calcext:value-type="float">
            <text:p>0.000801751</text:p>
          </table:table-cell>
          <table:table-cell office:value-type="float" office:value="0.00160192" calcext:value-type="float">
            <text:p>0.00160192</text:p>
          </table:table-cell>
        </table:table-row>
        <table:table-row table:style-name="ro1">
          <table:table-cell office:value-type="float" office:value="272000" calcext:value-type="float">
            <text:p>272000</text:p>
          </table:table-cell>
          <table:table-cell/>
          <table:table-cell office:value-type="float" office:value="0.0152858" calcext:value-type="float">
            <text:p>0.0152858</text:p>
          </table:table-cell>
          <table:table-cell office:value-type="float" office:value="0.00151744" calcext:value-type="float">
            <text:p>0.00151744</text:p>
          </table:table-cell>
          <table:table-cell office:value-type="float" office:value="0.226592" calcext:value-type="float">
            <text:p>0.226592</text:p>
          </table:table-cell>
          <table:table-cell office:value-type="float" office:value="0.0455683" calcext:value-type="float">
            <text:p>0.0455683</text:p>
          </table:table-cell>
          <table:table-cell office:value-type="float" office:value="0.00175983" calcext:value-type="float">
            <text:p>0.00175983</text:p>
          </table:table-cell>
          <table:table-cell office:value-type="float" office:value="0.00077925" calcext:value-type="float">
            <text:p>0.00077925</text:p>
          </table:table-cell>
          <table:table-cell office:value-type="float" office:value="0.0015585" calcext:value-type="float">
            <text:p>0.0015585</text:p>
          </table:table-cell>
        </table:table-row>
        <table:table-row table:style-name="ro1">
          <table:table-cell office:value-type="float" office:value="271500" calcext:value-type="float">
            <text:p>271500</text:p>
          </table:table-cell>
          <table:table-cell/>
          <table:table-cell office:value-type="float" office:value="0.0149096" calcext:value-type="float">
            <text:p>0.0149096</text:p>
          </table:table-cell>
          <table:table-cell office:value-type="float" office:value="0.00152652" calcext:value-type="float">
            <text:p>0.00152652</text:p>
          </table:table-cell>
          <table:table-cell office:value-type="float" office:value="0.234185" calcext:value-type="float">
            <text:p>0.234185</text:p>
          </table:table-cell>
          <table:table-cell office:value-type="float" office:value="0.0465359" calcext:value-type="float">
            <text:p>0.0465359</text:p>
          </table:table-cell>
          <table:table-cell office:value-type="float" office:value="0.00171956" calcext:value-type="float">
            <text:p>0.00171956</text:p>
          </table:table-cell>
          <table:table-cell office:value-type="float" office:value="0.000755169" calcext:value-type="float">
            <text:p>0.000755169</text:p>
          </table:table-cell>
          <table:table-cell office:value-type="float" office:value="0.00153758" calcext:value-type="float">
            <text:p>0.00153758</text:p>
          </table:table-cell>
        </table:table-row>
        <table:table-row table:style-name="ro1">
          <table:table-cell office:value-type="float" office:value="271000" calcext:value-type="float">
            <text:p>271000</text:p>
          </table:table-cell>
          <table:table-cell/>
          <table:table-cell office:value-type="float" office:value="0.015148" calcext:value-type="float">
            <text:p>0.015148</text:p>
          </table:table-cell>
          <table:table-cell office:value-type="float" office:value="0.00150442" calcext:value-type="float">
            <text:p>0.00150442</text:p>
          </table:table-cell>
          <table:table-cell office:value-type="float" office:value="0.223276" calcext:value-type="float">
            <text:p>0.223276</text:p>
          </table:table-cell>
          <table:table-cell office:value-type="float" office:value="0.0450942" calcext:value-type="float">
            <text:p>0.0450942</text:p>
          </table:table-cell>
          <table:table-cell office:value-type="float" office:value="0.0017693" calcext:value-type="float">
            <text:p>0.0017693</text:p>
          </table:table-cell>
          <table:table-cell office:value-type="float" office:value="0.000777276" calcext:value-type="float">
            <text:p>0.000777276</text:p>
          </table:table-cell>
          <table:table-cell office:value-type="float" office:value="0.00156403" calcext:value-type="float">
            <text:p>0.00156403</text:p>
          </table:table-cell>
        </table:table-row>
        <table:table-row table:style-name="ro1">
          <table:table-cell office:value-type="float" office:value="270500" calcext:value-type="float">
            <text:p>270500</text:p>
          </table:table-cell>
          <table:table-cell/>
          <table:table-cell office:value-type="float" office:value="0.014664" calcext:value-type="float">
            <text:p>0.014664</text:p>
          </table:table-cell>
          <table:table-cell office:value-type="float" office:value="0.00149376" calcext:value-type="float">
            <text:p>0.00149376</text:p>
          </table:table-cell>
          <table:table-cell office:value-type="float" office:value="0.225408" calcext:value-type="float">
            <text:p>0.225408</text:p>
          </table:table-cell>
          <table:table-cell office:value-type="float" office:value="0.045656" calcext:value-type="float">
            <text:p>0.045656</text:p>
          </table:table-cell>
          <table:table-cell office:value-type="float" office:value="0.00179417" calcext:value-type="float">
            <text:p>0.00179417</text:p>
          </table:table-cell>
          <table:table-cell office:value-type="float" office:value="0.000847543" calcext:value-type="float">
            <text:p>0.000847543</text:p>
          </table:table-cell>
          <table:table-cell office:value-type="float" office:value="0.00151902" calcext:value-type="float">
            <text:p>0.00151902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/>
          <table:table-cell office:value-type="float" office:value="0.0146024" calcext:value-type="float">
            <text:p>0.0146024</text:p>
          </table:table-cell>
          <table:table-cell office:value-type="float" office:value="0.00147955" calcext:value-type="float">
            <text:p>0.00147955</text:p>
          </table:table-cell>
          <table:table-cell office:value-type="float" office:value="0.216197" calcext:value-type="float">
            <text:p>0.216197</text:p>
          </table:table-cell>
          <table:table-cell office:value-type="float" office:value="0.0436482" calcext:value-type="float">
            <text:p>0.0436482</text:p>
          </table:table-cell>
          <table:table-cell office:value-type="float" office:value="0.00176259" calcext:value-type="float">
            <text:p>0.00176259</text:p>
          </table:table-cell>
          <table:table-cell office:value-type="float" office:value="0.000767012" calcext:value-type="float">
            <text:p>0.000767012</text:p>
          </table:table-cell>
          <table:table-cell office:value-type="float" office:value="0.00151073" calcext:value-type="float">
            <text:p>0.00151073</text:p>
          </table:table-cell>
        </table:table-row>
        <table:table-row table:style-name="ro1">
          <table:table-cell office:value-type="float" office:value="269500" calcext:value-type="float">
            <text:p>269500</text:p>
          </table:table-cell>
          <table:table-cell/>
          <table:table-cell office:value-type="float" office:value="0.0142637" calcext:value-type="float">
            <text:p>0.0142637</text:p>
          </table:table-cell>
          <table:table-cell office:value-type="float" office:value="0.00146139" calcext:value-type="float">
            <text:p>0.00146139</text:p>
          </table:table-cell>
          <table:table-cell office:value-type="float" office:value="0.21792" calcext:value-type="float">
            <text:p>0.21792</text:p>
          </table:table-cell>
          <table:table-cell office:value-type="float" office:value="0.0435906" calcext:value-type="float">
            <text:p>0.0435906</text:p>
          </table:table-cell>
          <table:table-cell office:value-type="float" office:value="0.00177404" calcext:value-type="float">
            <text:p>0.00177404</text:p>
          </table:table-cell>
          <table:table-cell office:value-type="float" office:value="0.000780434" calcext:value-type="float">
            <text:p>0.000780434</text:p>
          </table:table-cell>
          <table:table-cell office:value-type="float" office:value="0.00153245" calcext:value-type="float">
            <text:p>0.00153245</text:p>
          </table:table-cell>
        </table:table-row>
        <table:table-row table:style-name="ro1">
          <table:table-cell office:value-type="float" office:value="269000" calcext:value-type="float">
            <text:p>269000</text:p>
          </table:table-cell>
          <table:table-cell/>
          <table:table-cell office:value-type="float" office:value="0.0144288" calcext:value-type="float">
            <text:p>0.0144288</text:p>
          </table:table-cell>
          <table:table-cell office:value-type="float" office:value="0.00148073" calcext:value-type="float">
            <text:p>0.00148073</text:p>
          </table:table-cell>
          <table:table-cell office:value-type="float" office:value="0.229052" calcext:value-type="float">
            <text:p>0.229052</text:p>
          </table:table-cell>
          <table:table-cell office:value-type="float" office:value="0.0469875" calcext:value-type="float">
            <text:p>0.0469875</text:p>
          </table:table-cell>
          <table:table-cell office:value-type="float" office:value="0.00174404" calcext:value-type="float">
            <text:p>0.00174404</text:p>
          </table:table-cell>
          <table:table-cell office:value-type="float" office:value="0.000755564" calcext:value-type="float">
            <text:p>0.000755564</text:p>
          </table:table-cell>
          <table:table-cell office:value-type="float" office:value="0.00156284" calcext:value-type="float">
            <text:p>0.00156284</text:p>
          </table:table-cell>
        </table:table-row>
        <table:table-row table:style-name="ro1">
          <table:table-cell office:value-type="float" office:value="268500" calcext:value-type="float">
            <text:p>268500</text:p>
          </table:table-cell>
          <table:table-cell/>
          <table:table-cell office:value-type="float" office:value="0.0135338" calcext:value-type="float">
            <text:p>0.0135338</text:p>
          </table:table-cell>
          <table:table-cell office:value-type="float" office:value="0.00147955" calcext:value-type="float">
            <text:p>0.00147955</text:p>
          </table:table-cell>
          <table:table-cell office:value-type="float" office:value="0.224326" calcext:value-type="float">
            <text:p>0.224326</text:p>
          </table:table-cell>
          <table:table-cell office:value-type="float" office:value="0.0477675" calcext:value-type="float">
            <text:p>0.0477675</text:p>
          </table:table-cell>
          <table:table-cell office:value-type="float" office:value="0.00171561" calcext:value-type="float">
            <text:p>0.00171561</text:p>
          </table:table-cell>
          <table:table-cell office:value-type="float" office:value="0.000725958" calcext:value-type="float">
            <text:p>0.000725958</text:p>
          </table:table-cell>
          <table:table-cell office:value-type="float" office:value="0.00152731" calcext:value-type="float">
            <text:p>0.00152731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/>
          <table:table-cell office:value-type="float" office:value="0.0145101" calcext:value-type="float">
            <text:p>0.0145101</text:p>
          </table:table-cell>
          <table:table-cell office:value-type="float" office:value="0.00148784" calcext:value-type="float">
            <text:p>0.00148784</text:p>
          </table:table-cell>
          <table:table-cell office:value-type="float" office:value="0.224328" calcext:value-type="float">
            <text:p>0.224328</text:p>
          </table:table-cell>
          <table:table-cell office:value-type="float" office:value="0.0450346" calcext:value-type="float">
            <text:p>0.0450346</text:p>
          </table:table-cell>
          <table:table-cell office:value-type="float" office:value="0.0017389" calcext:value-type="float">
            <text:p>0.0017389</text:p>
          </table:table-cell>
          <table:table-cell office:value-type="float" office:value="0.00076188" calcext:value-type="float">
            <text:p>0.00076188</text:p>
          </table:table-cell>
          <table:table-cell office:value-type="float" office:value="0.00154745" calcext:value-type="float">
            <text:p>0.00154745</text:p>
          </table:table-cell>
        </table:table-row>
        <table:table-row table:style-name="ro1">
          <table:table-cell office:value-type="float" office:value="267500" calcext:value-type="float">
            <text:p>267500</text:p>
          </table:table-cell>
          <table:table-cell/>
          <table:table-cell office:value-type="float" office:value="0.015103" calcext:value-type="float">
            <text:p>0.015103</text:p>
          </table:table-cell>
          <table:table-cell office:value-type="float" office:value="0.00151666" calcext:value-type="float">
            <text:p>0.00151666</text:p>
          </table:table-cell>
          <table:table-cell office:value-type="float" office:value="0.224349" calcext:value-type="float">
            <text:p>0.224349</text:p>
          </table:table-cell>
          <table:table-cell office:value-type="float" office:value="0.0451507" calcext:value-type="float">
            <text:p>0.0451507</text:p>
          </table:table-cell>
          <table:table-cell office:value-type="float" office:value="0.00176456" calcext:value-type="float">
            <text:p>0.00176456</text:p>
          </table:table-cell>
          <table:table-cell office:value-type="float" office:value="0.000768986" calcext:value-type="float">
            <text:p>0.000768986</text:p>
          </table:table-cell>
          <table:table-cell office:value-type="float" office:value="0.00171324" calcext:value-type="float">
            <text:p>0.00171324</text:p>
          </table:table-cell>
        </table:table-row>
        <table:table-row table:style-name="ro1">
          <table:table-cell office:value-type="float" office:value="267000" calcext:value-type="float">
            <text:p>267000</text:p>
          </table:table-cell>
          <table:table-cell/>
          <table:table-cell office:value-type="float" office:value="0.0147007" calcext:value-type="float">
            <text:p>0.0147007</text:p>
          </table:table-cell>
          <table:table-cell office:value-type="float" office:value="0.00156087" calcext:value-type="float">
            <text:p>0.00156087</text:p>
          </table:table-cell>
          <table:table-cell office:value-type="float" office:value="0.224362" calcext:value-type="float">
            <text:p>0.224362</text:p>
          </table:table-cell>
          <table:table-cell office:value-type="float" office:value="0.0442909" calcext:value-type="float">
            <text:p>0.0442909</text:p>
          </table:table-cell>
          <table:table-cell office:value-type="float" office:value="0.00182141" calcext:value-type="float">
            <text:p>0.00182141</text:p>
          </table:table-cell>
          <table:table-cell office:value-type="float" office:value="0.000775697" calcext:value-type="float">
            <text:p>0.000775697</text:p>
          </table:table-cell>
          <table:table-cell office:value-type="float" office:value="0.0015889" calcext:value-type="float">
            <text:p>0.0015889</text:p>
          </table:table-cell>
        </table:table-row>
        <table:table-row table:style-name="ro1">
          <table:table-cell office:value-type="float" office:value="266500" calcext:value-type="float">
            <text:p>266500</text:p>
          </table:table-cell>
          <table:table-cell/>
          <table:table-cell office:value-type="float" office:value="0.0145906" calcext:value-type="float">
            <text:p>0.0145906</text:p>
          </table:table-cell>
          <table:table-cell office:value-type="float" office:value="0.0015285" calcext:value-type="float">
            <text:p>0.0015285</text:p>
          </table:table-cell>
          <table:table-cell office:value-type="float" office:value="0.217923" calcext:value-type="float">
            <text:p>0.217923</text:p>
          </table:table-cell>
          <table:table-cell office:value-type="float" office:value="0.0439419" calcext:value-type="float">
            <text:p>0.0439419</text:p>
          </table:table-cell>
          <table:table-cell office:value-type="float" office:value="0.00180206" calcext:value-type="float">
            <text:p>0.00180206</text:p>
          </table:table-cell>
          <table:table-cell office:value-type="float" office:value="0.000790698" calcext:value-type="float">
            <text:p>0.000790698</text:p>
          </table:table-cell>
          <table:table-cell office:value-type="float" office:value="0.0018972" calcext:value-type="float">
            <text:p>0.0018972</text:p>
          </table:table-cell>
        </table:table-row>
        <table:table-row table:style-name="ro1">
          <table:table-cell office:value-type="float" office:value="266000" calcext:value-type="float">
            <text:p>266000</text:p>
          </table:table-cell>
          <table:table-cell/>
          <table:table-cell office:value-type="float" office:value="0.013884" calcext:value-type="float">
            <text:p>0.013884</text:p>
          </table:table-cell>
          <table:table-cell office:value-type="float" office:value="0.00153955" calcext:value-type="float">
            <text:p>0.00153955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0459213" calcext:value-type="float">
            <text:p>0.0459213</text:p>
          </table:table-cell>
          <table:table-cell office:value-type="float" office:value="0.00171127" calcext:value-type="float">
            <text:p>0.00171127</text:p>
          </table:table-cell>
          <table:table-cell office:value-type="float" office:value="0.000723194" calcext:value-type="float">
            <text:p>0.000723194</text:p>
          </table:table-cell>
          <table:table-cell office:value-type="float" office:value="0.00172311" calcext:value-type="float">
            <text:p>0.00172311</text:p>
          </table:table-cell>
        </table:table-row>
        <table:table-row table:style-name="ro1">
          <table:table-cell office:value-type="float" office:value="265500" calcext:value-type="float">
            <text:p>265500</text:p>
          </table:table-cell>
          <table:table-cell/>
          <table:table-cell office:value-type="float" office:value="0.0148673" calcext:value-type="float">
            <text:p>0.0148673</text:p>
          </table:table-cell>
          <table:table-cell office:value-type="float" office:value="0.00150047" calcext:value-type="float">
            <text:p>0.00150047</text:p>
          </table:table-cell>
          <table:table-cell office:value-type="float" office:value="0.226927" calcext:value-type="float">
            <text:p>0.226927</text:p>
          </table:table-cell>
          <table:table-cell office:value-type="float" office:value="0.045883" calcext:value-type="float">
            <text:p>0.045883</text:p>
          </table:table-cell>
          <table:table-cell office:value-type="float" office:value="0.00174325" calcext:value-type="float">
            <text:p>0.00174325</text:p>
          </table:table-cell>
          <table:table-cell office:value-type="float" office:value="0.000756354" calcext:value-type="float">
            <text:p>0.000756354</text:p>
          </table:table-cell>
          <table:table-cell office:value-type="float" office:value="0.00160587" calcext:value-type="float">
            <text:p>0.00160587</text:p>
          </table:table-cell>
        </table:table-row>
        <table:table-row table:style-name="ro1">
          <table:table-cell office:value-type="float" office:value="265000" calcext:value-type="float">
            <text:p>265000</text:p>
          </table:table-cell>
          <table:table-cell/>
          <table:table-cell office:value-type="float" office:value="0.0135603" calcext:value-type="float">
            <text:p>0.0135603</text:p>
          </table:table-cell>
          <table:table-cell office:value-type="float" office:value="0.00150284" calcext:value-type="float">
            <text:p>0.00150284</text:p>
          </table:table-cell>
          <table:table-cell office:value-type="float" office:value="0.214789" calcext:value-type="float">
            <text:p>0.214789</text:p>
          </table:table-cell>
          <table:table-cell office:value-type="float" office:value="0.0424979" calcext:value-type="float">
            <text:p>0.0424979</text:p>
          </table:table-cell>
          <table:table-cell office:value-type="float" office:value="0.00171009" calcext:value-type="float">
            <text:p>0.00171009</text:p>
          </table:table-cell>
          <table:table-cell office:value-type="float" office:value="0.000780434" calcext:value-type="float">
            <text:p>0.000780434</text:p>
          </table:table-cell>
          <table:table-cell office:value-type="float" office:value="0.00155534" calcext:value-type="float">
            <text:p>0.00155534</text:p>
          </table:table-cell>
        </table:table-row>
        <table:table-row table:style-name="ro1">
          <table:table-cell office:value-type="float" office:value="264500" calcext:value-type="float">
            <text:p>264500</text:p>
          </table:table-cell>
          <table:table-cell/>
          <table:table-cell office:value-type="float" office:value="0.0140786" calcext:value-type="float">
            <text:p>0.0140786</text:p>
          </table:table-cell>
          <table:table-cell office:value-type="float" office:value="0.00147955" calcext:value-type="float">
            <text:p>0.00147955</text:p>
          </table:table-cell>
          <table:table-cell office:value-type="float" office:value="0.216351" calcext:value-type="float">
            <text:p>0.216351</text:p>
          </table:table-cell>
          <table:table-cell office:value-type="float" office:value="0.0435957" calcext:value-type="float">
            <text:p>0.0435957</text:p>
          </table:table-cell>
          <table:table-cell office:value-type="float" office:value="0.00178588" calcext:value-type="float">
            <text:p>0.00178588</text:p>
          </table:table-cell>
          <table:table-cell office:value-type="float" office:value="0.000775302" calcext:value-type="float">
            <text:p>0.000775302</text:p>
          </table:table-cell>
          <table:table-cell office:value-type="float" office:value="0.00153363" calcext:value-type="float">
            <text:p>0.00153363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/>
          <table:table-cell office:value-type="float" office:value="0.0136365" calcext:value-type="float">
            <text:p>0.0136365</text:p>
          </table:table-cell>
          <table:table-cell office:value-type="float" office:value="0.00147402" calcext:value-type="float">
            <text:p>0.00147402</text:p>
          </table:table-cell>
          <table:table-cell office:value-type="float" office:value="0.222493" calcext:value-type="float">
            <text:p>0.222493</text:p>
          </table:table-cell>
          <table:table-cell office:value-type="float" office:value="0.0489996" calcext:value-type="float">
            <text:p>0.0489996</text:p>
          </table:table-cell>
          <table:table-cell office:value-type="float" office:value="0.00173338" calcext:value-type="float">
            <text:p>0.00173338</text:p>
          </table:table-cell>
          <table:table-cell office:value-type="float" office:value="0.000751222" calcext:value-type="float">
            <text:p>0.000751222</text:p>
          </table:table-cell>
          <table:table-cell office:value-type="float" office:value="0.00153837" calcext:value-type="float">
            <text:p>0.00153837</text:p>
          </table:table-cell>
        </table:table-row>
        <table:table-row table:style-name="ro1">
          <table:table-cell office:value-type="float" office:value="263500" calcext:value-type="float">
            <text:p>263500</text:p>
          </table:table-cell>
          <table:table-cell/>
          <table:table-cell office:value-type="float" office:value="0.0135666" calcext:value-type="float">
            <text:p>0.0135666</text:p>
          </table:table-cell>
          <table:table-cell office:value-type="float" office:value="0.00147086" calcext:value-type="float">
            <text:p>0.00147086</text:p>
          </table:table-cell>
          <table:table-cell office:value-type="float" office:value="0.212192" calcext:value-type="float">
            <text:p>0.212192</text:p>
          </table:table-cell>
          <table:table-cell office:value-type="float" office:value="0.0426945" calcext:value-type="float">
            <text:p>0.0426945</text:p>
          </table:table-cell>
          <table:table-cell office:value-type="float" office:value="0.00175232" calcext:value-type="float">
            <text:p>0.00175232</text:p>
          </table:table-cell>
          <table:table-cell office:value-type="float" office:value="0.000752406" calcext:value-type="float">
            <text:p>0.000752406</text:p>
          </table:table-cell>
          <table:table-cell office:value-type="float" office:value="0.00152179" calcext:value-type="float">
            <text:p>0.00152179</text:p>
          </table:table-cell>
        </table:table-row>
        <table:table-row table:style-name="ro1">
          <table:table-cell office:value-type="float" office:value="263000" calcext:value-type="float">
            <text:p>263000</text:p>
          </table:table-cell>
          <table:table-cell/>
          <table:table-cell office:value-type="float" office:value="0.0136278" calcext:value-type="float">
            <text:p>0.0136278</text:p>
          </table:table-cell>
          <table:table-cell office:value-type="float" office:value="0.00146257" calcext:value-type="float">
            <text:p>0.00146257</text:p>
          </table:table-cell>
          <table:table-cell office:value-type="float" office:value="0.227422" calcext:value-type="float">
            <text:p>0.227422</text:p>
          </table:table-cell>
          <table:table-cell office:value-type="float" office:value="0.0457559" calcext:value-type="float">
            <text:p>0.0457559</text:p>
          </table:table-cell>
          <table:table-cell office:value-type="float" office:value="0.00170732" calcext:value-type="float">
            <text:p>0.00170732</text:p>
          </table:table-cell>
          <table:table-cell office:value-type="float" office:value="0.000753985" calcext:value-type="float">
            <text:p>0.000753985</text:p>
          </table:table-cell>
          <table:table-cell office:value-type="float" office:value="0.0015581" calcext:value-type="float">
            <text:p>0.0015581</text:p>
          </table:table-cell>
        </table:table-row>
        <table:table-row table:style-name="ro1">
          <table:table-cell office:value-type="float" office:value="262500" calcext:value-type="float">
            <text:p>262500</text:p>
          </table:table-cell>
          <table:table-cell/>
          <table:table-cell office:value-type="float" office:value="0.0135244" calcext:value-type="float">
            <text:p>0.0135244</text:p>
          </table:table-cell>
          <table:table-cell office:value-type="float" office:value="0.00145586" calcext:value-type="float">
            <text:p>0.00145586</text:p>
          </table:table-cell>
          <table:table-cell office:value-type="float" office:value="0.218316" calcext:value-type="float">
            <text:p>0.218316</text:p>
          </table:table-cell>
          <table:table-cell office:value-type="float" office:value="0.0440493" calcext:value-type="float">
            <text:p>0.0440493</text:p>
          </table:table-cell>
          <table:table-cell office:value-type="float" office:value="0.00173772" calcext:value-type="float">
            <text:p>0.00173772</text:p>
          </table:table-cell>
          <table:table-cell office:value-type="float" office:value="0.000749248" calcext:value-type="float">
            <text:p>0.000749248</text:p>
          </table:table-cell>
          <table:table-cell office:value-type="float" office:value="0.00157863" calcext:value-type="float">
            <text:p>0.00157863</text:p>
          </table:table-cell>
        </table:table-row>
        <table:table-row table:style-name="ro1">
          <table:table-cell office:value-type="float" office:value="262000" calcext:value-type="float">
            <text:p>262000</text:p>
          </table:table-cell>
          <table:table-cell/>
          <table:table-cell office:value-type="float" office:value="0.0136231" calcext:value-type="float">
            <text:p>0.0136231</text:p>
          </table:table-cell>
          <table:table-cell office:value-type="float" office:value="0.00150323" calcext:value-type="float">
            <text:p>0.00150323</text:p>
          </table:table-cell>
          <table:table-cell office:value-type="float" office:value="0.215936" calcext:value-type="float">
            <text:p>0.215936</text:p>
          </table:table-cell>
          <table:table-cell office:value-type="float" office:value="0.0432385" calcext:value-type="float">
            <text:p>0.0432385</text:p>
          </table:table-cell>
          <table:table-cell office:value-type="float" office:value="0.00173693" calcext:value-type="float">
            <text:p>0.00173693</text:p>
          </table:table-cell>
          <table:table-cell office:value-type="float" office:value="0.000758722" calcext:value-type="float">
            <text:p>0.000758722</text:p>
          </table:table-cell>
          <table:table-cell office:value-type="float" office:value="0.00152692" calcext:value-type="float">
            <text:p>0.00152692</text:p>
          </table:table-cell>
        </table:table-row>
        <table:table-row table:style-name="ro1">
          <table:table-cell office:value-type="float" office:value="261500" calcext:value-type="float">
            <text:p>261500</text:p>
          </table:table-cell>
          <table:table-cell/>
          <table:table-cell office:value-type="float" office:value="0.013749" calcext:value-type="float">
            <text:p>0.013749</text:p>
          </table:table-cell>
          <table:table-cell office:value-type="float" office:value="0.00149968" calcext:value-type="float">
            <text:p>0.00149968</text:p>
          </table:table-cell>
          <table:table-cell office:value-type="float" office:value="0.226606" calcext:value-type="float">
            <text:p>0.226606</text:p>
          </table:table-cell>
          <table:table-cell office:value-type="float" office:value="0.0459576" calcext:value-type="float">
            <text:p>0.0459576</text:p>
          </table:table-cell>
          <table:table-cell office:value-type="float" office:value="0.00179022" calcext:value-type="float">
            <text:p>0.00179022</text:p>
          </table:table-cell>
          <table:table-cell office:value-type="float" office:value="0.000763459" calcext:value-type="float">
            <text:p>0.000763459</text:p>
          </table:table-cell>
          <table:table-cell office:value-type="float" office:value="0.00157429" calcext:value-type="float">
            <text:p>0.00157429</text:p>
          </table:table-cell>
        </table:table-row>
        <table:table-row table:style-name="ro1">
          <table:table-cell office:value-type="float" office:value="261000" calcext:value-type="float">
            <text:p>261000</text:p>
          </table:table-cell>
          <table:table-cell/>
          <table:table-cell office:value-type="float" office:value="0.013042" calcext:value-type="float">
            <text:p>0.013042</text:p>
          </table:table-cell>
          <table:table-cell office:value-type="float" office:value="0.00152021" calcext:value-type="float">
            <text:p>0.00152021</text:p>
          </table:table-cell>
          <table:table-cell office:value-type="float" office:value="0.221996" calcext:value-type="float">
            <text:p>0.221996</text:p>
          </table:table-cell>
          <table:table-cell office:value-type="float" office:value="0.044283" calcext:value-type="float">
            <text:p>0.044283</text:p>
          </table:table-cell>
          <table:table-cell office:value-type="float" office:value="0.00173772" calcext:value-type="float">
            <text:p>0.00173772</text:p>
          </table:table-cell>
          <table:table-cell office:value-type="float" office:value="0.000777671" calcext:value-type="float">
            <text:p>0.000777671</text:p>
          </table:table-cell>
          <table:table-cell office:value-type="float" office:value="0.0015206" calcext:value-type="float">
            <text:p>0.0015206</text:p>
          </table:table-cell>
        </table:table-row>
        <table:table-row table:style-name="ro1">
          <table:table-cell office:value-type="float" office:value="260500" calcext:value-type="float">
            <text:p>260500</text:p>
          </table:table-cell>
          <table:table-cell/>
          <table:table-cell office:value-type="float" office:value="0.0132303" calcext:value-type="float">
            <text:p>0.0132303</text:p>
          </table:table-cell>
          <table:table-cell office:value-type="float" office:value="0.00168758" calcext:value-type="float">
            <text:p>0.00168758</text:p>
          </table:table-cell>
          <table:table-cell office:value-type="float" office:value="0.22781" calcext:value-type="float">
            <text:p>0.22781</text:p>
          </table:table-cell>
          <table:table-cell office:value-type="float" office:value="0.0453986" calcext:value-type="float">
            <text:p>0.0453986</text:p>
          </table:table-cell>
          <table:table-cell office:value-type="float" office:value="0.0017314" calcext:value-type="float">
            <text:p>0.0017314</text:p>
          </table:table-cell>
          <table:table-cell office:value-type="float" office:value="0.00077096" calcext:value-type="float">
            <text:p>0.00077096</text:p>
          </table:table-cell>
          <table:table-cell office:value-type="float" office:value="0.00153166" calcext:value-type="float">
            <text:p>0.00153166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/>
          <table:table-cell office:value-type="float" office:value="0.0130625" calcext:value-type="float">
            <text:p>0.0130625</text:p>
          </table:table-cell>
          <table:table-cell office:value-type="float" office:value="0.00172153" calcext:value-type="float">
            <text:p>0.00172153</text:p>
          </table:table-cell>
          <table:table-cell office:value-type="float" office:value="0.203091" calcext:value-type="float">
            <text:p>0.203091</text:p>
          </table:table-cell>
          <table:table-cell office:value-type="float" office:value="0.0409023" calcext:value-type="float">
            <text:p>0.0409023</text:p>
          </table:table-cell>
          <table:table-cell office:value-type="float" office:value="0.0017018" calcext:value-type="float">
            <text:p>0.0017018</text:p>
          </table:table-cell>
          <table:table-cell office:value-type="float" office:value="0.000776092" calcext:value-type="float">
            <text:p>0.000776092</text:p>
          </table:table-cell>
          <table:table-cell office:value-type="float" office:value="0.00149889" calcext:value-type="float">
            <text:p>0.00149889</text:p>
          </table:table-cell>
        </table:table-row>
        <table:table-row table:style-name="ro1">
          <table:table-cell office:value-type="float" office:value="259500" calcext:value-type="float">
            <text:p>259500</text:p>
          </table:table-cell>
          <table:table-cell/>
          <table:table-cell office:value-type="float" office:value="0.0131726" calcext:value-type="float">
            <text:p>0.0131726</text:p>
          </table:table-cell>
          <table:table-cell office:value-type="float" office:value="0.00153876" calcext:value-type="float">
            <text:p>0.00153876</text:p>
          </table:table-cell>
          <table:table-cell office:value-type="float" office:value="0.209319" calcext:value-type="float">
            <text:p>0.209319</text:p>
          </table:table-cell>
          <table:table-cell office:value-type="float" office:value="0.0419236" calcext:value-type="float">
            <text:p>0.0419236</text:p>
          </table:table-cell>
          <table:table-cell office:value-type="float" office:value="0.00177917" calcext:value-type="float">
            <text:p>0.00177917</text:p>
          </table:table-cell>
          <table:table-cell office:value-type="float" office:value="0.000800172" calcext:value-type="float">
            <text:p>0.000800172</text:p>
          </table:table-cell>
          <table:table-cell office:value-type="float" office:value="0.00154231" calcext:value-type="float">
            <text:p>0.00154231</text:p>
          </table:table-cell>
        </table:table-row>
        <table:table-row table:style-name="ro1">
          <table:table-cell office:value-type="float" office:value="259000" calcext:value-type="float">
            <text:p>259000</text:p>
          </table:table-cell>
          <table:table-cell/>
          <table:table-cell office:value-type="float" office:value="0.0134971" calcext:value-type="float">
            <text:p>0.0134971</text:p>
          </table:table-cell>
          <table:table-cell office:value-type="float" office:value="0.00149968" calcext:value-type="float">
            <text:p>0.00149968</text:p>
          </table:table-cell>
          <table:table-cell office:value-type="float" office:value="0.208737" calcext:value-type="float">
            <text:p>0.208737</text:p>
          </table:table-cell>
          <table:table-cell office:value-type="float" office:value="0.0425579" calcext:value-type="float">
            <text:p>0.0425579</text:p>
          </table:table-cell>
          <table:table-cell office:value-type="float" office:value="0.00181983" calcext:value-type="float">
            <text:p>0.00181983</text:p>
          </table:table-cell>
          <table:table-cell office:value-type="float" office:value="0.000806488" calcext:value-type="float">
            <text:p>0.000806488</text:p>
          </table:table-cell>
          <table:table-cell office:value-type="float" office:value="0.00144441" calcext:value-type="float">
            <text:p>0.00144441</text:p>
          </table:table-cell>
        </table:table-row>
        <table:table-row table:style-name="ro1">
          <table:table-cell office:value-type="float" office:value="258500" calcext:value-type="float">
            <text:p>258500</text:p>
          </table:table-cell>
          <table:table-cell/>
          <table:table-cell office:value-type="float" office:value="0.0129306" calcext:value-type="float">
            <text:p>0.0129306</text:p>
          </table:table-cell>
          <table:table-cell office:value-type="float" office:value="0.00146849" calcext:value-type="float">
            <text:p>0.00146849</text:p>
          </table:table-cell>
          <table:table-cell office:value-type="float" office:value="0.219122" calcext:value-type="float">
            <text:p>0.219122</text:p>
          </table:table-cell>
          <table:table-cell office:value-type="float" office:value="0.0447062" calcext:value-type="float">
            <text:p>0.0447062</text:p>
          </table:table-cell>
          <table:table-cell office:value-type="float" office:value="0.00178075" calcext:value-type="float">
            <text:p>0.00178075</text:p>
          </table:table-cell>
          <table:table-cell office:value-type="float" office:value="0.00077925" calcext:value-type="float">
            <text:p>0.00077925</text:p>
          </table:table-cell>
          <table:table-cell office:value-type="float" office:value="0.00153639" calcext:value-type="float">
            <text:p>0.00153639</text:p>
          </table:table-cell>
        </table:table-row>
        <table:table-row table:style-name="ro1">
          <table:table-cell office:value-type="float" office:value="258000" calcext:value-type="float">
            <text:p>258000</text:p>
          </table:table-cell>
          <table:table-cell/>
          <table:table-cell office:value-type="float" office:value="0.0132457" calcext:value-type="float">
            <text:p>0.0132457</text:p>
          </table:table-cell>
          <table:table-cell office:value-type="float" office:value="0.00162956" calcext:value-type="float">
            <text:p>0.00162956</text:p>
          </table:table-cell>
          <table:table-cell office:value-type="float" office:value="0.215518" calcext:value-type="float">
            <text:p>0.215518</text:p>
          </table:table-cell>
          <table:table-cell office:value-type="float" office:value="0.0429622" calcext:value-type="float">
            <text:p>0.0429622</text:p>
          </table:table-cell>
          <table:table-cell office:value-type="float" office:value="0.00176812" calcext:value-type="float">
            <text:p>0.00176812</text:p>
          </table:table-cell>
          <table:table-cell office:value-type="float" office:value="0.00081162" calcext:value-type="float">
            <text:p>0.00081162</text:p>
          </table:table-cell>
          <table:table-cell office:value-type="float" office:value="0.00153639" calcext:value-type="float">
            <text:p>0.00153639</text:p>
          </table:table-cell>
        </table:table-row>
        <table:table-row table:style-name="ro1">
          <table:table-cell office:value-type="float" office:value="257500" calcext:value-type="float">
            <text:p>257500</text:p>
          </table:table-cell>
          <table:table-cell/>
          <table:table-cell office:value-type="float" office:value="0.0144094" calcext:value-type="float">
            <text:p>0.0144094</text:p>
          </table:table-cell>
          <table:table-cell office:value-type="float" office:value="0.0014985" calcext:value-type="float">
            <text:p>0.0014985</text:p>
          </table:table-cell>
          <table:table-cell office:value-type="float" office:value="0.214107" calcext:value-type="float">
            <text:p>0.214107</text:p>
          </table:table-cell>
          <table:table-cell office:value-type="float" office:value="0.0448913" calcext:value-type="float">
            <text:p>0.0448913</text:p>
          </table:table-cell>
          <table:table-cell office:value-type="float" office:value="0.00175035" calcext:value-type="float">
            <text:p>0.00175035</text:p>
          </table:table-cell>
          <table:table-cell office:value-type="float" office:value="0.000805304" calcext:value-type="float">
            <text:p>0.000805304</text:p>
          </table:table-cell>
          <table:table-cell office:value-type="float" office:value="0.00157863" calcext:value-type="float">
            <text:p>0.00157863</text:p>
          </table:table-cell>
        </table:table-row>
        <table:table-row table:style-name="ro1">
          <table:table-cell office:value-type="float" office:value="257000" calcext:value-type="float">
            <text:p>257000</text:p>
          </table:table-cell>
          <table:table-cell/>
          <table:table-cell office:value-type="float" office:value="0.0146624" calcext:value-type="float">
            <text:p>0.0146624</text:p>
          </table:table-cell>
          <table:table-cell office:value-type="float" office:value="0.00153324" calcext:value-type="float">
            <text:p>0.00153324</text:p>
          </table:table-cell>
          <table:table-cell office:value-type="float" office:value="0.211449" calcext:value-type="float">
            <text:p>0.211449</text:p>
          </table:table-cell>
          <table:table-cell office:value-type="float" office:value="0.0428366" calcext:value-type="float">
            <text:p>0.0428366</text:p>
          </table:table-cell>
          <table:table-cell office:value-type="float" office:value="0.00174482" calcext:value-type="float">
            <text:p>0.00174482</text:p>
          </table:table-cell>
          <table:table-cell office:value-type="float" office:value="0.000802935" calcext:value-type="float">
            <text:p>0.000802935</text:p>
          </table:table-cell>
          <table:table-cell office:value-type="float" office:value="0.00155692" calcext:value-type="float">
            <text:p>0.00155692</text:p>
          </table:table-cell>
        </table:table-row>
        <table:table-row table:style-name="ro1">
          <table:table-cell office:value-type="float" office:value="256500" calcext:value-type="float">
            <text:p>256500</text:p>
          </table:table-cell>
          <table:table-cell/>
          <table:table-cell office:value-type="float" office:value="0.0127068" calcext:value-type="float">
            <text:p>0.0127068</text:p>
          </table:table-cell>
          <table:table-cell office:value-type="float" office:value="0.00188062" calcext:value-type="float">
            <text:p>0.00188062</text:p>
          </table:table-cell>
          <table:table-cell office:value-type="float" office:value="0.219004" calcext:value-type="float">
            <text:p>0.219004</text:p>
          </table:table-cell>
          <table:table-cell office:value-type="float" office:value="0.0475354" calcext:value-type="float">
            <text:p>0.0475354</text:p>
          </table:table-cell>
          <table:table-cell office:value-type="float" office:value="0.00169509" calcext:value-type="float">
            <text:p>0.00169509</text:p>
          </table:table-cell>
          <table:table-cell office:value-type="float" office:value="0.000776486" calcext:value-type="float">
            <text:p>0.000776486</text:p>
          </table:table-cell>
          <table:table-cell office:value-type="float" office:value="0.00155021" calcext:value-type="float">
            <text:p>0.00155021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/>
          <table:table-cell office:value-type="float" office:value="0.0135477" calcext:value-type="float">
            <text:p>0.0135477</text:p>
          </table:table-cell>
          <table:table-cell office:value-type="float" office:value="0.0025971" calcext:value-type="float">
            <text:p>0.0025971</text:p>
          </table:table-cell>
          <table:table-cell office:value-type="float" office:value="0.22047" calcext:value-type="float">
            <text:p>0.22047</text:p>
          </table:table-cell>
          <table:table-cell office:value-type="float" office:value="0.0446565" calcext:value-type="float">
            <text:p>0.0446565</text:p>
          </table:table-cell>
          <table:table-cell office:value-type="float" office:value="0.00174009" calcext:value-type="float">
            <text:p>0.00174009</text:p>
          </table:table-cell>
          <table:table-cell office:value-type="float" office:value="0.000809646" calcext:value-type="float">
            <text:p>0.000809646</text:p>
          </table:table-cell>
          <table:table-cell office:value-type="float" office:value="0.0015431" calcext:value-type="float">
            <text:p>0.0015431</text:p>
          </table:table-cell>
        </table:table-row>
        <table:table-row table:style-name="ro1">
          <table:table-cell office:value-type="float" office:value="255500" calcext:value-type="float">
            <text:p>255500</text:p>
          </table:table-cell>
          <table:table-cell/>
          <table:table-cell office:value-type="float" office:value="0.0131225" calcext:value-type="float">
            <text:p>0.0131225</text:p>
          </table:table-cell>
          <table:table-cell office:value-type="float" office:value="0.00172903" calcext:value-type="float">
            <text:p>0.00172903</text:p>
          </table:table-cell>
          <table:table-cell office:value-type="float" office:value="0.21582" calcext:value-type="float">
            <text:p>0.21582</text:p>
          </table:table-cell>
          <table:table-cell office:value-type="float" office:value="0.0445929" calcext:value-type="float">
            <text:p>0.0445929</text:p>
          </table:table-cell>
          <table:table-cell office:value-type="float" office:value="0.00169903" calcext:value-type="float">
            <text:p>0.00169903</text:p>
          </table:table-cell>
          <table:table-cell office:value-type="float" office:value="0.000796224" calcext:value-type="float">
            <text:p>0.000796224</text:p>
          </table:table-cell>
          <table:table-cell office:value-type="float" office:value="0.00151468" calcext:value-type="float">
            <text:p>0.00151468</text:p>
          </table:table-cell>
        </table:table-row>
        <table:table-row table:style-name="ro1">
          <table:table-cell office:value-type="float" office:value="255000" calcext:value-type="float">
            <text:p>255000</text:p>
          </table:table-cell>
          <table:table-cell/>
          <table:table-cell office:value-type="float" office:value="0.0129812" calcext:value-type="float">
            <text:p>0.0129812</text:p>
          </table:table-cell>
          <table:table-cell office:value-type="float" office:value="0.00149179" calcext:value-type="float">
            <text:p>0.00149179</text:p>
          </table:table-cell>
          <table:table-cell office:value-type="float" office:value="0.220907" calcext:value-type="float">
            <text:p>0.220907</text:p>
          </table:table-cell>
          <table:table-cell office:value-type="float" office:value="0.0454341" calcext:value-type="float">
            <text:p>0.0454341</text:p>
          </table:table-cell>
          <table:table-cell office:value-type="float" office:value="0.00170416" calcext:value-type="float">
            <text:p>0.00170416</text:p>
          </table:table-cell>
          <table:table-cell office:value-type="float" office:value="0.00078675" calcext:value-type="float">
            <text:p>0.00078675</text:p>
          </table:table-cell>
          <table:table-cell office:value-type="float" office:value="0.00152731" calcext:value-type="float">
            <text:p>0.00152731</text:p>
          </table:table-cell>
        </table:table-row>
        <table:table-row table:style-name="ro1">
          <table:table-cell office:value-type="float" office:value="254500" calcext:value-type="float">
            <text:p>254500</text:p>
          </table:table-cell>
          <table:table-cell/>
          <table:table-cell office:value-type="float" office:value="0.0131197" calcext:value-type="float">
            <text:p>0.0131197</text:p>
          </table:table-cell>
          <table:table-cell office:value-type="float" office:value="0.00149179" calcext:value-type="float">
            <text:p>0.00149179</text:p>
          </table:table-cell>
          <table:table-cell office:value-type="float" office:value="0.21461" calcext:value-type="float">
            <text:p>0.21461</text:p>
          </table:table-cell>
          <table:table-cell office:value-type="float" office:value="0.0428039" calcext:value-type="float">
            <text:p>0.0428039</text:p>
          </table:table-cell>
          <table:table-cell office:value-type="float" office:value="0.00171917" calcext:value-type="float">
            <text:p>0.00171917</text:p>
          </table:table-cell>
          <table:table-cell office:value-type="float" office:value="0.000785171" calcext:value-type="float">
            <text:p>0.000785171</text:p>
          </table:table-cell>
          <table:table-cell office:value-type="float" office:value="0.00150008" calcext:value-type="float">
            <text:p>0.00150008</text:p>
          </table:table-cell>
        </table:table-row>
        <table:table-row table:style-name="ro1">
          <table:table-cell office:value-type="float" office:value="254000" calcext:value-type="float">
            <text:p>254000</text:p>
          </table:table-cell>
          <table:table-cell/>
          <table:table-cell office:value-type="float" office:value="0.0123886" calcext:value-type="float">
            <text:p>0.0123886</text:p>
          </table:table-cell>
          <table:table-cell office:value-type="float" office:value="0.00149415" calcext:value-type="float">
            <text:p>0.00149415</text:p>
          </table:table-cell>
          <table:table-cell office:value-type="float" office:value="0.214375" calcext:value-type="float">
            <text:p>0.214375</text:p>
          </table:table-cell>
          <table:table-cell office:value-type="float" office:value="0.0435397" calcext:value-type="float">
            <text:p>0.0435397</text:p>
          </table:table-cell>
          <table:table-cell office:value-type="float" office:value="0.00163192" calcext:value-type="float">
            <text:p>0.00163192</text:p>
          </table:table-cell>
          <table:table-cell office:value-type="float" office:value="0.000692798" calcext:value-type="float">
            <text:p>0.000692798</text:p>
          </table:table-cell>
          <table:table-cell office:value-type="float" office:value="0.00154429" calcext:value-type="float">
            <text:p>0.00154429</text:p>
          </table:table-cell>
        </table:table-row>
        <table:table-row table:style-name="ro1">
          <table:table-cell office:value-type="float" office:value="253500" calcext:value-type="float">
            <text:p>253500</text:p>
          </table:table-cell>
          <table:table-cell/>
          <table:table-cell office:value-type="float" office:value="0.012826" calcext:value-type="float">
            <text:p>0.012826</text:p>
          </table:table-cell>
          <table:table-cell office:value-type="float" office:value="0.00154152" calcext:value-type="float">
            <text:p>0.00154152</text:p>
          </table:table-cell>
          <table:table-cell office:value-type="float" office:value="0.220011" calcext:value-type="float">
            <text:p>0.220011</text:p>
          </table:table-cell>
          <table:table-cell office:value-type="float" office:value="0.0425619" calcext:value-type="float">
            <text:p>0.0425619</text:p>
          </table:table-cell>
          <table:table-cell office:value-type="float" office:value="0.00166114" calcext:value-type="float">
            <text:p>0.00166114</text:p>
          </table:table-cell>
          <table:table-cell office:value-type="float" office:value="0.000716483" calcext:value-type="float">
            <text:p>0.000716483</text:p>
          </table:table-cell>
          <table:table-cell office:value-type="float" office:value="0.00150284" calcext:value-type="float">
            <text:p>0.00150284</text:p>
          </table:table-cell>
        </table:table-row>
        <table:table-row table:style-name="ro1">
          <table:table-cell office:value-type="float" office:value="253000" calcext:value-type="float">
            <text:p>253000</text:p>
          </table:table-cell>
          <table:table-cell/>
          <table:table-cell office:value-type="float" office:value="0.0127601" calcext:value-type="float">
            <text:p>0.0127601</text:p>
          </table:table-cell>
          <table:table-cell office:value-type="float" office:value="0.00181707" calcext:value-type="float">
            <text:p>0.00181707</text:p>
          </table:table-cell>
          <table:table-cell office:value-type="float" office:value="0.211875" calcext:value-type="float">
            <text:p>0.211875</text:p>
          </table:table-cell>
          <table:table-cell office:value-type="float" office:value="0.0390284" calcext:value-type="float">
            <text:p>0.0390284</text:p>
          </table:table-cell>
          <table:table-cell office:value-type="float" office:value="0.00165087" calcext:value-type="float">
            <text:p>0.00165087</text:p>
          </table:table-cell>
          <table:table-cell office:value-type="float" office:value="0.000727931" calcext:value-type="float">
            <text:p>0.000727931</text:p>
          </table:table-cell>
          <table:table-cell office:value-type="float" office:value="0.00146455" calcext:value-type="float">
            <text:p>0.00146455</text:p>
          </table:table-cell>
        </table:table-row>
        <table:table-row table:style-name="ro1">
          <table:table-cell office:value-type="float" office:value="252500" calcext:value-type="float">
            <text:p>252500</text:p>
          </table:table-cell>
          <table:table-cell/>
          <table:table-cell office:value-type="float" office:value="0.0128892" calcext:value-type="float">
            <text:p>0.0128892</text:p>
          </table:table-cell>
          <table:table-cell office:value-type="float" office:value="0.00258131" calcext:value-type="float">
            <text:p>0.00258131</text:p>
          </table:table-cell>
          <table:table-cell office:value-type="float" office:value="0.210743" calcext:value-type="float">
            <text:p>0.210743</text:p>
          </table:table-cell>
          <table:table-cell office:value-type="float" office:value="0.0421983" calcext:value-type="float">
            <text:p>0.0421983</text:p>
          </table:table-cell>
          <table:table-cell office:value-type="float" office:value="0.00165521" calcext:value-type="float">
            <text:p>0.00165521</text:p>
          </table:table-cell>
          <table:table-cell office:value-type="float" office:value="0.000761091" calcext:value-type="float">
            <text:p>0.000761091</text:p>
          </table:table-cell>
          <table:table-cell office:value-type="float" office:value="0.00154468" calcext:value-type="float">
            <text:p>0.00154468</text:p>
          </table:table-cell>
        </table:table-row>
        <table:table-row table:style-name="ro1">
          <table:table-cell office:value-type="float" office:value="252000" calcext:value-type="float">
            <text:p>252000</text:p>
          </table:table-cell>
          <table:table-cell/>
          <table:table-cell office:value-type="float" office:value="0.0135512" calcext:value-type="float">
            <text:p>0.0135512</text:p>
          </table:table-cell>
          <table:table-cell office:value-type="float" office:value="0.0016335" calcext:value-type="float">
            <text:p>0.0016335</text:p>
          </table:table-cell>
          <table:table-cell office:value-type="float" office:value="0.203037" calcext:value-type="float">
            <text:p>0.203037</text:p>
          </table:table-cell>
          <table:table-cell office:value-type="float" office:value="0.0408064" calcext:value-type="float">
            <text:p>0.0408064</text:p>
          </table:table-cell>
          <table:table-cell office:value-type="float" office:value="0.00176693" calcext:value-type="float">
            <text:p>0.00176693</text:p>
          </table:table-cell>
          <table:table-cell office:value-type="float" office:value="0.000806488" calcext:value-type="float">
            <text:p>0.000806488</text:p>
          </table:table-cell>
          <table:table-cell office:value-type="float" office:value="0.001476" calcext:value-type="float">
            <text:p>0.001476</text:p>
          </table:table-cell>
        </table:table-row>
        <table:table-row table:style-name="ro1">
          <table:table-cell office:value-type="float" office:value="251500" calcext:value-type="float">
            <text:p>251500</text:p>
          </table:table-cell>
          <table:table-cell/>
          <table:table-cell office:value-type="float" office:value="0.0130112" calcext:value-type="float">
            <text:p>0.0130112</text:p>
          </table:table-cell>
          <table:table-cell office:value-type="float" office:value="0.00157705" calcext:value-type="float">
            <text:p>0.00157705</text:p>
          </table:table-cell>
          <table:table-cell office:value-type="float" office:value="0.207303" calcext:value-type="float">
            <text:p>0.207303</text:p>
          </table:table-cell>
          <table:table-cell office:value-type="float" office:value="0.0424352" calcext:value-type="float">
            <text:p>0.0424352</text:p>
          </table:table-cell>
          <table:table-cell office:value-type="float" office:value="0.00169864" calcext:value-type="float">
            <text:p>0.00169864</text:p>
          </table:table-cell>
          <table:table-cell office:value-type="float" office:value="0.000722405" calcext:value-type="float">
            <text:p>0.000722405</text:p>
          </table:table-cell>
          <table:table-cell office:value-type="float" office:value="0.00153402" calcext:value-type="float">
            <text:p>0.00153402</text:p>
          </table:table-cell>
        </table:table-row>
        <table:table-row table:style-name="ro1">
          <table:table-cell office:value-type="float" office:value="251000" calcext:value-type="float">
            <text:p>251000</text:p>
          </table:table-cell>
          <table:table-cell/>
          <table:table-cell office:value-type="float" office:value="0.0134916" calcext:value-type="float">
            <text:p>0.0134916</text:p>
          </table:table-cell>
          <table:table-cell office:value-type="float" office:value="0.00155021" calcext:value-type="float">
            <text:p>0.00155021</text:p>
          </table:table-cell>
          <table:table-cell office:value-type="float" office:value="0.210365" calcext:value-type="float">
            <text:p>0.210365</text:p>
          </table:table-cell>
          <table:table-cell office:value-type="float" office:value="0.0427593" calcext:value-type="float">
            <text:p>0.0427593</text:p>
          </table:table-cell>
          <table:table-cell office:value-type="float" office:value="0.00175311" calcext:value-type="float">
            <text:p>0.00175311</text:p>
          </table:table-cell>
          <table:table-cell office:value-type="float" office:value="0.000749248" calcext:value-type="float">
            <text:p>0.000749248</text:p>
          </table:table-cell>
          <table:table-cell office:value-type="float" office:value="0.00157311" calcext:value-type="float">
            <text:p>0.00157311</text:p>
          </table:table-cell>
        </table:table-row>
        <table:table-row table:style-name="ro1">
          <table:table-cell office:value-type="float" office:value="250500" calcext:value-type="float">
            <text:p>250500</text:p>
          </table:table-cell>
          <table:table-cell/>
          <table:table-cell office:value-type="float" office:value="0.0133297" calcext:value-type="float">
            <text:p>0.0133297</text:p>
          </table:table-cell>
          <table:table-cell office:value-type="float" office:value="0.00157745" calcext:value-type="float">
            <text:p>0.00157745</text:p>
          </table:table-cell>
          <table:table-cell office:value-type="float" office:value="0.21377" calcext:value-type="float">
            <text:p>0.21377</text:p>
          </table:table-cell>
          <table:table-cell office:value-type="float" office:value="0.0436861" calcext:value-type="float">
            <text:p>0.0436861</text:p>
          </table:table-cell>
          <table:table-cell office:value-type="float" office:value="0.00166666" calcext:value-type="float">
            <text:p>0.00166666</text:p>
          </table:table-cell>
          <table:table-cell office:value-type="float" office:value="0.000723194" calcext:value-type="float">
            <text:p>0.000723194</text:p>
          </table:table-cell>
          <table:table-cell office:value-type="float" office:value="0.00154547" calcext:value-type="float">
            <text:p>0.00154547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/>
          <table:table-cell office:value-type="float" office:value="0.0133708" calcext:value-type="float">
            <text:p>0.0133708</text:p>
          </table:table-cell>
          <table:table-cell office:value-type="float" office:value="0.00156521" calcext:value-type="float">
            <text:p>0.00156521</text:p>
          </table:table-cell>
          <table:table-cell office:value-type="float" office:value="0.211158" calcext:value-type="float">
            <text:p>0.211158</text:p>
          </table:table-cell>
          <table:table-cell office:value-type="float" office:value="0.0423057" calcext:value-type="float">
            <text:p>0.0423057</text:p>
          </table:table-cell>
          <table:table-cell office:value-type="float" office:value="0.00169035" calcext:value-type="float">
            <text:p>0.00169035</text:p>
          </table:table-cell>
          <table:table-cell office:value-type="float" office:value="0.000720036" calcext:value-type="float">
            <text:p>0.000720036</text:p>
          </table:table-cell>
          <table:table-cell office:value-type="float" office:value="0.00150915" calcext:value-type="float">
            <text:p>0.00150915</text:p>
          </table:table-cell>
        </table:table-row>
        <table:table-row table:style-name="ro1">
          <table:table-cell office:value-type="float" office:value="249500" calcext:value-type="float">
            <text:p>249500</text:p>
          </table:table-cell>
          <table:table-cell/>
          <table:table-cell office:value-type="float" office:value="0.0134399" calcext:value-type="float">
            <text:p>0.0134399</text:p>
          </table:table-cell>
          <table:table-cell office:value-type="float" office:value="0.00151271" calcext:value-type="float">
            <text:p>0.00151271</text:p>
          </table:table-cell>
          <table:table-cell office:value-type="float" office:value="0.204098" calcext:value-type="float">
            <text:p>0.204098</text:p>
          </table:table-cell>
          <table:table-cell office:value-type="float" office:value="0.0409892" calcext:value-type="float">
            <text:p>0.0409892</text:p>
          </table:table-cell>
          <table:table-cell office:value-type="float" office:value="0.00170574" calcext:value-type="float">
            <text:p>0.00170574</text:p>
          </table:table-cell>
          <table:table-cell office:value-type="float" office:value="0.000742932" calcext:value-type="float">
            <text:p>0.000742932</text:p>
          </table:table-cell>
          <table:table-cell office:value-type="float" office:value="0.00148902" calcext:value-type="float">
            <text:p>0.00148902</text:p>
          </table:table-cell>
        </table:table-row>
        <table:table-row table:style-name="ro1">
          <table:table-cell office:value-type="float" office:value="249000" calcext:value-type="float">
            <text:p>249000</text:p>
          </table:table-cell>
          <table:table-cell/>
          <table:table-cell office:value-type="float" office:value="0.0138887" calcext:value-type="float">
            <text:p>0.0138887</text:p>
          </table:table-cell>
          <table:table-cell office:value-type="float" office:value="0.00154942" calcext:value-type="float">
            <text:p>0.00154942</text:p>
          </table:table-cell>
          <table:table-cell office:value-type="float" office:value="0.205061" calcext:value-type="float">
            <text:p>0.205061</text:p>
          </table:table-cell>
          <table:table-cell office:value-type="float" office:value="0.0416188" calcext:value-type="float">
            <text:p>0.0416188</text:p>
          </table:table-cell>
          <table:table-cell office:value-type="float" office:value="0.00173851" calcext:value-type="float">
            <text:p>0.00173851</text:p>
          </table:table-cell>
          <table:table-cell office:value-type="float" office:value="0.000755564" calcext:value-type="float">
            <text:p>0.000755564</text:p>
          </table:table-cell>
          <table:table-cell office:value-type="float" office:value="0.00146613" calcext:value-type="float">
            <text:p>0.00146613</text:p>
          </table:table-cell>
        </table:table-row>
        <table:table-row table:style-name="ro1">
          <table:table-cell office:value-type="float" office:value="248500" calcext:value-type="float">
            <text:p>248500</text:p>
          </table:table-cell>
          <table:table-cell/>
          <table:table-cell office:value-type="float" office:value="0.0136009" calcext:value-type="float">
            <text:p>0.0136009</text:p>
          </table:table-cell>
          <table:table-cell office:value-type="float" office:value="0.00153916" calcext:value-type="float">
            <text:p>0.00153916</text:p>
          </table:table-cell>
          <table:table-cell office:value-type="float" office:value="0.211448" calcext:value-type="float">
            <text:p>0.211448</text:p>
          </table:table-cell>
          <table:table-cell office:value-type="float" office:value="0.042325" calcext:value-type="float">
            <text:p>0.042325</text:p>
          </table:table-cell>
          <table:table-cell office:value-type="float" office:value="0.00172074" calcext:value-type="float">
            <text:p>0.00172074</text:p>
          </table:table-cell>
          <table:table-cell office:value-type="float" office:value="0.00075359" calcext:value-type="float">
            <text:p>0.00075359</text:p>
          </table:table-cell>
          <table:table-cell office:value-type="float" office:value="0.00150323" calcext:value-type="float">
            <text:p>0.00150323</text:p>
          </table:table-cell>
        </table:table-row>
        <table:table-row table:style-name="ro1">
          <table:table-cell office:value-type="float" office:value="248000" calcext:value-type="float">
            <text:p>248000</text:p>
          </table:table-cell>
          <table:table-cell/>
          <table:table-cell office:value-type="float" office:value="0.0131462" calcext:value-type="float">
            <text:p>0.0131462</text:p>
          </table:table-cell>
          <table:table-cell office:value-type="float" office:value="0.0015435" calcext:value-type="float">
            <text:p>0.0015435</text:p>
          </table:table-cell>
          <table:table-cell office:value-type="float" office:value="0.203651" calcext:value-type="float">
            <text:p>0.203651</text:p>
          </table:table-cell>
          <table:table-cell office:value-type="float" office:value="0.0407914" calcext:value-type="float">
            <text:p>0.0407914</text:p>
          </table:table-cell>
          <table:table-cell office:value-type="float" office:value="0.00168403" calcext:value-type="float">
            <text:p>0.00168403</text:p>
          </table:table-cell>
          <table:table-cell office:value-type="float" office:value="0.000718457" calcext:value-type="float">
            <text:p>0.000718457</text:p>
          </table:table-cell>
          <table:table-cell office:value-type="float" office:value="0.00148271" calcext:value-type="float">
            <text:p>0.00148271</text:p>
          </table:table-cell>
        </table:table-row>
        <table:table-row table:style-name="ro1">
          <table:table-cell office:value-type="float" office:value="247500" calcext:value-type="float">
            <text:p>247500</text:p>
          </table:table-cell>
          <table:table-cell/>
          <table:table-cell office:value-type="float" office:value="0.0129066" calcext:value-type="float">
            <text:p>0.0129066</text:p>
          </table:table-cell>
          <table:table-cell office:value-type="float" office:value="0.00153876" calcext:value-type="float">
            <text:p>0.00153876</text:p>
          </table:table-cell>
          <table:table-cell office:value-type="float" office:value="0.21477" calcext:value-type="float">
            <text:p>0.21477</text:p>
          </table:table-cell>
          <table:table-cell office:value-type="float" office:value="0.0412568" calcext:value-type="float">
            <text:p>0.0412568</text:p>
          </table:table-cell>
          <table:table-cell office:value-type="float" office:value="0.00167337" calcext:value-type="float">
            <text:p>0.00167337</text:p>
          </table:table-cell>
          <table:table-cell office:value-type="float" office:value="0.000724379" calcext:value-type="float">
            <text:p>0.000724379</text:p>
          </table:table-cell>
          <table:table-cell office:value-type="float" office:value="0.00149534" calcext:value-type="float">
            <text:p>0.00149534</text:p>
          </table:table-cell>
        </table:table-row>
        <table:table-row table:style-name="ro1">
          <table:table-cell office:value-type="float" office:value="247000" calcext:value-type="float">
            <text:p>247000</text:p>
          </table:table-cell>
          <table:table-cell/>
          <table:table-cell office:value-type="float" office:value="0.0126062" calcext:value-type="float">
            <text:p>0.0126062</text:p>
          </table:table-cell>
          <table:table-cell office:value-type="float" office:value="0.00148863" calcext:value-type="float">
            <text:p>0.00148863</text:p>
          </table:table-cell>
          <table:table-cell office:value-type="float" office:value="0.213047" calcext:value-type="float">
            <text:p>0.213047</text:p>
          </table:table-cell>
          <table:table-cell office:value-type="float" office:value="0.0432559" calcext:value-type="float">
            <text:p>0.0432559</text:p>
          </table:table-cell>
          <table:table-cell office:value-type="float" office:value="0.00166272" calcext:value-type="float">
            <text:p>0.00166272</text:p>
          </table:table-cell>
          <table:table-cell office:value-type="float" office:value="0.000704641" calcext:value-type="float">
            <text:p>0.000704641</text:p>
          </table:table-cell>
          <table:table-cell office:value-type="float" office:value="0.00152258" calcext:value-type="float">
            <text:p>0.00152258</text:p>
          </table:table-cell>
        </table:table-row>
        <table:table-row table:style-name="ro1">
          <table:table-cell office:value-type="float" office:value="246500" calcext:value-type="float">
            <text:p>246500</text:p>
          </table:table-cell>
          <table:table-cell/>
          <table:table-cell office:value-type="float" office:value="0.0130151" calcext:value-type="float">
            <text:p>0.0130151</text:p>
          </table:table-cell>
          <table:table-cell office:value-type="float" office:value="0.00147047" calcext:value-type="float">
            <text:p>0.00147047</text:p>
          </table:table-cell>
          <table:table-cell office:value-type="float" office:value="0.216109" calcext:value-type="float">
            <text:p>0.216109</text:p>
          </table:table-cell>
          <table:table-cell office:value-type="float" office:value="0.0462288" calcext:value-type="float">
            <text:p>0.0462288</text:p>
          </table:table-cell>
          <table:table-cell office:value-type="float" office:value="0.00170377" calcext:value-type="float">
            <text:p>0.00170377</text:p>
          </table:table-cell>
          <table:table-cell office:value-type="float" office:value="0.000720826" calcext:value-type="float">
            <text:p>0.000720826</text:p>
          </table:table-cell>
          <table:table-cell office:value-type="float" office:value="0.00148034" calcext:value-type="float">
            <text:p>0.00148034</text:p>
          </table:table-cell>
        </table:table-row>
        <table:table-row table:style-name="ro1">
          <table:table-cell office:value-type="float" office:value="246000" calcext:value-type="float">
            <text:p>246000</text:p>
          </table:table-cell>
          <table:table-cell/>
          <table:table-cell office:value-type="float" office:value="0.0131339" calcext:value-type="float">
            <text:p>0.0131339</text:p>
          </table:table-cell>
          <table:table-cell office:value-type="float" office:value="0.00146297" calcext:value-type="float">
            <text:p>0.00146297</text:p>
          </table:table-cell>
          <table:table-cell office:value-type="float" office:value="0.204654" calcext:value-type="float">
            <text:p>0.204654</text:p>
          </table:table-cell>
          <table:table-cell office:value-type="float" office:value="0.0412635" calcext:value-type="float">
            <text:p>0.0412635</text:p>
          </table:table-cell>
          <table:table-cell office:value-type="float" office:value="0.00170377" calcext:value-type="float">
            <text:p>0.00170377</text:p>
          </table:table-cell>
          <table:table-cell office:value-type="float" office:value="0.000724773" calcext:value-type="float">
            <text:p>0.000724773</text:p>
          </table:table-cell>
          <table:table-cell office:value-type="float" office:value="0.00145586" calcext:value-type="float">
            <text:p>0.00145586</text:p>
          </table:table-cell>
        </table:table-row>
        <table:table-row table:style-name="ro1">
          <table:table-cell office:value-type="float" office:value="245500" calcext:value-type="float">
            <text:p>245500</text:p>
          </table:table-cell>
          <table:table-cell/>
          <table:table-cell office:value-type="float" office:value="0.0134115" calcext:value-type="float">
            <text:p>0.0134115</text:p>
          </table:table-cell>
          <table:table-cell office:value-type="float" office:value="0.00171798" calcext:value-type="float">
            <text:p>0.00171798</text:p>
          </table:table-cell>
          <table:table-cell office:value-type="float" office:value="0.204615" calcext:value-type="float">
            <text:p>0.204615</text:p>
          </table:table-cell>
          <table:table-cell office:value-type="float" office:value="0.0407898" calcext:value-type="float">
            <text:p>0.0407898</text:p>
          </table:table-cell>
          <table:table-cell office:value-type="float" office:value="0.00176456" calcext:value-type="float">
            <text:p>0.00176456</text:p>
          </table:table-cell>
          <table:table-cell office:value-type="float" office:value="0.0007378" calcext:value-type="float">
            <text:p>0.0007378</text:p>
          </table:table-cell>
          <table:table-cell office:value-type="float" office:value="0.0015135" calcext:value-type="float">
            <text:p>0.0015135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  <table:table-cell/>
          <table:table-cell office:value-type="float" office:value="0.0127104" calcext:value-type="float">
            <text:p>0.0127104</text:p>
          </table:table-cell>
          <table:table-cell office:value-type="float" office:value="0.00151152" calcext:value-type="float">
            <text:p>0.00151152</text:p>
          </table:table-cell>
          <table:table-cell office:value-type="float" office:value="0.199606" calcext:value-type="float">
            <text:p>0.199606</text:p>
          </table:table-cell>
          <table:table-cell office:value-type="float" office:value="0.0398535" calcext:value-type="float">
            <text:p>0.0398535</text:p>
          </table:table-cell>
          <table:table-cell office:value-type="float" office:value="0.00188931" calcext:value-type="float">
            <text:p>0.00188931</text:p>
          </table:table-cell>
          <table:table-cell office:value-type="float" office:value="0.000707404" calcext:value-type="float">
            <text:p>0.000707404</text:p>
          </table:table-cell>
          <table:table-cell office:value-type="float" office:value="0.00148665" calcext:value-type="float">
            <text:p>0.00148665</text:p>
          </table:table-cell>
        </table:table-row>
        <table:table-row table:style-name="ro1">
          <table:table-cell office:value-type="float" office:value="244500" calcext:value-type="float">
            <text:p>244500</text:p>
          </table:table-cell>
          <table:table-cell/>
          <table:table-cell office:value-type="float" office:value="0.0133933" calcext:value-type="float">
            <text:p>0.0133933</text:p>
          </table:table-cell>
          <table:table-cell office:value-type="float" office:value="0.00151231" calcext:value-type="float">
            <text:p>0.00151231</text:p>
          </table:table-cell>
          <table:table-cell office:value-type="float" office:value="0.194484" calcext:value-type="float">
            <text:p>0.194484</text:p>
          </table:table-cell>
          <table:table-cell office:value-type="float" office:value="0.0389905" calcext:value-type="float">
            <text:p>0.0389905</text:p>
          </table:table-cell>
          <table:table-cell office:value-type="float" office:value="0.00205195" calcext:value-type="float">
            <text:p>0.00205195</text:p>
          </table:table-cell>
          <table:table-cell office:value-type="float" office:value="0.000784382" calcext:value-type="float">
            <text:p>0.000784382</text:p>
          </table:table-cell>
          <table:table-cell office:value-type="float" office:value="0.00144757" calcext:value-type="float">
            <text:p>0.00144757</text:p>
          </table:table-cell>
        </table:table-row>
        <table:table-row table:style-name="ro1">
          <table:table-cell office:value-type="float" office:value="244000" calcext:value-type="float">
            <text:p>244000</text:p>
          </table:table-cell>
          <table:table-cell/>
          <table:table-cell office:value-type="float" office:value="0.0127451" calcext:value-type="float">
            <text:p>0.0127451</text:p>
          </table:table-cell>
          <table:table-cell office:value-type="float" office:value="0.00150915" calcext:value-type="float">
            <text:p>0.00150915</text:p>
          </table:table-cell>
          <table:table-cell office:value-type="float" office:value="0.210298" calcext:value-type="float">
            <text:p>0.210298</text:p>
          </table:table-cell>
          <table:table-cell office:value-type="float" office:value="0.0425599" calcext:value-type="float">
            <text:p>0.0425599</text:p>
          </table:table-cell>
          <table:table-cell office:value-type="float" office:value="0.00185891" calcext:value-type="float">
            <text:p>0.00185891</text:p>
          </table:table-cell>
          <table:table-cell office:value-type="float" office:value="0.000721615" calcext:value-type="float">
            <text:p>0.000721615</text:p>
          </table:table-cell>
          <table:table-cell office:value-type="float" office:value="0.00147284" calcext:value-type="float">
            <text:p>0.00147284</text:p>
          </table:table-cell>
        </table:table-row>
        <table:table-row table:style-name="ro1">
          <table:table-cell office:value-type="float" office:value="243500" calcext:value-type="float">
            <text:p>243500</text:p>
          </table:table-cell>
          <table:table-cell/>
          <table:table-cell office:value-type="float" office:value="0.0130289" calcext:value-type="float">
            <text:p>0.0130289</text:p>
          </table:table-cell>
          <table:table-cell office:value-type="float" office:value="0.00151389" calcext:value-type="float">
            <text:p>0.00151389</text:p>
          </table:table-cell>
          <table:table-cell office:value-type="float" office:value="0.208938" calcext:value-type="float">
            <text:p>0.208938</text:p>
          </table:table-cell>
          <table:table-cell office:value-type="float" office:value="0.0421162" calcext:value-type="float">
            <text:p>0.0421162</text:p>
          </table:table-cell>
          <table:table-cell office:value-type="float" office:value="0.00172193" calcext:value-type="float">
            <text:p>0.00172193</text:p>
          </table:table-cell>
          <table:table-cell office:value-type="float" office:value="0.000702272" calcext:value-type="float">
            <text:p>0.000702272</text:p>
          </table:table-cell>
          <table:table-cell office:value-type="float" office:value="0.00148429" calcext:value-type="float">
            <text:p>0.00148429</text:p>
          </table:table-cell>
        </table:table-row>
        <table:table-row table:style-name="ro1">
          <table:table-cell office:value-type="float" office:value="243000" calcext:value-type="float">
            <text:p>243000</text:p>
          </table:table-cell>
          <table:table-cell/>
          <table:table-cell office:value-type="float" office:value="0.0132958" calcext:value-type="float">
            <text:p>0.0132958</text:p>
          </table:table-cell>
          <table:table-cell office:value-type="float" office:value="0.00150994" calcext:value-type="float">
            <text:p>0.00150994</text:p>
          </table:table-cell>
          <table:table-cell office:value-type="float" office:value="0.203914" calcext:value-type="float">
            <text:p>0.203914</text:p>
          </table:table-cell>
          <table:table-cell office:value-type="float" office:value="0.0408696" calcext:value-type="float">
            <text:p>0.0408696</text:p>
          </table:table-cell>
          <table:table-cell office:value-type="float" office:value="0.00169943" calcext:value-type="float">
            <text:p>0.00169943</text:p>
          </table:table-cell>
          <table:table-cell office:value-type="float" office:value="0.000723194" calcext:value-type="float">
            <text:p>0.000723194</text:p>
          </table:table-cell>
          <table:table-cell office:value-type="float" office:value="0.00148626" calcext:value-type="float">
            <text:p>0.00148626</text:p>
          </table:table-cell>
        </table:table-row>
        <table:table-row table:style-name="ro1">
          <table:table-cell office:value-type="float" office:value="242500" calcext:value-type="float">
            <text:p>242500</text:p>
          </table:table-cell>
          <table:table-cell/>
          <table:table-cell office:value-type="float" office:value="0.0124147" calcext:value-type="float">
            <text:p>0.0124147</text:p>
          </table:table-cell>
          <table:table-cell office:value-type="float" office:value="0.00147402" calcext:value-type="float">
            <text:p>0.00147402</text:p>
          </table:table-cell>
          <table:table-cell office:value-type="float" office:value="0.202404" calcext:value-type="float">
            <text:p>0.202404</text:p>
          </table:table-cell>
          <table:table-cell office:value-type="float" office:value="0.0402762" calcext:value-type="float">
            <text:p>0.0402762</text:p>
          </table:table-cell>
          <table:table-cell office:value-type="float" office:value="0.00165995" calcext:value-type="float">
            <text:p>0.00165995</text:p>
          </table:table-cell>
          <table:table-cell office:value-type="float" office:value="0.000686877" calcext:value-type="float">
            <text:p>0.000686877</text:p>
          </table:table-cell>
          <table:table-cell office:value-type="float" office:value="0.001491" calcext:value-type="float">
            <text:p>0.001491</text:p>
          </table:table-cell>
        </table:table-row>
        <table:table-row table:style-name="ro1">
          <table:table-cell office:value-type="float" office:value="242000" calcext:value-type="float">
            <text:p>242000</text:p>
          </table:table-cell>
          <table:table-cell/>
          <table:table-cell office:value-type="float" office:value="0.0128138" calcext:value-type="float">
            <text:p>0.0128138</text:p>
          </table:table-cell>
          <table:table-cell office:value-type="float" office:value="0.00147165" calcext:value-type="float">
            <text:p>0.00147165</text:p>
          </table:table-cell>
          <table:table-cell office:value-type="float" office:value="0.21323" calcext:value-type="float">
            <text:p>0.21323</text:p>
          </table:table-cell>
          <table:table-cell office:value-type="float" office:value="0.0421608" calcext:value-type="float">
            <text:p>0.0421608</text:p>
          </table:table-cell>
          <table:table-cell office:value-type="float" office:value="0.00166508" calcext:value-type="float">
            <text:p>0.00166508</text:p>
          </table:table-cell>
          <table:table-cell office:value-type="float" office:value="0.000703851" calcext:value-type="float">
            <text:p>0.000703851</text:p>
          </table:table-cell>
          <table:table-cell office:value-type="float" office:value="0.00151863" calcext:value-type="float">
            <text:p>0.00151863</text:p>
          </table:table-cell>
        </table:table-row>
        <table:table-row table:style-name="ro1">
          <table:table-cell office:value-type="float" office:value="241500" calcext:value-type="float">
            <text:p>241500</text:p>
          </table:table-cell>
          <table:table-cell/>
          <table:table-cell office:value-type="float" office:value="0.0134419" calcext:value-type="float">
            <text:p>0.0134419</text:p>
          </table:table-cell>
          <table:table-cell office:value-type="float" office:value="0.00155889" calcext:value-type="float">
            <text:p>0.00155889</text:p>
          </table:table-cell>
          <table:table-cell office:value-type="float" office:value="0.206924" calcext:value-type="float">
            <text:p>0.206924</text:p>
          </table:table-cell>
          <table:table-cell office:value-type="float" office:value="0.0419393" calcext:value-type="float">
            <text:p>0.0419393</text:p>
          </table:table-cell>
          <table:table-cell office:value-type="float" office:value="0.00168719" calcext:value-type="float">
            <text:p>0.00168719</text:p>
          </table:table-cell>
          <table:table-cell office:value-type="float" office:value="0.000707404" calcext:value-type="float">
            <text:p>0.000707404</text:p>
          </table:table-cell>
          <table:table-cell office:value-type="float" office:value="0.00153323" calcext:value-type="float">
            <text:p>0.00153323</text:p>
          </table:table-cell>
        </table:table-row>
        <table:table-row table:style-name="ro1">
          <table:table-cell office:value-type="float" office:value="241000" calcext:value-type="float">
            <text:p>241000</text:p>
          </table:table-cell>
          <table:table-cell/>
          <table:table-cell office:value-type="float" office:value="0.0118305" calcext:value-type="float">
            <text:p>0.0118305</text:p>
          </table:table-cell>
          <table:table-cell office:value-type="float" office:value="0.00147757" calcext:value-type="float">
            <text:p>0.00147757</text:p>
          </table:table-cell>
          <table:table-cell office:value-type="float" office:value="0.213382" calcext:value-type="float">
            <text:p>0.213382</text:p>
          </table:table-cell>
          <table:table-cell office:value-type="float" office:value="0.0427115" calcext:value-type="float">
            <text:p>0.0427115</text:p>
          </table:table-cell>
          <table:table-cell office:value-type="float" office:value="0.0016185" calcext:value-type="float">
            <text:p>0.0016185</text:p>
          </table:table-cell>
          <table:table-cell office:value-type="float" office:value="0.000672271" calcext:value-type="float">
            <text:p>0.000672271</text:p>
          </table:table-cell>
          <table:table-cell office:value-type="float" office:value="0.00150086" calcext:value-type="float">
            <text:p>0.00150086</text:p>
          </table:table-cell>
        </table:table-row>
        <table:table-row table:style-name="ro1">
          <table:table-cell office:value-type="float" office:value="240500" calcext:value-type="float">
            <text:p>240500</text:p>
          </table:table-cell>
          <table:table-cell/>
          <table:table-cell office:value-type="float" office:value="0.0119023" calcext:value-type="float">
            <text:p>0.0119023</text:p>
          </table:table-cell>
          <table:table-cell office:value-type="float" office:value="0.00150047" calcext:value-type="float">
            <text:p>0.00150047</text:p>
          </table:table-cell>
          <table:table-cell office:value-type="float" office:value="0.195318" calcext:value-type="float">
            <text:p>0.195318</text:p>
          </table:table-cell>
          <table:table-cell office:value-type="float" office:value="0.0388038" calcext:value-type="float">
            <text:p>0.0388038</text:p>
          </table:table-cell>
          <table:table-cell office:value-type="float" office:value="0.00164811" calcext:value-type="float">
            <text:p>0.00164811</text:p>
          </table:table-cell>
          <table:table-cell office:value-type="float" office:value="0.000701483" calcext:value-type="float">
            <text:p>0.000701483</text:p>
          </table:table-cell>
          <table:table-cell office:value-type="float" office:value="0.00144994" calcext:value-type="float">
            <text:p>0.00144994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/>
          <table:table-cell office:value-type="float" office:value="0.0118451" calcext:value-type="float">
            <text:p>0.0118451</text:p>
          </table:table-cell>
          <table:table-cell office:value-type="float" office:value="0.00166548" calcext:value-type="float">
            <text:p>0.00166548</text:p>
          </table:table-cell>
          <table:table-cell office:value-type="float" office:value="0.200624" calcext:value-type="float">
            <text:p>0.200624</text:p>
          </table:table-cell>
          <table:table-cell office:value-type="float" office:value="0.0400571" calcext:value-type="float">
            <text:p>0.0400571</text:p>
          </table:table-cell>
          <table:table-cell office:value-type="float" office:value="0.00165245" calcext:value-type="float">
            <text:p>0.00165245</text:p>
          </table:table-cell>
          <table:table-cell office:value-type="float" office:value="0.000693588" calcext:value-type="float">
            <text:p>0.000693588</text:p>
          </table:table-cell>
          <table:table-cell office:value-type="float" office:value="0.00147205" calcext:value-type="float">
            <text:p>0.00147205</text:p>
          </table:table-cell>
        </table:table-row>
        <table:table-row table:style-name="ro1">
          <table:table-cell office:value-type="float" office:value="239500" calcext:value-type="float">
            <text:p>239500</text:p>
          </table:table-cell>
          <table:table-cell/>
          <table:table-cell office:value-type="float" office:value="0.0124005" calcext:value-type="float">
            <text:p>0.0124005</text:p>
          </table:table-cell>
          <table:table-cell office:value-type="float" office:value="0.00156245" calcext:value-type="float">
            <text:p>0.00156245</text:p>
          </table:table-cell>
          <table:table-cell office:value-type="float" office:value="0.202292" calcext:value-type="float">
            <text:p>0.202292</text:p>
          </table:table-cell>
          <table:table-cell office:value-type="float" office:value="0.0405553" calcext:value-type="float">
            <text:p>0.0405553</text:p>
          </table:table-cell>
          <table:table-cell office:value-type="float" office:value="0.00169311" calcext:value-type="float">
            <text:p>0.00169311</text:p>
          </table:table-cell>
          <table:table-cell office:value-type="float" office:value="0.000709773" calcext:value-type="float">
            <text:p>0.000709773</text:p>
          </table:table-cell>
          <table:table-cell office:value-type="float" office:value="0.0014831" calcext:value-type="float">
            <text:p>0.0014831</text:p>
          </table:table-cell>
        </table:table-row>
        <table:table-row table:style-name="ro1">
          <table:table-cell office:value-type="float" office:value="239000" calcext:value-type="float">
            <text:p>239000</text:p>
          </table:table-cell>
          <table:table-cell/>
          <table:table-cell office:value-type="float" office:value="0.0126709" calcext:value-type="float">
            <text:p>0.0126709</text:p>
          </table:table-cell>
          <table:table-cell office:value-type="float" office:value="0.00150205" calcext:value-type="float">
            <text:p>0.00150205</text:p>
          </table:table-cell>
          <table:table-cell office:value-type="float" office:value="0.20357" calcext:value-type="float">
            <text:p>0.20357</text:p>
          </table:table-cell>
          <table:table-cell office:value-type="float" office:value="0.0427446" calcext:value-type="float">
            <text:p>0.0427446</text:p>
          </table:table-cell>
          <table:table-cell office:value-type="float" office:value="0.00205629" calcext:value-type="float">
            <text:p>0.00205629</text:p>
          </table:table-cell>
          <table:table-cell office:value-type="float" office:value="0.000711746" calcext:value-type="float">
            <text:p>0.000711746</text:p>
          </table:table-cell>
          <table:table-cell office:value-type="float" office:value="0.00149336" calcext:value-type="float">
            <text:p>0.00149336</text:p>
          </table:table-cell>
        </table:table-row>
        <table:table-row table:style-name="ro1">
          <table:table-cell office:value-type="float" office:value="238500" calcext:value-type="float">
            <text:p>238500</text:p>
          </table:table-cell>
          <table:table-cell/>
          <table:table-cell office:value-type="float" office:value="0.0123338" calcext:value-type="float">
            <text:p>0.0123338</text:p>
          </table:table-cell>
          <table:table-cell office:value-type="float" office:value="0.00149139" calcext:value-type="float">
            <text:p>0.00149139</text:p>
          </table:table-cell>
          <table:table-cell office:value-type="float" office:value="0.209379" calcext:value-type="float">
            <text:p>0.209379</text:p>
          </table:table-cell>
          <table:table-cell office:value-type="float" office:value="0.0403828" calcext:value-type="float">
            <text:p>0.0403828</text:p>
          </table:table-cell>
          <table:table-cell office:value-type="float" office:value="0.00271277" calcext:value-type="float">
            <text:p>0.00271277</text:p>
          </table:table-cell>
          <table:table-cell office:value-type="float" office:value="0.000729905" calcext:value-type="float">
            <text:p>0.000729905</text:p>
          </table:table-cell>
          <table:table-cell office:value-type="float" office:value="0.00145626" calcext:value-type="float">
            <text:p>0.00145626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  <table:table-cell/>
          <table:table-cell office:value-type="float" office:value="0.0124163" calcext:value-type="float">
            <text:p>0.0124163</text:p>
          </table:table-cell>
          <table:table-cell office:value-type="float" office:value="0.00148823" calcext:value-type="float">
            <text:p>0.00148823</text:p>
          </table:table-cell>
          <table:table-cell office:value-type="float" office:value="0.199124" calcext:value-type="float">
            <text:p>0.199124</text:p>
          </table:table-cell>
          <table:table-cell office:value-type="float" office:value="0.0398929" calcext:value-type="float">
            <text:p>0.0398929</text:p>
          </table:table-cell>
          <table:table-cell office:value-type="float" office:value="0.00182338" calcext:value-type="float">
            <text:p>0.00182338</text:p>
          </table:table-cell>
          <table:table-cell office:value-type="float" office:value="0.000738985" calcext:value-type="float">
            <text:p>0.000738985</text:p>
          </table:table-cell>
          <table:table-cell office:value-type="float" office:value="0.00145389" calcext:value-type="float">
            <text:p>0.00145389</text:p>
          </table:table-cell>
        </table:table-row>
        <table:table-row table:style-name="ro1">
          <table:table-cell office:value-type="float" office:value="237500" calcext:value-type="float">
            <text:p>237500</text:p>
          </table:table-cell>
          <table:table-cell/>
          <table:table-cell office:value-type="float" office:value="0.0119801" calcext:value-type="float">
            <text:p>0.0119801</text:p>
          </table:table-cell>
          <table:table-cell office:value-type="float" office:value="0.00150758" calcext:value-type="float">
            <text:p>0.00150758</text:p>
          </table:table-cell>
          <table:table-cell office:value-type="float" office:value="0.187513" calcext:value-type="float">
            <text:p>0.187513</text:p>
          </table:table-cell>
          <table:table-cell office:value-type="float" office:value="0.0376112" calcext:value-type="float">
            <text:p>0.0376112</text:p>
          </table:table-cell>
          <table:table-cell office:value-type="float" office:value="0.00183128" calcext:value-type="float">
            <text:p>0.00183128</text:p>
          </table:table-cell>
          <table:table-cell office:value-type="float" office:value="0.000705825" calcext:value-type="float">
            <text:p>0.000705825</text:p>
          </table:table-cell>
          <table:table-cell office:value-type="float" office:value="0.00143494" calcext:value-type="float">
            <text:p>0.00143494</text:p>
          </table:table-cell>
        </table:table-row>
        <table:table-row table:style-name="ro1">
          <table:table-cell office:value-type="float" office:value="237000" calcext:value-type="float">
            <text:p>237000</text:p>
          </table:table-cell>
          <table:table-cell/>
          <table:table-cell office:value-type="float" office:value="0.0124712" calcext:value-type="float">
            <text:p>0.0124712</text:p>
          </table:table-cell>
          <table:table-cell office:value-type="float" office:value="0.00152613" calcext:value-type="float">
            <text:p>0.00152613</text:p>
          </table:table-cell>
          <table:table-cell office:value-type="float" office:value="0.196488" calcext:value-type="float">
            <text:p>0.196488</text:p>
          </table:table-cell>
          <table:table-cell office:value-type="float" office:value="0.0387114" calcext:value-type="float">
            <text:p>0.0387114</text:p>
          </table:table-cell>
          <table:table-cell office:value-type="float" office:value="0.00174996" calcext:value-type="float">
            <text:p>0.00174996</text:p>
          </table:table-cell>
          <table:table-cell office:value-type="float" office:value="0.000741353" calcext:value-type="float">
            <text:p>0.000741353</text:p>
          </table:table-cell>
          <table:table-cell office:value-type="float" office:value="0.00147836" calcext:value-type="float">
            <text:p>0.00147836</text:p>
          </table:table-cell>
        </table:table-row>
        <table:table-row table:style-name="ro1">
          <table:table-cell office:value-type="float" office:value="236500" calcext:value-type="float">
            <text:p>236500</text:p>
          </table:table-cell>
          <table:table-cell/>
          <table:table-cell office:value-type="float" office:value="0.0120314" calcext:value-type="float">
            <text:p>0.0120314</text:p>
          </table:table-cell>
          <table:table-cell office:value-type="float" office:value="0.00175667" calcext:value-type="float">
            <text:p>0.00175667</text:p>
          </table:table-cell>
          <table:table-cell office:value-type="float" office:value="0.205464" calcext:value-type="float">
            <text:p>0.205464</text:p>
          </table:table-cell>
          <table:table-cell office:value-type="float" office:value="0.0408656" calcext:value-type="float">
            <text:p>0.0408656</text:p>
          </table:table-cell>
          <table:table-cell office:value-type="float" office:value="0.00172509" calcext:value-type="float">
            <text:p>0.00172509</text:p>
          </table:table-cell>
          <table:table-cell office:value-type="float" office:value="0.000707009" calcext:value-type="float">
            <text:p>0.000707009</text:p>
          </table:table-cell>
          <table:table-cell office:value-type="float" office:value="0.00148429" calcext:value-type="float">
            <text:p>0.00148429</text:p>
          </table:table-cell>
        </table:table-row>
        <table:table-row table:style-name="ro1">
          <table:table-cell office:value-type="float" office:value="236000" calcext:value-type="float">
            <text:p>236000</text:p>
          </table:table-cell>
          <table:table-cell/>
          <table:table-cell office:value-type="float" office:value="0.0119544" calcext:value-type="float">
            <text:p>0.0119544</text:p>
          </table:table-cell>
          <table:table-cell office:value-type="float" office:value="0.00154271" calcext:value-type="float">
            <text:p>0.00154271</text:p>
          </table:table-cell>
          <table:table-cell office:value-type="float" office:value="0.193988" calcext:value-type="float">
            <text:p>0.193988</text:p>
          </table:table-cell>
          <table:table-cell office:value-type="float" office:value="0.0385421" calcext:value-type="float">
            <text:p>0.0385421</text:p>
          </table:table-cell>
          <table:table-cell office:value-type="float" office:value="0.00165245" calcext:value-type="float">
            <text:p>0.00165245</text:p>
          </table:table-cell>
          <table:table-cell office:value-type="float" office:value="0.000716878" calcext:value-type="float">
            <text:p>0.000716878</text:p>
          </table:table-cell>
          <table:table-cell office:value-type="float" office:value="0.00145152" calcext:value-type="float">
            <text:p>0.00145152</text:p>
          </table:table-cell>
        </table:table-row>
        <table:table-row table:style-name="ro1">
          <table:table-cell office:value-type="float" office:value="235500" calcext:value-type="float">
            <text:p>235500</text:p>
          </table:table-cell>
          <table:table-cell/>
          <table:table-cell office:value-type="float" office:value="0.0123693" calcext:value-type="float">
            <text:p>0.0123693</text:p>
          </table:table-cell>
          <table:table-cell office:value-type="float" office:value="0.00155732" calcext:value-type="float">
            <text:p>0.00155732</text:p>
          </table:table-cell>
          <table:table-cell office:value-type="float" office:value="0.185866" calcext:value-type="float">
            <text:p>0.185866</text:p>
          </table:table-cell>
          <table:table-cell office:value-type="float" office:value="0.0380589" calcext:value-type="float">
            <text:p>0.0380589</text:p>
          </table:table-cell>
          <table:table-cell office:value-type="float" office:value="0.00165916" calcext:value-type="float">
            <text:p>0.00165916</text:p>
          </table:table-cell>
          <table:table-cell office:value-type="float" office:value="0.000718457" calcext:value-type="float">
            <text:p>0.000718457</text:p>
          </table:table-cell>
          <table:table-cell office:value-type="float" office:value="0.0014306" calcext:value-type="float">
            <text:p>0.0014306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  <table:table-cell/>
          <table:table-cell office:value-type="float" office:value="0.0122292" calcext:value-type="float">
            <text:p>0.0122292</text:p>
          </table:table-cell>
          <table:table-cell office:value-type="float" office:value="0.00162008" calcext:value-type="float">
            <text:p>0.00162008</text:p>
          </table:table-cell>
          <table:table-cell office:value-type="float" office:value="0.19595" calcext:value-type="float">
            <text:p>0.19595</text:p>
          </table:table-cell>
          <table:table-cell office:value-type="float" office:value="0.0397919" calcext:value-type="float">
            <text:p>0.0397919</text:p>
          </table:table-cell>
          <table:table-cell office:value-type="float" office:value="0.00170535" calcext:value-type="float">
            <text:p>0.00170535</text:p>
          </table:table-cell>
          <table:table-cell office:value-type="float" office:value="0.000724379" calcext:value-type="float">
            <text:p>0.000724379</text:p>
          </table:table-cell>
          <table:table-cell office:value-type="float" office:value="0.00147678" calcext:value-type="float">
            <text:p>0.00147678</text:p>
          </table:table-cell>
        </table:table-row>
        <table:table-row table:style-name="ro1">
          <table:table-cell office:value-type="float" office:value="234500" calcext:value-type="float">
            <text:p>234500</text:p>
          </table:table-cell>
          <table:table-cell/>
          <table:table-cell office:value-type="float" office:value="0.0117752" calcext:value-type="float">
            <text:p>0.0117752</text:p>
          </table:table-cell>
          <table:table-cell office:value-type="float" office:value="0.00149139" calcext:value-type="float">
            <text:p>0.00149139</text:p>
          </table:table-cell>
          <table:table-cell office:value-type="float" office:value="0.189682" calcext:value-type="float">
            <text:p>0.189682</text:p>
          </table:table-cell>
          <table:table-cell office:value-type="float" office:value="0.0390051" calcext:value-type="float">
            <text:p>0.0390051</text:p>
          </table:table-cell>
          <table:table-cell office:value-type="float" office:value="0.0016635" calcext:value-type="float">
            <text:p>0.0016635</text:p>
          </table:table-cell>
          <table:table-cell office:value-type="float" office:value="0.000690429" calcext:value-type="float">
            <text:p>0.000690429</text:p>
          </table:table-cell>
          <table:table-cell office:value-type="float" office:value="0.00147994" calcext:value-type="float">
            <text:p>0.00147994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/>
          <table:table-cell office:value-type="float" office:value="0.0121885" calcext:value-type="float">
            <text:p>0.0121885</text:p>
          </table:table-cell>
          <table:table-cell office:value-type="float" office:value="0.00148665" calcext:value-type="float">
            <text:p>0.00148665</text:p>
          </table:table-cell>
          <table:table-cell office:value-type="float" office:value="0.194071" calcext:value-type="float">
            <text:p>0.194071</text:p>
          </table:table-cell>
          <table:table-cell office:value-type="float" office:value="0.038927" calcext:value-type="float">
            <text:p>0.038927</text:p>
          </table:table-cell>
          <table:table-cell office:value-type="float" office:value="0.00172272" calcext:value-type="float">
            <text:p>0.00172272</text:p>
          </table:table-cell>
          <table:table-cell office:value-type="float" office:value="0.000711352" calcext:value-type="float">
            <text:p>0.000711352</text:p>
          </table:table-cell>
          <table:table-cell office:value-type="float" office:value="0.00145507" calcext:value-type="float">
            <text:p>0.00145507</text:p>
          </table:table-cell>
        </table:table-row>
        <table:table-row table:style-name="ro1">
          <table:table-cell office:value-type="float" office:value="233500" calcext:value-type="float">
            <text:p>233500</text:p>
          </table:table-cell>
          <table:table-cell/>
          <table:table-cell office:value-type="float" office:value="0.0122142" calcext:value-type="float">
            <text:p>0.0122142</text:p>
          </table:table-cell>
          <table:table-cell office:value-type="float" office:value="0.00154705" calcext:value-type="float">
            <text:p>0.00154705</text:p>
          </table:table-cell>
          <table:table-cell office:value-type="float" office:value="0.189653" calcext:value-type="float">
            <text:p>0.189653</text:p>
          </table:table-cell>
          <table:table-cell office:value-type="float" office:value="0.0382918" calcext:value-type="float">
            <text:p>0.0382918</text:p>
          </table:table-cell>
          <table:table-cell office:value-type="float" office:value="0.0017014" calcext:value-type="float">
            <text:p>0.0017014</text:p>
          </table:table-cell>
          <table:table-cell office:value-type="float" office:value="0.000709378" calcext:value-type="float">
            <text:p>0.000709378</text:p>
          </table:table-cell>
          <table:table-cell office:value-type="float" office:value="0.00147205" calcext:value-type="float">
            <text:p>0.00147205</text:p>
          </table:table-cell>
        </table:table-row>
        <table:table-row table:style-name="ro1">
          <table:table-cell office:value-type="float" office:value="233000" calcext:value-type="float">
            <text:p>233000</text:p>
          </table:table-cell>
          <table:table-cell/>
          <table:table-cell office:value-type="float" office:value="0.0119185" calcext:value-type="float">
            <text:p>0.0119185</text:p>
          </table:table-cell>
          <table:table-cell office:value-type="float" office:value="0.00149139" calcext:value-type="float">
            <text:p>0.00149139</text:p>
          </table:table-cell>
          <table:table-cell office:value-type="float" office:value="0.194688" calcext:value-type="float">
            <text:p>0.194688</text:p>
          </table:table-cell>
          <table:table-cell office:value-type="float" office:value="0.0399178" calcext:value-type="float">
            <text:p>0.0399178</text:p>
          </table:table-cell>
          <table:table-cell office:value-type="float" office:value="0.00162521" calcext:value-type="float">
            <text:p>0.00162521</text:p>
          </table:table-cell>
          <table:table-cell office:value-type="float" office:value="0.000700298" calcext:value-type="float">
            <text:p>0.000700298</text:p>
          </table:table-cell>
          <table:table-cell office:value-type="float" office:value="0.00148429" calcext:value-type="float">
            <text:p>0.00148429</text:p>
          </table:table-cell>
        </table:table-row>
        <table:table-row table:style-name="ro1">
          <table:table-cell office:value-type="float" office:value="232500" calcext:value-type="float">
            <text:p>232500</text:p>
          </table:table-cell>
          <table:table-cell/>
          <table:table-cell office:value-type="float" office:value="0.0121265" calcext:value-type="float">
            <text:p>0.0121265</text:p>
          </table:table-cell>
          <table:table-cell office:value-type="float" office:value="0.00150284" calcext:value-type="float">
            <text:p>0.00150284</text:p>
          </table:table-cell>
          <table:table-cell office:value-type="float" office:value="0.188027" calcext:value-type="float">
            <text:p>0.188027</text:p>
          </table:table-cell>
          <table:table-cell office:value-type="float" office:value="0.0385531" calcext:value-type="float">
            <text:p>0.0385531</text:p>
          </table:table-cell>
          <table:table-cell office:value-type="float" office:value="0.00161811" calcext:value-type="float">
            <text:p>0.00161811</text:p>
          </table:table-cell>
          <table:table-cell office:value-type="float" office:value="0.000696351" calcext:value-type="float">
            <text:p>0.000696351</text:p>
          </table:table-cell>
          <table:table-cell office:value-type="float" office:value="0.00145113" calcext:value-type="float">
            <text:p>0.00145113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/>
          <table:table-cell office:value-type="float" office:value="0.0117168" calcext:value-type="float">
            <text:p>0.0117168</text:p>
          </table:table-cell>
          <table:table-cell office:value-type="float" office:value="0.00150086" calcext:value-type="float">
            <text:p>0.00150086</text:p>
          </table:table-cell>
          <table:table-cell office:value-type="float" office:value="0.205995" calcext:value-type="float">
            <text:p>0.205995</text:p>
          </table:table-cell>
          <table:table-cell office:value-type="float" office:value="0.0410515" calcext:value-type="float">
            <text:p>0.0410515</text:p>
          </table:table-cell>
          <table:table-cell office:value-type="float" office:value="0.00163627" calcext:value-type="float">
            <text:p>0.00163627</text:p>
          </table:table-cell>
          <table:table-cell office:value-type="float" office:value="0.000694772" calcext:value-type="float">
            <text:p>0.000694772</text:p>
          </table:table-cell>
          <table:table-cell office:value-type="float" office:value="0.00150323" calcext:value-type="float">
            <text:p>0.00150323</text:p>
          </table:table-cell>
        </table:table-row>
        <table:table-row table:style-name="ro1">
          <table:table-cell office:value-type="float" office:value="231500" calcext:value-type="float">
            <text:p>231500</text:p>
          </table:table-cell>
          <table:table-cell/>
          <table:table-cell office:value-type="float" office:value="0.0118766" calcext:value-type="float">
            <text:p>0.0118766</text:p>
          </table:table-cell>
          <table:table-cell office:value-type="float" office:value="0.0015281" calcext:value-type="float">
            <text:p>0.0015281</text:p>
          </table:table-cell>
          <table:table-cell office:value-type="float" office:value="0.198554" calcext:value-type="float">
            <text:p>0.198554</text:p>
          </table:table-cell>
          <table:table-cell office:value-type="float" office:value="0.0396675" calcext:value-type="float">
            <text:p>0.0396675</text:p>
          </table:table-cell>
          <table:table-cell office:value-type="float" office:value="0.00161416" calcext:value-type="float">
            <text:p>0.00161416</text:p>
          </table:table-cell>
          <table:table-cell office:value-type="float" office:value="0.000698325" calcext:value-type="float">
            <text:p>0.000698325</text:p>
          </table:table-cell>
          <table:table-cell office:value-type="float" office:value="0.00149139" calcext:value-type="float">
            <text:p>0.00149139</text:p>
          </table:table-cell>
        </table:table-row>
        <table:table-row table:style-name="ro1">
          <table:table-cell office:value-type="float" office:value="231000" calcext:value-type="float">
            <text:p>231000</text:p>
          </table:table-cell>
          <table:table-cell/>
          <table:table-cell office:value-type="float" office:value="0.0115178" calcext:value-type="float">
            <text:p>0.0115178</text:p>
          </table:table-cell>
          <table:table-cell office:value-type="float" office:value="0.00149968" calcext:value-type="float">
            <text:p>0.00149968</text:p>
          </table:table-cell>
          <table:table-cell office:value-type="float" office:value="0.194698" calcext:value-type="float">
            <text:p>0.194698</text:p>
          </table:table-cell>
          <table:table-cell office:value-type="float" office:value="0.0432626" calcext:value-type="float">
            <text:p>0.0432626</text:p>
          </table:table-cell>
          <table:table-cell office:value-type="float" office:value="0.00164416" calcext:value-type="float">
            <text:p>0.00164416</text:p>
          </table:table-cell>
          <table:table-cell office:value-type="float" office:value="0.000693193" calcext:value-type="float">
            <text:p>0.000693193</text:p>
          </table:table-cell>
          <table:table-cell office:value-type="float" office:value="0.00145665" calcext:value-type="float">
            <text:p>0.00145665</text:p>
          </table:table-cell>
        </table:table-row>
        <table:table-row table:style-name="ro1">
          <table:table-cell office:value-type="float" office:value="230500" calcext:value-type="float">
            <text:p>230500</text:p>
          </table:table-cell>
          <table:table-cell/>
          <table:table-cell office:value-type="float" office:value="0.0120073" calcext:value-type="float">
            <text:p>0.0120073</text:p>
          </table:table-cell>
          <table:table-cell office:value-type="float" office:value="0.00148468" calcext:value-type="float">
            <text:p>0.00148468</text:p>
          </table:table-cell>
          <table:table-cell office:value-type="float" office:value="0.193101" calcext:value-type="float">
            <text:p>0.193101</text:p>
          </table:table-cell>
          <table:table-cell office:value-type="float" office:value="0.0387631" calcext:value-type="float">
            <text:p>0.0387631</text:p>
          </table:table-cell>
          <table:table-cell office:value-type="float" office:value="0.00168087" calcext:value-type="float">
            <text:p>0.00168087</text:p>
          </table:table-cell>
          <table:table-cell office:value-type="float" office:value="0.000701877" calcext:value-type="float">
            <text:p>0.000701877</text:p>
          </table:table-cell>
          <table:table-cell office:value-type="float" office:value="0.00143455" calcext:value-type="float">
            <text:p>0.00143455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/>
          <table:table-cell office:value-type="float" office:value="0.0114689" calcext:value-type="float">
            <text:p>0.0114689</text:p>
          </table:table-cell>
          <table:table-cell office:value-type="float" office:value="0.00147284" calcext:value-type="float">
            <text:p>0.00147284</text:p>
          </table:table-cell>
          <table:table-cell office:value-type="float" office:value="0.194577" calcext:value-type="float">
            <text:p>0.194577</text:p>
          </table:table-cell>
          <table:table-cell office:value-type="float" office:value="0.039075" calcext:value-type="float">
            <text:p>0.039075</text:p>
          </table:table-cell>
          <table:table-cell office:value-type="float" office:value="0.00161377" calcext:value-type="float">
            <text:p>0.00161377</text:p>
          </table:table-cell>
          <table:table-cell office:value-type="float" office:value="0.00068135" calcext:value-type="float">
            <text:p>0.00068135</text:p>
          </table:table-cell>
          <table:table-cell office:value-type="float" office:value="0.00144994" calcext:value-type="float">
            <text:p>0.00144994</text:p>
          </table:table-cell>
        </table:table-row>
        <table:table-row table:style-name="ro1">
          <table:table-cell office:value-type="float" office:value="229500" calcext:value-type="float">
            <text:p>229500</text:p>
          </table:table-cell>
          <table:table-cell/>
          <table:table-cell office:value-type="float" office:value="0.0119552" calcext:value-type="float">
            <text:p>0.0119552</text:p>
          </table:table-cell>
          <table:table-cell office:value-type="float" office:value="0.00153758" calcext:value-type="float">
            <text:p>0.00153758</text:p>
          </table:table-cell>
          <table:table-cell office:value-type="float" office:value="0.190261" calcext:value-type="float">
            <text:p>0.190261</text:p>
          </table:table-cell>
          <table:table-cell office:value-type="float" office:value="0.0381821" calcext:value-type="float">
            <text:p>0.0381821</text:p>
          </table:table-cell>
          <table:table-cell office:value-type="float" office:value="0.00164495" calcext:value-type="float">
            <text:p>0.00164495</text:p>
          </table:table-cell>
          <table:table-cell office:value-type="float" office:value="0.000702667" calcext:value-type="float">
            <text:p>0.000702667</text:p>
          </table:table-cell>
          <table:table-cell office:value-type="float" office:value="0.00142705" calcext:value-type="float">
            <text:p>0.00142705</text:p>
          </table:table-cell>
        </table:table-row>
        <table:table-row table:style-name="ro1">
          <table:table-cell office:value-type="float" office:value="229000" calcext:value-type="float">
            <text:p>229000</text:p>
          </table:table-cell>
          <table:table-cell/>
          <table:table-cell office:value-type="float" office:value="0.011236" calcext:value-type="float">
            <text:p>0.011236</text:p>
          </table:table-cell>
          <table:table-cell office:value-type="float" office:value="0.00156718" calcext:value-type="float">
            <text:p>0.00156718</text:p>
          </table:table-cell>
          <table:table-cell office:value-type="float" office:value="0.1887" calcext:value-type="float">
            <text:p>0.1887</text:p>
          </table:table-cell>
          <table:table-cell office:value-type="float" office:value="0.0372745" calcext:value-type="float">
            <text:p>0.0372745</text:p>
          </table:table-cell>
          <table:table-cell office:value-type="float" office:value="0.00156284" calcext:value-type="float">
            <text:p>0.00156284</text:p>
          </table:table-cell>
          <table:table-cell office:value-type="float" office:value="0.000661217" calcext:value-type="float">
            <text:p>0.000661217</text:p>
          </table:table-cell>
          <table:table-cell office:value-type="float" office:value="0.00141086" calcext:value-type="float">
            <text:p>0.00141086</text:p>
          </table:table-cell>
        </table:table-row>
        <table:table-row table:style-name="ro1">
          <table:table-cell office:value-type="float" office:value="228500" calcext:value-type="float">
            <text:p>228500</text:p>
          </table:table-cell>
          <table:table-cell/>
          <table:table-cell office:value-type="float" office:value="0.0117539" calcext:value-type="float">
            <text:p>0.0117539</text:p>
          </table:table-cell>
          <table:table-cell office:value-type="float" office:value="0.00152968" calcext:value-type="float">
            <text:p>0.00152968</text:p>
          </table:table-cell>
          <table:table-cell office:value-type="float" office:value="0.197585" calcext:value-type="float">
            <text:p>0.197585</text:p>
          </table:table-cell>
          <table:table-cell office:value-type="float" office:value="0.0392163" calcext:value-type="float">
            <text:p>0.0392163</text:p>
          </table:table-cell>
          <table:table-cell office:value-type="float" office:value="0.0016864" calcext:value-type="float">
            <text:p>0.0016864</text:p>
          </table:table-cell>
          <table:table-cell office:value-type="float" office:value="0.000708588" calcext:value-type="float">
            <text:p>0.000708588</text:p>
          </table:table-cell>
          <table:table-cell office:value-type="float" office:value="0.00146771" calcext:value-type="float">
            <text:p>0.00146771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/>
          <table:table-cell office:value-type="float" office:value="0.0110252" calcext:value-type="float">
            <text:p>0.0110252</text:p>
          </table:table-cell>
          <table:table-cell office:value-type="float" office:value="0.00150521" calcext:value-type="float">
            <text:p>0.00150521</text:p>
          </table:table-cell>
          <table:table-cell office:value-type="float" office:value="0.190649" calcext:value-type="float">
            <text:p>0.190649</text:p>
          </table:table-cell>
          <table:table-cell office:value-type="float" office:value="0.0446407" calcext:value-type="float">
            <text:p>0.0446407</text:p>
          </table:table-cell>
          <table:table-cell office:value-type="float" office:value="0.00158297" calcext:value-type="float">
            <text:p>0.00158297</text:p>
          </table:table-cell>
          <table:table-cell office:value-type="float" office:value="0.000667139" calcext:value-type="float">
            <text:p>0.000667139</text:p>
          </table:table-cell>
          <table:table-cell office:value-type="float" office:value="0.00145034" calcext:value-type="float">
            <text:p>0.00145034</text:p>
          </table:table-cell>
        </table:table-row>
        <table:table-row table:style-name="ro1">
          <table:table-cell office:value-type="float" office:value="227500" calcext:value-type="float">
            <text:p>227500</text:p>
          </table:table-cell>
          <table:table-cell/>
          <table:table-cell office:value-type="float" office:value="0.0116599" calcext:value-type="float">
            <text:p>0.0116599</text:p>
          </table:table-cell>
          <table:table-cell office:value-type="float" office:value="0.00150679" calcext:value-type="float">
            <text:p>0.00150679</text:p>
          </table:table-cell>
          <table:table-cell office:value-type="float" office:value="0.186033" calcext:value-type="float">
            <text:p>0.186033</text:p>
          </table:table-cell>
          <table:table-cell office:value-type="float" office:value="0.0367893" calcext:value-type="float">
            <text:p>0.0367893</text:p>
          </table:table-cell>
          <table:table-cell office:value-type="float" office:value="0.00160982" calcext:value-type="float">
            <text:p>0.00160982</text:p>
          </table:table-cell>
          <table:table-cell office:value-type="float" office:value="0.000685692" calcext:value-type="float">
            <text:p>0.000685692</text:p>
          </table:table-cell>
          <table:table-cell office:value-type="float" office:value="0.00143612" calcext:value-type="float">
            <text:p>0.00143612</text:p>
          </table:table-cell>
        </table:table-row>
        <table:table-row table:style-name="ro1">
          <table:table-cell office:value-type="float" office:value="227000" calcext:value-type="float">
            <text:p>227000</text:p>
          </table:table-cell>
          <table:table-cell/>
          <table:table-cell office:value-type="float" office:value="0.0115885" calcext:value-type="float">
            <text:p>0.0115885</text:p>
          </table:table-cell>
          <table:table-cell office:value-type="float" office:value="0.00147915" calcext:value-type="float">
            <text:p>0.00147915</text:p>
          </table:table-cell>
          <table:table-cell office:value-type="float" office:value="0.193514" calcext:value-type="float">
            <text:p>0.193514</text:p>
          </table:table-cell>
          <table:table-cell office:value-type="float" office:value="0.0379811" calcext:value-type="float">
            <text:p>0.0379811</text:p>
          </table:table-cell>
          <table:table-cell office:value-type="float" office:value="0.00159126" calcext:value-type="float">
            <text:p>0.00159126</text:p>
          </table:table-cell>
          <table:table-cell office:value-type="float" office:value="0.000704246" calcext:value-type="float">
            <text:p>0.000704246</text:p>
          </table:table-cell>
          <table:table-cell office:value-type="float" office:value="0.00144284" calcext:value-type="float">
            <text:p>0.00144284</text:p>
          </table:table-cell>
        </table:table-row>
        <table:table-row table:style-name="ro1">
          <table:table-cell office:value-type="float" office:value="226500" calcext:value-type="float">
            <text:p>226500</text:p>
          </table:table-cell>
          <table:table-cell/>
          <table:table-cell office:value-type="float" office:value="0.0121506" calcext:value-type="float">
            <text:p>0.0121506</text:p>
          </table:table-cell>
          <table:table-cell office:value-type="float" office:value="0.00146534" calcext:value-type="float">
            <text:p>0.00146534</text:p>
          </table:table-cell>
          <table:table-cell office:value-type="float" office:value="0.184608" calcext:value-type="float">
            <text:p>0.184608</text:p>
          </table:table-cell>
          <table:table-cell office:value-type="float" office:value="0.0363362" calcext:value-type="float">
            <text:p>0.0363362</text:p>
          </table:table-cell>
          <table:table-cell office:value-type="float" office:value="0.00164021" calcext:value-type="float">
            <text:p>0.00164021</text:p>
          </table:table-cell>
          <table:table-cell office:value-type="float" office:value="0.000708193" calcext:value-type="float">
            <text:p>0.000708193</text:p>
          </table:table-cell>
          <table:table-cell office:value-type="float" office:value="0.00139783" calcext:value-type="float">
            <text:p>0.00139783</text:p>
          </table:table-cell>
        </table:table-row>
        <table:table-row table:style-name="ro1">
          <table:table-cell office:value-type="float" office:value="226000" calcext:value-type="float">
            <text:p>226000</text:p>
          </table:table-cell>
          <table:table-cell/>
          <table:table-cell office:value-type="float" office:value="0.011551" calcext:value-type="float">
            <text:p>0.011551</text:p>
          </table:table-cell>
          <table:table-cell office:value-type="float" office:value="0.00145705" calcext:value-type="float">
            <text:p>0.00145705</text:p>
          </table:table-cell>
          <table:table-cell office:value-type="float" office:value="0.186168" calcext:value-type="float">
            <text:p>0.186168</text:p>
          </table:table-cell>
          <table:table-cell office:value-type="float" office:value="0.0369275" calcext:value-type="float">
            <text:p>0.0369275</text:p>
          </table:table-cell>
          <table:table-cell office:value-type="float" office:value="0.00171364" calcext:value-type="float">
            <text:p>0.00171364</text:p>
          </table:table-cell>
          <table:table-cell office:value-type="float" office:value="0.000709378" calcext:value-type="float">
            <text:p>0.000709378</text:p>
          </table:table-cell>
          <table:table-cell office:value-type="float" office:value="0.00136783" calcext:value-type="float">
            <text:p>0.00136783</text:p>
          </table:table-cell>
        </table:table-row>
        <table:table-row table:style-name="ro1">
          <table:table-cell office:value-type="float" office:value="225500" calcext:value-type="float">
            <text:p>225500</text:p>
          </table:table-cell>
          <table:table-cell/>
          <table:table-cell office:value-type="float" office:value="0.0113378" calcext:value-type="float">
            <text:p>0.0113378</text:p>
          </table:table-cell>
          <table:table-cell office:value-type="float" office:value="0.00146534" calcext:value-type="float">
            <text:p>0.00146534</text:p>
          </table:table-cell>
          <table:table-cell office:value-type="float" office:value="0.187961" calcext:value-type="float">
            <text:p>0.187961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0164535" calcext:value-type="float">
            <text:p>0.00164535</text:p>
          </table:table-cell>
          <table:table-cell office:value-type="float" office:value="0.00069714" calcext:value-type="float">
            <text:p>0.00069714</text:p>
          </table:table-cell>
          <table:table-cell office:value-type="float" office:value="0.00142862" calcext:value-type="float">
            <text:p>0.00142862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/>
          <table:table-cell office:value-type="float" office:value="0.0114807" calcext:value-type="float">
            <text:p>0.0114807</text:p>
          </table:table-cell>
          <table:table-cell office:value-type="float" office:value="0.00153837" calcext:value-type="float">
            <text:p>0.00153837</text:p>
          </table:table-cell>
          <table:table-cell office:value-type="float" office:value="0.180513" calcext:value-type="float">
            <text:p>0.180513</text:p>
          </table:table-cell>
          <table:table-cell office:value-type="float" office:value="0.0360287" calcext:value-type="float">
            <text:p>0.0360287</text:p>
          </table:table-cell>
          <table:table-cell office:value-type="float" office:value="0.00160903" calcext:value-type="float">
            <text:p>0.00160903</text:p>
          </table:table-cell>
          <table:table-cell office:value-type="float" office:value="0.000683719" calcext:value-type="float">
            <text:p>0.000683719</text:p>
          </table:table-cell>
          <table:table-cell office:value-type="float" office:value="0.00139665" calcext:value-type="float">
            <text:p>0.00139665</text:p>
          </table:table-cell>
        </table:table-row>
        <table:table-row table:style-name="ro1">
          <table:table-cell office:value-type="float" office:value="224500" calcext:value-type="float">
            <text:p>224500</text:p>
          </table:table-cell>
          <table:table-cell/>
          <table:table-cell office:value-type="float" office:value="0.0118814" calcext:value-type="float">
            <text:p>0.0118814</text:p>
          </table:table-cell>
          <table:table-cell office:value-type="float" office:value="0.00149731" calcext:value-type="float">
            <text:p>0.00149731</text:p>
          </table:table-cell>
          <table:table-cell office:value-type="float" office:value="0.17897" calcext:value-type="float">
            <text:p>0.17897</text:p>
          </table:table-cell>
          <table:table-cell office:value-type="float" office:value="0.0355036" calcext:value-type="float">
            <text:p>0.0355036</text:p>
          </table:table-cell>
          <table:table-cell office:value-type="float" office:value="0.00166666" calcext:value-type="float">
            <text:p>0.00166666</text:p>
          </table:table-cell>
          <table:table-cell office:value-type="float" office:value="0.000696351" calcext:value-type="float">
            <text:p>0.000696351</text:p>
          </table:table-cell>
          <table:table-cell office:value-type="float" office:value="0.0014231" calcext:value-type="float">
            <text:p>0.0014231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/>
          <table:table-cell office:value-type="float" office:value="0.0116998" calcext:value-type="float">
            <text:p>0.0116998</text:p>
          </table:table-cell>
          <table:table-cell office:value-type="float" office:value="0.00151073" calcext:value-type="float">
            <text:p>0.00151073</text:p>
          </table:table-cell>
          <table:table-cell office:value-type="float" office:value="0.192229" calcext:value-type="float">
            <text:p>0.192229</text:p>
          </table:table-cell>
          <table:table-cell office:value-type="float" office:value="0.0386419" calcext:value-type="float">
            <text:p>0.0386419</text:p>
          </table:table-cell>
          <table:table-cell office:value-type="float" office:value="0.00163785" calcext:value-type="float">
            <text:p>0.00163785</text:p>
          </table:table-cell>
          <table:table-cell office:value-type="float" office:value="0.000679376" calcext:value-type="float">
            <text:p>0.000679376</text:p>
          </table:table-cell>
          <table:table-cell office:value-type="float" office:value="0.00146297" calcext:value-type="float">
            <text:p>0.00146297</text:p>
          </table:table-cell>
        </table:table-row>
        <table:table-row table:style-name="ro1">
          <table:table-cell office:value-type="float" office:value="223500" calcext:value-type="float">
            <text:p>223500</text:p>
          </table:table-cell>
          <table:table-cell/>
          <table:table-cell office:value-type="float" office:value="0.0120744" calcext:value-type="float">
            <text:p>0.0120744</text:p>
          </table:table-cell>
          <table:table-cell office:value-type="float" office:value="0.00156363" calcext:value-type="float">
            <text:p>0.00156363</text:p>
          </table:table-cell>
          <table:table-cell office:value-type="float" office:value="0.191455" calcext:value-type="float">
            <text:p>0.191455</text:p>
          </table:table-cell>
          <table:table-cell office:value-type="float" office:value="0.038231" calcext:value-type="float">
            <text:p>0.038231</text:p>
          </table:table-cell>
          <table:table-cell office:value-type="float" office:value="0.00165443" calcext:value-type="float">
            <text:p>0.00165443</text:p>
          </table:table-cell>
          <table:table-cell office:value-type="float" office:value="0.000681745" calcext:value-type="float">
            <text:p>0.000681745</text:p>
          </table:table-cell>
          <table:table-cell office:value-type="float" office:value="0.00145073" calcext:value-type="float">
            <text:p>0.00145073</text:p>
          </table:table-cell>
        </table:table-row>
        <table:table-row table:style-name="ro1">
          <table:table-cell office:value-type="float" office:value="223000" calcext:value-type="float">
            <text:p>223000</text:p>
          </table:table-cell>
          <table:table-cell/>
          <table:table-cell office:value-type="float" office:value="0.0108503" calcext:value-type="float">
            <text:p>0.0108503</text:p>
          </table:table-cell>
          <table:table-cell office:value-type="float" office:value="0.00150718" calcext:value-type="float">
            <text:p>0.00150718</text:p>
          </table:table-cell>
          <table:table-cell office:value-type="float" office:value="0.182463" calcext:value-type="float">
            <text:p>0.182463</text:p>
          </table:table-cell>
          <table:table-cell office:value-type="float" office:value="0.0365016" calcext:value-type="float">
            <text:p>0.0365016</text:p>
          </table:table-cell>
          <table:table-cell office:value-type="float" office:value="0.00157745" calcext:value-type="float">
            <text:p>0.00157745</text:p>
          </table:table-cell>
          <table:table-cell office:value-type="float" office:value="0.000647006" calcext:value-type="float">
            <text:p>0.000647006</text:p>
          </table:table-cell>
          <table:table-cell office:value-type="float" office:value="0.0014227" calcext:value-type="float">
            <text:p>0.0014227</text:p>
          </table:table-cell>
        </table:table-row>
        <table:table-row table:style-name="ro1">
          <table:table-cell office:value-type="float" office:value="222500" calcext:value-type="float">
            <text:p>222500</text:p>
          </table:table-cell>
          <table:table-cell/>
          <table:table-cell office:value-type="float" office:value="0.0110658" calcext:value-type="float">
            <text:p>0.0110658</text:p>
          </table:table-cell>
          <table:table-cell office:value-type="float" office:value="0.001491" calcext:value-type="float">
            <text:p>0.001491</text:p>
          </table:table-cell>
          <table:table-cell office:value-type="float" office:value="0.177213" calcext:value-type="float">
            <text:p>0.177213</text:p>
          </table:table-cell>
          <table:table-cell office:value-type="float" office:value="0.0362991" calcext:value-type="float">
            <text:p>0.0362991</text:p>
          </table:table-cell>
          <table:table-cell office:value-type="float" office:value="0.00158653" calcext:value-type="float">
            <text:p>0.00158653</text:p>
          </table:table-cell>
          <table:table-cell office:value-type="float" office:value="0.000653322" calcext:value-type="float">
            <text:p>0.000653322</text:p>
          </table:table-cell>
          <table:table-cell office:value-type="float" office:value="0.0014377" calcext:value-type="float">
            <text:p>0.0014377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/>
          <table:table-cell office:value-type="float" office:value="0.0115865" calcext:value-type="float">
            <text:p>0.0115865</text:p>
          </table:table-cell>
          <table:table-cell office:value-type="float" office:value="0.00146928" calcext:value-type="float">
            <text:p>0.00146928</text:p>
          </table:table-cell>
          <table:table-cell office:value-type="float" office:value="0.185131" calcext:value-type="float">
            <text:p>0.185131</text:p>
          </table:table-cell>
          <table:table-cell office:value-type="float" office:value="0.0371604" calcext:value-type="float">
            <text:p>0.0371604</text:p>
          </table:table-cell>
          <table:table-cell office:value-type="float" office:value="0.00163074" calcext:value-type="float">
            <text:p>0.00163074</text:p>
          </table:table-cell>
          <table:table-cell office:value-type="float" office:value="0.000684508" calcext:value-type="float">
            <text:p>0.000684508</text:p>
          </table:table-cell>
          <table:table-cell office:value-type="float" office:value="0.0014681" calcext:value-type="float">
            <text:p>0.0014681</text:p>
          </table:table-cell>
        </table:table-row>
        <table:table-row table:style-name="ro1">
          <table:table-cell office:value-type="float" office:value="221500" calcext:value-type="float">
            <text:p>221500</text:p>
          </table:table-cell>
          <table:table-cell/>
          <table:table-cell office:value-type="float" office:value="0.0112139" calcext:value-type="float">
            <text:p>0.0112139</text:p>
          </table:table-cell>
          <table:table-cell office:value-type="float" office:value="0.00146692" calcext:value-type="float">
            <text:p>0.00146692</text:p>
          </table:table-cell>
          <table:table-cell office:value-type="float" office:value="0.184342" calcext:value-type="float">
            <text:p>0.184342</text:p>
          </table:table-cell>
          <table:table-cell office:value-type="float" office:value="0.0364609" calcext:value-type="float">
            <text:p>0.0364609</text:p>
          </table:table-cell>
          <table:table-cell office:value-type="float" office:value="0.00162837" calcext:value-type="float">
            <text:p>0.00162837</text:p>
          </table:table-cell>
          <table:table-cell office:value-type="float" office:value="0.000672665" calcext:value-type="float">
            <text:p>0.000672665</text:p>
          </table:table-cell>
          <table:table-cell office:value-type="float" office:value="0.0014452" calcext:value-type="float">
            <text:p>0.0014452</text:p>
          </table:table-cell>
        </table:table-row>
        <table:table-row table:style-name="ro1">
          <table:table-cell office:value-type="float" office:value="221000" calcext:value-type="float">
            <text:p>221000</text:p>
          </table:table-cell>
          <table:table-cell/>
          <table:table-cell office:value-type="float" office:value="0.0109608" calcext:value-type="float">
            <text:p>0.0109608</text:p>
          </table:table-cell>
          <table:table-cell office:value-type="float" office:value="0.00151073" calcext:value-type="float">
            <text:p>0.00151073</text:p>
          </table:table-cell>
          <table:table-cell office:value-type="float" office:value="0.184325" calcext:value-type="float">
            <text:p>0.184325</text:p>
          </table:table-cell>
          <table:table-cell office:value-type="float" office:value="0.0367325" calcext:value-type="float">
            <text:p>0.0367325</text:p>
          </table:table-cell>
          <table:table-cell office:value-type="float" office:value="0.00165995" calcext:value-type="float">
            <text:p>0.00165995</text:p>
          </table:table-cell>
          <table:table-cell office:value-type="float" office:value="0.00065727" calcext:value-type="float">
            <text:p>0.00065727</text:p>
          </table:table-cell>
          <table:table-cell office:value-type="float" office:value="0.0014527" calcext:value-type="float">
            <text:p>0.0014527</text:p>
          </table:table-cell>
        </table:table-row>
        <table:table-row table:style-name="ro1">
          <table:table-cell office:value-type="float" office:value="220500" calcext:value-type="float">
            <text:p>220500</text:p>
          </table:table-cell>
          <table:table-cell/>
          <table:table-cell office:value-type="float" office:value="0.0114045" calcext:value-type="float">
            <text:p>0.0114045</text:p>
          </table:table-cell>
          <table:table-cell office:value-type="float" office:value="0.0014906" calcext:value-type="float">
            <text:p>0.0014906</text:p>
          </table:table-cell>
          <table:table-cell office:value-type="float" office:value="0.187132" calcext:value-type="float">
            <text:p>0.187132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0163508" calcext:value-type="float">
            <text:p>0.00163508</text:p>
          </table:table-cell>
          <table:table-cell office:value-type="float" office:value="0.000667139" calcext:value-type="float">
            <text:p>0.000667139</text:p>
          </table:table-cell>
          <table:table-cell office:value-type="float" office:value="0.00145428" calcext:value-type="float">
            <text:p>0.00145428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/>
          <table:table-cell office:value-type="float" office:value="0.0112154" calcext:value-type="float">
            <text:p>0.0112154</text:p>
          </table:table-cell>
          <table:table-cell office:value-type="float" office:value="0.00149336" calcext:value-type="float">
            <text:p>0.00149336</text:p>
          </table:table-cell>
          <table:table-cell office:value-type="float" office:value="0.183201" calcext:value-type="float">
            <text:p>0.183201</text:p>
          </table:table-cell>
          <table:table-cell office:value-type="float" office:value="0.0373223" calcext:value-type="float">
            <text:p>0.0373223</text:p>
          </table:table-cell>
          <table:table-cell office:value-type="float" office:value="0.00163587" calcext:value-type="float">
            <text:p>0.00163587</text:p>
          </table:table-cell>
          <table:table-cell office:value-type="float" office:value="0.000660428" calcext:value-type="float">
            <text:p>0.000660428</text:p>
          </table:table-cell>
          <table:table-cell office:value-type="float" office:value="0.00153205" calcext:value-type="float">
            <text:p>0.00153205</text:p>
          </table:table-cell>
        </table:table-row>
        <table:table-row table:style-name="ro1">
          <table:table-cell office:value-type="float" office:value="219500" calcext:value-type="float">
            <text:p>219500</text:p>
          </table:table-cell>
          <table:table-cell/>
          <table:table-cell office:value-type="float" office:value="0.0109502" calcext:value-type="float">
            <text:p>0.0109502</text:p>
          </table:table-cell>
          <table:table-cell office:value-type="float" office:value="0.00150244" calcext:value-type="float">
            <text:p>0.00150244</text:p>
          </table:table-cell>
          <table:table-cell office:value-type="float" office:value="0.180989" calcext:value-type="float">
            <text:p>0.180989</text:p>
          </table:table-cell>
          <table:table-cell office:value-type="float" office:value="0.0363109" calcext:value-type="float">
            <text:p>0.0363109</text:p>
          </table:table-cell>
          <table:table-cell office:value-type="float" office:value="0.00165837" calcext:value-type="float">
            <text:p>0.00165837</text:p>
          </table:table-cell>
          <table:table-cell office:value-type="float" office:value="0.000655691" calcext:value-type="float">
            <text:p>0.000655691</text:p>
          </table:table-cell>
          <table:table-cell office:value-type="float" office:value="0.00156245" calcext:value-type="float">
            <text:p>0.00156245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/>
          <table:table-cell office:value-type="float" office:value="0.0111858" calcext:value-type="float">
            <text:p>0.0111858</text:p>
          </table:table-cell>
          <table:table-cell office:value-type="float" office:value="0.00150915" calcext:value-type="float">
            <text:p>0.00150915</text:p>
          </table:table-cell>
          <table:table-cell office:value-type="float" office:value="0.172788" calcext:value-type="float">
            <text:p>0.172788</text:p>
          </table:table-cell>
          <table:table-cell office:value-type="float" office:value="0.0346825" calcext:value-type="float">
            <text:p>0.0346825</text:p>
          </table:table-cell>
          <table:table-cell office:value-type="float" office:value="0.00164929" calcext:value-type="float">
            <text:p>0.00164929</text:p>
          </table:table-cell>
          <table:table-cell office:value-type="float" office:value="0.000662796" calcext:value-type="float">
            <text:p>0.000662796</text:p>
          </table:table-cell>
          <table:table-cell office:value-type="float" office:value="0.00150481" calcext:value-type="float">
            <text:p>0.00150481</text:p>
          </table:table-cell>
        </table:table-row>
        <table:table-row table:style-name="ro1">
          <table:table-cell office:value-type="float" office:value="218500" calcext:value-type="float">
            <text:p>218500</text:p>
          </table:table-cell>
          <table:table-cell/>
          <table:table-cell office:value-type="float" office:value="0.0117053" calcext:value-type="float">
            <text:p>0.0117053</text:p>
          </table:table-cell>
          <table:table-cell office:value-type="float" office:value="0.00150481" calcext:value-type="float">
            <text:p>0.00150481</text:p>
          </table:table-cell>
          <table:table-cell office:value-type="float" office:value="0.176251" calcext:value-type="float">
            <text:p>0.176251</text:p>
          </table:table-cell>
          <table:table-cell office:value-type="float" office:value="0.0351669" calcext:value-type="float">
            <text:p>0.0351669</text:p>
          </table:table-cell>
          <table:table-cell office:value-type="float" office:value="0.00167851" calcext:value-type="float">
            <text:p>0.00167851</text:p>
          </table:table-cell>
          <table:table-cell office:value-type="float" office:value="0.0007228" calcext:value-type="float">
            <text:p>0.0007228</text:p>
          </table:table-cell>
          <table:table-cell office:value-type="float" office:value="0.00147205" calcext:value-type="float">
            <text:p>0.00147205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/>
          <table:table-cell office:value-type="float" office:value="0.0110528" calcext:value-type="float">
            <text:p>0.0110528</text:p>
          </table:table-cell>
          <table:table-cell office:value-type="float" office:value="0.00169153" calcext:value-type="float">
            <text:p>0.00169153</text:p>
          </table:table-cell>
          <table:table-cell office:value-type="float" office:value="0.171986" calcext:value-type="float">
            <text:p>0.171986</text:p>
          </table:table-cell>
          <table:table-cell office:value-type="float" office:value="0.0339822" calcext:value-type="float">
            <text:p>0.0339822</text:p>
          </table:table-cell>
          <table:table-cell office:value-type="float" office:value="0.001641" calcext:value-type="float">
            <text:p>0.001641</text:p>
          </table:table-cell>
          <table:table-cell office:value-type="float" office:value="0.000666744" calcext:value-type="float">
            <text:p>0.000666744</text:p>
          </table:table-cell>
          <table:table-cell office:value-type="float" office:value="0.00145113" calcext:value-type="float">
            <text:p>0.00145113</text:p>
          </table:table-cell>
        </table:table-row>
        <table:table-row table:style-name="ro1">
          <table:table-cell office:value-type="float" office:value="217500" calcext:value-type="float">
            <text:p>217500</text:p>
          </table:table-cell>
          <table:table-cell/>
          <table:table-cell office:value-type="float" office:value="0.0111653" calcext:value-type="float">
            <text:p>0.0111653</text:p>
          </table:table-cell>
          <table:table-cell office:value-type="float" office:value="0.00149455" calcext:value-type="float">
            <text:p>0.00149455</text:p>
          </table:table-cell>
          <table:table-cell office:value-type="float" office:value="0.188946" calcext:value-type="float">
            <text:p>0.188946</text:p>
          </table:table-cell>
          <table:table-cell office:value-type="float" office:value="0.0366453" calcext:value-type="float">
            <text:p>0.0366453</text:p>
          </table:table-cell>
          <table:table-cell office:value-type="float" office:value="0.00166864" calcext:value-type="float">
            <text:p>0.00166864</text:p>
          </table:table-cell>
          <table:table-cell office:value-type="float" office:value="0.000666349" calcext:value-type="float">
            <text:p>0.000666349</text:p>
          </table:table-cell>
          <table:table-cell office:value-type="float" office:value="0.00153323" calcext:value-type="float">
            <text:p>0.00153323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/>
          <table:table-cell office:value-type="float" office:value="0.0111475" calcext:value-type="float">
            <text:p>0.0111475</text:p>
          </table:table-cell>
          <table:table-cell office:value-type="float" office:value="0.00154666" calcext:value-type="float">
            <text:p>0.00154666</text:p>
          </table:table-cell>
          <table:table-cell office:value-type="float" office:value="0.183107" calcext:value-type="float">
            <text:p>0.183107</text:p>
          </table:table-cell>
          <table:table-cell office:value-type="float" office:value="0.0364514" calcext:value-type="float">
            <text:p>0.0364514</text:p>
          </table:table-cell>
          <table:table-cell office:value-type="float" office:value="0.00163745" calcext:value-type="float">
            <text:p>0.00163745</text:p>
          </table:table-cell>
          <table:table-cell office:value-type="float" office:value="0.000658849" calcext:value-type="float">
            <text:p>0.000658849</text:p>
          </table:table-cell>
          <table:table-cell office:value-type="float" office:value="0.00149731" calcext:value-type="float">
            <text:p>0.00149731</text:p>
          </table:table-cell>
        </table:table-row>
        <table:table-row table:style-name="ro1">
          <table:table-cell office:value-type="float" office:value="216500" calcext:value-type="float">
            <text:p>216500</text:p>
          </table:table-cell>
          <table:table-cell/>
          <table:table-cell office:value-type="float" office:value="0.0115976" calcext:value-type="float">
            <text:p>0.0115976</text:p>
          </table:table-cell>
          <table:table-cell office:value-type="float" office:value="0.001506" calcext:value-type="float">
            <text:p>0.001506</text:p>
          </table:table-cell>
          <table:table-cell office:value-type="float" office:value="0.174153" calcext:value-type="float">
            <text:p>0.174153</text:p>
          </table:table-cell>
          <table:table-cell office:value-type="float" office:value="0.0357046" calcext:value-type="float">
            <text:p>0.0357046</text:p>
          </table:table-cell>
          <table:table-cell office:value-type="float" office:value="0.0016639" calcext:value-type="float">
            <text:p>0.0016639</text:p>
          </table:table-cell>
          <table:table-cell office:value-type="float" office:value="0.000677402" calcext:value-type="float">
            <text:p>0.000677402</text:p>
          </table:table-cell>
          <table:table-cell office:value-type="float" office:value="0.00148863" calcext:value-type="float">
            <text:p>0.00148863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/>
          <table:table-cell office:value-type="float" office:value="0.0115245" calcext:value-type="float">
            <text:p>0.0115245</text:p>
          </table:table-cell>
          <table:table-cell office:value-type="float" office:value="0.00151429" calcext:value-type="float">
            <text:p>0.00151429</text:p>
          </table:table-cell>
          <table:table-cell office:value-type="float" office:value="0.179722" calcext:value-type="float">
            <text:p>0.179722</text:p>
          </table:table-cell>
          <table:table-cell office:value-type="float" office:value="0.035487" calcext:value-type="float">
            <text:p>0.035487</text:p>
          </table:table-cell>
          <table:table-cell office:value-type="float" office:value="0.00162245" calcext:value-type="float">
            <text:p>0.00162245</text:p>
          </table:table-cell>
          <table:table-cell office:value-type="float" office:value="0.000667928" calcext:value-type="float">
            <text:p>0.000667928</text:p>
          </table:table-cell>
          <table:table-cell office:value-type="float" office:value="0.00146613" calcext:value-type="float">
            <text:p>0.00146613</text:p>
          </table:table-cell>
        </table:table-row>
        <table:table-row table:style-name="ro1">
          <table:table-cell office:value-type="float" office:value="215500" calcext:value-type="float">
            <text:p>215500</text:p>
          </table:table-cell>
          <table:table-cell/>
          <table:table-cell office:value-type="float" office:value="0.0109332" calcext:value-type="float">
            <text:p>0.0109332</text:p>
          </table:table-cell>
          <table:table-cell office:value-type="float" office:value="0.00151666" calcext:value-type="float">
            <text:p>0.00151666</text:p>
          </table:table-cell>
          <table:table-cell office:value-type="float" office:value="0.177421" calcext:value-type="float">
            <text:p>0.177421</text:p>
          </table:table-cell>
          <table:table-cell office:value-type="float" office:value="0.0356327" calcext:value-type="float">
            <text:p>0.0356327</text:p>
          </table:table-cell>
          <table:table-cell office:value-type="float" office:value="0.00160903" calcext:value-type="float">
            <text:p>0.00160903</text:p>
          </table:table-cell>
          <table:table-cell office:value-type="float" office:value="0.000647796" calcext:value-type="float">
            <text:p>0.000647796</text:p>
          </table:table-cell>
          <table:table-cell office:value-type="float" office:value="0.00145784" calcext:value-type="float">
            <text:p>0.00145784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/>
          <table:table-cell office:value-type="float" office:value="0.0111815" calcext:value-type="float">
            <text:p>0.0111815</text:p>
          </table:table-cell>
          <table:table-cell office:value-type="float" office:value="0.00151784" calcext:value-type="float">
            <text:p>0.00151784</text:p>
          </table:table-cell>
          <table:table-cell office:value-type="float" office:value="0.184144" calcext:value-type="float">
            <text:p>0.184144</text:p>
          </table:table-cell>
          <table:table-cell office:value-type="float" office:value="0.036442" calcext:value-type="float">
            <text:p>0.036442</text:p>
          </table:table-cell>
          <table:table-cell office:value-type="float" office:value="0.00161574" calcext:value-type="float">
            <text:p>0.00161574</text:p>
          </table:table-cell>
          <table:table-cell office:value-type="float" office:value="0.000648191" calcext:value-type="float">
            <text:p>0.000648191</text:p>
          </table:table-cell>
          <table:table-cell office:value-type="float" office:value="0.00156205" calcext:value-type="float">
            <text:p>0.00156205</text:p>
          </table:table-cell>
        </table:table-row>
        <table:table-row table:style-name="ro1">
          <table:table-cell office:value-type="float" office:value="214500" calcext:value-type="float">
            <text:p>214500</text:p>
          </table:table-cell>
          <table:table-cell/>
          <table:table-cell office:value-type="float" office:value="0.0105507" calcext:value-type="float">
            <text:p>0.0105507</text:p>
          </table:table-cell>
          <table:table-cell office:value-type="float" office:value="0.0014835" calcext:value-type="float">
            <text:p>0.0014835</text:p>
          </table:table-cell>
          <table:table-cell office:value-type="float" office:value="0.177507" calcext:value-type="float">
            <text:p>0.177507</text:p>
          </table:table-cell>
          <table:table-cell office:value-type="float" office:value="0.0357768" calcext:value-type="float">
            <text:p>0.0357768</text:p>
          </table:table-cell>
          <table:table-cell office:value-type="float" office:value="0.0015885" calcext:value-type="float">
            <text:p>0.0015885</text:p>
          </table:table-cell>
          <table:table-cell office:value-type="float" office:value="0.000620952" calcext:value-type="float">
            <text:p>0.000620952</text:p>
          </table:table-cell>
          <table:table-cell office:value-type="float" office:value="0.00157824" calcext:value-type="float">
            <text:p>0.00157824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/>
          <table:table-cell office:value-type="float" office:value="0.0114519" calcext:value-type="float">
            <text:p>0.0114519</text:p>
          </table:table-cell>
          <table:table-cell office:value-type="float" office:value="0.00147521" calcext:value-type="float">
            <text:p>0.00147521</text:p>
          </table:table-cell>
          <table:table-cell office:value-type="float" office:value="0.175422" calcext:value-type="float">
            <text:p>0.175422</text:p>
          </table:table-cell>
          <table:table-cell office:value-type="float" office:value="0.0353793" calcext:value-type="float">
            <text:p>0.0353793</text:p>
          </table:table-cell>
          <table:table-cell office:value-type="float" office:value="0.00161179" calcext:value-type="float">
            <text:p>0.00161179</text:p>
          </table:table-cell>
          <table:table-cell office:value-type="float" office:value="0.000644243" calcext:value-type="float">
            <text:p>0.000644243</text:p>
          </table:table-cell>
          <table:table-cell office:value-type="float" office:value="0.001596" calcext:value-type="float">
            <text:p>0.001596</text:p>
          </table:table-cell>
        </table:table-row>
        <table:table-row table:style-name="ro1">
          <table:table-cell office:value-type="float" office:value="213500" calcext:value-type="float">
            <text:p>213500</text:p>
          </table:table-cell>
          <table:table-cell/>
          <table:table-cell office:value-type="float" office:value="0.0110686" calcext:value-type="float">
            <text:p>0.0110686</text:p>
          </table:table-cell>
          <table:table-cell office:value-type="float" office:value="0.00148113" calcext:value-type="float">
            <text:p>0.00148113</text:p>
          </table:table-cell>
          <table:table-cell office:value-type="float" office:value="0.171811" calcext:value-type="float">
            <text:p>0.171811</text:p>
          </table:table-cell>
          <table:table-cell office:value-type="float" office:value="0.0348637" calcext:value-type="float">
            <text:p>0.0348637</text:p>
          </table:table-cell>
          <table:table-cell office:value-type="float" office:value="0.0016335" calcext:value-type="float">
            <text:p>0.0016335</text:p>
          </table:table-cell>
          <table:table-cell office:value-type="float" office:value="0.000649769" calcext:value-type="float">
            <text:p>0.000649769</text:p>
          </table:table-cell>
          <table:table-cell office:value-type="float" office:value="0.00147521" calcext:value-type="float">
            <text:p>0.00147521</text:p>
          </table:table-cell>
        </table:table-row>
        <table:table-row table:style-name="ro1">
          <table:table-cell office:value-type="float" office:value="213000" calcext:value-type="float">
            <text:p>213000</text:p>
          </table:table-cell>
          <table:table-cell/>
          <table:table-cell office:value-type="float" office:value="0.0112415" calcext:value-type="float">
            <text:p>0.0112415</text:p>
          </table:table-cell>
          <table:table-cell office:value-type="float" office:value="0.00157153" calcext:value-type="float">
            <text:p>0.00157153</text:p>
          </table:table-cell>
          <table:table-cell office:value-type="float" office:value="0.178998" calcext:value-type="float">
            <text:p>0.178998</text:p>
          </table:table-cell>
          <table:table-cell office:value-type="float" office:value="0.0360105" calcext:value-type="float">
            <text:p>0.0360105</text:p>
          </table:table-cell>
          <table:table-cell office:value-type="float" office:value="0.00161061" calcext:value-type="float">
            <text:p>0.00161061</text:p>
          </table:table-cell>
          <table:table-cell office:value-type="float" office:value="0.00064898" calcext:value-type="float">
            <text:p>0.00064898</text:p>
          </table:table-cell>
          <table:table-cell office:value-type="float" office:value="0.00144757" calcext:value-type="float">
            <text:p>0.00144757</text:p>
          </table:table-cell>
        </table:table-row>
        <table:table-row table:style-name="ro1">
          <table:table-cell office:value-type="float" office:value="212500" calcext:value-type="float">
            <text:p>212500</text:p>
          </table:table-cell>
          <table:table-cell/>
          <table:table-cell office:value-type="float" office:value="0.0106999" calcext:value-type="float">
            <text:p>0.0106999</text:p>
          </table:table-cell>
          <table:table-cell office:value-type="float" office:value="0.00150521" calcext:value-type="float">
            <text:p>0.00150521</text:p>
          </table:table-cell>
          <table:table-cell office:value-type="float" office:value="0.182141" calcext:value-type="float">
            <text:p>0.182141</text:p>
          </table:table-cell>
          <table:table-cell office:value-type="float" office:value="0.0378283" calcext:value-type="float">
            <text:p>0.0378283</text:p>
          </table:table-cell>
          <table:table-cell office:value-type="float" office:value="0.00162048" calcext:value-type="float">
            <text:p>0.00162048</text:p>
          </table:table-cell>
          <table:table-cell office:value-type="float" office:value="0.000640295" calcext:value-type="float">
            <text:p>0.000640295</text:p>
          </table:table-cell>
          <table:table-cell office:value-type="float" office:value="0.0014606" calcext:value-type="float">
            <text:p>0.0014606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/>
          <table:table-cell office:value-type="float" office:value="0.0111329" calcext:value-type="float">
            <text:p>0.0111329</text:p>
          </table:table-cell>
          <table:table-cell office:value-type="float" office:value="0.00152218" calcext:value-type="float">
            <text:p>0.00152218</text:p>
          </table:table-cell>
          <table:table-cell office:value-type="float" office:value="0.171171" calcext:value-type="float">
            <text:p>0.171171</text:p>
          </table:table-cell>
          <table:table-cell office:value-type="float" office:value="0.0355688" calcext:value-type="float">
            <text:p>0.0355688</text:p>
          </table:table-cell>
          <table:table-cell office:value-type="float" office:value="0.00163745" calcext:value-type="float">
            <text:p>0.00163745</text:p>
          </table:table-cell>
          <table:table-cell office:value-type="float" office:value="0.00064819" calcext:value-type="float">
            <text:p>0.00064819</text:p>
          </table:table-cell>
          <table:table-cell office:value-type="float" office:value="0.0014681" calcext:value-type="float">
            <text:p>0.0014681</text:p>
          </table:table-cell>
        </table:table-row>
        <table:table-row table:style-name="ro1">
          <table:table-cell office:value-type="float" office:value="211500" calcext:value-type="float">
            <text:p>211500</text:p>
          </table:table-cell>
          <table:table-cell/>
          <table:table-cell office:value-type="float" office:value="0.0101788" calcext:value-type="float">
            <text:p>0.0101788</text:p>
          </table:table-cell>
          <table:table-cell office:value-type="float" office:value="0.00150679" calcext:value-type="float">
            <text:p>0.00150679</text:p>
          </table:table-cell>
          <table:table-cell office:value-type="float" office:value="0.176884" calcext:value-type="float">
            <text:p>0.176884</text:p>
          </table:table-cell>
          <table:table-cell office:value-type="float" office:value="0.0359418" calcext:value-type="float">
            <text:p>0.0359418</text:p>
          </table:table-cell>
          <table:table-cell office:value-type="float" office:value="0.00157311" calcext:value-type="float">
            <text:p>0.00157311</text:p>
          </table:table-cell>
          <table:table-cell office:value-type="float" office:value="0.000620558" calcext:value-type="float">
            <text:p>0.000620558</text:p>
          </table:table-cell>
          <table:table-cell office:value-type="float" office:value="0.00143889" calcext:value-type="float">
            <text:p>0.00143889</text:p>
          </table:table-cell>
        </table:table-row>
        <table:table-row table:style-name="ro1">
          <table:table-cell office:value-type="float" office:value="211000" calcext:value-type="float">
            <text:p>211000</text:p>
          </table:table-cell>
          <table:table-cell/>
          <table:table-cell office:value-type="float" office:value="0.0111306" calcext:value-type="float">
            <text:p>0.0111306</text:p>
          </table:table-cell>
          <table:table-cell office:value-type="float" office:value="0.00152455" calcext:value-type="float">
            <text:p>0.00152455</text:p>
          </table:table-cell>
          <table:table-cell office:value-type="float" office:value="0.172274" calcext:value-type="float">
            <text:p>0.172274</text:p>
          </table:table-cell>
          <table:table-cell office:value-type="float" office:value="0.0359785" calcext:value-type="float">
            <text:p>0.0359785</text:p>
          </table:table-cell>
          <table:table-cell office:value-type="float" office:value="0.00156876" calcext:value-type="float">
            <text:p>0.00156876</text:p>
          </table:table-cell>
          <table:table-cell office:value-type="float" office:value="0.00064898" calcext:value-type="float">
            <text:p>0.00064898</text:p>
          </table:table-cell>
          <table:table-cell office:value-type="float" office:value="0.00139507" calcext:value-type="float">
            <text:p>0.00139507</text:p>
          </table:table-cell>
        </table:table-row>
        <table:table-row table:style-name="ro1">
          <table:table-cell office:value-type="float" office:value="210500" calcext:value-type="float">
            <text:p>210500</text:p>
          </table:table-cell>
          <table:table-cell/>
          <table:table-cell office:value-type="float" office:value="0.010703" calcext:value-type="float">
            <text:p>0.010703</text:p>
          </table:table-cell>
          <table:table-cell office:value-type="float" office:value="0.00149494" calcext:value-type="float">
            <text:p>0.00149494</text:p>
          </table:table-cell>
          <table:table-cell office:value-type="float" office:value="0.165896" calcext:value-type="float">
            <text:p>0.165896</text:p>
          </table:table-cell>
          <table:table-cell office:value-type="float" office:value="0.0333684" calcext:value-type="float">
            <text:p>0.0333684</text:p>
          </table:table-cell>
          <table:table-cell office:value-type="float" office:value="0.0015581" calcext:value-type="float">
            <text:p>0.0015581</text:p>
          </table:table-cell>
          <table:table-cell office:value-type="float" office:value="0.000634374" calcext:value-type="float">
            <text:p>0.000634374</text:p>
          </table:table-cell>
          <table:table-cell office:value-type="float" office:value="0.0013706" calcext:value-type="float">
            <text:p>0.0013706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/>
          <table:table-cell office:value-type="float" office:value="0.010122" calcext:value-type="float">
            <text:p>0.010122</text:p>
          </table:table-cell>
          <table:table-cell office:value-type="float" office:value="0.00147244" calcext:value-type="float">
            <text:p>0.00147244</text:p>
          </table:table-cell>
          <table:table-cell office:value-type="float" office:value="0.172566" calcext:value-type="float">
            <text:p>0.172566</text:p>
          </table:table-cell>
          <table:table-cell office:value-type="float" office:value="0.0343521" calcext:value-type="float">
            <text:p>0.0343521</text:p>
          </table:table-cell>
          <table:table-cell office:value-type="float" office:value="0.00155732" calcext:value-type="float">
            <text:p>0.00155732</text:p>
          </table:table-cell>
          <table:table-cell office:value-type="float" office:value="0.000619373" calcext:value-type="float">
            <text:p>0.000619373</text:p>
          </table:table-cell>
          <table:table-cell office:value-type="float" office:value="0.00140612" calcext:value-type="float">
            <text:p>0.00140612</text:p>
          </table:table-cell>
        </table:table-row>
        <table:table-row table:style-name="ro1">
          <table:table-cell office:value-type="float" office:value="209500" calcext:value-type="float">
            <text:p>209500</text:p>
          </table:table-cell>
          <table:table-cell/>
          <table:table-cell office:value-type="float" office:value="0.0108294" calcext:value-type="float">
            <text:p>0.0108294</text:p>
          </table:table-cell>
          <table:table-cell office:value-type="float" office:value="0.00145823" calcext:value-type="float">
            <text:p>0.00145823</text:p>
          </table:table-cell>
          <table:table-cell office:value-type="float" office:value="0.170731" calcext:value-type="float">
            <text:p>0.170731</text:p>
          </table:table-cell>
          <table:table-cell office:value-type="float" office:value="0.0344117" calcext:value-type="float">
            <text:p>0.0344117</text:p>
          </table:table-cell>
          <table:table-cell office:value-type="float" office:value="0.00163548" calcext:value-type="float">
            <text:p>0.00163548</text:p>
          </table:table-cell>
          <table:table-cell office:value-type="float" office:value="0.000650164" calcext:value-type="float">
            <text:p>0.000650164</text:p>
          </table:table-cell>
          <table:table-cell office:value-type="float" office:value="0.00142389" calcext:value-type="float">
            <text:p>0.00142389</text:p>
          </table:table-cell>
        </table:table-row>
        <table:table-row table:style-name="ro1">
          <table:table-cell office:value-type="float" office:value="209000" calcext:value-type="float">
            <text:p>209000</text:p>
          </table:table-cell>
          <table:table-cell/>
          <table:table-cell office:value-type="float" office:value="0.0104674" calcext:value-type="float">
            <text:p>0.0104674</text:p>
          </table:table-cell>
          <table:table-cell office:value-type="float" office:value="0.00147639" calcext:value-type="float">
            <text:p>0.00147639</text:p>
          </table:table-cell>
          <table:table-cell office:value-type="float" office:value="0.176801" calcext:value-type="float">
            <text:p>0.176801</text:p>
          </table:table-cell>
          <table:table-cell office:value-type="float" office:value="0.0354274" calcext:value-type="float">
            <text:p>0.0354274</text:p>
          </table:table-cell>
          <table:table-cell office:value-type="float" office:value="0.00155258" calcext:value-type="float">
            <text:p>0.00155258</text:p>
          </table:table-cell>
          <table:table-cell office:value-type="float" office:value="0.00062411" calcext:value-type="float">
            <text:p>0.00062411</text:p>
          </table:table-cell>
          <table:table-cell office:value-type="float" office:value="0.00170732" calcext:value-type="float">
            <text:p>0.00170732</text:p>
          </table:table-cell>
        </table:table-row>
        <table:table-row table:style-name="ro1">
          <table:table-cell office:value-type="float" office:value="208500" calcext:value-type="float">
            <text:p>208500</text:p>
          </table:table-cell>
          <table:table-cell/>
          <table:table-cell office:value-type="float" office:value="0.0102759" calcext:value-type="float">
            <text:p>0.0102759</text:p>
          </table:table-cell>
          <table:table-cell office:value-type="float" office:value="0.00150323" calcext:value-type="float">
            <text:p>0.00150323</text:p>
          </table:table-cell>
          <table:table-cell office:value-type="float" office:value="0.16997" calcext:value-type="float">
            <text:p>0.16997</text:p>
          </table:table-cell>
          <table:table-cell office:value-type="float" office:value="0.0344204" calcext:value-type="float">
            <text:p>0.0344204</text:p>
          </table:table-cell>
          <table:table-cell office:value-type="float" office:value="0.0016035" calcext:value-type="float">
            <text:p>0.0016035</text:p>
          </table:table-cell>
          <table:table-cell office:value-type="float" office:value="0.00063319" calcext:value-type="float">
            <text:p>0.00063319</text:p>
          </table:table-cell>
          <table:table-cell office:value-type="float" office:value="0.0014602" calcext:value-type="float">
            <text:p>0.0014602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/>
          <table:table-cell office:value-type="float" office:value="0.0107188" calcext:value-type="float">
            <text:p>0.0107188</text:p>
          </table:table-cell>
          <table:table-cell office:value-type="float" office:value="0.00149692" calcext:value-type="float">
            <text:p>0.00149692</text:p>
          </table:table-cell>
          <table:table-cell office:value-type="float" office:value="0.171542" calcext:value-type="float">
            <text:p>0.171542</text:p>
          </table:table-cell>
          <table:table-cell office:value-type="float" office:value="0.0348854" calcext:value-type="float">
            <text:p>0.0348854</text:p>
          </table:table-cell>
          <table:table-cell office:value-type="float" office:value="0.00157942" calcext:value-type="float">
            <text:p>0.00157942</text:p>
          </table:table-cell>
          <table:table-cell office:value-type="float" office:value="0.000637137" calcext:value-type="float">
            <text:p>0.000637137</text:p>
          </table:table-cell>
          <table:table-cell office:value-type="float" office:value="0.0014231" calcext:value-type="float">
            <text:p>0.0014231</text:p>
          </table:table-cell>
        </table:table-row>
        <table:table-row table:style-name="ro1">
          <table:table-cell office:value-type="float" office:value="207500" calcext:value-type="float">
            <text:p>207500</text:p>
          </table:table-cell>
          <table:table-cell/>
          <table:table-cell office:value-type="float" office:value="0.00990721" calcext:value-type="float">
            <text:p>0.00990721</text:p>
          </table:table-cell>
          <table:table-cell office:value-type="float" office:value="0.00154508" calcext:value-type="float">
            <text:p>0.00154508</text:p>
          </table:table-cell>
          <table:table-cell office:value-type="float" office:value="0.177713" calcext:value-type="float">
            <text:p>0.177713</text:p>
          </table:table-cell>
          <table:table-cell office:value-type="float" office:value="0.0356157" calcext:value-type="float">
            <text:p>0.0356157</text:p>
          </table:table-cell>
          <table:table-cell office:value-type="float" office:value="0.00153916" calcext:value-type="float">
            <text:p>0.00153916</text:p>
          </table:table-cell>
          <table:table-cell office:value-type="float" office:value="0.000610294" calcext:value-type="float">
            <text:p>0.000610294</text:p>
          </table:table-cell>
          <table:table-cell office:value-type="float" office:value="0.00142626" calcext:value-type="float">
            <text:p>0.00142626</text:p>
          </table:table-cell>
        </table:table-row>
        <table:table-row table:style-name="ro1">
          <table:table-cell office:value-type="float" office:value="207000" calcext:value-type="float">
            <text:p>207000</text:p>
          </table:table-cell>
          <table:table-cell/>
          <table:table-cell office:value-type="float" office:value="0.0108799" calcext:value-type="float">
            <text:p>0.0108799</text:p>
          </table:table-cell>
          <table:table-cell office:value-type="float" office:value="0.00152021" calcext:value-type="float">
            <text:p>0.00152021</text:p>
          </table:table-cell>
          <table:table-cell office:value-type="float" office:value="0.166823" calcext:value-type="float">
            <text:p>0.166823</text:p>
          </table:table-cell>
          <table:table-cell office:value-type="float" office:value="0.0336842" calcext:value-type="float">
            <text:p>0.0336842</text:p>
          </table:table-cell>
          <table:table-cell office:value-type="float" office:value="0.00159245" calcext:value-type="float">
            <text:p>0.00159245</text:p>
          </table:table-cell>
          <table:table-cell office:value-type="float" office:value="0.000642269" calcext:value-type="float">
            <text:p>0.000642269</text:p>
          </table:table-cell>
          <table:table-cell office:value-type="float" office:value="0.00144678" calcext:value-type="float">
            <text:p>0.00144678</text:p>
          </table:table-cell>
        </table:table-row>
        <table:table-row table:style-name="ro1">
          <table:table-cell office:value-type="float" office:value="206500" calcext:value-type="float">
            <text:p>206500</text:p>
          </table:table-cell>
          <table:table-cell/>
          <table:table-cell office:value-type="float" office:value="0.0104536" calcext:value-type="float">
            <text:p>0.0104536</text:p>
          </table:table-cell>
          <table:table-cell office:value-type="float" office:value="0.00150639" calcext:value-type="float">
            <text:p>0.00150639</text:p>
          </table:table-cell>
          <table:table-cell office:value-type="float" office:value="0.166059" calcext:value-type="float">
            <text:p>0.166059</text:p>
          </table:table-cell>
          <table:table-cell office:value-type="float" office:value="0.0324376" calcext:value-type="float">
            <text:p>0.0324376</text:p>
          </table:table-cell>
          <table:table-cell office:value-type="float" office:value="0.0015356" calcext:value-type="float">
            <text:p>0.0015356</text:p>
          </table:table-cell>
          <table:table-cell office:value-type="float" office:value="0.000623321" calcext:value-type="float">
            <text:p>0.000623321</text:p>
          </table:table-cell>
          <table:table-cell office:value-type="float" office:value="0.00137415" calcext:value-type="float">
            <text:p>0.00137415</text:p>
          </table:table-cell>
        </table:table-row>
        <table:table-row table:style-name="ro1">
          <table:table-cell office:value-type="float" office:value="206000" calcext:value-type="float">
            <text:p>206000</text:p>
          </table:table-cell>
          <table:table-cell/>
          <table:table-cell office:value-type="float" office:value="0.0102376" calcext:value-type="float">
            <text:p>0.0102376</text:p>
          </table:table-cell>
          <table:table-cell office:value-type="float" office:value="0.00148192" calcext:value-type="float">
            <text:p>0.00148192</text:p>
          </table:table-cell>
          <table:table-cell office:value-type="float" office:value="0.171855" calcext:value-type="float">
            <text:p>0.171855</text:p>
          </table:table-cell>
          <table:table-cell office:value-type="float" office:value="0.0340904" calcext:value-type="float">
            <text:p>0.0340904</text:p>
          </table:table-cell>
          <table:table-cell office:value-type="float" office:value="0.00156166" calcext:value-type="float">
            <text:p>0.00156166</text:p>
          </table:table-cell>
          <table:table-cell office:value-type="float" office:value="0.000621347" calcext:value-type="float">
            <text:p>0.000621347</text:p>
          </table:table-cell>
          <table:table-cell office:value-type="float" office:value="0.00143455" calcext:value-type="float">
            <text:p>0.00143455</text:p>
          </table:table-cell>
        </table:table-row>
        <table:table-row table:style-name="ro1">
          <table:table-cell office:value-type="float" office:value="205500" calcext:value-type="float">
            <text:p>205500</text:p>
          </table:table-cell>
          <table:table-cell/>
          <table:table-cell office:value-type="float" office:value="0.0100016" calcext:value-type="float">
            <text:p>0.0100016</text:p>
          </table:table-cell>
          <table:table-cell office:value-type="float" office:value="0.00147165" calcext:value-type="float">
            <text:p>0.00147165</text:p>
          </table:table-cell>
          <table:table-cell office:value-type="float" office:value="0.166072" calcext:value-type="float">
            <text:p>0.166072</text:p>
          </table:table-cell>
          <table:table-cell office:value-type="float" office:value="0.0329953" calcext:value-type="float">
            <text:p>0.0329953</text:p>
          </table:table-cell>
          <table:table-cell office:value-type="float" office:value="0.00155258" calcext:value-type="float">
            <text:p>0.00155258</text:p>
          </table:table-cell>
          <table:table-cell office:value-type="float" office:value="0.000627663" calcext:value-type="float">
            <text:p>0.000627663</text:p>
          </table:table-cell>
          <table:table-cell office:value-type="float" office:value="0.00138323" calcext:value-type="float">
            <text:p>0.00138323</text:p>
          </table:table-cell>
        </table:table-row>
        <table:table-row table:style-name="ro1">
          <table:table-cell office:value-type="float" office:value="205000" calcext:value-type="float">
            <text:p>205000</text:p>
          </table:table-cell>
          <table:table-cell/>
          <table:table-cell office:value-type="float" office:value="0.0101895" calcext:value-type="float">
            <text:p>0.0101895</text:p>
          </table:table-cell>
          <table:table-cell office:value-type="float" office:value="0.00146652" calcext:value-type="float">
            <text:p>0.00146652</text:p>
          </table:table-cell>
          <table:table-cell office:value-type="float" office:value="0.166544" calcext:value-type="float">
            <text:p>0.166544</text:p>
          </table:table-cell>
          <table:table-cell office:value-type="float" office:value="0.0361431" calcext:value-type="float">
            <text:p>0.0361431</text:p>
          </table:table-cell>
          <table:table-cell office:value-type="float" office:value="0.00151744" calcext:value-type="float">
            <text:p>0.00151744</text:p>
          </table:table-cell>
          <table:table-cell office:value-type="float" office:value="0.000641874" calcext:value-type="float">
            <text:p>0.000641874</text:p>
          </table:table-cell>
          <table:table-cell office:value-type="float" office:value="0.00141599" calcext:value-type="float">
            <text:p>0.00141599</text:p>
          </table:table-cell>
        </table:table-row>
        <table:table-row table:style-name="ro1">
          <table:table-cell office:value-type="float" office:value="204500" calcext:value-type="float">
            <text:p>204500</text:p>
          </table:table-cell>
          <table:table-cell/>
          <table:table-cell office:value-type="float" office:value="0.0101074" calcext:value-type="float">
            <text:p>0.0101074</text:p>
          </table:table-cell>
          <table:table-cell office:value-type="float" office:value="0.00149929" calcext:value-type="float">
            <text:p>0.00149929</text:p>
          </table:table-cell>
          <table:table-cell office:value-type="float" office:value="0.172485" calcext:value-type="float">
            <text:p>0.172485</text:p>
          </table:table-cell>
          <table:table-cell office:value-type="float" office:value="0.0338212" calcext:value-type="float">
            <text:p>0.0338212</text:p>
          </table:table-cell>
          <table:table-cell office:value-type="float" office:value="0.00154903" calcext:value-type="float">
            <text:p>0.00154903</text:p>
          </table:table-cell>
          <table:table-cell office:value-type="float" office:value="0.000663191" calcext:value-type="float">
            <text:p>0.000663191</text:p>
          </table:table-cell>
          <table:table-cell office:value-type="float" office:value="0.00138757" calcext:value-type="float">
            <text:p>0.00138757</text:p>
          </table:table-cell>
        </table:table-row>
        <table:table-row table:style-name="ro1">
          <table:table-cell office:value-type="float" office:value="204000" calcext:value-type="float">
            <text:p>204000</text:p>
          </table:table-cell>
          <table:table-cell/>
          <table:table-cell office:value-type="float" office:value="0.00964193" calcext:value-type="float">
            <text:p>0.00964193</text:p>
          </table:table-cell>
          <table:table-cell office:value-type="float" office:value="0.00149297" calcext:value-type="float">
            <text:p>0.00149297</text:p>
          </table:table-cell>
          <table:table-cell office:value-type="float" office:value="0.169094" calcext:value-type="float">
            <text:p>0.169094</text:p>
          </table:table-cell>
          <table:table-cell office:value-type="float" office:value="0.0332504" calcext:value-type="float">
            <text:p>0.0332504</text:p>
          </table:table-cell>
          <table:table-cell office:value-type="float" office:value="0.00157666" calcext:value-type="float">
            <text:p>0.00157666</text:p>
          </table:table-cell>
          <table:table-cell office:value-type="float" office:value="0.000677797" calcext:value-type="float">
            <text:p>0.000677797</text:p>
          </table:table-cell>
          <table:table-cell office:value-type="float" office:value="0.0014002" calcext:value-type="float">
            <text:p>0.0014002</text:p>
          </table:table-cell>
        </table:table-row>
        <table:table-row table:style-name="ro1">
          <table:table-cell office:value-type="float" office:value="203500" calcext:value-type="float">
            <text:p>203500</text:p>
          </table:table-cell>
          <table:table-cell/>
          <table:table-cell office:value-type="float" office:value="0.0106028" calcext:value-type="float">
            <text:p>0.0106028</text:p>
          </table:table-cell>
          <table:table-cell office:value-type="float" office:value="0.00150323" calcext:value-type="float">
            <text:p>0.00150323</text:p>
          </table:table-cell>
          <table:table-cell office:value-type="float" office:value="0.169124" calcext:value-type="float">
            <text:p>0.169124</text:p>
          </table:table-cell>
          <table:table-cell office:value-type="float" office:value="0.0338757" calcext:value-type="float">
            <text:p>0.0338757</text:p>
          </table:table-cell>
          <table:table-cell office:value-type="float" office:value="0.00157192" calcext:value-type="float">
            <text:p>0.00157192</text:p>
          </table:table-cell>
          <table:table-cell office:value-type="float" office:value="0.000675823" calcext:value-type="float">
            <text:p>0.000675823</text:p>
          </table:table-cell>
          <table:table-cell office:value-type="float" office:value="0.00139231" calcext:value-type="float">
            <text:p>0.00139231</text:p>
          </table:table-cell>
        </table:table-row>
        <table:table-row table:style-name="ro1">
          <table:table-cell office:value-type="float" office:value="203000" calcext:value-type="float">
            <text:p>203000</text:p>
          </table:table-cell>
          <table:table-cell/>
          <table:table-cell office:value-type="float" office:value="0.0107366" calcext:value-type="float">
            <text:p>0.0107366</text:p>
          </table:table-cell>
          <table:table-cell office:value-type="float" office:value="0.00150837" calcext:value-type="float">
            <text:p>0.00150837</text:p>
          </table:table-cell>
          <table:table-cell office:value-type="float" office:value="0.167342" calcext:value-type="float">
            <text:p>0.167342</text:p>
          </table:table-cell>
          <table:table-cell office:value-type="float" office:value="0.0332267" calcext:value-type="float">
            <text:p>0.0332267</text:p>
          </table:table-cell>
          <table:table-cell office:value-type="float" office:value="0.00158534" calcext:value-type="float">
            <text:p>0.00158534</text:p>
          </table:table-cell>
          <table:table-cell office:value-type="float" office:value="0.000679771" calcext:value-type="float">
            <text:p>0.000679771</text:p>
          </table:table-cell>
          <table:table-cell office:value-type="float" office:value="0.00138836" calcext:value-type="float">
            <text:p>0.00138836</text:p>
          </table:table-cell>
        </table:table-row>
        <table:table-row table:style-name="ro1">
          <table:table-cell office:value-type="float" office:value="202500" calcext:value-type="float">
            <text:p>202500</text:p>
          </table:table-cell>
          <table:table-cell/>
          <table:table-cell office:value-type="float" office:value="0.0104958" calcext:value-type="float">
            <text:p>0.0104958</text:p>
          </table:table-cell>
          <table:table-cell office:value-type="float" office:value="0.00151192" calcext:value-type="float">
            <text:p>0.00151192</text:p>
          </table:table-cell>
          <table:table-cell office:value-type="float" office:value="0.169327" calcext:value-type="float">
            <text:p>0.169327</text:p>
          </table:table-cell>
          <table:table-cell office:value-type="float" office:value="0.0338306" calcext:value-type="float">
            <text:p>0.0338306</text:p>
          </table:table-cell>
          <table:table-cell office:value-type="float" office:value="0.0015964" calcext:value-type="float">
            <text:p>0.0015964</text:p>
          </table:table-cell>
          <table:table-cell office:value-type="float" office:value="0.00068135" calcext:value-type="float">
            <text:p>0.00068135</text:p>
          </table:table-cell>
          <table:table-cell office:value-type="float" office:value="0.00140375" calcext:value-type="float">
            <text:p>0.00140375</text:p>
          </table:table-cell>
        </table:table-row>
        <table:table-row table:style-name="ro1">
          <table:table-cell office:value-type="float" office:value="202000" calcext:value-type="float">
            <text:p>202000</text:p>
          </table:table-cell>
          <table:table-cell/>
          <table:table-cell office:value-type="float" office:value="0.0107773" calcext:value-type="float">
            <text:p>0.0107773</text:p>
          </table:table-cell>
          <table:table-cell office:value-type="float" office:value="0.00146731" calcext:value-type="float">
            <text:p>0.00146731</text:p>
          </table:table-cell>
          <table:table-cell office:value-type="float" office:value="0.167802" calcext:value-type="float">
            <text:p>0.167802</text:p>
          </table:table-cell>
          <table:table-cell office:value-type="float" office:value="0.0333072" calcext:value-type="float">
            <text:p>0.0333072</text:p>
          </table:table-cell>
          <table:table-cell office:value-type="float" office:value="0.00156679" calcext:value-type="float">
            <text:p>0.00156679</text:p>
          </table:table-cell>
          <table:table-cell office:value-type="float" office:value="0.000667534" calcext:value-type="float">
            <text:p>0.000667534</text:p>
          </table:table-cell>
          <table:table-cell office:value-type="float" office:value="0.00139744" calcext:value-type="float">
            <text:p>0.00139744</text:p>
          </table:table-cell>
        </table:table-row>
        <table:table-row table:style-name="ro1">
          <table:table-cell office:value-type="float" office:value="201500" calcext:value-type="float">
            <text:p>201500</text:p>
          </table:table-cell>
          <table:table-cell/>
          <table:table-cell office:value-type="float" office:value="0.00957088" calcext:value-type="float">
            <text:p>0.00957088</text:p>
          </table:table-cell>
          <table:table-cell office:value-type="float" office:value="0.00146494" calcext:value-type="float">
            <text:p>0.00146494</text:p>
          </table:table-cell>
          <table:table-cell office:value-type="float" office:value="0.160081" calcext:value-type="float">
            <text:p>0.160081</text:p>
          </table:table-cell>
          <table:table-cell office:value-type="float" office:value="0.0325441" calcext:value-type="float">
            <text:p>0.0325441</text:p>
          </table:table-cell>
          <table:table-cell office:value-type="float" office:value="0.00152652" calcext:value-type="float">
            <text:p>0.00152652</text:p>
          </table:table-cell>
          <table:table-cell office:value-type="float" office:value="0.000614241" calcext:value-type="float">
            <text:p>0.000614241</text:p>
          </table:table-cell>
          <table:table-cell office:value-type="float" office:value="0.0013477" calcext:value-type="float">
            <text:p>0.0013477</text:p>
          </table:table-cell>
        </table:table-row>
        <table:table-row table:style-name="ro1">
          <table:table-cell office:value-type="float" office:value="201000" calcext:value-type="float">
            <text:p>201000</text:p>
          </table:table-cell>
          <table:table-cell/>
          <table:table-cell office:value-type="float" office:value="0.0102345" calcext:value-type="float">
            <text:p>0.0102345</text:p>
          </table:table-cell>
          <table:table-cell office:value-type="float" office:value="0.00144994" calcext:value-type="float">
            <text:p>0.00144994</text:p>
          </table:table-cell>
          <table:table-cell office:value-type="float" office:value="0.163972" calcext:value-type="float">
            <text:p>0.163972</text:p>
          </table:table-cell>
          <table:table-cell office:value-type="float" office:value="0.0331694" calcext:value-type="float">
            <text:p>0.0331694</text:p>
          </table:table-cell>
          <table:table-cell office:value-type="float" office:value="0.00155337" calcext:value-type="float">
            <text:p>0.00155337</text:p>
          </table:table-cell>
          <table:table-cell office:value-type="float" office:value="0.000620558" calcext:value-type="float">
            <text:p>0.000620558</text:p>
          </table:table-cell>
          <table:table-cell office:value-type="float" office:value="0.00136941" calcext:value-type="float">
            <text:p>0.00136941</text:p>
          </table:table-cell>
        </table:table-row>
        <table:table-row table:style-name="ro1">
          <table:table-cell office:value-type="float" office:value="200500" calcext:value-type="float">
            <text:p>200500</text:p>
          </table:table-cell>
          <table:table-cell/>
          <table:table-cell office:value-type="float" office:value="0.00996208" calcext:value-type="float">
            <text:p>0.00996208</text:p>
          </table:table-cell>
          <table:table-cell office:value-type="float" office:value="0.00156403" calcext:value-type="float">
            <text:p>0.00156403</text:p>
          </table:table-cell>
          <table:table-cell office:value-type="float" office:value="0.160765" calcext:value-type="float">
            <text:p>0.160765</text:p>
          </table:table-cell>
          <table:table-cell office:value-type="float" office:value="0.0316848" calcext:value-type="float">
            <text:p>0.0316848</text:p>
          </table:table-cell>
          <table:table-cell office:value-type="float" office:value="0.0014981" calcext:value-type="float">
            <text:p>0.0014981</text:p>
          </table:table-cell>
          <table:table-cell office:value-type="float" office:value="0.000602004" calcext:value-type="float">
            <text:p>0.000602004</text:p>
          </table:table-cell>
          <table:table-cell office:value-type="float" office:value="0.00129006" calcext:value-type="float">
            <text:p>0.0012900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170276" calcext:value-type="float">
            <text:p>0.170276</text:p>
          </table:table-cell>
          <table:table-cell office:value-type="float" office:value="0.0104433" calcext:value-type="float">
            <text:p>0.0104433</text:p>
          </table:table-cell>
          <table:table-cell office:value-type="float" office:value="0.00149336" calcext:value-type="float">
            <text:p>0.00149336</text:p>
          </table:table-cell>
          <table:table-cell office:value-type="float" office:value="0.168742" calcext:value-type="float">
            <text:p>0.168742</text:p>
          </table:table-cell>
          <table:table-cell office:value-type="float" office:value="0.0341749" calcext:value-type="float">
            <text:p>0.0341749</text:p>
          </table:table-cell>
          <table:table-cell office:value-type="float" office:value="0.00158969" calcext:value-type="float">
            <text:p>0.00158969</text:p>
          </table:table-cell>
          <table:table-cell office:value-type="float" office:value="0.000637532" calcext:value-type="float">
            <text:p>0.000637532</text:p>
          </table:table-cell>
          <table:table-cell office:value-type="float" office:value="0.00142626" calcext:value-type="float">
            <text:p>0.00142626</text:p>
          </table:table-cell>
        </table:table-row>
        <table:table-row table:style-name="ro1">
          <table:table-cell office:value-type="float" office:value="199500" calcext:value-type="float">
            <text:p>199500</text:p>
          </table:table-cell>
          <table:table-cell office:value-type="float" office:value="0.169904" calcext:value-type="float">
            <text:p>0.169904</text:p>
          </table:table-cell>
          <table:table-cell office:value-type="float" office:value="0.00968851" calcext:value-type="float">
            <text:p>0.00968851</text:p>
          </table:table-cell>
          <table:table-cell office:value-type="float" office:value="0.00150008" calcext:value-type="float">
            <text:p>0.00150008</text:p>
          </table:table-cell>
          <table:table-cell office:value-type="float" office:value="0.164757" calcext:value-type="float">
            <text:p>0.164757</text:p>
          </table:table-cell>
          <table:table-cell office:value-type="float" office:value="0.0340564" calcext:value-type="float">
            <text:p>0.0340564</text:p>
          </table:table-cell>
          <table:table-cell office:value-type="float" office:value="0.00151429" calcext:value-type="float">
            <text:p>0.00151429</text:p>
          </table:table-cell>
          <table:table-cell office:value-type="float" office:value="0.000596872" calcext:value-type="float">
            <text:p>0.000596872</text:p>
          </table:table-cell>
          <table:table-cell office:value-type="float" office:value="0.00138796" calcext:value-type="float">
            <text:p>0.00138796</text:p>
          </table:table-cell>
        </table:table-row>
        <table:table-row table:style-name="ro1">
          <table:table-cell office:value-type="float" office:value="199000" calcext:value-type="float">
            <text:p>199000</text:p>
          </table:table-cell>
          <table:table-cell office:value-type="float" office:value="0.169787" calcext:value-type="float">
            <text:p>0.169787</text:p>
          </table:table-cell>
          <table:table-cell office:value-type="float" office:value="0.00968812" calcext:value-type="float">
            <text:p>0.00968812</text:p>
          </table:table-cell>
          <table:table-cell office:value-type="float" office:value="0.00150797" calcext:value-type="float">
            <text:p>0.00150797</text:p>
          </table:table-cell>
          <table:table-cell office:value-type="float" office:value="0.167177" calcext:value-type="float">
            <text:p>0.167177</text:p>
          </table:table-cell>
          <table:table-cell office:value-type="float" office:value="0.0329002" calcext:value-type="float">
            <text:p>0.0329002</text:p>
          </table:table-cell>
          <table:table-cell office:value-type="float" office:value="0.00156955" calcext:value-type="float">
            <text:p>0.00156955</text:p>
          </table:table-cell>
          <table:table-cell office:value-type="float" office:value="0.00060911" calcext:value-type="float">
            <text:p>0.00060911</text:p>
          </table:table-cell>
          <table:table-cell office:value-type="float" office:value="0.00134533" calcext:value-type="float">
            <text:p>0.00134533</text:p>
          </table:table-cell>
        </table:table-row>
        <table:table-row table:style-name="ro1">
          <table:table-cell office:value-type="float" office:value="198500" calcext:value-type="float">
            <text:p>198500</text:p>
          </table:table-cell>
          <table:table-cell office:value-type="float" office:value="0.172278" calcext:value-type="float">
            <text:p>0.172278</text:p>
          </table:table-cell>
          <table:table-cell office:value-type="float" office:value="0.0105112" calcext:value-type="float">
            <text:p>0.0105112</text:p>
          </table:table-cell>
          <table:table-cell office:value-type="float" office:value="0.00149336" calcext:value-type="float">
            <text:p>0.00149336</text:p>
          </table:table-cell>
          <table:table-cell office:value-type="float" office:value="0.163123" calcext:value-type="float">
            <text:p>0.163123</text:p>
          </table:table-cell>
          <table:table-cell office:value-type="float" office:value="0.032747" calcext:value-type="float">
            <text:p>0.032747</text:p>
          </table:table-cell>
          <table:table-cell office:value-type="float" office:value="0.00156442" calcext:value-type="float">
            <text:p>0.00156442</text:p>
          </table:table-cell>
          <table:table-cell office:value-type="float" office:value="0.000629637" calcext:value-type="float">
            <text:p>0.000629637</text:p>
          </table:table-cell>
          <table:table-cell office:value-type="float" office:value="0.00136862" calcext:value-type="float">
            <text:p>0.00136862</text:p>
          </table:table-cell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0.167658" calcext:value-type="float">
            <text:p>0.167658</text:p>
          </table:table-cell>
          <table:table-cell office:value-type="float" office:value="0.00946666" calcext:value-type="float">
            <text:p>0.00946666</text:p>
          </table:table-cell>
          <table:table-cell office:value-type="float" office:value="0.00146455" calcext:value-type="float">
            <text:p>0.00146455</text:p>
          </table:table-cell>
          <table:table-cell office:value-type="float" office:value="0.160362" calcext:value-type="float">
            <text:p>0.160362</text:p>
          </table:table-cell>
          <table:table-cell office:value-type="float" office:value="0.032235" calcext:value-type="float">
            <text:p>0.032235</text:p>
          </table:table-cell>
          <table:table-cell office:value-type="float" office:value="0.0015285" calcext:value-type="float">
            <text:p>0.0015285</text:p>
          </table:table-cell>
          <table:table-cell office:value-type="float" office:value="0.000596872" calcext:value-type="float">
            <text:p>0.000596872</text:p>
          </table:table-cell>
          <table:table-cell office:value-type="float" office:value="0.00137652" calcext:value-type="float">
            <text:p>0.00137652</text:p>
          </table:table-cell>
        </table:table-row>
        <table:table-row table:style-name="ro1">
          <table:table-cell office:value-type="float" office:value="197500" calcext:value-type="float">
            <text:p>197500</text:p>
          </table:table-cell>
          <table:table-cell office:value-type="float" office:value="0.177764" calcext:value-type="float">
            <text:p>0.177764</text:p>
          </table:table-cell>
          <table:table-cell office:value-type="float" office:value="0.0100588" calcext:value-type="float">
            <text:p>0.0100588</text:p>
          </table:table-cell>
          <table:table-cell office:value-type="float" office:value="0.00148902" calcext:value-type="float">
            <text:p>0.00148902</text:p>
          </table:table-cell>
          <table:table-cell office:value-type="float" office:value="0.164376" calcext:value-type="float">
            <text:p>0.164376</text:p>
          </table:table-cell>
          <table:table-cell office:value-type="float" office:value="0.032989" calcext:value-type="float">
            <text:p>0.032989</text:p>
          </table:table-cell>
          <table:table-cell office:value-type="float" office:value="0.00157587" calcext:value-type="float">
            <text:p>0.00157587</text:p>
          </table:table-cell>
          <table:table-cell office:value-type="float" office:value="0.000618978" calcext:value-type="float">
            <text:p>0.000618978</text:p>
          </table:table-cell>
          <table:table-cell office:value-type="float" office:value="0.00132559" calcext:value-type="float">
            <text:p>0.00132559</text:p>
          </table:table-cell>
        </table:table-row>
        <table:table-row table:style-name="ro1">
          <table:table-cell office:value-type="float" office:value="197000" calcext:value-type="float">
            <text:p>197000</text:p>
          </table:table-cell>
          <table:table-cell office:value-type="float" office:value="0.169729" calcext:value-type="float">
            <text:p>0.169729</text:p>
          </table:table-cell>
          <table:table-cell office:value-type="float" office:value="0.00984365" calcext:value-type="float">
            <text:p>0.00984365</text:p>
          </table:table-cell>
          <table:table-cell office:value-type="float" office:value="0.00147165" calcext:value-type="float">
            <text:p>0.00147165</text:p>
          </table:table-cell>
          <table:table-cell office:value-type="float" office:value="0.16854" calcext:value-type="float">
            <text:p>0.16854</text:p>
          </table:table-cell>
          <table:table-cell office:value-type="float" office:value="0.0335508" calcext:value-type="float">
            <text:p>0.0335508</text:p>
          </table:table-cell>
          <table:table-cell office:value-type="float" office:value="0.00156245" calcext:value-type="float">
            <text:p>0.00156245</text:p>
          </table:table-cell>
          <table:table-cell office:value-type="float" office:value="0.000614241" calcext:value-type="float">
            <text:p>0.000614241</text:p>
          </table:table-cell>
          <table:table-cell office:value-type="float" office:value="0.00133744" calcext:value-type="float">
            <text:p>0.00133744</text:p>
          </table:table-cell>
        </table:table-row>
        <table:table-row table:style-name="ro1">
          <table:table-cell office:value-type="float" office:value="196500" calcext:value-type="float">
            <text:p>196500</text:p>
          </table:table-cell>
          <table:table-cell office:value-type="float" office:value="0.163378" calcext:value-type="float">
            <text:p>0.163378</text:p>
          </table:table-cell>
          <table:table-cell office:value-type="float" office:value="0.00989458" calcext:value-type="float">
            <text:p>0.00989458</text:p>
          </table:table-cell>
          <table:table-cell office:value-type="float" office:value="0.00149139" calcext:value-type="float">
            <text:p>0.00149139</text:p>
          </table:table-cell>
          <table:table-cell office:value-type="float" office:value="0.161403" calcext:value-type="float">
            <text:p>0.161403</text:p>
          </table:table-cell>
          <table:table-cell office:value-type="float" office:value="0.0320898" calcext:value-type="float">
            <text:p>0.0320898</text:p>
          </table:table-cell>
          <table:table-cell office:value-type="float" office:value="0.00153442" calcext:value-type="float">
            <text:p>0.00153442</text:p>
          </table:table-cell>
          <table:table-cell office:value-type="float" office:value="0.000606346" calcext:value-type="float">
            <text:p>0.000606346</text:p>
          </table:table-cell>
          <table:table-cell office:value-type="float" office:value="0.00138994" calcext:value-type="float">
            <text:p>0.00138994</text:p>
          </table:table-cell>
        </table:table-row>
        <table:table-row table:style-name="ro1">
          <table:table-cell office:value-type="float" office:value="196000" calcext:value-type="float">
            <text:p>196000</text:p>
          </table:table-cell>
          <table:table-cell office:value-type="float" office:value="0.169697" calcext:value-type="float">
            <text:p>0.169697</text:p>
          </table:table-cell>
          <table:table-cell office:value-type="float" office:value="0.00996524" calcext:value-type="float">
            <text:p>0.00996524</text:p>
          </table:table-cell>
          <table:table-cell office:value-type="float" office:value="0.00149494" calcext:value-type="float">
            <text:p>0.00149494</text:p>
          </table:table-cell>
          <table:table-cell office:value-type="float" office:value="0.160024" calcext:value-type="float">
            <text:p>0.160024</text:p>
          </table:table-cell>
          <table:table-cell office:value-type="float" office:value="0.0320381" calcext:value-type="float">
            <text:p>0.0320381</text:p>
          </table:table-cell>
          <table:table-cell office:value-type="float" office:value="0.00151034" calcext:value-type="float">
            <text:p>0.00151034</text:p>
          </table:table-cell>
          <table:table-cell office:value-type="float" office:value="0.000605557" calcext:value-type="float">
            <text:p>0.000605557</text:p>
          </table:table-cell>
          <table:table-cell office:value-type="float" office:value="0.00134296" calcext:value-type="float">
            <text:p>0.00134296</text:p>
          </table:table-cell>
        </table:table-row>
        <table:table-row table:style-name="ro1">
          <table:table-cell office:value-type="float" office:value="195500" calcext:value-type="float">
            <text:p>195500</text:p>
          </table:table-cell>
          <table:table-cell office:value-type="float" office:value="0.167772" calcext:value-type="float">
            <text:p>0.167772</text:p>
          </table:table-cell>
          <table:table-cell office:value-type="float" office:value="0.00947377" calcext:value-type="float">
            <text:p>0.00947377</text:p>
          </table:table-cell>
          <table:table-cell office:value-type="float" office:value="0.00149968" calcext:value-type="float">
            <text:p>0.00149968</text:p>
          </table:table-cell>
          <table:table-cell office:value-type="float" office:value="0.157347" calcext:value-type="float">
            <text:p>0.157347</text:p>
          </table:table-cell>
          <table:table-cell office:value-type="float" office:value="0.0323235" calcext:value-type="float">
            <text:p>0.0323235</text:p>
          </table:table-cell>
          <table:table-cell office:value-type="float" office:value="0.00148586" calcext:value-type="float">
            <text:p>0.00148586</text:p>
          </table:table-cell>
          <table:table-cell office:value-type="float" office:value="0.000587003" calcext:value-type="float">
            <text:p>0.000587003</text:p>
          </table:table-cell>
          <table:table-cell office:value-type="float" office:value="0.00134533" calcext:value-type="float">
            <text:p>0.00134533</text:p>
          </table:table-cell>
        </table:table-row>
        <table:table-row table:style-name="ro1">
          <table:table-cell office:value-type="float" office:value="195000" calcext:value-type="float">
            <text:p>195000</text:p>
          </table:table-cell>
          <table:table-cell office:value-type="float" office:value="0.170081" calcext:value-type="float">
            <text:p>0.170081</text:p>
          </table:table-cell>
          <table:table-cell office:value-type="float" office:value="0.00964035" calcext:value-type="float">
            <text:p>0.00964035</text:p>
          </table:table-cell>
          <table:table-cell office:value-type="float" office:value="0.00150679" calcext:value-type="float">
            <text:p>0.00150679</text:p>
          </table:table-cell>
          <table:table-cell office:value-type="float" office:value="0.161856" calcext:value-type="float">
            <text:p>0.161856</text:p>
          </table:table-cell>
          <table:table-cell office:value-type="float" office:value="0.0327076" calcext:value-type="float">
            <text:p>0.0327076</text:p>
          </table:table-cell>
          <table:table-cell office:value-type="float" office:value="0.0014835" calcext:value-type="float">
            <text:p>0.0014835</text:p>
          </table:table-cell>
          <table:table-cell office:value-type="float" office:value="0.000590951" calcext:value-type="float">
            <text:p>0.000590951</text:p>
          </table:table-cell>
          <table:table-cell office:value-type="float" office:value="0.00137138" calcext:value-type="float">
            <text:p>0.00137138</text:p>
          </table:table-cell>
        </table:table-row>
        <table:table-row table:style-name="ro1">
          <table:table-cell office:value-type="float" office:value="194500" calcext:value-type="float">
            <text:p>194500</text:p>
          </table:table-cell>
          <table:table-cell office:value-type="float" office:value="0.164767" calcext:value-type="float">
            <text:p>0.164767</text:p>
          </table:table-cell>
          <table:table-cell office:value-type="float" office:value="0.0101381" calcext:value-type="float">
            <text:p>0.0101381</text:p>
          </table:table-cell>
          <table:table-cell office:value-type="float" office:value="0.00149139" calcext:value-type="float">
            <text:p>0.00149139</text:p>
          </table:table-cell>
          <table:table-cell office:value-type="float" office:value="0.162539" calcext:value-type="float">
            <text:p>0.162539</text:p>
          </table:table-cell>
          <table:table-cell office:value-type="float" office:value="0.0325189" calcext:value-type="float">
            <text:p>0.0325189</text:p>
          </table:table-cell>
          <table:table-cell office:value-type="float" office:value="0.00153837" calcext:value-type="float">
            <text:p>0.00153837</text:p>
          </table:table-cell>
          <table:table-cell office:value-type="float" office:value="0.000611478" calcext:value-type="float">
            <text:p>0.000611478</text:p>
          </table:table-cell>
          <table:table-cell office:value-type="float" office:value="0.00138165" calcext:value-type="float">
            <text:p>0.00138165</text:p>
          </table:table-cell>
        </table:table-row>
        <table:table-row table:style-name="ro1">
          <table:table-cell office:value-type="float" office:value="194000" calcext:value-type="float">
            <text:p>194000</text:p>
          </table:table-cell>
          <table:table-cell office:value-type="float" office:value="0.164374" calcext:value-type="float">
            <text:p>0.164374</text:p>
          </table:table-cell>
          <table:table-cell office:value-type="float" office:value="0.00993089" calcext:value-type="float">
            <text:p>0.00993089</text:p>
          </table:table-cell>
          <table:table-cell office:value-type="float" office:value="0.00147521" calcext:value-type="float">
            <text:p>0.00147521</text:p>
          </table:table-cell>
          <table:table-cell office:value-type="float" office:value="0.162313" calcext:value-type="float">
            <text:p>0.162313</text:p>
          </table:table-cell>
          <table:table-cell office:value-type="float" office:value="0.0307014" calcext:value-type="float">
            <text:p>0.0307014</text:p>
          </table:table-cell>
          <table:table-cell office:value-type="float" office:value="0.0015506" calcext:value-type="float">
            <text:p>0.0015506</text:p>
          </table:table-cell>
          <table:table-cell office:value-type="float" office:value="0.000607531" calcext:value-type="float">
            <text:p>0.000607531</text:p>
          </table:table-cell>
          <table:table-cell office:value-type="float" office:value="0.00135757" calcext:value-type="float">
            <text:p>0.00135757</text:p>
          </table:table-cell>
        </table:table-row>
        <table:table-row table:style-name="ro1">
          <table:table-cell office:value-type="float" office:value="193500" calcext:value-type="float">
            <text:p>193500</text:p>
          </table:table-cell>
          <table:table-cell office:value-type="float" office:value="0.16689" calcext:value-type="float">
            <text:p>0.16689</text:p>
          </table:table-cell>
          <table:table-cell office:value-type="float" office:value="0.00991392" calcext:value-type="float">
            <text:p>0.00991392</text:p>
          </table:table-cell>
          <table:table-cell office:value-type="float" office:value="0.00147205" calcext:value-type="float">
            <text:p>0.00147205</text:p>
          </table:table-cell>
          <table:table-cell office:value-type="float" office:value="0.157561" calcext:value-type="float">
            <text:p>0.157561</text:p>
          </table:table-cell>
          <table:table-cell office:value-type="float" office:value="0.0307875" calcext:value-type="float">
            <text:p>0.0307875</text:p>
          </table:table-cell>
          <table:table-cell office:value-type="float" office:value="0.00156087" calcext:value-type="float">
            <text:p>0.00156087</text:p>
          </table:table-cell>
          <table:table-cell office:value-type="float" office:value="0.000593714" calcext:value-type="float">
            <text:p>0.000593714</text:p>
          </table:table-cell>
          <table:table-cell office:value-type="float" office:value="0.00131454" calcext:value-type="float">
            <text:p>0.00131454</text:p>
          </table:table-cell>
        </table:table-row>
        <table:table-row table:style-name="ro1">
          <table:table-cell office:value-type="float" office:value="193000" calcext:value-type="float">
            <text:p>193000</text:p>
          </table:table-cell>
          <table:table-cell office:value-type="float" office:value="0.173541" calcext:value-type="float">
            <text:p>0.173541</text:p>
          </table:table-cell>
          <table:table-cell office:value-type="float" office:value="0.0095843" calcext:value-type="float">
            <text:p>0.0095843</text:p>
          </table:table-cell>
          <table:table-cell office:value-type="float" office:value="0.00145389" calcext:value-type="float">
            <text:p>0.00145389</text:p>
          </table:table-cell>
          <table:table-cell office:value-type="float" office:value="0.159736" calcext:value-type="float">
            <text:p>0.159736</text:p>
          </table:table-cell>
          <table:table-cell office:value-type="float" office:value="0.0320858" calcext:value-type="float">
            <text:p>0.0320858</text:p>
          </table:table-cell>
          <table:table-cell office:value-type="float" office:value="0.00156916" calcext:value-type="float">
            <text:p>0.00156916</text:p>
          </table:table-cell>
          <table:table-cell office:value-type="float" office:value="0.000594109" calcext:value-type="float">
            <text:p>0.000594109</text:p>
          </table:table-cell>
          <table:table-cell office:value-type="float" office:value="0.00137849" calcext:value-type="float">
            <text:p>0.00137849</text:p>
          </table:table-cell>
        </table:table-row>
        <table:table-row table:style-name="ro1">
          <table:table-cell office:value-type="float" office:value="192500" calcext:value-type="float">
            <text:p>192500</text:p>
          </table:table-cell>
          <table:table-cell office:value-type="float" office:value="0.187939" calcext:value-type="float">
            <text:p>0.187939</text:p>
          </table:table-cell>
          <table:table-cell office:value-type="float" office:value="0.0103138" calcext:value-type="float">
            <text:p>0.0103138</text:p>
          </table:table-cell>
          <table:table-cell office:value-type="float" office:value="0.00147284" calcext:value-type="float">
            <text:p>0.00147284</text:p>
          </table:table-cell>
          <table:table-cell office:value-type="float" office:value="0.154919" calcext:value-type="float">
            <text:p>0.154919</text:p>
          </table:table-cell>
          <table:table-cell office:value-type="float" office:value="0.0325485" calcext:value-type="float">
            <text:p>0.0325485</text:p>
          </table:table-cell>
          <table:table-cell office:value-type="float" office:value="0.00162363" calcext:value-type="float">
            <text:p>0.00162363</text:p>
          </table:table-cell>
          <table:table-cell office:value-type="float" office:value="0.000641085" calcext:value-type="float">
            <text:p>0.000641085</text:p>
          </table:table-cell>
          <table:table-cell office:value-type="float" office:value="0.00138402" calcext:value-type="float">
            <text:p>0.00138402</text:p>
          </table:table-cell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float" office:value="0.170524" calcext:value-type="float">
            <text:p>0.170524</text:p>
          </table:table-cell>
          <table:table-cell office:value-type="float" office:value="0.00983971" calcext:value-type="float">
            <text:p>0.00983971</text:p>
          </table:table-cell>
          <table:table-cell office:value-type="float" office:value="0.00145073" calcext:value-type="float">
            <text:p>0.00145073</text:p>
          </table:table-cell>
          <table:table-cell office:value-type="float" office:value="0.156079" calcext:value-type="float">
            <text:p>0.156079</text:p>
          </table:table-cell>
          <table:table-cell office:value-type="float" office:value="0.0312833" calcext:value-type="float">
            <text:p>0.0312833</text:p>
          </table:table-cell>
          <table:table-cell office:value-type="float" office:value="0.00156758" calcext:value-type="float">
            <text:p>0.00156758</text:p>
          </table:table-cell>
          <table:table-cell office:value-type="float" office:value="0.000608715" calcext:value-type="float">
            <text:p>0.000608715</text:p>
          </table:table-cell>
          <table:table-cell office:value-type="float" office:value="0.00135994" calcext:value-type="float">
            <text:p>0.00135994</text:p>
          </table:table-cell>
        </table:table-row>
        <table:table-row table:style-name="ro1">
          <table:table-cell office:value-type="float" office:value="191500" calcext:value-type="float">
            <text:p>191500</text:p>
          </table:table-cell>
          <table:table-cell office:value-type="float" office:value="0.160778" calcext:value-type="float">
            <text:p>0.160778</text:p>
          </table:table-cell>
          <table:table-cell office:value-type="float" office:value="0.00952627" calcext:value-type="float">
            <text:p>0.00952627</text:p>
          </table:table-cell>
          <table:table-cell office:value-type="float" office:value="0.00145192" calcext:value-type="float">
            <text:p>0.00145192</text:p>
          </table:table-cell>
          <table:table-cell office:value-type="float" office:value="0.157819" calcext:value-type="float">
            <text:p>0.157819</text:p>
          </table:table-cell>
          <table:table-cell office:value-type="float" office:value="0.0315869" calcext:value-type="float">
            <text:p>0.0315869</text:p>
          </table:table-cell>
          <table:table-cell office:value-type="float" office:value="0.00154508" calcext:value-type="float">
            <text:p>0.00154508</text:p>
          </table:table-cell>
          <table:table-cell office:value-type="float" office:value="0.000595293" calcext:value-type="float">
            <text:p>0.000595293</text:p>
          </table:table-cell>
          <table:table-cell office:value-type="float" office:value="0.00134888" calcext:value-type="float">
            <text:p>0.00134888</text:p>
          </table:table-cell>
        </table:table-row>
        <table:table-row table:style-name="ro1">
          <table:table-cell office:value-type="float" office:value="191000" calcext:value-type="float">
            <text:p>191000</text:p>
          </table:table-cell>
          <table:table-cell office:value-type="float" office:value="0.173816" calcext:value-type="float">
            <text:p>0.173816</text:p>
          </table:table-cell>
          <table:table-cell office:value-type="float" office:value="0.0094489" calcext:value-type="float">
            <text:p>0.0094489</text:p>
          </table:table-cell>
          <table:table-cell office:value-type="float" office:value="0.00144955" calcext:value-type="float">
            <text:p>0.00144955</text:p>
          </table:table-cell>
          <table:table-cell office:value-type="float" office:value="0.157538" calcext:value-type="float">
            <text:p>0.157538</text:p>
          </table:table-cell>
          <table:table-cell office:value-type="float" office:value="0.0314597" calcext:value-type="float">
            <text:p>0.0314597</text:p>
          </table:table-cell>
          <table:table-cell office:value-type="float" office:value="0.00152771" calcext:value-type="float">
            <text:p>0.00152771</text:p>
          </table:table-cell>
          <table:table-cell office:value-type="float" office:value="0.000603978" calcext:value-type="float">
            <text:p>0.000603978</text:p>
          </table:table-cell>
          <table:table-cell office:value-type="float" office:value="0.00138046" calcext:value-type="float">
            <text:p>0.00138046</text:p>
          </table:table-cell>
        </table:table-row>
        <table:table-row table:style-name="ro1">
          <table:table-cell office:value-type="float" office:value="190500" calcext:value-type="float">
            <text:p>190500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0929494" calcext:value-type="float">
            <text:p>0.00929494</text:p>
          </table:table-cell>
          <table:table-cell office:value-type="float" office:value="0.00152021" calcext:value-type="float">
            <text:p>0.00152021</text:p>
          </table:table-cell>
          <table:table-cell office:value-type="float" office:value="0.159653" calcext:value-type="float">
            <text:p>0.159653</text:p>
          </table:table-cell>
          <table:table-cell office:value-type="float" office:value="0.0319275" calcext:value-type="float">
            <text:p>0.0319275</text:p>
          </table:table-cell>
          <table:table-cell office:value-type="float" office:value="0.00157153" calcext:value-type="float">
            <text:p>0.00157153</text:p>
          </table:table-cell>
          <table:table-cell office:value-type="float" office:value="0.000637532" calcext:value-type="float">
            <text:p>0.000637532</text:p>
          </table:table-cell>
          <table:table-cell office:value-type="float" office:value="0.0013477" calcext:value-type="float">
            <text:p>0.0013477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176046" calcext:value-type="float">
            <text:p>0.176046</text:p>
          </table:table-cell>
          <table:table-cell office:value-type="float" office:value="0.00973865" calcext:value-type="float">
            <text:p>0.00973865</text:p>
          </table:table-cell>
          <table:table-cell office:value-type="float" office:value="0.0016868" calcext:value-type="float">
            <text:p>0.0016868</text:p>
          </table:table-cell>
          <table:table-cell office:value-type="float" office:value="0.15681" calcext:value-type="float">
            <text:p>0.15681</text:p>
          </table:table-cell>
          <table:table-cell office:value-type="float" office:value="0.0313358" calcext:value-type="float">
            <text:p>0.0313358</text:p>
          </table:table-cell>
          <table:table-cell office:value-type="float" office:value="0.00154152" calcext:value-type="float">
            <text:p>0.00154152</text:p>
          </table:table-cell>
          <table:table-cell office:value-type="float" office:value="0.000774118" calcext:value-type="float">
            <text:p>0.000774118</text:p>
          </table:table-cell>
          <table:table-cell office:value-type="float" office:value="0.00135046" calcext:value-type="float">
            <text:p>0.00135046</text:p>
          </table:table-cell>
        </table:table-row>
        <table:table-row table:style-name="ro1">
          <table:table-cell office:value-type="float" office:value="189500" calcext:value-type="float">
            <text:p>189500</text:p>
          </table:table-cell>
          <table:table-cell office:value-type="float" office:value="0.16768" calcext:value-type="float">
            <text:p>0.16768</text:p>
          </table:table-cell>
          <table:table-cell office:value-type="float" office:value="0.00939245" calcext:value-type="float">
            <text:p>0.00939245</text:p>
          </table:table-cell>
          <table:table-cell office:value-type="float" office:value="0.00168561" calcext:value-type="float">
            <text:p>0.00168561</text:p>
          </table:table-cell>
          <table:table-cell office:value-type="float" office:value="0.163237" calcext:value-type="float">
            <text:p>0.163237</text:p>
          </table:table-cell>
          <table:table-cell office:value-type="float" office:value="0.0327632" calcext:value-type="float">
            <text:p>0.0327632</text:p>
          </table:table-cell>
          <table:table-cell office:value-type="float" office:value="0.00152771" calcext:value-type="float">
            <text:p>0.00152771</text:p>
          </table:table-cell>
          <table:table-cell office:value-type="float" office:value="0.000675034" calcext:value-type="float">
            <text:p>0.000675034</text:p>
          </table:table-cell>
          <table:table-cell office:value-type="float" office:value="0.00135875" calcext:value-type="float">
            <text:p>0.00135875</text:p>
          </table:table-cell>
        </table:table-row>
        <table:table-row table:style-name="ro1">
          <table:table-cell office:value-type="float" office:value="189000" calcext:value-type="float">
            <text:p>189000</text:p>
          </table:table-cell>
          <table:table-cell office:value-type="float" office:value="0.173703" calcext:value-type="float">
            <text:p>0.173703</text:p>
          </table:table-cell>
          <table:table-cell office:value-type="float" office:value="0.00929257" calcext:value-type="float">
            <text:p>0.00929257</text:p>
          </table:table-cell>
          <table:table-cell office:value-type="float" office:value="0.00161298" calcext:value-type="float">
            <text:p>0.00161298</text:p>
          </table:table-cell>
          <table:table-cell office:value-type="float" office:value="0.162154" calcext:value-type="float">
            <text:p>0.162154</text:p>
          </table:table-cell>
          <table:table-cell office:value-type="float" office:value="0.0340134" calcext:value-type="float">
            <text:p>0.0340134</text:p>
          </table:table-cell>
          <table:table-cell office:value-type="float" office:value="0.00156797" calcext:value-type="float">
            <text:p>0.00156797</text:p>
          </table:table-cell>
          <table:table-cell office:value-type="float" office:value="0.000821883" calcext:value-type="float">
            <text:p>0.000821883</text:p>
          </table:table-cell>
          <table:table-cell office:value-type="float" office:value="0.00129914" calcext:value-type="float">
            <text:p>0.00129914</text:p>
          </table:table-cell>
        </table:table-row>
        <table:table-row table:style-name="ro1">
          <table:table-cell office:value-type="float" office:value="188500" calcext:value-type="float">
            <text:p>188500</text:p>
          </table:table-cell>
          <table:table-cell office:value-type="float" office:value="0.16689" calcext:value-type="float">
            <text:p>0.16689</text:p>
          </table:table-cell>
          <table:table-cell office:value-type="float" office:value="0.00950219" calcext:value-type="float">
            <text:p>0.00950219</text:p>
          </table:table-cell>
          <table:table-cell office:value-type="float" office:value="0.00156797" calcext:value-type="float">
            <text:p>0.00156797</text:p>
          </table:table-cell>
          <table:table-cell office:value-type="float" office:value="0.155188" calcext:value-type="float">
            <text:p>0.155188</text:p>
          </table:table-cell>
          <table:table-cell office:value-type="float" office:value="0.0308862" calcext:value-type="float">
            <text:p>0.0308862</text:p>
          </table:table-cell>
          <table:table-cell office:value-type="float" office:value="0.00153442" calcext:value-type="float">
            <text:p>0.00153442</text:p>
          </table:table-cell>
          <table:table-cell office:value-type="float" office:value="0.000657665" calcext:value-type="float">
            <text:p>0.000657665</text:p>
          </table:table-cell>
          <table:table-cell office:value-type="float" office:value="0.00137375" calcext:value-type="float">
            <text:p>0.00137375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float" office:value="0.159204" calcext:value-type="float">
            <text:p>0.159204</text:p>
          </table:table-cell>
          <table:table-cell office:value-type="float" office:value="0.00962575" calcext:value-type="float">
            <text:p>0.00962575</text:p>
          </table:table-cell>
          <table:table-cell office:value-type="float" office:value="0.00156126" calcext:value-type="float">
            <text:p>0.00156126</text:p>
          </table:table-cell>
          <table:table-cell office:value-type="float" office:value="0.158121" calcext:value-type="float">
            <text:p>0.158121</text:p>
          </table:table-cell>
          <table:table-cell office:value-type="float" office:value="0.0319086" calcext:value-type="float">
            <text:p>0.0319086</text:p>
          </table:table-cell>
          <table:table-cell office:value-type="float" office:value="0.00162008" calcext:value-type="float">
            <text:p>0.00162008</text:p>
          </table:table-cell>
          <table:table-cell office:value-type="float" office:value="0.000636348" calcext:value-type="float">
            <text:p>0.000636348</text:p>
          </table:table-cell>
          <table:table-cell office:value-type="float" office:value="0.00135244" calcext:value-type="float">
            <text:p>0.00135244</text:p>
          </table:table-cell>
        </table:table-row>
        <table:table-row table:style-name="ro1">
          <table:table-cell office:value-type="float" office:value="187500" calcext:value-type="float">
            <text:p>187500</text:p>
          </table:table-cell>
          <table:table-cell office:value-type="float" office:value="0.155859" calcext:value-type="float">
            <text:p>0.155859</text:p>
          </table:table-cell>
          <table:table-cell office:value-type="float" office:value="0.00908019" calcext:value-type="float">
            <text:p>0.00908019</text:p>
          </table:table-cell>
          <table:table-cell office:value-type="float" office:value="0.00152692" calcext:value-type="float">
            <text:p>0.00152692</text:p>
          </table:table-cell>
          <table:table-cell office:value-type="float" office:value="0.161981" calcext:value-type="float">
            <text:p>0.161981</text:p>
          </table:table-cell>
          <table:table-cell office:value-type="float" office:value="0.0314708" calcext:value-type="float">
            <text:p>0.0314708</text:p>
          </table:table-cell>
          <table:table-cell office:value-type="float" office:value="0.00152297" calcext:value-type="float">
            <text:p>0.00152297</text:p>
          </table:table-cell>
          <table:table-cell office:value-type="float" office:value="0.000599241" calcext:value-type="float">
            <text:p>0.000599241</text:p>
          </table:table-cell>
          <table:table-cell office:value-type="float" office:value="0.0013248" calcext:value-type="float">
            <text:p>0.0013248</text:p>
          </table:table-cell>
        </table:table-row>
        <table:table-row table:style-name="ro1">
          <table:table-cell office:value-type="float" office:value="187000" calcext:value-type="float">
            <text:p>187000</text:p>
          </table:table-cell>
          <table:table-cell office:value-type="float" office:value="0.162348" calcext:value-type="float">
            <text:p>0.162348</text:p>
          </table:table-cell>
          <table:table-cell office:value-type="float" office:value="0.00891992" calcext:value-type="float">
            <text:p>0.00891992</text:p>
          </table:table-cell>
          <table:table-cell office:value-type="float" office:value="0.00151192" calcext:value-type="float">
            <text:p>0.00151192</text:p>
          </table:table-cell>
          <table:table-cell office:value-type="float" office:value="0.160338" calcext:value-type="float">
            <text:p>0.160338</text:p>
          </table:table-cell>
          <table:table-cell office:value-type="float" office:value="0.0319216" calcext:value-type="float">
            <text:p>0.0319216</text:p>
          </table:table-cell>
          <table:table-cell office:value-type="float" office:value="0.00146178" calcext:value-type="float">
            <text:p>0.00146178</text:p>
          </table:table-cell>
          <table:table-cell office:value-type="float" office:value="0.000579503" calcext:value-type="float">
            <text:p>0.000579503</text:p>
          </table:table-cell>
          <table:table-cell office:value-type="float" office:value="0.00138244" calcext:value-type="float">
            <text:p>0.00138244</text:p>
          </table:table-cell>
        </table:table-row>
        <table:table-row table:style-name="ro1">
          <table:table-cell office:value-type="float" office:value="186500" calcext:value-type="float">
            <text:p>186500</text:p>
          </table:table-cell>
          <table:table-cell office:value-type="float" office:value="0.161006" calcext:value-type="float">
            <text:p>0.161006</text:p>
          </table:table-cell>
          <table:table-cell office:value-type="float" office:value="0.00928073" calcext:value-type="float">
            <text:p>0.00928073</text:p>
          </table:table-cell>
          <table:table-cell office:value-type="float" office:value="0.00152258" calcext:value-type="float">
            <text:p>0.00152258</text:p>
          </table:table-cell>
          <table:table-cell office:value-type="float" office:value="0.152963" calcext:value-type="float">
            <text:p>0.152963</text:p>
          </table:table-cell>
          <table:table-cell office:value-type="float" office:value="0.0306994" calcext:value-type="float">
            <text:p>0.0306994</text:p>
          </table:table-cell>
          <table:table-cell office:value-type="float" office:value="0.00153205" calcext:value-type="float">
            <text:p>0.00153205</text:p>
          </table:table-cell>
          <table:table-cell office:value-type="float" office:value="0.000621347" calcext:value-type="float">
            <text:p>0.000621347</text:p>
          </table:table-cell>
          <table:table-cell office:value-type="float" office:value="0.0013781" calcext:value-type="float">
            <text:p>0.0013781</text:p>
          </table:table-cell>
        </table:table-row>
        <table:table-row table:style-name="ro1">
          <table:table-cell office:value-type="float" office:value="186000" calcext:value-type="float">
            <text:p>186000</text:p>
          </table:table-cell>
          <table:table-cell office:value-type="float" office:value="0.157588" calcext:value-type="float">
            <text:p>0.157588</text:p>
          </table:table-cell>
          <table:table-cell office:value-type="float" office:value="0.00927915" calcext:value-type="float">
            <text:p>0.00927915</text:p>
          </table:table-cell>
          <table:table-cell office:value-type="float" office:value="0.00154389" calcext:value-type="float">
            <text:p>0.00154389</text:p>
          </table:table-cell>
          <table:table-cell office:value-type="float" office:value="0.151658" calcext:value-type="float">
            <text:p>0.151658</text:p>
          </table:table-cell>
          <table:table-cell office:value-type="float" office:value="0.0304875" calcext:value-type="float">
            <text:p>0.0304875</text:p>
          </table:table-cell>
          <table:table-cell office:value-type="float" office:value="0.0015581" calcext:value-type="float">
            <text:p>0.0015581</text:p>
          </table:table-cell>
          <table:table-cell office:value-type="float" office:value="0.000622531" calcext:value-type="float">
            <text:p>0.000622531</text:p>
          </table:table-cell>
          <table:table-cell office:value-type="float" office:value="0.0013552" calcext:value-type="float">
            <text:p>0.0013552</text:p>
          </table:table-cell>
        </table:table-row>
        <table:table-row table:style-name="ro1">
          <table:table-cell office:value-type="float" office:value="185500" calcext:value-type="float">
            <text:p>185500</text:p>
          </table:table-cell>
          <table:table-cell office:value-type="float" office:value="0.158348" calcext:value-type="float">
            <text:p>0.158348</text:p>
          </table:table-cell>
          <table:table-cell office:value-type="float" office:value="0.00955785" calcext:value-type="float">
            <text:p>0.00955785</text:p>
          </table:table-cell>
          <table:table-cell office:value-type="float" office:value="0.00168798" calcext:value-type="float">
            <text:p>0.00168798</text:p>
          </table:table-cell>
          <table:table-cell office:value-type="float" office:value="0.151584" calcext:value-type="float">
            <text:p>0.151584</text:p>
          </table:table-cell>
          <table:table-cell office:value-type="float" office:value="0.0316358" calcext:value-type="float">
            <text:p>0.0316358</text:p>
          </table:table-cell>
          <table:table-cell office:value-type="float" office:value="0.00155258" calcext:value-type="float">
            <text:p>0.00155258</text:p>
          </table:table-cell>
          <table:table-cell office:value-type="float" office:value="0.000646217" calcext:value-type="float">
            <text:p>0.000646217</text:p>
          </table:table-cell>
          <table:table-cell office:value-type="float" office:value="0.00136152" calcext:value-type="float">
            <text:p>0.00136152</text:p>
          </table:table-cell>
        </table:table-row>
        <table:table-row table:style-name="ro1">
          <table:table-cell office:value-type="float" office:value="185000" calcext:value-type="float">
            <text:p>185000</text:p>
          </table:table-cell>
          <table:table-cell office:value-type="float" office:value="0.152759" calcext:value-type="float">
            <text:p>0.152759</text:p>
          </table:table-cell>
          <table:table-cell office:value-type="float" office:value="0.00898387" calcext:value-type="float">
            <text:p>0.00898387</text:p>
          </table:table-cell>
          <table:table-cell office:value-type="float" office:value="0.00181628" calcext:value-type="float">
            <text:p>0.00181628</text:p>
          </table:table-cell>
          <table:table-cell office:value-type="float" office:value="0.156556" calcext:value-type="float">
            <text:p>0.156556</text:p>
          </table:table-cell>
          <table:table-cell office:value-type="float" office:value="0.0313709" calcext:value-type="float">
            <text:p>0.0313709</text:p>
          </table:table-cell>
          <table:table-cell office:value-type="float" office:value="0.00156876" calcext:value-type="float">
            <text:p>0.00156876</text:p>
          </table:table-cell>
          <table:table-cell office:value-type="float" office:value="0.000617399" calcext:value-type="float">
            <text:p>0.000617399</text:p>
          </table:table-cell>
          <table:table-cell office:value-type="float" office:value="0.00135402" calcext:value-type="float">
            <text:p>0.00135402</text:p>
          </table:table-cell>
        </table:table-row>
        <table:table-row table:style-name="ro1">
          <table:table-cell office:value-type="float" office:value="184500" calcext:value-type="float">
            <text:p>184500</text:p>
          </table:table-cell>
          <table:table-cell office:value-type="float" office:value="0.161034" calcext:value-type="float">
            <text:p>0.161034</text:p>
          </table:table-cell>
          <table:table-cell office:value-type="float" office:value="0.00899493" calcext:value-type="float">
            <text:p>0.00899493</text:p>
          </table:table-cell>
          <table:table-cell office:value-type="float" office:value="0.0016864" calcext:value-type="float">
            <text:p>0.0016864</text:p>
          </table:table-cell>
          <table:table-cell office:value-type="float" office:value="0.154826" calcext:value-type="float">
            <text:p>0.154826</text:p>
          </table:table-cell>
          <table:table-cell office:value-type="float" office:value="0.0312343" calcext:value-type="float">
            <text:p>0.0312343</text:p>
          </table:table-cell>
          <table:table-cell office:value-type="float" office:value="0.0015735" calcext:value-type="float">
            <text:p>0.0015735</text:p>
          </table:table-cell>
          <table:table-cell office:value-type="float" office:value="0.000603978" calcext:value-type="float">
            <text:p>0.000603978</text:p>
          </table:table-cell>
          <table:table-cell office:value-type="float" office:value="0.00135915" calcext:value-type="float">
            <text:p>0.00135915</text:p>
          </table:table-cell>
        </table:table-row>
        <table:table-row table:style-name="ro1">
          <table:table-cell office:value-type="float" office:value="184000" calcext:value-type="float">
            <text:p>184000</text:p>
          </table:table-cell>
          <table:table-cell office:value-type="float" office:value="0.158337" calcext:value-type="float">
            <text:p>0.158337</text:p>
          </table:table-cell>
          <table:table-cell office:value-type="float" office:value="0.00904348" calcext:value-type="float">
            <text:p>0.00904348</text:p>
          </table:table-cell>
          <table:table-cell office:value-type="float" office:value="0.00178983" calcext:value-type="float">
            <text:p>0.00178983</text:p>
          </table:table-cell>
          <table:table-cell office:value-type="float" office:value="0.154591" calcext:value-type="float">
            <text:p>0.154591</text:p>
          </table:table-cell>
          <table:table-cell office:value-type="float" office:value="0.0320282" calcext:value-type="float">
            <text:p>0.0320282</text:p>
          </table:table-cell>
          <table:table-cell office:value-type="float" office:value="0.00153205" calcext:value-type="float">
            <text:p>0.00153205</text:p>
          </table:table-cell>
          <table:table-cell office:value-type="float" office:value="0.000594898" calcext:value-type="float">
            <text:p>0.000594898</text:p>
          </table:table-cell>
          <table:table-cell office:value-type="float" office:value="0.00133546" calcext:value-type="float">
            <text:p>0.00133546</text:p>
          </table:table-cell>
        </table:table-row>
        <table:table-row table:style-name="ro1">
          <table:table-cell office:value-type="float" office:value="183500" calcext:value-type="float">
            <text:p>183500</text:p>
          </table:table-cell>
          <table:table-cell office:value-type="float" office:value="0.156576" calcext:value-type="float">
            <text:p>0.156576</text:p>
          </table:table-cell>
          <table:table-cell office:value-type="float" office:value="0.00893927" calcext:value-type="float">
            <text:p>0.00893927</text:p>
          </table:table-cell>
          <table:table-cell office:value-type="float" office:value="0.00163508" calcext:value-type="float">
            <text:p>0.00163508</text:p>
          </table:table-cell>
          <table:table-cell office:value-type="float" office:value="0.154175" calcext:value-type="float">
            <text:p>0.154175</text:p>
          </table:table-cell>
          <table:table-cell office:value-type="float" office:value="0.0314159" calcext:value-type="float">
            <text:p>0.0314159</text:p>
          </table:table-cell>
          <table:table-cell office:value-type="float" office:value="0.00148429" calcext:value-type="float">
            <text:p>0.00148429</text:p>
          </table:table-cell>
          <table:table-cell office:value-type="float" office:value="0.000576345" calcext:value-type="float">
            <text:p>0.000576345</text:p>
          </table:table-cell>
          <table:table-cell office:value-type="float" office:value="0.00138441" calcext:value-type="float">
            <text:p>0.00138441</text:p>
          </table:table-cell>
        </table:table-row>
        <table:table-row table:style-name="ro1">
          <table:table-cell office:value-type="float" office:value="183000" calcext:value-type="float">
            <text:p>183000</text:p>
          </table:table-cell>
          <table:table-cell office:value-type="float" office:value="0.15844" calcext:value-type="float">
            <text:p>0.15844</text:p>
          </table:table-cell>
          <table:table-cell office:value-type="float" office:value="0.0099834" calcext:value-type="float">
            <text:p>0.0099834</text:p>
          </table:table-cell>
          <table:table-cell office:value-type="float" office:value="0.00166035" calcext:value-type="float">
            <text:p>0.00166035</text:p>
          </table:table-cell>
          <table:table-cell office:value-type="float" office:value="0.153271" calcext:value-type="float">
            <text:p>0.153271</text:p>
          </table:table-cell>
          <table:table-cell office:value-type="float" office:value="0.0311471" calcext:value-type="float">
            <text:p>0.0311471</text:p>
          </table:table-cell>
          <table:table-cell office:value-type="float" office:value="0.00153679" calcext:value-type="float">
            <text:p>0.00153679</text:p>
          </table:table-cell>
          <table:table-cell office:value-type="float" office:value="0.000597267" calcext:value-type="float">
            <text:p>0.000597267</text:p>
          </table:table-cell>
          <table:table-cell office:value-type="float" office:value="0.00136467" calcext:value-type="float">
            <text:p>0.00136467</text:p>
          </table:table-cell>
        </table:table-row>
        <table:table-row table:style-name="ro1">
          <table:table-cell office:value-type="float" office:value="182500" calcext:value-type="float">
            <text:p>182500</text:p>
          </table:table-cell>
          <table:table-cell office:value-type="float" office:value="0.157192" calcext:value-type="float">
            <text:p>0.157192</text:p>
          </table:table-cell>
          <table:table-cell office:value-type="float" office:value="0.00951285" calcext:value-type="float">
            <text:p>0.00951285</text:p>
          </table:table-cell>
          <table:table-cell office:value-type="float" office:value="0.00157666" calcext:value-type="float">
            <text:p>0.00157666</text:p>
          </table:table-cell>
          <table:table-cell office:value-type="float" office:value="0.151739" calcext:value-type="float">
            <text:p>0.151739</text:p>
          </table:table-cell>
          <table:table-cell office:value-type="float" office:value="0.0308763" calcext:value-type="float">
            <text:p>0.0308763</text:p>
          </table:table-cell>
          <table:table-cell office:value-type="float" office:value="0.00148942" calcext:value-type="float">
            <text:p>0.00148942</text:p>
          </table:table-cell>
          <table:table-cell office:value-type="float" office:value="0.00058345" calcext:value-type="float">
            <text:p>0.00058345</text:p>
          </table:table-cell>
          <table:table-cell office:value-type="float" office:value="0.00132954" calcext:value-type="float">
            <text:p>0.00132954</text:p>
          </table:table-cell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float" office:value="0.153821" calcext:value-type="float">
            <text:p>0.153821</text:p>
          </table:table-cell>
          <table:table-cell office:value-type="float" office:value="0.00927836" calcext:value-type="float">
            <text:p>0.00927836</text:p>
          </table:table-cell>
          <table:table-cell office:value-type="float" office:value="0.00166114" calcext:value-type="float">
            <text:p>0.00166114</text:p>
          </table:table-cell>
          <table:table-cell office:value-type="float" office:value="0.148829" calcext:value-type="float">
            <text:p>0.148829</text:p>
          </table:table-cell>
          <table:table-cell office:value-type="float" office:value="0.0336917" calcext:value-type="float">
            <text:p>0.0336917</text:p>
          </table:table-cell>
          <table:table-cell office:value-type="float" office:value="0.00147915" calcext:value-type="float">
            <text:p>0.00147915</text:p>
          </table:table-cell>
          <table:table-cell office:value-type="float" office:value="0.000584635" calcext:value-type="float">
            <text:p>0.000584635</text:p>
          </table:table-cell>
          <table:table-cell office:value-type="float" office:value="0.00131691" calcext:value-type="float">
            <text:p>0.00131691</text:p>
          </table:table-cell>
        </table:table-row>
        <table:table-row table:style-name="ro1">
          <table:table-cell office:value-type="float" office:value="181500" calcext:value-type="float">
            <text:p>181500</text:p>
          </table:table-cell>
          <table:table-cell office:value-type="float" office:value="0.149358" calcext:value-type="float">
            <text:p>0.149358</text:p>
          </table:table-cell>
          <table:table-cell office:value-type="float" office:value="0.00890847" calcext:value-type="float">
            <text:p>0.00890847</text:p>
          </table:table-cell>
          <table:table-cell office:value-type="float" office:value="0.00169074" calcext:value-type="float">
            <text:p>0.00169074</text:p>
          </table:table-cell>
          <table:table-cell office:value-type="float" office:value="0.151712" calcext:value-type="float">
            <text:p>0.151712</text:p>
          </table:table-cell>
          <table:table-cell office:value-type="float" office:value="0.0385736" calcext:value-type="float">
            <text:p>0.0385736</text:p>
          </table:table-cell>
          <table:table-cell office:value-type="float" office:value="0.00145665" calcext:value-type="float">
            <text:p>0.00145665</text:p>
          </table:table-cell>
          <table:table-cell office:value-type="float" office:value="0.000609504" calcext:value-type="float">
            <text:p>0.000609504</text:p>
          </table:table-cell>
          <table:table-cell office:value-type="float" office:value="0.00135638" calcext:value-type="float">
            <text:p>0.00135638</text:p>
          </table:table-cell>
        </table:table-row>
        <table:table-row table:style-name="ro1">
          <table:table-cell office:value-type="float" office:value="181000" calcext:value-type="float">
            <text:p>181000</text:p>
          </table:table-cell>
          <table:table-cell office:value-type="float" office:value="0.154934" calcext:value-type="float">
            <text:p>0.154934</text:p>
          </table:table-cell>
          <table:table-cell office:value-type="float" office:value="0.00987089" calcext:value-type="float">
            <text:p>0.00987089</text:p>
          </table:table-cell>
          <table:table-cell office:value-type="float" office:value="0.00161416" calcext:value-type="float">
            <text:p>0.00161416</text:p>
          </table:table-cell>
          <table:table-cell office:value-type="float" office:value="0.147228" calcext:value-type="float">
            <text:p>0.147228</text:p>
          </table:table-cell>
          <table:table-cell office:value-type="float" office:value="0.0291382" calcext:value-type="float">
            <text:p>0.0291382</text:p>
          </table:table-cell>
          <table:table-cell office:value-type="float" office:value="0.00151152" calcext:value-type="float">
            <text:p>0.00151152</text:p>
          </table:table-cell>
          <table:table-cell office:value-type="float" office:value="0.000637532" calcext:value-type="float">
            <text:p>0.000637532</text:p>
          </table:table-cell>
          <table:table-cell office:value-type="float" office:value="0.00130664" calcext:value-type="float">
            <text:p>0.00130664</text:p>
          </table:table-cell>
        </table:table-row>
        <table:table-row table:style-name="ro1">
          <table:table-cell office:value-type="float" office:value="180500" calcext:value-type="float">
            <text:p>180500</text:p>
          </table:table-cell>
          <table:table-cell office:value-type="float" office:value="0.172185" calcext:value-type="float">
            <text:p>0.172185</text:p>
          </table:table-cell>
          <table:table-cell office:value-type="float" office:value="0.0092677" calcext:value-type="float">
            <text:p>0.0092677</text:p>
          </table:table-cell>
          <table:table-cell office:value-type="float" office:value="0.00153955" calcext:value-type="float">
            <text:p>0.00153955</text:p>
          </table:table-cell>
          <table:table-cell office:value-type="float" office:value="0.152183" calcext:value-type="float">
            <text:p>0.152183</text:p>
          </table:table-cell>
          <table:table-cell office:value-type="float" office:value="0.0302849" calcext:value-type="float">
            <text:p>0.0302849</text:p>
          </table:table-cell>
          <table:table-cell office:value-type="float" office:value="0.00149179" calcext:value-type="float">
            <text:p>0.00149179</text:p>
          </table:table-cell>
          <table:table-cell office:value-type="float" office:value="0.000683324" calcext:value-type="float">
            <text:p>0.000683324</text:p>
          </table:table-cell>
          <table:table-cell office:value-type="float" office:value="0.00130507" calcext:value-type="float">
            <text:p>0.00130507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154654" calcext:value-type="float">
            <text:p>0.154654</text:p>
          </table:table-cell>
          <table:table-cell office:value-type="float" office:value="0.00920809" calcext:value-type="float">
            <text:p>0.00920809</text:p>
          </table:table-cell>
          <table:table-cell office:value-type="float" office:value="0.0017393" calcext:value-type="float">
            <text:p>0.0017393</text:p>
          </table:table-cell>
          <table:table-cell office:value-type="float" office:value="0.148755" calcext:value-type="float">
            <text:p>0.148755</text:p>
          </table:table-cell>
          <table:table-cell office:value-type="float" office:value="0.0303442" calcext:value-type="float">
            <text:p>0.0303442</text:p>
          </table:table-cell>
          <table:table-cell office:value-type="float" office:value="0.00148468" calcext:value-type="float">
            <text:p>0.00148468</text:p>
          </table:table-cell>
          <table:table-cell office:value-type="float" office:value="0.000580687" calcext:value-type="float">
            <text:p>0.000580687</text:p>
          </table:table-cell>
          <table:table-cell office:value-type="float" office:value="0.00134059" calcext:value-type="float">
            <text:p>0.00134059</text:p>
          </table:table-cell>
        </table:table-row>
        <table:table-row table:style-name="ro1">
          <table:table-cell office:value-type="float" office:value="179500" calcext:value-type="float">
            <text:p>179500</text:p>
          </table:table-cell>
          <table:table-cell office:value-type="float" office:value="0.14555" calcext:value-type="float">
            <text:p>0.14555</text:p>
          </table:table-cell>
          <table:table-cell office:value-type="float" office:value="0.0093806" calcext:value-type="float">
            <text:p>0.0093806</text:p>
          </table:table-cell>
          <table:table-cell office:value-type="float" office:value="0.00159995" calcext:value-type="float">
            <text:p>0.00159995</text:p>
          </table:table-cell>
          <table:table-cell office:value-type="float" office:value="0.150816" calcext:value-type="float">
            <text:p>0.150816</text:p>
          </table:table-cell>
          <table:table-cell office:value-type="float" office:value="0.0299995" calcext:value-type="float">
            <text:p>0.0299995</text:p>
          </table:table-cell>
          <table:table-cell office:value-type="float" office:value="0.00150679" calcext:value-type="float">
            <text:p>0.00150679</text:p>
          </table:table-cell>
          <table:table-cell office:value-type="float" office:value="0.000589372" calcext:value-type="float">
            <text:p>0.000589372</text:p>
          </table:table-cell>
          <table:table-cell office:value-type="float" office:value="0.00133428" calcext:value-type="float">
            <text:p>0.00133428</text:p>
          </table:table-cell>
        </table:table-row>
        <table:table-row table:style-name="ro1">
          <table:table-cell office:value-type="float" office:value="179000" calcext:value-type="float">
            <text:p>179000</text:p>
          </table:table-cell>
          <table:table-cell office:value-type="float" office:value="0.150346" calcext:value-type="float">
            <text:p>0.150346</text:p>
          </table:table-cell>
          <table:table-cell office:value-type="float" office:value="0.0087636" calcext:value-type="float">
            <text:p>0.0087636</text:p>
          </table:table-cell>
          <table:table-cell office:value-type="float" office:value="0.00156126" calcext:value-type="float">
            <text:p>0.00156126</text:p>
          </table:table-cell>
          <table:table-cell office:value-type="float" office:value="0.146205" calcext:value-type="float">
            <text:p>0.146205</text:p>
          </table:table-cell>
          <table:table-cell office:value-type="float" office:value="0.0294058" calcext:value-type="float">
            <text:p>0.0294058</text:p>
          </table:table-cell>
          <table:table-cell office:value-type="float" office:value="0.00146099" calcext:value-type="float">
            <text:p>0.00146099</text:p>
          </table:table-cell>
          <table:table-cell office:value-type="float" office:value="0.000564897" calcext:value-type="float">
            <text:p>0.000564897</text:p>
          </table:table-cell>
          <table:table-cell office:value-type="float" office:value="0.00133112" calcext:value-type="float">
            <text:p>0.00133112</text:p>
          </table:table-cell>
        </table:table-row>
        <table:table-row table:style-name="ro1">
          <table:table-cell office:value-type="float" office:value="178500" calcext:value-type="float">
            <text:p>178500</text:p>
          </table:table-cell>
          <table:table-cell office:value-type="float" office:value="0.151776" calcext:value-type="float">
            <text:p>0.151776</text:p>
          </table:table-cell>
          <table:table-cell office:value-type="float" office:value="0.00862149" calcext:value-type="float">
            <text:p>0.00862149</text:p>
          </table:table-cell>
          <table:table-cell office:value-type="float" office:value="0.00155968" calcext:value-type="float">
            <text:p>0.00155968</text:p>
          </table:table-cell>
          <table:table-cell office:value-type="float" office:value="0.139042" calcext:value-type="float">
            <text:p>0.139042</text:p>
          </table:table-cell>
          <table:table-cell office:value-type="float" office:value="0.0292582" calcext:value-type="float">
            <text:p>0.0292582</text:p>
          </table:table-cell>
          <table:table-cell office:value-type="float" office:value="0.00144955" calcext:value-type="float">
            <text:p>0.00144955</text:p>
          </table:table-cell>
          <table:table-cell office:value-type="float" office:value="0.000555028" calcext:value-type="float">
            <text:p>0.000555028</text:p>
          </table:table-cell>
          <table:table-cell office:value-type="float" office:value="0.00131967" calcext:value-type="float">
            <text:p>0.00131967</text:p>
          </table:table-cell>
        </table:table-row>
        <table:table-row table:style-name="ro1">
          <table:table-cell office:value-type="float" office:value="178000" calcext:value-type="float">
            <text:p>178000</text:p>
          </table:table-cell>
          <table:table-cell office:value-type="float" office:value="0.145514" calcext:value-type="float">
            <text:p>0.145514</text:p>
          </table:table-cell>
          <table:table-cell office:value-type="float" office:value="0.00919783" calcext:value-type="float">
            <text:p>0.00919783</text:p>
          </table:table-cell>
          <table:table-cell office:value-type="float" office:value="0.00153837" calcext:value-type="float">
            <text:p>0.00153837</text:p>
          </table:table-cell>
          <table:table-cell office:value-type="float" office:value="0.152079" calcext:value-type="float">
            <text:p>0.152079</text:p>
          </table:table-cell>
          <table:table-cell office:value-type="float" office:value="0.0292341" calcext:value-type="float">
            <text:p>0.0292341</text:p>
          </table:table-cell>
          <table:table-cell office:value-type="float" office:value="0.00161771" calcext:value-type="float">
            <text:p>0.00161771</text:p>
          </table:table-cell>
          <table:table-cell office:value-type="float" office:value="0.000582266" calcext:value-type="float">
            <text:p>0.000582266</text:p>
          </table:table-cell>
          <table:table-cell office:value-type="float" office:value="0.00132165" calcext:value-type="float">
            <text:p>0.00132165</text:p>
          </table:table-cell>
        </table:table-row>
        <table:table-row table:style-name="ro1">
          <table:table-cell office:value-type="float" office:value="177500" calcext:value-type="float">
            <text:p>177500</text:p>
          </table:table-cell>
          <table:table-cell office:value-type="float" office:value="0.149893" calcext:value-type="float">
            <text:p>0.149893</text:p>
          </table:table-cell>
          <table:table-cell office:value-type="float" office:value="0.00921165" calcext:value-type="float">
            <text:p>0.00921165</text:p>
          </table:table-cell>
          <table:table-cell office:value-type="float" office:value="0.00152534" calcext:value-type="float">
            <text:p>0.00152534</text:p>
          </table:table-cell>
          <table:table-cell office:value-type="float" office:value="0.146057" calcext:value-type="float">
            <text:p>0.146057</text:p>
          </table:table-cell>
          <table:table-cell office:value-type="float" office:value="0.0290103" calcext:value-type="float">
            <text:p>0.0290103</text:p>
          </table:table-cell>
          <table:table-cell office:value-type="float" office:value="0.00156561" calcext:value-type="float">
            <text:p>0.00156561</text:p>
          </table:table-cell>
          <table:table-cell office:value-type="float" office:value="0.000580292" calcext:value-type="float">
            <text:p>0.000580292</text:p>
          </table:table-cell>
          <table:table-cell office:value-type="float" office:value="0.0013173" calcext:value-type="float">
            <text:p>0.0013173</text:p>
          </table:table-cell>
        </table:table-row>
        <table:table-row table:style-name="ro1">
          <table:table-cell office:value-type="float" office:value="177000" calcext:value-type="float">
            <text:p>177000</text:p>
          </table:table-cell>
          <table:table-cell office:value-type="float" office:value="0.152215" calcext:value-type="float">
            <text:p>0.152215</text:p>
          </table:table-cell>
          <table:table-cell office:value-type="float" office:value="0.00893729" calcext:value-type="float">
            <text:p>0.00893729</text:p>
          </table:table-cell>
          <table:table-cell office:value-type="float" office:value="0.0015056" calcext:value-type="float">
            <text:p>0.0015056</text:p>
          </table:table-cell>
          <table:table-cell office:value-type="float" office:value="0.143468" calcext:value-type="float">
            <text:p>0.143468</text:p>
          </table:table-cell>
          <table:table-cell office:value-type="float" office:value="0.0287004" calcext:value-type="float">
            <text:p>0.0287004</text:p>
          </table:table-cell>
          <table:table-cell office:value-type="float" office:value="0.00180838" calcext:value-type="float">
            <text:p>0.00180838</text:p>
          </table:table-cell>
          <table:table-cell office:value-type="float" office:value="0.000573581" calcext:value-type="float">
            <text:p>0.000573581</text:p>
          </table:table-cell>
          <table:table-cell office:value-type="float" office:value="0.00128809" calcext:value-type="float">
            <text:p>0.00128809</text:p>
          </table:table-cell>
        </table:table-row>
        <table:table-row table:style-name="ro1">
          <table:table-cell office:value-type="float" office:value="176500" calcext:value-type="float">
            <text:p>176500</text:p>
          </table:table-cell>
          <table:table-cell office:value-type="float" office:value="0.149721" calcext:value-type="float">
            <text:p>0.149721</text:p>
          </table:table-cell>
          <table:table-cell office:value-type="float" office:value="0.00884768" calcext:value-type="float">
            <text:p>0.00884768</text:p>
          </table:table-cell>
          <table:table-cell office:value-type="float" office:value="0.00150994" calcext:value-type="float">
            <text:p>0.00150994</text:p>
          </table:table-cell>
          <table:table-cell office:value-type="float" office:value="0.148027" calcext:value-type="float">
            <text:p>0.148027</text:p>
          </table:table-cell>
          <table:table-cell office:value-type="float" office:value="0.0300011" calcext:value-type="float">
            <text:p>0.0300011</text:p>
          </table:table-cell>
          <table:table-cell office:value-type="float" office:value="0.00172548" calcext:value-type="float">
            <text:p>0.00172548</text:p>
          </table:table-cell>
          <table:table-cell office:value-type="float" office:value="0.00056766" calcext:value-type="float">
            <text:p>0.00056766</text:p>
          </table:table-cell>
          <table:table-cell office:value-type="float" office:value="0.00130112" calcext:value-type="float">
            <text:p>0.00130112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float" office:value="0.145952" calcext:value-type="float">
            <text:p>0.145952</text:p>
          </table:table-cell>
          <table:table-cell office:value-type="float" office:value="0.00879952" calcext:value-type="float">
            <text:p>0.00879952</text:p>
          </table:table-cell>
          <table:table-cell office:value-type="float" office:value="0.00154942" calcext:value-type="float">
            <text:p>0.00154942</text:p>
          </table:table-cell>
          <table:table-cell office:value-type="float" office:value="0.149918" calcext:value-type="float">
            <text:p>0.149918</text:p>
          </table:table-cell>
          <table:table-cell office:value-type="float" office:value="0.0299383" calcext:value-type="float">
            <text:p>0.0299383</text:p>
          </table:table-cell>
          <table:table-cell office:value-type="float" office:value="0.0014681" calcext:value-type="float">
            <text:p>0.0014681</text:p>
          </table:table-cell>
          <table:table-cell office:value-type="float" office:value="0.000561739" calcext:value-type="float">
            <text:p>0.000561739</text:p>
          </table:table-cell>
          <table:table-cell office:value-type="float" office:value="0.00134217" calcext:value-type="float">
            <text:p>0.00134217</text:p>
          </table:table-cell>
        </table:table-row>
        <table:table-row table:style-name="ro1">
          <table:table-cell office:value-type="float" office:value="175500" calcext:value-type="float">
            <text:p>175500</text:p>
          </table:table-cell>
          <table:table-cell office:value-type="float" office:value="0.157672" calcext:value-type="float">
            <text:p>0.157672</text:p>
          </table:table-cell>
          <table:table-cell office:value-type="float" office:value="0.0089894" calcext:value-type="float">
            <text:p>0.0089894</text:p>
          </table:table-cell>
          <table:table-cell office:value-type="float" office:value="0.00152573" calcext:value-type="float">
            <text:p>0.00152573</text:p>
          </table:table-cell>
          <table:table-cell office:value-type="float" office:value="0.14392" calcext:value-type="float">
            <text:p>0.14392</text:p>
          </table:table-cell>
          <table:table-cell office:value-type="float" office:value="0.0287328" calcext:value-type="float">
            <text:p>0.0287328</text:p>
          </table:table-cell>
          <table:table-cell office:value-type="float" office:value="0.00151626" calcext:value-type="float">
            <text:p>0.00151626</text:p>
          </table:table-cell>
          <table:table-cell office:value-type="float" office:value="0.000573976" calcext:value-type="float">
            <text:p>0.000573976</text:p>
          </table:table-cell>
          <table:table-cell office:value-type="float" office:value="0.00135915" calcext:value-type="float">
            <text:p>0.00135915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0.14966" calcext:value-type="float">
            <text:p>0.14966</text:p>
          </table:table-cell>
          <table:table-cell office:value-type="float" office:value="0.00939166" calcext:value-type="float">
            <text:p>0.00939166</text:p>
          </table:table-cell>
          <table:table-cell office:value-type="float" office:value="0.00158297" calcext:value-type="float">
            <text:p>0.00158297</text:p>
          </table:table-cell>
          <table:table-cell office:value-type="float" office:value="0.155225" calcext:value-type="float">
            <text:p>0.155225</text:p>
          </table:table-cell>
          <table:table-cell office:value-type="float" office:value="0.0312703" calcext:value-type="float">
            <text:p>0.0312703</text:p>
          </table:table-cell>
          <table:table-cell office:value-type="float" office:value="0.00148192" calcext:value-type="float">
            <text:p>0.00148192</text:p>
          </table:table-cell>
          <table:table-cell office:value-type="float" office:value="0.000581477" calcext:value-type="float">
            <text:p>0.000581477</text:p>
          </table:table-cell>
          <table:table-cell office:value-type="float" office:value="0.00136823" calcext:value-type="float">
            <text:p>0.00136823</text:p>
          </table:table-cell>
        </table:table-row>
        <table:table-row table:style-name="ro1">
          <table:table-cell office:value-type="float" office:value="174500" calcext:value-type="float">
            <text:p>174500</text:p>
          </table:table-cell>
          <table:table-cell office:value-type="float" office:value="0.147771" calcext:value-type="float">
            <text:p>0.147771</text:p>
          </table:table-cell>
          <table:table-cell office:value-type="float" office:value="0.00845964" calcext:value-type="float">
            <text:p>0.00845964</text:p>
          </table:table-cell>
          <table:table-cell office:value-type="float" office:value="0.00156955" calcext:value-type="float">
            <text:p>0.00156955</text:p>
          </table:table-cell>
          <table:table-cell office:value-type="float" office:value="0.145228" calcext:value-type="float">
            <text:p>0.145228</text:p>
          </table:table-cell>
          <table:table-cell office:value-type="float" office:value="0.0286664" calcext:value-type="float">
            <text:p>0.0286664</text:p>
          </table:table-cell>
          <table:table-cell office:value-type="float" office:value="0.00144165" calcext:value-type="float">
            <text:p>0.00144165</text:p>
          </table:table-cell>
          <table:table-cell office:value-type="float" office:value="0.000547922" calcext:value-type="float">
            <text:p>0.000547922</text:p>
          </table:table-cell>
          <table:table-cell office:value-type="float" office:value="0.00131849" calcext:value-type="float">
            <text:p>0.00131849</text:p>
          </table:table-cell>
        </table:table-row>
        <table:table-row table:style-name="ro1">
          <table:table-cell office:value-type="float" office:value="174000" calcext:value-type="float">
            <text:p>174000</text:p>
          </table:table-cell>
          <table:table-cell office:value-type="float" office:value="0.14594" calcext:value-type="float">
            <text:p>0.14594</text:p>
          </table:table-cell>
          <table:table-cell office:value-type="float" office:value="0.00899808" calcext:value-type="float">
            <text:p>0.00899808</text:p>
          </table:table-cell>
          <table:table-cell office:value-type="float" office:value="0.00152534" calcext:value-type="float">
            <text:p>0.00152534</text:p>
          </table:table-cell>
          <table:table-cell office:value-type="float" office:value="0.144552" calcext:value-type="float">
            <text:p>0.144552</text:p>
          </table:table-cell>
          <table:table-cell office:value-type="float" office:value="0.0288303" calcext:value-type="float">
            <text:p>0.0288303</text:p>
          </table:table-cell>
          <table:table-cell office:value-type="float" office:value="0.00150481" calcext:value-type="float">
            <text:p>0.00150481</text:p>
          </table:table-cell>
          <table:table-cell office:value-type="float" office:value="0.000572002" calcext:value-type="float">
            <text:p>0.000572002</text:p>
          </table:table-cell>
          <table:table-cell office:value-type="float" office:value="0.00131336" calcext:value-type="float">
            <text:p>0.00131336</text:p>
          </table:table-cell>
        </table:table-row>
        <table:table-row table:style-name="ro1">
          <table:table-cell office:value-type="float" office:value="173500" calcext:value-type="float">
            <text:p>173500</text:p>
          </table:table-cell>
          <table:table-cell office:value-type="float" office:value="0.14765" calcext:value-type="float">
            <text:p>0.14765</text:p>
          </table:table-cell>
          <table:table-cell office:value-type="float" office:value="0.0087182" calcext:value-type="float">
            <text:p>0.0087182</text:p>
          </table:table-cell>
          <table:table-cell office:value-type="float" office:value="0.00152021" calcext:value-type="float">
            <text:p>0.00152021</text:p>
          </table:table-cell>
          <table:table-cell office:value-type="float" office:value="0.146914" calcext:value-type="float">
            <text:p>0.146914</text:p>
          </table:table-cell>
          <table:table-cell office:value-type="float" office:value="0.0293592" calcext:value-type="float">
            <text:p>0.0293592</text:p>
          </table:table-cell>
          <table:table-cell office:value-type="float" office:value="0.00144165" calcext:value-type="float">
            <text:p>0.00144165</text:p>
          </table:table-cell>
          <table:table-cell office:value-type="float" office:value="0.000555817" calcext:value-type="float">
            <text:p>0.000555817</text:p>
          </table:table-cell>
          <table:table-cell office:value-type="float" office:value="0.00132125" calcext:value-type="float">
            <text:p>0.00132125</text:p>
          </table:table-cell>
        </table:table-row>
        <table:table-row table:style-name="ro1">
          <table:table-cell office:value-type="float" office:value="173000" calcext:value-type="float">
            <text:p>173000</text:p>
          </table:table-cell>
          <table:table-cell office:value-type="float" office:value="0.147161" calcext:value-type="float">
            <text:p>0.147161</text:p>
          </table:table-cell>
          <table:table-cell office:value-type="float" office:value="0.00902414" calcext:value-type="float">
            <text:p>0.00902414</text:p>
          </table:table-cell>
          <table:table-cell office:value-type="float" office:value="0.00150994" calcext:value-type="float">
            <text:p>0.00150994</text:p>
          </table:table-cell>
          <table:table-cell office:value-type="float" office:value="0.146131" calcext:value-type="float">
            <text:p>0.146131</text:p>
          </table:table-cell>
          <table:table-cell office:value-type="float" office:value="0.029135" calcext:value-type="float">
            <text:p>0.029135</text:p>
          </table:table-cell>
          <table:table-cell office:value-type="float" office:value="0.00146257" calcext:value-type="float">
            <text:p>0.00146257</text:p>
          </table:table-cell>
          <table:table-cell office:value-type="float" office:value="0.000565292" calcext:value-type="float">
            <text:p>0.000565292</text:p>
          </table:table-cell>
          <table:table-cell office:value-type="float" office:value="0.0013177" calcext:value-type="float">
            <text:p>0.0013177</text:p>
          </table:table-cell>
        </table:table-row>
        <table:table-row table:style-name="ro1">
          <table:table-cell office:value-type="float" office:value="172500" calcext:value-type="float">
            <text:p>172500</text:p>
          </table:table-cell>
          <table:table-cell office:value-type="float" office:value="0.143643" calcext:value-type="float">
            <text:p>0.143643</text:p>
          </table:table-cell>
          <table:table-cell office:value-type="float" office:value="0.00876005" calcext:value-type="float">
            <text:p>0.00876005</text:p>
          </table:table-cell>
          <table:table-cell office:value-type="float" office:value="0.00149731" calcext:value-type="float">
            <text:p>0.00149731</text:p>
          </table:table-cell>
          <table:table-cell office:value-type="float" office:value="0.141727" calcext:value-type="float">
            <text:p>0.141727</text:p>
          </table:table-cell>
          <table:table-cell office:value-type="float" office:value="0.0278753" calcext:value-type="float">
            <text:p>0.0278753</text:p>
          </table:table-cell>
          <table:table-cell office:value-type="float" office:value="0.00146021" calcext:value-type="float">
            <text:p>0.00146021</text:p>
          </table:table-cell>
          <table:table-cell office:value-type="float" office:value="0.000561739" calcext:value-type="float">
            <text:p>0.000561739</text:p>
          </table:table-cell>
          <table:table-cell office:value-type="float" office:value="0.00126598" calcext:value-type="float">
            <text:p>0.00126598</text:p>
          </table:table-cell>
        </table:table-row>
        <table:table-row table:style-name="ro1">
          <table:table-cell office:value-type="float" office:value="172000" calcext:value-type="float">
            <text:p>172000</text:p>
          </table:table-cell>
          <table:table-cell office:value-type="float" office:value="0.147968" calcext:value-type="float">
            <text:p>0.147968</text:p>
          </table:table-cell>
          <table:table-cell office:value-type="float" office:value="0.00860964" calcext:value-type="float">
            <text:p>0.00860964</text:p>
          </table:table-cell>
          <table:table-cell office:value-type="float" office:value="0.00154942" calcext:value-type="float">
            <text:p>0.00154942</text:p>
          </table:table-cell>
          <table:table-cell office:value-type="float" office:value="0.137471" calcext:value-type="float">
            <text:p>0.137471</text:p>
          </table:table-cell>
          <table:table-cell office:value-type="float" office:value="0.0273468" calcext:value-type="float">
            <text:p>0.0273468</text:p>
          </table:table-cell>
          <table:table-cell office:value-type="float" office:value="0.00142389" calcext:value-type="float">
            <text:p>0.00142389</text:p>
          </table:table-cell>
          <table:table-cell office:value-type="float" office:value="0.000560555" calcext:value-type="float">
            <text:p>0.000560555</text:p>
          </table:table-cell>
          <table:table-cell office:value-type="float" office:value="0.00129717" calcext:value-type="float">
            <text:p>0.00129717</text:p>
          </table:table-cell>
        </table:table-row>
        <table:table-row table:style-name="ro1">
          <table:table-cell office:value-type="float" office:value="171500" calcext:value-type="float">
            <text:p>171500</text:p>
          </table:table-cell>
          <table:table-cell office:value-type="float" office:value="0.144685" calcext:value-type="float">
            <text:p>0.144685</text:p>
          </table:table-cell>
          <table:table-cell office:value-type="float" office:value="0.00869294" calcext:value-type="float">
            <text:p>0.00869294</text:p>
          </table:table-cell>
          <table:table-cell office:value-type="float" office:value="0.00151666" calcext:value-type="float">
            <text:p>0.00151666</text:p>
          </table:table-cell>
          <table:table-cell office:value-type="float" office:value="0.145804" calcext:value-type="float">
            <text:p>0.145804</text:p>
          </table:table-cell>
          <table:table-cell office:value-type="float" office:value="0.0296664" calcext:value-type="float">
            <text:p>0.0296664</text:p>
          </table:table-cell>
          <table:table-cell office:value-type="float" office:value="0.00150165" calcext:value-type="float">
            <text:p>0.00150165</text:p>
          </table:table-cell>
          <table:table-cell office:value-type="float" office:value="0.000620163" calcext:value-type="float">
            <text:p>0.000620163</text:p>
          </table:table-cell>
          <table:table-cell office:value-type="float" office:value="0.00134849" calcext:value-type="float">
            <text:p>0.00134849</text:p>
          </table:table-cell>
        </table:table-row>
        <table:table-row table:style-name="ro1">
          <table:table-cell office:value-type="float" office:value="171000" calcext:value-type="float">
            <text:p>171000</text:p>
          </table:table-cell>
          <table:table-cell office:value-type="float" office:value="0.142695" calcext:value-type="float">
            <text:p>0.142695</text:p>
          </table:table-cell>
          <table:table-cell office:value-type="float" office:value="0.00845924" calcext:value-type="float">
            <text:p>0.00845924</text:p>
          </table:table-cell>
          <table:table-cell office:value-type="float" office:value="0.00150837" calcext:value-type="float">
            <text:p>0.00150837</text:p>
          </table:table-cell>
          <table:table-cell office:value-type="float" office:value="0.139917" calcext:value-type="float">
            <text:p>0.139917</text:p>
          </table:table-cell>
          <table:table-cell office:value-type="float" office:value="0.0285978" calcext:value-type="float">
            <text:p>0.0285978</text:p>
          </table:table-cell>
          <table:table-cell office:value-type="float" office:value="0.00193154" calcext:value-type="float">
            <text:p>0.00193154</text:p>
          </table:table-cell>
          <table:table-cell office:value-type="float" office:value="0.000607531" calcext:value-type="float">
            <text:p>0.000607531</text:p>
          </table:table-cell>
          <table:table-cell office:value-type="float" office:value="0.00124348" calcext:value-type="float">
            <text:p>0.00124348</text:p>
          </table:table-cell>
        </table:table-row>
        <table:table-row table:style-name="ro1">
          <table:table-cell office:value-type="float" office:value="170500" calcext:value-type="float">
            <text:p>170500</text:p>
          </table:table-cell>
          <table:table-cell office:value-type="float" office:value="0.147817" calcext:value-type="float">
            <text:p>0.147817</text:p>
          </table:table-cell>
          <table:table-cell office:value-type="float" office:value="0.00894242" calcext:value-type="float">
            <text:p>0.00894242</text:p>
          </table:table-cell>
          <table:table-cell office:value-type="float" office:value="0.00152455" calcext:value-type="float">
            <text:p>0.00152455</text:p>
          </table:table-cell>
          <table:table-cell office:value-type="float" office:value="0.147885" calcext:value-type="float">
            <text:p>0.147885</text:p>
          </table:table-cell>
          <table:table-cell office:value-type="float" office:value="0.0288528" calcext:value-type="float">
            <text:p>0.0288528</text:p>
          </table:table-cell>
          <table:table-cell office:value-type="float" office:value="0.00155968" calcext:value-type="float">
            <text:p>0.00155968</text:p>
          </table:table-cell>
          <table:table-cell office:value-type="float" office:value="0.000604372" calcext:value-type="float">
            <text:p>0.000604372</text:p>
          </table:table-cell>
          <table:table-cell office:value-type="float" office:value="0.00125414" calcext:value-type="float">
            <text:p>0.00125414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142034" calcext:value-type="float">
            <text:p>0.142034</text:p>
          </table:table-cell>
          <table:table-cell office:value-type="float" office:value="0.0080933" calcext:value-type="float">
            <text:p>0.0080933</text:p>
          </table:table-cell>
          <table:table-cell office:value-type="float" office:value="0.00151073" calcext:value-type="float">
            <text:p>0.00151073</text:p>
          </table:table-cell>
          <table:table-cell office:value-type="float" office:value="0.140665" calcext:value-type="float">
            <text:p>0.140665</text:p>
          </table:table-cell>
          <table:table-cell office:value-type="float" office:value="0.0276756" calcext:value-type="float">
            <text:p>0.0276756</text:p>
          </table:table-cell>
          <table:table-cell office:value-type="float" office:value="0.00141126" calcext:value-type="float">
            <text:p>0.00141126</text:p>
          </table:table-cell>
          <table:table-cell office:value-type="float" office:value="0.000568844" calcext:value-type="float">
            <text:p>0.000568844</text:p>
          </table:table-cell>
          <table:table-cell office:value-type="float" office:value="0.00123243" calcext:value-type="float">
            <text:p>0.00123243</text:p>
          </table:table-cell>
        </table:table-row>
        <table:table-row table:style-name="ro1">
          <table:table-cell office:value-type="float" office:value="169500" calcext:value-type="float">
            <text:p>169500</text:p>
          </table:table-cell>
          <table:table-cell office:value-type="float" office:value="0.142852" calcext:value-type="float">
            <text:p>0.142852</text:p>
          </table:table-cell>
          <table:table-cell office:value-type="float" office:value="0.00863096" calcext:value-type="float">
            <text:p>0.00863096</text:p>
          </table:table-cell>
          <table:table-cell office:value-type="float" office:value="0.001566" calcext:value-type="float">
            <text:p>0.001566</text:p>
          </table:table-cell>
          <table:table-cell office:value-type="float" office:value="0.141354" calcext:value-type="float">
            <text:p>0.141354</text:p>
          </table:table-cell>
          <table:table-cell office:value-type="float" office:value="0.0282519" calcext:value-type="float">
            <text:p>0.0282519</text:p>
          </table:table-cell>
          <table:table-cell office:value-type="float" office:value="0.00147797" calcext:value-type="float">
            <text:p>0.00147797</text:p>
          </table:table-cell>
          <table:table-cell office:value-type="float" office:value="0.000566871" calcext:value-type="float">
            <text:p>0.000566871</text:p>
          </table:table-cell>
          <table:table-cell office:value-type="float" office:value="0.00130586" calcext:value-type="float">
            <text:p>0.00130586</text:p>
          </table:table-cell>
        </table:table-row>
        <table:table-row table:style-name="ro1">
          <table:table-cell office:value-type="float" office:value="169000" calcext:value-type="float">
            <text:p>169000</text:p>
          </table:table-cell>
          <table:table-cell office:value-type="float" office:value="0.15248" calcext:value-type="float">
            <text:p>0.15248</text:p>
          </table:table-cell>
          <table:table-cell office:value-type="float" office:value="0.00818962" calcext:value-type="float">
            <text:p>0.00818962</text:p>
          </table:table-cell>
          <table:table-cell office:value-type="float" office:value="0.0015285" calcext:value-type="float">
            <text:p>0.0015285</text:p>
          </table:table-cell>
          <table:table-cell office:value-type="float" office:value="0.143997" calcext:value-type="float">
            <text:p>0.143997</text:p>
          </table:table-cell>
          <table:table-cell office:value-type="float" office:value="0.0287335" calcext:value-type="float">
            <text:p>0.0287335</text:p>
          </table:table-cell>
          <table:table-cell office:value-type="float" office:value="0.00146731" calcext:value-type="float">
            <text:p>0.00146731</text:p>
          </table:table-cell>
          <table:table-cell office:value-type="float" office:value="0.000547922" calcext:value-type="float">
            <text:p>0.000547922</text:p>
          </table:table-cell>
          <table:table-cell office:value-type="float" office:value="0.0013323" calcext:value-type="float">
            <text:p>0.0013323</text:p>
          </table:table-cell>
        </table:table-row>
        <table:table-row table:style-name="ro1">
          <table:table-cell office:value-type="float" office:value="168500" calcext:value-type="float">
            <text:p>168500</text:p>
          </table:table-cell>
          <table:table-cell office:value-type="float" office:value="0.142994" calcext:value-type="float">
            <text:p>0.142994</text:p>
          </table:table-cell>
          <table:table-cell office:value-type="float" office:value="0.00786868" calcext:value-type="float">
            <text:p>0.00786868</text:p>
          </table:table-cell>
          <table:table-cell office:value-type="float" office:value="0.00151587" calcext:value-type="float">
            <text:p>0.00151587</text:p>
          </table:table-cell>
          <table:table-cell office:value-type="float" office:value="0.135387" calcext:value-type="float">
            <text:p>0.135387</text:p>
          </table:table-cell>
          <table:table-cell office:value-type="float" office:value="0.0270523" calcext:value-type="float">
            <text:p>0.0270523</text:p>
          </table:table-cell>
          <table:table-cell office:value-type="float" office:value="0.00139073" calcext:value-type="float">
            <text:p>0.00139073</text:p>
          </table:table-cell>
          <table:table-cell office:value-type="float" office:value="0.000529369" calcext:value-type="float">
            <text:p>0.000529369</text:p>
          </table:table-cell>
          <table:table-cell office:value-type="float" office:value="0.00128691" calcext:value-type="float">
            <text:p>0.00128691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 office:value-type="float" office:value="0.139763" calcext:value-type="float">
            <text:p>0.139763</text:p>
          </table:table-cell>
          <table:table-cell office:value-type="float" office:value="0.00809093" calcext:value-type="float">
            <text:p>0.00809093</text:p>
          </table:table-cell>
          <table:table-cell office:value-type="float" office:value="0.00150521" calcext:value-type="float">
            <text:p>0.00150521</text:p>
          </table:table-cell>
          <table:table-cell office:value-type="float" office:value="0.144864" calcext:value-type="float">
            <text:p>0.144864</text:p>
          </table:table-cell>
          <table:table-cell office:value-type="float" office:value="0.0289499" calcext:value-type="float">
            <text:p>0.0289499</text:p>
          </table:table-cell>
          <table:table-cell office:value-type="float" office:value="0.00144955" calcext:value-type="float">
            <text:p>0.00144955</text:p>
          </table:table-cell>
          <table:table-cell office:value-type="float" office:value="0.000545554" calcext:value-type="float">
            <text:p>0.000545554</text:p>
          </table:table-cell>
          <table:table-cell office:value-type="float" office:value="0.00135599" calcext:value-type="float">
            <text:p>0.00135599</text:p>
          </table:table-cell>
        </table:table-row>
        <table:table-row table:style-name="ro1">
          <table:table-cell office:value-type="float" office:value="167500" calcext:value-type="float">
            <text:p>167500</text:p>
          </table:table-cell>
          <table:table-cell office:value-type="float" office:value="0.142757" calcext:value-type="float">
            <text:p>0.142757</text:p>
          </table:table-cell>
          <table:table-cell office:value-type="float" office:value="0.00829265" calcext:value-type="float">
            <text:p>0.00829265</text:p>
          </table:table-cell>
          <table:table-cell office:value-type="float" office:value="0.00159284" calcext:value-type="float">
            <text:p>0.00159284</text:p>
          </table:table-cell>
          <table:table-cell office:value-type="float" office:value="0.149309" calcext:value-type="float">
            <text:p>0.149309</text:p>
          </table:table-cell>
          <table:table-cell office:value-type="float" office:value="0.0356884" calcext:value-type="float">
            <text:p>0.0356884</text:p>
          </table:table-cell>
          <table:table-cell office:value-type="float" office:value="0.00140375" calcext:value-type="float">
            <text:p>0.00140375</text:p>
          </table:table-cell>
          <table:table-cell office:value-type="float" office:value="0.000552265" calcext:value-type="float">
            <text:p>0.000552265</text:p>
          </table:table-cell>
          <table:table-cell office:value-type="float" office:value="0.00128809" calcext:value-type="float">
            <text:p>0.00128809</text:p>
          </table:table-cell>
        </table:table-row>
        <table:table-row table:style-name="ro1">
          <table:table-cell office:value-type="float" office:value="167000" calcext:value-type="float">
            <text:p>167000</text:p>
          </table:table-cell>
          <table:table-cell office:value-type="float" office:value="0.152508" calcext:value-type="float">
            <text:p>0.152508</text:p>
          </table:table-cell>
          <table:table-cell office:value-type="float" office:value="0.00866451" calcext:value-type="float">
            <text:p>0.00866451</text:p>
          </table:table-cell>
          <table:table-cell office:value-type="float" office:value="0.00154271" calcext:value-type="float">
            <text:p>0.00154271</text:p>
          </table:table-cell>
          <table:table-cell office:value-type="float" office:value="0.129947" calcext:value-type="float">
            <text:p>0.129947</text:p>
          </table:table-cell>
          <table:table-cell office:value-type="float" office:value="0.0263761" calcext:value-type="float">
            <text:p>0.0263761</text:p>
          </table:table-cell>
          <table:table-cell office:value-type="float" office:value="0.00141639" calcext:value-type="float">
            <text:p>0.00141639</text:p>
          </table:table-cell>
          <table:table-cell office:value-type="float" office:value="0.000551475" calcext:value-type="float">
            <text:p>0.000551475</text:p>
          </table:table-cell>
          <table:table-cell office:value-type="float" office:value="0.00127546" calcext:value-type="float">
            <text:p>0.00127546</text:p>
          </table:table-cell>
        </table:table-row>
        <table:table-row table:style-name="ro1">
          <table:table-cell office:value-type="float" office:value="166500" calcext:value-type="float">
            <text:p>166500</text:p>
          </table:table-cell>
          <table:table-cell office:value-type="float" office:value="0.141917" calcext:value-type="float">
            <text:p>0.141917</text:p>
          </table:table-cell>
          <table:table-cell office:value-type="float" office:value="0.00828397" calcext:value-type="float">
            <text:p>0.00828397</text:p>
          </table:table-cell>
          <table:table-cell office:value-type="float" office:value="0.00150994" calcext:value-type="float">
            <text:p>0.00150994</text:p>
          </table:table-cell>
          <table:table-cell office:value-type="float" office:value="0.13559" calcext:value-type="float">
            <text:p>0.13559</text:p>
          </table:table-cell>
          <table:table-cell office:value-type="float" office:value="0.0273353" calcext:value-type="float">
            <text:p>0.0273353</text:p>
          </table:table-cell>
          <table:table-cell office:value-type="float" office:value="0.00141797" calcext:value-type="float">
            <text:p>0.00141797</text:p>
          </table:table-cell>
          <table:table-cell office:value-type="float" office:value="0.000544764" calcext:value-type="float">
            <text:p>0.000544764</text:p>
          </table:table-cell>
          <table:table-cell office:value-type="float" office:value="0.00127822" calcext:value-type="float">
            <text:p>0.00127822</text:p>
          </table:table-cell>
        </table:table-row>
        <table:table-row table:style-name="ro1">
          <table:table-cell office:value-type="float" office:value="166000" calcext:value-type="float">
            <text:p>166000</text:p>
          </table:table-cell>
          <table:table-cell office:value-type="float" office:value="0.141343" calcext:value-type="float">
            <text:p>0.141343</text:p>
          </table:table-cell>
          <table:table-cell office:value-type="float" office:value="0.00848806" calcext:value-type="float">
            <text:p>0.00848806</text:p>
          </table:table-cell>
          <table:table-cell office:value-type="float" office:value="0.00150205" calcext:value-type="float">
            <text:p>0.00150205</text:p>
          </table:table-cell>
          <table:table-cell office:value-type="float" office:value="0.140491" calcext:value-type="float">
            <text:p>0.140491</text:p>
          </table:table-cell>
          <table:table-cell office:value-type="float" office:value="0.0281067" calcext:value-type="float">
            <text:p>0.0281067</text:p>
          </table:table-cell>
          <table:table-cell office:value-type="float" office:value="0.00147047" calcext:value-type="float">
            <text:p>0.00147047</text:p>
          </table:table-cell>
          <table:table-cell office:value-type="float" office:value="0.000558976" calcext:value-type="float">
            <text:p>0.000558976</text:p>
          </table:table-cell>
          <table:table-cell office:value-type="float" office:value="0.00132283" calcext:value-type="float">
            <text:p>0.00132283</text:p>
          </table:table-cell>
        </table:table-row>
        <table:table-row table:style-name="ro1">
          <table:table-cell office:value-type="float" office:value="165500" calcext:value-type="float">
            <text:p>165500</text:p>
          </table:table-cell>
          <table:table-cell office:value-type="float" office:value="0.144774" calcext:value-type="float">
            <text:p>0.144774</text:p>
          </table:table-cell>
          <table:table-cell office:value-type="float" office:value="0.00822199" calcext:value-type="float">
            <text:p>0.00822199</text:p>
          </table:table-cell>
          <table:table-cell office:value-type="float" office:value="0.0015206" calcext:value-type="float">
            <text:p>0.0015206</text:p>
          </table:table-cell>
          <table:table-cell office:value-type="float" office:value="0.137758" calcext:value-type="float">
            <text:p>0.137758</text:p>
          </table:table-cell>
          <table:table-cell office:value-type="float" office:value="0.0276945" calcext:value-type="float">
            <text:p>0.0276945</text:p>
          </table:table-cell>
          <table:table-cell office:value-type="float" office:value="0.00143928" calcext:value-type="float">
            <text:p>0.00143928</text:p>
          </table:table-cell>
          <table:table-cell office:value-type="float" office:value="0.000545159" calcext:value-type="float">
            <text:p>0.000545159</text:p>
          </table:table-cell>
          <table:table-cell office:value-type="float" office:value="0.00129993" calcext:value-type="float">
            <text:p>0.00129993</text:p>
          </table:table-cell>
        </table:table-row>
        <table:table-row table:style-name="ro1">
          <table:table-cell office:value-type="float" office:value="165000" calcext:value-type="float">
            <text:p>165000</text:p>
          </table:table-cell>
          <table:table-cell office:value-type="float" office:value="0.139005" calcext:value-type="float">
            <text:p>0.139005</text:p>
          </table:table-cell>
          <table:table-cell office:value-type="float" office:value="0.00821528" calcext:value-type="float">
            <text:p>0.00821528</text:p>
          </table:table-cell>
          <table:table-cell office:value-type="float" office:value="0.00149494" calcext:value-type="float">
            <text:p>0.00149494</text:p>
          </table:table-cell>
          <table:table-cell office:value-type="float" office:value="0.134503" calcext:value-type="float">
            <text:p>0.134503</text:p>
          </table:table-cell>
          <table:table-cell office:value-type="float" office:value="0.0266027" calcext:value-type="float">
            <text:p>0.0266027</text:p>
          </table:table-cell>
          <table:table-cell office:value-type="float" office:value="0.00146099" calcext:value-type="float">
            <text:p>0.00146099</text:p>
          </table:table-cell>
          <table:table-cell office:value-type="float" office:value="0.000550291" calcext:value-type="float">
            <text:p>0.000550291</text:p>
          </table:table-cell>
          <table:table-cell office:value-type="float" office:value="0.00128572" calcext:value-type="float">
            <text:p>0.00128572</text:p>
          </table:table-cell>
        </table:table-row>
        <table:table-row table:style-name="ro1">
          <table:table-cell office:value-type="float" office:value="164500" calcext:value-type="float">
            <text:p>164500</text:p>
          </table:table-cell>
          <table:table-cell office:value-type="float" office:value="0.136628" calcext:value-type="float">
            <text:p>0.136628</text:p>
          </table:table-cell>
          <table:table-cell office:value-type="float" office:value="0.00801672" calcext:value-type="float">
            <text:p>0.00801672</text:p>
          </table:table-cell>
          <table:table-cell office:value-type="float" office:value="0.00150323" calcext:value-type="float">
            <text:p>0.00150323</text:p>
          </table:table-cell>
          <table:table-cell office:value-type="float" office:value="0.140566" calcext:value-type="float">
            <text:p>0.140566</text:p>
          </table:table-cell>
          <table:table-cell office:value-type="float" office:value="0.0279322" calcext:value-type="float">
            <text:p>0.0279322</text:p>
          </table:table-cell>
          <table:table-cell office:value-type="float" office:value="0.00140494" calcext:value-type="float">
            <text:p>0.00140494</text:p>
          </table:table-cell>
          <table:table-cell office:value-type="float" office:value="0.000535685" calcext:value-type="float">
            <text:p>0.000535685</text:p>
          </table:table-cell>
          <table:table-cell office:value-type="float" office:value="0.00130467" calcext:value-type="float">
            <text:p>0.00130467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 office:value-type="float" office:value="0.139136" calcext:value-type="float">
            <text:p>0.139136</text:p>
          </table:table-cell>
          <table:table-cell office:value-type="float" office:value="0.00820304" calcext:value-type="float">
            <text:p>0.00820304</text:p>
          </table:table-cell>
          <table:table-cell office:value-type="float" office:value="0.00148665" calcext:value-type="float">
            <text:p>0.00148665</text:p>
          </table:table-cell>
          <table:table-cell office:value-type="float" office:value="0.135774" calcext:value-type="float">
            <text:p>0.135774</text:p>
          </table:table-cell>
          <table:table-cell office:value-type="float" office:value="0.0303489" calcext:value-type="float">
            <text:p>0.0303489</text:p>
          </table:table-cell>
          <table:table-cell office:value-type="float" office:value="0.00140257" calcext:value-type="float">
            <text:p>0.00140257</text:p>
          </table:table-cell>
          <table:table-cell office:value-type="float" office:value="0.000536869" calcext:value-type="float">
            <text:p>0.000536869</text:p>
          </table:table-cell>
          <table:table-cell office:value-type="float" office:value="0.00131336" calcext:value-type="float">
            <text:p>0.00131336</text:p>
          </table:table-cell>
        </table:table-row>
        <table:table-row table:style-name="ro1">
          <table:table-cell office:value-type="float" office:value="163500" calcext:value-type="float">
            <text:p>163500</text:p>
          </table:table-cell>
          <table:table-cell office:value-type="float" office:value="0.138685" calcext:value-type="float">
            <text:p>0.138685</text:p>
          </table:table-cell>
          <table:table-cell office:value-type="float" office:value="0.0081991" calcext:value-type="float">
            <text:p>0.0081991</text:p>
          </table:table-cell>
          <table:table-cell office:value-type="float" office:value="0.00154587" calcext:value-type="float">
            <text:p>0.00154587</text:p>
          </table:table-cell>
          <table:table-cell office:value-type="float" office:value="0.135667" calcext:value-type="float">
            <text:p>0.135667</text:p>
          </table:table-cell>
          <table:table-cell office:value-type="float" office:value="0.0270361" calcext:value-type="float">
            <text:p>0.0270361</text:p>
          </table:table-cell>
          <table:table-cell office:value-type="float" office:value="0.00141283" calcext:value-type="float">
            <text:p>0.00141283</text:p>
          </table:table-cell>
          <table:table-cell office:value-type="float" office:value="0.000543185" calcext:value-type="float">
            <text:p>0.000543185</text:p>
          </table:table-cell>
          <table:table-cell office:value-type="float" office:value="0.00126796" calcext:value-type="float">
            <text:p>0.00126796</text:p>
          </table:table-cell>
        </table:table-row>
        <table:table-row table:style-name="ro1">
          <table:table-cell office:value-type="float" office:value="163000" calcext:value-type="float">
            <text:p>163000</text:p>
          </table:table-cell>
          <table:table-cell office:value-type="float" office:value="0.137061" calcext:value-type="float">
            <text:p>0.137061</text:p>
          </table:table-cell>
          <table:table-cell office:value-type="float" office:value="0.00843082" calcext:value-type="float">
            <text:p>0.00843082</text:p>
          </table:table-cell>
          <table:table-cell office:value-type="float" office:value="0.00150837" calcext:value-type="float">
            <text:p>0.00150837</text:p>
          </table:table-cell>
          <table:table-cell office:value-type="float" office:value="0.136944" calcext:value-type="float">
            <text:p>0.136944</text:p>
          </table:table-cell>
          <table:table-cell office:value-type="float" office:value="0.027676" calcext:value-type="float">
            <text:p>0.027676</text:p>
          </table:table-cell>
          <table:table-cell office:value-type="float" office:value="0.00145507" calcext:value-type="float">
            <text:p>0.00145507</text:p>
          </table:table-cell>
          <table:table-cell office:value-type="float" office:value="0.000555028" calcext:value-type="float">
            <text:p>0.000555028</text:p>
          </table:table-cell>
          <table:table-cell office:value-type="float" office:value="0.00129362" calcext:value-type="float">
            <text:p>0.00129362</text:p>
          </table:table-cell>
        </table:table-row>
        <table:table-row table:style-name="ro1">
          <table:table-cell office:value-type="float" office:value="162500" calcext:value-type="float">
            <text:p>162500</text:p>
          </table:table-cell>
          <table:table-cell office:value-type="float" office:value="0.139621" calcext:value-type="float">
            <text:p>0.139621</text:p>
          </table:table-cell>
          <table:table-cell office:value-type="float" office:value="0.00844858" calcext:value-type="float">
            <text:p>0.00844858</text:p>
          </table:table-cell>
          <table:table-cell office:value-type="float" office:value="0.00150402" calcext:value-type="float">
            <text:p>0.00150402</text:p>
          </table:table-cell>
          <table:table-cell office:value-type="float" office:value="0.131669" calcext:value-type="float">
            <text:p>0.131669</text:p>
          </table:table-cell>
          <table:table-cell office:value-type="float" office:value="0.0265877" calcext:value-type="float">
            <text:p>0.0265877</text:p>
          </table:table-cell>
          <table:table-cell office:value-type="float" office:value="0.00144481" calcext:value-type="float">
            <text:p>0.00144481</text:p>
          </table:table-cell>
          <table:table-cell office:value-type="float" office:value="0.000557002" calcext:value-type="float">
            <text:p>0.000557002</text:p>
          </table:table-cell>
          <table:table-cell office:value-type="float" office:value="0.00126914" calcext:value-type="float">
            <text:p>0.00126914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0.137722" calcext:value-type="float">
            <text:p>0.137722</text:p>
          </table:table-cell>
          <table:table-cell office:value-type="float" office:value="0.00795948" calcext:value-type="float">
            <text:p>0.00795948</text:p>
          </table:table-cell>
          <table:table-cell office:value-type="float" office:value="0.00150086" calcext:value-type="float">
            <text:p>0.00150086</text:p>
          </table:table-cell>
          <table:table-cell office:value-type="float" office:value="0.132972" calcext:value-type="float">
            <text:p>0.132972</text:p>
          </table:table-cell>
          <table:table-cell office:value-type="float" office:value="0.0262797" calcext:value-type="float">
            <text:p>0.0262797</text:p>
          </table:table-cell>
          <table:table-cell office:value-type="float" office:value="0.00141876" calcext:value-type="float">
            <text:p>0.00141876</text:p>
          </table:table-cell>
          <table:table-cell office:value-type="float" office:value="0.000535685" calcext:value-type="float">
            <text:p>0.000535685</text:p>
          </table:table-cell>
          <table:table-cell office:value-type="float" office:value="0.00125967" calcext:value-type="float">
            <text:p>0.00125967</text:p>
          </table:table-cell>
        </table:table-row>
        <table:table-row table:style-name="ro1">
          <table:table-cell office:value-type="float" office:value="161500" calcext:value-type="float">
            <text:p>161500</text:p>
          </table:table-cell>
          <table:table-cell office:value-type="float" office:value="0.142954" calcext:value-type="float">
            <text:p>0.142954</text:p>
          </table:table-cell>
          <table:table-cell office:value-type="float" office:value="0.00810238" calcext:value-type="float">
            <text:p>0.00810238</text:p>
          </table:table-cell>
          <table:table-cell office:value-type="float" office:value="0.00149534" calcext:value-type="float">
            <text:p>0.00149534</text:p>
          </table:table-cell>
          <table:table-cell office:value-type="float" office:value="0.13487" calcext:value-type="float">
            <text:p>0.13487</text:p>
          </table:table-cell>
          <table:table-cell office:value-type="float" office:value="0.0266721" calcext:value-type="float">
            <text:p>0.0266721</text:p>
          </table:table-cell>
          <table:table-cell office:value-type="float" office:value="0.00138481" calcext:value-type="float">
            <text:p>0.00138481</text:p>
          </table:table-cell>
          <table:table-cell office:value-type="float" office:value="0.000533711" calcext:value-type="float">
            <text:p>0.000533711</text:p>
          </table:table-cell>
          <table:table-cell office:value-type="float" office:value="0.0012573" calcext:value-type="float">
            <text:p>0.0012573</text:p>
          </table:table-cell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float" office:value="0.145897" calcext:value-type="float">
            <text:p>0.145897</text:p>
          </table:table-cell>
          <table:table-cell office:value-type="float" office:value="0.00783316" calcext:value-type="float">
            <text:p>0.00783316</text:p>
          </table:table-cell>
          <table:table-cell office:value-type="float" office:value="0.00148073" calcext:value-type="float">
            <text:p>0.00148073</text:p>
          </table:table-cell>
          <table:table-cell office:value-type="float" office:value="0.14004" calcext:value-type="float">
            <text:p>0.14004</text:p>
          </table:table-cell>
          <table:table-cell office:value-type="float" office:value="0.0275757" calcext:value-type="float">
            <text:p>0.0275757</text:p>
          </table:table-cell>
          <table:table-cell office:value-type="float" office:value="0.00138599" calcext:value-type="float">
            <text:p>0.00138599</text:p>
          </table:table-cell>
          <table:table-cell office:value-type="float" office:value="0.000528184" calcext:value-type="float">
            <text:p>0.000528184</text:p>
          </table:table-cell>
          <table:table-cell office:value-type="float" office:value="0.00123914" calcext:value-type="float">
            <text:p>0.00123914</text:p>
          </table:table-cell>
        </table:table-row>
        <table:table-row table:style-name="ro1">
          <table:table-cell office:value-type="float" office:value="160500" calcext:value-type="float">
            <text:p>160500</text:p>
          </table:table-cell>
          <table:table-cell office:value-type="float" office:value="0.14172" calcext:value-type="float">
            <text:p>0.14172</text:p>
          </table:table-cell>
          <table:table-cell office:value-type="float" office:value="0.0079883" calcext:value-type="float">
            <text:p>0.0079883</text:p>
          </table:table-cell>
          <table:table-cell office:value-type="float" office:value="0.00147481" calcext:value-type="float">
            <text:p>0.00147481</text:p>
          </table:table-cell>
          <table:table-cell office:value-type="float" office:value="0.138142" calcext:value-type="float">
            <text:p>0.138142</text:p>
          </table:table-cell>
          <table:table-cell office:value-type="float" office:value="0.0269864" calcext:value-type="float">
            <text:p>0.0269864</text:p>
          </table:table-cell>
          <table:table-cell office:value-type="float" office:value="0.00137731" calcext:value-type="float">
            <text:p>0.00137731</text:p>
          </table:table-cell>
          <table:table-cell office:value-type="float" office:value="0.00052779" calcext:value-type="float">
            <text:p>0.00052779</text:p>
          </table:table-cell>
          <table:table-cell office:value-type="float" office:value="0.00128533" calcext:value-type="float">
            <text:p>0.00128533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14129" calcext:value-type="float">
            <text:p>0.14129</text:p>
          </table:table-cell>
          <table:table-cell office:value-type="float" office:value="0.00823897" calcext:value-type="float">
            <text:p>0.00823897</text:p>
          </table:table-cell>
          <table:table-cell office:value-type="float" office:value="0.00148784" calcext:value-type="float">
            <text:p>0.00148784</text:p>
          </table:table-cell>
          <table:table-cell office:value-type="float" office:value="0.133296" calcext:value-type="float">
            <text:p>0.133296</text:p>
          </table:table-cell>
          <table:table-cell office:value-type="float" office:value="0.0268407" calcext:value-type="float">
            <text:p>0.0268407</text:p>
          </table:table-cell>
          <table:table-cell office:value-type="float" office:value="0.00139231" calcext:value-type="float">
            <text:p>0.00139231</text:p>
          </table:table-cell>
          <table:table-cell office:value-type="float" office:value="0.000536474" calcext:value-type="float">
            <text:p>0.000536474</text:p>
          </table:table-cell>
          <table:table-cell office:value-type="float" office:value="0.00128572" calcext:value-type="float">
            <text:p>0.00128572</text:p>
          </table:table-cell>
        </table:table-row>
        <table:table-row table:style-name="ro1">
          <table:table-cell office:value-type="float" office:value="159500" calcext:value-type="float">
            <text:p>159500</text:p>
          </table:table-cell>
          <table:table-cell office:value-type="float" office:value="0.142849" calcext:value-type="float">
            <text:p>0.142849</text:p>
          </table:table-cell>
          <table:table-cell office:value-type="float" office:value="0.00785289" calcext:value-type="float">
            <text:p>0.00785289</text:p>
          </table:table-cell>
          <table:table-cell office:value-type="float" office:value="0.00154034" calcext:value-type="float">
            <text:p>0.00154034</text:p>
          </table:table-cell>
          <table:table-cell office:value-type="float" office:value="0.129478" calcext:value-type="float">
            <text:p>0.129478</text:p>
          </table:table-cell>
          <table:table-cell office:value-type="float" office:value="0.0260342" calcext:value-type="float">
            <text:p>0.0260342</text:p>
          </table:table-cell>
          <table:table-cell office:value-type="float" office:value="0.0013781" calcext:value-type="float">
            <text:p>0.0013781</text:p>
          </table:table-cell>
          <table:table-cell office:value-type="float" office:value="0.000531737" calcext:value-type="float">
            <text:p>0.000531737</text:p>
          </table:table-cell>
          <table:table-cell office:value-type="float" office:value="0.00123401" calcext:value-type="float">
            <text:p>0.00123401</text:p>
          </table:table-cell>
        </table:table-row>
        <table:table-row table:style-name="ro1">
          <table:table-cell office:value-type="float" office:value="159000" calcext:value-type="float">
            <text:p>159000</text:p>
          </table:table-cell>
          <table:table-cell office:value-type="float" office:value="0.134018" calcext:value-type="float">
            <text:p>0.134018</text:p>
          </table:table-cell>
          <table:table-cell office:value-type="float" office:value="0.00780631" calcext:value-type="float">
            <text:p>0.00780631</text:p>
          </table:table-cell>
          <table:table-cell office:value-type="float" office:value="0.00149613" calcext:value-type="float">
            <text:p>0.00149613</text:p>
          </table:table-cell>
          <table:table-cell office:value-type="float" office:value="0.135781" calcext:value-type="float">
            <text:p>0.135781</text:p>
          </table:table-cell>
          <table:table-cell office:value-type="float" office:value="0.0265411" calcext:value-type="float">
            <text:p>0.0265411</text:p>
          </table:table-cell>
          <table:table-cell office:value-type="float" office:value="0.00139546" calcext:value-type="float">
            <text:p>0.00139546</text:p>
          </table:table-cell>
          <table:table-cell office:value-type="float" office:value="0.000539632" calcext:value-type="float">
            <text:p>0.000539632</text:p>
          </table:table-cell>
          <table:table-cell office:value-type="float" office:value="0.00127783" calcext:value-type="float">
            <text:p>0.00127783</text:p>
          </table:table-cell>
        </table:table-row>
        <table:table-row table:style-name="ro1">
          <table:table-cell office:value-type="float" office:value="158500" calcext:value-type="float">
            <text:p>158500</text:p>
          </table:table-cell>
          <table:table-cell office:value-type="float" office:value="0.138271" calcext:value-type="float">
            <text:p>0.138271</text:p>
          </table:table-cell>
          <table:table-cell office:value-type="float" office:value="0.00764012" calcext:value-type="float">
            <text:p>0.00764012</text:p>
          </table:table-cell>
          <table:table-cell office:value-type="float" office:value="0.00151152" calcext:value-type="float">
            <text:p>0.00151152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0265983" calcext:value-type="float">
            <text:p>0.0265983</text:p>
          </table:table-cell>
          <table:table-cell office:value-type="float" office:value="0.00137928" calcext:value-type="float">
            <text:p>0.00137928</text:p>
          </table:table-cell>
          <table:table-cell office:value-type="float" office:value="0.0005195" calcext:value-type="float">
            <text:p>0.0005195</text:p>
          </table:table-cell>
          <table:table-cell office:value-type="float" office:value="0.00131967" calcext:value-type="float">
            <text:p>0.00131967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0.137153" calcext:value-type="float">
            <text:p>0.137153</text:p>
          </table:table-cell>
          <table:table-cell office:value-type="float" office:value="0.00868425" calcext:value-type="float">
            <text:p>0.00868425</text:p>
          </table:table-cell>
          <table:table-cell office:value-type="float" office:value="0.0014906" calcext:value-type="float">
            <text:p>0.0014906</text:p>
          </table:table-cell>
          <table:table-cell office:value-type="float" office:value="0.126733" calcext:value-type="float">
            <text:p>0.126733</text:p>
          </table:table-cell>
          <table:table-cell office:value-type="float" office:value="0.0250935" calcext:value-type="float">
            <text:p>0.0250935</text:p>
          </table:table-cell>
          <table:table-cell office:value-type="float" office:value="0.00144007" calcext:value-type="float">
            <text:p>0.00144007</text:p>
          </table:table-cell>
          <table:table-cell office:value-type="float" office:value="0.000552659" calcext:value-type="float">
            <text:p>0.000552659</text:p>
          </table:table-cell>
          <table:table-cell office:value-type="float" office:value="0.00125256" calcext:value-type="float">
            <text:p>0.00125256</text:p>
          </table:table-cell>
        </table:table-row>
        <table:table-row table:style-name="ro1">
          <table:table-cell office:value-type="float" office:value="157500" calcext:value-type="float">
            <text:p>157500</text:p>
          </table:table-cell>
          <table:table-cell office:value-type="float" office:value="0.133209" calcext:value-type="float">
            <text:p>0.133209</text:p>
          </table:table-cell>
          <table:table-cell office:value-type="float" office:value="0.00769973" calcext:value-type="float">
            <text:p>0.00769973</text:p>
          </table:table-cell>
          <table:table-cell office:value-type="float" office:value="0.00149652" calcext:value-type="float">
            <text:p>0.00149652</text:p>
          </table:table-cell>
          <table:table-cell office:value-type="float" office:value="0.132449" calcext:value-type="float">
            <text:p>0.132449</text:p>
          </table:table-cell>
          <table:table-cell office:value-type="float" office:value="0.0264704" calcext:value-type="float">
            <text:p>0.0264704</text:p>
          </table:table-cell>
          <table:table-cell office:value-type="float" office:value="0.00138875" calcext:value-type="float">
            <text:p>0.00138875</text:p>
          </table:table-cell>
          <table:table-cell office:value-type="float" office:value="0.000515947" calcext:value-type="float">
            <text:p>0.000515947</text:p>
          </table:table-cell>
          <table:table-cell office:value-type="float" office:value="0.00129559" calcext:value-type="float">
            <text:p>0.00129559</text:p>
          </table:table-cell>
        </table:table-row>
        <table:table-row table:style-name="ro1">
          <table:table-cell office:value-type="float" office:value="157000" calcext:value-type="float">
            <text:p>157000</text:p>
          </table:table-cell>
          <table:table-cell office:value-type="float" office:value="0.137213" calcext:value-type="float">
            <text:p>0.137213</text:p>
          </table:table-cell>
          <table:table-cell office:value-type="float" office:value="0.00856622" calcext:value-type="float">
            <text:p>0.00856622</text:p>
          </table:table-cell>
          <table:table-cell office:value-type="float" office:value="0.0014831" calcext:value-type="float">
            <text:p>0.0014831</text:p>
          </table:table-cell>
          <table:table-cell office:value-type="float" office:value="0.123375" calcext:value-type="float">
            <text:p>0.123375</text:p>
          </table:table-cell>
          <table:table-cell office:value-type="float" office:value="0.0247659" calcext:value-type="float">
            <text:p>0.0247659</text:p>
          </table:table-cell>
          <table:table-cell office:value-type="float" office:value="0.00137375" calcext:value-type="float">
            <text:p>0.00137375</text:p>
          </table:table-cell>
          <table:table-cell office:value-type="float" office:value="0.000538053" calcext:value-type="float">
            <text:p>0.000538053</text:p>
          </table:table-cell>
          <table:table-cell office:value-type="float" office:value="0.00123954" calcext:value-type="float">
            <text:p>0.00123954</text:p>
          </table:table-cell>
        </table:table-row>
        <table:table-row table:style-name="ro1">
          <table:table-cell office:value-type="float" office:value="156500" calcext:value-type="float">
            <text:p>156500</text:p>
          </table:table-cell>
          <table:table-cell office:value-type="float" office:value="0.137188" calcext:value-type="float">
            <text:p>0.137188</text:p>
          </table:table-cell>
          <table:table-cell office:value-type="float" office:value="0.00757499" calcext:value-type="float">
            <text:p>0.00757499</text:p>
          </table:table-cell>
          <table:table-cell office:value-type="float" office:value="0.00148784" calcext:value-type="float">
            <text:p>0.00148784</text:p>
          </table:table-cell>
          <table:table-cell office:value-type="float" office:value="0.129924" calcext:value-type="float">
            <text:p>0.129924</text:p>
          </table:table-cell>
          <table:table-cell office:value-type="float" office:value="0.0262663" calcext:value-type="float">
            <text:p>0.0262663</text:p>
          </table:table-cell>
          <table:table-cell office:value-type="float" office:value="0.00136586" calcext:value-type="float">
            <text:p>0.00136586</text:p>
          </table:table-cell>
          <table:table-cell office:value-type="float" office:value="0.000540027" calcext:value-type="float">
            <text:p>0.000540027</text:p>
          </table:table-cell>
          <table:table-cell office:value-type="float" office:value="0.0013102" calcext:value-type="float">
            <text:p>0.0013102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0.133938" calcext:value-type="float">
            <text:p>0.133938</text:p>
          </table:table-cell>
          <table:table-cell office:value-type="float" office:value="0.00747906" calcext:value-type="float">
            <text:p>0.00747906</text:p>
          </table:table-cell>
          <table:table-cell office:value-type="float" office:value="0.00148744" calcext:value-type="float">
            <text:p>0.00148744</text:p>
          </table:table-cell>
          <table:table-cell office:value-type="float" office:value="0.125139" calcext:value-type="float">
            <text:p>0.125139</text:p>
          </table:table-cell>
          <table:table-cell office:value-type="float" office:value="0.0266911" calcext:value-type="float">
            <text:p>0.0266911</text:p>
          </table:table-cell>
          <table:table-cell office:value-type="float" office:value="0.0013927" calcext:value-type="float">
            <text:p>0.0013927</text:p>
          </table:table-cell>
          <table:table-cell office:value-type="float" office:value="0.000521868" calcext:value-type="float">
            <text:p>0.000521868</text:p>
          </table:table-cell>
          <table:table-cell office:value-type="float" office:value="0.0012498" calcext:value-type="float">
            <text:p>0.0012498</text:p>
          </table:table-cell>
        </table:table-row>
        <table:table-row table:style-name="ro1">
          <table:table-cell office:value-type="float" office:value="155500" calcext:value-type="float">
            <text:p>155500</text:p>
          </table:table-cell>
          <table:table-cell office:value-type="float" office:value="0.13435" calcext:value-type="float">
            <text:p>0.13435</text:p>
          </table:table-cell>
          <table:table-cell office:value-type="float" office:value="0.00779487" calcext:value-type="float">
            <text:p>0.00779487</text:p>
          </table:table-cell>
          <table:table-cell office:value-type="float" office:value="0.00155534" calcext:value-type="float">
            <text:p>0.00155534</text:p>
          </table:table-cell>
          <table:table-cell office:value-type="float" office:value="0.126178" calcext:value-type="float">
            <text:p>0.126178</text:p>
          </table:table-cell>
          <table:table-cell office:value-type="float" office:value="0.0256193" calcext:value-type="float">
            <text:p>0.0256193</text:p>
          </table:table-cell>
          <table:table-cell office:value-type="float" office:value="0.00141362" calcext:value-type="float">
            <text:p>0.00141362</text:p>
          </table:table-cell>
          <table:table-cell office:value-type="float" office:value="0.000535685" calcext:value-type="float">
            <text:p>0.000535685</text:p>
          </table:table-cell>
          <table:table-cell office:value-type="float" office:value="0.00130349" calcext:value-type="float">
            <text:p>0.00130349</text:p>
          </table:table-cell>
        </table:table-row>
        <table:table-row table:style-name="ro1">
          <table:table-cell office:value-type="float" office:value="155000" calcext:value-type="float">
            <text:p>155000</text:p>
          </table:table-cell>
          <table:table-cell office:value-type="float" office:value="0.133975" calcext:value-type="float">
            <text:p>0.133975</text:p>
          </table:table-cell>
          <table:table-cell office:value-type="float" office:value="0.00759709" calcext:value-type="float">
            <text:p>0.00759709</text:p>
          </table:table-cell>
          <table:table-cell office:value-type="float" office:value="0.00153995" calcext:value-type="float">
            <text:p>0.00153995</text:p>
          </table:table-cell>
          <table:table-cell office:value-type="float" office:value="0.12428" calcext:value-type="float">
            <text:p>0.12428</text:p>
          </table:table-cell>
          <table:table-cell office:value-type="float" office:value="0.0251093" calcext:value-type="float">
            <text:p>0.0251093</text:p>
          </table:table-cell>
          <table:table-cell office:value-type="float" office:value="0.0013477" calcext:value-type="float">
            <text:p>0.0013477</text:p>
          </table:table-cell>
          <table:table-cell office:value-type="float" office:value="0.000512394" calcext:value-type="float">
            <text:p>0.000512394</text:p>
          </table:table-cell>
          <table:table-cell office:value-type="float" office:value="0.00120559" calcext:value-type="float">
            <text:p>0.00120559</text:p>
          </table:table-cell>
        </table:table-row>
        <table:table-row table:style-name="ro1">
          <table:table-cell office:value-type="float" office:value="154500" calcext:value-type="float">
            <text:p>154500</text:p>
          </table:table-cell>
          <table:table-cell office:value-type="float" office:value="0.135741" calcext:value-type="float">
            <text:p>0.135741</text:p>
          </table:table-cell>
          <table:table-cell office:value-type="float" office:value="0.00746248" calcext:value-type="float">
            <text:p>0.00746248</text:p>
          </table:table-cell>
          <table:table-cell office:value-type="float" office:value="0.00151784" calcext:value-type="float">
            <text:p>0.00151784</text:p>
          </table:table-cell>
          <table:table-cell office:value-type="float" office:value="0.126836" calcext:value-type="float">
            <text:p>0.126836</text:p>
          </table:table-cell>
          <table:table-cell office:value-type="float" office:value="0.0267092" calcext:value-type="float">
            <text:p>0.0267092</text:p>
          </table:table-cell>
          <table:table-cell office:value-type="float" office:value="0.00135362" calcext:value-type="float">
            <text:p>0.00135362</text:p>
          </table:table-cell>
          <table:table-cell office:value-type="float" office:value="0.00051121" calcext:value-type="float">
            <text:p>0.00051121</text:p>
          </table:table-cell>
          <table:table-cell office:value-type="float" office:value="0.00128217" calcext:value-type="float">
            <text:p>0.00128217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  <table:table-cell office:value-type="float" office:value="0.137157" calcext:value-type="float">
            <text:p>0.137157</text:p>
          </table:table-cell>
          <table:table-cell office:value-type="float" office:value="0.00755564" calcext:value-type="float">
            <text:p>0.00755564</text:p>
          </table:table-cell>
          <table:table-cell office:value-type="float" office:value="0.001506" calcext:value-type="float">
            <text:p>0.001506</text:p>
          </table:table-cell>
          <table:table-cell office:value-type="float" office:value="0.127516" calcext:value-type="float">
            <text:p>0.127516</text:p>
          </table:table-cell>
          <table:table-cell office:value-type="float" office:value="0.0256205" calcext:value-type="float">
            <text:p>0.0256205</text:p>
          </table:table-cell>
          <table:table-cell office:value-type="float" office:value="0.00136073" calcext:value-type="float">
            <text:p>0.00136073</text:p>
          </table:table-cell>
          <table:table-cell office:value-type="float" office:value="0.000516342" calcext:value-type="float">
            <text:p>0.000516342</text:p>
          </table:table-cell>
          <table:table-cell office:value-type="float" office:value="0.00130941" calcext:value-type="float">
            <text:p>0.00130941</text:p>
          </table:table-cell>
        </table:table-row>
        <table:table-row table:style-name="ro1">
          <table:table-cell office:value-type="float" office:value="153500" calcext:value-type="float">
            <text:p>153500</text:p>
          </table:table-cell>
          <table:table-cell office:value-type="float" office:value="0.128864" calcext:value-type="float">
            <text:p>0.128864</text:p>
          </table:table-cell>
          <table:table-cell office:value-type="float" office:value="0.00767841" calcext:value-type="float">
            <text:p>0.00767841</text:p>
          </table:table-cell>
          <table:table-cell office:value-type="float" office:value="0.00150837" calcext:value-type="float">
            <text:p>0.00150837</text:p>
          </table:table-cell>
          <table:table-cell office:value-type="float" office:value="0.124766" calcext:value-type="float">
            <text:p>0.124766</text:p>
          </table:table-cell>
          <table:table-cell office:value-type="float" office:value="0.0244331" calcext:value-type="float">
            <text:p>0.0244331</text:p>
          </table:table-cell>
          <table:table-cell office:value-type="float" office:value="0.00140415" calcext:value-type="float">
            <text:p>0.00140415</text:p>
          </table:table-cell>
          <table:table-cell office:value-type="float" office:value="0.000530553" calcext:value-type="float">
            <text:p>0.000530553</text:p>
          </table:table-cell>
          <table:table-cell office:value-type="float" office:value="0.00127822" calcext:value-type="float">
            <text:p>0.00127822</text:p>
          </table:table-cell>
        </table:table-row>
        <table:table-row table:style-name="ro1">
          <table:table-cell office:value-type="float" office:value="153000" calcext:value-type="float">
            <text:p>153000</text:p>
          </table:table-cell>
          <table:table-cell office:value-type="float" office:value="0.136094" calcext:value-type="float">
            <text:p>0.136094</text:p>
          </table:table-cell>
          <table:table-cell office:value-type="float" office:value="0.00743564" calcext:value-type="float">
            <text:p>0.00743564</text:p>
          </table:table-cell>
          <table:table-cell office:value-type="float" office:value="0.00148744" calcext:value-type="float">
            <text:p>0.00148744</text:p>
          </table:table-cell>
          <table:table-cell office:value-type="float" office:value="0.129528" calcext:value-type="float">
            <text:p>0.129528</text:p>
          </table:table-cell>
          <table:table-cell office:value-type="float" office:value="0.0257508" calcext:value-type="float">
            <text:p>0.0257508</text:p>
          </table:table-cell>
          <table:table-cell office:value-type="float" office:value="0.00136309" calcext:value-type="float">
            <text:p>0.00136309</text:p>
          </table:table-cell>
          <table:table-cell office:value-type="float" office:value="0.000514368" calcext:value-type="float">
            <text:p>0.000514368</text:p>
          </table:table-cell>
          <table:table-cell office:value-type="float" office:value="0.00125375" calcext:value-type="float">
            <text:p>0.00125375</text:p>
          </table:table-cell>
        </table:table-row>
        <table:table-row table:style-name="ro1">
          <table:table-cell office:value-type="float" office:value="152500" calcext:value-type="float">
            <text:p>152500</text:p>
          </table:table-cell>
          <table:table-cell office:value-type="float" office:value="0.146547" calcext:value-type="float">
            <text:p>0.146547</text:p>
          </table:table-cell>
          <table:table-cell office:value-type="float" office:value="0.00761644" calcext:value-type="float">
            <text:p>0.00761644</text:p>
          </table:table-cell>
          <table:table-cell office:value-type="float" office:value="0.00147244" calcext:value-type="float">
            <text:p>0.00147244</text:p>
          </table:table-cell>
          <table:table-cell office:value-type="float" office:value="0.128705" calcext:value-type="float">
            <text:p>0.128705</text:p>
          </table:table-cell>
          <table:table-cell office:value-type="float" office:value="0.0262979" calcext:value-type="float">
            <text:p>0.0262979</text:p>
          </table:table-cell>
          <table:table-cell office:value-type="float" office:value="0.00139191" calcext:value-type="float">
            <text:p>0.00139191</text:p>
          </table:table-cell>
          <table:table-cell office:value-type="float" office:value="0.000524632" calcext:value-type="float">
            <text:p>0.000524632</text:p>
          </table:table-cell>
          <table:table-cell office:value-type="float" office:value="0.00126243" calcext:value-type="float">
            <text:p>0.00126243</text:p>
          </table:table-cell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float" office:value="0.129512" calcext:value-type="float">
            <text:p>0.129512</text:p>
          </table:table-cell>
          <table:table-cell office:value-type="float" office:value="0.00746248" calcext:value-type="float">
            <text:p>0.00746248</text:p>
          </table:table-cell>
          <table:table-cell office:value-type="float" office:value="0.00147639" calcext:value-type="float">
            <text:p>0.00147639</text:p>
          </table:table-cell>
          <table:table-cell office:value-type="float" office:value="0.124553" calcext:value-type="float">
            <text:p>0.124553</text:p>
          </table:table-cell>
          <table:table-cell office:value-type="float" office:value="0.0250078" calcext:value-type="float">
            <text:p>0.0250078</text:p>
          </table:table-cell>
          <table:table-cell office:value-type="float" office:value="0.00139823" calcext:value-type="float">
            <text:p>0.00139823</text:p>
          </table:table-cell>
          <table:table-cell office:value-type="float" office:value="0.000524237" calcext:value-type="float">
            <text:p>0.000524237</text:p>
          </table:table-cell>
          <table:table-cell office:value-type="float" office:value="0.00124704" calcext:value-type="float">
            <text:p>0.00124704</text:p>
          </table:table-cell>
        </table:table-row>
        <table:table-row table:style-name="ro1">
          <table:table-cell office:value-type="float" office:value="151500" calcext:value-type="float">
            <text:p>151500</text:p>
          </table:table-cell>
          <table:table-cell office:value-type="float" office:value="0.136791" calcext:value-type="float">
            <text:p>0.136791</text:p>
          </table:table-cell>
          <table:table-cell office:value-type="float" office:value="0.00799619" calcext:value-type="float">
            <text:p>0.00799619</text:p>
          </table:table-cell>
          <table:table-cell office:value-type="float" office:value="0.00154784" calcext:value-type="float">
            <text:p>0.00154784</text:p>
          </table:table-cell>
          <table:table-cell office:value-type="float" office:value="0.121846" calcext:value-type="float">
            <text:p>0.121846</text:p>
          </table:table-cell>
          <table:table-cell office:value-type="float" office:value="0.0240624" calcext:value-type="float">
            <text:p>0.0240624</text:p>
          </table:table-cell>
          <table:table-cell office:value-type="float" office:value="0.0014156" calcext:value-type="float">
            <text:p>0.0014156</text:p>
          </table:table-cell>
          <table:table-cell office:value-type="float" office:value="0.000540027" calcext:value-type="float">
            <text:p>0.000540027</text:p>
          </table:table-cell>
          <table:table-cell office:value-type="float" office:value="0.00124151" calcext:value-type="float">
            <text:p>0.00124151</text:p>
          </table:table-cell>
        </table:table-row>
        <table:table-row table:style-name="ro1">
          <table:table-cell office:value-type="float" office:value="151000" calcext:value-type="float">
            <text:p>151000</text:p>
          </table:table-cell>
          <table:table-cell office:value-type="float" office:value="0.135198" calcext:value-type="float">
            <text:p>0.135198</text:p>
          </table:table-cell>
          <table:table-cell office:value-type="float" office:value="0.00714036" calcext:value-type="float">
            <text:p>0.00714036</text:p>
          </table:table-cell>
          <table:table-cell office:value-type="float" office:value="0.00151823" calcext:value-type="float">
            <text:p>0.00151823</text:p>
          </table:table-cell>
          <table:table-cell office:value-type="float" office:value="0.124874" calcext:value-type="float">
            <text:p>0.124874</text:p>
          </table:table-cell>
          <table:table-cell office:value-type="float" office:value="0.0250769" calcext:value-type="float">
            <text:p>0.0250769</text:p>
          </table:table-cell>
          <table:table-cell office:value-type="float" office:value="0.00142586" calcext:value-type="float">
            <text:p>0.00142586</text:p>
          </table:table-cell>
          <table:table-cell office:value-type="float" office:value="0.000520289" calcext:value-type="float">
            <text:p>0.000520289</text:p>
          </table:table-cell>
          <table:table-cell office:value-type="float" office:value="0.00127112" calcext:value-type="float">
            <text:p>0.00127112</text:p>
          </table:table-cell>
        </table:table-row>
        <table:table-row table:style-name="ro1">
          <table:table-cell office:value-type="float" office:value="150500" calcext:value-type="float">
            <text:p>150500</text:p>
          </table:table-cell>
          <table:table-cell office:value-type="float" office:value="0.127515" calcext:value-type="float">
            <text:p>0.127515</text:p>
          </table:table-cell>
          <table:table-cell office:value-type="float" office:value="0.00747827" calcext:value-type="float">
            <text:p>0.00747827</text:p>
          </table:table-cell>
          <table:table-cell office:value-type="float" office:value="0.00149534" calcext:value-type="float">
            <text:p>0.00149534</text:p>
          </table:table-cell>
          <table:table-cell office:value-type="float" office:value="0.124687" calcext:value-type="float">
            <text:p>0.124687</text:p>
          </table:table-cell>
          <table:table-cell office:value-type="float" office:value="0.0243281" calcext:value-type="float">
            <text:p>0.0243281</text:p>
          </table:table-cell>
          <table:table-cell office:value-type="float" office:value="0.00142349" calcext:value-type="float">
            <text:p>0.00142349</text:p>
          </table:table-cell>
          <table:table-cell office:value-type="float" office:value="0.000534501" calcext:value-type="float">
            <text:p>0.000534501</text:p>
          </table:table-cell>
          <table:table-cell office:value-type="float" office:value="0.00124585" calcext:value-type="float">
            <text:p>0.00124585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00694298" calcext:value-type="float">
            <text:p>0.00694298</text:p>
          </table:table-cell>
          <table:table-cell office:value-type="float" office:value="0.00150758" calcext:value-type="float">
            <text:p>0.00150758</text:p>
          </table:table-cell>
          <table:table-cell office:value-type="float" office:value="0.124485" calcext:value-type="float">
            <text:p>0.124485</text:p>
          </table:table-cell>
          <table:table-cell office:value-type="float" office:value="0.0244157" calcext:value-type="float">
            <text:p>0.0244157</text:p>
          </table:table-cell>
          <table:table-cell office:value-type="float" office:value="0.00135046" calcext:value-type="float">
            <text:p>0.00135046</text:p>
          </table:table-cell>
          <table:table-cell office:value-type="float" office:value="0.000498972" calcext:value-type="float">
            <text:p>0.000498972</text:p>
          </table:table-cell>
          <table:table-cell office:value-type="float" office:value="0.00127467" calcext:value-type="float">
            <text:p>0.00127467</text:p>
          </table:table-cell>
        </table:table-row>
        <table:table-row table:style-name="ro1">
          <table:table-cell office:value-type="float" office:value="149500" calcext:value-type="float">
            <text:p>149500</text:p>
          </table:table-cell>
          <table:table-cell office:value-type="float" office:value="0.132039" calcext:value-type="float">
            <text:p>0.132039</text:p>
          </table:table-cell>
          <table:table-cell office:value-type="float" office:value="0.00720628" calcext:value-type="float">
            <text:p>0.00720628</text:p>
          </table:table-cell>
          <table:table-cell office:value-type="float" office:value="0.00151113" calcext:value-type="float">
            <text:p>0.00151113</text:p>
          </table:table-cell>
          <table:table-cell office:value-type="float" office:value="0.125772" calcext:value-type="float">
            <text:p>0.125772</text:p>
          </table:table-cell>
          <table:table-cell office:value-type="float" office:value="0.0251034" calcext:value-type="float">
            <text:p>0.0251034</text:p>
          </table:table-cell>
          <table:table-cell office:value-type="float" office:value="0.00140218" calcext:value-type="float">
            <text:p>0.00140218</text:p>
          </table:table-cell>
          <table:table-cell office:value-type="float" office:value="0.000517921" calcext:value-type="float">
            <text:p>0.000517921</text:p>
          </table:table-cell>
          <table:table-cell office:value-type="float" office:value="0.00126677" calcext:value-type="float">
            <text:p>0.00126677</text:p>
          </table:table-cell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float" office:value="0.131828" calcext:value-type="float">
            <text:p>0.131828</text:p>
          </table:table-cell>
          <table:table-cell office:value-type="float" office:value="0.00724576" calcext:value-type="float">
            <text:p>0.00724576</text:p>
          </table:table-cell>
          <table:table-cell office:value-type="float" office:value="0.0014831" calcext:value-type="float">
            <text:p>0.0014831</text:p>
          </table:table-cell>
          <table:table-cell office:value-type="float" office:value="0.116308" calcext:value-type="float">
            <text:p>0.116308</text:p>
          </table:table-cell>
          <table:table-cell office:value-type="float" office:value="0.0232709" calcext:value-type="float">
            <text:p>0.0232709</text:p>
          </table:table-cell>
          <table:table-cell office:value-type="float" office:value="0.00137533" calcext:value-type="float">
            <text:p>0.00137533</text:p>
          </table:table-cell>
          <table:table-cell office:value-type="float" office:value="0.000514368" calcext:value-type="float">
            <text:p>0.000514368</text:p>
          </table:table-cell>
          <table:table-cell office:value-type="float" office:value="0.00123243" calcext:value-type="float">
            <text:p>0.00123243</text:p>
          </table:table-cell>
        </table:table-row>
        <table:table-row table:style-name="ro1">
          <table:table-cell office:value-type="float" office:value="148500" calcext:value-type="float">
            <text:p>148500</text:p>
          </table:table-cell>
          <table:table-cell office:value-type="float" office:value="0.129372" calcext:value-type="float">
            <text:p>0.129372</text:p>
          </table:table-cell>
          <table:table-cell office:value-type="float" office:value="0.00702509" calcext:value-type="float">
            <text:p>0.00702509</text:p>
          </table:table-cell>
          <table:table-cell office:value-type="float" office:value="0.00148034" calcext:value-type="float">
            <text:p>0.00148034</text:p>
          </table:table-cell>
          <table:table-cell office:value-type="float" office:value="0.118465" calcext:value-type="float">
            <text:p>0.118465</text:p>
          </table:table-cell>
          <table:table-cell office:value-type="float" office:value="0.0237182" calcext:value-type="float">
            <text:p>0.0237182</text:p>
          </table:table-cell>
          <table:table-cell office:value-type="float" office:value="0.00135915" calcext:value-type="float">
            <text:p>0.00135915</text:p>
          </table:table-cell>
          <table:table-cell office:value-type="float" office:value="0.000501736" calcext:value-type="float">
            <text:p>0.000501736</text:p>
          </table:table-cell>
          <table:table-cell office:value-type="float" office:value="0.0012269" calcext:value-type="float">
            <text:p>0.0012269</text:p>
          </table:table-cell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float" office:value="0.125964" calcext:value-type="float">
            <text:p>0.125964</text:p>
          </table:table-cell>
          <table:table-cell office:value-type="float" office:value="0.00707365" calcext:value-type="float">
            <text:p>0.00707365</text:p>
          </table:table-cell>
          <table:table-cell office:value-type="float" office:value="0.00146534" calcext:value-type="float">
            <text:p>0.00146534</text:p>
          </table:table-cell>
          <table:table-cell office:value-type="float" office:value="0.11796" calcext:value-type="float">
            <text:p>0.11796</text:p>
          </table:table-cell>
          <table:table-cell office:value-type="float" office:value="0.0238473" calcext:value-type="float">
            <text:p>0.0238473</text:p>
          </table:table-cell>
          <table:table-cell office:value-type="float" office:value="0.00134652" calcext:value-type="float">
            <text:p>0.00134652</text:p>
          </table:table-cell>
          <table:table-cell office:value-type="float" office:value="0.000500551" calcext:value-type="float">
            <text:p>0.000500551</text:p>
          </table:table-cell>
          <table:table-cell office:value-type="float" office:value="0.00127151" calcext:value-type="float">
            <text:p>0.00127151</text:p>
          </table:table-cell>
        </table:table-row>
        <table:table-row table:style-name="ro1">
          <table:table-cell office:value-type="float" office:value="147500" calcext:value-type="float">
            <text:p>147500</text:p>
          </table:table-cell>
          <table:table-cell office:value-type="float" office:value="0.129451" calcext:value-type="float">
            <text:p>0.129451</text:p>
          </table:table-cell>
          <table:table-cell office:value-type="float" office:value="0.00719878" calcext:value-type="float">
            <text:p>0.00719878</text:p>
          </table:table-cell>
          <table:table-cell office:value-type="float" office:value="0.00146455" calcext:value-type="float">
            <text:p>0.00146455</text:p>
          </table:table-cell>
          <table:table-cell office:value-type="float" office:value="0.118599" calcext:value-type="float">
            <text:p>0.118599</text:p>
          </table:table-cell>
          <table:table-cell office:value-type="float" office:value="0.0261838" calcext:value-type="float">
            <text:p>0.0261838</text:p>
          </table:table-cell>
          <table:table-cell office:value-type="float" office:value="0.0013702" calcext:value-type="float">
            <text:p>0.0013702</text:p>
          </table:table-cell>
          <table:table-cell office:value-type="float" office:value="0.00051042" calcext:value-type="float">
            <text:p>0.00051042</text:p>
          </table:table-cell>
          <table:table-cell office:value-type="float" office:value="0.00120401" calcext:value-type="float">
            <text:p>0.00120401</text:p>
          </table:table-cell>
        </table:table-row>
        <table:table-row table:style-name="ro1">
          <table:table-cell office:value-type="float" office:value="147000" calcext:value-type="float">
            <text:p>147000</text:p>
          </table:table-cell>
          <table:table-cell office:value-type="float" office:value="0.126231" calcext:value-type="float">
            <text:p>0.126231</text:p>
          </table:table-cell>
          <table:table-cell office:value-type="float" office:value="0.00727339" calcext:value-type="float">
            <text:p>0.00727339</text:p>
          </table:table-cell>
          <table:table-cell office:value-type="float" office:value="0.00151863" calcext:value-type="float">
            <text:p>0.00151863</text:p>
          </table:table-cell>
          <table:table-cell office:value-type="float" office:value="0.122764" calcext:value-type="float">
            <text:p>0.122764</text:p>
          </table:table-cell>
          <table:table-cell office:value-type="float" office:value="0.024169" calcext:value-type="float">
            <text:p>0.024169</text:p>
          </table:table-cell>
          <table:table-cell office:value-type="float" office:value="0.00133744" calcext:value-type="float">
            <text:p>0.00133744</text:p>
          </table:table-cell>
          <table:table-cell office:value-type="float" office:value="0.000506868" calcext:value-type="float">
            <text:p>0.000506868</text:p>
          </table:table-cell>
          <table:table-cell office:value-type="float" office:value="0.00121861" calcext:value-type="float">
            <text:p>0.00121861</text:p>
          </table:table-cell>
        </table:table-row>
        <table:table-row table:style-name="ro1">
          <table:table-cell office:value-type="float" office:value="146500" calcext:value-type="float">
            <text:p>146500</text:p>
          </table:table-cell>
          <table:table-cell office:value-type="float" office:value="0.125865" calcext:value-type="float">
            <text:p>0.125865</text:p>
          </table:table-cell>
          <table:table-cell office:value-type="float" office:value="0.00701246" calcext:value-type="float">
            <text:p>0.00701246</text:p>
          </table:table-cell>
          <table:table-cell office:value-type="float" office:value="0.00148429" calcext:value-type="float">
            <text:p>0.00148429</text:p>
          </table:table-cell>
          <table:table-cell office:value-type="float" office:value="0.124124" calcext:value-type="float">
            <text:p>0.124124</text:p>
          </table:table-cell>
          <table:table-cell office:value-type="float" office:value="0.0244528" calcext:value-type="float">
            <text:p>0.0244528</text:p>
          </table:table-cell>
          <table:table-cell office:value-type="float" office:value="0.00134888" calcext:value-type="float">
            <text:p>0.00134888</text:p>
          </table:table-cell>
          <table:table-cell office:value-type="float" office:value="0.000498972" calcext:value-type="float">
            <text:p>0.000498972</text:p>
          </table:table-cell>
          <table:table-cell office:value-type="float" office:value="0.0012652" calcext:value-type="float">
            <text:p>0.0012652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0.128407" calcext:value-type="float">
            <text:p>0.128407</text:p>
          </table:table-cell>
          <table:table-cell office:value-type="float" office:value="0.00746327" calcext:value-type="float">
            <text:p>0.00746327</text:p>
          </table:table-cell>
          <table:table-cell office:value-type="float" office:value="0.0015056" calcext:value-type="float">
            <text:p>0.0015056</text:p>
          </table:table-cell>
          <table:table-cell office:value-type="float" office:value="0.118316" calcext:value-type="float">
            <text:p>0.118316</text:p>
          </table:table-cell>
          <table:table-cell office:value-type="float" office:value="0.0240352" calcext:value-type="float">
            <text:p>0.0240352</text:p>
          </table:table-cell>
          <table:table-cell office:value-type="float" office:value="0.00137415" calcext:value-type="float">
            <text:p>0.00137415</text:p>
          </table:table-cell>
          <table:table-cell office:value-type="float" office:value="0.000521868" calcext:value-type="float">
            <text:p>0.000521868</text:p>
          </table:table-cell>
          <table:table-cell office:value-type="float" office:value="0.00124348" calcext:value-type="float">
            <text:p>0.00124348</text:p>
          </table:table-cell>
        </table:table-row>
        <table:table-row table:style-name="ro1">
          <table:table-cell office:value-type="float" office:value="145500" calcext:value-type="float">
            <text:p>145500</text:p>
          </table:table-cell>
          <table:table-cell office:value-type="float" office:value="0.125059" calcext:value-type="float">
            <text:p>0.125059</text:p>
          </table:table-cell>
          <table:table-cell office:value-type="float" office:value="0.00697101" calcext:value-type="float">
            <text:p>0.00697101</text:p>
          </table:table-cell>
          <table:table-cell office:value-type="float" office:value="0.00148863" calcext:value-type="float">
            <text:p>0.00148863</text:p>
          </table:table-cell>
          <table:table-cell office:value-type="float" office:value="0.116945" calcext:value-type="float">
            <text:p>0.116945</text:p>
          </table:table-cell>
          <table:table-cell office:value-type="float" office:value="0.0232322" calcext:value-type="float">
            <text:p>0.0232322</text:p>
          </table:table-cell>
          <table:table-cell office:value-type="float" office:value="0.00133665" calcext:value-type="float">
            <text:p>0.00133665</text:p>
          </table:table-cell>
          <table:table-cell office:value-type="float" office:value="0.000495025" calcext:value-type="float">
            <text:p>0.000495025</text:p>
          </table:table-cell>
          <table:table-cell office:value-type="float" office:value="0.00118151" calcext:value-type="float">
            <text:p>0.00118151</text:p>
          </table:table-cell>
        </table:table-row>
        <table:table-row table:style-name="ro1">
          <table:table-cell office:value-type="float" office:value="145000" calcext:value-type="float">
            <text:p>145000</text:p>
          </table:table-cell>
          <table:table-cell office:value-type="float" office:value="0.144621" calcext:value-type="float">
            <text:p>0.144621</text:p>
          </table:table-cell>
          <table:table-cell office:value-type="float" office:value="0.00721378" calcext:value-type="float">
            <text:p>0.00721378</text:p>
          </table:table-cell>
          <table:table-cell office:value-type="float" office:value="0.00147205" calcext:value-type="float">
            <text:p>0.00147205</text:p>
          </table:table-cell>
          <table:table-cell office:value-type="float" office:value="0.119341" calcext:value-type="float">
            <text:p>0.119341</text:p>
          </table:table-cell>
          <table:table-cell office:value-type="float" office:value="0.0235686" calcext:value-type="float">
            <text:p>0.0235686</text:p>
          </table:table-cell>
          <table:table-cell office:value-type="float" office:value="0.00136388" calcext:value-type="float">
            <text:p>0.00136388</text:p>
          </table:table-cell>
          <table:table-cell office:value-type="float" office:value="0.000510026" calcext:value-type="float">
            <text:p>0.000510026</text:p>
          </table:table-cell>
          <table:table-cell office:value-type="float" office:value="0.00122217" calcext:value-type="float">
            <text:p>0.00122217</text:p>
          </table:table-cell>
        </table:table-row>
        <table:table-row table:style-name="ro1">
          <table:table-cell office:value-type="float" office:value="144500" calcext:value-type="float">
            <text:p>144500</text:p>
          </table:table-cell>
          <table:table-cell office:value-type="float" office:value="0.129723" calcext:value-type="float">
            <text:p>0.129723</text:p>
          </table:table-cell>
          <table:table-cell office:value-type="float" office:value="0.00697259" calcext:value-type="float">
            <text:p>0.00697259</text:p>
          </table:table-cell>
          <table:table-cell office:value-type="float" office:value="0.00148034" calcext:value-type="float">
            <text:p>0.00148034</text:p>
          </table:table-cell>
          <table:table-cell office:value-type="float" office:value="0.11518" calcext:value-type="float">
            <text:p>0.11518</text:p>
          </table:table-cell>
          <table:table-cell office:value-type="float" office:value="0.0227877" calcext:value-type="float">
            <text:p>0.0227877</text:p>
          </table:table-cell>
          <table:table-cell office:value-type="float" office:value="0.00136191" calcext:value-type="float">
            <text:p>0.00136191</text:p>
          </table:table-cell>
          <table:table-cell office:value-type="float" office:value="0.000499367" calcext:value-type="float">
            <text:p>0.000499367</text:p>
          </table:table-cell>
          <table:table-cell office:value-type="float" office:value="0.00127427" calcext:value-type="float">
            <text:p>0.00127427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0.127696" calcext:value-type="float">
            <text:p>0.127696</text:p>
          </table:table-cell>
          <table:table-cell office:value-type="float" office:value="0.00700456" calcext:value-type="float">
            <text:p>0.00700456</text:p>
          </table:table-cell>
          <table:table-cell office:value-type="float" office:value="0.00146771" calcext:value-type="float">
            <text:p>0.00146771</text:p>
          </table:table-cell>
          <table:table-cell office:value-type="float" office:value="0.1237" calcext:value-type="float">
            <text:p>0.1237</text:p>
          </table:table-cell>
          <table:table-cell office:value-type="float" office:value="0.0247481" calcext:value-type="float">
            <text:p>0.0247481</text:p>
          </table:table-cell>
          <table:table-cell office:value-type="float" office:value="0.00130507" calcext:value-type="float">
            <text:p>0.00130507</text:p>
          </table:table-cell>
          <table:table-cell office:value-type="float" office:value="0.000484761" calcext:value-type="float">
            <text:p>0.000484761</text:p>
          </table:table-cell>
          <table:table-cell office:value-type="float" office:value="0.0012798" calcext:value-type="float">
            <text:p>0.0012798</text:p>
          </table:table-cell>
        </table:table-row>
        <table:table-row table:style-name="ro1">
          <table:table-cell office:value-type="float" office:value="143500" calcext:value-type="float">
            <text:p>143500</text:p>
          </table:table-cell>
          <table:table-cell office:value-type="float" office:value="0.125212" calcext:value-type="float">
            <text:p>0.125212</text:p>
          </table:table-cell>
          <table:table-cell office:value-type="float" office:value="0.00722444" calcext:value-type="float">
            <text:p>0.00722444</text:p>
          </table:table-cell>
          <table:table-cell office:value-type="float" office:value="0.00152179" calcext:value-type="float">
            <text:p>0.00152179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0248965" calcext:value-type="float">
            <text:p>0.0248965</text:p>
          </table:table-cell>
          <table:table-cell office:value-type="float" office:value="0.0013323" calcext:value-type="float">
            <text:p>0.0013323</text:p>
          </table:table-cell>
          <table:table-cell office:value-type="float" office:value="0.000493051" calcext:value-type="float">
            <text:p>0.000493051</text:p>
          </table:table-cell>
          <table:table-cell office:value-type="float" office:value="0.0012419" calcext:value-type="float">
            <text:p>0.0012419</text:p>
          </table:table-cell>
        </table:table-row>
        <table:table-row table:style-name="ro1">
          <table:table-cell office:value-type="float" office:value="143000" calcext:value-type="float">
            <text:p>143000</text:p>
          </table:table-cell>
          <table:table-cell office:value-type="float" office:value="0.122049" calcext:value-type="float">
            <text:p>0.122049</text:p>
          </table:table-cell>
          <table:table-cell office:value-type="float" office:value="0.00689324" calcext:value-type="float">
            <text:p>0.00689324</text:p>
          </table:table-cell>
          <table:table-cell office:value-type="float" office:value="0.00166706" calcext:value-type="float">
            <text:p>0.00166706</text:p>
          </table:table-cell>
          <table:table-cell office:value-type="float" office:value="0.115316" calcext:value-type="float">
            <text:p>0.115316</text:p>
          </table:table-cell>
          <table:table-cell office:value-type="float" office:value="0.0231971" calcext:value-type="float">
            <text:p>0.0231971</text:p>
          </table:table-cell>
          <table:table-cell office:value-type="float" office:value="0.00137257" calcext:value-type="float">
            <text:p>0.00137257</text:p>
          </table:table-cell>
          <table:table-cell office:value-type="float" office:value="0.00050213" calcext:value-type="float">
            <text:p>0.00050213</text:p>
          </table:table-cell>
          <table:table-cell office:value-type="float" office:value="0.00126164" calcext:value-type="float">
            <text:p>0.00126164</text:p>
          </table:table-cell>
        </table:table-row>
        <table:table-row table:style-name="ro1">
          <table:table-cell office:value-type="float" office:value="142500" calcext:value-type="float">
            <text:p>142500</text:p>
          </table:table-cell>
          <table:table-cell office:value-type="float" office:value="0.127141" calcext:value-type="float">
            <text:p>0.127141</text:p>
          </table:table-cell>
          <table:table-cell office:value-type="float" office:value="0.00757064" calcext:value-type="float">
            <text:p>0.00757064</text:p>
          </table:table-cell>
          <table:table-cell office:value-type="float" office:value="0.00153876" calcext:value-type="float">
            <text:p>0.00153876</text:p>
          </table:table-cell>
          <table:table-cell office:value-type="float" office:value="0.119085" calcext:value-type="float">
            <text:p>0.119085</text:p>
          </table:table-cell>
          <table:table-cell office:value-type="float" office:value="0.0240995" calcext:value-type="float">
            <text:p>0.0240995</text:p>
          </table:table-cell>
          <table:table-cell office:value-type="float" office:value="0.00139428" calcext:value-type="float">
            <text:p>0.00139428</text:p>
          </table:table-cell>
          <table:table-cell office:value-type="float" office:value="0.000515947" calcext:value-type="float">
            <text:p>0.000515947</text:p>
          </table:table-cell>
          <table:table-cell office:value-type="float" office:value="0.00124151" calcext:value-type="float">
            <text:p>0.00124151</text:p>
          </table:table-cell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0.126456" calcext:value-type="float">
            <text:p>0.126456</text:p>
          </table:table-cell>
          <table:table-cell office:value-type="float" office:value="0.00738669" calcext:value-type="float">
            <text:p>0.00738669</text:p>
          </table:table-cell>
          <table:table-cell office:value-type="float" office:value="0.00154231" calcext:value-type="float">
            <text:p>0.00154231</text:p>
          </table:table-cell>
          <table:table-cell office:value-type="float" office:value="0.125" calcext:value-type="float">
            <text:p>0.125</text:p>
          </table:table-cell>
          <table:table-cell office:value-type="float" office:value="0.0246833" calcext:value-type="float">
            <text:p>0.0246833</text:p>
          </table:table-cell>
          <table:table-cell office:value-type="float" office:value="0.00132362" calcext:value-type="float">
            <text:p>0.00132362</text:p>
          </table:table-cell>
          <table:table-cell office:value-type="float" office:value="0.000488314" calcext:value-type="float">
            <text:p>0.000488314</text:p>
          </table:table-cell>
          <table:table-cell office:value-type="float" office:value="0.0012269" calcext:value-type="float">
            <text:p>0.0012269</text:p>
          </table:table-cell>
        </table:table-row>
        <table:table-row table:style-name="ro1">
          <table:table-cell office:value-type="float" office:value="141500" calcext:value-type="float">
            <text:p>141500</text:p>
          </table:table-cell>
          <table:table-cell office:value-type="float" office:value="0.126129" calcext:value-type="float">
            <text:p>0.126129</text:p>
          </table:table-cell>
          <table:table-cell office:value-type="float" office:value="0.00689285" calcext:value-type="float">
            <text:p>0.00689285</text:p>
          </table:table-cell>
          <table:table-cell office:value-type="float" office:value="0.00154942" calcext:value-type="float">
            <text:p>0.00154942</text:p>
          </table:table-cell>
          <table:table-cell office:value-type="float" office:value="0.119271" calcext:value-type="float">
            <text:p>0.119271</text:p>
          </table:table-cell>
          <table:table-cell office:value-type="float" office:value="0.0251503" calcext:value-type="float">
            <text:p>0.0251503</text:p>
          </table:table-cell>
          <table:table-cell office:value-type="float" office:value="0.00131138" calcext:value-type="float">
            <text:p>0.00131138</text:p>
          </table:table-cell>
          <table:table-cell office:value-type="float" office:value="0.000486735" calcext:value-type="float">
            <text:p>0.000486735</text:p>
          </table:table-cell>
          <table:table-cell office:value-type="float" office:value="0.00129757" calcext:value-type="float">
            <text:p>0.00129757</text:p>
          </table:table-cell>
        </table:table-row>
        <table:table-row table:style-name="ro1">
          <table:table-cell office:value-type="float" office:value="141000" calcext:value-type="float">
            <text:p>141000</text:p>
          </table:table-cell>
          <table:table-cell office:value-type="float" office:value="0.122486" calcext:value-type="float">
            <text:p>0.122486</text:p>
          </table:table-cell>
          <table:table-cell office:value-type="float" office:value="0.00641756" calcext:value-type="float">
            <text:p>0.00641756</text:p>
          </table:table-cell>
          <table:table-cell office:value-type="float" office:value="0.00152889" calcext:value-type="float">
            <text:p>0.00152889</text:p>
          </table:table-cell>
          <table:table-cell office:value-type="float" office:value="0.117964" calcext:value-type="float">
            <text:p>0.117964</text:p>
          </table:table-cell>
          <table:table-cell office:value-type="float" office:value="0.0237296" calcext:value-type="float">
            <text:p>0.0237296</text:p>
          </table:table-cell>
          <table:table-cell office:value-type="float" office:value="0.00127191" calcext:value-type="float">
            <text:p>0.00127191</text:p>
          </table:table-cell>
          <table:table-cell office:value-type="float" office:value="0.000484366" calcext:value-type="float">
            <text:p>0.000484366</text:p>
          </table:table-cell>
          <table:table-cell office:value-type="float" office:value="0.0011819" calcext:value-type="float">
            <text:p>0.0011819</text:p>
          </table:table-cell>
        </table:table-row>
        <table:table-row table:style-name="ro1">
          <table:table-cell office:value-type="float" office:value="140500" calcext:value-type="float">
            <text:p>140500</text:p>
          </table:table-cell>
          <table:table-cell office:value-type="float" office:value="0.126848" calcext:value-type="float">
            <text:p>0.126848</text:p>
          </table:table-cell>
          <table:table-cell office:value-type="float" office:value="0.0070547" calcext:value-type="float">
            <text:p>0.0070547</text:p>
          </table:table-cell>
          <table:table-cell office:value-type="float" office:value="0.00151981" calcext:value-type="float">
            <text:p>0.00151981</text:p>
          </table:table-cell>
          <table:table-cell office:value-type="float" office:value="0.113197" calcext:value-type="float">
            <text:p>0.113197</text:p>
          </table:table-cell>
          <table:table-cell office:value-type="float" office:value="0.0228525" calcext:value-type="float">
            <text:p>0.0228525</text:p>
          </table:table-cell>
          <table:table-cell office:value-type="float" office:value="0.00135402" calcext:value-type="float">
            <text:p>0.00135402</text:p>
          </table:table-cell>
          <table:table-cell office:value-type="float" office:value="0.00051042" calcext:value-type="float">
            <text:p>0.00051042</text:p>
          </table:table-cell>
          <table:table-cell office:value-type="float" office:value="0.00121703" calcext:value-type="float">
            <text:p>0.00121703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124843" calcext:value-type="float">
            <text:p>0.124843</text:p>
          </table:table-cell>
          <table:table-cell office:value-type="float" office:value="0.00718852" calcext:value-type="float">
            <text:p>0.00718852</text:p>
          </table:table-cell>
          <table:table-cell office:value-type="float" office:value="0.00150402" calcext:value-type="float">
            <text:p>0.00150402</text:p>
          </table:table-cell>
          <table:table-cell office:value-type="float" office:value="0.117514" calcext:value-type="float">
            <text:p>0.117514</text:p>
          </table:table-cell>
          <table:table-cell office:value-type="float" office:value="0.0231387" calcext:value-type="float">
            <text:p>0.0231387</text:p>
          </table:table-cell>
          <table:table-cell office:value-type="float" office:value="0.00130664" calcext:value-type="float">
            <text:p>0.00130664</text:p>
          </table:table-cell>
          <table:table-cell office:value-type="float" office:value="0.000489104" calcext:value-type="float">
            <text:p>0.000489104</text:p>
          </table:table-cell>
          <table:table-cell office:value-type="float" office:value="0.00126954" calcext:value-type="float">
            <text:p>0.00126954</text:p>
          </table:table-cell>
        </table:table-row>
        <table:table-row table:style-name="ro1">
          <table:table-cell office:value-type="float" office:value="139500" calcext:value-type="float">
            <text:p>139500</text:p>
          </table:table-cell>
          <table:table-cell office:value-type="float" office:value="0.121261" calcext:value-type="float">
            <text:p>0.121261</text:p>
          </table:table-cell>
          <table:table-cell office:value-type="float" office:value="0.00676337" calcext:value-type="float">
            <text:p>0.00676337</text:p>
          </table:table-cell>
          <table:table-cell office:value-type="float" office:value="0.00156205" calcext:value-type="float">
            <text:p>0.00156205</text:p>
          </table:table-cell>
          <table:table-cell office:value-type="float" office:value="0.115262" calcext:value-type="float">
            <text:p>0.115262</text:p>
          </table:table-cell>
          <table:table-cell office:value-type="float" office:value="0.0227972" calcext:value-type="float">
            <text:p>0.0227972</text:p>
          </table:table-cell>
          <table:table-cell office:value-type="float" office:value="0.00131533" calcext:value-type="float">
            <text:p>0.00131533</text:p>
          </table:table-cell>
          <table:table-cell office:value-type="float" office:value="0.000489893" calcext:value-type="float">
            <text:p>0.000489893</text:p>
          </table:table-cell>
          <table:table-cell office:value-type="float" office:value="0.00125691" calcext:value-type="float">
            <text:p>0.00125691</text:p>
          </table:table-cell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0.127735" calcext:value-type="float">
            <text:p>0.127735</text:p>
          </table:table-cell>
          <table:table-cell office:value-type="float" office:value="0.00697219" calcext:value-type="float">
            <text:p>0.00697219</text:p>
          </table:table-cell>
          <table:table-cell office:value-type="float" office:value="0.00158218" calcext:value-type="float">
            <text:p>0.00158218</text:p>
          </table:table-cell>
          <table:table-cell office:value-type="float" office:value="0.12498" calcext:value-type="float">
            <text:p>0.12498</text:p>
          </table:table-cell>
          <table:table-cell office:value-type="float" office:value="0.0286629" calcext:value-type="float">
            <text:p>0.0286629</text:p>
          </table:table-cell>
          <table:table-cell office:value-type="float" office:value="0.00136191" calcext:value-type="float">
            <text:p>0.00136191</text:p>
          </table:table-cell>
          <table:table-cell office:value-type="float" office:value="0.000506868" calcext:value-type="float">
            <text:p>0.000506868</text:p>
          </table:table-cell>
          <table:table-cell office:value-type="float" office:value="0.00126322" calcext:value-type="float">
            <text:p>0.00126322</text:p>
          </table:table-cell>
        </table:table-row>
        <table:table-row table:style-name="ro1">
          <table:table-cell office:value-type="float" office:value="138500" calcext:value-type="float">
            <text:p>138500</text:p>
          </table:table-cell>
          <table:table-cell office:value-type="float" office:value="0.124093" calcext:value-type="float">
            <text:p>0.124093</text:p>
          </table:table-cell>
          <table:table-cell office:value-type="float" office:value="0.0063465" calcext:value-type="float">
            <text:p>0.0063465</text:p>
          </table:table-cell>
          <table:table-cell office:value-type="float" office:value="0.00152337" calcext:value-type="float">
            <text:p>0.00152337</text:p>
          </table:table-cell>
          <table:table-cell office:value-type="float" office:value="0.121145" calcext:value-type="float">
            <text:p>0.121145</text:p>
          </table:table-cell>
          <table:table-cell office:value-type="float" office:value="0.0240071" calcext:value-type="float">
            <text:p>0.0240071</text:p>
          </table:table-cell>
          <table:table-cell office:value-type="float" office:value="0.00129914" calcext:value-type="float">
            <text:p>0.00129914</text:p>
          </table:table-cell>
          <table:table-cell office:value-type="float" office:value="0.000478445" calcext:value-type="float">
            <text:p>0.000478445</text:p>
          </table:table-cell>
          <table:table-cell office:value-type="float" office:value="0.00123835" calcext:value-type="float">
            <text:p>0.00123835</text:p>
          </table:table-cell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0.12067" calcext:value-type="float">
            <text:p>0.12067</text:p>
          </table:table-cell>
          <table:table-cell office:value-type="float" office:value="0.00666033" calcext:value-type="float">
            <text:p>0.00666033</text:p>
          </table:table-cell>
          <table:table-cell office:value-type="float" office:value="0.00153284" calcext:value-type="float">
            <text:p>0.00153284</text:p>
          </table:table-cell>
          <table:table-cell office:value-type="float" office:value="0.116845" calcext:value-type="float">
            <text:p>0.116845</text:p>
          </table:table-cell>
          <table:table-cell office:value-type="float" office:value="0.0236479" calcext:value-type="float">
            <text:p>0.0236479</text:p>
          </table:table-cell>
          <table:table-cell office:value-type="float" office:value="0.00130033" calcext:value-type="float">
            <text:p>0.00130033</text:p>
          </table:table-cell>
          <table:table-cell office:value-type="float" office:value="0.000482787" calcext:value-type="float">
            <text:p>0.000482787</text:p>
          </table:table-cell>
          <table:table-cell office:value-type="float" office:value="0.00127664" calcext:value-type="float">
            <text:p>0.00127664</text:p>
          </table:table-cell>
        </table:table-row>
        <table:table-row table:style-name="ro1">
          <table:table-cell office:value-type="float" office:value="137500" calcext:value-type="float">
            <text:p>137500</text:p>
          </table:table-cell>
          <table:table-cell office:value-type="float" office:value="0.126814" calcext:value-type="float">
            <text:p>0.126814</text:p>
          </table:table-cell>
          <table:table-cell office:value-type="float" office:value="0.0063619" calcext:value-type="float">
            <text:p>0.0063619</text:p>
          </table:table-cell>
          <table:table-cell office:value-type="float" office:value="0.00152455" calcext:value-type="float">
            <text:p>0.00152455</text:p>
          </table:table-cell>
          <table:table-cell office:value-type="float" office:value="0.111369" calcext:value-type="float">
            <text:p>0.111369</text:p>
          </table:table-cell>
          <table:table-cell office:value-type="float" office:value="0.0224111" calcext:value-type="float">
            <text:p>0.0224111</text:p>
          </table:table-cell>
          <table:table-cell office:value-type="float" office:value="0.00129401" calcext:value-type="float">
            <text:p>0.00129401</text:p>
          </table:table-cell>
          <table:table-cell office:value-type="float" office:value="0.000473313" calcext:value-type="float">
            <text:p>0.000473313</text:p>
          </table:table-cell>
          <table:table-cell office:value-type="float" office:value="0.00123283" calcext:value-type="float">
            <text:p>0.00123283</text:p>
          </table:table-cell>
        </table:table-row>
        <table:table-row table:style-name="ro1">
          <table:table-cell office:value-type="float" office:value="137000" calcext:value-type="float">
            <text:p>137000</text:p>
          </table:table-cell>
          <table:table-cell office:value-type="float" office:value="0.133984" calcext:value-type="float">
            <text:p>0.133984</text:p>
          </table:table-cell>
          <table:table-cell office:value-type="float" office:value="0.00707799" calcext:value-type="float">
            <text:p>0.00707799</text:p>
          </table:table-cell>
          <table:table-cell office:value-type="float" office:value="0.00155574" calcext:value-type="float">
            <text:p>0.00155574</text:p>
          </table:table-cell>
          <table:table-cell office:value-type="float" office:value="0.112579" calcext:value-type="float">
            <text:p>0.112579</text:p>
          </table:table-cell>
          <table:table-cell office:value-type="float" office:value="0.0240782" calcext:value-type="float">
            <text:p>0.0240782</text:p>
          </table:table-cell>
          <table:table-cell office:value-type="float" office:value="0.00134849" calcext:value-type="float">
            <text:p>0.00134849</text:p>
          </table:table-cell>
          <table:table-cell office:value-type="float" office:value="0.000506473" calcext:value-type="float">
            <text:p>0.000506473</text:p>
          </table:table-cell>
          <table:table-cell office:value-type="float" office:value="0.00125059" calcext:value-type="float">
            <text:p>0.00125059</text:p>
          </table:table-cell>
        </table:table-row>
        <table:table-row table:style-name="ro1">
          <table:table-cell office:value-type="float" office:value="136500" calcext:value-type="float">
            <text:p>136500</text:p>
          </table:table-cell>
          <table:table-cell office:value-type="float" office:value="0.124452" calcext:value-type="float">
            <text:p>0.124452</text:p>
          </table:table-cell>
          <table:table-cell office:value-type="float" office:value="0.00674797" calcext:value-type="float">
            <text:p>0.00674797</text:p>
          </table:table-cell>
          <table:table-cell office:value-type="float" office:value="0.00151389" calcext:value-type="float">
            <text:p>0.00151389</text:p>
          </table:table-cell>
          <table:table-cell office:value-type="float" office:value="0.112963" calcext:value-type="float">
            <text:p>0.112963</text:p>
          </table:table-cell>
          <table:table-cell office:value-type="float" office:value="0.0235389" calcext:value-type="float">
            <text:p>0.0235389</text:p>
          </table:table-cell>
          <table:table-cell office:value-type="float" office:value="0.00138402" calcext:value-type="float">
            <text:p>0.00138402</text:p>
          </table:table-cell>
          <table:table-cell office:value-type="float" office:value="0.000506078" calcext:value-type="float">
            <text:p>0.000506078</text:p>
          </table:table-cell>
          <table:table-cell office:value-type="float" office:value="0.00133901" calcext:value-type="float">
            <text:p>0.00133901</text:p>
          </table:table-cell>
        </table:table-row>
        <table:table-row table:style-name="ro1">
          <table:table-cell office:value-type="float" office:value="136000" calcext:value-type="float">
            <text:p>136000</text:p>
          </table:table-cell>
          <table:table-cell office:value-type="float" office:value="0.119372" calcext:value-type="float">
            <text:p>0.119372</text:p>
          </table:table-cell>
          <table:table-cell office:value-type="float" office:value="0.00659283" calcext:value-type="float">
            <text:p>0.00659283</text:p>
          </table:table-cell>
          <table:table-cell office:value-type="float" office:value="0.0015285" calcext:value-type="float">
            <text:p>0.0015285</text:p>
          </table:table-cell>
          <table:table-cell office:value-type="float" office:value="0.110173" calcext:value-type="float">
            <text:p>0.110173</text:p>
          </table:table-cell>
          <table:table-cell office:value-type="float" office:value="0.022436" calcext:value-type="float">
            <text:p>0.022436</text:p>
          </table:table-cell>
          <table:table-cell office:value-type="float" office:value="0.00129401" calcext:value-type="float">
            <text:p>0.00129401</text:p>
          </table:table-cell>
          <table:table-cell office:value-type="float" office:value="0.000481998" calcext:value-type="float">
            <text:p>0.000481998</text:p>
          </table:table-cell>
          <table:table-cell office:value-type="float" office:value="0.00126638" calcext:value-type="float">
            <text:p>0.00126638</text:p>
          </table:table-cell>
        </table:table-row>
        <table:table-row table:style-name="ro1">
          <table:table-cell office:value-type="float" office:value="135500" calcext:value-type="float">
            <text:p>135500</text:p>
          </table:table-cell>
          <table:table-cell office:value-type="float" office:value="0.118326" calcext:value-type="float">
            <text:p>0.118326</text:p>
          </table:table-cell>
          <table:table-cell office:value-type="float" office:value="0.00668955" calcext:value-type="float">
            <text:p>0.00668955</text:p>
          </table:table-cell>
          <table:table-cell office:value-type="float" office:value="0.00159995" calcext:value-type="float">
            <text:p>0.00159995</text:p>
          </table:table-cell>
          <table:table-cell office:value-type="float" office:value="0.12073" calcext:value-type="float">
            <text:p>0.12073</text:p>
          </table:table-cell>
          <table:table-cell office:value-type="float" office:value="0.0233605" calcext:value-type="float">
            <text:p>0.0233605</text:p>
          </table:table-cell>
          <table:table-cell office:value-type="float" office:value="0.00132757" calcext:value-type="float">
            <text:p>0.00132757</text:p>
          </table:table-cell>
          <table:table-cell office:value-type="float" office:value="0.000489103" calcext:value-type="float">
            <text:p>0.000489103</text:p>
          </table:table-cell>
          <table:table-cell office:value-type="float" office:value="0.00125927" calcext:value-type="float">
            <text:p>0.00125927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0.124526" calcext:value-type="float">
            <text:p>0.124526</text:p>
          </table:table-cell>
          <table:table-cell office:value-type="float" office:value="0.00670257" calcext:value-type="float">
            <text:p>0.00670257</text:p>
          </table:table-cell>
          <table:table-cell office:value-type="float" office:value="0.00177798" calcext:value-type="float">
            <text:p>0.00177798</text:p>
          </table:table-cell>
          <table:table-cell office:value-type="float" office:value="0.116309" calcext:value-type="float">
            <text:p>0.116309</text:p>
          </table:table-cell>
          <table:table-cell office:value-type="float" office:value="0.0237869" calcext:value-type="float">
            <text:p>0.0237869</text:p>
          </table:table-cell>
          <table:table-cell office:value-type="float" office:value="0.00131691" calcext:value-type="float">
            <text:p>0.00131691</text:p>
          </table:table-cell>
          <table:table-cell office:value-type="float" office:value="0.000485156" calcext:value-type="float">
            <text:p>0.000485156</text:p>
          </table:table-cell>
          <table:table-cell office:value-type="float" office:value="0.00122375" calcext:value-type="float">
            <text:p>0.00122375</text:p>
          </table:table-cell>
        </table:table-row>
        <table:table-row table:style-name="ro1">
          <table:table-cell office:value-type="float" office:value="134500" calcext:value-type="float">
            <text:p>134500</text:p>
          </table:table-cell>
          <table:table-cell office:value-type="float" office:value="0.117292" calcext:value-type="float">
            <text:p>0.117292</text:p>
          </table:table-cell>
          <table:table-cell office:value-type="float" office:value="0.00659757" calcext:value-type="float">
            <text:p>0.00659757</text:p>
          </table:table-cell>
          <table:table-cell office:value-type="float" office:value="0.00164416" calcext:value-type="float">
            <text:p>0.00164416</text:p>
          </table:table-cell>
          <table:table-cell office:value-type="float" office:value="0.110709" calcext:value-type="float">
            <text:p>0.110709</text:p>
          </table:table-cell>
          <table:table-cell office:value-type="float" office:value="0.0230341" calcext:value-type="float">
            <text:p>0.0230341</text:p>
          </table:table-cell>
          <table:table-cell office:value-type="float" office:value="0.00131257" calcext:value-type="float">
            <text:p>0.00131257</text:p>
          </table:table-cell>
          <table:table-cell office:value-type="float" office:value="0.000482393" calcext:value-type="float">
            <text:p>0.000482393</text:p>
          </table:table-cell>
          <table:table-cell office:value-type="float" office:value="0.00123796" calcext:value-type="float">
            <text:p>0.00123796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0.130744" calcext:value-type="float">
            <text:p>0.130744</text:p>
          </table:table-cell>
          <table:table-cell office:value-type="float" office:value="0.00633821" calcext:value-type="float">
            <text:p>0.00633821</text:p>
          </table:table-cell>
          <table:table-cell office:value-type="float" office:value="0.00160784" calcext:value-type="float">
            <text:p>0.00160784</text:p>
          </table:table-cell>
          <table:table-cell office:value-type="float" office:value="0.112324" calcext:value-type="float">
            <text:p>0.112324</text:p>
          </table:table-cell>
          <table:table-cell office:value-type="float" office:value="0.0226614" calcext:value-type="float">
            <text:p>0.0226614</text:p>
          </table:table-cell>
          <table:table-cell office:value-type="float" office:value="0.00129757" calcext:value-type="float">
            <text:p>0.00129757</text:p>
          </table:table-cell>
          <table:table-cell office:value-type="float" office:value="0.00047055" calcext:value-type="float">
            <text:p>0.00047055</text:p>
          </table:table-cell>
          <table:table-cell office:value-type="float" office:value="0.00124822" calcext:value-type="float">
            <text:p>0.00124822</text:p>
          </table:table-cell>
        </table:table-row>
        <table:table-row table:style-name="ro1">
          <table:table-cell office:value-type="float" office:value="133500" calcext:value-type="float">
            <text:p>133500</text:p>
          </table:table-cell>
          <table:table-cell office:value-type="float" office:value="0.118893" calcext:value-type="float">
            <text:p>0.118893</text:p>
          </table:table-cell>
          <table:table-cell office:value-type="float" office:value="0.00662639" calcext:value-type="float">
            <text:p>0.00662639</text:p>
          </table:table-cell>
          <table:table-cell office:value-type="float" office:value="0.00157468" calcext:value-type="float">
            <text:p>0.00157468</text:p>
          </table:table-cell>
          <table:table-cell office:value-type="float" office:value="0.110225" calcext:value-type="float">
            <text:p>0.110225</text:p>
          </table:table-cell>
          <table:table-cell office:value-type="float" office:value="0.0224984" calcext:value-type="float">
            <text:p>0.0224984</text:p>
          </table:table-cell>
          <table:table-cell office:value-type="float" office:value="0.00135046" calcext:value-type="float">
            <text:p>0.00135046</text:p>
          </table:table-cell>
          <table:table-cell office:value-type="float" office:value="0.000491077" calcext:value-type="float">
            <text:p>0.000491077</text:p>
          </table:table-cell>
          <table:table-cell office:value-type="float" office:value="0.00121546" calcext:value-type="float">
            <text:p>0.00121546</text:p>
          </table:table-cell>
        </table:table-row>
        <table:table-row table:style-name="ro1">
          <table:table-cell office:value-type="float" office:value="133000" calcext:value-type="float">
            <text:p>133000</text:p>
          </table:table-cell>
          <table:table-cell office:value-type="float" office:value="0.120709" calcext:value-type="float">
            <text:p>0.120709</text:p>
          </table:table-cell>
          <table:table-cell office:value-type="float" office:value="0.0066402" calcext:value-type="float">
            <text:p>0.0066402</text:p>
          </table:table-cell>
          <table:table-cell office:value-type="float" office:value="0.00155732" calcext:value-type="float">
            <text:p>0.00155732</text:p>
          </table:table-cell>
          <table:table-cell office:value-type="float" office:value="0.108341" calcext:value-type="float">
            <text:p>0.108341</text:p>
          </table:table-cell>
          <table:table-cell office:value-type="float" office:value="0.0218344" calcext:value-type="float">
            <text:p>0.0218344</text:p>
          </table:table-cell>
          <table:table-cell office:value-type="float" office:value="0.00135875" calcext:value-type="float">
            <text:p>0.00135875</text:p>
          </table:table-cell>
          <table:table-cell office:value-type="float" office:value="0.000491472" calcext:value-type="float">
            <text:p>0.000491472</text:p>
          </table:table-cell>
          <table:table-cell office:value-type="float" office:value="0.0012498" calcext:value-type="float">
            <text:p>0.0012498</text:p>
          </table:table-cell>
        </table:table-row>
        <table:table-row table:style-name="ro1">
          <table:table-cell office:value-type="float" office:value="132500" calcext:value-type="float">
            <text:p>132500</text:p>
          </table:table-cell>
          <table:table-cell office:value-type="float" office:value="0.118783" calcext:value-type="float">
            <text:p>0.118783</text:p>
          </table:table-cell>
          <table:table-cell office:value-type="float" office:value="0.00613373" calcext:value-type="float">
            <text:p>0.00613373</text:p>
          </table:table-cell>
          <table:table-cell office:value-type="float" office:value="0.00156718" calcext:value-type="float">
            <text:p>0.00156718</text:p>
          </table:table-cell>
          <table:table-cell office:value-type="float" office:value="0.107073" calcext:value-type="float">
            <text:p>0.107073</text:p>
          </table:table-cell>
          <table:table-cell office:value-type="float" office:value="0.0212111" calcext:value-type="float">
            <text:p>0.0212111</text:p>
          </table:table-cell>
          <table:table-cell office:value-type="float" office:value="0.00132757" calcext:value-type="float">
            <text:p>0.00132757</text:p>
          </table:table-cell>
          <table:table-cell office:value-type="float" office:value="0.000470945" calcext:value-type="float">
            <text:p>0.000470945</text:p>
          </table:table-cell>
          <table:table-cell office:value-type="float" office:value="0.00122572" calcext:value-type="float">
            <text:p>0.00122572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0.115293" calcext:value-type="float">
            <text:p>0.115293</text:p>
          </table:table-cell>
          <table:table-cell office:value-type="float" office:value="0.00637927" calcext:value-type="float">
            <text:p>0.00637927</text:p>
          </table:table-cell>
          <table:table-cell office:value-type="float" office:value="0.00153126" calcext:value-type="float">
            <text:p>0.00153126</text:p>
          </table:table-cell>
          <table:table-cell office:value-type="float" office:value="0.109218" calcext:value-type="float">
            <text:p>0.109218</text:p>
          </table:table-cell>
          <table:table-cell office:value-type="float" office:value="0.0220408" calcext:value-type="float">
            <text:p>0.0220408</text:p>
          </table:table-cell>
          <table:table-cell office:value-type="float" office:value="0.00133823" calcext:value-type="float">
            <text:p>0.00133823</text:p>
          </table:table-cell>
          <table:table-cell office:value-type="float" office:value="0.00047884" calcext:value-type="float">
            <text:p>0.00047884</text:p>
          </table:table-cell>
          <table:table-cell office:value-type="float" office:value="0.00117677" calcext:value-type="float">
            <text:p>0.00117677</text:p>
          </table:table-cell>
        </table:table-row>
        <table:table-row table:style-name="ro1">
          <table:table-cell office:value-type="float" office:value="131500" calcext:value-type="float">
            <text:p>131500</text:p>
          </table:table-cell>
          <table:table-cell office:value-type="float" office:value="0.116999" calcext:value-type="float">
            <text:p>0.116999</text:p>
          </table:table-cell>
          <table:table-cell office:value-type="float" office:value="0.00641638" calcext:value-type="float">
            <text:p>0.00641638</text:p>
          </table:table-cell>
          <table:table-cell office:value-type="float" office:value="0.00152534" calcext:value-type="float">
            <text:p>0.00152534</text:p>
          </table:table-cell>
          <table:table-cell office:value-type="float" office:value="0.112204" calcext:value-type="float">
            <text:p>0.112204</text:p>
          </table:table-cell>
          <table:table-cell office:value-type="float" office:value="0.0230881" calcext:value-type="float">
            <text:p>0.0230881</text:p>
          </table:table-cell>
          <table:table-cell office:value-type="float" office:value="0.0716669" calcext:value-type="float">
            <text:p>0.0716669</text:p>
          </table:table-cell>
          <table:table-cell office:value-type="float" office:value="0.0239625" calcext:value-type="float">
            <text:p>0.0239625</text:p>
          </table:table-cell>
          <table:table-cell office:value-type="float" office:value="0.0771714" calcext:value-type="float">
            <text:p>0.0771714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0.112249" calcext:value-type="float">
            <text:p>0.112249</text:p>
          </table:table-cell>
          <table:table-cell office:value-type="float" office:value="0.00653914" calcext:value-type="float">
            <text:p>0.00653914</text:p>
          </table:table-cell>
          <table:table-cell office:value-type="float" office:value="0.0015656" calcext:value-type="float">
            <text:p>0.0015656</text:p>
          </table:table-cell>
          <table:table-cell office:value-type="float" office:value="0.106492" calcext:value-type="float">
            <text:p>0.106492</text:p>
          </table:table-cell>
          <table:table-cell office:value-type="float" office:value="0.0213362" calcext:value-type="float">
            <text:p>0.0213362</text:p>
          </table:table-cell>
          <table:table-cell office:value-type="float" office:value="0.00132875" calcext:value-type="float">
            <text:p>0.00132875</text:p>
          </table:table-cell>
          <table:table-cell office:value-type="float" office:value="0.00118861" calcext:value-type="float">
            <text:p>0.00118861</text:p>
          </table:table-cell>
          <table:table-cell office:value-type="float" office:value="0.00116887" calcext:value-type="float">
            <text:p>0.00116887</text:p>
          </table:table-cell>
        </table:table-row>
        <table:table-row table:style-name="ro1">
          <table:table-cell office:value-type="float" office:value="130500" calcext:value-type="float">
            <text:p>130500</text:p>
          </table:table-cell>
          <table:table-cell office:value-type="float" office:value="0.115312" calcext:value-type="float">
            <text:p>0.115312</text:p>
          </table:table-cell>
          <table:table-cell office:value-type="float" office:value="0.0062636" calcext:value-type="float">
            <text:p>0.0062636</text:p>
          </table:table-cell>
          <table:table-cell office:value-type="float" office:value="0.00154074" calcext:value-type="float">
            <text:p>0.00154074</text:p>
          </table:table-cell>
          <table:table-cell office:value-type="float" office:value="0.110385" calcext:value-type="float">
            <text:p>0.110385</text:p>
          </table:table-cell>
          <table:table-cell office:value-type="float" office:value="0.0217902" calcext:value-type="float">
            <text:p>0.0217902</text:p>
          </table:table-cell>
          <table:table-cell office:value-type="float" office:value="0.00131454" calcext:value-type="float">
            <text:p>0.00131454</text:p>
          </table:table-cell>
          <table:table-cell office:value-type="float" office:value="0.00108598" calcext:value-type="float">
            <text:p>0.00108598</text:p>
          </table:table-cell>
          <table:table-cell office:value-type="float" office:value="0.00112506" calcext:value-type="float">
            <text:p>0.00112506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108324" calcext:value-type="float">
            <text:p>0.108324</text:p>
          </table:table-cell>
          <table:table-cell office:value-type="float" office:value="0.00633506" calcext:value-type="float">
            <text:p>0.00633506</text:p>
          </table:table-cell>
          <table:table-cell office:value-type="float" office:value="0.00153876" calcext:value-type="float">
            <text:p>0.00153876</text:p>
          </table:table-cell>
          <table:table-cell office:value-type="float" office:value="0.111383" calcext:value-type="float">
            <text:p>0.111383</text:p>
          </table:table-cell>
          <table:table-cell office:value-type="float" office:value="0.0224407" calcext:value-type="float">
            <text:p>0.0224407</text:p>
          </table:table-cell>
          <table:table-cell office:value-type="float" office:value="0.00132165" calcext:value-type="float">
            <text:p>0.00132165</text:p>
          </table:table-cell>
          <table:table-cell office:value-type="float" office:value="0.000945837" calcext:value-type="float">
            <text:p>0.000945837</text:p>
          </table:table-cell>
          <table:table-cell office:value-type="float" office:value="0.00113493" calcext:value-type="float">
            <text:p>0.00113493</text:p>
          </table:table-cell>
        </table:table-row>
        <table:table-row table:style-name="ro1">
          <table:table-cell office:value-type="float" office:value="129500" calcext:value-type="float">
            <text:p>129500</text:p>
          </table:table-cell>
          <table:table-cell office:value-type="float" office:value="0.0973071" calcext:value-type="float">
            <text:p>0.0973071</text:p>
          </table:table-cell>
          <table:table-cell office:value-type="float" office:value="0.00640809" calcext:value-type="float">
            <text:p>0.00640809</text:p>
          </table:table-cell>
          <table:table-cell office:value-type="float" office:value="0.00154587" calcext:value-type="float">
            <text:p>0.00154587</text:p>
          </table:table-cell>
          <table:table-cell office:value-type="float" office:value="0.108948" calcext:value-type="float">
            <text:p>0.108948</text:p>
          </table:table-cell>
          <table:table-cell office:value-type="float" office:value="0.0220708" calcext:value-type="float">
            <text:p>0.0220708</text:p>
          </table:table-cell>
          <table:table-cell office:value-type="float" office:value="0.00137691" calcext:value-type="float">
            <text:p>0.00137691</text:p>
          </table:table-cell>
          <table:table-cell office:value-type="float" office:value="0.000751617" calcext:value-type="float">
            <text:p>0.000751617</text:p>
          </table:table-cell>
          <table:table-cell office:value-type="float" office:value="0.00111677" calcext:value-type="float">
            <text:p>0.00111677</text:p>
          </table:table-cell>
        </table:table-row>
        <table:table-row table:style-name="ro1">
          <table:table-cell office:value-type="float" office:value="129000" calcext:value-type="float">
            <text:p>129000</text:p>
          </table:table-cell>
          <table:table-cell office:value-type="float" office:value="0.0607732" calcext:value-type="float">
            <text:p>0.0607732</text:p>
          </table:table-cell>
          <table:table-cell office:value-type="float" office:value="0.00602872" calcext:value-type="float">
            <text:p>0.00602872</text:p>
          </table:table-cell>
          <table:table-cell office:value-type="float" office:value="0.00154074" calcext:value-type="float">
            <text:p>0.00154074</text:p>
          </table:table-cell>
          <table:table-cell office:value-type="float" office:value="0.113002" calcext:value-type="float">
            <text:p>0.113002</text:p>
          </table:table-cell>
          <table:table-cell office:value-type="float" office:value="0.0229614" calcext:value-type="float">
            <text:p>0.0229614</text:p>
          </table:table-cell>
          <table:table-cell office:value-type="float" office:value="0.00151666" calcext:value-type="float">
            <text:p>0.00151666</text:p>
          </table:table-cell>
          <table:table-cell office:value-type="float" office:value="0.000679771" calcext:value-type="float">
            <text:p>0.000679771</text:p>
          </table:table-cell>
          <table:table-cell office:value-type="float" office:value="0.00113058" calcext:value-type="float">
            <text:p>0.00113058</text:p>
          </table:table-cell>
        </table:table-row>
        <table:table-row table:style-name="ro1">
          <table:table-cell office:value-type="float" office:value="128500" calcext:value-type="float">
            <text:p>128500</text:p>
          </table:table-cell>
          <table:table-cell office:value-type="float" office:value="0.0575235" calcext:value-type="float">
            <text:p>0.0575235</text:p>
          </table:table-cell>
          <table:table-cell office:value-type="float" office:value="0.00633111" calcext:value-type="float">
            <text:p>0.00633111</text:p>
          </table:table-cell>
          <table:table-cell office:value-type="float" office:value="0.00152376" calcext:value-type="float">
            <text:p>0.00152376</text:p>
          </table:table-cell>
          <table:table-cell office:value-type="float" office:value="0.103807" calcext:value-type="float">
            <text:p>0.103807</text:p>
          </table:table-cell>
          <table:table-cell office:value-type="float" office:value="0.0209016" calcext:value-type="float">
            <text:p>0.0209016</text:p>
          </table:table-cell>
          <table:table-cell office:value-type="float" office:value="0.00134888" calcext:value-type="float">
            <text:p>0.00134888</text:p>
          </table:table-cell>
          <table:table-cell office:value-type="float" office:value="0.000666744" calcext:value-type="float">
            <text:p>0.000666744</text:p>
          </table:table-cell>
          <table:table-cell office:value-type="float" office:value="0.0010765" calcext:value-type="float">
            <text:p>0.0010765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0.0631745" calcext:value-type="float">
            <text:p>0.0631745</text:p>
          </table:table-cell>
          <table:table-cell office:value-type="float" office:value="0.00624979" calcext:value-type="float">
            <text:p>0.00624979</text:p>
          </table:table-cell>
          <table:table-cell office:value-type="float" office:value="0.00151192" calcext:value-type="float">
            <text:p>0.00151192</text:p>
          </table:table-cell>
          <table:table-cell office:value-type="float" office:value="0.107415" calcext:value-type="float">
            <text:p>0.107415</text:p>
          </table:table-cell>
          <table:table-cell office:value-type="float" office:value="0.0213161" calcext:value-type="float">
            <text:p>0.0213161</text:p>
          </table:table-cell>
          <table:table-cell office:value-type="float" office:value="0.00134336" calcext:value-type="float">
            <text:p>0.00134336</text:p>
          </table:table-cell>
          <table:table-cell office:value-type="float" office:value="0.000641874" calcext:value-type="float">
            <text:p>0.000641874</text:p>
          </table:table-cell>
          <table:table-cell office:value-type="float" office:value="0.001084" calcext:value-type="float">
            <text:p>0.001084</text:p>
          </table:table-cell>
        </table:table-row>
        <table:table-row table:style-name="ro1">
          <table:table-cell office:value-type="float" office:value="127500" calcext:value-type="float">
            <text:p>127500</text:p>
          </table:table-cell>
          <table:table-cell office:value-type="float" office:value="0.0501392" calcext:value-type="float">
            <text:p>0.0501392</text:p>
          </table:table-cell>
          <table:table-cell office:value-type="float" office:value="0.00591898" calcext:value-type="float">
            <text:p>0.00591898</text:p>
          </table:table-cell>
          <table:table-cell office:value-type="float" office:value="0.00152376" calcext:value-type="float">
            <text:p>0.00152376</text:p>
          </table:table-cell>
          <table:table-cell office:value-type="float" office:value="0.101164" calcext:value-type="float">
            <text:p>0.101164</text:p>
          </table:table-cell>
          <table:table-cell office:value-type="float" office:value="0.0203683" calcext:value-type="float">
            <text:p>0.0203683</text:p>
          </table:table-cell>
          <table:table-cell office:value-type="float" office:value="0.00127309" calcext:value-type="float">
            <text:p>0.00127309</text:p>
          </table:table-cell>
          <table:table-cell office:value-type="float" office:value="0.000627663" calcext:value-type="float">
            <text:p>0.000627663</text:p>
          </table:table-cell>
          <table:table-cell office:value-type="float" office:value="0.00106742" calcext:value-type="float">
            <text:p>0.00106742</text:p>
          </table:table-cell>
        </table:table-row>
        <table:table-row table:style-name="ro1">
          <table:table-cell office:value-type="float" office:value="127000" calcext:value-type="float">
            <text:p>127000</text:p>
          </table:table-cell>
          <table:table-cell office:value-type="float" office:value="0.0505995" calcext:value-type="float">
            <text:p>0.0505995</text:p>
          </table:table-cell>
          <table:table-cell office:value-type="float" office:value="0.00627347" calcext:value-type="float">
            <text:p>0.00627347</text:p>
          </table:table-cell>
          <table:table-cell office:value-type="float" office:value="0.00152337" calcext:value-type="float">
            <text:p>0.00152337</text:p>
          </table:table-cell>
          <table:table-cell office:value-type="float" office:value="0.104753" calcext:value-type="float">
            <text:p>0.104753</text:p>
          </table:table-cell>
          <table:table-cell office:value-type="float" office:value="0.0207749" calcext:value-type="float">
            <text:p>0.0207749</text:p>
          </table:table-cell>
          <table:table-cell office:value-type="float" office:value="0.00129914" calcext:value-type="float">
            <text:p>0.00129914</text:p>
          </table:table-cell>
          <table:table-cell office:value-type="float" office:value="0.000658059" calcext:value-type="float">
            <text:p>0.000658059</text:p>
          </table:table-cell>
          <table:table-cell office:value-type="float" office:value="0.001069" calcext:value-type="float">
            <text:p>0.001069</text:p>
          </table:table-cell>
        </table:table-row>
        <table:table-row table:style-name="ro1">
          <table:table-cell office:value-type="float" office:value="126500" calcext:value-type="float">
            <text:p>126500</text:p>
          </table:table-cell>
          <table:table-cell office:value-type="float" office:value="0.0529467" calcext:value-type="float">
            <text:p>0.0529467</text:p>
          </table:table-cell>
          <table:table-cell office:value-type="float" office:value="0.00632361" calcext:value-type="float">
            <text:p>0.00632361</text:p>
          </table:table-cell>
          <table:table-cell office:value-type="float" office:value="0.00156284" calcext:value-type="float">
            <text:p>0.00156284</text:p>
          </table:table-cell>
          <table:table-cell office:value-type="float" office:value="0.100437" calcext:value-type="float">
            <text:p>0.100437</text:p>
          </table:table-cell>
          <table:table-cell office:value-type="float" office:value="0.0202309" calcext:value-type="float">
            <text:p>0.0202309</text:p>
          </table:table-cell>
          <table:table-cell office:value-type="float" office:value="0.00128691" calcext:value-type="float">
            <text:p>0.00128691</text:p>
          </table:table-cell>
          <table:table-cell office:value-type="float" office:value="0.000641085" calcext:value-type="float">
            <text:p>0.000641085</text:p>
          </table:table-cell>
          <table:table-cell office:value-type="float" office:value="0.00105597" calcext:value-type="float">
            <text:p>0.00105597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0.0504381" calcext:value-type="float">
            <text:p>0.0504381</text:p>
          </table:table-cell>
          <table:table-cell office:value-type="float" office:value="0.00632558" calcext:value-type="float">
            <text:p>0.00632558</text:p>
          </table:table-cell>
          <table:table-cell office:value-type="float" office:value="0.00153245" calcext:value-type="float">
            <text:p>0.00153245</text:p>
          </table:table-cell>
          <table:table-cell office:value-type="float" office:value="0.102149" calcext:value-type="float">
            <text:p>0.102149</text:p>
          </table:table-cell>
          <table:table-cell office:value-type="float" office:value="0.01997" calcext:value-type="float">
            <text:p>0.01997</text:p>
          </table:table-cell>
          <table:table-cell office:value-type="float" office:value="0.00128651" calcext:value-type="float">
            <text:p>0.00128651</text:p>
          </table:table-cell>
          <table:table-cell office:value-type="float" office:value="0.000645427" calcext:value-type="float">
            <text:p>0.000645427</text:p>
          </table:table-cell>
          <table:table-cell office:value-type="float" office:value="0.00103308" calcext:value-type="float">
            <text:p>0.00103308</text:p>
          </table:table-cell>
        </table:table-row>
        <table:table-row table:style-name="ro1">
          <table:table-cell office:value-type="float" office:value="125500" calcext:value-type="float">
            <text:p>125500</text:p>
          </table:table-cell>
          <table:table-cell office:value-type="float" office:value="0.0497847" calcext:value-type="float">
            <text:p>0.0497847</text:p>
          </table:table-cell>
          <table:table-cell office:value-type="float" office:value="0.00605359" calcext:value-type="float">
            <text:p>0.00605359</text:p>
          </table:table-cell>
          <table:table-cell office:value-type="float" office:value="0.00154981" calcext:value-type="float">
            <text:p>0.00154981</text:p>
          </table:table-cell>
          <table:table-cell office:value-type="float" office:value="0.102267" calcext:value-type="float">
            <text:p>0.102267</text:p>
          </table:table-cell>
          <table:table-cell office:value-type="float" office:value="0.0205767" calcext:value-type="float">
            <text:p>0.0205767</text:p>
          </table:table-cell>
          <table:table-cell office:value-type="float" office:value="0.0012727" calcext:value-type="float">
            <text:p>0.0012727</text:p>
          </table:table-cell>
          <table:table-cell office:value-type="float" office:value="0.000630032" calcext:value-type="float">
            <text:p>0.000630032</text:p>
          </table:table-cell>
          <table:table-cell office:value-type="float" office:value="0.00106742" calcext:value-type="float">
            <text:p>0.00106742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0.0443099" calcext:value-type="float">
            <text:p>0.0443099</text:p>
          </table:table-cell>
          <table:table-cell office:value-type="float" office:value="0.0059478" calcext:value-type="float">
            <text:p>0.0059478</text:p>
          </table:table-cell>
          <table:table-cell office:value-type="float" office:value="0.00153008" calcext:value-type="float">
            <text:p>0.00153008</text:p>
          </table:table-cell>
          <table:table-cell office:value-type="float" office:value="0.104854" calcext:value-type="float">
            <text:p>0.104854</text:p>
          </table:table-cell>
          <table:table-cell office:value-type="float" office:value="0.0208578" calcext:value-type="float">
            <text:p>0.0208578</text:p>
          </table:table-cell>
          <table:table-cell office:value-type="float" office:value="0.0012344" calcext:value-type="float">
            <text:p>0.0012344</text:p>
          </table:table-cell>
          <table:table-cell office:value-type="float" office:value="0.000611083" calcext:value-type="float">
            <text:p>0.000611083</text:p>
          </table:table-cell>
          <table:table-cell office:value-type="float" office:value="0.00104216" calcext:value-type="float">
            <text:p>0.00104216</text:p>
          </table:table-cell>
        </table:table-row>
        <table:table-row table:style-name="ro1">
          <table:table-cell office:value-type="float" office:value="124500" calcext:value-type="float">
            <text:p>124500</text:p>
          </table:table-cell>
          <table:table-cell office:value-type="float" office:value="0.0445361" calcext:value-type="float">
            <text:p>0.0445361</text:p>
          </table:table-cell>
          <table:table-cell office:value-type="float" office:value="0.00614794" calcext:value-type="float">
            <text:p>0.00614794</text:p>
          </table:table-cell>
          <table:table-cell office:value-type="float" office:value="0.00152179" calcext:value-type="float">
            <text:p>0.00152179</text:p>
          </table:table-cell>
          <table:table-cell office:value-type="float" office:value="0.104193" calcext:value-type="float">
            <text:p>0.104193</text:p>
          </table:table-cell>
          <table:table-cell office:value-type="float" office:value="0.0231063" calcext:value-type="float">
            <text:p>0.0231063</text:p>
          </table:table-cell>
          <table:table-cell office:value-type="float" office:value="0.00132915" calcext:value-type="float">
            <text:p>0.00132915</text:p>
          </table:table-cell>
          <table:table-cell office:value-type="float" office:value="0.000642664" calcext:value-type="float">
            <text:p>0.000642664</text:p>
          </table:table-cell>
          <table:table-cell office:value-type="float" office:value="0.00107295" calcext:value-type="float">
            <text:p>0.00107295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0.0427044" calcext:value-type="float">
            <text:p>0.0427044</text:p>
          </table:table-cell>
          <table:table-cell office:value-type="float" office:value="0.00626084" calcext:value-type="float">
            <text:p>0.00626084</text:p>
          </table:table-cell>
          <table:table-cell office:value-type="float" office:value="0.00176812" calcext:value-type="float">
            <text:p>0.00176812</text:p>
          </table:table-cell>
          <table:table-cell office:value-type="float" office:value="0.0974773" calcext:value-type="float">
            <text:p>0.0974773</text:p>
          </table:table-cell>
          <table:table-cell office:value-type="float" office:value="0.0200951" calcext:value-type="float">
            <text:p>0.0200951</text:p>
          </table:table-cell>
          <table:table-cell office:value-type="float" office:value="0.00145034" calcext:value-type="float">
            <text:p>0.00145034</text:p>
          </table:table-cell>
          <table:table-cell office:value-type="float" office:value="0.000620558" calcext:value-type="float">
            <text:p>0.000620558</text:p>
          </table:table-cell>
          <table:table-cell office:value-type="float" office:value="0.00104374" calcext:value-type="float">
            <text:p>0.00104374</text:p>
          </table:table-cell>
        </table:table-row>
        <table:table-row table:style-name="ro1">
          <table:table-cell office:value-type="float" office:value="123500" calcext:value-type="float">
            <text:p>123500</text:p>
          </table:table-cell>
          <table:table-cell office:value-type="float" office:value="0.0413851" calcext:value-type="float">
            <text:p>0.0413851</text:p>
          </table:table-cell>
          <table:table-cell office:value-type="float" office:value="0.00602241" calcext:value-type="float">
            <text:p>0.00602241</text:p>
          </table:table-cell>
          <table:table-cell office:value-type="float" office:value="0.00195326" calcext:value-type="float">
            <text:p>0.00195326</text:p>
          </table:table-cell>
          <table:table-cell office:value-type="float" office:value="0.103262" calcext:value-type="float">
            <text:p>0.103262</text:p>
          </table:table-cell>
          <table:table-cell office:value-type="float" office:value="0.0207338" calcext:value-type="float">
            <text:p>0.0207338</text:p>
          </table:table-cell>
          <table:table-cell office:value-type="float" office:value="0.00220787" calcext:value-type="float">
            <text:p>0.00220787</text:p>
          </table:table-cell>
          <table:table-cell office:value-type="float" office:value="0.0006249" calcext:value-type="float">
            <text:p>0.0006249</text:p>
          </table:table-cell>
          <table:table-cell office:value-type="float" office:value="0.001084" calcext:value-type="float">
            <text:p>0.001084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0.0427699" calcext:value-type="float">
            <text:p>0.0427699</text:p>
          </table:table-cell>
          <table:table-cell office:value-type="float" office:value="0.0059478" calcext:value-type="float">
            <text:p>0.0059478</text:p>
          </table:table-cell>
          <table:table-cell office:value-type="float" office:value="0.0019722" calcext:value-type="float">
            <text:p>0.0019722</text:p>
          </table:table-cell>
          <table:table-cell office:value-type="float" office:value="0.0981448" calcext:value-type="float">
            <text:p>0.0981448</text:p>
          </table:table-cell>
          <table:table-cell office:value-type="float" office:value="0.0197828" calcext:value-type="float">
            <text:p>0.0197828</text:p>
          </table:table-cell>
          <table:table-cell office:value-type="float" office:value="0.0015656" calcext:value-type="float">
            <text:p>0.0015656</text:p>
          </table:table-cell>
          <table:table-cell office:value-type="float" office:value="0.000618584" calcext:value-type="float">
            <text:p>0.000618584</text:p>
          </table:table-cell>
          <table:table-cell office:value-type="float" office:value="0.00104176" calcext:value-type="float">
            <text:p>0.00104176</text:p>
          </table:table-cell>
        </table:table-row>
        <table:table-row table:style-name="ro1">
          <table:table-cell office:value-type="float" office:value="122500" calcext:value-type="float">
            <text:p>122500</text:p>
          </table:table-cell>
          <table:table-cell office:value-type="float" office:value="0.0379989" calcext:value-type="float">
            <text:p>0.0379989</text:p>
          </table:table-cell>
          <table:table-cell office:value-type="float" office:value="0.00560989" calcext:value-type="float">
            <text:p>0.00560989</text:p>
          </table:table-cell>
          <table:table-cell office:value-type="float" office:value="0.00162482" calcext:value-type="float">
            <text:p>0.00162482</text:p>
          </table:table-cell>
          <table:table-cell office:value-type="float" office:value="0.102667" calcext:value-type="float">
            <text:p>0.102667</text:p>
          </table:table-cell>
          <table:table-cell office:value-type="float" office:value="0.020433" calcext:value-type="float">
            <text:p>0.020433</text:p>
          </table:table-cell>
          <table:table-cell office:value-type="float" office:value="0.00127506" calcext:value-type="float">
            <text:p>0.00127506</text:p>
          </table:table-cell>
          <table:table-cell office:value-type="float" office:value="0.000593714" calcext:value-type="float">
            <text:p>0.000593714</text:p>
          </table:table-cell>
          <table:table-cell office:value-type="float" office:value="0.00105518" calcext:value-type="float">
            <text:p>0.00105518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0.0380103" calcext:value-type="float">
            <text:p>0.0380103</text:p>
          </table:table-cell>
          <table:table-cell office:value-type="float" office:value="0.00594938" calcext:value-type="float">
            <text:p>0.00594938</text:p>
          </table:table-cell>
          <table:table-cell office:value-type="float" office:value="0.00156126" calcext:value-type="float">
            <text:p>0.00156126</text:p>
          </table:table-cell>
          <table:table-cell office:value-type="float" office:value="0.100823" calcext:value-type="float">
            <text:p>0.100823</text:p>
          </table:table-cell>
          <table:table-cell office:value-type="float" office:value="0.0199119" calcext:value-type="float">
            <text:p>0.0199119</text:p>
          </table:table-cell>
          <table:table-cell office:value-type="float" office:value="0.00128454" calcext:value-type="float">
            <text:p>0.00128454</text:p>
          </table:table-cell>
          <table:table-cell office:value-type="float" office:value="0.000619768" calcext:value-type="float">
            <text:p>0.000619768</text:p>
          </table:table-cell>
          <table:table-cell office:value-type="float" office:value="0.00103387" calcext:value-type="float">
            <text:p>0.00103387</text:p>
          </table:table-cell>
        </table:table-row>
        <table:table-row table:style-name="ro1">
          <table:table-cell office:value-type="float" office:value="121500" calcext:value-type="float">
            <text:p>121500</text:p>
          </table:table-cell>
          <table:table-cell office:value-type="float" office:value="0.0363338" calcext:value-type="float">
            <text:p>0.0363338</text:p>
          </table:table-cell>
          <table:table-cell office:value-type="float" office:value="0.00592609" calcext:value-type="float">
            <text:p>0.00592609</text:p>
          </table:table-cell>
          <table:table-cell office:value-type="float" office:value="0.00201918" calcext:value-type="float">
            <text:p>0.00201918</text:p>
          </table:table-cell>
          <table:table-cell office:value-type="float" office:value="0.100763" calcext:value-type="float">
            <text:p>0.100763</text:p>
          </table:table-cell>
          <table:table-cell office:value-type="float" office:value="0.0199636" calcext:value-type="float">
            <text:p>0.0199636</text:p>
          </table:table-cell>
          <table:table-cell office:value-type="float" office:value="0.00127072" calcext:value-type="float">
            <text:p>0.00127072</text:p>
          </table:table-cell>
          <table:table-cell office:value-type="float" office:value="0.00061582" calcext:value-type="float">
            <text:p>0.00061582</text:p>
          </table:table-cell>
          <table:table-cell office:value-type="float" office:value="0.00104887" calcext:value-type="float">
            <text:p>0.00104887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0.0372662" calcext:value-type="float">
            <text:p>0.0372662</text:p>
          </table:table-cell>
          <table:table-cell office:value-type="float" office:value="0.0058424" calcext:value-type="float">
            <text:p>0.0058424</text:p>
          </table:table-cell>
          <table:table-cell office:value-type="float" office:value="0.00217827" calcext:value-type="float">
            <text:p>0.00217827</text:p>
          </table:table-cell>
          <table:table-cell office:value-type="float" office:value="0.0988376" calcext:value-type="float">
            <text:p>0.0988376</text:p>
          </table:table-cell>
          <table:table-cell office:value-type="float" office:value="0.0194082" calcext:value-type="float">
            <text:p>0.0194082</text:p>
          </table:table-cell>
          <table:table-cell office:value-type="float" office:value="0.0012348" calcext:value-type="float">
            <text:p>0.0012348</text:p>
          </table:table-cell>
          <table:table-cell office:value-type="float" office:value="0.000631611" calcext:value-type="float">
            <text:p>0.000631611</text:p>
          </table:table-cell>
          <table:table-cell office:value-type="float" office:value="0.0010386" calcext:value-type="float">
            <text:p>0.0010386</text:p>
          </table:table-cell>
        </table:table-row>
        <table:table-row table:style-name="ro1">
          <table:table-cell office:value-type="float" office:value="120500" calcext:value-type="float">
            <text:p>120500</text:p>
          </table:table-cell>
          <table:table-cell office:value-type="float" office:value="0.0353426" calcext:value-type="float">
            <text:p>0.0353426</text:p>
          </table:table-cell>
          <table:table-cell office:value-type="float" office:value="0.00607175" calcext:value-type="float">
            <text:p>0.00607175</text:p>
          </table:table-cell>
          <table:table-cell office:value-type="float" office:value="0.00290265" calcext:value-type="float">
            <text:p>0.00290265</text:p>
          </table:table-cell>
          <table:table-cell office:value-type="float" office:value="0.0994076" calcext:value-type="float">
            <text:p>0.0994076</text:p>
          </table:table-cell>
          <table:table-cell office:value-type="float" office:value="0.0195716" calcext:value-type="float">
            <text:p>0.0195716</text:p>
          </table:table-cell>
          <table:table-cell office:value-type="float" office:value="0.00125927" calcext:value-type="float">
            <text:p>0.00125927</text:p>
          </table:table-cell>
          <table:table-cell office:value-type="float" office:value="0.000625295" calcext:value-type="float">
            <text:p>0.000625295</text:p>
          </table:table-cell>
          <table:table-cell office:value-type="float" office:value="0.00105795" calcext:value-type="float">
            <text:p>0.00105795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361881" calcext:value-type="float">
            <text:p>0.0361881</text:p>
          </table:table-cell>
          <table:table-cell office:value-type="float" office:value="0.00576621" calcext:value-type="float">
            <text:p>0.00576621</text:p>
          </table:table-cell>
          <table:table-cell office:value-type="float" office:value="0.00211432" calcext:value-type="float">
            <text:p>0.00211432</text:p>
          </table:table-cell>
          <table:table-cell office:value-type="float" office:value="0.104183" calcext:value-type="float">
            <text:p>0.104183</text:p>
          </table:table-cell>
          <table:table-cell office:value-type="float" office:value="0.021093" calcext:value-type="float">
            <text:p>0.021093</text:p>
          </table:table-cell>
          <table:table-cell office:value-type="float" office:value="0.00125296" calcext:value-type="float">
            <text:p>0.00125296</text:p>
          </table:table-cell>
          <table:table-cell office:value-type="float" office:value="0.000610689" calcext:value-type="float">
            <text:p>0.000610689</text:p>
          </table:table-cell>
          <table:table-cell office:value-type="float" office:value="0.00107453" calcext:value-type="float">
            <text:p>0.00107453</text:p>
          </table:table-cell>
        </table:table-row>
        <table:table-row table:style-name="ro1">
          <table:table-cell office:value-type="float" office:value="119500" calcext:value-type="float">
            <text:p>119500</text:p>
          </table:table-cell>
          <table:table-cell office:value-type="float" office:value="0.0346423" calcext:value-type="float">
            <text:p>0.0346423</text:p>
          </table:table-cell>
          <table:table-cell office:value-type="float" office:value="0.00559528" calcext:value-type="float">
            <text:p>0.00559528</text:p>
          </table:table-cell>
          <table:table-cell office:value-type="float" office:value="0.00177404" calcext:value-type="float">
            <text:p>0.00177404</text:p>
          </table:table-cell>
          <table:table-cell office:value-type="float" office:value="0.0989679" calcext:value-type="float">
            <text:p>0.0989679</text:p>
          </table:table-cell>
          <table:table-cell office:value-type="float" office:value="0.019921" calcext:value-type="float">
            <text:p>0.019921</text:p>
          </table:table-cell>
          <table:table-cell office:value-type="float" office:value="0.00122809" calcext:value-type="float">
            <text:p>0.00122809</text:p>
          </table:table-cell>
          <table:table-cell office:value-type="float" office:value="0.000597662" calcext:value-type="float">
            <text:p>0.000597662</text:p>
          </table:table-cell>
          <table:table-cell office:value-type="float" office:value="0.00104097" calcext:value-type="float">
            <text:p>0.00104097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0.0344702" calcext:value-type="float">
            <text:p>0.0344702</text:p>
          </table:table-cell>
          <table:table-cell office:value-type="float" office:value="0.00567621" calcext:value-type="float">
            <text:p>0.00567621</text:p>
          </table:table-cell>
          <table:table-cell office:value-type="float" office:value="0.00202234" calcext:value-type="float">
            <text:p>0.00202234</text:p>
          </table:table-cell>
          <table:table-cell office:value-type="float" office:value="0.10265" calcext:value-type="float">
            <text:p>0.10265</text:p>
          </table:table-cell>
          <table:table-cell office:value-type="float" office:value="0.0212588" calcext:value-type="float">
            <text:p>0.0212588</text:p>
          </table:table-cell>
          <table:table-cell office:value-type="float" office:value="0.00123954" calcext:value-type="float">
            <text:p>0.00123954</text:p>
          </table:table-cell>
          <table:table-cell office:value-type="float" office:value="0.000602793" calcext:value-type="float">
            <text:p>0.000602793</text:p>
          </table:table-cell>
          <table:table-cell office:value-type="float" office:value="0.0010769" calcext:value-type="float">
            <text:p>0.0010769</text:p>
          </table:table-cell>
        </table:table-row>
        <table:table-row table:style-name="ro1">
          <table:table-cell office:value-type="float" office:value="118500" calcext:value-type="float">
            <text:p>118500</text:p>
          </table:table-cell>
          <table:table-cell office:value-type="float" office:value="0.0335926" calcext:value-type="float">
            <text:p>0.0335926</text:p>
          </table:table-cell>
          <table:table-cell office:value-type="float" office:value="0.0054958" calcext:value-type="float">
            <text:p>0.0054958</text:p>
          </table:table-cell>
          <table:table-cell office:value-type="float" office:value="0.00163824" calcext:value-type="float">
            <text:p>0.00163824</text:p>
          </table:table-cell>
          <table:table-cell office:value-type="float" office:value="0.111298" calcext:value-type="float">
            <text:p>0.111298</text:p>
          </table:table-cell>
          <table:table-cell office:value-type="float" office:value="0.0204121" calcext:value-type="float">
            <text:p>0.0204121</text:p>
          </table:table-cell>
          <table:table-cell office:value-type="float" office:value="0.00121782" calcext:value-type="float">
            <text:p>0.00121782</text:p>
          </table:table-cell>
          <table:table-cell office:value-type="float" office:value="0.000595293" calcext:value-type="float">
            <text:p>0.000595293</text:p>
          </table:table-cell>
          <table:table-cell office:value-type="float" office:value="0.001069" calcext:value-type="float">
            <text:p>0.001069</text:p>
          </table:table-cell>
        </table:table-row>
        <table:table-row table:style-name="ro1">
          <table:table-cell office:value-type="float" office:value="118000" calcext:value-type="float">
            <text:p>118000</text:p>
          </table:table-cell>
          <table:table-cell office:value-type="float" office:value="0.0347469" calcext:value-type="float">
            <text:p>0.0347469</text:p>
          </table:table-cell>
          <table:table-cell office:value-type="float" office:value="0.00585148" calcext:value-type="float">
            <text:p>0.00585148</text:p>
          </table:table-cell>
          <table:table-cell office:value-type="float" office:value="0.00154903" calcext:value-type="float">
            <text:p>0.00154903</text:p>
          </table:table-cell>
          <table:table-cell office:value-type="float" office:value="0.0962744" calcext:value-type="float">
            <text:p>0.0962744</text:p>
          </table:table-cell>
          <table:table-cell office:value-type="float" office:value="0.0193904" calcext:value-type="float">
            <text:p>0.0193904</text:p>
          </table:table-cell>
          <table:table-cell office:value-type="float" office:value="0.00134809" calcext:value-type="float">
            <text:p>0.00134809</text:p>
          </table:table-cell>
          <table:table-cell office:value-type="float" office:value="0.000623716" calcext:value-type="float">
            <text:p>0.000623716</text:p>
          </table:table-cell>
          <table:table-cell office:value-type="float" office:value="0.00104058" calcext:value-type="float">
            <text:p>0.00104058</text:p>
          </table:table-cell>
        </table:table-row>
        <table:table-row table:style-name="ro1">
          <table:table-cell office:value-type="float" office:value="117500" calcext:value-type="float">
            <text:p>117500</text:p>
          </table:table-cell>
          <table:table-cell office:value-type="float" office:value="0.0352048" calcext:value-type="float">
            <text:p>0.0352048</text:p>
          </table:table-cell>
          <table:table-cell office:value-type="float" office:value="0.00544685" calcext:value-type="float">
            <text:p>0.00544685</text:p>
          </table:table-cell>
          <table:table-cell office:value-type="float" office:value="0.00154547" calcext:value-type="float">
            <text:p>0.00154547</text:p>
          </table:table-cell>
          <table:table-cell office:value-type="float" office:value="0.0943441" calcext:value-type="float">
            <text:p>0.0943441</text:p>
          </table:table-cell>
          <table:table-cell office:value-type="float" office:value="0.018837" calcext:value-type="float">
            <text:p>0.018837</text:p>
          </table:table-cell>
          <table:table-cell office:value-type="float" office:value="0.0012269" calcext:value-type="float">
            <text:p>0.0012269</text:p>
          </table:table-cell>
          <table:table-cell office:value-type="float" office:value="0.000584635" calcext:value-type="float">
            <text:p>0.000584635</text:p>
          </table:table-cell>
          <table:table-cell office:value-type="float" office:value="0.00101374" calcext:value-type="float">
            <text:p>0.00101374</text:p>
          </table:table-cell>
        </table:table-row>
        <table:table-row table:style-name="ro1">
          <table:table-cell office:value-type="float" office:value="117000" calcext:value-type="float">
            <text:p>117000</text:p>
          </table:table-cell>
          <table:table-cell office:value-type="float" office:value="0.0334154" calcext:value-type="float">
            <text:p>0.0334154</text:p>
          </table:table-cell>
          <table:table-cell office:value-type="float" office:value="0.00543738" calcext:value-type="float">
            <text:p>0.00543738</text:p>
          </table:table-cell>
          <table:table-cell office:value-type="float" office:value="0.0015889" calcext:value-type="float">
            <text:p>0.0015889</text:p>
          </table:table-cell>
          <table:table-cell office:value-type="float" office:value="0.0972187" calcext:value-type="float">
            <text:p>0.0972187</text:p>
          </table:table-cell>
          <table:table-cell office:value-type="float" office:value="0.0192839" calcext:value-type="float">
            <text:p>0.0192839</text:p>
          </table:table-cell>
          <table:table-cell office:value-type="float" office:value="0.00120914" calcext:value-type="float">
            <text:p>0.00120914</text:p>
          </table:table-cell>
          <table:table-cell office:value-type="float" office:value="0.000585819" calcext:value-type="float">
            <text:p>0.000585819</text:p>
          </table:table-cell>
          <table:table-cell office:value-type="float" office:value="0.00103347" calcext:value-type="float">
            <text:p>0.00103347</text:p>
          </table:table-cell>
        </table:table-row>
        <table:table-row table:style-name="ro1">
          <table:table-cell office:value-type="float" office:value="116500" calcext:value-type="float">
            <text:p>116500</text:p>
          </table:table-cell>
          <table:table-cell office:value-type="float" office:value="0.0323018" calcext:value-type="float">
            <text:p>0.0323018</text:p>
          </table:table-cell>
          <table:table-cell office:value-type="float" office:value="0.00543817" calcext:value-type="float">
            <text:p>0.00543817</text:p>
          </table:table-cell>
          <table:table-cell office:value-type="float" office:value="0.00165324" calcext:value-type="float">
            <text:p>0.00165324</text:p>
          </table:table-cell>
          <table:table-cell office:value-type="float" office:value="0.0955623" calcext:value-type="float">
            <text:p>0.0955623</text:p>
          </table:table-cell>
          <table:table-cell office:value-type="float" office:value="0.0187458" calcext:value-type="float">
            <text:p>0.0187458</text:p>
          </table:table-cell>
          <table:table-cell office:value-type="float" office:value="0.00120677" calcext:value-type="float">
            <text:p>0.00120677</text:p>
          </table:table-cell>
          <table:table-cell office:value-type="float" office:value="0.000582266" calcext:value-type="float">
            <text:p>0.000582266</text:p>
          </table:table-cell>
          <table:table-cell office:value-type="float" office:value="0.00101097" calcext:value-type="float">
            <text:p>0.00101097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0.0326409" calcext:value-type="float">
            <text:p>0.0326409</text:p>
          </table:table-cell>
          <table:table-cell office:value-type="float" office:value="0.00543422" calcext:value-type="float">
            <text:p>0.00543422</text:p>
          </table:table-cell>
          <table:table-cell office:value-type="float" office:value="0.00159837" calcext:value-type="float">
            <text:p>0.00159837</text:p>
          </table:table-cell>
          <table:table-cell office:value-type="float" office:value="0.0998502" calcext:value-type="float">
            <text:p>0.0998502</text:p>
          </table:table-cell>
          <table:table-cell office:value-type="float" office:value="0.0199068" calcext:value-type="float">
            <text:p>0.0199068</text:p>
          </table:table-cell>
          <table:table-cell office:value-type="float" office:value="0.0012198" calcext:value-type="float">
            <text:p>0.0012198</text:p>
          </table:table-cell>
          <table:table-cell office:value-type="float" office:value="0.000586608" calcext:value-type="float">
            <text:p>0.000586608</text:p>
          </table:table-cell>
          <table:table-cell office:value-type="float" office:value="0.00104255" calcext:value-type="float">
            <text:p>0.00104255</text:p>
          </table:table-cell>
        </table:table-row>
        <table:table-row table:style-name="ro1">
          <table:table-cell office:value-type="float" office:value="115500" calcext:value-type="float">
            <text:p>115500</text:p>
          </table:table-cell>
          <table:table-cell office:value-type="float" office:value="0.0321577" calcext:value-type="float">
            <text:p>0.0321577</text:p>
          </table:table-cell>
          <table:table-cell office:value-type="float" office:value="0.00534422" calcext:value-type="float">
            <text:p>0.00534422</text:p>
          </table:table-cell>
          <table:table-cell office:value-type="float" office:value="0.00150402" calcext:value-type="float">
            <text:p>0.00150402</text:p>
          </table:table-cell>
          <table:table-cell office:value-type="float" office:value="0.09992" calcext:value-type="float">
            <text:p>0.09992</text:p>
          </table:table-cell>
          <table:table-cell office:value-type="float" office:value="0.0198207" calcext:value-type="float">
            <text:p>0.0198207</text:p>
          </table:table-cell>
          <table:table-cell office:value-type="float" office:value="0.00169627" calcext:value-type="float">
            <text:p>0.00169627</text:p>
          </table:table-cell>
          <table:table-cell office:value-type="float" office:value="0.000580292" calcext:value-type="float">
            <text:p>0.000580292</text:p>
          </table:table-cell>
          <table:table-cell office:value-type="float" office:value="0.00105874" calcext:value-type="float">
            <text:p>0.00105874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0.032406" calcext:value-type="float">
            <text:p>0.032406</text:p>
          </table:table-cell>
          <table:table-cell office:value-type="float" office:value="0.00551317" calcext:value-type="float">
            <text:p>0.00551317</text:p>
          </table:table-cell>
          <table:table-cell office:value-type="float" office:value="0.0014906" calcext:value-type="float">
            <text:p>0.0014906</text:p>
          </table:table-cell>
          <table:table-cell office:value-type="float" office:value="0.0957999" calcext:value-type="float">
            <text:p>0.0957999</text:p>
          </table:table-cell>
          <table:table-cell office:value-type="float" office:value="0.0192661" calcext:value-type="float">
            <text:p>0.0192661</text:p>
          </table:table-cell>
          <table:table-cell office:value-type="float" office:value="0.00174877" calcext:value-type="float">
            <text:p>0.00174877</text:p>
          </table:table-cell>
          <table:table-cell office:value-type="float" office:value="0.000586608" calcext:value-type="float">
            <text:p>0.000586608</text:p>
          </table:table-cell>
          <table:table-cell office:value-type="float" office:value="0.00103426" calcext:value-type="float">
            <text:p>0.00103426</text:p>
          </table:table-cell>
        </table:table-row>
        <table:table-row table:style-name="ro1">
          <table:table-cell office:value-type="float" office:value="114500" calcext:value-type="float">
            <text:p>114500</text:p>
          </table:table-cell>
          <table:table-cell office:value-type="float" office:value="0.0342274" calcext:value-type="float">
            <text:p>0.0342274</text:p>
          </table:table-cell>
          <table:table-cell office:value-type="float" office:value="0.00533553" calcext:value-type="float">
            <text:p>0.00533553</text:p>
          </table:table-cell>
          <table:table-cell office:value-type="float" office:value="0.00153995" calcext:value-type="float">
            <text:p>0.00153995</text:p>
          </table:table-cell>
          <table:table-cell office:value-type="float" office:value="0.0963127" calcext:value-type="float">
            <text:p>0.0963127</text:p>
          </table:table-cell>
          <table:table-cell office:value-type="float" office:value="0.0194907" calcext:value-type="float">
            <text:p>0.0194907</text:p>
          </table:table-cell>
          <table:table-cell office:value-type="float" office:value="0.00167061" calcext:value-type="float">
            <text:p>0.00167061</text:p>
          </table:table-cell>
          <table:table-cell office:value-type="float" office:value="0.000572397" calcext:value-type="float">
            <text:p>0.000572397</text:p>
          </table:table-cell>
          <table:table-cell office:value-type="float" office:value="0.0010315" calcext:value-type="float">
            <text:p>0.0010315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0.0322615" calcext:value-type="float">
            <text:p>0.0322615</text:p>
          </table:table-cell>
          <table:table-cell office:value-type="float" office:value="0.00538882" calcext:value-type="float">
            <text:p>0.00538882</text:p>
          </table:table-cell>
          <table:table-cell office:value-type="float" office:value="0.00149731" calcext:value-type="float">
            <text:p>0.00149731</text:p>
          </table:table-cell>
          <table:table-cell office:value-type="float" office:value="0.0978124" calcext:value-type="float">
            <text:p>0.0978124</text:p>
          </table:table-cell>
          <table:table-cell office:value-type="float" office:value="0.0211684" calcext:value-type="float">
            <text:p>0.0211684</text:p>
          </table:table-cell>
          <table:table-cell office:value-type="float" office:value="0.00167772" calcext:value-type="float">
            <text:p>0.00167772</text:p>
          </table:table-cell>
          <table:table-cell office:value-type="float" office:value="0.000578319" calcext:value-type="float">
            <text:p>0.000578319</text:p>
          </table:table-cell>
          <table:table-cell office:value-type="float" office:value="0.00102479" calcext:value-type="float">
            <text:p>0.00102479</text:p>
          </table:table-cell>
        </table:table-row>
        <table:table-row table:style-name="ro1">
          <table:table-cell office:value-type="float" office:value="113500" calcext:value-type="float">
            <text:p>113500</text:p>
          </table:table-cell>
          <table:table-cell office:value-type="float" office:value="0.0353165" calcext:value-type="float">
            <text:p>0.0353165</text:p>
          </table:table-cell>
          <table:table-cell office:value-type="float" office:value="0.00541882" calcext:value-type="float">
            <text:p>0.00541882</text:p>
          </table:table-cell>
          <table:table-cell office:value-type="float" office:value="0.00149376" calcext:value-type="float">
            <text:p>0.00149376</text:p>
          </table:table-cell>
          <table:table-cell office:value-type="float" office:value="0.0956819" calcext:value-type="float">
            <text:p>0.0956819</text:p>
          </table:table-cell>
          <table:table-cell office:value-type="float" office:value="0.019107" calcext:value-type="float">
            <text:p>0.019107</text:p>
          </table:table-cell>
          <table:table-cell office:value-type="float" office:value="0.00169903" calcext:value-type="float">
            <text:p>0.00169903</text:p>
          </table:table-cell>
          <table:table-cell office:value-type="float" office:value="0.000582266" calcext:value-type="float">
            <text:p>0.000582266</text:p>
          </table:table-cell>
          <table:table-cell office:value-type="float" office:value="0.0010386" calcext:value-type="float">
            <text:p>0.0010386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0.0338208" calcext:value-type="float">
            <text:p>0.0338208</text:p>
          </table:table-cell>
          <table:table-cell office:value-type="float" office:value="0.00507025" calcext:value-type="float">
            <text:p>0.00507025</text:p>
          </table:table-cell>
          <table:table-cell office:value-type="float" office:value="0.00150165" calcext:value-type="float">
            <text:p>0.00150165</text:p>
          </table:table-cell>
          <table:table-cell office:value-type="float" office:value="0.096214" calcext:value-type="float">
            <text:p>0.096214</text:p>
          </table:table-cell>
          <table:table-cell office:value-type="float" office:value="0.0196084" calcext:value-type="float">
            <text:p>0.0196084</text:p>
          </table:table-cell>
          <table:table-cell office:value-type="float" office:value="0.00167693" calcext:value-type="float">
            <text:p>0.00167693</text:p>
          </table:table-cell>
          <table:table-cell office:value-type="float" office:value="0.000558975" calcext:value-type="float">
            <text:p>0.000558975</text:p>
          </table:table-cell>
          <table:table-cell office:value-type="float" office:value="0.00103071" calcext:value-type="float">
            <text:p>0.00103071</text:p>
          </table:table-cell>
        </table:table-row>
        <table:table-row table:style-name="ro1">
          <table:table-cell office:value-type="float" office:value="112500" calcext:value-type="float">
            <text:p>112500</text:p>
          </table:table-cell>
          <table:table-cell office:value-type="float" office:value="0.0314368" calcext:value-type="float">
            <text:p>0.0314368</text:p>
          </table:table-cell>
          <table:table-cell office:value-type="float" office:value="0.00528934" calcext:value-type="float">
            <text:p>0.00528934</text:p>
          </table:table-cell>
          <table:table-cell office:value-type="float" office:value="0.00149336" calcext:value-type="float">
            <text:p>0.00149336</text:p>
          </table:table-cell>
          <table:table-cell office:value-type="float" office:value="0.0951372" calcext:value-type="float">
            <text:p>0.0951372</text:p>
          </table:table-cell>
          <table:table-cell office:value-type="float" office:value="0.0191023" calcext:value-type="float">
            <text:p>0.0191023</text:p>
          </table:table-cell>
          <table:table-cell office:value-type="float" office:value="0.00168482" calcext:value-type="float">
            <text:p>0.00168482</text:p>
          </table:table-cell>
          <table:table-cell office:value-type="float" office:value="0.000578713" calcext:value-type="float">
            <text:p>0.000578713</text:p>
          </table:table-cell>
          <table:table-cell office:value-type="float" office:value="0.00103347" calcext:value-type="float">
            <text:p>0.00103347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0.0339961" calcext:value-type="float">
            <text:p>0.0339961</text:p>
          </table:table-cell>
          <table:table-cell office:value-type="float" office:value="0.00522658" calcext:value-type="float">
            <text:p>0.00522658</text:p>
          </table:table-cell>
          <table:table-cell office:value-type="float" office:value="0.00147323" calcext:value-type="float">
            <text:p>0.00147323</text:p>
          </table:table-cell>
          <table:table-cell office:value-type="float" office:value="0.0911927" calcext:value-type="float">
            <text:p>0.0911927</text:p>
          </table:table-cell>
          <table:table-cell office:value-type="float" office:value="0.0182725" calcext:value-type="float">
            <text:p>0.0182725</text:p>
          </table:table-cell>
          <table:table-cell office:value-type="float" office:value="0.00166508" calcext:value-type="float">
            <text:p>0.00166508</text:p>
          </table:table-cell>
          <table:table-cell office:value-type="float" office:value="0.000565686" calcext:value-type="float">
            <text:p>0.000565686</text:p>
          </table:table-cell>
          <table:table-cell office:value-type="float" office:value="0.0010161" calcext:value-type="float">
            <text:p>0.0010161</text:p>
          </table:table-cell>
        </table:table-row>
        <table:table-row table:style-name="ro1">
          <table:table-cell office:value-type="float" office:value="111500" calcext:value-type="float">
            <text:p>111500</text:p>
          </table:table-cell>
          <table:table-cell office:value-type="float" office:value="0.0353209" calcext:value-type="float">
            <text:p>0.0353209</text:p>
          </table:table-cell>
          <table:table-cell office:value-type="float" office:value="0.00503907" calcext:value-type="float">
            <text:p>0.00503907</text:p>
          </table:table-cell>
          <table:table-cell office:value-type="float" office:value="0.00147047" calcext:value-type="float">
            <text:p>0.00147047</text:p>
          </table:table-cell>
          <table:table-cell office:value-type="float" office:value="0.0892719" calcext:value-type="float">
            <text:p>0.0892719</text:p>
          </table:table-cell>
          <table:table-cell office:value-type="float" office:value="0.0178983" calcext:value-type="float">
            <text:p>0.0178983</text:p>
          </table:table-cell>
          <table:table-cell office:value-type="float" office:value="0.00160824" calcext:value-type="float">
            <text:p>0.00160824</text:p>
          </table:table-cell>
          <table:table-cell office:value-type="float" office:value="0.000555423" calcext:value-type="float">
            <text:p>0.000555423</text:p>
          </table:table-cell>
          <table:table-cell office:value-type="float" office:value="0.000973075" calcext:value-type="float">
            <text:p>0.000973075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0.03213" calcext:value-type="float">
            <text:p>0.03213</text:p>
          </table:table-cell>
          <table:table-cell office:value-type="float" office:value="0.00512828" calcext:value-type="float">
            <text:p>0.00512828</text:p>
          </table:table-cell>
          <table:table-cell office:value-type="float" office:value="0.00172943" calcext:value-type="float">
            <text:p>0.00172943</text:p>
          </table:table-cell>
          <table:table-cell office:value-type="float" office:value="0.0904838" calcext:value-type="float">
            <text:p>0.0904838</text:p>
          </table:table-cell>
          <table:table-cell office:value-type="float" office:value="0.0182287" calcext:value-type="float">
            <text:p>0.0182287</text:p>
          </table:table-cell>
          <table:table-cell office:value-type="float" office:value="0.00162284" calcext:value-type="float">
            <text:p>0.00162284</text:p>
          </table:table-cell>
          <table:table-cell office:value-type="float" office:value="0.00056016" calcext:value-type="float">
            <text:p>0.00056016</text:p>
          </table:table-cell>
          <table:table-cell office:value-type="float" office:value="0.00101531" calcext:value-type="float">
            <text:p>0.00101531</text:p>
          </table:table-cell>
        </table:table-row>
        <table:table-row table:style-name="ro1">
          <table:table-cell office:value-type="float" office:value="110500" calcext:value-type="float">
            <text:p>110500</text:p>
          </table:table-cell>
          <table:table-cell office:value-type="float" office:value="0.0312249" calcext:value-type="float">
            <text:p>0.0312249</text:p>
          </table:table-cell>
          <table:table-cell office:value-type="float" office:value="0.00500078" calcext:value-type="float">
            <text:p>0.00500078</text:p>
          </table:table-cell>
          <table:table-cell office:value-type="float" office:value="0.00158218" calcext:value-type="float">
            <text:p>0.00158218</text:p>
          </table:table-cell>
          <table:table-cell office:value-type="float" office:value="0.0897286" calcext:value-type="float">
            <text:p>0.0897286</text:p>
          </table:table-cell>
          <table:table-cell office:value-type="float" office:value="0.0180933" calcext:value-type="float">
            <text:p>0.0180933</text:p>
          </table:table-cell>
          <table:table-cell office:value-type="float" office:value="0.00160548" calcext:value-type="float">
            <text:p>0.00160548</text:p>
          </table:table-cell>
          <table:table-cell office:value-type="float" office:value="0.000552659" calcext:value-type="float">
            <text:p>0.000552659</text:p>
          </table:table-cell>
          <table:table-cell office:value-type="float" office:value="0.00099005" calcext:value-type="float">
            <text:p>0.00099005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332081" calcext:value-type="float">
            <text:p>0.0332081</text:p>
          </table:table-cell>
          <table:table-cell office:value-type="float" office:value="0.00505052" calcext:value-type="float">
            <text:p>0.00505052</text:p>
          </table:table-cell>
          <table:table-cell office:value-type="float" office:value="0.00159087" calcext:value-type="float">
            <text:p>0.00159087</text:p>
          </table:table-cell>
          <table:table-cell office:value-type="float" office:value="0.0896966" calcext:value-type="float">
            <text:p>0.0896966</text:p>
          </table:table-cell>
          <table:table-cell office:value-type="float" office:value="0.0179733" calcext:value-type="float">
            <text:p>0.0179733</text:p>
          </table:table-cell>
          <table:table-cell office:value-type="float" office:value="0.00151902" calcext:value-type="float">
            <text:p>0.00151902</text:p>
          </table:table-cell>
          <table:table-cell office:value-type="float" office:value="0.000559765" calcext:value-type="float">
            <text:p>0.000559765</text:p>
          </table:table-cell>
          <table:table-cell office:value-type="float" office:value="0.00099005" calcext:value-type="float">
            <text:p>0.00099005</text:p>
          </table:table-cell>
        </table:table-row>
        <table:table-row table:style-name="ro1">
          <table:table-cell office:value-type="float" office:value="109500" calcext:value-type="float">
            <text:p>109500</text:p>
          </table:table-cell>
          <table:table-cell office:value-type="float" office:value="0.0307709" calcext:value-type="float">
            <text:p>0.0307709</text:p>
          </table:table-cell>
          <table:table-cell office:value-type="float" office:value="0.0051042" calcext:value-type="float">
            <text:p>0.0051042</text:p>
          </table:table-cell>
          <table:table-cell office:value-type="float" office:value="0.00159245" calcext:value-type="float">
            <text:p>0.00159245</text:p>
          </table:table-cell>
          <table:table-cell office:value-type="float" office:value="0.0943705" calcext:value-type="float">
            <text:p>0.0943705</text:p>
          </table:table-cell>
          <table:table-cell office:value-type="float" office:value="0.0188007" calcext:value-type="float">
            <text:p>0.0188007</text:p>
          </table:table-cell>
          <table:table-cell office:value-type="float" office:value="0.0011669" calcext:value-type="float">
            <text:p>0.0011669</text:p>
          </table:table-cell>
          <table:table-cell office:value-type="float" office:value="0.000562923" calcext:value-type="float">
            <text:p>0.000562923</text:p>
          </table:table-cell>
          <table:table-cell office:value-type="float" office:value="0.00101729" calcext:value-type="float">
            <text:p>0.00101729</text:p>
          </table:table-cell>
        </table:table-row>
        <table:table-row table:style-name="ro1">
          <table:table-cell office:value-type="float" office:value="109000" calcext:value-type="float">
            <text:p>109000</text:p>
          </table:table-cell>
          <table:table-cell office:value-type="float" office:value="0.0306173" calcext:value-type="float">
            <text:p>0.0306173</text:p>
          </table:table-cell>
          <table:table-cell office:value-type="float" office:value="0.00518631" calcext:value-type="float">
            <text:p>0.00518631</text:p>
          </table:table-cell>
          <table:table-cell office:value-type="float" office:value="0.00170456" calcext:value-type="float">
            <text:p>0.00170456</text:p>
          </table:table-cell>
          <table:table-cell office:value-type="float" office:value="0.094037" calcext:value-type="float">
            <text:p>0.094037</text:p>
          </table:table-cell>
          <table:table-cell office:value-type="float" office:value="0.0208578" calcext:value-type="float">
            <text:p>0.0208578</text:p>
          </table:table-cell>
          <table:table-cell office:value-type="float" office:value="0.00117361" calcext:value-type="float">
            <text:p>0.00117361</text:p>
          </table:table-cell>
          <table:table-cell office:value-type="float" office:value="0.000560949" calcext:value-type="float">
            <text:p>0.000560949</text:p>
          </table:table-cell>
          <table:table-cell office:value-type="float" office:value="0.0010236" calcext:value-type="float">
            <text:p>0.0010236</text:p>
          </table:table-cell>
        </table:table-row>
        <table:table-row table:style-name="ro1">
          <table:table-cell office:value-type="float" office:value="108500" calcext:value-type="float">
            <text:p>108500</text:p>
          </table:table-cell>
          <table:table-cell office:value-type="float" office:value="0.030373" calcext:value-type="float">
            <text:p>0.030373</text:p>
          </table:table-cell>
          <table:table-cell office:value-type="float" office:value="0.00539672" calcext:value-type="float">
            <text:p>0.00539672</text:p>
          </table:table-cell>
          <table:table-cell office:value-type="float" office:value="0.0018218" calcext:value-type="float">
            <text:p>0.0018218</text:p>
          </table:table-cell>
          <table:table-cell office:value-type="float" office:value="0.088493" calcext:value-type="float">
            <text:p>0.088493</text:p>
          </table:table-cell>
          <table:table-cell office:value-type="float" office:value="0.0184951" calcext:value-type="float">
            <text:p>0.0184951</text:p>
          </table:table-cell>
          <table:table-cell office:value-type="float" office:value="0.00121585" calcext:value-type="float">
            <text:p>0.00121585</text:p>
          </table:table-cell>
          <table:table-cell office:value-type="float" office:value="0.000596872" calcext:value-type="float">
            <text:p>0.000596872</text:p>
          </table:table-cell>
          <table:table-cell office:value-type="float" office:value="0.000982944" calcext:value-type="float">
            <text:p>0.000982944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0.035896" calcext:value-type="float">
            <text:p>0.035896</text:p>
          </table:table-cell>
          <table:table-cell office:value-type="float" office:value="0.00498972" calcext:value-type="float">
            <text:p>0.00498972</text:p>
          </table:table-cell>
          <table:table-cell office:value-type="float" office:value="0.00171127" calcext:value-type="float">
            <text:p>0.00171127</text:p>
          </table:table-cell>
          <table:table-cell office:value-type="float" office:value="0.0868417" calcext:value-type="float">
            <text:p>0.0868417</text:p>
          </table:table-cell>
          <table:table-cell office:value-type="float" office:value="0.0181225" calcext:value-type="float">
            <text:p>0.0181225</text:p>
          </table:table-cell>
          <table:table-cell office:value-type="float" office:value="0.00115703" calcext:value-type="float">
            <text:p>0.00115703</text:p>
          </table:table-cell>
          <table:table-cell office:value-type="float" office:value="0.000548317" calcext:value-type="float">
            <text:p>0.000548317</text:p>
          </table:table-cell>
          <table:table-cell office:value-type="float" office:value="0.000979391" calcext:value-type="float">
            <text:p>0.000979391</text:p>
          </table:table-cell>
        </table:table-row>
        <table:table-row table:style-name="ro1">
          <table:table-cell office:value-type="float" office:value="107500" calcext:value-type="float">
            <text:p>107500</text:p>
          </table:table-cell>
          <table:table-cell office:value-type="float" office:value="0.0305305" calcext:value-type="float">
            <text:p>0.0305305</text:p>
          </table:table-cell>
          <table:table-cell office:value-type="float" office:value="0.00493604" calcext:value-type="float">
            <text:p>0.00493604</text:p>
          </table:table-cell>
          <table:table-cell office:value-type="float" office:value="0.00170338" calcext:value-type="float">
            <text:p>0.00170338</text:p>
          </table:table-cell>
          <table:table-cell office:value-type="float" office:value="0.0904344" calcext:value-type="float">
            <text:p>0.0904344</text:p>
          </table:table-cell>
          <table:table-cell office:value-type="float" office:value="0.018389" calcext:value-type="float">
            <text:p>0.018389</text:p>
          </table:table-cell>
          <table:table-cell office:value-type="float" office:value="0.00113966" calcext:value-type="float">
            <text:p>0.00113966</text:p>
          </table:table-cell>
          <table:table-cell office:value-type="float" office:value="0.000547922" calcext:value-type="float">
            <text:p>0.000547922</text:p>
          </table:table-cell>
          <table:table-cell office:value-type="float" office:value="0.00100229" calcext:value-type="float">
            <text:p>0.00100229</text:p>
          </table:table-cell>
        </table:table-row>
        <table:table-row table:style-name="ro1">
          <table:table-cell office:value-type="float" office:value="107000" calcext:value-type="float">
            <text:p>107000</text:p>
          </table:table-cell>
          <table:table-cell office:value-type="float" office:value="0.0301199" calcext:value-type="float">
            <text:p>0.0301199</text:p>
          </table:table-cell>
          <table:table-cell office:value-type="float" office:value="0.00499525" calcext:value-type="float">
            <text:p>0.00499525</text:p>
          </table:table-cell>
          <table:table-cell office:value-type="float" office:value="0.00164258" calcext:value-type="float">
            <text:p>0.00164258</text:p>
          </table:table-cell>
          <table:table-cell office:value-type="float" office:value="0.0870399" calcext:value-type="float">
            <text:p>0.0870399</text:p>
          </table:table-cell>
          <table:table-cell office:value-type="float" office:value="0.017659" calcext:value-type="float">
            <text:p>0.017659</text:p>
          </table:table-cell>
          <table:table-cell office:value-type="float" office:value="0.00112821" calcext:value-type="float">
            <text:p>0.00112821</text:p>
          </table:table-cell>
          <table:table-cell office:value-type="float" office:value="0.000537659" calcext:value-type="float">
            <text:p>0.000537659</text:p>
          </table:table-cell>
          <table:table-cell office:value-type="float" office:value="0.000979391" calcext:value-type="float">
            <text:p>0.000979391</text:p>
          </table:table-cell>
        </table:table-row>
        <table:table-row table:style-name="ro1">
          <table:table-cell office:value-type="float" office:value="106500" calcext:value-type="float">
            <text:p>106500</text:p>
          </table:table-cell>
          <table:table-cell office:value-type="float" office:value="0.0368853" calcext:value-type="float">
            <text:p>0.0368853</text:p>
          </table:table-cell>
          <table:table-cell office:value-type="float" office:value="0.00486932" calcext:value-type="float">
            <text:p>0.00486932</text:p>
          </table:table-cell>
          <table:table-cell office:value-type="float" office:value="0.00163232" calcext:value-type="float">
            <text:p>0.00163232</text:p>
          </table:table-cell>
          <table:table-cell office:value-type="float" office:value="0.0887595" calcext:value-type="float">
            <text:p>0.0887595</text:p>
          </table:table-cell>
          <table:table-cell office:value-type="float" office:value="0.0176788" calcext:value-type="float">
            <text:p>0.0176788</text:p>
          </table:table-cell>
          <table:table-cell office:value-type="float" office:value="0.00131928" calcext:value-type="float">
            <text:p>0.00131928</text:p>
          </table:table-cell>
          <table:table-cell office:value-type="float" office:value="0.000538053" calcext:value-type="float">
            <text:p>0.000538053</text:p>
          </table:table-cell>
          <table:table-cell office:value-type="float" office:value="0.000994392" calcext:value-type="float">
            <text:p>0.000994392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 office:value-type="float" office:value="0.0295736" calcext:value-type="float">
            <text:p>0.0295736</text:p>
          </table:table-cell>
          <table:table-cell office:value-type="float" office:value="0.00485551" calcext:value-type="float">
            <text:p>0.00485551</text:p>
          </table:table-cell>
          <table:table-cell office:value-type="float" office:value="0.00205747" calcext:value-type="float">
            <text:p>0.00205747</text:p>
          </table:table-cell>
          <table:table-cell office:value-type="float" office:value="0.0923261" calcext:value-type="float">
            <text:p>0.0923261</text:p>
          </table:table-cell>
          <table:table-cell office:value-type="float" office:value="0.0179749" calcext:value-type="float">
            <text:p>0.0179749</text:p>
          </table:table-cell>
          <table:table-cell office:value-type="float" office:value="0.00114479" calcext:value-type="float">
            <text:p>0.00114479</text:p>
          </table:table-cell>
          <table:table-cell office:value-type="float" office:value="0.000543185" calcext:value-type="float">
            <text:p>0.000543185</text:p>
          </table:table-cell>
          <table:table-cell office:value-type="float" office:value="0.00100742" calcext:value-type="float">
            <text:p>0.00100742</text:p>
          </table:table-cell>
        </table:table-row>
        <table:table-row table:style-name="ro1">
          <table:table-cell office:value-type="float" office:value="105500" calcext:value-type="float">
            <text:p>105500</text:p>
          </table:table-cell>
          <table:table-cell office:value-type="float" office:value="0.0315336" calcext:value-type="float">
            <text:p>0.0315336</text:p>
          </table:table-cell>
          <table:table-cell office:value-type="float" office:value="0.00457997" calcext:value-type="float">
            <text:p>0.00457997</text:p>
          </table:table-cell>
          <table:table-cell office:value-type="float" office:value="0.00172311" calcext:value-type="float">
            <text:p>0.00172311</text:p>
          </table:table-cell>
          <table:table-cell office:value-type="float" office:value="0.0829032" calcext:value-type="float">
            <text:p>0.0829032</text:p>
          </table:table-cell>
          <table:table-cell office:value-type="float" office:value="0.0168533" calcext:value-type="float">
            <text:p>0.0168533</text:p>
          </table:table-cell>
          <table:table-cell office:value-type="float" office:value="0.00108874" calcext:value-type="float">
            <text:p>0.00108874</text:p>
          </table:table-cell>
          <table:table-cell office:value-type="float" office:value="0.000515947" calcext:value-type="float">
            <text:p>0.000515947</text:p>
          </table:table-cell>
          <table:table-cell office:value-type="float" office:value="0.000963206" calcext:value-type="float">
            <text:p>0.000963206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0.0304018" calcext:value-type="float">
            <text:p>0.0304018</text:p>
          </table:table-cell>
          <table:table-cell office:value-type="float" office:value="0.00491433" calcext:value-type="float">
            <text:p>0.00491433</text:p>
          </table:table-cell>
          <table:table-cell office:value-type="float" office:value="0.00165679" calcext:value-type="float">
            <text:p>0.00165679</text:p>
          </table:table-cell>
          <table:table-cell office:value-type="float" office:value="0.0855205" calcext:value-type="float">
            <text:p>0.0855205</text:p>
          </table:table-cell>
          <table:table-cell office:value-type="float" office:value="0.017631" calcext:value-type="float">
            <text:p>0.017631</text:p>
          </table:table-cell>
          <table:table-cell office:value-type="float" office:value="0.00115111" calcext:value-type="float">
            <text:p>0.00115111</text:p>
          </table:table-cell>
          <table:table-cell office:value-type="float" office:value="0.000546343" calcext:value-type="float">
            <text:p>0.000546343</text:p>
          </table:table-cell>
          <table:table-cell office:value-type="float" office:value="0.000974259" calcext:value-type="float">
            <text:p>0.000974259</text:p>
          </table:table-cell>
        </table:table-row>
        <table:table-row table:style-name="ro1">
          <table:table-cell office:value-type="float" office:value="104500" calcext:value-type="float">
            <text:p>104500</text:p>
          </table:table-cell>
          <table:table-cell office:value-type="float" office:value="0.0305842" calcext:value-type="float">
            <text:p>0.0305842</text:p>
          </table:table-cell>
          <table:table-cell office:value-type="float" office:value="0.00494117" calcext:value-type="float">
            <text:p>0.00494117</text:p>
          </table:table-cell>
          <table:table-cell office:value-type="float" office:value="0.00167811" calcext:value-type="float">
            <text:p>0.00167811</text:p>
          </table:table-cell>
          <table:table-cell office:value-type="float" office:value="0.0860191" calcext:value-type="float">
            <text:p>0.0860191</text:p>
          </table:table-cell>
          <table:table-cell office:value-type="float" office:value="0.0173117" calcext:value-type="float">
            <text:p>0.0173117</text:p>
          </table:table-cell>
          <table:table-cell office:value-type="float" office:value="0.00115387" calcext:value-type="float">
            <text:p>0.00115387</text:p>
          </table:table-cell>
          <table:table-cell office:value-type="float" office:value="0.000549501" calcext:value-type="float">
            <text:p>0.000549501</text:p>
          </table:table-cell>
          <table:table-cell office:value-type="float" office:value="0.000983734" calcext:value-type="float">
            <text:p>0.000983734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0.029705" calcext:value-type="float">
            <text:p>0.029705</text:p>
          </table:table-cell>
          <table:table-cell office:value-type="float" office:value="0.00487919" calcext:value-type="float">
            <text:p>0.00487919</text:p>
          </table:table-cell>
          <table:table-cell office:value-type="float" office:value="0.00161021" calcext:value-type="float">
            <text:p>0.00161021</text:p>
          </table:table-cell>
          <table:table-cell office:value-type="float" office:value="0.0838953" calcext:value-type="float">
            <text:p>0.0838953</text:p>
          </table:table-cell>
          <table:table-cell office:value-type="float" office:value="0.0168628" calcext:value-type="float">
            <text:p>0.0168628</text:p>
          </table:table-cell>
          <table:table-cell office:value-type="float" office:value="0.00114203" calcext:value-type="float">
            <text:p>0.00114203</text:p>
          </table:table-cell>
          <table:table-cell office:value-type="float" office:value="0.000543185" calcext:value-type="float">
            <text:p>0.000543185</text:p>
          </table:table-cell>
          <table:table-cell office:value-type="float" office:value="0.000958469" calcext:value-type="float">
            <text:p>0.000958469</text:p>
          </table:table-cell>
        </table:table-row>
        <table:table-row table:style-name="ro1">
          <table:table-cell office:value-type="float" office:value="103500" calcext:value-type="float">
            <text:p>103500</text:p>
          </table:table-cell>
          <table:table-cell office:value-type="float" office:value="0.0294682" calcext:value-type="float">
            <text:p>0.0294682</text:p>
          </table:table-cell>
          <table:table-cell office:value-type="float" office:value="0.00474932" calcext:value-type="float">
            <text:p>0.00474932</text:p>
          </table:table-cell>
          <table:table-cell office:value-type="float" office:value="0.00156718" calcext:value-type="float">
            <text:p>0.00156718</text:p>
          </table:table-cell>
          <table:table-cell office:value-type="float" office:value="0.087692" calcext:value-type="float">
            <text:p>0.087692</text:p>
          </table:table-cell>
          <table:table-cell office:value-type="float" office:value="0.0174972" calcext:value-type="float">
            <text:p>0.0174972</text:p>
          </table:table-cell>
          <table:table-cell office:value-type="float" office:value="0.00112624" calcext:value-type="float">
            <text:p>0.00112624</text:p>
          </table:table-cell>
          <table:table-cell office:value-type="float" office:value="0.000532922" calcext:value-type="float">
            <text:p>0.000532922</text:p>
          </table:table-cell>
          <table:table-cell office:value-type="float" office:value="0.000979391" calcext:value-type="float">
            <text:p>0.000979391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0.0286574" calcext:value-type="float">
            <text:p>0.0286574</text:p>
          </table:table-cell>
          <table:table-cell office:value-type="float" office:value="0.0047659" calcext:value-type="float">
            <text:p>0.0047659</text:p>
          </table:table-cell>
          <table:table-cell office:value-type="float" office:value="0.00157389" calcext:value-type="float">
            <text:p>0.00157389</text:p>
          </table:table-cell>
          <table:table-cell office:value-type="float" office:value="0.0829147" calcext:value-type="float">
            <text:p>0.0829147</text:p>
          </table:table-cell>
          <table:table-cell office:value-type="float" office:value="0.0168545" calcext:value-type="float">
            <text:p>0.0168545</text:p>
          </table:table-cell>
          <table:table-cell office:value-type="float" office:value="0.0011444" calcext:value-type="float">
            <text:p>0.0011444</text:p>
          </table:table-cell>
          <table:table-cell office:value-type="float" office:value="0.000537659" calcext:value-type="float">
            <text:p>0.000537659</text:p>
          </table:table-cell>
          <table:table-cell office:value-type="float" office:value="0.000953732" calcext:value-type="float">
            <text:p>0.000953732</text:p>
          </table:table-cell>
        </table:table-row>
        <table:table-row table:style-name="ro1">
          <table:table-cell office:value-type="float" office:value="102500" calcext:value-type="float">
            <text:p>102500</text:p>
          </table:table-cell>
          <table:table-cell office:value-type="float" office:value="0.029332" calcext:value-type="float">
            <text:p>0.029332</text:p>
          </table:table-cell>
          <table:table-cell office:value-type="float" office:value="0.00473234" calcext:value-type="float">
            <text:p>0.00473234</text:p>
          </table:table-cell>
          <table:table-cell office:value-type="float" office:value="0.00161969" calcext:value-type="float">
            <text:p>0.00161969</text:p>
          </table:table-cell>
          <table:table-cell office:value-type="float" office:value="0.0877299" calcext:value-type="float">
            <text:p>0.0877299</text:p>
          </table:table-cell>
          <table:table-cell office:value-type="float" office:value="0.0183929" calcext:value-type="float">
            <text:p>0.0183929</text:p>
          </table:table-cell>
          <table:table-cell office:value-type="float" office:value="0.001129" calcext:value-type="float">
            <text:p>0.001129</text:p>
          </table:table-cell>
          <table:table-cell office:value-type="float" office:value="0.000534106" calcext:value-type="float">
            <text:p>0.000534106</text:p>
          </table:table-cell>
          <table:table-cell office:value-type="float" office:value="0.000958864" calcext:value-type="float">
            <text:p>0.000958864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0.0291315" calcext:value-type="float">
            <text:p>0.0291315</text:p>
          </table:table-cell>
          <table:table-cell office:value-type="float" office:value="0.00496367" calcext:value-type="float">
            <text:p>0.00496367</text:p>
          </table:table-cell>
          <table:table-cell office:value-type="float" office:value="0.00163153" calcext:value-type="float">
            <text:p>0.00163153</text:p>
          </table:table-cell>
          <table:table-cell office:value-type="float" office:value="0.0839865" calcext:value-type="float">
            <text:p>0.0839865</text:p>
          </table:table-cell>
          <table:table-cell office:value-type="float" office:value="0.016924" calcext:value-type="float">
            <text:p>0.016924</text:p>
          </table:table-cell>
          <table:table-cell office:value-type="float" office:value="0.0011365" calcext:value-type="float">
            <text:p>0.0011365</text:p>
          </table:table-cell>
          <table:table-cell office:value-type="float" office:value="0.000541606" calcext:value-type="float">
            <text:p>0.000541606</text:p>
          </table:table-cell>
          <table:table-cell office:value-type="float" office:value="0.000969128" calcext:value-type="float">
            <text:p>0.000969128</text:p>
          </table:table-cell>
        </table:table-row>
        <table:table-row table:style-name="ro1">
          <table:table-cell office:value-type="float" office:value="101500" calcext:value-type="float">
            <text:p>101500</text:p>
          </table:table-cell>
          <table:table-cell office:value-type="float" office:value="0.0305494" calcext:value-type="float">
            <text:p>0.0305494</text:p>
          </table:table-cell>
          <table:table-cell office:value-type="float" office:value="0.00504973" calcext:value-type="float">
            <text:p>0.00504973</text:p>
          </table:table-cell>
          <table:table-cell office:value-type="float" office:value="0.00158534" calcext:value-type="float">
            <text:p>0.00158534</text:p>
          </table:table-cell>
          <table:table-cell office:value-type="float" office:value="0.0808335" calcext:value-type="float">
            <text:p>0.0808335</text:p>
          </table:table-cell>
          <table:table-cell office:value-type="float" office:value="0.0163895" calcext:value-type="float">
            <text:p>0.0163895</text:p>
          </table:table-cell>
          <table:table-cell office:value-type="float" office:value="0.00117637" calcext:value-type="float">
            <text:p>0.00117637</text:p>
          </table:table-cell>
          <table:table-cell office:value-type="float" office:value="0.000558186" calcext:value-type="float">
            <text:p>0.000558186</text:p>
          </table:table-cell>
          <table:table-cell office:value-type="float" office:value="0.000951364" calcext:value-type="float">
            <text:p>0.000951364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0.0282156" calcext:value-type="float">
            <text:p>0.0282156</text:p>
          </table:table-cell>
          <table:table-cell office:value-type="float" office:value="0.00457405" calcext:value-type="float">
            <text:p>0.00457405</text:p>
          </table:table-cell>
          <table:table-cell office:value-type="float" office:value="0.00168877" calcext:value-type="float">
            <text:p>0.00168877</text:p>
          </table:table-cell>
          <table:table-cell office:value-type="float" office:value="0.0832581" calcext:value-type="float">
            <text:p>0.0832581</text:p>
          </table:table-cell>
          <table:table-cell office:value-type="float" office:value="0.0168001" calcext:value-type="float">
            <text:p>0.0168001</text:p>
          </table:table-cell>
          <table:table-cell office:value-type="float" office:value="0.00111677" calcext:value-type="float">
            <text:p>0.00111677</text:p>
          </table:table-cell>
          <table:table-cell office:value-type="float" office:value="0.000523447" calcext:value-type="float">
            <text:p>0.000523447</text:p>
          </table:table-cell>
          <table:table-cell office:value-type="float" office:value="0.000946232" calcext:value-type="float">
            <text:p>0.000946232</text:p>
          </table:table-cell>
        </table:table-row>
        <table:table-row table:style-name="ro1">
          <table:table-cell office:value-type="float" office:value="100500" calcext:value-type="float">
            <text:p>100500</text:p>
          </table:table-cell>
          <table:table-cell office:value-type="float" office:value="0.0288251" calcext:value-type="float">
            <text:p>0.0288251</text:p>
          </table:table-cell>
          <table:table-cell office:value-type="float" office:value="0.00459813" calcext:value-type="float">
            <text:p>0.00459813</text:p>
          </table:table-cell>
          <table:table-cell office:value-type="float" office:value="0.00158376" calcext:value-type="float">
            <text:p>0.00158376</text:p>
          </table:table-cell>
          <table:table-cell office:value-type="float" office:value="0.0820652" calcext:value-type="float">
            <text:p>0.0820652</text:p>
          </table:table-cell>
          <table:table-cell office:value-type="float" office:value="0.0163295" calcext:value-type="float">
            <text:p>0.0163295</text:p>
          </table:table-cell>
          <table:table-cell office:value-type="float" office:value="0.00108716" calcext:value-type="float">
            <text:p>0.00108716</text:p>
          </table:table-cell>
          <table:table-cell office:value-type="float" office:value="0.0005195" calcext:value-type="float">
            <text:p>0.0005195</text:p>
          </table:table-cell>
          <table:table-cell office:value-type="float" office:value="0.000930441" calcext:value-type="float">
            <text:p>0.00093044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286751" calcext:value-type="float">
            <text:p>0.0286751</text:p>
          </table:table-cell>
          <table:table-cell office:value-type="float" office:value="0.00458234" calcext:value-type="float">
            <text:p>0.00458234</text:p>
          </table:table-cell>
          <table:table-cell office:value-type="float" office:value="0.00181272" calcext:value-type="float">
            <text:p>0.00181272</text:p>
          </table:table-cell>
          <table:table-cell office:value-type="float" office:value="0.080712" calcext:value-type="float">
            <text:p>0.080712</text:p>
          </table:table-cell>
          <table:table-cell office:value-type="float" office:value="0.0162288" calcext:value-type="float">
            <text:p>0.0162288</text:p>
          </table:table-cell>
          <table:table-cell office:value-type="float" office:value="0.00108558" calcext:value-type="float">
            <text:p>0.00108558</text:p>
          </table:table-cell>
          <table:table-cell office:value-type="float" office:value="0.000515552" calcext:value-type="float">
            <text:p>0.000515552</text:p>
          </table:table-cell>
          <table:table-cell office:value-type="float" office:value="0.0009486" calcext:value-type="float">
            <text:p>0.0009486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0.034403" calcext:value-type="float">
            <text:p>0.034403</text:p>
          </table:table-cell>
          <table:table-cell office:value-type="float" office:value="0.00444299" calcext:value-type="float">
            <text:p>0.00444299</text:p>
          </table:table-cell>
          <table:table-cell office:value-type="float" office:value="0.00173614" calcext:value-type="float">
            <text:p>0.00173614</text:p>
          </table:table-cell>
          <table:table-cell office:value-type="float" office:value="0.0842596" calcext:value-type="float">
            <text:p>0.0842596</text:p>
          </table:table-cell>
          <table:table-cell office:value-type="float" office:value="0.0170393" calcext:value-type="float">
            <text:p>0.0170393</text:p>
          </table:table-cell>
          <table:table-cell office:value-type="float" office:value="0.00109427" calcext:value-type="float">
            <text:p>0.00109427</text:p>
          </table:table-cell>
          <table:table-cell office:value-type="float" office:value="0.000512394" calcext:value-type="float">
            <text:p>0.000512394</text:p>
          </table:table-cell>
          <table:table-cell office:value-type="float" office:value="0.000978602" calcext:value-type="float">
            <text:p>0.000978602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.0291232" calcext:value-type="float">
            <text:p>0.0291232</text:p>
          </table:table-cell>
          <table:table-cell office:value-type="float" office:value="0.00468616" calcext:value-type="float">
            <text:p>0.00468616</text:p>
          </table:table-cell>
          <table:table-cell office:value-type="float" office:value="0.00157311" calcext:value-type="float">
            <text:p>0.00157311</text:p>
          </table:table-cell>
          <table:table-cell office:value-type="float" office:value="0.07917" calcext:value-type="float">
            <text:p>0.07917</text:p>
          </table:table-cell>
          <table:table-cell office:value-type="float" office:value="0.0166224" calcext:value-type="float">
            <text:p>0.0166224</text:p>
          </table:table-cell>
          <table:table-cell office:value-type="float" office:value="0.00114993" calcext:value-type="float">
            <text:p>0.00114993</text:p>
          </table:table-cell>
          <table:table-cell office:value-type="float" office:value="0.000528579" calcext:value-type="float">
            <text:p>0.000528579</text:p>
          </table:table-cell>
          <table:table-cell office:value-type="float" office:value="0.000926889" calcext:value-type="float">
            <text:p>0.000926889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0.0285133" calcext:value-type="float">
            <text:p>0.0285133</text:p>
          </table:table-cell>
          <table:table-cell office:value-type="float" office:value="0.00419824" calcext:value-type="float">
            <text:p>0.00419824</text:p>
          </table:table-cell>
          <table:table-cell office:value-type="float" office:value="0.00155021" calcext:value-type="float">
            <text:p>0.00155021</text:p>
          </table:table-cell>
          <table:table-cell office:value-type="float" office:value="0.0897921" calcext:value-type="float">
            <text:p>0.0897921</text:p>
          </table:table-cell>
          <table:table-cell office:value-type="float" office:value="0.0174565" calcext:value-type="float">
            <text:p>0.0174565</text:p>
          </table:table-cell>
          <table:table-cell office:value-type="float" office:value="0.00105163" calcext:value-type="float">
            <text:p>0.00105163</text:p>
          </table:table-cell>
          <table:table-cell office:value-type="float" office:value="0.000496604" calcext:value-type="float">
            <text:p>0.000496604</text:p>
          </table:table-cell>
          <table:table-cell office:value-type="float" office:value="0.000953337" calcext:value-type="float">
            <text:p>0.000953337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0.0349439" calcext:value-type="float">
            <text:p>0.0349439</text:p>
          </table:table-cell>
          <table:table-cell office:value-type="float" office:value="0.00435219" calcext:value-type="float">
            <text:p>0.00435219</text:p>
          </table:table-cell>
          <table:table-cell office:value-type="float" office:value="0.0016943" calcext:value-type="float">
            <text:p>0.0016943</text:p>
          </table:table-cell>
          <table:table-cell office:value-type="float" office:value="0.0812532" calcext:value-type="float">
            <text:p>0.0812532</text:p>
          </table:table-cell>
          <table:table-cell office:value-type="float" office:value="0.016461" calcext:value-type="float">
            <text:p>0.016461</text:p>
          </table:table-cell>
          <table:table-cell office:value-type="float" office:value="0.00109584" calcext:value-type="float">
            <text:p>0.00109584</text:p>
          </table:table-cell>
          <table:table-cell office:value-type="float" office:value="0.00051042" calcext:value-type="float">
            <text:p>0.00051042</text:p>
          </table:table-cell>
          <table:table-cell office:value-type="float" office:value="0.000967549" calcext:value-type="float">
            <text:p>0.000967549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0.0318809" calcext:value-type="float">
            <text:p>0.0318809</text:p>
          </table:table-cell>
          <table:table-cell office:value-type="float" office:value="0.00431272" calcext:value-type="float">
            <text:p>0.00431272</text:p>
          </table:table-cell>
          <table:table-cell office:value-type="float" office:value="0.00161179" calcext:value-type="float">
            <text:p>0.00161179</text:p>
          </table:table-cell>
          <table:table-cell office:value-type="float" office:value="0.0818753" calcext:value-type="float">
            <text:p>0.0818753</text:p>
          </table:table-cell>
          <table:table-cell office:value-type="float" office:value="0.0162458" calcext:value-type="float">
            <text:p>0.0162458</text:p>
          </table:table-cell>
          <table:table-cell office:value-type="float" office:value="0.00108479" calcext:value-type="float">
            <text:p>0.00108479</text:p>
          </table:table-cell>
          <table:table-cell office:value-type="float" office:value="0.000505683" calcext:value-type="float">
            <text:p>0.000505683</text:p>
          </table:table-cell>
          <table:table-cell office:value-type="float" office:value="0.000943468" calcext:value-type="float">
            <text:p>0.000943468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0.0271206" calcext:value-type="float">
            <text:p>0.0271206</text:p>
          </table:table-cell>
          <table:table-cell office:value-type="float" office:value="0.00446865" calcext:value-type="float">
            <text:p>0.00446865</text:p>
          </table:table-cell>
          <table:table-cell office:value-type="float" office:value="0.00159047" calcext:value-type="float">
            <text:p>0.00159047</text:p>
          </table:table-cell>
          <table:table-cell office:value-type="float" office:value="0.0780288" calcext:value-type="float">
            <text:p>0.0780288</text:p>
          </table:table-cell>
          <table:table-cell office:value-type="float" office:value="0.0184355" calcext:value-type="float">
            <text:p>0.0184355</text:p>
          </table:table-cell>
          <table:table-cell office:value-type="float" office:value="0.00110256" calcext:value-type="float">
            <text:p>0.00110256</text:p>
          </table:table-cell>
          <table:table-cell office:value-type="float" office:value="0.000517131" calcext:value-type="float">
            <text:p>0.000517131</text:p>
          </table:table-cell>
          <table:table-cell office:value-type="float" office:value="0.000918204" calcext:value-type="float">
            <text:p>0.000918204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0.0278757" calcext:value-type="float">
            <text:p>0.0278757</text:p>
          </table:table-cell>
          <table:table-cell office:value-type="float" office:value="0.00472603" calcext:value-type="float">
            <text:p>0.00472603</text:p>
          </table:table-cell>
          <table:table-cell office:value-type="float" office:value="0.00158297" calcext:value-type="float">
            <text:p>0.00158297</text:p>
          </table:table-cell>
          <table:table-cell office:value-type="float" office:value="0.0766203" calcext:value-type="float">
            <text:p>0.0766203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0110098" calcext:value-type="float">
            <text:p>0.00110098</text:p>
          </table:table-cell>
          <table:table-cell office:value-type="float" office:value="0.000521079" calcext:value-type="float">
            <text:p>0.000521079</text:p>
          </table:table-cell>
          <table:table-cell office:value-type="float" office:value="0.000924915" calcext:value-type="float">
            <text:p>0.00092491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269086" calcext:value-type="float">
            <text:p>0.0269086</text:p>
          </table:table-cell>
          <table:table-cell office:value-type="float" office:value="0.00435535" calcext:value-type="float">
            <text:p>0.00435535</text:p>
          </table:table-cell>
          <table:table-cell office:value-type="float" office:value="0.00163548" calcext:value-type="float">
            <text:p>0.00163548</text:p>
          </table:table-cell>
          <table:table-cell office:value-type="float" office:value="0.0786115" calcext:value-type="float">
            <text:p>0.0786115</text:p>
          </table:table-cell>
          <table:table-cell office:value-type="float" office:value="0.0157464" calcext:value-type="float">
            <text:p>0.0157464</text:p>
          </table:table-cell>
          <table:table-cell office:value-type="float" office:value="0.00108361" calcext:value-type="float">
            <text:p>0.00108361</text:p>
          </table:table-cell>
          <table:table-cell office:value-type="float" office:value="0.000505683" calcext:value-type="float">
            <text:p>0.000505683</text:p>
          </table:table-cell>
          <table:table-cell office:value-type="float" office:value="0.000917415" calcext:value-type="float">
            <text:p>0.000917415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0.0274818" calcext:value-type="float">
            <text:p>0.0274818</text:p>
          </table:table-cell>
          <table:table-cell office:value-type="float" office:value="0.00452589" calcext:value-type="float">
            <text:p>0.00452589</text:p>
          </table:table-cell>
          <table:table-cell office:value-type="float" office:value="0.00155771" calcext:value-type="float">
            <text:p>0.00155771</text:p>
          </table:table-cell>
          <table:table-cell office:value-type="float" office:value="0.0744112" calcext:value-type="float">
            <text:p>0.0744112</text:p>
          </table:table-cell>
          <table:table-cell office:value-type="float" office:value="0.0152052" calcext:value-type="float">
            <text:p>0.0152052</text:p>
          </table:table-cell>
          <table:table-cell office:value-type="float" office:value="0.0010994" calcext:value-type="float">
            <text:p>0.0010994</text:p>
          </table:table-cell>
          <table:table-cell office:value-type="float" office:value="0.000519105" calcext:value-type="float">
            <text:p>0.000519105</text:p>
          </table:table-cell>
          <table:table-cell office:value-type="float" office:value="0.000921362" calcext:value-type="float">
            <text:p>0.000921362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270128" calcext:value-type="float">
            <text:p>0.0270128</text:p>
          </table:table-cell>
          <table:table-cell office:value-type="float" office:value="0.00441259" calcext:value-type="float">
            <text:p>0.00441259</text:p>
          </table:table-cell>
          <table:table-cell office:value-type="float" office:value="0.00155139" calcext:value-type="float">
            <text:p>0.00155139</text:p>
          </table:table-cell>
          <table:table-cell office:value-type="float" office:value="0.0781377" calcext:value-type="float">
            <text:p>0.0781377</text:p>
          </table:table-cell>
          <table:table-cell office:value-type="float" office:value="0.0161246" calcext:value-type="float">
            <text:p>0.0161246</text:p>
          </table:table-cell>
          <table:table-cell office:value-type="float" office:value="0.00108242" calcext:value-type="float">
            <text:p>0.00108242</text:p>
          </table:table-cell>
          <table:table-cell office:value-type="float" office:value="0.000510815" calcext:value-type="float">
            <text:p>0.000510815</text:p>
          </table:table-cell>
          <table:table-cell office:value-type="float" office:value="0.000942679" calcext:value-type="float">
            <text:p>0.000942679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0.0325607" calcext:value-type="float">
            <text:p>0.0325607</text:p>
          </table:table-cell>
          <table:table-cell office:value-type="float" office:value="0.00433561" calcext:value-type="float">
            <text:p>0.00433561</text:p>
          </table:table-cell>
          <table:table-cell office:value-type="float" office:value="0.00156639" calcext:value-type="float">
            <text:p>0.00156639</text:p>
          </table:table-cell>
          <table:table-cell office:value-type="float" office:value="0.0774477" calcext:value-type="float">
            <text:p>0.0774477</text:p>
          </table:table-cell>
          <table:table-cell office:value-type="float" office:value="0.0155455" calcext:value-type="float">
            <text:p>0.0155455</text:p>
          </table:table-cell>
          <table:table-cell office:value-type="float" office:value="0.00108124" calcext:value-type="float">
            <text:p>0.00108124</text:p>
          </table:table-cell>
          <table:table-cell office:value-type="float" office:value="0.000504104" calcext:value-type="float">
            <text:p>0.000504104</text:p>
          </table:table-cell>
          <table:table-cell office:value-type="float" office:value="0.000913862" calcext:value-type="float">
            <text:p>0.000913862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0.0275291" calcext:value-type="float">
            <text:p>0.0275291</text:p>
          </table:table-cell>
          <table:table-cell office:value-type="float" office:value="0.00411021" calcext:value-type="float">
            <text:p>0.00411021</text:p>
          </table:table-cell>
          <table:table-cell office:value-type="float" office:value="0.00163824" calcext:value-type="float">
            <text:p>0.00163824</text:p>
          </table:table-cell>
          <table:table-cell office:value-type="float" office:value="0.0777517" calcext:value-type="float">
            <text:p>0.0777517</text:p>
          </table:table-cell>
          <table:table-cell office:value-type="float" office:value="0.0153008" calcext:value-type="float">
            <text:p>0.0153008</text:p>
          </table:table-cell>
          <table:table-cell office:value-type="float" office:value="0.00105321" calcext:value-type="float">
            <text:p>0.00105321</text:p>
          </table:table-cell>
          <table:table-cell office:value-type="float" office:value="0.000498183" calcext:value-type="float">
            <text:p>0.000498183</text:p>
          </table:table-cell>
          <table:table-cell office:value-type="float" office:value="0.000914256" calcext:value-type="float">
            <text:p>0.000914256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0.0281209" calcext:value-type="float">
            <text:p>0.0281209</text:p>
          </table:table-cell>
          <table:table-cell office:value-type="float" office:value="0.00429732" calcext:value-type="float">
            <text:p>0.00429732</text:p>
          </table:table-cell>
          <table:table-cell office:value-type="float" office:value="0.00168916" calcext:value-type="float">
            <text:p>0.00168916</text:p>
          </table:table-cell>
          <table:table-cell office:value-type="float" office:value="0.0776581" calcext:value-type="float">
            <text:p>0.0776581</text:p>
          </table:table-cell>
          <table:table-cell office:value-type="float" office:value="0.015356" calcext:value-type="float">
            <text:p>0.015356</text:p>
          </table:table-cell>
          <table:table-cell office:value-type="float" office:value="0.00107926" calcext:value-type="float">
            <text:p>0.00107926</text:p>
          </table:table-cell>
          <table:table-cell office:value-type="float" office:value="0.000505683" calcext:value-type="float">
            <text:p>0.000505683</text:p>
          </table:table-cell>
          <table:table-cell office:value-type="float" office:value="0.000905967" calcext:value-type="float">
            <text:p>0.000905967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0.0262643" calcext:value-type="float">
            <text:p>0.0262643</text:p>
          </table:table-cell>
          <table:table-cell office:value-type="float" office:value="0.0043139" calcext:value-type="float">
            <text:p>0.0043139</text:p>
          </table:table-cell>
          <table:table-cell office:value-type="float" office:value="0.00157784" calcext:value-type="float">
            <text:p>0.00157784</text:p>
          </table:table-cell>
          <table:table-cell office:value-type="float" office:value="0.0764809" calcext:value-type="float">
            <text:p>0.0764809</text:p>
          </table:table-cell>
          <table:table-cell office:value-type="float" office:value="0.0152471" calcext:value-type="float">
            <text:p>0.0152471</text:p>
          </table:table-cell>
          <table:table-cell office:value-type="float" office:value="0.00108953" calcext:value-type="float">
            <text:p>0.00108953</text:p>
          </table:table-cell>
          <table:table-cell office:value-type="float" office:value="0.000506868" calcext:value-type="float">
            <text:p>0.000506868</text:p>
          </table:table-cell>
          <table:table-cell office:value-type="float" office:value="0.000903993" calcext:value-type="float">
            <text:p>0.000903993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0.0264945" calcext:value-type="float">
            <text:p>0.0264945</text:p>
          </table:table-cell>
          <table:table-cell office:value-type="float" office:value="0.00400757" calcext:value-type="float">
            <text:p>0.00400757</text:p>
          </table:table-cell>
          <table:table-cell office:value-type="float" office:value="0.00159284" calcext:value-type="float">
            <text:p>0.00159284</text:p>
          </table:table-cell>
          <table:table-cell office:value-type="float" office:value="0.0731575" calcext:value-type="float">
            <text:p>0.0731575</text:p>
          </table:table-cell>
          <table:table-cell office:value-type="float" office:value="0.0146139" calcext:value-type="float">
            <text:p>0.0146139</text:p>
          </table:table-cell>
          <table:table-cell office:value-type="float" office:value="0.00104492" calcext:value-type="float">
            <text:p>0.00104492</text:p>
          </table:table-cell>
          <table:table-cell office:value-type="float" office:value="0.000479629" calcext:value-type="float">
            <text:p>0.000479629</text:p>
          </table:table-cell>
          <table:table-cell office:value-type="float" office:value="0.000895308" calcext:value-type="float">
            <text:p>0.000895308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257977" calcext:value-type="float">
            <text:p>0.0257977</text:p>
          </table:table-cell>
          <table:table-cell office:value-type="float" office:value="0.0040052" calcext:value-type="float">
            <text:p>0.0040052</text:p>
          </table:table-cell>
          <table:table-cell office:value-type="float" office:value="0.00160034" calcext:value-type="float">
            <text:p>0.00160034</text:p>
          </table:table-cell>
          <table:table-cell office:value-type="float" office:value="0.0790899" calcext:value-type="float">
            <text:p>0.0790899</text:p>
          </table:table-cell>
          <table:table-cell office:value-type="float" office:value="0.0158183" calcext:value-type="float">
            <text:p>0.0158183</text:p>
          </table:table-cell>
          <table:table-cell office:value-type="float" office:value="0.00104571" calcext:value-type="float">
            <text:p>0.00104571</text:p>
          </table:table-cell>
          <table:table-cell office:value-type="float" office:value="0.000483577" calcext:value-type="float">
            <text:p>0.000483577</text:p>
          </table:table-cell>
          <table:table-cell office:value-type="float" office:value="0.000927678" calcext:value-type="float">
            <text:p>0.000927678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0.0263583" calcext:value-type="float">
            <text:p>0.0263583</text:p>
          </table:table-cell>
          <table:table-cell office:value-type="float" office:value="0.00400994" calcext:value-type="float">
            <text:p>0.00400994</text:p>
          </table:table-cell>
          <table:table-cell office:value-type="float" office:value="0.00152652" calcext:value-type="float">
            <text:p>0.00152652</text:p>
          </table:table-cell>
          <table:table-cell office:value-type="float" office:value="0.0768141" calcext:value-type="float">
            <text:p>0.0768141</text:p>
          </table:table-cell>
          <table:table-cell office:value-type="float" office:value="0.0155072" calcext:value-type="float">
            <text:p>0.0155072</text:p>
          </table:table-cell>
          <table:table-cell office:value-type="float" office:value="0.00106782" calcext:value-type="float">
            <text:p>0.00106782</text:p>
          </table:table-cell>
          <table:table-cell office:value-type="float" office:value="0.00048634" calcext:value-type="float">
            <text:p>0.00048634</text:p>
          </table:table-cell>
          <table:table-cell office:value-type="float" office:value="0.000929257" calcext:value-type="float">
            <text:p>0.000929257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0.0255842" calcext:value-type="float">
            <text:p>0.0255842</text:p>
          </table:table-cell>
          <table:table-cell office:value-type="float" office:value="0.00406047" calcext:value-type="float">
            <text:p>0.00406047</text:p>
          </table:table-cell>
          <table:table-cell office:value-type="float" office:value="0.0014985" calcext:value-type="float">
            <text:p>0.0014985</text:p>
          </table:table-cell>
          <table:table-cell office:value-type="float" office:value="0.0741973" calcext:value-type="float">
            <text:p>0.0741973</text:p>
          </table:table-cell>
          <table:table-cell office:value-type="float" office:value="0.0149929" calcext:value-type="float">
            <text:p>0.0149929</text:p>
          </table:table-cell>
          <table:table-cell office:value-type="float" office:value="0.00106505" calcext:value-type="float">
            <text:p>0.00106505</text:p>
          </table:table-cell>
          <table:table-cell office:value-type="float" office:value="0.000489498" calcext:value-type="float">
            <text:p>0.000489498</text:p>
          </table:table-cell>
          <table:table-cell office:value-type="float" office:value="0.000884255" calcext:value-type="float">
            <text:p>0.000884255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0.0289996" calcext:value-type="float">
            <text:p>0.0289996</text:p>
          </table:table-cell>
          <table:table-cell office:value-type="float" office:value="0.00411415" calcext:value-type="float">
            <text:p>0.00411415</text:p>
          </table:table-cell>
          <table:table-cell office:value-type="float" office:value="0.00147718" calcext:value-type="float">
            <text:p>0.00147718</text:p>
          </table:table-cell>
          <table:table-cell office:value-type="float" office:value="0.0760803" calcext:value-type="float">
            <text:p>0.0760803</text:p>
          </table:table-cell>
          <table:table-cell office:value-type="float" office:value="0.0153225" calcext:value-type="float">
            <text:p>0.0153225</text:p>
          </table:table-cell>
          <table:table-cell office:value-type="float" office:value="0.0010615" calcext:value-type="float">
            <text:p>0.0010615</text:p>
          </table:table-cell>
          <table:table-cell office:value-type="float" office:value="0.000493841" calcext:value-type="float">
            <text:p>0.000493841</text:p>
          </table:table-cell>
          <table:table-cell office:value-type="float" office:value="0.000900835" calcext:value-type="float">
            <text:p>0.00090083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267831" calcext:value-type="float">
            <text:p>0.0267831</text:p>
          </table:table-cell>
          <table:table-cell office:value-type="float" office:value="0.00389743" calcext:value-type="float">
            <text:p>0.00389743</text:p>
          </table:table-cell>
          <table:table-cell office:value-type="float" office:value="0.00148547" calcext:value-type="float">
            <text:p>0.00148547</text:p>
          </table:table-cell>
          <table:table-cell office:value-type="float" office:value="0.0771516" calcext:value-type="float">
            <text:p>0.0771516</text:p>
          </table:table-cell>
          <table:table-cell office:value-type="float" office:value="0.0157938" calcext:value-type="float">
            <text:p>0.0157938</text:p>
          </table:table-cell>
          <table:table-cell office:value-type="float" office:value="0.00104097" calcext:value-type="float">
            <text:p>0.00104097</text:p>
          </table:table-cell>
          <table:table-cell office:value-type="float" office:value="0.000476866" calcext:value-type="float">
            <text:p>0.000476866</text:p>
          </table:table-cell>
          <table:table-cell office:value-type="float" office:value="0.000924915" calcext:value-type="float">
            <text:p>0.00092491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0.0263157" calcext:value-type="float">
            <text:p>0.0263157</text:p>
          </table:table-cell>
          <table:table-cell office:value-type="float" office:value="0.00399375" calcext:value-type="float">
            <text:p>0.00399375</text:p>
          </table:table-cell>
          <table:table-cell office:value-type="float" office:value="0.00150008" calcext:value-type="float">
            <text:p>0.00150008</text:p>
          </table:table-cell>
          <table:table-cell office:value-type="float" office:value="0.0783454" calcext:value-type="float">
            <text:p>0.0783454</text:p>
          </table:table-cell>
          <table:table-cell office:value-type="float" office:value="0.0155814" calcext:value-type="float">
            <text:p>0.0155814</text:p>
          </table:table-cell>
          <table:table-cell office:value-type="float" office:value="0.00105045" calcext:value-type="float">
            <text:p>0.00105045</text:p>
          </table:table-cell>
          <table:table-cell office:value-type="float" office:value="0.000484366" calcext:value-type="float">
            <text:p>0.000484366</text:p>
          </table:table-cell>
          <table:table-cell office:value-type="float" office:value="0.000918994" calcext:value-type="float">
            <text:p>0.000918994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.0258451" calcext:value-type="float">
            <text:p>0.0258451</text:p>
          </table:table-cell>
          <table:table-cell office:value-type="float" office:value="0.00392625" calcext:value-type="float">
            <text:p>0.00392625</text:p>
          </table:table-cell>
          <table:table-cell office:value-type="float" office:value="0.00152376" calcext:value-type="float">
            <text:p>0.00152376</text:p>
          </table:table-cell>
          <table:table-cell office:value-type="float" office:value="0.076164" calcext:value-type="float">
            <text:p>0.076164</text:p>
          </table:table-cell>
          <table:table-cell office:value-type="float" office:value="0.0152183" calcext:value-type="float">
            <text:p>0.0152183</text:p>
          </table:table-cell>
          <table:table-cell office:value-type="float" office:value="0.00105084" calcext:value-type="float">
            <text:p>0.00105084</text:p>
          </table:table-cell>
          <table:table-cell office:value-type="float" office:value="0.000481603" calcext:value-type="float">
            <text:p>0.000481603</text:p>
          </table:table-cell>
          <table:table-cell office:value-type="float" office:value="0.000903203" calcext:value-type="float">
            <text:p>0.000903203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0.0259856" calcext:value-type="float">
            <text:p>0.0259856</text:p>
          </table:table-cell>
          <table:table-cell office:value-type="float" office:value="0.00375532" calcext:value-type="float">
            <text:p>0.00375532</text:p>
          </table:table-cell>
          <table:table-cell office:value-type="float" office:value="0.00156166" calcext:value-type="float">
            <text:p>0.00156166</text:p>
          </table:table-cell>
          <table:table-cell office:value-type="float" office:value="0.0720972" calcext:value-type="float">
            <text:p>0.0720972</text:p>
          </table:table-cell>
          <table:table-cell office:value-type="float" office:value="0.014443" calcext:value-type="float">
            <text:p>0.014443</text:p>
          </table:table-cell>
          <table:table-cell office:value-type="float" office:value="0.00101176" calcext:value-type="float">
            <text:p>0.00101176</text:p>
          </table:table-cell>
          <table:table-cell office:value-type="float" office:value="0.000464234" calcext:value-type="float">
            <text:p>0.000464234</text:p>
          </table:table-cell>
          <table:table-cell office:value-type="float" office:value="0.000902414" calcext:value-type="float">
            <text:p>0.000902414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262659" calcext:value-type="float">
            <text:p>0.0262659</text:p>
          </table:table-cell>
          <table:table-cell office:value-type="float" office:value="0.00399612" calcext:value-type="float">
            <text:p>0.00399612</text:p>
          </table:table-cell>
          <table:table-cell office:value-type="float" office:value="0.00154034" calcext:value-type="float">
            <text:p>0.00154034</text:p>
          </table:table-cell>
          <table:table-cell office:value-type="float" office:value="0.073026" calcext:value-type="float">
            <text:p>0.073026</text:p>
          </table:table-cell>
          <table:table-cell office:value-type="float" office:value="0.0146415" calcext:value-type="float">
            <text:p>0.0146415</text:p>
          </table:table-cell>
          <table:table-cell office:value-type="float" office:value="0.00103505" calcext:value-type="float">
            <text:p>0.00103505</text:p>
          </table:table-cell>
          <table:table-cell office:value-type="float" office:value="0.000482393" calcext:value-type="float">
            <text:p>0.000482393</text:p>
          </table:table-cell>
          <table:table-cell office:value-type="float" office:value="0.000906361" calcext:value-type="float">
            <text:p>0.000906361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0.0263701" calcext:value-type="float">
            <text:p>0.0263701</text:p>
          </table:table-cell>
          <table:table-cell office:value-type="float" office:value="0.00385125" calcext:value-type="float">
            <text:p>0.00385125</text:p>
          </table:table-cell>
          <table:table-cell office:value-type="float" office:value="0.00153363" calcext:value-type="float">
            <text:p>0.00153363</text:p>
          </table:table-cell>
          <table:table-cell office:value-type="float" office:value="0.0727466" calcext:value-type="float">
            <text:p>0.0727466</text:p>
          </table:table-cell>
          <table:table-cell office:value-type="float" office:value="0.0146269" calcext:value-type="float">
            <text:p>0.0146269</text:p>
          </table:table-cell>
          <table:table-cell office:value-type="float" office:value="0.00103663" calcext:value-type="float">
            <text:p>0.00103663</text:p>
          </table:table-cell>
          <table:table-cell office:value-type="float" office:value="0.000474892" calcext:value-type="float">
            <text:p>0.000474892</text:p>
          </table:table-cell>
          <table:table-cell office:value-type="float" office:value="0.000914256" calcext:value-type="float">
            <text:p>0.000914256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.0253307" calcext:value-type="float">
            <text:p>0.0253307</text:p>
          </table:table-cell>
          <table:table-cell office:value-type="float" office:value="0.0040502" calcext:value-type="float">
            <text:p>0.0040502</text:p>
          </table:table-cell>
          <table:table-cell office:value-type="float" office:value="0.0015435" calcext:value-type="float">
            <text:p>0.0015435</text:p>
          </table:table-cell>
          <table:table-cell office:value-type="float" office:value="0.0707361" calcext:value-type="float">
            <text:p>0.0707361</text:p>
          </table:table-cell>
          <table:table-cell office:value-type="float" office:value="0.0140794" calcext:value-type="float">
            <text:p>0.0140794</text:p>
          </table:table-cell>
          <table:table-cell office:value-type="float" office:value="0.00108598" calcext:value-type="float">
            <text:p>0.00108598</text:p>
          </table:table-cell>
          <table:table-cell office:value-type="float" office:value="0.000496209" calcext:value-type="float">
            <text:p>0.000496209</text:p>
          </table:table-cell>
          <table:table-cell office:value-type="float" office:value="0.000880702" calcext:value-type="float">
            <text:p>0.000880702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0.0263638" calcext:value-type="float">
            <text:p>0.0263638</text:p>
          </table:table-cell>
          <table:table-cell office:value-type="float" office:value="0.00378453" calcext:value-type="float">
            <text:p>0.00378453</text:p>
          </table:table-cell>
          <table:table-cell office:value-type="float" office:value="0.00159798" calcext:value-type="float">
            <text:p>0.00159798</text:p>
          </table:table-cell>
          <table:table-cell office:value-type="float" office:value="0.0680572" calcext:value-type="float">
            <text:p>0.0680572</text:p>
          </table:table-cell>
          <table:table-cell office:value-type="float" office:value="0.0134462" calcext:value-type="float">
            <text:p>0.0134462</text:p>
          </table:table-cell>
          <table:table-cell office:value-type="float" office:value="0.00101689" calcext:value-type="float">
            <text:p>0.00101689</text:p>
          </table:table-cell>
          <table:table-cell office:value-type="float" office:value="0.000465813" calcext:value-type="float">
            <text:p>0.000465813</text:p>
          </table:table-cell>
          <table:table-cell office:value-type="float" office:value="0.00087636" calcext:value-type="float">
            <text:p>0.00087636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253596" calcext:value-type="float">
            <text:p>0.0253596</text:p>
          </table:table-cell>
          <table:table-cell office:value-type="float" office:value="0.00363847" calcext:value-type="float">
            <text:p>0.00363847</text:p>
          </table:table-cell>
          <table:table-cell office:value-type="float" office:value="0.00160271" calcext:value-type="float">
            <text:p>0.00160271</text:p>
          </table:table-cell>
          <table:table-cell office:value-type="float" office:value="0.0724047" calcext:value-type="float">
            <text:p>0.0724047</text:p>
          </table:table-cell>
          <table:table-cell office:value-type="float" office:value="0.0145819" calcext:value-type="float">
            <text:p>0.0145819</text:p>
          </table:table-cell>
          <table:table-cell office:value-type="float" office:value="0.00100545" calcext:value-type="float">
            <text:p>0.00100545</text:p>
          </table:table-cell>
          <table:table-cell office:value-type="float" office:value="0.000455944" calcext:value-type="float">
            <text:p>0.000455944</text:p>
          </table:table-cell>
          <table:table-cell office:value-type="float" office:value="0.000906756" calcext:value-type="float">
            <text:p>0.000906756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0.025855" calcext:value-type="float">
            <text:p>0.025855</text:p>
          </table:table-cell>
          <table:table-cell office:value-type="float" office:value="0.00526842" calcext:value-type="float">
            <text:p>0.00526842</text:p>
          </table:table-cell>
          <table:table-cell office:value-type="float" office:value="0.00167772" calcext:value-type="float">
            <text:p>0.00167772</text:p>
          </table:table-cell>
          <table:table-cell office:value-type="float" office:value="0.0678776" calcext:value-type="float">
            <text:p>0.0678776</text:p>
          </table:table-cell>
          <table:table-cell office:value-type="float" office:value="0.0136763" calcext:value-type="float">
            <text:p>0.0136763</text:p>
          </table:table-cell>
          <table:table-cell office:value-type="float" office:value="0.00103979" calcext:value-type="float">
            <text:p>0.00103979</text:p>
          </table:table-cell>
          <table:table-cell office:value-type="float" office:value="0.000473708" calcext:value-type="float">
            <text:p>0.000473708</text:p>
          </table:table-cell>
          <table:table-cell office:value-type="float" office:value="0.000886624" calcext:value-type="float">
            <text:p>0.000886624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246624" calcext:value-type="float">
            <text:p>0.0246624</text:p>
          </table:table-cell>
          <table:table-cell office:value-type="float" office:value="0.00367913" calcext:value-type="float">
            <text:p>0.00367913</text:p>
          </table:table-cell>
          <table:table-cell office:value-type="float" office:value="0.00178588" calcext:value-type="float">
            <text:p>0.00178588</text:p>
          </table:table-cell>
          <table:table-cell office:value-type="float" office:value="0.0706082" calcext:value-type="float">
            <text:p>0.0706082</text:p>
          </table:table-cell>
          <table:table-cell office:value-type="float" office:value="0.013822" calcext:value-type="float">
            <text:p>0.013822</text:p>
          </table:table-cell>
          <table:table-cell office:value-type="float" office:value="0.00102281" calcext:value-type="float">
            <text:p>0.00102281</text:p>
          </table:table-cell>
          <table:table-cell office:value-type="float" office:value="0.000468971" calcext:value-type="float">
            <text:p>0.000468971</text:p>
          </table:table-cell>
          <table:table-cell office:value-type="float" office:value="0.000888597" calcext:value-type="float">
            <text:p>0.000888597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0.0241946" calcext:value-type="float">
            <text:p>0.0241946</text:p>
          </table:table-cell>
          <table:table-cell office:value-type="float" office:value="0.00376756" calcext:value-type="float">
            <text:p>0.00376756</text:p>
          </table:table-cell>
          <table:table-cell office:value-type="float" office:value="0.00166864" calcext:value-type="float">
            <text:p>0.00166864</text:p>
          </table:table-cell>
          <table:table-cell office:value-type="float" office:value="0.0719791" calcext:value-type="float">
            <text:p>0.0719791</text:p>
          </table:table-cell>
          <table:table-cell office:value-type="float" office:value="0.0145022" calcext:value-type="float">
            <text:p>0.0145022</text:p>
          </table:table-cell>
          <table:table-cell office:value-type="float" office:value="0.00105953" calcext:value-type="float">
            <text:p>0.00105953</text:p>
          </table:table-cell>
          <table:table-cell office:value-type="float" office:value="0.000478445" calcext:value-type="float">
            <text:p>0.000478445</text:p>
          </table:table-cell>
          <table:table-cell office:value-type="float" office:value="0.000939916" calcext:value-type="float">
            <text:p>0.000939916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249265" calcext:value-type="float">
            <text:p>0.0249265</text:p>
          </table:table-cell>
          <table:table-cell office:value-type="float" office:value="0.00383664" calcext:value-type="float">
            <text:p>0.00383664</text:p>
          </table:table-cell>
          <table:table-cell office:value-type="float" office:value="0.00163982" calcext:value-type="float">
            <text:p>0.00163982</text:p>
          </table:table-cell>
          <table:table-cell office:value-type="float" office:value="0.0653962" calcext:value-type="float">
            <text:p>0.0653962</text:p>
          </table:table-cell>
          <table:table-cell office:value-type="float" office:value="0.0131458" calcext:value-type="float">
            <text:p>0.0131458</text:p>
          </table:table-cell>
          <table:table-cell office:value-type="float" office:value="0.00103031" calcext:value-type="float">
            <text:p>0.00103031</text:p>
          </table:table-cell>
          <table:table-cell office:value-type="float" office:value="0.00046976" calcext:value-type="float">
            <text:p>0.00046976</text:p>
          </table:table-cell>
          <table:table-cell office:value-type="float" office:value="0.000849516" calcext:value-type="float">
            <text:p>0.000849516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0.0247915" calcext:value-type="float">
            <text:p>0.0247915</text:p>
          </table:table-cell>
          <table:table-cell office:value-type="float" office:value="0.00359505" calcext:value-type="float">
            <text:p>0.00359505</text:p>
          </table:table-cell>
          <table:table-cell office:value-type="float" office:value="0.00159245" calcext:value-type="float">
            <text:p>0.00159245</text:p>
          </table:table-cell>
          <table:table-cell office:value-type="float" office:value="0.0677659" calcext:value-type="float">
            <text:p>0.0677659</text:p>
          </table:table-cell>
          <table:table-cell office:value-type="float" office:value="0.0134766" calcext:value-type="float">
            <text:p>0.0134766</text:p>
          </table:table-cell>
          <table:table-cell office:value-type="float" office:value="0.00100466" calcext:value-type="float">
            <text:p>0.00100466</text:p>
          </table:table-cell>
          <table:table-cell office:value-type="float" office:value="0.000458707" calcext:value-type="float">
            <text:p>0.000458707</text:p>
          </table:table-cell>
          <table:table-cell office:value-type="float" office:value="0.000873597" calcext:value-type="float">
            <text:p>0.000873597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0.0246656" calcext:value-type="float">
            <text:p>0.0246656</text:p>
          </table:table-cell>
          <table:table-cell office:value-type="float" office:value="0.00357018" calcext:value-type="float">
            <text:p>0.00357018</text:p>
          </table:table-cell>
          <table:table-cell office:value-type="float" office:value="0.00150402" calcext:value-type="float">
            <text:p>0.00150402</text:p>
          </table:table-cell>
          <table:table-cell office:value-type="float" office:value="0.065813" calcext:value-type="float">
            <text:p>0.065813</text:p>
          </table:table-cell>
          <table:table-cell office:value-type="float" office:value="0.0132899" calcext:value-type="float">
            <text:p>0.0132899</text:p>
          </table:table-cell>
          <table:table-cell office:value-type="float" office:value="0.00100979" calcext:value-type="float">
            <text:p>0.00100979</text:p>
          </table:table-cell>
          <table:table-cell office:value-type="float" office:value="0.000459102" calcext:value-type="float">
            <text:p>0.000459102</text:p>
          </table:table-cell>
          <table:table-cell office:value-type="float" office:value="0.000838068" calcext:value-type="float">
            <text:p>0.000838068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0.0240008" calcext:value-type="float">
            <text:p>0.0240008</text:p>
          </table:table-cell>
          <table:table-cell office:value-type="float" office:value="0.00328161" calcext:value-type="float">
            <text:p>0.00328161</text:p>
          </table:table-cell>
          <table:table-cell office:value-type="float" office:value="0.00148942" calcext:value-type="float">
            <text:p>0.00148942</text:p>
          </table:table-cell>
          <table:table-cell office:value-type="float" office:value="0.0706046" calcext:value-type="float">
            <text:p>0.0706046</text:p>
          </table:table-cell>
          <table:table-cell office:value-type="float" office:value="0.014531" calcext:value-type="float">
            <text:p>0.014531</text:p>
          </table:table-cell>
          <table:table-cell office:value-type="float" office:value="0.000976233" calcext:value-type="float">
            <text:p>0.000976233</text:p>
          </table:table-cell>
          <table:table-cell office:value-type="float" office:value="0.000438575" calcext:value-type="float">
            <text:p>0.000438575</text:p>
          </table:table-cell>
          <table:table-cell office:value-type="float" office:value="0.00089215" calcext:value-type="float">
            <text:p>0.0008921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.0269496" calcext:value-type="float">
            <text:p>0.0269496</text:p>
          </table:table-cell>
          <table:table-cell office:value-type="float" office:value="0.00344386" calcext:value-type="float">
            <text:p>0.00344386</text:p>
          </table:table-cell>
          <table:table-cell office:value-type="float" office:value="0.00158692" calcext:value-type="float">
            <text:p>0.00158692</text:p>
          </table:table-cell>
          <table:table-cell office:value-type="float" office:value="0.0682672" calcext:value-type="float">
            <text:p>0.0682672</text:p>
          </table:table-cell>
          <table:table-cell office:value-type="float" office:value="0.0136006" calcext:value-type="float">
            <text:p>0.0136006</text:p>
          </table:table-cell>
          <table:table-cell office:value-type="float" office:value="0.00100742" calcext:value-type="float">
            <text:p>0.00100742</text:p>
          </table:table-cell>
          <table:table-cell office:value-type="float" office:value="0.000450812" calcext:value-type="float">
            <text:p>0.000450812</text:p>
          </table:table-cell>
          <table:table-cell office:value-type="float" office:value="0.000857411" calcext:value-type="float">
            <text:p>0.000857411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0.0236218" calcext:value-type="float">
            <text:p>0.0236218</text:p>
          </table:table-cell>
          <table:table-cell office:value-type="float" office:value="0.00326424" calcext:value-type="float">
            <text:p>0.00326424</text:p>
          </table:table-cell>
          <table:table-cell office:value-type="float" office:value="0.00159876" calcext:value-type="float">
            <text:p>0.00159876</text:p>
          </table:table-cell>
          <table:table-cell office:value-type="float" office:value="0.0673115" calcext:value-type="float">
            <text:p>0.0673115</text:p>
          </table:table-cell>
          <table:table-cell office:value-type="float" office:value="0.0137363" calcext:value-type="float">
            <text:p>0.0137363</text:p>
          </table:table-cell>
          <table:table-cell office:value-type="float" office:value="0.000953337" calcext:value-type="float">
            <text:p>0.000953337</text:p>
          </table:table-cell>
          <table:table-cell office:value-type="float" office:value="0.00043068" calcext:value-type="float">
            <text:p>0.00043068</text:p>
          </table:table-cell>
          <table:table-cell office:value-type="float" office:value="0.000850306" calcext:value-type="float">
            <text:p>0.000850306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.0239179" calcext:value-type="float">
            <text:p>0.0239179</text:p>
          </table:table-cell>
          <table:table-cell office:value-type="float" office:value="0.00341899" calcext:value-type="float">
            <text:p>0.00341899</text:p>
          </table:table-cell>
          <table:table-cell office:value-type="float" office:value="0.00155021" calcext:value-type="float">
            <text:p>0.00155021</text:p>
          </table:table-cell>
          <table:table-cell office:value-type="float" office:value="0.0659413" calcext:value-type="float">
            <text:p>0.0659413</text:p>
          </table:table-cell>
          <table:table-cell office:value-type="float" office:value="0.0132082" calcext:value-type="float">
            <text:p>0.0132082</text:p>
          </table:table-cell>
          <table:table-cell office:value-type="float" office:value="0.000997155" calcext:value-type="float">
            <text:p>0.000997155</text:p>
          </table:table-cell>
          <table:table-cell office:value-type="float" office:value="0.000449628" calcext:value-type="float">
            <text:p>0.000449628</text:p>
          </table:table-cell>
          <table:table-cell office:value-type="float" office:value="0.00086807" calcext:value-type="float">
            <text:p>0.00086807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0.0243107" calcext:value-type="float">
            <text:p>0.0243107</text:p>
          </table:table-cell>
          <table:table-cell office:value-type="float" office:value="0.00322477" calcext:value-type="float">
            <text:p>0.00322477</text:p>
          </table:table-cell>
          <table:table-cell office:value-type="float" office:value="0.00209261" calcext:value-type="float">
            <text:p>0.00209261</text:p>
          </table:table-cell>
          <table:table-cell office:value-type="float" office:value="0.0658513" calcext:value-type="float">
            <text:p>0.0658513</text:p>
          </table:table-cell>
          <table:table-cell office:value-type="float" office:value="0.0130862" calcext:value-type="float">
            <text:p>0.0130862</text:p>
          </table:table-cell>
          <table:table-cell office:value-type="float" office:value="0.000963601" calcext:value-type="float">
            <text:p>0.000963601</text:p>
          </table:table-cell>
          <table:table-cell office:value-type="float" office:value="0.000431864" calcext:value-type="float">
            <text:p>0.000431864</text:p>
          </table:table-cell>
          <table:table-cell office:value-type="float" office:value="0.000839647" calcext:value-type="float">
            <text:p>0.00083964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233941" calcext:value-type="float">
            <text:p>0.0233941</text:p>
          </table:table-cell>
          <table:table-cell office:value-type="float" office:value="0.0033128" calcext:value-type="float">
            <text:p>0.0033128</text:p>
          </table:table-cell>
          <table:table-cell office:value-type="float" office:value="0.00234051" calcext:value-type="float">
            <text:p>0.00234051</text:p>
          </table:table-cell>
          <table:table-cell office:value-type="float" office:value="0.0673447" calcext:value-type="float">
            <text:p>0.0673447</text:p>
          </table:table-cell>
          <table:table-cell office:value-type="float" office:value="0.0130514" calcext:value-type="float">
            <text:p>0.0130514</text:p>
          </table:table-cell>
          <table:table-cell office:value-type="float" office:value="0.00098926" calcext:value-type="float">
            <text:p>0.00098926</text:p>
          </table:table-cell>
          <table:table-cell office:value-type="float" office:value="0.000441733" calcext:value-type="float">
            <text:p>0.000441733</text:p>
          </table:table-cell>
          <table:table-cell office:value-type="float" office:value="0.000847543" calcext:value-type="float">
            <text:p>0.000847543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0.0228927" calcext:value-type="float">
            <text:p>0.0228927</text:p>
          </table:table-cell>
          <table:table-cell office:value-type="float" office:value="0.00317582" calcext:value-type="float">
            <text:p>0.00317582</text:p>
          </table:table-cell>
          <table:table-cell office:value-type="float" office:value="0.00166429" calcext:value-type="float">
            <text:p>0.00166429</text:p>
          </table:table-cell>
          <table:table-cell office:value-type="float" office:value="0.0668102" calcext:value-type="float">
            <text:p>0.0668102</text:p>
          </table:table-cell>
          <table:table-cell office:value-type="float" office:value="0.013021" calcext:value-type="float">
            <text:p>0.013021</text:p>
          </table:table-cell>
          <table:table-cell office:value-type="float" office:value="0.000953337" calcext:value-type="float">
            <text:p>0.000953337</text:p>
          </table:table-cell>
          <table:table-cell office:value-type="float" office:value="0.000427916" calcext:value-type="float">
            <text:p>0.000427916</text:p>
          </table:table-cell>
          <table:table-cell office:value-type="float" office:value="0.000834121" calcext:value-type="float">
            <text:p>0.000834121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0.0231623" calcext:value-type="float">
            <text:p>0.0231623</text:p>
          </table:table-cell>
          <table:table-cell office:value-type="float" office:value="0.00325674" calcext:value-type="float">
            <text:p>0.00325674</text:p>
          </table:table-cell>
          <table:table-cell office:value-type="float" office:value="0.00237644" calcext:value-type="float">
            <text:p>0.00237644</text:p>
          </table:table-cell>
          <table:table-cell office:value-type="float" office:value="0.0679151" calcext:value-type="float">
            <text:p>0.0679151</text:p>
          </table:table-cell>
          <table:table-cell office:value-type="float" office:value="0.0136009" calcext:value-type="float">
            <text:p>0.0136009</text:p>
          </table:table-cell>
          <table:table-cell office:value-type="float" office:value="0.000950574" calcext:value-type="float">
            <text:p>0.000950574</text:p>
          </table:table-cell>
          <table:table-cell office:value-type="float" office:value="0.000431469" calcext:value-type="float">
            <text:p>0.000431469</text:p>
          </table:table-cell>
          <table:table-cell office:value-type="float" office:value="0.000874781" calcext:value-type="float">
            <text:p>0.000874781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0.0226314" calcext:value-type="float">
            <text:p>0.0226314</text:p>
          </table:table-cell>
          <table:table-cell office:value-type="float" office:value="0.00326385" calcext:value-type="float">
            <text:p>0.00326385</text:p>
          </table:table-cell>
          <table:table-cell office:value-type="float" office:value="0.00162916" calcext:value-type="float">
            <text:p>0.00162916</text:p>
          </table:table-cell>
          <table:table-cell office:value-type="float" office:value="0.0663073" calcext:value-type="float">
            <text:p>0.0663073</text:p>
          </table:table-cell>
          <table:table-cell office:value-type="float" office:value="0.0132753" calcext:value-type="float">
            <text:p>0.0132753</text:p>
          </table:table-cell>
          <table:table-cell office:value-type="float" office:value="0.000969522" calcext:value-type="float">
            <text:p>0.000969522</text:p>
          </table:table-cell>
          <table:table-cell office:value-type="float" office:value="0.000436996" calcext:value-type="float">
            <text:p>0.000436996</text:p>
          </table:table-cell>
          <table:table-cell office:value-type="float" office:value="0.000874781" calcext:value-type="float">
            <text:p>0.000874781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.0234474" calcext:value-type="float">
            <text:p>0.0234474</text:p>
          </table:table-cell>
          <table:table-cell office:value-type="float" office:value="0.00317621" calcext:value-type="float">
            <text:p>0.00317621</text:p>
          </table:table-cell>
          <table:table-cell office:value-type="float" office:value="0.00219879" calcext:value-type="float">
            <text:p>0.00219879</text:p>
          </table:table-cell>
          <table:table-cell office:value-type="float" office:value="0.0655395" calcext:value-type="float">
            <text:p>0.0655395</text:p>
          </table:table-cell>
          <table:table-cell office:value-type="float" office:value="0.0131174" calcext:value-type="float">
            <text:p>0.0131174</text:p>
          </table:table-cell>
          <table:table-cell office:value-type="float" office:value="0.000953337" calcext:value-type="float">
            <text:p>0.000953337</text:p>
          </table:table-cell>
          <table:table-cell office:value-type="float" office:value="0.000439759" calcext:value-type="float">
            <text:p>0.000439759</text:p>
          </table:table-cell>
          <table:table-cell office:value-type="float" office:value="0.000872018" calcext:value-type="float">
            <text:p>0.000872018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0.0222651" calcext:value-type="float">
            <text:p>0.0222651</text:p>
          </table:table-cell>
          <table:table-cell office:value-type="float" office:value="0.0030795" calcext:value-type="float">
            <text:p>0.0030795</text:p>
          </table:table-cell>
          <table:table-cell office:value-type="float" office:value="0.00197734" calcext:value-type="float">
            <text:p>0.00197734</text:p>
          </table:table-cell>
          <table:table-cell office:value-type="float" office:value="0.0637911" calcext:value-type="float">
            <text:p>0.0637911</text:p>
          </table:table-cell>
          <table:table-cell office:value-type="float" office:value="0.0126784" calcext:value-type="float">
            <text:p>0.0126784</text:p>
          </table:table-cell>
          <table:table-cell office:value-type="float" office:value="0.000937942" calcext:value-type="float">
            <text:p>0.000937942</text:p>
          </table:table-cell>
          <table:table-cell office:value-type="float" office:value="0.000420416" calcext:value-type="float">
            <text:p>0.000420416</text:p>
          </table:table-cell>
          <table:table-cell office:value-type="float" office:value="0.000842016" calcext:value-type="float">
            <text:p>0.000842016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0.0228047" calcext:value-type="float">
            <text:p>0.0228047</text:p>
          </table:table-cell>
          <table:table-cell office:value-type="float" office:value="0.00318095" calcext:value-type="float">
            <text:p>0.00318095</text:p>
          </table:table-cell>
          <table:table-cell office:value-type="float" office:value="0.00234091" calcext:value-type="float">
            <text:p>0.00234091</text:p>
          </table:table-cell>
          <table:table-cell office:value-type="float" office:value="0.0638661" calcext:value-type="float">
            <text:p>0.0638661</text:p>
          </table:table-cell>
          <table:table-cell office:value-type="float" office:value="0.0128505" calcext:value-type="float">
            <text:p>0.0128505</text:p>
          </table:table-cell>
          <table:table-cell office:value-type="float" office:value="0.000973075" calcext:value-type="float">
            <text:p>0.000973075</text:p>
          </table:table-cell>
          <table:table-cell office:value-type="float" office:value="0.000433048" calcext:value-type="float">
            <text:p>0.000433048</text:p>
          </table:table-cell>
          <table:table-cell office:value-type="float" office:value="0.000842411" calcext:value-type="float">
            <text:p>0.000842411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0.0220945" calcext:value-type="float">
            <text:p>0.0220945</text:p>
          </table:table-cell>
          <table:table-cell office:value-type="float" office:value="0.0032824" calcext:value-type="float">
            <text:p>0.0032824</text:p>
          </table:table-cell>
          <table:table-cell office:value-type="float" office:value="0.0022284" calcext:value-type="float">
            <text:p>0.0022284</text:p>
          </table:table-cell>
          <table:table-cell office:value-type="float" office:value="0.0609935" calcext:value-type="float">
            <text:p>0.0609935</text:p>
          </table:table-cell>
          <table:table-cell office:value-type="float" office:value="0.0122177" calcext:value-type="float">
            <text:p>0.0122177</text:p>
          </table:table-cell>
          <table:table-cell office:value-type="float" office:value="0.000945442" calcext:value-type="float">
            <text:p>0.000945442</text:p>
          </table:table-cell>
          <table:table-cell office:value-type="float" office:value="0.0004216" calcext:value-type="float">
            <text:p>0.0004216</text:p>
          </table:table-cell>
          <table:table-cell office:value-type="float" office:value="0.000836884" calcext:value-type="float">
            <text:p>0.000836884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224628" calcext:value-type="float">
            <text:p>0.0224628</text:p>
          </table:table-cell>
          <table:table-cell office:value-type="float" office:value="0.00321885" calcext:value-type="float">
            <text:p>0.00321885</text:p>
          </table:table-cell>
          <table:table-cell office:value-type="float" office:value="0.00245697" calcext:value-type="float">
            <text:p>0.00245697</text:p>
          </table:table-cell>
          <table:table-cell office:value-type="float" office:value="0.0622543" calcext:value-type="float">
            <text:p>0.0622543</text:p>
          </table:table-cell>
          <table:table-cell office:value-type="float" office:value="0.0125533" calcext:value-type="float">
            <text:p>0.0125533</text:p>
          </table:table-cell>
          <table:table-cell office:value-type="float" office:value="0.000978602" calcext:value-type="float">
            <text:p>0.000978602</text:p>
          </table:table-cell>
          <table:table-cell office:value-type="float" office:value="0.000433048" calcext:value-type="float">
            <text:p>0.000433048</text:p>
          </table:table-cell>
          <table:table-cell office:value-type="float" office:value="0.000834516" calcext:value-type="float">
            <text:p>0.000834516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0.0217985" calcext:value-type="float">
            <text:p>0.0217985</text:p>
          </table:table-cell>
          <table:table-cell office:value-type="float" office:value="0.00302818" calcext:value-type="float">
            <text:p>0.00302818</text:p>
          </table:table-cell>
          <table:table-cell office:value-type="float" office:value="0.00205273" calcext:value-type="float">
            <text:p>0.00205273</text:p>
          </table:table-cell>
          <table:table-cell office:value-type="float" office:value="0.0667455" calcext:value-type="float">
            <text:p>0.0667455</text:p>
          </table:table-cell>
          <table:table-cell office:value-type="float" office:value="0.0127743" calcext:value-type="float">
            <text:p>0.0127743</text:p>
          </table:table-cell>
          <table:table-cell office:value-type="float" office:value="0.0009336" calcext:value-type="float">
            <text:p>0.0009336</text:p>
          </table:table-cell>
          <table:table-cell office:value-type="float" office:value="0.000416074" calcext:value-type="float">
            <text:p>0.000416074</text:p>
          </table:table-cell>
          <table:table-cell office:value-type="float" office:value="0.000840437" calcext:value-type="float">
            <text:p>0.000840437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22271" calcext:value-type="float">
            <text:p>0.022271</text:p>
          </table:table-cell>
          <table:table-cell office:value-type="float" office:value="0.00290857" calcext:value-type="float">
            <text:p>0.00290857</text:p>
          </table:table-cell>
          <table:table-cell office:value-type="float" office:value="0.00223867" calcext:value-type="float">
            <text:p>0.00223867</text:p>
          </table:table-cell>
          <table:table-cell office:value-type="float" office:value="0.0613424" calcext:value-type="float">
            <text:p>0.0613424</text:p>
          </table:table-cell>
          <table:table-cell office:value-type="float" office:value="0.0123433" calcext:value-type="float">
            <text:p>0.0123433</text:p>
          </table:table-cell>
          <table:table-cell office:value-type="float" office:value="0.000935573" calcext:value-type="float">
            <text:p>0.000935573</text:p>
          </table:table-cell>
          <table:table-cell office:value-type="float" office:value="0.000409757" calcext:value-type="float">
            <text:p>0.000409757</text:p>
          </table:table-cell>
          <table:table-cell office:value-type="float" office:value="0.000806488" calcext:value-type="float">
            <text:p>0.000806488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0.0213883" calcext:value-type="float">
            <text:p>0.0213883</text:p>
          </table:table-cell>
          <table:table-cell office:value-type="float" office:value="0.00295396" calcext:value-type="float">
            <text:p>0.00295396</text:p>
          </table:table-cell>
          <table:table-cell office:value-type="float" office:value="0.00175864" calcext:value-type="float">
            <text:p>0.00175864</text:p>
          </table:table-cell>
          <table:table-cell office:value-type="float" office:value="0.0639486" calcext:value-type="float">
            <text:p>0.0639486</text:p>
          </table:table-cell>
          <table:table-cell office:value-type="float" office:value="0.0134853" calcext:value-type="float">
            <text:p>0.0134853</text:p>
          </table:table-cell>
          <table:table-cell office:value-type="float" office:value="0.000929652" calcext:value-type="float">
            <text:p>0.000929652</text:p>
          </table:table-cell>
          <table:table-cell office:value-type="float" office:value="0.000410547" calcext:value-type="float">
            <text:p>0.000410547</text:p>
          </table:table-cell>
          <table:table-cell office:value-type="float" office:value="0.000837674" calcext:value-type="float">
            <text:p>0.000837674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.0217539" calcext:value-type="float">
            <text:p>0.0217539</text:p>
          </table:table-cell>
          <table:table-cell office:value-type="float" office:value="0.00306726" calcext:value-type="float">
            <text:p>0.00306726</text:p>
          </table:table-cell>
          <table:table-cell office:value-type="float" office:value="0.0019426" calcext:value-type="float">
            <text:p>0.0019426</text:p>
          </table:table-cell>
          <table:table-cell office:value-type="float" office:value="0.0598052" calcext:value-type="float">
            <text:p>0.0598052</text:p>
          </table:table-cell>
          <table:table-cell office:value-type="float" office:value="0.0119256" calcext:value-type="float">
            <text:p>0.0119256</text:p>
          </table:table-cell>
          <table:table-cell office:value-type="float" office:value="0.000929652" calcext:value-type="float">
            <text:p>0.000929652</text:p>
          </table:table-cell>
          <table:table-cell office:value-type="float" office:value="0.000416863" calcext:value-type="float">
            <text:p>0.000416863</text:p>
          </table:table-cell>
          <table:table-cell office:value-type="float" office:value="0.000818331" calcext:value-type="float">
            <text:p>0.000818331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0.0227364" calcext:value-type="float">
            <text:p>0.0227364</text:p>
          </table:table-cell>
          <table:table-cell office:value-type="float" office:value="0.00301436" calcext:value-type="float">
            <text:p>0.00301436</text:p>
          </table:table-cell>
          <table:table-cell office:value-type="float" office:value="0.00189799" calcext:value-type="float">
            <text:p>0.00189799</text:p>
          </table:table-cell>
          <table:table-cell office:value-type="float" office:value="0.0606658" calcext:value-type="float">
            <text:p>0.0606658</text:p>
          </table:table-cell>
          <table:table-cell office:value-type="float" office:value="0.0120638" calcext:value-type="float">
            <text:p>0.0120638</text:p>
          </table:table-cell>
          <table:table-cell office:value-type="float" office:value="0.000953337" calcext:value-type="float">
            <text:p>0.000953337</text:p>
          </table:table-cell>
          <table:table-cell office:value-type="float" office:value="0.000420021" calcext:value-type="float">
            <text:p>0.000420021</text:p>
          </table:table-cell>
          <table:table-cell office:value-type="float" office:value="0.000832147" calcext:value-type="float">
            <text:p>0.000832147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.0221151" calcext:value-type="float">
            <text:p>0.0221151</text:p>
          </table:table-cell>
          <table:table-cell office:value-type="float" office:value="0.00284106" calcext:value-type="float">
            <text:p>0.00284106</text:p>
          </table:table-cell>
          <table:table-cell office:value-type="float" office:value="0.00218379" calcext:value-type="float">
            <text:p>0.00218379</text:p>
          </table:table-cell>
          <table:table-cell office:value-type="float" office:value="0.0581165" calcext:value-type="float">
            <text:p>0.0581165</text:p>
          </table:table-cell>
          <table:table-cell office:value-type="float" office:value="0.0118849" calcext:value-type="float">
            <text:p>0.0118849</text:p>
          </table:table-cell>
          <table:table-cell office:value-type="float" office:value="0.000913467" calcext:value-type="float">
            <text:p>0.000913467</text:p>
          </table:table-cell>
          <table:table-cell office:value-type="float" office:value="0.000401862" calcext:value-type="float">
            <text:p>0.000401862</text:p>
          </table:table-cell>
          <table:table-cell office:value-type="float" office:value="0.000826226" calcext:value-type="float">
            <text:p>0.000826226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0.0209462" calcext:value-type="float">
            <text:p>0.0209462</text:p>
          </table:table-cell>
          <table:table-cell office:value-type="float" office:value="0.00292238" calcext:value-type="float">
            <text:p>0.00292238</text:p>
          </table:table-cell>
          <table:table-cell office:value-type="float" office:value="0.00160745" calcext:value-type="float">
            <text:p>0.00160745</text:p>
          </table:table-cell>
          <table:table-cell office:value-type="float" office:value="0.0615686" calcext:value-type="float">
            <text:p>0.0615686</text:p>
          </table:table-cell>
          <table:table-cell office:value-type="float" office:value="0.0123279" calcext:value-type="float">
            <text:p>0.0123279</text:p>
          </table:table-cell>
          <table:table-cell office:value-type="float" office:value="0.000947416" calcext:value-type="float">
            <text:p>0.000947416</text:p>
          </table:table-cell>
          <table:table-cell office:value-type="float" office:value="0.000414889" calcext:value-type="float">
            <text:p>0.000414889</text:p>
          </table:table-cell>
          <table:table-cell office:value-type="float" office:value="0.000845964" calcext:value-type="float">
            <text:p>0.000845964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212561" calcext:value-type="float">
            <text:p>0.0212561</text:p>
          </table:table-cell>
          <table:table-cell office:value-type="float" office:value="0.00291765" calcext:value-type="float">
            <text:p>0.00291765</text:p>
          </table:table-cell>
          <table:table-cell office:value-type="float" office:value="0.0017689" calcext:value-type="float">
            <text:p>0.0017689</text:p>
          </table:table-cell>
          <table:table-cell office:value-type="float" office:value="0.060804" calcext:value-type="float">
            <text:p>0.060804</text:p>
          </table:table-cell>
          <table:table-cell office:value-type="float" office:value="0.0121103" calcext:value-type="float">
            <text:p>0.0121103</text:p>
          </table:table-cell>
          <table:table-cell office:value-type="float" office:value="0.0009486" calcext:value-type="float">
            <text:p>0.0009486</text:p>
          </table:table-cell>
          <table:table-cell office:value-type="float" office:value="0.00041331" calcext:value-type="float">
            <text:p>0.00041331</text:p>
          </table:table-cell>
          <table:table-cell office:value-type="float" office:value="0.000815962" calcext:value-type="float">
            <text:p>0.000815962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0.0206706" calcext:value-type="float">
            <text:p>0.0206706</text:p>
          </table:table-cell>
          <table:table-cell office:value-type="float" office:value="0.00272935" calcext:value-type="float">
            <text:p>0.00272935</text:p>
          </table:table-cell>
          <table:table-cell office:value-type="float" office:value="0.00192681" calcext:value-type="float">
            <text:p>0.00192681</text:p>
          </table:table-cell>
          <table:table-cell office:value-type="float" office:value="0.059461" calcext:value-type="float">
            <text:p>0.059461</text:p>
          </table:table-cell>
          <table:table-cell office:value-type="float" office:value="0.0117906" calcext:value-type="float">
            <text:p>0.0117906</text:p>
          </table:table-cell>
          <table:table-cell office:value-type="float" office:value="0.000904388" calcext:value-type="float">
            <text:p>0.000904388</text:p>
          </table:table-cell>
          <table:table-cell office:value-type="float" office:value="0.000395941" calcext:value-type="float">
            <text:p>0.000395941</text:p>
          </table:table-cell>
          <table:table-cell office:value-type="float" office:value="0.000815962" calcext:value-type="float">
            <text:p>0.000815962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0.0209912" calcext:value-type="float">
            <text:p>0.0209912</text:p>
          </table:table-cell>
          <table:table-cell office:value-type="float" office:value="0.00287107" calcext:value-type="float">
            <text:p>0.00287107</text:p>
          </table:table-cell>
          <table:table-cell office:value-type="float" office:value="0.00186167" calcext:value-type="float">
            <text:p>0.00186167</text:p>
          </table:table-cell>
          <table:table-cell office:value-type="float" office:value="0.0597693" calcext:value-type="float">
            <text:p>0.0597693</text:p>
          </table:table-cell>
          <table:table-cell office:value-type="float" office:value="0.0119355" calcext:value-type="float">
            <text:p>0.0119355</text:p>
          </table:table-cell>
          <table:table-cell office:value-type="float" office:value="0.00091702" calcext:value-type="float">
            <text:p>0.00091702</text:p>
          </table:table-cell>
          <table:table-cell office:value-type="float" office:value="0.000406994" calcext:value-type="float">
            <text:p>0.000406994</text:p>
          </table:table-cell>
          <table:table-cell office:value-type="float" office:value="0.000817146" calcext:value-type="float">
            <text:p>0.000817146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0.0204851" calcext:value-type="float">
            <text:p>0.0204851</text:p>
          </table:table-cell>
          <table:table-cell office:value-type="float" office:value="0.00277396" calcext:value-type="float">
            <text:p>0.00277396</text:p>
          </table:table-cell>
          <table:table-cell office:value-type="float" office:value="0.00156442" calcext:value-type="float">
            <text:p>0.00156442</text:p>
          </table:table-cell>
          <table:table-cell office:value-type="float" office:value="0.0636368" calcext:value-type="float">
            <text:p>0.0636368</text:p>
          </table:table-cell>
          <table:table-cell office:value-type="float" office:value="0.0110449" calcext:value-type="float">
            <text:p>0.0110449</text:p>
          </table:table-cell>
          <table:table-cell office:value-type="float" office:value="0.000922941" calcext:value-type="float">
            <text:p>0.000922941</text:p>
          </table:table-cell>
          <table:table-cell office:value-type="float" office:value="0.000401467" calcext:value-type="float">
            <text:p>0.000401467</text:p>
          </table:table-cell>
          <table:table-cell office:value-type="float" office:value="0.000779644" calcext:value-type="float">
            <text:p>0.000779644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208116" calcext:value-type="float">
            <text:p>0.0208116</text:p>
          </table:table-cell>
          <table:table-cell office:value-type="float" office:value="0.00281659" calcext:value-type="float">
            <text:p>0.00281659</text:p>
          </table:table-cell>
          <table:table-cell office:value-type="float" office:value="0.00158258" calcext:value-type="float">
            <text:p>0.00158258</text:p>
          </table:table-cell>
          <table:table-cell office:value-type="float" office:value="0.0573976" calcext:value-type="float">
            <text:p>0.0573976</text:p>
          </table:table-cell>
          <table:table-cell office:value-type="float" office:value="0.0114341" calcext:value-type="float">
            <text:p>0.0114341</text:p>
          </table:table-cell>
          <table:table-cell office:value-type="float" office:value="0.000918204" calcext:value-type="float">
            <text:p>0.000918204</text:p>
          </table:table-cell>
          <table:table-cell office:value-type="float" office:value="0.000403441" calcext:value-type="float">
            <text:p>0.000403441</text:p>
          </table:table-cell>
          <table:table-cell office:value-type="float" office:value="0.000813594" calcext:value-type="float">
            <text:p>0.000813594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0.0202013" calcext:value-type="float">
            <text:p>0.0202013</text:p>
          </table:table-cell>
          <table:table-cell office:value-type="float" office:value="0.00271474" calcext:value-type="float">
            <text:p>0.00271474</text:p>
          </table:table-cell>
          <table:table-cell office:value-type="float" office:value="0.00231327" calcext:value-type="float">
            <text:p>0.00231327</text:p>
          </table:table-cell>
          <table:table-cell office:value-type="float" office:value="0.0555723" calcext:value-type="float">
            <text:p>0.0555723</text:p>
          </table:table-cell>
          <table:table-cell office:value-type="float" office:value="0.0111614" calcext:value-type="float">
            <text:p>0.0111614</text:p>
          </table:table-cell>
          <table:table-cell office:value-type="float" office:value="0.000910309" calcext:value-type="float">
            <text:p>0.000910309</text:p>
          </table:table-cell>
          <table:table-cell office:value-type="float" office:value="0.000394362" calcext:value-type="float">
            <text:p>0.000394362</text:p>
          </table:table-cell>
          <table:table-cell office:value-type="float" office:value="0.000805698" calcext:value-type="float">
            <text:p>0.000805698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.0204946" calcext:value-type="float">
            <text:p>0.0204946</text:p>
          </table:table-cell>
          <table:table-cell office:value-type="float" office:value="0.00282843" calcext:value-type="float">
            <text:p>0.00282843</text:p>
          </table:table-cell>
          <table:table-cell office:value-type="float" office:value="0.00263855" calcext:value-type="float">
            <text:p>0.00263855</text:p>
          </table:table-cell>
          <table:table-cell office:value-type="float" office:value="0.0583146" calcext:value-type="float">
            <text:p>0.0583146</text:p>
          </table:table-cell>
          <table:table-cell office:value-type="float" office:value="0.011682" calcext:value-type="float">
            <text:p>0.011682</text:p>
          </table:table-cell>
          <table:table-cell office:value-type="float" office:value="0.000938731" calcext:value-type="float">
            <text:p>0.000938731</text:p>
          </table:table-cell>
          <table:table-cell office:value-type="float" office:value="0.000409757" calcext:value-type="float">
            <text:p>0.000409757</text:p>
          </table:table-cell>
          <table:table-cell office:value-type="float" office:value="0.000812014" calcext:value-type="float">
            <text:p>0.000812014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0.0217878" calcext:value-type="float">
            <text:p>0.0217878</text:p>
          </table:table-cell>
          <table:table-cell office:value-type="float" office:value="0.00268908" calcext:value-type="float">
            <text:p>0.00268908</text:p>
          </table:table-cell>
          <table:table-cell office:value-type="float" office:value="0.00254736" calcext:value-type="float">
            <text:p>0.00254736</text:p>
          </table:table-cell>
          <table:table-cell office:value-type="float" office:value="0.0544148" calcext:value-type="float">
            <text:p>0.0544148</text:p>
          </table:table-cell>
          <table:table-cell office:value-type="float" office:value="0.0108171" calcext:value-type="float">
            <text:p>0.0108171</text:p>
          </table:table-cell>
          <table:table-cell office:value-type="float" office:value="0.00090873" calcext:value-type="float">
            <text:p>0.00090873</text:p>
          </table:table-cell>
          <table:table-cell office:value-type="float" office:value="0.000395151" calcext:value-type="float">
            <text:p>0.000395151</text:p>
          </table:table-cell>
          <table:table-cell office:value-type="float" office:value="0.000767012" calcext:value-type="float">
            <text:p>0.000767012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228675" calcext:value-type="float">
            <text:p>0.0228675</text:p>
          </table:table-cell>
          <table:table-cell office:value-type="float" office:value="0.00270171" calcext:value-type="float">
            <text:p>0.00270171</text:p>
          </table:table-cell>
          <table:table-cell office:value-type="float" office:value="0.00263184" calcext:value-type="float">
            <text:p>0.00263184</text:p>
          </table:table-cell>
          <table:table-cell office:value-type="float" office:value="0.0578224" calcext:value-type="float">
            <text:p>0.0578224</text:p>
          </table:table-cell>
          <table:table-cell office:value-type="float" office:value="0.0116173" calcext:value-type="float">
            <text:p>0.0116173</text:p>
          </table:table-cell>
          <table:table-cell office:value-type="float" office:value="0.000909914" calcext:value-type="float">
            <text:p>0.000909914</text:p>
          </table:table-cell>
          <table:table-cell office:value-type="float" office:value="0.000397125" calcext:value-type="float">
            <text:p>0.000397125</text:p>
          </table:table-cell>
          <table:table-cell office:value-type="float" office:value="0.000813199" calcext:value-type="float">
            <text:p>0.000813199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0.0198349" calcext:value-type="float">
            <text:p>0.0198349</text:p>
          </table:table-cell>
          <table:table-cell office:value-type="float" office:value="0.0026875" calcext:value-type="float">
            <text:p>0.0026875</text:p>
          </table:table-cell>
          <table:table-cell office:value-type="float" office:value="0.00176851" calcext:value-type="float">
            <text:p>0.00176851</text:p>
          </table:table-cell>
          <table:table-cell office:value-type="float" office:value="0.0532475" calcext:value-type="float">
            <text:p>0.0532475</text:p>
          </table:table-cell>
          <table:table-cell office:value-type="float" office:value="0.0106047" calcext:value-type="float">
            <text:p>0.0106047</text:p>
          </table:table-cell>
          <table:table-cell office:value-type="float" office:value="0.000909125" calcext:value-type="float">
            <text:p>0.000909125</text:p>
          </table:table-cell>
          <table:table-cell office:value-type="float" office:value="0.000390414" calcext:value-type="float">
            <text:p>0.000390414</text:p>
          </table:table-cell>
          <table:table-cell office:value-type="float" office:value="0.000784382" calcext:value-type="float">
            <text:p>0.000784382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0.0202475" calcext:value-type="float">
            <text:p>0.0202475</text:p>
          </table:table-cell>
          <table:table-cell office:value-type="float" office:value="0.00272698" calcext:value-type="float">
            <text:p>0.00272698</text:p>
          </table:table-cell>
          <table:table-cell office:value-type="float" office:value="0.00159679" calcext:value-type="float">
            <text:p>0.00159679</text:p>
          </table:table-cell>
          <table:table-cell office:value-type="float" office:value="0.0539893" calcext:value-type="float">
            <text:p>0.0539893</text:p>
          </table:table-cell>
          <table:table-cell office:value-type="float" office:value="0.0106644" calcext:value-type="float">
            <text:p>0.0106644</text:p>
          </table:table-cell>
          <table:table-cell office:value-type="float" office:value="0.000900835" calcext:value-type="float">
            <text:p>0.000900835</text:p>
          </table:table-cell>
          <table:table-cell office:value-type="float" office:value="0.000389625" calcext:value-type="float">
            <text:p>0.000389625</text:p>
          </table:table-cell>
          <table:table-cell office:value-type="float" office:value="0.000785961" calcext:value-type="float">
            <text:p>0.000785961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0.0196802" calcext:value-type="float">
            <text:p>0.0196802</text:p>
          </table:table-cell>
          <table:table-cell office:value-type="float" office:value="0.00275422" calcext:value-type="float">
            <text:p>0.00275422</text:p>
          </table:table-cell>
          <table:table-cell office:value-type="float" office:value="0.00154824" calcext:value-type="float">
            <text:p>0.00154824</text:p>
          </table:table-cell>
          <table:table-cell office:value-type="float" office:value="0.0529767" calcext:value-type="float">
            <text:p>0.0529767</text:p>
          </table:table-cell>
          <table:table-cell office:value-type="float" office:value="0.0106213" calcext:value-type="float">
            <text:p>0.0106213</text:p>
          </table:table-cell>
          <table:table-cell office:value-type="float" office:value="0.000912677" calcext:value-type="float">
            <text:p>0.000912677</text:p>
          </table:table-cell>
          <table:table-cell office:value-type="float" office:value="0.000396336" calcext:value-type="float">
            <text:p>0.000396336</text:p>
          </table:table-cell>
          <table:table-cell office:value-type="float" office:value="0.000786355" calcext:value-type="float">
            <text:p>0.00078635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.0197418" calcext:value-type="float">
            <text:p>0.0197418</text:p>
          </table:table-cell>
          <table:table-cell office:value-type="float" office:value="0.00277198" calcext:value-type="float">
            <text:p>0.00277198</text:p>
          </table:table-cell>
          <table:table-cell office:value-type="float" office:value="0.00152613" calcext:value-type="float">
            <text:p>0.00152613</text:p>
          </table:table-cell>
          <table:table-cell office:value-type="float" office:value="0.0551901" calcext:value-type="float">
            <text:p>0.0551901</text:p>
          </table:table-cell>
          <table:table-cell office:value-type="float" office:value="0.0115549" calcext:value-type="float">
            <text:p>0.0115549</text:p>
          </table:table-cell>
          <table:table-cell office:value-type="float" office:value="0.000905572" calcext:value-type="float">
            <text:p>0.000905572</text:p>
          </table:table-cell>
          <table:table-cell office:value-type="float" office:value="0.000395151" calcext:value-type="float">
            <text:p>0.000395151</text:p>
          </table:table-cell>
          <table:table-cell office:value-type="float" office:value="0.000805304" calcext:value-type="float">
            <text:p>0.000805304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0.0193912" calcext:value-type="float">
            <text:p>0.0193912</text:p>
          </table:table-cell>
          <table:table-cell office:value-type="float" office:value="0.00264842" calcext:value-type="float">
            <text:p>0.00264842</text:p>
          </table:table-cell>
          <table:table-cell office:value-type="float" office:value="0.00152731" calcext:value-type="float">
            <text:p>0.00152731</text:p>
          </table:table-cell>
          <table:table-cell office:value-type="float" office:value="0.0521497" calcext:value-type="float">
            <text:p>0.0521497</text:p>
          </table:table-cell>
          <table:table-cell office:value-type="float" office:value="0.0109391" calcext:value-type="float">
            <text:p>0.0109391</text:p>
          </table:table-cell>
          <table:table-cell office:value-type="float" office:value="0.00090044" calcext:value-type="float">
            <text:p>0.00090044</text:p>
          </table:table-cell>
          <table:table-cell office:value-type="float" office:value="0.000387256" calcext:value-type="float">
            <text:p>0.000387256</text:p>
          </table:table-cell>
          <table:table-cell office:value-type="float" office:value="0.000804514" calcext:value-type="float">
            <text:p>0.000804514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192862" calcext:value-type="float">
            <text:p>0.0192862</text:p>
          </table:table-cell>
          <table:table-cell office:value-type="float" office:value="0.00259868" calcext:value-type="float">
            <text:p>0.00259868</text:p>
          </table:table-cell>
          <table:table-cell office:value-type="float" office:value="0.00174877" calcext:value-type="float">
            <text:p>0.00174877</text:p>
          </table:table-cell>
          <table:table-cell office:value-type="float" office:value="0.0532479" calcext:value-type="float">
            <text:p>0.0532479</text:p>
          </table:table-cell>
          <table:table-cell office:value-type="float" office:value="0.0114353" calcext:value-type="float">
            <text:p>0.0114353</text:p>
          </table:table-cell>
          <table:table-cell office:value-type="float" office:value="0.000870438" calcext:value-type="float">
            <text:p>0.000870438</text:p>
          </table:table-cell>
          <table:table-cell office:value-type="float" office:value="0.000375414" calcext:value-type="float">
            <text:p>0.000375414</text:p>
          </table:table-cell>
          <table:table-cell office:value-type="float" office:value="0.000793856" calcext:value-type="float">
            <text:p>0.000793856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0.0191516" calcext:value-type="float">
            <text:p>0.0191516</text:p>
          </table:table-cell>
          <table:table-cell office:value-type="float" office:value="0.00264605" calcext:value-type="float">
            <text:p>0.00264605</text:p>
          </table:table-cell>
          <table:table-cell office:value-type="float" office:value="0.00157271" calcext:value-type="float">
            <text:p>0.00157271</text:p>
          </table:table-cell>
          <table:table-cell office:value-type="float" office:value="0.0556816" calcext:value-type="float">
            <text:p>0.0556816</text:p>
          </table:table-cell>
          <table:table-cell office:value-type="float" office:value="0.0108266" calcext:value-type="float">
            <text:p>0.0108266</text:p>
          </table:table-cell>
          <table:table-cell office:value-type="float" office:value="0.000883465" calcext:value-type="float">
            <text:p>0.000883465</text:p>
          </table:table-cell>
          <table:table-cell office:value-type="float" office:value="0.000382519" calcext:value-type="float">
            <text:p>0.000382519</text:p>
          </table:table-cell>
          <table:table-cell office:value-type="float" office:value="0.000882281" calcext:value-type="float">
            <text:p>0.000882281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190245" calcext:value-type="float">
            <text:p>0.0190245</text:p>
          </table:table-cell>
          <table:table-cell office:value-type="float" office:value="0.00262316" calcext:value-type="float">
            <text:p>0.00262316</text:p>
          </table:table-cell>
          <table:table-cell office:value-type="float" office:value="0.00178272" calcext:value-type="float">
            <text:p>0.00178272</text:p>
          </table:table-cell>
          <table:table-cell office:value-type="float" office:value="0.0507657" calcext:value-type="float">
            <text:p>0.0507657</text:p>
          </table:table-cell>
          <table:table-cell office:value-type="float" office:value="0.0102471" calcext:value-type="float">
            <text:p>0.0102471</text:p>
          </table:table-cell>
          <table:table-cell office:value-type="float" office:value="0.000903993" calcext:value-type="float">
            <text:p>0.000903993</text:p>
          </table:table-cell>
          <table:table-cell office:value-type="float" office:value="0.000378572" calcext:value-type="float">
            <text:p>0.000378572</text:p>
          </table:table-cell>
          <table:table-cell office:value-type="float" office:value="0.000783592" calcext:value-type="float">
            <text:p>0.000783592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0.0209861" calcext:value-type="float">
            <text:p>0.0209861</text:p>
          </table:table-cell>
          <table:table-cell office:value-type="float" office:value="0.00254776" calcext:value-type="float">
            <text:p>0.00254776</text:p>
          </table:table-cell>
          <table:table-cell office:value-type="float" office:value="0.00201484" calcext:value-type="float">
            <text:p>0.00201484</text:p>
          </table:table-cell>
          <table:table-cell office:value-type="float" office:value="0.052216" calcext:value-type="float">
            <text:p>0.052216</text:p>
          </table:table-cell>
          <table:table-cell office:value-type="float" office:value="0.0104768" calcext:value-type="float">
            <text:p>0.0104768</text:p>
          </table:table-cell>
          <table:table-cell office:value-type="float" office:value="0.000868859" calcext:value-type="float">
            <text:p>0.000868859</text:p>
          </table:table-cell>
          <table:table-cell office:value-type="float" office:value="0.000371071" calcext:value-type="float">
            <text:p>0.000371071</text:p>
          </table:table-cell>
          <table:table-cell office:value-type="float" office:value="0.000787934" calcext:value-type="float">
            <text:p>0.000787934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.0234292" calcext:value-type="float">
            <text:p>0.0234292</text:p>
          </table:table-cell>
          <table:table-cell office:value-type="float" office:value="0.0025671" calcext:value-type="float">
            <text:p>0.0025671</text:p>
          </table:table-cell>
          <table:table-cell office:value-type="float" office:value="0.00170377" calcext:value-type="float">
            <text:p>0.00170377</text:p>
          </table:table-cell>
          <table:table-cell office:value-type="float" office:value="0.0614553" calcext:value-type="float">
            <text:p>0.0614553</text:p>
          </table:table-cell>
          <table:table-cell office:value-type="float" office:value="0.010932" calcext:value-type="float">
            <text:p>0.010932</text:p>
          </table:table-cell>
          <table:table-cell office:value-type="float" office:value="0.000897282" calcext:value-type="float">
            <text:p>0.000897282</text:p>
          </table:table-cell>
          <table:table-cell office:value-type="float" office:value="0.000375019" calcext:value-type="float">
            <text:p>0.000375019</text:p>
          </table:table-cell>
          <table:table-cell office:value-type="float" office:value="0.000823068" calcext:value-type="float">
            <text:p>0.000823068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0.0192724" calcext:value-type="float">
            <text:p>0.0192724</text:p>
          </table:table-cell>
          <table:table-cell office:value-type="float" office:value="0.00256434" calcext:value-type="float">
            <text:p>0.00256434</text:p>
          </table:table-cell>
          <table:table-cell office:value-type="float" office:value="0.00155021" calcext:value-type="float">
            <text:p>0.00155021</text:p>
          </table:table-cell>
          <table:table-cell office:value-type="float" office:value="0.054626" calcext:value-type="float">
            <text:p>0.054626</text:p>
          </table:table-cell>
          <table:table-cell office:value-type="float" office:value="0.0108961" calcext:value-type="float">
            <text:p>0.0108961</text:p>
          </table:table-cell>
          <table:table-cell office:value-type="float" office:value="0.000875176" calcext:value-type="float">
            <text:p>0.000875176</text:p>
          </table:table-cell>
          <table:table-cell office:value-type="float" office:value="0.000372256" calcext:value-type="float">
            <text:p>0.000372256</text:p>
          </table:table-cell>
          <table:table-cell office:value-type="float" office:value="0.000797014" calcext:value-type="float">
            <text:p>0.000797014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.0184975" calcext:value-type="float">
            <text:p>0.0184975</text:p>
          </table:table-cell>
          <table:table-cell office:value-type="float" office:value="0.00260776" calcext:value-type="float">
            <text:p>0.00260776</text:p>
          </table:table-cell>
          <table:table-cell office:value-type="float" office:value="0.00208037" calcext:value-type="float">
            <text:p>0.00208037</text:p>
          </table:table-cell>
          <table:table-cell office:value-type="float" office:value="0.0485981" calcext:value-type="float">
            <text:p>0.0485981</text:p>
          </table:table-cell>
          <table:table-cell office:value-type="float" office:value="0.00970036" calcext:value-type="float">
            <text:p>0.00970036</text:p>
          </table:table-cell>
          <table:table-cell office:value-type="float" office:value="0.000876755" calcext:value-type="float">
            <text:p>0.000876755</text:p>
          </table:table-cell>
          <table:table-cell office:value-type="float" office:value="0.000374624" calcext:value-type="float">
            <text:p>0.000374624</text:p>
          </table:table-cell>
          <table:table-cell office:value-type="float" office:value="0.000769381" calcext:value-type="float">
            <text:p>0.000769381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0.019019" calcext:value-type="float">
            <text:p>0.019019</text:p>
          </table:table-cell>
          <table:table-cell office:value-type="float" office:value="0.00239025" calcext:value-type="float">
            <text:p>0.00239025</text:p>
          </table:table-cell>
          <table:table-cell office:value-type="float" office:value="0.00240052" calcext:value-type="float">
            <text:p>0.00240052</text:p>
          </table:table-cell>
          <table:table-cell office:value-type="float" office:value="0.0506619" calcext:value-type="float">
            <text:p>0.0506619</text:p>
          </table:table-cell>
          <table:table-cell office:value-type="float" office:value="0.0101417" calcext:value-type="float">
            <text:p>0.0101417</text:p>
          </table:table-cell>
          <table:table-cell office:value-type="float" office:value="0.000855438" calcext:value-type="float">
            <text:p>0.000855438</text:p>
          </table:table-cell>
          <table:table-cell office:value-type="float" office:value="0.00035765" calcext:value-type="float">
            <text:p>0.00035765</text:p>
          </table:table-cell>
          <table:table-cell office:value-type="float" office:value="0.00076267" calcext:value-type="float">
            <text:p>0.00076267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0.0183511" calcext:value-type="float">
            <text:p>0.0183511</text:p>
          </table:table-cell>
          <table:table-cell office:value-type="float" office:value="0.00246565" calcext:value-type="float">
            <text:p>0.00246565</text:p>
          </table:table-cell>
          <table:table-cell office:value-type="float" office:value="0.00218182" calcext:value-type="float">
            <text:p>0.00218182</text:p>
          </table:table-cell>
          <table:table-cell office:value-type="float" office:value="0.0514806" calcext:value-type="float">
            <text:p>0.0514806</text:p>
          </table:table-cell>
          <table:table-cell office:value-type="float" office:value="0.0101855" calcext:value-type="float">
            <text:p>0.0101855</text:p>
          </table:table-cell>
          <table:table-cell office:value-type="float" office:value="0.000832542" calcext:value-type="float">
            <text:p>0.000832542</text:p>
          </table:table-cell>
          <table:table-cell office:value-type="float" office:value="0.000355281" calcext:value-type="float">
            <text:p>0.000355281</text:p>
          </table:table-cell>
          <table:table-cell office:value-type="float" office:value="0.000769776" calcext:value-type="float">
            <text:p>0.000769776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0.0183712" calcext:value-type="float">
            <text:p>0.0183712</text:p>
          </table:table-cell>
          <table:table-cell office:value-type="float" office:value="0.00248065" calcext:value-type="float">
            <text:p>0.00248065</text:p>
          </table:table-cell>
          <table:table-cell office:value-type="float" office:value="0.00161574" calcext:value-type="float">
            <text:p>0.00161574</text:p>
          </table:table-cell>
          <table:table-cell office:value-type="float" office:value="0.0501132" calcext:value-type="float">
            <text:p>0.0501132</text:p>
          </table:table-cell>
          <table:table-cell office:value-type="float" office:value="0.0100545" calcext:value-type="float">
            <text:p>0.0100545</text:p>
          </table:table-cell>
          <table:table-cell office:value-type="float" office:value="0.000863333" calcext:value-type="float">
            <text:p>0.000863333</text:p>
          </table:table-cell>
          <table:table-cell office:value-type="float" office:value="0.00036436" calcext:value-type="float">
            <text:p>0.00036436</text:p>
          </table:table-cell>
          <table:table-cell office:value-type="float" office:value="0.000781223" calcext:value-type="float">
            <text:p>0.00078122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178572" calcext:value-type="float">
            <text:p>0.0178572</text:p>
          </table:table-cell>
          <table:table-cell office:value-type="float" office:value="0.00236854" calcext:value-type="float">
            <text:p>0.00236854</text:p>
          </table:table-cell>
          <table:table-cell office:value-type="float" office:value="0.00158416" calcext:value-type="float">
            <text:p>0.00158416</text:p>
          </table:table-cell>
          <table:table-cell office:value-type="float" office:value="0.0491551" calcext:value-type="float">
            <text:p>0.0491551</text:p>
          </table:table-cell>
          <table:table-cell office:value-type="float" office:value="0.00991589" calcext:value-type="float">
            <text:p>0.00991589</text:p>
          </table:table-cell>
          <table:table-cell office:value-type="float" office:value="0.000855043" calcext:value-type="float">
            <text:p>0.000855043</text:p>
          </table:table-cell>
          <table:table-cell office:value-type="float" office:value="0.000355676" calcext:value-type="float">
            <text:p>0.000355676</text:p>
          </table:table-cell>
          <table:table-cell office:value-type="float" office:value="0.000782408" calcext:value-type="float">
            <text:p>0.000782408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0238078" calcext:value-type="float">
            <text:p>0.00238078</text:p>
          </table:table-cell>
          <table:table-cell office:value-type="float" office:value="0.00242262" calcext:value-type="float">
            <text:p>0.00242262</text:p>
          </table:table-cell>
          <table:table-cell office:value-type="float" office:value="0.0466772" calcext:value-type="float">
            <text:p>0.0466772</text:p>
          </table:table-cell>
          <table:table-cell office:value-type="float" office:value="0.00943192" calcext:value-type="float">
            <text:p>0.00943192</text:p>
          </table:table-cell>
          <table:table-cell office:value-type="float" office:value="0.000850306" calcext:value-type="float">
            <text:p>0.000850306</text:p>
          </table:table-cell>
          <table:table-cell office:value-type="float" office:value="0.000354492" calcext:value-type="float">
            <text:p>0.000354492</text:p>
          </table:table-cell>
          <table:table-cell office:value-type="float" office:value="0.000741353" calcext:value-type="float">
            <text:p>0.000741353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.0175501" calcext:value-type="float">
            <text:p>0.0175501</text:p>
          </table:table-cell>
          <table:table-cell office:value-type="float" office:value="0.00244078" calcext:value-type="float">
            <text:p>0.00244078</text:p>
          </table:table-cell>
          <table:table-cell office:value-type="float" office:value="0.00269579" calcext:value-type="float">
            <text:p>0.00269579</text:p>
          </table:table-cell>
          <table:table-cell office:value-type="float" office:value="0.048966" calcext:value-type="float">
            <text:p>0.048966</text:p>
          </table:table-cell>
          <table:table-cell office:value-type="float" office:value="0.00988905" calcext:value-type="float">
            <text:p>0.00988905</text:p>
          </table:table-cell>
          <table:table-cell office:value-type="float" office:value="0.000860964" calcext:value-type="float">
            <text:p>0.000860964</text:p>
          </table:table-cell>
          <table:table-cell office:value-type="float" office:value="0.000363571" calcext:value-type="float">
            <text:p>0.000363571</text:p>
          </table:table-cell>
          <table:table-cell office:value-type="float" office:value="0.000769776" calcext:value-type="float">
            <text:p>0.000769776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0.0177672" calcext:value-type="float">
            <text:p>0.0177672</text:p>
          </table:table-cell>
          <table:table-cell office:value-type="float" office:value="0.00229748" calcext:value-type="float">
            <text:p>0.00229748</text:p>
          </table:table-cell>
          <table:table-cell office:value-type="float" office:value="0.00272185" calcext:value-type="float">
            <text:p>0.00272185</text:p>
          </table:table-cell>
          <table:table-cell office:value-type="float" office:value="0.0470195" calcext:value-type="float">
            <text:p>0.0470195</text:p>
          </table:table-cell>
          <table:table-cell office:value-type="float" office:value="0.00934902" calcext:value-type="float">
            <text:p>0.00934902</text:p>
          </table:table-cell>
          <table:table-cell office:value-type="float" office:value="0.000821489" calcext:value-type="float">
            <text:p>0.000821489</text:p>
          </table:table-cell>
          <table:table-cell office:value-type="float" office:value="0.000344228" calcext:value-type="float">
            <text:p>0.000344228</text:p>
          </table:table-cell>
          <table:table-cell office:value-type="float" office:value="0.000745695" calcext:value-type="float">
            <text:p>0.00074569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0173326" calcext:value-type="float">
            <text:p>0.0173326</text:p>
          </table:table-cell>
          <table:table-cell office:value-type="float" office:value="0.00215103" calcext:value-type="float">
            <text:p>0.00215103</text:p>
          </table:table-cell>
          <table:table-cell office:value-type="float" office:value="0.00235512" calcext:value-type="float">
            <text:p>0.00235512</text:p>
          </table:table-cell>
          <table:table-cell office:value-type="float" office:value="0.0476688" calcext:value-type="float">
            <text:p>0.0476688</text:p>
          </table:table-cell>
          <table:table-cell office:value-type="float" office:value="0.009863" calcext:value-type="float">
            <text:p>0.009863</text:p>
          </table:table-cell>
          <table:table-cell office:value-type="float" office:value="0.000817936" calcext:value-type="float">
            <text:p>0.000817936</text:p>
          </table:table-cell>
          <table:table-cell office:value-type="float" office:value="0.000333964" calcext:value-type="float">
            <text:p>0.000333964</text:p>
          </table:table-cell>
          <table:table-cell office:value-type="float" office:value="0.000753196" calcext:value-type="float">
            <text:p>0.000753196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0.0176081" calcext:value-type="float">
            <text:p>0.0176081</text:p>
          </table:table-cell>
          <table:table-cell office:value-type="float" office:value="0.00226748" calcext:value-type="float">
            <text:p>0.00226748</text:p>
          </table:table-cell>
          <table:table-cell office:value-type="float" office:value="0.00255092" calcext:value-type="float">
            <text:p>0.00255092</text:p>
          </table:table-cell>
          <table:table-cell office:value-type="float" office:value="0.0479657" calcext:value-type="float">
            <text:p>0.0479657</text:p>
          </table:table-cell>
          <table:table-cell office:value-type="float" office:value="0.00967983" calcext:value-type="float">
            <text:p>0.00967983</text:p>
          </table:table-cell>
          <table:table-cell office:value-type="float" office:value="0.000836489" calcext:value-type="float">
            <text:p>0.000836489</text:p>
          </table:table-cell>
          <table:table-cell office:value-type="float" office:value="0.000343438" calcext:value-type="float">
            <text:p>0.000343438</text:p>
          </table:table-cell>
          <table:table-cell office:value-type="float" office:value="0.000728326" calcext:value-type="float">
            <text:p>0.000728326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.0181122" calcext:value-type="float">
            <text:p>0.0181122</text:p>
          </table:table-cell>
          <table:table-cell office:value-type="float" office:value="0.00227064" calcext:value-type="float">
            <text:p>0.00227064</text:p>
          </table:table-cell>
          <table:table-cell office:value-type="float" office:value="0.00224735" calcext:value-type="float">
            <text:p>0.00224735</text:p>
          </table:table-cell>
          <table:table-cell office:value-type="float" office:value="0.0466113" calcext:value-type="float">
            <text:p>0.0466113</text:p>
          </table:table-cell>
          <table:table-cell office:value-type="float" office:value="0.00940074" calcext:value-type="float">
            <text:p>0.00940074</text:p>
          </table:table-cell>
          <table:table-cell office:value-type="float" office:value="0.000849122" calcext:value-type="float">
            <text:p>0.000849122</text:p>
          </table:table-cell>
          <table:table-cell office:value-type="float" office:value="0.000347386" calcext:value-type="float">
            <text:p>0.000347386</text:p>
          </table:table-cell>
          <table:table-cell office:value-type="float" office:value="0.000754775" calcext:value-type="float">
            <text:p>0.00075477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0.0187482" calcext:value-type="float">
            <text:p>0.0187482</text:p>
          </table:table-cell>
          <table:table-cell office:value-type="float" office:value="0.00236854" calcext:value-type="float">
            <text:p>0.00236854</text:p>
          </table:table-cell>
          <table:table-cell office:value-type="float" office:value="0.00242183" calcext:value-type="float">
            <text:p>0.00242183</text:p>
          </table:table-cell>
          <table:table-cell office:value-type="float" office:value="0.0443079" calcext:value-type="float">
            <text:p>0.0443079</text:p>
          </table:table-cell>
          <table:table-cell office:value-type="float" office:value="0.00894637" calcext:value-type="float">
            <text:p>0.00894637</text:p>
          </table:table-cell>
          <table:table-cell office:value-type="float" office:value="0.000837279" calcext:value-type="float">
            <text:p>0.000837279</text:p>
          </table:table-cell>
          <table:table-cell office:value-type="float" office:value="0.000352518" calcext:value-type="float">
            <text:p>0.000352518</text:p>
          </table:table-cell>
          <table:table-cell office:value-type="float" office:value="0.000730695" calcext:value-type="float">
            <text:p>0.00073069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168999" calcext:value-type="float">
            <text:p>0.0168999</text:p>
          </table:table-cell>
          <table:table-cell office:value-type="float" office:value="0.00228525" calcext:value-type="float">
            <text:p>0.00228525</text:p>
          </table:table-cell>
          <table:table-cell office:value-type="float" office:value="0.00212063" calcext:value-type="float">
            <text:p>0.00212063</text:p>
          </table:table-cell>
          <table:table-cell office:value-type="float" office:value="0.0451673" calcext:value-type="float">
            <text:p>0.0451673</text:p>
          </table:table-cell>
          <table:table-cell office:value-type="float" office:value="0.00889703" calcext:value-type="float">
            <text:p>0.00889703</text:p>
          </table:table-cell>
          <table:table-cell office:value-type="float" office:value="0.000846358" calcext:value-type="float">
            <text:p>0.000846358</text:p>
          </table:table-cell>
          <table:table-cell office:value-type="float" office:value="0.00034936" calcext:value-type="float">
            <text:p>0.00034936</text:p>
          </table:table-cell>
          <table:table-cell office:value-type="float" office:value="0.000744906" calcext:value-type="float">
            <text:p>0.000744906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0.0173121" calcext:value-type="float">
            <text:p>0.0173121</text:p>
          </table:table-cell>
          <table:table-cell office:value-type="float" office:value="0.0022809" calcext:value-type="float">
            <text:p>0.0022809</text:p>
          </table:table-cell>
          <table:table-cell office:value-type="float" office:value="0.00271158" calcext:value-type="float">
            <text:p>0.00271158</text:p>
          </table:table-cell>
          <table:table-cell office:value-type="float" office:value="0.0451203" calcext:value-type="float">
            <text:p>0.0451203</text:p>
          </table:table-cell>
          <table:table-cell office:value-type="float" office:value="0.00945719" calcext:value-type="float">
            <text:p>0.00945719</text:p>
          </table:table-cell>
          <table:table-cell office:value-type="float" office:value="0.000839647" calcext:value-type="float">
            <text:p>0.000839647</text:p>
          </table:table-cell>
          <table:table-cell office:value-type="float" office:value="0.000346596" calcext:value-type="float">
            <text:p>0.000346596</text:p>
          </table:table-cell>
          <table:table-cell office:value-type="float" office:value="0.000712536" calcext:value-type="float">
            <text:p>0.000712536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166516" calcext:value-type="float">
            <text:p>0.0166516</text:p>
          </table:table-cell>
          <table:table-cell office:value-type="float" office:value="0.00221458" calcext:value-type="float">
            <text:p>0.00221458</text:p>
          </table:table-cell>
          <table:table-cell office:value-type="float" office:value="0.00236617" calcext:value-type="float">
            <text:p>0.00236617</text:p>
          </table:table-cell>
          <table:table-cell office:value-type="float" office:value="0.0448633" calcext:value-type="float">
            <text:p>0.0448633</text:p>
          </table:table-cell>
          <table:table-cell office:value-type="float" office:value="0.00929691" calcext:value-type="float">
            <text:p>0.00929691</text:p>
          </table:table-cell>
          <table:table-cell office:value-type="float" office:value="0.000815173" calcext:value-type="float">
            <text:p>0.000815173</text:p>
          </table:table-cell>
          <table:table-cell office:value-type="float" office:value="0.000336333" calcext:value-type="float">
            <text:p>0.000336333</text:p>
          </table:table-cell>
          <table:table-cell office:value-type="float" office:value="0.000757143" calcext:value-type="float">
            <text:p>0.000757143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0.0168656" calcext:value-type="float">
            <text:p>0.0168656</text:p>
          </table:table-cell>
          <table:table-cell office:value-type="float" office:value="0.00226156" calcext:value-type="float">
            <text:p>0.00226156</text:p>
          </table:table-cell>
          <table:table-cell office:value-type="float" office:value="0.00168956" calcext:value-type="float">
            <text:p>0.00168956</text:p>
          </table:table-cell>
          <table:table-cell office:value-type="float" office:value="0.0447307" calcext:value-type="float">
            <text:p>0.0447307</text:p>
          </table:table-cell>
          <table:table-cell office:value-type="float" office:value="0.00937271" calcext:value-type="float">
            <text:p>0.00937271</text:p>
          </table:table-cell>
          <table:table-cell office:value-type="float" office:value="0.000832937" calcext:value-type="float">
            <text:p>0.000832937</text:p>
          </table:table-cell>
          <table:table-cell office:value-type="float" office:value="0.000343438" calcext:value-type="float">
            <text:p>0.000343438</text:p>
          </table:table-cell>
          <table:table-cell office:value-type="float" office:value="0.000807277" calcext:value-type="float">
            <text:p>0.000807277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164175" calcext:value-type="float">
            <text:p>0.0164175</text:p>
          </table:table-cell>
          <table:table-cell office:value-type="float" office:value="0.00215063" calcext:value-type="float">
            <text:p>0.00215063</text:p>
          </table:table-cell>
          <table:table-cell office:value-type="float" office:value="0.0015889" calcext:value-type="float">
            <text:p>0.0015889</text:p>
          </table:table-cell>
          <table:table-cell office:value-type="float" office:value="0.0466618" calcext:value-type="float">
            <text:p>0.0466618</text:p>
          </table:table-cell>
          <table:table-cell office:value-type="float" office:value="0.00900756" calcext:value-type="float">
            <text:p>0.00900756</text:p>
          </table:table-cell>
          <table:table-cell office:value-type="float" office:value="0.000826226" calcext:value-type="float">
            <text:p>0.000826226</text:p>
          </table:table-cell>
          <table:table-cell office:value-type="float" office:value="0.000334359" calcext:value-type="float">
            <text:p>0.000334359</text:p>
          </table:table-cell>
          <table:table-cell office:value-type="float" office:value="0.00078675" calcext:value-type="float">
            <text:p>0.0007867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0.0165932" calcext:value-type="float">
            <text:p>0.0165932</text:p>
          </table:table-cell>
          <table:table-cell office:value-type="float" office:value="0.00211669" calcext:value-type="float">
            <text:p>0.00211669</text:p>
          </table:table-cell>
          <table:table-cell office:value-type="float" office:value="0.00157389" calcext:value-type="float">
            <text:p>0.00157389</text:p>
          </table:table-cell>
          <table:table-cell office:value-type="float" office:value="0.0446505" calcext:value-type="float">
            <text:p>0.0446505</text:p>
          </table:table-cell>
          <table:table-cell office:value-type="float" office:value="0.00888281" calcext:value-type="float">
            <text:p>0.00888281</text:p>
          </table:table-cell>
          <table:table-cell office:value-type="float" office:value="0.00081162" calcext:value-type="float">
            <text:p>0.00081162</text:p>
          </table:table-cell>
          <table:table-cell office:value-type="float" office:value="0.000330806" calcext:value-type="float">
            <text:p>0.000330806</text:p>
          </table:table-cell>
          <table:table-cell office:value-type="float" office:value="0.000735037" calcext:value-type="float">
            <text:p>0.000735037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0160816" calcext:value-type="float">
            <text:p>0.0160816</text:p>
          </table:table-cell>
          <table:table-cell office:value-type="float" office:value="0.00199944" calcext:value-type="float">
            <text:p>0.00199944</text:p>
          </table:table-cell>
          <table:table-cell office:value-type="float" office:value="0.00161811" calcext:value-type="float">
            <text:p>0.00161811</text:p>
          </table:table-cell>
          <table:table-cell office:value-type="float" office:value="0.0432405" calcext:value-type="float">
            <text:p>0.0432405</text:p>
          </table:table-cell>
          <table:table-cell office:value-type="float" office:value="0.0086882" calcext:value-type="float">
            <text:p>0.0086882</text:p>
          </table:table-cell>
          <table:table-cell office:value-type="float" office:value="0.000783987" calcext:value-type="float">
            <text:p>0.000783987</text:p>
          </table:table-cell>
          <table:table-cell office:value-type="float" office:value="0.000316595" calcext:value-type="float">
            <text:p>0.000316595</text:p>
          </table:table-cell>
          <table:table-cell office:value-type="float" office:value="0.000738195" calcext:value-type="float">
            <text:p>0.00073819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0.0163003" calcext:value-type="float">
            <text:p>0.0163003</text:p>
          </table:table-cell>
          <table:table-cell office:value-type="float" office:value="0.00202905" calcext:value-type="float">
            <text:p>0.00202905</text:p>
          </table:table-cell>
          <table:table-cell office:value-type="float" office:value="0.00163153" calcext:value-type="float">
            <text:p>0.00163153</text:p>
          </table:table-cell>
          <table:table-cell office:value-type="float" office:value="0.0444855" calcext:value-type="float">
            <text:p>0.0444855</text:p>
          </table:table-cell>
          <table:table-cell office:value-type="float" office:value="0.00900203" calcext:value-type="float">
            <text:p>0.00900203</text:p>
          </table:table-cell>
          <table:table-cell office:value-type="float" office:value="0.00077017" calcext:value-type="float">
            <text:p>0.00077017</text:p>
          </table:table-cell>
          <table:table-cell office:value-type="float" office:value="0.0003162" calcext:value-type="float">
            <text:p>0.0003162</text:p>
          </table:table-cell>
          <table:table-cell office:value-type="float" office:value="0.000748064" calcext:value-type="float">
            <text:p>0.000748064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158309" calcext:value-type="float">
            <text:p>0.0158309</text:p>
          </table:table-cell>
          <table:table-cell office:value-type="float" office:value="0.00214234" calcext:value-type="float">
            <text:p>0.00214234</text:p>
          </table:table-cell>
          <table:table-cell office:value-type="float" office:value="0.0022659" calcext:value-type="float">
            <text:p>0.0022659</text:p>
          </table:table-cell>
          <table:table-cell office:value-type="float" office:value="0.0423471" calcext:value-type="float">
            <text:p>0.0423471</text:p>
          </table:table-cell>
          <table:table-cell office:value-type="float" office:value="0.00864083" calcext:value-type="float">
            <text:p>0.00864083</text:p>
          </table:table-cell>
          <table:table-cell office:value-type="float" office:value="0.000806883" calcext:value-type="float">
            <text:p>0.000806883</text:p>
          </table:table-cell>
          <table:table-cell office:value-type="float" office:value="0.000331596" calcext:value-type="float">
            <text:p>0.000331596</text:p>
          </table:table-cell>
          <table:table-cell office:value-type="float" office:value="0.000748853" calcext:value-type="float">
            <text:p>0.000748853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0.0160405" calcext:value-type="float">
            <text:p>0.0160405</text:p>
          </table:table-cell>
          <table:table-cell office:value-type="float" office:value="0.00204247" calcext:value-type="float">
            <text:p>0.00204247</text:p>
          </table:table-cell>
          <table:table-cell office:value-type="float" office:value="0.00234091" calcext:value-type="float">
            <text:p>0.00234091</text:p>
          </table:table-cell>
          <table:table-cell office:value-type="float" office:value="0.0481579" calcext:value-type="float">
            <text:p>0.0481579</text:p>
          </table:table-cell>
          <table:table-cell office:value-type="float" office:value="0.00848727" calcext:value-type="float">
            <text:p>0.00848727</text:p>
          </table:table-cell>
          <table:table-cell office:value-type="float" office:value="0.000784776" calcext:value-type="float">
            <text:p>0.000784776</text:p>
          </table:table-cell>
          <table:table-cell office:value-type="float" office:value="0.000320148" calcext:value-type="float">
            <text:p>0.000320148</text:p>
          </table:table-cell>
          <table:table-cell office:value-type="float" office:value="0.0007303" calcext:value-type="float">
            <text:p>0.0007303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0160607" calcext:value-type="float">
            <text:p>0.0160607</text:p>
          </table:table-cell>
          <table:table-cell office:value-type="float" office:value="0.00201523" calcext:value-type="float">
            <text:p>0.00201523</text:p>
          </table:table-cell>
          <table:table-cell office:value-type="float" office:value="0.00159521" calcext:value-type="float">
            <text:p>0.00159521</text:p>
          </table:table-cell>
          <table:table-cell office:value-type="float" office:value="0.0403501" calcext:value-type="float">
            <text:p>0.0403501</text:p>
          </table:table-cell>
          <table:table-cell office:value-type="float" office:value="0.00818331" calcext:value-type="float">
            <text:p>0.00818331</text:p>
          </table:table-cell>
          <table:table-cell office:value-type="float" office:value="0.000866491" calcext:value-type="float">
            <text:p>0.000866491</text:p>
          </table:table-cell>
          <table:table-cell office:value-type="float" office:value="0.000318963" calcext:value-type="float">
            <text:p>0.000318963</text:p>
          </table:table-cell>
          <table:table-cell office:value-type="float" office:value="0.000720431" calcext:value-type="float">
            <text:p>0.000720431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0.0210038" calcext:value-type="float">
            <text:p>0.0210038</text:p>
          </table:table-cell>
          <table:table-cell office:value-type="float" office:value="0.00200023" calcext:value-type="float">
            <text:p>0.00200023</text:p>
          </table:table-cell>
          <table:table-cell office:value-type="float" office:value="0.00160034" calcext:value-type="float">
            <text:p>0.00160034</text:p>
          </table:table-cell>
          <table:table-cell office:value-type="float" office:value="0.0400402" calcext:value-type="float">
            <text:p>0.0400402</text:p>
          </table:table-cell>
          <table:table-cell office:value-type="float" office:value="0.00806527" calcext:value-type="float">
            <text:p>0.00806527</text:p>
          </table:table-cell>
          <table:table-cell office:value-type="float" office:value="0.000790698" calcext:value-type="float">
            <text:p>0.000790698</text:p>
          </table:table-cell>
          <table:table-cell office:value-type="float" office:value="0.000318963" calcext:value-type="float">
            <text:p>0.000318963</text:p>
          </table:table-cell>
          <table:table-cell office:value-type="float" office:value="0.000697535" calcext:value-type="float">
            <text:p>0.00069753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153817" calcext:value-type="float">
            <text:p>0.0153817</text:p>
          </table:table-cell>
          <table:table-cell office:value-type="float" office:value="0.00199905" calcext:value-type="float">
            <text:p>0.00199905</text:p>
          </table:table-cell>
          <table:table-cell office:value-type="float" office:value="0.00163192" calcext:value-type="float">
            <text:p>0.00163192</text:p>
          </table:table-cell>
          <table:table-cell office:value-type="float" office:value="0.0399328" calcext:value-type="float">
            <text:p>0.0399328</text:p>
          </table:table-cell>
          <table:table-cell office:value-type="float" office:value="0.00803567" calcext:value-type="float">
            <text:p>0.00803567</text:p>
          </table:table-cell>
          <table:table-cell office:value-type="float" office:value="0.000781223" calcext:value-type="float">
            <text:p>0.000781223</text:p>
          </table:table-cell>
          <table:table-cell office:value-type="float" office:value="0.0003162" calcext:value-type="float">
            <text:p>0.0003162</text:p>
          </table:table-cell>
          <table:table-cell office:value-type="float" office:value="0.000722405" calcext:value-type="float">
            <text:p>0.000722405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0.0155349" calcext:value-type="float">
            <text:p>0.0155349</text:p>
          </table:table-cell>
          <table:table-cell office:value-type="float" office:value="0.00190746" calcext:value-type="float">
            <text:p>0.00190746</text:p>
          </table:table-cell>
          <table:table-cell office:value-type="float" office:value="0.0015131" calcext:value-type="float">
            <text:p>0.0015131</text:p>
          </table:table-cell>
          <table:table-cell office:value-type="float" office:value="0.0405628" calcext:value-type="float">
            <text:p>0.0405628</text:p>
          </table:table-cell>
          <table:table-cell office:value-type="float" office:value="0.00812843" calcext:value-type="float">
            <text:p>0.00812843</text:p>
          </table:table-cell>
          <table:table-cell office:value-type="float" office:value="0.000765038" calcext:value-type="float">
            <text:p>0.000765038</text:p>
          </table:table-cell>
          <table:table-cell office:value-type="float" office:value="0.000307515" calcext:value-type="float">
            <text:p>0.000307515</text:p>
          </table:table-cell>
          <table:table-cell office:value-type="float" office:value="0.000712536" calcext:value-type="float">
            <text:p>0.000712536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0150852" calcext:value-type="float">
            <text:p>0.0150852</text:p>
          </table:table-cell>
          <table:table-cell office:value-type="float" office:value="0.00198365" calcext:value-type="float">
            <text:p>0.00198365</text:p>
          </table:table-cell>
          <table:table-cell office:value-type="float" office:value="0.00182812" calcext:value-type="float">
            <text:p>0.00182812</text:p>
          </table:table-cell>
          <table:table-cell office:value-type="float" office:value="0.0414818" calcext:value-type="float">
            <text:p>0.0414818</text:p>
          </table:table-cell>
          <table:table-cell office:value-type="float" office:value="0.00805462" calcext:value-type="float">
            <text:p>0.00805462</text:p>
          </table:table-cell>
          <table:table-cell office:value-type="float" office:value="0.000778855" calcext:value-type="float">
            <text:p>0.000778855</text:p>
          </table:table-cell>
          <table:table-cell office:value-type="float" office:value="0.000314621" calcext:value-type="float">
            <text:p>0.000314621</text:p>
          </table:table-cell>
          <table:table-cell office:value-type="float" office:value="0.000711352" calcext:value-type="float">
            <text:p>0.000711352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0.0152621" calcext:value-type="float">
            <text:p>0.0152621</text:p>
          </table:table-cell>
          <table:table-cell office:value-type="float" office:value="0.00197694" calcext:value-type="float">
            <text:p>0.00197694</text:p>
          </table:table-cell>
          <table:table-cell office:value-type="float" office:value="0.00164021" calcext:value-type="float">
            <text:p>0.00164021</text:p>
          </table:table-cell>
          <table:table-cell office:value-type="float" office:value="0.0404286" calcext:value-type="float">
            <text:p>0.0404286</text:p>
          </table:table-cell>
          <table:table-cell office:value-type="float" office:value="0.00817502" calcext:value-type="float">
            <text:p>0.00817502</text:p>
          </table:table-cell>
          <table:table-cell office:value-type="float" office:value="0.000776092" calcext:value-type="float">
            <text:p>0.000776092</text:p>
          </table:table-cell>
          <table:table-cell office:value-type="float" office:value="0.000312252" calcext:value-type="float">
            <text:p>0.000312252</text:p>
          </table:table-cell>
          <table:table-cell office:value-type="float" office:value="0.000722799" calcext:value-type="float">
            <text:p>0.000722799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148638" calcext:value-type="float">
            <text:p>0.0148638</text:p>
          </table:table-cell>
          <table:table-cell office:value-type="float" office:value="0.00189996" calcext:value-type="float">
            <text:p>0.00189996</text:p>
          </table:table-cell>
          <table:table-cell office:value-type="float" office:value="0.00158376" calcext:value-type="float">
            <text:p>0.00158376</text:p>
          </table:table-cell>
          <table:table-cell office:value-type="float" office:value="0.0400954" calcext:value-type="float">
            <text:p>0.0400954</text:p>
          </table:table-cell>
          <table:table-cell office:value-type="float" office:value="0.00838266" calcext:value-type="float">
            <text:p>0.00838266</text:p>
          </table:table-cell>
          <table:table-cell office:value-type="float" office:value="0.000767012" calcext:value-type="float">
            <text:p>0.000767012</text:p>
          </table:table-cell>
          <table:table-cell office:value-type="float" office:value="0.000307515" calcext:value-type="float">
            <text:p>0.000307515</text:p>
          </table:table-cell>
          <table:table-cell office:value-type="float" office:value="0.000724773" calcext:value-type="float">
            <text:p>0.000724773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0.0151401" calcext:value-type="float">
            <text:p>0.0151401</text:p>
          </table:table-cell>
          <table:table-cell office:value-type="float" office:value="0.00183443" calcext:value-type="float">
            <text:p>0.00183443</text:p>
          </table:table-cell>
          <table:table-cell office:value-type="float" office:value="0.00180759" calcext:value-type="float">
            <text:p>0.00180759</text:p>
          </table:table-cell>
          <table:table-cell office:value-type="float" office:value="0.0393813" calcext:value-type="float">
            <text:p>0.0393813</text:p>
          </table:table-cell>
          <table:table-cell office:value-type="float" office:value="0.00792987" calcext:value-type="float">
            <text:p>0.00792987</text:p>
          </table:table-cell>
          <table:table-cell office:value-type="float" office:value="0.000754775" calcext:value-type="float">
            <text:p>0.000754775</text:p>
          </table:table-cell>
          <table:table-cell office:value-type="float" office:value="0.000298831" calcext:value-type="float">
            <text:p>0.000298831</text:p>
          </table:table-cell>
          <table:table-cell office:value-type="float" office:value="0.000710167" calcext:value-type="float">
            <text:p>0.000710167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146944" calcext:value-type="float">
            <text:p>0.0146944</text:p>
          </table:table-cell>
          <table:table-cell office:value-type="float" office:value="0.00192562" calcext:value-type="float">
            <text:p>0.00192562</text:p>
          </table:table-cell>
          <table:table-cell office:value-type="float" office:value="0.0016864" calcext:value-type="float">
            <text:p>0.0016864</text:p>
          </table:table-cell>
          <table:table-cell office:value-type="float" office:value="0.0372066" calcext:value-type="float">
            <text:p>0.0372066</text:p>
          </table:table-cell>
          <table:table-cell office:value-type="float" office:value="0.00744866" calcext:value-type="float">
            <text:p>0.00744866</text:p>
          </table:table-cell>
          <table:table-cell office:value-type="float" office:value="0.000787934" calcext:value-type="float">
            <text:p>0.000787934</text:p>
          </table:table-cell>
          <table:table-cell office:value-type="float" office:value="0.000312647" calcext:value-type="float">
            <text:p>0.000312647</text:p>
          </table:table-cell>
          <table:table-cell office:value-type="float" office:value="0.000719247" calcext:value-type="float">
            <text:p>0.000719247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0.0147288" calcext:value-type="float">
            <text:p>0.0147288</text:p>
          </table:table-cell>
          <table:table-cell office:value-type="float" office:value="0.00183128" calcext:value-type="float">
            <text:p>0.00183128</text:p>
          </table:table-cell>
          <table:table-cell office:value-type="float" office:value="0.0018297" calcext:value-type="float">
            <text:p>0.0018297</text:p>
          </table:table-cell>
          <table:table-cell office:value-type="float" office:value="0.0380999" calcext:value-type="float">
            <text:p>0.0380999</text:p>
          </table:table-cell>
          <table:table-cell office:value-type="float" office:value="0.00758683" calcext:value-type="float">
            <text:p>0.00758683</text:p>
          </table:table-cell>
          <table:table-cell office:value-type="float" office:value="0.000761486" calcext:value-type="float">
            <text:p>0.000761486</text:p>
          </table:table-cell>
          <table:table-cell office:value-type="float" office:value="0.000301989" calcext:value-type="float">
            <text:p>0.000301989</text:p>
          </table:table-cell>
          <table:table-cell office:value-type="float" office:value="0.000702272" calcext:value-type="float">
            <text:p>0.000702272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143648" calcext:value-type="float">
            <text:p>0.0143648</text:p>
          </table:table-cell>
          <table:table-cell office:value-type="float" office:value="0.0019497" calcext:value-type="float">
            <text:p>0.0019497</text:p>
          </table:table-cell>
          <table:table-cell office:value-type="float" office:value="0.00154389" calcext:value-type="float">
            <text:p>0.00154389</text:p>
          </table:table-cell>
          <table:table-cell office:value-type="float" office:value="0.0398779" calcext:value-type="float">
            <text:p>0.0398779</text:p>
          </table:table-cell>
          <table:table-cell office:value-type="float" office:value="0.00799343" calcext:value-type="float">
            <text:p>0.00799343</text:p>
          </table:table-cell>
          <table:table-cell office:value-type="float" office:value="0.000791882" calcext:value-type="float">
            <text:p>0.000791882</text:p>
          </table:table-cell>
          <table:table-cell office:value-type="float" office:value="0.000314621" calcext:value-type="float">
            <text:p>0.000314621</text:p>
          </table:table-cell>
          <table:table-cell office:value-type="float" office:value="0.000711352" calcext:value-type="float">
            <text:p>0.000711352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0.014471" calcext:value-type="float">
            <text:p>0.014471</text:p>
          </table:table-cell>
          <table:table-cell office:value-type="float" office:value="0.00181509" calcext:value-type="float">
            <text:p>0.00181509</text:p>
          </table:table-cell>
          <table:table-cell office:value-type="float" office:value="0.00152652" calcext:value-type="float">
            <text:p>0.00152652</text:p>
          </table:table-cell>
          <table:table-cell office:value-type="float" office:value="0.035161" calcext:value-type="float">
            <text:p>0.035161</text:p>
          </table:table-cell>
          <table:table-cell office:value-type="float" office:value="0.00707009" calcext:value-type="float">
            <text:p>0.00707009</text:p>
          </table:table-cell>
          <table:table-cell office:value-type="float" office:value="0.000781618" calcext:value-type="float">
            <text:p>0.000781618</text:p>
          </table:table-cell>
          <table:table-cell office:value-type="float" office:value="0.000300015" calcext:value-type="float">
            <text:p>0.000300015</text:p>
          </table:table-cell>
          <table:table-cell office:value-type="float" office:value="0.000663981" calcext:value-type="float">
            <text:p>0.000663981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141189" calcext:value-type="float">
            <text:p>0.0141189</text:p>
          </table:table-cell>
          <table:table-cell office:value-type="float" office:value="0.00186049" calcext:value-type="float">
            <text:p>0.00186049</text:p>
          </table:table-cell>
          <table:table-cell office:value-type="float" office:value="0.00149494" calcext:value-type="float">
            <text:p>0.00149494</text:p>
          </table:table-cell>
          <table:table-cell office:value-type="float" office:value="0.0368628" calcext:value-type="float">
            <text:p>0.0368628</text:p>
          </table:table-cell>
          <table:table-cell office:value-type="float" office:value="0.00741235" calcext:value-type="float">
            <text:p>0.00741235</text:p>
          </table:table-cell>
          <table:table-cell office:value-type="float" office:value="0.000748459" calcext:value-type="float">
            <text:p>0.000748459</text:p>
          </table:table-cell>
          <table:table-cell office:value-type="float" office:value="0.000295673" calcext:value-type="float">
            <text:p>0.000295673</text:p>
          </table:table-cell>
          <table:table-cell office:value-type="float" office:value="0.000677008" calcext:value-type="float">
            <text:p>0.000677008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0.0141804" calcext:value-type="float">
            <text:p>0.0141804</text:p>
          </table:table-cell>
          <table:table-cell office:value-type="float" office:value="0.00172588" calcext:value-type="float">
            <text:p>0.00172588</text:p>
          </table:table-cell>
          <table:table-cell office:value-type="float" office:value="0.00169982" calcext:value-type="float">
            <text:p>0.00169982</text:p>
          </table:table-cell>
          <table:table-cell office:value-type="float" office:value="0.037492" calcext:value-type="float">
            <text:p>0.037492</text:p>
          </table:table-cell>
          <table:table-cell office:value-type="float" office:value="0.00746288" calcext:value-type="float">
            <text:p>0.00746288</text:p>
          </table:table-cell>
          <table:table-cell office:value-type="float" office:value="0.000751222" calcext:value-type="float">
            <text:p>0.000751222</text:p>
          </table:table-cell>
          <table:table-cell office:value-type="float" office:value="0.00029212" calcext:value-type="float">
            <text:p>0.00029212</text:p>
          </table:table-cell>
          <table:table-cell office:value-type="float" office:value="0.000685298" calcext:value-type="float">
            <text:p>0.000685298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141276" calcext:value-type="float">
            <text:p>0.0141276</text:p>
          </table:table-cell>
          <table:table-cell office:value-type="float" office:value="0.00167535" calcext:value-type="float">
            <text:p>0.00167535</text:p>
          </table:table-cell>
          <table:table-cell office:value-type="float" office:value="0.00157587" calcext:value-type="float">
            <text:p>0.00157587</text:p>
          </table:table-cell>
          <table:table-cell office:value-type="float" office:value="0.0357582" calcext:value-type="float">
            <text:p>0.0357582</text:p>
          </table:table-cell>
          <table:table-cell office:value-type="float" office:value="0.00713404" calcext:value-type="float">
            <text:p>0.00713404</text:p>
          </table:table-cell>
          <table:table-cell office:value-type="float" office:value="0.000735826" calcext:value-type="float">
            <text:p>0.000735826</text:p>
          </table:table-cell>
          <table:table-cell office:value-type="float" office:value="0.000286593" calcext:value-type="float">
            <text:p>0.000286593</text:p>
          </table:table-cell>
          <table:table-cell office:value-type="float" office:value="0.00069714" calcext:value-type="float">
            <text:p>0.00069714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0.0144256" calcext:value-type="float">
            <text:p>0.0144256</text:p>
          </table:table-cell>
          <table:table-cell office:value-type="float" office:value="0.00175311" calcext:value-type="float">
            <text:p>0.00175311</text:p>
          </table:table-cell>
          <table:table-cell office:value-type="float" office:value="0.00155297" calcext:value-type="float">
            <text:p>0.00155297</text:p>
          </table:table-cell>
          <table:table-cell office:value-type="float" office:value="0.0359513" calcext:value-type="float">
            <text:p>0.0359513</text:p>
          </table:table-cell>
          <table:table-cell office:value-type="float" office:value="0.00714944" calcext:value-type="float">
            <text:p>0.00714944</text:p>
          </table:table-cell>
          <table:table-cell office:value-type="float" office:value="0.000759117" calcext:value-type="float">
            <text:p>0.000759117</text:p>
          </table:table-cell>
          <table:table-cell office:value-type="float" office:value="0.000295673" calcext:value-type="float">
            <text:p>0.000295673</text:p>
          </table:table-cell>
          <table:table-cell office:value-type="float" office:value="0.000685298" calcext:value-type="float">
            <text:p>0.000685298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0137474" calcext:value-type="float">
            <text:p>0.0137474</text:p>
          </table:table-cell>
          <table:table-cell office:value-type="float" office:value="0.00162561" calcext:value-type="float">
            <text:p>0.00162561</text:p>
          </table:table-cell>
          <table:table-cell office:value-type="float" office:value="0.00159087" calcext:value-type="float">
            <text:p>0.00159087</text:p>
          </table:table-cell>
          <table:table-cell office:value-type="float" office:value="0.0364285" calcext:value-type="float">
            <text:p>0.0364285</text:p>
          </table:table-cell>
          <table:table-cell office:value-type="float" office:value="0.00717036" calcext:value-type="float">
            <text:p>0.00717036</text:p>
          </table:table-cell>
          <table:table-cell office:value-type="float" office:value="0.000732668" calcext:value-type="float">
            <text:p>0.000732668</text:p>
          </table:table-cell>
          <table:table-cell office:value-type="float" office:value="0.000281462" calcext:value-type="float">
            <text:p>0.000281462</text:p>
          </table:table-cell>
          <table:table-cell office:value-type="float" office:value="0.000681745" calcext:value-type="float">
            <text:p>0.000681745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0.0135611" calcext:value-type="float">
            <text:p>0.0135611</text:p>
          </table:table-cell>
          <table:table-cell office:value-type="float" office:value="0.00168166" calcext:value-type="float">
            <text:p>0.00168166</text:p>
          </table:table-cell>
          <table:table-cell office:value-type="float" office:value="0.00206971" calcext:value-type="float">
            <text:p>0.00206971</text:p>
          </table:table-cell>
          <table:table-cell office:value-type="float" office:value="0.0353335" calcext:value-type="float">
            <text:p>0.0353335</text:p>
          </table:table-cell>
          <table:table-cell office:value-type="float" office:value="0.00694495" calcext:value-type="float">
            <text:p>0.00694495</text:p>
          </table:table-cell>
          <table:table-cell office:value-type="float" office:value="0.0007303" calcext:value-type="float">
            <text:p>0.0007303</text:p>
          </table:table-cell>
          <table:table-cell office:value-type="float" office:value="0.000284225" calcext:value-type="float">
            <text:p>0.000284225</text:p>
          </table:table-cell>
          <table:table-cell office:value-type="float" office:value="0.000671086" calcext:value-type="float">
            <text:p>0.000671086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135638" calcext:value-type="float">
            <text:p>0.0135638</text:p>
          </table:table-cell>
          <table:table-cell office:value-type="float" office:value="0.0016039" calcext:value-type="float">
            <text:p>0.0016039</text:p>
          </table:table-cell>
          <table:table-cell office:value-type="float" office:value="0.00191852" calcext:value-type="float">
            <text:p>0.00191852</text:p>
          </table:table-cell>
          <table:table-cell office:value-type="float" office:value="0.0359292" calcext:value-type="float">
            <text:p>0.0359292</text:p>
          </table:table-cell>
          <table:table-cell office:value-type="float" office:value="0.00710799" calcext:value-type="float">
            <text:p>0.00710799</text:p>
          </table:table-cell>
          <table:table-cell office:value-type="float" office:value="0.000690429" calcext:value-type="float">
            <text:p>0.000690429</text:p>
          </table:table-cell>
          <table:table-cell office:value-type="float" office:value="0.000270408" calcext:value-type="float">
            <text:p>0.000270408</text:p>
          </table:table-cell>
          <table:table-cell office:value-type="float" office:value="0.000680561" calcext:value-type="float">
            <text:p>0.000680561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0.0136065" calcext:value-type="float">
            <text:p>0.0136065</text:p>
          </table:table-cell>
          <table:table-cell office:value-type="float" office:value="0.0016789" calcext:value-type="float">
            <text:p>0.0016789</text:p>
          </table:table-cell>
          <table:table-cell office:value-type="float" office:value="0.00169864" calcext:value-type="float">
            <text:p>0.00169864</text:p>
          </table:table-cell>
          <table:table-cell office:value-type="float" office:value="0.0336984" calcext:value-type="float">
            <text:p>0.0336984</text:p>
          </table:table-cell>
          <table:table-cell office:value-type="float" office:value="0.00668402" calcext:value-type="float">
            <text:p>0.00668402</text:p>
          </table:table-cell>
          <table:table-cell office:value-type="float" office:value="0.000724379" calcext:value-type="float">
            <text:p>0.000724379</text:p>
          </table:table-cell>
          <table:table-cell office:value-type="float" office:value="0.000275935" calcext:value-type="float">
            <text:p>0.000275935</text:p>
          </table:table-cell>
          <table:table-cell office:value-type="float" office:value="0.000658059" calcext:value-type="float">
            <text:p>0.000658059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134482" calcext:value-type="float">
            <text:p>0.0134482</text:p>
          </table:table-cell>
          <table:table-cell office:value-type="float" office:value="0.00159403" calcext:value-type="float">
            <text:p>0.00159403</text:p>
          </table:table-cell>
          <table:table-cell office:value-type="float" office:value="0.00152297" calcext:value-type="float">
            <text:p>0.00152297</text:p>
          </table:table-cell>
          <table:table-cell office:value-type="float" office:value="0.033936" calcext:value-type="float">
            <text:p>0.033936</text:p>
          </table:table-cell>
          <table:table-cell office:value-type="float" office:value="0.00676613" calcext:value-type="float">
            <text:p>0.00676613</text:p>
          </table:table-cell>
          <table:table-cell office:value-type="float" office:value="0.000704641" calcext:value-type="float">
            <text:p>0.000704641</text:p>
          </table:table-cell>
          <table:table-cell office:value-type="float" office:value="0.000274751" calcext:value-type="float">
            <text:p>0.000274751</text:p>
          </table:table-cell>
          <table:table-cell office:value-type="float" office:value="0.000686482" calcext:value-type="float">
            <text:p>0.000686482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0.0130147" calcext:value-type="float">
            <text:p>0.0130147</text:p>
          </table:table-cell>
          <table:table-cell office:value-type="float" office:value="0.00175627" calcext:value-type="float">
            <text:p>0.00175627</text:p>
          </table:table-cell>
          <table:table-cell office:value-type="float" office:value="0.00166193" calcext:value-type="float">
            <text:p>0.00166193</text:p>
          </table:table-cell>
          <table:table-cell office:value-type="float" office:value="0.0329255" calcext:value-type="float">
            <text:p>0.0329255</text:p>
          </table:table-cell>
          <table:table-cell office:value-type="float" office:value="0.00733616" calcext:value-type="float">
            <text:p>0.00733616</text:p>
          </table:table-cell>
          <table:table-cell office:value-type="float" office:value="0.000742537" calcext:value-type="float">
            <text:p>0.000742537</text:p>
          </table:table-cell>
          <table:table-cell office:value-type="float" office:value="0.000281856" calcext:value-type="float">
            <text:p>0.000281856</text:p>
          </table:table-cell>
          <table:table-cell office:value-type="float" office:value="0.000666744" calcext:value-type="float">
            <text:p>0.00066674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130858" calcext:value-type="float">
            <text:p>0.0130858</text:p>
          </table:table-cell>
          <table:table-cell office:value-type="float" office:value="0.00193589" calcext:value-type="float">
            <text:p>0.00193589</text:p>
          </table:table-cell>
          <table:table-cell office:value-type="float" office:value="0.00157034" calcext:value-type="float">
            <text:p>0.00157034</text:p>
          </table:table-cell>
          <table:table-cell office:value-type="float" office:value="0.0334643" calcext:value-type="float">
            <text:p>0.0334643</text:p>
          </table:table-cell>
          <table:table-cell office:value-type="float" office:value="0.00744077" calcext:value-type="float">
            <text:p>0.00744077</text:p>
          </table:table-cell>
          <table:table-cell office:value-type="float" office:value="0.000735432" calcext:value-type="float">
            <text:p>0.000735432</text:p>
          </table:table-cell>
          <table:table-cell office:value-type="float" office:value="0.000279883" calcext:value-type="float">
            <text:p>0.000279883</text:p>
          </table:table-cell>
          <table:table-cell office:value-type="float" office:value="0.000672665" calcext:value-type="float">
            <text:p>0.000672665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0.012736" calcext:value-type="float">
            <text:p>0.012736</text:p>
          </table:table-cell>
          <table:table-cell office:value-type="float" office:value="0.00193352" calcext:value-type="float">
            <text:p>0.00193352</text:p>
          </table:table-cell>
          <table:table-cell office:value-type="float" office:value="0.00220314" calcext:value-type="float">
            <text:p>0.00220314</text:p>
          </table:table-cell>
          <table:table-cell office:value-type="float" office:value="0.0332014" calcext:value-type="float">
            <text:p>0.0332014</text:p>
          </table:table-cell>
          <table:table-cell office:value-type="float" office:value="0.0066777" calcext:value-type="float">
            <text:p>0.0066777</text:p>
          </table:table-cell>
          <table:table-cell office:value-type="float" office:value="0.000711746" calcext:value-type="float">
            <text:p>0.000711746</text:p>
          </table:table-cell>
          <table:table-cell office:value-type="float" office:value="0.000274356" calcext:value-type="float">
            <text:p>0.000274356</text:p>
          </table:table-cell>
          <table:table-cell office:value-type="float" office:value="0.000672271" calcext:value-type="float">
            <text:p>0.000672271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0127941" calcext:value-type="float">
            <text:p>0.0127941</text:p>
          </table:table-cell>
          <table:table-cell office:value-type="float" office:value="0.00164021" calcext:value-type="float">
            <text:p>0.00164021</text:p>
          </table:table-cell>
          <table:table-cell office:value-type="float" office:value="0.00171798" calcext:value-type="float">
            <text:p>0.00171798</text:p>
          </table:table-cell>
          <table:table-cell office:value-type="float" office:value="0.0333186" calcext:value-type="float">
            <text:p>0.0333186</text:p>
          </table:table-cell>
          <table:table-cell office:value-type="float" office:value="0.00683205" calcext:value-type="float">
            <text:p>0.00683205</text:p>
          </table:table-cell>
          <table:table-cell office:value-type="float" office:value="0.000712536" calcext:value-type="float">
            <text:p>0.000712536</text:p>
          </table:table-cell>
          <table:table-cell office:value-type="float" office:value="0.000277119" calcext:value-type="float">
            <text:p>0.000277119</text:p>
          </table:table-cell>
          <table:table-cell office:value-type="float" office:value="0.000695561" calcext:value-type="float">
            <text:p>0.000695561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0.0124498" calcext:value-type="float">
            <text:p>0.0124498</text:p>
          </table:table-cell>
          <table:table-cell office:value-type="float" office:value="0.00156679" calcext:value-type="float">
            <text:p>0.00156679</text:p>
          </table:table-cell>
          <table:table-cell office:value-type="float" office:value="0.00162442" calcext:value-type="float">
            <text:p>0.00162442</text:p>
          </table:table-cell>
          <table:table-cell office:value-type="float" office:value="0.0310701" calcext:value-type="float">
            <text:p>0.0310701</text:p>
          </table:table-cell>
          <table:table-cell office:value-type="float" office:value="0.00625255" calcext:value-type="float">
            <text:p>0.00625255</text:p>
          </table:table-cell>
          <table:table-cell office:value-type="float" office:value="0.000728326" calcext:value-type="float">
            <text:p>0.000728326</text:p>
          </table:table-cell>
          <table:table-cell office:value-type="float" office:value="0.000275145" calcext:value-type="float">
            <text:p>0.000275145</text:p>
          </table:table-cell>
          <table:table-cell office:value-type="float" office:value="0.000650164" calcext:value-type="float">
            <text:p>0.000650164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125387" calcext:value-type="float">
            <text:p>0.0125387</text:p>
          </table:table-cell>
          <table:table-cell office:value-type="float" office:value="0.00148468" calcext:value-type="float">
            <text:p>0.00148468</text:p>
          </table:table-cell>
          <table:table-cell office:value-type="float" office:value="0.00157982" calcext:value-type="float">
            <text:p>0.00157982</text:p>
          </table:table-cell>
          <table:table-cell office:value-type="float" office:value="0.030654" calcext:value-type="float">
            <text:p>0.030654</text:p>
          </table:table-cell>
          <table:table-cell office:value-type="float" office:value="0.00616965" calcext:value-type="float">
            <text:p>0.00616965</text:p>
          </table:table-cell>
          <table:table-cell office:value-type="float" office:value="0.000713325" calcext:value-type="float">
            <text:p>0.000713325</text:p>
          </table:table-cell>
          <table:table-cell office:value-type="float" office:value="0.00026804" calcext:value-type="float">
            <text:p>0.00026804</text:p>
          </table:table-cell>
          <table:table-cell office:value-type="float" office:value="0.000649769" calcext:value-type="float">
            <text:p>0.000649769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0.0121632" calcext:value-type="float">
            <text:p>0.0121632</text:p>
          </table:table-cell>
          <table:table-cell office:value-type="float" office:value="0.00149889" calcext:value-type="float">
            <text:p>0.00149889</text:p>
          </table:table-cell>
          <table:table-cell office:value-type="float" office:value="0.00151389" calcext:value-type="float">
            <text:p>0.00151389</text:p>
          </table:table-cell>
          <table:table-cell office:value-type="float" office:value="0.0305431" calcext:value-type="float">
            <text:p>0.0305431</text:p>
          </table:table-cell>
          <table:table-cell office:value-type="float" office:value="0.00607215" calcext:value-type="float">
            <text:p>0.00607215</text:p>
          </table:table-cell>
          <table:table-cell office:value-type="float" office:value="0.000702272" calcext:value-type="float">
            <text:p>0.000702272</text:p>
          </table:table-cell>
          <table:table-cell office:value-type="float" office:value="0.00026804" calcext:value-type="float">
            <text:p>0.00026804</text:p>
          </table:table-cell>
          <table:table-cell office:value-type="float" office:value="0.000637137" calcext:value-type="float">
            <text:p>0.000637137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122375" calcext:value-type="float">
            <text:p>0.0122375</text:p>
          </table:table-cell>
          <table:table-cell office:value-type="float" office:value="0.00139744" calcext:value-type="float">
            <text:p>0.00139744</text:p>
          </table:table-cell>
          <table:table-cell office:value-type="float" office:value="0.0016789" calcext:value-type="float">
            <text:p>0.0016789</text:p>
          </table:table-cell>
          <table:table-cell office:value-type="float" office:value="0.029962" calcext:value-type="float">
            <text:p>0.029962</text:p>
          </table:table-cell>
          <table:table-cell office:value-type="float" office:value="0.0059928" calcext:value-type="float">
            <text:p>0.0059928</text:p>
          </table:table-cell>
          <table:table-cell office:value-type="float" office:value="0.000707799" calcext:value-type="float">
            <text:p>0.000707799</text:p>
          </table:table-cell>
          <table:table-cell office:value-type="float" office:value="0.000262908" calcext:value-type="float">
            <text:p>0.000262908</text:p>
          </table:table-cell>
          <table:table-cell office:value-type="float" office:value="0.000656875" calcext:value-type="float">
            <text:p>0.00065687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0.0118853" calcext:value-type="float">
            <text:p>0.0118853</text:p>
          </table:table-cell>
          <table:table-cell office:value-type="float" office:value="0.00143415" calcext:value-type="float">
            <text:p>0.00143415</text:p>
          </table:table-cell>
          <table:table-cell office:value-type="float" office:value="0.00188102" calcext:value-type="float">
            <text:p>0.00188102</text:p>
          </table:table-cell>
          <table:table-cell office:value-type="float" office:value="0.0301369" calcext:value-type="float">
            <text:p>0.0301369</text:p>
          </table:table-cell>
          <table:table-cell office:value-type="float" office:value="0.00606741" calcext:value-type="float">
            <text:p>0.00606741</text:p>
          </table:table-cell>
          <table:table-cell office:value-type="float" office:value="0.000691614" calcext:value-type="float">
            <text:p>0.000691614</text:p>
          </table:table-cell>
          <table:table-cell office:value-type="float" office:value="0.000261329" calcext:value-type="float">
            <text:p>0.000261329</text:p>
          </table:table-cell>
          <table:table-cell office:value-type="float" office:value="0.000638716" calcext:value-type="float">
            <text:p>0.000638716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124348" calcext:value-type="float">
            <text:p>0.0124348</text:p>
          </table:table-cell>
          <table:table-cell office:value-type="float" office:value="0.00143178" calcext:value-type="float">
            <text:p>0.00143178</text:p>
          </table:table-cell>
          <table:table-cell office:value-type="float" office:value="0.00164021" calcext:value-type="float">
            <text:p>0.00164021</text:p>
          </table:table-cell>
          <table:table-cell office:value-type="float" office:value="0.0291954" calcext:value-type="float">
            <text:p>0.0291954</text:p>
          </table:table-cell>
          <table:table-cell office:value-type="float" office:value="0.00587714" calcext:value-type="float">
            <text:p>0.00587714</text:p>
          </table:table-cell>
          <table:table-cell office:value-type="float" office:value="0.00069714" calcext:value-type="float">
            <text:p>0.00069714</text:p>
          </table:table-cell>
          <table:table-cell office:value-type="float" office:value="0.000261329" calcext:value-type="float">
            <text:p>0.000261329</text:p>
          </table:table-cell>
          <table:table-cell office:value-type="float" office:value="0.000634769" calcext:value-type="float">
            <text:p>0.000634769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0.0142673" calcext:value-type="float">
            <text:p>0.0142673</text:p>
          </table:table-cell>
          <table:table-cell office:value-type="float" office:value="0.00134099" calcext:value-type="float">
            <text:p>0.00134099</text:p>
          </table:table-cell>
          <table:table-cell office:value-type="float" office:value="0.00160232" calcext:value-type="float">
            <text:p>0.00160232</text:p>
          </table:table-cell>
          <table:table-cell office:value-type="float" office:value="0.0287928" calcext:value-type="float">
            <text:p>0.0287928</text:p>
          </table:table-cell>
          <table:table-cell office:value-type="float" office:value="0.00579345" calcext:value-type="float">
            <text:p>0.00579345</text:p>
          </table:table-cell>
          <table:table-cell office:value-type="float" office:value="0.000667139" calcext:value-type="float">
            <text:p>0.000667139</text:p>
          </table:table-cell>
          <table:table-cell office:value-type="float" office:value="0.000249881" calcext:value-type="float">
            <text:p>0.000249881</text:p>
          </table:table-cell>
          <table:table-cell office:value-type="float" office:value="0.000627663" calcext:value-type="float">
            <text:p>0.000627663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120961" calcext:value-type="float">
            <text:p>0.0120961</text:p>
          </table:table-cell>
          <table:table-cell office:value-type="float" office:value="0.00140218" calcext:value-type="float">
            <text:p>0.00140218</text:p>
          </table:table-cell>
          <table:table-cell office:value-type="float" office:value="0.00171482" calcext:value-type="float">
            <text:p>0.00171482</text:p>
          </table:table-cell>
          <table:table-cell office:value-type="float" office:value="0.0292384" calcext:value-type="float">
            <text:p>0.0292384</text:p>
          </table:table-cell>
          <table:table-cell office:value-type="float" office:value="0.0058499" calcext:value-type="float">
            <text:p>0.0058499</text:p>
          </table:table-cell>
          <table:table-cell office:value-type="float" office:value="0.000701877" calcext:value-type="float">
            <text:p>0.000701877</text:p>
          </table:table-cell>
          <table:table-cell office:value-type="float" office:value="0.00025896" calcext:value-type="float">
            <text:p>0.00025896</text:p>
          </table:table-cell>
          <table:table-cell office:value-type="float" office:value="0.000652533" calcext:value-type="float">
            <text:p>0.000652533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0.0113125" calcext:value-type="float">
            <text:p>0.0113125</text:p>
          </table:table-cell>
          <table:table-cell office:value-type="float" office:value="0.00133072" calcext:value-type="float">
            <text:p>0.00133072</text:p>
          </table:table-cell>
          <table:table-cell office:value-type="float" office:value="0.00226117" calcext:value-type="float">
            <text:p>0.00226117</text:p>
          </table:table-cell>
          <table:table-cell office:value-type="float" office:value="0.0285981" calcext:value-type="float">
            <text:p>0.0285981</text:p>
          </table:table-cell>
          <table:table-cell office:value-type="float" office:value="0.00576187" calcext:value-type="float">
            <text:p>0.00576187</text:p>
          </table:table-cell>
          <table:table-cell office:value-type="float" office:value="0.000668323" calcext:value-type="float">
            <text:p>0.000668323</text:p>
          </table:table-cell>
          <table:table-cell office:value-type="float" office:value="0.00025225" calcext:value-type="float">
            <text:p>0.00025225</text:p>
          </table:table-cell>
          <table:table-cell office:value-type="float" office:value="0.000644638" calcext:value-type="float">
            <text:p>0.000644638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0113568" calcext:value-type="float">
            <text:p>0.0113568</text:p>
          </table:table-cell>
          <table:table-cell office:value-type="float" office:value="0.00138994" calcext:value-type="float">
            <text:p>0.00138994</text:p>
          </table:table-cell>
          <table:table-cell office:value-type="float" office:value="0.00164614" calcext:value-type="float">
            <text:p>0.00164614</text:p>
          </table:table-cell>
          <table:table-cell office:value-type="float" office:value="0.0286503" calcext:value-type="float">
            <text:p>0.0286503</text:p>
          </table:table-cell>
          <table:table-cell office:value-type="float" office:value="0.00577529" calcext:value-type="float">
            <text:p>0.00577529</text:p>
          </table:table-cell>
          <table:table-cell office:value-type="float" office:value="0.000687271" calcext:value-type="float">
            <text:p>0.000687271</text:p>
          </table:table-cell>
          <table:table-cell office:value-type="float" office:value="0.000256592" calcext:value-type="float">
            <text:p>0.000256592</text:p>
          </table:table-cell>
          <table:table-cell office:value-type="float" office:value="0.000639901" calcext:value-type="float">
            <text:p>0.000639901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0.011131" calcext:value-type="float">
            <text:p>0.011131</text:p>
          </table:table-cell>
          <table:table-cell office:value-type="float" office:value="0.00127506" calcext:value-type="float">
            <text:p>0.00127506</text:p>
          </table:table-cell>
          <table:table-cell office:value-type="float" office:value="0.00201958" calcext:value-type="float">
            <text:p>0.00201958</text:p>
          </table:table-cell>
          <table:table-cell office:value-type="float" office:value="0.0288993" calcext:value-type="float">
            <text:p>0.0288993</text:p>
          </table:table-cell>
          <table:table-cell office:value-type="float" office:value="0.00569279" calcext:value-type="float">
            <text:p>0.00569279</text:p>
          </table:table-cell>
          <table:table-cell office:value-type="float" office:value="0.000663586" calcext:value-type="float">
            <text:p>0.000663586</text:p>
          </table:table-cell>
          <table:table-cell office:value-type="float" office:value="0.000245539" calcext:value-type="float">
            <text:p>0.000245539</text:p>
          </table:table-cell>
          <table:table-cell office:value-type="float" office:value="0.000627663" calcext:value-type="float">
            <text:p>0.000627663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0112257" calcext:value-type="float">
            <text:p>0.0112257</text:p>
          </table:table-cell>
          <table:table-cell office:value-type="float" office:value="0.00133586" calcext:value-type="float">
            <text:p>0.00133586</text:p>
          </table:table-cell>
          <table:table-cell office:value-type="float" office:value="0.00253552" calcext:value-type="float">
            <text:p>0.00253552</text:p>
          </table:table-cell>
          <table:table-cell office:value-type="float" office:value="0.0278536" calcext:value-type="float">
            <text:p>0.0278536</text:p>
          </table:table-cell>
          <table:table-cell office:value-type="float" office:value="0.00578555" calcext:value-type="float">
            <text:p>0.00578555</text:p>
          </table:table-cell>
          <table:table-cell office:value-type="float" office:value="0.0118123" calcext:value-type="float">
            <text:p>0.0118123</text:p>
          </table:table-cell>
          <table:table-cell office:value-type="float" office:value="0.00554436" calcext:value-type="float">
            <text:p>0.00554436</text:p>
          </table:table-cell>
          <table:table-cell office:value-type="float" office:value="0.012815" calcext:value-type="float">
            <text:p>0.012815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0.0106872" calcext:value-type="float">
            <text:p>0.0106872</text:p>
          </table:table-cell>
          <table:table-cell office:value-type="float" office:value="0.00132954" calcext:value-type="float">
            <text:p>0.00132954</text:p>
          </table:table-cell>
          <table:table-cell office:value-type="float" office:value="0.00256829" calcext:value-type="float">
            <text:p>0.00256829</text:p>
          </table:table-cell>
          <table:table-cell office:value-type="float" office:value="0.0268616" calcext:value-type="float">
            <text:p>0.0268616</text:p>
          </table:table-cell>
          <table:table-cell office:value-type="float" office:value="0.00531619" calcext:value-type="float">
            <text:p>0.00531619</text:p>
          </table:table-cell>
          <table:table-cell office:value-type="float" office:value="0.000702667" calcext:value-type="float">
            <text:p>0.000702667</text:p>
          </table:table-cell>
          <table:table-cell office:value-type="float" office:value="0.000350544" calcext:value-type="float">
            <text:p>0.000350544</text:p>
          </table:table-cell>
          <table:table-cell office:value-type="float" office:value="0.000577529" calcext:value-type="float">
            <text:p>0.000577529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106908" calcext:value-type="float">
            <text:p>0.0106908</text:p>
          </table:table-cell>
          <table:table-cell office:value-type="float" office:value="0.00129599" calcext:value-type="float">
            <text:p>0.00129599</text:p>
          </table:table-cell>
          <table:table-cell office:value-type="float" office:value="0.00254658" calcext:value-type="float">
            <text:p>0.00254658</text:p>
          </table:table-cell>
          <table:table-cell office:value-type="float" office:value="0.0265111" calcext:value-type="float">
            <text:p>0.0265111</text:p>
          </table:table-cell>
          <table:table-cell office:value-type="float" office:value="0.0052925" calcext:value-type="float">
            <text:p>0.0052925</text:p>
          </table:table-cell>
          <table:table-cell office:value-type="float" office:value="0.00066556" calcext:value-type="float">
            <text:p>0.00066556</text:p>
          </table:table-cell>
          <table:table-cell office:value-type="float" office:value="0.000337122" calcext:value-type="float">
            <text:p>0.000337122</text:p>
          </table:table-cell>
          <table:table-cell office:value-type="float" office:value="0.000571213" calcext:value-type="float">
            <text:p>0.000571213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0.0104117" calcext:value-type="float">
            <text:p>0.0104117</text:p>
          </table:table-cell>
          <table:table-cell office:value-type="float" office:value="0.00126875" calcext:value-type="float">
            <text:p>0.00126875</text:p>
          </table:table-cell>
          <table:table-cell office:value-type="float" office:value="0.00276803" calcext:value-type="float">
            <text:p>0.00276803</text:p>
          </table:table-cell>
          <table:table-cell office:value-type="float" office:value="0.0254867" calcext:value-type="float">
            <text:p>0.0254867</text:p>
          </table:table-cell>
          <table:table-cell office:value-type="float" office:value="0.00508486" calcext:value-type="float">
            <text:p>0.00508486</text:p>
          </table:table-cell>
          <table:table-cell office:value-type="float" office:value="0.00065648" calcext:value-type="float">
            <text:p>0.00065648</text:p>
          </table:table-cell>
          <table:table-cell office:value-type="float" office:value="0.000329227" calcext:value-type="float">
            <text:p>0.000329227</text:p>
          </table:table-cell>
          <table:table-cell office:value-type="float" office:value="0.000555028" calcext:value-type="float">
            <text:p>0.000555028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105787" calcext:value-type="float">
            <text:p>0.0105787</text:p>
          </table:table-cell>
          <table:table-cell office:value-type="float" office:value="0.00121032" calcext:value-type="float">
            <text:p>0.00121032</text:p>
          </table:table-cell>
          <table:table-cell office:value-type="float" office:value="0.00252644" calcext:value-type="float">
            <text:p>0.00252644</text:p>
          </table:table-cell>
          <table:table-cell office:value-type="float" office:value="0.0252494" calcext:value-type="float">
            <text:p>0.0252494</text:p>
          </table:table-cell>
          <table:table-cell office:value-type="float" office:value="0.00502288" calcext:value-type="float">
            <text:p>0.00502288</text:p>
          </table:table-cell>
          <table:table-cell office:value-type="float" office:value="0.000646217" calcext:value-type="float">
            <text:p>0.000646217</text:p>
          </table:table-cell>
          <table:table-cell office:value-type="float" office:value="0.000320937" calcext:value-type="float">
            <text:p>0.000320937</text:p>
          </table:table-cell>
          <table:table-cell office:value-type="float" office:value="0.000563713" calcext:value-type="float">
            <text:p>0.000563713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0.0105203" calcext:value-type="float">
            <text:p>0.0105203</text:p>
          </table:table-cell>
          <table:table-cell office:value-type="float" office:value="0.00116966" calcext:value-type="float">
            <text:p>0.00116966</text:p>
          </table:table-cell>
          <table:table-cell office:value-type="float" office:value="0.00214195" calcext:value-type="float">
            <text:p>0.00214195</text:p>
          </table:table-cell>
          <table:table-cell office:value-type="float" office:value="0.0250445" calcext:value-type="float">
            <text:p>0.0250445</text:p>
          </table:table-cell>
          <table:table-cell office:value-type="float" office:value="0.00498933" calcext:value-type="float">
            <text:p>0.00498933</text:p>
          </table:table-cell>
          <table:table-cell office:value-type="float" office:value="0.000639506" calcext:value-type="float">
            <text:p>0.000639506</text:p>
          </table:table-cell>
          <table:table-cell office:value-type="float" office:value="0.0003162" calcext:value-type="float">
            <text:p>0.0003162</text:p>
          </table:table-cell>
          <table:table-cell office:value-type="float" office:value="0.000558975" calcext:value-type="float">
            <text:p>0.00055897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103557" calcext:value-type="float">
            <text:p>0.0103557</text:p>
          </table:table-cell>
          <table:table-cell office:value-type="float" office:value="0.00127901" calcext:value-type="float">
            <text:p>0.00127901</text:p>
          </table:table-cell>
          <table:table-cell office:value-type="float" office:value="0.00156324" calcext:value-type="float">
            <text:p>0.00156324</text:p>
          </table:table-cell>
          <table:table-cell office:value-type="float" office:value="0.0250082" calcext:value-type="float">
            <text:p>0.0250082</text:p>
          </table:table-cell>
          <table:table-cell office:value-type="float" office:value="0.00493209" calcext:value-type="float">
            <text:p>0.00493209</text:p>
          </table:table-cell>
          <table:table-cell office:value-type="float" office:value="0.000647006" calcext:value-type="float">
            <text:p>0.000647006</text:p>
          </table:table-cell>
          <table:table-cell office:value-type="float" office:value="0.000312647" calcext:value-type="float">
            <text:p>0.000312647</text:p>
          </table:table-cell>
          <table:table-cell office:value-type="float" office:value="0.00055187" calcext:value-type="float">
            <text:p>0.00055187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0.0102143" calcext:value-type="float">
            <text:p>0.0102143</text:p>
          </table:table-cell>
          <table:table-cell office:value-type="float" office:value="0.00115545" calcext:value-type="float">
            <text:p>0.00115545</text:p>
          </table:table-cell>
          <table:table-cell office:value-type="float" office:value="0.00195247" calcext:value-type="float">
            <text:p>0.00195247</text:p>
          </table:table-cell>
          <table:table-cell office:value-type="float" office:value="0.0236128" calcext:value-type="float">
            <text:p>0.0236128</text:p>
          </table:table-cell>
          <table:table-cell office:value-type="float" office:value="0.00467273" calcext:value-type="float">
            <text:p>0.00467273</text:p>
          </table:table-cell>
          <table:table-cell office:value-type="float" office:value="0.000639111" calcext:value-type="float">
            <text:p>0.000639111</text:p>
          </table:table-cell>
          <table:table-cell office:value-type="float" office:value="0.000313437" calcext:value-type="float">
            <text:p>0.000313437</text:p>
          </table:table-cell>
          <table:table-cell office:value-type="float" office:value="0.000537264" calcext:value-type="float">
            <text:p>0.000537264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010073" calcext:value-type="float">
            <text:p>0.010073</text:p>
          </table:table-cell>
          <table:table-cell office:value-type="float" office:value="0.00112545" calcext:value-type="float">
            <text:p>0.00112545</text:p>
          </table:table-cell>
          <table:table-cell office:value-type="float" office:value="0.0019272" calcext:value-type="float">
            <text:p>0.0019272</text:p>
          </table:table-cell>
          <table:table-cell office:value-type="float" office:value="0.0237403" calcext:value-type="float">
            <text:p>0.0237403</text:p>
          </table:table-cell>
          <table:table-cell office:value-type="float" office:value="0.00476037" calcext:value-type="float">
            <text:p>0.00476037</text:p>
          </table:table-cell>
          <table:table-cell office:value-type="float" office:value="0.000635558" calcext:value-type="float">
            <text:p>0.000635558</text:p>
          </table:table-cell>
          <table:table-cell office:value-type="float" office:value="0.000318174" calcext:value-type="float">
            <text:p>0.000318174</text:p>
          </table:table-cell>
          <table:table-cell office:value-type="float" office:value="0.000525816" calcext:value-type="float">
            <text:p>0.000525816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0.00995616" calcext:value-type="float">
            <text:p>0.00995616</text:p>
          </table:table-cell>
          <table:table-cell office:value-type="float" office:value="0.00113966" calcext:value-type="float">
            <text:p>0.00113966</text:p>
          </table:table-cell>
          <table:table-cell office:value-type="float" office:value="0.00154508" calcext:value-type="float">
            <text:p>0.00154508</text:p>
          </table:table-cell>
          <table:table-cell office:value-type="float" office:value="0.0227463" calcext:value-type="float">
            <text:p>0.0227463</text:p>
          </table:table-cell>
          <table:table-cell office:value-type="float" office:value="0.00454444" calcext:value-type="float">
            <text:p>0.00454444</text:p>
          </table:table-cell>
          <table:table-cell office:value-type="float" office:value="0.000676613" calcext:value-type="float">
            <text:p>0.000676613</text:p>
          </table:table-cell>
          <table:table-cell office:value-type="float" office:value="0.000352123" calcext:value-type="float">
            <text:p>0.000352123</text:p>
          </table:table-cell>
          <table:table-cell office:value-type="float" office:value="0.000517526" calcext:value-type="float">
            <text:p>0.000517526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0977141" calcext:value-type="float">
            <text:p>0.00977141</text:p>
          </table:table-cell>
          <table:table-cell office:value-type="float" office:value="0.00107097" calcext:value-type="float">
            <text:p>0.00107097</text:p>
          </table:table-cell>
          <table:table-cell office:value-type="float" office:value="0.00176496" calcext:value-type="float">
            <text:p>0.00176496</text:p>
          </table:table-cell>
          <table:table-cell office:value-type="float" office:value="0.0230419" calcext:value-type="float">
            <text:p>0.0230419</text:p>
          </table:table-cell>
          <table:table-cell office:value-type="float" office:value="0.0046001" calcext:value-type="float">
            <text:p>0.0046001</text:p>
          </table:table-cell>
          <table:table-cell office:value-type="float" office:value="0.000617005" calcext:value-type="float">
            <text:p>0.000617005</text:p>
          </table:table-cell>
          <table:table-cell office:value-type="float" office:value="0.000319358" calcext:value-type="float">
            <text:p>0.000319358</text:p>
          </table:table-cell>
          <table:table-cell office:value-type="float" office:value="0.000534501" calcext:value-type="float">
            <text:p>0.000534501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0.00962535" calcext:value-type="float">
            <text:p>0.00962535</text:p>
          </table:table-cell>
          <table:table-cell office:value-type="float" office:value="0.00104532" calcext:value-type="float">
            <text:p>0.00104532</text:p>
          </table:table-cell>
          <table:table-cell office:value-type="float" office:value="0.0015281" calcext:value-type="float">
            <text:p>0.0015281</text:p>
          </table:table-cell>
          <table:table-cell office:value-type="float" office:value="0.023235" calcext:value-type="float">
            <text:p>0.023235</text:p>
          </table:table-cell>
          <table:table-cell office:value-type="float" office:value="0.00464629" calcext:value-type="float">
            <text:p>0.00464629</text:p>
          </table:table-cell>
          <table:table-cell office:value-type="float" office:value="0.000601609" calcext:value-type="float">
            <text:p>0.000601609</text:p>
          </table:table-cell>
          <table:table-cell office:value-type="float" office:value="0.00029212" calcext:value-type="float">
            <text:p>0.00029212</text:p>
          </table:table-cell>
          <table:table-cell office:value-type="float" office:value="0.000541606" calcext:value-type="float">
            <text:p>0.00054160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0948521" calcext:value-type="float">
            <text:p>0.00948521</text:p>
          </table:table-cell>
          <table:table-cell office:value-type="float" office:value="0.0010844" calcext:value-type="float">
            <text:p>0.0010844</text:p>
          </table:table-cell>
          <table:table-cell office:value-type="float" office:value="0.001566" calcext:value-type="float">
            <text:p>0.001566</text:p>
          </table:table-cell>
          <table:table-cell office:value-type="float" office:value="0.0222169" calcext:value-type="float">
            <text:p>0.0222169</text:p>
          </table:table-cell>
          <table:table-cell office:value-type="float" office:value="0.0044572" calcext:value-type="float">
            <text:p>0.0044572</text:p>
          </table:table-cell>
          <table:table-cell office:value-type="float" office:value="0.000680561" calcext:value-type="float">
            <text:p>0.000680561</text:p>
          </table:table-cell>
          <table:table-cell office:value-type="float" office:value="0.000295673" calcext:value-type="float">
            <text:p>0.000295673</text:p>
          </table:table-cell>
          <table:table-cell office:value-type="float" office:value="0.000527" calcext:value-type="float">
            <text:p>0.000527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0.0125481" calcext:value-type="float">
            <text:p>0.0125481</text:p>
          </table:table-cell>
          <table:table-cell office:value-type="float" office:value="0.00101374" calcext:value-type="float">
            <text:p>0.00101374</text:p>
          </table:table-cell>
          <table:table-cell office:value-type="float" office:value="0.00150994" calcext:value-type="float">
            <text:p>0.00150994</text:p>
          </table:table-cell>
          <table:table-cell office:value-type="float" office:value="0.022344" calcext:value-type="float">
            <text:p>0.022344</text:p>
          </table:table-cell>
          <table:table-cell office:value-type="float" office:value="0.0044718" calcext:value-type="float">
            <text:p>0.0044718</text:p>
          </table:table-cell>
          <table:table-cell office:value-type="float" office:value="0.000588977" calcext:value-type="float">
            <text:p>0.000588977</text:p>
          </table:table-cell>
          <table:table-cell office:value-type="float" office:value="0.000321727" calcext:value-type="float">
            <text:p>0.000321727</text:p>
          </table:table-cell>
          <table:table-cell office:value-type="float" office:value="0.000527" calcext:value-type="float">
            <text:p>0.000527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0983181" calcext:value-type="float">
            <text:p>0.00983181</text:p>
          </table:table-cell>
          <table:table-cell office:value-type="float" office:value="0.000993997" calcext:value-type="float">
            <text:p>0.000993997</text:p>
          </table:table-cell>
          <table:table-cell office:value-type="float" office:value="0.00153639" calcext:value-type="float">
            <text:p>0.00153639</text:p>
          </table:table-cell>
          <table:table-cell office:value-type="float" office:value="0.0216796" calcext:value-type="float">
            <text:p>0.0216796</text:p>
          </table:table-cell>
          <table:table-cell office:value-type="float" office:value="0.00432693" calcext:value-type="float">
            <text:p>0.00432693</text:p>
          </table:table-cell>
          <table:table-cell office:value-type="float" office:value="0.000586214" calcext:value-type="float">
            <text:p>0.000586214</text:p>
          </table:table-cell>
          <table:table-cell office:value-type="float" office:value="0.000281856" calcext:value-type="float">
            <text:p>0.000281856</text:p>
          </table:table-cell>
          <table:table-cell office:value-type="float" office:value="0.000529369" calcext:value-type="float">
            <text:p>0.000529369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0.00942087" calcext:value-type="float">
            <text:p>0.00942087</text:p>
          </table:table-cell>
          <table:table-cell office:value-type="float" office:value="0.000930836" calcext:value-type="float">
            <text:p>0.000930836</text:p>
          </table:table-cell>
          <table:table-cell office:value-type="float" office:value="0.00154468" calcext:value-type="float">
            <text:p>0.00154468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0419311" calcext:value-type="float">
            <text:p>0.00419311</text:p>
          </table:table-cell>
          <table:table-cell office:value-type="float" office:value="0.000563713" calcext:value-type="float">
            <text:p>0.000563713</text:p>
          </table:table-cell>
          <table:table-cell office:value-type="float" office:value="0.000357255" calcext:value-type="float">
            <text:p>0.000357255</text:p>
          </table:table-cell>
          <table:table-cell office:value-type="float" office:value="0.00050371" calcext:value-type="float">
            <text:p>0.0005037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938573" calcext:value-type="float">
            <text:p>0.00938573</text:p>
          </table:table-cell>
          <table:table-cell office:value-type="float" office:value="0.00100189" calcext:value-type="float">
            <text:p>0.00100189</text:p>
          </table:table-cell>
          <table:table-cell office:value-type="float" office:value="0.00149494" calcext:value-type="float">
            <text:p>0.00149494</text:p>
          </table:table-cell>
          <table:table-cell office:value-type="float" office:value="0.0205013" calcext:value-type="float">
            <text:p>0.0205013</text:p>
          </table:table-cell>
          <table:table-cell office:value-type="float" office:value="0.00405731" calcext:value-type="float">
            <text:p>0.00405731</text:p>
          </table:table-cell>
          <table:table-cell office:value-type="float" office:value="0.000758722" calcext:value-type="float">
            <text:p>0.000758722</text:p>
          </table:table-cell>
          <table:table-cell office:value-type="float" office:value="0.000286593" calcext:value-type="float">
            <text:p>0.000286593</text:p>
          </table:table-cell>
          <table:table-cell office:value-type="float" office:value="0.000498972" calcext:value-type="float">
            <text:p>0.000498972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0.00918994" calcext:value-type="float">
            <text:p>0.00918994</text:p>
          </table:table-cell>
          <table:table-cell office:value-type="float" office:value="0.000918994" calcext:value-type="float">
            <text:p>0.000918994</text:p>
          </table:table-cell>
          <table:table-cell office:value-type="float" office:value="0.00149534" calcext:value-type="float">
            <text:p>0.00149534</text:p>
          </table:table-cell>
          <table:table-cell office:value-type="float" office:value="0.0200497" calcext:value-type="float">
            <text:p>0.0200497</text:p>
          </table:table-cell>
          <table:table-cell office:value-type="float" office:value="0.0038544" calcext:value-type="float">
            <text:p>0.0038544</text:p>
          </table:table-cell>
          <table:table-cell office:value-type="float" office:value="0.000558975" calcext:value-type="float">
            <text:p>0.000558975</text:p>
          </table:table-cell>
          <table:table-cell office:value-type="float" office:value="0.000286593" calcext:value-type="float">
            <text:p>0.000286593</text:p>
          </table:table-cell>
          <table:table-cell office:value-type="float" office:value="0.000483577" calcext:value-type="float">
            <text:p>0.000483577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0859227" calcext:value-type="float">
            <text:p>0.00859227</text:p>
          </table:table-cell>
          <table:table-cell office:value-type="float" office:value="0.000959259" calcext:value-type="float">
            <text:p>0.000959259</text:p>
          </table:table-cell>
          <table:table-cell office:value-type="float" office:value="0.00190865" calcext:value-type="float">
            <text:p>0.00190865</text:p>
          </table:table-cell>
          <table:table-cell office:value-type="float" office:value="0.020251" calcext:value-type="float">
            <text:p>0.020251</text:p>
          </table:table-cell>
          <table:table-cell office:value-type="float" office:value="0.00404862" calcext:value-type="float">
            <text:p>0.00404862</text:p>
          </table:table-cell>
          <table:table-cell office:value-type="float" office:value="0.000569634" calcext:value-type="float">
            <text:p>0.000569634</text:p>
          </table:table-cell>
          <table:table-cell office:value-type="float" office:value="0.000276724" calcext:value-type="float">
            <text:p>0.000276724</text:p>
          </table:table-cell>
          <table:table-cell office:value-type="float" office:value="0.000508447" calcext:value-type="float">
            <text:p>0.000508447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0.0085749" calcext:value-type="float">
            <text:p>0.0085749</text:p>
          </table:table-cell>
          <table:table-cell office:value-type="float" office:value="0.000887018" calcext:value-type="float">
            <text:p>0.000887018</text:p>
          </table:table-cell>
          <table:table-cell office:value-type="float" office:value="0.00160824" calcext:value-type="float">
            <text:p>0.00160824</text:p>
          </table:table-cell>
          <table:table-cell office:value-type="float" office:value="0.0198886" calcext:value-type="float">
            <text:p>0.0198886</text:p>
          </table:table-cell>
          <table:table-cell office:value-type="float" office:value="0.00389349" calcext:value-type="float">
            <text:p>0.00389349</text:p>
          </table:table-cell>
          <table:table-cell office:value-type="float" office:value="0.000560555" calcext:value-type="float">
            <text:p>0.000560555</text:p>
          </table:table-cell>
          <table:table-cell office:value-type="float" office:value="0.000301594" calcext:value-type="float">
            <text:p>0.000301594</text:p>
          </table:table-cell>
          <table:table-cell office:value-type="float" office:value="0.000482787" calcext:value-type="float">
            <text:p>0.000482787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0831279" calcext:value-type="float">
            <text:p>0.00831279</text:p>
          </table:table-cell>
          <table:table-cell office:value-type="float" office:value="0.000816752" calcext:value-type="float">
            <text:p>0.000816752</text:p>
          </table:table-cell>
          <table:table-cell office:value-type="float" office:value="0.00148468" calcext:value-type="float">
            <text:p>0.00148468</text:p>
          </table:table-cell>
          <table:table-cell office:value-type="float" office:value="0.0187794" calcext:value-type="float">
            <text:p>0.0187794</text:p>
          </table:table-cell>
          <table:table-cell office:value-type="float" office:value="0.00538882" calcext:value-type="float">
            <text:p>0.00538882</text:p>
          </table:table-cell>
          <table:table-cell office:value-type="float" office:value="0.000527395" calcext:value-type="float">
            <text:p>0.000527395</text:p>
          </table:table-cell>
          <table:table-cell office:value-type="float" office:value="0.000270408" calcext:value-type="float">
            <text:p>0.000270408</text:p>
          </table:table-cell>
          <table:table-cell office:value-type="float" office:value="0.000476077" calcext:value-type="float">
            <text:p>0.000476077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0.00859306" calcext:value-type="float">
            <text:p>0.00859306</text:p>
          </table:table-cell>
          <table:table-cell office:value-type="float" office:value="0.000841621" calcext:value-type="float">
            <text:p>0.000841621</text:p>
          </table:table-cell>
          <table:table-cell office:value-type="float" office:value="0.00151902" calcext:value-type="float">
            <text:p>0.00151902</text:p>
          </table:table-cell>
          <table:table-cell office:value-type="float" office:value="0.0176496" calcext:value-type="float">
            <text:p>0.0176496</text:p>
          </table:table-cell>
          <table:table-cell office:value-type="float" office:value="0.00352439" calcext:value-type="float">
            <text:p>0.00352439</text:p>
          </table:table-cell>
          <table:table-cell office:value-type="float" office:value="0.000530158" calcext:value-type="float">
            <text:p>0.000530158</text:p>
          </table:table-cell>
          <table:table-cell office:value-type="float" office:value="0.00025067" calcext:value-type="float">
            <text:p>0.00025067</text:p>
          </table:table-cell>
          <table:table-cell office:value-type="float" office:value="0.000474892" calcext:value-type="float">
            <text:p>0.000474892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0801119" calcext:value-type="float">
            <text:p>0.00801119</text:p>
          </table:table-cell>
          <table:table-cell office:value-type="float" office:value="0.000841621" calcext:value-type="float">
            <text:p>0.000841621</text:p>
          </table:table-cell>
          <table:table-cell office:value-type="float" office:value="0.0015885" calcext:value-type="float">
            <text:p>0.0015885</text:p>
          </table:table-cell>
          <table:table-cell office:value-type="float" office:value="0.0178809" calcext:value-type="float">
            <text:p>0.0178809</text:p>
          </table:table-cell>
          <table:table-cell office:value-type="float" office:value="0.00361676" calcext:value-type="float">
            <text:p>0.00361676</text:p>
          </table:table-cell>
          <table:table-cell office:value-type="float" office:value="0.000545949" calcext:value-type="float">
            <text:p>0.000545949</text:p>
          </table:table-cell>
          <table:table-cell office:value-type="float" office:value="0.00025225" calcext:value-type="float">
            <text:p>0.00025225</text:p>
          </table:table-cell>
          <table:table-cell office:value-type="float" office:value="0.000474892" calcext:value-type="float">
            <text:p>0.000474892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0.00791329" calcext:value-type="float">
            <text:p>0.00791329</text:p>
          </table:table-cell>
          <table:table-cell office:value-type="float" office:value="0.000886229" calcext:value-type="float">
            <text:p>0.000886229</text:p>
          </table:table-cell>
          <table:table-cell office:value-type="float" office:value="0.00152139" calcext:value-type="float">
            <text:p>0.00152139</text:p>
          </table:table-cell>
          <table:table-cell office:value-type="float" office:value="0.0172899" calcext:value-type="float">
            <text:p>0.0172899</text:p>
          </table:table-cell>
          <table:table-cell office:value-type="float" office:value="0.00337635" calcext:value-type="float">
            <text:p>0.00337635</text:p>
          </table:table-cell>
          <table:table-cell office:value-type="float" office:value="0.000530948" calcext:value-type="float">
            <text:p>0.000530948</text:p>
          </table:table-cell>
          <table:table-cell office:value-type="float" office:value="0.000277514" calcext:value-type="float">
            <text:p>0.000277514</text:p>
          </table:table-cell>
          <table:table-cell office:value-type="float" office:value="0.000458313" calcext:value-type="float">
            <text:p>0.000458313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0775539" calcext:value-type="float">
            <text:p>0.00775539</text:p>
          </table:table-cell>
          <table:table-cell office:value-type="float" office:value="0.00077846" calcext:value-type="float">
            <text:p>0.00077846</text:p>
          </table:table-cell>
          <table:table-cell office:value-type="float" office:value="0.00144402" calcext:value-type="float">
            <text:p>0.00144402</text:p>
          </table:table-cell>
          <table:table-cell office:value-type="float" office:value="0.0169058" calcext:value-type="float">
            <text:p>0.0169058</text:p>
          </table:table-cell>
          <table:table-cell office:value-type="float" office:value="0.00346004" calcext:value-type="float">
            <text:p>0.00346004</text:p>
          </table:table-cell>
          <table:table-cell office:value-type="float" office:value="0.000526211" calcext:value-type="float">
            <text:p>0.000526211</text:p>
          </table:table-cell>
          <table:table-cell office:value-type="float" office:value="0.000248302" calcext:value-type="float">
            <text:p>0.000248302</text:p>
          </table:table-cell>
          <table:table-cell office:value-type="float" office:value="0.00045397" calcext:value-type="float">
            <text:p>0.00045397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0.00763499" calcext:value-type="float">
            <text:p>0.00763499</text:p>
          </table:table-cell>
          <table:table-cell office:value-type="float" office:value="0.000772144" calcext:value-type="float">
            <text:p>0.000772144</text:p>
          </table:table-cell>
          <table:table-cell office:value-type="float" office:value="0.001551" calcext:value-type="float">
            <text:p>0.001551</text:p>
          </table:table-cell>
          <table:table-cell office:value-type="float" office:value="0.0172367" calcext:value-type="float">
            <text:p>0.0172367</text:p>
          </table:table-cell>
          <table:table-cell office:value-type="float" office:value="0.00346281" calcext:value-type="float">
            <text:p>0.00346281</text:p>
          </table:table-cell>
          <table:table-cell office:value-type="float" office:value="0.00051871" calcext:value-type="float">
            <text:p>0.00051871</text:p>
          </table:table-cell>
          <table:table-cell office:value-type="float" office:value="0.000241196" calcext:value-type="float">
            <text:p>0.000241196</text:p>
          </table:table-cell>
          <table:table-cell office:value-type="float" office:value="0.000463839" calcext:value-type="float">
            <text:p>0.00046383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750748" calcext:value-type="float">
            <text:p>0.00750748</text:p>
          </table:table-cell>
          <table:table-cell office:value-type="float" office:value="0.000765433" calcext:value-type="float">
            <text:p>0.000765433</text:p>
          </table:table-cell>
          <table:table-cell office:value-type="float" office:value="0.00219524" calcext:value-type="float">
            <text:p>0.00219524</text:p>
          </table:table-cell>
          <table:table-cell office:value-type="float" office:value="0.0166469" calcext:value-type="float">
            <text:p>0.0166469</text:p>
          </table:table-cell>
          <table:table-cell office:value-type="float" office:value="0.00333056" calcext:value-type="float">
            <text:p>0.00333056</text:p>
          </table:table-cell>
          <table:table-cell office:value-type="float" office:value="0.000541606" calcext:value-type="float">
            <text:p>0.000541606</text:p>
          </table:table-cell>
          <table:table-cell office:value-type="float" office:value="0.000240012" calcext:value-type="float">
            <text:p>0.000240012</text:p>
          </table:table-cell>
          <table:table-cell office:value-type="float" office:value="0.000450023" calcext:value-type="float">
            <text:p>0.000450023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0.00762275" calcext:value-type="float">
            <text:p>0.00762275</text:p>
          </table:table-cell>
          <table:table-cell office:value-type="float" office:value="0.000716089" calcext:value-type="float">
            <text:p>0.000716089</text:p>
          </table:table-cell>
          <table:table-cell office:value-type="float" office:value="0.00230617" calcext:value-type="float">
            <text:p>0.00230617</text:p>
          </table:table-cell>
          <table:table-cell office:value-type="float" office:value="0.0165995" calcext:value-type="float">
            <text:p>0.0165995</text:p>
          </table:table-cell>
          <table:table-cell office:value-type="float" office:value="0.00331556" calcext:value-type="float">
            <text:p>0.00331556</text:p>
          </table:table-cell>
          <table:table-cell office:value-type="float" office:value="0.000490683" calcext:value-type="float">
            <text:p>0.000490683</text:p>
          </table:table-cell>
          <table:table-cell office:value-type="float" office:value="0.000231722" calcext:value-type="float">
            <text:p>0.000231722</text:p>
          </table:table-cell>
          <table:table-cell office:value-type="float" office:value="0.000448049" calcext:value-type="float">
            <text:p>0.000448049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00748853" calcext:value-type="float">
            <text:p>0.00748853</text:p>
          </table:table-cell>
          <table:table-cell office:value-type="float" office:value="0.000671876" calcext:value-type="float">
            <text:p>0.000671876</text:p>
          </table:table-cell>
          <table:table-cell office:value-type="float" office:value="0.00168403" calcext:value-type="float">
            <text:p>0.00168403</text:p>
          </table:table-cell>
          <table:table-cell office:value-type="float" office:value="0.0168305" calcext:value-type="float">
            <text:p>0.0168305</text:p>
          </table:table-cell>
          <table:table-cell office:value-type="float" office:value="0.00316516" calcext:value-type="float">
            <text:p>0.00316516</text:p>
          </table:table-cell>
          <table:table-cell office:value-type="float" office:value="0.000489498" calcext:value-type="float">
            <text:p>0.000489498</text:p>
          </table:table-cell>
          <table:table-cell office:value-type="float" office:value="0.000221853" calcext:value-type="float">
            <text:p>0.000221853</text:p>
          </table:table-cell>
          <table:table-cell office:value-type="float" office:value="0.000440154" calcext:value-type="float">
            <text:p>0.000440154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0.00729905" calcext:value-type="float">
            <text:p>0.00729905</text:p>
          </table:table-cell>
          <table:table-cell office:value-type="float" office:value="0.000698719" calcext:value-type="float">
            <text:p>0.000698719</text:p>
          </table:table-cell>
          <table:table-cell office:value-type="float" office:value="0.00177246" calcext:value-type="float">
            <text:p>0.00177246</text:p>
          </table:table-cell>
          <table:table-cell office:value-type="float" office:value="0.0149427" calcext:value-type="float">
            <text:p>0.0149427</text:p>
          </table:table-cell>
          <table:table-cell office:value-type="float" office:value="0.00302107" calcext:value-type="float">
            <text:p>0.00302107</text:p>
          </table:table-cell>
          <table:table-cell office:value-type="float" office:value="0.000499367" calcext:value-type="float">
            <text:p>0.000499367</text:p>
          </table:table-cell>
          <table:table-cell office:value-type="float" office:value="0.000227775" calcext:value-type="float">
            <text:p>0.000227775</text:p>
          </table:table-cell>
          <table:table-cell office:value-type="float" office:value="0.000442917" calcext:value-type="float">
            <text:p>0.00044291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0722365" calcext:value-type="float">
            <text:p>0.00722365</text:p>
          </table:table-cell>
          <table:table-cell office:value-type="float" office:value="0.000661612" calcext:value-type="float">
            <text:p>0.000661612</text:p>
          </table:table-cell>
          <table:table-cell office:value-type="float" office:value="0.0026575" calcext:value-type="float">
            <text:p>0.0026575</text:p>
          </table:table-cell>
          <table:table-cell office:value-type="float" office:value="0.0144899" calcext:value-type="float">
            <text:p>0.0144899</text:p>
          </table:table-cell>
          <table:table-cell office:value-type="float" office:value="0.00300331" calcext:value-type="float">
            <text:p>0.00300331</text:p>
          </table:table-cell>
          <table:table-cell office:value-type="float" office:value="0.000481998" calcext:value-type="float">
            <text:p>0.000481998</text:p>
          </table:table-cell>
          <table:table-cell office:value-type="float" office:value="0.000218695" calcext:value-type="float">
            <text:p>0.000218695</text:p>
          </table:table-cell>
          <table:table-cell office:value-type="float" office:value="0.000431469" calcext:value-type="float">
            <text:p>0.000431469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692245" calcext:value-type="float">
            <text:p>0.00692245</text:p>
          </table:table-cell>
          <table:table-cell office:value-type="float" office:value="0.000654112" calcext:value-type="float">
            <text:p>0.000654112</text:p>
          </table:table-cell>
          <table:table-cell office:value-type="float" office:value="0.00148784" calcext:value-type="float">
            <text:p>0.00148784</text:p>
          </table:table-cell>
          <table:table-cell office:value-type="float" office:value="0.014546" calcext:value-type="float">
            <text:p>0.014546</text:p>
          </table:table-cell>
          <table:table-cell office:value-type="float" office:value="0.00293541" calcext:value-type="float">
            <text:p>0.00293541</text:p>
          </table:table-cell>
          <table:table-cell office:value-type="float" office:value="0.000476077" calcext:value-type="float">
            <text:p>0.000476077</text:p>
          </table:table-cell>
          <table:table-cell office:value-type="float" office:value="0.00023488" calcext:value-type="float">
            <text:p>0.00023488</text:p>
          </table:table-cell>
          <table:table-cell office:value-type="float" office:value="0.000436206" calcext:value-type="float">
            <text:p>0.000436206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00668994" calcext:value-type="float">
            <text:p>0.00668994</text:p>
          </table:table-cell>
          <table:table-cell office:value-type="float" office:value="0.000627268" calcext:value-type="float">
            <text:p>0.000627268</text:p>
          </table:table-cell>
          <table:table-cell office:value-type="float" office:value="0.00147757" calcext:value-type="float">
            <text:p>0.00147757</text:p>
          </table:table-cell>
          <table:table-cell office:value-type="float" office:value="0.013449" calcext:value-type="float">
            <text:p>0.013449</text:p>
          </table:table-cell>
          <table:table-cell office:value-type="float" office:value="0.00298002" calcext:value-type="float">
            <text:p>0.00298002</text:p>
          </table:table-cell>
          <table:table-cell office:value-type="float" office:value="0.000481603" calcext:value-type="float">
            <text:p>0.000481603</text:p>
          </table:table-cell>
          <table:table-cell office:value-type="float" office:value="0.000213563" calcext:value-type="float">
            <text:p>0.000213563</text:p>
          </table:table-cell>
          <table:table-cell office:value-type="float" office:value="0.000423574" calcext:value-type="float">
            <text:p>0.000423574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0.006791" calcext:value-type="float">
            <text:p>0.006791</text:p>
          </table:table-cell>
          <table:table-cell office:value-type="float" office:value="0.000583056" calcext:value-type="float">
            <text:p>0.000583056</text:p>
          </table:table-cell>
          <table:table-cell office:value-type="float" office:value="0.00148586" calcext:value-type="float">
            <text:p>0.00148586</text:p>
          </table:table-cell>
          <table:table-cell office:value-type="float" office:value="0.0132397" calcext:value-type="float">
            <text:p>0.0132397</text:p>
          </table:table-cell>
          <table:table-cell office:value-type="float" office:value="0.00275738" calcext:value-type="float">
            <text:p>0.00275738</text:p>
          </table:table-cell>
          <table:table-cell office:value-type="float" office:value="0.000468971" calcext:value-type="float">
            <text:p>0.000468971</text:p>
          </table:table-cell>
          <table:table-cell office:value-type="float" office:value="0.000201326" calcext:value-type="float">
            <text:p>0.000201326</text:p>
          </table:table-cell>
          <table:table-cell office:value-type="float" office:value="0.000418047" calcext:value-type="float">
            <text:p>0.00041804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065052" calcext:value-type="float">
            <text:p>0.0065052</text:p>
          </table:table-cell>
          <table:table-cell office:value-type="float" office:value="0.000566081" calcext:value-type="float">
            <text:p>0.000566081</text:p>
          </table:table-cell>
          <table:table-cell office:value-type="float" office:value="0.00160113" calcext:value-type="float">
            <text:p>0.00160113</text:p>
          </table:table-cell>
          <table:table-cell office:value-type="float" office:value="0.013387" calcext:value-type="float">
            <text:p>0.013387</text:p>
          </table:table-cell>
          <table:table-cell office:value-type="float" office:value="0.00266895" calcext:value-type="float">
            <text:p>0.00266895</text:p>
          </table:table-cell>
          <table:table-cell office:value-type="float" office:value="0.000459102" calcext:value-type="float">
            <text:p>0.000459102</text:p>
          </table:table-cell>
          <table:table-cell office:value-type="float" office:value="0.000202115" calcext:value-type="float">
            <text:p>0.000202115</text:p>
          </table:table-cell>
          <table:table-cell office:value-type="float" office:value="0.000420811" calcext:value-type="float">
            <text:p>0.000420811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0.00617202" calcext:value-type="float">
            <text:p>0.00617202</text:p>
          </table:table-cell>
          <table:table-cell office:value-type="float" office:value="0.000534895" calcext:value-type="float">
            <text:p>0.000534895</text:p>
          </table:table-cell>
          <table:table-cell office:value-type="float" office:value="0.00147639" calcext:value-type="float">
            <text:p>0.00147639</text:p>
          </table:table-cell>
          <table:table-cell office:value-type="float" office:value="0.0127139" calcext:value-type="float">
            <text:p>0.0127139</text:p>
          </table:table-cell>
          <table:table-cell office:value-type="float" office:value="0.0025375" calcext:value-type="float">
            <text:p>0.0025375</text:p>
          </table:table-cell>
          <table:table-cell office:value-type="float" office:value="0.000458707" calcext:value-type="float">
            <text:p>0.000458707</text:p>
          </table:table-cell>
          <table:table-cell office:value-type="float" office:value="0.00019501" calcext:value-type="float">
            <text:p>0.00019501</text:p>
          </table:table-cell>
          <table:table-cell office:value-type="float" office:value="0.000408178" calcext:value-type="float">
            <text:p>0.00040817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593201" calcext:value-type="float">
            <text:p>0.00593201</text:p>
          </table:table-cell>
          <table:table-cell office:value-type="float" office:value="0.000508052" calcext:value-type="float">
            <text:p>0.000508052</text:p>
          </table:table-cell>
          <table:table-cell office:value-type="float" office:value="0.00152929" calcext:value-type="float">
            <text:p>0.00152929</text:p>
          </table:table-cell>
          <table:table-cell office:value-type="float" office:value="0.0118948" calcext:value-type="float">
            <text:p>0.0118948</text:p>
          </table:table-cell>
          <table:table-cell office:value-type="float" office:value="0.00237486" calcext:value-type="float">
            <text:p>0.00237486</text:p>
          </table:table-cell>
          <table:table-cell office:value-type="float" office:value="0.000461865" calcext:value-type="float">
            <text:p>0.000461865</text:p>
          </table:table-cell>
          <table:table-cell office:value-type="float" office:value="0.000193431" calcext:value-type="float">
            <text:p>0.000193431</text:p>
          </table:table-cell>
          <table:table-cell office:value-type="float" office:value="0.000398309" calcext:value-type="float">
            <text:p>0.000398309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0.00584003" calcext:value-type="float">
            <text:p>0.00584003</text:p>
          </table:table-cell>
          <table:table-cell office:value-type="float" office:value="0.000493446" calcext:value-type="float">
            <text:p>0.000493446</text:p>
          </table:table-cell>
          <table:table-cell office:value-type="float" office:value="0.00200142" calcext:value-type="float">
            <text:p>0.00200142</text:p>
          </table:table-cell>
          <table:table-cell office:value-type="float" office:value="0.012226" calcext:value-type="float">
            <text:p>0.012226</text:p>
          </table:table-cell>
          <table:table-cell office:value-type="float" office:value="0.00245697" calcext:value-type="float">
            <text:p>0.00245697</text:p>
          </table:table-cell>
          <table:table-cell office:value-type="float" office:value="0.000439364" calcext:value-type="float">
            <text:p>0.000439364</text:p>
          </table:table-cell>
          <table:table-cell office:value-type="float" office:value="0.000187904" calcext:value-type="float">
            <text:p>0.000187904</text:p>
          </table:table-cell>
          <table:table-cell office:value-type="float" office:value="0.000413705" calcext:value-type="float">
            <text:p>0.00041370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0567186" calcext:value-type="float">
            <text:p>0.00567186</text:p>
          </table:table-cell>
          <table:table-cell office:value-type="float" office:value="0.000466208" calcext:value-type="float">
            <text:p>0.000466208</text:p>
          </table:table-cell>
          <table:table-cell office:value-type="float" office:value="0.00181312" calcext:value-type="float">
            <text:p>0.00181312</text:p>
          </table:table-cell>
          <table:table-cell office:value-type="float" office:value="0.0115443" calcext:value-type="float">
            <text:p>0.0115443</text:p>
          </table:table-cell>
          <table:table-cell office:value-type="float" office:value="0.00239302" calcext:value-type="float">
            <text:p>0.00239302</text:p>
          </table:table-cell>
          <table:table-cell office:value-type="float" office:value="0.000422784" calcext:value-type="float">
            <text:p>0.000422784</text:p>
          </table:table-cell>
          <table:table-cell office:value-type="float" office:value="0.000180799" calcext:value-type="float">
            <text:p>0.000180799</text:p>
          </table:table-cell>
          <table:table-cell office:value-type="float" office:value="0.000400678" calcext:value-type="float">
            <text:p>0.000400678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0.00558975" calcext:value-type="float">
            <text:p>0.00558975</text:p>
          </table:table-cell>
          <table:table-cell office:value-type="float" office:value="0.00047805" calcext:value-type="float">
            <text:p>0.00047805</text:p>
          </table:table-cell>
          <table:table-cell office:value-type="float" office:value="0.00189246" calcext:value-type="float">
            <text:p>0.00189246</text:p>
          </table:table-cell>
          <table:table-cell office:value-type="float" office:value="0.0112577" calcext:value-type="float">
            <text:p>0.0112577</text:p>
          </table:table-cell>
          <table:table-cell office:value-type="float" office:value="0.00235078" calcext:value-type="float">
            <text:p>0.00235078</text:p>
          </table:table-cell>
          <table:table-cell office:value-type="float" office:value="0.000647006" calcext:value-type="float">
            <text:p>0.000647006</text:p>
          </table:table-cell>
          <table:table-cell office:value-type="float" office:value="0.000188299" calcext:value-type="float">
            <text:p>0.000188299</text:p>
          </table:table-cell>
          <table:table-cell office:value-type="float" office:value="0.000393967" calcext:value-type="float">
            <text:p>0.00039396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0540935" calcext:value-type="float">
            <text:p>0.00540935</text:p>
          </table:table-cell>
          <table:table-cell office:value-type="float" office:value="0.000421205" calcext:value-type="float">
            <text:p>0.000421205</text:p>
          </table:table-cell>
          <table:table-cell office:value-type="float" office:value="0.00143178" calcext:value-type="float">
            <text:p>0.00143178</text:p>
          </table:table-cell>
          <table:table-cell office:value-type="float" office:value="0.0104153" calcext:value-type="float">
            <text:p>0.0104153</text:p>
          </table:table-cell>
          <table:table-cell office:value-type="float" office:value="0.00208668" calcext:value-type="float">
            <text:p>0.00208668</text:p>
          </table:table-cell>
          <table:table-cell office:value-type="float" office:value="0.000674244" calcext:value-type="float">
            <text:p>0.000674244</text:p>
          </table:table-cell>
          <table:table-cell office:value-type="float" office:value="0.000177246" calcext:value-type="float">
            <text:p>0.000177246</text:p>
          </table:table-cell>
          <table:table-cell office:value-type="float" office:value="0.000386862" calcext:value-type="float">
            <text:p>0.000386862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535803" calcext:value-type="float">
            <text:p>0.00535803</text:p>
          </table:table-cell>
          <table:table-cell office:value-type="float" office:value="0.00039752" calcext:value-type="float">
            <text:p>0.00039752</text:p>
          </table:table-cell>
          <table:table-cell office:value-type="float" office:value="0.00143257" calcext:value-type="float">
            <text:p>0.00143257</text:p>
          </table:table-cell>
          <table:table-cell office:value-type="float" office:value="0.0104634" calcext:value-type="float">
            <text:p>0.0104634</text:p>
          </table:table-cell>
          <table:table-cell office:value-type="float" office:value="0.00209182" calcext:value-type="float">
            <text:p>0.00209182</text:p>
          </table:table-cell>
          <table:table-cell office:value-type="float" office:value="0.000656086" calcext:value-type="float">
            <text:p>0.000656086</text:p>
          </table:table-cell>
          <table:table-cell office:value-type="float" office:value="0.000173298" calcext:value-type="float">
            <text:p>0.000173298</text:p>
          </table:table-cell>
          <table:table-cell office:value-type="float" office:value="0.000392388" calcext:value-type="float">
            <text:p>0.00039238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0528263" calcext:value-type="float">
            <text:p>0.00528263</text:p>
          </table:table-cell>
          <table:table-cell office:value-type="float" office:value="0.000395151" calcext:value-type="float">
            <text:p>0.000395151</text:p>
          </table:table-cell>
          <table:table-cell office:value-type="float" office:value="0.00163785" calcext:value-type="float">
            <text:p>0.00163785</text:p>
          </table:table-cell>
          <table:table-cell office:value-type="float" office:value="0.00960996" calcext:value-type="float">
            <text:p>0.00960996</text:p>
          </table:table-cell>
          <table:table-cell office:value-type="float" office:value="0.00192049" calcext:value-type="float">
            <text:p>0.00192049</text:p>
          </table:table-cell>
          <table:table-cell office:value-type="float" office:value="0.000426337" calcext:value-type="float">
            <text:p>0.000426337</text:p>
          </table:table-cell>
          <table:table-cell office:value-type="float" office:value="0.000172509" calcext:value-type="float">
            <text:p>0.000172509</text:p>
          </table:table-cell>
          <table:table-cell office:value-type="float" office:value="0.000371861" calcext:value-type="float">
            <text:p>0.000371861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0.00516026" calcext:value-type="float">
            <text:p>0.00516026</text:p>
          </table:table-cell>
          <table:table-cell office:value-type="float" office:value="0.000345807" calcext:value-type="float">
            <text:p>0.000345807</text:p>
          </table:table-cell>
          <table:table-cell office:value-type="float" office:value="0.00158771" calcext:value-type="float">
            <text:p>0.00158771</text:p>
          </table:table-cell>
          <table:table-cell office:value-type="float" office:value="0.018203" calcext:value-type="float">
            <text:p>0.018203</text:p>
          </table:table-cell>
          <table:table-cell office:value-type="float" office:value="0.00190273" calcext:value-type="float">
            <text:p>0.00190273</text:p>
          </table:table-cell>
          <table:table-cell office:value-type="float" office:value="0.00039752" calcext:value-type="float">
            <text:p>0.00039752</text:p>
          </table:table-cell>
          <table:table-cell office:value-type="float" office:value="0.000165403" calcext:value-type="float">
            <text:p>0.000165403</text:p>
          </table:table-cell>
          <table:table-cell office:value-type="float" office:value="0.000376993" calcext:value-type="float">
            <text:p>0.000376993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053683" calcext:value-type="float">
            <text:p>0.0053683</text:p>
          </table:table-cell>
          <table:table-cell office:value-type="float" office:value="0.000322516" calcext:value-type="float">
            <text:p>0.000322516</text:p>
          </table:table-cell>
          <table:table-cell office:value-type="float" office:value="0.00149336" calcext:value-type="float">
            <text:p>0.00149336</text:p>
          </table:table-cell>
          <table:table-cell office:value-type="float" office:value="0.0100852" calcext:value-type="float">
            <text:p>0.0100852</text:p>
          </table:table-cell>
          <table:table-cell office:value-type="float" office:value="0.00183246" calcext:value-type="float">
            <text:p>0.00183246</text:p>
          </table:table-cell>
          <table:table-cell office:value-type="float" office:value="0.000406994" calcext:value-type="float">
            <text:p>0.000406994</text:p>
          </table:table-cell>
          <table:table-cell office:value-type="float" office:value="0.000164614" calcext:value-type="float">
            <text:p>0.000164614</text:p>
          </table:table-cell>
          <table:table-cell office:value-type="float" office:value="0.000367913" calcext:value-type="float">
            <text:p>0.000367913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0.00496801" calcext:value-type="float">
            <text:p>0.00496801</text:p>
          </table:table-cell>
          <table:table-cell office:value-type="float" office:value="0.000307121" calcext:value-type="float">
            <text:p>0.000307121</text:p>
          </table:table-cell>
          <table:table-cell office:value-type="float" office:value="0.00165127" calcext:value-type="float">
            <text:p>0.00165127</text:p>
          </table:table-cell>
          <table:table-cell office:value-type="float" office:value="0.00846398" calcext:value-type="float">
            <text:p>0.00846398</text:p>
          </table:table-cell>
          <table:table-cell office:value-type="float" office:value="0.00170732" calcext:value-type="float">
            <text:p>0.00170732</text:p>
          </table:table-cell>
          <table:table-cell office:value-type="float" office:value="0.000380151" calcext:value-type="float">
            <text:p>0.000380151</text:p>
          </table:table-cell>
          <table:table-cell office:value-type="float" office:value="0.000157508" calcext:value-type="float">
            <text:p>0.000157508</text:p>
          </table:table-cell>
          <table:table-cell office:value-type="float" office:value="0.000365939" calcext:value-type="float">
            <text:p>0.00036593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481603" calcext:value-type="float">
            <text:p>0.00481603</text:p>
          </table:table-cell>
          <table:table-cell office:value-type="float" office:value="0.000277909" calcext:value-type="float">
            <text:p>0.000277909</text:p>
          </table:table-cell>
          <table:table-cell office:value-type="float" office:value="0.00153837" calcext:value-type="float">
            <text:p>0.00153837</text:p>
          </table:table-cell>
          <table:table-cell office:value-type="float" office:value="0.00808422" calcext:value-type="float">
            <text:p>0.00808422</text:p>
          </table:table-cell>
          <table:table-cell office:value-type="float" office:value="0.00162324" calcext:value-type="float">
            <text:p>0.00162324</text:p>
          </table:table-cell>
          <table:table-cell office:value-type="float" office:value="0.000386467" calcext:value-type="float">
            <text:p>0.000386467</text:p>
          </table:table-cell>
          <table:table-cell office:value-type="float" office:value="0.000154745" calcext:value-type="float">
            <text:p>0.000154745</text:p>
          </table:table-cell>
          <table:table-cell office:value-type="float" office:value="0.000367124" calcext:value-type="float">
            <text:p>0.000367124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00560318" calcext:value-type="float">
            <text:p>0.00560318</text:p>
          </table:table-cell>
          <table:table-cell office:value-type="float" office:value="0.000248302" calcext:value-type="float">
            <text:p>0.000248302</text:p>
          </table:table-cell>
          <table:table-cell office:value-type="float" office:value="0.00143731" calcext:value-type="float">
            <text:p>0.00143731</text:p>
          </table:table-cell>
          <table:table-cell office:value-type="float" office:value="0.00812488" calcext:value-type="float">
            <text:p>0.00812488</text:p>
          </table:table-cell>
          <table:table-cell office:value-type="float" office:value="0.00168522" calcext:value-type="float">
            <text:p>0.00168522</text:p>
          </table:table-cell>
          <table:table-cell office:value-type="float" office:value="0.000380151" calcext:value-type="float">
            <text:p>0.000380151</text:p>
          </table:table-cell>
          <table:table-cell office:value-type="float" office:value="0.000151587" calcext:value-type="float">
            <text:p>0.000151587</text:p>
          </table:table-cell>
          <table:table-cell office:value-type="float" office:value="0.000345807" calcext:value-type="float">
            <text:p>0.000345807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457089" calcext:value-type="float">
            <text:p>0.00457089</text:p>
          </table:table-cell>
          <table:table-cell office:value-type="float" office:value="0.000226985" calcext:value-type="float">
            <text:p>0.000226985</text:p>
          </table:table-cell>
          <table:table-cell office:value-type="float" office:value="0.00150718" calcext:value-type="float">
            <text:p>0.00150718</text:p>
          </table:table-cell>
          <table:table-cell office:value-type="float" office:value="0.00700575" calcext:value-type="float">
            <text:p>0.00700575</text:p>
          </table:table-cell>
          <table:table-cell office:value-type="float" office:value="0.00140849" calcext:value-type="float">
            <text:p>0.00140849</text:p>
          </table:table-cell>
          <table:table-cell office:value-type="float" office:value="0.000403047" calcext:value-type="float">
            <text:p>0.000403047</text:p>
          </table:table-cell>
          <table:table-cell office:value-type="float" office:value="0.000149218" calcext:value-type="float">
            <text:p>0.000149218</text:p>
          </table:table-cell>
          <table:table-cell office:value-type="float" office:value="0.000358044" calcext:value-type="float">
            <text:p>0.000358044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00440943" calcext:value-type="float">
            <text:p>0.00440943</text:p>
          </table:table-cell>
          <table:table-cell office:value-type="float" office:value="0.000212774" calcext:value-type="float">
            <text:p>0.000212774</text:p>
          </table:table-cell>
          <table:table-cell office:value-type="float" office:value="0.00154271" calcext:value-type="float">
            <text:p>0.00154271</text:p>
          </table:table-cell>
          <table:table-cell office:value-type="float" office:value="0.00705549" calcext:value-type="float">
            <text:p>0.00705549</text:p>
          </table:table-cell>
          <table:table-cell office:value-type="float" office:value="0.00145823" calcext:value-type="float">
            <text:p>0.00145823</text:p>
          </table:table-cell>
          <table:table-cell office:value-type="float" office:value="0.00273922" calcext:value-type="float">
            <text:p>0.00273922</text:p>
          </table:table-cell>
          <table:table-cell office:value-type="float" office:value="0.00179772" calcext:value-type="float">
            <text:p>0.00179772</text:p>
          </table:table-cell>
          <table:table-cell office:value-type="float" office:value="0.00288883" calcext:value-type="float">
            <text:p>0.0028888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438259" calcext:value-type="float">
            <text:p>0.00438259</text:p>
          </table:table-cell>
          <table:table-cell office:value-type="float" office:value="0.000201326" calcext:value-type="float">
            <text:p>0.000201326</text:p>
          </table:table-cell>
          <table:table-cell office:value-type="float" office:value="0.00138599" calcext:value-type="float">
            <text:p>0.00138599</text:p>
          </table:table-cell>
          <table:table-cell office:value-type="float" office:value="0.00647835" calcext:value-type="float">
            <text:p>0.00647835</text:p>
          </table:table-cell>
          <table:table-cell office:value-type="float" office:value="0.00129954" calcext:value-type="float">
            <text:p>0.00129954</text:p>
          </table:table-cell>
          <table:table-cell office:value-type="float" office:value="0.000352518" calcext:value-type="float">
            <text:p>0.000352518</text:p>
          </table:table-cell>
          <table:table-cell office:value-type="float" office:value="0.000181193" calcext:value-type="float">
            <text:p>0.000181193</text:p>
          </table:table-cell>
          <table:table-cell office:value-type="float" office:value="0.000305147" calcext:value-type="float">
            <text:p>0.000305147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0405297" calcext:value-type="float">
            <text:p>0.00405297</text:p>
          </table:table-cell>
          <table:table-cell office:value-type="float" office:value="0.000193826" calcext:value-type="float">
            <text:p>0.000193826</text:p>
          </table:table-cell>
          <table:table-cell office:value-type="float" office:value="0.00144836" calcext:value-type="float">
            <text:p>0.00144836</text:p>
          </table:table-cell>
          <table:table-cell office:value-type="float" office:value="0.00603465" calcext:value-type="float">
            <text:p>0.00603465</text:p>
          </table:table-cell>
          <table:table-cell office:value-type="float" office:value="0.00120953" calcext:value-type="float">
            <text:p>0.00120953</text:p>
          </table:table-cell>
          <table:table-cell office:value-type="float" office:value="0.000344228" calcext:value-type="float">
            <text:p>0.000344228</text:p>
          </table:table-cell>
          <table:table-cell office:value-type="float" office:value="0.000174088" calcext:value-type="float">
            <text:p>0.000174088</text:p>
          </table:table-cell>
          <table:table-cell office:value-type="float" office:value="0.000298436" calcext:value-type="float">
            <text:p>0.00029843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393336" calcext:value-type="float">
            <text:p>0.00393336</text:p>
          </table:table-cell>
          <table:table-cell office:value-type="float" office:value="0.000177641" calcext:value-type="float">
            <text:p>0.000177641</text:p>
          </table:table-cell>
          <table:table-cell office:value-type="float" office:value="0.0014006" calcext:value-type="float">
            <text:p>0.0014006</text:p>
          </table:table-cell>
          <table:table-cell office:value-type="float" office:value="0.00554554" calcext:value-type="float">
            <text:p>0.00554554</text:p>
          </table:table-cell>
          <table:table-cell office:value-type="float" office:value="0.00111163" calcext:value-type="float">
            <text:p>0.00111163</text:p>
          </table:table-cell>
          <table:table-cell office:value-type="float" office:value="0.000322911" calcext:value-type="float">
            <text:p>0.000322911</text:p>
          </table:table-cell>
          <table:table-cell office:value-type="float" office:value="0.00016185" calcext:value-type="float">
            <text:p>0.00016185</text:p>
          </table:table-cell>
          <table:table-cell office:value-type="float" office:value="0.000288962" calcext:value-type="float">
            <text:p>0.000288962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00380309" calcext:value-type="float">
            <text:p>0.00380309</text:p>
          </table:table-cell>
          <table:table-cell office:value-type="float" office:value="0.000166587" calcext:value-type="float">
            <text:p>0.000166587</text:p>
          </table:table-cell>
          <table:table-cell office:value-type="float" office:value="0.00214708" calcext:value-type="float">
            <text:p>0.00214708</text:p>
          </table:table-cell>
          <table:table-cell office:value-type="float" office:value="0.00533711" calcext:value-type="float">
            <text:p>0.00533711</text:p>
          </table:table-cell>
          <table:table-cell office:value-type="float" office:value="0.00108203" calcext:value-type="float">
            <text:p>0.00108203</text:p>
          </table:table-cell>
          <table:table-cell office:value-type="float" office:value="0.000311068" calcext:value-type="float">
            <text:p>0.000311068</text:p>
          </table:table-cell>
          <table:table-cell office:value-type="float" office:value="0.00015435" calcext:value-type="float">
            <text:p>0.00015435</text:p>
          </table:table-cell>
          <table:table-cell office:value-type="float" office:value="0.00028383" calcext:value-type="float">
            <text:p>0.0002838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367361" calcext:value-type="float">
            <text:p>0.00367361</text:p>
          </table:table-cell>
          <table:table-cell office:value-type="float" office:value="0.000150008" calcext:value-type="float">
            <text:p>0.000150008</text:p>
          </table:table-cell>
          <table:table-cell office:value-type="float" office:value="0.00205905" calcext:value-type="float">
            <text:p>0.00205905</text:p>
          </table:table-cell>
          <table:table-cell office:value-type="float" office:value="0.00488669" calcext:value-type="float">
            <text:p>0.00488669</text:p>
          </table:table-cell>
          <table:table-cell office:value-type="float" office:value="0.000999919" calcext:value-type="float">
            <text:p>0.000999919</text:p>
          </table:table-cell>
          <table:table-cell office:value-type="float" office:value="0.000299226" calcext:value-type="float">
            <text:p>0.000299226</text:p>
          </table:table-cell>
          <table:table-cell office:value-type="float" office:value="0.000144876" calcext:value-type="float">
            <text:p>0.000144876</text:p>
          </table:table-cell>
          <table:table-cell office:value-type="float" office:value="0.000270408" calcext:value-type="float">
            <text:p>0.000270408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00355202" calcext:value-type="float">
            <text:p>0.00355202</text:p>
          </table:table-cell>
          <table:table-cell office:value-type="float" office:value="0.000146455" calcext:value-type="float">
            <text:p>0.000146455</text:p>
          </table:table-cell>
          <table:table-cell office:value-type="float" office:value="0.00177404" calcext:value-type="float">
            <text:p>0.00177404</text:p>
          </table:table-cell>
          <table:table-cell office:value-type="float" office:value="0.00418561" calcext:value-type="float">
            <text:p>0.00418561</text:p>
          </table:table-cell>
          <table:table-cell office:value-type="float" office:value="0.000849122" calcext:value-type="float">
            <text:p>0.000849122</text:p>
          </table:table-cell>
          <table:table-cell office:value-type="float" office:value="0.000322911" calcext:value-type="float">
            <text:p>0.000322911</text:p>
          </table:table-cell>
          <table:table-cell office:value-type="float" office:value="0.000138954" calcext:value-type="float">
            <text:p>0.000138954</text:p>
          </table:table-cell>
          <table:table-cell office:value-type="float" office:value="0.00025225" calcext:value-type="float">
            <text:p>0.0002522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346438" calcext:value-type="float">
            <text:p>0.00346438</text:p>
          </table:table-cell>
          <table:table-cell office:value-type="float" office:value="0.000128691" calcext:value-type="float">
            <text:p>0.000128691</text:p>
          </table:table-cell>
          <table:table-cell office:value-type="float" office:value="0.0019722" calcext:value-type="float">
            <text:p>0.0019722</text:p>
          </table:table-cell>
          <table:table-cell office:value-type="float" office:value="0.00392072" calcext:value-type="float">
            <text:p>0.00392072</text:p>
          </table:table-cell>
          <table:table-cell office:value-type="float" office:value="0.000797014" calcext:value-type="float">
            <text:p>0.000797014</text:p>
          </table:table-cell>
          <table:table-cell office:value-type="float" office:value="0.000267645" calcext:value-type="float">
            <text:p>0.000267645</text:p>
          </table:table-cell>
          <table:table-cell office:value-type="float" office:value="0.000129875" calcext:value-type="float">
            <text:p>0.000129875</text:p>
          </table:table-cell>
          <table:table-cell office:value-type="float" office:value="0.000250276" calcext:value-type="float">
            <text:p>0.00025027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0333885" calcext:value-type="float">
            <text:p>0.00333885</text:p>
          </table:table-cell>
          <table:table-cell office:value-type="float" office:value="0.000124348" calcext:value-type="float">
            <text:p>0.000124348</text:p>
          </table:table-cell>
          <table:table-cell office:value-type="float" office:value="0.00212221" calcext:value-type="float">
            <text:p>0.00212221</text:p>
          </table:table-cell>
          <table:table-cell office:value-type="float" office:value="0.00366689" calcext:value-type="float">
            <text:p>0.00366689</text:p>
          </table:table-cell>
          <table:table-cell office:value-type="float" office:value="0.00078754" calcext:value-type="float">
            <text:p>0.00078754</text:p>
          </table:table-cell>
          <table:table-cell office:value-type="float" office:value="0.000266461" calcext:value-type="float">
            <text:p>0.000266461</text:p>
          </table:table-cell>
          <table:table-cell office:value-type="float" office:value="0.000126322" calcext:value-type="float">
            <text:p>0.000126322</text:p>
          </table:table-cell>
          <table:table-cell office:value-type="float" office:value="0.000240802" calcext:value-type="float">
            <text:p>0.00024080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318055" calcext:value-type="float">
            <text:p>0.00318055</text:p>
          </table:table-cell>
          <table:table-cell office:value-type="float" office:value="0.000109348" calcext:value-type="float">
            <text:p>0.000109348</text:p>
          </table:table-cell>
          <table:table-cell office:value-type="float" office:value="0.00174009" calcext:value-type="float">
            <text:p>0.00174009</text:p>
          </table:table-cell>
          <table:table-cell office:value-type="float" office:value="0.00307831" calcext:value-type="float">
            <text:p>0.00307831</text:p>
          </table:table-cell>
          <table:table-cell office:value-type="float" office:value="0.000630032" calcext:value-type="float">
            <text:p>0.000630032</text:p>
          </table:table-cell>
          <table:table-cell office:value-type="float" office:value="0.00024396" calcext:value-type="float">
            <text:p>0.00024396</text:p>
          </table:table-cell>
          <table:table-cell office:value-type="float" office:value="0.000115664" calcext:value-type="float">
            <text:p>0.000115664</text:p>
          </table:table-cell>
          <table:table-cell office:value-type="float" office:value="0.00022738" calcext:value-type="float">
            <text:p>0.0002273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0307081" calcext:value-type="float">
            <text:p>0.00307081</text:p>
          </table:table-cell>
          <table:table-cell office:value-type="float" office:value="0.000101452" calcext:value-type="float">
            <text:p>0.000101452</text:p>
          </table:table-cell>
          <table:table-cell office:value-type="float" office:value="0.00212695" calcext:value-type="float">
            <text:p>0.00212695</text:p>
          </table:table-cell>
          <table:table-cell office:value-type="float" office:value="0.00268356" calcext:value-type="float">
            <text:p>0.00268356</text:p>
          </table:table-cell>
          <table:table-cell office:value-type="float" office:value="0.000553449" calcext:value-type="float">
            <text:p>0.000553449</text:p>
          </table:table-cell>
          <table:table-cell office:value-type="float" office:value="0.000229748" calcext:value-type="float">
            <text:p>0.000229748</text:p>
          </table:table-cell>
          <table:table-cell office:value-type="float" office:value="0.000106584" calcext:value-type="float">
            <text:p>0.000106584</text:p>
          </table:table-cell>
          <table:table-cell office:value-type="float" office:value="0.000214748" calcext:value-type="float">
            <text:p>0.0002147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290975" calcext:value-type="float">
            <text:p>0.00290975</text:p>
          </table:table-cell>
          <table:table-cell office:value-type="float" office:value="0.0000860569" calcext:value-type="float">
            <text:p>8.60569E-005</text:p>
          </table:table-cell>
          <table:table-cell office:value-type="float" office:value="0.00203655" calcext:value-type="float">
            <text:p>0.00203655</text:p>
          </table:table-cell>
          <table:table-cell office:value-type="float" office:value="0.00226946" calcext:value-type="float">
            <text:p>0.00226946</text:p>
          </table:table-cell>
          <table:table-cell office:value-type="float" office:value="0.000466997" calcext:value-type="float">
            <text:p>0.000466997</text:p>
          </table:table-cell>
          <table:table-cell office:value-type="float" office:value="0.000220274" calcext:value-type="float">
            <text:p>0.000220274</text:p>
          </table:table-cell>
          <table:table-cell office:value-type="float" office:value="0.000101058" calcext:value-type="float">
            <text:p>0.000101058</text:p>
          </table:table-cell>
          <table:table-cell office:value-type="float" office:value="0.000213169" calcext:value-type="float">
            <text:p>0.00021316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279606" calcext:value-type="float">
            <text:p>0.00279606</text:p>
          </table:table-cell>
          <table:table-cell office:value-type="float" office:value="0.000074609" calcext:value-type="float">
            <text:p>0.000074609</text:p>
          </table:table-cell>
          <table:table-cell office:value-type="float" office:value="0.00241512" calcext:value-type="float">
            <text:p>0.00241512</text:p>
          </table:table-cell>
          <table:table-cell office:value-type="float" office:value="0.00185496" calcext:value-type="float">
            <text:p>0.00185496</text:p>
          </table:table-cell>
          <table:table-cell office:value-type="float" office:value="0.000401862" calcext:value-type="float">
            <text:p>0.000401862</text:p>
          </table:table-cell>
          <table:table-cell office:value-type="float" office:value="0.000939521" calcext:value-type="float">
            <text:p>0.000939521</text:p>
          </table:table-cell>
          <table:table-cell office:value-type="float" office:value="0.000722405" calcext:value-type="float">
            <text:p>0.000722405</text:p>
          </table:table-cell>
          <table:table-cell office:value-type="float" office:value="0.000917809" calcext:value-type="float">
            <text:p>0.0009178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64013" calcext:value-type="float">
            <text:p>0.00264013</text:p>
          </table:table-cell>
          <table:table-cell office:value-type="float" office:value="0.0000580293" calcext:value-type="float">
            <text:p>5.80293E-005</text:p>
          </table:table-cell>
          <table:table-cell office:value-type="float" office:value="0.00290265" calcext:value-type="float">
            <text:p>0.00290265</text:p>
          </table:table-cell>
          <table:table-cell office:value-type="float" office:value="0.00152929" calcext:value-type="float">
            <text:p>0.00152929</text:p>
          </table:table-cell>
          <table:table-cell office:value-type="float" office:value="0.00032528" calcext:value-type="float">
            <text:p>0.00032528</text:p>
          </table:table-cell>
          <table:table-cell office:value-type="float" office:value="0.000189483" calcext:value-type="float">
            <text:p>0.000189483</text:p>
          </table:table-cell>
          <table:table-cell office:value-type="float" office:value="0.0000990839" calcext:value-type="float">
            <text:p>9.90839E-005</text:p>
          </table:table-cell>
          <table:table-cell office:value-type="float" office:value="0.00017764" calcext:value-type="float">
            <text:p>0.0001776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252881" calcext:value-type="float">
            <text:p>0.00252881</text:p>
          </table:table-cell>
          <table:table-cell office:value-type="float" office:value="0.0000544764" calcext:value-type="float">
            <text:p>5.44764E-005</text:p>
          </table:table-cell>
          <table:table-cell office:value-type="float" office:value="0.00226196" calcext:value-type="float">
            <text:p>0.00226196</text:p>
          </table:table-cell>
          <table:table-cell office:value-type="float" office:value="0.00104255" calcext:value-type="float">
            <text:p>0.00104255</text:p>
          </table:table-cell>
          <table:table-cell office:value-type="float" office:value="0.000237643" calcext:value-type="float">
            <text:p>0.000237643</text:p>
          </table:table-cell>
          <table:table-cell office:value-type="float" office:value="0.000165403" calcext:value-type="float">
            <text:p>0.000165403</text:p>
          </table:table-cell>
          <table:table-cell office:value-type="float" office:value="0.000087636" calcext:value-type="float">
            <text:p>0.000087636</text:p>
          </table:table-cell>
          <table:table-cell office:value-type="float" office:value="0.000151587" calcext:value-type="float">
            <text:p>0.0001515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37604" calcext:value-type="float">
            <text:p>0.00237604</text:p>
          </table:table-cell>
          <table:table-cell office:value-type="float" office:value="0.0000347386" calcext:value-type="float">
            <text:p>3.47386E-005</text:p>
          </table:table-cell>
          <table:table-cell office:value-type="float" office:value="0.00197141" calcext:value-type="float">
            <text:p>0.00197141</text:p>
          </table:table-cell>
          <table:table-cell office:value-type="float" office:value="0.000647401" calcext:value-type="float">
            <text:p>0.000647401</text:p>
          </table:table-cell>
          <table:table-cell office:value-type="float" office:value="0.000156718" calcext:value-type="float">
            <text:p>0.000156718</text:p>
          </table:table-cell>
          <table:table-cell office:value-type="float" office:value="0.000434232" calcext:value-type="float">
            <text:p>0.000434232</text:p>
          </table:table-cell>
          <table:table-cell office:value-type="float" office:value="0.000345807" calcext:value-type="float">
            <text:p>0.000345807</text:p>
          </table:table-cell>
          <table:table-cell office:value-type="float" office:value="0.000403441" calcext:value-type="float">
            <text:p>0.00040344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232038" calcext:value-type="float">
            <text:p>0.00232038</text:p>
          </table:table-cell>
          <table:table-cell office:value-type="float" office:value="0.0000284225" calcext:value-type="float">
            <text:p>2.84225E-005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.000282646" calcext:value-type="float">
            <text:p>0.000282646</text:p>
          </table:table-cell>
          <table:table-cell office:value-type="float" office:value="0.000110532" calcext:value-type="float">
            <text:p>0.000110532</text:p>
          </table:table-cell>
          <table:table-cell office:value-type="float" office:value="0.000386862" calcext:value-type="float">
            <text:p>0.000386862</text:p>
          </table:table-cell>
          <table:table-cell office:value-type="float" office:value="0.000318174" calcext:value-type="float">
            <text:p>0.000318174</text:p>
          </table:table-cell>
          <table:table-cell office:value-type="float" office:value="0.000330806" calcext:value-type="float">
            <text:p>0.0003308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9:45:57.4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19:50:40.634000000</dc:date>
    <meta:editing-duration>PT6M55S</meta:editing-duration>
    <meta:editing-cycles>2</meta:editing-cycles>
    <meta:generator>LibreOffice/4.4.3.2$Windows_x86 LibreOffice_project/88805f81e9fe61362df02b9941de8e38a9b5fd16</meta:generator>
    <meta:document-statistic meta:table-count="1" meta:cell-count="84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5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0.00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001cm" svg:height="15.001cm" xlink:href=".." xlink:type="simple" chart:class="chart:scatter" chart:style-name="ch1">
        <chart:legend chart:legend-position="end" svg:x="24.768cm" svg:y="5.458cm" style:legend-expansion="high" chart:style-name="ch2"/>
        <chart:plot-area chart:style-name="ch3" table:cell-range-address="removal.A2:removal.I1001 removal.B1:removal.I1" chart:data-source-has-labels="row" svg:x="0.6cm" svg:y="0.3cm" svg:width="23.568cm" svg:height="14.401cm">
          <chartooo:coordinate-region svg:x="1.883cm" svg:y="0.499cm" svg:width="21.728cm" svg:height="13.5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moval.B2:removal.B1001" chart:label-cell-address="removal.B1:removal.B1" chart:class="chart:scatter">
            <chart:domain table:cell-range-address="removal.A2:removal.A1001"/>
            <chart:data-point chart:repeated="1000"/>
          </chart:series>
          <chart:series chart:style-name="ch8" chart:values-cell-range-address="removal.C2:removal.C1001" chart:label-cell-address="removal.C1:removal.C1" chart:class="chart:scatter">
            <chart:data-point chart:repeated="1000"/>
          </chart:series>
          <chart:series chart:style-name="ch9" chart:values-cell-range-address="removal.D2:removal.D1001" chart:label-cell-address="removal.D1:removal.D1" chart:class="chart:scatter">
            <chart:data-point chart:repeated="1000"/>
          </chart:series>
          <chart:series chart:style-name="ch10" chart:values-cell-range-address="removal.E2:removal.E1001" chart:label-cell-address="removal.E1:removal.E1" chart:class="chart:scatter">
            <chart:data-point chart:repeated="1000"/>
          </chart:series>
          <chart:series chart:style-name="ch11" chart:values-cell-range-address="removal.F2:removal.F1001" chart:label-cell-address="removal.F1:removal.F1" chart:class="chart:scatter">
            <chart:data-point chart:repeated="1000"/>
          </chart:series>
          <chart:series chart:style-name="ch12" chart:values-cell-range-address="removal.G2:removal.G1001" chart:label-cell-address="removal.G1:removal.G1" chart:class="chart:scatter">
            <chart:data-point chart:repeated="1000"/>
          </chart:series>
          <chart:series chart:style-name="ch13" chart:values-cell-range-address="removal.H2:removal.H1001" chart:label-cell-address="removal.H1:removal.H1" chart:class="chart:scatter">
            <chart:data-point chart:repeated="1000"/>
          </chart:series>
          <chart:series chart:style-name="ch14" chart:values-cell-range-address="removal.I2:removal.I1001" chart:label-cell-address="removal.I1:removal.I1" chart:class="chart:scatter">
            <chart:data-point chart:repeated="10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rray</text:p>
                <draw:g>
                  <svg:desc>removal.B1:removal.B1</svg:desc>
                </draw:g>
              </table:table-cell>
              <table:table-cell office:value-type="string">
                <text:p>vector</text:p>
                <draw:g>
                  <svg:desc>removal.C1:removal.C1</svg:desc>
                </draw:g>
              </table:table-cell>
              <table:table-cell office:value-type="string">
                <text:p>bst</text:p>
                <draw:g>
                  <svg:desc>removal.D1:removal.D1</svg:desc>
                </draw:g>
              </table:table-cell>
              <table:table-cell office:value-type="string">
                <text:p>deque</text:p>
                <draw:g>
                  <svg:desc>removal.E1:removal.E1</svg:desc>
                </draw:g>
              </table:table-cell>
              <table:table-cell office:value-type="string">
                <text:p>bittrick deque</text:p>
                <draw:g>
                  <svg:desc>removal.F1:removal.F1</svg:desc>
                </draw:g>
              </table:table-cell>
              <table:table-cell office:value-type="string">
                <text:p>tiered vector (k=2)</text:p>
                <draw:g>
                  <svg:desc>removal.G1:removal.G1</svg:desc>
                </draw:g>
              </table:table-cell>
              <table:table-cell office:value-type="string">
                <text:p>bittrick tiered vector (k=2)</text:p>
                <draw:g>
                  <svg:desc>removal.H1:removal.H1</svg:desc>
                </draw:g>
              </table:table-cell>
              <table:table-cell office:value-type="string">
                <text:p>deque tiered vector (k=2)</text:p>
                <draw:g>
                  <svg:desc>removal.I1:removal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0">
                <text:p>500000</text:p>
                <draw:g>
                  <svg:desc>removal.A2:removal.A1001</svg:desc>
                </draw:g>
              </table:table-cell>
              <table:table-cell office:value-type="float" office:value="NaN">
                <text:p>NaN</text:p>
                <draw:g>
                  <svg:desc>removal.B2:removal.B1001</svg:desc>
                </draw:g>
              </table:table-cell>
              <table:table-cell office:value-type="float" office:value="0.0264424">
                <text:p>0.0264424</text:p>
                <draw:g>
                  <svg:desc>removal.C2:removal.C1001</svg:desc>
                </draw:g>
              </table:table-cell>
              <table:table-cell office:value-type="float" office:value="0.00187312">
                <text:p>0.00187312</text:p>
                <draw:g>
                  <svg:desc>removal.D2:removal.D1001</svg:desc>
                </draw:g>
              </table:table-cell>
              <table:table-cell office:value-type="float" office:value="0.46027">
                <text:p>0.46027</text:p>
                <draw:g>
                  <svg:desc>removal.E2:removal.E1001</svg:desc>
                </draw:g>
              </table:table-cell>
              <table:table-cell office:value-type="float" office:value="0.0893398">
                <text:p>0.0893398</text:p>
                <draw:g>
                  <svg:desc>removal.F2:removal.F1001</svg:desc>
                </draw:g>
              </table:table-cell>
              <table:table-cell office:value-type="float" office:value="0.00248341">
                <text:p>0.00248341</text:p>
                <draw:g>
                  <svg:desc>removal.G2:removal.G1001</svg:desc>
                </draw:g>
              </table:table-cell>
              <table:table-cell office:value-type="float" office:value="0.00154429">
                <text:p>0.00154429</text:p>
                <draw:g>
                  <svg:desc>removal.H2:removal.H1001</svg:desc>
                </draw:g>
              </table:table-cell>
              <table:table-cell office:value-type="float" office:value="0.00251342">
                <text:p>0.00251342</text:p>
                <draw:g>
                  <svg:desc>removal.I2:removal.I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9500">
                <text:p>499500</text:p>
              </table:table-cell>
              <table:table-cell office:value-type="float" office:value="NaN">
                <text:p>NaN</text:p>
              </table:table-cell>
              <table:table-cell office:value-type="float" office:value="0.0277103">
                <text:p>0.0277103</text:p>
              </table:table-cell>
              <table:table-cell office:value-type="float" office:value="0.00166193">
                <text:p>0.00166193</text:p>
              </table:table-cell>
              <table:table-cell office:value-type="float" office:value="0.440806">
                <text:p>0.440806</text:p>
              </table:table-cell>
              <table:table-cell office:value-type="float" office:value="0.0880896">
                <text:p>0.0880896</text:p>
              </table:table-cell>
              <table:table-cell office:value-type="float" office:value="0.00260618">
                <text:p>0.00260618</text:p>
              </table:table-cell>
              <table:table-cell office:value-type="float" office:value="0.00156205">
                <text:p>0.00156205</text:p>
              </table:table-cell>
              <table:table-cell office:value-type="float" office:value="0.00224774">
                <text:p>0.002247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9000">
                <text:p>499000</text:p>
              </table:table-cell>
              <table:table-cell office:value-type="float" office:value="NaN">
                <text:p>NaN</text:p>
              </table:table-cell>
              <table:table-cell office:value-type="float" office:value="0.025384">
                <text:p>0.025384</text:p>
              </table:table-cell>
              <table:table-cell office:value-type="float" office:value="0.00162561">
                <text:p>0.00162561</text:p>
              </table:table-cell>
              <table:table-cell office:value-type="float" office:value="0.411193">
                <text:p>0.411193</text:p>
              </table:table-cell>
              <table:table-cell office:value-type="float" office:value="0.0807033">
                <text:p>0.0807033</text:p>
              </table:table-cell>
              <table:table-cell office:value-type="float" office:value="0.00251263">
                <text:p>0.00251263</text:p>
              </table:table-cell>
              <table:table-cell office:value-type="float" office:value="0.00148271">
                <text:p>0.00148271</text:p>
              </table:table-cell>
              <table:table-cell office:value-type="float" office:value="0.00214708">
                <text:p>0.00214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8500">
                <text:p>498500</text:p>
              </table:table-cell>
              <table:table-cell office:value-type="float" office:value="NaN">
                <text:p>NaN</text:p>
              </table:table-cell>
              <table:table-cell office:value-type="float" office:value="0.0259217">
                <text:p>0.0259217</text:p>
              </table:table-cell>
              <table:table-cell office:value-type="float" office:value="0.00162837">
                <text:p>0.00162837</text:p>
              </table:table-cell>
              <table:table-cell office:value-type="float" office:value="0.423346">
                <text:p>0.423346</text:p>
              </table:table-cell>
              <table:table-cell office:value-type="float" office:value="0.0856658">
                <text:p>0.0856658</text:p>
              </table:table-cell>
              <table:table-cell office:value-type="float" office:value="0.00249881">
                <text:p>0.00249881</text:p>
              </table:table-cell>
              <table:table-cell office:value-type="float" office:value="0.00144244">
                <text:p>0.00144244</text:p>
              </table:table-cell>
              <table:table-cell office:value-type="float" office:value="0.0021609">
                <text:p>0.00216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8000">
                <text:p>498000</text:p>
              </table:table-cell>
              <table:table-cell office:value-type="float" office:value="NaN">
                <text:p>NaN</text:p>
              </table:table-cell>
              <table:table-cell office:value-type="float" office:value="0.0259213">
                <text:p>0.0259213</text:p>
              </table:table-cell>
              <table:table-cell office:value-type="float" office:value="0.0016789">
                <text:p>0.0016789</text:p>
              </table:table-cell>
              <table:table-cell office:value-type="float" office:value="0.426309">
                <text:p>0.426309</text:p>
              </table:table-cell>
              <table:table-cell office:value-type="float" office:value="0.0868544">
                <text:p>0.0868544</text:p>
              </table:table-cell>
              <table:table-cell office:value-type="float" office:value="0.00247473">
                <text:p>0.00247473</text:p>
              </table:table-cell>
              <table:table-cell office:value-type="float" office:value="0.00141915">
                <text:p>0.00141915</text:p>
              </table:table-cell>
              <table:table-cell office:value-type="float" office:value="0.00218656">
                <text:p>0.00218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7500">
                <text:p>497500</text:p>
              </table:table-cell>
              <table:table-cell office:value-type="float" office:value="NaN">
                <text:p>NaN</text:p>
              </table:table-cell>
              <table:table-cell office:value-type="float" office:value="0.0267006">
                <text:p>0.0267006</text:p>
              </table:table-cell>
              <table:table-cell office:value-type="float" office:value="0.0018897">
                <text:p>0.0018897</text:p>
              </table:table-cell>
              <table:table-cell office:value-type="float" office:value="0.403239">
                <text:p>0.403239</text:p>
              </table:table-cell>
              <table:table-cell office:value-type="float" office:value="0.0830158">
                <text:p>0.0830158</text:p>
              </table:table-cell>
              <table:table-cell office:value-type="float" office:value="0.00250828">
                <text:p>0.00250828</text:p>
              </table:table-cell>
              <table:table-cell office:value-type="float" office:value="0.00146652">
                <text:p>0.00146652</text:p>
              </table:table-cell>
              <table:table-cell office:value-type="float" office:value="0.00210405">
                <text:p>0.002104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7000">
                <text:p>497000</text:p>
              </table:table-cell>
              <table:table-cell office:value-type="float" office:value="NaN">
                <text:p>NaN</text:p>
              </table:table-cell>
              <table:table-cell office:value-type="float" office:value="0.0247718">
                <text:p>0.0247718</text:p>
              </table:table-cell>
              <table:table-cell office:value-type="float" office:value="0.00162679">
                <text:p>0.00162679</text:p>
              </table:table-cell>
              <table:table-cell office:value-type="float" office:value="0.418092">
                <text:p>0.418092</text:p>
              </table:table-cell>
              <table:table-cell office:value-type="float" office:value="0.0874343">
                <text:p>0.0874343</text:p>
              </table:table-cell>
              <table:table-cell office:value-type="float" office:value="0.00242736">
                <text:p>0.00242736</text:p>
              </table:table-cell>
              <table:table-cell office:value-type="float" office:value="0.00142705">
                <text:p>0.00142705</text:p>
              </table:table-cell>
              <table:table-cell office:value-type="float" office:value="0.00219801">
                <text:p>0.002198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6500">
                <text:p>496500</text:p>
              </table:table-cell>
              <table:table-cell office:value-type="float" office:value="NaN">
                <text:p>NaN</text:p>
              </table:table-cell>
              <table:table-cell office:value-type="float" office:value="0.0264732">
                <text:p>0.0264732</text:p>
              </table:table-cell>
              <table:table-cell office:value-type="float" office:value="0.00162403">
                <text:p>0.00162403</text:p>
              </table:table-cell>
              <table:table-cell office:value-type="float" office:value="0.41215">
                <text:p>0.41215</text:p>
              </table:table-cell>
              <table:table-cell office:value-type="float" office:value="0.0846741">
                <text:p>0.0846741</text:p>
              </table:table-cell>
              <table:table-cell office:value-type="float" office:value="0.00253868">
                <text:p>0.00253868</text:p>
              </table:table-cell>
              <table:table-cell office:value-type="float" office:value="0.00167693">
                <text:p>0.00167693</text:p>
              </table:table-cell>
              <table:table-cell office:value-type="float" office:value="0.00207287">
                <text:p>0.00207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6000">
                <text:p>496000</text:p>
              </table:table-cell>
              <table:table-cell office:value-type="float" office:value="NaN">
                <text:p>NaN</text:p>
              </table:table-cell>
              <table:table-cell office:value-type="float" office:value="0.0260378">
                <text:p>0.0260378</text:p>
              </table:table-cell>
              <table:table-cell office:value-type="float" office:value="0.00160311">
                <text:p>0.00160311</text:p>
              </table:table-cell>
              <table:table-cell office:value-type="float" office:value="0.419664">
                <text:p>0.419664</text:p>
              </table:table-cell>
              <table:table-cell office:value-type="float" office:value="0.0907202">
                <text:p>0.0907202</text:p>
              </table:table-cell>
              <table:table-cell office:value-type="float" office:value="0.00251421">
                <text:p>0.00251421</text:p>
              </table:table-cell>
              <table:table-cell office:value-type="float" office:value="0.00145547">
                <text:p>0.00145547</text:p>
              </table:table-cell>
              <table:table-cell office:value-type="float" office:value="0.00231801">
                <text:p>0.002318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5500">
                <text:p>495500</text:p>
              </table:table-cell>
              <table:table-cell office:value-type="float" office:value="NaN">
                <text:p>NaN</text:p>
              </table:table-cell>
              <table:table-cell office:value-type="float" office:value="0.0246119">
                <text:p>0.0246119</text:p>
              </table:table-cell>
              <table:table-cell office:value-type="float" office:value="0.00160113">
                <text:p>0.00160113</text:p>
              </table:table-cell>
              <table:table-cell office:value-type="float" office:value="0.39747">
                <text:p>0.39747</text:p>
              </table:table-cell>
              <table:table-cell office:value-type="float" office:value="0.0795928">
                <text:p>0.0795928</text:p>
              </table:table-cell>
              <table:table-cell office:value-type="float" office:value="0.00243604">
                <text:p>0.00243604</text:p>
              </table:table-cell>
              <table:table-cell office:value-type="float" office:value="0.00137217">
                <text:p>0.00137217</text:p>
              </table:table-cell>
              <table:table-cell office:value-type="float" office:value="0.00204326">
                <text:p>0.00204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5000">
                <text:p>495000</text:p>
              </table:table-cell>
              <table:table-cell office:value-type="float" office:value="NaN">
                <text:p>NaN</text:p>
              </table:table-cell>
              <table:table-cell office:value-type="float" office:value="0.0250643">
                <text:p>0.0250643</text:p>
              </table:table-cell>
              <table:table-cell office:value-type="float" office:value="0.00171956">
                <text:p>0.00171956</text:p>
              </table:table-cell>
              <table:table-cell office:value-type="float" office:value="0.431387">
                <text:p>0.431387</text:p>
              </table:table-cell>
              <table:table-cell office:value-type="float" office:value="0.0860577">
                <text:p>0.0860577</text:p>
              </table:table-cell>
              <table:table-cell office:value-type="float" office:value="0.00246368">
                <text:p>0.00246368</text:p>
              </table:table-cell>
              <table:table-cell office:value-type="float" office:value="0.00134415">
                <text:p>0.00134415</text:p>
              </table:table-cell>
              <table:table-cell office:value-type="float" office:value="0.00216721">
                <text:p>0.002167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4500">
                <text:p>494500</text:p>
              </table:table-cell>
              <table:table-cell office:value-type="float" office:value="NaN">
                <text:p>NaN</text:p>
              </table:table-cell>
              <table:table-cell office:value-type="float" office:value="0.0249056">
                <text:p>0.0249056</text:p>
              </table:table-cell>
              <table:table-cell office:value-type="float" office:value="0.00189681">
                <text:p>0.00189681</text:p>
              </table:table-cell>
              <table:table-cell office:value-type="float" office:value="0.392791">
                <text:p>0.392791</text:p>
              </table:table-cell>
              <table:table-cell office:value-type="float" office:value="0.079335">
                <text:p>0.079335</text:p>
              </table:table-cell>
              <table:table-cell office:value-type="float" office:value="0.00248618">
                <text:p>0.00248618</text:p>
              </table:table-cell>
              <table:table-cell office:value-type="float" office:value="0.00130546">
                <text:p>0.00130546</text:p>
              </table:table-cell>
              <table:table-cell office:value-type="float" office:value="0.00205273">
                <text:p>0.00205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4000">
                <text:p>494000</text:p>
              </table:table-cell>
              <table:table-cell office:value-type="float" office:value="NaN">
                <text:p>NaN</text:p>
              </table:table-cell>
              <table:table-cell office:value-type="float" office:value="0.0259331">
                <text:p>0.0259331</text:p>
              </table:table-cell>
              <table:table-cell office:value-type="float" office:value="0.00254144">
                <text:p>0.00254144</text:p>
              </table:table-cell>
              <table:table-cell office:value-type="float" office:value="0.416676">
                <text:p>0.416676</text:p>
              </table:table-cell>
              <table:table-cell office:value-type="float" office:value="0.0827813">
                <text:p>0.0827813</text:p>
              </table:table-cell>
              <table:table-cell office:value-type="float" office:value="0.00245933">
                <text:p>0.00245933</text:p>
              </table:table-cell>
              <table:table-cell office:value-type="float" office:value="0.0012802">
                <text:p>0.0012802</text:p>
              </table:table-cell>
              <table:table-cell office:value-type="float" office:value="0.00211945">
                <text:p>0.00211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3500">
                <text:p>493500</text:p>
              </table:table-cell>
              <table:table-cell office:value-type="float" office:value="NaN">
                <text:p>NaN</text:p>
              </table:table-cell>
              <table:table-cell office:value-type="float" office:value="0.025853">
                <text:p>0.025853</text:p>
              </table:table-cell>
              <table:table-cell office:value-type="float" office:value="0.00251736">
                <text:p>0.00251736</text:p>
              </table:table-cell>
              <table:table-cell office:value-type="float" office:value="0.404009">
                <text:p>0.404009</text:p>
              </table:table-cell>
              <table:table-cell office:value-type="float" office:value="0.0836288">
                <text:p>0.0836288</text:p>
              </table:table-cell>
              <table:table-cell office:value-type="float" office:value="0.00239262">
                <text:p>0.00239262</text:p>
              </table:table-cell>
              <table:table-cell office:value-type="float" office:value="0.00122296">
                <text:p>0.00122296</text:p>
              </table:table-cell>
              <table:table-cell office:value-type="float" office:value="0.00210997">
                <text:p>0.00210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3000">
                <text:p>493000</text:p>
              </table:table-cell>
              <table:table-cell office:value-type="float" office:value="NaN">
                <text:p>NaN</text:p>
              </table:table-cell>
              <table:table-cell office:value-type="float" office:value="0.027177">
                <text:p>0.027177</text:p>
              </table:table-cell>
              <table:table-cell office:value-type="float" office:value="0.00172627">
                <text:p>0.00172627</text:p>
              </table:table-cell>
              <table:table-cell office:value-type="float" office:value="0.42417">
                <text:p>0.42417</text:p>
              </table:table-cell>
              <table:table-cell office:value-type="float" office:value="0.0851344">
                <text:p>0.0851344</text:p>
              </table:table-cell>
              <table:table-cell office:value-type="float" office:value="0.00245736">
                <text:p>0.00245736</text:p>
              </table:table-cell>
              <table:table-cell office:value-type="float" office:value="0.0012873">
                <text:p>0.0012873</text:p>
              </table:table-cell>
              <table:table-cell office:value-type="float" office:value="0.00221774">
                <text:p>0.002217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2500">
                <text:p>492500</text:p>
              </table:table-cell>
              <table:table-cell office:value-type="float" office:value="NaN">
                <text:p>NaN</text:p>
              </table:table-cell>
              <table:table-cell office:value-type="float" office:value="0.0252881">
                <text:p>0.0252881</text:p>
              </table:table-cell>
              <table:table-cell office:value-type="float" office:value="0.00168877">
                <text:p>0.00168877</text:p>
              </table:table-cell>
              <table:table-cell office:value-type="float" office:value="0.430969">
                <text:p>0.430969</text:p>
              </table:table-cell>
              <table:table-cell office:value-type="float" office:value="0.0860866">
                <text:p>0.0860866</text:p>
              </table:table-cell>
              <table:table-cell office:value-type="float" office:value="0.00244473">
                <text:p>0.00244473</text:p>
              </table:table-cell>
              <table:table-cell office:value-type="float" office:value="0.00123243">
                <text:p>0.00123243</text:p>
              </table:table-cell>
              <table:table-cell office:value-type="float" office:value="0.00219248">
                <text:p>0.00219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2000">
                <text:p>492000</text:p>
              </table:table-cell>
              <table:table-cell office:value-type="float" office:value="NaN">
                <text:p>NaN</text:p>
              </table:table-cell>
              <table:table-cell office:value-type="float" office:value="0.0269129">
                <text:p>0.0269129</text:p>
              </table:table-cell>
              <table:table-cell office:value-type="float" office:value="0.00166074">
                <text:p>0.00166074</text:p>
              </table:table-cell>
              <table:table-cell office:value-type="float" office:value="0.399828">
                <text:p>0.399828</text:p>
              </table:table-cell>
              <table:table-cell office:value-type="float" office:value="0.0820016">
                <text:p>0.0820016</text:p>
              </table:table-cell>
              <table:table-cell office:value-type="float" office:value="0.00254263">
                <text:p>0.00254263</text:p>
              </table:table-cell>
              <table:table-cell office:value-type="float" office:value="0.00130546">
                <text:p>0.00130546</text:p>
              </table:table-cell>
              <table:table-cell office:value-type="float" office:value="0.00208234">
                <text:p>0.002082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1500">
                <text:p>491500</text:p>
              </table:table-cell>
              <table:table-cell office:value-type="float" office:value="NaN">
                <text:p>NaN</text:p>
              </table:table-cell>
              <table:table-cell office:value-type="float" office:value="0.0260291">
                <text:p>0.0260291</text:p>
              </table:table-cell>
              <table:table-cell office:value-type="float" office:value="0.00161613">
                <text:p>0.00161613</text:p>
              </table:table-cell>
              <table:table-cell office:value-type="float" office:value="0.416353">
                <text:p>0.416353</text:p>
              </table:table-cell>
              <table:table-cell office:value-type="float" office:value="0.0821872">
                <text:p>0.0821872</text:p>
              </table:table-cell>
              <table:table-cell office:value-type="float" office:value="0.0025067">
                <text:p>0.0025067</text:p>
              </table:table-cell>
              <table:table-cell office:value-type="float" office:value="0.00126204">
                <text:p>0.00126204</text:p>
              </table:table-cell>
              <table:table-cell office:value-type="float" office:value="0.00213208">
                <text:p>0.002132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1000">
                <text:p>491000</text:p>
              </table:table-cell>
              <table:table-cell office:value-type="float" office:value="NaN">
                <text:p>NaN</text:p>
              </table:table-cell>
              <table:table-cell office:value-type="float" office:value="0.0265087">
                <text:p>0.0265087</text:p>
              </table:table-cell>
              <table:table-cell office:value-type="float" office:value="0.00161613">
                <text:p>0.00161613</text:p>
              </table:table-cell>
              <table:table-cell office:value-type="float" office:value="0.395963">
                <text:p>0.395963</text:p>
              </table:table-cell>
              <table:table-cell office:value-type="float" office:value="0.0796268">
                <text:p>0.0796268</text:p>
              </table:table-cell>
              <table:table-cell office:value-type="float" office:value="0.00253394">
                <text:p>0.00253394</text:p>
              </table:table-cell>
              <table:table-cell office:value-type="float" office:value="0.00127427">
                <text:p>0.00127427</text:p>
              </table:table-cell>
              <table:table-cell office:value-type="float" office:value="0.00211826">
                <text:p>0.002118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0500">
                <text:p>490500</text:p>
              </table:table-cell>
              <table:table-cell office:value-type="float" office:value="NaN">
                <text:p>NaN</text:p>
              </table:table-cell>
              <table:table-cell office:value-type="float" office:value="0.0266259">
                <text:p>0.0266259</text:p>
              </table:table-cell>
              <table:table-cell office:value-type="float" office:value="0.00158929">
                <text:p>0.00158929</text:p>
              </table:table-cell>
              <table:table-cell office:value-type="float" office:value="0.406979">
                <text:p>0.406979</text:p>
              </table:table-cell>
              <table:table-cell office:value-type="float" office:value="0.0820079">
                <text:p>0.0820079</text:p>
              </table:table-cell>
              <table:table-cell office:value-type="float" office:value="0.00254539">
                <text:p>0.00254539</text:p>
              </table:table-cell>
              <table:table-cell office:value-type="float" office:value="0.0012798">
                <text:p>0.0012798</text:p>
              </table:table-cell>
              <table:table-cell office:value-type="float" office:value="0.00216248">
                <text:p>0.002162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0000">
                <text:p>490000</text:p>
              </table:table-cell>
              <table:table-cell office:value-type="float" office:value="NaN">
                <text:p>NaN</text:p>
              </table:table-cell>
              <table:table-cell office:value-type="float" office:value="0.0274269">
                <text:p>0.0274269</text:p>
              </table:table-cell>
              <table:table-cell office:value-type="float" office:value="0.00165758">
                <text:p>0.00165758</text:p>
              </table:table-cell>
              <table:table-cell office:value-type="float" office:value="0.4146">
                <text:p>0.4146</text:p>
              </table:table-cell>
              <table:table-cell office:value-type="float" office:value="0.0854005">
                <text:p>0.0854005</text:p>
              </table:table-cell>
              <table:table-cell office:value-type="float" office:value="0.00258724">
                <text:p>0.00258724</text:p>
              </table:table-cell>
              <table:table-cell office:value-type="float" office:value="0.00127704">
                <text:p>0.00127704</text:p>
              </table:table-cell>
              <table:table-cell office:value-type="float" office:value="0.00221103">
                <text:p>0.002211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9500">
                <text:p>489500</text:p>
              </table:table-cell>
              <table:table-cell office:value-type="float" office:value="NaN">
                <text:p>NaN</text:p>
              </table:table-cell>
              <table:table-cell office:value-type="float" office:value="0.0268462">
                <text:p>0.0268462</text:p>
              </table:table-cell>
              <table:table-cell office:value-type="float" office:value="0.00165364">
                <text:p>0.00165364</text:p>
              </table:table-cell>
              <table:table-cell office:value-type="float" office:value="0.399505">
                <text:p>0.399505</text:p>
              </table:table-cell>
              <table:table-cell office:value-type="float" office:value="0.0827623">
                <text:p>0.0827623</text:p>
              </table:table-cell>
              <table:table-cell office:value-type="float" office:value="0.00250749">
                <text:p>0.00250749</text:p>
              </table:table-cell>
              <table:table-cell office:value-type="float" office:value="0.00126835">
                <text:p>0.00126835</text:p>
              </table:table-cell>
              <table:table-cell office:value-type="float" office:value="0.00214353">
                <text:p>0.002143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9000">
                <text:p>489000</text:p>
              </table:table-cell>
              <table:table-cell office:value-type="float" office:value="NaN">
                <text:p>NaN</text:p>
              </table:table-cell>
              <table:table-cell office:value-type="float" office:value="0.0261455">
                <text:p>0.0261455</text:p>
              </table:table-cell>
              <table:table-cell office:value-type="float" office:value="0.00206734">
                <text:p>0.00206734</text:p>
              </table:table-cell>
              <table:table-cell office:value-type="float" office:value="0.406895">
                <text:p>0.406895</text:p>
              </table:table-cell>
              <table:table-cell office:value-type="float" office:value="0.0842419">
                <text:p>0.0842419</text:p>
              </table:table-cell>
              <table:table-cell office:value-type="float" office:value="0.00253315">
                <text:p>0.00253315</text:p>
              </table:table-cell>
              <table:table-cell office:value-type="float" office:value="0.00126559">
                <text:p>0.00126559</text:p>
              </table:table-cell>
              <table:table-cell office:value-type="float" office:value="0.00213011">
                <text:p>0.002130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8500">
                <text:p>488500</text:p>
              </table:table-cell>
              <table:table-cell office:value-type="float" office:value="NaN">
                <text:p>NaN</text:p>
              </table:table-cell>
              <table:table-cell office:value-type="float" office:value="0.0239925">
                <text:p>0.0239925</text:p>
              </table:table-cell>
              <table:table-cell office:value-type="float" office:value="0.00239973">
                <text:p>0.00239973</text:p>
              </table:table-cell>
              <table:table-cell office:value-type="float" office:value="0.404453">
                <text:p>0.404453</text:p>
              </table:table-cell>
              <table:table-cell office:value-type="float" office:value="0.0824647">
                <text:p>0.0824647</text:p>
              </table:table-cell>
              <table:table-cell office:value-type="float" office:value="0.00238473">
                <text:p>0.00238473</text:p>
              </table:table-cell>
              <table:table-cell office:value-type="float" office:value="0.00118348">
                <text:p>0.00118348</text:p>
              </table:table-cell>
              <table:table-cell office:value-type="float" office:value="0.00212379">
                <text:p>0.002123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8000">
                <text:p>488000</text:p>
              </table:table-cell>
              <table:table-cell office:value-type="float" office:value="NaN">
                <text:p>NaN</text:p>
              </table:table-cell>
              <table:table-cell office:value-type="float" office:value="0.0252222">
                <text:p>0.0252222</text:p>
              </table:table-cell>
              <table:table-cell office:value-type="float" office:value="0.00214511">
                <text:p>0.00214511</text:p>
              </table:table-cell>
              <table:table-cell office:value-type="float" office:value="0.394993">
                <text:p>0.394993</text:p>
              </table:table-cell>
              <table:table-cell office:value-type="float" office:value="0.0790548">
                <text:p>0.0790548</text:p>
              </table:table-cell>
              <table:table-cell office:value-type="float" office:value="0.00248697">
                <text:p>0.00248697</text:p>
              </table:table-cell>
              <table:table-cell office:value-type="float" office:value="0.00124112">
                <text:p>0.00124112</text:p>
              </table:table-cell>
              <table:table-cell office:value-type="float" office:value="0.00211432">
                <text:p>0.002114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7500">
                <text:p>487500</text:p>
              </table:table-cell>
              <table:table-cell office:value-type="float" office:value="NaN">
                <text:p>NaN</text:p>
              </table:table-cell>
              <table:table-cell office:value-type="float" office:value="0.026076">
                <text:p>0.026076</text:p>
              </table:table-cell>
              <table:table-cell office:value-type="float" office:value="0.00176693">
                <text:p>0.00176693</text:p>
              </table:table-cell>
              <table:table-cell office:value-type="float" office:value="0.387081">
                <text:p>0.387081</text:p>
              </table:table-cell>
              <table:table-cell office:value-type="float" office:value="0.0779822">
                <text:p>0.0779822</text:p>
              </table:table-cell>
              <table:table-cell office:value-type="float" office:value="0.0025375">
                <text:p>0.0025375</text:p>
              </table:table-cell>
              <table:table-cell office:value-type="float" office:value="0.00126756">
                <text:p>0.00126756</text:p>
              </table:table-cell>
              <table:table-cell office:value-type="float" office:value="0.00207366">
                <text:p>0.002073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7000">
                <text:p>487000</text:p>
              </table:table-cell>
              <table:table-cell office:value-type="float" office:value="NaN">
                <text:p>NaN</text:p>
              </table:table-cell>
              <table:table-cell office:value-type="float" office:value="0.0261641">
                <text:p>0.0261641</text:p>
              </table:table-cell>
              <table:table-cell office:value-type="float" office:value="0.00238236">
                <text:p>0.00238236</text:p>
              </table:table-cell>
              <table:table-cell office:value-type="float" office:value="0.41202">
                <text:p>0.41202</text:p>
              </table:table-cell>
              <table:table-cell office:value-type="float" office:value="0.0838767">
                <text:p>0.0838767</text:p>
              </table:table-cell>
              <table:table-cell office:value-type="float" office:value="0.00253868">
                <text:p>0.00253868</text:p>
              </table:table-cell>
              <table:table-cell office:value-type="float" office:value="0.0012723">
                <text:p>0.0012723</text:p>
              </table:table-cell>
              <table:table-cell office:value-type="float" office:value="0.00210958">
                <text:p>0.002109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6500">
                <text:p>486500</text:p>
              </table:table-cell>
              <table:table-cell office:value-type="float" office:value="NaN">
                <text:p>NaN</text:p>
              </table:table-cell>
              <table:table-cell office:value-type="float" office:value="0.0244698">
                <text:p>0.0244698</text:p>
              </table:table-cell>
              <table:table-cell office:value-type="float" office:value="0.00237288">
                <text:p>0.00237288</text:p>
              </table:table-cell>
              <table:table-cell office:value-type="float" office:value="0.413265">
                <text:p>0.413265</text:p>
              </table:table-cell>
              <table:table-cell office:value-type="float" office:value="0.0822381">
                <text:p>0.0822381</text:p>
              </table:table-cell>
              <table:table-cell office:value-type="float" office:value="0.0024167">
                <text:p>0.0024167</text:p>
              </table:table-cell>
              <table:table-cell office:value-type="float" office:value="0.00119493">
                <text:p>0.00119493</text:p>
              </table:table-cell>
              <table:table-cell office:value-type="float" office:value="0.00209182">
                <text:p>0.002091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6000">
                <text:p>486000</text:p>
              </table:table-cell>
              <table:table-cell office:value-type="float" office:value="NaN">
                <text:p>NaN</text:p>
              </table:table-cell>
              <table:table-cell office:value-type="float" office:value="0.0248239">
                <text:p>0.0248239</text:p>
              </table:table-cell>
              <table:table-cell office:value-type="float" office:value="0.00202392">
                <text:p>0.00202392</text:p>
              </table:table-cell>
              <table:table-cell office:value-type="float" office:value="0.404844">
                <text:p>0.404844</text:p>
              </table:table-cell>
              <table:table-cell office:value-type="float" office:value="0.0823451">
                <text:p>0.0823451</text:p>
              </table:table-cell>
              <table:table-cell office:value-type="float" office:value="0.00239065">
                <text:p>0.00239065</text:p>
              </table:table-cell>
              <table:table-cell office:value-type="float" office:value="0.00118782">
                <text:p>0.00118782</text:p>
              </table:table-cell>
              <table:table-cell office:value-type="float" office:value="0.00206576">
                <text:p>0.002065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5500">
                <text:p>485500</text:p>
              </table:table-cell>
              <table:table-cell office:value-type="float" office:value="NaN">
                <text:p>NaN</text:p>
              </table:table-cell>
              <table:table-cell office:value-type="float" office:value="0.0255767">
                <text:p>0.0255767</text:p>
              </table:table-cell>
              <table:table-cell office:value-type="float" office:value="0.00252605">
                <text:p>0.00252605</text:p>
              </table:table-cell>
              <table:table-cell office:value-type="float" office:value="0.40492">
                <text:p>0.40492</text:p>
              </table:table-cell>
              <table:table-cell office:value-type="float" office:value="0.0821347">
                <text:p>0.0821347</text:p>
              </table:table-cell>
              <table:table-cell office:value-type="float" office:value="0.00240604">
                <text:p>0.00240604</text:p>
              </table:table-cell>
              <table:table-cell office:value-type="float" office:value="0.00120361">
                <text:p>0.00120361</text:p>
              </table:table-cell>
              <table:table-cell office:value-type="float" office:value="0.00204602">
                <text:p>0.002046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5000">
                <text:p>485000</text:p>
              </table:table-cell>
              <table:table-cell office:value-type="float" office:value="NaN">
                <text:p>NaN</text:p>
              </table:table-cell>
              <table:table-cell office:value-type="float" office:value="0.0259241">
                <text:p>0.0259241</text:p>
              </table:table-cell>
              <table:table-cell office:value-type="float" office:value="0.00225169">
                <text:p>0.00225169</text:p>
              </table:table-cell>
              <table:table-cell office:value-type="float" office:value="0.41244">
                <text:p>0.41244</text:p>
              </table:table-cell>
              <table:table-cell office:value-type="float" office:value="0.0818228">
                <text:p>0.0818228</text:p>
              </table:table-cell>
              <table:table-cell office:value-type="float" office:value="0.00245144">
                <text:p>0.00245144</text:p>
              </table:table-cell>
              <table:table-cell office:value-type="float" office:value="0.0012269">
                <text:p>0.0012269</text:p>
              </table:table-cell>
              <table:table-cell office:value-type="float" office:value="0.00207089">
                <text:p>0.002070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4500">
                <text:p>484500</text:p>
              </table:table-cell>
              <table:table-cell office:value-type="float" office:value="NaN">
                <text:p>NaN</text:p>
              </table:table-cell>
              <table:table-cell office:value-type="float" office:value="0.0260682">
                <text:p>0.0260682</text:p>
              </table:table-cell>
              <table:table-cell office:value-type="float" office:value="0.0020405">
                <text:p>0.0020405</text:p>
              </table:table-cell>
              <table:table-cell office:value-type="float" office:value="0.399392">
                <text:p>0.399392</text:p>
              </table:table-cell>
              <table:table-cell office:value-type="float" office:value="0.0819286">
                <text:p>0.0819286</text:p>
              </table:table-cell>
              <table:table-cell office:value-type="float" office:value="0.00245302">
                <text:p>0.00245302</text:p>
              </table:table-cell>
              <table:table-cell office:value-type="float" office:value="0.00123717">
                <text:p>0.00123717</text:p>
              </table:table-cell>
              <table:table-cell office:value-type="float" office:value="0.00208905">
                <text:p>0.00208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4000">
                <text:p>484000</text:p>
              </table:table-cell>
              <table:table-cell office:value-type="float" office:value="NaN">
                <text:p>NaN</text:p>
              </table:table-cell>
              <table:table-cell office:value-type="float" office:value="0.0268391">
                <text:p>0.0268391</text:p>
              </table:table-cell>
              <table:table-cell office:value-type="float" office:value="0.00162284">
                <text:p>0.00162284</text:p>
              </table:table-cell>
              <table:table-cell office:value-type="float" office:value="0.392494">
                <text:p>0.392494</text:p>
              </table:table-cell>
              <table:table-cell office:value-type="float" office:value="0.0775271">
                <text:p>0.0775271</text:p>
              </table:table-cell>
              <table:table-cell office:value-type="float" office:value="0.00249013">
                <text:p>0.00249013</text:p>
              </table:table-cell>
              <table:table-cell office:value-type="float" office:value="0.00124704">
                <text:p>0.00124704</text:p>
              </table:table-cell>
              <table:table-cell office:value-type="float" office:value="0.002048">
                <text:p>0.002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3500">
                <text:p>483500</text:p>
              </table:table-cell>
              <table:table-cell office:value-type="float" office:value="NaN">
                <text:p>NaN</text:p>
              </table:table-cell>
              <table:table-cell office:value-type="float" office:value="0.02641">
                <text:p>0.02641</text:p>
              </table:table-cell>
              <table:table-cell office:value-type="float" office:value="0.00163271">
                <text:p>0.00163271</text:p>
              </table:table-cell>
              <table:table-cell office:value-type="float" office:value="0.392587">
                <text:p>0.392587</text:p>
              </table:table-cell>
              <table:table-cell office:value-type="float" office:value="0.0782139">
                <text:p>0.0782139</text:p>
              </table:table-cell>
              <table:table-cell office:value-type="float" office:value="0.00247789">
                <text:p>0.00247789</text:p>
              </table:table-cell>
              <table:table-cell office:value-type="float" office:value="0.00129362">
                <text:p>0.00129362</text:p>
              </table:table-cell>
              <table:table-cell office:value-type="float" office:value="0.00205037">
                <text:p>0.002050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3000">
                <text:p>483000</text:p>
              </table:table-cell>
              <table:table-cell office:value-type="float" office:value="NaN">
                <text:p>NaN</text:p>
              </table:table-cell>
              <table:table-cell office:value-type="float" office:value="0.0262268">
                <text:p>0.0262268</text:p>
              </table:table-cell>
              <table:table-cell office:value-type="float" office:value="0.00157982">
                <text:p>0.00157982</text:p>
              </table:table-cell>
              <table:table-cell office:value-type="float" office:value="0.393516">
                <text:p>0.393516</text:p>
              </table:table-cell>
              <table:table-cell office:value-type="float" office:value="0.0858651">
                <text:p>0.0858651</text:p>
              </table:table-cell>
              <table:table-cell office:value-type="float" office:value="0.00266856">
                <text:p>0.00266856</text:p>
              </table:table-cell>
              <table:table-cell office:value-type="float" office:value="0.00124664">
                <text:p>0.00124664</text:p>
              </table:table-cell>
              <table:table-cell office:value-type="float" office:value="0.00199076">
                <text:p>0.001990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2500">
                <text:p>482500</text:p>
              </table:table-cell>
              <table:table-cell office:value-type="float" office:value="NaN">
                <text:p>NaN</text:p>
              </table:table-cell>
              <table:table-cell office:value-type="float" office:value="0.026393">
                <text:p>0.026393</text:p>
              </table:table-cell>
              <table:table-cell office:value-type="float" office:value="0.00157074">
                <text:p>0.00157074</text:p>
              </table:table-cell>
              <table:table-cell office:value-type="float" office:value="0.413591">
                <text:p>0.413591</text:p>
              </table:table-cell>
              <table:table-cell office:value-type="float" office:value="0.0833837">
                <text:p>0.0833837</text:p>
              </table:table-cell>
              <table:table-cell office:value-type="float" office:value="0.00285212">
                <text:p>0.00285212</text:p>
              </table:table-cell>
              <table:table-cell office:value-type="float" office:value="0.00126441">
                <text:p>0.00126441</text:p>
              </table:table-cell>
              <table:table-cell office:value-type="float" office:value="0.00206616">
                <text:p>0.002066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2000">
                <text:p>482000</text:p>
              </table:table-cell>
              <table:table-cell office:value-type="float" office:value="NaN">
                <text:p>NaN</text:p>
              </table:table-cell>
              <table:table-cell office:value-type="float" office:value="0.024803">
                <text:p>0.024803</text:p>
              </table:table-cell>
              <table:table-cell office:value-type="float" office:value="0.00158969">
                <text:p>0.00158969</text:p>
              </table:table-cell>
              <table:table-cell office:value-type="float" office:value="0.406135">
                <text:p>0.406135</text:p>
              </table:table-cell>
              <table:table-cell office:value-type="float" office:value="0.085524">
                <text:p>0.085524</text:p>
              </table:table-cell>
              <table:table-cell office:value-type="float" office:value="0.00263658">
                <text:p>0.00263658</text:p>
              </table:table-cell>
              <table:table-cell office:value-type="float" office:value="0.00119138">
                <text:p>0.00119138</text:p>
              </table:table-cell>
              <table:table-cell office:value-type="float" office:value="0.00208274">
                <text:p>0.002082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1500">
                <text:p>481500</text:p>
              </table:table-cell>
              <table:table-cell office:value-type="float" office:value="NaN">
                <text:p>NaN</text:p>
              </table:table-cell>
              <table:table-cell office:value-type="float" office:value="0.0249897">
                <text:p>0.0249897</text:p>
              </table:table-cell>
              <table:table-cell office:value-type="float" office:value="0.00157784">
                <text:p>0.00157784</text:p>
              </table:table-cell>
              <table:table-cell office:value-type="float" office:value="0.400224">
                <text:p>0.400224</text:p>
              </table:table-cell>
              <table:table-cell office:value-type="float" office:value="0.0805205">
                <text:p>0.0805205</text:p>
              </table:table-cell>
              <table:table-cell office:value-type="float" office:value="0.00255684">
                <text:p>0.00255684</text:p>
              </table:table-cell>
              <table:table-cell office:value-type="float" office:value="0.00119611">
                <text:p>0.00119611</text:p>
              </table:table-cell>
              <table:table-cell office:value-type="float" office:value="0.00209379">
                <text:p>0.002093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1000">
                <text:p>481000</text:p>
              </table:table-cell>
              <table:table-cell office:value-type="float" office:value="NaN">
                <text:p>NaN</text:p>
              </table:table-cell>
              <table:table-cell office:value-type="float" office:value="0.0246881">
                <text:p>0.0246881</text:p>
              </table:table-cell>
              <table:table-cell office:value-type="float" office:value="0.00157468">
                <text:p>0.00157468</text:p>
              </table:table-cell>
              <table:table-cell office:value-type="float" office:value="0.400935">
                <text:p>0.400935</text:p>
              </table:table-cell>
              <table:table-cell office:value-type="float" office:value="0.0818102">
                <text:p>0.0818102</text:p>
              </table:table-cell>
              <table:table-cell office:value-type="float" office:value="0.00247947">
                <text:p>0.00247947</text:p>
              </table:table-cell>
              <table:table-cell office:value-type="float" office:value="0.00119611">
                <text:p>0.00119611</text:p>
              </table:table-cell>
              <table:table-cell office:value-type="float" office:value="0.00205945">
                <text:p>0.002059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0500">
                <text:p>480500</text:p>
              </table:table-cell>
              <table:table-cell office:value-type="float" office:value="NaN">
                <text:p>NaN</text:p>
              </table:table-cell>
              <table:table-cell office:value-type="float" office:value="0.0246786">
                <text:p>0.0246786</text:p>
              </table:table-cell>
              <table:table-cell office:value-type="float" office:value="0.00156718">
                <text:p>0.00156718</text:p>
              </table:table-cell>
              <table:table-cell office:value-type="float" office:value="0.398711">
                <text:p>0.398711</text:p>
              </table:table-cell>
              <table:table-cell office:value-type="float" office:value="0.0958576">
                <text:p>0.0958576</text:p>
              </table:table-cell>
              <table:table-cell office:value-type="float" office:value="0.00239341">
                <text:p>0.00239341</text:p>
              </table:table-cell>
              <table:table-cell office:value-type="float" office:value="0.00118545">
                <text:p>0.00118545</text:p>
              </table:table-cell>
              <table:table-cell office:value-type="float" office:value="0.00209497">
                <text:p>0.002094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0000">
                <text:p>480000</text:p>
              </table:table-cell>
              <table:table-cell office:value-type="float" office:value="NaN">
                <text:p>NaN</text:p>
              </table:table-cell>
              <table:table-cell office:value-type="float" office:value="0.024017">
                <text:p>0.024017</text:p>
              </table:table-cell>
              <table:table-cell office:value-type="float" office:value="0.00157232">
                <text:p>0.00157232</text:p>
              </table:table-cell>
              <table:table-cell office:value-type="float" office:value="0.394552">
                <text:p>0.394552</text:p>
              </table:table-cell>
              <table:table-cell office:value-type="float" office:value="0.085031">
                <text:p>0.085031</text:p>
              </table:table-cell>
              <table:table-cell office:value-type="float" office:value="0.00236064">
                <text:p>0.00236064</text:p>
              </table:table-cell>
              <table:table-cell office:value-type="float" office:value="0.00116216">
                <text:p>0.00116216</text:p>
              </table:table-cell>
              <table:table-cell office:value-type="float" office:value="0.0020255">
                <text:p>0.00202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9500">
                <text:p>479500</text:p>
              </table:table-cell>
              <table:table-cell office:value-type="float" office:value="NaN">
                <text:p>NaN</text:p>
              </table:table-cell>
              <table:table-cell office:value-type="float" office:value="0.0241702">
                <text:p>0.0241702</text:p>
              </table:table-cell>
              <table:table-cell office:value-type="float" office:value="0.00155139">
                <text:p>0.00155139</text:p>
              </table:table-cell>
              <table:table-cell office:value-type="float" office:value="0.400517">
                <text:p>0.400517</text:p>
              </table:table-cell>
              <table:table-cell office:value-type="float" office:value="0.0876143">
                <text:p>0.0876143</text:p>
              </table:table-cell>
              <table:table-cell office:value-type="float" office:value="0.0023642">
                <text:p>0.0023642</text:p>
              </table:table-cell>
              <table:table-cell office:value-type="float" office:value="0.00116769">
                <text:p>0.00116769</text:p>
              </table:table-cell>
              <table:table-cell office:value-type="float" office:value="0.00202708">
                <text:p>0.002027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9000">
                <text:p>479000</text:p>
              </table:table-cell>
              <table:table-cell office:value-type="float" office:value="NaN">
                <text:p>NaN</text:p>
              </table:table-cell>
              <table:table-cell office:value-type="float" office:value="0.0235733">
                <text:p>0.0235733</text:p>
              </table:table-cell>
              <table:table-cell office:value-type="float" office:value="0.00152573">
                <text:p>0.00152573</text:p>
              </table:table-cell>
              <table:table-cell office:value-type="float" office:value="0.39491">
                <text:p>0.39491</text:p>
              </table:table-cell>
              <table:table-cell office:value-type="float" office:value="0.0793749">
                <text:p>0.0793749</text:p>
              </table:table-cell>
              <table:table-cell office:value-type="float" office:value="0.00268948">
                <text:p>0.00268948</text:p>
              </table:table-cell>
              <table:table-cell office:value-type="float" office:value="0.00114914">
                <text:p>0.00114914</text:p>
              </table:table-cell>
              <table:table-cell office:value-type="float" office:value="0.002048">
                <text:p>0.002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8500">
                <text:p>478500</text:p>
              </table:table-cell>
              <table:table-cell office:value-type="float" office:value="NaN">
                <text:p>NaN</text:p>
              </table:table-cell>
              <table:table-cell office:value-type="float" office:value="0.0246897">
                <text:p>0.0246897</text:p>
              </table:table-cell>
              <table:table-cell office:value-type="float" office:value="0.00153323">
                <text:p>0.00153323</text:p>
              </table:table-cell>
              <table:table-cell office:value-type="float" office:value="0.414722">
                <text:p>0.414722</text:p>
              </table:table-cell>
              <table:table-cell office:value-type="float" office:value="0.084213">
                <text:p>0.084213</text:p>
              </table:table-cell>
              <table:table-cell office:value-type="float" office:value="0.00292673">
                <text:p>0.00292673</text:p>
              </table:table-cell>
              <table:table-cell office:value-type="float" office:value="0.00119414">
                <text:p>0.00119414</text:p>
              </table:table-cell>
              <table:table-cell office:value-type="float" office:value="0.00211076">
                <text:p>0.002110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8000">
                <text:p>478000</text:p>
              </table:table-cell>
              <table:table-cell office:value-type="float" office:value="NaN">
                <text:p>NaN</text:p>
              </table:table-cell>
              <table:table-cell office:value-type="float" office:value="0.0239759">
                <text:p>0.0239759</text:p>
              </table:table-cell>
              <table:table-cell office:value-type="float" office:value="0.00153087">
                <text:p>0.00153087</text:p>
              </table:table-cell>
              <table:table-cell office:value-type="float" office:value="0.403869">
                <text:p>0.403869</text:p>
              </table:table-cell>
              <table:table-cell office:value-type="float" office:value="0.0871986">
                <text:p>0.0871986</text:p>
              </table:table-cell>
              <table:table-cell office:value-type="float" office:value="0.00258842">
                <text:p>0.00258842</text:p>
              </table:table-cell>
              <table:table-cell office:value-type="float" office:value="0.00116651">
                <text:p>0.00116651</text:p>
              </table:table-cell>
              <table:table-cell office:value-type="float" office:value="0.00207484">
                <text:p>0.002074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7500">
                <text:p>477500</text:p>
              </table:table-cell>
              <table:table-cell office:value-type="float" office:value="NaN">
                <text:p>NaN</text:p>
              </table:table-cell>
              <table:table-cell office:value-type="float" office:value="0.0247248">
                <text:p>0.0247248</text:p>
              </table:table-cell>
              <table:table-cell office:value-type="float" office:value="0.00158613">
                <text:p>0.00158613</text:p>
              </table:table-cell>
              <table:table-cell office:value-type="float" office:value="0.387329">
                <text:p>0.387329</text:p>
              </table:table-cell>
              <table:table-cell office:value-type="float" office:value="0.0764233">
                <text:p>0.0764233</text:p>
              </table:table-cell>
              <table:table-cell office:value-type="float" office:value="0.00268277">
                <text:p>0.00268277</text:p>
              </table:table-cell>
              <table:table-cell office:value-type="float" office:value="0.00120243">
                <text:p>0.00120243</text:p>
              </table:table-cell>
              <table:table-cell office:value-type="float" office:value="0.00205037">
                <text:p>0.002050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7000">
                <text:p>477000</text:p>
              </table:table-cell>
              <table:table-cell office:value-type="float" office:value="NaN">
                <text:p>NaN</text:p>
              </table:table-cell>
              <table:table-cell office:value-type="float" office:value="0.0262711">
                <text:p>0.0262711</text:p>
              </table:table-cell>
              <table:table-cell office:value-type="float" office:value="0.00154429">
                <text:p>0.00154429</text:p>
              </table:table-cell>
              <table:table-cell office:value-type="float" office:value="0.407387">
                <text:p>0.407387</text:p>
              </table:table-cell>
              <table:table-cell office:value-type="float" office:value="0.0830059">
                <text:p>0.0830059</text:p>
              </table:table-cell>
              <table:table-cell office:value-type="float" office:value="0.00266619">
                <text:p>0.00266619</text:p>
              </table:table-cell>
              <table:table-cell office:value-type="float" office:value="0.00123717">
                <text:p>0.00123717</text:p>
              </table:table-cell>
              <table:table-cell office:value-type="float" office:value="0.00204642">
                <text:p>0.002046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6500">
                <text:p>476500</text:p>
              </table:table-cell>
              <table:table-cell office:value-type="float" office:value="NaN">
                <text:p>NaN</text:p>
              </table:table-cell>
              <table:table-cell office:value-type="float" office:value="0.0254275">
                <text:p>0.0254275</text:p>
              </table:table-cell>
              <table:table-cell office:value-type="float" office:value="0.00157705">
                <text:p>0.00157705</text:p>
              </table:table-cell>
              <table:table-cell office:value-type="float" office:value="0.412408">
                <text:p>0.412408</text:p>
              </table:table-cell>
              <table:table-cell office:value-type="float" office:value="0.0842359">
                <text:p>0.0842359</text:p>
              </table:table-cell>
              <table:table-cell office:value-type="float" office:value="0.00248223">
                <text:p>0.00248223</text:p>
              </table:table-cell>
              <table:table-cell office:value-type="float" office:value="0.00133704">
                <text:p>0.00133704</text:p>
              </table:table-cell>
              <table:table-cell office:value-type="float" office:value="0.00214787">
                <text:p>0.002147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6000">
                <text:p>476000</text:p>
              </table:table-cell>
              <table:table-cell office:value-type="float" office:value="NaN">
                <text:p>NaN</text:p>
              </table:table-cell>
              <table:table-cell office:value-type="float" office:value="0.023698">
                <text:p>0.023698</text:p>
              </table:table-cell>
              <table:table-cell office:value-type="float" office:value="0.00159758">
                <text:p>0.00159758</text:p>
              </table:table-cell>
              <table:table-cell office:value-type="float" office:value="0.401711">
                <text:p>0.401711</text:p>
              </table:table-cell>
              <table:table-cell office:value-type="float" office:value="0.082019">
                <text:p>0.082019</text:p>
              </table:table-cell>
              <table:table-cell office:value-type="float" office:value="0.00240565">
                <text:p>0.00240565</text:p>
              </table:table-cell>
              <table:table-cell office:value-type="float" office:value="0.00118624">
                <text:p>0.00118624</text:p>
              </table:table-cell>
              <table:table-cell office:value-type="float" office:value="0.00206537">
                <text:p>0.002065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5500">
                <text:p>475500</text:p>
              </table:table-cell>
              <table:table-cell office:value-type="float" office:value="NaN">
                <text:p>NaN</text:p>
              </table:table-cell>
              <table:table-cell office:value-type="float" office:value="0.0257662">
                <text:p>0.0257662</text:p>
              </table:table-cell>
              <table:table-cell office:value-type="float" office:value="0.00164337">
                <text:p>0.00164337</text:p>
              </table:table-cell>
              <table:table-cell office:value-type="float" office:value="0.396267">
                <text:p>0.396267</text:p>
              </table:table-cell>
              <table:table-cell office:value-type="float" office:value="0.085346">
                <text:p>0.085346</text:p>
              </table:table-cell>
              <table:table-cell office:value-type="float" office:value="0.00252723">
                <text:p>0.00252723</text:p>
              </table:table-cell>
              <table:table-cell office:value-type="float" office:value="0.00125691">
                <text:p>0.00125691</text:p>
              </table:table-cell>
              <table:table-cell office:value-type="float" office:value="0.00202747">
                <text:p>0.002027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5000">
                <text:p>475000</text:p>
              </table:table-cell>
              <table:table-cell office:value-type="float" office:value="NaN">
                <text:p>NaN</text:p>
              </table:table-cell>
              <table:table-cell office:value-type="float" office:value="0.0231331">
                <text:p>0.0231331</text:p>
              </table:table-cell>
              <table:table-cell office:value-type="float" office:value="0.00159482">
                <text:p>0.00159482</text:p>
              </table:table-cell>
              <table:table-cell office:value-type="float" office:value="0.400204">
                <text:p>0.400204</text:p>
              </table:table-cell>
              <table:table-cell office:value-type="float" office:value="0.0794566">
                <text:p>0.0794566</text:p>
              </table:table-cell>
              <table:table-cell office:value-type="float" office:value="0.00235828">
                <text:p>0.00235828</text:p>
              </table:table-cell>
              <table:table-cell office:value-type="float" office:value="0.00113769">
                <text:p>0.00113769</text:p>
              </table:table-cell>
              <table:table-cell office:value-type="float" office:value="0.00206024">
                <text:p>0.002060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4500">
                <text:p>474500</text:p>
              </table:table-cell>
              <table:table-cell office:value-type="float" office:value="NaN">
                <text:p>NaN</text:p>
              </table:table-cell>
              <table:table-cell office:value-type="float" office:value="0.0248085">
                <text:p>0.0248085</text:p>
              </table:table-cell>
              <table:table-cell office:value-type="float" office:value="0.00155416">
                <text:p>0.00155416</text:p>
              </table:table-cell>
              <table:table-cell office:value-type="float" office:value="0.397027">
                <text:p>0.397027</text:p>
              </table:table-cell>
              <table:table-cell office:value-type="float" office:value="0.0841005">
                <text:p>0.0841005</text:p>
              </table:table-cell>
              <table:table-cell office:value-type="float" office:value="0.0024696">
                <text:p>0.0024696</text:p>
              </table:table-cell>
              <table:table-cell office:value-type="float" office:value="0.0012048">
                <text:p>0.0012048</text:p>
              </table:table-cell>
              <table:table-cell office:value-type="float" office:value="0.0020176">
                <text:p>0.00201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4000">
                <text:p>474000</text:p>
              </table:table-cell>
              <table:table-cell office:value-type="float" office:value="NaN">
                <text:p>NaN</text:p>
              </table:table-cell>
              <table:table-cell office:value-type="float" office:value="0.0251373">
                <text:p>0.0251373</text:p>
              </table:table-cell>
              <table:table-cell office:value-type="float" office:value="0.00155139">
                <text:p>0.00155139</text:p>
              </table:table-cell>
              <table:table-cell office:value-type="float" office:value="0.390835">
                <text:p>0.390835</text:p>
              </table:table-cell>
              <table:table-cell office:value-type="float" office:value="0.0791286">
                <text:p>0.0791286</text:p>
              </table:table-cell>
              <table:table-cell office:value-type="float" office:value="0.00247552">
                <text:p>0.00247552</text:p>
              </table:table-cell>
              <table:table-cell office:value-type="float" office:value="0.00122177">
                <text:p>0.00122177</text:p>
              </table:table-cell>
              <table:table-cell office:value-type="float" office:value="0.00203379">
                <text:p>0.002033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3500">
                <text:p>473500</text:p>
              </table:table-cell>
              <table:table-cell office:value-type="float" office:value="NaN">
                <text:p>NaN</text:p>
              </table:table-cell>
              <table:table-cell office:value-type="float" office:value="0.0249052">
                <text:p>0.0249052</text:p>
              </table:table-cell>
              <table:table-cell office:value-type="float" office:value="0.0016639">
                <text:p>0.0016639</text:p>
              </table:table-cell>
              <table:table-cell office:value-type="float" office:value="0.416084">
                <text:p>0.416084</text:p>
              </table:table-cell>
              <table:table-cell office:value-type="float" office:value="0.0843824">
                <text:p>0.0843824</text:p>
              </table:table-cell>
              <table:table-cell office:value-type="float" office:value="0.00241038">
                <text:p>0.00241038</text:p>
              </table:table-cell>
              <table:table-cell office:value-type="float" office:value="0.00120085">
                <text:p>0.00120085</text:p>
              </table:table-cell>
              <table:table-cell office:value-type="float" office:value="0.00206655">
                <text:p>0.002066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3000">
                <text:p>473000</text:p>
              </table:table-cell>
              <table:table-cell office:value-type="float" office:value="NaN">
                <text:p>NaN</text:p>
              </table:table-cell>
              <table:table-cell office:value-type="float" office:value="0.0260997">
                <text:p>0.0260997</text:p>
              </table:table-cell>
              <table:table-cell office:value-type="float" office:value="0.00162521">
                <text:p>0.00162521</text:p>
              </table:table-cell>
              <table:table-cell office:value-type="float" office:value="0.389973">
                <text:p>0.389973</text:p>
              </table:table-cell>
              <table:table-cell office:value-type="float" office:value="0.0817292">
                <text:p>0.0817292</text:p>
              </table:table-cell>
              <table:table-cell office:value-type="float" office:value="0.00248302">
                <text:p>0.00248302</text:p>
              </table:table-cell>
              <table:table-cell office:value-type="float" office:value="0.00124269">
                <text:p>0.00124269</text:p>
              </table:table-cell>
              <table:table-cell office:value-type="float" office:value="0.0019797">
                <text:p>0.00197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2500">
                <text:p>472500</text:p>
              </table:table-cell>
              <table:table-cell office:value-type="float" office:value="NaN">
                <text:p>NaN</text:p>
              </table:table-cell>
              <table:table-cell office:value-type="float" office:value="0.0259888">
                <text:p>0.0259888</text:p>
              </table:table-cell>
              <table:table-cell office:value-type="float" office:value="0.00162363">
                <text:p>0.00162363</text:p>
              </table:table-cell>
              <table:table-cell office:value-type="float" office:value="0.394609">
                <text:p>0.394609</text:p>
              </table:table-cell>
              <table:table-cell office:value-type="float" office:value="0.0790461">
                <text:p>0.0790461</text:p>
              </table:table-cell>
              <table:table-cell office:value-type="float" office:value="0.00246604">
                <text:p>0.00246604</text:p>
              </table:table-cell>
              <table:table-cell office:value-type="float" office:value="0.00121388">
                <text:p>0.00121388</text:p>
              </table:table-cell>
              <table:table-cell office:value-type="float" office:value="0.00206024">
                <text:p>0.002060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2000">
                <text:p>472000</text:p>
              </table:table-cell>
              <table:table-cell office:value-type="float" office:value="NaN">
                <text:p>NaN</text:p>
              </table:table-cell>
              <table:table-cell office:value-type="float" office:value="0.0236826">
                <text:p>0.0236826</text:p>
              </table:table-cell>
              <table:table-cell office:value-type="float" office:value="0.00172469">
                <text:p>0.00172469</text:p>
              </table:table-cell>
              <table:table-cell office:value-type="float" office:value="0.390583">
                <text:p>0.390583</text:p>
              </table:table-cell>
              <table:table-cell office:value-type="float" office:value="0.0828843">
                <text:p>0.0828843</text:p>
              </table:table-cell>
              <table:table-cell office:value-type="float" office:value="0.00234446">
                <text:p>0.00234446</text:p>
              </table:table-cell>
              <table:table-cell office:value-type="float" office:value="0.00114953">
                <text:p>0.00114953</text:p>
              </table:table-cell>
              <table:table-cell office:value-type="float" office:value="0.00201444">
                <text:p>0.002014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1500">
                <text:p>471500</text:p>
              </table:table-cell>
              <table:table-cell office:value-type="float" office:value="NaN">
                <text:p>NaN</text:p>
              </table:table-cell>
              <table:table-cell office:value-type="float" office:value="0.0244544">
                <text:p>0.0244544</text:p>
              </table:table-cell>
              <table:table-cell office:value-type="float" office:value="0.00160153">
                <text:p>0.00160153</text:p>
              </table:table-cell>
              <table:table-cell office:value-type="float" office:value="0.391956">
                <text:p>0.391956</text:p>
              </table:table-cell>
              <table:table-cell office:value-type="float" office:value="0.080787">
                <text:p>0.080787</text:p>
              </table:table-cell>
              <table:table-cell office:value-type="float" office:value="0.00245618">
                <text:p>0.00245618</text:p>
              </table:table-cell>
              <table:table-cell office:value-type="float" office:value="0.0011973">
                <text:p>0.0011973</text:p>
              </table:table-cell>
              <table:table-cell office:value-type="float" office:value="0.00205352">
                <text:p>0.002053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1000">
                <text:p>471000</text:p>
              </table:table-cell>
              <table:table-cell office:value-type="float" office:value="NaN">
                <text:p>NaN</text:p>
              </table:table-cell>
              <table:table-cell office:value-type="float" office:value="0.0248128">
                <text:p>0.0248128</text:p>
              </table:table-cell>
              <table:table-cell office:value-type="float" office:value="0.00157232">
                <text:p>0.00157232</text:p>
              </table:table-cell>
              <table:table-cell office:value-type="float" office:value="0.386774">
                <text:p>0.386774</text:p>
              </table:table-cell>
              <table:table-cell office:value-type="float" office:value="0.0775038">
                <text:p>0.0775038</text:p>
              </table:table-cell>
              <table:table-cell office:value-type="float" office:value="0.00242223">
                <text:p>0.00242223</text:p>
              </table:table-cell>
              <table:table-cell office:value-type="float" office:value="0.00119848">
                <text:p>0.00119848</text:p>
              </table:table-cell>
              <table:table-cell office:value-type="float" office:value="0.00204839">
                <text:p>0.002048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0500">
                <text:p>470500</text:p>
              </table:table-cell>
              <table:table-cell office:value-type="float" office:value="NaN">
                <text:p>NaN</text:p>
              </table:table-cell>
              <table:table-cell office:value-type="float" office:value="0.0249534">
                <text:p>0.0249534</text:p>
              </table:table-cell>
              <table:table-cell office:value-type="float" office:value="0.00157192">
                <text:p>0.00157192</text:p>
              </table:table-cell>
              <table:table-cell office:value-type="float" office:value="0.40032">
                <text:p>0.40032</text:p>
              </table:table-cell>
              <table:table-cell office:value-type="float" office:value="0.0803965">
                <text:p>0.0803965</text:p>
              </table:table-cell>
              <table:table-cell office:value-type="float" office:value="0.00249052">
                <text:p>0.00249052</text:p>
              </table:table-cell>
              <table:table-cell office:value-type="float" office:value="0.00122138">
                <text:p>0.00122138</text:p>
              </table:table-cell>
              <table:table-cell office:value-type="float" office:value="0.00204563">
                <text:p>0.002045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0000">
                <text:p>470000</text:p>
              </table:table-cell>
              <table:table-cell office:value-type="float" office:value="NaN">
                <text:p>NaN</text:p>
              </table:table-cell>
              <table:table-cell office:value-type="float" office:value="0.0240758">
                <text:p>0.0240758</text:p>
              </table:table-cell>
              <table:table-cell office:value-type="float" office:value="0.00155574">
                <text:p>0.00155574</text:p>
              </table:table-cell>
              <table:table-cell office:value-type="float" office:value="0.391661">
                <text:p>0.391661</text:p>
              </table:table-cell>
              <table:table-cell office:value-type="float" office:value="0.0786774">
                <text:p>0.0786774</text:p>
              </table:table-cell>
              <table:table-cell office:value-type="float" office:value="0.00241433">
                <text:p>0.00241433</text:p>
              </table:table-cell>
              <table:table-cell office:value-type="float" office:value="0.00121625">
                <text:p>0.00121625</text:p>
              </table:table-cell>
              <table:table-cell office:value-type="float" office:value="0.00205589">
                <text:p>0.002055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69500">
                <text:p>469500</text:p>
              </table:table-cell>
              <table:table-cell office:value-type="float" office:value="NaN">
                <text:p>NaN</text:p>
              </table:table-cell>
              <table:table-cell office:value-type="float" office:value="0.0237008">
                <text:p>0.0237008</text:p>
              </table:table-cell>
              <table:table-cell office:value-type="float" office:value="0.00161219">
                <text:p>0.00161219</text:p>
              </table:table-cell>
              <table:table-cell office:value-type="float" office:value="0.397482">
                <text:p>0.397482</text:p>
              </table:table-cell>
              <table:table-cell office:value-type="float" office:value="0.0792154">
                <text:p>0.0792154</text:p>
              </table:table-cell>
              <table:table-cell office:value-type="float" office:value="0.00235591">
                <text:p>0.00235591</text:p>
              </table:table-cell>
              <table:table-cell office:value-type="float" office:value="0.00115664">
                <text:p>0.00115664</text:p>
              </table:table-cell>
              <table:table-cell office:value-type="float" office:value="0.00200773">
                <text:p>0.002007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9000">
                <text:p>469000</text:p>
              </table:table-cell>
              <table:table-cell office:value-type="float" office:value="NaN">
                <text:p>NaN</text:p>
              </table:table-cell>
              <table:table-cell office:value-type="float" office:value="0.0244346">
                <text:p>0.0244346</text:p>
              </table:table-cell>
              <table:table-cell office:value-type="float" office:value="0.00158376">
                <text:p>0.00158376</text:p>
              </table:table-cell>
              <table:table-cell office:value-type="float" office:value="0.380283">
                <text:p>0.380283</text:p>
              </table:table-cell>
              <table:table-cell office:value-type="float" office:value="0.0774406">
                <text:p>0.0774406</text:p>
              </table:table-cell>
              <table:table-cell office:value-type="float" office:value="0.00251776">
                <text:p>0.00251776</text:p>
              </table:table-cell>
              <table:table-cell office:value-type="float" office:value="0.00119414">
                <text:p>0.00119414</text:p>
              </table:table-cell>
              <table:table-cell office:value-type="float" office:value="0.0019876">
                <text:p>0.00198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8500">
                <text:p>468500</text:p>
              </table:table-cell>
              <table:table-cell office:value-type="float" office:value="NaN">
                <text:p>NaN</text:p>
              </table:table-cell>
              <table:table-cell office:value-type="float" office:value="0.0266871">
                <text:p>0.0266871</text:p>
              </table:table-cell>
              <table:table-cell office:value-type="float" office:value="0.00162008">
                <text:p>0.00162008</text:p>
              </table:table-cell>
              <table:table-cell office:value-type="float" office:value="0.375788">
                <text:p>0.375788</text:p>
              </table:table-cell>
              <table:table-cell office:value-type="float" office:value="0.0764059">
                <text:p>0.0764059</text:p>
              </table:table-cell>
              <table:table-cell office:value-type="float" office:value="0.00269461">
                <text:p>0.00269461</text:p>
              </table:table-cell>
              <table:table-cell office:value-type="float" office:value="0.00124704">
                <text:p>0.00124704</text:p>
              </table:table-cell>
              <table:table-cell office:value-type="float" office:value="0.00198523">
                <text:p>0.001985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8000">
                <text:p>468000</text:p>
              </table:table-cell>
              <table:table-cell office:value-type="float" office:value="NaN">
                <text:p>NaN</text:p>
              </table:table-cell>
              <table:table-cell office:value-type="float" office:value="0.0253205">
                <text:p>0.0253205</text:p>
              </table:table-cell>
              <table:table-cell office:value-type="float" office:value="0.00166469">
                <text:p>0.00166469</text:p>
              </table:table-cell>
              <table:table-cell office:value-type="float" office:value="0.376207">
                <text:p>0.376207</text:p>
              </table:table-cell>
              <table:table-cell office:value-type="float" office:value="0.0746536">
                <text:p>0.0746536</text:p>
              </table:table-cell>
              <table:table-cell office:value-type="float" office:value="0.00249526">
                <text:p>0.00249526</text:p>
              </table:table-cell>
              <table:table-cell office:value-type="float" office:value="0.00115901">
                <text:p>0.00115901</text:p>
              </table:table-cell>
              <table:table-cell office:value-type="float" office:value="0.00201207">
                <text:p>0.002012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7500">
                <text:p>467500</text:p>
              </table:table-cell>
              <table:table-cell office:value-type="float" office:value="NaN">
                <text:p>NaN</text:p>
              </table:table-cell>
              <table:table-cell office:value-type="float" office:value="0.0240036">
                <text:p>0.0240036</text:p>
              </table:table-cell>
              <table:table-cell office:value-type="float" office:value="0.00166666">
                <text:p>0.00166666</text:p>
              </table:table-cell>
              <table:table-cell office:value-type="float" office:value="0.397261">
                <text:p>0.397261</text:p>
              </table:table-cell>
              <table:table-cell office:value-type="float" office:value="0.0810522">
                <text:p>0.0810522</text:p>
              </table:table-cell>
              <table:table-cell office:value-type="float" office:value="0.00247947">
                <text:p>0.00247947</text:p>
              </table:table-cell>
              <table:table-cell office:value-type="float" office:value="0.00116809">
                <text:p>0.00116809</text:p>
              </table:table-cell>
              <table:table-cell office:value-type="float" office:value="0.0020551">
                <text:p>0.00205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7000">
                <text:p>467000</text:p>
              </table:table-cell>
              <table:table-cell office:value-type="float" office:value="NaN">
                <text:p>NaN</text:p>
              </table:table-cell>
              <table:table-cell office:value-type="float" office:value="0.0229172">
                <text:p>0.0229172</text:p>
              </table:table-cell>
              <table:table-cell office:value-type="float" office:value="0.00162758">
                <text:p>0.00162758</text:p>
              </table:table-cell>
              <table:table-cell office:value-type="float" office:value="0.368769">
                <text:p>0.368769</text:p>
              </table:table-cell>
              <table:table-cell office:value-type="float" office:value="0.0744811">
                <text:p>0.0744811</text:p>
              </table:table-cell>
              <table:table-cell office:value-type="float" office:value="0.00236775">
                <text:p>0.00236775</text:p>
              </table:table-cell>
              <table:table-cell office:value-type="float" office:value="0.00113137">
                <text:p>0.00113137</text:p>
              </table:table-cell>
              <table:table-cell office:value-type="float" office:value="0.00202747">
                <text:p>0.002027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6500">
                <text:p>466500</text:p>
              </table:table-cell>
              <table:table-cell office:value-type="float" office:value="NaN">
                <text:p>NaN</text:p>
              </table:table-cell>
              <table:table-cell office:value-type="float" office:value="0.0242878">
                <text:p>0.0242878</text:p>
              </table:table-cell>
              <table:table-cell office:value-type="float" office:value="0.00159245">
                <text:p>0.00159245</text:p>
              </table:table-cell>
              <table:table-cell office:value-type="float" office:value="0.401842">
                <text:p>0.401842</text:p>
              </table:table-cell>
              <table:table-cell office:value-type="float" office:value="0.0846011">
                <text:p>0.0846011</text:p>
              </table:table-cell>
              <table:table-cell office:value-type="float" office:value="0.00239499">
                <text:p>0.00239499</text:p>
              </table:table-cell>
              <table:table-cell office:value-type="float" office:value="0.00118466">
                <text:p>0.00118466</text:p>
              </table:table-cell>
              <table:table-cell office:value-type="float" office:value="0.00209182">
                <text:p>0.002091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6000">
                <text:p>466000</text:p>
              </table:table-cell>
              <table:table-cell office:value-type="float" office:value="NaN">
                <text:p>NaN</text:p>
              </table:table-cell>
              <table:table-cell office:value-type="float" office:value="0.0247939">
                <text:p>0.0247939</text:p>
              </table:table-cell>
              <table:table-cell office:value-type="float" office:value="0.00155771">
                <text:p>0.00155771</text:p>
              </table:table-cell>
              <table:table-cell office:value-type="float" office:value="0.377221">
                <text:p>0.377221</text:p>
              </table:table-cell>
              <table:table-cell office:value-type="float" office:value="0.0775373">
                <text:p>0.0775373</text:p>
              </table:table-cell>
              <table:table-cell office:value-type="float" office:value="0.00241157">
                <text:p>0.00241157</text:p>
              </table:table-cell>
              <table:table-cell office:value-type="float" office:value="0.0011973">
                <text:p>0.0011973</text:p>
              </table:table-cell>
              <table:table-cell office:value-type="float" office:value="0.00203181">
                <text:p>0.002031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5500">
                <text:p>465500</text:p>
              </table:table-cell>
              <table:table-cell office:value-type="float" office:value="NaN">
                <text:p>NaN</text:p>
              </table:table-cell>
              <table:table-cell office:value-type="float" office:value="0.023745">
                <text:p>0.023745</text:p>
              </table:table-cell>
              <table:table-cell office:value-type="float" office:value="0.00159008">
                <text:p>0.00159008</text:p>
              </table:table-cell>
              <table:table-cell office:value-type="float" office:value="0.408033">
                <text:p>0.408033</text:p>
              </table:table-cell>
              <table:table-cell office:value-type="float" office:value="0.0824145">
                <text:p>0.0824145</text:p>
              </table:table-cell>
              <table:table-cell office:value-type="float" office:value="0.00238078">
                <text:p>0.00238078</text:p>
              </table:table-cell>
              <table:table-cell office:value-type="float" office:value="0.00116137">
                <text:p>0.00116137</text:p>
              </table:table-cell>
              <table:table-cell office:value-type="float" office:value="0.00212892">
                <text:p>0.002128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5000">
                <text:p>465000</text:p>
              </table:table-cell>
              <table:table-cell office:value-type="float" office:value="NaN">
                <text:p>NaN</text:p>
              </table:table-cell>
              <table:table-cell office:value-type="float" office:value="0.0240146">
                <text:p>0.0240146</text:p>
              </table:table-cell>
              <table:table-cell office:value-type="float" office:value="0.00158337">
                <text:p>0.00158337</text:p>
              </table:table-cell>
              <table:table-cell office:value-type="float" office:value="0.392536">
                <text:p>0.392536</text:p>
              </table:table-cell>
              <table:table-cell office:value-type="float" office:value="0.0784808">
                <text:p>0.0784808</text:p>
              </table:table-cell>
              <table:table-cell office:value-type="float" office:value="0.00233656">
                <text:p>0.00233656</text:p>
              </table:table-cell>
              <table:table-cell office:value-type="float" office:value="0.00116335">
                <text:p>0.00116335</text:p>
              </table:table-cell>
              <table:table-cell office:value-type="float" office:value="0.00204721">
                <text:p>0.002047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4500">
                <text:p>464500</text:p>
              </table:table-cell>
              <table:table-cell office:value-type="float" office:value="NaN">
                <text:p>NaN</text:p>
              </table:table-cell>
              <table:table-cell office:value-type="float" office:value="0.0256742">
                <text:p>0.0256742</text:p>
              </table:table-cell>
              <table:table-cell office:value-type="float" office:value="0.00155297">
                <text:p>0.00155297</text:p>
              </table:table-cell>
              <table:table-cell office:value-type="float" office:value="0.388513">
                <text:p>0.388513</text:p>
              </table:table-cell>
              <table:table-cell office:value-type="float" office:value="0.0774244">
                <text:p>0.0774244</text:p>
              </table:table-cell>
              <table:table-cell office:value-type="float" office:value="0.00245104">
                <text:p>0.00245104</text:p>
              </table:table-cell>
              <table:table-cell office:value-type="float" office:value="0.00121467">
                <text:p>0.00121467</text:p>
              </table:table-cell>
              <table:table-cell office:value-type="float" office:value="0.00203181">
                <text:p>0.002031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4000">
                <text:p>464000</text:p>
              </table:table-cell>
              <table:table-cell office:value-type="float" office:value="NaN">
                <text:p>NaN</text:p>
              </table:table-cell>
              <table:table-cell office:value-type="float" office:value="0.0259035">
                <text:p>0.0259035</text:p>
              </table:table-cell>
              <table:table-cell office:value-type="float" office:value="0.00156284">
                <text:p>0.00156284</text:p>
              </table:table-cell>
              <table:table-cell office:value-type="float" office:value="0.378918">
                <text:p>0.378918</text:p>
              </table:table-cell>
              <table:table-cell office:value-type="float" office:value="0.0753156">
                <text:p>0.0753156</text:p>
              </table:table-cell>
              <table:table-cell office:value-type="float" office:value="0.00237841">
                <text:p>0.00237841</text:p>
              </table:table-cell>
              <table:table-cell office:value-type="float" office:value="0.00118269">
                <text:p>0.00118269</text:p>
              </table:table-cell>
              <table:table-cell office:value-type="float" office:value="0.00203931">
                <text:p>0.002039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3500">
                <text:p>463500</text:p>
              </table:table-cell>
              <table:table-cell office:value-type="float" office:value="NaN">
                <text:p>NaN</text:p>
              </table:table-cell>
              <table:table-cell office:value-type="float" office:value="0.0247662">
                <text:p>0.0247662</text:p>
              </table:table-cell>
              <table:table-cell office:value-type="float" office:value="0.00157745">
                <text:p>0.00157745</text:p>
              </table:table-cell>
              <table:table-cell office:value-type="float" office:value="0.376224">
                <text:p>0.376224</text:p>
              </table:table-cell>
              <table:table-cell office:value-type="float" office:value="0.0762074">
                <text:p>0.0762074</text:p>
              </table:table-cell>
              <table:table-cell office:value-type="float" office:value="0.00239341">
                <text:p>0.00239341</text:p>
              </table:table-cell>
              <table:table-cell office:value-type="float" office:value="0.00118782">
                <text:p>0.00118782</text:p>
              </table:table-cell>
              <table:table-cell office:value-type="float" office:value="0.00199668">
                <text:p>0.001996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3000">
                <text:p>463000</text:p>
              </table:table-cell>
              <table:table-cell office:value-type="float" office:value="NaN">
                <text:p>NaN</text:p>
              </table:table-cell>
              <table:table-cell office:value-type="float" office:value="0.0248622">
                <text:p>0.0248622</text:p>
              </table:table-cell>
              <table:table-cell office:value-type="float" office:value="0.00153679">
                <text:p>0.00153679</text:p>
              </table:table-cell>
              <table:table-cell office:value-type="float" office:value="0.39094">
                <text:p>0.39094</text:p>
              </table:table-cell>
              <table:table-cell office:value-type="float" office:value="0.078722">
                <text:p>0.078722</text:p>
              </table:table-cell>
              <table:table-cell office:value-type="float" office:value="0.00233972">
                <text:p>0.00233972</text:p>
              </table:table-cell>
              <table:table-cell office:value-type="float" office:value="0.00116809">
                <text:p>0.00116809</text:p>
              </table:table-cell>
              <table:table-cell office:value-type="float" office:value="0.00204484">
                <text:p>0.002044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2500">
                <text:p>462500</text:p>
              </table:table-cell>
              <table:table-cell office:value-type="float" office:value="NaN">
                <text:p>NaN</text:p>
              </table:table-cell>
              <table:table-cell office:value-type="float" office:value="0.0244678">
                <text:p>0.0244678</text:p>
              </table:table-cell>
              <table:table-cell office:value-type="float" office:value="0.00153402">
                <text:p>0.00153402</text:p>
              </table:table-cell>
              <table:table-cell office:value-type="float" office:value="0.391661">
                <text:p>0.391661</text:p>
              </table:table-cell>
              <table:table-cell office:value-type="float" office:value="0.0783659">
                <text:p>0.0783659</text:p>
              </table:table-cell>
              <table:table-cell office:value-type="float" office:value="0.00235314">
                <text:p>0.00235314</text:p>
              </table:table-cell>
              <table:table-cell office:value-type="float" office:value="0.00115545">
                <text:p>0.00115545</text:p>
              </table:table-cell>
              <table:table-cell office:value-type="float" office:value="0.00201721">
                <text:p>0.002017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62000">
                <text:p>462000</text:p>
              </table:table-cell>
              <table:table-cell office:value-type="float" office:value="NaN">
                <text:p>NaN</text:p>
              </table:table-cell>
              <table:table-cell office:value-type="float" office:value="0.0241386">
                <text:p>0.0241386</text:p>
              </table:table-cell>
              <table:table-cell office:value-type="float" office:value="0.00151823">
                <text:p>0.00151823</text:p>
              </table:table-cell>
              <table:table-cell office:value-type="float" office:value="0.370322">
                <text:p>0.370322</text:p>
              </table:table-cell>
              <table:table-cell office:value-type="float" office:value="0.0747945">
                <text:p>0.0747945</text:p>
              </table:table-cell>
              <table:table-cell office:value-type="float" office:value="0.00240446">
                <text:p>0.00240446</text:p>
              </table:table-cell>
              <table:table-cell office:value-type="float" office:value="0.00118269">
                <text:p>0.00118269</text:p>
              </table:table-cell>
              <table:table-cell office:value-type="float" office:value="0.0020551">
                <text:p>0.00205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61500">
                <text:p>461500</text:p>
              </table:table-cell>
              <table:table-cell office:value-type="float" office:value="NaN">
                <text:p>NaN</text:p>
              </table:table-cell>
              <table:table-cell office:value-type="float" office:value="0.0234616">
                <text:p>0.0234616</text:p>
              </table:table-cell>
              <table:table-cell office:value-type="float" office:value="0.00156126">
                <text:p>0.00156126</text:p>
              </table:table-cell>
              <table:table-cell office:value-type="float" office:value="0.385147">
                <text:p>0.385147</text:p>
              </table:table-cell>
              <table:table-cell office:value-type="float" office:value="0.0772334">
                <text:p>0.0772334</text:p>
              </table:table-cell>
              <table:table-cell office:value-type="float" office:value="0.00232985">
                <text:p>0.00232985</text:p>
              </table:table-cell>
              <table:table-cell office:value-type="float" office:value="0.00114716">
                <text:p>0.00114716</text:p>
              </table:table-cell>
              <table:table-cell office:value-type="float" office:value="0.00248381">
                <text:p>0.002483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61000">
                <text:p>461000</text:p>
              </table:table-cell>
              <table:table-cell office:value-type="float" office:value="NaN">
                <text:p>NaN</text:p>
              </table:table-cell>
              <table:table-cell office:value-type="float" office:value="0.025671">
                <text:p>0.025671</text:p>
              </table:table-cell>
              <table:table-cell office:value-type="float" office:value="0.00155179">
                <text:p>0.00155179</text:p>
              </table:table-cell>
              <table:table-cell office:value-type="float" office:value="0.369762">
                <text:p>0.369762</text:p>
              </table:table-cell>
              <table:table-cell office:value-type="float" office:value="0.0760037">
                <text:p>0.0760037</text:p>
              </table:table-cell>
              <table:table-cell office:value-type="float" office:value="0.00246091">
                <text:p>0.00246091</text:p>
              </table:table-cell>
              <table:table-cell office:value-type="float" office:value="0.0012348">
                <text:p>0.0012348</text:p>
              </table:table-cell>
              <table:table-cell office:value-type="float" office:value="0.00214077">
                <text:p>0.002140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0500">
                <text:p>460500</text:p>
              </table:table-cell>
              <table:table-cell office:value-type="float" office:value="NaN">
                <text:p>NaN</text:p>
              </table:table-cell>
              <table:table-cell office:value-type="float" office:value="0.025343">
                <text:p>0.025343</text:p>
              </table:table-cell>
              <table:table-cell office:value-type="float" office:value="0.00154903">
                <text:p>0.00154903</text:p>
              </table:table-cell>
              <table:table-cell office:value-type="float" office:value="0.385292">
                <text:p>0.385292</text:p>
              </table:table-cell>
              <table:table-cell office:value-type="float" office:value="0.0783004">
                <text:p>0.0783004</text:p>
              </table:table-cell>
              <table:table-cell office:value-type="float" office:value="0.00242736">
                <text:p>0.00242736</text:p>
              </table:table-cell>
              <table:table-cell office:value-type="float" office:value="0.00121901">
                <text:p>0.00121901</text:p>
              </table:table-cell>
              <table:table-cell office:value-type="float" office:value="0.00211471">
                <text:p>0.002114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0000">
                <text:p>460000</text:p>
              </table:table-cell>
              <table:table-cell office:value-type="float" office:value="NaN">
                <text:p>NaN</text:p>
              </table:table-cell>
              <table:table-cell office:value-type="float" office:value="0.0258522">
                <text:p>0.0258522</text:p>
              </table:table-cell>
              <table:table-cell office:value-type="float" office:value="0.00154942">
                <text:p>0.00154942</text:p>
              </table:table-cell>
              <table:table-cell office:value-type="float" office:value="0.360337">
                <text:p>0.360337</text:p>
              </table:table-cell>
              <table:table-cell office:value-type="float" office:value="0.0726447">
                <text:p>0.0726447</text:p>
              </table:table-cell>
              <table:table-cell office:value-type="float" office:value="0.00239736">
                <text:p>0.00239736</text:p>
              </table:table-cell>
              <table:table-cell office:value-type="float" office:value="0.00123559">
                <text:p>0.00123559</text:p>
              </table:table-cell>
              <table:table-cell office:value-type="float" office:value="0.00203181">
                <text:p>0.002031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9500">
                <text:p>459500</text:p>
              </table:table-cell>
              <table:table-cell office:value-type="float" office:value="NaN">
                <text:p>NaN</text:p>
              </table:table-cell>
              <table:table-cell office:value-type="float" office:value="0.0228801">
                <text:p>0.0228801</text:p>
              </table:table-cell>
              <table:table-cell office:value-type="float" office:value="0.00156639">
                <text:p>0.00156639</text:p>
              </table:table-cell>
              <table:table-cell office:value-type="float" office:value="0.374519">
                <text:p>0.374519</text:p>
              </table:table-cell>
              <table:table-cell office:value-type="float" office:value="0.0773431">
                <text:p>0.0773431</text:p>
              </table:table-cell>
              <table:table-cell office:value-type="float" office:value="0.00232314">
                <text:p>0.00232314</text:p>
              </table:table-cell>
              <table:table-cell office:value-type="float" office:value="0.00126006">
                <text:p>0.00126006</text:p>
              </table:table-cell>
              <table:table-cell office:value-type="float" office:value="0.0020705">
                <text:p>0.00207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9000">
                <text:p>459000</text:p>
              </table:table-cell>
              <table:table-cell office:value-type="float" office:value="NaN">
                <text:p>NaN</text:p>
              </table:table-cell>
              <table:table-cell office:value-type="float" office:value="0.0237837">
                <text:p>0.0237837</text:p>
              </table:table-cell>
              <table:table-cell office:value-type="float" office:value="0.00155653">
                <text:p>0.00155653</text:p>
              </table:table-cell>
              <table:table-cell office:value-type="float" office:value="0.37598">
                <text:p>0.37598</text:p>
              </table:table-cell>
              <table:table-cell office:value-type="float" office:value="0.0780742">
                <text:p>0.0780742</text:p>
              </table:table-cell>
              <table:table-cell office:value-type="float" office:value="0.00237328">
                <text:p>0.00237328</text:p>
              </table:table-cell>
              <table:table-cell office:value-type="float" office:value="0.00124467">
                <text:p>0.00124467</text:p>
              </table:table-cell>
              <table:table-cell office:value-type="float" office:value="0.00206024">
                <text:p>0.002060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8500">
                <text:p>458500</text:p>
              </table:table-cell>
              <table:table-cell office:value-type="float" office:value="NaN">
                <text:p>NaN</text:p>
              </table:table-cell>
              <table:table-cell office:value-type="float" office:value="0.0232591">
                <text:p>0.0232591</text:p>
              </table:table-cell>
              <table:table-cell office:value-type="float" office:value="0.00154034">
                <text:p>0.00154034</text:p>
              </table:table-cell>
              <table:table-cell office:value-type="float" office:value="0.372199">
                <text:p>0.372199</text:p>
              </table:table-cell>
              <table:table-cell office:value-type="float" office:value="0.0772322">
                <text:p>0.0772322</text:p>
              </table:table-cell>
              <table:table-cell office:value-type="float" office:value="0.00233775">
                <text:p>0.00233775</text:p>
              </table:table-cell>
              <table:table-cell office:value-type="float" office:value="0.00120282">
                <text:p>0.00120282</text:p>
              </table:table-cell>
              <table:table-cell office:value-type="float" office:value="0.00197181">
                <text:p>0.001971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8000">
                <text:p>458000</text:p>
              </table:table-cell>
              <table:table-cell office:value-type="float" office:value="NaN">
                <text:p>NaN</text:p>
              </table:table-cell>
              <table:table-cell office:value-type="float" office:value="0.0233767">
                <text:p>0.0233767</text:p>
              </table:table-cell>
              <table:table-cell office:value-type="float" office:value="0.00152337">
                <text:p>0.00152337</text:p>
              </table:table-cell>
              <table:table-cell office:value-type="float" office:value="0.369614">
                <text:p>0.369614</text:p>
              </table:table-cell>
              <table:table-cell office:value-type="float" office:value="0.0747618">
                <text:p>0.0747618</text:p>
              </table:table-cell>
              <table:table-cell office:value-type="float" office:value="0.00233104">
                <text:p>0.00233104</text:p>
              </table:table-cell>
              <table:table-cell office:value-type="float" office:value="0.00119493">
                <text:p>0.00119493</text:p>
              </table:table-cell>
              <table:table-cell office:value-type="float" office:value="0.00197931">
                <text:p>0.001979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7500">
                <text:p>457500</text:p>
              </table:table-cell>
              <table:table-cell office:value-type="float" office:value="NaN">
                <text:p>NaN</text:p>
              </table:table-cell>
              <table:table-cell office:value-type="float" office:value="0.0238117">
                <text:p>0.0238117</text:p>
              </table:table-cell>
              <table:table-cell office:value-type="float" office:value="0.00151231">
                <text:p>0.00151231</text:p>
              </table:table-cell>
              <table:table-cell office:value-type="float" office:value="0.388325">
                <text:p>0.388325</text:p>
              </table:table-cell>
              <table:table-cell office:value-type="float" office:value="0.0771647">
                <text:p>0.0771647</text:p>
              </table:table-cell>
              <table:table-cell office:value-type="float" office:value="0.00232275">
                <text:p>0.00232275</text:p>
              </table:table-cell>
              <table:table-cell office:value-type="float" office:value="0.00116453">
                <text:p>0.00116453</text:p>
              </table:table-cell>
              <table:table-cell office:value-type="float" office:value="0.00199786">
                <text:p>0.001997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7000">
                <text:p>457000</text:p>
              </table:table-cell>
              <table:table-cell office:value-type="float" office:value="NaN">
                <text:p>NaN</text:p>
              </table:table-cell>
              <table:table-cell office:value-type="float" office:value="0.0236483">
                <text:p>0.0236483</text:p>
              </table:table-cell>
              <table:table-cell office:value-type="float" office:value="0.00156482">
                <text:p>0.00156482</text:p>
              </table:table-cell>
              <table:table-cell office:value-type="float" office:value="0.374081">
                <text:p>0.374081</text:p>
              </table:table-cell>
              <table:table-cell office:value-type="float" office:value="0.0749805">
                <text:p>0.0749805</text:p>
              </table:table-cell>
              <table:table-cell office:value-type="float" office:value="0.00229512">
                <text:p>0.00229512</text:p>
              </table:table-cell>
              <table:table-cell office:value-type="float" office:value="0.0011519">
                <text:p>0.0011519</text:p>
              </table:table-cell>
              <table:table-cell office:value-type="float" office:value="0.00194023">
                <text:p>0.001940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6500">
                <text:p>456500</text:p>
              </table:table-cell>
              <table:table-cell office:value-type="float" office:value="NaN">
                <text:p>NaN</text:p>
              </table:table-cell>
              <table:table-cell office:value-type="float" office:value="0.0239617">
                <text:p>0.0239617</text:p>
              </table:table-cell>
              <table:table-cell office:value-type="float" office:value="0.00178667">
                <text:p>0.00178667</text:p>
              </table:table-cell>
              <table:table-cell office:value-type="float" office:value="0.390292">
                <text:p>0.390292</text:p>
              </table:table-cell>
              <table:table-cell office:value-type="float" office:value="0.0783868">
                <text:p>0.0783868</text:p>
              </table:table-cell>
              <table:table-cell office:value-type="float" office:value="0.0023938">
                <text:p>0.0023938</text:p>
              </table:table-cell>
              <table:table-cell office:value-type="float" office:value="0.00117401">
                <text:p>0.00117401</text:p>
              </table:table-cell>
              <table:table-cell office:value-type="float" office:value="0.00204247">
                <text:p>0.002042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6000">
                <text:p>456000</text:p>
              </table:table-cell>
              <table:table-cell office:value-type="float" office:value="NaN">
                <text:p>NaN</text:p>
              </table:table-cell>
              <table:table-cell office:value-type="float" office:value="0.0235508">
                <text:p>0.0235508</text:p>
              </table:table-cell>
              <table:table-cell office:value-type="float" office:value="0.00188812">
                <text:p>0.00188812</text:p>
              </table:table-cell>
              <table:table-cell office:value-type="float" office:value="0.358747">
                <text:p>0.358747</text:p>
              </table:table-cell>
              <table:table-cell office:value-type="float" office:value="0.0714616">
                <text:p>0.0714616</text:p>
              </table:table-cell>
              <table:table-cell office:value-type="float" office:value="0.00232985">
                <text:p>0.00232985</text:p>
              </table:table-cell>
              <table:table-cell office:value-type="float" office:value="0.00113887">
                <text:p>0.00113887</text:p>
              </table:table-cell>
              <table:table-cell office:value-type="float" office:value="0.00193944">
                <text:p>0.001939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5500">
                <text:p>455500</text:p>
              </table:table-cell>
              <table:table-cell office:value-type="float" office:value="NaN">
                <text:p>NaN</text:p>
              </table:table-cell>
              <table:table-cell office:value-type="float" office:value="0.0245633">
                <text:p>0.0245633</text:p>
              </table:table-cell>
              <table:table-cell office:value-type="float" office:value="0.00180127">
                <text:p>0.00180127</text:p>
              </table:table-cell>
              <table:table-cell office:value-type="float" office:value="0.38147">
                <text:p>0.38147</text:p>
              </table:table-cell>
              <table:table-cell office:value-type="float" office:value="0.0781291">
                <text:p>0.0781291</text:p>
              </table:table-cell>
              <table:table-cell office:value-type="float" office:value="0.00236025">
                <text:p>0.00236025</text:p>
              </table:table-cell>
              <table:table-cell office:value-type="float" office:value="0.00118388">
                <text:p>0.00118388</text:p>
              </table:table-cell>
              <table:table-cell office:value-type="float" office:value="0.00216287">
                <text:p>0.002162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000">
                <text:p>455000</text:p>
              </table:table-cell>
              <table:table-cell office:value-type="float" office:value="NaN">
                <text:p>NaN</text:p>
              </table:table-cell>
              <table:table-cell office:value-type="float" office:value="0.0231379">
                <text:p>0.0231379</text:p>
              </table:table-cell>
              <table:table-cell office:value-type="float" office:value="0.00162442">
                <text:p>0.00162442</text:p>
              </table:table-cell>
              <table:table-cell office:value-type="float" office:value="0.385549">
                <text:p>0.385549</text:p>
              </table:table-cell>
              <table:table-cell office:value-type="float" office:value="0.0785708">
                <text:p>0.0785708</text:p>
              </table:table-cell>
              <table:table-cell office:value-type="float" office:value="0.00233656">
                <text:p>0.00233656</text:p>
              </table:table-cell>
              <table:table-cell office:value-type="float" office:value="0.00113966">
                <text:p>0.00113966</text:p>
              </table:table-cell>
              <table:table-cell office:value-type="float" office:value="0.00216011">
                <text:p>0.002160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4500">
                <text:p>454500</text:p>
              </table:table-cell>
              <table:table-cell office:value-type="float" office:value="NaN">
                <text:p>NaN</text:p>
              </table:table-cell>
              <table:table-cell office:value-type="float" office:value="0.0242444">
                <text:p>0.0242444</text:p>
              </table:table-cell>
              <table:table-cell office:value-type="float" office:value="0.00153639">
                <text:p>0.00153639</text:p>
              </table:table-cell>
              <table:table-cell office:value-type="float" office:value="0.386822">
                <text:p>0.386822</text:p>
              </table:table-cell>
              <table:table-cell office:value-type="float" office:value="0.0776664">
                <text:p>0.0776664</text:p>
              </table:table-cell>
              <table:table-cell office:value-type="float" office:value="0.0023942">
                <text:p>0.0023942</text:p>
              </table:table-cell>
              <table:table-cell office:value-type="float" office:value="0.00118388">
                <text:p>0.00118388</text:p>
              </table:table-cell>
              <table:table-cell office:value-type="float" office:value="0.0021234">
                <text:p>0.00212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4000">
                <text:p>454000</text:p>
              </table:table-cell>
              <table:table-cell office:value-type="float" office:value="NaN">
                <text:p>NaN</text:p>
              </table:table-cell>
              <table:table-cell office:value-type="float" office:value="0.0231754">
                <text:p>0.0231754</text:p>
              </table:table-cell>
              <table:table-cell office:value-type="float" office:value="0.00153126">
                <text:p>0.00153126</text:p>
              </table:table-cell>
              <table:table-cell office:value-type="float" office:value="0.384442">
                <text:p>0.384442</text:p>
              </table:table-cell>
              <table:table-cell office:value-type="float" office:value="0.0785736">
                <text:p>0.0785736</text:p>
              </table:table-cell>
              <table:table-cell office:value-type="float" office:value="0.00230459">
                <text:p>0.00230459</text:p>
              </table:table-cell>
              <table:table-cell office:value-type="float" office:value="0.00113611">
                <text:p>0.00113611</text:p>
              </table:table-cell>
              <table:table-cell office:value-type="float" office:value="0.00211155">
                <text:p>0.002111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3500">
                <text:p>453500</text:p>
              </table:table-cell>
              <table:table-cell office:value-type="float" office:value="NaN">
                <text:p>NaN</text:p>
              </table:table-cell>
              <table:table-cell office:value-type="float" office:value="0.0247635">
                <text:p>0.0247635</text:p>
              </table:table-cell>
              <table:table-cell office:value-type="float" office:value="0.00156087">
                <text:p>0.00156087</text:p>
              </table:table-cell>
              <table:table-cell office:value-type="float" office:value="0.382411">
                <text:p>0.382411</text:p>
              </table:table-cell>
              <table:table-cell office:value-type="float" office:value="0.0764186">
                <text:p>0.0764186</text:p>
              </table:table-cell>
              <table:table-cell office:value-type="float" office:value="0.00240841">
                <text:p>0.00240841</text:p>
              </table:table-cell>
              <table:table-cell office:value-type="float" office:value="0.00117953">
                <text:p>0.00117953</text:p>
              </table:table-cell>
              <table:table-cell office:value-type="float" office:value="0.00212024">
                <text:p>0.002120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3000">
                <text:p>453000</text:p>
              </table:table-cell>
              <table:table-cell office:value-type="float" office:value="NaN">
                <text:p>NaN</text:p>
              </table:table-cell>
              <table:table-cell office:value-type="float" office:value="0.0256402">
                <text:p>0.0256402</text:p>
              </table:table-cell>
              <table:table-cell office:value-type="float" office:value="0.00199944">
                <text:p>0.00199944</text:p>
              </table:table-cell>
              <table:table-cell office:value-type="float" office:value="0.380127">
                <text:p>0.380127</text:p>
              </table:table-cell>
              <table:table-cell office:value-type="float" office:value="0.0799145">
                <text:p>0.0799145</text:p>
              </table:table-cell>
              <table:table-cell office:value-type="float" office:value="0.00235551">
                <text:p>0.00235551</text:p>
              </table:table-cell>
              <table:table-cell office:value-type="float" office:value="0.00116414">
                <text:p>0.00116414</text:p>
              </table:table-cell>
              <table:table-cell office:value-type="float" office:value="0.00210761">
                <text:p>0.00210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2500">
                <text:p>452500</text:p>
              </table:table-cell>
              <table:table-cell office:value-type="float" office:value="NaN">
                <text:p>NaN</text:p>
              </table:table-cell>
              <table:table-cell office:value-type="float" office:value="0.0251898">
                <text:p>0.0251898</text:p>
              </table:table-cell>
              <table:table-cell office:value-type="float" office:value="0.00187786">
                <text:p>0.00187786</text:p>
              </table:table-cell>
              <table:table-cell office:value-type="float" office:value="0.398123">
                <text:p>0.398123</text:p>
              </table:table-cell>
              <table:table-cell office:value-type="float" office:value="0.0879826">
                <text:p>0.0879826</text:p>
              </table:table-cell>
              <table:table-cell office:value-type="float" office:value="0.00244315">
                <text:p>0.00244315</text:p>
              </table:table-cell>
              <table:table-cell office:value-type="float" office:value="0.00120243">
                <text:p>0.00120243</text:p>
              </table:table-cell>
              <table:table-cell office:value-type="float" office:value="0.00209182">
                <text:p>0.002091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2000">
                <text:p>452000</text:p>
              </table:table-cell>
              <table:table-cell office:value-type="float" office:value="NaN">
                <text:p>NaN</text:p>
              </table:table-cell>
              <table:table-cell office:value-type="float" office:value="0.023852">
                <text:p>0.023852</text:p>
              </table:table-cell>
              <table:table-cell office:value-type="float" office:value="0.00226393">
                <text:p>0.00226393</text:p>
              </table:table-cell>
              <table:table-cell office:value-type="float" office:value="0.363225">
                <text:p>0.363225</text:p>
              </table:table-cell>
              <table:table-cell office:value-type="float" office:value="0.0736837">
                <text:p>0.0736837</text:p>
              </table:table-cell>
              <table:table-cell office:value-type="float" office:value="0.00237644">
                <text:p>0.00237644</text:p>
              </table:table-cell>
              <table:table-cell office:value-type="float" office:value="0.00115466">
                <text:p>0.00115466</text:p>
              </table:table-cell>
              <table:table-cell office:value-type="float" office:value="0.00200615">
                <text:p>0.002006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1500">
                <text:p>451500</text:p>
              </table:table-cell>
              <table:table-cell office:value-type="float" office:value="NaN">
                <text:p>NaN</text:p>
              </table:table-cell>
              <table:table-cell office:value-type="float" office:value="0.0249411">
                <text:p>0.0249411</text:p>
              </table:table-cell>
              <table:table-cell office:value-type="float" office:value="0.00169666">
                <text:p>0.00169666</text:p>
              </table:table-cell>
              <table:table-cell office:value-type="float" office:value="0.379981">
                <text:p>0.379981</text:p>
              </table:table-cell>
              <table:table-cell office:value-type="float" office:value="0.0790599">
                <text:p>0.0790599</text:p>
              </table:table-cell>
              <table:table-cell office:value-type="float" office:value="0.00236262">
                <text:p>0.00236262</text:p>
              </table:table-cell>
              <table:table-cell office:value-type="float" office:value="0.00117243">
                <text:p>0.00117243</text:p>
              </table:table-cell>
              <table:table-cell office:value-type="float" office:value="0.00208589">
                <text:p>0.002085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1000">
                <text:p>451000</text:p>
              </table:table-cell>
              <table:table-cell office:value-type="float" office:value="NaN">
                <text:p>NaN</text:p>
              </table:table-cell>
              <table:table-cell office:value-type="float" office:value="0.0236392">
                <text:p>0.0236392</text:p>
              </table:table-cell>
              <table:table-cell office:value-type="float" office:value="0.00163153">
                <text:p>0.00163153</text:p>
              </table:table-cell>
              <table:table-cell office:value-type="float" office:value="0.381153">
                <text:p>0.381153</text:p>
              </table:table-cell>
              <table:table-cell office:value-type="float" office:value="0.0759725">
                <text:p>0.0759725</text:p>
              </table:table-cell>
              <table:table-cell office:value-type="float" office:value="0.00230419">
                <text:p>0.00230419</text:p>
              </table:table-cell>
              <table:table-cell office:value-type="float" office:value="0.00113887">
                <text:p>0.00113887</text:p>
              </table:table-cell>
              <table:table-cell office:value-type="float" office:value="0.00205234">
                <text:p>0.002052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0500">
                <text:p>450500</text:p>
              </table:table-cell>
              <table:table-cell office:value-type="float" office:value="NaN">
                <text:p>NaN</text:p>
              </table:table-cell>
              <table:table-cell office:value-type="float" office:value="0.0237118">
                <text:p>0.0237118</text:p>
              </table:table-cell>
              <table:table-cell office:value-type="float" office:value="0.00161692">
                <text:p>0.00161692</text:p>
              </table:table-cell>
              <table:table-cell office:value-type="float" office:value="0.382408">
                <text:p>0.382408</text:p>
              </table:table-cell>
              <table:table-cell office:value-type="float" office:value="0.0766503">
                <text:p>0.0766503</text:p>
              </table:table-cell>
              <table:table-cell office:value-type="float" office:value="0.00236143">
                <text:p>0.00236143</text:p>
              </table:table-cell>
              <table:table-cell office:value-type="float" office:value="0.00114874">
                <text:p>0.00114874</text:p>
              </table:table-cell>
              <table:table-cell office:value-type="float" office:value="0.00204366">
                <text:p>0.002043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0000">
                <text:p>450000</text:p>
              </table:table-cell>
              <table:table-cell office:value-type="float" office:value="NaN">
                <text:p>NaN</text:p>
              </table:table-cell>
              <table:table-cell office:value-type="float" office:value="0.0247078">
                <text:p>0.0247078</text:p>
              </table:table-cell>
              <table:table-cell office:value-type="float" office:value="0.00161377">
                <text:p>0.00161377</text:p>
              </table:table-cell>
              <table:table-cell office:value-type="float" office:value="0.371667">
                <text:p>0.371667</text:p>
              </table:table-cell>
              <table:table-cell office:value-type="float" office:value="0.075517">
                <text:p>0.075517</text:p>
              </table:table-cell>
              <table:table-cell office:value-type="float" office:value="0.00239815">
                <text:p>0.00239815</text:p>
              </table:table-cell>
              <table:table-cell office:value-type="float" office:value="0.00118545">
                <text:p>0.00118545</text:p>
              </table:table-cell>
              <table:table-cell office:value-type="float" office:value="0.00201997">
                <text:p>0.002019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9500">
                <text:p>449500</text:p>
              </table:table-cell>
              <table:table-cell office:value-type="float" office:value="NaN">
                <text:p>NaN</text:p>
              </table:table-cell>
              <table:table-cell office:value-type="float" office:value="0.0224253">
                <text:p>0.0224253</text:p>
              </table:table-cell>
              <table:table-cell office:value-type="float" office:value="0.00158732">
                <text:p>0.00158732</text:p>
              </table:table-cell>
              <table:table-cell office:value-type="float" office:value="0.372048">
                <text:p>0.372048</text:p>
              </table:table-cell>
              <table:table-cell office:value-type="float" office:value="0.0749015">
                <text:p>0.0749015</text:p>
              </table:table-cell>
              <table:table-cell office:value-type="float" office:value="0.00227893">
                <text:p>0.00227893</text:p>
              </table:table-cell>
              <table:table-cell office:value-type="float" office:value="0.00110848">
                <text:p>0.00110848</text:p>
              </table:table-cell>
              <table:table-cell office:value-type="float" office:value="0.00201563">
                <text:p>0.002015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9000">
                <text:p>449000</text:p>
              </table:table-cell>
              <table:table-cell office:value-type="float" office:value="NaN">
                <text:p>NaN</text:p>
              </table:table-cell>
              <table:table-cell office:value-type="float" office:value="0.0229583">
                <text:p>0.0229583</text:p>
              </table:table-cell>
              <table:table-cell office:value-type="float" office:value="0.00224538">
                <text:p>0.00224538</text:p>
              </table:table-cell>
              <table:table-cell office:value-type="float" office:value="0.386512">
                <text:p>0.386512</text:p>
              </table:table-cell>
              <table:table-cell office:value-type="float" office:value="0.0775531">
                <text:p>0.0775531</text:p>
              </table:table-cell>
              <table:table-cell office:value-type="float" office:value="0.00233222">
                <text:p>0.00233222</text:p>
              </table:table-cell>
              <table:table-cell office:value-type="float" office:value="0.00113019">
                <text:p>0.00113019</text:p>
              </table:table-cell>
              <table:table-cell office:value-type="float" office:value="0.00202352">
                <text:p>0.002023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8500">
                <text:p>448500</text:p>
              </table:table-cell>
              <table:table-cell office:value-type="float" office:value="NaN">
                <text:p>NaN</text:p>
              </table:table-cell>
              <table:table-cell office:value-type="float" office:value="0.0235172">
                <text:p>0.0235172</text:p>
              </table:table-cell>
              <table:table-cell office:value-type="float" office:value="0.00264448">
                <text:p>0.00264448</text:p>
              </table:table-cell>
              <table:table-cell office:value-type="float" office:value="0.369592">
                <text:p>0.369592</text:p>
              </table:table-cell>
              <table:table-cell office:value-type="float" office:value="0.0824651">
                <text:p>0.0824651</text:p>
              </table:table-cell>
              <table:table-cell office:value-type="float" office:value="0.00238512">
                <text:p>0.00238512</text:p>
              </table:table-cell>
              <table:table-cell office:value-type="float" office:value="0.00114953">
                <text:p>0.00114953</text:p>
              </table:table-cell>
              <table:table-cell office:value-type="float" office:value="0.00192641">
                <text:p>0.001926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8000">
                <text:p>448000</text:p>
              </table:table-cell>
              <table:table-cell office:value-type="float" office:value="NaN">
                <text:p>NaN</text:p>
              </table:table-cell>
              <table:table-cell office:value-type="float" office:value="0.0228059">
                <text:p>0.0228059</text:p>
              </table:table-cell>
              <table:table-cell office:value-type="float" office:value="0.00254342">
                <text:p>0.00254342</text:p>
              </table:table-cell>
              <table:table-cell office:value-type="float" office:value="0.378754">
                <text:p>0.378754</text:p>
              </table:table-cell>
              <table:table-cell office:value-type="float" office:value="0.0756567">
                <text:p>0.0756567</text:p>
              </table:table-cell>
              <table:table-cell office:value-type="float" office:value="0.0023413">
                <text:p>0.0023413</text:p>
              </table:table-cell>
              <table:table-cell office:value-type="float" office:value="0.00112348">
                <text:p>0.00112348</text:p>
              </table:table-cell>
              <table:table-cell office:value-type="float" office:value="0.00199076">
                <text:p>0.001990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7500">
                <text:p>447500</text:p>
              </table:table-cell>
              <table:table-cell office:value-type="float" office:value="NaN">
                <text:p>NaN</text:p>
              </table:table-cell>
              <table:table-cell office:value-type="float" office:value="0.0222832">
                <text:p>0.0222832</text:p>
              </table:table-cell>
              <table:table-cell office:value-type="float" office:value="0.00161574">
                <text:p>0.00161574</text:p>
              </table:table-cell>
              <table:table-cell office:value-type="float" office:value="0.392858">
                <text:p>0.392858</text:p>
              </table:table-cell>
              <table:table-cell office:value-type="float" office:value="0.082141">
                <text:p>0.082141</text:p>
              </table:table-cell>
              <table:table-cell office:value-type="float" office:value="0.00225682">
                <text:p>0.00225682</text:p>
              </table:table-cell>
              <table:table-cell office:value-type="float" office:value="0.00109861">
                <text:p>0.00109861</text:p>
              </table:table-cell>
              <table:table-cell office:value-type="float" office:value="0.00211116">
                <text:p>0.002111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7000">
                <text:p>447000</text:p>
              </table:table-cell>
              <table:table-cell office:value-type="float" office:value="NaN">
                <text:p>NaN</text:p>
              </table:table-cell>
              <table:table-cell office:value-type="float" office:value="0.0234316">
                <text:p>0.0234316</text:p>
              </table:table-cell>
              <table:table-cell office:value-type="float" office:value="0.00158692">
                <text:p>0.00158692</text:p>
              </table:table-cell>
              <table:table-cell office:value-type="float" office:value="0.3778">
                <text:p>0.3778</text:p>
              </table:table-cell>
              <table:table-cell office:value-type="float" office:value="0.0755714">
                <text:p>0.0755714</text:p>
              </table:table-cell>
              <table:table-cell office:value-type="float" office:value="0.0023263">
                <text:p>0.0023263</text:p>
              </table:table-cell>
              <table:table-cell office:value-type="float" office:value="0.00112545">
                <text:p>0.00112545</text:p>
              </table:table-cell>
              <table:table-cell office:value-type="float" office:value="0.00203576">
                <text:p>0.002035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6500">
                <text:p>446500</text:p>
              </table:table-cell>
              <table:table-cell office:value-type="float" office:value="NaN">
                <text:p>NaN</text:p>
              </table:table-cell>
              <table:table-cell office:value-type="float" office:value="0.0228454">
                <text:p>0.0228454</text:p>
              </table:table-cell>
              <table:table-cell office:value-type="float" office:value="0.0015581">
                <text:p>0.0015581</text:p>
              </table:table-cell>
              <table:table-cell office:value-type="float" office:value="0.36487">
                <text:p>0.36487</text:p>
              </table:table-cell>
              <table:table-cell office:value-type="float" office:value="0.0845285">
                <text:p>0.0845285</text:p>
              </table:table-cell>
              <table:table-cell office:value-type="float" office:value="0.0023188">
                <text:p>0.0023188</text:p>
              </table:table-cell>
              <table:table-cell office:value-type="float" office:value="0.00112032">
                <text:p>0.00112032</text:p>
              </table:table-cell>
              <table:table-cell office:value-type="float" office:value="0.00197892">
                <text:p>0.001978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6000">
                <text:p>446000</text:p>
              </table:table-cell>
              <table:table-cell office:value-type="float" office:value="NaN">
                <text:p>NaN</text:p>
              </table:table-cell>
              <table:table-cell office:value-type="float" office:value="0.0240284">
                <text:p>0.0240284</text:p>
              </table:table-cell>
              <table:table-cell office:value-type="float" office:value="0.0015506">
                <text:p>0.0015506</text:p>
              </table:table-cell>
              <table:table-cell office:value-type="float" office:value="0.3683">
                <text:p>0.3683</text:p>
              </table:table-cell>
              <table:table-cell office:value-type="float" office:value="0.0896646">
                <text:p>0.0896646</text:p>
              </table:table-cell>
              <table:table-cell office:value-type="float" office:value="0.00332109">
                <text:p>0.00332109</text:p>
              </table:table-cell>
              <table:table-cell office:value-type="float" office:value="0.00120993">
                <text:p>0.00120993</text:p>
              </table:table-cell>
              <table:table-cell office:value-type="float" office:value="0.00202431">
                <text:p>0.002024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5500">
                <text:p>445500</text:p>
              </table:table-cell>
              <table:table-cell office:value-type="float" office:value="NaN">
                <text:p>NaN</text:p>
              </table:table-cell>
              <table:table-cell office:value-type="float" office:value="0.0233562">
                <text:p>0.0233562</text:p>
              </table:table-cell>
              <table:table-cell office:value-type="float" office:value="0.00157942">
                <text:p>0.00157942</text:p>
              </table:table-cell>
              <table:table-cell office:value-type="float" office:value="0.368437">
                <text:p>0.368437</text:p>
              </table:table-cell>
              <table:table-cell office:value-type="float" office:value="0.0746907">
                <text:p>0.0746907</text:p>
              </table:table-cell>
              <table:table-cell office:value-type="float" office:value="0.00233183">
                <text:p>0.00233183</text:p>
              </table:table-cell>
              <table:table-cell office:value-type="float" office:value="0.00120914">
                <text:p>0.00120914</text:p>
              </table:table-cell>
              <table:table-cell office:value-type="float" office:value="0.00197141">
                <text:p>0.001971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5000">
                <text:p>445000</text:p>
              </table:table-cell>
              <table:table-cell office:value-type="float" office:value="NaN">
                <text:p>NaN</text:p>
              </table:table-cell>
              <table:table-cell office:value-type="float" office:value="0.0231383">
                <text:p>0.0231383</text:p>
              </table:table-cell>
              <table:table-cell office:value-type="float" office:value="0.0016264">
                <text:p>0.0016264</text:p>
              </table:table-cell>
              <table:table-cell office:value-type="float" office:value="0.369747">
                <text:p>0.369747</text:p>
              </table:table-cell>
              <table:table-cell office:value-type="float" office:value="0.0748755">
                <text:p>0.0748755</text:p>
              </table:table-cell>
              <table:table-cell office:value-type="float" office:value="0.00232512">
                <text:p>0.00232512</text:p>
              </table:table-cell>
              <table:table-cell office:value-type="float" office:value="0.00123283">
                <text:p>0.00123283</text:p>
              </table:table-cell>
              <table:table-cell office:value-type="float" office:value="0.0019651">
                <text:p>0.00196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4500">
                <text:p>444500</text:p>
              </table:table-cell>
              <table:table-cell office:value-type="float" office:value="NaN">
                <text:p>NaN</text:p>
              </table:table-cell>
              <table:table-cell office:value-type="float" office:value="0.0240182">
                <text:p>0.0240182</text:p>
              </table:table-cell>
              <table:table-cell office:value-type="float" office:value="0.00166469">
                <text:p>0.00166469</text:p>
              </table:table-cell>
              <table:table-cell office:value-type="float" office:value="0.365226">
                <text:p>0.365226</text:p>
              </table:table-cell>
              <table:table-cell office:value-type="float" office:value="0.0744302">
                <text:p>0.0744302</text:p>
              </table:table-cell>
              <table:table-cell office:value-type="float" office:value="0.00236222">
                <text:p>0.00236222</text:p>
              </table:table-cell>
              <table:table-cell office:value-type="float" office:value="0.0012344">
                <text:p>0.0012344</text:p>
              </table:table-cell>
              <table:table-cell office:value-type="float" office:value="0.00197102">
                <text:p>0.001971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4000">
                <text:p>444000</text:p>
              </table:table-cell>
              <table:table-cell office:value-type="float" office:value="NaN">
                <text:p>NaN</text:p>
              </table:table-cell>
              <table:table-cell office:value-type="float" office:value="0.0233949">
                <text:p>0.0233949</text:p>
              </table:table-cell>
              <table:table-cell office:value-type="float" office:value="0.00169469">
                <text:p>0.00169469</text:p>
              </table:table-cell>
              <table:table-cell office:value-type="float" office:value="0.380783">
                <text:p>0.380783</text:p>
              </table:table-cell>
              <table:table-cell office:value-type="float" office:value="0.0757384">
                <text:p>0.0757384</text:p>
              </table:table-cell>
              <table:table-cell office:value-type="float" office:value="0.00233183">
                <text:p>0.00233183</text:p>
              </table:table-cell>
              <table:table-cell office:value-type="float" office:value="0.00122256">
                <text:p>0.00122256</text:p>
              </table:table-cell>
              <table:table-cell office:value-type="float" office:value="0.00213327">
                <text:p>0.002133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3500">
                <text:p>443500</text:p>
              </table:table-cell>
              <table:table-cell office:value-type="float" office:value="NaN">
                <text:p>NaN</text:p>
              </table:table-cell>
              <table:table-cell office:value-type="float" office:value="0.0227036">
                <text:p>0.0227036</text:p>
              </table:table-cell>
              <table:table-cell office:value-type="float" office:value="0.00159995">
                <text:p>0.00159995</text:p>
              </table:table-cell>
              <table:table-cell office:value-type="float" office:value="0.362414">
                <text:p>0.362414</text:p>
              </table:table-cell>
              <table:table-cell office:value-type="float" office:value="0.0789841">
                <text:p>0.0789841</text:p>
              </table:table-cell>
              <table:table-cell office:value-type="float" office:value="0.00229235">
                <text:p>0.00229235</text:p>
              </table:table-cell>
              <table:table-cell office:value-type="float" office:value="0.00120953">
                <text:p>0.00120953</text:p>
              </table:table-cell>
              <table:table-cell office:value-type="float" office:value="0.00217195">
                <text:p>0.002171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0">
                <text:p>443000</text:p>
              </table:table-cell>
              <table:table-cell office:value-type="float" office:value="NaN">
                <text:p>NaN</text:p>
              </table:table-cell>
              <table:table-cell office:value-type="float" office:value="0.022721">
                <text:p>0.022721</text:p>
              </table:table-cell>
              <table:table-cell office:value-type="float" office:value="0.0015814">
                <text:p>0.0015814</text:p>
              </table:table-cell>
              <table:table-cell office:value-type="float" office:value="0.363625">
                <text:p>0.363625</text:p>
              </table:table-cell>
              <table:table-cell office:value-type="float" office:value="0.0735838">
                <text:p>0.0735838</text:p>
              </table:table-cell>
              <table:table-cell office:value-type="float" office:value="0.0023117">
                <text:p>0.0023117</text:p>
              </table:table-cell>
              <table:table-cell office:value-type="float" office:value="0.00127625">
                <text:p>0.00127625</text:p>
              </table:table-cell>
              <table:table-cell office:value-type="float" office:value="0.00204602">
                <text:p>0.002046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2500">
                <text:p>442500</text:p>
              </table:table-cell>
              <table:table-cell office:value-type="float" office:value="NaN">
                <text:p>NaN</text:p>
              </table:table-cell>
              <table:table-cell office:value-type="float" office:value="0.0258491">
                <text:p>0.0258491</text:p>
              </table:table-cell>
              <table:table-cell office:value-type="float" office:value="0.00156403">
                <text:p>0.00156403</text:p>
              </table:table-cell>
              <table:table-cell office:value-type="float" office:value="0.373073">
                <text:p>0.373073</text:p>
              </table:table-cell>
              <table:table-cell office:value-type="float" office:value="0.0745198">
                <text:p>0.0745198</text:p>
              </table:table-cell>
              <table:table-cell office:value-type="float" office:value="0.00239973">
                <text:p>0.00239973</text:p>
              </table:table-cell>
              <table:table-cell office:value-type="float" office:value="0.00128493">
                <text:p>0.00128493</text:p>
              </table:table-cell>
              <table:table-cell office:value-type="float" office:value="0.00207405">
                <text:p>0.002074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2000">
                <text:p>442000</text:p>
              </table:table-cell>
              <table:table-cell office:value-type="float" office:value="NaN">
                <text:p>NaN</text:p>
              </table:table-cell>
              <table:table-cell office:value-type="float" office:value="0.0238524">
                <text:p>0.0238524</text:p>
              </table:table-cell>
              <table:table-cell office:value-type="float" office:value="0.00164969">
                <text:p>0.00164969</text:p>
              </table:table-cell>
              <table:table-cell office:value-type="float" office:value="0.376543">
                <text:p>0.376543</text:p>
              </table:table-cell>
              <table:table-cell office:value-type="float" office:value="0.0756441">
                <text:p>0.0756441</text:p>
              </table:table-cell>
              <table:table-cell office:value-type="float" office:value="0.00231801">
                <text:p>0.00231801</text:p>
              </table:table-cell>
              <table:table-cell office:value-type="float" office:value="0.00125138">
                <text:p>0.00125138</text:p>
              </table:table-cell>
              <table:table-cell office:value-type="float" office:value="0.00205392">
                <text:p>0.002053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1500">
                <text:p>441500</text:p>
              </table:table-cell>
              <table:table-cell office:value-type="float" office:value="NaN">
                <text:p>NaN</text:p>
              </table:table-cell>
              <table:table-cell office:value-type="float" office:value="0.0229977">
                <text:p>0.0229977</text:p>
              </table:table-cell>
              <table:table-cell office:value-type="float" office:value="0.00157745">
                <text:p>0.00157745</text:p>
              </table:table-cell>
              <table:table-cell office:value-type="float" office:value="0.383614">
                <text:p>0.383614</text:p>
              </table:table-cell>
              <table:table-cell office:value-type="float" office:value="0.0761754">
                <text:p>0.0761754</text:p>
              </table:table-cell>
              <table:table-cell office:value-type="float" office:value="0.00227143">
                <text:p>0.00227143</text:p>
              </table:table-cell>
              <table:table-cell office:value-type="float" office:value="0.00126756">
                <text:p>0.00126756</text:p>
              </table:table-cell>
              <table:table-cell office:value-type="float" office:value="0.00202273">
                <text:p>0.002022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1000">
                <text:p>441000</text:p>
              </table:table-cell>
              <table:table-cell office:value-type="float" office:value="NaN">
                <text:p>NaN</text:p>
              </table:table-cell>
              <table:table-cell office:value-type="float" office:value="0.0230491">
                <text:p>0.0230491</text:p>
              </table:table-cell>
              <table:table-cell office:value-type="float" office:value="0.00160863">
                <text:p>0.00160863</text:p>
              </table:table-cell>
              <table:table-cell office:value-type="float" office:value="0.366789">
                <text:p>0.366789</text:p>
              </table:table-cell>
              <table:table-cell office:value-type="float" office:value="0.0737042">
                <text:p>0.0737042</text:p>
              </table:table-cell>
              <table:table-cell office:value-type="float" office:value="0.0023192">
                <text:p>0.0023192</text:p>
              </table:table-cell>
              <table:table-cell office:value-type="float" office:value="0.00128414">
                <text:p>0.00128414</text:p>
              </table:table-cell>
              <table:table-cell office:value-type="float" office:value="0.00198247">
                <text:p>0.001982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0500">
                <text:p>440500</text:p>
              </table:table-cell>
              <table:table-cell office:value-type="float" office:value="NaN">
                <text:p>NaN</text:p>
              </table:table-cell>
              <table:table-cell office:value-type="float" office:value="0.0245866">
                <text:p>0.0245866</text:p>
              </table:table-cell>
              <table:table-cell office:value-type="float" office:value="0.00160784">
                <text:p>0.00160784</text:p>
              </table:table-cell>
              <table:table-cell office:value-type="float" office:value="0.365708">
                <text:p>0.365708</text:p>
              </table:table-cell>
              <table:table-cell office:value-type="float" office:value="0.0742735">
                <text:p>0.0742735</text:p>
              </table:table-cell>
              <table:table-cell office:value-type="float" office:value="0.00271119">
                <text:p>0.00271119</text:p>
              </table:table-cell>
              <table:table-cell office:value-type="float" office:value="0.00133191">
                <text:p>0.00133191</text:p>
              </table:table-cell>
              <table:table-cell office:value-type="float" office:value="0.00196628">
                <text:p>0.001966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0000">
                <text:p>440000</text:p>
              </table:table-cell>
              <table:table-cell office:value-type="float" office:value="NaN">
                <text:p>NaN</text:p>
              </table:table-cell>
              <table:table-cell office:value-type="float" office:value="0.0215506">
                <text:p>0.0215506</text:p>
              </table:table-cell>
              <table:table-cell office:value-type="float" office:value="0.00161298">
                <text:p>0.00161298</text:p>
              </table:table-cell>
              <table:table-cell office:value-type="float" office:value="0.363819">
                <text:p>0.363819</text:p>
              </table:table-cell>
              <table:table-cell office:value-type="float" office:value="0.0718753">
                <text:p>0.0718753</text:p>
              </table:table-cell>
              <table:table-cell office:value-type="float" office:value="0.00252526">
                <text:p>0.00252526</text:p>
              </table:table-cell>
              <table:table-cell office:value-type="float" office:value="0.00121703">
                <text:p>0.00121703</text:p>
              </table:table-cell>
              <table:table-cell office:value-type="float" office:value="0.00195997">
                <text:p>0.001959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9500">
                <text:p>439500</text:p>
              </table:table-cell>
              <table:table-cell office:value-type="float" office:value="NaN">
                <text:p>NaN</text:p>
              </table:table-cell>
              <table:table-cell office:value-type="float" office:value="0.0230712">
                <text:p>0.0230712</text:p>
              </table:table-cell>
              <table:table-cell office:value-type="float" office:value="0.00177641">
                <text:p>0.00177641</text:p>
              </table:table-cell>
              <table:table-cell office:value-type="float" office:value="0.369224">
                <text:p>0.369224</text:p>
              </table:table-cell>
              <table:table-cell office:value-type="float" office:value="0.0734532">
                <text:p>0.0734532</text:p>
              </table:table-cell>
              <table:table-cell office:value-type="float" office:value="0.00252092">
                <text:p>0.00252092</text:p>
              </table:table-cell>
              <table:table-cell office:value-type="float" office:value="0.00154389">
                <text:p>0.00154389</text:p>
              </table:table-cell>
              <table:table-cell office:value-type="float" office:value="0.00195957">
                <text:p>0.001959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39000">
                <text:p>439000</text:p>
              </table:table-cell>
              <table:table-cell office:value-type="float" office:value="NaN">
                <text:p>NaN</text:p>
              </table:table-cell>
              <table:table-cell office:value-type="float" office:value="0.0231264">
                <text:p>0.0231264</text:p>
              </table:table-cell>
              <table:table-cell office:value-type="float" office:value="0.00182101">
                <text:p>0.00182101</text:p>
              </table:table-cell>
              <table:table-cell office:value-type="float" office:value="0.363313">
                <text:p>0.363313</text:p>
              </table:table-cell>
              <table:table-cell office:value-type="float" office:value="0.0739758">
                <text:p>0.0739758</text:p>
              </table:table-cell>
              <table:table-cell office:value-type="float" office:value="0.0024617">
                <text:p>0.0024617</text:p>
              </table:table-cell>
              <table:table-cell office:value-type="float" office:value="0.00155732">
                <text:p>0.00155732</text:p>
              </table:table-cell>
              <table:table-cell office:value-type="float" office:value="0.00196707">
                <text:p>0.001967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38500">
                <text:p>438500</text:p>
              </table:table-cell>
              <table:table-cell office:value-type="float" office:value="NaN">
                <text:p>NaN</text:p>
              </table:table-cell>
              <table:table-cell office:value-type="float" office:value="0.0228209">
                <text:p>0.0228209</text:p>
              </table:table-cell>
              <table:table-cell office:value-type="float" office:value="0.00153876">
                <text:p>0.00153876</text:p>
              </table:table-cell>
              <table:table-cell office:value-type="float" office:value="0.356513">
                <text:p>0.356513</text:p>
              </table:table-cell>
              <table:table-cell office:value-type="float" office:value="0.0716093">
                <text:p>0.0716093</text:p>
              </table:table-cell>
              <table:table-cell office:value-type="float" office:value="0.00241038">
                <text:p>0.00241038</text:p>
              </table:table-cell>
              <table:table-cell office:value-type="float" office:value="0.00151547">
                <text:p>0.00151547</text:p>
              </table:table-cell>
              <table:table-cell office:value-type="float" office:value="0.00196628">
                <text:p>0.001966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8000">
                <text:p>438000</text:p>
              </table:table-cell>
              <table:table-cell office:value-type="float" office:value="NaN">
                <text:p>NaN</text:p>
              </table:table-cell>
              <table:table-cell office:value-type="float" office:value="0.0247706">
                <text:p>0.0247706</text:p>
              </table:table-cell>
              <table:table-cell office:value-type="float" office:value="0.00152416">
                <text:p>0.00152416</text:p>
              </table:table-cell>
              <table:table-cell office:value-type="float" office:value="0.376018">
                <text:p>0.376018</text:p>
              </table:table-cell>
              <table:table-cell office:value-type="float" office:value="0.0758845">
                <text:p>0.0758845</text:p>
              </table:table-cell>
              <table:table-cell office:value-type="float" office:value="0.00315845">
                <text:p>0.00315845</text:p>
              </table:table-cell>
              <table:table-cell office:value-type="float" office:value="0.00137099">
                <text:p>0.00137099</text:p>
              </table:table-cell>
              <table:table-cell office:value-type="float" office:value="0.00199707">
                <text:p>0.001997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37500">
                <text:p>437500</text:p>
              </table:table-cell>
              <table:table-cell office:value-type="float" office:value="NaN">
                <text:p>NaN</text:p>
              </table:table-cell>
              <table:table-cell office:value-type="float" office:value="0.0222347">
                <text:p>0.0222347</text:p>
              </table:table-cell>
              <table:table-cell office:value-type="float" office:value="0.00151034">
                <text:p>0.00151034</text:p>
              </table:table-cell>
              <table:table-cell office:value-type="float" office:value="0.379079">
                <text:p>0.379079</text:p>
              </table:table-cell>
              <table:table-cell office:value-type="float" office:value="0.0787559">
                <text:p>0.0787559</text:p>
              </table:table-cell>
              <table:table-cell office:value-type="float" office:value="0.00353307">
                <text:p>0.00353307</text:p>
              </table:table-cell>
              <table:table-cell office:value-type="float" office:value="0.00121269">
                <text:p>0.00121269</text:p>
              </table:table-cell>
              <table:table-cell office:value-type="float" office:value="0.00196431">
                <text:p>0.001964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7000">
                <text:p>437000</text:p>
              </table:table-cell>
              <table:table-cell office:value-type="float" office:value="NaN">
                <text:p>NaN</text:p>
              </table:table-cell>
              <table:table-cell office:value-type="float" office:value="0.0242712">
                <text:p>0.0242712</text:p>
              </table:table-cell>
              <table:table-cell office:value-type="float" office:value="0.00148744">
                <text:p>0.00148744</text:p>
              </table:table-cell>
              <table:table-cell office:value-type="float" office:value="0.367374">
                <text:p>0.367374</text:p>
              </table:table-cell>
              <table:table-cell office:value-type="float" office:value="0.0744302">
                <text:p>0.0744302</text:p>
              </table:table-cell>
              <table:table-cell office:value-type="float" office:value="0.00321135">
                <text:p>0.00321135</text:p>
              </table:table-cell>
              <table:table-cell office:value-type="float" office:value="0.00124467">
                <text:p>0.00124467</text:p>
              </table:table-cell>
              <table:table-cell office:value-type="float" office:value="0.00194931">
                <text:p>0.001949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6500">
                <text:p>436500</text:p>
              </table:table-cell>
              <table:table-cell office:value-type="float" office:value="NaN">
                <text:p>NaN</text:p>
              </table:table-cell>
              <table:table-cell office:value-type="float" office:value="0.0234253">
                <text:p>0.0234253</text:p>
              </table:table-cell>
              <table:table-cell office:value-type="float" office:value="0.00154231">
                <text:p>0.00154231</text:p>
              </table:table-cell>
              <table:table-cell office:value-type="float" office:value="0.357598">
                <text:p>0.357598</text:p>
              </table:table-cell>
              <table:table-cell office:value-type="float" office:value="0.0720352">
                <text:p>0.0720352</text:p>
              </table:table-cell>
              <table:table-cell office:value-type="float" office:value="0.00273448">
                <text:p>0.00273448</text:p>
              </table:table-cell>
              <table:table-cell office:value-type="float" office:value="0.00117203">
                <text:p>0.00117203</text:p>
              </table:table-cell>
              <table:table-cell office:value-type="float" office:value="0.00192523">
                <text:p>0.001925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36000">
                <text:p>436000</text:p>
              </table:table-cell>
              <table:table-cell office:value-type="float" office:value="NaN">
                <text:p>NaN</text:p>
              </table:table-cell>
              <table:table-cell office:value-type="float" office:value="0.0218399">
                <text:p>0.0218399</text:p>
              </table:table-cell>
              <table:table-cell office:value-type="float" office:value="0.00151271">
                <text:p>0.00151271</text:p>
              </table:table-cell>
              <table:table-cell office:value-type="float" office:value="0.354852">
                <text:p>0.354852</text:p>
              </table:table-cell>
              <table:table-cell office:value-type="float" office:value="0.0710708">
                <text:p>0.0710708</text:p>
              </table:table-cell>
              <table:table-cell office:value-type="float" office:value="0.00247868">
                <text:p>0.00247868</text:p>
              </table:table-cell>
              <table:table-cell office:value-type="float" office:value="0.00109071">
                <text:p>0.00109071</text:p>
              </table:table-cell>
              <table:table-cell office:value-type="float" office:value="0.00191457">
                <text:p>0.001914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35500">
                <text:p>435500</text:p>
              </table:table-cell>
              <table:table-cell office:value-type="float" office:value="NaN">
                <text:p>NaN</text:p>
              </table:table-cell>
              <table:table-cell office:value-type="float" office:value="0.0232764">
                <text:p>0.0232764</text:p>
              </table:table-cell>
              <table:table-cell office:value-type="float" office:value="0.00153639">
                <text:p>0.00153639</text:p>
              </table:table-cell>
              <table:table-cell office:value-type="float" office:value="0.357352">
                <text:p>0.357352</text:p>
              </table:table-cell>
              <table:table-cell office:value-type="float" office:value="0.0717036">
                <text:p>0.0717036</text:p>
              </table:table-cell>
              <table:table-cell office:value-type="float" office:value="0.0024996">
                <text:p>0.0024996</text:p>
              </table:table-cell>
              <table:table-cell office:value-type="float" office:value="0.00115466">
                <text:p>0.00115466</text:p>
              </table:table-cell>
              <table:table-cell office:value-type="float" office:value="0.00189286">
                <text:p>0.001892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5000">
                <text:p>435000</text:p>
              </table:table-cell>
              <table:table-cell office:value-type="float" office:value="NaN">
                <text:p>NaN</text:p>
              </table:table-cell>
              <table:table-cell office:value-type="float" office:value="0.0228469">
                <text:p>0.0228469</text:p>
              </table:table-cell>
              <table:table-cell office:value-type="float" office:value="0.0015585">
                <text:p>0.0015585</text:p>
              </table:table-cell>
              <table:table-cell office:value-type="float" office:value="0.375542">
                <text:p>0.375542</text:p>
              </table:table-cell>
              <table:table-cell office:value-type="float" office:value="0.0754498">
                <text:p>0.0754498</text:p>
              </table:table-cell>
              <table:table-cell office:value-type="float" office:value="0.0024017">
                <text:p>0.0024017</text:p>
              </table:table-cell>
              <table:table-cell office:value-type="float" office:value="0.00120322">
                <text:p>0.00120322</text:p>
              </table:table-cell>
              <table:table-cell office:value-type="float" office:value="0.00200931">
                <text:p>0.002009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34500">
                <text:p>434500</text:p>
              </table:table-cell>
              <table:table-cell office:value-type="float" office:value="NaN">
                <text:p>NaN</text:p>
              </table:table-cell>
              <table:table-cell office:value-type="float" office:value="0.0237813">
                <text:p>0.0237813</text:p>
              </table:table-cell>
              <table:table-cell office:value-type="float" office:value="0.00153205">
                <text:p>0.00153205</text:p>
              </table:table-cell>
              <table:table-cell office:value-type="float" office:value="0.356049">
                <text:p>0.356049</text:p>
              </table:table-cell>
              <table:table-cell office:value-type="float" office:value="0.0732929">
                <text:p>0.0732929</text:p>
              </table:table-cell>
              <table:table-cell office:value-type="float" office:value="0.00254065">
                <text:p>0.00254065</text:p>
              </table:table-cell>
              <table:table-cell office:value-type="float" office:value="0.00125098">
                <text:p>0.00125098</text:p>
              </table:table-cell>
              <table:table-cell office:value-type="float" office:value="0.00193747">
                <text:p>0.001937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4000">
                <text:p>434000</text:p>
              </table:table-cell>
              <table:table-cell office:value-type="float" office:value="NaN">
                <text:p>NaN</text:p>
              </table:table-cell>
              <table:table-cell office:value-type="float" office:value="0.0224273">
                <text:p>0.0224273</text:p>
              </table:table-cell>
              <table:table-cell office:value-type="float" office:value="0.00157587">
                <text:p>0.00157587</text:p>
              </table:table-cell>
              <table:table-cell office:value-type="float" office:value="0.362445">
                <text:p>0.362445</text:p>
              </table:table-cell>
              <table:table-cell office:value-type="float" office:value="0.0726297">
                <text:p>0.0726297</text:p>
              </table:table-cell>
              <table:table-cell office:value-type="float" office:value="0.00238473">
                <text:p>0.00238473</text:p>
              </table:table-cell>
              <table:table-cell office:value-type="float" office:value="0.0011598">
                <text:p>0.0011598</text:p>
              </table:table-cell>
              <table:table-cell office:value-type="float" office:value="0.00196352">
                <text:p>0.001963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3500">
                <text:p>433500</text:p>
              </table:table-cell>
              <table:table-cell office:value-type="float" office:value="NaN">
                <text:p>NaN</text:p>
              </table:table-cell>
              <table:table-cell office:value-type="float" office:value="0.023462">
                <text:p>0.023462</text:p>
              </table:table-cell>
              <table:table-cell office:value-type="float" office:value="0.00149771">
                <text:p>0.00149771</text:p>
              </table:table-cell>
              <table:table-cell office:value-type="float" office:value="0.378164">
                <text:p>0.378164</text:p>
              </table:table-cell>
              <table:table-cell office:value-type="float" office:value="0.0762587">
                <text:p>0.0762587</text:p>
              </table:table-cell>
              <table:table-cell office:value-type="float" office:value="0.00241828">
                <text:p>0.00241828</text:p>
              </table:table-cell>
              <table:table-cell office:value-type="float" office:value="0.00117282">
                <text:p>0.00117282</text:p>
              </table:table-cell>
              <table:table-cell office:value-type="float" office:value="0.00202668">
                <text:p>0.002026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33000">
                <text:p>433000</text:p>
              </table:table-cell>
              <table:table-cell office:value-type="float" office:value="NaN">
                <text:p>NaN</text:p>
              </table:table-cell>
              <table:table-cell office:value-type="float" office:value="0.0238267">
                <text:p>0.0238267</text:p>
              </table:table-cell>
              <table:table-cell office:value-type="float" office:value="0.00148902">
                <text:p>0.00148902</text:p>
              </table:table-cell>
              <table:table-cell office:value-type="float" office:value="0.348708">
                <text:p>0.348708</text:p>
              </table:table-cell>
              <table:table-cell office:value-type="float" office:value="0.0714853">
                <text:p>0.0714853</text:p>
              </table:table-cell>
              <table:table-cell office:value-type="float" office:value="0.00227498">
                <text:p>0.00227498</text:p>
              </table:table-cell>
              <table:table-cell office:value-type="float" office:value="0.00115269">
                <text:p>0.00115269</text:p>
              </table:table-cell>
              <table:table-cell office:value-type="float" office:value="0.0019801">
                <text:p>0.00198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2500">
                <text:p>432500</text:p>
              </table:table-cell>
              <table:table-cell office:value-type="float" office:value="NaN">
                <text:p>NaN</text:p>
              </table:table-cell>
              <table:table-cell office:value-type="float" office:value="0.0230534">
                <text:p>0.0230534</text:p>
              </table:table-cell>
              <table:table-cell office:value-type="float" office:value="0.00155732">
                <text:p>0.00155732</text:p>
              </table:table-cell>
              <table:table-cell office:value-type="float" office:value="0.346455">
                <text:p>0.346455</text:p>
              </table:table-cell>
              <table:table-cell office:value-type="float" office:value="0.0714671">
                <text:p>0.0714671</text:p>
              </table:table-cell>
              <table:table-cell office:value-type="float" office:value="0.00232156">
                <text:p>0.00232156</text:p>
              </table:table-cell>
              <table:table-cell office:value-type="float" office:value="0.00146494">
                <text:p>0.00146494</text:p>
              </table:table-cell>
              <table:table-cell office:value-type="float" office:value="0.0019351">
                <text:p>0.00193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2000">
                <text:p>432000</text:p>
              </table:table-cell>
              <table:table-cell office:value-type="float" office:value="NaN">
                <text:p>NaN</text:p>
              </table:table-cell>
              <table:table-cell office:value-type="float" office:value="0.0229598">
                <text:p>0.0229598</text:p>
              </table:table-cell>
              <table:table-cell office:value-type="float" office:value="0.0015581">
                <text:p>0.0015581</text:p>
              </table:table-cell>
              <table:table-cell office:value-type="float" office:value="0.37137">
                <text:p>0.37137</text:p>
              </table:table-cell>
              <table:table-cell office:value-type="float" office:value="0.076284">
                <text:p>0.076284</text:p>
              </table:table-cell>
              <table:table-cell office:value-type="float" office:value="0.00231012">
                <text:p>0.00231012</text:p>
              </table:table-cell>
              <table:table-cell office:value-type="float" office:value="0.00145231">
                <text:p>0.00145231</text:p>
              </table:table-cell>
              <table:table-cell office:value-type="float" office:value="0.00201365">
                <text:p>0.002013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1500">
                <text:p>431500</text:p>
              </table:table-cell>
              <table:table-cell office:value-type="float" office:value="NaN">
                <text:p>NaN</text:p>
              </table:table-cell>
              <table:table-cell office:value-type="float" office:value="0.0224348">
                <text:p>0.0224348</text:p>
              </table:table-cell>
              <table:table-cell office:value-type="float" office:value="0.0015431">
                <text:p>0.0015431</text:p>
              </table:table-cell>
              <table:table-cell office:value-type="float" office:value="0.346412">
                <text:p>0.346412</text:p>
              </table:table-cell>
              <table:table-cell office:value-type="float" office:value="0.0699817">
                <text:p>0.0699817</text:p>
              </table:table-cell>
              <table:table-cell office:value-type="float" office:value="0.00231722">
                <text:p>0.00231722</text:p>
              </table:table-cell>
              <table:table-cell office:value-type="float" office:value="0.00135796">
                <text:p>0.00135796</text:p>
              </table:table-cell>
              <table:table-cell office:value-type="float" office:value="0.00191418">
                <text:p>0.001914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1000">
                <text:p>431000</text:p>
              </table:table-cell>
              <table:table-cell office:value-type="float" office:value="NaN">
                <text:p>NaN</text:p>
              </table:table-cell>
              <table:table-cell office:value-type="float" office:value="0.0220697">
                <text:p>0.0220697</text:p>
              </table:table-cell>
              <table:table-cell office:value-type="float" office:value="0.00154389">
                <text:p>0.00154389</text:p>
              </table:table-cell>
              <table:table-cell office:value-type="float" office:value="0.360881">
                <text:p>0.360881</text:p>
              </table:table-cell>
              <table:table-cell office:value-type="float" office:value="0.0723534">
                <text:p>0.0723534</text:p>
              </table:table-cell>
              <table:table-cell office:value-type="float" office:value="0.00233814">
                <text:p>0.00233814</text:p>
              </table:table-cell>
              <table:table-cell office:value-type="float" office:value="0.00131257">
                <text:p>0.00131257</text:p>
              </table:table-cell>
              <table:table-cell office:value-type="float" office:value="0.00199076">
                <text:p>0.001990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0500">
                <text:p>430500</text:p>
              </table:table-cell>
              <table:table-cell office:value-type="float" office:value="NaN">
                <text:p>NaN</text:p>
              </table:table-cell>
              <table:table-cell office:value-type="float" office:value="0.0225552">
                <text:p>0.0225552</text:p>
              </table:table-cell>
              <table:table-cell office:value-type="float" office:value="0.00153876">
                <text:p>0.00153876</text:p>
              </table:table-cell>
              <table:table-cell office:value-type="float" office:value="0.348573">
                <text:p>0.348573</text:p>
              </table:table-cell>
              <table:table-cell office:value-type="float" office:value="0.0711087">
                <text:p>0.0711087</text:p>
              </table:table-cell>
              <table:table-cell office:value-type="float" office:value="0.00230538">
                <text:p>0.00230538</text:p>
              </table:table-cell>
              <table:table-cell office:value-type="float" office:value="0.00125612">
                <text:p>0.00125612</text:p>
              </table:table-cell>
              <table:table-cell office:value-type="float" office:value="0.00190589">
                <text:p>0.001905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30000">
                <text:p>430000</text:p>
              </table:table-cell>
              <table:table-cell office:value-type="float" office:value="NaN">
                <text:p>NaN</text:p>
              </table:table-cell>
              <table:table-cell office:value-type="float" office:value="0.0224253">
                <text:p>0.0224253</text:p>
              </table:table-cell>
              <table:table-cell office:value-type="float" office:value="0.00151429">
                <text:p>0.00151429</text:p>
              </table:table-cell>
              <table:table-cell office:value-type="float" office:value="0.354299">
                <text:p>0.354299</text:p>
              </table:table-cell>
              <table:table-cell office:value-type="float" office:value="0.0710305">
                <text:p>0.0710305</text:p>
              </table:table-cell>
              <table:table-cell office:value-type="float" office:value="0.00225603">
                <text:p>0.00225603</text:p>
              </table:table-cell>
              <table:table-cell office:value-type="float" office:value="0.0012198">
                <text:p>0.0012198</text:p>
              </table:table-cell>
              <table:table-cell office:value-type="float" office:value="0.0019422">
                <text:p>0.00194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9500">
                <text:p>429500</text:p>
              </table:table-cell>
              <table:table-cell office:value-type="float" office:value="NaN">
                <text:p>NaN</text:p>
              </table:table-cell>
              <table:table-cell office:value-type="float" office:value="0.022659">
                <text:p>0.022659</text:p>
              </table:table-cell>
              <table:table-cell office:value-type="float" office:value="0.00153797">
                <text:p>0.00153797</text:p>
              </table:table-cell>
              <table:table-cell office:value-type="float" office:value="0.339881">
                <text:p>0.339881</text:p>
              </table:table-cell>
              <table:table-cell office:value-type="float" office:value="0.0687015">
                <text:p>0.0687015</text:p>
              </table:table-cell>
              <table:table-cell office:value-type="float" office:value="0.00229709">
                <text:p>0.00229709</text:p>
              </table:table-cell>
              <table:table-cell office:value-type="float" office:value="0.00119059">
                <text:p>0.00119059</text:p>
              </table:table-cell>
              <table:table-cell office:value-type="float" office:value="0.00191575">
                <text:p>0.001915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9000">
                <text:p>429000</text:p>
              </table:table-cell>
              <table:table-cell office:value-type="float" office:value="NaN">
                <text:p>NaN</text:p>
              </table:table-cell>
              <table:table-cell office:value-type="float" office:value="0.0217116">
                <text:p>0.0217116</text:p>
              </table:table-cell>
              <table:table-cell office:value-type="float" office:value="0.00151823">
                <text:p>0.00151823</text:p>
              </table:table-cell>
              <table:table-cell office:value-type="float" office:value="0.344216">
                <text:p>0.344216</text:p>
              </table:table-cell>
              <table:table-cell office:value-type="float" office:value="0.0694855">
                <text:p>0.0694855</text:p>
              </table:table-cell>
              <table:table-cell office:value-type="float" office:value="0.00224538">
                <text:p>0.00224538</text:p>
              </table:table-cell>
              <table:table-cell office:value-type="float" office:value="0.00109545">
                <text:p>0.00109545</text:p>
              </table:table-cell>
              <table:table-cell office:value-type="float" office:value="0.00191733">
                <text:p>0.001917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8500">
                <text:p>428500</text:p>
              </table:table-cell>
              <table:table-cell office:value-type="float" office:value="NaN">
                <text:p>NaN</text:p>
              </table:table-cell>
              <table:table-cell office:value-type="float" office:value="0.0225631">
                <text:p>0.0225631</text:p>
              </table:table-cell>
              <table:table-cell office:value-type="float" office:value="0.00154152">
                <text:p>0.00154152</text:p>
              </table:table-cell>
              <table:table-cell office:value-type="float" office:value="0.382072">
                <text:p>0.382072</text:p>
              </table:table-cell>
              <table:table-cell office:value-type="float" office:value="0.0753365">
                <text:p>0.0753365</text:p>
              </table:table-cell>
              <table:table-cell office:value-type="float" office:value="0.00226038">
                <text:p>0.00226038</text:p>
              </table:table-cell>
              <table:table-cell office:value-type="float" office:value="0.00118111">
                <text:p>0.00118111</text:p>
              </table:table-cell>
              <table:table-cell office:value-type="float" office:value="0.0019876">
                <text:p>0.00198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8000">
                <text:p>428000</text:p>
              </table:table-cell>
              <table:table-cell office:value-type="float" office:value="NaN">
                <text:p>NaN</text:p>
              </table:table-cell>
              <table:table-cell office:value-type="float" office:value="0.0221534">
                <text:p>0.0221534</text:p>
              </table:table-cell>
              <table:table-cell office:value-type="float" office:value="0.00152179">
                <text:p>0.00152179</text:p>
              </table:table-cell>
              <table:table-cell office:value-type="float" office:value="0.3514">
                <text:p>0.3514</text:p>
              </table:table-cell>
              <table:table-cell office:value-type="float" office:value="0.0701806">
                <text:p>0.0701806</text:p>
              </table:table-cell>
              <table:table-cell office:value-type="float" office:value="0.00223709">
                <text:p>0.00223709</text:p>
              </table:table-cell>
              <table:table-cell office:value-type="float" office:value="0.00116295">
                <text:p>0.00116295</text:p>
              </table:table-cell>
              <table:table-cell office:value-type="float" office:value="0.00194181">
                <text:p>0.001941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7500">
                <text:p>427500</text:p>
              </table:table-cell>
              <table:table-cell office:value-type="float" office:value="NaN">
                <text:p>NaN</text:p>
              </table:table-cell>
              <table:table-cell office:value-type="float" office:value="0.0232417">
                <text:p>0.0232417</text:p>
              </table:table-cell>
              <table:table-cell office:value-type="float" office:value="0.00155218">
                <text:p>0.00155218</text:p>
              </table:table-cell>
              <table:table-cell office:value-type="float" office:value="0.354657">
                <text:p>0.354657</text:p>
              </table:table-cell>
              <table:table-cell office:value-type="float" office:value="0.0721217">
                <text:p>0.0721217</text:p>
              </table:table-cell>
              <table:table-cell office:value-type="float" office:value="0.00236933">
                <text:p>0.00236933</text:p>
              </table:table-cell>
              <table:table-cell office:value-type="float" office:value="0.00121269">
                <text:p>0.00121269</text:p>
              </table:table-cell>
              <table:table-cell office:value-type="float" office:value="0.00193431">
                <text:p>0.001934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7000">
                <text:p>427000</text:p>
              </table:table-cell>
              <table:table-cell office:value-type="float" office:value="NaN">
                <text:p>NaN</text:p>
              </table:table-cell>
              <table:table-cell office:value-type="float" office:value="0.0237541">
                <text:p>0.0237541</text:p>
              </table:table-cell>
              <table:table-cell office:value-type="float" office:value="0.0015431">
                <text:p>0.0015431</text:p>
              </table:table-cell>
              <table:table-cell office:value-type="float" office:value="0.355723">
                <text:p>0.355723</text:p>
              </table:table-cell>
              <table:table-cell office:value-type="float" office:value="0.0717182">
                <text:p>0.0717182</text:p>
              </table:table-cell>
              <table:table-cell office:value-type="float" office:value="0.00238986">
                <text:p>0.00238986</text:p>
              </table:table-cell>
              <table:table-cell office:value-type="float" office:value="0.00120638">
                <text:p>0.00120638</text:p>
              </table:table-cell>
              <table:table-cell office:value-type="float" office:value="0.00189681">
                <text:p>0.00189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6500">
                <text:p>426500</text:p>
              </table:table-cell>
              <table:table-cell office:value-type="float" office:value="NaN">
                <text:p>NaN</text:p>
              </table:table-cell>
              <table:table-cell office:value-type="float" office:value="0.0223839">
                <text:p>0.0223839</text:p>
              </table:table-cell>
              <table:table-cell office:value-type="float" office:value="0.00156205">
                <text:p>0.00156205</text:p>
              </table:table-cell>
              <table:table-cell office:value-type="float" office:value="0.350345">
                <text:p>0.350345</text:p>
              </table:table-cell>
              <table:table-cell office:value-type="float" office:value="0.0683782">
                <text:p>0.0683782</text:p>
              </table:table-cell>
              <table:table-cell office:value-type="float" office:value="0.00227261">
                <text:p>0.00227261</text:p>
              </table:table-cell>
              <table:table-cell office:value-type="float" office:value="0.00110887">
                <text:p>0.00110887</text:p>
              </table:table-cell>
              <table:table-cell office:value-type="float" office:value="0.00186838">
                <text:p>0.001868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6000">
                <text:p>426000</text:p>
              </table:table-cell>
              <table:table-cell office:value-type="float" office:value="NaN">
                <text:p>NaN</text:p>
              </table:table-cell>
              <table:table-cell office:value-type="float" office:value="0.0221664">
                <text:p>0.0221664</text:p>
              </table:table-cell>
              <table:table-cell office:value-type="float" office:value="0.00152337">
                <text:p>0.00152337</text:p>
              </table:table-cell>
              <table:table-cell office:value-type="float" office:value="0.345477">
                <text:p>0.345477</text:p>
              </table:table-cell>
              <table:table-cell office:value-type="float" office:value="0.0740137">
                <text:p>0.0740137</text:p>
              </table:table-cell>
              <table:table-cell office:value-type="float" office:value="0.00221182">
                <text:p>0.00221182</text:p>
              </table:table-cell>
              <table:table-cell office:value-type="float" office:value="0.00106782">
                <text:p>0.00106782</text:p>
              </table:table-cell>
              <table:table-cell office:value-type="float" office:value="0.0019201">
                <text:p>0.00192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5500">
                <text:p>425500</text:p>
              </table:table-cell>
              <table:table-cell office:value-type="float" office:value="NaN">
                <text:p>NaN</text:p>
              </table:table-cell>
              <table:table-cell office:value-type="float" office:value="0.0231541">
                <text:p>0.0231541</text:p>
              </table:table-cell>
              <table:table-cell office:value-type="float" office:value="0.00150718">
                <text:p>0.00150718</text:p>
              </table:table-cell>
              <table:table-cell office:value-type="float" office:value="0.361538">
                <text:p>0.361538</text:p>
              </table:table-cell>
              <table:table-cell office:value-type="float" office:value="0.0724706">
                <text:p>0.0724706</text:p>
              </table:table-cell>
              <table:table-cell office:value-type="float" office:value="0.00223511">
                <text:p>0.00223511</text:p>
              </table:table-cell>
              <table:table-cell office:value-type="float" office:value="0.00110019">
                <text:p>0.00110019</text:p>
              </table:table-cell>
              <table:table-cell office:value-type="float" office:value="0.00195799">
                <text:p>0.001957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5000">
                <text:p>425000</text:p>
              </table:table-cell>
              <table:table-cell office:value-type="float" office:value="NaN">
                <text:p>NaN</text:p>
              </table:table-cell>
              <table:table-cell office:value-type="float" office:value="0.0214633">
                <text:p>0.0214633</text:p>
              </table:table-cell>
              <table:table-cell office:value-type="float" office:value="0.00151626">
                <text:p>0.00151626</text:p>
              </table:table-cell>
              <table:table-cell office:value-type="float" office:value="0.357502">
                <text:p>0.357502</text:p>
              </table:table-cell>
              <table:table-cell office:value-type="float" office:value="0.0706247">
                <text:p>0.0706247</text:p>
              </table:table-cell>
              <table:table-cell office:value-type="float" office:value="0.00217116">
                <text:p>0.00217116</text:p>
              </table:table-cell>
              <table:table-cell office:value-type="float" office:value="0.00105321">
                <text:p>0.00105321</text:p>
              </table:table-cell>
              <table:table-cell office:value-type="float" office:value="0.00189049">
                <text:p>0.001890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4500">
                <text:p>424500</text:p>
              </table:table-cell>
              <table:table-cell office:value-type="float" office:value="NaN">
                <text:p>NaN</text:p>
              </table:table-cell>
              <table:table-cell office:value-type="float" office:value="0.0220531">
                <text:p>0.0220531</text:p>
              </table:table-cell>
              <table:table-cell office:value-type="float" office:value="0.00157942">
                <text:p>0.00157942</text:p>
              </table:table-cell>
              <table:table-cell office:value-type="float" office:value="0.345554">
                <text:p>0.345554</text:p>
              </table:table-cell>
              <table:table-cell office:value-type="float" office:value="0.0705691">
                <text:p>0.0705691</text:p>
              </table:table-cell>
              <table:table-cell office:value-type="float" office:value="0.00221143">
                <text:p>0.00221143</text:p>
              </table:table-cell>
              <table:table-cell office:value-type="float" office:value="0.00107295">
                <text:p>0.00107295</text:p>
              </table:table-cell>
              <table:table-cell office:value-type="float" office:value="0.00189681">
                <text:p>0.001896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4000">
                <text:p>424000</text:p>
              </table:table-cell>
              <table:table-cell office:value-type="float" office:value="NaN">
                <text:p>NaN</text:p>
              </table:table-cell>
              <table:table-cell office:value-type="float" office:value="0.0216232">
                <text:p>0.0216232</text:p>
              </table:table-cell>
              <table:table-cell office:value-type="float" office:value="0.00157389">
                <text:p>0.00157389</text:p>
              </table:table-cell>
              <table:table-cell office:value-type="float" office:value="0.351173">
                <text:p>0.351173</text:p>
              </table:table-cell>
              <table:table-cell office:value-type="float" office:value="0.0705209">
                <text:p>0.0705209</text:p>
              </table:table-cell>
              <table:table-cell office:value-type="float" office:value="0.00219327">
                <text:p>0.00219327</text:p>
              </table:table-cell>
              <table:table-cell office:value-type="float" office:value="0.00106071">
                <text:p>0.00106071</text:p>
              </table:table-cell>
              <table:table-cell office:value-type="float" office:value="0.00194339">
                <text:p>0.001943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3500">
                <text:p>423500</text:p>
              </table:table-cell>
              <table:table-cell office:value-type="float" office:value="NaN">
                <text:p>NaN</text:p>
              </table:table-cell>
              <table:table-cell office:value-type="float" office:value="0.0221593">
                <text:p>0.0221593</text:p>
              </table:table-cell>
              <table:table-cell office:value-type="float" office:value="0.00166666">
                <text:p>0.00166666</text:p>
              </table:table-cell>
              <table:table-cell office:value-type="float" office:value="0.360844">
                <text:p>0.360844</text:p>
              </table:table-cell>
              <table:table-cell office:value-type="float" office:value="0.0721007">
                <text:p>0.0721007</text:p>
              </table:table-cell>
              <table:table-cell office:value-type="float" office:value="0.0022359">
                <text:p>0.0022359</text:p>
              </table:table-cell>
              <table:table-cell office:value-type="float" office:value="0.0010844">
                <text:p>0.0010844</text:p>
              </table:table-cell>
              <table:table-cell office:value-type="float" office:value="0.00194418">
                <text:p>0.001944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3000">
                <text:p>423000</text:p>
              </table:table-cell>
              <table:table-cell office:value-type="float" office:value="NaN">
                <text:p>NaN</text:p>
              </table:table-cell>
              <table:table-cell office:value-type="float" office:value="0.0226239">
                <text:p>0.0226239</text:p>
              </table:table-cell>
              <table:table-cell office:value-type="float" office:value="0.00166627">
                <text:p>0.00166627</text:p>
              </table:table-cell>
              <table:table-cell office:value-type="float" office:value="0.345867">
                <text:p>0.345867</text:p>
              </table:table-cell>
              <table:table-cell office:value-type="float" office:value="0.0697038">
                <text:p>0.0697038</text:p>
              </table:table-cell>
              <table:table-cell office:value-type="float" office:value="0.00226472">
                <text:p>0.00226472</text:p>
              </table:table-cell>
              <table:table-cell office:value-type="float" office:value="0.00109584">
                <text:p>0.00109584</text:p>
              </table:table-cell>
              <table:table-cell office:value-type="float" office:value="0.00190865">
                <text:p>0.001908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2500">
                <text:p>422500</text:p>
              </table:table-cell>
              <table:table-cell office:value-type="float" office:value="NaN">
                <text:p>NaN</text:p>
              </table:table-cell>
              <table:table-cell office:value-type="float" office:value="0.0208933">
                <text:p>0.0208933</text:p>
              </table:table-cell>
              <table:table-cell office:value-type="float" office:value="0.00155929">
                <text:p>0.00155929</text:p>
              </table:table-cell>
              <table:table-cell office:value-type="float" office:value="0.352414">
                <text:p>0.352414</text:p>
              </table:table-cell>
              <table:table-cell office:value-type="float" office:value="0.070076">
                <text:p>0.070076</text:p>
              </table:table-cell>
              <table:table-cell office:value-type="float" office:value="0.00217866">
                <text:p>0.00217866</text:p>
              </table:table-cell>
              <table:table-cell office:value-type="float" office:value="0.00103347">
                <text:p>0.00103347</text:p>
              </table:table-cell>
              <table:table-cell office:value-type="float" office:value="0.00189444">
                <text:p>0.001894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22000">
                <text:p>422000</text:p>
              </table:table-cell>
              <table:table-cell office:value-type="float" office:value="NaN">
                <text:p>NaN</text:p>
              </table:table-cell>
              <table:table-cell office:value-type="float" office:value="0.0226038">
                <text:p>0.0226038</text:p>
              </table:table-cell>
              <table:table-cell office:value-type="float" office:value="0.00151626">
                <text:p>0.00151626</text:p>
              </table:table-cell>
              <table:table-cell office:value-type="float" office:value="0.352799">
                <text:p>0.352799</text:p>
              </table:table-cell>
              <table:table-cell office:value-type="float" office:value="0.071074">
                <text:p>0.071074</text:p>
              </table:table-cell>
              <table:table-cell office:value-type="float" office:value="0.00228011">
                <text:p>0.00228011</text:p>
              </table:table-cell>
              <table:table-cell office:value-type="float" office:value="0.00110611">
                <text:p>0.00110611</text:p>
              </table:table-cell>
              <table:table-cell office:value-type="float" office:value="0.00191615">
                <text:p>0.001916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1500">
                <text:p>421500</text:p>
              </table:table-cell>
              <table:table-cell office:value-type="float" office:value="NaN">
                <text:p>NaN</text:p>
              </table:table-cell>
              <table:table-cell office:value-type="float" office:value="0.0226361">
                <text:p>0.0226361</text:p>
              </table:table-cell>
              <table:table-cell office:value-type="float" office:value="0.00149929">
                <text:p>0.00149929</text:p>
              </table:table-cell>
              <table:table-cell office:value-type="float" office:value="0.364912">
                <text:p>0.364912</text:p>
              </table:table-cell>
              <table:table-cell office:value-type="float" office:value="0.0739829">
                <text:p>0.0739829</text:p>
              </table:table-cell>
              <table:table-cell office:value-type="float" office:value="0.00226038">
                <text:p>0.00226038</text:p>
              </table:table-cell>
              <table:table-cell office:value-type="float" office:value="0.00109821">
                <text:p>0.00109821</text:p>
              </table:table-cell>
              <table:table-cell office:value-type="float" office:value="0.00195997">
                <text:p>0.001959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1000">
                <text:p>421000</text:p>
              </table:table-cell>
              <table:table-cell office:value-type="float" office:value="NaN">
                <text:p>NaN</text:p>
              </table:table-cell>
              <table:table-cell office:value-type="float" office:value="0.0216694">
                <text:p>0.0216694</text:p>
              </table:table-cell>
              <table:table-cell office:value-type="float" office:value="0.0014831">
                <text:p>0.0014831</text:p>
              </table:table-cell>
              <table:table-cell office:value-type="float" office:value="0.351675">
                <text:p>0.351675</text:p>
              </table:table-cell>
              <table:table-cell office:value-type="float" office:value="0.0705387">
                <text:p>0.0705387</text:p>
              </table:table-cell>
              <table:table-cell office:value-type="float" office:value="0.00221064">
                <text:p>0.00221064</text:p>
              </table:table-cell>
              <table:table-cell office:value-type="float" office:value="0.00111874">
                <text:p>0.00111874</text:p>
              </table:table-cell>
              <table:table-cell office:value-type="float" office:value="0.00192641">
                <text:p>0.001926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0500">
                <text:p>420500</text:p>
              </table:table-cell>
              <table:table-cell office:value-type="float" office:value="NaN">
                <text:p>NaN</text:p>
              </table:table-cell>
              <table:table-cell office:value-type="float" office:value="0.0222252">
                <text:p>0.0222252</text:p>
              </table:table-cell>
              <table:table-cell office:value-type="float" office:value="0.00150442">
                <text:p>0.00150442</text:p>
              </table:table-cell>
              <table:table-cell office:value-type="float" office:value="0.367168">
                <text:p>0.367168</text:p>
              </table:table-cell>
              <table:table-cell office:value-type="float" office:value="0.0722855">
                <text:p>0.0722855</text:p>
              </table:table-cell>
              <table:table-cell office:value-type="float" office:value="0.00222327">
                <text:p>0.00222327</text:p>
              </table:table-cell>
              <table:table-cell office:value-type="float" office:value="0.00113216">
                <text:p>0.00113216</text:p>
              </table:table-cell>
              <table:table-cell office:value-type="float" office:value="0.00195405">
                <text:p>0.001954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0000">
                <text:p>420000</text:p>
              </table:table-cell>
              <table:table-cell office:value-type="float" office:value="NaN">
                <text:p>NaN</text:p>
              </table:table-cell>
              <table:table-cell office:value-type="float" office:value="0.0222366">
                <text:p>0.0222366</text:p>
              </table:table-cell>
              <table:table-cell office:value-type="float" office:value="0.00149889">
                <text:p>0.00149889</text:p>
              </table:table-cell>
              <table:table-cell office:value-type="float" office:value="0.347335">
                <text:p>0.347335</text:p>
              </table:table-cell>
              <table:table-cell office:value-type="float" office:value="0.0699027">
                <text:p>0.0699027</text:p>
              </table:table-cell>
              <table:table-cell office:value-type="float" office:value="0.00225169">
                <text:p>0.00225169</text:p>
              </table:table-cell>
              <table:table-cell office:value-type="float" office:value="0.00114006">
                <text:p>0.00114006</text:p>
              </table:table-cell>
              <table:table-cell office:value-type="float" office:value="0.00193036">
                <text:p>0.001930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9500">
                <text:p>419500</text:p>
              </table:table-cell>
              <table:table-cell office:value-type="float" office:value="NaN">
                <text:p>NaN</text:p>
              </table:table-cell>
              <table:table-cell office:value-type="float" office:value="0.0234849">
                <text:p>0.0234849</text:p>
              </table:table-cell>
              <table:table-cell office:value-type="float" office:value="0.00152692">
                <text:p>0.00152692</text:p>
              </table:table-cell>
              <table:table-cell office:value-type="float" office:value="0.35699">
                <text:p>0.35699</text:p>
              </table:table-cell>
              <table:table-cell office:value-type="float" office:value="0.0709974">
                <text:p>0.0709974</text:p>
              </table:table-cell>
              <table:table-cell office:value-type="float" office:value="0.00219564">
                <text:p>0.00219564</text:p>
              </table:table-cell>
              <table:table-cell office:value-type="float" office:value="0.00109111">
                <text:p>0.00109111</text:p>
              </table:table-cell>
              <table:table-cell office:value-type="float" office:value="0.00195484">
                <text:p>0.001954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9000">
                <text:p>419000</text:p>
              </table:table-cell>
              <table:table-cell office:value-type="float" office:value="NaN">
                <text:p>NaN</text:p>
              </table:table-cell>
              <table:table-cell office:value-type="float" office:value="0.0231351">
                <text:p>0.0231351</text:p>
              </table:table-cell>
              <table:table-cell office:value-type="float" office:value="0.00156087">
                <text:p>0.00156087</text:p>
              </table:table-cell>
              <table:table-cell office:value-type="float" office:value="0.355939">
                <text:p>0.355939</text:p>
              </table:table-cell>
              <table:table-cell office:value-type="float" office:value="0.0833596">
                <text:p>0.0833596</text:p>
              </table:table-cell>
              <table:table-cell office:value-type="float" office:value="0.00219722">
                <text:p>0.00219722</text:p>
              </table:table-cell>
              <table:table-cell office:value-type="float" office:value="0.00107374">
                <text:p>0.00107374</text:p>
              </table:table-cell>
              <table:table-cell office:value-type="float" office:value="0.00192247">
                <text:p>0.001922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8500">
                <text:p>418500</text:p>
              </table:table-cell>
              <table:table-cell office:value-type="float" office:value="NaN">
                <text:p>NaN</text:p>
              </table:table-cell>
              <table:table-cell office:value-type="float" office:value="0.0217471">
                <text:p>0.0217471</text:p>
              </table:table-cell>
              <table:table-cell office:value-type="float" office:value="0.00153363">
                <text:p>0.00153363</text:p>
              </table:table-cell>
              <table:table-cell office:value-type="float" office:value="0.361545">
                <text:p>0.361545</text:p>
              </table:table-cell>
              <table:table-cell office:value-type="float" office:value="0.0738096">
                <text:p>0.0738096</text:p>
              </table:table-cell>
              <table:table-cell office:value-type="float" office:value="0.00223274">
                <text:p>0.00223274</text:p>
              </table:table-cell>
              <table:table-cell office:value-type="float" office:value="0.00108242">
                <text:p>0.00108242</text:p>
              </table:table-cell>
              <table:table-cell office:value-type="float" office:value="0.00193273">
                <text:p>0.001932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8000">
                <text:p>418000</text:p>
              </table:table-cell>
              <table:table-cell office:value-type="float" office:value="NaN">
                <text:p>NaN</text:p>
              </table:table-cell>
              <table:table-cell office:value-type="float" office:value="0.0211207">
                <text:p>0.0211207</text:p>
              </table:table-cell>
              <table:table-cell office:value-type="float" office:value="0.00156245">
                <text:p>0.00156245</text:p>
              </table:table-cell>
              <table:table-cell office:value-type="float" office:value="0.355259">
                <text:p>0.355259</text:p>
              </table:table-cell>
              <table:table-cell office:value-type="float" office:value="0.073555">
                <text:p>0.073555</text:p>
              </table:table-cell>
              <table:table-cell office:value-type="float" office:value="0.00220945">
                <text:p>0.00220945</text:p>
              </table:table-cell>
              <table:table-cell office:value-type="float" office:value="0.00106111">
                <text:p>0.00106111</text:p>
              </table:table-cell>
              <table:table-cell office:value-type="float" office:value="0.0018976">
                <text:p>0.00189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7500">
                <text:p>417500</text:p>
              </table:table-cell>
              <table:table-cell office:value-type="float" office:value="NaN">
                <text:p>NaN</text:p>
              </table:table-cell>
              <table:table-cell office:value-type="float" office:value="0.0226251">
                <text:p>0.0226251</text:p>
              </table:table-cell>
              <table:table-cell office:value-type="float" office:value="0.00152218">
                <text:p>0.00152218</text:p>
              </table:table-cell>
              <table:table-cell office:value-type="float" office:value="0.343143">
                <text:p>0.343143</text:p>
              </table:table-cell>
              <table:table-cell office:value-type="float" office:value="0.0708115">
                <text:p>0.0708115</text:p>
              </table:table-cell>
              <table:table-cell office:value-type="float" office:value="0.00231604">
                <text:p>0.00231604</text:p>
              </table:table-cell>
              <table:table-cell office:value-type="float" office:value="0.0011215">
                <text:p>0.0011215</text:p>
              </table:table-cell>
              <table:table-cell office:value-type="float" office:value="0.00189207">
                <text:p>0.001892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7000">
                <text:p>417000</text:p>
              </table:table-cell>
              <table:table-cell office:value-type="float" office:value="NaN">
                <text:p>NaN</text:p>
              </table:table-cell>
              <table:table-cell office:value-type="float" office:value="0.0219426">
                <text:p>0.0219426</text:p>
              </table:table-cell>
              <table:table-cell office:value-type="float" office:value="0.00150481">
                <text:p>0.00150481</text:p>
              </table:table-cell>
              <table:table-cell office:value-type="float" office:value="0.341041">
                <text:p>0.341041</text:p>
              </table:table-cell>
              <table:table-cell office:value-type="float" office:value="0.0695964">
                <text:p>0.0695964</text:p>
              </table:table-cell>
              <table:table-cell office:value-type="float" office:value="0.00223511">
                <text:p>0.00223511</text:p>
              </table:table-cell>
              <table:table-cell office:value-type="float" office:value="0.00108874">
                <text:p>0.00108874</text:p>
              </table:table-cell>
              <table:table-cell office:value-type="float" office:value="0.0018672">
                <text:p>0.00186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6500">
                <text:p>416500</text:p>
              </table:table-cell>
              <table:table-cell office:value-type="float" office:value="NaN">
                <text:p>NaN</text:p>
              </table:table-cell>
              <table:table-cell office:value-type="float" office:value="0.0207145">
                <text:p>0.0207145</text:p>
              </table:table-cell>
              <table:table-cell office:value-type="float" office:value="0.00155771">
                <text:p>0.00155771</text:p>
              </table:table-cell>
              <table:table-cell office:value-type="float" office:value="0.355686">
                <text:p>0.355686</text:p>
              </table:table-cell>
              <table:table-cell office:value-type="float" office:value="0.0703172">
                <text:p>0.0703172</text:p>
              </table:table-cell>
              <table:table-cell office:value-type="float" office:value="0.00215458">
                <text:p>0.00215458</text:p>
              </table:table-cell>
              <table:table-cell office:value-type="float" office:value="0.00103426">
                <text:p>0.00103426</text:p>
              </table:table-cell>
              <table:table-cell office:value-type="float" office:value="0.00190628">
                <text:p>0.001906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16000">
                <text:p>416000</text:p>
              </table:table-cell>
              <table:table-cell office:value-type="float" office:value="NaN">
                <text:p>NaN</text:p>
              </table:table-cell>
              <table:table-cell office:value-type="float" office:value="0.0216702">
                <text:p>0.0216702</text:p>
              </table:table-cell>
              <table:table-cell office:value-type="float" office:value="0.00152652">
                <text:p>0.00152652</text:p>
              </table:table-cell>
              <table:table-cell office:value-type="float" office:value="0.351972">
                <text:p>0.351972</text:p>
              </table:table-cell>
              <table:table-cell office:value-type="float" office:value="0.0749702">
                <text:p>0.0749702</text:p>
              </table:table-cell>
              <table:table-cell office:value-type="float" office:value="0.00220353">
                <text:p>0.00220353</text:p>
              </table:table-cell>
              <table:table-cell office:value-type="float" office:value="0.00107097">
                <text:p>0.00107097</text:p>
              </table:table-cell>
              <table:table-cell office:value-type="float" office:value="0.0019422">
                <text:p>0.00194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15500">
                <text:p>415500</text:p>
              </table:table-cell>
              <table:table-cell office:value-type="float" office:value="NaN">
                <text:p>NaN</text:p>
              </table:table-cell>
              <table:table-cell office:value-type="float" office:value="0.0212032">
                <text:p>0.0212032</text:p>
              </table:table-cell>
              <table:table-cell office:value-type="float" office:value="0.00152179">
                <text:p>0.00152179</text:p>
              </table:table-cell>
              <table:table-cell office:value-type="float" office:value="0.35564">
                <text:p>0.35564</text:p>
              </table:table-cell>
              <table:table-cell office:value-type="float" office:value="0.0714328">
                <text:p>0.0714328</text:p>
              </table:table-cell>
              <table:table-cell office:value-type="float" office:value="0.00251657">
                <text:p>0.00251657</text:p>
              </table:table-cell>
              <table:table-cell office:value-type="float" office:value="0.00105597">
                <text:p>0.00105597</text:p>
              </table:table-cell>
              <table:table-cell office:value-type="float" office:value="0.0019197">
                <text:p>0.00191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5000">
                <text:p>415000</text:p>
              </table:table-cell>
              <table:table-cell office:value-type="float" office:value="NaN">
                <text:p>NaN</text:p>
              </table:table-cell>
              <table:table-cell office:value-type="float" office:value="0.0200825">
                <text:p>0.0200825</text:p>
              </table:table-cell>
              <table:table-cell office:value-type="float" office:value="0.00151547">
                <text:p>0.00151547</text:p>
              </table:table-cell>
              <table:table-cell office:value-type="float" office:value="0.356236">
                <text:p>0.356236</text:p>
              </table:table-cell>
              <table:table-cell office:value-type="float" office:value="0.0698021">
                <text:p>0.0698021</text:p>
              </table:table-cell>
              <table:table-cell office:value-type="float" office:value="0.00240328">
                <text:p>0.00240328</text:p>
              </table:table-cell>
              <table:table-cell office:value-type="float" office:value="0.00100426">
                <text:p>0.00100426</text:p>
              </table:table-cell>
              <table:table-cell office:value-type="float" office:value="0.00193273">
                <text:p>0.001932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4500">
                <text:p>414500</text:p>
              </table:table-cell>
              <table:table-cell office:value-type="float" office:value="NaN">
                <text:p>NaN</text:p>
              </table:table-cell>
              <table:table-cell office:value-type="float" office:value="0.0217156">
                <text:p>0.0217156</text:p>
              </table:table-cell>
              <table:table-cell office:value-type="float" office:value="0.0015435">
                <text:p>0.0015435</text:p>
              </table:table-cell>
              <table:table-cell office:value-type="float" office:value="0.346309">
                <text:p>0.346309</text:p>
              </table:table-cell>
              <table:table-cell office:value-type="float" office:value="0.0772594">
                <text:p>0.0772594</text:p>
              </table:table-cell>
              <table:table-cell office:value-type="float" office:value="0.00251342">
                <text:p>0.00251342</text:p>
              </table:table-cell>
              <table:table-cell office:value-type="float" office:value="0.00107255">
                <text:p>0.00107255</text:p>
              </table:table-cell>
              <table:table-cell office:value-type="float" office:value="0.00191181">
                <text:p>0.001911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4000">
                <text:p>414000</text:p>
              </table:table-cell>
              <table:table-cell office:value-type="float" office:value="NaN">
                <text:p>NaN</text:p>
              </table:table-cell>
              <table:table-cell office:value-type="float" office:value="0.0215735">
                <text:p>0.0215735</text:p>
              </table:table-cell>
              <table:table-cell office:value-type="float" office:value="0.00150955">
                <text:p>0.00150955</text:p>
              </table:table-cell>
              <table:table-cell office:value-type="float" office:value="0.316681">
                <text:p>0.316681</text:p>
              </table:table-cell>
              <table:table-cell office:value-type="float" office:value="0.0638949">
                <text:p>0.0638949</text:p>
              </table:table-cell>
              <table:table-cell office:value-type="float" office:value="0.00237446">
                <text:p>0.00237446</text:p>
              </table:table-cell>
              <table:table-cell office:value-type="float" office:value="0.00106703">
                <text:p>0.00106703</text:p>
              </table:table-cell>
              <table:table-cell office:value-type="float" office:value="0.00182299">
                <text:p>0.001822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3500">
                <text:p>413500</text:p>
              </table:table-cell>
              <table:table-cell office:value-type="float" office:value="NaN">
                <text:p>NaN</text:p>
              </table:table-cell>
              <table:table-cell office:value-type="float" office:value="0.0217918">
                <text:p>0.0217918</text:p>
              </table:table-cell>
              <table:table-cell office:value-type="float" office:value="0.00149573">
                <text:p>0.00149573</text:p>
              </table:table-cell>
              <table:table-cell office:value-type="float" office:value="0.351016">
                <text:p>0.351016</text:p>
              </table:table-cell>
              <table:table-cell office:value-type="float" office:value="0.0698577">
                <text:p>0.0698577</text:p>
              </table:table-cell>
              <table:table-cell office:value-type="float" office:value="0.00237012">
                <text:p>0.00237012</text:p>
              </table:table-cell>
              <table:table-cell office:value-type="float" office:value="0.0010919">
                <text:p>0.0010919</text:p>
              </table:table-cell>
              <table:table-cell office:value-type="float" office:value="0.00187746">
                <text:p>0.001877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3000">
                <text:p>413000</text:p>
              </table:table-cell>
              <table:table-cell office:value-type="float" office:value="NaN">
                <text:p>NaN</text:p>
              </table:table-cell>
              <table:table-cell office:value-type="float" office:value="0.0213465">
                <text:p>0.0213465</text:p>
              </table:table-cell>
              <table:table-cell office:value-type="float" office:value="0.00149692">
                <text:p>0.00149692</text:p>
              </table:table-cell>
              <table:table-cell office:value-type="float" office:value="0.349659">
                <text:p>0.349659</text:p>
              </table:table-cell>
              <table:table-cell office:value-type="float" office:value="0.0718197">
                <text:p>0.0718197</text:p>
              </table:table-cell>
              <table:table-cell office:value-type="float" office:value="0.00223827">
                <text:p>0.00223827</text:p>
              </table:table-cell>
              <table:table-cell office:value-type="float" office:value="0.00112703">
                <text:p>0.00112703</text:p>
              </table:table-cell>
              <table:table-cell office:value-type="float" office:value="0.00193273">
                <text:p>0.001932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2500">
                <text:p>412500</text:p>
              </table:table-cell>
              <table:table-cell office:value-type="float" office:value="NaN">
                <text:p>NaN</text:p>
              </table:table-cell>
              <table:table-cell office:value-type="float" office:value="0.0212936">
                <text:p>0.0212936</text:p>
              </table:table-cell>
              <table:table-cell office:value-type="float" office:value="0.00149336">
                <text:p>0.00149336</text:p>
              </table:table-cell>
              <table:table-cell office:value-type="float" office:value="0.335601">
                <text:p>0.335601</text:p>
              </table:table-cell>
              <table:table-cell office:value-type="float" office:value="0.068">
                <text:p>0.068</text:p>
              </table:table-cell>
              <table:table-cell office:value-type="float" office:value="0.00225761">
                <text:p>0.00225761</text:p>
              </table:table-cell>
              <table:table-cell office:value-type="float" office:value="0.00110611">
                <text:p>0.00110611</text:p>
              </table:table-cell>
              <table:table-cell office:value-type="float" office:value="0.00189246">
                <text:p>0.001892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2000">
                <text:p>412000</text:p>
              </table:table-cell>
              <table:table-cell office:value-type="float" office:value="NaN">
                <text:p>NaN</text:p>
              </table:table-cell>
              <table:table-cell office:value-type="float" office:value="0.0212501">
                <text:p>0.0212501</text:p>
              </table:table-cell>
              <table:table-cell office:value-type="float" office:value="0.00153323">
                <text:p>0.00153323</text:p>
              </table:table-cell>
              <table:table-cell office:value-type="float" office:value="0.337962">
                <text:p>0.337962</text:p>
              </table:table-cell>
              <table:table-cell office:value-type="float" office:value="0.0667265">
                <text:p>0.0667265</text:p>
              </table:table-cell>
              <table:table-cell office:value-type="float" office:value="0.00222959">
                <text:p>0.00222959</text:p>
              </table:table-cell>
              <table:table-cell office:value-type="float" office:value="0.001084">
                <text:p>0.001084</text:p>
              </table:table-cell>
              <table:table-cell office:value-type="float" office:value="0.00187786">
                <text:p>0.001877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1500">
                <text:p>411500</text:p>
              </table:table-cell>
              <table:table-cell office:value-type="float" office:value="NaN">
                <text:p>NaN</text:p>
              </table:table-cell>
              <table:table-cell office:value-type="float" office:value="0.0212584">
                <text:p>0.0212584</text:p>
              </table:table-cell>
              <table:table-cell office:value-type="float" office:value="0.00151981">
                <text:p>0.00151981</text:p>
              </table:table-cell>
              <table:table-cell office:value-type="float" office:value="0.342455">
                <text:p>0.342455</text:p>
              </table:table-cell>
              <table:table-cell office:value-type="float" office:value="0.0675705">
                <text:p>0.0675705</text:p>
              </table:table-cell>
              <table:table-cell office:value-type="float" office:value="0.00220787">
                <text:p>0.00220787</text:p>
              </table:table-cell>
              <table:table-cell office:value-type="float" office:value="0.00106861">
                <text:p>0.00106861</text:p>
              </table:table-cell>
              <table:table-cell office:value-type="float" office:value="0.00186088">
                <text:p>0.001860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1000">
                <text:p>411000</text:p>
              </table:table-cell>
              <table:table-cell office:value-type="float" office:value="NaN">
                <text:p>NaN</text:p>
              </table:table-cell>
              <table:table-cell office:value-type="float" office:value="0.0204756">
                <text:p>0.0204756</text:p>
              </table:table-cell>
              <table:table-cell office:value-type="float" office:value="0.00152139">
                <text:p>0.00152139</text:p>
              </table:table-cell>
              <table:table-cell office:value-type="float" office:value="0.328165">
                <text:p>0.328165</text:p>
              </table:table-cell>
              <table:table-cell office:value-type="float" office:value="0.0649371">
                <text:p>0.0649371</text:p>
              </table:table-cell>
              <table:table-cell office:value-type="float" office:value="0.00212221">
                <text:p>0.00212221</text:p>
              </table:table-cell>
              <table:table-cell office:value-type="float" office:value="0.00102321">
                <text:p>0.00102321</text:p>
              </table:table-cell>
              <table:table-cell office:value-type="float" office:value="0.00184865">
                <text:p>0.001848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0500">
                <text:p>410500</text:p>
              </table:table-cell>
              <table:table-cell office:value-type="float" office:value="NaN">
                <text:p>NaN</text:p>
              </table:table-cell>
              <table:table-cell office:value-type="float" office:value="0.0217906">
                <text:p>0.0217906</text:p>
              </table:table-cell>
              <table:table-cell office:value-type="float" office:value="0.00153442">
                <text:p>0.00153442</text:p>
              </table:table-cell>
              <table:table-cell office:value-type="float" office:value="0.330369">
                <text:p>0.330369</text:p>
              </table:table-cell>
              <table:table-cell office:value-type="float" office:value="0.0658237">
                <text:p>0.0658237</text:p>
              </table:table-cell>
              <table:table-cell office:value-type="float" office:value="0.0022434">
                <text:p>0.0022434</text:p>
              </table:table-cell>
              <table:table-cell office:value-type="float" office:value="0.00108558">
                <text:p>0.00108558</text:p>
              </table:table-cell>
              <table:table-cell office:value-type="float" office:value="0.00185812">
                <text:p>0.001858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0000">
                <text:p>410000</text:p>
              </table:table-cell>
              <table:table-cell office:value-type="float" office:value="NaN">
                <text:p>NaN</text:p>
              </table:table-cell>
              <table:table-cell office:value-type="float" office:value="0.0210157">
                <text:p>0.0210157</text:p>
              </table:table-cell>
              <table:table-cell office:value-type="float" office:value="0.00157153">
                <text:p>0.00157153</text:p>
              </table:table-cell>
              <table:table-cell office:value-type="float" office:value="0.338264">
                <text:p>0.338264</text:p>
              </table:table-cell>
              <table:table-cell office:value-type="float" office:value="0.0673238">
                <text:p>0.0673238</text:p>
              </table:table-cell>
              <table:table-cell office:value-type="float" office:value="0.0021455">
                <text:p>0.0021455</text:p>
              </table:table-cell>
              <table:table-cell office:value-type="float" office:value="0.00103742">
                <text:p>0.00103742</text:p>
              </table:table-cell>
              <table:table-cell office:value-type="float" office:value="0.00185575">
                <text:p>0.001855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9500">
                <text:p>409500</text:p>
              </table:table-cell>
              <table:table-cell office:value-type="float" office:value="NaN">
                <text:p>NaN</text:p>
              </table:table-cell>
              <table:table-cell office:value-type="float" office:value="0.0210425">
                <text:p>0.0210425</text:p>
              </table:table-cell>
              <table:table-cell office:value-type="float" office:value="0.00152376">
                <text:p>0.00152376</text:p>
              </table:table-cell>
              <table:table-cell office:value-type="float" office:value="0.336108">
                <text:p>0.336108</text:p>
              </table:table-cell>
              <table:table-cell office:value-type="float" office:value="0.068448">
                <text:p>0.068448</text:p>
              </table:table-cell>
              <table:table-cell office:value-type="float" office:value="0.0021834">
                <text:p>0.0021834</text:p>
              </table:table-cell>
              <table:table-cell office:value-type="float" office:value="0.00103545">
                <text:p>0.00103545</text:p>
              </table:table-cell>
              <table:table-cell office:value-type="float" office:value="0.00186207">
                <text:p>0.001862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9000">
                <text:p>409000</text:p>
              </table:table-cell>
              <table:table-cell office:value-type="float" office:value="NaN">
                <text:p>NaN</text:p>
              </table:table-cell>
              <table:table-cell office:value-type="float" office:value="0.0211416">
                <text:p>0.0211416</text:p>
              </table:table-cell>
              <table:table-cell office:value-type="float" office:value="0.00149692">
                <text:p>0.00149692</text:p>
              </table:table-cell>
              <table:table-cell office:value-type="float" office:value="0.332986">
                <text:p>0.332986</text:p>
              </table:table-cell>
              <table:table-cell office:value-type="float" office:value="0.0670435">
                <text:p>0.0670435</text:p>
              </table:table-cell>
              <table:table-cell office:value-type="float" office:value="0.00220314">
                <text:p>0.00220314</text:p>
              </table:table-cell>
              <table:table-cell office:value-type="float" office:value="0.00105597">
                <text:p>0.00105597</text:p>
              </table:table-cell>
              <table:table-cell office:value-type="float" office:value="0.00186207">
                <text:p>0.001862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8500">
                <text:p>408500</text:p>
              </table:table-cell>
              <table:table-cell office:value-type="float" office:value="NaN">
                <text:p>NaN</text:p>
              </table:table-cell>
              <table:table-cell office:value-type="float" office:value="0.0208641">
                <text:p>0.0208641</text:p>
              </table:table-cell>
              <table:table-cell office:value-type="float" office:value="0.00148547">
                <text:p>0.00148547</text:p>
              </table:table-cell>
              <table:table-cell office:value-type="float" office:value="0.346498">
                <text:p>0.346498</text:p>
              </table:table-cell>
              <table:table-cell office:value-type="float" office:value="0.0688602">
                <text:p>0.0688602</text:p>
              </table:table-cell>
              <table:table-cell office:value-type="float" office:value="0.00215024">
                <text:p>0.00215024</text:p>
              </table:table-cell>
              <table:table-cell office:value-type="float" office:value="0.00103466">
                <text:p>0.00103466</text:p>
              </table:table-cell>
              <table:table-cell office:value-type="float" office:value="0.00189167">
                <text:p>0.001891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8000">
                <text:p>408000</text:p>
              </table:table-cell>
              <table:table-cell office:value-type="float" office:value="NaN">
                <text:p>NaN</text:p>
              </table:table-cell>
              <table:table-cell office:value-type="float" office:value="0.0213394">
                <text:p>0.0213394</text:p>
              </table:table-cell>
              <table:table-cell office:value-type="float" office:value="0.00154863">
                <text:p>0.00154863</text:p>
              </table:table-cell>
              <table:table-cell office:value-type="float" office:value="0.346209">
                <text:p>0.346209</text:p>
              </table:table-cell>
              <table:table-cell office:value-type="float" office:value="0.0697428">
                <text:p>0.0697428</text:p>
              </table:table-cell>
              <table:table-cell office:value-type="float" office:value="0.00220866">
                <text:p>0.00220866</text:p>
              </table:table-cell>
              <table:table-cell office:value-type="float" office:value="0.00106584">
                <text:p>0.00106584</text:p>
              </table:table-cell>
              <table:table-cell office:value-type="float" office:value="0.00190075">
                <text:p>0.001900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7500">
                <text:p>407500</text:p>
              </table:table-cell>
              <table:table-cell office:value-type="float" office:value="NaN">
                <text:p>NaN</text:p>
              </table:table-cell>
              <table:table-cell office:value-type="float" office:value="0.0205834">
                <text:p>0.0205834</text:p>
              </table:table-cell>
              <table:table-cell office:value-type="float" office:value="0.00153876">
                <text:p>0.00153876</text:p>
              </table:table-cell>
              <table:table-cell office:value-type="float" office:value="0.331656">
                <text:p>0.331656</text:p>
              </table:table-cell>
              <table:table-cell office:value-type="float" office:value="0.0660266">
                <text:p>0.0660266</text:p>
              </table:table-cell>
              <table:table-cell office:value-type="float" office:value="0.00219801">
                <text:p>0.00219801</text:p>
              </table:table-cell>
              <table:table-cell office:value-type="float" office:value="0.00103821">
                <text:p>0.00103821</text:p>
              </table:table-cell>
              <table:table-cell office:value-type="float" office:value="0.00190904">
                <text:p>0.001909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7000">
                <text:p>407000</text:p>
              </table:table-cell>
              <table:table-cell office:value-type="float" office:value="NaN">
                <text:p>NaN</text:p>
              </table:table-cell>
              <table:table-cell office:value-type="float" office:value="0.0208246">
                <text:p>0.0208246</text:p>
              </table:table-cell>
              <table:table-cell office:value-type="float" office:value="0.00154271">
                <text:p>0.00154271</text:p>
              </table:table-cell>
              <table:table-cell office:value-type="float" office:value="0.348447">
                <text:p>0.348447</text:p>
              </table:table-cell>
              <table:table-cell office:value-type="float" office:value="0.0707992">
                <text:p>0.0707992</text:p>
              </table:table-cell>
              <table:table-cell office:value-type="float" office:value="0.00216011">
                <text:p>0.00216011</text:p>
              </table:table-cell>
              <table:table-cell office:value-type="float" office:value="0.001039">
                <text:p>0.001039</text:p>
              </table:table-cell>
              <table:table-cell office:value-type="float" office:value="0.00209379">
                <text:p>0.002093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6500">
                <text:p>406500</text:p>
              </table:table-cell>
              <table:table-cell office:value-type="float" office:value="NaN">
                <text:p>NaN</text:p>
              </table:table-cell>
              <table:table-cell office:value-type="float" office:value="0.0216512">
                <text:p>0.0216512</text:p>
              </table:table-cell>
              <table:table-cell office:value-type="float" office:value="0.00161416">
                <text:p>0.00161416</text:p>
              </table:table-cell>
              <table:table-cell office:value-type="float" office:value="0.340876">
                <text:p>0.340876</text:p>
              </table:table-cell>
              <table:table-cell office:value-type="float" office:value="0.0681993">
                <text:p>0.0681993</text:p>
              </table:table-cell>
              <table:table-cell office:value-type="float" office:value="0.00224617">
                <text:p>0.00224617</text:p>
              </table:table-cell>
              <table:table-cell office:value-type="float" office:value="0.00107848">
                <text:p>0.00107848</text:p>
              </table:table-cell>
              <table:table-cell office:value-type="float" office:value="0.00221814">
                <text:p>0.002218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6000">
                <text:p>406000</text:p>
              </table:table-cell>
              <table:table-cell office:value-type="float" office:value="NaN">
                <text:p>NaN</text:p>
              </table:table-cell>
              <table:table-cell office:value-type="float" office:value="0.0210709">
                <text:p>0.0210709</text:p>
              </table:table-cell>
              <table:table-cell office:value-type="float" office:value="0.00152968">
                <text:p>0.00152968</text:p>
              </table:table-cell>
              <table:table-cell office:value-type="float" office:value="0.322337">
                <text:p>0.322337</text:p>
              </table:table-cell>
              <table:table-cell office:value-type="float" office:value="0.0654511">
                <text:p>0.0654511</text:p>
              </table:table-cell>
              <table:table-cell office:value-type="float" office:value="0.00220077">
                <text:p>0.00220077</text:p>
              </table:table-cell>
              <table:table-cell office:value-type="float" office:value="0.00107216">
                <text:p>0.00107216</text:p>
              </table:table-cell>
              <table:table-cell office:value-type="float" office:value="0.00197892">
                <text:p>0.001978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5500">
                <text:p>405500</text:p>
              </table:table-cell>
              <table:table-cell office:value-type="float" office:value="NaN">
                <text:p>NaN</text:p>
              </table:table-cell>
              <table:table-cell office:value-type="float" office:value="0.0205577">
                <text:p>0.0205577</text:p>
              </table:table-cell>
              <table:table-cell office:value-type="float" office:value="0.00150442">
                <text:p>0.00150442</text:p>
              </table:table-cell>
              <table:table-cell office:value-type="float" office:value="0.34166">
                <text:p>0.34166</text:p>
              </table:table-cell>
              <table:table-cell office:value-type="float" office:value="0.0676167">
                <text:p>0.0676167</text:p>
              </table:table-cell>
              <table:table-cell office:value-type="float" office:value="0.00218024">
                <text:p>0.00218024</text:p>
              </table:table-cell>
              <table:table-cell office:value-type="float" office:value="0.00104334">
                <text:p>0.00104334</text:p>
              </table:table-cell>
              <table:table-cell office:value-type="float" office:value="0.0019351">
                <text:p>0.00193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5000">
                <text:p>405000</text:p>
              </table:table-cell>
              <table:table-cell office:value-type="float" office:value="NaN">
                <text:p>NaN</text:p>
              </table:table-cell>
              <table:table-cell office:value-type="float" office:value="0.0208949">
                <text:p>0.0208949</text:p>
              </table:table-cell>
              <table:table-cell office:value-type="float" office:value="0.00148389">
                <text:p>0.00148389</text:p>
              </table:table-cell>
              <table:table-cell office:value-type="float" office:value="0.320589">
                <text:p>0.320589</text:p>
              </table:table-cell>
              <table:table-cell office:value-type="float" office:value="0.070663">
                <text:p>0.070663</text:p>
              </table:table-cell>
              <table:table-cell office:value-type="float" office:value="0.00219287">
                <text:p>0.00219287</text:p>
              </table:table-cell>
              <table:table-cell office:value-type="float" office:value="0.00104216">
                <text:p>0.00104216</text:p>
              </table:table-cell>
              <table:table-cell office:value-type="float" office:value="0.00196312">
                <text:p>0.001963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4500">
                <text:p>404500</text:p>
              </table:table-cell>
              <table:table-cell office:value-type="float" office:value="NaN">
                <text:p>NaN</text:p>
              </table:table-cell>
              <table:table-cell office:value-type="float" office:value="0.0223756">
                <text:p>0.0223756</text:p>
              </table:table-cell>
              <table:table-cell office:value-type="float" office:value="0.00147955">
                <text:p>0.00147955</text:p>
              </table:table-cell>
              <table:table-cell office:value-type="float" office:value="0.328094">
                <text:p>0.328094</text:p>
              </table:table-cell>
              <table:table-cell office:value-type="float" office:value="0.0655296">
                <text:p>0.0655296</text:p>
              </table:table-cell>
              <table:table-cell office:value-type="float" office:value="0.00234643">
                <text:p>0.00234643</text:p>
              </table:table-cell>
              <table:table-cell office:value-type="float" office:value="0.00106861">
                <text:p>0.00106861</text:p>
              </table:table-cell>
              <table:table-cell office:value-type="float" office:value="0.00228722">
                <text:p>0.002287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4000">
                <text:p>404000</text:p>
              </table:table-cell>
              <table:table-cell office:value-type="float" office:value="NaN">
                <text:p>NaN</text:p>
              </table:table-cell>
              <table:table-cell office:value-type="float" office:value="0.0212691">
                <text:p>0.0212691</text:p>
              </table:table-cell>
              <table:table-cell office:value-type="float" office:value="0.0014981">
                <text:p>0.0014981</text:p>
              </table:table-cell>
              <table:table-cell office:value-type="float" office:value="0.335382">
                <text:p>0.335382</text:p>
              </table:table-cell>
              <table:table-cell office:value-type="float" office:value="0.0673625">
                <text:p>0.0673625</text:p>
              </table:table-cell>
              <table:table-cell office:value-type="float" office:value="0.00235275">
                <text:p>0.00235275</text:p>
              </table:table-cell>
              <table:table-cell office:value-type="float" office:value="0.00106782">
                <text:p>0.00106782</text:p>
              </table:table-cell>
              <table:table-cell office:value-type="float" office:value="0.002108">
                <text:p>0.0021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3500">
                <text:p>403500</text:p>
              </table:table-cell>
              <table:table-cell office:value-type="float" office:value="NaN">
                <text:p>NaN</text:p>
              </table:table-cell>
              <table:table-cell office:value-type="float" office:value="0.0207362">
                <text:p>0.0207362</text:p>
              </table:table-cell>
              <table:table-cell office:value-type="float" office:value="0.00150323">
                <text:p>0.00150323</text:p>
              </table:table-cell>
              <table:table-cell office:value-type="float" office:value="0.334248">
                <text:p>0.334248</text:p>
              </table:table-cell>
              <table:table-cell office:value-type="float" office:value="0.0683517">
                <text:p>0.0683517</text:p>
              </table:table-cell>
              <table:table-cell office:value-type="float" office:value="0.00229906">
                <text:p>0.00229906</text:p>
              </table:table-cell>
              <table:table-cell office:value-type="float" office:value="0.00103742">
                <text:p>0.00103742</text:p>
              </table:table-cell>
              <table:table-cell office:value-type="float" office:value="0.00207287">
                <text:p>0.002072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3000">
                <text:p>403000</text:p>
              </table:table-cell>
              <table:table-cell office:value-type="float" office:value="NaN">
                <text:p>NaN</text:p>
              </table:table-cell>
              <table:table-cell office:value-type="float" office:value="0.0211084">
                <text:p>0.0211084</text:p>
              </table:table-cell>
              <table:table-cell office:value-type="float" office:value="0.00154547">
                <text:p>0.00154547</text:p>
              </table:table-cell>
              <table:table-cell office:value-type="float" office:value="0.345645">
                <text:p>0.345645</text:p>
              </table:table-cell>
              <table:table-cell office:value-type="float" office:value="0.0673739">
                <text:p>0.0673739</text:p>
              </table:table-cell>
              <table:table-cell office:value-type="float" office:value="0.00228209">
                <text:p>0.00228209</text:p>
              </table:table-cell>
              <table:table-cell office:value-type="float" office:value="0.00105045">
                <text:p>0.00105045</text:p>
              </table:table-cell>
              <table:table-cell office:value-type="float" office:value="0.00204681">
                <text:p>0.002046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2500">
                <text:p>402500</text:p>
              </table:table-cell>
              <table:table-cell office:value-type="float" office:value="NaN">
                <text:p>NaN</text:p>
              </table:table-cell>
              <table:table-cell office:value-type="float" office:value="0.0203813">
                <text:p>0.0203813</text:p>
              </table:table-cell>
              <table:table-cell office:value-type="float" office:value="0.00157232">
                <text:p>0.00157232</text:p>
              </table:table-cell>
              <table:table-cell office:value-type="float" office:value="0.348034">
                <text:p>0.348034</text:p>
              </table:table-cell>
              <table:table-cell office:value-type="float" office:value="0.0701941">
                <text:p>0.0701941</text:p>
              </table:table-cell>
              <table:table-cell office:value-type="float" office:value="0.00222643">
                <text:p>0.00222643</text:p>
              </table:table-cell>
              <table:table-cell office:value-type="float" office:value="0.00102597">
                <text:p>0.00102597</text:p>
              </table:table-cell>
              <table:table-cell office:value-type="float" office:value="0.00196668">
                <text:p>0.001966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2000">
                <text:p>402000</text:p>
              </table:table-cell>
              <table:table-cell office:value-type="float" office:value="NaN">
                <text:p>NaN</text:p>
              </table:table-cell>
              <table:table-cell office:value-type="float" office:value="0.0207429">
                <text:p>0.0207429</text:p>
              </table:table-cell>
              <table:table-cell office:value-type="float" office:value="0.00153087">
                <text:p>0.00153087</text:p>
              </table:table-cell>
              <table:table-cell office:value-type="float" office:value="0.329512">
                <text:p>0.329512</text:p>
              </table:table-cell>
              <table:table-cell office:value-type="float" office:value="0.0648072">
                <text:p>0.0648072</text:p>
              </table:table-cell>
              <table:table-cell office:value-type="float" office:value="0.00223945">
                <text:p>0.00223945</text:p>
              </table:table-cell>
              <table:table-cell office:value-type="float" office:value="0.00103466">
                <text:p>0.00103466</text:p>
              </table:table-cell>
              <table:table-cell office:value-type="float" office:value="0.00189957">
                <text:p>0.001899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1500">
                <text:p>401500</text:p>
              </table:table-cell>
              <table:table-cell office:value-type="float" office:value="NaN">
                <text:p>NaN</text:p>
              </table:table-cell>
              <table:table-cell office:value-type="float" office:value="0.0206304">
                <text:p>0.0206304</text:p>
              </table:table-cell>
              <table:table-cell office:value-type="float" office:value="0.0015135">
                <text:p>0.0015135</text:p>
              </table:table-cell>
              <table:table-cell office:value-type="float" office:value="0.351096">
                <text:p>0.351096</text:p>
              </table:table-cell>
              <table:table-cell office:value-type="float" office:value="0.0695913">
                <text:p>0.0695913</text:p>
              </table:table-cell>
              <table:table-cell office:value-type="float" office:value="0.00223077">
                <text:p>0.00223077</text:p>
              </table:table-cell>
              <table:table-cell office:value-type="float" office:value="0.0011819">
                <text:p>0.0011819</text:p>
              </table:table-cell>
              <table:table-cell office:value-type="float" office:value="0.00194339">
                <text:p>0.001943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1000">
                <text:p>401000</text:p>
              </table:table-cell>
              <table:table-cell office:value-type="float" office:value="NaN">
                <text:p>NaN</text:p>
              </table:table-cell>
              <table:table-cell office:value-type="float" office:value="0.0219141">
                <text:p>0.0219141</text:p>
              </table:table-cell>
              <table:table-cell office:value-type="float" office:value="0.00154034">
                <text:p>0.00154034</text:p>
              </table:table-cell>
              <table:table-cell office:value-type="float" office:value="0.343314">
                <text:p>0.343314</text:p>
              </table:table-cell>
              <table:table-cell office:value-type="float" office:value="0.0678614">
                <text:p>0.0678614</text:p>
              </table:table-cell>
              <table:table-cell office:value-type="float" office:value="0.00221024">
                <text:p>0.00221024</text:p>
              </table:table-cell>
              <table:table-cell office:value-type="float" office:value="0.00109861">
                <text:p>0.00109861</text:p>
              </table:table-cell>
              <table:table-cell office:value-type="float" office:value="0.00203655">
                <text:p>0.002036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500">
                <text:p>400500</text:p>
              </table:table-cell>
              <table:table-cell office:value-type="float" office:value="NaN">
                <text:p>NaN</text:p>
              </table:table-cell>
              <table:table-cell office:value-type="float" office:value="0.019452">
                <text:p>0.019452</text:p>
              </table:table-cell>
              <table:table-cell office:value-type="float" office:value="0.00148271">
                <text:p>0.00148271</text:p>
              </table:table-cell>
              <table:table-cell office:value-type="float" office:value="0.334185">
                <text:p>0.334185</text:p>
              </table:table-cell>
              <table:table-cell office:value-type="float" office:value="0.0675362">
                <text:p>0.0675362</text:p>
              </table:table-cell>
              <table:table-cell office:value-type="float" office:value="0.00210011">
                <text:p>0.00210011</text:p>
              </table:table-cell>
              <table:table-cell office:value-type="float" office:value="0.000988076">
                <text:p>0.000988076</text:p>
              </table:table-cell>
              <table:table-cell office:value-type="float" office:value="0.00192681">
                <text:p>0.001926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0000">
                <text:p>400000</text:p>
              </table:table-cell>
              <table:table-cell office:value-type="float" office:value="NaN">
                <text:p>NaN</text:p>
              </table:table-cell>
              <table:table-cell office:value-type="float" office:value="0.0218087">
                <text:p>0.0218087</text:p>
              </table:table-cell>
              <table:table-cell office:value-type="float" office:value="0.00155179">
                <text:p>0.00155179</text:p>
              </table:table-cell>
              <table:table-cell office:value-type="float" office:value="0.303692">
                <text:p>0.303692</text:p>
              </table:table-cell>
              <table:table-cell office:value-type="float" office:value="0.0612299">
                <text:p>0.0612299</text:p>
              </table:table-cell>
              <table:table-cell office:value-type="float" office:value="0.00221893">
                <text:p>0.00221893</text:p>
              </table:table-cell>
              <table:table-cell office:value-type="float" office:value="0.00106703">
                <text:p>0.00106703</text:p>
              </table:table-cell>
              <table:table-cell office:value-type="float" office:value="0.00182062">
                <text:p>0.001820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9500">
                <text:p>399500</text:p>
              </table:table-cell>
              <table:table-cell office:value-type="float" office:value="NaN">
                <text:p>NaN</text:p>
              </table:table-cell>
              <table:table-cell office:value-type="float" office:value="0.0207595">
                <text:p>0.0207595</text:p>
              </table:table-cell>
              <table:table-cell office:value-type="float" office:value="0.00153955">
                <text:p>0.00153955</text:p>
              </table:table-cell>
              <table:table-cell office:value-type="float" office:value="0.354989">
                <text:p>0.354989</text:p>
              </table:table-cell>
              <table:table-cell office:value-type="float" office:value="0.0712658">
                <text:p>0.0712658</text:p>
              </table:table-cell>
              <table:table-cell office:value-type="float" office:value="0.00208945">
                <text:p>0.00208945</text:p>
              </table:table-cell>
              <table:table-cell office:value-type="float" office:value="0.00100505">
                <text:p>0.00100505</text:p>
              </table:table-cell>
              <table:table-cell office:value-type="float" office:value="0.00201879">
                <text:p>0.002018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99000">
                <text:p>399000</text:p>
              </table:table-cell>
              <table:table-cell office:value-type="float" office:value="NaN">
                <text:p>NaN</text:p>
              </table:table-cell>
              <table:table-cell office:value-type="float" office:value="0.0214037">
                <text:p>0.0214037</text:p>
              </table:table-cell>
              <table:table-cell office:value-type="float" office:value="0.00154508">
                <text:p>0.00154508</text:p>
              </table:table-cell>
              <table:table-cell office:value-type="float" office:value="0.327542">
                <text:p>0.327542</text:p>
              </table:table-cell>
              <table:table-cell office:value-type="float" office:value="0.0654558">
                <text:p>0.0654558</text:p>
              </table:table-cell>
              <table:table-cell office:value-type="float" office:value="0.00223314">
                <text:p>0.00223314</text:p>
              </table:table-cell>
              <table:table-cell office:value-type="float" office:value="0.00107887">
                <text:p>0.00107887</text:p>
              </table:table-cell>
              <table:table-cell office:value-type="float" office:value="0.00184272">
                <text:p>0.001842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8500">
                <text:p>398500</text:p>
              </table:table-cell>
              <table:table-cell office:value-type="float" office:value="NaN">
                <text:p>NaN</text:p>
              </table:table-cell>
              <table:table-cell office:value-type="float" office:value="0.0200864">
                <text:p>0.0200864</text:p>
              </table:table-cell>
              <table:table-cell office:value-type="float" office:value="0.00156205">
                <text:p>0.00156205</text:p>
              </table:table-cell>
              <table:table-cell office:value-type="float" office:value="0.339049">
                <text:p>0.339049</text:p>
              </table:table-cell>
              <table:table-cell office:value-type="float" office:value="0.067098">
                <text:p>0.067098</text:p>
              </table:table-cell>
              <table:table-cell office:value-type="float" office:value="0.00208629">
                <text:p>0.00208629</text:p>
              </table:table-cell>
              <table:table-cell office:value-type="float" office:value="0.000996761">
                <text:p>0.000996761</text:p>
              </table:table-cell>
              <table:table-cell office:value-type="float" office:value="0.00184036">
                <text:p>0.001840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8000">
                <text:p>398000</text:p>
              </table:table-cell>
              <table:table-cell office:value-type="float" office:value="NaN">
                <text:p>NaN</text:p>
              </table:table-cell>
              <table:table-cell office:value-type="float" office:value="0.020851">
                <text:p>0.020851</text:p>
              </table:table-cell>
              <table:table-cell office:value-type="float" office:value="0.00154587">
                <text:p>0.00154587</text:p>
              </table:table-cell>
              <table:table-cell office:value-type="float" office:value="0.343282">
                <text:p>0.343282</text:p>
              </table:table-cell>
              <table:table-cell office:value-type="float" office:value="0.0679218">
                <text:p>0.0679218</text:p>
              </table:table-cell>
              <table:table-cell office:value-type="float" office:value="0.00217116">
                <text:p>0.00217116</text:p>
              </table:table-cell>
              <table:table-cell office:value-type="float" office:value="0.00102834">
                <text:p>0.00102834</text:p>
              </table:table-cell>
              <table:table-cell office:value-type="float" office:value="0.00188773">
                <text:p>0.001887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7500">
                <text:p>397500</text:p>
              </table:table-cell>
              <table:table-cell office:value-type="float" office:value="NaN">
                <text:p>NaN</text:p>
              </table:table-cell>
              <table:table-cell office:value-type="float" office:value="0.0217073">
                <text:p>0.0217073</text:p>
              </table:table-cell>
              <table:table-cell office:value-type="float" office:value="0.00153442">
                <text:p>0.00153442</text:p>
              </table:table-cell>
              <table:table-cell office:value-type="float" office:value="0.332568">
                <text:p>0.332568</text:p>
              </table:table-cell>
              <table:table-cell office:value-type="float" office:value="0.0672038">
                <text:p>0.0672038</text:p>
              </table:table-cell>
              <table:table-cell office:value-type="float" office:value="0.00212537">
                <text:p>0.00212537</text:p>
              </table:table-cell>
              <table:table-cell office:value-type="float" office:value="0.00102795">
                <text:p>0.00102795</text:p>
              </table:table-cell>
              <table:table-cell office:value-type="float" office:value="0.00188457">
                <text:p>0.001884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7000">
                <text:p>397000</text:p>
              </table:table-cell>
              <table:table-cell office:value-type="float" office:value="NaN">
                <text:p>NaN</text:p>
              </table:table-cell>
              <table:table-cell office:value-type="float" office:value="0.0228998">
                <text:p>0.0228998</text:p>
              </table:table-cell>
              <table:table-cell office:value-type="float" office:value="0.00149139">
                <text:p>0.00149139</text:p>
              </table:table-cell>
              <table:table-cell office:value-type="float" office:value="0.320366">
                <text:p>0.320366</text:p>
              </table:table-cell>
              <table:table-cell office:value-type="float" office:value="0.0646683">
                <text:p>0.0646683</text:p>
              </table:table-cell>
              <table:table-cell office:value-type="float" office:value="0.00222801">
                <text:p>0.00222801</text:p>
              </table:table-cell>
              <table:table-cell office:value-type="float" office:value="0.00109269">
                <text:p>0.00109269</text:p>
              </table:table-cell>
              <table:table-cell office:value-type="float" office:value="0.00182693">
                <text:p>0.001826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6500">
                <text:p>396500</text:p>
              </table:table-cell>
              <table:table-cell office:value-type="float" office:value="NaN">
                <text:p>NaN</text:p>
              </table:table-cell>
              <table:table-cell office:value-type="float" office:value="0.0203647">
                <text:p>0.0203647</text:p>
              </table:table-cell>
              <table:table-cell office:value-type="float" office:value="0.00148547">
                <text:p>0.00148547</text:p>
              </table:table-cell>
              <table:table-cell office:value-type="float" office:value="0.323491">
                <text:p>0.323491</text:p>
              </table:table-cell>
              <table:table-cell office:value-type="float" office:value="0.0646896">
                <text:p>0.0646896</text:p>
              </table:table-cell>
              <table:table-cell office:value-type="float" office:value="0.00219603">
                <text:p>0.00219603</text:p>
              </table:table-cell>
              <table:table-cell office:value-type="float" office:value="0.00110532">
                <text:p>0.00110532</text:p>
              </table:table-cell>
              <table:table-cell office:value-type="float" office:value="0.00201879">
                <text:p>0.002018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6000">
                <text:p>396000</text:p>
              </table:table-cell>
              <table:table-cell office:value-type="float" office:value="NaN">
                <text:p>NaN</text:p>
              </table:table-cell>
              <table:table-cell office:value-type="float" office:value="0.0232524">
                <text:p>0.0232524</text:p>
              </table:table-cell>
              <table:table-cell office:value-type="float" office:value="0.00154666">
                <text:p>0.00154666</text:p>
              </table:table-cell>
              <table:table-cell office:value-type="float" office:value="0.322892">
                <text:p>0.322892</text:p>
              </table:table-cell>
              <table:table-cell office:value-type="float" office:value="0.0622902">
                <text:p>0.0622902</text:p>
              </table:table-cell>
              <table:table-cell office:value-type="float" office:value="0.00245104">
                <text:p>0.00245104</text:p>
              </table:table-cell>
              <table:table-cell office:value-type="float" office:value="0.00127033">
                <text:p>0.00127033</text:p>
              </table:table-cell>
              <table:table-cell office:value-type="float" office:value="0.00184075">
                <text:p>0.001840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95500">
                <text:p>395500</text:p>
              </table:table-cell>
              <table:table-cell office:value-type="float" office:value="NaN">
                <text:p>NaN</text:p>
              </table:table-cell>
              <table:table-cell office:value-type="float" office:value="0.0204251">
                <text:p>0.0204251</text:p>
              </table:table-cell>
              <table:table-cell office:value-type="float" office:value="0.00151942">
                <text:p>0.00151942</text:p>
              </table:table-cell>
              <table:table-cell office:value-type="float" office:value="0.324062">
                <text:p>0.324062</text:p>
              </table:table-cell>
              <table:table-cell office:value-type="float" office:value="0.067263">
                <text:p>0.067263</text:p>
              </table:table-cell>
              <table:table-cell office:value-type="float" office:value="0.00244157">
                <text:p>0.00244157</text:p>
              </table:table-cell>
              <table:table-cell office:value-type="float" office:value="0.0011594">
                <text:p>0.0011594</text:p>
              </table:table-cell>
              <table:table-cell office:value-type="float" office:value="0.00181114">
                <text:p>0.001811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95000">
                <text:p>395000</text:p>
              </table:table-cell>
              <table:table-cell office:value-type="float" office:value="NaN">
                <text:p>NaN</text:p>
              </table:table-cell>
              <table:table-cell office:value-type="float" office:value="0.0192657">
                <text:p>0.0192657</text:p>
              </table:table-cell>
              <table:table-cell office:value-type="float" office:value="0.00151626">
                <text:p>0.00151626</text:p>
              </table:table-cell>
              <table:table-cell office:value-type="float" office:value="0.324919">
                <text:p>0.324919</text:p>
              </table:table-cell>
              <table:table-cell office:value-type="float" office:value="0.0646071">
                <text:p>0.0646071</text:p>
              </table:table-cell>
              <table:table-cell office:value-type="float" office:value="0.00238828">
                <text:p>0.00238828</text:p>
              </table:table-cell>
              <table:table-cell office:value-type="float" office:value="0.00104492">
                <text:p>0.00104492</text:p>
              </table:table-cell>
              <table:table-cell office:value-type="float" office:value="0.00181864">
                <text:p>0.001818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4500">
                <text:p>394500</text:p>
              </table:table-cell>
              <table:table-cell office:value-type="float" office:value="NaN">
                <text:p>NaN</text:p>
              </table:table-cell>
              <table:table-cell office:value-type="float" office:value="0.0204279">
                <text:p>0.0204279</text:p>
              </table:table-cell>
              <table:table-cell office:value-type="float" office:value="0.00153047">
                <text:p>0.00153047</text:p>
              </table:table-cell>
              <table:table-cell office:value-type="float" office:value="0.33012">
                <text:p>0.33012</text:p>
              </table:table-cell>
              <table:table-cell office:value-type="float" office:value="0.0647259">
                <text:p>0.0647259</text:p>
              </table:table-cell>
              <table:table-cell office:value-type="float" office:value="0.00230183">
                <text:p>0.00230183</text:p>
              </table:table-cell>
              <table:table-cell office:value-type="float" office:value="0.00102084">
                <text:p>0.00102084</text:p>
              </table:table-cell>
              <table:table-cell office:value-type="float" office:value="0.00183562">
                <text:p>0.001835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4000">
                <text:p>394000</text:p>
              </table:table-cell>
              <table:table-cell office:value-type="float" office:value="NaN">
                <text:p>NaN</text:p>
              </table:table-cell>
              <table:table-cell office:value-type="float" office:value="0.0200043">
                <text:p>0.0200043</text:p>
              </table:table-cell>
              <table:table-cell office:value-type="float" office:value="0.00151152">
                <text:p>0.00151152</text:p>
              </table:table-cell>
              <table:table-cell office:value-type="float" office:value="0.327727">
                <text:p>0.327727</text:p>
              </table:table-cell>
              <table:table-cell office:value-type="float" office:value="0.0661924">
                <text:p>0.0661924</text:p>
              </table:table-cell>
              <table:table-cell office:value-type="float" office:value="0.00357294">
                <text:p>0.00357294</text:p>
              </table:table-cell>
              <table:table-cell office:value-type="float" office:value="0.00100347">
                <text:p>0.00100347</text:p>
              </table:table-cell>
              <table:table-cell office:value-type="float" office:value="0.00180325">
                <text:p>0.001803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3500">
                <text:p>393500</text:p>
              </table:table-cell>
              <table:table-cell office:value-type="float" office:value="NaN">
                <text:p>NaN</text:p>
              </table:table-cell>
              <table:table-cell office:value-type="float" office:value="0.0204962">
                <text:p>0.0204962</text:p>
              </table:table-cell>
              <table:table-cell office:value-type="float" office:value="0.00150994">
                <text:p>0.00150994</text:p>
              </table:table-cell>
              <table:table-cell office:value-type="float" office:value="0.312845">
                <text:p>0.312845</text:p>
              </table:table-cell>
              <table:table-cell office:value-type="float" office:value="0.06902">
                <text:p>0.06902</text:p>
              </table:table-cell>
              <table:table-cell office:value-type="float" office:value="0.00398981">
                <text:p>0.00398981</text:p>
              </table:table-cell>
              <table:table-cell office:value-type="float" office:value="0.00102124">
                <text:p>0.00102124</text:p>
              </table:table-cell>
              <table:table-cell office:value-type="float" office:value="0.00183996">
                <text:p>0.001839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3000">
                <text:p>393000</text:p>
              </table:table-cell>
              <table:table-cell office:value-type="float" office:value="NaN">
                <text:p>NaN</text:p>
              </table:table-cell>
              <table:table-cell office:value-type="float" office:value="0.020776">
                <text:p>0.020776</text:p>
              </table:table-cell>
              <table:table-cell office:value-type="float" office:value="0.00148231">
                <text:p>0.00148231</text:p>
              </table:table-cell>
              <table:table-cell office:value-type="float" office:value="0.333837">
                <text:p>0.333837</text:p>
              </table:table-cell>
              <table:table-cell office:value-type="float" office:value="0.0666495">
                <text:p>0.0666495</text:p>
              </table:table-cell>
              <table:table-cell office:value-type="float" office:value="0.00458115">
                <text:p>0.00458115</text:p>
              </table:table-cell>
              <table:table-cell office:value-type="float" office:value="0.00103703">
                <text:p>0.00103703</text:p>
              </table:table-cell>
              <table:table-cell office:value-type="float" office:value="0.00189799">
                <text:p>0.001897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2500">
                <text:p>392500</text:p>
              </table:table-cell>
              <table:table-cell office:value-type="float" office:value="NaN">
                <text:p>NaN</text:p>
              </table:table-cell>
              <table:table-cell office:value-type="float" office:value="0.0206256">
                <text:p>0.0206256</text:p>
              </table:table-cell>
              <table:table-cell office:value-type="float" office:value="0.00149179">
                <text:p>0.00149179</text:p>
              </table:table-cell>
              <table:table-cell office:value-type="float" office:value="0.324849">
                <text:p>0.324849</text:p>
              </table:table-cell>
              <table:table-cell office:value-type="float" office:value="0.0647681">
                <text:p>0.0647681</text:p>
              </table:table-cell>
              <table:table-cell office:value-type="float" office:value="0.00300686">
                <text:p>0.00300686</text:p>
              </table:table-cell>
              <table:table-cell office:value-type="float" office:value="0.00103031">
                <text:p>0.00103031</text:p>
              </table:table-cell>
              <table:table-cell office:value-type="float" office:value="0.00182733">
                <text:p>0.001827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2000">
                <text:p>392000</text:p>
              </table:table-cell>
              <table:table-cell office:value-type="float" office:value="NaN">
                <text:p>NaN</text:p>
              </table:table-cell>
              <table:table-cell office:value-type="float" office:value="0.0201784">
                <text:p>0.0201784</text:p>
              </table:table-cell>
              <table:table-cell office:value-type="float" office:value="0.00146257">
                <text:p>0.00146257</text:p>
              </table:table-cell>
              <table:table-cell office:value-type="float" office:value="0.325788">
                <text:p>0.325788</text:p>
              </table:table-cell>
              <table:table-cell office:value-type="float" office:value="0.0641045">
                <text:p>0.0641045</text:p>
              </table:table-cell>
              <table:table-cell office:value-type="float" office:value="0.00307989">
                <text:p>0.00307989</text:p>
              </table:table-cell>
              <table:table-cell office:value-type="float" office:value="0.00103466">
                <text:p>0.00103466</text:p>
              </table:table-cell>
              <table:table-cell office:value-type="float" office:value="0.00200694">
                <text:p>0.002006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1500">
                <text:p>391500</text:p>
              </table:table-cell>
              <table:table-cell office:value-type="float" office:value="NaN">
                <text:p>NaN</text:p>
              </table:table-cell>
              <table:table-cell office:value-type="float" office:value="0.0205862">
                <text:p>0.0205862</text:p>
              </table:table-cell>
              <table:table-cell office:value-type="float" office:value="0.00153166">
                <text:p>0.00153166</text:p>
              </table:table-cell>
              <table:table-cell office:value-type="float" office:value="0.314213">
                <text:p>0.314213</text:p>
              </table:table-cell>
              <table:table-cell office:value-type="float" office:value="0.0628583">
                <text:p>0.0628583</text:p>
              </table:table-cell>
              <table:table-cell office:value-type="float" office:value="0.00286396">
                <text:p>0.00286396</text:p>
              </table:table-cell>
              <table:table-cell office:value-type="float" office:value="0.00103268">
                <text:p>0.00103268</text:p>
              </table:table-cell>
              <table:table-cell office:value-type="float" office:value="0.00181312">
                <text:p>0.001813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1000">
                <text:p>391000</text:p>
              </table:table-cell>
              <table:table-cell office:value-type="float" office:value="NaN">
                <text:p>NaN</text:p>
              </table:table-cell>
              <table:table-cell office:value-type="float" office:value="0.0191189">
                <text:p>0.0191189</text:p>
              </table:table-cell>
              <table:table-cell office:value-type="float" office:value="0.00150442">
                <text:p>0.00150442</text:p>
              </table:table-cell>
              <table:table-cell office:value-type="float" office:value="0.314702">
                <text:p>0.314702</text:p>
              </table:table-cell>
              <table:table-cell office:value-type="float" office:value="0.0660475">
                <text:p>0.0660475</text:p>
              </table:table-cell>
              <table:table-cell office:value-type="float" office:value="0.00421205">
                <text:p>0.00421205</text:p>
              </table:table-cell>
              <table:table-cell office:value-type="float" office:value="0.00097347">
                <text:p>0.00097347</text:p>
              </table:table-cell>
              <table:table-cell office:value-type="float" office:value="0.00182693">
                <text:p>0.001826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0500">
                <text:p>390500</text:p>
              </table:table-cell>
              <table:table-cell office:value-type="float" office:value="NaN">
                <text:p>NaN</text:p>
              </table:table-cell>
              <table:table-cell office:value-type="float" office:value="0.0205198">
                <text:p>0.0205198</text:p>
              </table:table-cell>
              <table:table-cell office:value-type="float" office:value="0.00151942">
                <text:p>0.00151942</text:p>
              </table:table-cell>
              <table:table-cell office:value-type="float" office:value="0.319156">
                <text:p>0.319156</text:p>
              </table:table-cell>
              <table:table-cell office:value-type="float" office:value="0.0661589">
                <text:p>0.0661589</text:p>
              </table:table-cell>
              <table:table-cell office:value-type="float" office:value="0.00395823">
                <text:p>0.00395823</text:p>
              </table:table-cell>
              <table:table-cell office:value-type="float" office:value="0.00102795">
                <text:p>0.00102795</text:p>
              </table:table-cell>
              <table:table-cell office:value-type="float" office:value="0.00181391">
                <text:p>0.001813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0000">
                <text:p>390000</text:p>
              </table:table-cell>
              <table:table-cell office:value-type="float" office:value="NaN">
                <text:p>NaN</text:p>
              </table:table-cell>
              <table:table-cell office:value-type="float" office:value="0.0199313">
                <text:p>0.0199313</text:p>
              </table:table-cell>
              <table:table-cell office:value-type="float" office:value="0.0015135">
                <text:p>0.0015135</text:p>
              </table:table-cell>
              <table:table-cell office:value-type="float" office:value="0.335891">
                <text:p>0.335891</text:p>
              </table:table-cell>
              <table:table-cell office:value-type="float" office:value="0.0669717">
                <text:p>0.0669717</text:p>
              </table:table-cell>
              <table:table-cell office:value-type="float" office:value="0.00308384">
                <text:p>0.00308384</text:p>
              </table:table-cell>
              <table:table-cell office:value-type="float" office:value="0.00100426">
                <text:p>0.00100426</text:p>
              </table:table-cell>
              <table:table-cell office:value-type="float" office:value="0.00185496">
                <text:p>0.001854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89500">
                <text:p>389500</text:p>
              </table:table-cell>
              <table:table-cell office:value-type="float" office:value="NaN">
                <text:p>NaN</text:p>
              </table:table-cell>
              <table:table-cell office:value-type="float" office:value="0.0199273">
                <text:p>0.0199273</text:p>
              </table:table-cell>
              <table:table-cell office:value-type="float" office:value="0.00153679">
                <text:p>0.00153679</text:p>
              </table:table-cell>
              <table:table-cell office:value-type="float" office:value="0.312193">
                <text:p>0.312193</text:p>
              </table:table-cell>
              <table:table-cell office:value-type="float" office:value="0.0689178">
                <text:p>0.0689178</text:p>
              </table:table-cell>
              <table:table-cell office:value-type="float" office:value="0.00382124">
                <text:p>0.00382124</text:p>
              </table:table-cell>
              <table:table-cell office:value-type="float" office:value="0.00099834">
                <text:p>0.00099834</text:p>
              </table:table-cell>
              <table:table-cell office:value-type="float" office:value="0.00180206">
                <text:p>0.001802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89000">
                <text:p>389000</text:p>
              </table:table-cell>
              <table:table-cell office:value-type="float" office:value="NaN">
                <text:p>NaN</text:p>
              </table:table-cell>
              <table:table-cell office:value-type="float" office:value="0.0195709">
                <text:p>0.0195709</text:p>
              </table:table-cell>
              <table:table-cell office:value-type="float" office:value="0.00165285">
                <text:p>0.00165285</text:p>
              </table:table-cell>
              <table:table-cell office:value-type="float" office:value="0.320972">
                <text:p>0.320972</text:p>
              </table:table-cell>
              <table:table-cell office:value-type="float" office:value="0.0655146">
                <text:p>0.0655146</text:p>
              </table:table-cell>
              <table:table-cell office:value-type="float" office:value="0.00355478">
                <text:p>0.00355478</text:p>
              </table:table-cell>
              <table:table-cell office:value-type="float" office:value="0.000999524">
                <text:p>0.000999524</text:p>
              </table:table-cell>
              <table:table-cell office:value-type="float" office:value="0.00182496">
                <text:p>0.001824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88500">
                <text:p>388500</text:p>
              </table:table-cell>
              <table:table-cell office:value-type="float" office:value="NaN">
                <text:p>NaN</text:p>
              </table:table-cell>
              <table:table-cell office:value-type="float" office:value="0.0189704">
                <text:p>0.0189704</text:p>
              </table:table-cell>
              <table:table-cell office:value-type="float" office:value="0.00169232">
                <text:p>0.00169232</text:p>
              </table:table-cell>
              <table:table-cell office:value-type="float" office:value="0.327764">
                <text:p>0.327764</text:p>
              </table:table-cell>
              <table:table-cell office:value-type="float" office:value="0.0659757">
                <text:p>0.0659757</text:p>
              </table:table-cell>
              <table:table-cell office:value-type="float" office:value="0.00229512">
                <text:p>0.00229512</text:p>
              </table:table-cell>
              <table:table-cell office:value-type="float" office:value="0.000987681">
                <text:p>0.000987681</text:p>
              </table:table-cell>
              <table:table-cell office:value-type="float" office:value="0.00186088">
                <text:p>0.001860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88000">
                <text:p>388000</text:p>
              </table:table-cell>
              <table:table-cell office:value-type="float" office:value="NaN">
                <text:p>NaN</text:p>
              </table:table-cell>
              <table:table-cell office:value-type="float" office:value="0.0195168">
                <text:p>0.0195168</text:p>
              </table:table-cell>
              <table:table-cell office:value-type="float" office:value="0.00172746">
                <text:p>0.00172746</text:p>
              </table:table-cell>
              <table:table-cell office:value-type="float" office:value="0.327573">
                <text:p>0.327573</text:p>
              </table:table-cell>
              <table:table-cell office:value-type="float" office:value="0.0648337">
                <text:p>0.0648337</text:p>
              </table:table-cell>
              <table:table-cell office:value-type="float" office:value="0.00235275">
                <text:p>0.00235275</text:p>
              </table:table-cell>
              <table:table-cell office:value-type="float" office:value="0.00100979">
                <text:p>0.00100979</text:p>
              </table:table-cell>
              <table:table-cell office:value-type="float" office:value="0.00186957">
                <text:p>0.001869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87500">
                <text:p>387500</text:p>
              </table:table-cell>
              <table:table-cell office:value-type="float" office:value="NaN">
                <text:p>NaN</text:p>
              </table:table-cell>
              <table:table-cell office:value-type="float" office:value="0.019362">
                <text:p>0.019362</text:p>
              </table:table-cell>
              <table:table-cell office:value-type="float" office:value="0.00175075">
                <text:p>0.00175075</text:p>
              </table:table-cell>
              <table:table-cell office:value-type="float" office:value="0.331048">
                <text:p>0.331048</text:p>
              </table:table-cell>
              <table:table-cell office:value-type="float" office:value="0.0676431">
                <text:p>0.0676431</text:p>
              </table:table-cell>
              <table:table-cell office:value-type="float" office:value="0.00227064">
                <text:p>0.00227064</text:p>
              </table:table-cell>
              <table:table-cell office:value-type="float" office:value="0.000982549">
                <text:p>0.000982549</text:p>
              </table:table-cell>
              <table:table-cell office:value-type="float" office:value="0.00184549">
                <text:p>0.001845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87000">
                <text:p>387000</text:p>
              </table:table-cell>
              <table:table-cell office:value-type="float" office:value="NaN">
                <text:p>NaN</text:p>
              </table:table-cell>
              <table:table-cell office:value-type="float" office:value="0.0203019">
                <text:p>0.0203019</text:p>
              </table:table-cell>
              <table:table-cell office:value-type="float" office:value="0.00159482">
                <text:p>0.00159482</text:p>
              </table:table-cell>
              <table:table-cell office:value-type="float" office:value="0.313182">
                <text:p>0.313182</text:p>
              </table:table-cell>
              <table:table-cell office:value-type="float" office:value="0.0625855">
                <text:p>0.0625855</text:p>
              </table:table-cell>
              <table:table-cell office:value-type="float" office:value="0.00239302">
                <text:p>0.00239302</text:p>
              </table:table-cell>
              <table:table-cell office:value-type="float" office:value="0.00101058">
                <text:p>0.00101058</text:p>
              </table:table-cell>
              <table:table-cell office:value-type="float" office:value="0.00183167">
                <text:p>0.001831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86500">
                <text:p>386500</text:p>
              </table:table-cell>
              <table:table-cell office:value-type="float" office:value="NaN">
                <text:p>NaN</text:p>
              </table:table-cell>
              <table:table-cell office:value-type="float" office:value="0.0205787">
                <text:p>0.0205787</text:p>
              </table:table-cell>
              <table:table-cell office:value-type="float" office:value="0.00156047">
                <text:p>0.00156047</text:p>
              </table:table-cell>
              <table:table-cell office:value-type="float" office:value="0.320083">
                <text:p>0.320083</text:p>
              </table:table-cell>
              <table:table-cell office:value-type="float" office:value="0.0646718">
                <text:p>0.0646718</text:p>
              </table:table-cell>
              <table:table-cell office:value-type="float" office:value="0.00374664">
                <text:p>0.00374664</text:p>
              </table:table-cell>
              <table:table-cell office:value-type="float" office:value="0.00103387">
                <text:p>0.00103387</text:p>
              </table:table-cell>
              <table:table-cell office:value-type="float" office:value="0.00183996">
                <text:p>0.001839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86000">
                <text:p>386000</text:p>
              </table:table-cell>
              <table:table-cell office:value-type="float" office:value="NaN">
                <text:p>NaN</text:p>
              </table:table-cell>
              <table:table-cell office:value-type="float" office:value="0.0202893">
                <text:p>0.0202893</text:p>
              </table:table-cell>
              <table:table-cell office:value-type="float" office:value="0.00155218">
                <text:p>0.00155218</text:p>
              </table:table-cell>
              <table:table-cell office:value-type="float" office:value="0.31901">
                <text:p>0.31901</text:p>
              </table:table-cell>
              <table:table-cell office:value-type="float" office:value="0.0641705">
                <text:p>0.0641705</text:p>
              </table:table-cell>
              <table:table-cell office:value-type="float" office:value="0.00354492">
                <text:p>0.00354492</text:p>
              </table:table-cell>
              <table:table-cell office:value-type="float" office:value="0.00101729">
                <text:p>0.00101729</text:p>
              </table:table-cell>
              <table:table-cell office:value-type="float" office:value="0.00183207">
                <text:p>0.001832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85500">
                <text:p>385500</text:p>
              </table:table-cell>
              <table:table-cell office:value-type="float" office:value="NaN">
                <text:p>NaN</text:p>
              </table:table-cell>
              <table:table-cell office:value-type="float" office:value="0.0202715">
                <text:p>0.0202715</text:p>
              </table:table-cell>
              <table:table-cell office:value-type="float" office:value="0.00155139">
                <text:p>0.00155139</text:p>
              </table:table-cell>
              <table:table-cell office:value-type="float" office:value="0.322266">
                <text:p>0.322266</text:p>
              </table:table-cell>
              <table:table-cell office:value-type="float" office:value="0.0645431">
                <text:p>0.0645431</text:p>
              </table:table-cell>
              <table:table-cell office:value-type="float" office:value="0.00227577">
                <text:p>0.00227577</text:p>
              </table:table-cell>
              <table:table-cell office:value-type="float" office:value="0.001009">
                <text:p>0.001009</text:p>
              </table:table-cell>
              <table:table-cell office:value-type="float" office:value="0.00186325">
                <text:p>0.001863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85000">
                <text:p>385000</text:p>
              </table:table-cell>
              <table:table-cell office:value-type="float" office:value="NaN">
                <text:p>NaN</text:p>
              </table:table-cell>
              <table:table-cell office:value-type="float" office:value="0.0192219">
                <text:p>0.0192219</text:p>
              </table:table-cell>
              <table:table-cell office:value-type="float" office:value="0.00157863">
                <text:p>0.00157863</text:p>
              </table:table-cell>
              <table:table-cell office:value-type="float" office:value="0.328667">
                <text:p>0.328667</text:p>
              </table:table-cell>
              <table:table-cell office:value-type="float" office:value="0.0630458">
                <text:p>0.0630458</text:p>
              </table:table-cell>
              <table:table-cell office:value-type="float" office:value="0.00214984">
                <text:p>0.00214984</text:p>
              </table:table-cell>
              <table:table-cell office:value-type="float" office:value="0.000973865">
                <text:p>0.000973865</text:p>
              </table:table-cell>
              <table:table-cell office:value-type="float" office:value="0.00181312">
                <text:p>0.001813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84500">
                <text:p>384500</text:p>
              </table:table-cell>
              <table:table-cell office:value-type="float" office:value="NaN">
                <text:p>NaN</text:p>
              </table:table-cell>
              <table:table-cell office:value-type="float" office:value="0.0186084">
                <text:p>0.0186084</text:p>
              </table:table-cell>
              <table:table-cell office:value-type="float" office:value="0.00153087">
                <text:p>0.00153087</text:p>
              </table:table-cell>
              <table:table-cell office:value-type="float" office:value="0.321374">
                <text:p>0.321374</text:p>
              </table:table-cell>
              <table:table-cell office:value-type="float" office:value="0.0665141">
                <text:p>0.0665141</text:p>
              </table:table-cell>
              <table:table-cell office:value-type="float" office:value="0.00205392">
                <text:p>0.00205392</text:p>
              </table:table-cell>
              <table:table-cell office:value-type="float" office:value="0.000954522">
                <text:p>0.000954522</text:p>
              </table:table-cell>
              <table:table-cell office:value-type="float" office:value="0.00183838">
                <text:p>0.001838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84000">
                <text:p>384000</text:p>
              </table:table-cell>
              <table:table-cell office:value-type="float" office:value="NaN">
                <text:p>NaN</text:p>
              </table:table-cell>
              <table:table-cell office:value-type="float" office:value="0.0194051">
                <text:p>0.0194051</text:p>
              </table:table-cell>
              <table:table-cell office:value-type="float" office:value="0.00151981">
                <text:p>0.00151981</text:p>
              </table:table-cell>
              <table:table-cell office:value-type="float" office:value="0.303281">
                <text:p>0.303281</text:p>
              </table:table-cell>
              <table:table-cell office:value-type="float" office:value="0.0619203">
                <text:p>0.0619203</text:p>
              </table:table-cell>
              <table:table-cell office:value-type="float" office:value="0.00208629">
                <text:p>0.00208629</text:p>
              </table:table-cell>
              <table:table-cell office:value-type="float" office:value="0.00097347">
                <text:p>0.00097347</text:p>
              </table:table-cell>
              <table:table-cell office:value-type="float" office:value="0.00174088">
                <text:p>0.001740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83500">
                <text:p>383500</text:p>
              </table:table-cell>
              <table:table-cell office:value-type="float" office:value="NaN">
                <text:p>NaN</text:p>
              </table:table-cell>
              <table:table-cell office:value-type="float" office:value="0.0204559">
                <text:p>0.0204559</text:p>
              </table:table-cell>
              <table:table-cell office:value-type="float" office:value="0.001581">
                <text:p>0.001581</text:p>
              </table:table-cell>
              <table:table-cell office:value-type="float" office:value="0.31014">
                <text:p>0.31014</text:p>
              </table:table-cell>
              <table:table-cell office:value-type="float" office:value="0.0624473">
                <text:p>0.0624473</text:p>
              </table:table-cell>
              <table:table-cell office:value-type="float" office:value="0.0022584">
                <text:p>0.0022584</text:p>
              </table:table-cell>
              <table:table-cell office:value-type="float" office:value="0.00101808">
                <text:p>0.00101808</text:p>
              </table:table-cell>
              <table:table-cell office:value-type="float" office:value="0.00179891">
                <text:p>0.001798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83000">
                <text:p>383000</text:p>
              </table:table-cell>
              <table:table-cell office:value-type="float" office:value="NaN">
                <text:p>NaN</text:p>
              </table:table-cell>
              <table:table-cell office:value-type="float" office:value="0.0204851">
                <text:p>0.0204851</text:p>
              </table:table-cell>
              <table:table-cell office:value-type="float" office:value="0.00160429">
                <text:p>0.00160429</text:p>
              </table:table-cell>
              <table:table-cell office:value-type="float" office:value="0.311034">
                <text:p>0.311034</text:p>
              </table:table-cell>
              <table:table-cell office:value-type="float" office:value="0.0632266">
                <text:p>0.0632266</text:p>
              </table:table-cell>
              <table:table-cell office:value-type="float" office:value="0.00296936">
                <text:p>0.00296936</text:p>
              </table:table-cell>
              <table:table-cell office:value-type="float" office:value="0.001024">
                <text:p>0.001024</text:p>
              </table:table-cell>
              <table:table-cell office:value-type="float" office:value="0.00180088">
                <text:p>0.001800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82500">
                <text:p>382500</text:p>
              </table:table-cell>
              <table:table-cell office:value-type="float" office:value="NaN">
                <text:p>NaN</text:p>
              </table:table-cell>
              <table:table-cell office:value-type="float" office:value="0.0201105">
                <text:p>0.0201105</text:p>
              </table:table-cell>
              <table:table-cell office:value-type="float" office:value="0.00180127">
                <text:p>0.00180127</text:p>
              </table:table-cell>
              <table:table-cell office:value-type="float" office:value="0.327622">
                <text:p>0.327622</text:p>
              </table:table-cell>
              <table:table-cell office:value-type="float" office:value="0.0664956">
                <text:p>0.0664956</text:p>
              </table:table-cell>
              <table:table-cell office:value-type="float" office:value="0.00268435">
                <text:p>0.00268435</text:p>
              </table:table-cell>
              <table:table-cell office:value-type="float" office:value="0.00101413">
                <text:p>0.00101413</text:p>
              </table:table-cell>
              <table:table-cell office:value-type="float" office:value="0.00186207">
                <text:p>0.001862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82000">
                <text:p>382000</text:p>
              </table:table-cell>
              <table:table-cell office:value-type="float" office:value="NaN">
                <text:p>NaN</text:p>
              </table:table-cell>
              <table:table-cell office:value-type="float" office:value="0.0193968">
                <text:p>0.0193968</text:p>
              </table:table-cell>
              <table:table-cell office:value-type="float" office:value="0.00159284">
                <text:p>0.00159284</text:p>
              </table:table-cell>
              <table:table-cell office:value-type="float" office:value="0.311575">
                <text:p>0.311575</text:p>
              </table:table-cell>
              <table:table-cell office:value-type="float" office:value="0.0629368">
                <text:p>0.0629368</text:p>
              </table:table-cell>
              <table:table-cell office:value-type="float" office:value="0.00229551">
                <text:p>0.00229551</text:p>
              </table:table-cell>
              <table:table-cell office:value-type="float" office:value="0.000979391">
                <text:p>0.000979391</text:p>
              </table:table-cell>
              <table:table-cell office:value-type="float" office:value="0.00180167">
                <text:p>0.001801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81500">
                <text:p>381500</text:p>
              </table:table-cell>
              <table:table-cell office:value-type="float" office:value="NaN">
                <text:p>NaN</text:p>
              </table:table-cell>
              <table:table-cell office:value-type="float" office:value="0.0196853">
                <text:p>0.0196853</text:p>
              </table:table-cell>
              <table:table-cell office:value-type="float" office:value="0.00160034">
                <text:p>0.00160034</text:p>
              </table:table-cell>
              <table:table-cell office:value-type="float" office:value="0.316731">
                <text:p>0.316731</text:p>
              </table:table-cell>
              <table:table-cell office:value-type="float" office:value="0.0642956">
                <text:p>0.0642956</text:p>
              </table:table-cell>
              <table:table-cell office:value-type="float" office:value="0.00226117">
                <text:p>0.00226117</text:p>
              </table:table-cell>
              <table:table-cell office:value-type="float" office:value="0.000997945">
                <text:p>0.000997945</text:p>
              </table:table-cell>
              <table:table-cell office:value-type="float" office:value="0.00182693">
                <text:p>0.001826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1000">
                <text:p>381000</text:p>
              </table:table-cell>
              <table:table-cell office:value-type="float" office:value="NaN">
                <text:p>NaN</text:p>
              </table:table-cell>
              <table:table-cell office:value-type="float" office:value="0.0200856">
                <text:p>0.0200856</text:p>
              </table:table-cell>
              <table:table-cell office:value-type="float" office:value="0.00185022">
                <text:p>0.00185022</text:p>
              </table:table-cell>
              <table:table-cell office:value-type="float" office:value="0.308515">
                <text:p>0.308515</text:p>
              </table:table-cell>
              <table:table-cell office:value-type="float" office:value="0.0629716">
                <text:p>0.0629716</text:p>
              </table:table-cell>
              <table:table-cell office:value-type="float" office:value="0.00216169">
                <text:p>0.00216169</text:p>
              </table:table-cell>
              <table:table-cell office:value-type="float" office:value="0.00100387">
                <text:p>0.00100387</text:p>
              </table:table-cell>
              <table:table-cell office:value-type="float" office:value="0.00185062">
                <text:p>0.001850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0500">
                <text:p>380500</text:p>
              </table:table-cell>
              <table:table-cell office:value-type="float" office:value="NaN">
                <text:p>NaN</text:p>
              </table:table-cell>
              <table:table-cell office:value-type="float" office:value="0.0193897">
                <text:p>0.0193897</text:p>
              </table:table-cell>
              <table:table-cell office:value-type="float" office:value="0.00191773">
                <text:p>0.00191773</text:p>
              </table:table-cell>
              <table:table-cell office:value-type="float" office:value="0.318124">
                <text:p>0.318124</text:p>
              </table:table-cell>
              <table:table-cell office:value-type="float" office:value="0.0638472">
                <text:p>0.0638472</text:p>
              </table:table-cell>
              <table:table-cell office:value-type="float" office:value="0.0021305">
                <text:p>0.0021305</text:p>
              </table:table-cell>
              <table:table-cell office:value-type="float" office:value="0.000988076">
                <text:p>0.000988076</text:p>
              </table:table-cell>
              <table:table-cell office:value-type="float" office:value="0.00186483">
                <text:p>0.001864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0000">
                <text:p>380000</text:p>
              </table:table-cell>
              <table:table-cell office:value-type="float" office:value="NaN">
                <text:p>NaN</text:p>
              </table:table-cell>
              <table:table-cell office:value-type="float" office:value="0.0192985">
                <text:p>0.0192985</text:p>
              </table:table-cell>
              <table:table-cell office:value-type="float" office:value="0.0017093">
                <text:p>0.0017093</text:p>
              </table:table-cell>
              <table:table-cell office:value-type="float" office:value="0.3304">
                <text:p>0.3304</text:p>
              </table:table-cell>
              <table:table-cell office:value-type="float" office:value="0.0665414">
                <text:p>0.0665414</text:p>
              </table:table-cell>
              <table:table-cell office:value-type="float" office:value="0.0021909">
                <text:p>0.0021909</text:p>
              </table:table-cell>
              <table:table-cell office:value-type="float" office:value="0.000973865">
                <text:p>0.000973865</text:p>
              </table:table-cell>
              <table:table-cell office:value-type="float" office:value="0.00190628">
                <text:p>0.001906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79500">
                <text:p>379500</text:p>
              </table:table-cell>
              <table:table-cell office:value-type="float" office:value="NaN">
                <text:p>NaN</text:p>
              </table:table-cell>
              <table:table-cell office:value-type="float" office:value="0.0191366">
                <text:p>0.0191366</text:p>
              </table:table-cell>
              <table:table-cell office:value-type="float" office:value="0.00166943">
                <text:p>0.00166943</text:p>
              </table:table-cell>
              <table:table-cell office:value-type="float" office:value="0.321376">
                <text:p>0.321376</text:p>
              </table:table-cell>
              <table:table-cell office:value-type="float" office:value="0.0650863">
                <text:p>0.0650863</text:p>
              </table:table-cell>
              <table:table-cell office:value-type="float" office:value="0.00219366">
                <text:p>0.00219366</text:p>
              </table:table-cell>
              <table:table-cell office:value-type="float" office:value="0.000968733">
                <text:p>0.000968733</text:p>
              </table:table-cell>
              <table:table-cell office:value-type="float" office:value="0.00186286">
                <text:p>0.001862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79000">
                <text:p>379000</text:p>
              </table:table-cell>
              <table:table-cell office:value-type="float" office:value="NaN">
                <text:p>NaN</text:p>
              </table:table-cell>
              <table:table-cell office:value-type="float" office:value="0.0203777">
                <text:p>0.0203777</text:p>
              </table:table-cell>
              <table:table-cell office:value-type="float" office:value="0.00175193">
                <text:p>0.00175193</text:p>
              </table:table-cell>
              <table:table-cell office:value-type="float" office:value="0.318476">
                <text:p>0.318476</text:p>
              </table:table-cell>
              <table:table-cell office:value-type="float" office:value="0.0635937">
                <text:p>0.0635937</text:p>
              </table:table-cell>
              <table:table-cell office:value-type="float" office:value="0.00225446">
                <text:p>0.00225446</text:p>
              </table:table-cell>
              <table:table-cell office:value-type="float" office:value="0.00102281">
                <text:p>0.00102281</text:p>
              </table:table-cell>
              <table:table-cell office:value-type="float" office:value="0.00181114">
                <text:p>0.001811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78500">
                <text:p>378500</text:p>
              </table:table-cell>
              <table:table-cell office:value-type="float" office:value="NaN">
                <text:p>NaN</text:p>
              </table:table-cell>
              <table:table-cell office:value-type="float" office:value="0.0193822">
                <text:p>0.0193822</text:p>
              </table:table-cell>
              <table:table-cell office:value-type="float" office:value="0.0016789">
                <text:p>0.0016789</text:p>
              </table:table-cell>
              <table:table-cell office:value-type="float" office:value="0.33068">
                <text:p>0.33068</text:p>
              </table:table-cell>
              <table:table-cell office:value-type="float" office:value="0.0654309">
                <text:p>0.0654309</text:p>
              </table:table-cell>
              <table:table-cell office:value-type="float" office:value="0.00221064">
                <text:p>0.00221064</text:p>
              </table:table-cell>
              <table:table-cell office:value-type="float" office:value="0.000982944">
                <text:p>0.000982944</text:p>
              </table:table-cell>
              <table:table-cell office:value-type="float" office:value="0.00184115">
                <text:p>0.001841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8000">
                <text:p>378000</text:p>
              </table:table-cell>
              <table:table-cell office:value-type="float" office:value="NaN">
                <text:p>NaN</text:p>
              </table:table-cell>
              <table:table-cell office:value-type="float" office:value="0.0192649">
                <text:p>0.0192649</text:p>
              </table:table-cell>
              <table:table-cell office:value-type="float" office:value="0.00156679">
                <text:p>0.00156679</text:p>
              </table:table-cell>
              <table:table-cell office:value-type="float" office:value="0.306074">
                <text:p>0.306074</text:p>
              </table:table-cell>
              <table:table-cell office:value-type="float" office:value="0.0634038">
                <text:p>0.0634038</text:p>
              </table:table-cell>
              <table:table-cell office:value-type="float" office:value="0.00211076">
                <text:p>0.00211076</text:p>
              </table:table-cell>
              <table:table-cell office:value-type="float" office:value="0.000965575">
                <text:p>0.000965575</text:p>
              </table:table-cell>
              <table:table-cell office:value-type="float" office:value="0.00180049">
                <text:p>0.001800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77500">
                <text:p>377500</text:p>
              </table:table-cell>
              <table:table-cell office:value-type="float" office:value="NaN">
                <text:p>NaN</text:p>
              </table:table-cell>
              <table:table-cell office:value-type="float" office:value="0.0189515">
                <text:p>0.0189515</text:p>
              </table:table-cell>
              <table:table-cell office:value-type="float" office:value="0.00153639">
                <text:p>0.00153639</text:p>
              </table:table-cell>
              <table:table-cell office:value-type="float" office:value="0.306504">
                <text:p>0.306504</text:p>
              </table:table-cell>
              <table:table-cell office:value-type="float" office:value="0.0638547">
                <text:p>0.0638547</text:p>
              </table:table-cell>
              <table:table-cell office:value-type="float" office:value="0.002123">
                <text:p>0.002123</text:p>
              </table:table-cell>
              <table:table-cell office:value-type="float" office:value="0.000967549">
                <text:p>0.000967549</text:p>
              </table:table-cell>
              <table:table-cell office:value-type="float" office:value="0.00182141">
                <text:p>0.001821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77000">
                <text:p>377000</text:p>
              </table:table-cell>
              <table:table-cell office:value-type="float" office:value="NaN">
                <text:p>NaN</text:p>
              </table:table-cell>
              <table:table-cell office:value-type="float" office:value="0.020133">
                <text:p>0.020133</text:p>
              </table:table-cell>
              <table:table-cell office:value-type="float" office:value="0.00151468">
                <text:p>0.00151468</text:p>
              </table:table-cell>
              <table:table-cell office:value-type="float" office:value="0.307251">
                <text:p>0.307251</text:p>
              </table:table-cell>
              <table:table-cell office:value-type="float" office:value="0.0617557">
                <text:p>0.0617557</text:p>
              </table:table-cell>
              <table:table-cell office:value-type="float" office:value="0.00220195">
                <text:p>0.00220195</text:p>
              </table:table-cell>
              <table:table-cell office:value-type="float" office:value="0.00103031">
                <text:p>0.00103031</text:p>
              </table:table-cell>
              <table:table-cell office:value-type="float" office:value="0.0017693">
                <text:p>0.00176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76500">
                <text:p>376500</text:p>
              </table:table-cell>
              <table:table-cell office:value-type="float" office:value="NaN">
                <text:p>NaN</text:p>
              </table:table-cell>
              <table:table-cell office:value-type="float" office:value="0.0199601">
                <text:p>0.0199601</text:p>
              </table:table-cell>
              <table:table-cell office:value-type="float" office:value="0.00149139">
                <text:p>0.00149139</text:p>
              </table:table-cell>
              <table:table-cell office:value-type="float" office:value="0.321866">
                <text:p>0.321866</text:p>
              </table:table-cell>
              <table:table-cell office:value-type="float" office:value="0.0683446">
                <text:p>0.0683446</text:p>
              </table:table-cell>
              <table:table-cell office:value-type="float" office:value="0.00211866">
                <text:p>0.00211866</text:p>
              </table:table-cell>
              <table:table-cell office:value-type="float" office:value="0.000999919">
                <text:p>0.000999919</text:p>
              </table:table-cell>
              <table:table-cell office:value-type="float" office:value="0.00185299">
                <text:p>0.001852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76000">
                <text:p>376000</text:p>
              </table:table-cell>
              <table:table-cell office:value-type="float" office:value="NaN">
                <text:p>NaN</text:p>
              </table:table-cell>
              <table:table-cell office:value-type="float" office:value="0.0200529">
                <text:p>0.0200529</text:p>
              </table:table-cell>
              <table:table-cell office:value-type="float" office:value="0.00147836">
                <text:p>0.00147836</text:p>
              </table:table-cell>
              <table:table-cell office:value-type="float" office:value="0.31914">
                <text:p>0.31914</text:p>
              </table:table-cell>
              <table:table-cell office:value-type="float" office:value="0.064069">
                <text:p>0.064069</text:p>
              </table:table-cell>
              <table:table-cell office:value-type="float" office:value="0.00218735">
                <text:p>0.00218735</text:p>
              </table:table-cell>
              <table:table-cell office:value-type="float" office:value="0.00101295">
                <text:p>0.00101295</text:p>
              </table:table-cell>
              <table:table-cell office:value-type="float" office:value="0.00186365">
                <text:p>0.001863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75500">
                <text:p>375500</text:p>
              </table:table-cell>
              <table:table-cell office:value-type="float" office:value="NaN">
                <text:p>NaN</text:p>
              </table:table-cell>
              <table:table-cell office:value-type="float" office:value="0.0202652">
                <text:p>0.0202652</text:p>
              </table:table-cell>
              <table:table-cell office:value-type="float" office:value="0.00149494">
                <text:p>0.00149494</text:p>
              </table:table-cell>
              <table:table-cell office:value-type="float" office:value="0.310422">
                <text:p>0.310422</text:p>
              </table:table-cell>
              <table:table-cell office:value-type="float" office:value="0.0624849">
                <text:p>0.0624849</text:p>
              </table:table-cell>
              <table:table-cell office:value-type="float" office:value="0.00213879">
                <text:p>0.00213879</text:p>
              </table:table-cell>
              <table:table-cell office:value-type="float" office:value="0.00101571">
                <text:p>0.00101571</text:p>
              </table:table-cell>
              <table:table-cell office:value-type="float" office:value="0.00180404">
                <text:p>0.001804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75000">
                <text:p>375000</text:p>
              </table:table-cell>
              <table:table-cell office:value-type="float" office:value="NaN">
                <text:p>NaN</text:p>
              </table:table-cell>
              <table:table-cell office:value-type="float" office:value="0.019651">
                <text:p>0.019651</text:p>
              </table:table-cell>
              <table:table-cell office:value-type="float" office:value="0.00166903">
                <text:p>0.00166903</text:p>
              </table:table-cell>
              <table:table-cell office:value-type="float" office:value="0.320644">
                <text:p>0.320644</text:p>
              </table:table-cell>
              <table:table-cell office:value-type="float" office:value="0.0648609">
                <text:p>0.0648609</text:p>
              </table:table-cell>
              <table:table-cell office:value-type="float" office:value="0.00215813">
                <text:p>0.00215813</text:p>
              </table:table-cell>
              <table:table-cell office:value-type="float" office:value="0.000992813">
                <text:p>0.000992813</text:p>
              </table:table-cell>
              <table:table-cell office:value-type="float" office:value="0.00181667">
                <text:p>0.001816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4500">
                <text:p>374500</text:p>
              </table:table-cell>
              <table:table-cell office:value-type="float" office:value="NaN">
                <text:p>NaN</text:p>
              </table:table-cell>
              <table:table-cell office:value-type="float" office:value="0.0206505">
                <text:p>0.0206505</text:p>
              </table:table-cell>
              <table:table-cell office:value-type="float" office:value="0.00179496">
                <text:p>0.00179496</text:p>
              </table:table-cell>
              <table:table-cell office:value-type="float" office:value="0.320163">
                <text:p>0.320163</text:p>
              </table:table-cell>
              <table:table-cell office:value-type="float" office:value="0.0650843">
                <text:p>0.0650843</text:p>
              </table:table-cell>
              <table:table-cell office:value-type="float" office:value="0.00219524">
                <text:p>0.00219524</text:p>
              </table:table-cell>
              <table:table-cell office:value-type="float" office:value="0.00103545">
                <text:p>0.00103545</text:p>
              </table:table-cell>
              <table:table-cell office:value-type="float" office:value="0.00181272">
                <text:p>0.001812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4000">
                <text:p>374000</text:p>
              </table:table-cell>
              <table:table-cell office:value-type="float" office:value="NaN">
                <text:p>NaN</text:p>
              </table:table-cell>
              <table:table-cell office:value-type="float" office:value="0.019334">
                <text:p>0.019334</text:p>
              </table:table-cell>
              <table:table-cell office:value-type="float" office:value="0.00159008">
                <text:p>0.00159008</text:p>
              </table:table-cell>
              <table:table-cell office:value-type="float" office:value="0.32071">
                <text:p>0.32071</text:p>
              </table:table-cell>
              <table:table-cell office:value-type="float" office:value="0.0663586">
                <text:p>0.0663586</text:p>
              </table:table-cell>
              <table:table-cell office:value-type="float" office:value="0.00209734">
                <text:p>0.00209734</text:p>
              </table:table-cell>
              <table:table-cell office:value-type="float" office:value="0.000978602">
                <text:p>0.000978602</text:p>
              </table:table-cell>
              <table:table-cell office:value-type="float" office:value="0.00182338">
                <text:p>0.001823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73500">
                <text:p>373500</text:p>
              </table:table-cell>
              <table:table-cell office:value-type="float" office:value="NaN">
                <text:p>NaN</text:p>
              </table:table-cell>
              <table:table-cell office:value-type="float" office:value="0.0196356">
                <text:p>0.0196356</text:p>
              </table:table-cell>
              <table:table-cell office:value-type="float" office:value="0.00155297">
                <text:p>0.00155297</text:p>
              </table:table-cell>
              <table:table-cell office:value-type="float" office:value="0.322091">
                <text:p>0.322091</text:p>
              </table:table-cell>
              <table:table-cell office:value-type="float" office:value="0.0655047">
                <text:p>0.0655047</text:p>
              </table:table-cell>
              <table:table-cell office:value-type="float" office:value="0.00209576">
                <text:p>0.00209576</text:p>
              </table:table-cell>
              <table:table-cell office:value-type="float" office:value="0.000971891">
                <text:p>0.000971891</text:p>
              </table:table-cell>
              <table:table-cell office:value-type="float" office:value="0.00186957">
                <text:p>0.001869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73000">
                <text:p>373000</text:p>
              </table:table-cell>
              <table:table-cell office:value-type="float" office:value="NaN">
                <text:p>NaN</text:p>
              </table:table-cell>
              <table:table-cell office:value-type="float" office:value="0.0195543">
                <text:p>0.0195543</text:p>
              </table:table-cell>
              <table:table-cell office:value-type="float" office:value="0.0015206">
                <text:p>0.0015206</text:p>
              </table:table-cell>
              <table:table-cell office:value-type="float" office:value="0.305155">
                <text:p>0.305155</text:p>
              </table:table-cell>
              <table:table-cell office:value-type="float" office:value="0.0610854">
                <text:p>0.0610854</text:p>
              </table:table-cell>
              <table:table-cell office:value-type="float" office:value="0.0020551">
                <text:p>0.0020551</text:p>
              </table:table-cell>
              <table:table-cell office:value-type="float" office:value="0.000958469">
                <text:p>0.000958469</text:p>
              </table:table-cell>
              <table:table-cell office:value-type="float" office:value="0.00178706">
                <text:p>0.001787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2500">
                <text:p>372500</text:p>
              </table:table-cell>
              <table:table-cell office:value-type="float" office:value="NaN">
                <text:p>NaN</text:p>
              </table:table-cell>
              <table:table-cell office:value-type="float" office:value="0.0204733">
                <text:p>0.0204733</text:p>
              </table:table-cell>
              <table:table-cell office:value-type="float" office:value="0.00149889">
                <text:p>0.00149889</text:p>
              </table:table-cell>
              <table:table-cell office:value-type="float" office:value="0.314128">
                <text:p>0.314128</text:p>
              </table:table-cell>
              <table:table-cell office:value-type="float" office:value="0.0631749">
                <text:p>0.0631749</text:p>
              </table:table-cell>
              <table:table-cell office:value-type="float" office:value="0.00218774">
                <text:p>0.00218774</text:p>
              </table:table-cell>
              <table:table-cell office:value-type="float" office:value="0.00100426">
                <text:p>0.00100426</text:p>
              </table:table-cell>
              <table:table-cell office:value-type="float" office:value="0.00182101">
                <text:p>0.001821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72000">
                <text:p>372000</text:p>
              </table:table-cell>
              <table:table-cell office:value-type="float" office:value="NaN">
                <text:p>NaN</text:p>
              </table:table-cell>
              <table:table-cell office:value-type="float" office:value="0.0194702">
                <text:p>0.0194702</text:p>
              </table:table-cell>
              <table:table-cell office:value-type="float" office:value="0.00147718">
                <text:p>0.00147718</text:p>
              </table:table-cell>
              <table:table-cell office:value-type="float" office:value="0.319579">
                <text:p>0.319579</text:p>
              </table:table-cell>
              <table:table-cell office:value-type="float" office:value="0.0612899">
                <text:p>0.0612899</text:p>
              </table:table-cell>
              <table:table-cell office:value-type="float" office:value="0.00216445">
                <text:p>0.00216445</text:p>
              </table:table-cell>
              <table:table-cell office:value-type="float" office:value="0.000970312">
                <text:p>0.000970312</text:p>
              </table:table-cell>
              <table:table-cell office:value-type="float" office:value="0.00177522">
                <text:p>0.001775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71500">
                <text:p>371500</text:p>
              </table:table-cell>
              <table:table-cell office:value-type="float" office:value="NaN">
                <text:p>NaN</text:p>
              </table:table-cell>
              <table:table-cell office:value-type="float" office:value="0.0193277">
                <text:p>0.0193277</text:p>
              </table:table-cell>
              <table:table-cell office:value-type="float" office:value="0.00147284">
                <text:p>0.00147284</text:p>
              </table:table-cell>
              <table:table-cell office:value-type="float" office:value="0.30714">
                <text:p>0.30714</text:p>
              </table:table-cell>
              <table:table-cell office:value-type="float" office:value="0.0635365">
                <text:p>0.0635365</text:p>
              </table:table-cell>
              <table:table-cell office:value-type="float" office:value="0.00211155">
                <text:p>0.00211155</text:p>
              </table:table-cell>
              <table:table-cell office:value-type="float" office:value="0.000962812">
                <text:p>0.000962812</text:p>
              </table:table-cell>
              <table:table-cell office:value-type="float" office:value="0.00179772">
                <text:p>0.0017977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71000">
                <text:p>371000</text:p>
              </table:table-cell>
              <table:table-cell office:value-type="float" office:value="NaN">
                <text:p>NaN</text:p>
              </table:table-cell>
              <table:table-cell office:value-type="float" office:value="0.0184426">
                <text:p>0.0184426</text:p>
              </table:table-cell>
              <table:table-cell office:value-type="float" office:value="0.00154231">
                <text:p>0.00154231</text:p>
              </table:table-cell>
              <table:table-cell office:value-type="float" office:value="0.290092">
                <text:p>0.290092</text:p>
              </table:table-cell>
              <table:table-cell office:value-type="float" office:value="0.0581883">
                <text:p>0.0581883</text:p>
              </table:table-cell>
              <table:table-cell office:value-type="float" office:value="0.00215142">
                <text:p>0.00215142</text:p>
              </table:table-cell>
              <table:table-cell office:value-type="float" office:value="0.000953732">
                <text:p>0.000953732</text:p>
              </table:table-cell>
              <table:table-cell office:value-type="float" office:value="0.00175746">
                <text:p>0.001757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70500">
                <text:p>370500</text:p>
              </table:table-cell>
              <table:table-cell office:value-type="float" office:value="NaN">
                <text:p>NaN</text:p>
              </table:table-cell>
              <table:table-cell office:value-type="float" office:value="0.018447">
                <text:p>0.018447</text:p>
              </table:table-cell>
              <table:table-cell office:value-type="float" office:value="0.00151902">
                <text:p>0.00151902</text:p>
              </table:table-cell>
              <table:table-cell office:value-type="float" office:value="0.314987">
                <text:p>0.314987</text:p>
              </table:table-cell>
              <table:table-cell office:value-type="float" office:value="0.0637793">
                <text:p>0.0637793</text:p>
              </table:table-cell>
              <table:table-cell office:value-type="float" office:value="0.0021009">
                <text:p>0.0021009</text:p>
              </table:table-cell>
              <table:table-cell office:value-type="float" office:value="0.000947811">
                <text:p>0.000947811</text:p>
              </table:table-cell>
              <table:table-cell office:value-type="float" office:value="0.00179733">
                <text:p>0.001797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70000">
                <text:p>370000</text:p>
              </table:table-cell>
              <table:table-cell office:value-type="float" office:value="NaN">
                <text:p>NaN</text:p>
              </table:table-cell>
              <table:table-cell office:value-type="float" office:value="0.0177104">
                <text:p>0.0177104</text:p>
              </table:table-cell>
              <table:table-cell office:value-type="float" office:value="0.00153837">
                <text:p>0.00153837</text:p>
              </table:table-cell>
              <table:table-cell office:value-type="float" office:value="0.292412">
                <text:p>0.292412</text:p>
              </table:table-cell>
              <table:table-cell office:value-type="float" office:value="0.0593679">
                <text:p>0.0593679</text:p>
              </table:table-cell>
              <table:table-cell office:value-type="float" office:value="0.00203221">
                <text:p>0.00203221</text:p>
              </table:table-cell>
              <table:table-cell office:value-type="float" office:value="0.00092452">
                <text:p>0.00092452</text:p>
              </table:table-cell>
              <table:table-cell office:value-type="float" office:value="0.00174561">
                <text:p>0.001745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9500">
                <text:p>369500</text:p>
              </table:table-cell>
              <table:table-cell office:value-type="float" office:value="NaN">
                <text:p>NaN</text:p>
              </table:table-cell>
              <table:table-cell office:value-type="float" office:value="0.0205068">
                <text:p>0.0205068</text:p>
              </table:table-cell>
              <table:table-cell office:value-type="float" office:value="0.00185022">
                <text:p>0.00185022</text:p>
              </table:table-cell>
              <table:table-cell office:value-type="float" office:value="0.29744">
                <text:p>0.29744</text:p>
              </table:table-cell>
              <table:table-cell office:value-type="float" office:value="0.0600547">
                <text:p>0.0600547</text:p>
              </table:table-cell>
              <table:table-cell office:value-type="float" office:value="0.00212971">
                <text:p>0.00212971</text:p>
              </table:table-cell>
              <table:table-cell office:value-type="float" office:value="0.001024">
                <text:p>0.001024</text:p>
              </table:table-cell>
              <table:table-cell office:value-type="float" office:value="0.00175193">
                <text:p>0.001751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9000">
                <text:p>369000</text:p>
              </table:table-cell>
              <table:table-cell office:value-type="float" office:value="NaN">
                <text:p>NaN</text:p>
              </table:table-cell>
              <table:table-cell office:value-type="float" office:value="0.0187723">
                <text:p>0.0187723</text:p>
              </table:table-cell>
              <table:table-cell office:value-type="float" office:value="0.00154745">
                <text:p>0.00154745</text:p>
              </table:table-cell>
              <table:table-cell office:value-type="float" office:value="0.301223">
                <text:p>0.301223</text:p>
              </table:table-cell>
              <table:table-cell office:value-type="float" office:value="0.0601759">
                <text:p>0.0601759</text:p>
              </table:table-cell>
              <table:table-cell office:value-type="float" office:value="0.00204602">
                <text:p>0.00204602</text:p>
              </table:table-cell>
              <table:table-cell office:value-type="float" office:value="0.000954522">
                <text:p>0.000954522</text:p>
              </table:table-cell>
              <table:table-cell office:value-type="float" office:value="0.0017843">
                <text:p>0.00178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68500">
                <text:p>368500</text:p>
              </table:table-cell>
              <table:table-cell office:value-type="float" office:value="NaN">
                <text:p>NaN</text:p>
              </table:table-cell>
              <table:table-cell office:value-type="float" office:value="0.0188879">
                <text:p>0.0188879</text:p>
              </table:table-cell>
              <table:table-cell office:value-type="float" office:value="0.00150876">
                <text:p>0.00150876</text:p>
              </table:table-cell>
              <table:table-cell office:value-type="float" office:value="0.304945">
                <text:p>0.304945</text:p>
              </table:table-cell>
              <table:table-cell office:value-type="float" office:value="0.0613787">
                <text:p>0.0613787</text:p>
              </table:table-cell>
              <table:table-cell office:value-type="float" office:value="0.00208984">
                <text:p>0.00208984</text:p>
              </table:table-cell>
              <table:table-cell office:value-type="float" office:value="0.000964785">
                <text:p>0.000964785</text:p>
              </table:table-cell>
              <table:table-cell office:value-type="float" office:value="0.00175825">
                <text:p>0.001758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68000">
                <text:p>368000</text:p>
              </table:table-cell>
              <table:table-cell office:value-type="float" office:value="NaN">
                <text:p>NaN</text:p>
              </table:table-cell>
              <table:table-cell office:value-type="float" office:value="0.0180526">
                <text:p>0.0180526</text:p>
              </table:table-cell>
              <table:table-cell office:value-type="float" office:value="0.00149534">
                <text:p>0.00149534</text:p>
              </table:table-cell>
              <table:table-cell office:value-type="float" office:value="0.306627">
                <text:p>0.306627</text:p>
              </table:table-cell>
              <table:table-cell office:value-type="float" office:value="0.062244">
                <text:p>0.062244</text:p>
              </table:table-cell>
              <table:table-cell office:value-type="float" office:value="0.0020101">
                <text:p>0.0020101</text:p>
              </table:table-cell>
              <table:table-cell office:value-type="float" office:value="0.000920573">
                <text:p>0.000920573</text:p>
              </table:table-cell>
              <table:table-cell office:value-type="float" office:value="0.00181746">
                <text:p>0.001817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7500">
                <text:p>367500</text:p>
              </table:table-cell>
              <table:table-cell office:value-type="float" office:value="NaN">
                <text:p>NaN</text:p>
              </table:table-cell>
              <table:table-cell office:value-type="float" office:value="0.0202206">
                <text:p>0.0202206</text:p>
              </table:table-cell>
              <table:table-cell office:value-type="float" office:value="0.00148192">
                <text:p>0.00148192</text:p>
              </table:table-cell>
              <table:table-cell office:value-type="float" office:value="0.299312">
                <text:p>0.299312</text:p>
              </table:table-cell>
              <table:table-cell office:value-type="float" office:value="0.0613626">
                <text:p>0.0613626</text:p>
              </table:table-cell>
              <table:table-cell office:value-type="float" office:value="0.00206734">
                <text:p>0.00206734</text:p>
              </table:table-cell>
              <table:table-cell office:value-type="float" office:value="0.000974654">
                <text:p>0.000974654</text:p>
              </table:table-cell>
              <table:table-cell office:value-type="float" office:value="0.00176338">
                <text:p>0.001763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7000">
                <text:p>367000</text:p>
              </table:table-cell>
              <table:table-cell office:value-type="float" office:value="NaN">
                <text:p>NaN</text:p>
              </table:table-cell>
              <table:table-cell office:value-type="float" office:value="0.0195274">
                <text:p>0.0195274</text:p>
              </table:table-cell>
              <table:table-cell office:value-type="float" office:value="0.00151073">
                <text:p>0.00151073</text:p>
              </table:table-cell>
              <table:table-cell office:value-type="float" office:value="0.320598">
                <text:p>0.320598</text:p>
              </table:table-cell>
              <table:table-cell office:value-type="float" office:value="0.0660546">
                <text:p>0.0660546</text:p>
              </table:table-cell>
              <table:table-cell office:value-type="float" office:value="0.00210011">
                <text:p>0.00210011</text:p>
              </table:table-cell>
              <table:table-cell office:value-type="float" office:value="0.00098926">
                <text:p>0.00098926</text:p>
              </table:table-cell>
              <table:table-cell office:value-type="float" office:value="0.00184391">
                <text:p>0.001843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6500">
                <text:p>366500</text:p>
              </table:table-cell>
              <table:table-cell office:value-type="float" office:value="NaN">
                <text:p>NaN</text:p>
              </table:table-cell>
              <table:table-cell office:value-type="float" office:value="0.0196001">
                <text:p>0.0196001</text:p>
              </table:table-cell>
              <table:table-cell office:value-type="float" office:value="0.00150205">
                <text:p>0.00150205</text:p>
              </table:table-cell>
              <table:table-cell office:value-type="float" office:value="0.29667">
                <text:p>0.29667</text:p>
              </table:table-cell>
              <table:table-cell office:value-type="float" office:value="0.0602482">
                <text:p>0.0602482</text:p>
              </table:table-cell>
              <table:table-cell office:value-type="float" office:value="0.00210682">
                <text:p>0.00210682</text:p>
              </table:table-cell>
              <table:table-cell office:value-type="float" office:value="0.000986497">
                <text:p>0.000986497</text:p>
              </table:table-cell>
              <table:table-cell office:value-type="float" office:value="0.00175232">
                <text:p>0.001752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6000">
                <text:p>366000</text:p>
              </table:table-cell>
              <table:table-cell office:value-type="float" office:value="NaN">
                <text:p>NaN</text:p>
              </table:table-cell>
              <table:table-cell office:value-type="float" office:value="0.018282">
                <text:p>0.018282</text:p>
              </table:table-cell>
              <table:table-cell office:value-type="float" office:value="0.00148271">
                <text:p>0.00148271</text:p>
              </table:table-cell>
              <table:table-cell office:value-type="float" office:value="0.298544">
                <text:p>0.298544</text:p>
              </table:table-cell>
              <table:table-cell office:value-type="float" office:value="0.0611048">
                <text:p>0.0611048</text:p>
              </table:table-cell>
              <table:table-cell office:value-type="float" office:value="0.00201918">
                <text:p>0.00201918</text:p>
              </table:table-cell>
              <table:table-cell office:value-type="float" office:value="0.000936363">
                <text:p>0.000936363</text:p>
              </table:table-cell>
              <table:table-cell office:value-type="float" office:value="0.0017539">
                <text:p>0.00175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65500">
                <text:p>365500</text:p>
              </table:table-cell>
              <table:table-cell office:value-type="float" office:value="NaN">
                <text:p>NaN</text:p>
              </table:table-cell>
              <table:table-cell office:value-type="float" office:value="0.0193991">
                <text:p>0.0193991</text:p>
              </table:table-cell>
              <table:table-cell office:value-type="float" office:value="0.00148942">
                <text:p>0.00148942</text:p>
              </table:table-cell>
              <table:table-cell office:value-type="float" office:value="0.297825">
                <text:p>0.297825</text:p>
              </table:table-cell>
              <table:table-cell office:value-type="float" office:value="0.0599193">
                <text:p>0.0599193</text:p>
              </table:table-cell>
              <table:table-cell office:value-type="float" office:value="0.00207642">
                <text:p>0.00207642</text:p>
              </table:table-cell>
              <table:table-cell office:value-type="float" office:value="0.000974654">
                <text:p>0.000974654</text:p>
              </table:table-cell>
              <table:table-cell office:value-type="float" office:value="0.00173614">
                <text:p>0.001736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5000">
                <text:p>365000</text:p>
              </table:table-cell>
              <table:table-cell office:value-type="float" office:value="NaN">
                <text:p>NaN</text:p>
              </table:table-cell>
              <table:table-cell office:value-type="float" office:value="0.0183317">
                <text:p>0.0183317</text:p>
              </table:table-cell>
              <table:table-cell office:value-type="float" office:value="0.00151192">
                <text:p>0.00151192</text:p>
              </table:table-cell>
              <table:table-cell office:value-type="float" office:value="0.314379">
                <text:p>0.314379</text:p>
              </table:table-cell>
              <table:table-cell office:value-type="float" office:value="0.0655375">
                <text:p>0.0655375</text:p>
              </table:table-cell>
              <table:table-cell office:value-type="float" office:value="0.00206181">
                <text:p>0.00206181</text:p>
              </table:table-cell>
              <table:table-cell office:value-type="float" office:value="0.000947416">
                <text:p>0.000947416</text:p>
              </table:table-cell>
              <table:table-cell office:value-type="float" office:value="0.00184825">
                <text:p>0.001848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4500">
                <text:p>364500</text:p>
              </table:table-cell>
              <table:table-cell office:value-type="float" office:value="NaN">
                <text:p>NaN</text:p>
              </table:table-cell>
              <table:table-cell office:value-type="float" office:value="0.0192175">
                <text:p>0.0192175</text:p>
              </table:table-cell>
              <table:table-cell office:value-type="float" office:value="0.00148744">
                <text:p>0.00148744</text:p>
              </table:table-cell>
              <table:table-cell office:value-type="float" office:value="0.296915">
                <text:p>0.296915</text:p>
              </table:table-cell>
              <table:table-cell office:value-type="float" office:value="0.0610898">
                <text:p>0.0610898</text:p>
              </table:table-cell>
              <table:table-cell office:value-type="float" office:value="0.00204089">
                <text:p>0.00204089</text:p>
              </table:table-cell>
              <table:table-cell office:value-type="float" office:value="0.000951758">
                <text:p>0.000951758</text:p>
              </table:table-cell>
              <table:table-cell office:value-type="float" office:value="0.00176338">
                <text:p>0.001763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4000">
                <text:p>364000</text:p>
              </table:table-cell>
              <table:table-cell office:value-type="float" office:value="NaN">
                <text:p>NaN</text:p>
              </table:table-cell>
              <table:table-cell office:value-type="float" office:value="0.0196423">
                <text:p>0.0196423</text:p>
              </table:table-cell>
              <table:table-cell office:value-type="float" office:value="0.0017468">
                <text:p>0.0017468</text:p>
              </table:table-cell>
              <table:table-cell office:value-type="float" office:value="0.303634">
                <text:p>0.303634</text:p>
              </table:table-cell>
              <table:table-cell office:value-type="float" office:value="0.0610629">
                <text:p>0.0610629</text:p>
              </table:table-cell>
              <table:table-cell office:value-type="float" office:value="0.00204208">
                <text:p>0.00204208</text:p>
              </table:table-cell>
              <table:table-cell office:value-type="float" office:value="0.000968733">
                <text:p>0.000968733</text:p>
              </table:table-cell>
              <table:table-cell office:value-type="float" office:value="0.00179614">
                <text:p>0.001796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3500">
                <text:p>363500</text:p>
              </table:table-cell>
              <table:table-cell office:value-type="float" office:value="NaN">
                <text:p>NaN</text:p>
              </table:table-cell>
              <table:table-cell office:value-type="float" office:value="0.0185303">
                <text:p>0.0185303</text:p>
              </table:table-cell>
              <table:table-cell office:value-type="float" office:value="0.00148784">
                <text:p>0.00148784</text:p>
              </table:table-cell>
              <table:table-cell office:value-type="float" office:value="0.291973">
                <text:p>0.291973</text:p>
              </table:table-cell>
              <table:table-cell office:value-type="float" office:value="0.0597816">
                <text:p>0.0597816</text:p>
              </table:table-cell>
              <table:table-cell office:value-type="float" office:value="0.002018">
                <text:p>0.002018</text:p>
              </table:table-cell>
              <table:table-cell office:value-type="float" office:value="0.000942679">
                <text:p>0.000942679</text:p>
              </table:table-cell>
              <table:table-cell office:value-type="float" office:value="0.0017393">
                <text:p>0.00173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3000">
                <text:p>363000</text:p>
              </table:table-cell>
              <table:table-cell office:value-type="float" office:value="NaN">
                <text:p>NaN</text:p>
              </table:table-cell>
              <table:table-cell office:value-type="float" office:value="0.0199948">
                <text:p>0.0199948</text:p>
              </table:table-cell>
              <table:table-cell office:value-type="float" office:value="0.00154074">
                <text:p>0.00154074</text:p>
              </table:table-cell>
              <table:table-cell office:value-type="float" office:value="0.306732">
                <text:p>0.306732</text:p>
              </table:table-cell>
              <table:table-cell office:value-type="float" office:value="0.0622121">
                <text:p>0.0622121</text:p>
              </table:table-cell>
              <table:table-cell office:value-type="float" office:value="0.00214077">
                <text:p>0.00214077</text:p>
              </table:table-cell>
              <table:table-cell office:value-type="float" office:value="0.00100623">
                <text:p>0.00100623</text:p>
              </table:table-cell>
              <table:table-cell office:value-type="float" office:value="0.00175983">
                <text:p>0.001759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2500">
                <text:p>362500</text:p>
              </table:table-cell>
              <table:table-cell office:value-type="float" office:value="NaN">
                <text:p>NaN</text:p>
              </table:table-cell>
              <table:table-cell office:value-type="float" office:value="0.0192535">
                <text:p>0.0192535</text:p>
              </table:table-cell>
              <table:table-cell office:value-type="float" office:value="0.00151192">
                <text:p>0.00151192</text:p>
              </table:table-cell>
              <table:table-cell office:value-type="float" office:value="0.301897">
                <text:p>0.301897</text:p>
              </table:table-cell>
              <table:table-cell office:value-type="float" office:value="0.0624679">
                <text:p>0.0624679</text:p>
              </table:table-cell>
              <table:table-cell office:value-type="float" office:value="0.00207997">
                <text:p>0.00207997</text:p>
              </table:table-cell>
              <table:table-cell office:value-type="float" office:value="0.000971891">
                <text:p>0.000971891</text:p>
              </table:table-cell>
              <table:table-cell office:value-type="float" office:value="0.00171995">
                <text:p>0.001719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2000">
                <text:p>362000</text:p>
              </table:table-cell>
              <table:table-cell office:value-type="float" office:value="NaN">
                <text:p>NaN</text:p>
              </table:table-cell>
              <table:table-cell office:value-type="float" office:value="0.0180483">
                <text:p>0.0180483</text:p>
              </table:table-cell>
              <table:table-cell office:value-type="float" office:value="0.0015206">
                <text:p>0.0015206</text:p>
              </table:table-cell>
              <table:table-cell office:value-type="float" office:value="0.300921">
                <text:p>0.300921</text:p>
              </table:table-cell>
              <table:table-cell office:value-type="float" office:value="0.0605355">
                <text:p>0.0605355</text:p>
              </table:table-cell>
              <table:table-cell office:value-type="float" office:value="0.00200971">
                <text:p>0.00200971</text:p>
              </table:table-cell>
              <table:table-cell office:value-type="float" office:value="0.000920573">
                <text:p>0.000920573</text:p>
              </table:table-cell>
              <table:table-cell office:value-type="float" office:value="0.00174482">
                <text:p>0.001744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1500">
                <text:p>361500</text:p>
              </table:table-cell>
              <table:table-cell office:value-type="float" office:value="NaN">
                <text:p>NaN</text:p>
              </table:table-cell>
              <table:table-cell office:value-type="float" office:value="0.0187991">
                <text:p>0.0187991</text:p>
              </table:table-cell>
              <table:table-cell office:value-type="float" office:value="0.00152573">
                <text:p>0.00152573</text:p>
              </table:table-cell>
              <table:table-cell office:value-type="float" office:value="0.290026">
                <text:p>0.290026</text:p>
              </table:table-cell>
              <table:table-cell office:value-type="float" office:value="0.0599785">
                <text:p>0.0599785</text:p>
              </table:table-cell>
              <table:table-cell office:value-type="float" office:value="0.00210918">
                <text:p>0.00210918</text:p>
              </table:table-cell>
              <table:table-cell office:value-type="float" office:value="0.000971891">
                <text:p>0.000971891</text:p>
              </table:table-cell>
              <table:table-cell office:value-type="float" office:value="0.00178075">
                <text:p>0.001780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1000">
                <text:p>361000</text:p>
              </table:table-cell>
              <table:table-cell office:value-type="float" office:value="NaN">
                <text:p>NaN</text:p>
              </table:table-cell>
              <table:table-cell office:value-type="float" office:value="0.0190616">
                <text:p>0.0190616</text:p>
              </table:table-cell>
              <table:table-cell office:value-type="float" office:value="0.00154824">
                <text:p>0.00154824</text:p>
              </table:table-cell>
              <table:table-cell office:value-type="float" office:value="0.299848">
                <text:p>0.299848</text:p>
              </table:table-cell>
              <table:table-cell office:value-type="float" office:value="0.0600867">
                <text:p>0.0600867</text:p>
              </table:table-cell>
              <table:table-cell office:value-type="float" office:value="0.00209379">
                <text:p>0.00209379</text:p>
              </table:table-cell>
              <table:table-cell office:value-type="float" office:value="0.000967943">
                <text:p>0.000967943</text:p>
              </table:table-cell>
              <table:table-cell office:value-type="float" office:value="0.00177759">
                <text:p>0.001777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0500">
                <text:p>360500</text:p>
              </table:table-cell>
              <table:table-cell office:value-type="float" office:value="NaN">
                <text:p>NaN</text:p>
              </table:table-cell>
              <table:table-cell office:value-type="float" office:value="0.019064">
                <text:p>0.019064</text:p>
              </table:table-cell>
              <table:table-cell office:value-type="float" office:value="0.00151744">
                <text:p>0.00151744</text:p>
              </table:table-cell>
              <table:table-cell office:value-type="float" office:value="0.291657">
                <text:p>0.291657</text:p>
              </table:table-cell>
              <table:table-cell office:value-type="float" office:value="0.0585764">
                <text:p>0.0585764</text:p>
              </table:table-cell>
              <table:table-cell office:value-type="float" office:value="0.00212498">
                <text:p>0.00212498</text:p>
              </table:table-cell>
              <table:table-cell office:value-type="float" office:value="0.00097426">
                <text:p>0.00097426</text:p>
              </table:table-cell>
              <table:table-cell office:value-type="float" office:value="0.00171482">
                <text:p>0.001714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0000">
                <text:p>360000</text:p>
              </table:table-cell>
              <table:table-cell office:value-type="float" office:value="NaN">
                <text:p>NaN</text:p>
              </table:table-cell>
              <table:table-cell office:value-type="float" office:value="0.0186191">
                <text:p>0.0186191</text:p>
              </table:table-cell>
              <table:table-cell office:value-type="float" office:value="0.00150244">
                <text:p>0.00150244</text:p>
              </table:table-cell>
              <table:table-cell office:value-type="float" office:value="0.299901">
                <text:p>0.299901</text:p>
              </table:table-cell>
              <table:table-cell office:value-type="float" office:value="0.0619164">
                <text:p>0.0619164</text:p>
              </table:table-cell>
              <table:table-cell office:value-type="float" office:value="0.00206734">
                <text:p>0.00206734</text:p>
              </table:table-cell>
              <table:table-cell office:value-type="float" office:value="0.000960048">
                <text:p>0.000960048</text:p>
              </table:table-cell>
              <table:table-cell office:value-type="float" office:value="0.00174522">
                <text:p>0.001745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9500">
                <text:p>359500</text:p>
              </table:table-cell>
              <table:table-cell office:value-type="float" office:value="NaN">
                <text:p>NaN</text:p>
              </table:table-cell>
              <table:table-cell office:value-type="float" office:value="0.0188169">
                <text:p>0.0188169</text:p>
              </table:table-cell>
              <table:table-cell office:value-type="float" office:value="0.00150994">
                <text:p>0.00150994</text:p>
              </table:table-cell>
              <table:table-cell office:value-type="float" office:value="0.309174">
                <text:p>0.309174</text:p>
              </table:table-cell>
              <table:table-cell office:value-type="float" office:value="0.0621959">
                <text:p>0.0621959</text:p>
              </table:table-cell>
              <table:table-cell office:value-type="float" office:value="0.00205313">
                <text:p>0.00205313</text:p>
              </table:table-cell>
              <table:table-cell office:value-type="float" office:value="0.000958864">
                <text:p>0.000958864</text:p>
              </table:table-cell>
              <table:table-cell office:value-type="float" office:value="0.00177285">
                <text:p>0.001772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9000">
                <text:p>359000</text:p>
              </table:table-cell>
              <table:table-cell office:value-type="float" office:value="NaN">
                <text:p>NaN</text:p>
              </table:table-cell>
              <table:table-cell office:value-type="float" office:value="0.0178091">
                <text:p>0.0178091</text:p>
              </table:table-cell>
              <table:table-cell office:value-type="float" office:value="0.00150994">
                <text:p>0.00150994</text:p>
              </table:table-cell>
              <table:table-cell office:value-type="float" office:value="0.299365">
                <text:p>0.299365</text:p>
              </table:table-cell>
              <table:table-cell office:value-type="float" office:value="0.0597326">
                <text:p>0.0597326</text:p>
              </table:table-cell>
              <table:table-cell office:value-type="float" office:value="0.00199076">
                <text:p>0.00199076</text:p>
              </table:table-cell>
              <table:table-cell office:value-type="float" office:value="0.000919783">
                <text:p>0.000919783</text:p>
              </table:table-cell>
              <table:table-cell office:value-type="float" office:value="0.00174167">
                <text:p>0.001741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8500">
                <text:p>358500</text:p>
              </table:table-cell>
              <table:table-cell office:value-type="float" office:value="NaN">
                <text:p>NaN</text:p>
              </table:table-cell>
              <table:table-cell office:value-type="float" office:value="0.0188484">
                <text:p>0.0188484</text:p>
              </table:table-cell>
              <table:table-cell office:value-type="float" office:value="0.00157863">
                <text:p>0.00157863</text:p>
              </table:table-cell>
              <table:table-cell office:value-type="float" office:value="0.305236">
                <text:p>0.305236</text:p>
              </table:table-cell>
              <table:table-cell office:value-type="float" office:value="0.060633">
                <text:p>0.060633</text:p>
              </table:table-cell>
              <table:table-cell office:value-type="float" office:value="0.00210326">
                <text:p>0.00210326</text:p>
              </table:table-cell>
              <table:table-cell office:value-type="float" office:value="0.000972286">
                <text:p>0.000972286</text:p>
              </table:table-cell>
              <table:table-cell office:value-type="float" office:value="0.00174127">
                <text:p>0.001741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8000">
                <text:p>358000</text:p>
              </table:table-cell>
              <table:table-cell office:value-type="float" office:value="NaN">
                <text:p>NaN</text:p>
              </table:table-cell>
              <table:table-cell office:value-type="float" office:value="0.0178094">
                <text:p>0.0178094</text:p>
              </table:table-cell>
              <table:table-cell office:value-type="float" office:value="0.00154271">
                <text:p>0.00154271</text:p>
              </table:table-cell>
              <table:table-cell office:value-type="float" office:value="0.310966">
                <text:p>0.310966</text:p>
              </table:table-cell>
              <table:table-cell office:value-type="float" office:value="0.0668793">
                <text:p>0.0668793</text:p>
              </table:table-cell>
              <table:table-cell office:value-type="float" office:value="0.00203102">
                <text:p>0.00203102</text:p>
              </table:table-cell>
              <table:table-cell office:value-type="float" office:value="0.000928073">
                <text:p>0.000928073</text:p>
              </table:table-cell>
              <table:table-cell office:value-type="float" office:value="0.0017843">
                <text:p>0.00178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7500">
                <text:p>357500</text:p>
              </table:table-cell>
              <table:table-cell office:value-type="float" office:value="NaN">
                <text:p>NaN</text:p>
              </table:table-cell>
              <table:table-cell office:value-type="float" office:value="0.0175422">
                <text:p>0.0175422</text:p>
              </table:table-cell>
              <table:table-cell office:value-type="float" office:value="0.00153876">
                <text:p>0.00153876</text:p>
              </table:table-cell>
              <table:table-cell office:value-type="float" office:value="0.307843">
                <text:p>0.307843</text:p>
              </table:table-cell>
              <table:table-cell office:value-type="float" office:value="0.0612331">
                <text:p>0.0612331</text:p>
              </table:table-cell>
              <table:table-cell office:value-type="float" office:value="0.00199589">
                <text:p>0.00199589</text:p>
              </table:table-cell>
              <table:table-cell office:value-type="float" office:value="0.000920573">
                <text:p>0.000920573</text:p>
              </table:table-cell>
              <table:table-cell office:value-type="float" office:value="0.00178035">
                <text:p>0.001780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7000">
                <text:p>357000</text:p>
              </table:table-cell>
              <table:table-cell office:value-type="float" office:value="NaN">
                <text:p>NaN</text:p>
              </table:table-cell>
              <table:table-cell office:value-type="float" office:value="0.0188891">
                <text:p>0.0188891</text:p>
              </table:table-cell>
              <table:table-cell office:value-type="float" office:value="0.00153955">
                <text:p>0.00153955</text:p>
              </table:table-cell>
              <table:table-cell office:value-type="float" office:value="0.300874">
                <text:p>0.300874</text:p>
              </table:table-cell>
              <table:table-cell office:value-type="float" office:value="0.0592613">
                <text:p>0.0592613</text:p>
              </table:table-cell>
              <table:table-cell office:value-type="float" office:value="0.00206616">
                <text:p>0.00206616</text:p>
              </table:table-cell>
              <table:table-cell office:value-type="float" office:value="0.000966759">
                <text:p>0.000966759</text:p>
              </table:table-cell>
              <table:table-cell office:value-type="float" office:value="0.00176654">
                <text:p>0.001766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56500">
                <text:p>356500</text:p>
              </table:table-cell>
              <table:table-cell office:value-type="float" office:value="NaN">
                <text:p>NaN</text:p>
              </table:table-cell>
              <table:table-cell office:value-type="float" office:value="0.0185769">
                <text:p>0.0185769</text:p>
              </table:table-cell>
              <table:table-cell office:value-type="float" office:value="0.00151389">
                <text:p>0.00151389</text:p>
              </table:table-cell>
              <table:table-cell office:value-type="float" office:value="0.31418">
                <text:p>0.31418</text:p>
              </table:table-cell>
              <table:table-cell office:value-type="float" office:value="0.0642178">
                <text:p>0.0642178</text:p>
              </table:table-cell>
              <table:table-cell office:value-type="float" office:value="0.00204208">
                <text:p>0.00204208</text:p>
              </table:table-cell>
              <table:table-cell office:value-type="float" office:value="0.000943468">
                <text:p>0.000943468</text:p>
              </table:table-cell>
              <table:table-cell office:value-type="float" office:value="0.00182535">
                <text:p>0.001825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56000">
                <text:p>356000</text:p>
              </table:table-cell>
              <table:table-cell office:value-type="float" office:value="NaN">
                <text:p>NaN</text:p>
              </table:table-cell>
              <table:table-cell office:value-type="float" office:value="0.0188437">
                <text:p>0.0188437</text:p>
              </table:table-cell>
              <table:table-cell office:value-type="float" office:value="0.0014981">
                <text:p>0.0014981</text:p>
              </table:table-cell>
              <table:table-cell office:value-type="float" office:value="0.297877">
                <text:p>0.297877</text:p>
              </table:table-cell>
              <table:table-cell office:value-type="float" office:value="0.0595348">
                <text:p>0.0595348</text:p>
              </table:table-cell>
              <table:table-cell office:value-type="float" office:value="0.00205392">
                <text:p>0.00205392</text:p>
              </table:table-cell>
              <table:table-cell office:value-type="float" office:value="0.000953337">
                <text:p>0.000953337</text:p>
              </table:table-cell>
              <table:table-cell office:value-type="float" office:value="0.00174798">
                <text:p>0.001747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55500">
                <text:p>355500</text:p>
              </table:table-cell>
              <table:table-cell office:value-type="float" office:value="NaN">
                <text:p>NaN</text:p>
              </table:table-cell>
              <table:table-cell office:value-type="float" office:value="0.0180917">
                <text:p>0.0180917</text:p>
              </table:table-cell>
              <table:table-cell office:value-type="float" office:value="0.00147994">
                <text:p>0.00147994</text:p>
              </table:table-cell>
              <table:table-cell office:value-type="float" office:value="0.296706">
                <text:p>0.296706</text:p>
              </table:table-cell>
              <table:table-cell office:value-type="float" office:value="0.0593047">
                <text:p>0.0593047</text:p>
              </table:table-cell>
              <table:table-cell office:value-type="float" office:value="0.00199234">
                <text:p>0.00199234</text:p>
              </table:table-cell>
              <table:table-cell office:value-type="float" office:value="0.000925704">
                <text:p>0.000925704</text:p>
              </table:table-cell>
              <table:table-cell office:value-type="float" office:value="0.00177877">
                <text:p>0.001778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5000">
                <text:p>355000</text:p>
              </table:table-cell>
              <table:table-cell office:value-type="float" office:value="NaN">
                <text:p>NaN</text:p>
              </table:table-cell>
              <table:table-cell office:value-type="float" office:value="0.0181616">
                <text:p>0.0181616</text:p>
              </table:table-cell>
              <table:table-cell office:value-type="float" office:value="0.00152495">
                <text:p>0.00152495</text:p>
              </table:table-cell>
              <table:table-cell office:value-type="float" office:value="0.278144">
                <text:p>0.278144</text:p>
              </table:table-cell>
              <table:table-cell office:value-type="float" office:value="0.0555107">
                <text:p>0.0555107</text:p>
              </table:table-cell>
              <table:table-cell office:value-type="float" office:value="0.00203339">
                <text:p>0.00203339</text:p>
              </table:table-cell>
              <table:table-cell office:value-type="float" office:value="0.00094031">
                <text:p>0.00094031</text:p>
              </table:table-cell>
              <table:table-cell office:value-type="float" office:value="0.0017318">
                <text:p>0.00173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54500">
                <text:p>354500</text:p>
              </table:table-cell>
              <table:table-cell office:value-type="float" office:value="NaN">
                <text:p>NaN</text:p>
              </table:table-cell>
              <table:table-cell office:value-type="float" office:value="0.0188571">
                <text:p>0.0188571</text:p>
              </table:table-cell>
              <table:table-cell office:value-type="float" office:value="0.00150047">
                <text:p>0.00150047</text:p>
              </table:table-cell>
              <table:table-cell office:value-type="float" office:value="0.303291">
                <text:p>0.303291</text:p>
              </table:table-cell>
              <table:table-cell office:value-type="float" office:value="0.0622148">
                <text:p>0.0622148</text:p>
              </table:table-cell>
              <table:table-cell office:value-type="float" office:value="0.0020476">
                <text:p>0.0020476</text:p>
              </table:table-cell>
              <table:table-cell office:value-type="float" office:value="0.000959654">
                <text:p>0.000959654</text:p>
              </table:table-cell>
              <table:table-cell office:value-type="float" office:value="0.0017689">
                <text:p>0.001768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54000">
                <text:p>354000</text:p>
              </table:table-cell>
              <table:table-cell office:value-type="float" office:value="NaN">
                <text:p>NaN</text:p>
              </table:table-cell>
              <table:table-cell office:value-type="float" office:value="0.0183451">
                <text:p>0.0183451</text:p>
              </table:table-cell>
              <table:table-cell office:value-type="float" office:value="0.00156205">
                <text:p>0.00156205</text:p>
              </table:table-cell>
              <table:table-cell office:value-type="float" office:value="0.286918">
                <text:p>0.286918</text:p>
              </table:table-cell>
              <table:table-cell office:value-type="float" office:value="0.0570494">
                <text:p>0.0570494</text:p>
              </table:table-cell>
              <table:table-cell office:value-type="float" office:value="0.00198642">
                <text:p>0.00198642</text:p>
              </table:table-cell>
              <table:table-cell office:value-type="float" office:value="0.000932021">
                <text:p>0.000932021</text:p>
              </table:table-cell>
              <table:table-cell office:value-type="float" office:value="0.0017464">
                <text:p>0.00174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53500">
                <text:p>353500</text:p>
              </table:table-cell>
              <table:table-cell office:value-type="float" office:value="NaN">
                <text:p>NaN</text:p>
              </table:table-cell>
              <table:table-cell office:value-type="float" office:value="0.018372">
                <text:p>0.018372</text:p>
              </table:table-cell>
              <table:table-cell office:value-type="float" office:value="0.00155968">
                <text:p>0.00155968</text:p>
              </table:table-cell>
              <table:table-cell office:value-type="float" office:value="0.279708">
                <text:p>0.279708</text:p>
              </table:table-cell>
              <table:table-cell office:value-type="float" office:value="0.0556623">
                <text:p>0.0556623</text:p>
              </table:table-cell>
              <table:table-cell office:value-type="float" office:value="0.00205866">
                <text:p>0.00205866</text:p>
              </table:table-cell>
              <table:table-cell office:value-type="float" office:value="0.000959259">
                <text:p>0.000959259</text:p>
              </table:table-cell>
              <table:table-cell office:value-type="float" office:value="0.00170535">
                <text:p>0.001705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3000">
                <text:p>353000</text:p>
              </table:table-cell>
              <table:table-cell office:value-type="float" office:value="NaN">
                <text:p>NaN</text:p>
              </table:table-cell>
              <table:table-cell office:value-type="float" office:value="0.0190099">
                <text:p>0.0190099</text:p>
              </table:table-cell>
              <table:table-cell office:value-type="float" office:value="0.00153442">
                <text:p>0.00153442</text:p>
              </table:table-cell>
              <table:table-cell office:value-type="float" office:value="0.300038">
                <text:p>0.300038</text:p>
              </table:table-cell>
              <table:table-cell office:value-type="float" office:value="0.0635317">
                <text:p>0.0635317</text:p>
              </table:table-cell>
              <table:table-cell office:value-type="float" office:value="0.00211629">
                <text:p>0.00211629</text:p>
              </table:table-cell>
              <table:table-cell office:value-type="float" office:value="0.000971891">
                <text:p>0.000971891</text:p>
              </table:table-cell>
              <table:table-cell office:value-type="float" office:value="0.00180167">
                <text:p>0.001801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2500">
                <text:p>352500</text:p>
              </table:table-cell>
              <table:table-cell office:value-type="float" office:value="NaN">
                <text:p>NaN</text:p>
              </table:table-cell>
              <table:table-cell office:value-type="float" office:value="0.0182176">
                <text:p>0.0182176</text:p>
              </table:table-cell>
              <table:table-cell office:value-type="float" office:value="0.00151389">
                <text:p>0.00151389</text:p>
              </table:table-cell>
              <table:table-cell office:value-type="float" office:value="0.30572">
                <text:p>0.30572</text:p>
              </table:table-cell>
              <table:table-cell office:value-type="float" office:value="0.0605521">
                <text:p>0.0605521</text:p>
              </table:table-cell>
              <table:table-cell office:value-type="float" office:value="0.0020405">
                <text:p>0.0020405</text:p>
              </table:table-cell>
              <table:table-cell office:value-type="float" office:value="0.000939916">
                <text:p>0.000939916</text:p>
              </table:table-cell>
              <table:table-cell office:value-type="float" office:value="0.00175627">
                <text:p>0.001756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2000">
                <text:p>352000</text:p>
              </table:table-cell>
              <table:table-cell office:value-type="float" office:value="NaN">
                <text:p>NaN</text:p>
              </table:table-cell>
              <table:table-cell office:value-type="float" office:value="0.0175015">
                <text:p>0.0175015</text:p>
              </table:table-cell>
              <table:table-cell office:value-type="float" office:value="0.00150481">
                <text:p>0.00150481</text:p>
              </table:table-cell>
              <table:table-cell office:value-type="float" office:value="0.289937">
                <text:p>0.289937</text:p>
              </table:table-cell>
              <table:table-cell office:value-type="float" office:value="0.0575859">
                <text:p>0.0575859</text:p>
              </table:table-cell>
              <table:table-cell office:value-type="float" office:value="0.00198799">
                <text:p>0.00198799</text:p>
              </table:table-cell>
              <table:table-cell office:value-type="float" office:value="0.000909914">
                <text:p>0.000909914</text:p>
              </table:table-cell>
              <table:table-cell office:value-type="float" office:value="0.00173693">
                <text:p>0.001736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1500">
                <text:p>351500</text:p>
              </table:table-cell>
              <table:table-cell office:value-type="float" office:value="NaN">
                <text:p>NaN</text:p>
              </table:table-cell>
              <table:table-cell office:value-type="float" office:value="0.0185058">
                <text:p>0.0185058</text:p>
              </table:table-cell>
              <table:table-cell office:value-type="float" office:value="0.00148586">
                <text:p>0.00148586</text:p>
              </table:table-cell>
              <table:table-cell office:value-type="float" office:value="0.283689">
                <text:p>0.283689</text:p>
              </table:table-cell>
              <table:table-cell office:value-type="float" office:value="0.0559883">
                <text:p>0.0559883</text:p>
              </table:table-cell>
              <table:table-cell office:value-type="float" office:value="0.00210879">
                <text:p>0.00210879</text:p>
              </table:table-cell>
              <table:table-cell office:value-type="float" office:value="0.000944653">
                <text:p>0.000944653</text:p>
              </table:table-cell>
              <table:table-cell office:value-type="float" office:value="0.00172548">
                <text:p>0.001725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1000">
                <text:p>351000</text:p>
              </table:table-cell>
              <table:table-cell office:value-type="float" office:value="NaN">
                <text:p>NaN</text:p>
              </table:table-cell>
              <table:table-cell office:value-type="float" office:value="0.0192061">
                <text:p>0.0192061</text:p>
              </table:table-cell>
              <table:table-cell office:value-type="float" office:value="0.00149258">
                <text:p>0.00149258</text:p>
              </table:table-cell>
              <table:table-cell office:value-type="float" office:value="0.292045">
                <text:p>0.292045</text:p>
              </table:table-cell>
              <table:table-cell office:value-type="float" office:value="0.0632527">
                <text:p>0.0632527</text:p>
              </table:table-cell>
              <table:table-cell office:value-type="float" office:value="0.00227696">
                <text:p>0.00227696</text:p>
              </table:table-cell>
              <table:table-cell office:value-type="float" office:value="0.000930441">
                <text:p>0.000930441</text:p>
              </table:table-cell>
              <table:table-cell office:value-type="float" office:value="0.00173061">
                <text:p>0.0017306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0500">
                <text:p>350500</text:p>
              </table:table-cell>
              <table:table-cell office:value-type="float" office:value="NaN">
                <text:p>NaN</text:p>
              </table:table-cell>
              <table:table-cell office:value-type="float" office:value="0.0193908">
                <text:p>0.0193908</text:p>
              </table:table-cell>
              <table:table-cell office:value-type="float" office:value="0.0015131">
                <text:p>0.0015131</text:p>
              </table:table-cell>
              <table:table-cell office:value-type="float" office:value="0.304365">
                <text:p>0.304365</text:p>
              </table:table-cell>
              <table:table-cell office:value-type="float" office:value="0.0599513">
                <text:p>0.0599513</text:p>
              </table:table-cell>
              <table:table-cell office:value-type="float" office:value="0.00235551">
                <text:p>0.00235551</text:p>
              </table:table-cell>
              <table:table-cell office:value-type="float" office:value="0.000913862">
                <text:p>0.000913862</text:p>
              </table:table-cell>
              <table:table-cell office:value-type="float" office:value="0.00175469">
                <text:p>0.001754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0000">
                <text:p>350000</text:p>
              </table:table-cell>
              <table:table-cell office:value-type="float" office:value="NaN">
                <text:p>NaN</text:p>
              </table:table-cell>
              <table:table-cell office:value-type="float" office:value="0.0190964">
                <text:p>0.0190964</text:p>
              </table:table-cell>
              <table:table-cell office:value-type="float" office:value="0.00152179">
                <text:p>0.00152179</text:p>
              </table:table-cell>
              <table:table-cell office:value-type="float" office:value="0.289532">
                <text:p>0.289532</text:p>
              </table:table-cell>
              <table:table-cell office:value-type="float" office:value="0.0578954">
                <text:p>0.0578954</text:p>
              </table:table-cell>
              <table:table-cell office:value-type="float" office:value="0.00230341">
                <text:p>0.00230341</text:p>
              </table:table-cell>
              <table:table-cell office:value-type="float" office:value="0.000944258">
                <text:p>0.000944258</text:p>
              </table:table-cell>
              <table:table-cell office:value-type="float" office:value="0.00177127">
                <text:p>0.001771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49500">
                <text:p>349500</text:p>
              </table:table-cell>
              <table:table-cell office:value-type="float" office:value="NaN">
                <text:p>NaN</text:p>
              </table:table-cell>
              <table:table-cell office:value-type="float" office:value="0.0181091">
                <text:p>0.0181091</text:p>
              </table:table-cell>
              <table:table-cell office:value-type="float" office:value="0.00155574">
                <text:p>0.00155574</text:p>
              </table:table-cell>
              <table:table-cell office:value-type="float" office:value="0.296985">
                <text:p>0.296985</text:p>
              </table:table-cell>
              <table:table-cell office:value-type="float" office:value="0.0599331">
                <text:p>0.0599331</text:p>
              </table:table-cell>
              <table:table-cell office:value-type="float" office:value="0.00218814">
                <text:p>0.00218814</text:p>
              </table:table-cell>
              <table:table-cell office:value-type="float" office:value="0.000914651">
                <text:p>0.000914651</text:p>
              </table:table-cell>
              <table:table-cell office:value-type="float" office:value="0.00186167">
                <text:p>0.001861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9000">
                <text:p>349000</text:p>
              </table:table-cell>
              <table:table-cell office:value-type="float" office:value="NaN">
                <text:p>NaN</text:p>
              </table:table-cell>
              <table:table-cell office:value-type="float" office:value="0.0181529">
                <text:p>0.0181529</text:p>
              </table:table-cell>
              <table:table-cell office:value-type="float" office:value="0.00155337">
                <text:p>0.00155337</text:p>
              </table:table-cell>
              <table:table-cell office:value-type="float" office:value="0.303788">
                <text:p>0.303788</text:p>
              </table:table-cell>
              <table:table-cell office:value-type="float" office:value="0.0609117">
                <text:p>0.0609117</text:p>
              </table:table-cell>
              <table:table-cell office:value-type="float" office:value="0.00213484">
                <text:p>0.00213484</text:p>
              </table:table-cell>
              <table:table-cell office:value-type="float" office:value="0.000924125">
                <text:p>0.000924125</text:p>
              </table:table-cell>
              <table:table-cell office:value-type="float" office:value="0.00195326">
                <text:p>0.001953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48500">
                <text:p>348500</text:p>
              </table:table-cell>
              <table:table-cell office:value-type="float" office:value="NaN">
                <text:p>NaN</text:p>
              </table:table-cell>
              <table:table-cell office:value-type="float" office:value="0.0172793">
                <text:p>0.0172793</text:p>
              </table:table-cell>
              <table:table-cell office:value-type="float" office:value="0.00154271">
                <text:p>0.00154271</text:p>
              </table:table-cell>
              <table:table-cell office:value-type="float" office:value="0.278954">
                <text:p>0.278954</text:p>
              </table:table-cell>
              <table:table-cell office:value-type="float" office:value="0.0559804">
                <text:p>0.0559804</text:p>
              </table:table-cell>
              <table:table-cell office:value-type="float" office:value="0.0022134">
                <text:p>0.0022134</text:p>
              </table:table-cell>
              <table:table-cell office:value-type="float" office:value="0.000905967">
                <text:p>0.000905967</text:p>
              </table:table-cell>
              <table:table-cell office:value-type="float" office:value="0.00181035">
                <text:p>0.001810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8000">
                <text:p>348000</text:p>
              </table:table-cell>
              <table:table-cell office:value-type="float" office:value="NaN">
                <text:p>NaN</text:p>
              </table:table-cell>
              <table:table-cell office:value-type="float" office:value="0.0182709">
                <text:p>0.0182709</text:p>
              </table:table-cell>
              <table:table-cell office:value-type="float" office:value="0.00150955">
                <text:p>0.00150955</text:p>
              </table:table-cell>
              <table:table-cell office:value-type="float" office:value="0.288901">
                <text:p>0.288901</text:p>
              </table:table-cell>
              <table:table-cell office:value-type="float" office:value="0.0574884">
                <text:p>0.0574884</text:p>
              </table:table-cell>
              <table:table-cell office:value-type="float" office:value="0.00222051">
                <text:p>0.00222051</text:p>
              </table:table-cell>
              <table:table-cell office:value-type="float" office:value="0.000937152">
                <text:p>0.000937152</text:p>
              </table:table-cell>
              <table:table-cell office:value-type="float" office:value="0.00187786">
                <text:p>0.001877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7500">
                <text:p>347500</text:p>
              </table:table-cell>
              <table:table-cell office:value-type="float" office:value="NaN">
                <text:p>NaN</text:p>
              </table:table-cell>
              <table:table-cell office:value-type="float" office:value="0.018132">
                <text:p>0.018132</text:p>
              </table:table-cell>
              <table:table-cell office:value-type="float" office:value="0.00148034">
                <text:p>0.00148034</text:p>
              </table:table-cell>
              <table:table-cell office:value-type="float" office:value="0.283254">
                <text:p>0.283254</text:p>
              </table:table-cell>
              <table:table-cell office:value-type="float" office:value="0.0576526">
                <text:p>0.0576526</text:p>
              </table:table-cell>
              <table:table-cell office:value-type="float" office:value="0.00228604">
                <text:p>0.00228604</text:p>
              </table:table-cell>
              <table:table-cell office:value-type="float" office:value="0.000933205">
                <text:p>0.000933205</text:p>
              </table:table-cell>
              <table:table-cell office:value-type="float" office:value="0.00201958">
                <text:p>0.002019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7000">
                <text:p>347000</text:p>
              </table:table-cell>
              <table:table-cell office:value-type="float" office:value="NaN">
                <text:p>NaN</text:p>
              </table:table-cell>
              <table:table-cell office:value-type="float" office:value="0.017753">
                <text:p>0.017753</text:p>
              </table:table-cell>
              <table:table-cell office:value-type="float" office:value="0.00148389">
                <text:p>0.00148389</text:p>
              </table:table-cell>
              <table:table-cell office:value-type="float" office:value="0.281677">
                <text:p>0.281677</text:p>
              </table:table-cell>
              <table:table-cell office:value-type="float" office:value="0.0573163">
                <text:p>0.0573163</text:p>
              </table:table-cell>
              <table:table-cell office:value-type="float" office:value="0.0030416">
                <text:p>0.0030416</text:p>
              </table:table-cell>
              <table:table-cell office:value-type="float" office:value="0.000909914">
                <text:p>0.000909914</text:p>
              </table:table-cell>
              <table:table-cell office:value-type="float" office:value="0.00189838">
                <text:p>0.001898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6500">
                <text:p>346500</text:p>
              </table:table-cell>
              <table:table-cell office:value-type="float" office:value="NaN">
                <text:p>NaN</text:p>
              </table:table-cell>
              <table:table-cell office:value-type="float" office:value="0.0180443">
                <text:p>0.0180443</text:p>
              </table:table-cell>
              <table:table-cell office:value-type="float" office:value="0.00151271">
                <text:p>0.00151271</text:p>
              </table:table-cell>
              <table:table-cell office:value-type="float" office:value="0.291975">
                <text:p>0.291975</text:p>
              </table:table-cell>
              <table:table-cell office:value-type="float" office:value="0.0585586">
                <text:p>0.0585586</text:p>
              </table:table-cell>
              <table:table-cell office:value-type="float" office:value="0.0023117">
                <text:p>0.0023117</text:p>
              </table:table-cell>
              <table:table-cell office:value-type="float" office:value="0.000929652">
                <text:p>0.000929652</text:p>
              </table:table-cell>
              <table:table-cell office:value-type="float" office:value="0.00182654">
                <text:p>0.001826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46000">
                <text:p>346000</text:p>
              </table:table-cell>
              <table:table-cell office:value-type="float" office:value="NaN">
                <text:p>NaN</text:p>
              </table:table-cell>
              <table:table-cell office:value-type="float" office:value="0.0183688">
                <text:p>0.0183688</text:p>
              </table:table-cell>
              <table:table-cell office:value-type="float" office:value="0.00149573">
                <text:p>0.00149573</text:p>
              </table:table-cell>
              <table:table-cell office:value-type="float" office:value="0.292165">
                <text:p>0.292165</text:p>
              </table:table-cell>
              <table:table-cell office:value-type="float" office:value="0.0582969">
                <text:p>0.0582969</text:p>
              </table:table-cell>
              <table:table-cell office:value-type="float" office:value="0.00235749">
                <text:p>0.00235749</text:p>
              </table:table-cell>
              <table:table-cell office:value-type="float" office:value="0.000937152">
                <text:p>0.000937152</text:p>
              </table:table-cell>
              <table:table-cell office:value-type="float" office:value="0.00188299">
                <text:p>0.001882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45500">
                <text:p>345500</text:p>
              </table:table-cell>
              <table:table-cell office:value-type="float" office:value="NaN">
                <text:p>NaN</text:p>
              </table:table-cell>
              <table:table-cell office:value-type="float" office:value="0.0180041">
                <text:p>0.0180041</text:p>
              </table:table-cell>
              <table:table-cell office:value-type="float" office:value="0.00150205">
                <text:p>0.00150205</text:p>
              </table:table-cell>
              <table:table-cell office:value-type="float" office:value="0.317071">
                <text:p>0.317071</text:p>
              </table:table-cell>
              <table:table-cell office:value-type="float" office:value="0.0603326">
                <text:p>0.0603326</text:p>
              </table:table-cell>
              <table:table-cell office:value-type="float" office:value="0.00225959">
                <text:p>0.00225959</text:p>
              </table:table-cell>
              <table:table-cell office:value-type="float" office:value="0.000926494">
                <text:p>0.000926494</text:p>
              </table:table-cell>
              <table:table-cell office:value-type="float" office:value="0.00193075">
                <text:p>0.001930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45000">
                <text:p>345000</text:p>
              </table:table-cell>
              <table:table-cell office:value-type="float" office:value="NaN">
                <text:p>NaN</text:p>
              </table:table-cell>
              <table:table-cell office:value-type="float" office:value="0.0181616">
                <text:p>0.0181616</text:p>
              </table:table-cell>
              <table:table-cell office:value-type="float" office:value="0.00151508">
                <text:p>0.00151508</text:p>
              </table:table-cell>
              <table:table-cell office:value-type="float" office:value="0.28604">
                <text:p>0.28604</text:p>
              </table:table-cell>
              <table:table-cell office:value-type="float" office:value="0.0572808">
                <text:p>0.0572808</text:p>
              </table:table-cell>
              <table:table-cell office:value-type="float" office:value="0.00222406">
                <text:p>0.00222406</text:p>
              </table:table-cell>
              <table:table-cell office:value-type="float" office:value="0.000918599">
                <text:p>0.000918599</text:p>
              </table:table-cell>
              <table:table-cell office:value-type="float" office:value="0.00200457">
                <text:p>0.0020045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44500">
                <text:p>344500</text:p>
              </table:table-cell>
              <table:table-cell office:value-type="float" office:value="NaN">
                <text:p>NaN</text:p>
              </table:table-cell>
              <table:table-cell office:value-type="float" office:value="0.0178055">
                <text:p>0.0178055</text:p>
              </table:table-cell>
              <table:table-cell office:value-type="float" office:value="0.00151902">
                <text:p>0.00151902</text:p>
              </table:table-cell>
              <table:table-cell office:value-type="float" office:value="0.28574">
                <text:p>0.28574</text:p>
              </table:table-cell>
              <table:table-cell office:value-type="float" office:value="0.0575638">
                <text:p>0.0575638</text:p>
              </table:table-cell>
              <table:table-cell office:value-type="float" office:value="0.00229551">
                <text:p>0.00229551</text:p>
              </table:table-cell>
              <table:table-cell office:value-type="float" office:value="0.000906361">
                <text:p>0.000906361</text:p>
              </table:table-cell>
              <table:table-cell office:value-type="float" office:value="0.00186799">
                <text:p>0.001867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44000">
                <text:p>344000</text:p>
              </table:table-cell>
              <table:table-cell office:value-type="float" office:value="NaN">
                <text:p>NaN</text:p>
              </table:table-cell>
              <table:table-cell office:value-type="float" office:value="0.0189349">
                <text:p>0.0189349</text:p>
              </table:table-cell>
              <table:table-cell office:value-type="float" office:value="0.00148902">
                <text:p>0.00148902</text:p>
              </table:table-cell>
              <table:table-cell office:value-type="float" office:value="0.282733">
                <text:p>0.282733</text:p>
              </table:table-cell>
              <table:table-cell office:value-type="float" office:value="0.056528">
                <text:p>0.056528</text:p>
              </table:table-cell>
              <table:table-cell office:value-type="float" office:value="0.00227419">
                <text:p>0.00227419</text:p>
              </table:table-cell>
              <table:table-cell office:value-type="float" office:value="0.000960838">
                <text:p>0.000960838</text:p>
              </table:table-cell>
              <table:table-cell office:value-type="float" office:value="0.00183364">
                <text:p>0.001833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43500">
                <text:p>343500</text:p>
              </table:table-cell>
              <table:table-cell office:value-type="float" office:value="NaN">
                <text:p>NaN</text:p>
              </table:table-cell>
              <table:table-cell office:value-type="float" office:value="0.0173527">
                <text:p>0.0173527</text:p>
              </table:table-cell>
              <table:table-cell office:value-type="float" office:value="0.00147955">
                <text:p>0.00147955</text:p>
              </table:table-cell>
              <table:table-cell office:value-type="float" office:value="0.299368">
                <text:p>0.299368</text:p>
              </table:table-cell>
              <table:table-cell office:value-type="float" office:value="0.0614743">
                <text:p>0.0614743</text:p>
              </table:table-cell>
              <table:table-cell office:value-type="float" office:value="0.00214866">
                <text:p>0.00214866</text:p>
              </table:table-cell>
              <table:table-cell office:value-type="float" office:value="0.000902019">
                <text:p>0.000902019</text:p>
              </table:table-cell>
              <table:table-cell office:value-type="float" office:value="0.00192957">
                <text:p>0.001929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43000">
                <text:p>343000</text:p>
              </table:table-cell>
              <table:table-cell office:value-type="float" office:value="NaN">
                <text:p>NaN</text:p>
              </table:table-cell>
              <table:table-cell office:value-type="float" office:value="0.0178998">
                <text:p>0.0178998</text:p>
              </table:table-cell>
              <table:table-cell office:value-type="float" office:value="0.00146573">
                <text:p>0.00146573</text:p>
              </table:table-cell>
              <table:table-cell office:value-type="float" office:value="0.287688">
                <text:p>0.287688</text:p>
              </table:table-cell>
              <table:table-cell office:value-type="float" office:value="0.0578761">
                <text:p>0.0578761</text:p>
              </table:table-cell>
              <table:table-cell office:value-type="float" office:value="0.0020551">
                <text:p>0.0020551</text:p>
              </table:table-cell>
              <table:table-cell office:value-type="float" office:value="0.000919388">
                <text:p>0.000919388</text:p>
              </table:table-cell>
              <table:table-cell office:value-type="float" office:value="0.00185101">
                <text:p>0.001851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42500">
                <text:p>342500</text:p>
              </table:table-cell>
              <table:table-cell office:value-type="float" office:value="NaN">
                <text:p>NaN</text:p>
              </table:table-cell>
              <table:table-cell office:value-type="float" office:value="0.0179646">
                <text:p>0.0179646</text:p>
              </table:table-cell>
              <table:table-cell office:value-type="float" office:value="0.00151073">
                <text:p>0.00151073</text:p>
              </table:table-cell>
              <table:table-cell office:value-type="float" office:value="0.286577">
                <text:p>0.286577</text:p>
              </table:table-cell>
              <table:table-cell office:value-type="float" office:value="0.058782">
                <text:p>0.058782</text:p>
              </table:table-cell>
              <table:table-cell office:value-type="float" office:value="0.00220906">
                <text:p>0.00220906</text:p>
              </table:table-cell>
              <table:table-cell office:value-type="float" office:value="0.000921757">
                <text:p>0.000921757</text:p>
              </table:table-cell>
              <table:table-cell office:value-type="float" office:value="0.0017918">
                <text:p>0.00179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42000">
                <text:p>342000</text:p>
              </table:table-cell>
              <table:table-cell office:value-type="float" office:value="NaN">
                <text:p>NaN</text:p>
              </table:table-cell>
              <table:table-cell office:value-type="float" office:value="0.0179038">
                <text:p>0.0179038</text:p>
              </table:table-cell>
              <table:table-cell office:value-type="float" office:value="0.00164061">
                <text:p>0.00164061</text:p>
              </table:table-cell>
              <table:table-cell office:value-type="float" office:value="0.298219">
                <text:p>0.298219</text:p>
              </table:table-cell>
              <table:table-cell office:value-type="float" office:value="0.0628133">
                <text:p>0.0628133</text:p>
              </table:table-cell>
              <table:table-cell office:value-type="float" office:value="0.00211313">
                <text:p>0.00211313</text:p>
              </table:table-cell>
              <table:table-cell office:value-type="float" office:value="0.000921757">
                <text:p>0.000921757</text:p>
              </table:table-cell>
              <table:table-cell office:value-type="float" office:value="0.00181549">
                <text:p>0.001815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1500">
                <text:p>341500</text:p>
              </table:table-cell>
              <table:table-cell office:value-type="float" office:value="NaN">
                <text:p>NaN</text:p>
              </table:table-cell>
              <table:table-cell office:value-type="float" office:value="0.0174131">
                <text:p>0.0174131</text:p>
              </table:table-cell>
              <table:table-cell office:value-type="float" office:value="0.00171048">
                <text:p>0.00171048</text:p>
              </table:table-cell>
              <table:table-cell office:value-type="float" office:value="0.280852">
                <text:p>0.280852</text:p>
              </table:table-cell>
              <table:table-cell office:value-type="float" office:value="0.0590398">
                <text:p>0.0590398</text:p>
              </table:table-cell>
              <table:table-cell office:value-type="float" office:value="0.00217866">
                <text:p>0.00217866</text:p>
              </table:table-cell>
              <table:table-cell office:value-type="float" office:value="0.000901624">
                <text:p>0.000901624</text:p>
              </table:table-cell>
              <table:table-cell office:value-type="float" office:value="0.00188615">
                <text:p>0.001886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41000">
                <text:p>341000</text:p>
              </table:table-cell>
              <table:table-cell office:value-type="float" office:value="NaN">
                <text:p>NaN</text:p>
              </table:table-cell>
              <table:table-cell office:value-type="float" office:value="0.0167681">
                <text:p>0.0167681</text:p>
              </table:table-cell>
              <table:table-cell office:value-type="float" office:value="0.00155574">
                <text:p>0.00155574</text:p>
              </table:table-cell>
              <table:table-cell office:value-type="float" office:value="0.284279">
                <text:p>0.284279</text:p>
              </table:table-cell>
              <table:table-cell office:value-type="float" office:value="0.058527">
                <text:p>0.058527</text:p>
              </table:table-cell>
              <table:table-cell office:value-type="float" office:value="0.00363374">
                <text:p>0.00363374</text:p>
              </table:table-cell>
              <table:table-cell office:value-type="float" office:value="0.000878728">
                <text:p>0.000878728</text:p>
              </table:table-cell>
              <table:table-cell office:value-type="float" office:value="0.00178272">
                <text:p>0.001782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40500">
                <text:p>340500</text:p>
              </table:table-cell>
              <table:table-cell office:value-type="float" office:value="NaN">
                <text:p>NaN</text:p>
              </table:table-cell>
              <table:table-cell office:value-type="float" office:value="0.0174613">
                <text:p>0.0174613</text:p>
              </table:table-cell>
              <table:table-cell office:value-type="float" office:value="0.00155692">
                <text:p>0.00155692</text:p>
              </table:table-cell>
              <table:table-cell office:value-type="float" office:value="0.277924">
                <text:p>0.277924</text:p>
              </table:table-cell>
              <table:table-cell office:value-type="float" office:value="0.056905">
                <text:p>0.056905</text:p>
              </table:table-cell>
              <table:table-cell office:value-type="float" office:value="0.00355597">
                <text:p>0.00355597</text:p>
              </table:table-cell>
              <table:table-cell office:value-type="float" office:value="0.000907546">
                <text:p>0.000907546</text:p>
              </table:table-cell>
              <table:table-cell office:value-type="float" office:value="0.00171403">
                <text:p>0.001714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40000">
                <text:p>340000</text:p>
              </table:table-cell>
              <table:table-cell office:value-type="float" office:value="NaN">
                <text:p>NaN</text:p>
              </table:table-cell>
              <table:table-cell office:value-type="float" office:value="0.0170495">
                <text:p>0.0170495</text:p>
              </table:table-cell>
              <table:table-cell office:value-type="float" office:value="0.00153402">
                <text:p>0.00153402</text:p>
              </table:table-cell>
              <table:table-cell office:value-type="float" office:value="0.277592">
                <text:p>0.277592</text:p>
              </table:table-cell>
              <table:table-cell office:value-type="float" office:value="0.0585444">
                <text:p>0.0585444</text:p>
              </table:table-cell>
              <table:table-cell office:value-type="float" office:value="0.00290186">
                <text:p>0.00290186</text:p>
              </table:table-cell>
              <table:table-cell office:value-type="float" office:value="0.000896492">
                <text:p>0.000896492</text:p>
              </table:table-cell>
              <table:table-cell office:value-type="float" office:value="0.00172351">
                <text:p>0.001723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9500">
                <text:p>339500</text:p>
              </table:table-cell>
              <table:table-cell office:value-type="float" office:value="NaN">
                <text:p>NaN</text:p>
              </table:table-cell>
              <table:table-cell office:value-type="float" office:value="0.0184845">
                <text:p>0.0184845</text:p>
              </table:table-cell>
              <table:table-cell office:value-type="float" office:value="0.00151073">
                <text:p>0.00151073</text:p>
              </table:table-cell>
              <table:table-cell office:value-type="float" office:value="0.270715">
                <text:p>0.270715</text:p>
              </table:table-cell>
              <table:table-cell office:value-type="float" office:value="0.0562122">
                <text:p>0.0562122</text:p>
              </table:table-cell>
              <table:table-cell office:value-type="float" office:value="0.00230262">
                <text:p>0.00230262</text:p>
              </table:table-cell>
              <table:table-cell office:value-type="float" office:value="0.000953337">
                <text:p>0.000953337</text:p>
              </table:table-cell>
              <table:table-cell office:value-type="float" office:value="0.00167772">
                <text:p>0.001677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9000">
                <text:p>339000</text:p>
              </table:table-cell>
              <table:table-cell office:value-type="float" office:value="NaN">
                <text:p>NaN</text:p>
              </table:table-cell>
              <table:table-cell office:value-type="float" office:value="0.0178335">
                <text:p>0.0178335</text:p>
              </table:table-cell>
              <table:table-cell office:value-type="float" office:value="0.00149494">
                <text:p>0.00149494</text:p>
              </table:table-cell>
              <table:table-cell office:value-type="float" office:value="0.2776">
                <text:p>0.2776</text:p>
              </table:table-cell>
              <table:table-cell office:value-type="float" office:value="0.0568868">
                <text:p>0.0568868</text:p>
              </table:table-cell>
              <table:table-cell office:value-type="float" office:value="0.00208076">
                <text:p>0.00208076</text:p>
              </table:table-cell>
              <table:table-cell office:value-type="float" office:value="0.000900835">
                <text:p>0.000900835</text:p>
              </table:table-cell>
              <table:table-cell office:value-type="float" office:value="0.00171482">
                <text:p>0.001714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8500">
                <text:p>338500</text:p>
              </table:table-cell>
              <table:table-cell office:value-type="float" office:value="NaN">
                <text:p>NaN</text:p>
              </table:table-cell>
              <table:table-cell office:value-type="float" office:value="0.0182314">
                <text:p>0.0182314</text:p>
              </table:table-cell>
              <table:table-cell office:value-type="float" office:value="0.00151784">
                <text:p>0.00151784</text:p>
              </table:table-cell>
              <table:table-cell office:value-type="float" office:value="0.283323">
                <text:p>0.283323</text:p>
              </table:table-cell>
              <table:table-cell office:value-type="float" office:value="0.0575725">
                <text:p>0.0575725</text:p>
              </table:table-cell>
              <table:table-cell office:value-type="float" office:value="0.00208668">
                <text:p>0.00208668</text:p>
              </table:table-cell>
              <table:table-cell office:value-type="float" office:value="0.000909519">
                <text:p>0.000909519</text:p>
              </table:table-cell>
              <table:table-cell office:value-type="float" office:value="0.00174403">
                <text:p>0.001744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38000">
                <text:p>338000</text:p>
              </table:table-cell>
              <table:table-cell office:value-type="float" office:value="NaN">
                <text:p>NaN</text:p>
              </table:table-cell>
              <table:table-cell office:value-type="float" office:value="0.0182354">
                <text:p>0.0182354</text:p>
              </table:table-cell>
              <table:table-cell office:value-type="float" office:value="0.00149218">
                <text:p>0.00149218</text:p>
              </table:table-cell>
              <table:table-cell office:value-type="float" office:value="0.273396">
                <text:p>0.273396</text:p>
              </table:table-cell>
              <table:table-cell office:value-type="float" office:value="0.055037">
                <text:p>0.055037</text:p>
              </table:table-cell>
              <table:table-cell office:value-type="float" office:value="0.00212932">
                <text:p>0.00212932</text:p>
              </table:table-cell>
              <table:table-cell office:value-type="float" office:value="0.000922546">
                <text:p>0.000922546</text:p>
              </table:table-cell>
              <table:table-cell office:value-type="float" office:value="0.00170614">
                <text:p>0.001706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7500">
                <text:p>337500</text:p>
              </table:table-cell>
              <table:table-cell office:value-type="float" office:value="NaN">
                <text:p>NaN</text:p>
              </table:table-cell>
              <table:table-cell office:value-type="float" office:value="0.018464">
                <text:p>0.018464</text:p>
              </table:table-cell>
              <table:table-cell office:value-type="float" office:value="0.00150047">
                <text:p>0.00150047</text:p>
              </table:table-cell>
              <table:table-cell office:value-type="float" office:value="0.277946">
                <text:p>0.277946</text:p>
              </table:table-cell>
              <table:table-cell office:value-type="float" office:value="0.0556481">
                <text:p>0.0556481</text:p>
              </table:table-cell>
              <table:table-cell office:value-type="float" office:value="0.0022584">
                <text:p>0.0022584</text:p>
              </table:table-cell>
              <table:table-cell office:value-type="float" office:value="0.000945442">
                <text:p>0.000945442</text:p>
              </table:table-cell>
              <table:table-cell office:value-type="float" office:value="0.00167101">
                <text:p>0.001671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7000">
                <text:p>337000</text:p>
              </table:table-cell>
              <table:table-cell office:value-type="float" office:value="NaN">
                <text:p>NaN</text:p>
              </table:table-cell>
              <table:table-cell office:value-type="float" office:value="0.0174321">
                <text:p>0.0174321</text:p>
              </table:table-cell>
              <table:table-cell office:value-type="float" office:value="0.00149258">
                <text:p>0.00149258</text:p>
              </table:table-cell>
              <table:table-cell office:value-type="float" office:value="0.27673">
                <text:p>0.27673</text:p>
              </table:table-cell>
              <table:table-cell office:value-type="float" office:value="0.055309">
                <text:p>0.055309</text:p>
              </table:table-cell>
              <table:table-cell office:value-type="float" office:value="0.00216958">
                <text:p>0.00216958</text:p>
              </table:table-cell>
              <table:table-cell office:value-type="float" office:value="0.000902414">
                <text:p>0.000902414</text:p>
              </table:table-cell>
              <table:table-cell office:value-type="float" office:value="0.00176772">
                <text:p>0.0017677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6500">
                <text:p>336500</text:p>
              </table:table-cell>
              <table:table-cell office:value-type="float" office:value="NaN">
                <text:p>NaN</text:p>
              </table:table-cell>
              <table:table-cell office:value-type="float" office:value="0.0162604">
                <text:p>0.0162604</text:p>
              </table:table-cell>
              <table:table-cell office:value-type="float" office:value="0.00148429">
                <text:p>0.00148429</text:p>
              </table:table-cell>
              <table:table-cell office:value-type="float" office:value="0.273043">
                <text:p>0.273043</text:p>
              </table:table-cell>
              <table:table-cell office:value-type="float" office:value="0.0550086">
                <text:p>0.0550086</text:p>
              </table:table-cell>
              <table:table-cell office:value-type="float" office:value="0.00206774">
                <text:p>0.00206774</text:p>
              </table:table-cell>
              <table:table-cell office:value-type="float" office:value="0.000860175">
                <text:p>0.000860175</text:p>
              </table:table-cell>
              <table:table-cell office:value-type="float" office:value="0.00223985">
                <text:p>0.002239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6000">
                <text:p>336000</text:p>
              </table:table-cell>
              <table:table-cell office:value-type="float" office:value="NaN">
                <text:p>NaN</text:p>
              </table:table-cell>
              <table:table-cell office:value-type="float" office:value="0.0172082">
                <text:p>0.0172082</text:p>
              </table:table-cell>
              <table:table-cell office:value-type="float" office:value="0.0014756">
                <text:p>0.0014756</text:p>
              </table:table-cell>
              <table:table-cell office:value-type="float" office:value="0.281608">
                <text:p>0.281608</text:p>
              </table:table-cell>
              <table:table-cell office:value-type="float" office:value="0.0555048">
                <text:p>0.0555048</text:p>
              </table:table-cell>
              <table:table-cell office:value-type="float" office:value="0.00201918">
                <text:p>0.00201918</text:p>
              </table:table-cell>
              <table:table-cell office:value-type="float" office:value="0.000889782">
                <text:p>0.000889782</text:p>
              </table:table-cell>
              <table:table-cell office:value-type="float" office:value="0.00186601">
                <text:p>0.001866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5500">
                <text:p>335500</text:p>
              </table:table-cell>
              <table:table-cell office:value-type="float" office:value="NaN">
                <text:p>NaN</text:p>
              </table:table-cell>
              <table:table-cell office:value-type="float" office:value="0.017117">
                <text:p>0.017117</text:p>
              </table:table-cell>
              <table:table-cell office:value-type="float" office:value="0.00145981">
                <text:p>0.00145981</text:p>
              </table:table-cell>
              <table:table-cell office:value-type="float" office:value="0.266682">
                <text:p>0.266682</text:p>
              </table:table-cell>
              <table:table-cell office:value-type="float" office:value="0.053473">
                <text:p>0.053473</text:p>
              </table:table-cell>
              <table:table-cell office:value-type="float" office:value="0.002003">
                <text:p>0.002003</text:p>
              </table:table-cell>
              <table:table-cell office:value-type="float" office:value="0.000893334">
                <text:p>0.000893334</text:p>
              </table:table-cell>
              <table:table-cell office:value-type="float" office:value="0.00178035">
                <text:p>0.001780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5000">
                <text:p>335000</text:p>
              </table:table-cell>
              <table:table-cell office:value-type="float" office:value="NaN">
                <text:p>NaN</text:p>
              </table:table-cell>
              <table:table-cell office:value-type="float" office:value="0.0176638">
                <text:p>0.0176638</text:p>
              </table:table-cell>
              <table:table-cell office:value-type="float" office:value="0.00146652">
                <text:p>0.00146652</text:p>
              </table:table-cell>
              <table:table-cell office:value-type="float" office:value="0.282579">
                <text:p>0.282579</text:p>
              </table:table-cell>
              <table:table-cell office:value-type="float" office:value="0.0566156">
                <text:p>0.0566156</text:p>
              </table:table-cell>
              <table:table-cell office:value-type="float" office:value="0.00202629">
                <text:p>0.00202629</text:p>
              </table:table-cell>
              <table:table-cell office:value-type="float" office:value="0.000968733">
                <text:p>0.000968733</text:p>
              </table:table-cell>
              <table:table-cell office:value-type="float" office:value="0.00179891">
                <text:p>0.001798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4500">
                <text:p>334500</text:p>
              </table:table-cell>
              <table:table-cell office:value-type="float" office:value="NaN">
                <text:p>NaN</text:p>
              </table:table-cell>
              <table:table-cell office:value-type="float" office:value="0.0171336">
                <text:p>0.0171336</text:p>
              </table:table-cell>
              <table:table-cell office:value-type="float" office:value="0.00149415">
                <text:p>0.00149415</text:p>
              </table:table-cell>
              <table:table-cell office:value-type="float" office:value="0.306649">
                <text:p>0.306649</text:p>
              </table:table-cell>
              <table:table-cell office:value-type="float" office:value="0.0618959">
                <text:p>0.0618959</text:p>
              </table:table-cell>
              <table:table-cell office:value-type="float" office:value="0.00198721">
                <text:p>0.00198721</text:p>
              </table:table-cell>
              <table:table-cell office:value-type="float" office:value="0.00102084">
                <text:p>0.00102084</text:p>
              </table:table-cell>
              <table:table-cell office:value-type="float" office:value="0.00196905">
                <text:p>0.001969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4000">
                <text:p>334000</text:p>
              </table:table-cell>
              <table:table-cell office:value-type="float" office:value="NaN">
                <text:p>NaN</text:p>
              </table:table-cell>
              <table:table-cell office:value-type="float" office:value="0.016821">
                <text:p>0.016821</text:p>
              </table:table-cell>
              <table:table-cell office:value-type="float" office:value="0.00148823">
                <text:p>0.00148823</text:p>
              </table:table-cell>
              <table:table-cell office:value-type="float" office:value="0.282221">
                <text:p>0.282221</text:p>
              </table:table-cell>
              <table:table-cell office:value-type="float" office:value="0.0556599">
                <text:p>0.0556599</text:p>
              </table:table-cell>
              <table:table-cell office:value-type="float" office:value="0.00195918">
                <text:p>0.00195918</text:p>
              </table:table-cell>
              <table:table-cell office:value-type="float" office:value="0.00118111">
                <text:p>0.00118111</text:p>
              </table:table-cell>
              <table:table-cell office:value-type="float" office:value="0.00181904">
                <text:p>0.001819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500">
                <text:p>333500</text:p>
              </table:table-cell>
              <table:table-cell office:value-type="float" office:value="NaN">
                <text:p>NaN</text:p>
              </table:table-cell>
              <table:table-cell office:value-type="float" office:value="0.0170657">
                <text:p>0.0170657</text:p>
              </table:table-cell>
              <table:table-cell office:value-type="float" office:value="0.00154666">
                <text:p>0.00154666</text:p>
              </table:table-cell>
              <table:table-cell office:value-type="float" office:value="0.273957">
                <text:p>0.273957</text:p>
              </table:table-cell>
              <table:table-cell office:value-type="float" office:value="0.0542901">
                <text:p>0.0542901</text:p>
              </table:table-cell>
              <table:table-cell office:value-type="float" office:value="0.00197299">
                <text:p>0.00197299</text:p>
              </table:table-cell>
              <table:table-cell office:value-type="float" office:value="0.00111992">
                <text:p>0.00111992</text:p>
              </table:table-cell>
              <table:table-cell office:value-type="float" office:value="0.00178548">
                <text:p>0.0017854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3000">
                <text:p>333000</text:p>
              </table:table-cell>
              <table:table-cell office:value-type="float" office:value="NaN">
                <text:p>NaN</text:p>
              </table:table-cell>
              <table:table-cell office:value-type="float" office:value="0.0169923">
                <text:p>0.0169923</text:p>
              </table:table-cell>
              <table:table-cell office:value-type="float" office:value="0.00153087">
                <text:p>0.00153087</text:p>
              </table:table-cell>
              <table:table-cell office:value-type="float" office:value="0.29482">
                <text:p>0.29482</text:p>
              </table:table-cell>
              <table:table-cell office:value-type="float" office:value="0.059225">
                <text:p>0.059225</text:p>
              </table:table-cell>
              <table:table-cell office:value-type="float" office:value="0.00199747">
                <text:p>0.00199747</text:p>
              </table:table-cell>
              <table:table-cell office:value-type="float" office:value="0.00106703">
                <text:p>0.00106703</text:p>
              </table:table-cell>
              <table:table-cell office:value-type="float" office:value="0.00180088">
                <text:p>0.001800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2500">
                <text:p>332500</text:p>
              </table:table-cell>
              <table:table-cell office:value-type="float" office:value="NaN">
                <text:p>NaN</text:p>
              </table:table-cell>
              <table:table-cell office:value-type="float" office:value="0.0176081">
                <text:p>0.0176081</text:p>
              </table:table-cell>
              <table:table-cell office:value-type="float" office:value="0.00152218">
                <text:p>0.00152218</text:p>
              </table:table-cell>
              <table:table-cell office:value-type="float" office:value="0.274972">
                <text:p>0.274972</text:p>
              </table:table-cell>
              <table:table-cell office:value-type="float" office:value="0.0599268">
                <text:p>0.0599268</text:p>
              </table:table-cell>
              <table:table-cell office:value-type="float" office:value="0.0019422">
                <text:p>0.0019422</text:p>
              </table:table-cell>
              <table:table-cell office:value-type="float" office:value="0.00100387">
                <text:p>0.00100387</text:p>
              </table:table-cell>
              <table:table-cell office:value-type="float" office:value="0.00183443">
                <text:p>0.0018344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2000">
                <text:p>332000</text:p>
              </table:table-cell>
              <table:table-cell office:value-type="float" office:value="NaN">
                <text:p>NaN</text:p>
              </table:table-cell>
              <table:table-cell office:value-type="float" office:value="0.0176172">
                <text:p>0.0176172</text:p>
              </table:table-cell>
              <table:table-cell office:value-type="float" office:value="0.0014985">
                <text:p>0.0014985</text:p>
              </table:table-cell>
              <table:table-cell office:value-type="float" office:value="0.278292">
                <text:p>0.278292</text:p>
              </table:table-cell>
              <table:table-cell office:value-type="float" office:value="0.0556248">
                <text:p>0.0556248</text:p>
              </table:table-cell>
              <table:table-cell office:value-type="float" office:value="0.00201286">
                <text:p>0.00201286</text:p>
              </table:table-cell>
              <table:table-cell office:value-type="float" office:value="0.00100308">
                <text:p>0.00100308</text:p>
              </table:table-cell>
              <table:table-cell office:value-type="float" office:value="0.00182772">
                <text:p>0.001827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1500">
                <text:p>331500</text:p>
              </table:table-cell>
              <table:table-cell office:value-type="float" office:value="NaN">
                <text:p>NaN</text:p>
              </table:table-cell>
              <table:table-cell office:value-type="float" office:value="0.0172686">
                <text:p>0.0172686</text:p>
              </table:table-cell>
              <table:table-cell office:value-type="float" office:value="0.00148942">
                <text:p>0.00148942</text:p>
              </table:table-cell>
              <table:table-cell office:value-type="float" office:value="0.276283">
                <text:p>0.276283</text:p>
              </table:table-cell>
              <table:table-cell office:value-type="float" office:value="0.0548013">
                <text:p>0.0548013</text:p>
              </table:table-cell>
              <table:table-cell office:value-type="float" office:value="0.00195089">
                <text:p>0.00195089</text:p>
              </table:table-cell>
              <table:table-cell office:value-type="float" office:value="0.000948995">
                <text:p>0.000948995</text:p>
              </table:table-cell>
              <table:table-cell office:value-type="float" office:value="0.00175667">
                <text:p>0.00175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1000">
                <text:p>331000</text:p>
              </table:table-cell>
              <table:table-cell office:value-type="float" office:value="NaN">
                <text:p>NaN</text:p>
              </table:table-cell>
              <table:table-cell office:value-type="float" office:value="0.0168151">
                <text:p>0.0168151</text:p>
              </table:table-cell>
              <table:table-cell office:value-type="float" office:value="0.00147165">
                <text:p>0.00147165</text:p>
              </table:table-cell>
              <table:table-cell office:value-type="float" office:value="0.279731">
                <text:p>0.279731</text:p>
              </table:table-cell>
              <table:table-cell office:value-type="float" office:value="0.0565596">
                <text:p>0.0565596</text:p>
              </table:table-cell>
              <table:table-cell office:value-type="float" office:value="0.00194615">
                <text:p>0.00194615</text:p>
              </table:table-cell>
              <table:table-cell office:value-type="float" office:value="0.000930441">
                <text:p>0.000930441</text:p>
              </table:table-cell>
              <table:table-cell office:value-type="float" office:value="0.00171917">
                <text:p>0.001719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0500">
                <text:p>330500</text:p>
              </table:table-cell>
              <table:table-cell office:value-type="float" office:value="NaN">
                <text:p>NaN</text:p>
              </table:table-cell>
              <table:table-cell office:value-type="float" office:value="0.0168028">
                <text:p>0.0168028</text:p>
              </table:table-cell>
              <table:table-cell office:value-type="float" office:value="0.00149889">
                <text:p>0.00149889</text:p>
              </table:table-cell>
              <table:table-cell office:value-type="float" office:value="0.276259">
                <text:p>0.276259</text:p>
              </table:table-cell>
              <table:table-cell office:value-type="float" office:value="0.0567747">
                <text:p>0.0567747</text:p>
              </table:table-cell>
              <table:table-cell office:value-type="float" office:value="0.00193115">
                <text:p>0.00193115</text:p>
              </table:table-cell>
              <table:table-cell office:value-type="float" office:value="0.000916625">
                <text:p>0.000916625</text:p>
              </table:table-cell>
              <table:table-cell office:value-type="float" office:value="0.00180878">
                <text:p>0.0018087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0000">
                <text:p>330000</text:p>
              </table:table-cell>
              <table:table-cell office:value-type="float" office:value="NaN">
                <text:p>NaN</text:p>
              </table:table-cell>
              <table:table-cell office:value-type="float" office:value="0.016958">
                <text:p>0.016958</text:p>
              </table:table-cell>
              <table:table-cell office:value-type="float" office:value="0.00149297">
                <text:p>0.00149297</text:p>
              </table:table-cell>
              <table:table-cell office:value-type="float" office:value="0.267143">
                <text:p>0.267143</text:p>
              </table:table-cell>
              <table:table-cell office:value-type="float" office:value="0.054026">
                <text:p>0.054026</text:p>
              </table:table-cell>
              <table:table-cell office:value-type="float" office:value="0.00197141">
                <text:p>0.00197141</text:p>
              </table:table-cell>
              <table:table-cell office:value-type="float" office:value="0.000960838">
                <text:p>0.000960838</text:p>
              </table:table-cell>
              <table:table-cell office:value-type="float" office:value="0.00170693">
                <text:p>0.0017069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29500">
                <text:p>329500</text:p>
              </table:table-cell>
              <table:table-cell office:value-type="float" office:value="NaN">
                <text:p>NaN</text:p>
              </table:table-cell>
              <table:table-cell office:value-type="float" office:value="0.0169994">
                <text:p>0.0169994</text:p>
              </table:table-cell>
              <table:table-cell office:value-type="float" office:value="0.00149889">
                <text:p>0.00149889</text:p>
              </table:table-cell>
              <table:table-cell office:value-type="float" office:value="0.269233">
                <text:p>0.269233</text:p>
              </table:table-cell>
              <table:table-cell office:value-type="float" office:value="0.0539218">
                <text:p>0.0539218</text:p>
              </table:table-cell>
              <table:table-cell office:value-type="float" office:value="0.00199155">
                <text:p>0.00199155</text:p>
              </table:table-cell>
              <table:table-cell office:value-type="float" office:value="0.000930836">
                <text:p>0.000930836</text:p>
              </table:table-cell>
              <table:table-cell office:value-type="float" office:value="0.00171364">
                <text:p>0.001713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29000">
                <text:p>329000</text:p>
              </table:table-cell>
              <table:table-cell office:value-type="float" office:value="NaN">
                <text:p>NaN</text:p>
              </table:table-cell>
              <table:table-cell office:value-type="float" office:value="0.0169359">
                <text:p>0.0169359</text:p>
              </table:table-cell>
              <table:table-cell office:value-type="float" office:value="0.00150323">
                <text:p>0.00150323</text:p>
              </table:table-cell>
              <table:table-cell office:value-type="float" office:value="0.269557">
                <text:p>0.269557</text:p>
              </table:table-cell>
              <table:table-cell office:value-type="float" office:value="0.0546485">
                <text:p>0.0546485</text:p>
              </table:table-cell>
              <table:table-cell office:value-type="float" office:value="0.00196155">
                <text:p>0.00196155</text:p>
              </table:table-cell>
              <table:table-cell office:value-type="float" office:value="0.000943863">
                <text:p>0.000943863</text:p>
              </table:table-cell>
              <table:table-cell office:value-type="float" office:value="0.00168719">
                <text:p>0.001687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28500">
                <text:p>328500</text:p>
              </table:table-cell>
              <table:table-cell office:value-type="float" office:value="NaN">
                <text:p>NaN</text:p>
              </table:table-cell>
              <table:table-cell office:value-type="float" office:value="0.0171936">
                <text:p>0.0171936</text:p>
              </table:table-cell>
              <table:table-cell office:value-type="float" office:value="0.0015285">
                <text:p>0.0015285</text:p>
              </table:table-cell>
              <table:table-cell office:value-type="float" office:value="0.277537">
                <text:p>0.277537</text:p>
              </table:table-cell>
              <table:table-cell office:value-type="float" office:value="0.0551246">
                <text:p>0.0551246</text:p>
              </table:table-cell>
              <table:table-cell office:value-type="float" office:value="0.00193747">
                <text:p>0.00193747</text:p>
              </table:table-cell>
              <table:table-cell office:value-type="float" office:value="0.000982155">
                <text:p>0.000982155</text:p>
              </table:table-cell>
              <table:table-cell office:value-type="float" office:value="0.00165956">
                <text:p>0.0016595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28000">
                <text:p>328000</text:p>
              </table:table-cell>
              <table:table-cell office:value-type="float" office:value="NaN">
                <text:p>NaN</text:p>
              </table:table-cell>
              <table:table-cell office:value-type="float" office:value="0.0168328">
                <text:p>0.0168328</text:p>
              </table:table-cell>
              <table:table-cell office:value-type="float" office:value="0.00150521">
                <text:p>0.00150521</text:p>
              </table:table-cell>
              <table:table-cell office:value-type="float" office:value="0.26148">
                <text:p>0.26148</text:p>
              </table:table-cell>
              <table:table-cell office:value-type="float" office:value="0.0525366">
                <text:p>0.0525366</text:p>
              </table:table-cell>
              <table:table-cell office:value-type="float" office:value="0.00192444">
                <text:p>0.00192444</text:p>
              </table:table-cell>
              <table:table-cell office:value-type="float" office:value="0.000963206">
                <text:p>0.000963206</text:p>
              </table:table-cell>
              <table:table-cell office:value-type="float" office:value="0.0016864">
                <text:p>0.00168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27500">
                <text:p>327500</text:p>
              </table:table-cell>
              <table:table-cell office:value-type="float" office:value="NaN">
                <text:p>NaN</text:p>
              </table:table-cell>
              <table:table-cell office:value-type="float" office:value="0.017408">
                <text:p>0.017408</text:p>
              </table:table-cell>
              <table:table-cell office:value-type="float" office:value="0.00148823">
                <text:p>0.00148823</text:p>
              </table:table-cell>
              <table:table-cell office:value-type="float" office:value="0.267142">
                <text:p>0.267142</text:p>
              </table:table-cell>
              <table:table-cell office:value-type="float" office:value="0.0538231">
                <text:p>0.0538231</text:p>
              </table:table-cell>
              <table:table-cell office:value-type="float" office:value="0.00195326">
                <text:p>0.00195326</text:p>
              </table:table-cell>
              <table:table-cell office:value-type="float" office:value="0.000961233">
                <text:p>0.000961233</text:p>
              </table:table-cell>
              <table:table-cell office:value-type="float" office:value="0.0017318">
                <text:p>0.00173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27000">
                <text:p>327000</text:p>
              </table:table-cell>
              <table:table-cell office:value-type="float" office:value="NaN">
                <text:p>NaN</text:p>
              </table:table-cell>
              <table:table-cell office:value-type="float" office:value="0.0174135">
                <text:p>0.0174135</text:p>
              </table:table-cell>
              <table:table-cell office:value-type="float" office:value="0.00148863">
                <text:p>0.00148863</text:p>
              </table:table-cell>
              <table:table-cell office:value-type="float" office:value="0.26677">
                <text:p>0.26677</text:p>
              </table:table-cell>
              <table:table-cell office:value-type="float" office:value="0.0547543">
                <text:p>0.0547543</text:p>
              </table:table-cell>
              <table:table-cell office:value-type="float" office:value="0.00197931">
                <text:p>0.00197931</text:p>
              </table:table-cell>
              <table:table-cell office:value-type="float" office:value="0.000947416">
                <text:p>0.000947416</text:p>
              </table:table-cell>
              <table:table-cell office:value-type="float" office:value="0.00168008">
                <text:p>0.001680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26500">
                <text:p>326500</text:p>
              </table:table-cell>
              <table:table-cell office:value-type="float" office:value="NaN">
                <text:p>NaN</text:p>
              </table:table-cell>
              <table:table-cell office:value-type="float" office:value="0.0169039">
                <text:p>0.0169039</text:p>
              </table:table-cell>
              <table:table-cell office:value-type="float" office:value="0.00146415">
                <text:p>0.00146415</text:p>
              </table:table-cell>
              <table:table-cell office:value-type="float" office:value="0.268716">
                <text:p>0.268716</text:p>
              </table:table-cell>
              <table:table-cell office:value-type="float" office:value="0.0532724">
                <text:p>0.0532724</text:p>
              </table:table-cell>
              <table:table-cell office:value-type="float" office:value="0.0019272">
                <text:p>0.0019272</text:p>
              </table:table-cell>
              <table:table-cell office:value-type="float" office:value="0.00090044">
                <text:p>0.00090044</text:p>
              </table:table-cell>
              <table:table-cell office:value-type="float" office:value="0.00167614">
                <text:p>0.001676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26000">
                <text:p>326000</text:p>
              </table:table-cell>
              <table:table-cell office:value-type="float" office:value="NaN">
                <text:p>NaN</text:p>
              </table:table-cell>
              <table:table-cell office:value-type="float" office:value="0.0171064">
                <text:p>0.0171064</text:p>
              </table:table-cell>
              <table:table-cell office:value-type="float" office:value="0.00149929">
                <text:p>0.00149929</text:p>
              </table:table-cell>
              <table:table-cell office:value-type="float" office:value="0.278514">
                <text:p>0.278514</text:p>
              </table:table-cell>
              <table:table-cell office:value-type="float" office:value="0.055761">
                <text:p>0.055761</text:p>
              </table:table-cell>
              <table:table-cell office:value-type="float" office:value="0.00192168">
                <text:p>0.00192168</text:p>
              </table:table-cell>
              <table:table-cell office:value-type="float" office:value="0.000900835">
                <text:p>0.000900835</text:p>
              </table:table-cell>
              <table:table-cell office:value-type="float" office:value="0.00171877">
                <text:p>0.0017187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25500">
                <text:p>325500</text:p>
              </table:table-cell>
              <table:table-cell office:value-type="float" office:value="NaN">
                <text:p>NaN</text:p>
              </table:table-cell>
              <table:table-cell office:value-type="float" office:value="0.0168786">
                <text:p>0.0168786</text:p>
              </table:table-cell>
              <table:table-cell office:value-type="float" office:value="0.00150994">
                <text:p>0.00150994</text:p>
              </table:table-cell>
              <table:table-cell office:value-type="float" office:value="0.260113">
                <text:p>0.260113</text:p>
              </table:table-cell>
              <table:table-cell office:value-type="float" office:value="0.0520072">
                <text:p>0.0520072</text:p>
              </table:table-cell>
              <table:table-cell office:value-type="float" office:value="0.00200418">
                <text:p>0.00200418</text:p>
              </table:table-cell>
              <table:table-cell office:value-type="float" office:value="0.000920178">
                <text:p>0.000920178</text:p>
              </table:table-cell>
              <table:table-cell office:value-type="float" office:value="0.00165206">
                <text:p>0.001652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25000">
                <text:p>325000</text:p>
              </table:table-cell>
              <table:table-cell office:value-type="float" office:value="NaN">
                <text:p>NaN</text:p>
              </table:table-cell>
              <table:table-cell office:value-type="float" office:value="0.0164191">
                <text:p>0.0164191</text:p>
              </table:table-cell>
              <table:table-cell office:value-type="float" office:value="0.00152021">
                <text:p>0.00152021</text:p>
              </table:table-cell>
              <table:table-cell office:value-type="float" office:value="0.267266">
                <text:p>0.267266</text:p>
              </table:table-cell>
              <table:table-cell office:value-type="float" office:value="0.0540339">
                <text:p>0.0540339</text:p>
              </table:table-cell>
              <table:table-cell office:value-type="float" office:value="0.00195089">
                <text:p>0.00195089</text:p>
              </table:table-cell>
              <table:table-cell office:value-type="float" office:value="0.000900045">
                <text:p>0.000900045</text:p>
              </table:table-cell>
              <table:table-cell office:value-type="float" office:value="0.00169864">
                <text:p>0.001698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24500">
                <text:p>324500</text:p>
              </table:table-cell>
              <table:table-cell office:value-type="float" office:value="NaN">
                <text:p>NaN</text:p>
              </table:table-cell>
              <table:table-cell office:value-type="float" office:value="0.0174443">
                <text:p>0.0174443</text:p>
              </table:table-cell>
              <table:table-cell office:value-type="float" office:value="0.00151271">
                <text:p>0.00151271</text:p>
              </table:table-cell>
              <table:table-cell office:value-type="float" office:value="0.271168">
                <text:p>0.271168</text:p>
              </table:table-cell>
              <table:table-cell office:value-type="float" office:value="0.0548443">
                <text:p>0.0548443</text:p>
              </table:table-cell>
              <table:table-cell office:value-type="float" office:value="0.00194655">
                <text:p>0.00194655</text:p>
              </table:table-cell>
              <table:table-cell office:value-type="float" office:value="0.0009486">
                <text:p>0.0009486</text:p>
              </table:table-cell>
              <table:table-cell office:value-type="float" office:value="0.00167179">
                <text:p>0.001671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24000">
                <text:p>324000</text:p>
              </table:table-cell>
              <table:table-cell office:value-type="float" office:value="NaN">
                <text:p>NaN</text:p>
              </table:table-cell>
              <table:table-cell office:value-type="float" office:value="0.0164487">
                <text:p>0.0164487</text:p>
              </table:table-cell>
              <table:table-cell office:value-type="float" office:value="0.00153047">
                <text:p>0.00153047</text:p>
              </table:table-cell>
              <table:table-cell office:value-type="float" office:value="0.279005">
                <text:p>0.279005</text:p>
              </table:table-cell>
              <table:table-cell office:value-type="float" office:value="0.0562635">
                <text:p>0.0562635</text:p>
              </table:table-cell>
              <table:table-cell office:value-type="float" office:value="0.00189088">
                <text:p>0.00189088</text:p>
              </table:table-cell>
              <table:table-cell office:value-type="float" office:value="0.000971496">
                <text:p>0.000971496</text:p>
              </table:table-cell>
              <table:table-cell office:value-type="float" office:value="0.0017239">
                <text:p>0.00172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23500">
                <text:p>323500</text:p>
              </table:table-cell>
              <table:table-cell office:value-type="float" office:value="NaN">
                <text:p>NaN</text:p>
              </table:table-cell>
              <table:table-cell office:value-type="float" office:value="0.0167191">
                <text:p>0.0167191</text:p>
              </table:table-cell>
              <table:table-cell office:value-type="float" office:value="0.00151744">
                <text:p>0.00151744</text:p>
              </table:table-cell>
              <table:table-cell office:value-type="float" office:value="0.279894">
                <text:p>0.279894</text:p>
              </table:table-cell>
              <table:table-cell office:value-type="float" office:value="0.0558095">
                <text:p>0.0558095</text:p>
              </table:table-cell>
              <table:table-cell office:value-type="float" office:value="0.00194733">
                <text:p>0.00194733</text:p>
              </table:table-cell>
              <table:table-cell office:value-type="float" office:value="0.00108282">
                <text:p>0.00108282</text:p>
              </table:table-cell>
              <table:table-cell office:value-type="float" office:value="0.00170101">
                <text:p>0.001701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23000">
                <text:p>323000</text:p>
              </table:table-cell>
              <table:table-cell office:value-type="float" office:value="NaN">
                <text:p>NaN</text:p>
              </table:table-cell>
              <table:table-cell office:value-type="float" office:value="0.0165498">
                <text:p>0.0165498</text:p>
              </table:table-cell>
              <table:table-cell office:value-type="float" office:value="0.00183996">
                <text:p>0.00183996</text:p>
              </table:table-cell>
              <table:table-cell office:value-type="float" office:value="0.261685">
                <text:p>0.261685</text:p>
              </table:table-cell>
              <table:table-cell office:value-type="float" office:value="0.0640098">
                <text:p>0.0640098</text:p>
              </table:table-cell>
              <table:table-cell office:value-type="float" office:value="0.00189286">
                <text:p>0.00189286</text:p>
              </table:table-cell>
              <table:table-cell office:value-type="float" office:value="0.00116493">
                <text:p>0.00116493</text:p>
              </table:table-cell>
              <table:table-cell office:value-type="float" office:value="0.00163903">
                <text:p>0.001639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22500">
                <text:p>322500</text:p>
              </table:table-cell>
              <table:table-cell office:value-type="float" office:value="NaN">
                <text:p>NaN</text:p>
              </table:table-cell>
              <table:table-cell office:value-type="float" office:value="0.0163188">
                <text:p>0.0163188</text:p>
              </table:table-cell>
              <table:table-cell office:value-type="float" office:value="0.00170614">
                <text:p>0.00170614</text:p>
              </table:table-cell>
              <table:table-cell office:value-type="float" office:value="0.268069">
                <text:p>0.268069</text:p>
              </table:table-cell>
              <table:table-cell office:value-type="float" office:value="0.0536857">
                <text:p>0.0536857</text:p>
              </table:table-cell>
              <table:table-cell office:value-type="float" office:value="0.00191812">
                <text:p>0.00191812</text:p>
              </table:table-cell>
              <table:table-cell office:value-type="float" office:value="0.00135007">
                <text:p>0.00135007</text:p>
              </table:table-cell>
              <table:table-cell office:value-type="float" office:value="0.00172035">
                <text:p>0.001720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2000">
                <text:p>322000</text:p>
              </table:table-cell>
              <table:table-cell office:value-type="float" office:value="NaN">
                <text:p>NaN</text:p>
              </table:table-cell>
              <table:table-cell office:value-type="float" office:value="0.0170685">
                <text:p>0.0170685</text:p>
              </table:table-cell>
              <table:table-cell office:value-type="float" office:value="0.00175785">
                <text:p>0.00175785</text:p>
              </table:table-cell>
              <table:table-cell office:value-type="float" office:value="0.271415">
                <text:p>0.271415</text:p>
              </table:table-cell>
              <table:table-cell office:value-type="float" office:value="0.0544642">
                <text:p>0.0544642</text:p>
              </table:table-cell>
              <table:table-cell office:value-type="float" office:value="0.00194339">
                <text:p>0.00194339</text:p>
              </table:table-cell>
              <table:table-cell office:value-type="float" office:value="0.00109584">
                <text:p>0.00109584</text:p>
              </table:table-cell>
              <table:table-cell office:value-type="float" office:value="0.00169824">
                <text:p>0.001698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21500">
                <text:p>321500</text:p>
              </table:table-cell>
              <table:table-cell office:value-type="float" office:value="NaN">
                <text:p>NaN</text:p>
              </table:table-cell>
              <table:table-cell office:value-type="float" office:value="0.0161692">
                <text:p>0.0161692</text:p>
              </table:table-cell>
              <table:table-cell office:value-type="float" office:value="0.00181391">
                <text:p>0.00181391</text:p>
              </table:table-cell>
              <table:table-cell office:value-type="float" office:value="0.272657">
                <text:p>0.272657</text:p>
              </table:table-cell>
              <table:table-cell office:value-type="float" office:value="0.0544729">
                <text:p>0.0544729</text:p>
              </table:table-cell>
              <table:table-cell office:value-type="float" office:value="0.00196076">
                <text:p>0.00196076</text:p>
              </table:table-cell>
              <table:table-cell office:value-type="float" office:value="0.00097426">
                <text:p>0.00097426</text:p>
              </table:table-cell>
              <table:table-cell office:value-type="float" office:value="0.001656">
                <text:p>0.0016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21000">
                <text:p>321000</text:p>
              </table:table-cell>
              <table:table-cell office:value-type="float" office:value="NaN">
                <text:p>NaN</text:p>
              </table:table-cell>
              <table:table-cell office:value-type="float" office:value="0.0162798">
                <text:p>0.0162798</text:p>
              </table:table-cell>
              <table:table-cell office:value-type="float" office:value="0.00156797">
                <text:p>0.00156797</text:p>
              </table:table-cell>
              <table:table-cell office:value-type="float" office:value="0.26314">
                <text:p>0.26314</text:p>
              </table:table-cell>
              <table:table-cell office:value-type="float" office:value="0.0534891">
                <text:p>0.0534891</text:p>
              </table:table-cell>
              <table:table-cell office:value-type="float" office:value="0.00192918">
                <text:p>0.00192918</text:p>
              </table:table-cell>
              <table:table-cell office:value-type="float" office:value="0.000939521">
                <text:p>0.000939521</text:p>
              </table:table-cell>
              <table:table-cell office:value-type="float" office:value="0.0016868">
                <text:p>0.00168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20500">
                <text:p>320500</text:p>
              </table:table-cell>
              <table:table-cell office:value-type="float" office:value="NaN">
                <text:p>NaN</text:p>
              </table:table-cell>
              <table:table-cell office:value-type="float" office:value="0.0177037">
                <text:p>0.0177037</text:p>
              </table:table-cell>
              <table:table-cell office:value-type="float" office:value="0.00157705">
                <text:p>0.00157705</text:p>
              </table:table-cell>
              <table:table-cell office:value-type="float" office:value="0.272663">
                <text:p>0.272663</text:p>
              </table:table-cell>
              <table:table-cell office:value-type="float" office:value="0.0544756">
                <text:p>0.0544756</text:p>
              </table:table-cell>
              <table:table-cell office:value-type="float" office:value="0.00188457">
                <text:p>0.00188457</text:p>
              </table:table-cell>
              <table:table-cell office:value-type="float" office:value="0.00102084">
                <text:p>0.00102084</text:p>
              </table:table-cell>
              <table:table-cell office:value-type="float" office:value="0.00164614">
                <text:p>0.001646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20000">
                <text:p>320000</text:p>
              </table:table-cell>
              <table:table-cell office:value-type="float" office:value="NaN">
                <text:p>NaN</text:p>
              </table:table-cell>
              <table:table-cell office:value-type="float" office:value="0.0160907">
                <text:p>0.0160907</text:p>
              </table:table-cell>
              <table:table-cell office:value-type="float" office:value="0.00157153">
                <text:p>0.00157153</text:p>
              </table:table-cell>
              <table:table-cell office:value-type="float" office:value="0.259615">
                <text:p>0.259615</text:p>
              </table:table-cell>
              <table:table-cell office:value-type="float" office:value="0.0512706">
                <text:p>0.0512706</text:p>
              </table:table-cell>
              <table:table-cell office:value-type="float" office:value="0.00185772">
                <text:p>0.00185772</text:p>
              </table:table-cell>
              <table:table-cell office:value-type="float" office:value="0.000953337">
                <text:p>0.000953337</text:p>
              </table:table-cell>
              <table:table-cell office:value-type="float" office:value="0.00167614">
                <text:p>0.001676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9500">
                <text:p>319500</text:p>
              </table:table-cell>
              <table:table-cell office:value-type="float" office:value="NaN">
                <text:p>NaN</text:p>
              </table:table-cell>
              <table:table-cell office:value-type="float" office:value="0.0169887">
                <text:p>0.0169887</text:p>
              </table:table-cell>
              <table:table-cell office:value-type="float" office:value="0.00150994">
                <text:p>0.00150994</text:p>
              </table:table-cell>
              <table:table-cell office:value-type="float" office:value="0.268076">
                <text:p>0.268076</text:p>
              </table:table-cell>
              <table:table-cell office:value-type="float" office:value="0.0532914">
                <text:p>0.0532914</text:p>
              </table:table-cell>
              <table:table-cell office:value-type="float" office:value="0.00191062">
                <text:p>0.00191062</text:p>
              </table:table-cell>
              <table:table-cell office:value-type="float" office:value="0.000962812">
                <text:p>0.000962812</text:p>
              </table:table-cell>
              <table:table-cell office:value-type="float" office:value="0.0017618">
                <text:p>0.00176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9000">
                <text:p>319000</text:p>
              </table:table-cell>
              <table:table-cell office:value-type="float" office:value="NaN">
                <text:p>NaN</text:p>
              </table:table-cell>
              <table:table-cell office:value-type="float" office:value="0.0169256">
                <text:p>0.0169256</text:p>
              </table:table-cell>
              <table:table-cell office:value-type="float" office:value="0.00151902">
                <text:p>0.00151902</text:p>
              </table:table-cell>
              <table:table-cell office:value-type="float" office:value="0.259305">
                <text:p>0.259305</text:p>
              </table:table-cell>
              <table:table-cell office:value-type="float" office:value="0.0524711">
                <text:p>0.0524711</text:p>
              </table:table-cell>
              <table:table-cell office:value-type="float" office:value="0.00195207">
                <text:p>0.00195207</text:p>
              </table:table-cell>
              <table:table-cell office:value-type="float" office:value="0.000960838">
                <text:p>0.000960838</text:p>
              </table:table-cell>
              <table:table-cell office:value-type="float" office:value="0.00162482">
                <text:p>0.001624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8500">
                <text:p>318500</text:p>
              </table:table-cell>
              <table:table-cell office:value-type="float" office:value="NaN">
                <text:p>NaN</text:p>
              </table:table-cell>
              <table:table-cell office:value-type="float" office:value="0.0159016">
                <text:p>0.0159016</text:p>
              </table:table-cell>
              <table:table-cell office:value-type="float" office:value="0.00156837">
                <text:p>0.00156837</text:p>
              </table:table-cell>
              <table:table-cell office:value-type="float" office:value="0.261512">
                <text:p>0.261512</text:p>
              </table:table-cell>
              <table:table-cell office:value-type="float" office:value="0.0523787">
                <text:p>0.0523787</text:p>
              </table:table-cell>
              <table:table-cell office:value-type="float" office:value="0.00188378">
                <text:p>0.00188378</text:p>
              </table:table-cell>
              <table:table-cell office:value-type="float" office:value="0.000867675">
                <text:p>0.000867675</text:p>
              </table:table-cell>
              <table:table-cell office:value-type="float" office:value="0.00166943">
                <text:p>0.001669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8000">
                <text:p>318000</text:p>
              </table:table-cell>
              <table:table-cell office:value-type="float" office:value="NaN">
                <text:p>NaN</text:p>
              </table:table-cell>
              <table:table-cell office:value-type="float" office:value="0.0159995">
                <text:p>0.0159995</text:p>
              </table:table-cell>
              <table:table-cell office:value-type="float" office:value="0.0018672">
                <text:p>0.0018672</text:p>
              </table:table-cell>
              <table:table-cell office:value-type="float" office:value="0.268305">
                <text:p>0.268305</text:p>
              </table:table-cell>
              <table:table-cell office:value-type="float" office:value="0.0535476">
                <text:p>0.0535476</text:p>
              </table:table-cell>
              <table:table-cell office:value-type="float" office:value="0.00187115">
                <text:p>0.00187115</text:p>
              </table:table-cell>
              <table:table-cell office:value-type="float" office:value="0.000856622">
                <text:p>0.000856622</text:p>
              </table:table-cell>
              <table:table-cell office:value-type="float" office:value="0.00167298">
                <text:p>0.001672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17500">
                <text:p>317500</text:p>
              </table:table-cell>
              <table:table-cell office:value-type="float" office:value="NaN">
                <text:p>NaN</text:p>
              </table:table-cell>
              <table:table-cell office:value-type="float" office:value="0.0158297">
                <text:p>0.0158297</text:p>
              </table:table-cell>
              <table:table-cell office:value-type="float" office:value="0.00213761">
                <text:p>0.00213761</text:p>
              </table:table-cell>
              <table:table-cell office:value-type="float" office:value="0.267046">
                <text:p>0.267046</text:p>
              </table:table-cell>
              <table:table-cell office:value-type="float" office:value="0.0530948">
                <text:p>0.0530948</text:p>
              </table:table-cell>
              <table:table-cell office:value-type="float" office:value="0.00187036">
                <text:p>0.00187036</text:p>
              </table:table-cell>
              <table:table-cell office:value-type="float" office:value="0.000842806">
                <text:p>0.000842806</text:p>
              </table:table-cell>
              <table:table-cell office:value-type="float" office:value="0.00171482">
                <text:p>0.001714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17000">
                <text:p>317000</text:p>
              </table:table-cell>
              <table:table-cell office:value-type="float" office:value="NaN">
                <text:p>NaN</text:p>
              </table:table-cell>
              <table:table-cell office:value-type="float" office:value="0.0158953">
                <text:p>0.0158953</text:p>
              </table:table-cell>
              <table:table-cell office:value-type="float" office:value="0.00253947">
                <text:p>0.00253947</text:p>
              </table:table-cell>
              <table:table-cell office:value-type="float" office:value="0.26477">
                <text:p>0.26477</text:p>
              </table:table-cell>
              <table:table-cell office:value-type="float" office:value="0.0539246">
                <text:p>0.0539246</text:p>
              </table:table-cell>
              <table:table-cell office:value-type="float" office:value="0.00186562">
                <text:p>0.00186562</text:p>
              </table:table-cell>
              <table:table-cell office:value-type="float" office:value="0.000839253">
                <text:p>0.000839253</text:p>
              </table:table-cell>
              <table:table-cell office:value-type="float" office:value="0.00167298">
                <text:p>0.001672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16500">
                <text:p>316500</text:p>
              </table:table-cell>
              <table:table-cell office:value-type="float" office:value="NaN">
                <text:p>NaN</text:p>
              </table:table-cell>
              <table:table-cell office:value-type="float" office:value="0.0162225">
                <text:p>0.0162225</text:p>
              </table:table-cell>
              <table:table-cell office:value-type="float" office:value="0.00205471">
                <text:p>0.00205471</text:p>
              </table:table-cell>
              <table:table-cell office:value-type="float" office:value="0.277322">
                <text:p>0.277322</text:p>
              </table:table-cell>
              <table:table-cell office:value-type="float" office:value="0.0533265">
                <text:p>0.0533265</text:p>
              </table:table-cell>
              <table:table-cell office:value-type="float" office:value="0.00193273">
                <text:p>0.00193273</text:p>
              </table:table-cell>
              <table:table-cell office:value-type="float" office:value="0.000858991">
                <text:p>0.000858991</text:p>
              </table:table-cell>
              <table:table-cell office:value-type="float" office:value="0.00170772">
                <text:p>0.001707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16000">
                <text:p>316000</text:p>
              </table:table-cell>
              <table:table-cell office:value-type="float" office:value="NaN">
                <text:p>NaN</text:p>
              </table:table-cell>
              <table:table-cell office:value-type="float" office:value="0.0162691">
                <text:p>0.0162691</text:p>
              </table:table-cell>
              <table:table-cell office:value-type="float" office:value="0.00169785">
                <text:p>0.00169785</text:p>
              </table:table-cell>
              <table:table-cell office:value-type="float" office:value="0.260896">
                <text:p>0.260896</text:p>
              </table:table-cell>
              <table:table-cell office:value-type="float" office:value="0.0523329">
                <text:p>0.0523329</text:p>
              </table:table-cell>
              <table:table-cell office:value-type="float" office:value="0.00190825">
                <text:p>0.00190825</text:p>
              </table:table-cell>
              <table:table-cell office:value-type="float" office:value="0.000857412">
                <text:p>0.000857412</text:p>
              </table:table-cell>
              <table:table-cell office:value-type="float" office:value="0.00163311">
                <text:p>0.001633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15500">
                <text:p>315500</text:p>
              </table:table-cell>
              <table:table-cell office:value-type="float" office:value="NaN">
                <text:p>NaN</text:p>
              </table:table-cell>
              <table:table-cell office:value-type="float" office:value="0.0160883">
                <text:p>0.0160883</text:p>
              </table:table-cell>
              <table:table-cell office:value-type="float" office:value="0.00155692">
                <text:p>0.00155692</text:p>
              </table:table-cell>
              <table:table-cell office:value-type="float" office:value="0.260914">
                <text:p>0.260914</text:p>
              </table:table-cell>
              <table:table-cell office:value-type="float" office:value="0.0517712">
                <text:p>0.0517712</text:p>
              </table:table-cell>
              <table:table-cell office:value-type="float" office:value="0.00186957">
                <text:p>0.00186957</text:p>
              </table:table-cell>
              <table:table-cell office:value-type="float" office:value="0.000841621">
                <text:p>0.000841621</text:p>
              </table:table-cell>
              <table:table-cell office:value-type="float" office:value="0.00166311">
                <text:p>0.001663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15000">
                <text:p>315000</text:p>
              </table:table-cell>
              <table:table-cell office:value-type="float" office:value="NaN">
                <text:p>NaN</text:p>
              </table:table-cell>
              <table:table-cell office:value-type="float" office:value="0.0166047">
                <text:p>0.0166047</text:p>
              </table:table-cell>
              <table:table-cell office:value-type="float" office:value="0.00150008">
                <text:p>0.00150008</text:p>
              </table:table-cell>
              <table:table-cell office:value-type="float" office:value="0.258062">
                <text:p>0.258062</text:p>
              </table:table-cell>
              <table:table-cell office:value-type="float" office:value="0.0531125">
                <text:p>0.0531125</text:p>
              </table:table-cell>
              <table:table-cell office:value-type="float" office:value="0.00191931">
                <text:p>0.00191931</text:p>
              </table:table-cell>
              <table:table-cell office:value-type="float" office:value="0.000869649">
                <text:p>0.000869649</text:p>
              </table:table-cell>
              <table:table-cell office:value-type="float" office:value="0.00164061">
                <text:p>0.0016406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14500">
                <text:p>314500</text:p>
              </table:table-cell>
              <table:table-cell office:value-type="float" office:value="NaN">
                <text:p>NaN</text:p>
              </table:table-cell>
              <table:table-cell office:value-type="float" office:value="0.0165845">
                <text:p>0.0165845</text:p>
              </table:table-cell>
              <table:table-cell office:value-type="float" office:value="0.00148547">
                <text:p>0.00148547</text:p>
              </table:table-cell>
              <table:table-cell office:value-type="float" office:value="0.260116">
                <text:p>0.260116</text:p>
              </table:table-cell>
              <table:table-cell office:value-type="float" office:value="0.0517743">
                <text:p>0.0517743</text:p>
              </table:table-cell>
              <table:table-cell office:value-type="float" office:value="0.00191378">
                <text:p>0.00191378</text:p>
              </table:table-cell>
              <table:table-cell office:value-type="float" office:value="0.000865307">
                <text:p>0.000865307</text:p>
              </table:table-cell>
              <table:table-cell office:value-type="float" office:value="0.00165679">
                <text:p>0.001656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14000">
                <text:p>314000</text:p>
              </table:table-cell>
              <table:table-cell office:value-type="float" office:value="NaN">
                <text:p>NaN</text:p>
              </table:table-cell>
              <table:table-cell office:value-type="float" office:value="0.0165178">
                <text:p>0.0165178</text:p>
              </table:table-cell>
              <table:table-cell office:value-type="float" office:value="0.00152179">
                <text:p>0.00152179</text:p>
              </table:table-cell>
              <table:table-cell office:value-type="float" office:value="0.263326">
                <text:p>0.263326</text:p>
              </table:table-cell>
              <table:table-cell office:value-type="float" office:value="0.0537935">
                <text:p>0.0537935</text:p>
              </table:table-cell>
              <table:table-cell office:value-type="float" office:value="0.00192365">
                <text:p>0.00192365</text:p>
              </table:table-cell>
              <table:table-cell office:value-type="float" office:value="0.000878728">
                <text:p>0.000878728</text:p>
              </table:table-cell>
              <table:table-cell office:value-type="float" office:value="0.00168561">
                <text:p>0.001685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3500">
                <text:p>313500</text:p>
              </table:table-cell>
              <table:table-cell office:value-type="float" office:value="NaN">
                <text:p>NaN</text:p>
              </table:table-cell>
              <table:table-cell office:value-type="float" office:value="0.0158972">
                <text:p>0.0158972</text:p>
              </table:table-cell>
              <table:table-cell office:value-type="float" office:value="0.00150126">
                <text:p>0.00150126</text:p>
              </table:table-cell>
              <table:table-cell office:value-type="float" office:value="0.264219">
                <text:p>0.264219</text:p>
              </table:table-cell>
              <table:table-cell office:value-type="float" office:value="0.0601443">
                <text:p>0.0601443</text:p>
              </table:table-cell>
              <table:table-cell office:value-type="float" office:value="0.00182141">
                <text:p>0.00182141</text:p>
              </table:table-cell>
              <table:table-cell office:value-type="float" office:value="0.000809251">
                <text:p>0.000809251</text:p>
              </table:table-cell>
              <table:table-cell office:value-type="float" office:value="0.00171127">
                <text:p>0.001711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13000">
                <text:p>313000</text:p>
              </table:table-cell>
              <table:table-cell office:value-type="float" office:value="NaN">
                <text:p>NaN</text:p>
              </table:table-cell>
              <table:table-cell office:value-type="float" office:value="0.0174629">
                <text:p>0.0174629</text:p>
              </table:table-cell>
              <table:table-cell office:value-type="float" office:value="0.00151784">
                <text:p>0.00151784</text:p>
              </table:table-cell>
              <table:table-cell office:value-type="float" office:value="0.262055">
                <text:p>0.262055</text:p>
              </table:table-cell>
              <table:table-cell office:value-type="float" office:value="0.0554092">
                <text:p>0.0554092</text:p>
              </table:table-cell>
              <table:table-cell office:value-type="float" office:value="0.00192286">
                <text:p>0.00192286</text:p>
              </table:table-cell>
              <table:table-cell office:value-type="float" office:value="0.000871228">
                <text:p>0.000871228</text:p>
              </table:table-cell>
              <table:table-cell office:value-type="float" office:value="0.00165008">
                <text:p>0.001650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12500">
                <text:p>312500</text:p>
              </table:table-cell>
              <table:table-cell office:value-type="float" office:value="NaN">
                <text:p>NaN</text:p>
              </table:table-cell>
              <table:table-cell office:value-type="float" office:value="0.0163267">
                <text:p>0.0163267</text:p>
              </table:table-cell>
              <table:table-cell office:value-type="float" office:value="0.00154705">
                <text:p>0.00154705</text:p>
              </table:table-cell>
              <table:table-cell office:value-type="float" office:value="0.270384">
                <text:p>0.270384</text:p>
              </table:table-cell>
              <table:table-cell office:value-type="float" office:value="0.0557045">
                <text:p>0.0557045</text:p>
              </table:table-cell>
              <table:table-cell office:value-type="float" office:value="0.0018972">
                <text:p>0.0018972</text:p>
              </table:table-cell>
              <table:table-cell office:value-type="float" office:value="0.000844385">
                <text:p>0.000844385</text:p>
              </table:table-cell>
              <table:table-cell office:value-type="float" office:value="0.00171009">
                <text:p>0.001710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12000">
                <text:p>312000</text:p>
              </table:table-cell>
              <table:table-cell office:value-type="float" office:value="NaN">
                <text:p>NaN</text:p>
              </table:table-cell>
              <table:table-cell office:value-type="float" office:value="0.0164973">
                <text:p>0.0164973</text:p>
              </table:table-cell>
              <table:table-cell office:value-type="float" office:value="0.00154903">
                <text:p>0.00154903</text:p>
              </table:table-cell>
              <table:table-cell office:value-type="float" office:value="0.255087">
                <text:p>0.255087</text:p>
              </table:table-cell>
              <table:table-cell office:value-type="float" office:value="0.0514332">
                <text:p>0.0514332</text:p>
              </table:table-cell>
              <table:table-cell office:value-type="float" office:value="0.00191339">
                <text:p>0.00191339</text:p>
              </table:table-cell>
              <table:table-cell office:value-type="float" office:value="0.000847937">
                <text:p>0.000847937</text:p>
              </table:table-cell>
              <table:table-cell office:value-type="float" office:value="0.00164456">
                <text:p>0.001644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11500">
                <text:p>311500</text:p>
              </table:table-cell>
              <table:table-cell office:value-type="float" office:value="NaN">
                <text:p>NaN</text:p>
              </table:table-cell>
              <table:table-cell office:value-type="float" office:value="0.0158965">
                <text:p>0.0158965</text:p>
              </table:table-cell>
              <table:table-cell office:value-type="float" office:value="0.00152416">
                <text:p>0.00152416</text:p>
              </table:table-cell>
              <table:table-cell office:value-type="float" office:value="0.245669">
                <text:p>0.245669</text:p>
              </table:table-cell>
              <table:table-cell office:value-type="float" office:value="0.0500271">
                <text:p>0.0500271</text:p>
              </table:table-cell>
              <table:table-cell office:value-type="float" office:value="0.00185851">
                <text:p>0.00185851</text:p>
              </table:table-cell>
              <table:table-cell office:value-type="float" office:value="0.0008282">
                <text:p>0.0008282</text:p>
              </table:table-cell>
              <table:table-cell office:value-type="float" office:value="0.00165008">
                <text:p>0.001650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11000">
                <text:p>311000</text:p>
              </table:table-cell>
              <table:table-cell office:value-type="float" office:value="NaN">
                <text:p>NaN</text:p>
              </table:table-cell>
              <table:table-cell office:value-type="float" office:value="0.0163741">
                <text:p>0.0163741</text:p>
              </table:table-cell>
              <table:table-cell office:value-type="float" office:value="0.00151192">
                <text:p>0.00151192</text:p>
              </table:table-cell>
              <table:table-cell office:value-type="float" office:value="0.257333">
                <text:p>0.257333</text:p>
              </table:table-cell>
              <table:table-cell office:value-type="float" office:value="0.0567668">
                <text:p>0.0567668</text:p>
              </table:table-cell>
              <table:table-cell office:value-type="float" office:value="0.00188891">
                <text:p>0.00188891</text:p>
              </table:table-cell>
              <table:table-cell office:value-type="float" office:value="0.000876755">
                <text:p>0.000876755</text:p>
              </table:table-cell>
              <table:table-cell office:value-type="float" office:value="0.00167614">
                <text:p>0.001676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10500">
                <text:p>310500</text:p>
              </table:table-cell>
              <table:table-cell office:value-type="float" office:value="NaN">
                <text:p>NaN</text:p>
              </table:table-cell>
              <table:table-cell office:value-type="float" office:value="0.0159229">
                <text:p>0.0159229</text:p>
              </table:table-cell>
              <table:table-cell office:value-type="float" office:value="0.001566">
                <text:p>0.001566</text:p>
              </table:table-cell>
              <table:table-cell office:value-type="float" office:value="0.256214">
                <text:p>0.256214</text:p>
              </table:table-cell>
              <table:table-cell office:value-type="float" office:value="0.0513638">
                <text:p>0.0513638</text:p>
              </table:table-cell>
              <table:table-cell office:value-type="float" office:value="0.00188417">
                <text:p>0.00188417</text:p>
              </table:table-cell>
              <table:table-cell office:value-type="float" office:value="0.00086807">
                <text:p>0.00086807</text:p>
              </table:table-cell>
              <table:table-cell office:value-type="float" office:value="0.00171167">
                <text:p>0.001711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10000">
                <text:p>310000</text:p>
              </table:table-cell>
              <table:table-cell office:value-type="float" office:value="NaN">
                <text:p>NaN</text:p>
              </table:table-cell>
              <table:table-cell office:value-type="float" office:value="0.0155708">
                <text:p>0.0155708</text:p>
              </table:table-cell>
              <table:table-cell office:value-type="float" office:value="0.00152613">
                <text:p>0.00152613</text:p>
              </table:table-cell>
              <table:table-cell office:value-type="float" office:value="0.262215">
                <text:p>0.262215</text:p>
              </table:table-cell>
              <table:table-cell office:value-type="float" office:value="0.052111">
                <text:p>0.052111</text:p>
              </table:table-cell>
              <table:table-cell office:value-type="float" office:value="0.00183246">
                <text:p>0.00183246</text:p>
              </table:table-cell>
              <table:table-cell office:value-type="float" office:value="0.000831358">
                <text:p>0.000831358</text:p>
              </table:table-cell>
              <table:table-cell office:value-type="float" office:value="0.00162995">
                <text:p>0.001629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09500">
                <text:p>309500</text:p>
              </table:table-cell>
              <table:table-cell office:value-type="float" office:value="NaN">
                <text:p>NaN</text:p>
              </table:table-cell>
              <table:table-cell office:value-type="float" office:value="0.0158491">
                <text:p>0.0158491</text:p>
              </table:table-cell>
              <table:table-cell office:value-type="float" office:value="0.0015281">
                <text:p>0.0015281</text:p>
              </table:table-cell>
              <table:table-cell office:value-type="float" office:value="0.266449">
                <text:p>0.266449</text:p>
              </table:table-cell>
              <table:table-cell office:value-type="float" office:value="0.0529791">
                <text:p>0.0529791</text:p>
              </table:table-cell>
              <table:table-cell office:value-type="float" office:value="0.0017918">
                <text:p>0.0017918</text:p>
              </table:table-cell>
              <table:table-cell office:value-type="float" office:value="0.000830963">
                <text:p>0.000830963</text:p>
              </table:table-cell>
              <table:table-cell office:value-type="float" office:value="0.0017164">
                <text:p>0.00171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09000">
                <text:p>309000</text:p>
              </table:table-cell>
              <table:table-cell office:value-type="float" office:value="NaN">
                <text:p>NaN</text:p>
              </table:table-cell>
              <table:table-cell office:value-type="float" office:value="0.0160986">
                <text:p>0.0160986</text:p>
              </table:table-cell>
              <table:table-cell office:value-type="float" office:value="0.00153363">
                <text:p>0.00153363</text:p>
              </table:table-cell>
              <table:table-cell office:value-type="float" office:value="0.261749">
                <text:p>0.261749</text:p>
              </table:table-cell>
              <table:table-cell office:value-type="float" office:value="0.052338">
                <text:p>0.052338</text:p>
              </table:table-cell>
              <table:table-cell office:value-type="float" office:value="0.00188773">
                <text:p>0.00188773</text:p>
              </table:table-cell>
              <table:table-cell office:value-type="float" office:value="0.00085228">
                <text:p>0.00085228</text:p>
              </table:table-cell>
              <table:table-cell office:value-type="float" office:value="0.0016714">
                <text:p>0.00167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08500">
                <text:p>308500</text:p>
              </table:table-cell>
              <table:table-cell office:value-type="float" office:value="NaN">
                <text:p>NaN</text:p>
              </table:table-cell>
              <table:table-cell office:value-type="float" office:value="0.0161748">
                <text:p>0.0161748</text:p>
              </table:table-cell>
              <table:table-cell office:value-type="float" office:value="0.00153718">
                <text:p>0.00153718</text:p>
              </table:table-cell>
              <table:table-cell office:value-type="float" office:value="0.259142">
                <text:p>0.259142</text:p>
              </table:table-cell>
              <table:table-cell office:value-type="float" office:value="0.0520297">
                <text:p>0.0520297</text:p>
              </table:table-cell>
              <table:table-cell office:value-type="float" office:value="0.00185378">
                <text:p>0.00185378</text:p>
              </table:table-cell>
              <table:table-cell office:value-type="float" office:value="0.000844779">
                <text:p>0.000844779</text:p>
              </table:table-cell>
              <table:table-cell office:value-type="float" office:value="0.00164771">
                <text:p>0.0016477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08000">
                <text:p>308000</text:p>
              </table:table-cell>
              <table:table-cell office:value-type="float" office:value="NaN">
                <text:p>NaN</text:p>
              </table:table-cell>
              <table:table-cell office:value-type="float" office:value="0.0161894">
                <text:p>0.0161894</text:p>
              </table:table-cell>
              <table:table-cell office:value-type="float" office:value="0.00152534">
                <text:p>0.00152534</text:p>
              </table:table-cell>
              <table:table-cell office:value-type="float" office:value="0.246925">
                <text:p>0.246925</text:p>
              </table:table-cell>
              <table:table-cell office:value-type="float" office:value="0.0490509">
                <text:p>0.0490509</text:p>
              </table:table-cell>
              <table:table-cell office:value-type="float" office:value="0.00188812">
                <text:p>0.00188812</text:p>
              </table:table-cell>
              <table:table-cell office:value-type="float" office:value="0.0008432">
                <text:p>0.0008432</text:p>
              </table:table-cell>
              <table:table-cell office:value-type="float" office:value="0.00159166">
                <text:p>0.001591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07500">
                <text:p>307500</text:p>
              </table:table-cell>
              <table:table-cell office:value-type="float" office:value="NaN">
                <text:p>NaN</text:p>
              </table:table-cell>
              <table:table-cell office:value-type="float" office:value="0.0165865">
                <text:p>0.0165865</text:p>
              </table:table-cell>
              <table:table-cell office:value-type="float" office:value="0.0015131">
                <text:p>0.0015131</text:p>
              </table:table-cell>
              <table:table-cell office:value-type="float" office:value="0.259029">
                <text:p>0.259029</text:p>
              </table:table-cell>
              <table:table-cell office:value-type="float" office:value="0.0521576">
                <text:p>0.0521576</text:p>
              </table:table-cell>
              <table:table-cell office:value-type="float" office:value="0.00191418">
                <text:p>0.00191418</text:p>
              </table:table-cell>
              <table:table-cell office:value-type="float" office:value="0.000855833">
                <text:p>0.000855833</text:p>
              </table:table-cell>
              <table:table-cell office:value-type="float" office:value="0.00170259">
                <text:p>0.0017025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07000">
                <text:p>307000</text:p>
              </table:table-cell>
              <table:table-cell office:value-type="float" office:value="NaN">
                <text:p>NaN</text:p>
              </table:table-cell>
              <table:table-cell office:value-type="float" office:value="0.0176381">
                <text:p>0.0176381</text:p>
              </table:table-cell>
              <table:table-cell office:value-type="float" office:value="0.00150955">
                <text:p>0.00150955</text:p>
              </table:table-cell>
              <table:table-cell office:value-type="float" office:value="0.256308">
                <text:p>0.256308</text:p>
              </table:table-cell>
              <table:table-cell office:value-type="float" office:value="0.050742">
                <text:p>0.050742</text:p>
              </table:table-cell>
              <table:table-cell office:value-type="float" office:value="0.00194576">
                <text:p>0.00194576</text:p>
              </table:table-cell>
              <table:table-cell office:value-type="float" office:value="0.000870044">
                <text:p>0.000870044</text:p>
              </table:table-cell>
              <table:table-cell office:value-type="float" office:value="0.00164021">
                <text:p>0.0016402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06500">
                <text:p>306500</text:p>
              </table:table-cell>
              <table:table-cell office:value-type="float" office:value="NaN">
                <text:p>NaN</text:p>
              </table:table-cell>
              <table:table-cell office:value-type="float" office:value="0.0154942">
                <text:p>0.0154942</text:p>
              </table:table-cell>
              <table:table-cell office:value-type="float" office:value="0.00147797">
                <text:p>0.00147797</text:p>
              </table:table-cell>
              <table:table-cell office:value-type="float" office:value="0.246606">
                <text:p>0.246606</text:p>
              </table:table-cell>
              <table:table-cell office:value-type="float" office:value="0.0496185">
                <text:p>0.0496185</text:p>
              </table:table-cell>
              <table:table-cell office:value-type="float" office:value="0.00189878">
                <text:p>0.00189878</text:p>
              </table:table-cell>
              <table:table-cell office:value-type="float" office:value="0.000833331">
                <text:p>0.000833331</text:p>
              </table:table-cell>
              <table:table-cell office:value-type="float" office:value="0.00166114">
                <text:p>0.0016611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06000">
                <text:p>306000</text:p>
              </table:table-cell>
              <table:table-cell office:value-type="float" office:value="NaN">
                <text:p>NaN</text:p>
              </table:table-cell>
              <table:table-cell office:value-type="float" office:value="0.0157591">
                <text:p>0.0157591</text:p>
              </table:table-cell>
              <table:table-cell office:value-type="float" office:value="0.00148942">
                <text:p>0.00148942</text:p>
              </table:table-cell>
              <table:table-cell office:value-type="float" office:value="0.252125">
                <text:p>0.252125</text:p>
              </table:table-cell>
              <table:table-cell office:value-type="float" office:value="0.0508687">
                <text:p>0.0508687</text:p>
              </table:table-cell>
              <table:table-cell office:value-type="float" office:value="0.00190904">
                <text:p>0.00190904</text:p>
              </table:table-cell>
              <table:table-cell office:value-type="float" office:value="0.000839253">
                <text:p>0.000839253</text:p>
              </table:table-cell>
              <table:table-cell office:value-type="float" office:value="0.00166311">
                <text:p>0.001663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05500">
                <text:p>305500</text:p>
              </table:table-cell>
              <table:table-cell office:value-type="float" office:value="NaN">
                <text:p>NaN</text:p>
              </table:table-cell>
              <table:table-cell office:value-type="float" office:value="0.0164878">
                <text:p>0.0164878</text:p>
              </table:table-cell>
              <table:table-cell office:value-type="float" office:value="0.00155139">
                <text:p>0.00155139</text:p>
              </table:table-cell>
              <table:table-cell office:value-type="float" office:value="0.258053">
                <text:p>0.258053</text:p>
              </table:table-cell>
              <table:table-cell office:value-type="float" office:value="0.0525922">
                <text:p>0.0525922</text:p>
              </table:table-cell>
              <table:table-cell office:value-type="float" office:value="0.00190549">
                <text:p>0.00190549</text:p>
              </table:table-cell>
              <table:table-cell office:value-type="float" office:value="0.00086057">
                <text:p>0.00086057</text:p>
              </table:table-cell>
              <table:table-cell office:value-type="float" office:value="0.00163508">
                <text:p>0.001635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05000">
                <text:p>305000</text:p>
              </table:table-cell>
              <table:table-cell office:value-type="float" office:value="NaN">
                <text:p>NaN</text:p>
              </table:table-cell>
              <table:table-cell office:value-type="float" office:value="0.0164617">
                <text:p>0.0164617</text:p>
              </table:table-cell>
              <table:table-cell office:value-type="float" office:value="0.00179891">
                <text:p>0.00179891</text:p>
              </table:table-cell>
              <table:table-cell office:value-type="float" office:value="0.24916">
                <text:p>0.24916</text:p>
              </table:table-cell>
              <table:table-cell office:value-type="float" office:value="0.0527249">
                <text:p>0.0527249</text:p>
              </table:table-cell>
              <table:table-cell office:value-type="float" office:value="0.00189523">
                <text:p>0.00189523</text:p>
              </table:table-cell>
              <table:table-cell office:value-type="float" office:value="0.000873202">
                <text:p>0.000873202</text:p>
              </table:table-cell>
              <table:table-cell office:value-type="float" office:value="0.00163035">
                <text:p>0.001630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04500">
                <text:p>304500</text:p>
              </table:table-cell>
              <table:table-cell office:value-type="float" office:value="NaN">
                <text:p>NaN</text:p>
              </table:table-cell>
              <table:table-cell office:value-type="float" office:value="0.0160769">
                <text:p>0.0160769</text:p>
              </table:table-cell>
              <table:table-cell office:value-type="float" office:value="0.00156639">
                <text:p>0.00156639</text:p>
              </table:table-cell>
              <table:table-cell office:value-type="float" office:value="0.255039">
                <text:p>0.255039</text:p>
              </table:table-cell>
              <table:table-cell office:value-type="float" office:value="0.0525804">
                <text:p>0.0525804</text:p>
              </table:table-cell>
              <table:table-cell office:value-type="float" office:value="0.00190944">
                <text:p>0.00190944</text:p>
              </table:table-cell>
              <table:table-cell office:value-type="float" office:value="0.000856227">
                <text:p>0.000856227</text:p>
              </table:table-cell>
              <table:table-cell office:value-type="float" office:value="0.00168008">
                <text:p>0.001680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04000">
                <text:p>304000</text:p>
              </table:table-cell>
              <table:table-cell office:value-type="float" office:value="NaN">
                <text:p>NaN</text:p>
              </table:table-cell>
              <table:table-cell office:value-type="float" office:value="0.0154753">
                <text:p>0.0154753</text:p>
              </table:table-cell>
              <table:table-cell office:value-type="float" office:value="0.00154705">
                <text:p>0.00154705</text:p>
              </table:table-cell>
              <table:table-cell office:value-type="float" office:value="0.2584">
                <text:p>0.2584</text:p>
              </table:table-cell>
              <table:table-cell office:value-type="float" office:value="0.0535902">
                <text:p>0.0535902</text:p>
              </table:table-cell>
              <table:table-cell office:value-type="float" office:value="0.00185654">
                <text:p>0.00185654</text:p>
              </table:table-cell>
              <table:table-cell office:value-type="float" office:value="0.00082741">
                <text:p>0.00082741</text:p>
              </table:table-cell>
              <table:table-cell office:value-type="float" office:value="0.00169982">
                <text:p>0.001699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03500">
                <text:p>303500</text:p>
              </table:table-cell>
              <table:table-cell office:value-type="float" office:value="NaN">
                <text:p>NaN</text:p>
              </table:table-cell>
              <table:table-cell office:value-type="float" office:value="0.0152723">
                <text:p>0.0152723</text:p>
              </table:table-cell>
              <table:table-cell office:value-type="float" office:value="0.001536">
                <text:p>0.001536</text:p>
              </table:table-cell>
              <table:table-cell office:value-type="float" office:value="0.256332">
                <text:p>0.256332</text:p>
              </table:table-cell>
              <table:table-cell office:value-type="float" office:value="0.051258">
                <text:p>0.051258</text:p>
              </table:table-cell>
              <table:table-cell office:value-type="float" office:value="0.00177562">
                <text:p>0.00177562</text:p>
              </table:table-cell>
              <table:table-cell office:value-type="float" office:value="0.000801751">
                <text:p>0.000801751</text:p>
              </table:table-cell>
              <table:table-cell office:value-type="float" office:value="0.00167456">
                <text:p>0.001674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3000">
                <text:p>303000</text:p>
              </table:table-cell>
              <table:table-cell office:value-type="float" office:value="NaN">
                <text:p>NaN</text:p>
              </table:table-cell>
              <table:table-cell office:value-type="float" office:value="0.0157078">
                <text:p>0.0157078</text:p>
              </table:table-cell>
              <table:table-cell office:value-type="float" office:value="0.00149376">
                <text:p>0.00149376</text:p>
              </table:table-cell>
              <table:table-cell office:value-type="float" office:value="0.261621">
                <text:p>0.261621</text:p>
              </table:table-cell>
              <table:table-cell office:value-type="float" office:value="0.0543537">
                <text:p>0.0543537</text:p>
              </table:table-cell>
              <table:table-cell office:value-type="float" office:value="0.00187865">
                <text:p>0.00187865</text:p>
              </table:table-cell>
              <table:table-cell office:value-type="float" office:value="0.0008357">
                <text:p>0.0008357</text:p>
              </table:table-cell>
              <table:table-cell office:value-type="float" office:value="0.00164535">
                <text:p>0.001645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02500">
                <text:p>302500</text:p>
              </table:table-cell>
              <table:table-cell office:value-type="float" office:value="NaN">
                <text:p>NaN</text:p>
              </table:table-cell>
              <table:table-cell office:value-type="float" office:value="0.0165336">
                <text:p>0.0165336</text:p>
              </table:table-cell>
              <table:table-cell office:value-type="float" office:value="0.00148231">
                <text:p>0.00148231</text:p>
              </table:table-cell>
              <table:table-cell office:value-type="float" office:value="0.268578">
                <text:p>0.268578</text:p>
              </table:table-cell>
              <table:table-cell office:value-type="float" office:value="0.0530956">
                <text:p>0.0530956</text:p>
              </table:table-cell>
              <table:table-cell office:value-type="float" office:value="0.00194418">
                <text:p>0.00194418</text:p>
              </table:table-cell>
              <table:table-cell office:value-type="float" office:value="0.000870438">
                <text:p>0.000870438</text:p>
              </table:table-cell>
              <table:table-cell office:value-type="float" office:value="0.00171995">
                <text:p>0.001719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02000">
                <text:p>302000</text:p>
              </table:table-cell>
              <table:table-cell office:value-type="float" office:value="NaN">
                <text:p>NaN</text:p>
              </table:table-cell>
              <table:table-cell office:value-type="float" office:value="0.0150169">
                <text:p>0.0150169</text:p>
              </table:table-cell>
              <table:table-cell office:value-type="float" office:value="0.00148271">
                <text:p>0.00148271</text:p>
              </table:table-cell>
              <table:table-cell office:value-type="float" office:value="0.249602">
                <text:p>0.249602</text:p>
              </table:table-cell>
              <table:table-cell office:value-type="float" office:value="0.0502687">
                <text:p>0.0502687</text:p>
              </table:table-cell>
              <table:table-cell office:value-type="float" office:value="0.0018443">
                <text:p>0.0018443</text:p>
              </table:table-cell>
              <table:table-cell office:value-type="float" office:value="0.000808067">
                <text:p>0.000808067</text:p>
              </table:table-cell>
              <table:table-cell office:value-type="float" office:value="0.00162482">
                <text:p>0.0016248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01500">
                <text:p>301500</text:p>
              </table:table-cell>
              <table:table-cell office:value-type="float" office:value="NaN">
                <text:p>NaN</text:p>
              </table:table-cell>
              <table:table-cell office:value-type="float" office:value="0.0148934">
                <text:p>0.0148934</text:p>
              </table:table-cell>
              <table:table-cell office:value-type="float" office:value="0.00158061">
                <text:p>0.00158061</text:p>
              </table:table-cell>
              <table:table-cell office:value-type="float" office:value="0.256621">
                <text:p>0.256621</text:p>
              </table:table-cell>
              <table:table-cell office:value-type="float" office:value="0.0513555">
                <text:p>0.0513555</text:p>
              </table:table-cell>
              <table:table-cell office:value-type="float" office:value="0.0020405">
                <text:p>0.0020405</text:p>
              </table:table-cell>
              <table:table-cell office:value-type="float" office:value="0.000961627">
                <text:p>0.000961627</text:p>
              </table:table-cell>
              <table:table-cell office:value-type="float" office:value="0.00165877">
                <text:p>0.001658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01000">
                <text:p>301000</text:p>
              </table:table-cell>
              <table:table-cell office:value-type="float" office:value="NaN">
                <text:p>NaN</text:p>
              </table:table-cell>
              <table:table-cell office:value-type="float" office:value="0.0165727">
                <text:p>0.0165727</text:p>
              </table:table-cell>
              <table:table-cell office:value-type="float" office:value="0.00151152">
                <text:p>0.00151152</text:p>
              </table:table-cell>
              <table:table-cell office:value-type="float" office:value="0.246658">
                <text:p>0.246658</text:p>
              </table:table-cell>
              <table:table-cell office:value-type="float" office:value="0.0520238">
                <text:p>0.0520238</text:p>
              </table:table-cell>
              <table:table-cell office:value-type="float" office:value="0.0023342">
                <text:p>0.0023342</text:p>
              </table:table-cell>
              <table:table-cell office:value-type="float" office:value="0.000880702">
                <text:p>0.000880702</text:p>
              </table:table-cell>
              <table:table-cell office:value-type="float" office:value="0.00158692">
                <text:p>0.001586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0500">
                <text:p>300500</text:p>
              </table:table-cell>
              <table:table-cell office:value-type="float" office:value="NaN">
                <text:p>NaN</text:p>
              </table:table-cell>
              <table:table-cell office:value-type="float" office:value="0.0162004">
                <text:p>0.0162004</text:p>
              </table:table-cell>
              <table:table-cell office:value-type="float" office:value="0.00150323">
                <text:p>0.00150323</text:p>
              </table:table-cell>
              <table:table-cell office:value-type="float" office:value="0.255235">
                <text:p>0.255235</text:p>
              </table:table-cell>
              <table:table-cell office:value-type="float" office:value="0.0506725">
                <text:p>0.0506725</text:p>
              </table:table-cell>
              <table:table-cell office:value-type="float" office:value="0.00217077">
                <text:p>0.00217077</text:p>
              </table:table-cell>
              <table:table-cell office:value-type="float" office:value="0.000828199">
                <text:p>0.000828199</text:p>
              </table:table-cell>
              <table:table-cell office:value-type="float" office:value="0.00165364">
                <text:p>0.001653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00000">
                <text:p>300000</text:p>
              </table:table-cell>
              <table:table-cell office:value-type="float" office:value="NaN">
                <text:p>NaN</text:p>
              </table:table-cell>
              <table:table-cell office:value-type="float" office:value="0.0158759">
                <text:p>0.0158759</text:p>
              </table:table-cell>
              <table:table-cell office:value-type="float" office:value="0.00149376">
                <text:p>0.00149376</text:p>
              </table:table-cell>
              <table:table-cell office:value-type="float" office:value="0.250996">
                <text:p>0.250996</text:p>
              </table:table-cell>
              <table:table-cell office:value-type="float" office:value="0.0503212">
                <text:p>0.0503212</text:p>
              </table:table-cell>
              <table:table-cell office:value-type="float" office:value="0.00204918">
                <text:p>0.00204918</text:p>
              </table:table-cell>
              <table:table-cell office:value-type="float" office:value="0.000827015">
                <text:p>0.000827015</text:p>
              </table:table-cell>
              <table:table-cell office:value-type="float" office:value="0.00168443">
                <text:p>0.0016844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99500">
                <text:p>299500</text:p>
              </table:table-cell>
              <table:table-cell office:value-type="float" office:value="NaN">
                <text:p>NaN</text:p>
              </table:table-cell>
              <table:table-cell office:value-type="float" office:value="0.0161937">
                <text:p>0.0161937</text:p>
              </table:table-cell>
              <table:table-cell office:value-type="float" office:value="0.00156679">
                <text:p>0.00156679</text:p>
              </table:table-cell>
              <table:table-cell office:value-type="float" office:value="0.238881">
                <text:p>0.238881</text:p>
              </table:table-cell>
              <table:table-cell office:value-type="float" office:value="0.0478271">
                <text:p>0.0478271</text:p>
              </table:table-cell>
              <table:table-cell office:value-type="float" office:value="0.00202392">
                <text:p>0.00202392</text:p>
              </table:table-cell>
              <table:table-cell office:value-type="float" office:value="0.00084399">
                <text:p>0.00084399</text:p>
              </table:table-cell>
              <table:table-cell office:value-type="float" office:value="0.0015889">
                <text:p>0.001588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99000">
                <text:p>299000</text:p>
              </table:table-cell>
              <table:table-cell office:value-type="float" office:value="NaN">
                <text:p>NaN</text:p>
              </table:table-cell>
              <table:table-cell office:value-type="float" office:value="0.0158459">
                <text:p>0.0158459</text:p>
              </table:table-cell>
              <table:table-cell office:value-type="float" office:value="0.00150442">
                <text:p>0.00150442</text:p>
              </table:table-cell>
              <table:table-cell office:value-type="float" office:value="0.252171">
                <text:p>0.252171</text:p>
              </table:table-cell>
              <table:table-cell office:value-type="float" office:value="0.0518339">
                <text:p>0.0518339</text:p>
              </table:table-cell>
              <table:table-cell office:value-type="float" office:value="0.00199431">
                <text:p>0.00199431</text:p>
              </table:table-cell>
              <table:table-cell office:value-type="float" office:value="0.000822673">
                <text:p>0.000822673</text:p>
              </table:table-cell>
              <table:table-cell office:value-type="float" office:value="0.00168482">
                <text:p>0.001684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98500">
                <text:p>298500</text:p>
              </table:table-cell>
              <table:table-cell office:value-type="float" office:value="NaN">
                <text:p>NaN</text:p>
              </table:table-cell>
              <table:table-cell office:value-type="float" office:value="0.0157464">
                <text:p>0.0157464</text:p>
              </table:table-cell>
              <table:table-cell office:value-type="float" office:value="0.00148705">
                <text:p>0.00148705</text:p>
              </table:table-cell>
              <table:table-cell office:value-type="float" office:value="0.252768">
                <text:p>0.252768</text:p>
              </table:table-cell>
              <table:table-cell office:value-type="float" office:value="0.0507547">
                <text:p>0.0507547</text:p>
              </table:table-cell>
              <table:table-cell office:value-type="float" office:value="0.00197063">
                <text:p>0.00197063</text:p>
              </table:table-cell>
              <table:table-cell office:value-type="float" office:value="0.000818331">
                <text:p>0.000818331</text:p>
              </table:table-cell>
              <table:table-cell office:value-type="float" office:value="0.00172982">
                <text:p>0.001729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98000">
                <text:p>298000</text:p>
              </table:table-cell>
              <table:table-cell office:value-type="float" office:value="NaN">
                <text:p>NaN</text:p>
              </table:table-cell>
              <table:table-cell office:value-type="float" office:value="0.0163998">
                <text:p>0.0163998</text:p>
              </table:table-cell>
              <table:table-cell office:value-type="float" office:value="0.00147757">
                <text:p>0.00147757</text:p>
              </table:table-cell>
              <table:table-cell office:value-type="float" office:value="0.248783">
                <text:p>0.248783</text:p>
              </table:table-cell>
              <table:table-cell office:value-type="float" office:value="0.0499505">
                <text:p>0.0499505</text:p>
              </table:table-cell>
              <table:table-cell office:value-type="float" office:value="0.00205589">
                <text:p>0.00205589</text:p>
              </table:table-cell>
              <table:table-cell office:value-type="float" office:value="0.000840832">
                <text:p>0.000840832</text:p>
              </table:table-cell>
              <table:table-cell office:value-type="float" office:value="0.00176851">
                <text:p>0.0017685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97500">
                <text:p>297500</text:p>
              </table:table-cell>
              <table:table-cell office:value-type="float" office:value="NaN">
                <text:p>NaN</text:p>
              </table:table-cell>
              <table:table-cell office:value-type="float" office:value="0.0153079">
                <text:p>0.0153079</text:p>
              </table:table-cell>
              <table:table-cell office:value-type="float" office:value="0.00150915">
                <text:p>0.00150915</text:p>
              </table:table-cell>
              <table:table-cell office:value-type="float" office:value="0.255946">
                <text:p>0.255946</text:p>
              </table:table-cell>
              <table:table-cell office:value-type="float" office:value="0.0511909">
                <text:p>0.0511909</text:p>
              </table:table-cell>
              <table:table-cell office:value-type="float" office:value="0.00233183">
                <text:p>0.00233183</text:p>
              </table:table-cell>
              <table:table-cell office:value-type="float" office:value="0.000801751">
                <text:p>0.000801751</text:p>
              </table:table-cell>
              <table:table-cell office:value-type="float" office:value="0.00180167">
                <text:p>0.0018016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97000">
                <text:p>297000</text:p>
              </table:table-cell>
              <table:table-cell office:value-type="float" office:value="NaN">
                <text:p>NaN</text:p>
              </table:table-cell>
              <table:table-cell office:value-type="float" office:value="0.0163737">
                <text:p>0.0163737</text:p>
              </table:table-cell>
              <table:table-cell office:value-type="float" office:value="0.00150284">
                <text:p>0.00150284</text:p>
              </table:table-cell>
              <table:table-cell office:value-type="float" office:value="0.244654">
                <text:p>0.244654</text:p>
              </table:table-cell>
              <table:table-cell office:value-type="float" office:value="0.0496272">
                <text:p>0.0496272</text:p>
              </table:table-cell>
              <table:table-cell office:value-type="float" office:value="0.00290304">
                <text:p>0.00290304</text:p>
              </table:table-cell>
              <table:table-cell office:value-type="float" office:value="0.0008432">
                <text:p>0.0008432</text:p>
              </table:table-cell>
              <table:table-cell office:value-type="float" office:value="0.00175114">
                <text:p>0.0017511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6500">
                <text:p>296500</text:p>
              </table:table-cell>
              <table:table-cell office:value-type="float" office:value="NaN">
                <text:p>NaN</text:p>
              </table:table-cell>
              <table:table-cell office:value-type="float" office:value="0.0150552">
                <text:p>0.0150552</text:p>
              </table:table-cell>
              <table:table-cell office:value-type="float" office:value="0.00155692">
                <text:p>0.00155692</text:p>
              </table:table-cell>
              <table:table-cell office:value-type="float" office:value="0.241501">
                <text:p>0.241501</text:p>
              </table:table-cell>
              <table:table-cell office:value-type="float" office:value="0.0486174">
                <text:p>0.0486174</text:p>
              </table:table-cell>
              <table:table-cell office:value-type="float" office:value="0.00290186">
                <text:p>0.00290186</text:p>
              </table:table-cell>
              <table:table-cell office:value-type="float" office:value="0.00080254">
                <text:p>0.00080254</text:p>
              </table:table-cell>
              <table:table-cell office:value-type="float" office:value="0.00171324">
                <text:p>0.001713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96000">
                <text:p>296000</text:p>
              </table:table-cell>
              <table:table-cell office:value-type="float" office:value="NaN">
                <text:p>NaN</text:p>
              </table:table-cell>
              <table:table-cell office:value-type="float" office:value="0.015658">
                <text:p>0.015658</text:p>
              </table:table-cell>
              <table:table-cell office:value-type="float" office:value="0.00152613">
                <text:p>0.00152613</text:p>
              </table:table-cell>
              <table:table-cell office:value-type="float" office:value="0.23969">
                <text:p>0.23969</text:p>
              </table:table-cell>
              <table:table-cell office:value-type="float" office:value="0.0488981">
                <text:p>0.0488981</text:p>
              </table:table-cell>
              <table:table-cell office:value-type="float" office:value="0.0020851">
                <text:p>0.0020851</text:p>
              </table:table-cell>
              <table:table-cell office:value-type="float" office:value="0.000841621">
                <text:p>0.000841621</text:p>
              </table:table-cell>
              <table:table-cell office:value-type="float" office:value="0.00183286">
                <text:p>0.0018328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95500">
                <text:p>295500</text:p>
              </table:table-cell>
              <table:table-cell office:value-type="float" office:value="NaN">
                <text:p>NaN</text:p>
              </table:table-cell>
              <table:table-cell office:value-type="float" office:value="0.0149676">
                <text:p>0.0149676</text:p>
              </table:table-cell>
              <table:table-cell office:value-type="float" office:value="0.00153126">
                <text:p>0.00153126</text:p>
              </table:table-cell>
              <table:table-cell office:value-type="float" office:value="0.246489">
                <text:p>0.246489</text:p>
              </table:table-cell>
              <table:table-cell office:value-type="float" office:value="0.0498317">
                <text:p>0.0498317</text:p>
              </table:table-cell>
              <table:table-cell office:value-type="float" office:value="0.00205668">
                <text:p>0.00205668</text:p>
              </table:table-cell>
              <table:table-cell office:value-type="float" office:value="0.000799382">
                <text:p>0.000799382</text:p>
              </table:table-cell>
              <table:table-cell office:value-type="float" office:value="0.00171088">
                <text:p>0.001710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95000">
                <text:p>295000</text:p>
              </table:table-cell>
              <table:table-cell office:value-type="float" office:value="NaN">
                <text:p>NaN</text:p>
              </table:table-cell>
              <table:table-cell office:value-type="float" office:value="0.0149096">
                <text:p>0.0149096</text:p>
              </table:table-cell>
              <table:table-cell office:value-type="float" office:value="0.00150244">
                <text:p>0.00150244</text:p>
              </table:table-cell>
              <table:table-cell office:value-type="float" office:value="0.246571">
                <text:p>0.246571</text:p>
              </table:table-cell>
              <table:table-cell office:value-type="float" office:value="0.0505727">
                <text:p>0.0505727</text:p>
              </table:table-cell>
              <table:table-cell office:value-type="float" office:value="0.00193312">
                <text:p>0.00193312</text:p>
              </table:table-cell>
              <table:table-cell office:value-type="float" office:value="0.000794645">
                <text:p>0.000794645</text:p>
              </table:table-cell>
              <table:table-cell office:value-type="float" office:value="0.00167337">
                <text:p>0.001673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94500">
                <text:p>294500</text:p>
              </table:table-cell>
              <table:table-cell office:value-type="float" office:value="NaN">
                <text:p>NaN</text:p>
              </table:table-cell>
              <table:table-cell office:value-type="float" office:value="0.0153185">
                <text:p>0.0153185</text:p>
              </table:table-cell>
              <table:table-cell office:value-type="float" office:value="0.00147994">
                <text:p>0.00147994</text:p>
              </table:table-cell>
              <table:table-cell office:value-type="float" office:value="0.239738">
                <text:p>0.239738</text:p>
              </table:table-cell>
              <table:table-cell office:value-type="float" office:value="0.0504807">
                <text:p>0.0504807</text:p>
              </table:table-cell>
              <table:table-cell office:value-type="float" office:value="0.0018747">
                <text:p>0.0018747</text:p>
              </table:table-cell>
              <table:table-cell office:value-type="float" office:value="0.000806883">
                <text:p>0.000806883</text:p>
              </table:table-cell>
              <table:table-cell office:value-type="float" office:value="0.0016564">
                <text:p>0.00165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94000">
                <text:p>294000</text:p>
              </table:table-cell>
              <table:table-cell office:value-type="float" office:value="NaN">
                <text:p>NaN</text:p>
              </table:table-cell>
              <table:table-cell office:value-type="float" office:value="0.0163212">
                <text:p>0.0163212</text:p>
              </table:table-cell>
              <table:table-cell office:value-type="float" office:value="0.00147323">
                <text:p>0.00147323</text:p>
              </table:table-cell>
              <table:table-cell office:value-type="float" office:value="0.240482">
                <text:p>0.240482</text:p>
              </table:table-cell>
              <table:table-cell office:value-type="float" office:value="0.0485539">
                <text:p>0.0485539</text:p>
              </table:table-cell>
              <table:table-cell office:value-type="float" office:value="0.00183601">
                <text:p>0.00183601</text:p>
              </table:table-cell>
              <table:table-cell office:value-type="float" office:value="0.000807672">
                <text:p>0.000807672</text:p>
              </table:table-cell>
              <table:table-cell office:value-type="float" office:value="0.00168403">
                <text:p>0.0016840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93500">
                <text:p>293500</text:p>
              </table:table-cell>
              <table:table-cell office:value-type="float" office:value="NaN">
                <text:p>NaN</text:p>
              </table:table-cell>
              <table:table-cell office:value-type="float" office:value="0.0159971">
                <text:p>0.0159971</text:p>
              </table:table-cell>
              <table:table-cell office:value-type="float" office:value="0.00151547">
                <text:p>0.00151547</text:p>
              </table:table-cell>
              <table:table-cell office:value-type="float" office:value="0.248502">
                <text:p>0.248502</text:p>
              </table:table-cell>
              <table:table-cell office:value-type="float" office:value="0.051706">
                <text:p>0.051706</text:p>
              </table:table-cell>
              <table:table-cell office:value-type="float" office:value="0.00187391">
                <text:p>0.00187391</text:p>
              </table:table-cell>
              <table:table-cell office:value-type="float" office:value="0.000828989">
                <text:p>0.000828989</text:p>
              </table:table-cell>
              <table:table-cell office:value-type="float" office:value="0.00172824">
                <text:p>0.0017282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93000">
                <text:p>293000</text:p>
              </table:table-cell>
              <table:table-cell office:value-type="float" office:value="NaN">
                <text:p>NaN</text:p>
              </table:table-cell>
              <table:table-cell office:value-type="float" office:value="0.0156039">
                <text:p>0.0156039</text:p>
              </table:table-cell>
              <table:table-cell office:value-type="float" office:value="0.00148981">
                <text:p>0.00148981</text:p>
              </table:table-cell>
              <table:table-cell office:value-type="float" office:value="0.235505">
                <text:p>0.235505</text:p>
              </table:table-cell>
              <table:table-cell office:value-type="float" office:value="0.0482953">
                <text:p>0.0482953</text:p>
              </table:table-cell>
              <table:table-cell office:value-type="float" office:value="0.00182378">
                <text:p>0.00182378</text:p>
              </table:table-cell>
              <table:table-cell office:value-type="float" office:value="0.000814778">
                <text:p>0.000814778</text:p>
              </table:table-cell>
              <table:table-cell office:value-type="float" office:value="0.00173653">
                <text:p>0.0017365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92500">
                <text:p>292500</text:p>
              </table:table-cell>
              <table:table-cell office:value-type="float" office:value="NaN">
                <text:p>NaN</text:p>
              </table:table-cell>
              <table:table-cell office:value-type="float" office:value="0.014878">
                <text:p>0.014878</text:p>
              </table:table-cell>
              <table:table-cell office:value-type="float" office:value="0.00154271">
                <text:p>0.00154271</text:p>
              </table:table-cell>
              <table:table-cell office:value-type="float" office:value="0.233024">
                <text:p>0.233024</text:p>
              </table:table-cell>
              <table:table-cell office:value-type="float" office:value="0.0485124">
                <text:p>0.0485124</text:p>
              </table:table-cell>
              <table:table-cell office:value-type="float" office:value="0.00178154">
                <text:p>0.00178154</text:p>
              </table:table-cell>
              <table:table-cell office:value-type="float" office:value="0.000791092">
                <text:p>0.000791092</text:p>
              </table:table-cell>
              <table:table-cell office:value-type="float" office:value="0.00167535">
                <text:p>0.001675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92000">
                <text:p>292000</text:p>
              </table:table-cell>
              <table:table-cell office:value-type="float" office:value="NaN">
                <text:p>NaN</text:p>
              </table:table-cell>
              <table:table-cell office:value-type="float" office:value="0.014876">
                <text:p>0.014876</text:p>
              </table:table-cell>
              <table:table-cell office:value-type="float" office:value="0.00153166">
                <text:p>0.00153166</text:p>
              </table:table-cell>
              <table:table-cell office:value-type="float" office:value="0.239591">
                <text:p>0.239591</text:p>
              </table:table-cell>
              <table:table-cell office:value-type="float" office:value="0.0483928">
                <text:p>0.0483928</text:p>
              </table:table-cell>
              <table:table-cell office:value-type="float" office:value="0.00181785">
                <text:p>0.00181785</text:p>
              </table:table-cell>
              <table:table-cell office:value-type="float" office:value="0.000798593">
                <text:p>0.000798593</text:p>
              </table:table-cell>
              <table:table-cell office:value-type="float" office:value="0.00170811">
                <text:p>0.001708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91500">
                <text:p>291500</text:p>
              </table:table-cell>
              <table:table-cell office:value-type="float" office:value="NaN">
                <text:p>NaN</text:p>
              </table:table-cell>
              <table:table-cell office:value-type="float" office:value="0.0152704">
                <text:p>0.0152704</text:p>
              </table:table-cell>
              <table:table-cell office:value-type="float" office:value="0.00154034">
                <text:p>0.00154034</text:p>
              </table:table-cell>
              <table:table-cell office:value-type="float" office:value="0.237776">
                <text:p>0.237776</text:p>
              </table:table-cell>
              <table:table-cell office:value-type="float" office:value="0.0480691">
                <text:p>0.0480691</text:p>
              </table:table-cell>
              <table:table-cell office:value-type="float" office:value="0.00181272">
                <text:p>0.00181272</text:p>
              </table:table-cell>
              <table:table-cell office:value-type="float" office:value="0.000923731">
                <text:p>0.000923731</text:p>
              </table:table-cell>
              <table:table-cell office:value-type="float" office:value="0.00170219">
                <text:p>0.001702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91000">
                <text:p>291000</text:p>
              </table:table-cell>
              <table:table-cell office:value-type="float" office:value="NaN">
                <text:p>NaN</text:p>
              </table:table-cell>
              <table:table-cell office:value-type="float" office:value="0.0157934">
                <text:p>0.0157934</text:p>
              </table:table-cell>
              <table:table-cell office:value-type="float" office:value="0.00150994">
                <text:p>0.00150994</text:p>
              </table:table-cell>
              <table:table-cell office:value-type="float" office:value="0.247231">
                <text:p>0.247231</text:p>
              </table:table-cell>
              <table:table-cell office:value-type="float" office:value="0.0511044">
                <text:p>0.0511044</text:p>
              </table:table-cell>
              <table:table-cell office:value-type="float" office:value="0.00188733">
                <text:p>0.00188733</text:p>
              </table:table-cell>
              <table:table-cell office:value-type="float" office:value="0.000944258">
                <text:p>0.000944258</text:p>
              </table:table-cell>
              <table:table-cell office:value-type="float" office:value="0.00174601">
                <text:p>0.001746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90500">
                <text:p>290500</text:p>
              </table:table-cell>
              <table:table-cell office:value-type="float" office:value="NaN">
                <text:p>NaN</text:p>
              </table:table-cell>
              <table:table-cell office:value-type="float" office:value="0.015268">
                <text:p>0.015268</text:p>
              </table:table-cell>
              <table:table-cell office:value-type="float" office:value="0.00149771">
                <text:p>0.00149771</text:p>
              </table:table-cell>
              <table:table-cell office:value-type="float" office:value="0.239625">
                <text:p>0.239625</text:p>
              </table:table-cell>
              <table:table-cell office:value-type="float" office:value="0.056873">
                <text:p>0.056873</text:p>
              </table:table-cell>
              <table:table-cell office:value-type="float" office:value="0.00184193">
                <text:p>0.00184193</text:p>
              </table:table-cell>
              <table:table-cell office:value-type="float" office:value="0.000830173">
                <text:p>0.000830173</text:p>
              </table:table-cell>
              <table:table-cell office:value-type="float" office:value="0.00165719">
                <text:p>0.001657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90000">
                <text:p>290000</text:p>
              </table:table-cell>
              <table:table-cell office:value-type="float" office:value="NaN">
                <text:p>NaN</text:p>
              </table:table-cell>
              <table:table-cell office:value-type="float" office:value="0.0151433">
                <text:p>0.0151433</text:p>
              </table:table-cell>
              <table:table-cell office:value-type="float" office:value="0.00148113">
                <text:p>0.00148113</text:p>
              </table:table-cell>
              <table:table-cell office:value-type="float" office:value="0.233706">
                <text:p>0.233706</text:p>
              </table:table-cell>
              <table:table-cell office:value-type="float" office:value="0.0471186">
                <text:p>0.0471186</text:p>
              </table:table-cell>
              <table:table-cell office:value-type="float" office:value="0.0018297">
                <text:p>0.0018297</text:p>
              </table:table-cell>
              <table:table-cell office:value-type="float" office:value="0.000814778">
                <text:p>0.000814778</text:p>
              </table:table-cell>
              <table:table-cell office:value-type="float" office:value="0.00160311">
                <text:p>0.001603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89500">
                <text:p>289500</text:p>
              </table:table-cell>
              <table:table-cell office:value-type="float" office:value="NaN">
                <text:p>NaN</text:p>
              </table:table-cell>
              <table:table-cell office:value-type="float" office:value="0.0152656">
                <text:p>0.0152656</text:p>
              </table:table-cell>
              <table:table-cell office:value-type="float" office:value="0.00150086">
                <text:p>0.00150086</text:p>
              </table:table-cell>
              <table:table-cell office:value-type="float" office:value="0.240449">
                <text:p>0.240449</text:p>
              </table:table-cell>
              <table:table-cell office:value-type="float" office:value="0.0484911">
                <text:p>0.0484911</text:p>
              </table:table-cell>
              <table:table-cell office:value-type="float" office:value="0.00181035">
                <text:p>0.00181035</text:p>
              </table:table-cell>
              <table:table-cell office:value-type="float" office:value="0.000804909">
                <text:p>0.000804909</text:p>
              </table:table-cell>
              <table:table-cell office:value-type="float" office:value="0.00169745">
                <text:p>0.0016974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9000">
                <text:p>289000</text:p>
              </table:table-cell>
              <table:table-cell office:value-type="float" office:value="NaN">
                <text:p>NaN</text:p>
              </table:table-cell>
              <table:table-cell office:value-type="float" office:value="0.0152033">
                <text:p>0.0152033</text:p>
              </table:table-cell>
              <table:table-cell office:value-type="float" office:value="0.00150718">
                <text:p>0.00150718</text:p>
              </table:table-cell>
              <table:table-cell office:value-type="float" office:value="0.2399">
                <text:p>0.2399</text:p>
              </table:table-cell>
              <table:table-cell office:value-type="float" office:value="0.0477269">
                <text:p>0.0477269</text:p>
              </table:table-cell>
              <table:table-cell office:value-type="float" office:value="0.00179654">
                <text:p>0.00179654</text:p>
              </table:table-cell>
              <table:table-cell office:value-type="float" office:value="0.000795435">
                <text:p>0.000795435</text:p>
              </table:table-cell>
              <table:table-cell office:value-type="float" office:value="0.00170259">
                <text:p>0.0017025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88500">
                <text:p>288500</text:p>
              </table:table-cell>
              <table:table-cell office:value-type="float" office:value="NaN">
                <text:p>NaN</text:p>
              </table:table-cell>
              <table:table-cell office:value-type="float" office:value="0.0149743">
                <text:p>0.0149743</text:p>
              </table:table-cell>
              <table:table-cell office:value-type="float" office:value="0.00152929">
                <text:p>0.00152929</text:p>
              </table:table-cell>
              <table:table-cell office:value-type="float" office:value="0.24317">
                <text:p>0.24317</text:p>
              </table:table-cell>
              <table:table-cell office:value-type="float" office:value="0.0506137">
                <text:p>0.0506137</text:p>
              </table:table-cell>
              <table:table-cell office:value-type="float" office:value="0.00179654">
                <text:p>0.00179654</text:p>
              </table:table-cell>
              <table:table-cell office:value-type="float" office:value="0.000787145">
                <text:p>0.000787145</text:p>
              </table:table-cell>
              <table:table-cell office:value-type="float" office:value="0.00165403">
                <text:p>0.001654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88000">
                <text:p>288000</text:p>
              </table:table-cell>
              <table:table-cell office:value-type="float" office:value="NaN">
                <text:p>NaN</text:p>
              </table:table-cell>
              <table:table-cell office:value-type="float" office:value="0.0152135">
                <text:p>0.0152135</text:p>
              </table:table-cell>
              <table:table-cell office:value-type="float" office:value="0.00151152">
                <text:p>0.00151152</text:p>
              </table:table-cell>
              <table:table-cell office:value-type="float" office:value="0.23968">
                <text:p>0.23968</text:p>
              </table:table-cell>
              <table:table-cell office:value-type="float" office:value="0.0482128">
                <text:p>0.0482128</text:p>
              </table:table-cell>
              <table:table-cell office:value-type="float" office:value="0.00178351">
                <text:p>0.00178351</text:p>
              </table:table-cell>
              <table:table-cell office:value-type="float" office:value="0.000788724">
                <text:p>0.000788724</text:p>
              </table:table-cell>
              <table:table-cell office:value-type="float" office:value="0.00160469">
                <text:p>0.001604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87500">
                <text:p>287500</text:p>
              </table:table-cell>
              <table:table-cell office:value-type="float" office:value="NaN">
                <text:p>NaN</text:p>
              </table:table-cell>
              <table:table-cell office:value-type="float" office:value="0.0154626">
                <text:p>0.0154626</text:p>
              </table:table-cell>
              <table:table-cell office:value-type="float" office:value="0.00151942">
                <text:p>0.00151942</text:p>
              </table:table-cell>
              <table:table-cell office:value-type="float" office:value="0.246315">
                <text:p>0.246315</text:p>
              </table:table-cell>
              <table:table-cell office:value-type="float" office:value="0.0490323">
                <text:p>0.0490323</text:p>
              </table:table-cell>
              <table:table-cell office:value-type="float" office:value="0.00181943">
                <text:p>0.00181943</text:p>
              </table:table-cell>
              <table:table-cell office:value-type="float" office:value="0.000797803">
                <text:p>0.000797803</text:p>
              </table:table-cell>
              <table:table-cell office:value-type="float" office:value="0.00165798">
                <text:p>0.001657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87000">
                <text:p>287000</text:p>
              </table:table-cell>
              <table:table-cell office:value-type="float" office:value="NaN">
                <text:p>NaN</text:p>
              </table:table-cell>
              <table:table-cell office:value-type="float" office:value="0.0156995">
                <text:p>0.0156995</text:p>
              </table:table-cell>
              <table:table-cell office:value-type="float" office:value="0.00150047">
                <text:p>0.00150047</text:p>
              </table:table-cell>
              <table:table-cell office:value-type="float" office:value="0.242606">
                <text:p>0.242606</text:p>
              </table:table-cell>
              <table:table-cell office:value-type="float" office:value="0.0485701">
                <text:p>0.0485701</text:p>
              </table:table-cell>
              <table:table-cell office:value-type="float" office:value="0.00182851">
                <text:p>0.00182851</text:p>
              </table:table-cell>
              <table:table-cell office:value-type="float" office:value="0.000810435">
                <text:p>0.000810435</text:p>
              </table:table-cell>
              <table:table-cell office:value-type="float" office:value="0.00161061">
                <text:p>0.0016106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86500">
                <text:p>286500</text:p>
              </table:table-cell>
              <table:table-cell office:value-type="float" office:value="NaN">
                <text:p>NaN</text:p>
              </table:table-cell>
              <table:table-cell office:value-type="float" office:value="0.0149044">
                <text:p>0.0149044</text:p>
              </table:table-cell>
              <table:table-cell office:value-type="float" office:value="0.00150442">
                <text:p>0.00150442</text:p>
              </table:table-cell>
              <table:table-cell office:value-type="float" office:value="0.234764">
                <text:p>0.234764</text:p>
              </table:table-cell>
              <table:table-cell office:value-type="float" office:value="0.0468983">
                <text:p>0.0468983</text:p>
              </table:table-cell>
              <table:table-cell office:value-type="float" office:value="0.00176733">
                <text:p>0.00176733</text:p>
              </table:table-cell>
              <table:table-cell office:value-type="float" office:value="0.000784776">
                <text:p>0.000784776</text:p>
              </table:table-cell>
              <table:table-cell office:value-type="float" office:value="0.0015889">
                <text:p>0.001588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86000">
                <text:p>286000</text:p>
              </table:table-cell>
              <table:table-cell office:value-type="float" office:value="NaN">
                <text:p>NaN</text:p>
              </table:table-cell>
              <table:table-cell office:value-type="float" office:value="0.0157003">
                <text:p>0.0157003</text:p>
              </table:table-cell>
              <table:table-cell office:value-type="float" office:value="0.00146099">
                <text:p>0.00146099</text:p>
              </table:table-cell>
              <table:table-cell office:value-type="float" office:value="0.233033">
                <text:p>0.233033</text:p>
              </table:table-cell>
              <table:table-cell office:value-type="float" office:value="0.0466843">
                <text:p>0.0466843</text:p>
              </table:table-cell>
              <table:table-cell office:value-type="float" office:value="0.00182457">
                <text:p>0.00182457</text:p>
              </table:table-cell>
              <table:table-cell office:value-type="float" office:value="0.00081083">
                <text:p>0.00081083</text:p>
              </table:table-cell>
              <table:table-cell office:value-type="float" office:value="0.0018443">
                <text:p>0.001844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85500">
                <text:p>285500</text:p>
              </table:table-cell>
              <table:table-cell office:value-type="float" office:value="NaN">
                <text:p>NaN</text:p>
              </table:table-cell>
              <table:table-cell office:value-type="float" office:value="0.0151689">
                <text:p>0.0151689</text:p>
              </table:table-cell>
              <table:table-cell office:value-type="float" office:value="0.00147126">
                <text:p>0.00147126</text:p>
              </table:table-cell>
              <table:table-cell office:value-type="float" office:value="0.236371">
                <text:p>0.236371</text:p>
              </table:table-cell>
              <table:table-cell office:value-type="float" office:value="0.0473874">
                <text:p>0.0473874</text:p>
              </table:table-cell>
              <table:table-cell office:value-type="float" office:value="0.00182575">
                <text:p>0.00182575</text:p>
              </table:table-cell>
              <table:table-cell office:value-type="float" office:value="0.000847937">
                <text:p>0.000847937</text:p>
              </table:table-cell>
              <table:table-cell office:value-type="float" office:value="0.00176614">
                <text:p>0.001766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85000">
                <text:p>285000</text:p>
              </table:table-cell>
              <table:table-cell office:value-type="float" office:value="NaN">
                <text:p>NaN</text:p>
              </table:table-cell>
              <table:table-cell office:value-type="float" office:value="0.0149992">
                <text:p>0.0149992</text:p>
              </table:table-cell>
              <table:table-cell office:value-type="float" office:value="0.00150126">
                <text:p>0.00150126</text:p>
              </table:table-cell>
              <table:table-cell office:value-type="float" office:value="0.239591">
                <text:p>0.239591</text:p>
              </table:table-cell>
              <table:table-cell office:value-type="float" office:value="0.049208">
                <text:p>0.049208</text:p>
              </table:table-cell>
              <table:table-cell office:value-type="float" office:value="0.00180996">
                <text:p>0.00180996</text:p>
              </table:table-cell>
              <table:table-cell office:value-type="float" office:value="0.000804909">
                <text:p>0.000804909</text:p>
              </table:table-cell>
              <table:table-cell office:value-type="float" office:value="0.00184193">
                <text:p>0.001841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84500">
                <text:p>284500</text:p>
              </table:table-cell>
              <table:table-cell office:value-type="float" office:value="NaN">
                <text:p>NaN</text:p>
              </table:table-cell>
              <table:table-cell office:value-type="float" office:value="0.015555">
                <text:p>0.015555</text:p>
              </table:table-cell>
              <table:table-cell office:value-type="float" office:value="0.00149257">
                <text:p>0.00149257</text:p>
              </table:table-cell>
              <table:table-cell office:value-type="float" office:value="0.237623">
                <text:p>0.237623</text:p>
              </table:table-cell>
              <table:table-cell office:value-type="float" office:value="0.0476613">
                <text:p>0.0476613</text:p>
              </table:table-cell>
              <table:table-cell office:value-type="float" office:value="0.00180285">
                <text:p>0.00180285</text:p>
              </table:table-cell>
              <table:table-cell office:value-type="float" office:value="0.000802935">
                <text:p>0.000802935</text:p>
              </table:table-cell>
              <table:table-cell office:value-type="float" office:value="0.00169864">
                <text:p>0.001698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84000">
                <text:p>284000</text:p>
              </table:table-cell>
              <table:table-cell office:value-type="float" office:value="NaN">
                <text:p>NaN</text:p>
              </table:table-cell>
              <table:table-cell office:value-type="float" office:value="0.016084">
                <text:p>0.016084</text:p>
              </table:table-cell>
              <table:table-cell office:value-type="float" office:value="0.00149336">
                <text:p>0.00149336</text:p>
              </table:table-cell>
              <table:table-cell office:value-type="float" office:value="0.236993">
                <text:p>0.236993</text:p>
              </table:table-cell>
              <table:table-cell office:value-type="float" office:value="0.0499667">
                <text:p>0.0499667</text:p>
              </table:table-cell>
              <table:table-cell office:value-type="float" office:value="0.00182101">
                <text:p>0.00182101</text:p>
              </table:table-cell>
              <table:table-cell office:value-type="float" office:value="0.000804909">
                <text:p>0.000804909</text:p>
              </table:table-cell>
              <table:table-cell office:value-type="float" office:value="0.00168443">
                <text:p>0.0016844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83500">
                <text:p>283500</text:p>
              </table:table-cell>
              <table:table-cell office:value-type="float" office:value="NaN">
                <text:p>NaN</text:p>
              </table:table-cell>
              <table:table-cell office:value-type="float" office:value="0.0145022">
                <text:p>0.0145022</text:p>
              </table:table-cell>
              <table:table-cell office:value-type="float" office:value="0.00151231">
                <text:p>0.00151231</text:p>
              </table:table-cell>
              <table:table-cell office:value-type="float" office:value="0.235382">
                <text:p>0.235382</text:p>
              </table:table-cell>
              <table:table-cell office:value-type="float" office:value="0.0486605">
                <text:p>0.0486605</text:p>
              </table:table-cell>
              <table:table-cell office:value-type="float" office:value="0.00177562">
                <text:p>0.00177562</text:p>
              </table:table-cell>
              <table:table-cell office:value-type="float" office:value="0.000791092">
                <text:p>0.000791092</text:p>
              </table:table-cell>
              <table:table-cell office:value-type="float" office:value="0.00167732">
                <text:p>0.0016773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3000">
                <text:p>283000</text:p>
              </table:table-cell>
              <table:table-cell office:value-type="float" office:value="NaN">
                <text:p>NaN</text:p>
              </table:table-cell>
              <table:table-cell office:value-type="float" office:value="0.0148136">
                <text:p>0.0148136</text:p>
              </table:table-cell>
              <table:table-cell office:value-type="float" office:value="0.00153008">
                <text:p>0.00153008</text:p>
              </table:table-cell>
              <table:table-cell office:value-type="float" office:value="0.229143">
                <text:p>0.229143</text:p>
              </table:table-cell>
              <table:table-cell office:value-type="float" office:value="0.0469476">
                <text:p>0.0469476</text:p>
              </table:table-cell>
              <table:table-cell office:value-type="float" office:value="0.00179338">
                <text:p>0.00179338</text:p>
              </table:table-cell>
              <table:table-cell office:value-type="float" office:value="0.000783987">
                <text:p>0.000783987</text:p>
              </table:table-cell>
              <table:table-cell office:value-type="float" office:value="0.00166627">
                <text:p>0.001666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2500">
                <text:p>282500</text:p>
              </table:table-cell>
              <table:table-cell office:value-type="float" office:value="NaN">
                <text:p>NaN</text:p>
              </table:table-cell>
              <table:table-cell office:value-type="float" office:value="0.0145949">
                <text:p>0.0145949</text:p>
              </table:table-cell>
              <table:table-cell office:value-type="float" office:value="0.00151547">
                <text:p>0.00151547</text:p>
              </table:table-cell>
              <table:table-cell office:value-type="float" office:value="0.238766">
                <text:p>0.238766</text:p>
              </table:table-cell>
              <table:table-cell office:value-type="float" office:value="0.0487532">
                <text:p>0.0487532</text:p>
              </table:table-cell>
              <table:table-cell office:value-type="float" office:value="0.00180088">
                <text:p>0.00180088</text:p>
              </table:table-cell>
              <table:table-cell office:value-type="float" office:value="0.000772539">
                <text:p>0.000772539</text:p>
              </table:table-cell>
              <table:table-cell office:value-type="float" office:value="0.00170535">
                <text:p>0.001705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2000">
                <text:p>282000</text:p>
              </table:table-cell>
              <table:table-cell office:value-type="float" office:value="NaN">
                <text:p>NaN</text:p>
              </table:table-cell>
              <table:table-cell office:value-type="float" office:value="0.0150343">
                <text:p>0.0150343</text:p>
              </table:table-cell>
              <table:table-cell office:value-type="float" office:value="0.00148192">
                <text:p>0.00148192</text:p>
              </table:table-cell>
              <table:table-cell office:value-type="float" office:value="0.237799">
                <text:p>0.237799</text:p>
              </table:table-cell>
              <table:table-cell office:value-type="float" office:value="0.0487978">
                <text:p>0.0487978</text:p>
              </table:table-cell>
              <table:table-cell office:value-type="float" office:value="0.00177404">
                <text:p>0.00177404</text:p>
              </table:table-cell>
              <table:table-cell office:value-type="float" office:value="0.000804909">
                <text:p>0.000804909</text:p>
              </table:table-cell>
              <table:table-cell office:value-type="float" office:value="0.00166272">
                <text:p>0.001662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1500">
                <text:p>281500</text:p>
              </table:table-cell>
              <table:table-cell office:value-type="float" office:value="NaN">
                <text:p>NaN</text:p>
              </table:table-cell>
              <table:table-cell office:value-type="float" office:value="0.0154208">
                <text:p>0.0154208</text:p>
              </table:table-cell>
              <table:table-cell office:value-type="float" office:value="0.00148823">
                <text:p>0.00148823</text:p>
              </table:table-cell>
              <table:table-cell office:value-type="float" office:value="0.231327">
                <text:p>0.231327</text:p>
              </table:table-cell>
              <table:table-cell office:value-type="float" office:value="0.046736">
                <text:p>0.046736</text:p>
              </table:table-cell>
              <table:table-cell office:value-type="float" office:value="0.00175746">
                <text:p>0.00175746</text:p>
              </table:table-cell>
              <table:table-cell office:value-type="float" office:value="0.000785961">
                <text:p>0.000785961</text:p>
              </table:table-cell>
              <table:table-cell office:value-type="float" office:value="0.00166193">
                <text:p>0.0016619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1000">
                <text:p>281000</text:p>
              </table:table-cell>
              <table:table-cell office:value-type="float" office:value="NaN">
                <text:p>NaN</text:p>
              </table:table-cell>
              <table:table-cell office:value-type="float" office:value="0.0156028">
                <text:p>0.0156028</text:p>
              </table:table-cell>
              <table:table-cell office:value-type="float" office:value="0.00151271">
                <text:p>0.00151271</text:p>
              </table:table-cell>
              <table:table-cell office:value-type="float" office:value="0.243176">
                <text:p>0.243176</text:p>
              </table:table-cell>
              <table:table-cell office:value-type="float" office:value="0.0482322">
                <text:p>0.0482322</text:p>
              </table:table-cell>
              <table:table-cell office:value-type="float" office:value="0.00179456">
                <text:p>0.00179456</text:p>
              </table:table-cell>
              <table:table-cell office:value-type="float" office:value="0.000836095">
                <text:p>0.000836095</text:p>
              </table:table-cell>
              <table:table-cell office:value-type="float" office:value="0.00196747">
                <text:p>0.0019674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0500">
                <text:p>280500</text:p>
              </table:table-cell>
              <table:table-cell office:value-type="float" office:value="NaN">
                <text:p>NaN</text:p>
              </table:table-cell>
              <table:table-cell office:value-type="float" office:value="0.0155179">
                <text:p>0.0155179</text:p>
              </table:table-cell>
              <table:table-cell office:value-type="float" office:value="0.00149415">
                <text:p>0.00149415</text:p>
              </table:table-cell>
              <table:table-cell office:value-type="float" office:value="0.227917">
                <text:p>0.227917</text:p>
              </table:table-cell>
              <table:table-cell office:value-type="float" office:value="0.0456568">
                <text:p>0.0456568</text:p>
              </table:table-cell>
              <table:table-cell office:value-type="float" office:value="0.00183246">
                <text:p>0.00183246</text:p>
              </table:table-cell>
              <table:table-cell office:value-type="float" office:value="0.000808067">
                <text:p>0.000808067</text:p>
              </table:table-cell>
              <table:table-cell office:value-type="float" office:value="0.00212221">
                <text:p>0.0021222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0000">
                <text:p>280000</text:p>
              </table:table-cell>
              <table:table-cell office:value-type="float" office:value="NaN">
                <text:p>NaN</text:p>
              </table:table-cell>
              <table:table-cell office:value-type="float" office:value="0.014891">
                <text:p>0.014891</text:p>
              </table:table-cell>
              <table:table-cell office:value-type="float" office:value="0.00149494">
                <text:p>0.00149494</text:p>
              </table:table-cell>
              <table:table-cell office:value-type="float" office:value="0.218273">
                <text:p>0.218273</text:p>
              </table:table-cell>
              <table:table-cell office:value-type="float" office:value="0.043409">
                <text:p>0.043409</text:p>
              </table:table-cell>
              <table:table-cell office:value-type="float" office:value="0.00176101">
                <text:p>0.00176101</text:p>
              </table:table-cell>
              <table:table-cell office:value-type="float" office:value="0.000768591">
                <text:p>0.000768591</text:p>
              </table:table-cell>
              <table:table-cell office:value-type="float" office:value="0.00161692">
                <text:p>0.0016169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79500">
                <text:p>279500</text:p>
              </table:table-cell>
              <table:table-cell office:value-type="float" office:value="NaN">
                <text:p>NaN</text:p>
              </table:table-cell>
              <table:table-cell office:value-type="float" office:value="0.0149277">
                <text:p>0.0149277</text:p>
              </table:table-cell>
              <table:table-cell office:value-type="float" office:value="0.00150244">
                <text:p>0.00150244</text:p>
              </table:table-cell>
              <table:table-cell office:value-type="float" office:value="0.233259">
                <text:p>0.233259</text:p>
              </table:table-cell>
              <table:table-cell office:value-type="float" office:value="0.0475548">
                <text:p>0.0475548</text:p>
              </table:table-cell>
              <table:table-cell office:value-type="float" office:value="0.00181825">
                <text:p>0.00181825</text:p>
              </table:table-cell>
              <table:table-cell office:value-type="float" office:value="0.000786355">
                <text:p>0.000786355</text:p>
              </table:table-cell>
              <table:table-cell office:value-type="float" office:value="0.00170851">
                <text:p>0.001708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79000">
                <text:p>279000</text:p>
              </table:table-cell>
              <table:table-cell office:value-type="float" office:value="NaN">
                <text:p>NaN</text:p>
              </table:table-cell>
              <table:table-cell office:value-type="float" office:value="0.0154895">
                <text:p>0.0154895</text:p>
              </table:table-cell>
              <table:table-cell office:value-type="float" office:value="0.00154903">
                <text:p>0.00154903</text:p>
              </table:table-cell>
              <table:table-cell office:value-type="float" office:value="0.232593">
                <text:p>0.232593</text:p>
              </table:table-cell>
              <table:table-cell office:value-type="float" office:value="0.0472153">
                <text:p>0.0472153</text:p>
              </table:table-cell>
              <table:table-cell office:value-type="float" office:value="0.00183088">
                <text:p>0.00183088</text:p>
              </table:table-cell>
              <table:table-cell office:value-type="float" office:value="0.000796224">
                <text:p>0.000796224</text:p>
              </table:table-cell>
              <table:table-cell office:value-type="float" office:value="0.00162127">
                <text:p>0.001621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78500">
                <text:p>278500</text:p>
              </table:table-cell>
              <table:table-cell office:value-type="float" office:value="NaN">
                <text:p>NaN</text:p>
              </table:table-cell>
              <table:table-cell office:value-type="float" office:value="0.0146281">
                <text:p>0.0146281</text:p>
              </table:table-cell>
              <table:table-cell office:value-type="float" office:value="0.00154705">
                <text:p>0.00154705</text:p>
              </table:table-cell>
              <table:table-cell office:value-type="float" office:value="0.231423">
                <text:p>0.231423</text:p>
              </table:table-cell>
              <table:table-cell office:value-type="float" office:value="0.0462059">
                <text:p>0.0462059</text:p>
              </table:table-cell>
              <table:table-cell office:value-type="float" office:value="0.00180364">
                <text:p>0.00180364</text:p>
              </table:table-cell>
              <table:table-cell office:value-type="float" office:value="0.00077096">
                <text:p>0.00077096</text:p>
              </table:table-cell>
              <table:table-cell office:value-type="float" office:value="0.0015889">
                <text:p>0.001588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78000">
                <text:p>278000</text:p>
              </table:table-cell>
              <table:table-cell office:value-type="float" office:value="NaN">
                <text:p>NaN</text:p>
              </table:table-cell>
              <table:table-cell office:value-type="float" office:value="0.0144516">
                <text:p>0.0144516</text:p>
              </table:table-cell>
              <table:table-cell office:value-type="float" office:value="0.00158416">
                <text:p>0.00158416</text:p>
              </table:table-cell>
              <table:table-cell office:value-type="float" office:value="0.241266">
                <text:p>0.241266</text:p>
              </table:table-cell>
              <table:table-cell office:value-type="float" office:value="0.0479661">
                <text:p>0.0479661</text:p>
              </table:table-cell>
              <table:table-cell office:value-type="float" office:value="0.00175272">
                <text:p>0.00175272</text:p>
              </table:table-cell>
              <table:table-cell office:value-type="float" office:value="0.000753985">
                <text:p>0.000753985</text:p>
              </table:table-cell>
              <table:table-cell office:value-type="float" office:value="0.0016489">
                <text:p>0.001648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77500">
                <text:p>277500</text:p>
              </table:table-cell>
              <table:table-cell office:value-type="float" office:value="NaN">
                <text:p>NaN</text:p>
              </table:table-cell>
              <table:table-cell office:value-type="float" office:value="0.0151835">
                <text:p>0.0151835</text:p>
              </table:table-cell>
              <table:table-cell office:value-type="float" office:value="0.00150955">
                <text:p>0.00150955</text:p>
              </table:table-cell>
              <table:table-cell office:value-type="float" office:value="0.241493">
                <text:p>0.241493</text:p>
              </table:table-cell>
              <table:table-cell office:value-type="float" office:value="0.0486901">
                <text:p>0.0486901</text:p>
              </table:table-cell>
              <table:table-cell office:value-type="float" office:value="0.00189562">
                <text:p>0.00189562</text:p>
              </table:table-cell>
              <table:table-cell office:value-type="float" office:value="0.000866886">
                <text:p>0.000866886</text:p>
              </table:table-cell>
              <table:table-cell office:value-type="float" office:value="0.00166232">
                <text:p>0.001662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77000">
                <text:p>277000</text:p>
              </table:table-cell>
              <table:table-cell office:value-type="float" office:value="NaN">
                <text:p>NaN</text:p>
              </table:table-cell>
              <table:table-cell office:value-type="float" office:value="0.0147071">
                <text:p>0.0147071</text:p>
              </table:table-cell>
              <table:table-cell office:value-type="float" office:value="0.00155574">
                <text:p>0.00155574</text:p>
              </table:table-cell>
              <table:table-cell office:value-type="float" office:value="0.233451">
                <text:p>0.233451</text:p>
              </table:table-cell>
              <table:table-cell office:value-type="float" office:value="0.0471517">
                <text:p>0.0471517</text:p>
              </table:table-cell>
              <table:table-cell office:value-type="float" office:value="0.00192839">
                <text:p>0.00192839</text:p>
              </table:table-cell>
              <table:table-cell office:value-type="float" office:value="0.000773328">
                <text:p>0.000773328</text:p>
              </table:table-cell>
              <table:table-cell office:value-type="float" office:value="0.00154429">
                <text:p>0.0015442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76500">
                <text:p>276500</text:p>
              </table:table-cell>
              <table:table-cell office:value-type="float" office:value="NaN">
                <text:p>NaN</text:p>
              </table:table-cell>
              <table:table-cell office:value-type="float" office:value="0.0147098">
                <text:p>0.0147098</text:p>
              </table:table-cell>
              <table:table-cell office:value-type="float" office:value="0.00153284">
                <text:p>0.00153284</text:p>
              </table:table-cell>
              <table:table-cell office:value-type="float" office:value="0.232892">
                <text:p>0.232892</text:p>
              </table:table-cell>
              <table:table-cell office:value-type="float" office:value="0.0467712">
                <text:p>0.0467712</text:p>
              </table:table-cell>
              <table:table-cell office:value-type="float" office:value="0.00178746">
                <text:p>0.00178746</text:p>
              </table:table-cell>
              <table:table-cell office:value-type="float" office:value="0.000763459">
                <text:p>0.000763459</text:p>
              </table:table-cell>
              <table:table-cell office:value-type="float" office:value="0.00164771">
                <text:p>0.001647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76000">
                <text:p>276000</text:p>
              </table:table-cell>
              <table:table-cell office:value-type="float" office:value="NaN">
                <text:p>NaN</text:p>
              </table:table-cell>
              <table:table-cell office:value-type="float" office:value="0.0152017">
                <text:p>0.0152017</text:p>
              </table:table-cell>
              <table:table-cell office:value-type="float" office:value="0.00153679">
                <text:p>0.00153679</text:p>
              </table:table-cell>
              <table:table-cell office:value-type="float" office:value="0.234644">
                <text:p>0.234644</text:p>
              </table:table-cell>
              <table:table-cell office:value-type="float" office:value="0.0463879">
                <text:p>0.0463879</text:p>
              </table:table-cell>
              <table:table-cell office:value-type="float" office:value="0.00180246">
                <text:p>0.00180246</text:p>
              </table:table-cell>
              <table:table-cell office:value-type="float" office:value="0.000778855">
                <text:p>0.000778855</text:p>
              </table:table-cell>
              <table:table-cell office:value-type="float" office:value="0.00158929">
                <text:p>0.001589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75500">
                <text:p>275500</text:p>
              </table:table-cell>
              <table:table-cell office:value-type="float" office:value="NaN">
                <text:p>NaN</text:p>
              </table:table-cell>
              <table:table-cell office:value-type="float" office:value="0.0143912">
                <text:p>0.0143912</text:p>
              </table:table-cell>
              <table:table-cell office:value-type="float" office:value="0.00151981">
                <text:p>0.00151981</text:p>
              </table:table-cell>
              <table:table-cell office:value-type="float" office:value="0.233236">
                <text:p>0.233236</text:p>
              </table:table-cell>
              <table:table-cell office:value-type="float" office:value="0.0482401">
                <text:p>0.0482401</text:p>
              </table:table-cell>
              <table:table-cell office:value-type="float" office:value="0.00180206">
                <text:p>0.00180206</text:p>
              </table:table-cell>
              <table:table-cell office:value-type="float" office:value="0.00078675">
                <text:p>0.00078675</text:p>
              </table:table-cell>
              <table:table-cell office:value-type="float" office:value="0.00158337">
                <text:p>0.0015833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75000">
                <text:p>275000</text:p>
              </table:table-cell>
              <table:table-cell office:value-type="float" office:value="NaN">
                <text:p>NaN</text:p>
              </table:table-cell>
              <table:table-cell office:value-type="float" office:value="0.0146865">
                <text:p>0.0146865</text:p>
              </table:table-cell>
              <table:table-cell office:value-type="float" office:value="0.00149415">
                <text:p>0.00149415</text:p>
              </table:table-cell>
              <table:table-cell office:value-type="float" office:value="0.238528">
                <text:p>0.238528</text:p>
              </table:table-cell>
              <table:table-cell office:value-type="float" office:value="0.0477198">
                <text:p>0.0477198</text:p>
              </table:table-cell>
              <table:table-cell office:value-type="float" office:value="0.00177798">
                <text:p>0.00177798</text:p>
              </table:table-cell>
              <table:table-cell office:value-type="float" office:value="0.000790303">
                <text:p>0.000790303</text:p>
              </table:table-cell>
              <table:table-cell office:value-type="float" office:value="0.00157232">
                <text:p>0.0015723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74500">
                <text:p>274500</text:p>
              </table:table-cell>
              <table:table-cell office:value-type="float" office:value="NaN">
                <text:p>NaN</text:p>
              </table:table-cell>
              <table:table-cell office:value-type="float" office:value="0.013867">
                <text:p>0.013867</text:p>
              </table:table-cell>
              <table:table-cell office:value-type="float" office:value="0.00147955">
                <text:p>0.00147955</text:p>
              </table:table-cell>
              <table:table-cell office:value-type="float" office:value="0.22678">
                <text:p>0.22678</text:p>
              </table:table-cell>
              <table:table-cell office:value-type="float" office:value="0.0450725">
                <text:p>0.0450725</text:p>
              </table:table-cell>
              <table:table-cell office:value-type="float" office:value="0.00180009">
                <text:p>0.00180009</text:p>
              </table:table-cell>
              <table:table-cell office:value-type="float" office:value="0.000763854">
                <text:p>0.000763854</text:p>
              </table:table-cell>
              <table:table-cell office:value-type="float" office:value="0.00156087">
                <text:p>0.0015608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74000">
                <text:p>274000</text:p>
              </table:table-cell>
              <table:table-cell office:value-type="float" office:value="NaN">
                <text:p>NaN</text:p>
              </table:table-cell>
              <table:table-cell office:value-type="float" office:value="0.0137561">
                <text:p>0.0137561</text:p>
              </table:table-cell>
              <table:table-cell office:value-type="float" office:value="0.00146257">
                <text:p>0.00146257</text:p>
              </table:table-cell>
              <table:table-cell office:value-type="float" office:value="0.221893">
                <text:p>0.221893</text:p>
              </table:table-cell>
              <table:table-cell office:value-type="float" office:value="0.0440742">
                <text:p>0.0440742</text:p>
              </table:table-cell>
              <table:table-cell office:value-type="float" office:value="0.00172706">
                <text:p>0.00172706</text:p>
              </table:table-cell>
              <table:table-cell office:value-type="float" office:value="0.000759512">
                <text:p>0.000759512</text:p>
              </table:table-cell>
              <table:table-cell office:value-type="float" office:value="0.00151823">
                <text:p>0.001518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73500">
                <text:p>273500</text:p>
              </table:table-cell>
              <table:table-cell office:value-type="float" office:value="NaN">
                <text:p>NaN</text:p>
              </table:table-cell>
              <table:table-cell office:value-type="float" office:value="0.0142227">
                <text:p>0.0142227</text:p>
              </table:table-cell>
              <table:table-cell office:value-type="float" office:value="0.00145784">
                <text:p>0.00145784</text:p>
              </table:table-cell>
              <table:table-cell office:value-type="float" office:value="0.232395">
                <text:p>0.232395</text:p>
              </table:table-cell>
              <table:table-cell office:value-type="float" office:value="0.04797">
                <text:p>0.04797</text:p>
              </table:table-cell>
              <table:table-cell office:value-type="float" office:value="0.0017618">
                <text:p>0.0017618</text:p>
              </table:table-cell>
              <table:table-cell office:value-type="float" office:value="0.000772539">
                <text:p>0.000772539</text:p>
              </table:table-cell>
              <table:table-cell office:value-type="float" office:value="0.00157784">
                <text:p>0.001577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73000">
                <text:p>273000</text:p>
              </table:table-cell>
              <table:table-cell office:value-type="float" office:value="NaN">
                <text:p>NaN</text:p>
              </table:table-cell>
              <table:table-cell office:value-type="float" office:value="0.0139689">
                <text:p>0.0139689</text:p>
              </table:table-cell>
              <table:table-cell office:value-type="float" office:value="0.00151705">
                <text:p>0.00151705</text:p>
              </table:table-cell>
              <table:table-cell office:value-type="float" office:value="0.225951">
                <text:p>0.225951</text:p>
              </table:table-cell>
              <table:table-cell office:value-type="float" office:value="0.0481477">
                <text:p>0.0481477</text:p>
              </table:table-cell>
              <table:table-cell office:value-type="float" office:value="0.00174877">
                <text:p>0.00174877</text:p>
              </table:table-cell>
              <table:table-cell office:value-type="float" office:value="0.000781223">
                <text:p>0.000781223</text:p>
              </table:table-cell>
              <table:table-cell office:value-type="float" office:value="0.00154784">
                <text:p>0.0015478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72500">
                <text:p>272500</text:p>
              </table:table-cell>
              <table:table-cell office:value-type="float" office:value="NaN">
                <text:p>NaN</text:p>
              </table:table-cell>
              <table:table-cell office:value-type="float" office:value="0.0152025">
                <text:p>0.0152025</text:p>
              </table:table-cell>
              <table:table-cell office:value-type="float" office:value="0.00152455">
                <text:p>0.00152455</text:p>
              </table:table-cell>
              <table:table-cell office:value-type="float" office:value="0.232412">
                <text:p>0.232412</text:p>
              </table:table-cell>
              <table:table-cell office:value-type="float" office:value="0.046406">
                <text:p>0.046406</text:p>
              </table:table-cell>
              <table:table-cell office:value-type="float" office:value="0.00183601">
                <text:p>0.00183601</text:p>
              </table:table-cell>
              <table:table-cell office:value-type="float" office:value="0.000801751">
                <text:p>0.000801751</text:p>
              </table:table-cell>
              <table:table-cell office:value-type="float" office:value="0.00160192">
                <text:p>0.001601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72000">
                <text:p>272000</text:p>
              </table:table-cell>
              <table:table-cell office:value-type="float" office:value="NaN">
                <text:p>NaN</text:p>
              </table:table-cell>
              <table:table-cell office:value-type="float" office:value="0.0152858">
                <text:p>0.0152858</text:p>
              </table:table-cell>
              <table:table-cell office:value-type="float" office:value="0.00151744">
                <text:p>0.00151744</text:p>
              </table:table-cell>
              <table:table-cell office:value-type="float" office:value="0.226592">
                <text:p>0.226592</text:p>
              </table:table-cell>
              <table:table-cell office:value-type="float" office:value="0.0455683">
                <text:p>0.0455683</text:p>
              </table:table-cell>
              <table:table-cell office:value-type="float" office:value="0.00175983">
                <text:p>0.00175983</text:p>
              </table:table-cell>
              <table:table-cell office:value-type="float" office:value="0.00077925">
                <text:p>0.00077925</text:p>
              </table:table-cell>
              <table:table-cell office:value-type="float" office:value="0.0015585">
                <text:p>0.001558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71500">
                <text:p>271500</text:p>
              </table:table-cell>
              <table:table-cell office:value-type="float" office:value="NaN">
                <text:p>NaN</text:p>
              </table:table-cell>
              <table:table-cell office:value-type="float" office:value="0.0149096">
                <text:p>0.0149096</text:p>
              </table:table-cell>
              <table:table-cell office:value-type="float" office:value="0.00152652">
                <text:p>0.00152652</text:p>
              </table:table-cell>
              <table:table-cell office:value-type="float" office:value="0.234185">
                <text:p>0.234185</text:p>
              </table:table-cell>
              <table:table-cell office:value-type="float" office:value="0.0465359">
                <text:p>0.0465359</text:p>
              </table:table-cell>
              <table:table-cell office:value-type="float" office:value="0.00171956">
                <text:p>0.00171956</text:p>
              </table:table-cell>
              <table:table-cell office:value-type="float" office:value="0.000755169">
                <text:p>0.000755169</text:p>
              </table:table-cell>
              <table:table-cell office:value-type="float" office:value="0.00153758">
                <text:p>0.001537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71000">
                <text:p>271000</text:p>
              </table:table-cell>
              <table:table-cell office:value-type="float" office:value="NaN">
                <text:p>NaN</text:p>
              </table:table-cell>
              <table:table-cell office:value-type="float" office:value="0.015148">
                <text:p>0.015148</text:p>
              </table:table-cell>
              <table:table-cell office:value-type="float" office:value="0.00150442">
                <text:p>0.00150442</text:p>
              </table:table-cell>
              <table:table-cell office:value-type="float" office:value="0.223276">
                <text:p>0.223276</text:p>
              </table:table-cell>
              <table:table-cell office:value-type="float" office:value="0.0450942">
                <text:p>0.0450942</text:p>
              </table:table-cell>
              <table:table-cell office:value-type="float" office:value="0.0017693">
                <text:p>0.0017693</text:p>
              </table:table-cell>
              <table:table-cell office:value-type="float" office:value="0.000777276">
                <text:p>0.000777276</text:p>
              </table:table-cell>
              <table:table-cell office:value-type="float" office:value="0.00156403">
                <text:p>0.001564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70500">
                <text:p>270500</text:p>
              </table:table-cell>
              <table:table-cell office:value-type="float" office:value="NaN">
                <text:p>NaN</text:p>
              </table:table-cell>
              <table:table-cell office:value-type="float" office:value="0.014664">
                <text:p>0.014664</text:p>
              </table:table-cell>
              <table:table-cell office:value-type="float" office:value="0.00149376">
                <text:p>0.00149376</text:p>
              </table:table-cell>
              <table:table-cell office:value-type="float" office:value="0.225408">
                <text:p>0.225408</text:p>
              </table:table-cell>
              <table:table-cell office:value-type="float" office:value="0.045656">
                <text:p>0.045656</text:p>
              </table:table-cell>
              <table:table-cell office:value-type="float" office:value="0.00179417">
                <text:p>0.00179417</text:p>
              </table:table-cell>
              <table:table-cell office:value-type="float" office:value="0.000847543">
                <text:p>0.000847543</text:p>
              </table:table-cell>
              <table:table-cell office:value-type="float" office:value="0.00151902">
                <text:p>0.001519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70000">
                <text:p>270000</text:p>
              </table:table-cell>
              <table:table-cell office:value-type="float" office:value="NaN">
                <text:p>NaN</text:p>
              </table:table-cell>
              <table:table-cell office:value-type="float" office:value="0.0146024">
                <text:p>0.0146024</text:p>
              </table:table-cell>
              <table:table-cell office:value-type="float" office:value="0.00147955">
                <text:p>0.00147955</text:p>
              </table:table-cell>
              <table:table-cell office:value-type="float" office:value="0.216197">
                <text:p>0.216197</text:p>
              </table:table-cell>
              <table:table-cell office:value-type="float" office:value="0.0436482">
                <text:p>0.0436482</text:p>
              </table:table-cell>
              <table:table-cell office:value-type="float" office:value="0.00176259">
                <text:p>0.00176259</text:p>
              </table:table-cell>
              <table:table-cell office:value-type="float" office:value="0.000767012">
                <text:p>0.000767012</text:p>
              </table:table-cell>
              <table:table-cell office:value-type="float" office:value="0.00151073">
                <text:p>0.0015107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69500">
                <text:p>269500</text:p>
              </table:table-cell>
              <table:table-cell office:value-type="float" office:value="NaN">
                <text:p>NaN</text:p>
              </table:table-cell>
              <table:table-cell office:value-type="float" office:value="0.0142637">
                <text:p>0.0142637</text:p>
              </table:table-cell>
              <table:table-cell office:value-type="float" office:value="0.00146139">
                <text:p>0.00146139</text:p>
              </table:table-cell>
              <table:table-cell office:value-type="float" office:value="0.21792">
                <text:p>0.21792</text:p>
              </table:table-cell>
              <table:table-cell office:value-type="float" office:value="0.0435906">
                <text:p>0.0435906</text:p>
              </table:table-cell>
              <table:table-cell office:value-type="float" office:value="0.00177404">
                <text:p>0.00177404</text:p>
              </table:table-cell>
              <table:table-cell office:value-type="float" office:value="0.000780434">
                <text:p>0.000780434</text:p>
              </table:table-cell>
              <table:table-cell office:value-type="float" office:value="0.00153245">
                <text:p>0.0015324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69000">
                <text:p>269000</text:p>
              </table:table-cell>
              <table:table-cell office:value-type="float" office:value="NaN">
                <text:p>NaN</text:p>
              </table:table-cell>
              <table:table-cell office:value-type="float" office:value="0.0144288">
                <text:p>0.0144288</text:p>
              </table:table-cell>
              <table:table-cell office:value-type="float" office:value="0.00148073">
                <text:p>0.00148073</text:p>
              </table:table-cell>
              <table:table-cell office:value-type="float" office:value="0.229052">
                <text:p>0.229052</text:p>
              </table:table-cell>
              <table:table-cell office:value-type="float" office:value="0.0469875">
                <text:p>0.0469875</text:p>
              </table:table-cell>
              <table:table-cell office:value-type="float" office:value="0.00174404">
                <text:p>0.00174404</text:p>
              </table:table-cell>
              <table:table-cell office:value-type="float" office:value="0.000755564">
                <text:p>0.000755564</text:p>
              </table:table-cell>
              <table:table-cell office:value-type="float" office:value="0.00156284">
                <text:p>0.0015628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68500">
                <text:p>268500</text:p>
              </table:table-cell>
              <table:table-cell office:value-type="float" office:value="NaN">
                <text:p>NaN</text:p>
              </table:table-cell>
              <table:table-cell office:value-type="float" office:value="0.0135338">
                <text:p>0.0135338</text:p>
              </table:table-cell>
              <table:table-cell office:value-type="float" office:value="0.00147955">
                <text:p>0.00147955</text:p>
              </table:table-cell>
              <table:table-cell office:value-type="float" office:value="0.224326">
                <text:p>0.224326</text:p>
              </table:table-cell>
              <table:table-cell office:value-type="float" office:value="0.0477675">
                <text:p>0.0477675</text:p>
              </table:table-cell>
              <table:table-cell office:value-type="float" office:value="0.00171561">
                <text:p>0.00171561</text:p>
              </table:table-cell>
              <table:table-cell office:value-type="float" office:value="0.000725958">
                <text:p>0.000725958</text:p>
              </table:table-cell>
              <table:table-cell office:value-type="float" office:value="0.00152731">
                <text:p>0.001527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68000">
                <text:p>268000</text:p>
              </table:table-cell>
              <table:table-cell office:value-type="float" office:value="NaN">
                <text:p>NaN</text:p>
              </table:table-cell>
              <table:table-cell office:value-type="float" office:value="0.0145101">
                <text:p>0.0145101</text:p>
              </table:table-cell>
              <table:table-cell office:value-type="float" office:value="0.00148784">
                <text:p>0.00148784</text:p>
              </table:table-cell>
              <table:table-cell office:value-type="float" office:value="0.224328">
                <text:p>0.224328</text:p>
              </table:table-cell>
              <table:table-cell office:value-type="float" office:value="0.0450346">
                <text:p>0.0450346</text:p>
              </table:table-cell>
              <table:table-cell office:value-type="float" office:value="0.0017389">
                <text:p>0.0017389</text:p>
              </table:table-cell>
              <table:table-cell office:value-type="float" office:value="0.00076188">
                <text:p>0.00076188</text:p>
              </table:table-cell>
              <table:table-cell office:value-type="float" office:value="0.00154745">
                <text:p>0.0015474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67500">
                <text:p>267500</text:p>
              </table:table-cell>
              <table:table-cell office:value-type="float" office:value="NaN">
                <text:p>NaN</text:p>
              </table:table-cell>
              <table:table-cell office:value-type="float" office:value="0.015103">
                <text:p>0.015103</text:p>
              </table:table-cell>
              <table:table-cell office:value-type="float" office:value="0.00151666">
                <text:p>0.00151666</text:p>
              </table:table-cell>
              <table:table-cell office:value-type="float" office:value="0.224349">
                <text:p>0.224349</text:p>
              </table:table-cell>
              <table:table-cell office:value-type="float" office:value="0.0451507">
                <text:p>0.0451507</text:p>
              </table:table-cell>
              <table:table-cell office:value-type="float" office:value="0.00176456">
                <text:p>0.00176456</text:p>
              </table:table-cell>
              <table:table-cell office:value-type="float" office:value="0.000768986">
                <text:p>0.000768986</text:p>
              </table:table-cell>
              <table:table-cell office:value-type="float" office:value="0.00171324">
                <text:p>0.0017132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7000">
                <text:p>267000</text:p>
              </table:table-cell>
              <table:table-cell office:value-type="float" office:value="NaN">
                <text:p>NaN</text:p>
              </table:table-cell>
              <table:table-cell office:value-type="float" office:value="0.0147007">
                <text:p>0.0147007</text:p>
              </table:table-cell>
              <table:table-cell office:value-type="float" office:value="0.00156087">
                <text:p>0.00156087</text:p>
              </table:table-cell>
              <table:table-cell office:value-type="float" office:value="0.224362">
                <text:p>0.224362</text:p>
              </table:table-cell>
              <table:table-cell office:value-type="float" office:value="0.0442909">
                <text:p>0.0442909</text:p>
              </table:table-cell>
              <table:table-cell office:value-type="float" office:value="0.00182141">
                <text:p>0.00182141</text:p>
              </table:table-cell>
              <table:table-cell office:value-type="float" office:value="0.000775697">
                <text:p>0.000775697</text:p>
              </table:table-cell>
              <table:table-cell office:value-type="float" office:value="0.0015889">
                <text:p>0.001588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6500">
                <text:p>266500</text:p>
              </table:table-cell>
              <table:table-cell office:value-type="float" office:value="NaN">
                <text:p>NaN</text:p>
              </table:table-cell>
              <table:table-cell office:value-type="float" office:value="0.0145906">
                <text:p>0.0145906</text:p>
              </table:table-cell>
              <table:table-cell office:value-type="float" office:value="0.0015285">
                <text:p>0.0015285</text:p>
              </table:table-cell>
              <table:table-cell office:value-type="float" office:value="0.217923">
                <text:p>0.217923</text:p>
              </table:table-cell>
              <table:table-cell office:value-type="float" office:value="0.0439419">
                <text:p>0.0439419</text:p>
              </table:table-cell>
              <table:table-cell office:value-type="float" office:value="0.00180206">
                <text:p>0.00180206</text:p>
              </table:table-cell>
              <table:table-cell office:value-type="float" office:value="0.000790698">
                <text:p>0.000790698</text:p>
              </table:table-cell>
              <table:table-cell office:value-type="float" office:value="0.0018972">
                <text:p>0.001897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66000">
                <text:p>266000</text:p>
              </table:table-cell>
              <table:table-cell office:value-type="float" office:value="NaN">
                <text:p>NaN</text:p>
              </table:table-cell>
              <table:table-cell office:value-type="float" office:value="0.013884">
                <text:p>0.013884</text:p>
              </table:table-cell>
              <table:table-cell office:value-type="float" office:value="0.00153955">
                <text:p>0.00153955</text:p>
              </table:table-cell>
              <table:table-cell office:value-type="float" office:value="0.22184">
                <text:p>0.22184</text:p>
              </table:table-cell>
              <table:table-cell office:value-type="float" office:value="0.0459213">
                <text:p>0.0459213</text:p>
              </table:table-cell>
              <table:table-cell office:value-type="float" office:value="0.00171127">
                <text:p>0.00171127</text:p>
              </table:table-cell>
              <table:table-cell office:value-type="float" office:value="0.000723194">
                <text:p>0.000723194</text:p>
              </table:table-cell>
              <table:table-cell office:value-type="float" office:value="0.00172311">
                <text:p>0.001723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5500">
                <text:p>265500</text:p>
              </table:table-cell>
              <table:table-cell office:value-type="float" office:value="NaN">
                <text:p>NaN</text:p>
              </table:table-cell>
              <table:table-cell office:value-type="float" office:value="0.0148673">
                <text:p>0.0148673</text:p>
              </table:table-cell>
              <table:table-cell office:value-type="float" office:value="0.00150047">
                <text:p>0.00150047</text:p>
              </table:table-cell>
              <table:table-cell office:value-type="float" office:value="0.226927">
                <text:p>0.226927</text:p>
              </table:table-cell>
              <table:table-cell office:value-type="float" office:value="0.045883">
                <text:p>0.045883</text:p>
              </table:table-cell>
              <table:table-cell office:value-type="float" office:value="0.00174325">
                <text:p>0.00174325</text:p>
              </table:table-cell>
              <table:table-cell office:value-type="float" office:value="0.000756354">
                <text:p>0.000756354</text:p>
              </table:table-cell>
              <table:table-cell office:value-type="float" office:value="0.00160587">
                <text:p>0.0016058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5000">
                <text:p>265000</text:p>
              </table:table-cell>
              <table:table-cell office:value-type="float" office:value="NaN">
                <text:p>NaN</text:p>
              </table:table-cell>
              <table:table-cell office:value-type="float" office:value="0.0135603">
                <text:p>0.0135603</text:p>
              </table:table-cell>
              <table:table-cell office:value-type="float" office:value="0.00150284">
                <text:p>0.00150284</text:p>
              </table:table-cell>
              <table:table-cell office:value-type="float" office:value="0.214789">
                <text:p>0.214789</text:p>
              </table:table-cell>
              <table:table-cell office:value-type="float" office:value="0.0424979">
                <text:p>0.0424979</text:p>
              </table:table-cell>
              <table:table-cell office:value-type="float" office:value="0.00171009">
                <text:p>0.00171009</text:p>
              </table:table-cell>
              <table:table-cell office:value-type="float" office:value="0.000780434">
                <text:p>0.000780434</text:p>
              </table:table-cell>
              <table:table-cell office:value-type="float" office:value="0.00155534">
                <text:p>0.0015553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64500">
                <text:p>264500</text:p>
              </table:table-cell>
              <table:table-cell office:value-type="float" office:value="NaN">
                <text:p>NaN</text:p>
              </table:table-cell>
              <table:table-cell office:value-type="float" office:value="0.0140786">
                <text:p>0.0140786</text:p>
              </table:table-cell>
              <table:table-cell office:value-type="float" office:value="0.00147955">
                <text:p>0.00147955</text:p>
              </table:table-cell>
              <table:table-cell office:value-type="float" office:value="0.216351">
                <text:p>0.216351</text:p>
              </table:table-cell>
              <table:table-cell office:value-type="float" office:value="0.0435957">
                <text:p>0.0435957</text:p>
              </table:table-cell>
              <table:table-cell office:value-type="float" office:value="0.00178588">
                <text:p>0.00178588</text:p>
              </table:table-cell>
              <table:table-cell office:value-type="float" office:value="0.000775302">
                <text:p>0.000775302</text:p>
              </table:table-cell>
              <table:table-cell office:value-type="float" office:value="0.00153363">
                <text:p>0.001533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64000">
                <text:p>264000</text:p>
              </table:table-cell>
              <table:table-cell office:value-type="float" office:value="NaN">
                <text:p>NaN</text:p>
              </table:table-cell>
              <table:table-cell office:value-type="float" office:value="0.0136365">
                <text:p>0.0136365</text:p>
              </table:table-cell>
              <table:table-cell office:value-type="float" office:value="0.00147402">
                <text:p>0.00147402</text:p>
              </table:table-cell>
              <table:table-cell office:value-type="float" office:value="0.222493">
                <text:p>0.222493</text:p>
              </table:table-cell>
              <table:table-cell office:value-type="float" office:value="0.0489996">
                <text:p>0.0489996</text:p>
              </table:table-cell>
              <table:table-cell office:value-type="float" office:value="0.00173338">
                <text:p>0.00173338</text:p>
              </table:table-cell>
              <table:table-cell office:value-type="float" office:value="0.000751222">
                <text:p>0.000751222</text:p>
              </table:table-cell>
              <table:table-cell office:value-type="float" office:value="0.00153837">
                <text:p>0.001538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63500">
                <text:p>263500</text:p>
              </table:table-cell>
              <table:table-cell office:value-type="float" office:value="NaN">
                <text:p>NaN</text:p>
              </table:table-cell>
              <table:table-cell office:value-type="float" office:value="0.0135666">
                <text:p>0.0135666</text:p>
              </table:table-cell>
              <table:table-cell office:value-type="float" office:value="0.00147086">
                <text:p>0.00147086</text:p>
              </table:table-cell>
              <table:table-cell office:value-type="float" office:value="0.212192">
                <text:p>0.212192</text:p>
              </table:table-cell>
              <table:table-cell office:value-type="float" office:value="0.0426945">
                <text:p>0.0426945</text:p>
              </table:table-cell>
              <table:table-cell office:value-type="float" office:value="0.00175232">
                <text:p>0.00175232</text:p>
              </table:table-cell>
              <table:table-cell office:value-type="float" office:value="0.000752406">
                <text:p>0.000752406</text:p>
              </table:table-cell>
              <table:table-cell office:value-type="float" office:value="0.00152179">
                <text:p>0.0015217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63000">
                <text:p>263000</text:p>
              </table:table-cell>
              <table:table-cell office:value-type="float" office:value="NaN">
                <text:p>NaN</text:p>
              </table:table-cell>
              <table:table-cell office:value-type="float" office:value="0.0136278">
                <text:p>0.0136278</text:p>
              </table:table-cell>
              <table:table-cell office:value-type="float" office:value="0.00146257">
                <text:p>0.00146257</text:p>
              </table:table-cell>
              <table:table-cell office:value-type="float" office:value="0.227422">
                <text:p>0.227422</text:p>
              </table:table-cell>
              <table:table-cell office:value-type="float" office:value="0.0457559">
                <text:p>0.0457559</text:p>
              </table:table-cell>
              <table:table-cell office:value-type="float" office:value="0.00170732">
                <text:p>0.00170732</text:p>
              </table:table-cell>
              <table:table-cell office:value-type="float" office:value="0.000753985">
                <text:p>0.000753985</text:p>
              </table:table-cell>
              <table:table-cell office:value-type="float" office:value="0.0015581">
                <text:p>0.001558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62500">
                <text:p>262500</text:p>
              </table:table-cell>
              <table:table-cell office:value-type="float" office:value="NaN">
                <text:p>NaN</text:p>
              </table:table-cell>
              <table:table-cell office:value-type="float" office:value="0.0135244">
                <text:p>0.0135244</text:p>
              </table:table-cell>
              <table:table-cell office:value-type="float" office:value="0.00145586">
                <text:p>0.00145586</text:p>
              </table:table-cell>
              <table:table-cell office:value-type="float" office:value="0.218316">
                <text:p>0.218316</text:p>
              </table:table-cell>
              <table:table-cell office:value-type="float" office:value="0.0440493">
                <text:p>0.0440493</text:p>
              </table:table-cell>
              <table:table-cell office:value-type="float" office:value="0.00173772">
                <text:p>0.00173772</text:p>
              </table:table-cell>
              <table:table-cell office:value-type="float" office:value="0.000749248">
                <text:p>0.000749248</text:p>
              </table:table-cell>
              <table:table-cell office:value-type="float" office:value="0.00157863">
                <text:p>0.001578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62000">
                <text:p>262000</text:p>
              </table:table-cell>
              <table:table-cell office:value-type="float" office:value="NaN">
                <text:p>NaN</text:p>
              </table:table-cell>
              <table:table-cell office:value-type="float" office:value="0.0136231">
                <text:p>0.0136231</text:p>
              </table:table-cell>
              <table:table-cell office:value-type="float" office:value="0.00150323">
                <text:p>0.00150323</text:p>
              </table:table-cell>
              <table:table-cell office:value-type="float" office:value="0.215936">
                <text:p>0.215936</text:p>
              </table:table-cell>
              <table:table-cell office:value-type="float" office:value="0.0432385">
                <text:p>0.0432385</text:p>
              </table:table-cell>
              <table:table-cell office:value-type="float" office:value="0.00173693">
                <text:p>0.00173693</text:p>
              </table:table-cell>
              <table:table-cell office:value-type="float" office:value="0.000758722">
                <text:p>0.000758722</text:p>
              </table:table-cell>
              <table:table-cell office:value-type="float" office:value="0.00152692">
                <text:p>0.0015269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1500">
                <text:p>261500</text:p>
              </table:table-cell>
              <table:table-cell office:value-type="float" office:value="NaN">
                <text:p>NaN</text:p>
              </table:table-cell>
              <table:table-cell office:value-type="float" office:value="0.013749">
                <text:p>0.013749</text:p>
              </table:table-cell>
              <table:table-cell office:value-type="float" office:value="0.00149968">
                <text:p>0.00149968</text:p>
              </table:table-cell>
              <table:table-cell office:value-type="float" office:value="0.226606">
                <text:p>0.226606</text:p>
              </table:table-cell>
              <table:table-cell office:value-type="float" office:value="0.0459576">
                <text:p>0.0459576</text:p>
              </table:table-cell>
              <table:table-cell office:value-type="float" office:value="0.00179022">
                <text:p>0.00179022</text:p>
              </table:table-cell>
              <table:table-cell office:value-type="float" office:value="0.000763459">
                <text:p>0.000763459</text:p>
              </table:table-cell>
              <table:table-cell office:value-type="float" office:value="0.00157429">
                <text:p>0.001574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61000">
                <text:p>261000</text:p>
              </table:table-cell>
              <table:table-cell office:value-type="float" office:value="NaN">
                <text:p>NaN</text:p>
              </table:table-cell>
              <table:table-cell office:value-type="float" office:value="0.013042">
                <text:p>0.013042</text:p>
              </table:table-cell>
              <table:table-cell office:value-type="float" office:value="0.00152021">
                <text:p>0.00152021</text:p>
              </table:table-cell>
              <table:table-cell office:value-type="float" office:value="0.221996">
                <text:p>0.221996</text:p>
              </table:table-cell>
              <table:table-cell office:value-type="float" office:value="0.044283">
                <text:p>0.044283</text:p>
              </table:table-cell>
              <table:table-cell office:value-type="float" office:value="0.00173772">
                <text:p>0.00173772</text:p>
              </table:table-cell>
              <table:table-cell office:value-type="float" office:value="0.000777671">
                <text:p>0.000777671</text:p>
              </table:table-cell>
              <table:table-cell office:value-type="float" office:value="0.0015206">
                <text:p>0.00152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60500">
                <text:p>260500</text:p>
              </table:table-cell>
              <table:table-cell office:value-type="float" office:value="NaN">
                <text:p>NaN</text:p>
              </table:table-cell>
              <table:table-cell office:value-type="float" office:value="0.0132303">
                <text:p>0.0132303</text:p>
              </table:table-cell>
              <table:table-cell office:value-type="float" office:value="0.00168758">
                <text:p>0.00168758</text:p>
              </table:table-cell>
              <table:table-cell office:value-type="float" office:value="0.22781">
                <text:p>0.22781</text:p>
              </table:table-cell>
              <table:table-cell office:value-type="float" office:value="0.0453986">
                <text:p>0.0453986</text:p>
              </table:table-cell>
              <table:table-cell office:value-type="float" office:value="0.0017314">
                <text:p>0.0017314</text:p>
              </table:table-cell>
              <table:table-cell office:value-type="float" office:value="0.00077096">
                <text:p>0.00077096</text:p>
              </table:table-cell>
              <table:table-cell office:value-type="float" office:value="0.00153166">
                <text:p>0.0015316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60000">
                <text:p>260000</text:p>
              </table:table-cell>
              <table:table-cell office:value-type="float" office:value="NaN">
                <text:p>NaN</text:p>
              </table:table-cell>
              <table:table-cell office:value-type="float" office:value="0.0130625">
                <text:p>0.0130625</text:p>
              </table:table-cell>
              <table:table-cell office:value-type="float" office:value="0.00172153">
                <text:p>0.00172153</text:p>
              </table:table-cell>
              <table:table-cell office:value-type="float" office:value="0.203091">
                <text:p>0.203091</text:p>
              </table:table-cell>
              <table:table-cell office:value-type="float" office:value="0.0409023">
                <text:p>0.0409023</text:p>
              </table:table-cell>
              <table:table-cell office:value-type="float" office:value="0.0017018">
                <text:p>0.0017018</text:p>
              </table:table-cell>
              <table:table-cell office:value-type="float" office:value="0.000776092">
                <text:p>0.000776092</text:p>
              </table:table-cell>
              <table:table-cell office:value-type="float" office:value="0.00149889">
                <text:p>0.001498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9500">
                <text:p>259500</text:p>
              </table:table-cell>
              <table:table-cell office:value-type="float" office:value="NaN">
                <text:p>NaN</text:p>
              </table:table-cell>
              <table:table-cell office:value-type="float" office:value="0.0131726">
                <text:p>0.0131726</text:p>
              </table:table-cell>
              <table:table-cell office:value-type="float" office:value="0.00153876">
                <text:p>0.00153876</text:p>
              </table:table-cell>
              <table:table-cell office:value-type="float" office:value="0.209319">
                <text:p>0.209319</text:p>
              </table:table-cell>
              <table:table-cell office:value-type="float" office:value="0.0419236">
                <text:p>0.0419236</text:p>
              </table:table-cell>
              <table:table-cell office:value-type="float" office:value="0.00177917">
                <text:p>0.00177917</text:p>
              </table:table-cell>
              <table:table-cell office:value-type="float" office:value="0.000800172">
                <text:p>0.000800172</text:p>
              </table:table-cell>
              <table:table-cell office:value-type="float" office:value="0.00154231">
                <text:p>0.001542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59000">
                <text:p>259000</text:p>
              </table:table-cell>
              <table:table-cell office:value-type="float" office:value="NaN">
                <text:p>NaN</text:p>
              </table:table-cell>
              <table:table-cell office:value-type="float" office:value="0.0134971">
                <text:p>0.0134971</text:p>
              </table:table-cell>
              <table:table-cell office:value-type="float" office:value="0.00149968">
                <text:p>0.00149968</text:p>
              </table:table-cell>
              <table:table-cell office:value-type="float" office:value="0.208737">
                <text:p>0.208737</text:p>
              </table:table-cell>
              <table:table-cell office:value-type="float" office:value="0.0425579">
                <text:p>0.0425579</text:p>
              </table:table-cell>
              <table:table-cell office:value-type="float" office:value="0.00181983">
                <text:p>0.00181983</text:p>
              </table:table-cell>
              <table:table-cell office:value-type="float" office:value="0.000806488">
                <text:p>0.000806488</text:p>
              </table:table-cell>
              <table:table-cell office:value-type="float" office:value="0.00144441">
                <text:p>0.0014444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58500">
                <text:p>258500</text:p>
              </table:table-cell>
              <table:table-cell office:value-type="float" office:value="NaN">
                <text:p>NaN</text:p>
              </table:table-cell>
              <table:table-cell office:value-type="float" office:value="0.0129306">
                <text:p>0.0129306</text:p>
              </table:table-cell>
              <table:table-cell office:value-type="float" office:value="0.00146849">
                <text:p>0.00146849</text:p>
              </table:table-cell>
              <table:table-cell office:value-type="float" office:value="0.219122">
                <text:p>0.219122</text:p>
              </table:table-cell>
              <table:table-cell office:value-type="float" office:value="0.0447062">
                <text:p>0.0447062</text:p>
              </table:table-cell>
              <table:table-cell office:value-type="float" office:value="0.00178075">
                <text:p>0.00178075</text:p>
              </table:table-cell>
              <table:table-cell office:value-type="float" office:value="0.00077925">
                <text:p>0.00077925</text:p>
              </table:table-cell>
              <table:table-cell office:value-type="float" office:value="0.00153639">
                <text:p>0.0015363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58000">
                <text:p>258000</text:p>
              </table:table-cell>
              <table:table-cell office:value-type="float" office:value="NaN">
                <text:p>NaN</text:p>
              </table:table-cell>
              <table:table-cell office:value-type="float" office:value="0.0132457">
                <text:p>0.0132457</text:p>
              </table:table-cell>
              <table:table-cell office:value-type="float" office:value="0.00162956">
                <text:p>0.00162956</text:p>
              </table:table-cell>
              <table:table-cell office:value-type="float" office:value="0.215518">
                <text:p>0.215518</text:p>
              </table:table-cell>
              <table:table-cell office:value-type="float" office:value="0.0429622">
                <text:p>0.0429622</text:p>
              </table:table-cell>
              <table:table-cell office:value-type="float" office:value="0.00176812">
                <text:p>0.00176812</text:p>
              </table:table-cell>
              <table:table-cell office:value-type="float" office:value="0.00081162">
                <text:p>0.00081162</text:p>
              </table:table-cell>
              <table:table-cell office:value-type="float" office:value="0.00153639">
                <text:p>0.0015363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57500">
                <text:p>257500</text:p>
              </table:table-cell>
              <table:table-cell office:value-type="float" office:value="NaN">
                <text:p>NaN</text:p>
              </table:table-cell>
              <table:table-cell office:value-type="float" office:value="0.0144094">
                <text:p>0.0144094</text:p>
              </table:table-cell>
              <table:table-cell office:value-type="float" office:value="0.0014985">
                <text:p>0.0014985</text:p>
              </table:table-cell>
              <table:table-cell office:value-type="float" office:value="0.214107">
                <text:p>0.214107</text:p>
              </table:table-cell>
              <table:table-cell office:value-type="float" office:value="0.0448913">
                <text:p>0.0448913</text:p>
              </table:table-cell>
              <table:table-cell office:value-type="float" office:value="0.00175035">
                <text:p>0.00175035</text:p>
              </table:table-cell>
              <table:table-cell office:value-type="float" office:value="0.000805304">
                <text:p>0.000805304</text:p>
              </table:table-cell>
              <table:table-cell office:value-type="float" office:value="0.00157863">
                <text:p>0.001578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7000">
                <text:p>257000</text:p>
              </table:table-cell>
              <table:table-cell office:value-type="float" office:value="NaN">
                <text:p>NaN</text:p>
              </table:table-cell>
              <table:table-cell office:value-type="float" office:value="0.0146624">
                <text:p>0.0146624</text:p>
              </table:table-cell>
              <table:table-cell office:value-type="float" office:value="0.00153324">
                <text:p>0.00153324</text:p>
              </table:table-cell>
              <table:table-cell office:value-type="float" office:value="0.211449">
                <text:p>0.211449</text:p>
              </table:table-cell>
              <table:table-cell office:value-type="float" office:value="0.0428366">
                <text:p>0.0428366</text:p>
              </table:table-cell>
              <table:table-cell office:value-type="float" office:value="0.00174482">
                <text:p>0.00174482</text:p>
              </table:table-cell>
              <table:table-cell office:value-type="float" office:value="0.000802935">
                <text:p>0.000802935</text:p>
              </table:table-cell>
              <table:table-cell office:value-type="float" office:value="0.00155692">
                <text:p>0.0015569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6500">
                <text:p>256500</text:p>
              </table:table-cell>
              <table:table-cell office:value-type="float" office:value="NaN">
                <text:p>NaN</text:p>
              </table:table-cell>
              <table:table-cell office:value-type="float" office:value="0.0127068">
                <text:p>0.0127068</text:p>
              </table:table-cell>
              <table:table-cell office:value-type="float" office:value="0.00188062">
                <text:p>0.00188062</text:p>
              </table:table-cell>
              <table:table-cell office:value-type="float" office:value="0.219004">
                <text:p>0.219004</text:p>
              </table:table-cell>
              <table:table-cell office:value-type="float" office:value="0.0475354">
                <text:p>0.0475354</text:p>
              </table:table-cell>
              <table:table-cell office:value-type="float" office:value="0.00169509">
                <text:p>0.00169509</text:p>
              </table:table-cell>
              <table:table-cell office:value-type="float" office:value="0.000776486">
                <text:p>0.000776486</text:p>
              </table:table-cell>
              <table:table-cell office:value-type="float" office:value="0.00155021">
                <text:p>0.001550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56000">
                <text:p>256000</text:p>
              </table:table-cell>
              <table:table-cell office:value-type="float" office:value="NaN">
                <text:p>NaN</text:p>
              </table:table-cell>
              <table:table-cell office:value-type="float" office:value="0.0135477">
                <text:p>0.0135477</text:p>
              </table:table-cell>
              <table:table-cell office:value-type="float" office:value="0.0025971">
                <text:p>0.0025971</text:p>
              </table:table-cell>
              <table:table-cell office:value-type="float" office:value="0.22047">
                <text:p>0.22047</text:p>
              </table:table-cell>
              <table:table-cell office:value-type="float" office:value="0.0446565">
                <text:p>0.0446565</text:p>
              </table:table-cell>
              <table:table-cell office:value-type="float" office:value="0.00174009">
                <text:p>0.00174009</text:p>
              </table:table-cell>
              <table:table-cell office:value-type="float" office:value="0.000809646">
                <text:p>0.000809646</text:p>
              </table:table-cell>
              <table:table-cell office:value-type="float" office:value="0.0015431">
                <text:p>0.001543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55500">
                <text:p>255500</text:p>
              </table:table-cell>
              <table:table-cell office:value-type="float" office:value="NaN">
                <text:p>NaN</text:p>
              </table:table-cell>
              <table:table-cell office:value-type="float" office:value="0.0131225">
                <text:p>0.0131225</text:p>
              </table:table-cell>
              <table:table-cell office:value-type="float" office:value="0.00172903">
                <text:p>0.00172903</text:p>
              </table:table-cell>
              <table:table-cell office:value-type="float" office:value="0.21582">
                <text:p>0.21582</text:p>
              </table:table-cell>
              <table:table-cell office:value-type="float" office:value="0.0445929">
                <text:p>0.0445929</text:p>
              </table:table-cell>
              <table:table-cell office:value-type="float" office:value="0.00169903">
                <text:p>0.00169903</text:p>
              </table:table-cell>
              <table:table-cell office:value-type="float" office:value="0.000796224">
                <text:p>0.000796224</text:p>
              </table:table-cell>
              <table:table-cell office:value-type="float" office:value="0.00151468">
                <text:p>0.0015146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55000">
                <text:p>255000</text:p>
              </table:table-cell>
              <table:table-cell office:value-type="float" office:value="NaN">
                <text:p>NaN</text:p>
              </table:table-cell>
              <table:table-cell office:value-type="float" office:value="0.0129812">
                <text:p>0.0129812</text:p>
              </table:table-cell>
              <table:table-cell office:value-type="float" office:value="0.00149179">
                <text:p>0.00149179</text:p>
              </table:table-cell>
              <table:table-cell office:value-type="float" office:value="0.220907">
                <text:p>0.220907</text:p>
              </table:table-cell>
              <table:table-cell office:value-type="float" office:value="0.0454341">
                <text:p>0.0454341</text:p>
              </table:table-cell>
              <table:table-cell office:value-type="float" office:value="0.00170416">
                <text:p>0.00170416</text:p>
              </table:table-cell>
              <table:table-cell office:value-type="float" office:value="0.00078675">
                <text:p>0.00078675</text:p>
              </table:table-cell>
              <table:table-cell office:value-type="float" office:value="0.00152731">
                <text:p>0.0015273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4500">
                <text:p>254500</text:p>
              </table:table-cell>
              <table:table-cell office:value-type="float" office:value="NaN">
                <text:p>NaN</text:p>
              </table:table-cell>
              <table:table-cell office:value-type="float" office:value="0.0131197">
                <text:p>0.0131197</text:p>
              </table:table-cell>
              <table:table-cell office:value-type="float" office:value="0.00149179">
                <text:p>0.00149179</text:p>
              </table:table-cell>
              <table:table-cell office:value-type="float" office:value="0.21461">
                <text:p>0.21461</text:p>
              </table:table-cell>
              <table:table-cell office:value-type="float" office:value="0.0428039">
                <text:p>0.0428039</text:p>
              </table:table-cell>
              <table:table-cell office:value-type="float" office:value="0.00171917">
                <text:p>0.00171917</text:p>
              </table:table-cell>
              <table:table-cell office:value-type="float" office:value="0.000785171">
                <text:p>0.000785171</text:p>
              </table:table-cell>
              <table:table-cell office:value-type="float" office:value="0.00150008">
                <text:p>0.001500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54000">
                <text:p>254000</text:p>
              </table:table-cell>
              <table:table-cell office:value-type="float" office:value="NaN">
                <text:p>NaN</text:p>
              </table:table-cell>
              <table:table-cell office:value-type="float" office:value="0.0123886">
                <text:p>0.0123886</text:p>
              </table:table-cell>
              <table:table-cell office:value-type="float" office:value="0.00149415">
                <text:p>0.00149415</text:p>
              </table:table-cell>
              <table:table-cell office:value-type="float" office:value="0.214375">
                <text:p>0.214375</text:p>
              </table:table-cell>
              <table:table-cell office:value-type="float" office:value="0.0435397">
                <text:p>0.0435397</text:p>
              </table:table-cell>
              <table:table-cell office:value-type="float" office:value="0.00163192">
                <text:p>0.00163192</text:p>
              </table:table-cell>
              <table:table-cell office:value-type="float" office:value="0.000692798">
                <text:p>0.000692798</text:p>
              </table:table-cell>
              <table:table-cell office:value-type="float" office:value="0.00154429">
                <text:p>0.0015442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53500">
                <text:p>253500</text:p>
              </table:table-cell>
              <table:table-cell office:value-type="float" office:value="NaN">
                <text:p>NaN</text:p>
              </table:table-cell>
              <table:table-cell office:value-type="float" office:value="0.012826">
                <text:p>0.012826</text:p>
              </table:table-cell>
              <table:table-cell office:value-type="float" office:value="0.00154152">
                <text:p>0.00154152</text:p>
              </table:table-cell>
              <table:table-cell office:value-type="float" office:value="0.220011">
                <text:p>0.220011</text:p>
              </table:table-cell>
              <table:table-cell office:value-type="float" office:value="0.0425619">
                <text:p>0.0425619</text:p>
              </table:table-cell>
              <table:table-cell office:value-type="float" office:value="0.00166114">
                <text:p>0.00166114</text:p>
              </table:table-cell>
              <table:table-cell office:value-type="float" office:value="0.000716483">
                <text:p>0.000716483</text:p>
              </table:table-cell>
              <table:table-cell office:value-type="float" office:value="0.00150284">
                <text:p>0.001502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3000">
                <text:p>253000</text:p>
              </table:table-cell>
              <table:table-cell office:value-type="float" office:value="NaN">
                <text:p>NaN</text:p>
              </table:table-cell>
              <table:table-cell office:value-type="float" office:value="0.0127601">
                <text:p>0.0127601</text:p>
              </table:table-cell>
              <table:table-cell office:value-type="float" office:value="0.00181707">
                <text:p>0.00181707</text:p>
              </table:table-cell>
              <table:table-cell office:value-type="float" office:value="0.211875">
                <text:p>0.211875</text:p>
              </table:table-cell>
              <table:table-cell office:value-type="float" office:value="0.0390284">
                <text:p>0.0390284</text:p>
              </table:table-cell>
              <table:table-cell office:value-type="float" office:value="0.00165087">
                <text:p>0.00165087</text:p>
              </table:table-cell>
              <table:table-cell office:value-type="float" office:value="0.000727931">
                <text:p>0.000727931</text:p>
              </table:table-cell>
              <table:table-cell office:value-type="float" office:value="0.00146455">
                <text:p>0.001464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52500">
                <text:p>252500</text:p>
              </table:table-cell>
              <table:table-cell office:value-type="float" office:value="NaN">
                <text:p>NaN</text:p>
              </table:table-cell>
              <table:table-cell office:value-type="float" office:value="0.0128892">
                <text:p>0.0128892</text:p>
              </table:table-cell>
              <table:table-cell office:value-type="float" office:value="0.00258131">
                <text:p>0.00258131</text:p>
              </table:table-cell>
              <table:table-cell office:value-type="float" office:value="0.210743">
                <text:p>0.210743</text:p>
              </table:table-cell>
              <table:table-cell office:value-type="float" office:value="0.0421983">
                <text:p>0.0421983</text:p>
              </table:table-cell>
              <table:table-cell office:value-type="float" office:value="0.00165521">
                <text:p>0.00165521</text:p>
              </table:table-cell>
              <table:table-cell office:value-type="float" office:value="0.000761091">
                <text:p>0.000761091</text:p>
              </table:table-cell>
              <table:table-cell office:value-type="float" office:value="0.00154468">
                <text:p>0.0015446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2000">
                <text:p>252000</text:p>
              </table:table-cell>
              <table:table-cell office:value-type="float" office:value="NaN">
                <text:p>NaN</text:p>
              </table:table-cell>
              <table:table-cell office:value-type="float" office:value="0.0135512">
                <text:p>0.0135512</text:p>
              </table:table-cell>
              <table:table-cell office:value-type="float" office:value="0.0016335">
                <text:p>0.0016335</text:p>
              </table:table-cell>
              <table:table-cell office:value-type="float" office:value="0.203037">
                <text:p>0.203037</text:p>
              </table:table-cell>
              <table:table-cell office:value-type="float" office:value="0.0408064">
                <text:p>0.0408064</text:p>
              </table:table-cell>
              <table:table-cell office:value-type="float" office:value="0.00176693">
                <text:p>0.00176693</text:p>
              </table:table-cell>
              <table:table-cell office:value-type="float" office:value="0.000806488">
                <text:p>0.000806488</text:p>
              </table:table-cell>
              <table:table-cell office:value-type="float" office:value="0.001476">
                <text:p>0.0014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51500">
                <text:p>251500</text:p>
              </table:table-cell>
              <table:table-cell office:value-type="float" office:value="NaN">
                <text:p>NaN</text:p>
              </table:table-cell>
              <table:table-cell office:value-type="float" office:value="0.0130112">
                <text:p>0.0130112</text:p>
              </table:table-cell>
              <table:table-cell office:value-type="float" office:value="0.00157705">
                <text:p>0.00157705</text:p>
              </table:table-cell>
              <table:table-cell office:value-type="float" office:value="0.207303">
                <text:p>0.207303</text:p>
              </table:table-cell>
              <table:table-cell office:value-type="float" office:value="0.0424352">
                <text:p>0.0424352</text:p>
              </table:table-cell>
              <table:table-cell office:value-type="float" office:value="0.00169864">
                <text:p>0.00169864</text:p>
              </table:table-cell>
              <table:table-cell office:value-type="float" office:value="0.000722405">
                <text:p>0.000722405</text:p>
              </table:table-cell>
              <table:table-cell office:value-type="float" office:value="0.00153402">
                <text:p>0.0015340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51000">
                <text:p>251000</text:p>
              </table:table-cell>
              <table:table-cell office:value-type="float" office:value="NaN">
                <text:p>NaN</text:p>
              </table:table-cell>
              <table:table-cell office:value-type="float" office:value="0.0134916">
                <text:p>0.0134916</text:p>
              </table:table-cell>
              <table:table-cell office:value-type="float" office:value="0.00155021">
                <text:p>0.00155021</text:p>
              </table:table-cell>
              <table:table-cell office:value-type="float" office:value="0.210365">
                <text:p>0.210365</text:p>
              </table:table-cell>
              <table:table-cell office:value-type="float" office:value="0.0427593">
                <text:p>0.0427593</text:p>
              </table:table-cell>
              <table:table-cell office:value-type="float" office:value="0.00175311">
                <text:p>0.00175311</text:p>
              </table:table-cell>
              <table:table-cell office:value-type="float" office:value="0.000749248">
                <text:p>0.000749248</text:p>
              </table:table-cell>
              <table:table-cell office:value-type="float" office:value="0.00157311">
                <text:p>0.001573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0500">
                <text:p>250500</text:p>
              </table:table-cell>
              <table:table-cell office:value-type="float" office:value="NaN">
                <text:p>NaN</text:p>
              </table:table-cell>
              <table:table-cell office:value-type="float" office:value="0.0133297">
                <text:p>0.0133297</text:p>
              </table:table-cell>
              <table:table-cell office:value-type="float" office:value="0.00157745">
                <text:p>0.00157745</text:p>
              </table:table-cell>
              <table:table-cell office:value-type="float" office:value="0.21377">
                <text:p>0.21377</text:p>
              </table:table-cell>
              <table:table-cell office:value-type="float" office:value="0.0436861">
                <text:p>0.0436861</text:p>
              </table:table-cell>
              <table:table-cell office:value-type="float" office:value="0.00166666">
                <text:p>0.00166666</text:p>
              </table:table-cell>
              <table:table-cell office:value-type="float" office:value="0.000723194">
                <text:p>0.000723194</text:p>
              </table:table-cell>
              <table:table-cell office:value-type="float" office:value="0.00154547">
                <text:p>0.001545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0000">
                <text:p>250000</text:p>
              </table:table-cell>
              <table:table-cell office:value-type="float" office:value="NaN">
                <text:p>NaN</text:p>
              </table:table-cell>
              <table:table-cell office:value-type="float" office:value="0.0133708">
                <text:p>0.0133708</text:p>
              </table:table-cell>
              <table:table-cell office:value-type="float" office:value="0.00156521">
                <text:p>0.00156521</text:p>
              </table:table-cell>
              <table:table-cell office:value-type="float" office:value="0.211158">
                <text:p>0.211158</text:p>
              </table:table-cell>
              <table:table-cell office:value-type="float" office:value="0.0423057">
                <text:p>0.0423057</text:p>
              </table:table-cell>
              <table:table-cell office:value-type="float" office:value="0.00169035">
                <text:p>0.00169035</text:p>
              </table:table-cell>
              <table:table-cell office:value-type="float" office:value="0.000720036">
                <text:p>0.000720036</text:p>
              </table:table-cell>
              <table:table-cell office:value-type="float" office:value="0.00150915">
                <text:p>0.001509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49500">
                <text:p>249500</text:p>
              </table:table-cell>
              <table:table-cell office:value-type="float" office:value="NaN">
                <text:p>NaN</text:p>
              </table:table-cell>
              <table:table-cell office:value-type="float" office:value="0.0134399">
                <text:p>0.0134399</text:p>
              </table:table-cell>
              <table:table-cell office:value-type="float" office:value="0.00151271">
                <text:p>0.00151271</text:p>
              </table:table-cell>
              <table:table-cell office:value-type="float" office:value="0.204098">
                <text:p>0.204098</text:p>
              </table:table-cell>
              <table:table-cell office:value-type="float" office:value="0.0409892">
                <text:p>0.0409892</text:p>
              </table:table-cell>
              <table:table-cell office:value-type="float" office:value="0.00170574">
                <text:p>0.00170574</text:p>
              </table:table-cell>
              <table:table-cell office:value-type="float" office:value="0.000742932">
                <text:p>0.000742932</text:p>
              </table:table-cell>
              <table:table-cell office:value-type="float" office:value="0.00148902">
                <text:p>0.0014890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49000">
                <text:p>249000</text:p>
              </table:table-cell>
              <table:table-cell office:value-type="float" office:value="NaN">
                <text:p>NaN</text:p>
              </table:table-cell>
              <table:table-cell office:value-type="float" office:value="0.0138887">
                <text:p>0.0138887</text:p>
              </table:table-cell>
              <table:table-cell office:value-type="float" office:value="0.00154942">
                <text:p>0.00154942</text:p>
              </table:table-cell>
              <table:table-cell office:value-type="float" office:value="0.205061">
                <text:p>0.205061</text:p>
              </table:table-cell>
              <table:table-cell office:value-type="float" office:value="0.0416188">
                <text:p>0.0416188</text:p>
              </table:table-cell>
              <table:table-cell office:value-type="float" office:value="0.00173851">
                <text:p>0.00173851</text:p>
              </table:table-cell>
              <table:table-cell office:value-type="float" office:value="0.000755564">
                <text:p>0.000755564</text:p>
              </table:table-cell>
              <table:table-cell office:value-type="float" office:value="0.00146613">
                <text:p>0.001466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48500">
                <text:p>248500</text:p>
              </table:table-cell>
              <table:table-cell office:value-type="float" office:value="NaN">
                <text:p>NaN</text:p>
              </table:table-cell>
              <table:table-cell office:value-type="float" office:value="0.0136009">
                <text:p>0.0136009</text:p>
              </table:table-cell>
              <table:table-cell office:value-type="float" office:value="0.00153916">
                <text:p>0.00153916</text:p>
              </table:table-cell>
              <table:table-cell office:value-type="float" office:value="0.211448">
                <text:p>0.211448</text:p>
              </table:table-cell>
              <table:table-cell office:value-type="float" office:value="0.042325">
                <text:p>0.042325</text:p>
              </table:table-cell>
              <table:table-cell office:value-type="float" office:value="0.00172074">
                <text:p>0.00172074</text:p>
              </table:table-cell>
              <table:table-cell office:value-type="float" office:value="0.00075359">
                <text:p>0.00075359</text:p>
              </table:table-cell>
              <table:table-cell office:value-type="float" office:value="0.00150323">
                <text:p>0.0015032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48000">
                <text:p>248000</text:p>
              </table:table-cell>
              <table:table-cell office:value-type="float" office:value="NaN">
                <text:p>NaN</text:p>
              </table:table-cell>
              <table:table-cell office:value-type="float" office:value="0.0131462">
                <text:p>0.0131462</text:p>
              </table:table-cell>
              <table:table-cell office:value-type="float" office:value="0.0015435">
                <text:p>0.0015435</text:p>
              </table:table-cell>
              <table:table-cell office:value-type="float" office:value="0.203651">
                <text:p>0.203651</text:p>
              </table:table-cell>
              <table:table-cell office:value-type="float" office:value="0.0407914">
                <text:p>0.0407914</text:p>
              </table:table-cell>
              <table:table-cell office:value-type="float" office:value="0.00168403">
                <text:p>0.00168403</text:p>
              </table:table-cell>
              <table:table-cell office:value-type="float" office:value="0.000718457">
                <text:p>0.000718457</text:p>
              </table:table-cell>
              <table:table-cell office:value-type="float" office:value="0.00148271">
                <text:p>0.0014827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47500">
                <text:p>247500</text:p>
              </table:table-cell>
              <table:table-cell office:value-type="float" office:value="NaN">
                <text:p>NaN</text:p>
              </table:table-cell>
              <table:table-cell office:value-type="float" office:value="0.0129066">
                <text:p>0.0129066</text:p>
              </table:table-cell>
              <table:table-cell office:value-type="float" office:value="0.00153876">
                <text:p>0.00153876</text:p>
              </table:table-cell>
              <table:table-cell office:value-type="float" office:value="0.21477">
                <text:p>0.21477</text:p>
              </table:table-cell>
              <table:table-cell office:value-type="float" office:value="0.0412568">
                <text:p>0.0412568</text:p>
              </table:table-cell>
              <table:table-cell office:value-type="float" office:value="0.00167337">
                <text:p>0.00167337</text:p>
              </table:table-cell>
              <table:table-cell office:value-type="float" office:value="0.000724379">
                <text:p>0.000724379</text:p>
              </table:table-cell>
              <table:table-cell office:value-type="float" office:value="0.00149534">
                <text:p>0.0014953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47000">
                <text:p>247000</text:p>
              </table:table-cell>
              <table:table-cell office:value-type="float" office:value="NaN">
                <text:p>NaN</text:p>
              </table:table-cell>
              <table:table-cell office:value-type="float" office:value="0.0126062">
                <text:p>0.0126062</text:p>
              </table:table-cell>
              <table:table-cell office:value-type="float" office:value="0.00148863">
                <text:p>0.00148863</text:p>
              </table:table-cell>
              <table:table-cell office:value-type="float" office:value="0.213047">
                <text:p>0.213047</text:p>
              </table:table-cell>
              <table:table-cell office:value-type="float" office:value="0.0432559">
                <text:p>0.0432559</text:p>
              </table:table-cell>
              <table:table-cell office:value-type="float" office:value="0.00166272">
                <text:p>0.00166272</text:p>
              </table:table-cell>
              <table:table-cell office:value-type="float" office:value="0.000704641">
                <text:p>0.000704641</text:p>
              </table:table-cell>
              <table:table-cell office:value-type="float" office:value="0.00152258">
                <text:p>0.0015225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46500">
                <text:p>246500</text:p>
              </table:table-cell>
              <table:table-cell office:value-type="float" office:value="NaN">
                <text:p>NaN</text:p>
              </table:table-cell>
              <table:table-cell office:value-type="float" office:value="0.0130151">
                <text:p>0.0130151</text:p>
              </table:table-cell>
              <table:table-cell office:value-type="float" office:value="0.00147047">
                <text:p>0.00147047</text:p>
              </table:table-cell>
              <table:table-cell office:value-type="float" office:value="0.216109">
                <text:p>0.216109</text:p>
              </table:table-cell>
              <table:table-cell office:value-type="float" office:value="0.0462288">
                <text:p>0.0462288</text:p>
              </table:table-cell>
              <table:table-cell office:value-type="float" office:value="0.00170377">
                <text:p>0.00170377</text:p>
              </table:table-cell>
              <table:table-cell office:value-type="float" office:value="0.000720826">
                <text:p>0.000720826</text:p>
              </table:table-cell>
              <table:table-cell office:value-type="float" office:value="0.00148034">
                <text:p>0.0014803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46000">
                <text:p>246000</text:p>
              </table:table-cell>
              <table:table-cell office:value-type="float" office:value="NaN">
                <text:p>NaN</text:p>
              </table:table-cell>
              <table:table-cell office:value-type="float" office:value="0.0131339">
                <text:p>0.0131339</text:p>
              </table:table-cell>
              <table:table-cell office:value-type="float" office:value="0.00146297">
                <text:p>0.00146297</text:p>
              </table:table-cell>
              <table:table-cell office:value-type="float" office:value="0.204654">
                <text:p>0.204654</text:p>
              </table:table-cell>
              <table:table-cell office:value-type="float" office:value="0.0412635">
                <text:p>0.0412635</text:p>
              </table:table-cell>
              <table:table-cell office:value-type="float" office:value="0.00170377">
                <text:p>0.00170377</text:p>
              </table:table-cell>
              <table:table-cell office:value-type="float" office:value="0.000724773">
                <text:p>0.000724773</text:p>
              </table:table-cell>
              <table:table-cell office:value-type="float" office:value="0.00145586">
                <text:p>0.0014558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45500">
                <text:p>245500</text:p>
              </table:table-cell>
              <table:table-cell office:value-type="float" office:value="NaN">
                <text:p>NaN</text:p>
              </table:table-cell>
              <table:table-cell office:value-type="float" office:value="0.0134115">
                <text:p>0.0134115</text:p>
              </table:table-cell>
              <table:table-cell office:value-type="float" office:value="0.00171798">
                <text:p>0.00171798</text:p>
              </table:table-cell>
              <table:table-cell office:value-type="float" office:value="0.204615">
                <text:p>0.204615</text:p>
              </table:table-cell>
              <table:table-cell office:value-type="float" office:value="0.0407898">
                <text:p>0.0407898</text:p>
              </table:table-cell>
              <table:table-cell office:value-type="float" office:value="0.00176456">
                <text:p>0.00176456</text:p>
              </table:table-cell>
              <table:table-cell office:value-type="float" office:value="0.0007378">
                <text:p>0.0007378</text:p>
              </table:table-cell>
              <table:table-cell office:value-type="float" office:value="0.0015135">
                <text:p>0.001513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45000">
                <text:p>245000</text:p>
              </table:table-cell>
              <table:table-cell office:value-type="float" office:value="NaN">
                <text:p>NaN</text:p>
              </table:table-cell>
              <table:table-cell office:value-type="float" office:value="0.0127104">
                <text:p>0.0127104</text:p>
              </table:table-cell>
              <table:table-cell office:value-type="float" office:value="0.00151152">
                <text:p>0.00151152</text:p>
              </table:table-cell>
              <table:table-cell office:value-type="float" office:value="0.199606">
                <text:p>0.199606</text:p>
              </table:table-cell>
              <table:table-cell office:value-type="float" office:value="0.0398535">
                <text:p>0.0398535</text:p>
              </table:table-cell>
              <table:table-cell office:value-type="float" office:value="0.00188931">
                <text:p>0.00188931</text:p>
              </table:table-cell>
              <table:table-cell office:value-type="float" office:value="0.000707404">
                <text:p>0.000707404</text:p>
              </table:table-cell>
              <table:table-cell office:value-type="float" office:value="0.00148665">
                <text:p>0.0014866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44500">
                <text:p>244500</text:p>
              </table:table-cell>
              <table:table-cell office:value-type="float" office:value="NaN">
                <text:p>NaN</text:p>
              </table:table-cell>
              <table:table-cell office:value-type="float" office:value="0.0133933">
                <text:p>0.0133933</text:p>
              </table:table-cell>
              <table:table-cell office:value-type="float" office:value="0.00151231">
                <text:p>0.00151231</text:p>
              </table:table-cell>
              <table:table-cell office:value-type="float" office:value="0.194484">
                <text:p>0.194484</text:p>
              </table:table-cell>
              <table:table-cell office:value-type="float" office:value="0.0389905">
                <text:p>0.0389905</text:p>
              </table:table-cell>
              <table:table-cell office:value-type="float" office:value="0.00205195">
                <text:p>0.00205195</text:p>
              </table:table-cell>
              <table:table-cell office:value-type="float" office:value="0.000784382">
                <text:p>0.000784382</text:p>
              </table:table-cell>
              <table:table-cell office:value-type="float" office:value="0.00144757">
                <text:p>0.001447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44000">
                <text:p>244000</text:p>
              </table:table-cell>
              <table:table-cell office:value-type="float" office:value="NaN">
                <text:p>NaN</text:p>
              </table:table-cell>
              <table:table-cell office:value-type="float" office:value="0.0127451">
                <text:p>0.0127451</text:p>
              </table:table-cell>
              <table:table-cell office:value-type="float" office:value="0.00150915">
                <text:p>0.00150915</text:p>
              </table:table-cell>
              <table:table-cell office:value-type="float" office:value="0.210298">
                <text:p>0.210298</text:p>
              </table:table-cell>
              <table:table-cell office:value-type="float" office:value="0.0425599">
                <text:p>0.0425599</text:p>
              </table:table-cell>
              <table:table-cell office:value-type="float" office:value="0.00185891">
                <text:p>0.00185891</text:p>
              </table:table-cell>
              <table:table-cell office:value-type="float" office:value="0.000721615">
                <text:p>0.000721615</text:p>
              </table:table-cell>
              <table:table-cell office:value-type="float" office:value="0.00147284">
                <text:p>0.0014728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43500">
                <text:p>243500</text:p>
              </table:table-cell>
              <table:table-cell office:value-type="float" office:value="NaN">
                <text:p>NaN</text:p>
              </table:table-cell>
              <table:table-cell office:value-type="float" office:value="0.0130289">
                <text:p>0.0130289</text:p>
              </table:table-cell>
              <table:table-cell office:value-type="float" office:value="0.00151389">
                <text:p>0.00151389</text:p>
              </table:table-cell>
              <table:table-cell office:value-type="float" office:value="0.208938">
                <text:p>0.208938</text:p>
              </table:table-cell>
              <table:table-cell office:value-type="float" office:value="0.0421162">
                <text:p>0.0421162</text:p>
              </table:table-cell>
              <table:table-cell office:value-type="float" office:value="0.00172193">
                <text:p>0.00172193</text:p>
              </table:table-cell>
              <table:table-cell office:value-type="float" office:value="0.000702272">
                <text:p>0.000702272</text:p>
              </table:table-cell>
              <table:table-cell office:value-type="float" office:value="0.00148429">
                <text:p>0.0014842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43000">
                <text:p>243000</text:p>
              </table:table-cell>
              <table:table-cell office:value-type="float" office:value="NaN">
                <text:p>NaN</text:p>
              </table:table-cell>
              <table:table-cell office:value-type="float" office:value="0.0132958">
                <text:p>0.0132958</text:p>
              </table:table-cell>
              <table:table-cell office:value-type="float" office:value="0.00150994">
                <text:p>0.00150994</text:p>
              </table:table-cell>
              <table:table-cell office:value-type="float" office:value="0.203914">
                <text:p>0.203914</text:p>
              </table:table-cell>
              <table:table-cell office:value-type="float" office:value="0.0408696">
                <text:p>0.0408696</text:p>
              </table:table-cell>
              <table:table-cell office:value-type="float" office:value="0.00169943">
                <text:p>0.00169943</text:p>
              </table:table-cell>
              <table:table-cell office:value-type="float" office:value="0.000723194">
                <text:p>0.000723194</text:p>
              </table:table-cell>
              <table:table-cell office:value-type="float" office:value="0.00148626">
                <text:p>0.0014862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42500">
                <text:p>242500</text:p>
              </table:table-cell>
              <table:table-cell office:value-type="float" office:value="NaN">
                <text:p>NaN</text:p>
              </table:table-cell>
              <table:table-cell office:value-type="float" office:value="0.0124147">
                <text:p>0.0124147</text:p>
              </table:table-cell>
              <table:table-cell office:value-type="float" office:value="0.00147402">
                <text:p>0.00147402</text:p>
              </table:table-cell>
              <table:table-cell office:value-type="float" office:value="0.202404">
                <text:p>0.202404</text:p>
              </table:table-cell>
              <table:table-cell office:value-type="float" office:value="0.0402762">
                <text:p>0.0402762</text:p>
              </table:table-cell>
              <table:table-cell office:value-type="float" office:value="0.00165995">
                <text:p>0.00165995</text:p>
              </table:table-cell>
              <table:table-cell office:value-type="float" office:value="0.000686877">
                <text:p>0.000686877</text:p>
              </table:table-cell>
              <table:table-cell office:value-type="float" office:value="0.001491">
                <text:p>0.00149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  <table:table-cell office:value-type="float" office:value="0.0128138">
                <text:p>0.0128138</text:p>
              </table:table-cell>
              <table:table-cell office:value-type="float" office:value="0.00147165">
                <text:p>0.00147165</text:p>
              </table:table-cell>
              <table:table-cell office:value-type="float" office:value="0.21323">
                <text:p>0.21323</text:p>
              </table:table-cell>
              <table:table-cell office:value-type="float" office:value="0.0421608">
                <text:p>0.0421608</text:p>
              </table:table-cell>
              <table:table-cell office:value-type="float" office:value="0.00166508">
                <text:p>0.00166508</text:p>
              </table:table-cell>
              <table:table-cell office:value-type="float" office:value="0.000703851">
                <text:p>0.000703851</text:p>
              </table:table-cell>
              <table:table-cell office:value-type="float" office:value="0.00151863">
                <text:p>0.0015186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41500">
                <text:p>241500</text:p>
              </table:table-cell>
              <table:table-cell office:value-type="float" office:value="NaN">
                <text:p>NaN</text:p>
              </table:table-cell>
              <table:table-cell office:value-type="float" office:value="0.0134419">
                <text:p>0.0134419</text:p>
              </table:table-cell>
              <table:table-cell office:value-type="float" office:value="0.00155889">
                <text:p>0.00155889</text:p>
              </table:table-cell>
              <table:table-cell office:value-type="float" office:value="0.206924">
                <text:p>0.206924</text:p>
              </table:table-cell>
              <table:table-cell office:value-type="float" office:value="0.0419393">
                <text:p>0.0419393</text:p>
              </table:table-cell>
              <table:table-cell office:value-type="float" office:value="0.00168719">
                <text:p>0.00168719</text:p>
              </table:table-cell>
              <table:table-cell office:value-type="float" office:value="0.000707404">
                <text:p>0.000707404</text:p>
              </table:table-cell>
              <table:table-cell office:value-type="float" office:value="0.00153323">
                <text:p>0.0015332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41000">
                <text:p>241000</text:p>
              </table:table-cell>
              <table:table-cell office:value-type="float" office:value="NaN">
                <text:p>NaN</text:p>
              </table:table-cell>
              <table:table-cell office:value-type="float" office:value="0.0118305">
                <text:p>0.0118305</text:p>
              </table:table-cell>
              <table:table-cell office:value-type="float" office:value="0.00147757">
                <text:p>0.00147757</text:p>
              </table:table-cell>
              <table:table-cell office:value-type="float" office:value="0.213382">
                <text:p>0.213382</text:p>
              </table:table-cell>
              <table:table-cell office:value-type="float" office:value="0.0427115">
                <text:p>0.0427115</text:p>
              </table:table-cell>
              <table:table-cell office:value-type="float" office:value="0.0016185">
                <text:p>0.0016185</text:p>
              </table:table-cell>
              <table:table-cell office:value-type="float" office:value="0.000672271">
                <text:p>0.000672271</text:p>
              </table:table-cell>
              <table:table-cell office:value-type="float" office:value="0.00150086">
                <text:p>0.001500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40500">
                <text:p>240500</text:p>
              </table:table-cell>
              <table:table-cell office:value-type="float" office:value="NaN">
                <text:p>NaN</text:p>
              </table:table-cell>
              <table:table-cell office:value-type="float" office:value="0.0119023">
                <text:p>0.0119023</text:p>
              </table:table-cell>
              <table:table-cell office:value-type="float" office:value="0.00150047">
                <text:p>0.00150047</text:p>
              </table:table-cell>
              <table:table-cell office:value-type="float" office:value="0.195318">
                <text:p>0.195318</text:p>
              </table:table-cell>
              <table:table-cell office:value-type="float" office:value="0.0388038">
                <text:p>0.0388038</text:p>
              </table:table-cell>
              <table:table-cell office:value-type="float" office:value="0.00164811">
                <text:p>0.00164811</text:p>
              </table:table-cell>
              <table:table-cell office:value-type="float" office:value="0.000701483">
                <text:p>0.000701483</text:p>
              </table:table-cell>
              <table:table-cell office:value-type="float" office:value="0.00144994">
                <text:p>0.0014499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40000">
                <text:p>240000</text:p>
              </table:table-cell>
              <table:table-cell office:value-type="float" office:value="NaN">
                <text:p>NaN</text:p>
              </table:table-cell>
              <table:table-cell office:value-type="float" office:value="0.0118451">
                <text:p>0.0118451</text:p>
              </table:table-cell>
              <table:table-cell office:value-type="float" office:value="0.00166548">
                <text:p>0.00166548</text:p>
              </table:table-cell>
              <table:table-cell office:value-type="float" office:value="0.200624">
                <text:p>0.200624</text:p>
              </table:table-cell>
              <table:table-cell office:value-type="float" office:value="0.0400571">
                <text:p>0.0400571</text:p>
              </table:table-cell>
              <table:table-cell office:value-type="float" office:value="0.00165245">
                <text:p>0.00165245</text:p>
              </table:table-cell>
              <table:table-cell office:value-type="float" office:value="0.000693588">
                <text:p>0.000693588</text:p>
              </table:table-cell>
              <table:table-cell office:value-type="float" office:value="0.00147205">
                <text:p>0.0014720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39500">
                <text:p>239500</text:p>
              </table:table-cell>
              <table:table-cell office:value-type="float" office:value="NaN">
                <text:p>NaN</text:p>
              </table:table-cell>
              <table:table-cell office:value-type="float" office:value="0.0124005">
                <text:p>0.0124005</text:p>
              </table:table-cell>
              <table:table-cell office:value-type="float" office:value="0.00156245">
                <text:p>0.00156245</text:p>
              </table:table-cell>
              <table:table-cell office:value-type="float" office:value="0.202292">
                <text:p>0.202292</text:p>
              </table:table-cell>
              <table:table-cell office:value-type="float" office:value="0.0405553">
                <text:p>0.0405553</text:p>
              </table:table-cell>
              <table:table-cell office:value-type="float" office:value="0.00169311">
                <text:p>0.00169311</text:p>
              </table:table-cell>
              <table:table-cell office:value-type="float" office:value="0.000709773">
                <text:p>0.000709773</text:p>
              </table:table-cell>
              <table:table-cell office:value-type="float" office:value="0.0014831">
                <text:p>0.001483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39000">
                <text:p>239000</text:p>
              </table:table-cell>
              <table:table-cell office:value-type="float" office:value="NaN">
                <text:p>NaN</text:p>
              </table:table-cell>
              <table:table-cell office:value-type="float" office:value="0.0126709">
                <text:p>0.0126709</text:p>
              </table:table-cell>
              <table:table-cell office:value-type="float" office:value="0.00150205">
                <text:p>0.00150205</text:p>
              </table:table-cell>
              <table:table-cell office:value-type="float" office:value="0.20357">
                <text:p>0.20357</text:p>
              </table:table-cell>
              <table:table-cell office:value-type="float" office:value="0.0427446">
                <text:p>0.0427446</text:p>
              </table:table-cell>
              <table:table-cell office:value-type="float" office:value="0.00205629">
                <text:p>0.00205629</text:p>
              </table:table-cell>
              <table:table-cell office:value-type="float" office:value="0.000711746">
                <text:p>0.000711746</text:p>
              </table:table-cell>
              <table:table-cell office:value-type="float" office:value="0.00149336">
                <text:p>0.0014933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38500">
                <text:p>238500</text:p>
              </table:table-cell>
              <table:table-cell office:value-type="float" office:value="NaN">
                <text:p>NaN</text:p>
              </table:table-cell>
              <table:table-cell office:value-type="float" office:value="0.0123338">
                <text:p>0.0123338</text:p>
              </table:table-cell>
              <table:table-cell office:value-type="float" office:value="0.00149139">
                <text:p>0.00149139</text:p>
              </table:table-cell>
              <table:table-cell office:value-type="float" office:value="0.209379">
                <text:p>0.209379</text:p>
              </table:table-cell>
              <table:table-cell office:value-type="float" office:value="0.0403828">
                <text:p>0.0403828</text:p>
              </table:table-cell>
              <table:table-cell office:value-type="float" office:value="0.00271277">
                <text:p>0.00271277</text:p>
              </table:table-cell>
              <table:table-cell office:value-type="float" office:value="0.000729905">
                <text:p>0.000729905</text:p>
              </table:table-cell>
              <table:table-cell office:value-type="float" office:value="0.00145626">
                <text:p>0.0014562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38000">
                <text:p>238000</text:p>
              </table:table-cell>
              <table:table-cell office:value-type="float" office:value="NaN">
                <text:p>NaN</text:p>
              </table:table-cell>
              <table:table-cell office:value-type="float" office:value="0.0124163">
                <text:p>0.0124163</text:p>
              </table:table-cell>
              <table:table-cell office:value-type="float" office:value="0.00148823">
                <text:p>0.00148823</text:p>
              </table:table-cell>
              <table:table-cell office:value-type="float" office:value="0.199124">
                <text:p>0.199124</text:p>
              </table:table-cell>
              <table:table-cell office:value-type="float" office:value="0.0398929">
                <text:p>0.0398929</text:p>
              </table:table-cell>
              <table:table-cell office:value-type="float" office:value="0.00182338">
                <text:p>0.00182338</text:p>
              </table:table-cell>
              <table:table-cell office:value-type="float" office:value="0.000738985">
                <text:p>0.000738985</text:p>
              </table:table-cell>
              <table:table-cell office:value-type="float" office:value="0.00145389">
                <text:p>0.0014538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37500">
                <text:p>237500</text:p>
              </table:table-cell>
              <table:table-cell office:value-type="float" office:value="NaN">
                <text:p>NaN</text:p>
              </table:table-cell>
              <table:table-cell office:value-type="float" office:value="0.0119801">
                <text:p>0.0119801</text:p>
              </table:table-cell>
              <table:table-cell office:value-type="float" office:value="0.00150758">
                <text:p>0.00150758</text:p>
              </table:table-cell>
              <table:table-cell office:value-type="float" office:value="0.187513">
                <text:p>0.187513</text:p>
              </table:table-cell>
              <table:table-cell office:value-type="float" office:value="0.0376112">
                <text:p>0.0376112</text:p>
              </table:table-cell>
              <table:table-cell office:value-type="float" office:value="0.00183128">
                <text:p>0.00183128</text:p>
              </table:table-cell>
              <table:table-cell office:value-type="float" office:value="0.000705825">
                <text:p>0.000705825</text:p>
              </table:table-cell>
              <table:table-cell office:value-type="float" office:value="0.00143494">
                <text:p>0.0014349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37000">
                <text:p>237000</text:p>
              </table:table-cell>
              <table:table-cell office:value-type="float" office:value="NaN">
                <text:p>NaN</text:p>
              </table:table-cell>
              <table:table-cell office:value-type="float" office:value="0.0124712">
                <text:p>0.0124712</text:p>
              </table:table-cell>
              <table:table-cell office:value-type="float" office:value="0.00152613">
                <text:p>0.00152613</text:p>
              </table:table-cell>
              <table:table-cell office:value-type="float" office:value="0.196488">
                <text:p>0.196488</text:p>
              </table:table-cell>
              <table:table-cell office:value-type="float" office:value="0.0387114">
                <text:p>0.0387114</text:p>
              </table:table-cell>
              <table:table-cell office:value-type="float" office:value="0.00174996">
                <text:p>0.00174996</text:p>
              </table:table-cell>
              <table:table-cell office:value-type="float" office:value="0.000741353">
                <text:p>0.000741353</text:p>
              </table:table-cell>
              <table:table-cell office:value-type="float" office:value="0.00147836">
                <text:p>0.0014783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36500">
                <text:p>236500</text:p>
              </table:table-cell>
              <table:table-cell office:value-type="float" office:value="NaN">
                <text:p>NaN</text:p>
              </table:table-cell>
              <table:table-cell office:value-type="float" office:value="0.0120314">
                <text:p>0.0120314</text:p>
              </table:table-cell>
              <table:table-cell office:value-type="float" office:value="0.00175667">
                <text:p>0.00175667</text:p>
              </table:table-cell>
              <table:table-cell office:value-type="float" office:value="0.205464">
                <text:p>0.205464</text:p>
              </table:table-cell>
              <table:table-cell office:value-type="float" office:value="0.0408656">
                <text:p>0.0408656</text:p>
              </table:table-cell>
              <table:table-cell office:value-type="float" office:value="0.00172509">
                <text:p>0.00172509</text:p>
              </table:table-cell>
              <table:table-cell office:value-type="float" office:value="0.000707009">
                <text:p>0.000707009</text:p>
              </table:table-cell>
              <table:table-cell office:value-type="float" office:value="0.00148429">
                <text:p>0.0014842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36000">
                <text:p>236000</text:p>
              </table:table-cell>
              <table:table-cell office:value-type="float" office:value="NaN">
                <text:p>NaN</text:p>
              </table:table-cell>
              <table:table-cell office:value-type="float" office:value="0.0119544">
                <text:p>0.0119544</text:p>
              </table:table-cell>
              <table:table-cell office:value-type="float" office:value="0.00154271">
                <text:p>0.00154271</text:p>
              </table:table-cell>
              <table:table-cell office:value-type="float" office:value="0.193988">
                <text:p>0.193988</text:p>
              </table:table-cell>
              <table:table-cell office:value-type="float" office:value="0.0385421">
                <text:p>0.0385421</text:p>
              </table:table-cell>
              <table:table-cell office:value-type="float" office:value="0.00165245">
                <text:p>0.00165245</text:p>
              </table:table-cell>
              <table:table-cell office:value-type="float" office:value="0.000716878">
                <text:p>0.000716878</text:p>
              </table:table-cell>
              <table:table-cell office:value-type="float" office:value="0.00145152">
                <text:p>0.0014515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35500">
                <text:p>235500</text:p>
              </table:table-cell>
              <table:table-cell office:value-type="float" office:value="NaN">
                <text:p>NaN</text:p>
              </table:table-cell>
              <table:table-cell office:value-type="float" office:value="0.0123693">
                <text:p>0.0123693</text:p>
              </table:table-cell>
              <table:table-cell office:value-type="float" office:value="0.00155732">
                <text:p>0.00155732</text:p>
              </table:table-cell>
              <table:table-cell office:value-type="float" office:value="0.185866">
                <text:p>0.185866</text:p>
              </table:table-cell>
              <table:table-cell office:value-type="float" office:value="0.0380589">
                <text:p>0.0380589</text:p>
              </table:table-cell>
              <table:table-cell office:value-type="float" office:value="0.00165916">
                <text:p>0.00165916</text:p>
              </table:table-cell>
              <table:table-cell office:value-type="float" office:value="0.000718457">
                <text:p>0.000718457</text:p>
              </table:table-cell>
              <table:table-cell office:value-type="float" office:value="0.0014306">
                <text:p>0.001430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35000">
                <text:p>235000</text:p>
              </table:table-cell>
              <table:table-cell office:value-type="float" office:value="NaN">
                <text:p>NaN</text:p>
              </table:table-cell>
              <table:table-cell office:value-type="float" office:value="0.0122292">
                <text:p>0.0122292</text:p>
              </table:table-cell>
              <table:table-cell office:value-type="float" office:value="0.00162008">
                <text:p>0.00162008</text:p>
              </table:table-cell>
              <table:table-cell office:value-type="float" office:value="0.19595">
                <text:p>0.19595</text:p>
              </table:table-cell>
              <table:table-cell office:value-type="float" office:value="0.0397919">
                <text:p>0.0397919</text:p>
              </table:table-cell>
              <table:table-cell office:value-type="float" office:value="0.00170535">
                <text:p>0.00170535</text:p>
              </table:table-cell>
              <table:table-cell office:value-type="float" office:value="0.000724379">
                <text:p>0.000724379</text:p>
              </table:table-cell>
              <table:table-cell office:value-type="float" office:value="0.00147678">
                <text:p>0.001476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34500">
                <text:p>234500</text:p>
              </table:table-cell>
              <table:table-cell office:value-type="float" office:value="NaN">
                <text:p>NaN</text:p>
              </table:table-cell>
              <table:table-cell office:value-type="float" office:value="0.0117752">
                <text:p>0.0117752</text:p>
              </table:table-cell>
              <table:table-cell office:value-type="float" office:value="0.00149139">
                <text:p>0.00149139</text:p>
              </table:table-cell>
              <table:table-cell office:value-type="float" office:value="0.189682">
                <text:p>0.189682</text:p>
              </table:table-cell>
              <table:table-cell office:value-type="float" office:value="0.0390051">
                <text:p>0.0390051</text:p>
              </table:table-cell>
              <table:table-cell office:value-type="float" office:value="0.0016635">
                <text:p>0.0016635</text:p>
              </table:table-cell>
              <table:table-cell office:value-type="float" office:value="0.000690429">
                <text:p>0.000690429</text:p>
              </table:table-cell>
              <table:table-cell office:value-type="float" office:value="0.00147994">
                <text:p>0.001479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34000">
                <text:p>234000</text:p>
              </table:table-cell>
              <table:table-cell office:value-type="float" office:value="NaN">
                <text:p>NaN</text:p>
              </table:table-cell>
              <table:table-cell office:value-type="float" office:value="0.0121885">
                <text:p>0.0121885</text:p>
              </table:table-cell>
              <table:table-cell office:value-type="float" office:value="0.00148665">
                <text:p>0.00148665</text:p>
              </table:table-cell>
              <table:table-cell office:value-type="float" office:value="0.194071">
                <text:p>0.194071</text:p>
              </table:table-cell>
              <table:table-cell office:value-type="float" office:value="0.038927">
                <text:p>0.038927</text:p>
              </table:table-cell>
              <table:table-cell office:value-type="float" office:value="0.00172272">
                <text:p>0.00172272</text:p>
              </table:table-cell>
              <table:table-cell office:value-type="float" office:value="0.000711352">
                <text:p>0.000711352</text:p>
              </table:table-cell>
              <table:table-cell office:value-type="float" office:value="0.00145507">
                <text:p>0.001455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33500">
                <text:p>233500</text:p>
              </table:table-cell>
              <table:table-cell office:value-type="float" office:value="NaN">
                <text:p>NaN</text:p>
              </table:table-cell>
              <table:table-cell office:value-type="float" office:value="0.0122142">
                <text:p>0.0122142</text:p>
              </table:table-cell>
              <table:table-cell office:value-type="float" office:value="0.00154705">
                <text:p>0.00154705</text:p>
              </table:table-cell>
              <table:table-cell office:value-type="float" office:value="0.189653">
                <text:p>0.189653</text:p>
              </table:table-cell>
              <table:table-cell office:value-type="float" office:value="0.0382918">
                <text:p>0.0382918</text:p>
              </table:table-cell>
              <table:table-cell office:value-type="float" office:value="0.0017014">
                <text:p>0.0017014</text:p>
              </table:table-cell>
              <table:table-cell office:value-type="float" office:value="0.000709378">
                <text:p>0.000709378</text:p>
              </table:table-cell>
              <table:table-cell office:value-type="float" office:value="0.00147205">
                <text:p>0.0014720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33000">
                <text:p>233000</text:p>
              </table:table-cell>
              <table:table-cell office:value-type="float" office:value="NaN">
                <text:p>NaN</text:p>
              </table:table-cell>
              <table:table-cell office:value-type="float" office:value="0.0119185">
                <text:p>0.0119185</text:p>
              </table:table-cell>
              <table:table-cell office:value-type="float" office:value="0.00149139">
                <text:p>0.00149139</text:p>
              </table:table-cell>
              <table:table-cell office:value-type="float" office:value="0.194688">
                <text:p>0.194688</text:p>
              </table:table-cell>
              <table:table-cell office:value-type="float" office:value="0.0399178">
                <text:p>0.0399178</text:p>
              </table:table-cell>
              <table:table-cell office:value-type="float" office:value="0.00162521">
                <text:p>0.00162521</text:p>
              </table:table-cell>
              <table:table-cell office:value-type="float" office:value="0.000700298">
                <text:p>0.000700298</text:p>
              </table:table-cell>
              <table:table-cell office:value-type="float" office:value="0.00148429">
                <text:p>0.0014842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32500">
                <text:p>232500</text:p>
              </table:table-cell>
              <table:table-cell office:value-type="float" office:value="NaN">
                <text:p>NaN</text:p>
              </table:table-cell>
              <table:table-cell office:value-type="float" office:value="0.0121265">
                <text:p>0.0121265</text:p>
              </table:table-cell>
              <table:table-cell office:value-type="float" office:value="0.00150284">
                <text:p>0.00150284</text:p>
              </table:table-cell>
              <table:table-cell office:value-type="float" office:value="0.188027">
                <text:p>0.188027</text:p>
              </table:table-cell>
              <table:table-cell office:value-type="float" office:value="0.0385531">
                <text:p>0.0385531</text:p>
              </table:table-cell>
              <table:table-cell office:value-type="float" office:value="0.00161811">
                <text:p>0.00161811</text:p>
              </table:table-cell>
              <table:table-cell office:value-type="float" office:value="0.000696351">
                <text:p>0.000696351</text:p>
              </table:table-cell>
              <table:table-cell office:value-type="float" office:value="0.00145113">
                <text:p>0.001451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32000">
                <text:p>232000</text:p>
              </table:table-cell>
              <table:table-cell office:value-type="float" office:value="NaN">
                <text:p>NaN</text:p>
              </table:table-cell>
              <table:table-cell office:value-type="float" office:value="0.0117168">
                <text:p>0.0117168</text:p>
              </table:table-cell>
              <table:table-cell office:value-type="float" office:value="0.00150086">
                <text:p>0.00150086</text:p>
              </table:table-cell>
              <table:table-cell office:value-type="float" office:value="0.205995">
                <text:p>0.205995</text:p>
              </table:table-cell>
              <table:table-cell office:value-type="float" office:value="0.0410515">
                <text:p>0.0410515</text:p>
              </table:table-cell>
              <table:table-cell office:value-type="float" office:value="0.00163627">
                <text:p>0.00163627</text:p>
              </table:table-cell>
              <table:table-cell office:value-type="float" office:value="0.000694772">
                <text:p>0.000694772</text:p>
              </table:table-cell>
              <table:table-cell office:value-type="float" office:value="0.00150323">
                <text:p>0.001503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31500">
                <text:p>231500</text:p>
              </table:table-cell>
              <table:table-cell office:value-type="float" office:value="NaN">
                <text:p>NaN</text:p>
              </table:table-cell>
              <table:table-cell office:value-type="float" office:value="0.0118766">
                <text:p>0.0118766</text:p>
              </table:table-cell>
              <table:table-cell office:value-type="float" office:value="0.0015281">
                <text:p>0.0015281</text:p>
              </table:table-cell>
              <table:table-cell office:value-type="float" office:value="0.198554">
                <text:p>0.198554</text:p>
              </table:table-cell>
              <table:table-cell office:value-type="float" office:value="0.0396675">
                <text:p>0.0396675</text:p>
              </table:table-cell>
              <table:table-cell office:value-type="float" office:value="0.00161416">
                <text:p>0.00161416</text:p>
              </table:table-cell>
              <table:table-cell office:value-type="float" office:value="0.000698325">
                <text:p>0.000698325</text:p>
              </table:table-cell>
              <table:table-cell office:value-type="float" office:value="0.00149139">
                <text:p>0.0014913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31000">
                <text:p>231000</text:p>
              </table:table-cell>
              <table:table-cell office:value-type="float" office:value="NaN">
                <text:p>NaN</text:p>
              </table:table-cell>
              <table:table-cell office:value-type="float" office:value="0.0115178">
                <text:p>0.0115178</text:p>
              </table:table-cell>
              <table:table-cell office:value-type="float" office:value="0.00149968">
                <text:p>0.00149968</text:p>
              </table:table-cell>
              <table:table-cell office:value-type="float" office:value="0.194698">
                <text:p>0.194698</text:p>
              </table:table-cell>
              <table:table-cell office:value-type="float" office:value="0.0432626">
                <text:p>0.0432626</text:p>
              </table:table-cell>
              <table:table-cell office:value-type="float" office:value="0.00164416">
                <text:p>0.00164416</text:p>
              </table:table-cell>
              <table:table-cell office:value-type="float" office:value="0.000693193">
                <text:p>0.000693193</text:p>
              </table:table-cell>
              <table:table-cell office:value-type="float" office:value="0.00145665">
                <text:p>0.0014566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30500">
                <text:p>230500</text:p>
              </table:table-cell>
              <table:table-cell office:value-type="float" office:value="NaN">
                <text:p>NaN</text:p>
              </table:table-cell>
              <table:table-cell office:value-type="float" office:value="0.0120073">
                <text:p>0.0120073</text:p>
              </table:table-cell>
              <table:table-cell office:value-type="float" office:value="0.00148468">
                <text:p>0.00148468</text:p>
              </table:table-cell>
              <table:table-cell office:value-type="float" office:value="0.193101">
                <text:p>0.193101</text:p>
              </table:table-cell>
              <table:table-cell office:value-type="float" office:value="0.0387631">
                <text:p>0.0387631</text:p>
              </table:table-cell>
              <table:table-cell office:value-type="float" office:value="0.00168087">
                <text:p>0.00168087</text:p>
              </table:table-cell>
              <table:table-cell office:value-type="float" office:value="0.000701877">
                <text:p>0.000701877</text:p>
              </table:table-cell>
              <table:table-cell office:value-type="float" office:value="0.00143455">
                <text:p>0.0014345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30000">
                <text:p>230000</text:p>
              </table:table-cell>
              <table:table-cell office:value-type="float" office:value="NaN">
                <text:p>NaN</text:p>
              </table:table-cell>
              <table:table-cell office:value-type="float" office:value="0.0114689">
                <text:p>0.0114689</text:p>
              </table:table-cell>
              <table:table-cell office:value-type="float" office:value="0.00147284">
                <text:p>0.00147284</text:p>
              </table:table-cell>
              <table:table-cell office:value-type="float" office:value="0.194577">
                <text:p>0.194577</text:p>
              </table:table-cell>
              <table:table-cell office:value-type="float" office:value="0.039075">
                <text:p>0.039075</text:p>
              </table:table-cell>
              <table:table-cell office:value-type="float" office:value="0.00161377">
                <text:p>0.00161377</text:p>
              </table:table-cell>
              <table:table-cell office:value-type="float" office:value="0.00068135">
                <text:p>0.00068135</text:p>
              </table:table-cell>
              <table:table-cell office:value-type="float" office:value="0.00144994">
                <text:p>0.0014499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29500">
                <text:p>229500</text:p>
              </table:table-cell>
              <table:table-cell office:value-type="float" office:value="NaN">
                <text:p>NaN</text:p>
              </table:table-cell>
              <table:table-cell office:value-type="float" office:value="0.0119552">
                <text:p>0.0119552</text:p>
              </table:table-cell>
              <table:table-cell office:value-type="float" office:value="0.00153758">
                <text:p>0.00153758</text:p>
              </table:table-cell>
              <table:table-cell office:value-type="float" office:value="0.190261">
                <text:p>0.190261</text:p>
              </table:table-cell>
              <table:table-cell office:value-type="float" office:value="0.0381821">
                <text:p>0.0381821</text:p>
              </table:table-cell>
              <table:table-cell office:value-type="float" office:value="0.00164495">
                <text:p>0.00164495</text:p>
              </table:table-cell>
              <table:table-cell office:value-type="float" office:value="0.000702667">
                <text:p>0.000702667</text:p>
              </table:table-cell>
              <table:table-cell office:value-type="float" office:value="0.00142705">
                <text:p>0.0014270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29000">
                <text:p>229000</text:p>
              </table:table-cell>
              <table:table-cell office:value-type="float" office:value="NaN">
                <text:p>NaN</text:p>
              </table:table-cell>
              <table:table-cell office:value-type="float" office:value="0.011236">
                <text:p>0.011236</text:p>
              </table:table-cell>
              <table:table-cell office:value-type="float" office:value="0.00156718">
                <text:p>0.00156718</text:p>
              </table:table-cell>
              <table:table-cell office:value-type="float" office:value="0.1887">
                <text:p>0.1887</text:p>
              </table:table-cell>
              <table:table-cell office:value-type="float" office:value="0.0372745">
                <text:p>0.0372745</text:p>
              </table:table-cell>
              <table:table-cell office:value-type="float" office:value="0.00156284">
                <text:p>0.00156284</text:p>
              </table:table-cell>
              <table:table-cell office:value-type="float" office:value="0.000661217">
                <text:p>0.000661217</text:p>
              </table:table-cell>
              <table:table-cell office:value-type="float" office:value="0.00141086">
                <text:p>0.0014108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28500">
                <text:p>228500</text:p>
              </table:table-cell>
              <table:table-cell office:value-type="float" office:value="NaN">
                <text:p>NaN</text:p>
              </table:table-cell>
              <table:table-cell office:value-type="float" office:value="0.0117539">
                <text:p>0.0117539</text:p>
              </table:table-cell>
              <table:table-cell office:value-type="float" office:value="0.00152968">
                <text:p>0.00152968</text:p>
              </table:table-cell>
              <table:table-cell office:value-type="float" office:value="0.197585">
                <text:p>0.197585</text:p>
              </table:table-cell>
              <table:table-cell office:value-type="float" office:value="0.0392163">
                <text:p>0.0392163</text:p>
              </table:table-cell>
              <table:table-cell office:value-type="float" office:value="0.0016864">
                <text:p>0.0016864</text:p>
              </table:table-cell>
              <table:table-cell office:value-type="float" office:value="0.000708588">
                <text:p>0.000708588</text:p>
              </table:table-cell>
              <table:table-cell office:value-type="float" office:value="0.00146771">
                <text:p>0.0014677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28000">
                <text:p>228000</text:p>
              </table:table-cell>
              <table:table-cell office:value-type="float" office:value="NaN">
                <text:p>NaN</text:p>
              </table:table-cell>
              <table:table-cell office:value-type="float" office:value="0.0110252">
                <text:p>0.0110252</text:p>
              </table:table-cell>
              <table:table-cell office:value-type="float" office:value="0.00150521">
                <text:p>0.00150521</text:p>
              </table:table-cell>
              <table:table-cell office:value-type="float" office:value="0.190649">
                <text:p>0.190649</text:p>
              </table:table-cell>
              <table:table-cell office:value-type="float" office:value="0.0446407">
                <text:p>0.0446407</text:p>
              </table:table-cell>
              <table:table-cell office:value-type="float" office:value="0.00158297">
                <text:p>0.00158297</text:p>
              </table:table-cell>
              <table:table-cell office:value-type="float" office:value="0.000667139">
                <text:p>0.000667139</text:p>
              </table:table-cell>
              <table:table-cell office:value-type="float" office:value="0.00145034">
                <text:p>0.0014503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27500">
                <text:p>227500</text:p>
              </table:table-cell>
              <table:table-cell office:value-type="float" office:value="NaN">
                <text:p>NaN</text:p>
              </table:table-cell>
              <table:table-cell office:value-type="float" office:value="0.0116599">
                <text:p>0.0116599</text:p>
              </table:table-cell>
              <table:table-cell office:value-type="float" office:value="0.00150679">
                <text:p>0.00150679</text:p>
              </table:table-cell>
              <table:table-cell office:value-type="float" office:value="0.186033">
                <text:p>0.186033</text:p>
              </table:table-cell>
              <table:table-cell office:value-type="float" office:value="0.0367893">
                <text:p>0.0367893</text:p>
              </table:table-cell>
              <table:table-cell office:value-type="float" office:value="0.00160982">
                <text:p>0.00160982</text:p>
              </table:table-cell>
              <table:table-cell office:value-type="float" office:value="0.000685692">
                <text:p>0.000685692</text:p>
              </table:table-cell>
              <table:table-cell office:value-type="float" office:value="0.00143612">
                <text:p>0.001436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27000">
                <text:p>227000</text:p>
              </table:table-cell>
              <table:table-cell office:value-type="float" office:value="NaN">
                <text:p>NaN</text:p>
              </table:table-cell>
              <table:table-cell office:value-type="float" office:value="0.0115885">
                <text:p>0.0115885</text:p>
              </table:table-cell>
              <table:table-cell office:value-type="float" office:value="0.00147915">
                <text:p>0.00147915</text:p>
              </table:table-cell>
              <table:table-cell office:value-type="float" office:value="0.193514">
                <text:p>0.193514</text:p>
              </table:table-cell>
              <table:table-cell office:value-type="float" office:value="0.0379811">
                <text:p>0.0379811</text:p>
              </table:table-cell>
              <table:table-cell office:value-type="float" office:value="0.00159126">
                <text:p>0.00159126</text:p>
              </table:table-cell>
              <table:table-cell office:value-type="float" office:value="0.000704246">
                <text:p>0.000704246</text:p>
              </table:table-cell>
              <table:table-cell office:value-type="float" office:value="0.00144284">
                <text:p>0.001442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26500">
                <text:p>226500</text:p>
              </table:table-cell>
              <table:table-cell office:value-type="float" office:value="NaN">
                <text:p>NaN</text:p>
              </table:table-cell>
              <table:table-cell office:value-type="float" office:value="0.0121506">
                <text:p>0.0121506</text:p>
              </table:table-cell>
              <table:table-cell office:value-type="float" office:value="0.00146534">
                <text:p>0.00146534</text:p>
              </table:table-cell>
              <table:table-cell office:value-type="float" office:value="0.184608">
                <text:p>0.184608</text:p>
              </table:table-cell>
              <table:table-cell office:value-type="float" office:value="0.0363362">
                <text:p>0.0363362</text:p>
              </table:table-cell>
              <table:table-cell office:value-type="float" office:value="0.00164021">
                <text:p>0.00164021</text:p>
              </table:table-cell>
              <table:table-cell office:value-type="float" office:value="0.000708193">
                <text:p>0.000708193</text:p>
              </table:table-cell>
              <table:table-cell office:value-type="float" office:value="0.00139783">
                <text:p>0.0013978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26000">
                <text:p>226000</text:p>
              </table:table-cell>
              <table:table-cell office:value-type="float" office:value="NaN">
                <text:p>NaN</text:p>
              </table:table-cell>
              <table:table-cell office:value-type="float" office:value="0.011551">
                <text:p>0.011551</text:p>
              </table:table-cell>
              <table:table-cell office:value-type="float" office:value="0.00145705">
                <text:p>0.00145705</text:p>
              </table:table-cell>
              <table:table-cell office:value-type="float" office:value="0.186168">
                <text:p>0.186168</text:p>
              </table:table-cell>
              <table:table-cell office:value-type="float" office:value="0.0369275">
                <text:p>0.0369275</text:p>
              </table:table-cell>
              <table:table-cell office:value-type="float" office:value="0.00171364">
                <text:p>0.00171364</text:p>
              </table:table-cell>
              <table:table-cell office:value-type="float" office:value="0.000709378">
                <text:p>0.000709378</text:p>
              </table:table-cell>
              <table:table-cell office:value-type="float" office:value="0.00136783">
                <text:p>0.0013678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25500">
                <text:p>225500</text:p>
              </table:table-cell>
              <table:table-cell office:value-type="float" office:value="NaN">
                <text:p>NaN</text:p>
              </table:table-cell>
              <table:table-cell office:value-type="float" office:value="0.0113378">
                <text:p>0.0113378</text:p>
              </table:table-cell>
              <table:table-cell office:value-type="float" office:value="0.00146534">
                <text:p>0.00146534</text:p>
              </table:table-cell>
              <table:table-cell office:value-type="float" office:value="0.187961">
                <text:p>0.187961</text:p>
              </table:table-cell>
              <table:table-cell office:value-type="float" office:value="0.0387">
                <text:p>0.0387</text:p>
              </table:table-cell>
              <table:table-cell office:value-type="float" office:value="0.00164535">
                <text:p>0.00164535</text:p>
              </table:table-cell>
              <table:table-cell office:value-type="float" office:value="0.00069714">
                <text:p>0.00069714</text:p>
              </table:table-cell>
              <table:table-cell office:value-type="float" office:value="0.00142862">
                <text:p>0.0014286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25000">
                <text:p>225000</text:p>
              </table:table-cell>
              <table:table-cell office:value-type="float" office:value="NaN">
                <text:p>NaN</text:p>
              </table:table-cell>
              <table:table-cell office:value-type="float" office:value="0.0114807">
                <text:p>0.0114807</text:p>
              </table:table-cell>
              <table:table-cell office:value-type="float" office:value="0.00153837">
                <text:p>0.00153837</text:p>
              </table:table-cell>
              <table:table-cell office:value-type="float" office:value="0.180513">
                <text:p>0.180513</text:p>
              </table:table-cell>
              <table:table-cell office:value-type="float" office:value="0.0360287">
                <text:p>0.0360287</text:p>
              </table:table-cell>
              <table:table-cell office:value-type="float" office:value="0.00160903">
                <text:p>0.00160903</text:p>
              </table:table-cell>
              <table:table-cell office:value-type="float" office:value="0.000683719">
                <text:p>0.000683719</text:p>
              </table:table-cell>
              <table:table-cell office:value-type="float" office:value="0.00139665">
                <text:p>0.0013966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24500">
                <text:p>224500</text:p>
              </table:table-cell>
              <table:table-cell office:value-type="float" office:value="NaN">
                <text:p>NaN</text:p>
              </table:table-cell>
              <table:table-cell office:value-type="float" office:value="0.0118814">
                <text:p>0.0118814</text:p>
              </table:table-cell>
              <table:table-cell office:value-type="float" office:value="0.00149731">
                <text:p>0.00149731</text:p>
              </table:table-cell>
              <table:table-cell office:value-type="float" office:value="0.17897">
                <text:p>0.17897</text:p>
              </table:table-cell>
              <table:table-cell office:value-type="float" office:value="0.0355036">
                <text:p>0.0355036</text:p>
              </table:table-cell>
              <table:table-cell office:value-type="float" office:value="0.00166666">
                <text:p>0.00166666</text:p>
              </table:table-cell>
              <table:table-cell office:value-type="float" office:value="0.000696351">
                <text:p>0.000696351</text:p>
              </table:table-cell>
              <table:table-cell office:value-type="float" office:value="0.0014231">
                <text:p>0.001423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24000">
                <text:p>224000</text:p>
              </table:table-cell>
              <table:table-cell office:value-type="float" office:value="NaN">
                <text:p>NaN</text:p>
              </table:table-cell>
              <table:table-cell office:value-type="float" office:value="0.0116998">
                <text:p>0.0116998</text:p>
              </table:table-cell>
              <table:table-cell office:value-type="float" office:value="0.00151073">
                <text:p>0.00151073</text:p>
              </table:table-cell>
              <table:table-cell office:value-type="float" office:value="0.192229">
                <text:p>0.192229</text:p>
              </table:table-cell>
              <table:table-cell office:value-type="float" office:value="0.0386419">
                <text:p>0.0386419</text:p>
              </table:table-cell>
              <table:table-cell office:value-type="float" office:value="0.00163785">
                <text:p>0.00163785</text:p>
              </table:table-cell>
              <table:table-cell office:value-type="float" office:value="0.000679376">
                <text:p>0.000679376</text:p>
              </table:table-cell>
              <table:table-cell office:value-type="float" office:value="0.00146297">
                <text:p>0.0014629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23500">
                <text:p>223500</text:p>
              </table:table-cell>
              <table:table-cell office:value-type="float" office:value="NaN">
                <text:p>NaN</text:p>
              </table:table-cell>
              <table:table-cell office:value-type="float" office:value="0.0120744">
                <text:p>0.0120744</text:p>
              </table:table-cell>
              <table:table-cell office:value-type="float" office:value="0.00156363">
                <text:p>0.00156363</text:p>
              </table:table-cell>
              <table:table-cell office:value-type="float" office:value="0.191455">
                <text:p>0.191455</text:p>
              </table:table-cell>
              <table:table-cell office:value-type="float" office:value="0.038231">
                <text:p>0.038231</text:p>
              </table:table-cell>
              <table:table-cell office:value-type="float" office:value="0.00165443">
                <text:p>0.00165443</text:p>
              </table:table-cell>
              <table:table-cell office:value-type="float" office:value="0.000681745">
                <text:p>0.000681745</text:p>
              </table:table-cell>
              <table:table-cell office:value-type="float" office:value="0.00145073">
                <text:p>0.0014507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23000">
                <text:p>223000</text:p>
              </table:table-cell>
              <table:table-cell office:value-type="float" office:value="NaN">
                <text:p>NaN</text:p>
              </table:table-cell>
              <table:table-cell office:value-type="float" office:value="0.0108503">
                <text:p>0.0108503</text:p>
              </table:table-cell>
              <table:table-cell office:value-type="float" office:value="0.00150718">
                <text:p>0.00150718</text:p>
              </table:table-cell>
              <table:table-cell office:value-type="float" office:value="0.182463">
                <text:p>0.182463</text:p>
              </table:table-cell>
              <table:table-cell office:value-type="float" office:value="0.0365016">
                <text:p>0.0365016</text:p>
              </table:table-cell>
              <table:table-cell office:value-type="float" office:value="0.00157745">
                <text:p>0.00157745</text:p>
              </table:table-cell>
              <table:table-cell office:value-type="float" office:value="0.000647006">
                <text:p>0.000647006</text:p>
              </table:table-cell>
              <table:table-cell office:value-type="float" office:value="0.0014227">
                <text:p>0.001422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22500">
                <text:p>222500</text:p>
              </table:table-cell>
              <table:table-cell office:value-type="float" office:value="NaN">
                <text:p>NaN</text:p>
              </table:table-cell>
              <table:table-cell office:value-type="float" office:value="0.0110658">
                <text:p>0.0110658</text:p>
              </table:table-cell>
              <table:table-cell office:value-type="float" office:value="0.001491">
                <text:p>0.001491</text:p>
              </table:table-cell>
              <table:table-cell office:value-type="float" office:value="0.177213">
                <text:p>0.177213</text:p>
              </table:table-cell>
              <table:table-cell office:value-type="float" office:value="0.0362991">
                <text:p>0.0362991</text:p>
              </table:table-cell>
              <table:table-cell office:value-type="float" office:value="0.00158653">
                <text:p>0.00158653</text:p>
              </table:table-cell>
              <table:table-cell office:value-type="float" office:value="0.000653322">
                <text:p>0.000653322</text:p>
              </table:table-cell>
              <table:table-cell office:value-type="float" office:value="0.0014377">
                <text:p>0.001437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22000">
                <text:p>222000</text:p>
              </table:table-cell>
              <table:table-cell office:value-type="float" office:value="NaN">
                <text:p>NaN</text:p>
              </table:table-cell>
              <table:table-cell office:value-type="float" office:value="0.0115865">
                <text:p>0.0115865</text:p>
              </table:table-cell>
              <table:table-cell office:value-type="float" office:value="0.00146928">
                <text:p>0.00146928</text:p>
              </table:table-cell>
              <table:table-cell office:value-type="float" office:value="0.185131">
                <text:p>0.185131</text:p>
              </table:table-cell>
              <table:table-cell office:value-type="float" office:value="0.0371604">
                <text:p>0.0371604</text:p>
              </table:table-cell>
              <table:table-cell office:value-type="float" office:value="0.00163074">
                <text:p>0.00163074</text:p>
              </table:table-cell>
              <table:table-cell office:value-type="float" office:value="0.000684508">
                <text:p>0.000684508</text:p>
              </table:table-cell>
              <table:table-cell office:value-type="float" office:value="0.0014681">
                <text:p>0.001468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21500">
                <text:p>221500</text:p>
              </table:table-cell>
              <table:table-cell office:value-type="float" office:value="NaN">
                <text:p>NaN</text:p>
              </table:table-cell>
              <table:table-cell office:value-type="float" office:value="0.0112139">
                <text:p>0.0112139</text:p>
              </table:table-cell>
              <table:table-cell office:value-type="float" office:value="0.00146692">
                <text:p>0.00146692</text:p>
              </table:table-cell>
              <table:table-cell office:value-type="float" office:value="0.184342">
                <text:p>0.184342</text:p>
              </table:table-cell>
              <table:table-cell office:value-type="float" office:value="0.0364609">
                <text:p>0.0364609</text:p>
              </table:table-cell>
              <table:table-cell office:value-type="float" office:value="0.00162837">
                <text:p>0.00162837</text:p>
              </table:table-cell>
              <table:table-cell office:value-type="float" office:value="0.000672665">
                <text:p>0.000672665</text:p>
              </table:table-cell>
              <table:table-cell office:value-type="float" office:value="0.0014452">
                <text:p>0.001445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21000">
                <text:p>221000</text:p>
              </table:table-cell>
              <table:table-cell office:value-type="float" office:value="NaN">
                <text:p>NaN</text:p>
              </table:table-cell>
              <table:table-cell office:value-type="float" office:value="0.0109608">
                <text:p>0.0109608</text:p>
              </table:table-cell>
              <table:table-cell office:value-type="float" office:value="0.00151073">
                <text:p>0.00151073</text:p>
              </table:table-cell>
              <table:table-cell office:value-type="float" office:value="0.184325">
                <text:p>0.184325</text:p>
              </table:table-cell>
              <table:table-cell office:value-type="float" office:value="0.0367325">
                <text:p>0.0367325</text:p>
              </table:table-cell>
              <table:table-cell office:value-type="float" office:value="0.00165995">
                <text:p>0.00165995</text:p>
              </table:table-cell>
              <table:table-cell office:value-type="float" office:value="0.00065727">
                <text:p>0.00065727</text:p>
              </table:table-cell>
              <table:table-cell office:value-type="float" office:value="0.0014527">
                <text:p>0.001452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20500">
                <text:p>220500</text:p>
              </table:table-cell>
              <table:table-cell office:value-type="float" office:value="NaN">
                <text:p>NaN</text:p>
              </table:table-cell>
              <table:table-cell office:value-type="float" office:value="0.0114045">
                <text:p>0.0114045</text:p>
              </table:table-cell>
              <table:table-cell office:value-type="float" office:value="0.0014906">
                <text:p>0.0014906</text:p>
              </table:table-cell>
              <table:table-cell office:value-type="float" office:value="0.187132">
                <text:p>0.187132</text:p>
              </table:table-cell>
              <table:table-cell office:value-type="float" office:value="0.03737">
                <text:p>0.03737</text:p>
              </table:table-cell>
              <table:table-cell office:value-type="float" office:value="0.00163508">
                <text:p>0.00163508</text:p>
              </table:table-cell>
              <table:table-cell office:value-type="float" office:value="0.000667139">
                <text:p>0.000667139</text:p>
              </table:table-cell>
              <table:table-cell office:value-type="float" office:value="0.00145428">
                <text:p>0.0014542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20000">
                <text:p>220000</text:p>
              </table:table-cell>
              <table:table-cell office:value-type="float" office:value="NaN">
                <text:p>NaN</text:p>
              </table:table-cell>
              <table:table-cell office:value-type="float" office:value="0.0112154">
                <text:p>0.0112154</text:p>
              </table:table-cell>
              <table:table-cell office:value-type="float" office:value="0.00149336">
                <text:p>0.00149336</text:p>
              </table:table-cell>
              <table:table-cell office:value-type="float" office:value="0.183201">
                <text:p>0.183201</text:p>
              </table:table-cell>
              <table:table-cell office:value-type="float" office:value="0.0373223">
                <text:p>0.0373223</text:p>
              </table:table-cell>
              <table:table-cell office:value-type="float" office:value="0.00163587">
                <text:p>0.00163587</text:p>
              </table:table-cell>
              <table:table-cell office:value-type="float" office:value="0.000660428">
                <text:p>0.000660428</text:p>
              </table:table-cell>
              <table:table-cell office:value-type="float" office:value="0.00153205">
                <text:p>0.0015320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19500">
                <text:p>219500</text:p>
              </table:table-cell>
              <table:table-cell office:value-type="float" office:value="NaN">
                <text:p>NaN</text:p>
              </table:table-cell>
              <table:table-cell office:value-type="float" office:value="0.0109502">
                <text:p>0.0109502</text:p>
              </table:table-cell>
              <table:table-cell office:value-type="float" office:value="0.00150244">
                <text:p>0.00150244</text:p>
              </table:table-cell>
              <table:table-cell office:value-type="float" office:value="0.180989">
                <text:p>0.180989</text:p>
              </table:table-cell>
              <table:table-cell office:value-type="float" office:value="0.0363109">
                <text:p>0.0363109</text:p>
              </table:table-cell>
              <table:table-cell office:value-type="float" office:value="0.00165837">
                <text:p>0.00165837</text:p>
              </table:table-cell>
              <table:table-cell office:value-type="float" office:value="0.000655691">
                <text:p>0.000655691</text:p>
              </table:table-cell>
              <table:table-cell office:value-type="float" office:value="0.00156245">
                <text:p>0.0015624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19000">
                <text:p>219000</text:p>
              </table:table-cell>
              <table:table-cell office:value-type="float" office:value="NaN">
                <text:p>NaN</text:p>
              </table:table-cell>
              <table:table-cell office:value-type="float" office:value="0.0111858">
                <text:p>0.0111858</text:p>
              </table:table-cell>
              <table:table-cell office:value-type="float" office:value="0.00150915">
                <text:p>0.00150915</text:p>
              </table:table-cell>
              <table:table-cell office:value-type="float" office:value="0.172788">
                <text:p>0.172788</text:p>
              </table:table-cell>
              <table:table-cell office:value-type="float" office:value="0.0346825">
                <text:p>0.0346825</text:p>
              </table:table-cell>
              <table:table-cell office:value-type="float" office:value="0.00164929">
                <text:p>0.00164929</text:p>
              </table:table-cell>
              <table:table-cell office:value-type="float" office:value="0.000662796">
                <text:p>0.000662796</text:p>
              </table:table-cell>
              <table:table-cell office:value-type="float" office:value="0.00150481">
                <text:p>0.0015048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18500">
                <text:p>218500</text:p>
              </table:table-cell>
              <table:table-cell office:value-type="float" office:value="NaN">
                <text:p>NaN</text:p>
              </table:table-cell>
              <table:table-cell office:value-type="float" office:value="0.0117053">
                <text:p>0.0117053</text:p>
              </table:table-cell>
              <table:table-cell office:value-type="float" office:value="0.00150481">
                <text:p>0.00150481</text:p>
              </table:table-cell>
              <table:table-cell office:value-type="float" office:value="0.176251">
                <text:p>0.176251</text:p>
              </table:table-cell>
              <table:table-cell office:value-type="float" office:value="0.0351669">
                <text:p>0.0351669</text:p>
              </table:table-cell>
              <table:table-cell office:value-type="float" office:value="0.00167851">
                <text:p>0.00167851</text:p>
              </table:table-cell>
              <table:table-cell office:value-type="float" office:value="0.0007228">
                <text:p>0.0007228</text:p>
              </table:table-cell>
              <table:table-cell office:value-type="float" office:value="0.00147205">
                <text:p>0.001472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18000">
                <text:p>218000</text:p>
              </table:table-cell>
              <table:table-cell office:value-type="float" office:value="NaN">
                <text:p>NaN</text:p>
              </table:table-cell>
              <table:table-cell office:value-type="float" office:value="0.0110528">
                <text:p>0.0110528</text:p>
              </table:table-cell>
              <table:table-cell office:value-type="float" office:value="0.00169153">
                <text:p>0.00169153</text:p>
              </table:table-cell>
              <table:table-cell office:value-type="float" office:value="0.171986">
                <text:p>0.171986</text:p>
              </table:table-cell>
              <table:table-cell office:value-type="float" office:value="0.0339822">
                <text:p>0.0339822</text:p>
              </table:table-cell>
              <table:table-cell office:value-type="float" office:value="0.001641">
                <text:p>0.001641</text:p>
              </table:table-cell>
              <table:table-cell office:value-type="float" office:value="0.000666744">
                <text:p>0.000666744</text:p>
              </table:table-cell>
              <table:table-cell office:value-type="float" office:value="0.00145113">
                <text:p>0.001451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17500">
                <text:p>217500</text:p>
              </table:table-cell>
              <table:table-cell office:value-type="float" office:value="NaN">
                <text:p>NaN</text:p>
              </table:table-cell>
              <table:table-cell office:value-type="float" office:value="0.0111653">
                <text:p>0.0111653</text:p>
              </table:table-cell>
              <table:table-cell office:value-type="float" office:value="0.00149455">
                <text:p>0.00149455</text:p>
              </table:table-cell>
              <table:table-cell office:value-type="float" office:value="0.188946">
                <text:p>0.188946</text:p>
              </table:table-cell>
              <table:table-cell office:value-type="float" office:value="0.0366453">
                <text:p>0.0366453</text:p>
              </table:table-cell>
              <table:table-cell office:value-type="float" office:value="0.00166864">
                <text:p>0.00166864</text:p>
              </table:table-cell>
              <table:table-cell office:value-type="float" office:value="0.000666349">
                <text:p>0.000666349</text:p>
              </table:table-cell>
              <table:table-cell office:value-type="float" office:value="0.00153323">
                <text:p>0.0015332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17000">
                <text:p>217000</text:p>
              </table:table-cell>
              <table:table-cell office:value-type="float" office:value="NaN">
                <text:p>NaN</text:p>
              </table:table-cell>
              <table:table-cell office:value-type="float" office:value="0.0111475">
                <text:p>0.0111475</text:p>
              </table:table-cell>
              <table:table-cell office:value-type="float" office:value="0.00154666">
                <text:p>0.00154666</text:p>
              </table:table-cell>
              <table:table-cell office:value-type="float" office:value="0.183107">
                <text:p>0.183107</text:p>
              </table:table-cell>
              <table:table-cell office:value-type="float" office:value="0.0364514">
                <text:p>0.0364514</text:p>
              </table:table-cell>
              <table:table-cell office:value-type="float" office:value="0.00163745">
                <text:p>0.00163745</text:p>
              </table:table-cell>
              <table:table-cell office:value-type="float" office:value="0.000658849">
                <text:p>0.000658849</text:p>
              </table:table-cell>
              <table:table-cell office:value-type="float" office:value="0.00149731">
                <text:p>0.0014973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6500">
                <text:p>216500</text:p>
              </table:table-cell>
              <table:table-cell office:value-type="float" office:value="NaN">
                <text:p>NaN</text:p>
              </table:table-cell>
              <table:table-cell office:value-type="float" office:value="0.0115976">
                <text:p>0.0115976</text:p>
              </table:table-cell>
              <table:table-cell office:value-type="float" office:value="0.001506">
                <text:p>0.001506</text:p>
              </table:table-cell>
              <table:table-cell office:value-type="float" office:value="0.174153">
                <text:p>0.174153</text:p>
              </table:table-cell>
              <table:table-cell office:value-type="float" office:value="0.0357046">
                <text:p>0.0357046</text:p>
              </table:table-cell>
              <table:table-cell office:value-type="float" office:value="0.0016639">
                <text:p>0.0016639</text:p>
              </table:table-cell>
              <table:table-cell office:value-type="float" office:value="0.000677402">
                <text:p>0.000677402</text:p>
              </table:table-cell>
              <table:table-cell office:value-type="float" office:value="0.00148863">
                <text:p>0.001488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16000">
                <text:p>216000</text:p>
              </table:table-cell>
              <table:table-cell office:value-type="float" office:value="NaN">
                <text:p>NaN</text:p>
              </table:table-cell>
              <table:table-cell office:value-type="float" office:value="0.0115245">
                <text:p>0.0115245</text:p>
              </table:table-cell>
              <table:table-cell office:value-type="float" office:value="0.00151429">
                <text:p>0.00151429</text:p>
              </table:table-cell>
              <table:table-cell office:value-type="float" office:value="0.179722">
                <text:p>0.179722</text:p>
              </table:table-cell>
              <table:table-cell office:value-type="float" office:value="0.035487">
                <text:p>0.035487</text:p>
              </table:table-cell>
              <table:table-cell office:value-type="float" office:value="0.00162245">
                <text:p>0.00162245</text:p>
              </table:table-cell>
              <table:table-cell office:value-type="float" office:value="0.000667928">
                <text:p>0.000667928</text:p>
              </table:table-cell>
              <table:table-cell office:value-type="float" office:value="0.00146613">
                <text:p>0.001466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15500">
                <text:p>215500</text:p>
              </table:table-cell>
              <table:table-cell office:value-type="float" office:value="NaN">
                <text:p>NaN</text:p>
              </table:table-cell>
              <table:table-cell office:value-type="float" office:value="0.0109332">
                <text:p>0.0109332</text:p>
              </table:table-cell>
              <table:table-cell office:value-type="float" office:value="0.00151666">
                <text:p>0.00151666</text:p>
              </table:table-cell>
              <table:table-cell office:value-type="float" office:value="0.177421">
                <text:p>0.177421</text:p>
              </table:table-cell>
              <table:table-cell office:value-type="float" office:value="0.0356327">
                <text:p>0.0356327</text:p>
              </table:table-cell>
              <table:table-cell office:value-type="float" office:value="0.00160903">
                <text:p>0.00160903</text:p>
              </table:table-cell>
              <table:table-cell office:value-type="float" office:value="0.000647796">
                <text:p>0.000647796</text:p>
              </table:table-cell>
              <table:table-cell office:value-type="float" office:value="0.00145784">
                <text:p>0.0014578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15000">
                <text:p>215000</text:p>
              </table:table-cell>
              <table:table-cell office:value-type="float" office:value="NaN">
                <text:p>NaN</text:p>
              </table:table-cell>
              <table:table-cell office:value-type="float" office:value="0.0111815">
                <text:p>0.0111815</text:p>
              </table:table-cell>
              <table:table-cell office:value-type="float" office:value="0.00151784">
                <text:p>0.00151784</text:p>
              </table:table-cell>
              <table:table-cell office:value-type="float" office:value="0.184144">
                <text:p>0.184144</text:p>
              </table:table-cell>
              <table:table-cell office:value-type="float" office:value="0.036442">
                <text:p>0.036442</text:p>
              </table:table-cell>
              <table:table-cell office:value-type="float" office:value="0.00161574">
                <text:p>0.00161574</text:p>
              </table:table-cell>
              <table:table-cell office:value-type="float" office:value="0.000648191">
                <text:p>0.000648191</text:p>
              </table:table-cell>
              <table:table-cell office:value-type="float" office:value="0.00156205">
                <text:p>0.001562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14500">
                <text:p>214500</text:p>
              </table:table-cell>
              <table:table-cell office:value-type="float" office:value="NaN">
                <text:p>NaN</text:p>
              </table:table-cell>
              <table:table-cell office:value-type="float" office:value="0.0105507">
                <text:p>0.0105507</text:p>
              </table:table-cell>
              <table:table-cell office:value-type="float" office:value="0.0014835">
                <text:p>0.0014835</text:p>
              </table:table-cell>
              <table:table-cell office:value-type="float" office:value="0.177507">
                <text:p>0.177507</text:p>
              </table:table-cell>
              <table:table-cell office:value-type="float" office:value="0.0357768">
                <text:p>0.0357768</text:p>
              </table:table-cell>
              <table:table-cell office:value-type="float" office:value="0.0015885">
                <text:p>0.0015885</text:p>
              </table:table-cell>
              <table:table-cell office:value-type="float" office:value="0.000620952">
                <text:p>0.000620952</text:p>
              </table:table-cell>
              <table:table-cell office:value-type="float" office:value="0.00157824">
                <text:p>0.0015782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14000">
                <text:p>214000</text:p>
              </table:table-cell>
              <table:table-cell office:value-type="float" office:value="NaN">
                <text:p>NaN</text:p>
              </table:table-cell>
              <table:table-cell office:value-type="float" office:value="0.0114519">
                <text:p>0.0114519</text:p>
              </table:table-cell>
              <table:table-cell office:value-type="float" office:value="0.00147521">
                <text:p>0.00147521</text:p>
              </table:table-cell>
              <table:table-cell office:value-type="float" office:value="0.175422">
                <text:p>0.175422</text:p>
              </table:table-cell>
              <table:table-cell office:value-type="float" office:value="0.0353793">
                <text:p>0.0353793</text:p>
              </table:table-cell>
              <table:table-cell office:value-type="float" office:value="0.00161179">
                <text:p>0.00161179</text:p>
              </table:table-cell>
              <table:table-cell office:value-type="float" office:value="0.000644243">
                <text:p>0.000644243</text:p>
              </table:table-cell>
              <table:table-cell office:value-type="float" office:value="0.001596">
                <text:p>0.00159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13500">
                <text:p>213500</text:p>
              </table:table-cell>
              <table:table-cell office:value-type="float" office:value="NaN">
                <text:p>NaN</text:p>
              </table:table-cell>
              <table:table-cell office:value-type="float" office:value="0.0110686">
                <text:p>0.0110686</text:p>
              </table:table-cell>
              <table:table-cell office:value-type="float" office:value="0.00148113">
                <text:p>0.00148113</text:p>
              </table:table-cell>
              <table:table-cell office:value-type="float" office:value="0.171811">
                <text:p>0.171811</text:p>
              </table:table-cell>
              <table:table-cell office:value-type="float" office:value="0.0348637">
                <text:p>0.0348637</text:p>
              </table:table-cell>
              <table:table-cell office:value-type="float" office:value="0.0016335">
                <text:p>0.0016335</text:p>
              </table:table-cell>
              <table:table-cell office:value-type="float" office:value="0.000649769">
                <text:p>0.000649769</text:p>
              </table:table-cell>
              <table:table-cell office:value-type="float" office:value="0.00147521">
                <text:p>0.0014752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13000">
                <text:p>213000</text:p>
              </table:table-cell>
              <table:table-cell office:value-type="float" office:value="NaN">
                <text:p>NaN</text:p>
              </table:table-cell>
              <table:table-cell office:value-type="float" office:value="0.0112415">
                <text:p>0.0112415</text:p>
              </table:table-cell>
              <table:table-cell office:value-type="float" office:value="0.00157153">
                <text:p>0.00157153</text:p>
              </table:table-cell>
              <table:table-cell office:value-type="float" office:value="0.178998">
                <text:p>0.178998</text:p>
              </table:table-cell>
              <table:table-cell office:value-type="float" office:value="0.0360105">
                <text:p>0.0360105</text:p>
              </table:table-cell>
              <table:table-cell office:value-type="float" office:value="0.00161061">
                <text:p>0.00161061</text:p>
              </table:table-cell>
              <table:table-cell office:value-type="float" office:value="0.00064898">
                <text:p>0.00064898</text:p>
              </table:table-cell>
              <table:table-cell office:value-type="float" office:value="0.00144757">
                <text:p>0.0014475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12500">
                <text:p>212500</text:p>
              </table:table-cell>
              <table:table-cell office:value-type="float" office:value="NaN">
                <text:p>NaN</text:p>
              </table:table-cell>
              <table:table-cell office:value-type="float" office:value="0.0106999">
                <text:p>0.0106999</text:p>
              </table:table-cell>
              <table:table-cell office:value-type="float" office:value="0.00150521">
                <text:p>0.00150521</text:p>
              </table:table-cell>
              <table:table-cell office:value-type="float" office:value="0.182141">
                <text:p>0.182141</text:p>
              </table:table-cell>
              <table:table-cell office:value-type="float" office:value="0.0378283">
                <text:p>0.0378283</text:p>
              </table:table-cell>
              <table:table-cell office:value-type="float" office:value="0.00162048">
                <text:p>0.00162048</text:p>
              </table:table-cell>
              <table:table-cell office:value-type="float" office:value="0.000640295">
                <text:p>0.000640295</text:p>
              </table:table-cell>
              <table:table-cell office:value-type="float" office:value="0.0014606">
                <text:p>0.001460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12000">
                <text:p>212000</text:p>
              </table:table-cell>
              <table:table-cell office:value-type="float" office:value="NaN">
                <text:p>NaN</text:p>
              </table:table-cell>
              <table:table-cell office:value-type="float" office:value="0.0111329">
                <text:p>0.0111329</text:p>
              </table:table-cell>
              <table:table-cell office:value-type="float" office:value="0.00152218">
                <text:p>0.00152218</text:p>
              </table:table-cell>
              <table:table-cell office:value-type="float" office:value="0.171171">
                <text:p>0.171171</text:p>
              </table:table-cell>
              <table:table-cell office:value-type="float" office:value="0.0355688">
                <text:p>0.0355688</text:p>
              </table:table-cell>
              <table:table-cell office:value-type="float" office:value="0.00163745">
                <text:p>0.00163745</text:p>
              </table:table-cell>
              <table:table-cell office:value-type="float" office:value="0.00064819">
                <text:p>0.00064819</text:p>
              </table:table-cell>
              <table:table-cell office:value-type="float" office:value="0.0014681">
                <text:p>0.001468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11500">
                <text:p>211500</text:p>
              </table:table-cell>
              <table:table-cell office:value-type="float" office:value="NaN">
                <text:p>NaN</text:p>
              </table:table-cell>
              <table:table-cell office:value-type="float" office:value="0.0101788">
                <text:p>0.0101788</text:p>
              </table:table-cell>
              <table:table-cell office:value-type="float" office:value="0.00150679">
                <text:p>0.00150679</text:p>
              </table:table-cell>
              <table:table-cell office:value-type="float" office:value="0.176884">
                <text:p>0.176884</text:p>
              </table:table-cell>
              <table:table-cell office:value-type="float" office:value="0.0359418">
                <text:p>0.0359418</text:p>
              </table:table-cell>
              <table:table-cell office:value-type="float" office:value="0.00157311">
                <text:p>0.00157311</text:p>
              </table:table-cell>
              <table:table-cell office:value-type="float" office:value="0.000620558">
                <text:p>0.000620558</text:p>
              </table:table-cell>
              <table:table-cell office:value-type="float" office:value="0.00143889">
                <text:p>0.0014388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11000">
                <text:p>211000</text:p>
              </table:table-cell>
              <table:table-cell office:value-type="float" office:value="NaN">
                <text:p>NaN</text:p>
              </table:table-cell>
              <table:table-cell office:value-type="float" office:value="0.0111306">
                <text:p>0.0111306</text:p>
              </table:table-cell>
              <table:table-cell office:value-type="float" office:value="0.00152455">
                <text:p>0.00152455</text:p>
              </table:table-cell>
              <table:table-cell office:value-type="float" office:value="0.172274">
                <text:p>0.172274</text:p>
              </table:table-cell>
              <table:table-cell office:value-type="float" office:value="0.0359785">
                <text:p>0.0359785</text:p>
              </table:table-cell>
              <table:table-cell office:value-type="float" office:value="0.00156876">
                <text:p>0.00156876</text:p>
              </table:table-cell>
              <table:table-cell office:value-type="float" office:value="0.00064898">
                <text:p>0.00064898</text:p>
              </table:table-cell>
              <table:table-cell office:value-type="float" office:value="0.00139507">
                <text:p>0.0013950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10500">
                <text:p>210500</text:p>
              </table:table-cell>
              <table:table-cell office:value-type="float" office:value="NaN">
                <text:p>NaN</text:p>
              </table:table-cell>
              <table:table-cell office:value-type="float" office:value="0.010703">
                <text:p>0.010703</text:p>
              </table:table-cell>
              <table:table-cell office:value-type="float" office:value="0.00149494">
                <text:p>0.00149494</text:p>
              </table:table-cell>
              <table:table-cell office:value-type="float" office:value="0.165896">
                <text:p>0.165896</text:p>
              </table:table-cell>
              <table:table-cell office:value-type="float" office:value="0.0333684">
                <text:p>0.0333684</text:p>
              </table:table-cell>
              <table:table-cell office:value-type="float" office:value="0.0015581">
                <text:p>0.0015581</text:p>
              </table:table-cell>
              <table:table-cell office:value-type="float" office:value="0.000634374">
                <text:p>0.000634374</text:p>
              </table:table-cell>
              <table:table-cell office:value-type="float" office:value="0.0013706">
                <text:p>0.001370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10000">
                <text:p>210000</text:p>
              </table:table-cell>
              <table:table-cell office:value-type="float" office:value="NaN">
                <text:p>NaN</text:p>
              </table:table-cell>
              <table:table-cell office:value-type="float" office:value="0.010122">
                <text:p>0.010122</text:p>
              </table:table-cell>
              <table:table-cell office:value-type="float" office:value="0.00147244">
                <text:p>0.00147244</text:p>
              </table:table-cell>
              <table:table-cell office:value-type="float" office:value="0.172566">
                <text:p>0.172566</text:p>
              </table:table-cell>
              <table:table-cell office:value-type="float" office:value="0.0343521">
                <text:p>0.0343521</text:p>
              </table:table-cell>
              <table:table-cell office:value-type="float" office:value="0.00155732">
                <text:p>0.00155732</text:p>
              </table:table-cell>
              <table:table-cell office:value-type="float" office:value="0.000619373">
                <text:p>0.000619373</text:p>
              </table:table-cell>
              <table:table-cell office:value-type="float" office:value="0.00140612">
                <text:p>0.001406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09500">
                <text:p>209500</text:p>
              </table:table-cell>
              <table:table-cell office:value-type="float" office:value="NaN">
                <text:p>NaN</text:p>
              </table:table-cell>
              <table:table-cell office:value-type="float" office:value="0.0108294">
                <text:p>0.0108294</text:p>
              </table:table-cell>
              <table:table-cell office:value-type="float" office:value="0.00145823">
                <text:p>0.00145823</text:p>
              </table:table-cell>
              <table:table-cell office:value-type="float" office:value="0.170731">
                <text:p>0.170731</text:p>
              </table:table-cell>
              <table:table-cell office:value-type="float" office:value="0.0344117">
                <text:p>0.0344117</text:p>
              </table:table-cell>
              <table:table-cell office:value-type="float" office:value="0.00163548">
                <text:p>0.00163548</text:p>
              </table:table-cell>
              <table:table-cell office:value-type="float" office:value="0.000650164">
                <text:p>0.000650164</text:p>
              </table:table-cell>
              <table:table-cell office:value-type="float" office:value="0.00142389">
                <text:p>0.0014238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09000">
                <text:p>209000</text:p>
              </table:table-cell>
              <table:table-cell office:value-type="float" office:value="NaN">
                <text:p>NaN</text:p>
              </table:table-cell>
              <table:table-cell office:value-type="float" office:value="0.0104674">
                <text:p>0.0104674</text:p>
              </table:table-cell>
              <table:table-cell office:value-type="float" office:value="0.00147639">
                <text:p>0.00147639</text:p>
              </table:table-cell>
              <table:table-cell office:value-type="float" office:value="0.176801">
                <text:p>0.176801</text:p>
              </table:table-cell>
              <table:table-cell office:value-type="float" office:value="0.0354274">
                <text:p>0.0354274</text:p>
              </table:table-cell>
              <table:table-cell office:value-type="float" office:value="0.00155258">
                <text:p>0.00155258</text:p>
              </table:table-cell>
              <table:table-cell office:value-type="float" office:value="0.00062411">
                <text:p>0.00062411</text:p>
              </table:table-cell>
              <table:table-cell office:value-type="float" office:value="0.00170732">
                <text:p>0.0017073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08500">
                <text:p>208500</text:p>
              </table:table-cell>
              <table:table-cell office:value-type="float" office:value="NaN">
                <text:p>NaN</text:p>
              </table:table-cell>
              <table:table-cell office:value-type="float" office:value="0.0102759">
                <text:p>0.0102759</text:p>
              </table:table-cell>
              <table:table-cell office:value-type="float" office:value="0.00150323">
                <text:p>0.00150323</text:p>
              </table:table-cell>
              <table:table-cell office:value-type="float" office:value="0.16997">
                <text:p>0.16997</text:p>
              </table:table-cell>
              <table:table-cell office:value-type="float" office:value="0.0344204">
                <text:p>0.0344204</text:p>
              </table:table-cell>
              <table:table-cell office:value-type="float" office:value="0.0016035">
                <text:p>0.0016035</text:p>
              </table:table-cell>
              <table:table-cell office:value-type="float" office:value="0.00063319">
                <text:p>0.00063319</text:p>
              </table:table-cell>
              <table:table-cell office:value-type="float" office:value="0.0014602">
                <text:p>0.001460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08000">
                <text:p>208000</text:p>
              </table:table-cell>
              <table:table-cell office:value-type="float" office:value="NaN">
                <text:p>NaN</text:p>
              </table:table-cell>
              <table:table-cell office:value-type="float" office:value="0.0107188">
                <text:p>0.0107188</text:p>
              </table:table-cell>
              <table:table-cell office:value-type="float" office:value="0.00149692">
                <text:p>0.00149692</text:p>
              </table:table-cell>
              <table:table-cell office:value-type="float" office:value="0.171542">
                <text:p>0.171542</text:p>
              </table:table-cell>
              <table:table-cell office:value-type="float" office:value="0.0348854">
                <text:p>0.0348854</text:p>
              </table:table-cell>
              <table:table-cell office:value-type="float" office:value="0.00157942">
                <text:p>0.00157942</text:p>
              </table:table-cell>
              <table:table-cell office:value-type="float" office:value="0.000637137">
                <text:p>0.000637137</text:p>
              </table:table-cell>
              <table:table-cell office:value-type="float" office:value="0.0014231">
                <text:p>0.001423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07500">
                <text:p>207500</text:p>
              </table:table-cell>
              <table:table-cell office:value-type="float" office:value="NaN">
                <text:p>NaN</text:p>
              </table:table-cell>
              <table:table-cell office:value-type="float" office:value="0.00990721">
                <text:p>0.00990721</text:p>
              </table:table-cell>
              <table:table-cell office:value-type="float" office:value="0.00154508">
                <text:p>0.00154508</text:p>
              </table:table-cell>
              <table:table-cell office:value-type="float" office:value="0.177713">
                <text:p>0.177713</text:p>
              </table:table-cell>
              <table:table-cell office:value-type="float" office:value="0.0356157">
                <text:p>0.0356157</text:p>
              </table:table-cell>
              <table:table-cell office:value-type="float" office:value="0.00153916">
                <text:p>0.00153916</text:p>
              </table:table-cell>
              <table:table-cell office:value-type="float" office:value="0.000610294">
                <text:p>0.000610294</text:p>
              </table:table-cell>
              <table:table-cell office:value-type="float" office:value="0.00142626">
                <text:p>0.0014262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7000">
                <text:p>207000</text:p>
              </table:table-cell>
              <table:table-cell office:value-type="float" office:value="NaN">
                <text:p>NaN</text:p>
              </table:table-cell>
              <table:table-cell office:value-type="float" office:value="0.0108799">
                <text:p>0.0108799</text:p>
              </table:table-cell>
              <table:table-cell office:value-type="float" office:value="0.00152021">
                <text:p>0.00152021</text:p>
              </table:table-cell>
              <table:table-cell office:value-type="float" office:value="0.166823">
                <text:p>0.166823</text:p>
              </table:table-cell>
              <table:table-cell office:value-type="float" office:value="0.0336842">
                <text:p>0.0336842</text:p>
              </table:table-cell>
              <table:table-cell office:value-type="float" office:value="0.00159245">
                <text:p>0.00159245</text:p>
              </table:table-cell>
              <table:table-cell office:value-type="float" office:value="0.000642269">
                <text:p>0.000642269</text:p>
              </table:table-cell>
              <table:table-cell office:value-type="float" office:value="0.00144678">
                <text:p>0.0014467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06500">
                <text:p>206500</text:p>
              </table:table-cell>
              <table:table-cell office:value-type="float" office:value="NaN">
                <text:p>NaN</text:p>
              </table:table-cell>
              <table:table-cell office:value-type="float" office:value="0.0104536">
                <text:p>0.0104536</text:p>
              </table:table-cell>
              <table:table-cell office:value-type="float" office:value="0.00150639">
                <text:p>0.00150639</text:p>
              </table:table-cell>
              <table:table-cell office:value-type="float" office:value="0.166059">
                <text:p>0.166059</text:p>
              </table:table-cell>
              <table:table-cell office:value-type="float" office:value="0.0324376">
                <text:p>0.0324376</text:p>
              </table:table-cell>
              <table:table-cell office:value-type="float" office:value="0.0015356">
                <text:p>0.0015356</text:p>
              </table:table-cell>
              <table:table-cell office:value-type="float" office:value="0.000623321">
                <text:p>0.000623321</text:p>
              </table:table-cell>
              <table:table-cell office:value-type="float" office:value="0.00137415">
                <text:p>0.0013741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06000">
                <text:p>206000</text:p>
              </table:table-cell>
              <table:table-cell office:value-type="float" office:value="NaN">
                <text:p>NaN</text:p>
              </table:table-cell>
              <table:table-cell office:value-type="float" office:value="0.0102376">
                <text:p>0.0102376</text:p>
              </table:table-cell>
              <table:table-cell office:value-type="float" office:value="0.00148192">
                <text:p>0.00148192</text:p>
              </table:table-cell>
              <table:table-cell office:value-type="float" office:value="0.171855">
                <text:p>0.171855</text:p>
              </table:table-cell>
              <table:table-cell office:value-type="float" office:value="0.0340904">
                <text:p>0.0340904</text:p>
              </table:table-cell>
              <table:table-cell office:value-type="float" office:value="0.00156166">
                <text:p>0.00156166</text:p>
              </table:table-cell>
              <table:table-cell office:value-type="float" office:value="0.000621347">
                <text:p>0.000621347</text:p>
              </table:table-cell>
              <table:table-cell office:value-type="float" office:value="0.00143455">
                <text:p>0.0014345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5500">
                <text:p>205500</text:p>
              </table:table-cell>
              <table:table-cell office:value-type="float" office:value="NaN">
                <text:p>NaN</text:p>
              </table:table-cell>
              <table:table-cell office:value-type="float" office:value="0.0100016">
                <text:p>0.0100016</text:p>
              </table:table-cell>
              <table:table-cell office:value-type="float" office:value="0.00147165">
                <text:p>0.00147165</text:p>
              </table:table-cell>
              <table:table-cell office:value-type="float" office:value="0.166072">
                <text:p>0.166072</text:p>
              </table:table-cell>
              <table:table-cell office:value-type="float" office:value="0.0329953">
                <text:p>0.0329953</text:p>
              </table:table-cell>
              <table:table-cell office:value-type="float" office:value="0.00155258">
                <text:p>0.00155258</text:p>
              </table:table-cell>
              <table:table-cell office:value-type="float" office:value="0.000627663">
                <text:p>0.000627663</text:p>
              </table:table-cell>
              <table:table-cell office:value-type="float" office:value="0.00138323">
                <text:p>0.0013832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05000">
                <text:p>205000</text:p>
              </table:table-cell>
              <table:table-cell office:value-type="float" office:value="NaN">
                <text:p>NaN</text:p>
              </table:table-cell>
              <table:table-cell office:value-type="float" office:value="0.0101895">
                <text:p>0.0101895</text:p>
              </table:table-cell>
              <table:table-cell office:value-type="float" office:value="0.00146652">
                <text:p>0.00146652</text:p>
              </table:table-cell>
              <table:table-cell office:value-type="float" office:value="0.166544">
                <text:p>0.166544</text:p>
              </table:table-cell>
              <table:table-cell office:value-type="float" office:value="0.0361431">
                <text:p>0.0361431</text:p>
              </table:table-cell>
              <table:table-cell office:value-type="float" office:value="0.00151744">
                <text:p>0.00151744</text:p>
              </table:table-cell>
              <table:table-cell office:value-type="float" office:value="0.000641874">
                <text:p>0.000641874</text:p>
              </table:table-cell>
              <table:table-cell office:value-type="float" office:value="0.00141599">
                <text:p>0.0014159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04500">
                <text:p>204500</text:p>
              </table:table-cell>
              <table:table-cell office:value-type="float" office:value="NaN">
                <text:p>NaN</text:p>
              </table:table-cell>
              <table:table-cell office:value-type="float" office:value="0.0101074">
                <text:p>0.0101074</text:p>
              </table:table-cell>
              <table:table-cell office:value-type="float" office:value="0.00149929">
                <text:p>0.00149929</text:p>
              </table:table-cell>
              <table:table-cell office:value-type="float" office:value="0.172485">
                <text:p>0.172485</text:p>
              </table:table-cell>
              <table:table-cell office:value-type="float" office:value="0.0338212">
                <text:p>0.0338212</text:p>
              </table:table-cell>
              <table:table-cell office:value-type="float" office:value="0.00154903">
                <text:p>0.00154903</text:p>
              </table:table-cell>
              <table:table-cell office:value-type="float" office:value="0.000663191">
                <text:p>0.000663191</text:p>
              </table:table-cell>
              <table:table-cell office:value-type="float" office:value="0.00138757">
                <text:p>0.0013875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04000">
                <text:p>204000</text:p>
              </table:table-cell>
              <table:table-cell office:value-type="float" office:value="NaN">
                <text:p>NaN</text:p>
              </table:table-cell>
              <table:table-cell office:value-type="float" office:value="0.00964193">
                <text:p>0.00964193</text:p>
              </table:table-cell>
              <table:table-cell office:value-type="float" office:value="0.00149297">
                <text:p>0.00149297</text:p>
              </table:table-cell>
              <table:table-cell office:value-type="float" office:value="0.169094">
                <text:p>0.169094</text:p>
              </table:table-cell>
              <table:table-cell office:value-type="float" office:value="0.0332504">
                <text:p>0.0332504</text:p>
              </table:table-cell>
              <table:table-cell office:value-type="float" office:value="0.00157666">
                <text:p>0.00157666</text:p>
              </table:table-cell>
              <table:table-cell office:value-type="float" office:value="0.000677797">
                <text:p>0.000677797</text:p>
              </table:table-cell>
              <table:table-cell office:value-type="float" office:value="0.0014002">
                <text:p>0.001400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03500">
                <text:p>203500</text:p>
              </table:table-cell>
              <table:table-cell office:value-type="float" office:value="NaN">
                <text:p>NaN</text:p>
              </table:table-cell>
              <table:table-cell office:value-type="float" office:value="0.0106028">
                <text:p>0.0106028</text:p>
              </table:table-cell>
              <table:table-cell office:value-type="float" office:value="0.00150323">
                <text:p>0.00150323</text:p>
              </table:table-cell>
              <table:table-cell office:value-type="float" office:value="0.169124">
                <text:p>0.169124</text:p>
              </table:table-cell>
              <table:table-cell office:value-type="float" office:value="0.0338757">
                <text:p>0.0338757</text:p>
              </table:table-cell>
              <table:table-cell office:value-type="float" office:value="0.00157192">
                <text:p>0.00157192</text:p>
              </table:table-cell>
              <table:table-cell office:value-type="float" office:value="0.000675823">
                <text:p>0.000675823</text:p>
              </table:table-cell>
              <table:table-cell office:value-type="float" office:value="0.00139231">
                <text:p>0.0013923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03000">
                <text:p>203000</text:p>
              </table:table-cell>
              <table:table-cell office:value-type="float" office:value="NaN">
                <text:p>NaN</text:p>
              </table:table-cell>
              <table:table-cell office:value-type="float" office:value="0.0107366">
                <text:p>0.0107366</text:p>
              </table:table-cell>
              <table:table-cell office:value-type="float" office:value="0.00150837">
                <text:p>0.00150837</text:p>
              </table:table-cell>
              <table:table-cell office:value-type="float" office:value="0.167342">
                <text:p>0.167342</text:p>
              </table:table-cell>
              <table:table-cell office:value-type="float" office:value="0.0332267">
                <text:p>0.0332267</text:p>
              </table:table-cell>
              <table:table-cell office:value-type="float" office:value="0.00158534">
                <text:p>0.00158534</text:p>
              </table:table-cell>
              <table:table-cell office:value-type="float" office:value="0.000679771">
                <text:p>0.000679771</text:p>
              </table:table-cell>
              <table:table-cell office:value-type="float" office:value="0.00138836">
                <text:p>0.0013883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02500">
                <text:p>202500</text:p>
              </table:table-cell>
              <table:table-cell office:value-type="float" office:value="NaN">
                <text:p>NaN</text:p>
              </table:table-cell>
              <table:table-cell office:value-type="float" office:value="0.0104958">
                <text:p>0.0104958</text:p>
              </table:table-cell>
              <table:table-cell office:value-type="float" office:value="0.00151192">
                <text:p>0.00151192</text:p>
              </table:table-cell>
              <table:table-cell office:value-type="float" office:value="0.169327">
                <text:p>0.169327</text:p>
              </table:table-cell>
              <table:table-cell office:value-type="float" office:value="0.0338306">
                <text:p>0.0338306</text:p>
              </table:table-cell>
              <table:table-cell office:value-type="float" office:value="0.0015964">
                <text:p>0.0015964</text:p>
              </table:table-cell>
              <table:table-cell office:value-type="float" office:value="0.00068135">
                <text:p>0.00068135</text:p>
              </table:table-cell>
              <table:table-cell office:value-type="float" office:value="0.00140375">
                <text:p>0.001403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02000">
                <text:p>202000</text:p>
              </table:table-cell>
              <table:table-cell office:value-type="float" office:value="NaN">
                <text:p>NaN</text:p>
              </table:table-cell>
              <table:table-cell office:value-type="float" office:value="0.0107773">
                <text:p>0.0107773</text:p>
              </table:table-cell>
              <table:table-cell office:value-type="float" office:value="0.00146731">
                <text:p>0.00146731</text:p>
              </table:table-cell>
              <table:table-cell office:value-type="float" office:value="0.167802">
                <text:p>0.167802</text:p>
              </table:table-cell>
              <table:table-cell office:value-type="float" office:value="0.0333072">
                <text:p>0.0333072</text:p>
              </table:table-cell>
              <table:table-cell office:value-type="float" office:value="0.00156679">
                <text:p>0.00156679</text:p>
              </table:table-cell>
              <table:table-cell office:value-type="float" office:value="0.000667534">
                <text:p>0.000667534</text:p>
              </table:table-cell>
              <table:table-cell office:value-type="float" office:value="0.00139744">
                <text:p>0.0013974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01500">
                <text:p>201500</text:p>
              </table:table-cell>
              <table:table-cell office:value-type="float" office:value="NaN">
                <text:p>NaN</text:p>
              </table:table-cell>
              <table:table-cell office:value-type="float" office:value="0.00957088">
                <text:p>0.00957088</text:p>
              </table:table-cell>
              <table:table-cell office:value-type="float" office:value="0.00146494">
                <text:p>0.00146494</text:p>
              </table:table-cell>
              <table:table-cell office:value-type="float" office:value="0.160081">
                <text:p>0.160081</text:p>
              </table:table-cell>
              <table:table-cell office:value-type="float" office:value="0.0325441">
                <text:p>0.0325441</text:p>
              </table:table-cell>
              <table:table-cell office:value-type="float" office:value="0.00152652">
                <text:p>0.00152652</text:p>
              </table:table-cell>
              <table:table-cell office:value-type="float" office:value="0.000614241">
                <text:p>0.000614241</text:p>
              </table:table-cell>
              <table:table-cell office:value-type="float" office:value="0.0013477">
                <text:p>0.00134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01000">
                <text:p>201000</text:p>
              </table:table-cell>
              <table:table-cell office:value-type="float" office:value="NaN">
                <text:p>NaN</text:p>
              </table:table-cell>
              <table:table-cell office:value-type="float" office:value="0.0102345">
                <text:p>0.0102345</text:p>
              </table:table-cell>
              <table:table-cell office:value-type="float" office:value="0.00144994">
                <text:p>0.00144994</text:p>
              </table:table-cell>
              <table:table-cell office:value-type="float" office:value="0.163972">
                <text:p>0.163972</text:p>
              </table:table-cell>
              <table:table-cell office:value-type="float" office:value="0.0331694">
                <text:p>0.0331694</text:p>
              </table:table-cell>
              <table:table-cell office:value-type="float" office:value="0.00155337">
                <text:p>0.00155337</text:p>
              </table:table-cell>
              <table:table-cell office:value-type="float" office:value="0.000620558">
                <text:p>0.000620558</text:p>
              </table:table-cell>
              <table:table-cell office:value-type="float" office:value="0.00136941">
                <text:p>0.0013694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0500">
                <text:p>200500</text:p>
              </table:table-cell>
              <table:table-cell office:value-type="float" office:value="NaN">
                <text:p>NaN</text:p>
              </table:table-cell>
              <table:table-cell office:value-type="float" office:value="0.00996208">
                <text:p>0.00996208</text:p>
              </table:table-cell>
              <table:table-cell office:value-type="float" office:value="0.00156403">
                <text:p>0.00156403</text:p>
              </table:table-cell>
              <table:table-cell office:value-type="float" office:value="0.160765">
                <text:p>0.160765</text:p>
              </table:table-cell>
              <table:table-cell office:value-type="float" office:value="0.0316848">
                <text:p>0.0316848</text:p>
              </table:table-cell>
              <table:table-cell office:value-type="float" office:value="0.0014981">
                <text:p>0.0014981</text:p>
              </table:table-cell>
              <table:table-cell office:value-type="float" office:value="0.000602004">
                <text:p>0.000602004</text:p>
              </table:table-cell>
              <table:table-cell office:value-type="float" office:value="0.00129006">
                <text:p>0.0012900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0000">
                <text:p>200000</text:p>
              </table:table-cell>
              <table:table-cell office:value-type="float" office:value="0.170276">
                <text:p>0.170276</text:p>
              </table:table-cell>
              <table:table-cell office:value-type="float" office:value="0.0104433">
                <text:p>0.0104433</text:p>
              </table:table-cell>
              <table:table-cell office:value-type="float" office:value="0.00149336">
                <text:p>0.00149336</text:p>
              </table:table-cell>
              <table:table-cell office:value-type="float" office:value="0.168742">
                <text:p>0.168742</text:p>
              </table:table-cell>
              <table:table-cell office:value-type="float" office:value="0.0341749">
                <text:p>0.0341749</text:p>
              </table:table-cell>
              <table:table-cell office:value-type="float" office:value="0.00158969">
                <text:p>0.00158969</text:p>
              </table:table-cell>
              <table:table-cell office:value-type="float" office:value="0.000637532">
                <text:p>0.000637532</text:p>
              </table:table-cell>
              <table:table-cell office:value-type="float" office:value="0.00142626">
                <text:p>0.0014262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99500">
                <text:p>199500</text:p>
              </table:table-cell>
              <table:table-cell office:value-type="float" office:value="0.169904">
                <text:p>0.169904</text:p>
              </table:table-cell>
              <table:table-cell office:value-type="float" office:value="0.00968851">
                <text:p>0.00968851</text:p>
              </table:table-cell>
              <table:table-cell office:value-type="float" office:value="0.00150008">
                <text:p>0.00150008</text:p>
              </table:table-cell>
              <table:table-cell office:value-type="float" office:value="0.164757">
                <text:p>0.164757</text:p>
              </table:table-cell>
              <table:table-cell office:value-type="float" office:value="0.0340564">
                <text:p>0.0340564</text:p>
              </table:table-cell>
              <table:table-cell office:value-type="float" office:value="0.00151429">
                <text:p>0.00151429</text:p>
              </table:table-cell>
              <table:table-cell office:value-type="float" office:value="0.000596872">
                <text:p>0.000596872</text:p>
              </table:table-cell>
              <table:table-cell office:value-type="float" office:value="0.00138796">
                <text:p>0.0013879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9000">
                <text:p>199000</text:p>
              </table:table-cell>
              <table:table-cell office:value-type="float" office:value="0.169787">
                <text:p>0.169787</text:p>
              </table:table-cell>
              <table:table-cell office:value-type="float" office:value="0.00968812">
                <text:p>0.00968812</text:p>
              </table:table-cell>
              <table:table-cell office:value-type="float" office:value="0.00150797">
                <text:p>0.00150797</text:p>
              </table:table-cell>
              <table:table-cell office:value-type="float" office:value="0.167177">
                <text:p>0.167177</text:p>
              </table:table-cell>
              <table:table-cell office:value-type="float" office:value="0.0329002">
                <text:p>0.0329002</text:p>
              </table:table-cell>
              <table:table-cell office:value-type="float" office:value="0.00156955">
                <text:p>0.00156955</text:p>
              </table:table-cell>
              <table:table-cell office:value-type="float" office:value="0.00060911">
                <text:p>0.00060911</text:p>
              </table:table-cell>
              <table:table-cell office:value-type="float" office:value="0.00134533">
                <text:p>0.0013453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8500">
                <text:p>198500</text:p>
              </table:table-cell>
              <table:table-cell office:value-type="float" office:value="0.172278">
                <text:p>0.172278</text:p>
              </table:table-cell>
              <table:table-cell office:value-type="float" office:value="0.0105112">
                <text:p>0.0105112</text:p>
              </table:table-cell>
              <table:table-cell office:value-type="float" office:value="0.00149336">
                <text:p>0.00149336</text:p>
              </table:table-cell>
              <table:table-cell office:value-type="float" office:value="0.163123">
                <text:p>0.163123</text:p>
              </table:table-cell>
              <table:table-cell office:value-type="float" office:value="0.032747">
                <text:p>0.032747</text:p>
              </table:table-cell>
              <table:table-cell office:value-type="float" office:value="0.00156442">
                <text:p>0.00156442</text:p>
              </table:table-cell>
              <table:table-cell office:value-type="float" office:value="0.000629637">
                <text:p>0.000629637</text:p>
              </table:table-cell>
              <table:table-cell office:value-type="float" office:value="0.00136862">
                <text:p>0.0013686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98000">
                <text:p>198000</text:p>
              </table:table-cell>
              <table:table-cell office:value-type="float" office:value="0.167658">
                <text:p>0.167658</text:p>
              </table:table-cell>
              <table:table-cell office:value-type="float" office:value="0.00946666">
                <text:p>0.00946666</text:p>
              </table:table-cell>
              <table:table-cell office:value-type="float" office:value="0.00146455">
                <text:p>0.00146455</text:p>
              </table:table-cell>
              <table:table-cell office:value-type="float" office:value="0.160362">
                <text:p>0.160362</text:p>
              </table:table-cell>
              <table:table-cell office:value-type="float" office:value="0.032235">
                <text:p>0.032235</text:p>
              </table:table-cell>
              <table:table-cell office:value-type="float" office:value="0.0015285">
                <text:p>0.0015285</text:p>
              </table:table-cell>
              <table:table-cell office:value-type="float" office:value="0.000596872">
                <text:p>0.000596872</text:p>
              </table:table-cell>
              <table:table-cell office:value-type="float" office:value="0.00137652">
                <text:p>0.0013765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97500">
                <text:p>197500</text:p>
              </table:table-cell>
              <table:table-cell office:value-type="float" office:value="0.177764">
                <text:p>0.177764</text:p>
              </table:table-cell>
              <table:table-cell office:value-type="float" office:value="0.0100588">
                <text:p>0.0100588</text:p>
              </table:table-cell>
              <table:table-cell office:value-type="float" office:value="0.00148902">
                <text:p>0.00148902</text:p>
              </table:table-cell>
              <table:table-cell office:value-type="float" office:value="0.164376">
                <text:p>0.164376</text:p>
              </table:table-cell>
              <table:table-cell office:value-type="float" office:value="0.032989">
                <text:p>0.032989</text:p>
              </table:table-cell>
              <table:table-cell office:value-type="float" office:value="0.00157587">
                <text:p>0.00157587</text:p>
              </table:table-cell>
              <table:table-cell office:value-type="float" office:value="0.000618978">
                <text:p>0.000618978</text:p>
              </table:table-cell>
              <table:table-cell office:value-type="float" office:value="0.00132559">
                <text:p>0.0013255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7000">
                <text:p>197000</text:p>
              </table:table-cell>
              <table:table-cell office:value-type="float" office:value="0.169729">
                <text:p>0.169729</text:p>
              </table:table-cell>
              <table:table-cell office:value-type="float" office:value="0.00984365">
                <text:p>0.00984365</text:p>
              </table:table-cell>
              <table:table-cell office:value-type="float" office:value="0.00147165">
                <text:p>0.00147165</text:p>
              </table:table-cell>
              <table:table-cell office:value-type="float" office:value="0.16854">
                <text:p>0.16854</text:p>
              </table:table-cell>
              <table:table-cell office:value-type="float" office:value="0.0335508">
                <text:p>0.0335508</text:p>
              </table:table-cell>
              <table:table-cell office:value-type="float" office:value="0.00156245">
                <text:p>0.00156245</text:p>
              </table:table-cell>
              <table:table-cell office:value-type="float" office:value="0.000614241">
                <text:p>0.000614241</text:p>
              </table:table-cell>
              <table:table-cell office:value-type="float" office:value="0.00133744">
                <text:p>0.0013374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6500">
                <text:p>196500</text:p>
              </table:table-cell>
              <table:table-cell office:value-type="float" office:value="0.163378">
                <text:p>0.163378</text:p>
              </table:table-cell>
              <table:table-cell office:value-type="float" office:value="0.00989458">
                <text:p>0.00989458</text:p>
              </table:table-cell>
              <table:table-cell office:value-type="float" office:value="0.00149139">
                <text:p>0.00149139</text:p>
              </table:table-cell>
              <table:table-cell office:value-type="float" office:value="0.161403">
                <text:p>0.161403</text:p>
              </table:table-cell>
              <table:table-cell office:value-type="float" office:value="0.0320898">
                <text:p>0.0320898</text:p>
              </table:table-cell>
              <table:table-cell office:value-type="float" office:value="0.00153442">
                <text:p>0.00153442</text:p>
              </table:table-cell>
              <table:table-cell office:value-type="float" office:value="0.000606346">
                <text:p>0.000606346</text:p>
              </table:table-cell>
              <table:table-cell office:value-type="float" office:value="0.00138994">
                <text:p>0.0013899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96000">
                <text:p>196000</text:p>
              </table:table-cell>
              <table:table-cell office:value-type="float" office:value="0.169697">
                <text:p>0.169697</text:p>
              </table:table-cell>
              <table:table-cell office:value-type="float" office:value="0.00996524">
                <text:p>0.00996524</text:p>
              </table:table-cell>
              <table:table-cell office:value-type="float" office:value="0.00149494">
                <text:p>0.00149494</text:p>
              </table:table-cell>
              <table:table-cell office:value-type="float" office:value="0.160024">
                <text:p>0.160024</text:p>
              </table:table-cell>
              <table:table-cell office:value-type="float" office:value="0.0320381">
                <text:p>0.0320381</text:p>
              </table:table-cell>
              <table:table-cell office:value-type="float" office:value="0.00151034">
                <text:p>0.00151034</text:p>
              </table:table-cell>
              <table:table-cell office:value-type="float" office:value="0.000605557">
                <text:p>0.000605557</text:p>
              </table:table-cell>
              <table:table-cell office:value-type="float" office:value="0.00134296">
                <text:p>0.001342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95500">
                <text:p>195500</text:p>
              </table:table-cell>
              <table:table-cell office:value-type="float" office:value="0.167772">
                <text:p>0.167772</text:p>
              </table:table-cell>
              <table:table-cell office:value-type="float" office:value="0.00947377">
                <text:p>0.00947377</text:p>
              </table:table-cell>
              <table:table-cell office:value-type="float" office:value="0.00149968">
                <text:p>0.00149968</text:p>
              </table:table-cell>
              <table:table-cell office:value-type="float" office:value="0.157347">
                <text:p>0.157347</text:p>
              </table:table-cell>
              <table:table-cell office:value-type="float" office:value="0.0323235">
                <text:p>0.0323235</text:p>
              </table:table-cell>
              <table:table-cell office:value-type="float" office:value="0.00148586">
                <text:p>0.00148586</text:p>
              </table:table-cell>
              <table:table-cell office:value-type="float" office:value="0.000587003">
                <text:p>0.000587003</text:p>
              </table:table-cell>
              <table:table-cell office:value-type="float" office:value="0.00134533">
                <text:p>0.0013453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5000">
                <text:p>195000</text:p>
              </table:table-cell>
              <table:table-cell office:value-type="float" office:value="0.170081">
                <text:p>0.170081</text:p>
              </table:table-cell>
              <table:table-cell office:value-type="float" office:value="0.00964035">
                <text:p>0.00964035</text:p>
              </table:table-cell>
              <table:table-cell office:value-type="float" office:value="0.00150679">
                <text:p>0.00150679</text:p>
              </table:table-cell>
              <table:table-cell office:value-type="float" office:value="0.161856">
                <text:p>0.161856</text:p>
              </table:table-cell>
              <table:table-cell office:value-type="float" office:value="0.0327076">
                <text:p>0.0327076</text:p>
              </table:table-cell>
              <table:table-cell office:value-type="float" office:value="0.0014835">
                <text:p>0.0014835</text:p>
              </table:table-cell>
              <table:table-cell office:value-type="float" office:value="0.000590951">
                <text:p>0.000590951</text:p>
              </table:table-cell>
              <table:table-cell office:value-type="float" office:value="0.00137138">
                <text:p>0.0013713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94500">
                <text:p>194500</text:p>
              </table:table-cell>
              <table:table-cell office:value-type="float" office:value="0.164767">
                <text:p>0.164767</text:p>
              </table:table-cell>
              <table:table-cell office:value-type="float" office:value="0.0101381">
                <text:p>0.0101381</text:p>
              </table:table-cell>
              <table:table-cell office:value-type="float" office:value="0.00149139">
                <text:p>0.00149139</text:p>
              </table:table-cell>
              <table:table-cell office:value-type="float" office:value="0.162539">
                <text:p>0.162539</text:p>
              </table:table-cell>
              <table:table-cell office:value-type="float" office:value="0.0325189">
                <text:p>0.0325189</text:p>
              </table:table-cell>
              <table:table-cell office:value-type="float" office:value="0.00153837">
                <text:p>0.00153837</text:p>
              </table:table-cell>
              <table:table-cell office:value-type="float" office:value="0.000611478">
                <text:p>0.000611478</text:p>
              </table:table-cell>
              <table:table-cell office:value-type="float" office:value="0.00138165">
                <text:p>0.0013816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4000">
                <text:p>194000</text:p>
              </table:table-cell>
              <table:table-cell office:value-type="float" office:value="0.164374">
                <text:p>0.164374</text:p>
              </table:table-cell>
              <table:table-cell office:value-type="float" office:value="0.00993089">
                <text:p>0.00993089</text:p>
              </table:table-cell>
              <table:table-cell office:value-type="float" office:value="0.00147521">
                <text:p>0.00147521</text:p>
              </table:table-cell>
              <table:table-cell office:value-type="float" office:value="0.162313">
                <text:p>0.162313</text:p>
              </table:table-cell>
              <table:table-cell office:value-type="float" office:value="0.0307014">
                <text:p>0.0307014</text:p>
              </table:table-cell>
              <table:table-cell office:value-type="float" office:value="0.0015506">
                <text:p>0.0015506</text:p>
              </table:table-cell>
              <table:table-cell office:value-type="float" office:value="0.000607531">
                <text:p>0.000607531</text:p>
              </table:table-cell>
              <table:table-cell office:value-type="float" office:value="0.00135757">
                <text:p>0.0013575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3500">
                <text:p>193500</text:p>
              </table:table-cell>
              <table:table-cell office:value-type="float" office:value="0.16689">
                <text:p>0.16689</text:p>
              </table:table-cell>
              <table:table-cell office:value-type="float" office:value="0.00991392">
                <text:p>0.00991392</text:p>
              </table:table-cell>
              <table:table-cell office:value-type="float" office:value="0.00147205">
                <text:p>0.00147205</text:p>
              </table:table-cell>
              <table:table-cell office:value-type="float" office:value="0.157561">
                <text:p>0.157561</text:p>
              </table:table-cell>
              <table:table-cell office:value-type="float" office:value="0.0307875">
                <text:p>0.0307875</text:p>
              </table:table-cell>
              <table:table-cell office:value-type="float" office:value="0.00156087">
                <text:p>0.00156087</text:p>
              </table:table-cell>
              <table:table-cell office:value-type="float" office:value="0.000593714">
                <text:p>0.000593714</text:p>
              </table:table-cell>
              <table:table-cell office:value-type="float" office:value="0.00131454">
                <text:p>0.0013145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3000">
                <text:p>193000</text:p>
              </table:table-cell>
              <table:table-cell office:value-type="float" office:value="0.173541">
                <text:p>0.173541</text:p>
              </table:table-cell>
              <table:table-cell office:value-type="float" office:value="0.0095843">
                <text:p>0.0095843</text:p>
              </table:table-cell>
              <table:table-cell office:value-type="float" office:value="0.00145389">
                <text:p>0.00145389</text:p>
              </table:table-cell>
              <table:table-cell office:value-type="float" office:value="0.159736">
                <text:p>0.159736</text:p>
              </table:table-cell>
              <table:table-cell office:value-type="float" office:value="0.0320858">
                <text:p>0.0320858</text:p>
              </table:table-cell>
              <table:table-cell office:value-type="float" office:value="0.00156916">
                <text:p>0.00156916</text:p>
              </table:table-cell>
              <table:table-cell office:value-type="float" office:value="0.000594109">
                <text:p>0.000594109</text:p>
              </table:table-cell>
              <table:table-cell office:value-type="float" office:value="0.00137849">
                <text:p>0.0013784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2500">
                <text:p>192500</text:p>
              </table:table-cell>
              <table:table-cell office:value-type="float" office:value="0.187939">
                <text:p>0.187939</text:p>
              </table:table-cell>
              <table:table-cell office:value-type="float" office:value="0.0103138">
                <text:p>0.0103138</text:p>
              </table:table-cell>
              <table:table-cell office:value-type="float" office:value="0.00147284">
                <text:p>0.00147284</text:p>
              </table:table-cell>
              <table:table-cell office:value-type="float" office:value="0.154919">
                <text:p>0.154919</text:p>
              </table:table-cell>
              <table:table-cell office:value-type="float" office:value="0.0325485">
                <text:p>0.0325485</text:p>
              </table:table-cell>
              <table:table-cell office:value-type="float" office:value="0.00162363">
                <text:p>0.00162363</text:p>
              </table:table-cell>
              <table:table-cell office:value-type="float" office:value="0.000641085">
                <text:p>0.000641085</text:p>
              </table:table-cell>
              <table:table-cell office:value-type="float" office:value="0.00138402">
                <text:p>0.0013840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2000">
                <text:p>192000</text:p>
              </table:table-cell>
              <table:table-cell office:value-type="float" office:value="0.170524">
                <text:p>0.170524</text:p>
              </table:table-cell>
              <table:table-cell office:value-type="float" office:value="0.00983971">
                <text:p>0.00983971</text:p>
              </table:table-cell>
              <table:table-cell office:value-type="float" office:value="0.00145073">
                <text:p>0.00145073</text:p>
              </table:table-cell>
              <table:table-cell office:value-type="float" office:value="0.156079">
                <text:p>0.156079</text:p>
              </table:table-cell>
              <table:table-cell office:value-type="float" office:value="0.0312833">
                <text:p>0.0312833</text:p>
              </table:table-cell>
              <table:table-cell office:value-type="float" office:value="0.00156758">
                <text:p>0.00156758</text:p>
              </table:table-cell>
              <table:table-cell office:value-type="float" office:value="0.000608715">
                <text:p>0.000608715</text:p>
              </table:table-cell>
              <table:table-cell office:value-type="float" office:value="0.00135994">
                <text:p>0.0013599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1500">
                <text:p>191500</text:p>
              </table:table-cell>
              <table:table-cell office:value-type="float" office:value="0.160778">
                <text:p>0.160778</text:p>
              </table:table-cell>
              <table:table-cell office:value-type="float" office:value="0.00952627">
                <text:p>0.00952627</text:p>
              </table:table-cell>
              <table:table-cell office:value-type="float" office:value="0.00145192">
                <text:p>0.00145192</text:p>
              </table:table-cell>
              <table:table-cell office:value-type="float" office:value="0.157819">
                <text:p>0.157819</text:p>
              </table:table-cell>
              <table:table-cell office:value-type="float" office:value="0.0315869">
                <text:p>0.0315869</text:p>
              </table:table-cell>
              <table:table-cell office:value-type="float" office:value="0.00154508">
                <text:p>0.00154508</text:p>
              </table:table-cell>
              <table:table-cell office:value-type="float" office:value="0.000595293">
                <text:p>0.000595293</text:p>
              </table:table-cell>
              <table:table-cell office:value-type="float" office:value="0.00134888">
                <text:p>0.0013488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1000">
                <text:p>191000</text:p>
              </table:table-cell>
              <table:table-cell office:value-type="float" office:value="0.173816">
                <text:p>0.173816</text:p>
              </table:table-cell>
              <table:table-cell office:value-type="float" office:value="0.0094489">
                <text:p>0.0094489</text:p>
              </table:table-cell>
              <table:table-cell office:value-type="float" office:value="0.00144955">
                <text:p>0.00144955</text:p>
              </table:table-cell>
              <table:table-cell office:value-type="float" office:value="0.157538">
                <text:p>0.157538</text:p>
              </table:table-cell>
              <table:table-cell office:value-type="float" office:value="0.0314597">
                <text:p>0.0314597</text:p>
              </table:table-cell>
              <table:table-cell office:value-type="float" office:value="0.00152771">
                <text:p>0.00152771</text:p>
              </table:table-cell>
              <table:table-cell office:value-type="float" office:value="0.000603978">
                <text:p>0.000603978</text:p>
              </table:table-cell>
              <table:table-cell office:value-type="float" office:value="0.00138046">
                <text:p>0.0013804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90500">
                <text:p>190500</text:p>
              </table:table-cell>
              <table:table-cell office:value-type="float" office:value="0.162857">
                <text:p>0.162857</text:p>
              </table:table-cell>
              <table:table-cell office:value-type="float" office:value="0.00929494">
                <text:p>0.00929494</text:p>
              </table:table-cell>
              <table:table-cell office:value-type="float" office:value="0.00152021">
                <text:p>0.00152021</text:p>
              </table:table-cell>
              <table:table-cell office:value-type="float" office:value="0.159653">
                <text:p>0.159653</text:p>
              </table:table-cell>
              <table:table-cell office:value-type="float" office:value="0.0319275">
                <text:p>0.0319275</text:p>
              </table:table-cell>
              <table:table-cell office:value-type="float" office:value="0.00157153">
                <text:p>0.00157153</text:p>
              </table:table-cell>
              <table:table-cell office:value-type="float" office:value="0.000637532">
                <text:p>0.000637532</text:p>
              </table:table-cell>
              <table:table-cell office:value-type="float" office:value="0.0013477">
                <text:p>0.001347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0000">
                <text:p>190000</text:p>
              </table:table-cell>
              <table:table-cell office:value-type="float" office:value="0.176046">
                <text:p>0.176046</text:p>
              </table:table-cell>
              <table:table-cell office:value-type="float" office:value="0.00973865">
                <text:p>0.00973865</text:p>
              </table:table-cell>
              <table:table-cell office:value-type="float" office:value="0.0016868">
                <text:p>0.0016868</text:p>
              </table:table-cell>
              <table:table-cell office:value-type="float" office:value="0.15681">
                <text:p>0.15681</text:p>
              </table:table-cell>
              <table:table-cell office:value-type="float" office:value="0.0313358">
                <text:p>0.0313358</text:p>
              </table:table-cell>
              <table:table-cell office:value-type="float" office:value="0.00154152">
                <text:p>0.00154152</text:p>
              </table:table-cell>
              <table:table-cell office:value-type="float" office:value="0.000774118">
                <text:p>0.000774118</text:p>
              </table:table-cell>
              <table:table-cell office:value-type="float" office:value="0.00135046">
                <text:p>0.0013504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9500">
                <text:p>189500</text:p>
              </table:table-cell>
              <table:table-cell office:value-type="float" office:value="0.16768">
                <text:p>0.16768</text:p>
              </table:table-cell>
              <table:table-cell office:value-type="float" office:value="0.00939245">
                <text:p>0.00939245</text:p>
              </table:table-cell>
              <table:table-cell office:value-type="float" office:value="0.00168561">
                <text:p>0.00168561</text:p>
              </table:table-cell>
              <table:table-cell office:value-type="float" office:value="0.163237">
                <text:p>0.163237</text:p>
              </table:table-cell>
              <table:table-cell office:value-type="float" office:value="0.0327632">
                <text:p>0.0327632</text:p>
              </table:table-cell>
              <table:table-cell office:value-type="float" office:value="0.00152771">
                <text:p>0.00152771</text:p>
              </table:table-cell>
              <table:table-cell office:value-type="float" office:value="0.000675034">
                <text:p>0.000675034</text:p>
              </table:table-cell>
              <table:table-cell office:value-type="float" office:value="0.00135875">
                <text:p>0.0013587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89000">
                <text:p>189000</text:p>
              </table:table-cell>
              <table:table-cell office:value-type="float" office:value="0.173703">
                <text:p>0.173703</text:p>
              </table:table-cell>
              <table:table-cell office:value-type="float" office:value="0.00929257">
                <text:p>0.00929257</text:p>
              </table:table-cell>
              <table:table-cell office:value-type="float" office:value="0.00161298">
                <text:p>0.00161298</text:p>
              </table:table-cell>
              <table:table-cell office:value-type="float" office:value="0.162154">
                <text:p>0.162154</text:p>
              </table:table-cell>
              <table:table-cell office:value-type="float" office:value="0.0340134">
                <text:p>0.0340134</text:p>
              </table:table-cell>
              <table:table-cell office:value-type="float" office:value="0.00156797">
                <text:p>0.00156797</text:p>
              </table:table-cell>
              <table:table-cell office:value-type="float" office:value="0.000821883">
                <text:p>0.000821883</text:p>
              </table:table-cell>
              <table:table-cell office:value-type="float" office:value="0.00129914">
                <text:p>0.0012991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88500">
                <text:p>188500</text:p>
              </table:table-cell>
              <table:table-cell office:value-type="float" office:value="0.16689">
                <text:p>0.16689</text:p>
              </table:table-cell>
              <table:table-cell office:value-type="float" office:value="0.00950219">
                <text:p>0.00950219</text:p>
              </table:table-cell>
              <table:table-cell office:value-type="float" office:value="0.00156797">
                <text:p>0.00156797</text:p>
              </table:table-cell>
              <table:table-cell office:value-type="float" office:value="0.155188">
                <text:p>0.155188</text:p>
              </table:table-cell>
              <table:table-cell office:value-type="float" office:value="0.0308862">
                <text:p>0.0308862</text:p>
              </table:table-cell>
              <table:table-cell office:value-type="float" office:value="0.00153442">
                <text:p>0.00153442</text:p>
              </table:table-cell>
              <table:table-cell office:value-type="float" office:value="0.000657665">
                <text:p>0.000657665</text:p>
              </table:table-cell>
              <table:table-cell office:value-type="float" office:value="0.00137375">
                <text:p>0.001373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88000">
                <text:p>188000</text:p>
              </table:table-cell>
              <table:table-cell office:value-type="float" office:value="0.159204">
                <text:p>0.159204</text:p>
              </table:table-cell>
              <table:table-cell office:value-type="float" office:value="0.00962575">
                <text:p>0.00962575</text:p>
              </table:table-cell>
              <table:table-cell office:value-type="float" office:value="0.00156126">
                <text:p>0.00156126</text:p>
              </table:table-cell>
              <table:table-cell office:value-type="float" office:value="0.158121">
                <text:p>0.158121</text:p>
              </table:table-cell>
              <table:table-cell office:value-type="float" office:value="0.0319086">
                <text:p>0.0319086</text:p>
              </table:table-cell>
              <table:table-cell office:value-type="float" office:value="0.00162008">
                <text:p>0.00162008</text:p>
              </table:table-cell>
              <table:table-cell office:value-type="float" office:value="0.000636348">
                <text:p>0.000636348</text:p>
              </table:table-cell>
              <table:table-cell office:value-type="float" office:value="0.00135244">
                <text:p>0.0013524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87500">
                <text:p>187500</text:p>
              </table:table-cell>
              <table:table-cell office:value-type="float" office:value="0.155859">
                <text:p>0.155859</text:p>
              </table:table-cell>
              <table:table-cell office:value-type="float" office:value="0.00908019">
                <text:p>0.00908019</text:p>
              </table:table-cell>
              <table:table-cell office:value-type="float" office:value="0.00152692">
                <text:p>0.00152692</text:p>
              </table:table-cell>
              <table:table-cell office:value-type="float" office:value="0.161981">
                <text:p>0.161981</text:p>
              </table:table-cell>
              <table:table-cell office:value-type="float" office:value="0.0314708">
                <text:p>0.0314708</text:p>
              </table:table-cell>
              <table:table-cell office:value-type="float" office:value="0.00152297">
                <text:p>0.00152297</text:p>
              </table:table-cell>
              <table:table-cell office:value-type="float" office:value="0.000599241">
                <text:p>0.000599241</text:p>
              </table:table-cell>
              <table:table-cell office:value-type="float" office:value="0.0013248">
                <text:p>0.001324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7000">
                <text:p>187000</text:p>
              </table:table-cell>
              <table:table-cell office:value-type="float" office:value="0.162348">
                <text:p>0.162348</text:p>
              </table:table-cell>
              <table:table-cell office:value-type="float" office:value="0.00891992">
                <text:p>0.00891992</text:p>
              </table:table-cell>
              <table:table-cell office:value-type="float" office:value="0.00151192">
                <text:p>0.00151192</text:p>
              </table:table-cell>
              <table:table-cell office:value-type="float" office:value="0.160338">
                <text:p>0.160338</text:p>
              </table:table-cell>
              <table:table-cell office:value-type="float" office:value="0.0319216">
                <text:p>0.0319216</text:p>
              </table:table-cell>
              <table:table-cell office:value-type="float" office:value="0.00146178">
                <text:p>0.00146178</text:p>
              </table:table-cell>
              <table:table-cell office:value-type="float" office:value="0.000579503">
                <text:p>0.000579503</text:p>
              </table:table-cell>
              <table:table-cell office:value-type="float" office:value="0.00138244">
                <text:p>0.0013824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86500">
                <text:p>186500</text:p>
              </table:table-cell>
              <table:table-cell office:value-type="float" office:value="0.161006">
                <text:p>0.161006</text:p>
              </table:table-cell>
              <table:table-cell office:value-type="float" office:value="0.00928073">
                <text:p>0.00928073</text:p>
              </table:table-cell>
              <table:table-cell office:value-type="float" office:value="0.00152258">
                <text:p>0.00152258</text:p>
              </table:table-cell>
              <table:table-cell office:value-type="float" office:value="0.152963">
                <text:p>0.152963</text:p>
              </table:table-cell>
              <table:table-cell office:value-type="float" office:value="0.0306994">
                <text:p>0.0306994</text:p>
              </table:table-cell>
              <table:table-cell office:value-type="float" office:value="0.00153205">
                <text:p>0.00153205</text:p>
              </table:table-cell>
              <table:table-cell office:value-type="float" office:value="0.000621347">
                <text:p>0.000621347</text:p>
              </table:table-cell>
              <table:table-cell office:value-type="float" office:value="0.0013781">
                <text:p>0.001378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86000">
                <text:p>186000</text:p>
              </table:table-cell>
              <table:table-cell office:value-type="float" office:value="0.157588">
                <text:p>0.157588</text:p>
              </table:table-cell>
              <table:table-cell office:value-type="float" office:value="0.00927915">
                <text:p>0.00927915</text:p>
              </table:table-cell>
              <table:table-cell office:value-type="float" office:value="0.00154389">
                <text:p>0.00154389</text:p>
              </table:table-cell>
              <table:table-cell office:value-type="float" office:value="0.151658">
                <text:p>0.151658</text:p>
              </table:table-cell>
              <table:table-cell office:value-type="float" office:value="0.0304875">
                <text:p>0.0304875</text:p>
              </table:table-cell>
              <table:table-cell office:value-type="float" office:value="0.0015581">
                <text:p>0.0015581</text:p>
              </table:table-cell>
              <table:table-cell office:value-type="float" office:value="0.000622531">
                <text:p>0.000622531</text:p>
              </table:table-cell>
              <table:table-cell office:value-type="float" office:value="0.0013552">
                <text:p>0.001355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85500">
                <text:p>185500</text:p>
              </table:table-cell>
              <table:table-cell office:value-type="float" office:value="0.158348">
                <text:p>0.158348</text:p>
              </table:table-cell>
              <table:table-cell office:value-type="float" office:value="0.00955785">
                <text:p>0.00955785</text:p>
              </table:table-cell>
              <table:table-cell office:value-type="float" office:value="0.00168798">
                <text:p>0.00168798</text:p>
              </table:table-cell>
              <table:table-cell office:value-type="float" office:value="0.151584">
                <text:p>0.151584</text:p>
              </table:table-cell>
              <table:table-cell office:value-type="float" office:value="0.0316358">
                <text:p>0.0316358</text:p>
              </table:table-cell>
              <table:table-cell office:value-type="float" office:value="0.00155258">
                <text:p>0.00155258</text:p>
              </table:table-cell>
              <table:table-cell office:value-type="float" office:value="0.000646217">
                <text:p>0.000646217</text:p>
              </table:table-cell>
              <table:table-cell office:value-type="float" office:value="0.00136152">
                <text:p>0.001361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85000">
                <text:p>185000</text:p>
              </table:table-cell>
              <table:table-cell office:value-type="float" office:value="0.152759">
                <text:p>0.152759</text:p>
              </table:table-cell>
              <table:table-cell office:value-type="float" office:value="0.00898387">
                <text:p>0.00898387</text:p>
              </table:table-cell>
              <table:table-cell office:value-type="float" office:value="0.00181628">
                <text:p>0.00181628</text:p>
              </table:table-cell>
              <table:table-cell office:value-type="float" office:value="0.156556">
                <text:p>0.156556</text:p>
              </table:table-cell>
              <table:table-cell office:value-type="float" office:value="0.0313709">
                <text:p>0.0313709</text:p>
              </table:table-cell>
              <table:table-cell office:value-type="float" office:value="0.00156876">
                <text:p>0.00156876</text:p>
              </table:table-cell>
              <table:table-cell office:value-type="float" office:value="0.000617399">
                <text:p>0.000617399</text:p>
              </table:table-cell>
              <table:table-cell office:value-type="float" office:value="0.00135402">
                <text:p>0.0013540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84500">
                <text:p>184500</text:p>
              </table:table-cell>
              <table:table-cell office:value-type="float" office:value="0.161034">
                <text:p>0.161034</text:p>
              </table:table-cell>
              <table:table-cell office:value-type="float" office:value="0.00899493">
                <text:p>0.00899493</text:p>
              </table:table-cell>
              <table:table-cell office:value-type="float" office:value="0.0016864">
                <text:p>0.0016864</text:p>
              </table:table-cell>
              <table:table-cell office:value-type="float" office:value="0.154826">
                <text:p>0.154826</text:p>
              </table:table-cell>
              <table:table-cell office:value-type="float" office:value="0.0312343">
                <text:p>0.0312343</text:p>
              </table:table-cell>
              <table:table-cell office:value-type="float" office:value="0.0015735">
                <text:p>0.0015735</text:p>
              </table:table-cell>
              <table:table-cell office:value-type="float" office:value="0.000603978">
                <text:p>0.000603978</text:p>
              </table:table-cell>
              <table:table-cell office:value-type="float" office:value="0.00135915">
                <text:p>0.0013591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84000">
                <text:p>184000</text:p>
              </table:table-cell>
              <table:table-cell office:value-type="float" office:value="0.158337">
                <text:p>0.158337</text:p>
              </table:table-cell>
              <table:table-cell office:value-type="float" office:value="0.00904348">
                <text:p>0.00904348</text:p>
              </table:table-cell>
              <table:table-cell office:value-type="float" office:value="0.00178983">
                <text:p>0.00178983</text:p>
              </table:table-cell>
              <table:table-cell office:value-type="float" office:value="0.154591">
                <text:p>0.154591</text:p>
              </table:table-cell>
              <table:table-cell office:value-type="float" office:value="0.0320282">
                <text:p>0.0320282</text:p>
              </table:table-cell>
              <table:table-cell office:value-type="float" office:value="0.00153205">
                <text:p>0.00153205</text:p>
              </table:table-cell>
              <table:table-cell office:value-type="float" office:value="0.000594898">
                <text:p>0.000594898</text:p>
              </table:table-cell>
              <table:table-cell office:value-type="float" office:value="0.00133546">
                <text:p>0.0013354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83500">
                <text:p>183500</text:p>
              </table:table-cell>
              <table:table-cell office:value-type="float" office:value="0.156576">
                <text:p>0.156576</text:p>
              </table:table-cell>
              <table:table-cell office:value-type="float" office:value="0.00893927">
                <text:p>0.00893927</text:p>
              </table:table-cell>
              <table:table-cell office:value-type="float" office:value="0.00163508">
                <text:p>0.00163508</text:p>
              </table:table-cell>
              <table:table-cell office:value-type="float" office:value="0.154175">
                <text:p>0.154175</text:p>
              </table:table-cell>
              <table:table-cell office:value-type="float" office:value="0.0314159">
                <text:p>0.0314159</text:p>
              </table:table-cell>
              <table:table-cell office:value-type="float" office:value="0.00148429">
                <text:p>0.00148429</text:p>
              </table:table-cell>
              <table:table-cell office:value-type="float" office:value="0.000576345">
                <text:p>0.000576345</text:p>
              </table:table-cell>
              <table:table-cell office:value-type="float" office:value="0.00138441">
                <text:p>0.0013844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83000">
                <text:p>183000</text:p>
              </table:table-cell>
              <table:table-cell office:value-type="float" office:value="0.15844">
                <text:p>0.15844</text:p>
              </table:table-cell>
              <table:table-cell office:value-type="float" office:value="0.0099834">
                <text:p>0.0099834</text:p>
              </table:table-cell>
              <table:table-cell office:value-type="float" office:value="0.00166035">
                <text:p>0.00166035</text:p>
              </table:table-cell>
              <table:table-cell office:value-type="float" office:value="0.153271">
                <text:p>0.153271</text:p>
              </table:table-cell>
              <table:table-cell office:value-type="float" office:value="0.0311471">
                <text:p>0.0311471</text:p>
              </table:table-cell>
              <table:table-cell office:value-type="float" office:value="0.00153679">
                <text:p>0.00153679</text:p>
              </table:table-cell>
              <table:table-cell office:value-type="float" office:value="0.000597267">
                <text:p>0.000597267</text:p>
              </table:table-cell>
              <table:table-cell office:value-type="float" office:value="0.00136467">
                <text:p>0.0013646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82500">
                <text:p>182500</text:p>
              </table:table-cell>
              <table:table-cell office:value-type="float" office:value="0.157192">
                <text:p>0.157192</text:p>
              </table:table-cell>
              <table:table-cell office:value-type="float" office:value="0.00951285">
                <text:p>0.00951285</text:p>
              </table:table-cell>
              <table:table-cell office:value-type="float" office:value="0.00157666">
                <text:p>0.00157666</text:p>
              </table:table-cell>
              <table:table-cell office:value-type="float" office:value="0.151739">
                <text:p>0.151739</text:p>
              </table:table-cell>
              <table:table-cell office:value-type="float" office:value="0.0308763">
                <text:p>0.0308763</text:p>
              </table:table-cell>
              <table:table-cell office:value-type="float" office:value="0.00148942">
                <text:p>0.00148942</text:p>
              </table:table-cell>
              <table:table-cell office:value-type="float" office:value="0.00058345">
                <text:p>0.00058345</text:p>
              </table:table-cell>
              <table:table-cell office:value-type="float" office:value="0.00132954">
                <text:p>0.0013295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82000">
                <text:p>182000</text:p>
              </table:table-cell>
              <table:table-cell office:value-type="float" office:value="0.153821">
                <text:p>0.153821</text:p>
              </table:table-cell>
              <table:table-cell office:value-type="float" office:value="0.00927836">
                <text:p>0.00927836</text:p>
              </table:table-cell>
              <table:table-cell office:value-type="float" office:value="0.00166114">
                <text:p>0.00166114</text:p>
              </table:table-cell>
              <table:table-cell office:value-type="float" office:value="0.148829">
                <text:p>0.148829</text:p>
              </table:table-cell>
              <table:table-cell office:value-type="float" office:value="0.0336917">
                <text:p>0.0336917</text:p>
              </table:table-cell>
              <table:table-cell office:value-type="float" office:value="0.00147915">
                <text:p>0.00147915</text:p>
              </table:table-cell>
              <table:table-cell office:value-type="float" office:value="0.000584635">
                <text:p>0.000584635</text:p>
              </table:table-cell>
              <table:table-cell office:value-type="float" office:value="0.00131691">
                <text:p>0.0013169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81500">
                <text:p>181500</text:p>
              </table:table-cell>
              <table:table-cell office:value-type="float" office:value="0.149358">
                <text:p>0.149358</text:p>
              </table:table-cell>
              <table:table-cell office:value-type="float" office:value="0.00890847">
                <text:p>0.00890847</text:p>
              </table:table-cell>
              <table:table-cell office:value-type="float" office:value="0.00169074">
                <text:p>0.00169074</text:p>
              </table:table-cell>
              <table:table-cell office:value-type="float" office:value="0.151712">
                <text:p>0.151712</text:p>
              </table:table-cell>
              <table:table-cell office:value-type="float" office:value="0.0385736">
                <text:p>0.0385736</text:p>
              </table:table-cell>
              <table:table-cell office:value-type="float" office:value="0.00145665">
                <text:p>0.00145665</text:p>
              </table:table-cell>
              <table:table-cell office:value-type="float" office:value="0.000609504">
                <text:p>0.000609504</text:p>
              </table:table-cell>
              <table:table-cell office:value-type="float" office:value="0.00135638">
                <text:p>0.0013563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81000">
                <text:p>181000</text:p>
              </table:table-cell>
              <table:table-cell office:value-type="float" office:value="0.154934">
                <text:p>0.154934</text:p>
              </table:table-cell>
              <table:table-cell office:value-type="float" office:value="0.00987089">
                <text:p>0.00987089</text:p>
              </table:table-cell>
              <table:table-cell office:value-type="float" office:value="0.00161416">
                <text:p>0.00161416</text:p>
              </table:table-cell>
              <table:table-cell office:value-type="float" office:value="0.147228">
                <text:p>0.147228</text:p>
              </table:table-cell>
              <table:table-cell office:value-type="float" office:value="0.0291382">
                <text:p>0.0291382</text:p>
              </table:table-cell>
              <table:table-cell office:value-type="float" office:value="0.00151152">
                <text:p>0.00151152</text:p>
              </table:table-cell>
              <table:table-cell office:value-type="float" office:value="0.000637532">
                <text:p>0.000637532</text:p>
              </table:table-cell>
              <table:table-cell office:value-type="float" office:value="0.00130664">
                <text:p>0.0013066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0500">
                <text:p>180500</text:p>
              </table:table-cell>
              <table:table-cell office:value-type="float" office:value="0.172185">
                <text:p>0.172185</text:p>
              </table:table-cell>
              <table:table-cell office:value-type="float" office:value="0.0092677">
                <text:p>0.0092677</text:p>
              </table:table-cell>
              <table:table-cell office:value-type="float" office:value="0.00153955">
                <text:p>0.00153955</text:p>
              </table:table-cell>
              <table:table-cell office:value-type="float" office:value="0.152183">
                <text:p>0.152183</text:p>
              </table:table-cell>
              <table:table-cell office:value-type="float" office:value="0.0302849">
                <text:p>0.0302849</text:p>
              </table:table-cell>
              <table:table-cell office:value-type="float" office:value="0.00149179">
                <text:p>0.00149179</text:p>
              </table:table-cell>
              <table:table-cell office:value-type="float" office:value="0.000683324">
                <text:p>0.000683324</text:p>
              </table:table-cell>
              <table:table-cell office:value-type="float" office:value="0.00130507">
                <text:p>0.0013050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80000">
                <text:p>180000</text:p>
              </table:table-cell>
              <table:table-cell office:value-type="float" office:value="0.154654">
                <text:p>0.154654</text:p>
              </table:table-cell>
              <table:table-cell office:value-type="float" office:value="0.00920809">
                <text:p>0.00920809</text:p>
              </table:table-cell>
              <table:table-cell office:value-type="float" office:value="0.0017393">
                <text:p>0.0017393</text:p>
              </table:table-cell>
              <table:table-cell office:value-type="float" office:value="0.148755">
                <text:p>0.148755</text:p>
              </table:table-cell>
              <table:table-cell office:value-type="float" office:value="0.0303442">
                <text:p>0.0303442</text:p>
              </table:table-cell>
              <table:table-cell office:value-type="float" office:value="0.00148468">
                <text:p>0.00148468</text:p>
              </table:table-cell>
              <table:table-cell office:value-type="float" office:value="0.000580687">
                <text:p>0.000580687</text:p>
              </table:table-cell>
              <table:table-cell office:value-type="float" office:value="0.00134059">
                <text:p>0.0013405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9500">
                <text:p>179500</text:p>
              </table:table-cell>
              <table:table-cell office:value-type="float" office:value="0.14555">
                <text:p>0.14555</text:p>
              </table:table-cell>
              <table:table-cell office:value-type="float" office:value="0.0093806">
                <text:p>0.0093806</text:p>
              </table:table-cell>
              <table:table-cell office:value-type="float" office:value="0.00159995">
                <text:p>0.00159995</text:p>
              </table:table-cell>
              <table:table-cell office:value-type="float" office:value="0.150816">
                <text:p>0.150816</text:p>
              </table:table-cell>
              <table:table-cell office:value-type="float" office:value="0.0299995">
                <text:p>0.0299995</text:p>
              </table:table-cell>
              <table:table-cell office:value-type="float" office:value="0.00150679">
                <text:p>0.00150679</text:p>
              </table:table-cell>
              <table:table-cell office:value-type="float" office:value="0.000589372">
                <text:p>0.000589372</text:p>
              </table:table-cell>
              <table:table-cell office:value-type="float" office:value="0.00133428">
                <text:p>0.0013342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9000">
                <text:p>179000</text:p>
              </table:table-cell>
              <table:table-cell office:value-type="float" office:value="0.150346">
                <text:p>0.150346</text:p>
              </table:table-cell>
              <table:table-cell office:value-type="float" office:value="0.0087636">
                <text:p>0.0087636</text:p>
              </table:table-cell>
              <table:table-cell office:value-type="float" office:value="0.00156126">
                <text:p>0.00156126</text:p>
              </table:table-cell>
              <table:table-cell office:value-type="float" office:value="0.146205">
                <text:p>0.146205</text:p>
              </table:table-cell>
              <table:table-cell office:value-type="float" office:value="0.0294058">
                <text:p>0.0294058</text:p>
              </table:table-cell>
              <table:table-cell office:value-type="float" office:value="0.00146099">
                <text:p>0.00146099</text:p>
              </table:table-cell>
              <table:table-cell office:value-type="float" office:value="0.000564897">
                <text:p>0.000564897</text:p>
              </table:table-cell>
              <table:table-cell office:value-type="float" office:value="0.00133112">
                <text:p>0.0013311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8500">
                <text:p>178500</text:p>
              </table:table-cell>
              <table:table-cell office:value-type="float" office:value="0.151776">
                <text:p>0.151776</text:p>
              </table:table-cell>
              <table:table-cell office:value-type="float" office:value="0.00862149">
                <text:p>0.00862149</text:p>
              </table:table-cell>
              <table:table-cell office:value-type="float" office:value="0.00155968">
                <text:p>0.00155968</text:p>
              </table:table-cell>
              <table:table-cell office:value-type="float" office:value="0.139042">
                <text:p>0.139042</text:p>
              </table:table-cell>
              <table:table-cell office:value-type="float" office:value="0.0292582">
                <text:p>0.0292582</text:p>
              </table:table-cell>
              <table:table-cell office:value-type="float" office:value="0.00144955">
                <text:p>0.00144955</text:p>
              </table:table-cell>
              <table:table-cell office:value-type="float" office:value="0.000555028">
                <text:p>0.000555028</text:p>
              </table:table-cell>
              <table:table-cell office:value-type="float" office:value="0.00131967">
                <text:p>0.0013196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8000">
                <text:p>178000</text:p>
              </table:table-cell>
              <table:table-cell office:value-type="float" office:value="0.145514">
                <text:p>0.145514</text:p>
              </table:table-cell>
              <table:table-cell office:value-type="float" office:value="0.00919783">
                <text:p>0.00919783</text:p>
              </table:table-cell>
              <table:table-cell office:value-type="float" office:value="0.00153837">
                <text:p>0.00153837</text:p>
              </table:table-cell>
              <table:table-cell office:value-type="float" office:value="0.152079">
                <text:p>0.152079</text:p>
              </table:table-cell>
              <table:table-cell office:value-type="float" office:value="0.0292341">
                <text:p>0.0292341</text:p>
              </table:table-cell>
              <table:table-cell office:value-type="float" office:value="0.00161771">
                <text:p>0.00161771</text:p>
              </table:table-cell>
              <table:table-cell office:value-type="float" office:value="0.000582266">
                <text:p>0.000582266</text:p>
              </table:table-cell>
              <table:table-cell office:value-type="float" office:value="0.00132165">
                <text:p>0.0013216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7500">
                <text:p>177500</text:p>
              </table:table-cell>
              <table:table-cell office:value-type="float" office:value="0.149893">
                <text:p>0.149893</text:p>
              </table:table-cell>
              <table:table-cell office:value-type="float" office:value="0.00921165">
                <text:p>0.00921165</text:p>
              </table:table-cell>
              <table:table-cell office:value-type="float" office:value="0.00152534">
                <text:p>0.00152534</text:p>
              </table:table-cell>
              <table:table-cell office:value-type="float" office:value="0.146057">
                <text:p>0.146057</text:p>
              </table:table-cell>
              <table:table-cell office:value-type="float" office:value="0.0290103">
                <text:p>0.0290103</text:p>
              </table:table-cell>
              <table:table-cell office:value-type="float" office:value="0.00156561">
                <text:p>0.00156561</text:p>
              </table:table-cell>
              <table:table-cell office:value-type="float" office:value="0.000580292">
                <text:p>0.000580292</text:p>
              </table:table-cell>
              <table:table-cell office:value-type="float" office:value="0.0013173">
                <text:p>0.001317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77000">
                <text:p>177000</text:p>
              </table:table-cell>
              <table:table-cell office:value-type="float" office:value="0.152215">
                <text:p>0.152215</text:p>
              </table:table-cell>
              <table:table-cell office:value-type="float" office:value="0.00893729">
                <text:p>0.00893729</text:p>
              </table:table-cell>
              <table:table-cell office:value-type="float" office:value="0.0015056">
                <text:p>0.0015056</text:p>
              </table:table-cell>
              <table:table-cell office:value-type="float" office:value="0.143468">
                <text:p>0.143468</text:p>
              </table:table-cell>
              <table:table-cell office:value-type="float" office:value="0.0287004">
                <text:p>0.0287004</text:p>
              </table:table-cell>
              <table:table-cell office:value-type="float" office:value="0.00180838">
                <text:p>0.00180838</text:p>
              </table:table-cell>
              <table:table-cell office:value-type="float" office:value="0.000573581">
                <text:p>0.000573581</text:p>
              </table:table-cell>
              <table:table-cell office:value-type="float" office:value="0.00128809">
                <text:p>0.0012880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6500">
                <text:p>176500</text:p>
              </table:table-cell>
              <table:table-cell office:value-type="float" office:value="0.149721">
                <text:p>0.149721</text:p>
              </table:table-cell>
              <table:table-cell office:value-type="float" office:value="0.00884768">
                <text:p>0.00884768</text:p>
              </table:table-cell>
              <table:table-cell office:value-type="float" office:value="0.00150994">
                <text:p>0.00150994</text:p>
              </table:table-cell>
              <table:table-cell office:value-type="float" office:value="0.148027">
                <text:p>0.148027</text:p>
              </table:table-cell>
              <table:table-cell office:value-type="float" office:value="0.0300011">
                <text:p>0.0300011</text:p>
              </table:table-cell>
              <table:table-cell office:value-type="float" office:value="0.00172548">
                <text:p>0.00172548</text:p>
              </table:table-cell>
              <table:table-cell office:value-type="float" office:value="0.00056766">
                <text:p>0.00056766</text:p>
              </table:table-cell>
              <table:table-cell office:value-type="float" office:value="0.00130112">
                <text:p>0.001301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76000">
                <text:p>176000</text:p>
              </table:table-cell>
              <table:table-cell office:value-type="float" office:value="0.145952">
                <text:p>0.145952</text:p>
              </table:table-cell>
              <table:table-cell office:value-type="float" office:value="0.00879952">
                <text:p>0.00879952</text:p>
              </table:table-cell>
              <table:table-cell office:value-type="float" office:value="0.00154942">
                <text:p>0.00154942</text:p>
              </table:table-cell>
              <table:table-cell office:value-type="float" office:value="0.149918">
                <text:p>0.149918</text:p>
              </table:table-cell>
              <table:table-cell office:value-type="float" office:value="0.0299383">
                <text:p>0.0299383</text:p>
              </table:table-cell>
              <table:table-cell office:value-type="float" office:value="0.0014681">
                <text:p>0.0014681</text:p>
              </table:table-cell>
              <table:table-cell office:value-type="float" office:value="0.000561739">
                <text:p>0.000561739</text:p>
              </table:table-cell>
              <table:table-cell office:value-type="float" office:value="0.00134217">
                <text:p>0.0013421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5500">
                <text:p>175500</text:p>
              </table:table-cell>
              <table:table-cell office:value-type="float" office:value="0.157672">
                <text:p>0.157672</text:p>
              </table:table-cell>
              <table:table-cell office:value-type="float" office:value="0.0089894">
                <text:p>0.0089894</text:p>
              </table:table-cell>
              <table:table-cell office:value-type="float" office:value="0.00152573">
                <text:p>0.00152573</text:p>
              </table:table-cell>
              <table:table-cell office:value-type="float" office:value="0.14392">
                <text:p>0.14392</text:p>
              </table:table-cell>
              <table:table-cell office:value-type="float" office:value="0.0287328">
                <text:p>0.0287328</text:p>
              </table:table-cell>
              <table:table-cell office:value-type="float" office:value="0.00151626">
                <text:p>0.00151626</text:p>
              </table:table-cell>
              <table:table-cell office:value-type="float" office:value="0.000573976">
                <text:p>0.000573976</text:p>
              </table:table-cell>
              <table:table-cell office:value-type="float" office:value="0.00135915">
                <text:p>0.0013591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75000">
                <text:p>175000</text:p>
              </table:table-cell>
              <table:table-cell office:value-type="float" office:value="0.14966">
                <text:p>0.14966</text:p>
              </table:table-cell>
              <table:table-cell office:value-type="float" office:value="0.00939166">
                <text:p>0.00939166</text:p>
              </table:table-cell>
              <table:table-cell office:value-type="float" office:value="0.00158297">
                <text:p>0.00158297</text:p>
              </table:table-cell>
              <table:table-cell office:value-type="float" office:value="0.155225">
                <text:p>0.155225</text:p>
              </table:table-cell>
              <table:table-cell office:value-type="float" office:value="0.0312703">
                <text:p>0.0312703</text:p>
              </table:table-cell>
              <table:table-cell office:value-type="float" office:value="0.00148192">
                <text:p>0.00148192</text:p>
              </table:table-cell>
              <table:table-cell office:value-type="float" office:value="0.000581477">
                <text:p>0.000581477</text:p>
              </table:table-cell>
              <table:table-cell office:value-type="float" office:value="0.00136823">
                <text:p>0.0013682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74500">
                <text:p>174500</text:p>
              </table:table-cell>
              <table:table-cell office:value-type="float" office:value="0.147771">
                <text:p>0.147771</text:p>
              </table:table-cell>
              <table:table-cell office:value-type="float" office:value="0.00845964">
                <text:p>0.00845964</text:p>
              </table:table-cell>
              <table:table-cell office:value-type="float" office:value="0.00156955">
                <text:p>0.00156955</text:p>
              </table:table-cell>
              <table:table-cell office:value-type="float" office:value="0.145228">
                <text:p>0.145228</text:p>
              </table:table-cell>
              <table:table-cell office:value-type="float" office:value="0.0286664">
                <text:p>0.0286664</text:p>
              </table:table-cell>
              <table:table-cell office:value-type="float" office:value="0.00144165">
                <text:p>0.00144165</text:p>
              </table:table-cell>
              <table:table-cell office:value-type="float" office:value="0.000547922">
                <text:p>0.000547922</text:p>
              </table:table-cell>
              <table:table-cell office:value-type="float" office:value="0.00131849">
                <text:p>0.0013184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4000">
                <text:p>174000</text:p>
              </table:table-cell>
              <table:table-cell office:value-type="float" office:value="0.14594">
                <text:p>0.14594</text:p>
              </table:table-cell>
              <table:table-cell office:value-type="float" office:value="0.00899808">
                <text:p>0.00899808</text:p>
              </table:table-cell>
              <table:table-cell office:value-type="float" office:value="0.00152534">
                <text:p>0.00152534</text:p>
              </table:table-cell>
              <table:table-cell office:value-type="float" office:value="0.144552">
                <text:p>0.144552</text:p>
              </table:table-cell>
              <table:table-cell office:value-type="float" office:value="0.0288303">
                <text:p>0.0288303</text:p>
              </table:table-cell>
              <table:table-cell office:value-type="float" office:value="0.00150481">
                <text:p>0.00150481</text:p>
              </table:table-cell>
              <table:table-cell office:value-type="float" office:value="0.000572002">
                <text:p>0.000572002</text:p>
              </table:table-cell>
              <table:table-cell office:value-type="float" office:value="0.00131336">
                <text:p>0.0013133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73500">
                <text:p>173500</text:p>
              </table:table-cell>
              <table:table-cell office:value-type="float" office:value="0.14765">
                <text:p>0.14765</text:p>
              </table:table-cell>
              <table:table-cell office:value-type="float" office:value="0.0087182">
                <text:p>0.0087182</text:p>
              </table:table-cell>
              <table:table-cell office:value-type="float" office:value="0.00152021">
                <text:p>0.00152021</text:p>
              </table:table-cell>
              <table:table-cell office:value-type="float" office:value="0.146914">
                <text:p>0.146914</text:p>
              </table:table-cell>
              <table:table-cell office:value-type="float" office:value="0.0293592">
                <text:p>0.0293592</text:p>
              </table:table-cell>
              <table:table-cell office:value-type="float" office:value="0.00144165">
                <text:p>0.00144165</text:p>
              </table:table-cell>
              <table:table-cell office:value-type="float" office:value="0.000555817">
                <text:p>0.000555817</text:p>
              </table:table-cell>
              <table:table-cell office:value-type="float" office:value="0.00132125">
                <text:p>0.0013212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73000">
                <text:p>173000</text:p>
              </table:table-cell>
              <table:table-cell office:value-type="float" office:value="0.147161">
                <text:p>0.147161</text:p>
              </table:table-cell>
              <table:table-cell office:value-type="float" office:value="0.00902414">
                <text:p>0.00902414</text:p>
              </table:table-cell>
              <table:table-cell office:value-type="float" office:value="0.00150994">
                <text:p>0.00150994</text:p>
              </table:table-cell>
              <table:table-cell office:value-type="float" office:value="0.146131">
                <text:p>0.146131</text:p>
              </table:table-cell>
              <table:table-cell office:value-type="float" office:value="0.029135">
                <text:p>0.029135</text:p>
              </table:table-cell>
              <table:table-cell office:value-type="float" office:value="0.00146257">
                <text:p>0.00146257</text:p>
              </table:table-cell>
              <table:table-cell office:value-type="float" office:value="0.000565292">
                <text:p>0.000565292</text:p>
              </table:table-cell>
              <table:table-cell office:value-type="float" office:value="0.0013177">
                <text:p>0.001317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72500">
                <text:p>172500</text:p>
              </table:table-cell>
              <table:table-cell office:value-type="float" office:value="0.143643">
                <text:p>0.143643</text:p>
              </table:table-cell>
              <table:table-cell office:value-type="float" office:value="0.00876005">
                <text:p>0.00876005</text:p>
              </table:table-cell>
              <table:table-cell office:value-type="float" office:value="0.00149731">
                <text:p>0.00149731</text:p>
              </table:table-cell>
              <table:table-cell office:value-type="float" office:value="0.141727">
                <text:p>0.141727</text:p>
              </table:table-cell>
              <table:table-cell office:value-type="float" office:value="0.0278753">
                <text:p>0.0278753</text:p>
              </table:table-cell>
              <table:table-cell office:value-type="float" office:value="0.00146021">
                <text:p>0.00146021</text:p>
              </table:table-cell>
              <table:table-cell office:value-type="float" office:value="0.000561739">
                <text:p>0.000561739</text:p>
              </table:table-cell>
              <table:table-cell office:value-type="float" office:value="0.00126598">
                <text:p>0.0012659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72000">
                <text:p>172000</text:p>
              </table:table-cell>
              <table:table-cell office:value-type="float" office:value="0.147968">
                <text:p>0.147968</text:p>
              </table:table-cell>
              <table:table-cell office:value-type="float" office:value="0.00860964">
                <text:p>0.00860964</text:p>
              </table:table-cell>
              <table:table-cell office:value-type="float" office:value="0.00154942">
                <text:p>0.00154942</text:p>
              </table:table-cell>
              <table:table-cell office:value-type="float" office:value="0.137471">
                <text:p>0.137471</text:p>
              </table:table-cell>
              <table:table-cell office:value-type="float" office:value="0.0273468">
                <text:p>0.0273468</text:p>
              </table:table-cell>
              <table:table-cell office:value-type="float" office:value="0.00142389">
                <text:p>0.00142389</text:p>
              </table:table-cell>
              <table:table-cell office:value-type="float" office:value="0.000560555">
                <text:p>0.000560555</text:p>
              </table:table-cell>
              <table:table-cell office:value-type="float" office:value="0.00129717">
                <text:p>0.0012971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71500">
                <text:p>171500</text:p>
              </table:table-cell>
              <table:table-cell office:value-type="float" office:value="0.144685">
                <text:p>0.144685</text:p>
              </table:table-cell>
              <table:table-cell office:value-type="float" office:value="0.00869294">
                <text:p>0.00869294</text:p>
              </table:table-cell>
              <table:table-cell office:value-type="float" office:value="0.00151666">
                <text:p>0.00151666</text:p>
              </table:table-cell>
              <table:table-cell office:value-type="float" office:value="0.145804">
                <text:p>0.145804</text:p>
              </table:table-cell>
              <table:table-cell office:value-type="float" office:value="0.0296664">
                <text:p>0.0296664</text:p>
              </table:table-cell>
              <table:table-cell office:value-type="float" office:value="0.00150165">
                <text:p>0.00150165</text:p>
              </table:table-cell>
              <table:table-cell office:value-type="float" office:value="0.000620163">
                <text:p>0.000620163</text:p>
              </table:table-cell>
              <table:table-cell office:value-type="float" office:value="0.00134849">
                <text:p>0.0013484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1000">
                <text:p>171000</text:p>
              </table:table-cell>
              <table:table-cell office:value-type="float" office:value="0.142695">
                <text:p>0.142695</text:p>
              </table:table-cell>
              <table:table-cell office:value-type="float" office:value="0.00845924">
                <text:p>0.00845924</text:p>
              </table:table-cell>
              <table:table-cell office:value-type="float" office:value="0.00150837">
                <text:p>0.00150837</text:p>
              </table:table-cell>
              <table:table-cell office:value-type="float" office:value="0.139917">
                <text:p>0.139917</text:p>
              </table:table-cell>
              <table:table-cell office:value-type="float" office:value="0.0285978">
                <text:p>0.0285978</text:p>
              </table:table-cell>
              <table:table-cell office:value-type="float" office:value="0.00193154">
                <text:p>0.00193154</text:p>
              </table:table-cell>
              <table:table-cell office:value-type="float" office:value="0.000607531">
                <text:p>0.000607531</text:p>
              </table:table-cell>
              <table:table-cell office:value-type="float" office:value="0.00124348">
                <text:p>0.0012434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70500">
                <text:p>170500</text:p>
              </table:table-cell>
              <table:table-cell office:value-type="float" office:value="0.147817">
                <text:p>0.147817</text:p>
              </table:table-cell>
              <table:table-cell office:value-type="float" office:value="0.00894242">
                <text:p>0.00894242</text:p>
              </table:table-cell>
              <table:table-cell office:value-type="float" office:value="0.00152455">
                <text:p>0.00152455</text:p>
              </table:table-cell>
              <table:table-cell office:value-type="float" office:value="0.147885">
                <text:p>0.147885</text:p>
              </table:table-cell>
              <table:table-cell office:value-type="float" office:value="0.0288528">
                <text:p>0.0288528</text:p>
              </table:table-cell>
              <table:table-cell office:value-type="float" office:value="0.00155968">
                <text:p>0.00155968</text:p>
              </table:table-cell>
              <table:table-cell office:value-type="float" office:value="0.000604372">
                <text:p>0.000604372</text:p>
              </table:table-cell>
              <table:table-cell office:value-type="float" office:value="0.00125414">
                <text:p>0.0012541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0000">
                <text:p>170000</text:p>
              </table:table-cell>
              <table:table-cell office:value-type="float" office:value="0.142034">
                <text:p>0.142034</text:p>
              </table:table-cell>
              <table:table-cell office:value-type="float" office:value="0.0080933">
                <text:p>0.0080933</text:p>
              </table:table-cell>
              <table:table-cell office:value-type="float" office:value="0.00151073">
                <text:p>0.00151073</text:p>
              </table:table-cell>
              <table:table-cell office:value-type="float" office:value="0.140665">
                <text:p>0.140665</text:p>
              </table:table-cell>
              <table:table-cell office:value-type="float" office:value="0.0276756">
                <text:p>0.0276756</text:p>
              </table:table-cell>
              <table:table-cell office:value-type="float" office:value="0.00141126">
                <text:p>0.00141126</text:p>
              </table:table-cell>
              <table:table-cell office:value-type="float" office:value="0.000568844">
                <text:p>0.000568844</text:p>
              </table:table-cell>
              <table:table-cell office:value-type="float" office:value="0.00123243">
                <text:p>0.0012324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9500">
                <text:p>169500</text:p>
              </table:table-cell>
              <table:table-cell office:value-type="float" office:value="0.142852">
                <text:p>0.142852</text:p>
              </table:table-cell>
              <table:table-cell office:value-type="float" office:value="0.00863096">
                <text:p>0.00863096</text:p>
              </table:table-cell>
              <table:table-cell office:value-type="float" office:value="0.001566">
                <text:p>0.001566</text:p>
              </table:table-cell>
              <table:table-cell office:value-type="float" office:value="0.141354">
                <text:p>0.141354</text:p>
              </table:table-cell>
              <table:table-cell office:value-type="float" office:value="0.0282519">
                <text:p>0.0282519</text:p>
              </table:table-cell>
              <table:table-cell office:value-type="float" office:value="0.00147797">
                <text:p>0.00147797</text:p>
              </table:table-cell>
              <table:table-cell office:value-type="float" office:value="0.000566871">
                <text:p>0.000566871</text:p>
              </table:table-cell>
              <table:table-cell office:value-type="float" office:value="0.00130586">
                <text:p>0.0013058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9000">
                <text:p>169000</text:p>
              </table:table-cell>
              <table:table-cell office:value-type="float" office:value="0.15248">
                <text:p>0.15248</text:p>
              </table:table-cell>
              <table:table-cell office:value-type="float" office:value="0.00818962">
                <text:p>0.00818962</text:p>
              </table:table-cell>
              <table:table-cell office:value-type="float" office:value="0.0015285">
                <text:p>0.0015285</text:p>
              </table:table-cell>
              <table:table-cell office:value-type="float" office:value="0.143997">
                <text:p>0.143997</text:p>
              </table:table-cell>
              <table:table-cell office:value-type="float" office:value="0.0287335">
                <text:p>0.0287335</text:p>
              </table:table-cell>
              <table:table-cell office:value-type="float" office:value="0.00146731">
                <text:p>0.00146731</text:p>
              </table:table-cell>
              <table:table-cell office:value-type="float" office:value="0.000547922">
                <text:p>0.000547922</text:p>
              </table:table-cell>
              <table:table-cell office:value-type="float" office:value="0.0013323">
                <text:p>0.001332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8500">
                <text:p>168500</text:p>
              </table:table-cell>
              <table:table-cell office:value-type="float" office:value="0.142994">
                <text:p>0.142994</text:p>
              </table:table-cell>
              <table:table-cell office:value-type="float" office:value="0.00786868">
                <text:p>0.00786868</text:p>
              </table:table-cell>
              <table:table-cell office:value-type="float" office:value="0.00151587">
                <text:p>0.00151587</text:p>
              </table:table-cell>
              <table:table-cell office:value-type="float" office:value="0.135387">
                <text:p>0.135387</text:p>
              </table:table-cell>
              <table:table-cell office:value-type="float" office:value="0.0270523">
                <text:p>0.0270523</text:p>
              </table:table-cell>
              <table:table-cell office:value-type="float" office:value="0.00139073">
                <text:p>0.00139073</text:p>
              </table:table-cell>
              <table:table-cell office:value-type="float" office:value="0.000529369">
                <text:p>0.000529369</text:p>
              </table:table-cell>
              <table:table-cell office:value-type="float" office:value="0.00128691">
                <text:p>0.0012869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8000">
                <text:p>168000</text:p>
              </table:table-cell>
              <table:table-cell office:value-type="float" office:value="0.139763">
                <text:p>0.139763</text:p>
              </table:table-cell>
              <table:table-cell office:value-type="float" office:value="0.00809093">
                <text:p>0.00809093</text:p>
              </table:table-cell>
              <table:table-cell office:value-type="float" office:value="0.00150521">
                <text:p>0.00150521</text:p>
              </table:table-cell>
              <table:table-cell office:value-type="float" office:value="0.144864">
                <text:p>0.144864</text:p>
              </table:table-cell>
              <table:table-cell office:value-type="float" office:value="0.0289499">
                <text:p>0.0289499</text:p>
              </table:table-cell>
              <table:table-cell office:value-type="float" office:value="0.00144955">
                <text:p>0.00144955</text:p>
              </table:table-cell>
              <table:table-cell office:value-type="float" office:value="0.000545554">
                <text:p>0.000545554</text:p>
              </table:table-cell>
              <table:table-cell office:value-type="float" office:value="0.00135599">
                <text:p>0.0013559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7500">
                <text:p>167500</text:p>
              </table:table-cell>
              <table:table-cell office:value-type="float" office:value="0.142757">
                <text:p>0.142757</text:p>
              </table:table-cell>
              <table:table-cell office:value-type="float" office:value="0.00829265">
                <text:p>0.00829265</text:p>
              </table:table-cell>
              <table:table-cell office:value-type="float" office:value="0.00159284">
                <text:p>0.00159284</text:p>
              </table:table-cell>
              <table:table-cell office:value-type="float" office:value="0.149309">
                <text:p>0.149309</text:p>
              </table:table-cell>
              <table:table-cell office:value-type="float" office:value="0.0356884">
                <text:p>0.0356884</text:p>
              </table:table-cell>
              <table:table-cell office:value-type="float" office:value="0.00140375">
                <text:p>0.00140375</text:p>
              </table:table-cell>
              <table:table-cell office:value-type="float" office:value="0.000552265">
                <text:p>0.000552265</text:p>
              </table:table-cell>
              <table:table-cell office:value-type="float" office:value="0.00128809">
                <text:p>0.0012880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7000">
                <text:p>167000</text:p>
              </table:table-cell>
              <table:table-cell office:value-type="float" office:value="0.152508">
                <text:p>0.152508</text:p>
              </table:table-cell>
              <table:table-cell office:value-type="float" office:value="0.00866451">
                <text:p>0.00866451</text:p>
              </table:table-cell>
              <table:table-cell office:value-type="float" office:value="0.00154271">
                <text:p>0.00154271</text:p>
              </table:table-cell>
              <table:table-cell office:value-type="float" office:value="0.129947">
                <text:p>0.129947</text:p>
              </table:table-cell>
              <table:table-cell office:value-type="float" office:value="0.0263761">
                <text:p>0.0263761</text:p>
              </table:table-cell>
              <table:table-cell office:value-type="float" office:value="0.00141639">
                <text:p>0.00141639</text:p>
              </table:table-cell>
              <table:table-cell office:value-type="float" office:value="0.000551475">
                <text:p>0.000551475</text:p>
              </table:table-cell>
              <table:table-cell office:value-type="float" office:value="0.00127546">
                <text:p>0.0012754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6500">
                <text:p>166500</text:p>
              </table:table-cell>
              <table:table-cell office:value-type="float" office:value="0.141917">
                <text:p>0.141917</text:p>
              </table:table-cell>
              <table:table-cell office:value-type="float" office:value="0.00828397">
                <text:p>0.00828397</text:p>
              </table:table-cell>
              <table:table-cell office:value-type="float" office:value="0.00150994">
                <text:p>0.00150994</text:p>
              </table:table-cell>
              <table:table-cell office:value-type="float" office:value="0.13559">
                <text:p>0.13559</text:p>
              </table:table-cell>
              <table:table-cell office:value-type="float" office:value="0.0273353">
                <text:p>0.0273353</text:p>
              </table:table-cell>
              <table:table-cell office:value-type="float" office:value="0.00141797">
                <text:p>0.00141797</text:p>
              </table:table-cell>
              <table:table-cell office:value-type="float" office:value="0.000544764">
                <text:p>0.000544764</text:p>
              </table:table-cell>
              <table:table-cell office:value-type="float" office:value="0.00127822">
                <text:p>0.0012782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66000">
                <text:p>166000</text:p>
              </table:table-cell>
              <table:table-cell office:value-type="float" office:value="0.141343">
                <text:p>0.141343</text:p>
              </table:table-cell>
              <table:table-cell office:value-type="float" office:value="0.00848806">
                <text:p>0.00848806</text:p>
              </table:table-cell>
              <table:table-cell office:value-type="float" office:value="0.00150205">
                <text:p>0.00150205</text:p>
              </table:table-cell>
              <table:table-cell office:value-type="float" office:value="0.140491">
                <text:p>0.140491</text:p>
              </table:table-cell>
              <table:table-cell office:value-type="float" office:value="0.0281067">
                <text:p>0.0281067</text:p>
              </table:table-cell>
              <table:table-cell office:value-type="float" office:value="0.00147047">
                <text:p>0.00147047</text:p>
              </table:table-cell>
              <table:table-cell office:value-type="float" office:value="0.000558976">
                <text:p>0.000558976</text:p>
              </table:table-cell>
              <table:table-cell office:value-type="float" office:value="0.00132283">
                <text:p>0.0013228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5500">
                <text:p>165500</text:p>
              </table:table-cell>
              <table:table-cell office:value-type="float" office:value="0.144774">
                <text:p>0.144774</text:p>
              </table:table-cell>
              <table:table-cell office:value-type="float" office:value="0.00822199">
                <text:p>0.00822199</text:p>
              </table:table-cell>
              <table:table-cell office:value-type="float" office:value="0.0015206">
                <text:p>0.0015206</text:p>
              </table:table-cell>
              <table:table-cell office:value-type="float" office:value="0.137758">
                <text:p>0.137758</text:p>
              </table:table-cell>
              <table:table-cell office:value-type="float" office:value="0.0276945">
                <text:p>0.0276945</text:p>
              </table:table-cell>
              <table:table-cell office:value-type="float" office:value="0.00143928">
                <text:p>0.00143928</text:p>
              </table:table-cell>
              <table:table-cell office:value-type="float" office:value="0.000545159">
                <text:p>0.000545159</text:p>
              </table:table-cell>
              <table:table-cell office:value-type="float" office:value="0.00129993">
                <text:p>0.0012999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65000">
                <text:p>165000</text:p>
              </table:table-cell>
              <table:table-cell office:value-type="float" office:value="0.139005">
                <text:p>0.139005</text:p>
              </table:table-cell>
              <table:table-cell office:value-type="float" office:value="0.00821528">
                <text:p>0.00821528</text:p>
              </table:table-cell>
              <table:table-cell office:value-type="float" office:value="0.00149494">
                <text:p>0.00149494</text:p>
              </table:table-cell>
              <table:table-cell office:value-type="float" office:value="0.134503">
                <text:p>0.134503</text:p>
              </table:table-cell>
              <table:table-cell office:value-type="float" office:value="0.0266027">
                <text:p>0.0266027</text:p>
              </table:table-cell>
              <table:table-cell office:value-type="float" office:value="0.00146099">
                <text:p>0.00146099</text:p>
              </table:table-cell>
              <table:table-cell office:value-type="float" office:value="0.000550291">
                <text:p>0.000550291</text:p>
              </table:table-cell>
              <table:table-cell office:value-type="float" office:value="0.00128572">
                <text:p>0.0012857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4500">
                <text:p>164500</text:p>
              </table:table-cell>
              <table:table-cell office:value-type="float" office:value="0.136628">
                <text:p>0.136628</text:p>
              </table:table-cell>
              <table:table-cell office:value-type="float" office:value="0.00801672">
                <text:p>0.00801672</text:p>
              </table:table-cell>
              <table:table-cell office:value-type="float" office:value="0.00150323">
                <text:p>0.00150323</text:p>
              </table:table-cell>
              <table:table-cell office:value-type="float" office:value="0.140566">
                <text:p>0.140566</text:p>
              </table:table-cell>
              <table:table-cell office:value-type="float" office:value="0.0279322">
                <text:p>0.0279322</text:p>
              </table:table-cell>
              <table:table-cell office:value-type="float" office:value="0.00140494">
                <text:p>0.00140494</text:p>
              </table:table-cell>
              <table:table-cell office:value-type="float" office:value="0.000535685">
                <text:p>0.000535685</text:p>
              </table:table-cell>
              <table:table-cell office:value-type="float" office:value="0.00130467">
                <text:p>0.0013046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64000">
                <text:p>164000</text:p>
              </table:table-cell>
              <table:table-cell office:value-type="float" office:value="0.139136">
                <text:p>0.139136</text:p>
              </table:table-cell>
              <table:table-cell office:value-type="float" office:value="0.00820304">
                <text:p>0.00820304</text:p>
              </table:table-cell>
              <table:table-cell office:value-type="float" office:value="0.00148665">
                <text:p>0.00148665</text:p>
              </table:table-cell>
              <table:table-cell office:value-type="float" office:value="0.135774">
                <text:p>0.135774</text:p>
              </table:table-cell>
              <table:table-cell office:value-type="float" office:value="0.0303489">
                <text:p>0.0303489</text:p>
              </table:table-cell>
              <table:table-cell office:value-type="float" office:value="0.00140257">
                <text:p>0.00140257</text:p>
              </table:table-cell>
              <table:table-cell office:value-type="float" office:value="0.000536869">
                <text:p>0.000536869</text:p>
              </table:table-cell>
              <table:table-cell office:value-type="float" office:value="0.00131336">
                <text:p>0.0013133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3500">
                <text:p>163500</text:p>
              </table:table-cell>
              <table:table-cell office:value-type="float" office:value="0.138685">
                <text:p>0.138685</text:p>
              </table:table-cell>
              <table:table-cell office:value-type="float" office:value="0.0081991">
                <text:p>0.0081991</text:p>
              </table:table-cell>
              <table:table-cell office:value-type="float" office:value="0.00154587">
                <text:p>0.00154587</text:p>
              </table:table-cell>
              <table:table-cell office:value-type="float" office:value="0.135667">
                <text:p>0.135667</text:p>
              </table:table-cell>
              <table:table-cell office:value-type="float" office:value="0.0270361">
                <text:p>0.0270361</text:p>
              </table:table-cell>
              <table:table-cell office:value-type="float" office:value="0.00141283">
                <text:p>0.00141283</text:p>
              </table:table-cell>
              <table:table-cell office:value-type="float" office:value="0.000543185">
                <text:p>0.000543185</text:p>
              </table:table-cell>
              <table:table-cell office:value-type="float" office:value="0.00126796">
                <text:p>0.0012679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3000">
                <text:p>163000</text:p>
              </table:table-cell>
              <table:table-cell office:value-type="float" office:value="0.137061">
                <text:p>0.137061</text:p>
              </table:table-cell>
              <table:table-cell office:value-type="float" office:value="0.00843082">
                <text:p>0.00843082</text:p>
              </table:table-cell>
              <table:table-cell office:value-type="float" office:value="0.00150837">
                <text:p>0.00150837</text:p>
              </table:table-cell>
              <table:table-cell office:value-type="float" office:value="0.136944">
                <text:p>0.136944</text:p>
              </table:table-cell>
              <table:table-cell office:value-type="float" office:value="0.027676">
                <text:p>0.027676</text:p>
              </table:table-cell>
              <table:table-cell office:value-type="float" office:value="0.00145507">
                <text:p>0.00145507</text:p>
              </table:table-cell>
              <table:table-cell office:value-type="float" office:value="0.000555028">
                <text:p>0.000555028</text:p>
              </table:table-cell>
              <table:table-cell office:value-type="float" office:value="0.00129362">
                <text:p>0.0012936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2500">
                <text:p>162500</text:p>
              </table:table-cell>
              <table:table-cell office:value-type="float" office:value="0.139621">
                <text:p>0.139621</text:p>
              </table:table-cell>
              <table:table-cell office:value-type="float" office:value="0.00844858">
                <text:p>0.00844858</text:p>
              </table:table-cell>
              <table:table-cell office:value-type="float" office:value="0.00150402">
                <text:p>0.00150402</text:p>
              </table:table-cell>
              <table:table-cell office:value-type="float" office:value="0.131669">
                <text:p>0.131669</text:p>
              </table:table-cell>
              <table:table-cell office:value-type="float" office:value="0.0265877">
                <text:p>0.0265877</text:p>
              </table:table-cell>
              <table:table-cell office:value-type="float" office:value="0.00144481">
                <text:p>0.00144481</text:p>
              </table:table-cell>
              <table:table-cell office:value-type="float" office:value="0.000557002">
                <text:p>0.000557002</text:p>
              </table:table-cell>
              <table:table-cell office:value-type="float" office:value="0.00126914">
                <text:p>0.0012691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62000">
                <text:p>162000</text:p>
              </table:table-cell>
              <table:table-cell office:value-type="float" office:value="0.137722">
                <text:p>0.137722</text:p>
              </table:table-cell>
              <table:table-cell office:value-type="float" office:value="0.00795948">
                <text:p>0.00795948</text:p>
              </table:table-cell>
              <table:table-cell office:value-type="float" office:value="0.00150086">
                <text:p>0.00150086</text:p>
              </table:table-cell>
              <table:table-cell office:value-type="float" office:value="0.132972">
                <text:p>0.132972</text:p>
              </table:table-cell>
              <table:table-cell office:value-type="float" office:value="0.0262797">
                <text:p>0.0262797</text:p>
              </table:table-cell>
              <table:table-cell office:value-type="float" office:value="0.00141876">
                <text:p>0.00141876</text:p>
              </table:table-cell>
              <table:table-cell office:value-type="float" office:value="0.000535685">
                <text:p>0.000535685</text:p>
              </table:table-cell>
              <table:table-cell office:value-type="float" office:value="0.00125967">
                <text:p>0.0012596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61500">
                <text:p>161500</text:p>
              </table:table-cell>
              <table:table-cell office:value-type="float" office:value="0.142954">
                <text:p>0.142954</text:p>
              </table:table-cell>
              <table:table-cell office:value-type="float" office:value="0.00810238">
                <text:p>0.00810238</text:p>
              </table:table-cell>
              <table:table-cell office:value-type="float" office:value="0.00149534">
                <text:p>0.00149534</text:p>
              </table:table-cell>
              <table:table-cell office:value-type="float" office:value="0.13487">
                <text:p>0.13487</text:p>
              </table:table-cell>
              <table:table-cell office:value-type="float" office:value="0.0266721">
                <text:p>0.0266721</text:p>
              </table:table-cell>
              <table:table-cell office:value-type="float" office:value="0.00138481">
                <text:p>0.00138481</text:p>
              </table:table-cell>
              <table:table-cell office:value-type="float" office:value="0.000533711">
                <text:p>0.000533711</text:p>
              </table:table-cell>
              <table:table-cell office:value-type="float" office:value="0.0012573">
                <text:p>0.001257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61000">
                <text:p>161000</text:p>
              </table:table-cell>
              <table:table-cell office:value-type="float" office:value="0.145897">
                <text:p>0.145897</text:p>
              </table:table-cell>
              <table:table-cell office:value-type="float" office:value="0.00783316">
                <text:p>0.00783316</text:p>
              </table:table-cell>
              <table:table-cell office:value-type="float" office:value="0.00148073">
                <text:p>0.00148073</text:p>
              </table:table-cell>
              <table:table-cell office:value-type="float" office:value="0.14004">
                <text:p>0.14004</text:p>
              </table:table-cell>
              <table:table-cell office:value-type="float" office:value="0.0275757">
                <text:p>0.0275757</text:p>
              </table:table-cell>
              <table:table-cell office:value-type="float" office:value="0.00138599">
                <text:p>0.00138599</text:p>
              </table:table-cell>
              <table:table-cell office:value-type="float" office:value="0.000528184">
                <text:p>0.000528184</text:p>
              </table:table-cell>
              <table:table-cell office:value-type="float" office:value="0.00123914">
                <text:p>0.0012391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60500">
                <text:p>160500</text:p>
              </table:table-cell>
              <table:table-cell office:value-type="float" office:value="0.14172">
                <text:p>0.14172</text:p>
              </table:table-cell>
              <table:table-cell office:value-type="float" office:value="0.0079883">
                <text:p>0.0079883</text:p>
              </table:table-cell>
              <table:table-cell office:value-type="float" office:value="0.00147481">
                <text:p>0.00147481</text:p>
              </table:table-cell>
              <table:table-cell office:value-type="float" office:value="0.138142">
                <text:p>0.138142</text:p>
              </table:table-cell>
              <table:table-cell office:value-type="float" office:value="0.0269864">
                <text:p>0.0269864</text:p>
              </table:table-cell>
              <table:table-cell office:value-type="float" office:value="0.00137731">
                <text:p>0.00137731</text:p>
              </table:table-cell>
              <table:table-cell office:value-type="float" office:value="0.00052779">
                <text:p>0.00052779</text:p>
              </table:table-cell>
              <table:table-cell office:value-type="float" office:value="0.00128533">
                <text:p>0.0012853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60000">
                <text:p>160000</text:p>
              </table:table-cell>
              <table:table-cell office:value-type="float" office:value="0.14129">
                <text:p>0.14129</text:p>
              </table:table-cell>
              <table:table-cell office:value-type="float" office:value="0.00823897">
                <text:p>0.00823897</text:p>
              </table:table-cell>
              <table:table-cell office:value-type="float" office:value="0.00148784">
                <text:p>0.00148784</text:p>
              </table:table-cell>
              <table:table-cell office:value-type="float" office:value="0.133296">
                <text:p>0.133296</text:p>
              </table:table-cell>
              <table:table-cell office:value-type="float" office:value="0.0268407">
                <text:p>0.0268407</text:p>
              </table:table-cell>
              <table:table-cell office:value-type="float" office:value="0.00139231">
                <text:p>0.00139231</text:p>
              </table:table-cell>
              <table:table-cell office:value-type="float" office:value="0.000536474">
                <text:p>0.000536474</text:p>
              </table:table-cell>
              <table:table-cell office:value-type="float" office:value="0.00128572">
                <text:p>0.0012857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9500">
                <text:p>159500</text:p>
              </table:table-cell>
              <table:table-cell office:value-type="float" office:value="0.142849">
                <text:p>0.142849</text:p>
              </table:table-cell>
              <table:table-cell office:value-type="float" office:value="0.00785289">
                <text:p>0.00785289</text:p>
              </table:table-cell>
              <table:table-cell office:value-type="float" office:value="0.00154034">
                <text:p>0.00154034</text:p>
              </table:table-cell>
              <table:table-cell office:value-type="float" office:value="0.129478">
                <text:p>0.129478</text:p>
              </table:table-cell>
              <table:table-cell office:value-type="float" office:value="0.0260342">
                <text:p>0.0260342</text:p>
              </table:table-cell>
              <table:table-cell office:value-type="float" office:value="0.0013781">
                <text:p>0.0013781</text:p>
              </table:table-cell>
              <table:table-cell office:value-type="float" office:value="0.000531737">
                <text:p>0.000531737</text:p>
              </table:table-cell>
              <table:table-cell office:value-type="float" office:value="0.00123401">
                <text:p>0.0012340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9000">
                <text:p>159000</text:p>
              </table:table-cell>
              <table:table-cell office:value-type="float" office:value="0.134018">
                <text:p>0.134018</text:p>
              </table:table-cell>
              <table:table-cell office:value-type="float" office:value="0.00780631">
                <text:p>0.00780631</text:p>
              </table:table-cell>
              <table:table-cell office:value-type="float" office:value="0.00149613">
                <text:p>0.00149613</text:p>
              </table:table-cell>
              <table:table-cell office:value-type="float" office:value="0.135781">
                <text:p>0.135781</text:p>
              </table:table-cell>
              <table:table-cell office:value-type="float" office:value="0.0265411">
                <text:p>0.0265411</text:p>
              </table:table-cell>
              <table:table-cell office:value-type="float" office:value="0.00139546">
                <text:p>0.00139546</text:p>
              </table:table-cell>
              <table:table-cell office:value-type="float" office:value="0.000539632">
                <text:p>0.000539632</text:p>
              </table:table-cell>
              <table:table-cell office:value-type="float" office:value="0.00127783">
                <text:p>0.0012778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8500">
                <text:p>158500</text:p>
              </table:table-cell>
              <table:table-cell office:value-type="float" office:value="0.138271">
                <text:p>0.138271</text:p>
              </table:table-cell>
              <table:table-cell office:value-type="float" office:value="0.00764012">
                <text:p>0.00764012</text:p>
              </table:table-cell>
              <table:table-cell office:value-type="float" office:value="0.00151152">
                <text:p>0.00151152</text:p>
              </table:table-cell>
              <table:table-cell office:value-type="float" office:value="0.1326">
                <text:p>0.1326</text:p>
              </table:table-cell>
              <table:table-cell office:value-type="float" office:value="0.0265983">
                <text:p>0.0265983</text:p>
              </table:table-cell>
              <table:table-cell office:value-type="float" office:value="0.00137928">
                <text:p>0.00137928</text:p>
              </table:table-cell>
              <table:table-cell office:value-type="float" office:value="0.0005195">
                <text:p>0.0005195</text:p>
              </table:table-cell>
              <table:table-cell office:value-type="float" office:value="0.00131967">
                <text:p>0.001319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8000">
                <text:p>158000</text:p>
              </table:table-cell>
              <table:table-cell office:value-type="float" office:value="0.137153">
                <text:p>0.137153</text:p>
              </table:table-cell>
              <table:table-cell office:value-type="float" office:value="0.00868425">
                <text:p>0.00868425</text:p>
              </table:table-cell>
              <table:table-cell office:value-type="float" office:value="0.0014906">
                <text:p>0.0014906</text:p>
              </table:table-cell>
              <table:table-cell office:value-type="float" office:value="0.126733">
                <text:p>0.126733</text:p>
              </table:table-cell>
              <table:table-cell office:value-type="float" office:value="0.0250935">
                <text:p>0.0250935</text:p>
              </table:table-cell>
              <table:table-cell office:value-type="float" office:value="0.00144007">
                <text:p>0.00144007</text:p>
              </table:table-cell>
              <table:table-cell office:value-type="float" office:value="0.000552659">
                <text:p>0.000552659</text:p>
              </table:table-cell>
              <table:table-cell office:value-type="float" office:value="0.00125256">
                <text:p>0.001252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7500">
                <text:p>157500</text:p>
              </table:table-cell>
              <table:table-cell office:value-type="float" office:value="0.133209">
                <text:p>0.133209</text:p>
              </table:table-cell>
              <table:table-cell office:value-type="float" office:value="0.00769973">
                <text:p>0.00769973</text:p>
              </table:table-cell>
              <table:table-cell office:value-type="float" office:value="0.00149652">
                <text:p>0.00149652</text:p>
              </table:table-cell>
              <table:table-cell office:value-type="float" office:value="0.132449">
                <text:p>0.132449</text:p>
              </table:table-cell>
              <table:table-cell office:value-type="float" office:value="0.0264704">
                <text:p>0.0264704</text:p>
              </table:table-cell>
              <table:table-cell office:value-type="float" office:value="0.00138875">
                <text:p>0.00138875</text:p>
              </table:table-cell>
              <table:table-cell office:value-type="float" office:value="0.000515947">
                <text:p>0.000515947</text:p>
              </table:table-cell>
              <table:table-cell office:value-type="float" office:value="0.00129559">
                <text:p>0.0012955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7000">
                <text:p>157000</text:p>
              </table:table-cell>
              <table:table-cell office:value-type="float" office:value="0.137213">
                <text:p>0.137213</text:p>
              </table:table-cell>
              <table:table-cell office:value-type="float" office:value="0.00856622">
                <text:p>0.00856622</text:p>
              </table:table-cell>
              <table:table-cell office:value-type="float" office:value="0.0014831">
                <text:p>0.0014831</text:p>
              </table:table-cell>
              <table:table-cell office:value-type="float" office:value="0.123375">
                <text:p>0.123375</text:p>
              </table:table-cell>
              <table:table-cell office:value-type="float" office:value="0.0247659">
                <text:p>0.0247659</text:p>
              </table:table-cell>
              <table:table-cell office:value-type="float" office:value="0.00137375">
                <text:p>0.00137375</text:p>
              </table:table-cell>
              <table:table-cell office:value-type="float" office:value="0.000538053">
                <text:p>0.000538053</text:p>
              </table:table-cell>
              <table:table-cell office:value-type="float" office:value="0.00123954">
                <text:p>0.0012395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6500">
                <text:p>156500</text:p>
              </table:table-cell>
              <table:table-cell office:value-type="float" office:value="0.137188">
                <text:p>0.137188</text:p>
              </table:table-cell>
              <table:table-cell office:value-type="float" office:value="0.00757499">
                <text:p>0.00757499</text:p>
              </table:table-cell>
              <table:table-cell office:value-type="float" office:value="0.00148784">
                <text:p>0.00148784</text:p>
              </table:table-cell>
              <table:table-cell office:value-type="float" office:value="0.129924">
                <text:p>0.129924</text:p>
              </table:table-cell>
              <table:table-cell office:value-type="float" office:value="0.0262663">
                <text:p>0.0262663</text:p>
              </table:table-cell>
              <table:table-cell office:value-type="float" office:value="0.00136586">
                <text:p>0.00136586</text:p>
              </table:table-cell>
              <table:table-cell office:value-type="float" office:value="0.000540027">
                <text:p>0.000540027</text:p>
              </table:table-cell>
              <table:table-cell office:value-type="float" office:value="0.0013102">
                <text:p>0.001310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6000">
                <text:p>156000</text:p>
              </table:table-cell>
              <table:table-cell office:value-type="float" office:value="0.133938">
                <text:p>0.133938</text:p>
              </table:table-cell>
              <table:table-cell office:value-type="float" office:value="0.00747906">
                <text:p>0.00747906</text:p>
              </table:table-cell>
              <table:table-cell office:value-type="float" office:value="0.00148744">
                <text:p>0.00148744</text:p>
              </table:table-cell>
              <table:table-cell office:value-type="float" office:value="0.125139">
                <text:p>0.125139</text:p>
              </table:table-cell>
              <table:table-cell office:value-type="float" office:value="0.0266911">
                <text:p>0.0266911</text:p>
              </table:table-cell>
              <table:table-cell office:value-type="float" office:value="0.0013927">
                <text:p>0.0013927</text:p>
              </table:table-cell>
              <table:table-cell office:value-type="float" office:value="0.000521868">
                <text:p>0.000521868</text:p>
              </table:table-cell>
              <table:table-cell office:value-type="float" office:value="0.0012498">
                <text:p>0.001249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5500">
                <text:p>155500</text:p>
              </table:table-cell>
              <table:table-cell office:value-type="float" office:value="0.13435">
                <text:p>0.13435</text:p>
              </table:table-cell>
              <table:table-cell office:value-type="float" office:value="0.00779487">
                <text:p>0.00779487</text:p>
              </table:table-cell>
              <table:table-cell office:value-type="float" office:value="0.00155534">
                <text:p>0.00155534</text:p>
              </table:table-cell>
              <table:table-cell office:value-type="float" office:value="0.126178">
                <text:p>0.126178</text:p>
              </table:table-cell>
              <table:table-cell office:value-type="float" office:value="0.0256193">
                <text:p>0.0256193</text:p>
              </table:table-cell>
              <table:table-cell office:value-type="float" office:value="0.00141362">
                <text:p>0.00141362</text:p>
              </table:table-cell>
              <table:table-cell office:value-type="float" office:value="0.000535685">
                <text:p>0.000535685</text:p>
              </table:table-cell>
              <table:table-cell office:value-type="float" office:value="0.00130349">
                <text:p>0.0013034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5000">
                <text:p>155000</text:p>
              </table:table-cell>
              <table:table-cell office:value-type="float" office:value="0.133975">
                <text:p>0.133975</text:p>
              </table:table-cell>
              <table:table-cell office:value-type="float" office:value="0.00759709">
                <text:p>0.00759709</text:p>
              </table:table-cell>
              <table:table-cell office:value-type="float" office:value="0.00153995">
                <text:p>0.00153995</text:p>
              </table:table-cell>
              <table:table-cell office:value-type="float" office:value="0.12428">
                <text:p>0.12428</text:p>
              </table:table-cell>
              <table:table-cell office:value-type="float" office:value="0.0251093">
                <text:p>0.0251093</text:p>
              </table:table-cell>
              <table:table-cell office:value-type="float" office:value="0.0013477">
                <text:p>0.0013477</text:p>
              </table:table-cell>
              <table:table-cell office:value-type="float" office:value="0.000512394">
                <text:p>0.000512394</text:p>
              </table:table-cell>
              <table:table-cell office:value-type="float" office:value="0.00120559">
                <text:p>0.0012055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4500">
                <text:p>154500</text:p>
              </table:table-cell>
              <table:table-cell office:value-type="float" office:value="0.135741">
                <text:p>0.135741</text:p>
              </table:table-cell>
              <table:table-cell office:value-type="float" office:value="0.00746248">
                <text:p>0.00746248</text:p>
              </table:table-cell>
              <table:table-cell office:value-type="float" office:value="0.00151784">
                <text:p>0.00151784</text:p>
              </table:table-cell>
              <table:table-cell office:value-type="float" office:value="0.126836">
                <text:p>0.126836</text:p>
              </table:table-cell>
              <table:table-cell office:value-type="float" office:value="0.0267092">
                <text:p>0.0267092</text:p>
              </table:table-cell>
              <table:table-cell office:value-type="float" office:value="0.00135362">
                <text:p>0.00135362</text:p>
              </table:table-cell>
              <table:table-cell office:value-type="float" office:value="0.00051121">
                <text:p>0.00051121</text:p>
              </table:table-cell>
              <table:table-cell office:value-type="float" office:value="0.00128217">
                <text:p>0.0012821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4000">
                <text:p>154000</text:p>
              </table:table-cell>
              <table:table-cell office:value-type="float" office:value="0.137157">
                <text:p>0.137157</text:p>
              </table:table-cell>
              <table:table-cell office:value-type="float" office:value="0.00755564">
                <text:p>0.00755564</text:p>
              </table:table-cell>
              <table:table-cell office:value-type="float" office:value="0.001506">
                <text:p>0.001506</text:p>
              </table:table-cell>
              <table:table-cell office:value-type="float" office:value="0.127516">
                <text:p>0.127516</text:p>
              </table:table-cell>
              <table:table-cell office:value-type="float" office:value="0.0256205">
                <text:p>0.0256205</text:p>
              </table:table-cell>
              <table:table-cell office:value-type="float" office:value="0.00136073">
                <text:p>0.00136073</text:p>
              </table:table-cell>
              <table:table-cell office:value-type="float" office:value="0.000516342">
                <text:p>0.000516342</text:p>
              </table:table-cell>
              <table:table-cell office:value-type="float" office:value="0.00130941">
                <text:p>0.0013094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3500">
                <text:p>153500</text:p>
              </table:table-cell>
              <table:table-cell office:value-type="float" office:value="0.128864">
                <text:p>0.128864</text:p>
              </table:table-cell>
              <table:table-cell office:value-type="float" office:value="0.00767841">
                <text:p>0.00767841</text:p>
              </table:table-cell>
              <table:table-cell office:value-type="float" office:value="0.00150837">
                <text:p>0.00150837</text:p>
              </table:table-cell>
              <table:table-cell office:value-type="float" office:value="0.124766">
                <text:p>0.124766</text:p>
              </table:table-cell>
              <table:table-cell office:value-type="float" office:value="0.0244331">
                <text:p>0.0244331</text:p>
              </table:table-cell>
              <table:table-cell office:value-type="float" office:value="0.00140415">
                <text:p>0.00140415</text:p>
              </table:table-cell>
              <table:table-cell office:value-type="float" office:value="0.000530553">
                <text:p>0.000530553</text:p>
              </table:table-cell>
              <table:table-cell office:value-type="float" office:value="0.00127822">
                <text:p>0.0012782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3000">
                <text:p>153000</text:p>
              </table:table-cell>
              <table:table-cell office:value-type="float" office:value="0.136094">
                <text:p>0.136094</text:p>
              </table:table-cell>
              <table:table-cell office:value-type="float" office:value="0.00743564">
                <text:p>0.00743564</text:p>
              </table:table-cell>
              <table:table-cell office:value-type="float" office:value="0.00148744">
                <text:p>0.00148744</text:p>
              </table:table-cell>
              <table:table-cell office:value-type="float" office:value="0.129528">
                <text:p>0.129528</text:p>
              </table:table-cell>
              <table:table-cell office:value-type="float" office:value="0.0257508">
                <text:p>0.0257508</text:p>
              </table:table-cell>
              <table:table-cell office:value-type="float" office:value="0.00136309">
                <text:p>0.00136309</text:p>
              </table:table-cell>
              <table:table-cell office:value-type="float" office:value="0.000514368">
                <text:p>0.000514368</text:p>
              </table:table-cell>
              <table:table-cell office:value-type="float" office:value="0.00125375">
                <text:p>0.0012537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2500">
                <text:p>152500</text:p>
              </table:table-cell>
              <table:table-cell office:value-type="float" office:value="0.146547">
                <text:p>0.146547</text:p>
              </table:table-cell>
              <table:table-cell office:value-type="float" office:value="0.00761644">
                <text:p>0.00761644</text:p>
              </table:table-cell>
              <table:table-cell office:value-type="float" office:value="0.00147244">
                <text:p>0.00147244</text:p>
              </table:table-cell>
              <table:table-cell office:value-type="float" office:value="0.128705">
                <text:p>0.128705</text:p>
              </table:table-cell>
              <table:table-cell office:value-type="float" office:value="0.0262979">
                <text:p>0.0262979</text:p>
              </table:table-cell>
              <table:table-cell office:value-type="float" office:value="0.00139191">
                <text:p>0.00139191</text:p>
              </table:table-cell>
              <table:table-cell office:value-type="float" office:value="0.000524632">
                <text:p>0.000524632</text:p>
              </table:table-cell>
              <table:table-cell office:value-type="float" office:value="0.00126243">
                <text:p>0.0012624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2000">
                <text:p>152000</text:p>
              </table:table-cell>
              <table:table-cell office:value-type="float" office:value="0.129512">
                <text:p>0.129512</text:p>
              </table:table-cell>
              <table:table-cell office:value-type="float" office:value="0.00746248">
                <text:p>0.00746248</text:p>
              </table:table-cell>
              <table:table-cell office:value-type="float" office:value="0.00147639">
                <text:p>0.00147639</text:p>
              </table:table-cell>
              <table:table-cell office:value-type="float" office:value="0.124553">
                <text:p>0.124553</text:p>
              </table:table-cell>
              <table:table-cell office:value-type="float" office:value="0.0250078">
                <text:p>0.0250078</text:p>
              </table:table-cell>
              <table:table-cell office:value-type="float" office:value="0.00139823">
                <text:p>0.00139823</text:p>
              </table:table-cell>
              <table:table-cell office:value-type="float" office:value="0.000524237">
                <text:p>0.000524237</text:p>
              </table:table-cell>
              <table:table-cell office:value-type="float" office:value="0.00124704">
                <text:p>0.0012470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1500">
                <text:p>151500</text:p>
              </table:table-cell>
              <table:table-cell office:value-type="float" office:value="0.136791">
                <text:p>0.136791</text:p>
              </table:table-cell>
              <table:table-cell office:value-type="float" office:value="0.00799619">
                <text:p>0.00799619</text:p>
              </table:table-cell>
              <table:table-cell office:value-type="float" office:value="0.00154784">
                <text:p>0.00154784</text:p>
              </table:table-cell>
              <table:table-cell office:value-type="float" office:value="0.121846">
                <text:p>0.121846</text:p>
              </table:table-cell>
              <table:table-cell office:value-type="float" office:value="0.0240624">
                <text:p>0.0240624</text:p>
              </table:table-cell>
              <table:table-cell office:value-type="float" office:value="0.0014156">
                <text:p>0.0014156</text:p>
              </table:table-cell>
              <table:table-cell office:value-type="float" office:value="0.000540027">
                <text:p>0.000540027</text:p>
              </table:table-cell>
              <table:table-cell office:value-type="float" office:value="0.00124151">
                <text:p>0.0012415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1000">
                <text:p>151000</text:p>
              </table:table-cell>
              <table:table-cell office:value-type="float" office:value="0.135198">
                <text:p>0.135198</text:p>
              </table:table-cell>
              <table:table-cell office:value-type="float" office:value="0.00714036">
                <text:p>0.00714036</text:p>
              </table:table-cell>
              <table:table-cell office:value-type="float" office:value="0.00151823">
                <text:p>0.00151823</text:p>
              </table:table-cell>
              <table:table-cell office:value-type="float" office:value="0.124874">
                <text:p>0.124874</text:p>
              </table:table-cell>
              <table:table-cell office:value-type="float" office:value="0.0250769">
                <text:p>0.0250769</text:p>
              </table:table-cell>
              <table:table-cell office:value-type="float" office:value="0.00142586">
                <text:p>0.00142586</text:p>
              </table:table-cell>
              <table:table-cell office:value-type="float" office:value="0.000520289">
                <text:p>0.000520289</text:p>
              </table:table-cell>
              <table:table-cell office:value-type="float" office:value="0.00127112">
                <text:p>0.0012711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0500">
                <text:p>150500</text:p>
              </table:table-cell>
              <table:table-cell office:value-type="float" office:value="0.127515">
                <text:p>0.127515</text:p>
              </table:table-cell>
              <table:table-cell office:value-type="float" office:value="0.00747827">
                <text:p>0.00747827</text:p>
              </table:table-cell>
              <table:table-cell office:value-type="float" office:value="0.00149534">
                <text:p>0.00149534</text:p>
              </table:table-cell>
              <table:table-cell office:value-type="float" office:value="0.124687">
                <text:p>0.124687</text:p>
              </table:table-cell>
              <table:table-cell office:value-type="float" office:value="0.0243281">
                <text:p>0.0243281</text:p>
              </table:table-cell>
              <table:table-cell office:value-type="float" office:value="0.00142349">
                <text:p>0.00142349</text:p>
              </table:table-cell>
              <table:table-cell office:value-type="float" office:value="0.000534501">
                <text:p>0.000534501</text:p>
              </table:table-cell>
              <table:table-cell office:value-type="float" office:value="0.00124585">
                <text:p>0.0012458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0000">
                <text:p>150000</text:p>
              </table:table-cell>
              <table:table-cell office:value-type="float" office:value="0.1361">
                <text:p>0.1361</text:p>
              </table:table-cell>
              <table:table-cell office:value-type="float" office:value="0.00694298">
                <text:p>0.00694298</text:p>
              </table:table-cell>
              <table:table-cell office:value-type="float" office:value="0.00150758">
                <text:p>0.00150758</text:p>
              </table:table-cell>
              <table:table-cell office:value-type="float" office:value="0.124485">
                <text:p>0.124485</text:p>
              </table:table-cell>
              <table:table-cell office:value-type="float" office:value="0.0244157">
                <text:p>0.0244157</text:p>
              </table:table-cell>
              <table:table-cell office:value-type="float" office:value="0.00135046">
                <text:p>0.00135046</text:p>
              </table:table-cell>
              <table:table-cell office:value-type="float" office:value="0.000498972">
                <text:p>0.000498972</text:p>
              </table:table-cell>
              <table:table-cell office:value-type="float" office:value="0.00127467">
                <text:p>0.0012746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9500">
                <text:p>149500</text:p>
              </table:table-cell>
              <table:table-cell office:value-type="float" office:value="0.132039">
                <text:p>0.132039</text:p>
              </table:table-cell>
              <table:table-cell office:value-type="float" office:value="0.00720628">
                <text:p>0.00720628</text:p>
              </table:table-cell>
              <table:table-cell office:value-type="float" office:value="0.00151113">
                <text:p>0.00151113</text:p>
              </table:table-cell>
              <table:table-cell office:value-type="float" office:value="0.125772">
                <text:p>0.125772</text:p>
              </table:table-cell>
              <table:table-cell office:value-type="float" office:value="0.0251034">
                <text:p>0.0251034</text:p>
              </table:table-cell>
              <table:table-cell office:value-type="float" office:value="0.00140218">
                <text:p>0.00140218</text:p>
              </table:table-cell>
              <table:table-cell office:value-type="float" office:value="0.000517921">
                <text:p>0.000517921</text:p>
              </table:table-cell>
              <table:table-cell office:value-type="float" office:value="0.00126677">
                <text:p>0.0012667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9000">
                <text:p>149000</text:p>
              </table:table-cell>
              <table:table-cell office:value-type="float" office:value="0.131828">
                <text:p>0.131828</text:p>
              </table:table-cell>
              <table:table-cell office:value-type="float" office:value="0.00724576">
                <text:p>0.00724576</text:p>
              </table:table-cell>
              <table:table-cell office:value-type="float" office:value="0.0014831">
                <text:p>0.0014831</text:p>
              </table:table-cell>
              <table:table-cell office:value-type="float" office:value="0.116308">
                <text:p>0.116308</text:p>
              </table:table-cell>
              <table:table-cell office:value-type="float" office:value="0.0232709">
                <text:p>0.0232709</text:p>
              </table:table-cell>
              <table:table-cell office:value-type="float" office:value="0.00137533">
                <text:p>0.00137533</text:p>
              </table:table-cell>
              <table:table-cell office:value-type="float" office:value="0.000514368">
                <text:p>0.000514368</text:p>
              </table:table-cell>
              <table:table-cell office:value-type="float" office:value="0.00123243">
                <text:p>0.0012324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8500">
                <text:p>148500</text:p>
              </table:table-cell>
              <table:table-cell office:value-type="float" office:value="0.129372">
                <text:p>0.129372</text:p>
              </table:table-cell>
              <table:table-cell office:value-type="float" office:value="0.00702509">
                <text:p>0.00702509</text:p>
              </table:table-cell>
              <table:table-cell office:value-type="float" office:value="0.00148034">
                <text:p>0.00148034</text:p>
              </table:table-cell>
              <table:table-cell office:value-type="float" office:value="0.118465">
                <text:p>0.118465</text:p>
              </table:table-cell>
              <table:table-cell office:value-type="float" office:value="0.0237182">
                <text:p>0.0237182</text:p>
              </table:table-cell>
              <table:table-cell office:value-type="float" office:value="0.00135915">
                <text:p>0.00135915</text:p>
              </table:table-cell>
              <table:table-cell office:value-type="float" office:value="0.000501736">
                <text:p>0.000501736</text:p>
              </table:table-cell>
              <table:table-cell office:value-type="float" office:value="0.0012269">
                <text:p>0.001226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8000">
                <text:p>148000</text:p>
              </table:table-cell>
              <table:table-cell office:value-type="float" office:value="0.125964">
                <text:p>0.125964</text:p>
              </table:table-cell>
              <table:table-cell office:value-type="float" office:value="0.00707365">
                <text:p>0.00707365</text:p>
              </table:table-cell>
              <table:table-cell office:value-type="float" office:value="0.00146534">
                <text:p>0.00146534</text:p>
              </table:table-cell>
              <table:table-cell office:value-type="float" office:value="0.11796">
                <text:p>0.11796</text:p>
              </table:table-cell>
              <table:table-cell office:value-type="float" office:value="0.0238473">
                <text:p>0.0238473</text:p>
              </table:table-cell>
              <table:table-cell office:value-type="float" office:value="0.00134652">
                <text:p>0.00134652</text:p>
              </table:table-cell>
              <table:table-cell office:value-type="float" office:value="0.000500551">
                <text:p>0.000500551</text:p>
              </table:table-cell>
              <table:table-cell office:value-type="float" office:value="0.00127151">
                <text:p>0.0012715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7500">
                <text:p>147500</text:p>
              </table:table-cell>
              <table:table-cell office:value-type="float" office:value="0.129451">
                <text:p>0.129451</text:p>
              </table:table-cell>
              <table:table-cell office:value-type="float" office:value="0.00719878">
                <text:p>0.00719878</text:p>
              </table:table-cell>
              <table:table-cell office:value-type="float" office:value="0.00146455">
                <text:p>0.00146455</text:p>
              </table:table-cell>
              <table:table-cell office:value-type="float" office:value="0.118599">
                <text:p>0.118599</text:p>
              </table:table-cell>
              <table:table-cell office:value-type="float" office:value="0.0261838">
                <text:p>0.0261838</text:p>
              </table:table-cell>
              <table:table-cell office:value-type="float" office:value="0.0013702">
                <text:p>0.0013702</text:p>
              </table:table-cell>
              <table:table-cell office:value-type="float" office:value="0.00051042">
                <text:p>0.00051042</text:p>
              </table:table-cell>
              <table:table-cell office:value-type="float" office:value="0.00120401">
                <text:p>0.0012040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7000">
                <text:p>147000</text:p>
              </table:table-cell>
              <table:table-cell office:value-type="float" office:value="0.126231">
                <text:p>0.126231</text:p>
              </table:table-cell>
              <table:table-cell office:value-type="float" office:value="0.00727339">
                <text:p>0.00727339</text:p>
              </table:table-cell>
              <table:table-cell office:value-type="float" office:value="0.00151863">
                <text:p>0.00151863</text:p>
              </table:table-cell>
              <table:table-cell office:value-type="float" office:value="0.122764">
                <text:p>0.122764</text:p>
              </table:table-cell>
              <table:table-cell office:value-type="float" office:value="0.024169">
                <text:p>0.024169</text:p>
              </table:table-cell>
              <table:table-cell office:value-type="float" office:value="0.00133744">
                <text:p>0.00133744</text:p>
              </table:table-cell>
              <table:table-cell office:value-type="float" office:value="0.000506868">
                <text:p>0.000506868</text:p>
              </table:table-cell>
              <table:table-cell office:value-type="float" office:value="0.00121861">
                <text:p>0.0012186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6500">
                <text:p>146500</text:p>
              </table:table-cell>
              <table:table-cell office:value-type="float" office:value="0.125865">
                <text:p>0.125865</text:p>
              </table:table-cell>
              <table:table-cell office:value-type="float" office:value="0.00701246">
                <text:p>0.00701246</text:p>
              </table:table-cell>
              <table:table-cell office:value-type="float" office:value="0.00148429">
                <text:p>0.00148429</text:p>
              </table:table-cell>
              <table:table-cell office:value-type="float" office:value="0.124124">
                <text:p>0.124124</text:p>
              </table:table-cell>
              <table:table-cell office:value-type="float" office:value="0.0244528">
                <text:p>0.0244528</text:p>
              </table:table-cell>
              <table:table-cell office:value-type="float" office:value="0.00134888">
                <text:p>0.00134888</text:p>
              </table:table-cell>
              <table:table-cell office:value-type="float" office:value="0.000498972">
                <text:p>0.000498972</text:p>
              </table:table-cell>
              <table:table-cell office:value-type="float" office:value="0.0012652">
                <text:p>0.001265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6000">
                <text:p>146000</text:p>
              </table:table-cell>
              <table:table-cell office:value-type="float" office:value="0.128407">
                <text:p>0.128407</text:p>
              </table:table-cell>
              <table:table-cell office:value-type="float" office:value="0.00746327">
                <text:p>0.00746327</text:p>
              </table:table-cell>
              <table:table-cell office:value-type="float" office:value="0.0015056">
                <text:p>0.0015056</text:p>
              </table:table-cell>
              <table:table-cell office:value-type="float" office:value="0.118316">
                <text:p>0.118316</text:p>
              </table:table-cell>
              <table:table-cell office:value-type="float" office:value="0.0240352">
                <text:p>0.0240352</text:p>
              </table:table-cell>
              <table:table-cell office:value-type="float" office:value="0.00137415">
                <text:p>0.00137415</text:p>
              </table:table-cell>
              <table:table-cell office:value-type="float" office:value="0.000521868">
                <text:p>0.000521868</text:p>
              </table:table-cell>
              <table:table-cell office:value-type="float" office:value="0.00124348">
                <text:p>0.0012434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5500">
                <text:p>145500</text:p>
              </table:table-cell>
              <table:table-cell office:value-type="float" office:value="0.125059">
                <text:p>0.125059</text:p>
              </table:table-cell>
              <table:table-cell office:value-type="float" office:value="0.00697101">
                <text:p>0.00697101</text:p>
              </table:table-cell>
              <table:table-cell office:value-type="float" office:value="0.00148863">
                <text:p>0.00148863</text:p>
              </table:table-cell>
              <table:table-cell office:value-type="float" office:value="0.116945">
                <text:p>0.116945</text:p>
              </table:table-cell>
              <table:table-cell office:value-type="float" office:value="0.0232322">
                <text:p>0.0232322</text:p>
              </table:table-cell>
              <table:table-cell office:value-type="float" office:value="0.00133665">
                <text:p>0.00133665</text:p>
              </table:table-cell>
              <table:table-cell office:value-type="float" office:value="0.000495025">
                <text:p>0.000495025</text:p>
              </table:table-cell>
              <table:table-cell office:value-type="float" office:value="0.00118151">
                <text:p>0.0011815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5000">
                <text:p>145000</text:p>
              </table:table-cell>
              <table:table-cell office:value-type="float" office:value="0.144621">
                <text:p>0.144621</text:p>
              </table:table-cell>
              <table:table-cell office:value-type="float" office:value="0.00721378">
                <text:p>0.00721378</text:p>
              </table:table-cell>
              <table:table-cell office:value-type="float" office:value="0.00147205">
                <text:p>0.00147205</text:p>
              </table:table-cell>
              <table:table-cell office:value-type="float" office:value="0.119341">
                <text:p>0.119341</text:p>
              </table:table-cell>
              <table:table-cell office:value-type="float" office:value="0.0235686">
                <text:p>0.0235686</text:p>
              </table:table-cell>
              <table:table-cell office:value-type="float" office:value="0.00136388">
                <text:p>0.00136388</text:p>
              </table:table-cell>
              <table:table-cell office:value-type="float" office:value="0.000510026">
                <text:p>0.000510026</text:p>
              </table:table-cell>
              <table:table-cell office:value-type="float" office:value="0.00122217">
                <text:p>0.0012221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4500">
                <text:p>144500</text:p>
              </table:table-cell>
              <table:table-cell office:value-type="float" office:value="0.129723">
                <text:p>0.129723</text:p>
              </table:table-cell>
              <table:table-cell office:value-type="float" office:value="0.00697259">
                <text:p>0.00697259</text:p>
              </table:table-cell>
              <table:table-cell office:value-type="float" office:value="0.00148034">
                <text:p>0.00148034</text:p>
              </table:table-cell>
              <table:table-cell office:value-type="float" office:value="0.11518">
                <text:p>0.11518</text:p>
              </table:table-cell>
              <table:table-cell office:value-type="float" office:value="0.0227877">
                <text:p>0.0227877</text:p>
              </table:table-cell>
              <table:table-cell office:value-type="float" office:value="0.00136191">
                <text:p>0.00136191</text:p>
              </table:table-cell>
              <table:table-cell office:value-type="float" office:value="0.000499367">
                <text:p>0.000499367</text:p>
              </table:table-cell>
              <table:table-cell office:value-type="float" office:value="0.00127427">
                <text:p>0.0012742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4000">
                <text:p>144000</text:p>
              </table:table-cell>
              <table:table-cell office:value-type="float" office:value="0.127696">
                <text:p>0.127696</text:p>
              </table:table-cell>
              <table:table-cell office:value-type="float" office:value="0.00700456">
                <text:p>0.00700456</text:p>
              </table:table-cell>
              <table:table-cell office:value-type="float" office:value="0.00146771">
                <text:p>0.00146771</text:p>
              </table:table-cell>
              <table:table-cell office:value-type="float" office:value="0.1237">
                <text:p>0.1237</text:p>
              </table:table-cell>
              <table:table-cell office:value-type="float" office:value="0.0247481">
                <text:p>0.0247481</text:p>
              </table:table-cell>
              <table:table-cell office:value-type="float" office:value="0.00130507">
                <text:p>0.00130507</text:p>
              </table:table-cell>
              <table:table-cell office:value-type="float" office:value="0.000484761">
                <text:p>0.000484761</text:p>
              </table:table-cell>
              <table:table-cell office:value-type="float" office:value="0.0012798">
                <text:p>0.001279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3500">
                <text:p>143500</text:p>
              </table:table-cell>
              <table:table-cell office:value-type="float" office:value="0.125212">
                <text:p>0.125212</text:p>
              </table:table-cell>
              <table:table-cell office:value-type="float" office:value="0.00722444">
                <text:p>0.00722444</text:p>
              </table:table-cell>
              <table:table-cell office:value-type="float" office:value="0.00152179">
                <text:p>0.00152179</text:p>
              </table:table-cell>
              <table:table-cell office:value-type="float" office:value="0.119243">
                <text:p>0.119243</text:p>
              </table:table-cell>
              <table:table-cell office:value-type="float" office:value="0.0248965">
                <text:p>0.0248965</text:p>
              </table:table-cell>
              <table:table-cell office:value-type="float" office:value="0.0013323">
                <text:p>0.0013323</text:p>
              </table:table-cell>
              <table:table-cell office:value-type="float" office:value="0.000493051">
                <text:p>0.000493051</text:p>
              </table:table-cell>
              <table:table-cell office:value-type="float" office:value="0.0012419">
                <text:p>0.001241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3000">
                <text:p>143000</text:p>
              </table:table-cell>
              <table:table-cell office:value-type="float" office:value="0.122049">
                <text:p>0.122049</text:p>
              </table:table-cell>
              <table:table-cell office:value-type="float" office:value="0.00689324">
                <text:p>0.00689324</text:p>
              </table:table-cell>
              <table:table-cell office:value-type="float" office:value="0.00166706">
                <text:p>0.00166706</text:p>
              </table:table-cell>
              <table:table-cell office:value-type="float" office:value="0.115316">
                <text:p>0.115316</text:p>
              </table:table-cell>
              <table:table-cell office:value-type="float" office:value="0.0231971">
                <text:p>0.0231971</text:p>
              </table:table-cell>
              <table:table-cell office:value-type="float" office:value="0.00137257">
                <text:p>0.00137257</text:p>
              </table:table-cell>
              <table:table-cell office:value-type="float" office:value="0.00050213">
                <text:p>0.00050213</text:p>
              </table:table-cell>
              <table:table-cell office:value-type="float" office:value="0.00126164">
                <text:p>0.0012616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2500">
                <text:p>142500</text:p>
              </table:table-cell>
              <table:table-cell office:value-type="float" office:value="0.127141">
                <text:p>0.127141</text:p>
              </table:table-cell>
              <table:table-cell office:value-type="float" office:value="0.00757064">
                <text:p>0.00757064</text:p>
              </table:table-cell>
              <table:table-cell office:value-type="float" office:value="0.00153876">
                <text:p>0.00153876</text:p>
              </table:table-cell>
              <table:table-cell office:value-type="float" office:value="0.119085">
                <text:p>0.119085</text:p>
              </table:table-cell>
              <table:table-cell office:value-type="float" office:value="0.0240995">
                <text:p>0.0240995</text:p>
              </table:table-cell>
              <table:table-cell office:value-type="float" office:value="0.00139428">
                <text:p>0.00139428</text:p>
              </table:table-cell>
              <table:table-cell office:value-type="float" office:value="0.000515947">
                <text:p>0.000515947</text:p>
              </table:table-cell>
              <table:table-cell office:value-type="float" office:value="0.00124151">
                <text:p>0.0012415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2000">
                <text:p>142000</text:p>
              </table:table-cell>
              <table:table-cell office:value-type="float" office:value="0.126456">
                <text:p>0.126456</text:p>
              </table:table-cell>
              <table:table-cell office:value-type="float" office:value="0.00738669">
                <text:p>0.00738669</text:p>
              </table:table-cell>
              <table:table-cell office:value-type="float" office:value="0.00154231">
                <text:p>0.00154231</text:p>
              </table:table-cell>
              <table:table-cell office:value-type="float" office:value="0.125">
                <text:p>0.125</text:p>
              </table:table-cell>
              <table:table-cell office:value-type="float" office:value="0.0246833">
                <text:p>0.0246833</text:p>
              </table:table-cell>
              <table:table-cell office:value-type="float" office:value="0.00132362">
                <text:p>0.00132362</text:p>
              </table:table-cell>
              <table:table-cell office:value-type="float" office:value="0.000488314">
                <text:p>0.000488314</text:p>
              </table:table-cell>
              <table:table-cell office:value-type="float" office:value="0.0012269">
                <text:p>0.001226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1500">
                <text:p>141500</text:p>
              </table:table-cell>
              <table:table-cell office:value-type="float" office:value="0.126129">
                <text:p>0.126129</text:p>
              </table:table-cell>
              <table:table-cell office:value-type="float" office:value="0.00689285">
                <text:p>0.00689285</text:p>
              </table:table-cell>
              <table:table-cell office:value-type="float" office:value="0.00154942">
                <text:p>0.00154942</text:p>
              </table:table-cell>
              <table:table-cell office:value-type="float" office:value="0.119271">
                <text:p>0.119271</text:p>
              </table:table-cell>
              <table:table-cell office:value-type="float" office:value="0.0251503">
                <text:p>0.0251503</text:p>
              </table:table-cell>
              <table:table-cell office:value-type="float" office:value="0.00131138">
                <text:p>0.00131138</text:p>
              </table:table-cell>
              <table:table-cell office:value-type="float" office:value="0.000486735">
                <text:p>0.000486735</text:p>
              </table:table-cell>
              <table:table-cell office:value-type="float" office:value="0.00129757">
                <text:p>0.0012975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1000">
                <text:p>141000</text:p>
              </table:table-cell>
              <table:table-cell office:value-type="float" office:value="0.122486">
                <text:p>0.122486</text:p>
              </table:table-cell>
              <table:table-cell office:value-type="float" office:value="0.00641756">
                <text:p>0.00641756</text:p>
              </table:table-cell>
              <table:table-cell office:value-type="float" office:value="0.00152889">
                <text:p>0.00152889</text:p>
              </table:table-cell>
              <table:table-cell office:value-type="float" office:value="0.117964">
                <text:p>0.117964</text:p>
              </table:table-cell>
              <table:table-cell office:value-type="float" office:value="0.0237296">
                <text:p>0.0237296</text:p>
              </table:table-cell>
              <table:table-cell office:value-type="float" office:value="0.00127191">
                <text:p>0.00127191</text:p>
              </table:table-cell>
              <table:table-cell office:value-type="float" office:value="0.000484366">
                <text:p>0.000484366</text:p>
              </table:table-cell>
              <table:table-cell office:value-type="float" office:value="0.0011819">
                <text:p>0.001181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0500">
                <text:p>140500</text:p>
              </table:table-cell>
              <table:table-cell office:value-type="float" office:value="0.126848">
                <text:p>0.126848</text:p>
              </table:table-cell>
              <table:table-cell office:value-type="float" office:value="0.0070547">
                <text:p>0.0070547</text:p>
              </table:table-cell>
              <table:table-cell office:value-type="float" office:value="0.00151981">
                <text:p>0.00151981</text:p>
              </table:table-cell>
              <table:table-cell office:value-type="float" office:value="0.113197">
                <text:p>0.113197</text:p>
              </table:table-cell>
              <table:table-cell office:value-type="float" office:value="0.0228525">
                <text:p>0.0228525</text:p>
              </table:table-cell>
              <table:table-cell office:value-type="float" office:value="0.00135402">
                <text:p>0.00135402</text:p>
              </table:table-cell>
              <table:table-cell office:value-type="float" office:value="0.00051042">
                <text:p>0.00051042</text:p>
              </table:table-cell>
              <table:table-cell office:value-type="float" office:value="0.00121703">
                <text:p>0.0012170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0000">
                <text:p>140000</text:p>
              </table:table-cell>
              <table:table-cell office:value-type="float" office:value="0.124843">
                <text:p>0.124843</text:p>
              </table:table-cell>
              <table:table-cell office:value-type="float" office:value="0.00718852">
                <text:p>0.00718852</text:p>
              </table:table-cell>
              <table:table-cell office:value-type="float" office:value="0.00150402">
                <text:p>0.00150402</text:p>
              </table:table-cell>
              <table:table-cell office:value-type="float" office:value="0.117514">
                <text:p>0.117514</text:p>
              </table:table-cell>
              <table:table-cell office:value-type="float" office:value="0.0231387">
                <text:p>0.0231387</text:p>
              </table:table-cell>
              <table:table-cell office:value-type="float" office:value="0.00130664">
                <text:p>0.00130664</text:p>
              </table:table-cell>
              <table:table-cell office:value-type="float" office:value="0.000489104">
                <text:p>0.000489104</text:p>
              </table:table-cell>
              <table:table-cell office:value-type="float" office:value="0.00126954">
                <text:p>0.0012695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39500">
                <text:p>139500</text:p>
              </table:table-cell>
              <table:table-cell office:value-type="float" office:value="0.121261">
                <text:p>0.121261</text:p>
              </table:table-cell>
              <table:table-cell office:value-type="float" office:value="0.00676337">
                <text:p>0.00676337</text:p>
              </table:table-cell>
              <table:table-cell office:value-type="float" office:value="0.00156205">
                <text:p>0.00156205</text:p>
              </table:table-cell>
              <table:table-cell office:value-type="float" office:value="0.115262">
                <text:p>0.115262</text:p>
              </table:table-cell>
              <table:table-cell office:value-type="float" office:value="0.0227972">
                <text:p>0.0227972</text:p>
              </table:table-cell>
              <table:table-cell office:value-type="float" office:value="0.00131533">
                <text:p>0.00131533</text:p>
              </table:table-cell>
              <table:table-cell office:value-type="float" office:value="0.000489893">
                <text:p>0.000489893</text:p>
              </table:table-cell>
              <table:table-cell office:value-type="float" office:value="0.00125691">
                <text:p>0.0012569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39000">
                <text:p>139000</text:p>
              </table:table-cell>
              <table:table-cell office:value-type="float" office:value="0.127735">
                <text:p>0.127735</text:p>
              </table:table-cell>
              <table:table-cell office:value-type="float" office:value="0.00697219">
                <text:p>0.00697219</text:p>
              </table:table-cell>
              <table:table-cell office:value-type="float" office:value="0.00158218">
                <text:p>0.00158218</text:p>
              </table:table-cell>
              <table:table-cell office:value-type="float" office:value="0.12498">
                <text:p>0.12498</text:p>
              </table:table-cell>
              <table:table-cell office:value-type="float" office:value="0.0286629">
                <text:p>0.0286629</text:p>
              </table:table-cell>
              <table:table-cell office:value-type="float" office:value="0.00136191">
                <text:p>0.00136191</text:p>
              </table:table-cell>
              <table:table-cell office:value-type="float" office:value="0.000506868">
                <text:p>0.000506868</text:p>
              </table:table-cell>
              <table:table-cell office:value-type="float" office:value="0.00126322">
                <text:p>0.0012632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38500">
                <text:p>138500</text:p>
              </table:table-cell>
              <table:table-cell office:value-type="float" office:value="0.124093">
                <text:p>0.124093</text:p>
              </table:table-cell>
              <table:table-cell office:value-type="float" office:value="0.0063465">
                <text:p>0.0063465</text:p>
              </table:table-cell>
              <table:table-cell office:value-type="float" office:value="0.00152337">
                <text:p>0.00152337</text:p>
              </table:table-cell>
              <table:table-cell office:value-type="float" office:value="0.121145">
                <text:p>0.121145</text:p>
              </table:table-cell>
              <table:table-cell office:value-type="float" office:value="0.0240071">
                <text:p>0.0240071</text:p>
              </table:table-cell>
              <table:table-cell office:value-type="float" office:value="0.00129914">
                <text:p>0.00129914</text:p>
              </table:table-cell>
              <table:table-cell office:value-type="float" office:value="0.000478445">
                <text:p>0.000478445</text:p>
              </table:table-cell>
              <table:table-cell office:value-type="float" office:value="0.00123835">
                <text:p>0.0012383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38000">
                <text:p>138000</text:p>
              </table:table-cell>
              <table:table-cell office:value-type="float" office:value="0.12067">
                <text:p>0.12067</text:p>
              </table:table-cell>
              <table:table-cell office:value-type="float" office:value="0.00666033">
                <text:p>0.00666033</text:p>
              </table:table-cell>
              <table:table-cell office:value-type="float" office:value="0.00153284">
                <text:p>0.00153284</text:p>
              </table:table-cell>
              <table:table-cell office:value-type="float" office:value="0.116845">
                <text:p>0.116845</text:p>
              </table:table-cell>
              <table:table-cell office:value-type="float" office:value="0.0236479">
                <text:p>0.0236479</text:p>
              </table:table-cell>
              <table:table-cell office:value-type="float" office:value="0.00130033">
                <text:p>0.00130033</text:p>
              </table:table-cell>
              <table:table-cell office:value-type="float" office:value="0.000482787">
                <text:p>0.000482787</text:p>
              </table:table-cell>
              <table:table-cell office:value-type="float" office:value="0.00127664">
                <text:p>0.0012766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7500">
                <text:p>137500</text:p>
              </table:table-cell>
              <table:table-cell office:value-type="float" office:value="0.126814">
                <text:p>0.126814</text:p>
              </table:table-cell>
              <table:table-cell office:value-type="float" office:value="0.0063619">
                <text:p>0.0063619</text:p>
              </table:table-cell>
              <table:table-cell office:value-type="float" office:value="0.00152455">
                <text:p>0.00152455</text:p>
              </table:table-cell>
              <table:table-cell office:value-type="float" office:value="0.111369">
                <text:p>0.111369</text:p>
              </table:table-cell>
              <table:table-cell office:value-type="float" office:value="0.0224111">
                <text:p>0.0224111</text:p>
              </table:table-cell>
              <table:table-cell office:value-type="float" office:value="0.00129401">
                <text:p>0.00129401</text:p>
              </table:table-cell>
              <table:table-cell office:value-type="float" office:value="0.000473313">
                <text:p>0.000473313</text:p>
              </table:table-cell>
              <table:table-cell office:value-type="float" office:value="0.00123283">
                <text:p>0.0012328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37000">
                <text:p>137000</text:p>
              </table:table-cell>
              <table:table-cell office:value-type="float" office:value="0.133984">
                <text:p>0.133984</text:p>
              </table:table-cell>
              <table:table-cell office:value-type="float" office:value="0.00707799">
                <text:p>0.00707799</text:p>
              </table:table-cell>
              <table:table-cell office:value-type="float" office:value="0.00155574">
                <text:p>0.00155574</text:p>
              </table:table-cell>
              <table:table-cell office:value-type="float" office:value="0.112579">
                <text:p>0.112579</text:p>
              </table:table-cell>
              <table:table-cell office:value-type="float" office:value="0.0240782">
                <text:p>0.0240782</text:p>
              </table:table-cell>
              <table:table-cell office:value-type="float" office:value="0.00134849">
                <text:p>0.00134849</text:p>
              </table:table-cell>
              <table:table-cell office:value-type="float" office:value="0.000506473">
                <text:p>0.000506473</text:p>
              </table:table-cell>
              <table:table-cell office:value-type="float" office:value="0.00125059">
                <text:p>0.0012505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36500">
                <text:p>136500</text:p>
              </table:table-cell>
              <table:table-cell office:value-type="float" office:value="0.124452">
                <text:p>0.124452</text:p>
              </table:table-cell>
              <table:table-cell office:value-type="float" office:value="0.00674797">
                <text:p>0.00674797</text:p>
              </table:table-cell>
              <table:table-cell office:value-type="float" office:value="0.00151389">
                <text:p>0.00151389</text:p>
              </table:table-cell>
              <table:table-cell office:value-type="float" office:value="0.112963">
                <text:p>0.112963</text:p>
              </table:table-cell>
              <table:table-cell office:value-type="float" office:value="0.0235389">
                <text:p>0.0235389</text:p>
              </table:table-cell>
              <table:table-cell office:value-type="float" office:value="0.00138402">
                <text:p>0.00138402</text:p>
              </table:table-cell>
              <table:table-cell office:value-type="float" office:value="0.000506078">
                <text:p>0.000506078</text:p>
              </table:table-cell>
              <table:table-cell office:value-type="float" office:value="0.00133901">
                <text:p>0.0013390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6000">
                <text:p>136000</text:p>
              </table:table-cell>
              <table:table-cell office:value-type="float" office:value="0.119372">
                <text:p>0.119372</text:p>
              </table:table-cell>
              <table:table-cell office:value-type="float" office:value="0.00659283">
                <text:p>0.00659283</text:p>
              </table:table-cell>
              <table:table-cell office:value-type="float" office:value="0.0015285">
                <text:p>0.0015285</text:p>
              </table:table-cell>
              <table:table-cell office:value-type="float" office:value="0.110173">
                <text:p>0.110173</text:p>
              </table:table-cell>
              <table:table-cell office:value-type="float" office:value="0.022436">
                <text:p>0.022436</text:p>
              </table:table-cell>
              <table:table-cell office:value-type="float" office:value="0.00129401">
                <text:p>0.00129401</text:p>
              </table:table-cell>
              <table:table-cell office:value-type="float" office:value="0.000481998">
                <text:p>0.000481998</text:p>
              </table:table-cell>
              <table:table-cell office:value-type="float" office:value="0.00126638">
                <text:p>0.0012663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5500">
                <text:p>135500</text:p>
              </table:table-cell>
              <table:table-cell office:value-type="float" office:value="0.118326">
                <text:p>0.118326</text:p>
              </table:table-cell>
              <table:table-cell office:value-type="float" office:value="0.00668955">
                <text:p>0.00668955</text:p>
              </table:table-cell>
              <table:table-cell office:value-type="float" office:value="0.00159995">
                <text:p>0.00159995</text:p>
              </table:table-cell>
              <table:table-cell office:value-type="float" office:value="0.12073">
                <text:p>0.12073</text:p>
              </table:table-cell>
              <table:table-cell office:value-type="float" office:value="0.0233605">
                <text:p>0.0233605</text:p>
              </table:table-cell>
              <table:table-cell office:value-type="float" office:value="0.00132757">
                <text:p>0.00132757</text:p>
              </table:table-cell>
              <table:table-cell office:value-type="float" office:value="0.000489103">
                <text:p>0.000489103</text:p>
              </table:table-cell>
              <table:table-cell office:value-type="float" office:value="0.00125927">
                <text:p>0.0012592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35000">
                <text:p>135000</text:p>
              </table:table-cell>
              <table:table-cell office:value-type="float" office:value="0.124526">
                <text:p>0.124526</text:p>
              </table:table-cell>
              <table:table-cell office:value-type="float" office:value="0.00670257">
                <text:p>0.00670257</text:p>
              </table:table-cell>
              <table:table-cell office:value-type="float" office:value="0.00177798">
                <text:p>0.00177798</text:p>
              </table:table-cell>
              <table:table-cell office:value-type="float" office:value="0.116309">
                <text:p>0.116309</text:p>
              </table:table-cell>
              <table:table-cell office:value-type="float" office:value="0.0237869">
                <text:p>0.0237869</text:p>
              </table:table-cell>
              <table:table-cell office:value-type="float" office:value="0.00131691">
                <text:p>0.00131691</text:p>
              </table:table-cell>
              <table:table-cell office:value-type="float" office:value="0.000485156">
                <text:p>0.000485156</text:p>
              </table:table-cell>
              <table:table-cell office:value-type="float" office:value="0.00122375">
                <text:p>0.001223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34500">
                <text:p>134500</text:p>
              </table:table-cell>
              <table:table-cell office:value-type="float" office:value="0.117292">
                <text:p>0.117292</text:p>
              </table:table-cell>
              <table:table-cell office:value-type="float" office:value="0.00659757">
                <text:p>0.00659757</text:p>
              </table:table-cell>
              <table:table-cell office:value-type="float" office:value="0.00164416">
                <text:p>0.00164416</text:p>
              </table:table-cell>
              <table:table-cell office:value-type="float" office:value="0.110709">
                <text:p>0.110709</text:p>
              </table:table-cell>
              <table:table-cell office:value-type="float" office:value="0.0230341">
                <text:p>0.0230341</text:p>
              </table:table-cell>
              <table:table-cell office:value-type="float" office:value="0.00131257">
                <text:p>0.00131257</text:p>
              </table:table-cell>
              <table:table-cell office:value-type="float" office:value="0.000482393">
                <text:p>0.000482393</text:p>
              </table:table-cell>
              <table:table-cell office:value-type="float" office:value="0.00123796">
                <text:p>0.0012379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34000">
                <text:p>134000</text:p>
              </table:table-cell>
              <table:table-cell office:value-type="float" office:value="0.130744">
                <text:p>0.130744</text:p>
              </table:table-cell>
              <table:table-cell office:value-type="float" office:value="0.00633821">
                <text:p>0.00633821</text:p>
              </table:table-cell>
              <table:table-cell office:value-type="float" office:value="0.00160784">
                <text:p>0.00160784</text:p>
              </table:table-cell>
              <table:table-cell office:value-type="float" office:value="0.112324">
                <text:p>0.112324</text:p>
              </table:table-cell>
              <table:table-cell office:value-type="float" office:value="0.0226614">
                <text:p>0.0226614</text:p>
              </table:table-cell>
              <table:table-cell office:value-type="float" office:value="0.00129757">
                <text:p>0.00129757</text:p>
              </table:table-cell>
              <table:table-cell office:value-type="float" office:value="0.00047055">
                <text:p>0.00047055</text:p>
              </table:table-cell>
              <table:table-cell office:value-type="float" office:value="0.00124822">
                <text:p>0.0012482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33500">
                <text:p>133500</text:p>
              </table:table-cell>
              <table:table-cell office:value-type="float" office:value="0.118893">
                <text:p>0.118893</text:p>
              </table:table-cell>
              <table:table-cell office:value-type="float" office:value="0.00662639">
                <text:p>0.00662639</text:p>
              </table:table-cell>
              <table:table-cell office:value-type="float" office:value="0.00157468">
                <text:p>0.00157468</text:p>
              </table:table-cell>
              <table:table-cell office:value-type="float" office:value="0.110225">
                <text:p>0.110225</text:p>
              </table:table-cell>
              <table:table-cell office:value-type="float" office:value="0.0224984">
                <text:p>0.0224984</text:p>
              </table:table-cell>
              <table:table-cell office:value-type="float" office:value="0.00135046">
                <text:p>0.00135046</text:p>
              </table:table-cell>
              <table:table-cell office:value-type="float" office:value="0.000491077">
                <text:p>0.000491077</text:p>
              </table:table-cell>
              <table:table-cell office:value-type="float" office:value="0.00121546">
                <text:p>0.0012154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33000">
                <text:p>133000</text:p>
              </table:table-cell>
              <table:table-cell office:value-type="float" office:value="0.120709">
                <text:p>0.120709</text:p>
              </table:table-cell>
              <table:table-cell office:value-type="float" office:value="0.0066402">
                <text:p>0.0066402</text:p>
              </table:table-cell>
              <table:table-cell office:value-type="float" office:value="0.00155732">
                <text:p>0.00155732</text:p>
              </table:table-cell>
              <table:table-cell office:value-type="float" office:value="0.108341">
                <text:p>0.108341</text:p>
              </table:table-cell>
              <table:table-cell office:value-type="float" office:value="0.0218344">
                <text:p>0.0218344</text:p>
              </table:table-cell>
              <table:table-cell office:value-type="float" office:value="0.00135875">
                <text:p>0.00135875</text:p>
              </table:table-cell>
              <table:table-cell office:value-type="float" office:value="0.000491472">
                <text:p>0.000491472</text:p>
              </table:table-cell>
              <table:table-cell office:value-type="float" office:value="0.0012498">
                <text:p>0.001249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32500">
                <text:p>132500</text:p>
              </table:table-cell>
              <table:table-cell office:value-type="float" office:value="0.118783">
                <text:p>0.118783</text:p>
              </table:table-cell>
              <table:table-cell office:value-type="float" office:value="0.00613373">
                <text:p>0.00613373</text:p>
              </table:table-cell>
              <table:table-cell office:value-type="float" office:value="0.00156718">
                <text:p>0.00156718</text:p>
              </table:table-cell>
              <table:table-cell office:value-type="float" office:value="0.107073">
                <text:p>0.107073</text:p>
              </table:table-cell>
              <table:table-cell office:value-type="float" office:value="0.0212111">
                <text:p>0.0212111</text:p>
              </table:table-cell>
              <table:table-cell office:value-type="float" office:value="0.00132757">
                <text:p>0.00132757</text:p>
              </table:table-cell>
              <table:table-cell office:value-type="float" office:value="0.000470945">
                <text:p>0.000470945</text:p>
              </table:table-cell>
              <table:table-cell office:value-type="float" office:value="0.00122572">
                <text:p>0.0012257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2000">
                <text:p>132000</text:p>
              </table:table-cell>
              <table:table-cell office:value-type="float" office:value="0.115293">
                <text:p>0.115293</text:p>
              </table:table-cell>
              <table:table-cell office:value-type="float" office:value="0.00637927">
                <text:p>0.00637927</text:p>
              </table:table-cell>
              <table:table-cell office:value-type="float" office:value="0.00153126">
                <text:p>0.00153126</text:p>
              </table:table-cell>
              <table:table-cell office:value-type="float" office:value="0.109218">
                <text:p>0.109218</text:p>
              </table:table-cell>
              <table:table-cell office:value-type="float" office:value="0.0220408">
                <text:p>0.0220408</text:p>
              </table:table-cell>
              <table:table-cell office:value-type="float" office:value="0.00133823">
                <text:p>0.00133823</text:p>
              </table:table-cell>
              <table:table-cell office:value-type="float" office:value="0.00047884">
                <text:p>0.00047884</text:p>
              </table:table-cell>
              <table:table-cell office:value-type="float" office:value="0.00117677">
                <text:p>0.0011767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31500">
                <text:p>131500</text:p>
              </table:table-cell>
              <table:table-cell office:value-type="float" office:value="0.116999">
                <text:p>0.116999</text:p>
              </table:table-cell>
              <table:table-cell office:value-type="float" office:value="0.00641638">
                <text:p>0.00641638</text:p>
              </table:table-cell>
              <table:table-cell office:value-type="float" office:value="0.00152534">
                <text:p>0.00152534</text:p>
              </table:table-cell>
              <table:table-cell office:value-type="float" office:value="0.112204">
                <text:p>0.112204</text:p>
              </table:table-cell>
              <table:table-cell office:value-type="float" office:value="0.0230881">
                <text:p>0.0230881</text:p>
              </table:table-cell>
              <table:table-cell office:value-type="float" office:value="0.0716669">
                <text:p>0.0716669</text:p>
              </table:table-cell>
              <table:table-cell office:value-type="float" office:value="0.0239625">
                <text:p>0.0239625</text:p>
              </table:table-cell>
              <table:table-cell office:value-type="float" office:value="0.0771714">
                <text:p>0.077171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31000">
                <text:p>131000</text:p>
              </table:table-cell>
              <table:table-cell office:value-type="float" office:value="0.112249">
                <text:p>0.112249</text:p>
              </table:table-cell>
              <table:table-cell office:value-type="float" office:value="0.00653914">
                <text:p>0.00653914</text:p>
              </table:table-cell>
              <table:table-cell office:value-type="float" office:value="0.0015656">
                <text:p>0.0015656</text:p>
              </table:table-cell>
              <table:table-cell office:value-type="float" office:value="0.106492">
                <text:p>0.106492</text:p>
              </table:table-cell>
              <table:table-cell office:value-type="float" office:value="0.0213362">
                <text:p>0.0213362</text:p>
              </table:table-cell>
              <table:table-cell office:value-type="float" office:value="0.00132875">
                <text:p>0.00132875</text:p>
              </table:table-cell>
              <table:table-cell office:value-type="float" office:value="0.00118861">
                <text:p>0.00118861</text:p>
              </table:table-cell>
              <table:table-cell office:value-type="float" office:value="0.00116887">
                <text:p>0.0011688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30500">
                <text:p>130500</text:p>
              </table:table-cell>
              <table:table-cell office:value-type="float" office:value="0.115312">
                <text:p>0.115312</text:p>
              </table:table-cell>
              <table:table-cell office:value-type="float" office:value="0.0062636">
                <text:p>0.0062636</text:p>
              </table:table-cell>
              <table:table-cell office:value-type="float" office:value="0.00154074">
                <text:p>0.00154074</text:p>
              </table:table-cell>
              <table:table-cell office:value-type="float" office:value="0.110385">
                <text:p>0.110385</text:p>
              </table:table-cell>
              <table:table-cell office:value-type="float" office:value="0.0217902">
                <text:p>0.0217902</text:p>
              </table:table-cell>
              <table:table-cell office:value-type="float" office:value="0.00131454">
                <text:p>0.00131454</text:p>
              </table:table-cell>
              <table:table-cell office:value-type="float" office:value="0.00108598">
                <text:p>0.00108598</text:p>
              </table:table-cell>
              <table:table-cell office:value-type="float" office:value="0.00112506">
                <text:p>0.0011250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30000">
                <text:p>130000</text:p>
              </table:table-cell>
              <table:table-cell office:value-type="float" office:value="0.108324">
                <text:p>0.108324</text:p>
              </table:table-cell>
              <table:table-cell office:value-type="float" office:value="0.00633506">
                <text:p>0.00633506</text:p>
              </table:table-cell>
              <table:table-cell office:value-type="float" office:value="0.00153876">
                <text:p>0.00153876</text:p>
              </table:table-cell>
              <table:table-cell office:value-type="float" office:value="0.111383">
                <text:p>0.111383</text:p>
              </table:table-cell>
              <table:table-cell office:value-type="float" office:value="0.0224407">
                <text:p>0.0224407</text:p>
              </table:table-cell>
              <table:table-cell office:value-type="float" office:value="0.00132165">
                <text:p>0.00132165</text:p>
              </table:table-cell>
              <table:table-cell office:value-type="float" office:value="0.000945837">
                <text:p>0.000945837</text:p>
              </table:table-cell>
              <table:table-cell office:value-type="float" office:value="0.00113493">
                <text:p>0.0011349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29500">
                <text:p>129500</text:p>
              </table:table-cell>
              <table:table-cell office:value-type="float" office:value="0.0973071">
                <text:p>0.0973071</text:p>
              </table:table-cell>
              <table:table-cell office:value-type="float" office:value="0.00640809">
                <text:p>0.00640809</text:p>
              </table:table-cell>
              <table:table-cell office:value-type="float" office:value="0.00154587">
                <text:p>0.00154587</text:p>
              </table:table-cell>
              <table:table-cell office:value-type="float" office:value="0.108948">
                <text:p>0.108948</text:p>
              </table:table-cell>
              <table:table-cell office:value-type="float" office:value="0.0220708">
                <text:p>0.0220708</text:p>
              </table:table-cell>
              <table:table-cell office:value-type="float" office:value="0.00137691">
                <text:p>0.00137691</text:p>
              </table:table-cell>
              <table:table-cell office:value-type="float" office:value="0.000751617">
                <text:p>0.000751617</text:p>
              </table:table-cell>
              <table:table-cell office:value-type="float" office:value="0.00111677">
                <text:p>0.0011167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29000">
                <text:p>129000</text:p>
              </table:table-cell>
              <table:table-cell office:value-type="float" office:value="0.0607732">
                <text:p>0.0607732</text:p>
              </table:table-cell>
              <table:table-cell office:value-type="float" office:value="0.00602872">
                <text:p>0.00602872</text:p>
              </table:table-cell>
              <table:table-cell office:value-type="float" office:value="0.00154074">
                <text:p>0.00154074</text:p>
              </table:table-cell>
              <table:table-cell office:value-type="float" office:value="0.113002">
                <text:p>0.113002</text:p>
              </table:table-cell>
              <table:table-cell office:value-type="float" office:value="0.0229614">
                <text:p>0.0229614</text:p>
              </table:table-cell>
              <table:table-cell office:value-type="float" office:value="0.00151666">
                <text:p>0.00151666</text:p>
              </table:table-cell>
              <table:table-cell office:value-type="float" office:value="0.000679771">
                <text:p>0.000679771</text:p>
              </table:table-cell>
              <table:table-cell office:value-type="float" office:value="0.00113058">
                <text:p>0.0011305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28500">
                <text:p>128500</text:p>
              </table:table-cell>
              <table:table-cell office:value-type="float" office:value="0.0575235">
                <text:p>0.0575235</text:p>
              </table:table-cell>
              <table:table-cell office:value-type="float" office:value="0.00633111">
                <text:p>0.00633111</text:p>
              </table:table-cell>
              <table:table-cell office:value-type="float" office:value="0.00152376">
                <text:p>0.00152376</text:p>
              </table:table-cell>
              <table:table-cell office:value-type="float" office:value="0.103807">
                <text:p>0.103807</text:p>
              </table:table-cell>
              <table:table-cell office:value-type="float" office:value="0.0209016">
                <text:p>0.0209016</text:p>
              </table:table-cell>
              <table:table-cell office:value-type="float" office:value="0.00134888">
                <text:p>0.00134888</text:p>
              </table:table-cell>
              <table:table-cell office:value-type="float" office:value="0.000666744">
                <text:p>0.000666744</text:p>
              </table:table-cell>
              <table:table-cell office:value-type="float" office:value="0.0010765">
                <text:p>0.001076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28000">
                <text:p>128000</text:p>
              </table:table-cell>
              <table:table-cell office:value-type="float" office:value="0.0631745">
                <text:p>0.0631745</text:p>
              </table:table-cell>
              <table:table-cell office:value-type="float" office:value="0.00624979">
                <text:p>0.00624979</text:p>
              </table:table-cell>
              <table:table-cell office:value-type="float" office:value="0.00151192">
                <text:p>0.00151192</text:p>
              </table:table-cell>
              <table:table-cell office:value-type="float" office:value="0.107415">
                <text:p>0.107415</text:p>
              </table:table-cell>
              <table:table-cell office:value-type="float" office:value="0.0213161">
                <text:p>0.0213161</text:p>
              </table:table-cell>
              <table:table-cell office:value-type="float" office:value="0.00134336">
                <text:p>0.00134336</text:p>
              </table:table-cell>
              <table:table-cell office:value-type="float" office:value="0.000641874">
                <text:p>0.000641874</text:p>
              </table:table-cell>
              <table:table-cell office:value-type="float" office:value="0.001084">
                <text:p>0.00108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27500">
                <text:p>127500</text:p>
              </table:table-cell>
              <table:table-cell office:value-type="float" office:value="0.0501392">
                <text:p>0.0501392</text:p>
              </table:table-cell>
              <table:table-cell office:value-type="float" office:value="0.00591898">
                <text:p>0.00591898</text:p>
              </table:table-cell>
              <table:table-cell office:value-type="float" office:value="0.00152376">
                <text:p>0.00152376</text:p>
              </table:table-cell>
              <table:table-cell office:value-type="float" office:value="0.101164">
                <text:p>0.101164</text:p>
              </table:table-cell>
              <table:table-cell office:value-type="float" office:value="0.0203683">
                <text:p>0.0203683</text:p>
              </table:table-cell>
              <table:table-cell office:value-type="float" office:value="0.00127309">
                <text:p>0.00127309</text:p>
              </table:table-cell>
              <table:table-cell office:value-type="float" office:value="0.000627663">
                <text:p>0.000627663</text:p>
              </table:table-cell>
              <table:table-cell office:value-type="float" office:value="0.00106742">
                <text:p>0.0010674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27000">
                <text:p>127000</text:p>
              </table:table-cell>
              <table:table-cell office:value-type="float" office:value="0.0505995">
                <text:p>0.0505995</text:p>
              </table:table-cell>
              <table:table-cell office:value-type="float" office:value="0.00627347">
                <text:p>0.00627347</text:p>
              </table:table-cell>
              <table:table-cell office:value-type="float" office:value="0.00152337">
                <text:p>0.00152337</text:p>
              </table:table-cell>
              <table:table-cell office:value-type="float" office:value="0.104753">
                <text:p>0.104753</text:p>
              </table:table-cell>
              <table:table-cell office:value-type="float" office:value="0.0207749">
                <text:p>0.0207749</text:p>
              </table:table-cell>
              <table:table-cell office:value-type="float" office:value="0.00129914">
                <text:p>0.00129914</text:p>
              </table:table-cell>
              <table:table-cell office:value-type="float" office:value="0.000658059">
                <text:p>0.000658059</text:p>
              </table:table-cell>
              <table:table-cell office:value-type="float" office:value="0.001069">
                <text:p>0.00106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26500">
                <text:p>126500</text:p>
              </table:table-cell>
              <table:table-cell office:value-type="float" office:value="0.0529467">
                <text:p>0.0529467</text:p>
              </table:table-cell>
              <table:table-cell office:value-type="float" office:value="0.00632361">
                <text:p>0.00632361</text:p>
              </table:table-cell>
              <table:table-cell office:value-type="float" office:value="0.00156284">
                <text:p>0.00156284</text:p>
              </table:table-cell>
              <table:table-cell office:value-type="float" office:value="0.100437">
                <text:p>0.100437</text:p>
              </table:table-cell>
              <table:table-cell office:value-type="float" office:value="0.0202309">
                <text:p>0.0202309</text:p>
              </table:table-cell>
              <table:table-cell office:value-type="float" office:value="0.00128691">
                <text:p>0.00128691</text:p>
              </table:table-cell>
              <table:table-cell office:value-type="float" office:value="0.000641085">
                <text:p>0.000641085</text:p>
              </table:table-cell>
              <table:table-cell office:value-type="float" office:value="0.00105597">
                <text:p>0.0010559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26000">
                <text:p>126000</text:p>
              </table:table-cell>
              <table:table-cell office:value-type="float" office:value="0.0504381">
                <text:p>0.0504381</text:p>
              </table:table-cell>
              <table:table-cell office:value-type="float" office:value="0.00632558">
                <text:p>0.00632558</text:p>
              </table:table-cell>
              <table:table-cell office:value-type="float" office:value="0.00153245">
                <text:p>0.00153245</text:p>
              </table:table-cell>
              <table:table-cell office:value-type="float" office:value="0.102149">
                <text:p>0.102149</text:p>
              </table:table-cell>
              <table:table-cell office:value-type="float" office:value="0.01997">
                <text:p>0.01997</text:p>
              </table:table-cell>
              <table:table-cell office:value-type="float" office:value="0.00128651">
                <text:p>0.00128651</text:p>
              </table:table-cell>
              <table:table-cell office:value-type="float" office:value="0.000645427">
                <text:p>0.000645427</text:p>
              </table:table-cell>
              <table:table-cell office:value-type="float" office:value="0.00103308">
                <text:p>0.0010330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25500">
                <text:p>125500</text:p>
              </table:table-cell>
              <table:table-cell office:value-type="float" office:value="0.0497847">
                <text:p>0.0497847</text:p>
              </table:table-cell>
              <table:table-cell office:value-type="float" office:value="0.00605359">
                <text:p>0.00605359</text:p>
              </table:table-cell>
              <table:table-cell office:value-type="float" office:value="0.00154981">
                <text:p>0.00154981</text:p>
              </table:table-cell>
              <table:table-cell office:value-type="float" office:value="0.102267">
                <text:p>0.102267</text:p>
              </table:table-cell>
              <table:table-cell office:value-type="float" office:value="0.0205767">
                <text:p>0.0205767</text:p>
              </table:table-cell>
              <table:table-cell office:value-type="float" office:value="0.0012727">
                <text:p>0.0012727</text:p>
              </table:table-cell>
              <table:table-cell office:value-type="float" office:value="0.000630032">
                <text:p>0.000630032</text:p>
              </table:table-cell>
              <table:table-cell office:value-type="float" office:value="0.00106742">
                <text:p>0.0010674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25000">
                <text:p>125000</text:p>
              </table:table-cell>
              <table:table-cell office:value-type="float" office:value="0.0443099">
                <text:p>0.0443099</text:p>
              </table:table-cell>
              <table:table-cell office:value-type="float" office:value="0.0059478">
                <text:p>0.0059478</text:p>
              </table:table-cell>
              <table:table-cell office:value-type="float" office:value="0.00153008">
                <text:p>0.00153008</text:p>
              </table:table-cell>
              <table:table-cell office:value-type="float" office:value="0.104854">
                <text:p>0.104854</text:p>
              </table:table-cell>
              <table:table-cell office:value-type="float" office:value="0.0208578">
                <text:p>0.0208578</text:p>
              </table:table-cell>
              <table:table-cell office:value-type="float" office:value="0.0012344">
                <text:p>0.0012344</text:p>
              </table:table-cell>
              <table:table-cell office:value-type="float" office:value="0.000611083">
                <text:p>0.000611083</text:p>
              </table:table-cell>
              <table:table-cell office:value-type="float" office:value="0.00104216">
                <text:p>0.001042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24500">
                <text:p>124500</text:p>
              </table:table-cell>
              <table:table-cell office:value-type="float" office:value="0.0445361">
                <text:p>0.0445361</text:p>
              </table:table-cell>
              <table:table-cell office:value-type="float" office:value="0.00614794">
                <text:p>0.00614794</text:p>
              </table:table-cell>
              <table:table-cell office:value-type="float" office:value="0.00152179">
                <text:p>0.00152179</text:p>
              </table:table-cell>
              <table:table-cell office:value-type="float" office:value="0.104193">
                <text:p>0.104193</text:p>
              </table:table-cell>
              <table:table-cell office:value-type="float" office:value="0.0231063">
                <text:p>0.0231063</text:p>
              </table:table-cell>
              <table:table-cell office:value-type="float" office:value="0.00132915">
                <text:p>0.00132915</text:p>
              </table:table-cell>
              <table:table-cell office:value-type="float" office:value="0.000642664">
                <text:p>0.000642664</text:p>
              </table:table-cell>
              <table:table-cell office:value-type="float" office:value="0.00107295">
                <text:p>0.0010729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24000">
                <text:p>124000</text:p>
              </table:table-cell>
              <table:table-cell office:value-type="float" office:value="0.0427044">
                <text:p>0.0427044</text:p>
              </table:table-cell>
              <table:table-cell office:value-type="float" office:value="0.00626084">
                <text:p>0.00626084</text:p>
              </table:table-cell>
              <table:table-cell office:value-type="float" office:value="0.00176812">
                <text:p>0.00176812</text:p>
              </table:table-cell>
              <table:table-cell office:value-type="float" office:value="0.0974773">
                <text:p>0.0974773</text:p>
              </table:table-cell>
              <table:table-cell office:value-type="float" office:value="0.0200951">
                <text:p>0.0200951</text:p>
              </table:table-cell>
              <table:table-cell office:value-type="float" office:value="0.00145034">
                <text:p>0.00145034</text:p>
              </table:table-cell>
              <table:table-cell office:value-type="float" office:value="0.000620558">
                <text:p>0.000620558</text:p>
              </table:table-cell>
              <table:table-cell office:value-type="float" office:value="0.00104374">
                <text:p>0.0010437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23500">
                <text:p>123500</text:p>
              </table:table-cell>
              <table:table-cell office:value-type="float" office:value="0.0413851">
                <text:p>0.0413851</text:p>
              </table:table-cell>
              <table:table-cell office:value-type="float" office:value="0.00602241">
                <text:p>0.00602241</text:p>
              </table:table-cell>
              <table:table-cell office:value-type="float" office:value="0.00195326">
                <text:p>0.00195326</text:p>
              </table:table-cell>
              <table:table-cell office:value-type="float" office:value="0.103262">
                <text:p>0.103262</text:p>
              </table:table-cell>
              <table:table-cell office:value-type="float" office:value="0.0207338">
                <text:p>0.0207338</text:p>
              </table:table-cell>
              <table:table-cell office:value-type="float" office:value="0.00220787">
                <text:p>0.00220787</text:p>
              </table:table-cell>
              <table:table-cell office:value-type="float" office:value="0.0006249">
                <text:p>0.0006249</text:p>
              </table:table-cell>
              <table:table-cell office:value-type="float" office:value="0.001084">
                <text:p>0.00108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23000">
                <text:p>123000</text:p>
              </table:table-cell>
              <table:table-cell office:value-type="float" office:value="0.0427699">
                <text:p>0.0427699</text:p>
              </table:table-cell>
              <table:table-cell office:value-type="float" office:value="0.0059478">
                <text:p>0.0059478</text:p>
              </table:table-cell>
              <table:table-cell office:value-type="float" office:value="0.0019722">
                <text:p>0.0019722</text:p>
              </table:table-cell>
              <table:table-cell office:value-type="float" office:value="0.0981448">
                <text:p>0.0981448</text:p>
              </table:table-cell>
              <table:table-cell office:value-type="float" office:value="0.0197828">
                <text:p>0.0197828</text:p>
              </table:table-cell>
              <table:table-cell office:value-type="float" office:value="0.0015656">
                <text:p>0.0015656</text:p>
              </table:table-cell>
              <table:table-cell office:value-type="float" office:value="0.000618584">
                <text:p>0.000618584</text:p>
              </table:table-cell>
              <table:table-cell office:value-type="float" office:value="0.00104176">
                <text:p>0.0010417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22500">
                <text:p>122500</text:p>
              </table:table-cell>
              <table:table-cell office:value-type="float" office:value="0.0379989">
                <text:p>0.0379989</text:p>
              </table:table-cell>
              <table:table-cell office:value-type="float" office:value="0.00560989">
                <text:p>0.00560989</text:p>
              </table:table-cell>
              <table:table-cell office:value-type="float" office:value="0.00162482">
                <text:p>0.00162482</text:p>
              </table:table-cell>
              <table:table-cell office:value-type="float" office:value="0.102667">
                <text:p>0.102667</text:p>
              </table:table-cell>
              <table:table-cell office:value-type="float" office:value="0.020433">
                <text:p>0.020433</text:p>
              </table:table-cell>
              <table:table-cell office:value-type="float" office:value="0.00127506">
                <text:p>0.00127506</text:p>
              </table:table-cell>
              <table:table-cell office:value-type="float" office:value="0.000593714">
                <text:p>0.000593714</text:p>
              </table:table-cell>
              <table:table-cell office:value-type="float" office:value="0.00105518">
                <text:p>0.0010551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22000">
                <text:p>122000</text:p>
              </table:table-cell>
              <table:table-cell office:value-type="float" office:value="0.0380103">
                <text:p>0.0380103</text:p>
              </table:table-cell>
              <table:table-cell office:value-type="float" office:value="0.00594938">
                <text:p>0.00594938</text:p>
              </table:table-cell>
              <table:table-cell office:value-type="float" office:value="0.00156126">
                <text:p>0.00156126</text:p>
              </table:table-cell>
              <table:table-cell office:value-type="float" office:value="0.100823">
                <text:p>0.100823</text:p>
              </table:table-cell>
              <table:table-cell office:value-type="float" office:value="0.0199119">
                <text:p>0.0199119</text:p>
              </table:table-cell>
              <table:table-cell office:value-type="float" office:value="0.00128454">
                <text:p>0.00128454</text:p>
              </table:table-cell>
              <table:table-cell office:value-type="float" office:value="0.000619768">
                <text:p>0.000619768</text:p>
              </table:table-cell>
              <table:table-cell office:value-type="float" office:value="0.00103387">
                <text:p>0.0010338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1500">
                <text:p>121500</text:p>
              </table:table-cell>
              <table:table-cell office:value-type="float" office:value="0.0363338">
                <text:p>0.0363338</text:p>
              </table:table-cell>
              <table:table-cell office:value-type="float" office:value="0.00592609">
                <text:p>0.00592609</text:p>
              </table:table-cell>
              <table:table-cell office:value-type="float" office:value="0.00201918">
                <text:p>0.00201918</text:p>
              </table:table-cell>
              <table:table-cell office:value-type="float" office:value="0.100763">
                <text:p>0.100763</text:p>
              </table:table-cell>
              <table:table-cell office:value-type="float" office:value="0.0199636">
                <text:p>0.0199636</text:p>
              </table:table-cell>
              <table:table-cell office:value-type="float" office:value="0.00127072">
                <text:p>0.00127072</text:p>
              </table:table-cell>
              <table:table-cell office:value-type="float" office:value="0.00061582">
                <text:p>0.00061582</text:p>
              </table:table-cell>
              <table:table-cell office:value-type="float" office:value="0.00104887">
                <text:p>0.0010488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21000">
                <text:p>121000</text:p>
              </table:table-cell>
              <table:table-cell office:value-type="float" office:value="0.0372662">
                <text:p>0.0372662</text:p>
              </table:table-cell>
              <table:table-cell office:value-type="float" office:value="0.0058424">
                <text:p>0.0058424</text:p>
              </table:table-cell>
              <table:table-cell office:value-type="float" office:value="0.00217827">
                <text:p>0.00217827</text:p>
              </table:table-cell>
              <table:table-cell office:value-type="float" office:value="0.0988376">
                <text:p>0.0988376</text:p>
              </table:table-cell>
              <table:table-cell office:value-type="float" office:value="0.0194082">
                <text:p>0.0194082</text:p>
              </table:table-cell>
              <table:table-cell office:value-type="float" office:value="0.0012348">
                <text:p>0.0012348</text:p>
              </table:table-cell>
              <table:table-cell office:value-type="float" office:value="0.000631611">
                <text:p>0.000631611</text:p>
              </table:table-cell>
              <table:table-cell office:value-type="float" office:value="0.0010386">
                <text:p>0.001038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20500">
                <text:p>120500</text:p>
              </table:table-cell>
              <table:table-cell office:value-type="float" office:value="0.0353426">
                <text:p>0.0353426</text:p>
              </table:table-cell>
              <table:table-cell office:value-type="float" office:value="0.00607175">
                <text:p>0.00607175</text:p>
              </table:table-cell>
              <table:table-cell office:value-type="float" office:value="0.00290265">
                <text:p>0.00290265</text:p>
              </table:table-cell>
              <table:table-cell office:value-type="float" office:value="0.0994076">
                <text:p>0.0994076</text:p>
              </table:table-cell>
              <table:table-cell office:value-type="float" office:value="0.0195716">
                <text:p>0.0195716</text:p>
              </table:table-cell>
              <table:table-cell office:value-type="float" office:value="0.00125927">
                <text:p>0.00125927</text:p>
              </table:table-cell>
              <table:table-cell office:value-type="float" office:value="0.000625295">
                <text:p>0.000625295</text:p>
              </table:table-cell>
              <table:table-cell office:value-type="float" office:value="0.00105795">
                <text:p>0.0010579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0000">
                <text:p>120000</text:p>
              </table:table-cell>
              <table:table-cell office:value-type="float" office:value="0.0361881">
                <text:p>0.0361881</text:p>
              </table:table-cell>
              <table:table-cell office:value-type="float" office:value="0.00576621">
                <text:p>0.00576621</text:p>
              </table:table-cell>
              <table:table-cell office:value-type="float" office:value="0.00211432">
                <text:p>0.00211432</text:p>
              </table:table-cell>
              <table:table-cell office:value-type="float" office:value="0.104183">
                <text:p>0.104183</text:p>
              </table:table-cell>
              <table:table-cell office:value-type="float" office:value="0.021093">
                <text:p>0.021093</text:p>
              </table:table-cell>
              <table:table-cell office:value-type="float" office:value="0.00125296">
                <text:p>0.00125296</text:p>
              </table:table-cell>
              <table:table-cell office:value-type="float" office:value="0.000610689">
                <text:p>0.000610689</text:p>
              </table:table-cell>
              <table:table-cell office:value-type="float" office:value="0.00107453">
                <text:p>0.0010745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9500">
                <text:p>119500</text:p>
              </table:table-cell>
              <table:table-cell office:value-type="float" office:value="0.0346423">
                <text:p>0.0346423</text:p>
              </table:table-cell>
              <table:table-cell office:value-type="float" office:value="0.00559528">
                <text:p>0.00559528</text:p>
              </table:table-cell>
              <table:table-cell office:value-type="float" office:value="0.00177404">
                <text:p>0.00177404</text:p>
              </table:table-cell>
              <table:table-cell office:value-type="float" office:value="0.0989679">
                <text:p>0.0989679</text:p>
              </table:table-cell>
              <table:table-cell office:value-type="float" office:value="0.019921">
                <text:p>0.019921</text:p>
              </table:table-cell>
              <table:table-cell office:value-type="float" office:value="0.00122809">
                <text:p>0.00122809</text:p>
              </table:table-cell>
              <table:table-cell office:value-type="float" office:value="0.000597662">
                <text:p>0.000597662</text:p>
              </table:table-cell>
              <table:table-cell office:value-type="float" office:value="0.00104097">
                <text:p>0.0010409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9000">
                <text:p>119000</text:p>
              </table:table-cell>
              <table:table-cell office:value-type="float" office:value="0.0344702">
                <text:p>0.0344702</text:p>
              </table:table-cell>
              <table:table-cell office:value-type="float" office:value="0.00567621">
                <text:p>0.00567621</text:p>
              </table:table-cell>
              <table:table-cell office:value-type="float" office:value="0.00202234">
                <text:p>0.00202234</text:p>
              </table:table-cell>
              <table:table-cell office:value-type="float" office:value="0.10265">
                <text:p>0.10265</text:p>
              </table:table-cell>
              <table:table-cell office:value-type="float" office:value="0.0212588">
                <text:p>0.0212588</text:p>
              </table:table-cell>
              <table:table-cell office:value-type="float" office:value="0.00123954">
                <text:p>0.00123954</text:p>
              </table:table-cell>
              <table:table-cell office:value-type="float" office:value="0.000602793">
                <text:p>0.000602793</text:p>
              </table:table-cell>
              <table:table-cell office:value-type="float" office:value="0.0010769">
                <text:p>0.001076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8500">
                <text:p>118500</text:p>
              </table:table-cell>
              <table:table-cell office:value-type="float" office:value="0.0335926">
                <text:p>0.0335926</text:p>
              </table:table-cell>
              <table:table-cell office:value-type="float" office:value="0.0054958">
                <text:p>0.0054958</text:p>
              </table:table-cell>
              <table:table-cell office:value-type="float" office:value="0.00163824">
                <text:p>0.00163824</text:p>
              </table:table-cell>
              <table:table-cell office:value-type="float" office:value="0.111298">
                <text:p>0.111298</text:p>
              </table:table-cell>
              <table:table-cell office:value-type="float" office:value="0.0204121">
                <text:p>0.0204121</text:p>
              </table:table-cell>
              <table:table-cell office:value-type="float" office:value="0.00121782">
                <text:p>0.00121782</text:p>
              </table:table-cell>
              <table:table-cell office:value-type="float" office:value="0.000595293">
                <text:p>0.000595293</text:p>
              </table:table-cell>
              <table:table-cell office:value-type="float" office:value="0.001069">
                <text:p>0.00106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8000">
                <text:p>118000</text:p>
              </table:table-cell>
              <table:table-cell office:value-type="float" office:value="0.0347469">
                <text:p>0.0347469</text:p>
              </table:table-cell>
              <table:table-cell office:value-type="float" office:value="0.00585148">
                <text:p>0.00585148</text:p>
              </table:table-cell>
              <table:table-cell office:value-type="float" office:value="0.00154903">
                <text:p>0.00154903</text:p>
              </table:table-cell>
              <table:table-cell office:value-type="float" office:value="0.0962744">
                <text:p>0.0962744</text:p>
              </table:table-cell>
              <table:table-cell office:value-type="float" office:value="0.0193904">
                <text:p>0.0193904</text:p>
              </table:table-cell>
              <table:table-cell office:value-type="float" office:value="0.00134809">
                <text:p>0.00134809</text:p>
              </table:table-cell>
              <table:table-cell office:value-type="float" office:value="0.000623716">
                <text:p>0.000623716</text:p>
              </table:table-cell>
              <table:table-cell office:value-type="float" office:value="0.00104058">
                <text:p>0.0010405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7500">
                <text:p>117500</text:p>
              </table:table-cell>
              <table:table-cell office:value-type="float" office:value="0.0352048">
                <text:p>0.0352048</text:p>
              </table:table-cell>
              <table:table-cell office:value-type="float" office:value="0.00544685">
                <text:p>0.00544685</text:p>
              </table:table-cell>
              <table:table-cell office:value-type="float" office:value="0.00154547">
                <text:p>0.00154547</text:p>
              </table:table-cell>
              <table:table-cell office:value-type="float" office:value="0.0943441">
                <text:p>0.0943441</text:p>
              </table:table-cell>
              <table:table-cell office:value-type="float" office:value="0.018837">
                <text:p>0.018837</text:p>
              </table:table-cell>
              <table:table-cell office:value-type="float" office:value="0.0012269">
                <text:p>0.0012269</text:p>
              </table:table-cell>
              <table:table-cell office:value-type="float" office:value="0.000584635">
                <text:p>0.000584635</text:p>
              </table:table-cell>
              <table:table-cell office:value-type="float" office:value="0.00101374">
                <text:p>0.0010137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17000">
                <text:p>117000</text:p>
              </table:table-cell>
              <table:table-cell office:value-type="float" office:value="0.0334154">
                <text:p>0.0334154</text:p>
              </table:table-cell>
              <table:table-cell office:value-type="float" office:value="0.00543738">
                <text:p>0.00543738</text:p>
              </table:table-cell>
              <table:table-cell office:value-type="float" office:value="0.0015889">
                <text:p>0.0015889</text:p>
              </table:table-cell>
              <table:table-cell office:value-type="float" office:value="0.0972187">
                <text:p>0.0972187</text:p>
              </table:table-cell>
              <table:table-cell office:value-type="float" office:value="0.0192839">
                <text:p>0.0192839</text:p>
              </table:table-cell>
              <table:table-cell office:value-type="float" office:value="0.00120914">
                <text:p>0.00120914</text:p>
              </table:table-cell>
              <table:table-cell office:value-type="float" office:value="0.000585819">
                <text:p>0.000585819</text:p>
              </table:table-cell>
              <table:table-cell office:value-type="float" office:value="0.00103347">
                <text:p>0.0010334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16500">
                <text:p>116500</text:p>
              </table:table-cell>
              <table:table-cell office:value-type="float" office:value="0.0323018">
                <text:p>0.0323018</text:p>
              </table:table-cell>
              <table:table-cell office:value-type="float" office:value="0.00543817">
                <text:p>0.00543817</text:p>
              </table:table-cell>
              <table:table-cell office:value-type="float" office:value="0.00165324">
                <text:p>0.00165324</text:p>
              </table:table-cell>
              <table:table-cell office:value-type="float" office:value="0.0955623">
                <text:p>0.0955623</text:p>
              </table:table-cell>
              <table:table-cell office:value-type="float" office:value="0.0187458">
                <text:p>0.0187458</text:p>
              </table:table-cell>
              <table:table-cell office:value-type="float" office:value="0.00120677">
                <text:p>0.00120677</text:p>
              </table:table-cell>
              <table:table-cell office:value-type="float" office:value="0.000582266">
                <text:p>0.000582266</text:p>
              </table:table-cell>
              <table:table-cell office:value-type="float" office:value="0.00101097">
                <text:p>0.001010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6000">
                <text:p>116000</text:p>
              </table:table-cell>
              <table:table-cell office:value-type="float" office:value="0.0326409">
                <text:p>0.0326409</text:p>
              </table:table-cell>
              <table:table-cell office:value-type="float" office:value="0.00543422">
                <text:p>0.00543422</text:p>
              </table:table-cell>
              <table:table-cell office:value-type="float" office:value="0.00159837">
                <text:p>0.00159837</text:p>
              </table:table-cell>
              <table:table-cell office:value-type="float" office:value="0.0998502">
                <text:p>0.0998502</text:p>
              </table:table-cell>
              <table:table-cell office:value-type="float" office:value="0.0199068">
                <text:p>0.0199068</text:p>
              </table:table-cell>
              <table:table-cell office:value-type="float" office:value="0.0012198">
                <text:p>0.0012198</text:p>
              </table:table-cell>
              <table:table-cell office:value-type="float" office:value="0.000586608">
                <text:p>0.000586608</text:p>
              </table:table-cell>
              <table:table-cell office:value-type="float" office:value="0.00104255">
                <text:p>0.0010425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15500">
                <text:p>115500</text:p>
              </table:table-cell>
              <table:table-cell office:value-type="float" office:value="0.0321577">
                <text:p>0.0321577</text:p>
              </table:table-cell>
              <table:table-cell office:value-type="float" office:value="0.00534422">
                <text:p>0.00534422</text:p>
              </table:table-cell>
              <table:table-cell office:value-type="float" office:value="0.00150402">
                <text:p>0.00150402</text:p>
              </table:table-cell>
              <table:table-cell office:value-type="float" office:value="0.09992">
                <text:p>0.09992</text:p>
              </table:table-cell>
              <table:table-cell office:value-type="float" office:value="0.0198207">
                <text:p>0.0198207</text:p>
              </table:table-cell>
              <table:table-cell office:value-type="float" office:value="0.00169627">
                <text:p>0.00169627</text:p>
              </table:table-cell>
              <table:table-cell office:value-type="float" office:value="0.000580292">
                <text:p>0.000580292</text:p>
              </table:table-cell>
              <table:table-cell office:value-type="float" office:value="0.00105874">
                <text:p>0.0010587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15000">
                <text:p>115000</text:p>
              </table:table-cell>
              <table:table-cell office:value-type="float" office:value="0.032406">
                <text:p>0.032406</text:p>
              </table:table-cell>
              <table:table-cell office:value-type="float" office:value="0.00551317">
                <text:p>0.00551317</text:p>
              </table:table-cell>
              <table:table-cell office:value-type="float" office:value="0.0014906">
                <text:p>0.0014906</text:p>
              </table:table-cell>
              <table:table-cell office:value-type="float" office:value="0.0957999">
                <text:p>0.0957999</text:p>
              </table:table-cell>
              <table:table-cell office:value-type="float" office:value="0.0192661">
                <text:p>0.0192661</text:p>
              </table:table-cell>
              <table:table-cell office:value-type="float" office:value="0.00174877">
                <text:p>0.00174877</text:p>
              </table:table-cell>
              <table:table-cell office:value-type="float" office:value="0.000586608">
                <text:p>0.000586608</text:p>
              </table:table-cell>
              <table:table-cell office:value-type="float" office:value="0.00103426">
                <text:p>0.0010342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14500">
                <text:p>114500</text:p>
              </table:table-cell>
              <table:table-cell office:value-type="float" office:value="0.0342274">
                <text:p>0.0342274</text:p>
              </table:table-cell>
              <table:table-cell office:value-type="float" office:value="0.00533553">
                <text:p>0.00533553</text:p>
              </table:table-cell>
              <table:table-cell office:value-type="float" office:value="0.00153995">
                <text:p>0.00153995</text:p>
              </table:table-cell>
              <table:table-cell office:value-type="float" office:value="0.0963127">
                <text:p>0.0963127</text:p>
              </table:table-cell>
              <table:table-cell office:value-type="float" office:value="0.0194907">
                <text:p>0.0194907</text:p>
              </table:table-cell>
              <table:table-cell office:value-type="float" office:value="0.00167061">
                <text:p>0.00167061</text:p>
              </table:table-cell>
              <table:table-cell office:value-type="float" office:value="0.000572397">
                <text:p>0.000572397</text:p>
              </table:table-cell>
              <table:table-cell office:value-type="float" office:value="0.0010315">
                <text:p>0.00103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4000">
                <text:p>114000</text:p>
              </table:table-cell>
              <table:table-cell office:value-type="float" office:value="0.0322615">
                <text:p>0.0322615</text:p>
              </table:table-cell>
              <table:table-cell office:value-type="float" office:value="0.00538882">
                <text:p>0.00538882</text:p>
              </table:table-cell>
              <table:table-cell office:value-type="float" office:value="0.00149731">
                <text:p>0.00149731</text:p>
              </table:table-cell>
              <table:table-cell office:value-type="float" office:value="0.0978124">
                <text:p>0.0978124</text:p>
              </table:table-cell>
              <table:table-cell office:value-type="float" office:value="0.0211684">
                <text:p>0.0211684</text:p>
              </table:table-cell>
              <table:table-cell office:value-type="float" office:value="0.00167772">
                <text:p>0.00167772</text:p>
              </table:table-cell>
              <table:table-cell office:value-type="float" office:value="0.000578319">
                <text:p>0.000578319</text:p>
              </table:table-cell>
              <table:table-cell office:value-type="float" office:value="0.00102479">
                <text:p>0.0010247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13500">
                <text:p>113500</text:p>
              </table:table-cell>
              <table:table-cell office:value-type="float" office:value="0.0353165">
                <text:p>0.0353165</text:p>
              </table:table-cell>
              <table:table-cell office:value-type="float" office:value="0.00541882">
                <text:p>0.00541882</text:p>
              </table:table-cell>
              <table:table-cell office:value-type="float" office:value="0.00149376">
                <text:p>0.00149376</text:p>
              </table:table-cell>
              <table:table-cell office:value-type="float" office:value="0.0956819">
                <text:p>0.0956819</text:p>
              </table:table-cell>
              <table:table-cell office:value-type="float" office:value="0.019107">
                <text:p>0.019107</text:p>
              </table:table-cell>
              <table:table-cell office:value-type="float" office:value="0.00169903">
                <text:p>0.00169903</text:p>
              </table:table-cell>
              <table:table-cell office:value-type="float" office:value="0.000582266">
                <text:p>0.000582266</text:p>
              </table:table-cell>
              <table:table-cell office:value-type="float" office:value="0.0010386">
                <text:p>0.001038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13000">
                <text:p>113000</text:p>
              </table:table-cell>
              <table:table-cell office:value-type="float" office:value="0.0338208">
                <text:p>0.0338208</text:p>
              </table:table-cell>
              <table:table-cell office:value-type="float" office:value="0.00507025">
                <text:p>0.00507025</text:p>
              </table:table-cell>
              <table:table-cell office:value-type="float" office:value="0.00150165">
                <text:p>0.00150165</text:p>
              </table:table-cell>
              <table:table-cell office:value-type="float" office:value="0.096214">
                <text:p>0.096214</text:p>
              </table:table-cell>
              <table:table-cell office:value-type="float" office:value="0.0196084">
                <text:p>0.0196084</text:p>
              </table:table-cell>
              <table:table-cell office:value-type="float" office:value="0.00167693">
                <text:p>0.00167693</text:p>
              </table:table-cell>
              <table:table-cell office:value-type="float" office:value="0.000558975">
                <text:p>0.000558975</text:p>
              </table:table-cell>
              <table:table-cell office:value-type="float" office:value="0.00103071">
                <text:p>0.0010307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12500">
                <text:p>112500</text:p>
              </table:table-cell>
              <table:table-cell office:value-type="float" office:value="0.0314368">
                <text:p>0.0314368</text:p>
              </table:table-cell>
              <table:table-cell office:value-type="float" office:value="0.00528934">
                <text:p>0.00528934</text:p>
              </table:table-cell>
              <table:table-cell office:value-type="float" office:value="0.00149336">
                <text:p>0.00149336</text:p>
              </table:table-cell>
              <table:table-cell office:value-type="float" office:value="0.0951372">
                <text:p>0.0951372</text:p>
              </table:table-cell>
              <table:table-cell office:value-type="float" office:value="0.0191023">
                <text:p>0.0191023</text:p>
              </table:table-cell>
              <table:table-cell office:value-type="float" office:value="0.00168482">
                <text:p>0.00168482</text:p>
              </table:table-cell>
              <table:table-cell office:value-type="float" office:value="0.000578713">
                <text:p>0.000578713</text:p>
              </table:table-cell>
              <table:table-cell office:value-type="float" office:value="0.00103347">
                <text:p>0.0010334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12000">
                <text:p>112000</text:p>
              </table:table-cell>
              <table:table-cell office:value-type="float" office:value="0.0339961">
                <text:p>0.0339961</text:p>
              </table:table-cell>
              <table:table-cell office:value-type="float" office:value="0.00522658">
                <text:p>0.00522658</text:p>
              </table:table-cell>
              <table:table-cell office:value-type="float" office:value="0.00147323">
                <text:p>0.00147323</text:p>
              </table:table-cell>
              <table:table-cell office:value-type="float" office:value="0.0911927">
                <text:p>0.0911927</text:p>
              </table:table-cell>
              <table:table-cell office:value-type="float" office:value="0.0182725">
                <text:p>0.0182725</text:p>
              </table:table-cell>
              <table:table-cell office:value-type="float" office:value="0.00166508">
                <text:p>0.00166508</text:p>
              </table:table-cell>
              <table:table-cell office:value-type="float" office:value="0.000565686">
                <text:p>0.000565686</text:p>
              </table:table-cell>
              <table:table-cell office:value-type="float" office:value="0.0010161">
                <text:p>0.001016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11500">
                <text:p>111500</text:p>
              </table:table-cell>
              <table:table-cell office:value-type="float" office:value="0.0353209">
                <text:p>0.0353209</text:p>
              </table:table-cell>
              <table:table-cell office:value-type="float" office:value="0.00503907">
                <text:p>0.00503907</text:p>
              </table:table-cell>
              <table:table-cell office:value-type="float" office:value="0.00147047">
                <text:p>0.00147047</text:p>
              </table:table-cell>
              <table:table-cell office:value-type="float" office:value="0.0892719">
                <text:p>0.0892719</text:p>
              </table:table-cell>
              <table:table-cell office:value-type="float" office:value="0.0178983">
                <text:p>0.0178983</text:p>
              </table:table-cell>
              <table:table-cell office:value-type="float" office:value="0.00160824">
                <text:p>0.00160824</text:p>
              </table:table-cell>
              <table:table-cell office:value-type="float" office:value="0.000555423">
                <text:p>0.000555423</text:p>
              </table:table-cell>
              <table:table-cell office:value-type="float" office:value="0.000973075">
                <text:p>0.00097307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11000">
                <text:p>111000</text:p>
              </table:table-cell>
              <table:table-cell office:value-type="float" office:value="0.03213">
                <text:p>0.03213</text:p>
              </table:table-cell>
              <table:table-cell office:value-type="float" office:value="0.00512828">
                <text:p>0.00512828</text:p>
              </table:table-cell>
              <table:table-cell office:value-type="float" office:value="0.00172943">
                <text:p>0.00172943</text:p>
              </table:table-cell>
              <table:table-cell office:value-type="float" office:value="0.0904838">
                <text:p>0.0904838</text:p>
              </table:table-cell>
              <table:table-cell office:value-type="float" office:value="0.0182287">
                <text:p>0.0182287</text:p>
              </table:table-cell>
              <table:table-cell office:value-type="float" office:value="0.00162284">
                <text:p>0.00162284</text:p>
              </table:table-cell>
              <table:table-cell office:value-type="float" office:value="0.00056016">
                <text:p>0.00056016</text:p>
              </table:table-cell>
              <table:table-cell office:value-type="float" office:value="0.00101531">
                <text:p>0.0010153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0500">
                <text:p>110500</text:p>
              </table:table-cell>
              <table:table-cell office:value-type="float" office:value="0.0312249">
                <text:p>0.0312249</text:p>
              </table:table-cell>
              <table:table-cell office:value-type="float" office:value="0.00500078">
                <text:p>0.00500078</text:p>
              </table:table-cell>
              <table:table-cell office:value-type="float" office:value="0.00158218">
                <text:p>0.00158218</text:p>
              </table:table-cell>
              <table:table-cell office:value-type="float" office:value="0.0897286">
                <text:p>0.0897286</text:p>
              </table:table-cell>
              <table:table-cell office:value-type="float" office:value="0.0180933">
                <text:p>0.0180933</text:p>
              </table:table-cell>
              <table:table-cell office:value-type="float" office:value="0.00160548">
                <text:p>0.00160548</text:p>
              </table:table-cell>
              <table:table-cell office:value-type="float" office:value="0.000552659">
                <text:p>0.000552659</text:p>
              </table:table-cell>
              <table:table-cell office:value-type="float" office:value="0.00099005">
                <text:p>0.0009900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10000">
                <text:p>110000</text:p>
              </table:table-cell>
              <table:table-cell office:value-type="float" office:value="0.0332081">
                <text:p>0.0332081</text:p>
              </table:table-cell>
              <table:table-cell office:value-type="float" office:value="0.00505052">
                <text:p>0.00505052</text:p>
              </table:table-cell>
              <table:table-cell office:value-type="float" office:value="0.00159087">
                <text:p>0.00159087</text:p>
              </table:table-cell>
              <table:table-cell office:value-type="float" office:value="0.0896966">
                <text:p>0.0896966</text:p>
              </table:table-cell>
              <table:table-cell office:value-type="float" office:value="0.0179733">
                <text:p>0.0179733</text:p>
              </table:table-cell>
              <table:table-cell office:value-type="float" office:value="0.00151902">
                <text:p>0.00151902</text:p>
              </table:table-cell>
              <table:table-cell office:value-type="float" office:value="0.000559765">
                <text:p>0.000559765</text:p>
              </table:table-cell>
              <table:table-cell office:value-type="float" office:value="0.00099005">
                <text:p>0.0009900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9500">
                <text:p>109500</text:p>
              </table:table-cell>
              <table:table-cell office:value-type="float" office:value="0.0307709">
                <text:p>0.0307709</text:p>
              </table:table-cell>
              <table:table-cell office:value-type="float" office:value="0.0051042">
                <text:p>0.0051042</text:p>
              </table:table-cell>
              <table:table-cell office:value-type="float" office:value="0.00159245">
                <text:p>0.00159245</text:p>
              </table:table-cell>
              <table:table-cell office:value-type="float" office:value="0.0943705">
                <text:p>0.0943705</text:p>
              </table:table-cell>
              <table:table-cell office:value-type="float" office:value="0.0188007">
                <text:p>0.0188007</text:p>
              </table:table-cell>
              <table:table-cell office:value-type="float" office:value="0.0011669">
                <text:p>0.0011669</text:p>
              </table:table-cell>
              <table:table-cell office:value-type="float" office:value="0.000562923">
                <text:p>0.000562923</text:p>
              </table:table-cell>
              <table:table-cell office:value-type="float" office:value="0.00101729">
                <text:p>0.0010172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9000">
                <text:p>109000</text:p>
              </table:table-cell>
              <table:table-cell office:value-type="float" office:value="0.0306173">
                <text:p>0.0306173</text:p>
              </table:table-cell>
              <table:table-cell office:value-type="float" office:value="0.00518631">
                <text:p>0.00518631</text:p>
              </table:table-cell>
              <table:table-cell office:value-type="float" office:value="0.00170456">
                <text:p>0.00170456</text:p>
              </table:table-cell>
              <table:table-cell office:value-type="float" office:value="0.094037">
                <text:p>0.094037</text:p>
              </table:table-cell>
              <table:table-cell office:value-type="float" office:value="0.0208578">
                <text:p>0.0208578</text:p>
              </table:table-cell>
              <table:table-cell office:value-type="float" office:value="0.00117361">
                <text:p>0.00117361</text:p>
              </table:table-cell>
              <table:table-cell office:value-type="float" office:value="0.000560949">
                <text:p>0.000560949</text:p>
              </table:table-cell>
              <table:table-cell office:value-type="float" office:value="0.0010236">
                <text:p>0.001023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8500">
                <text:p>108500</text:p>
              </table:table-cell>
              <table:table-cell office:value-type="float" office:value="0.030373">
                <text:p>0.030373</text:p>
              </table:table-cell>
              <table:table-cell office:value-type="float" office:value="0.00539672">
                <text:p>0.00539672</text:p>
              </table:table-cell>
              <table:table-cell office:value-type="float" office:value="0.0018218">
                <text:p>0.0018218</text:p>
              </table:table-cell>
              <table:table-cell office:value-type="float" office:value="0.088493">
                <text:p>0.088493</text:p>
              </table:table-cell>
              <table:table-cell office:value-type="float" office:value="0.0184951">
                <text:p>0.0184951</text:p>
              </table:table-cell>
              <table:table-cell office:value-type="float" office:value="0.00121585">
                <text:p>0.00121585</text:p>
              </table:table-cell>
              <table:table-cell office:value-type="float" office:value="0.000596872">
                <text:p>0.000596872</text:p>
              </table:table-cell>
              <table:table-cell office:value-type="float" office:value="0.000982944">
                <text:p>0.00098294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8000">
                <text:p>108000</text:p>
              </table:table-cell>
              <table:table-cell office:value-type="float" office:value="0.035896">
                <text:p>0.035896</text:p>
              </table:table-cell>
              <table:table-cell office:value-type="float" office:value="0.00498972">
                <text:p>0.00498972</text:p>
              </table:table-cell>
              <table:table-cell office:value-type="float" office:value="0.00171127">
                <text:p>0.00171127</text:p>
              </table:table-cell>
              <table:table-cell office:value-type="float" office:value="0.0868417">
                <text:p>0.0868417</text:p>
              </table:table-cell>
              <table:table-cell office:value-type="float" office:value="0.0181225">
                <text:p>0.0181225</text:p>
              </table:table-cell>
              <table:table-cell office:value-type="float" office:value="0.00115703">
                <text:p>0.00115703</text:p>
              </table:table-cell>
              <table:table-cell office:value-type="float" office:value="0.000548317">
                <text:p>0.000548317</text:p>
              </table:table-cell>
              <table:table-cell office:value-type="float" office:value="0.000979391">
                <text:p>0.00097939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7500">
                <text:p>107500</text:p>
              </table:table-cell>
              <table:table-cell office:value-type="float" office:value="0.0305305">
                <text:p>0.0305305</text:p>
              </table:table-cell>
              <table:table-cell office:value-type="float" office:value="0.00493604">
                <text:p>0.00493604</text:p>
              </table:table-cell>
              <table:table-cell office:value-type="float" office:value="0.00170338">
                <text:p>0.00170338</text:p>
              </table:table-cell>
              <table:table-cell office:value-type="float" office:value="0.0904344">
                <text:p>0.0904344</text:p>
              </table:table-cell>
              <table:table-cell office:value-type="float" office:value="0.018389">
                <text:p>0.018389</text:p>
              </table:table-cell>
              <table:table-cell office:value-type="float" office:value="0.00113966">
                <text:p>0.00113966</text:p>
              </table:table-cell>
              <table:table-cell office:value-type="float" office:value="0.000547922">
                <text:p>0.000547922</text:p>
              </table:table-cell>
              <table:table-cell office:value-type="float" office:value="0.00100229">
                <text:p>0.0010022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7000">
                <text:p>107000</text:p>
              </table:table-cell>
              <table:table-cell office:value-type="float" office:value="0.0301199">
                <text:p>0.0301199</text:p>
              </table:table-cell>
              <table:table-cell office:value-type="float" office:value="0.00499525">
                <text:p>0.00499525</text:p>
              </table:table-cell>
              <table:table-cell office:value-type="float" office:value="0.00164258">
                <text:p>0.00164258</text:p>
              </table:table-cell>
              <table:table-cell office:value-type="float" office:value="0.0870399">
                <text:p>0.0870399</text:p>
              </table:table-cell>
              <table:table-cell office:value-type="float" office:value="0.017659">
                <text:p>0.017659</text:p>
              </table:table-cell>
              <table:table-cell office:value-type="float" office:value="0.00112821">
                <text:p>0.00112821</text:p>
              </table:table-cell>
              <table:table-cell office:value-type="float" office:value="0.000537659">
                <text:p>0.000537659</text:p>
              </table:table-cell>
              <table:table-cell office:value-type="float" office:value="0.000979391">
                <text:p>0.00097939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6500">
                <text:p>106500</text:p>
              </table:table-cell>
              <table:table-cell office:value-type="float" office:value="0.0368853">
                <text:p>0.0368853</text:p>
              </table:table-cell>
              <table:table-cell office:value-type="float" office:value="0.00486932">
                <text:p>0.00486932</text:p>
              </table:table-cell>
              <table:table-cell office:value-type="float" office:value="0.00163232">
                <text:p>0.00163232</text:p>
              </table:table-cell>
              <table:table-cell office:value-type="float" office:value="0.0887595">
                <text:p>0.0887595</text:p>
              </table:table-cell>
              <table:table-cell office:value-type="float" office:value="0.0176788">
                <text:p>0.0176788</text:p>
              </table:table-cell>
              <table:table-cell office:value-type="float" office:value="0.00131928">
                <text:p>0.00131928</text:p>
              </table:table-cell>
              <table:table-cell office:value-type="float" office:value="0.000538053">
                <text:p>0.000538053</text:p>
              </table:table-cell>
              <table:table-cell office:value-type="float" office:value="0.000994392">
                <text:p>0.00099439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6000">
                <text:p>106000</text:p>
              </table:table-cell>
              <table:table-cell office:value-type="float" office:value="0.0295736">
                <text:p>0.0295736</text:p>
              </table:table-cell>
              <table:table-cell office:value-type="float" office:value="0.00485551">
                <text:p>0.00485551</text:p>
              </table:table-cell>
              <table:table-cell office:value-type="float" office:value="0.00205747">
                <text:p>0.00205747</text:p>
              </table:table-cell>
              <table:table-cell office:value-type="float" office:value="0.0923261">
                <text:p>0.0923261</text:p>
              </table:table-cell>
              <table:table-cell office:value-type="float" office:value="0.0179749">
                <text:p>0.0179749</text:p>
              </table:table-cell>
              <table:table-cell office:value-type="float" office:value="0.00114479">
                <text:p>0.00114479</text:p>
              </table:table-cell>
              <table:table-cell office:value-type="float" office:value="0.000543185">
                <text:p>0.000543185</text:p>
              </table:table-cell>
              <table:table-cell office:value-type="float" office:value="0.00100742">
                <text:p>0.0010074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5500">
                <text:p>105500</text:p>
              </table:table-cell>
              <table:table-cell office:value-type="float" office:value="0.0315336">
                <text:p>0.0315336</text:p>
              </table:table-cell>
              <table:table-cell office:value-type="float" office:value="0.00457997">
                <text:p>0.00457997</text:p>
              </table:table-cell>
              <table:table-cell office:value-type="float" office:value="0.00172311">
                <text:p>0.00172311</text:p>
              </table:table-cell>
              <table:table-cell office:value-type="float" office:value="0.0829032">
                <text:p>0.0829032</text:p>
              </table:table-cell>
              <table:table-cell office:value-type="float" office:value="0.0168533">
                <text:p>0.0168533</text:p>
              </table:table-cell>
              <table:table-cell office:value-type="float" office:value="0.00108874">
                <text:p>0.00108874</text:p>
              </table:table-cell>
              <table:table-cell office:value-type="float" office:value="0.000515947">
                <text:p>0.000515947</text:p>
              </table:table-cell>
              <table:table-cell office:value-type="float" office:value="0.000963206">
                <text:p>0.00096320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5000">
                <text:p>105000</text:p>
              </table:table-cell>
              <table:table-cell office:value-type="float" office:value="0.0304018">
                <text:p>0.0304018</text:p>
              </table:table-cell>
              <table:table-cell office:value-type="float" office:value="0.00491433">
                <text:p>0.00491433</text:p>
              </table:table-cell>
              <table:table-cell office:value-type="float" office:value="0.00165679">
                <text:p>0.00165679</text:p>
              </table:table-cell>
              <table:table-cell office:value-type="float" office:value="0.0855205">
                <text:p>0.0855205</text:p>
              </table:table-cell>
              <table:table-cell office:value-type="float" office:value="0.017631">
                <text:p>0.017631</text:p>
              </table:table-cell>
              <table:table-cell office:value-type="float" office:value="0.00115111">
                <text:p>0.00115111</text:p>
              </table:table-cell>
              <table:table-cell office:value-type="float" office:value="0.000546343">
                <text:p>0.000546343</text:p>
              </table:table-cell>
              <table:table-cell office:value-type="float" office:value="0.000974259">
                <text:p>0.00097425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4500">
                <text:p>104500</text:p>
              </table:table-cell>
              <table:table-cell office:value-type="float" office:value="0.0305842">
                <text:p>0.0305842</text:p>
              </table:table-cell>
              <table:table-cell office:value-type="float" office:value="0.00494117">
                <text:p>0.00494117</text:p>
              </table:table-cell>
              <table:table-cell office:value-type="float" office:value="0.00167811">
                <text:p>0.00167811</text:p>
              </table:table-cell>
              <table:table-cell office:value-type="float" office:value="0.0860191">
                <text:p>0.0860191</text:p>
              </table:table-cell>
              <table:table-cell office:value-type="float" office:value="0.0173117">
                <text:p>0.0173117</text:p>
              </table:table-cell>
              <table:table-cell office:value-type="float" office:value="0.00115387">
                <text:p>0.00115387</text:p>
              </table:table-cell>
              <table:table-cell office:value-type="float" office:value="0.000549501">
                <text:p>0.000549501</text:p>
              </table:table-cell>
              <table:table-cell office:value-type="float" office:value="0.000983734">
                <text:p>0.00098373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4000">
                <text:p>104000</text:p>
              </table:table-cell>
              <table:table-cell office:value-type="float" office:value="0.029705">
                <text:p>0.029705</text:p>
              </table:table-cell>
              <table:table-cell office:value-type="float" office:value="0.00487919">
                <text:p>0.00487919</text:p>
              </table:table-cell>
              <table:table-cell office:value-type="float" office:value="0.00161021">
                <text:p>0.00161021</text:p>
              </table:table-cell>
              <table:table-cell office:value-type="float" office:value="0.0838953">
                <text:p>0.0838953</text:p>
              </table:table-cell>
              <table:table-cell office:value-type="float" office:value="0.0168628">
                <text:p>0.0168628</text:p>
              </table:table-cell>
              <table:table-cell office:value-type="float" office:value="0.00114203">
                <text:p>0.00114203</text:p>
              </table:table-cell>
              <table:table-cell office:value-type="float" office:value="0.000543185">
                <text:p>0.000543185</text:p>
              </table:table-cell>
              <table:table-cell office:value-type="float" office:value="0.000958469">
                <text:p>0.00095846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3500">
                <text:p>103500</text:p>
              </table:table-cell>
              <table:table-cell office:value-type="float" office:value="0.0294682">
                <text:p>0.0294682</text:p>
              </table:table-cell>
              <table:table-cell office:value-type="float" office:value="0.00474932">
                <text:p>0.00474932</text:p>
              </table:table-cell>
              <table:table-cell office:value-type="float" office:value="0.00156718">
                <text:p>0.00156718</text:p>
              </table:table-cell>
              <table:table-cell office:value-type="float" office:value="0.087692">
                <text:p>0.087692</text:p>
              </table:table-cell>
              <table:table-cell office:value-type="float" office:value="0.0174972">
                <text:p>0.0174972</text:p>
              </table:table-cell>
              <table:table-cell office:value-type="float" office:value="0.00112624">
                <text:p>0.00112624</text:p>
              </table:table-cell>
              <table:table-cell office:value-type="float" office:value="0.000532922">
                <text:p>0.000532922</text:p>
              </table:table-cell>
              <table:table-cell office:value-type="float" office:value="0.000979391">
                <text:p>0.00097939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3000">
                <text:p>103000</text:p>
              </table:table-cell>
              <table:table-cell office:value-type="float" office:value="0.0286574">
                <text:p>0.0286574</text:p>
              </table:table-cell>
              <table:table-cell office:value-type="float" office:value="0.0047659">
                <text:p>0.0047659</text:p>
              </table:table-cell>
              <table:table-cell office:value-type="float" office:value="0.00157389">
                <text:p>0.00157389</text:p>
              </table:table-cell>
              <table:table-cell office:value-type="float" office:value="0.0829147">
                <text:p>0.0829147</text:p>
              </table:table-cell>
              <table:table-cell office:value-type="float" office:value="0.0168545">
                <text:p>0.0168545</text:p>
              </table:table-cell>
              <table:table-cell office:value-type="float" office:value="0.0011444">
                <text:p>0.0011444</text:p>
              </table:table-cell>
              <table:table-cell office:value-type="float" office:value="0.000537659">
                <text:p>0.000537659</text:p>
              </table:table-cell>
              <table:table-cell office:value-type="float" office:value="0.000953732">
                <text:p>0.00095373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2500">
                <text:p>102500</text:p>
              </table:table-cell>
              <table:table-cell office:value-type="float" office:value="0.029332">
                <text:p>0.029332</text:p>
              </table:table-cell>
              <table:table-cell office:value-type="float" office:value="0.00473234">
                <text:p>0.00473234</text:p>
              </table:table-cell>
              <table:table-cell office:value-type="float" office:value="0.00161969">
                <text:p>0.00161969</text:p>
              </table:table-cell>
              <table:table-cell office:value-type="float" office:value="0.0877299">
                <text:p>0.0877299</text:p>
              </table:table-cell>
              <table:table-cell office:value-type="float" office:value="0.0183929">
                <text:p>0.0183929</text:p>
              </table:table-cell>
              <table:table-cell office:value-type="float" office:value="0.001129">
                <text:p>0.001129</text:p>
              </table:table-cell>
              <table:table-cell office:value-type="float" office:value="0.000534106">
                <text:p>0.000534106</text:p>
              </table:table-cell>
              <table:table-cell office:value-type="float" office:value="0.000958864">
                <text:p>0.00095886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2000">
                <text:p>102000</text:p>
              </table:table-cell>
              <table:table-cell office:value-type="float" office:value="0.0291315">
                <text:p>0.0291315</text:p>
              </table:table-cell>
              <table:table-cell office:value-type="float" office:value="0.00496367">
                <text:p>0.00496367</text:p>
              </table:table-cell>
              <table:table-cell office:value-type="float" office:value="0.00163153">
                <text:p>0.00163153</text:p>
              </table:table-cell>
              <table:table-cell office:value-type="float" office:value="0.0839865">
                <text:p>0.0839865</text:p>
              </table:table-cell>
              <table:table-cell office:value-type="float" office:value="0.016924">
                <text:p>0.016924</text:p>
              </table:table-cell>
              <table:table-cell office:value-type="float" office:value="0.0011365">
                <text:p>0.0011365</text:p>
              </table:table-cell>
              <table:table-cell office:value-type="float" office:value="0.000541606">
                <text:p>0.000541606</text:p>
              </table:table-cell>
              <table:table-cell office:value-type="float" office:value="0.000969128">
                <text:p>0.00096912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1500">
                <text:p>101500</text:p>
              </table:table-cell>
              <table:table-cell office:value-type="float" office:value="0.0305494">
                <text:p>0.0305494</text:p>
              </table:table-cell>
              <table:table-cell office:value-type="float" office:value="0.00504973">
                <text:p>0.00504973</text:p>
              </table:table-cell>
              <table:table-cell office:value-type="float" office:value="0.00158534">
                <text:p>0.00158534</text:p>
              </table:table-cell>
              <table:table-cell office:value-type="float" office:value="0.0808335">
                <text:p>0.0808335</text:p>
              </table:table-cell>
              <table:table-cell office:value-type="float" office:value="0.0163895">
                <text:p>0.0163895</text:p>
              </table:table-cell>
              <table:table-cell office:value-type="float" office:value="0.00117637">
                <text:p>0.00117637</text:p>
              </table:table-cell>
              <table:table-cell office:value-type="float" office:value="0.000558186">
                <text:p>0.000558186</text:p>
              </table:table-cell>
              <table:table-cell office:value-type="float" office:value="0.000951364">
                <text:p>0.00095136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1000">
                <text:p>101000</text:p>
              </table:table-cell>
              <table:table-cell office:value-type="float" office:value="0.0282156">
                <text:p>0.0282156</text:p>
              </table:table-cell>
              <table:table-cell office:value-type="float" office:value="0.00457405">
                <text:p>0.00457405</text:p>
              </table:table-cell>
              <table:table-cell office:value-type="float" office:value="0.00168877">
                <text:p>0.00168877</text:p>
              </table:table-cell>
              <table:table-cell office:value-type="float" office:value="0.0832581">
                <text:p>0.0832581</text:p>
              </table:table-cell>
              <table:table-cell office:value-type="float" office:value="0.0168001">
                <text:p>0.0168001</text:p>
              </table:table-cell>
              <table:table-cell office:value-type="float" office:value="0.00111677">
                <text:p>0.00111677</text:p>
              </table:table-cell>
              <table:table-cell office:value-type="float" office:value="0.000523447">
                <text:p>0.000523447</text:p>
              </table:table-cell>
              <table:table-cell office:value-type="float" office:value="0.000946232">
                <text:p>0.00094623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0500">
                <text:p>100500</text:p>
              </table:table-cell>
              <table:table-cell office:value-type="float" office:value="0.0288251">
                <text:p>0.0288251</text:p>
              </table:table-cell>
              <table:table-cell office:value-type="float" office:value="0.00459813">
                <text:p>0.00459813</text:p>
              </table:table-cell>
              <table:table-cell office:value-type="float" office:value="0.00158376">
                <text:p>0.00158376</text:p>
              </table:table-cell>
              <table:table-cell office:value-type="float" office:value="0.0820652">
                <text:p>0.0820652</text:p>
              </table:table-cell>
              <table:table-cell office:value-type="float" office:value="0.0163295">
                <text:p>0.0163295</text:p>
              </table:table-cell>
              <table:table-cell office:value-type="float" office:value="0.00108716">
                <text:p>0.00108716</text:p>
              </table:table-cell>
              <table:table-cell office:value-type="float" office:value="0.0005195">
                <text:p>0.0005195</text:p>
              </table:table-cell>
              <table:table-cell office:value-type="float" office:value="0.000930441">
                <text:p>0.00093044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0000">
                <text:p>100000</text:p>
              </table:table-cell>
              <table:table-cell office:value-type="float" office:value="0.0286751">
                <text:p>0.0286751</text:p>
              </table:table-cell>
              <table:table-cell office:value-type="float" office:value="0.00458234">
                <text:p>0.00458234</text:p>
              </table:table-cell>
              <table:table-cell office:value-type="float" office:value="0.00181272">
                <text:p>0.00181272</text:p>
              </table:table-cell>
              <table:table-cell office:value-type="float" office:value="0.080712">
                <text:p>0.080712</text:p>
              </table:table-cell>
              <table:table-cell office:value-type="float" office:value="0.0162288">
                <text:p>0.0162288</text:p>
              </table:table-cell>
              <table:table-cell office:value-type="float" office:value="0.00108558">
                <text:p>0.00108558</text:p>
              </table:table-cell>
              <table:table-cell office:value-type="float" office:value="0.000515552">
                <text:p>0.000515552</text:p>
              </table:table-cell>
              <table:table-cell office:value-type="float" office:value="0.0009486">
                <text:p>0.000948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9500">
                <text:p>99500</text:p>
              </table:table-cell>
              <table:table-cell office:value-type="float" office:value="0.034403">
                <text:p>0.034403</text:p>
              </table:table-cell>
              <table:table-cell office:value-type="float" office:value="0.00444299">
                <text:p>0.00444299</text:p>
              </table:table-cell>
              <table:table-cell office:value-type="float" office:value="0.00173614">
                <text:p>0.00173614</text:p>
              </table:table-cell>
              <table:table-cell office:value-type="float" office:value="0.0842596">
                <text:p>0.0842596</text:p>
              </table:table-cell>
              <table:table-cell office:value-type="float" office:value="0.0170393">
                <text:p>0.0170393</text:p>
              </table:table-cell>
              <table:table-cell office:value-type="float" office:value="0.00109427">
                <text:p>0.00109427</text:p>
              </table:table-cell>
              <table:table-cell office:value-type="float" office:value="0.000512394">
                <text:p>0.000512394</text:p>
              </table:table-cell>
              <table:table-cell office:value-type="float" office:value="0.000978602">
                <text:p>0.00097860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9000">
                <text:p>99000</text:p>
              </table:table-cell>
              <table:table-cell office:value-type="float" office:value="0.0291232">
                <text:p>0.0291232</text:p>
              </table:table-cell>
              <table:table-cell office:value-type="float" office:value="0.00468616">
                <text:p>0.00468616</text:p>
              </table:table-cell>
              <table:table-cell office:value-type="float" office:value="0.00157311">
                <text:p>0.00157311</text:p>
              </table:table-cell>
              <table:table-cell office:value-type="float" office:value="0.07917">
                <text:p>0.07917</text:p>
              </table:table-cell>
              <table:table-cell office:value-type="float" office:value="0.0166224">
                <text:p>0.0166224</text:p>
              </table:table-cell>
              <table:table-cell office:value-type="float" office:value="0.00114993">
                <text:p>0.00114993</text:p>
              </table:table-cell>
              <table:table-cell office:value-type="float" office:value="0.000528579">
                <text:p>0.000528579</text:p>
              </table:table-cell>
              <table:table-cell office:value-type="float" office:value="0.000926889">
                <text:p>0.00092688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8500">
                <text:p>98500</text:p>
              </table:table-cell>
              <table:table-cell office:value-type="float" office:value="0.0285133">
                <text:p>0.0285133</text:p>
              </table:table-cell>
              <table:table-cell office:value-type="float" office:value="0.00419824">
                <text:p>0.00419824</text:p>
              </table:table-cell>
              <table:table-cell office:value-type="float" office:value="0.00155021">
                <text:p>0.00155021</text:p>
              </table:table-cell>
              <table:table-cell office:value-type="float" office:value="0.0897921">
                <text:p>0.0897921</text:p>
              </table:table-cell>
              <table:table-cell office:value-type="float" office:value="0.0174565">
                <text:p>0.0174565</text:p>
              </table:table-cell>
              <table:table-cell office:value-type="float" office:value="0.00105163">
                <text:p>0.00105163</text:p>
              </table:table-cell>
              <table:table-cell office:value-type="float" office:value="0.000496604">
                <text:p>0.000496604</text:p>
              </table:table-cell>
              <table:table-cell office:value-type="float" office:value="0.000953337">
                <text:p>0.00095333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8000">
                <text:p>98000</text:p>
              </table:table-cell>
              <table:table-cell office:value-type="float" office:value="0.0349439">
                <text:p>0.0349439</text:p>
              </table:table-cell>
              <table:table-cell office:value-type="float" office:value="0.00435219">
                <text:p>0.00435219</text:p>
              </table:table-cell>
              <table:table-cell office:value-type="float" office:value="0.0016943">
                <text:p>0.0016943</text:p>
              </table:table-cell>
              <table:table-cell office:value-type="float" office:value="0.0812532">
                <text:p>0.0812532</text:p>
              </table:table-cell>
              <table:table-cell office:value-type="float" office:value="0.016461">
                <text:p>0.016461</text:p>
              </table:table-cell>
              <table:table-cell office:value-type="float" office:value="0.00109584">
                <text:p>0.00109584</text:p>
              </table:table-cell>
              <table:table-cell office:value-type="float" office:value="0.00051042">
                <text:p>0.00051042</text:p>
              </table:table-cell>
              <table:table-cell office:value-type="float" office:value="0.000967549">
                <text:p>0.00096754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7500">
                <text:p>97500</text:p>
              </table:table-cell>
              <table:table-cell office:value-type="float" office:value="0.0318809">
                <text:p>0.0318809</text:p>
              </table:table-cell>
              <table:table-cell office:value-type="float" office:value="0.00431272">
                <text:p>0.00431272</text:p>
              </table:table-cell>
              <table:table-cell office:value-type="float" office:value="0.00161179">
                <text:p>0.00161179</text:p>
              </table:table-cell>
              <table:table-cell office:value-type="float" office:value="0.0818753">
                <text:p>0.0818753</text:p>
              </table:table-cell>
              <table:table-cell office:value-type="float" office:value="0.0162458">
                <text:p>0.0162458</text:p>
              </table:table-cell>
              <table:table-cell office:value-type="float" office:value="0.00108479">
                <text:p>0.00108479</text:p>
              </table:table-cell>
              <table:table-cell office:value-type="float" office:value="0.000505683">
                <text:p>0.000505683</text:p>
              </table:table-cell>
              <table:table-cell office:value-type="float" office:value="0.000943468">
                <text:p>0.00094346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7000">
                <text:p>97000</text:p>
              </table:table-cell>
              <table:table-cell office:value-type="float" office:value="0.0271206">
                <text:p>0.0271206</text:p>
              </table:table-cell>
              <table:table-cell office:value-type="float" office:value="0.00446865">
                <text:p>0.00446865</text:p>
              </table:table-cell>
              <table:table-cell office:value-type="float" office:value="0.00159047">
                <text:p>0.00159047</text:p>
              </table:table-cell>
              <table:table-cell office:value-type="float" office:value="0.0780288">
                <text:p>0.0780288</text:p>
              </table:table-cell>
              <table:table-cell office:value-type="float" office:value="0.0184355">
                <text:p>0.0184355</text:p>
              </table:table-cell>
              <table:table-cell office:value-type="float" office:value="0.00110256">
                <text:p>0.00110256</text:p>
              </table:table-cell>
              <table:table-cell office:value-type="float" office:value="0.000517131">
                <text:p>0.000517131</text:p>
              </table:table-cell>
              <table:table-cell office:value-type="float" office:value="0.000918204">
                <text:p>0.00091820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6500">
                <text:p>96500</text:p>
              </table:table-cell>
              <table:table-cell office:value-type="float" office:value="0.0278757">
                <text:p>0.0278757</text:p>
              </table:table-cell>
              <table:table-cell office:value-type="float" office:value="0.00472603">
                <text:p>0.00472603</text:p>
              </table:table-cell>
              <table:table-cell office:value-type="float" office:value="0.00158297">
                <text:p>0.00158297</text:p>
              </table:table-cell>
              <table:table-cell office:value-type="float" office:value="0.0766203">
                <text:p>0.0766203</text:p>
              </table:table-cell>
              <table:table-cell office:value-type="float" office:value="0.0165727">
                <text:p>0.0165727</text:p>
              </table:table-cell>
              <table:table-cell office:value-type="float" office:value="0.00110098">
                <text:p>0.00110098</text:p>
              </table:table-cell>
              <table:table-cell office:value-type="float" office:value="0.000521079">
                <text:p>0.000521079</text:p>
              </table:table-cell>
              <table:table-cell office:value-type="float" office:value="0.000924915">
                <text:p>0.00092491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6000">
                <text:p>96000</text:p>
              </table:table-cell>
              <table:table-cell office:value-type="float" office:value="0.0269086">
                <text:p>0.0269086</text:p>
              </table:table-cell>
              <table:table-cell office:value-type="float" office:value="0.00435535">
                <text:p>0.00435535</text:p>
              </table:table-cell>
              <table:table-cell office:value-type="float" office:value="0.00163548">
                <text:p>0.00163548</text:p>
              </table:table-cell>
              <table:table-cell office:value-type="float" office:value="0.0786115">
                <text:p>0.0786115</text:p>
              </table:table-cell>
              <table:table-cell office:value-type="float" office:value="0.0157464">
                <text:p>0.0157464</text:p>
              </table:table-cell>
              <table:table-cell office:value-type="float" office:value="0.00108361">
                <text:p>0.00108361</text:p>
              </table:table-cell>
              <table:table-cell office:value-type="float" office:value="0.000505683">
                <text:p>0.000505683</text:p>
              </table:table-cell>
              <table:table-cell office:value-type="float" office:value="0.000917415">
                <text:p>0.00091741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5500">
                <text:p>95500</text:p>
              </table:table-cell>
              <table:table-cell office:value-type="float" office:value="0.0274818">
                <text:p>0.0274818</text:p>
              </table:table-cell>
              <table:table-cell office:value-type="float" office:value="0.00452589">
                <text:p>0.00452589</text:p>
              </table:table-cell>
              <table:table-cell office:value-type="float" office:value="0.00155771">
                <text:p>0.00155771</text:p>
              </table:table-cell>
              <table:table-cell office:value-type="float" office:value="0.0744112">
                <text:p>0.0744112</text:p>
              </table:table-cell>
              <table:table-cell office:value-type="float" office:value="0.0152052">
                <text:p>0.0152052</text:p>
              </table:table-cell>
              <table:table-cell office:value-type="float" office:value="0.0010994">
                <text:p>0.0010994</text:p>
              </table:table-cell>
              <table:table-cell office:value-type="float" office:value="0.000519105">
                <text:p>0.000519105</text:p>
              </table:table-cell>
              <table:table-cell office:value-type="float" office:value="0.000921362">
                <text:p>0.00092136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5000">
                <text:p>95000</text:p>
              </table:table-cell>
              <table:table-cell office:value-type="float" office:value="0.0270128">
                <text:p>0.0270128</text:p>
              </table:table-cell>
              <table:table-cell office:value-type="float" office:value="0.00441259">
                <text:p>0.00441259</text:p>
              </table:table-cell>
              <table:table-cell office:value-type="float" office:value="0.00155139">
                <text:p>0.00155139</text:p>
              </table:table-cell>
              <table:table-cell office:value-type="float" office:value="0.0781377">
                <text:p>0.0781377</text:p>
              </table:table-cell>
              <table:table-cell office:value-type="float" office:value="0.0161246">
                <text:p>0.0161246</text:p>
              </table:table-cell>
              <table:table-cell office:value-type="float" office:value="0.00108242">
                <text:p>0.00108242</text:p>
              </table:table-cell>
              <table:table-cell office:value-type="float" office:value="0.000510815">
                <text:p>0.000510815</text:p>
              </table:table-cell>
              <table:table-cell office:value-type="float" office:value="0.000942679">
                <text:p>0.00094267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4500">
                <text:p>94500</text:p>
              </table:table-cell>
              <table:table-cell office:value-type="float" office:value="0.0325607">
                <text:p>0.0325607</text:p>
              </table:table-cell>
              <table:table-cell office:value-type="float" office:value="0.00433561">
                <text:p>0.00433561</text:p>
              </table:table-cell>
              <table:table-cell office:value-type="float" office:value="0.00156639">
                <text:p>0.00156639</text:p>
              </table:table-cell>
              <table:table-cell office:value-type="float" office:value="0.0774477">
                <text:p>0.0774477</text:p>
              </table:table-cell>
              <table:table-cell office:value-type="float" office:value="0.0155455">
                <text:p>0.0155455</text:p>
              </table:table-cell>
              <table:table-cell office:value-type="float" office:value="0.00108124">
                <text:p>0.00108124</text:p>
              </table:table-cell>
              <table:table-cell office:value-type="float" office:value="0.000504104">
                <text:p>0.000504104</text:p>
              </table:table-cell>
              <table:table-cell office:value-type="float" office:value="0.000913862">
                <text:p>0.00091386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4000">
                <text:p>94000</text:p>
              </table:table-cell>
              <table:table-cell office:value-type="float" office:value="0.0275291">
                <text:p>0.0275291</text:p>
              </table:table-cell>
              <table:table-cell office:value-type="float" office:value="0.00411021">
                <text:p>0.00411021</text:p>
              </table:table-cell>
              <table:table-cell office:value-type="float" office:value="0.00163824">
                <text:p>0.00163824</text:p>
              </table:table-cell>
              <table:table-cell office:value-type="float" office:value="0.0777517">
                <text:p>0.0777517</text:p>
              </table:table-cell>
              <table:table-cell office:value-type="float" office:value="0.0153008">
                <text:p>0.0153008</text:p>
              </table:table-cell>
              <table:table-cell office:value-type="float" office:value="0.00105321">
                <text:p>0.00105321</text:p>
              </table:table-cell>
              <table:table-cell office:value-type="float" office:value="0.000498183">
                <text:p>0.000498183</text:p>
              </table:table-cell>
              <table:table-cell office:value-type="float" office:value="0.000914256">
                <text:p>0.00091425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3500">
                <text:p>93500</text:p>
              </table:table-cell>
              <table:table-cell office:value-type="float" office:value="0.0281209">
                <text:p>0.0281209</text:p>
              </table:table-cell>
              <table:table-cell office:value-type="float" office:value="0.00429732">
                <text:p>0.00429732</text:p>
              </table:table-cell>
              <table:table-cell office:value-type="float" office:value="0.00168916">
                <text:p>0.00168916</text:p>
              </table:table-cell>
              <table:table-cell office:value-type="float" office:value="0.0776581">
                <text:p>0.0776581</text:p>
              </table:table-cell>
              <table:table-cell office:value-type="float" office:value="0.015356">
                <text:p>0.015356</text:p>
              </table:table-cell>
              <table:table-cell office:value-type="float" office:value="0.00107926">
                <text:p>0.00107926</text:p>
              </table:table-cell>
              <table:table-cell office:value-type="float" office:value="0.000505683">
                <text:p>0.000505683</text:p>
              </table:table-cell>
              <table:table-cell office:value-type="float" office:value="0.000905967">
                <text:p>0.00090596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3000">
                <text:p>93000</text:p>
              </table:table-cell>
              <table:table-cell office:value-type="float" office:value="0.0262643">
                <text:p>0.0262643</text:p>
              </table:table-cell>
              <table:table-cell office:value-type="float" office:value="0.0043139">
                <text:p>0.0043139</text:p>
              </table:table-cell>
              <table:table-cell office:value-type="float" office:value="0.00157784">
                <text:p>0.00157784</text:p>
              </table:table-cell>
              <table:table-cell office:value-type="float" office:value="0.0764809">
                <text:p>0.0764809</text:p>
              </table:table-cell>
              <table:table-cell office:value-type="float" office:value="0.0152471">
                <text:p>0.0152471</text:p>
              </table:table-cell>
              <table:table-cell office:value-type="float" office:value="0.00108953">
                <text:p>0.00108953</text:p>
              </table:table-cell>
              <table:table-cell office:value-type="float" office:value="0.000506868">
                <text:p>0.000506868</text:p>
              </table:table-cell>
              <table:table-cell office:value-type="float" office:value="0.000903993">
                <text:p>0.00090399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2500">
                <text:p>92500</text:p>
              </table:table-cell>
              <table:table-cell office:value-type="float" office:value="0.0264945">
                <text:p>0.0264945</text:p>
              </table:table-cell>
              <table:table-cell office:value-type="float" office:value="0.00400757">
                <text:p>0.00400757</text:p>
              </table:table-cell>
              <table:table-cell office:value-type="float" office:value="0.00159284">
                <text:p>0.00159284</text:p>
              </table:table-cell>
              <table:table-cell office:value-type="float" office:value="0.0731575">
                <text:p>0.0731575</text:p>
              </table:table-cell>
              <table:table-cell office:value-type="float" office:value="0.0146139">
                <text:p>0.0146139</text:p>
              </table:table-cell>
              <table:table-cell office:value-type="float" office:value="0.00104492">
                <text:p>0.00104492</text:p>
              </table:table-cell>
              <table:table-cell office:value-type="float" office:value="0.000479629">
                <text:p>0.000479629</text:p>
              </table:table-cell>
              <table:table-cell office:value-type="float" office:value="0.000895308">
                <text:p>0.00089530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2000">
                <text:p>92000</text:p>
              </table:table-cell>
              <table:table-cell office:value-type="float" office:value="0.0257977">
                <text:p>0.0257977</text:p>
              </table:table-cell>
              <table:table-cell office:value-type="float" office:value="0.0040052">
                <text:p>0.0040052</text:p>
              </table:table-cell>
              <table:table-cell office:value-type="float" office:value="0.00160034">
                <text:p>0.00160034</text:p>
              </table:table-cell>
              <table:table-cell office:value-type="float" office:value="0.0790899">
                <text:p>0.0790899</text:p>
              </table:table-cell>
              <table:table-cell office:value-type="float" office:value="0.0158183">
                <text:p>0.0158183</text:p>
              </table:table-cell>
              <table:table-cell office:value-type="float" office:value="0.00104571">
                <text:p>0.00104571</text:p>
              </table:table-cell>
              <table:table-cell office:value-type="float" office:value="0.000483577">
                <text:p>0.000483577</text:p>
              </table:table-cell>
              <table:table-cell office:value-type="float" office:value="0.000927678">
                <text:p>0.00092767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1500">
                <text:p>91500</text:p>
              </table:table-cell>
              <table:table-cell office:value-type="float" office:value="0.0263583">
                <text:p>0.0263583</text:p>
              </table:table-cell>
              <table:table-cell office:value-type="float" office:value="0.00400994">
                <text:p>0.00400994</text:p>
              </table:table-cell>
              <table:table-cell office:value-type="float" office:value="0.00152652">
                <text:p>0.00152652</text:p>
              </table:table-cell>
              <table:table-cell office:value-type="float" office:value="0.0768141">
                <text:p>0.0768141</text:p>
              </table:table-cell>
              <table:table-cell office:value-type="float" office:value="0.0155072">
                <text:p>0.0155072</text:p>
              </table:table-cell>
              <table:table-cell office:value-type="float" office:value="0.00106782">
                <text:p>0.00106782</text:p>
              </table:table-cell>
              <table:table-cell office:value-type="float" office:value="0.00048634">
                <text:p>0.00048634</text:p>
              </table:table-cell>
              <table:table-cell office:value-type="float" office:value="0.000929257">
                <text:p>0.00092925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1000">
                <text:p>91000</text:p>
              </table:table-cell>
              <table:table-cell office:value-type="float" office:value="0.0255842">
                <text:p>0.0255842</text:p>
              </table:table-cell>
              <table:table-cell office:value-type="float" office:value="0.00406047">
                <text:p>0.00406047</text:p>
              </table:table-cell>
              <table:table-cell office:value-type="float" office:value="0.0014985">
                <text:p>0.0014985</text:p>
              </table:table-cell>
              <table:table-cell office:value-type="float" office:value="0.0741973">
                <text:p>0.0741973</text:p>
              </table:table-cell>
              <table:table-cell office:value-type="float" office:value="0.0149929">
                <text:p>0.0149929</text:p>
              </table:table-cell>
              <table:table-cell office:value-type="float" office:value="0.00106505">
                <text:p>0.00106505</text:p>
              </table:table-cell>
              <table:table-cell office:value-type="float" office:value="0.000489498">
                <text:p>0.000489498</text:p>
              </table:table-cell>
              <table:table-cell office:value-type="float" office:value="0.000884255">
                <text:p>0.00088425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0500">
                <text:p>90500</text:p>
              </table:table-cell>
              <table:table-cell office:value-type="float" office:value="0.0289996">
                <text:p>0.0289996</text:p>
              </table:table-cell>
              <table:table-cell office:value-type="float" office:value="0.00411415">
                <text:p>0.00411415</text:p>
              </table:table-cell>
              <table:table-cell office:value-type="float" office:value="0.00147718">
                <text:p>0.00147718</text:p>
              </table:table-cell>
              <table:table-cell office:value-type="float" office:value="0.0760803">
                <text:p>0.0760803</text:p>
              </table:table-cell>
              <table:table-cell office:value-type="float" office:value="0.0153225">
                <text:p>0.0153225</text:p>
              </table:table-cell>
              <table:table-cell office:value-type="float" office:value="0.0010615">
                <text:p>0.0010615</text:p>
              </table:table-cell>
              <table:table-cell office:value-type="float" office:value="0.000493841">
                <text:p>0.000493841</text:p>
              </table:table-cell>
              <table:table-cell office:value-type="float" office:value="0.000900835">
                <text:p>0.00090083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0000">
                <text:p>90000</text:p>
              </table:table-cell>
              <table:table-cell office:value-type="float" office:value="0.0267831">
                <text:p>0.0267831</text:p>
              </table:table-cell>
              <table:table-cell office:value-type="float" office:value="0.00389743">
                <text:p>0.00389743</text:p>
              </table:table-cell>
              <table:table-cell office:value-type="float" office:value="0.00148547">
                <text:p>0.00148547</text:p>
              </table:table-cell>
              <table:table-cell office:value-type="float" office:value="0.0771516">
                <text:p>0.0771516</text:p>
              </table:table-cell>
              <table:table-cell office:value-type="float" office:value="0.0157938">
                <text:p>0.0157938</text:p>
              </table:table-cell>
              <table:table-cell office:value-type="float" office:value="0.00104097">
                <text:p>0.00104097</text:p>
              </table:table-cell>
              <table:table-cell office:value-type="float" office:value="0.000476866">
                <text:p>0.000476866</text:p>
              </table:table-cell>
              <table:table-cell office:value-type="float" office:value="0.000924915">
                <text:p>0.00092491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9500">
                <text:p>89500</text:p>
              </table:table-cell>
              <table:table-cell office:value-type="float" office:value="0.0263157">
                <text:p>0.0263157</text:p>
              </table:table-cell>
              <table:table-cell office:value-type="float" office:value="0.00399375">
                <text:p>0.00399375</text:p>
              </table:table-cell>
              <table:table-cell office:value-type="float" office:value="0.00150008">
                <text:p>0.00150008</text:p>
              </table:table-cell>
              <table:table-cell office:value-type="float" office:value="0.0783454">
                <text:p>0.0783454</text:p>
              </table:table-cell>
              <table:table-cell office:value-type="float" office:value="0.0155814">
                <text:p>0.0155814</text:p>
              </table:table-cell>
              <table:table-cell office:value-type="float" office:value="0.00105045">
                <text:p>0.00105045</text:p>
              </table:table-cell>
              <table:table-cell office:value-type="float" office:value="0.000484366">
                <text:p>0.000484366</text:p>
              </table:table-cell>
              <table:table-cell office:value-type="float" office:value="0.000918994">
                <text:p>0.00091899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9000">
                <text:p>89000</text:p>
              </table:table-cell>
              <table:table-cell office:value-type="float" office:value="0.0258451">
                <text:p>0.0258451</text:p>
              </table:table-cell>
              <table:table-cell office:value-type="float" office:value="0.00392625">
                <text:p>0.00392625</text:p>
              </table:table-cell>
              <table:table-cell office:value-type="float" office:value="0.00152376">
                <text:p>0.00152376</text:p>
              </table:table-cell>
              <table:table-cell office:value-type="float" office:value="0.076164">
                <text:p>0.076164</text:p>
              </table:table-cell>
              <table:table-cell office:value-type="float" office:value="0.0152183">
                <text:p>0.0152183</text:p>
              </table:table-cell>
              <table:table-cell office:value-type="float" office:value="0.00105084">
                <text:p>0.00105084</text:p>
              </table:table-cell>
              <table:table-cell office:value-type="float" office:value="0.000481603">
                <text:p>0.000481603</text:p>
              </table:table-cell>
              <table:table-cell office:value-type="float" office:value="0.000903203">
                <text:p>0.00090320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8500">
                <text:p>88500</text:p>
              </table:table-cell>
              <table:table-cell office:value-type="float" office:value="0.0259856">
                <text:p>0.0259856</text:p>
              </table:table-cell>
              <table:table-cell office:value-type="float" office:value="0.00375532">
                <text:p>0.00375532</text:p>
              </table:table-cell>
              <table:table-cell office:value-type="float" office:value="0.00156166">
                <text:p>0.00156166</text:p>
              </table:table-cell>
              <table:table-cell office:value-type="float" office:value="0.0720972">
                <text:p>0.0720972</text:p>
              </table:table-cell>
              <table:table-cell office:value-type="float" office:value="0.014443">
                <text:p>0.014443</text:p>
              </table:table-cell>
              <table:table-cell office:value-type="float" office:value="0.00101176">
                <text:p>0.00101176</text:p>
              </table:table-cell>
              <table:table-cell office:value-type="float" office:value="0.000464234">
                <text:p>0.000464234</text:p>
              </table:table-cell>
              <table:table-cell office:value-type="float" office:value="0.000902414">
                <text:p>0.00090241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8000">
                <text:p>88000</text:p>
              </table:table-cell>
              <table:table-cell office:value-type="float" office:value="0.0262659">
                <text:p>0.0262659</text:p>
              </table:table-cell>
              <table:table-cell office:value-type="float" office:value="0.00399612">
                <text:p>0.00399612</text:p>
              </table:table-cell>
              <table:table-cell office:value-type="float" office:value="0.00154034">
                <text:p>0.00154034</text:p>
              </table:table-cell>
              <table:table-cell office:value-type="float" office:value="0.073026">
                <text:p>0.073026</text:p>
              </table:table-cell>
              <table:table-cell office:value-type="float" office:value="0.0146415">
                <text:p>0.0146415</text:p>
              </table:table-cell>
              <table:table-cell office:value-type="float" office:value="0.00103505">
                <text:p>0.00103505</text:p>
              </table:table-cell>
              <table:table-cell office:value-type="float" office:value="0.000482393">
                <text:p>0.000482393</text:p>
              </table:table-cell>
              <table:table-cell office:value-type="float" office:value="0.000906361">
                <text:p>0.00090636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7500">
                <text:p>87500</text:p>
              </table:table-cell>
              <table:table-cell office:value-type="float" office:value="0.0263701">
                <text:p>0.0263701</text:p>
              </table:table-cell>
              <table:table-cell office:value-type="float" office:value="0.00385125">
                <text:p>0.00385125</text:p>
              </table:table-cell>
              <table:table-cell office:value-type="float" office:value="0.00153363">
                <text:p>0.00153363</text:p>
              </table:table-cell>
              <table:table-cell office:value-type="float" office:value="0.0727466">
                <text:p>0.0727466</text:p>
              </table:table-cell>
              <table:table-cell office:value-type="float" office:value="0.0146269">
                <text:p>0.0146269</text:p>
              </table:table-cell>
              <table:table-cell office:value-type="float" office:value="0.00103663">
                <text:p>0.00103663</text:p>
              </table:table-cell>
              <table:table-cell office:value-type="float" office:value="0.000474892">
                <text:p>0.000474892</text:p>
              </table:table-cell>
              <table:table-cell office:value-type="float" office:value="0.000914256">
                <text:p>0.00091425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7000">
                <text:p>87000</text:p>
              </table:table-cell>
              <table:table-cell office:value-type="float" office:value="0.0253307">
                <text:p>0.0253307</text:p>
              </table:table-cell>
              <table:table-cell office:value-type="float" office:value="0.0040502">
                <text:p>0.0040502</text:p>
              </table:table-cell>
              <table:table-cell office:value-type="float" office:value="0.0015435">
                <text:p>0.0015435</text:p>
              </table:table-cell>
              <table:table-cell office:value-type="float" office:value="0.0707361">
                <text:p>0.0707361</text:p>
              </table:table-cell>
              <table:table-cell office:value-type="float" office:value="0.0140794">
                <text:p>0.0140794</text:p>
              </table:table-cell>
              <table:table-cell office:value-type="float" office:value="0.00108598">
                <text:p>0.00108598</text:p>
              </table:table-cell>
              <table:table-cell office:value-type="float" office:value="0.000496209">
                <text:p>0.000496209</text:p>
              </table:table-cell>
              <table:table-cell office:value-type="float" office:value="0.000880702">
                <text:p>0.00088070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6500">
                <text:p>86500</text:p>
              </table:table-cell>
              <table:table-cell office:value-type="float" office:value="0.0263638">
                <text:p>0.0263638</text:p>
              </table:table-cell>
              <table:table-cell office:value-type="float" office:value="0.00378453">
                <text:p>0.00378453</text:p>
              </table:table-cell>
              <table:table-cell office:value-type="float" office:value="0.00159798">
                <text:p>0.00159798</text:p>
              </table:table-cell>
              <table:table-cell office:value-type="float" office:value="0.0680572">
                <text:p>0.0680572</text:p>
              </table:table-cell>
              <table:table-cell office:value-type="float" office:value="0.0134462">
                <text:p>0.0134462</text:p>
              </table:table-cell>
              <table:table-cell office:value-type="float" office:value="0.00101689">
                <text:p>0.00101689</text:p>
              </table:table-cell>
              <table:table-cell office:value-type="float" office:value="0.000465813">
                <text:p>0.000465813</text:p>
              </table:table-cell>
              <table:table-cell office:value-type="float" office:value="0.00087636">
                <text:p>0.0008763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6000">
                <text:p>86000</text:p>
              </table:table-cell>
              <table:table-cell office:value-type="float" office:value="0.0253596">
                <text:p>0.0253596</text:p>
              </table:table-cell>
              <table:table-cell office:value-type="float" office:value="0.00363847">
                <text:p>0.00363847</text:p>
              </table:table-cell>
              <table:table-cell office:value-type="float" office:value="0.00160271">
                <text:p>0.00160271</text:p>
              </table:table-cell>
              <table:table-cell office:value-type="float" office:value="0.0724047">
                <text:p>0.0724047</text:p>
              </table:table-cell>
              <table:table-cell office:value-type="float" office:value="0.0145819">
                <text:p>0.0145819</text:p>
              </table:table-cell>
              <table:table-cell office:value-type="float" office:value="0.00100545">
                <text:p>0.00100545</text:p>
              </table:table-cell>
              <table:table-cell office:value-type="float" office:value="0.000455944">
                <text:p>0.000455944</text:p>
              </table:table-cell>
              <table:table-cell office:value-type="float" office:value="0.000906756">
                <text:p>0.00090675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5500">
                <text:p>85500</text:p>
              </table:table-cell>
              <table:table-cell office:value-type="float" office:value="0.025855">
                <text:p>0.025855</text:p>
              </table:table-cell>
              <table:table-cell office:value-type="float" office:value="0.00526842">
                <text:p>0.00526842</text:p>
              </table:table-cell>
              <table:table-cell office:value-type="float" office:value="0.00167772">
                <text:p>0.00167772</text:p>
              </table:table-cell>
              <table:table-cell office:value-type="float" office:value="0.0678776">
                <text:p>0.0678776</text:p>
              </table:table-cell>
              <table:table-cell office:value-type="float" office:value="0.0136763">
                <text:p>0.0136763</text:p>
              </table:table-cell>
              <table:table-cell office:value-type="float" office:value="0.00103979">
                <text:p>0.00103979</text:p>
              </table:table-cell>
              <table:table-cell office:value-type="float" office:value="0.000473708">
                <text:p>0.000473708</text:p>
              </table:table-cell>
              <table:table-cell office:value-type="float" office:value="0.000886624">
                <text:p>0.00088662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5000">
                <text:p>85000</text:p>
              </table:table-cell>
              <table:table-cell office:value-type="float" office:value="0.0246624">
                <text:p>0.0246624</text:p>
              </table:table-cell>
              <table:table-cell office:value-type="float" office:value="0.00367913">
                <text:p>0.00367913</text:p>
              </table:table-cell>
              <table:table-cell office:value-type="float" office:value="0.00178588">
                <text:p>0.00178588</text:p>
              </table:table-cell>
              <table:table-cell office:value-type="float" office:value="0.0706082">
                <text:p>0.0706082</text:p>
              </table:table-cell>
              <table:table-cell office:value-type="float" office:value="0.013822">
                <text:p>0.013822</text:p>
              </table:table-cell>
              <table:table-cell office:value-type="float" office:value="0.00102281">
                <text:p>0.00102281</text:p>
              </table:table-cell>
              <table:table-cell office:value-type="float" office:value="0.000468971">
                <text:p>0.000468971</text:p>
              </table:table-cell>
              <table:table-cell office:value-type="float" office:value="0.000888597">
                <text:p>0.00088859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4500">
                <text:p>84500</text:p>
              </table:table-cell>
              <table:table-cell office:value-type="float" office:value="0.0241946">
                <text:p>0.0241946</text:p>
              </table:table-cell>
              <table:table-cell office:value-type="float" office:value="0.00376756">
                <text:p>0.00376756</text:p>
              </table:table-cell>
              <table:table-cell office:value-type="float" office:value="0.00166864">
                <text:p>0.00166864</text:p>
              </table:table-cell>
              <table:table-cell office:value-type="float" office:value="0.0719791">
                <text:p>0.0719791</text:p>
              </table:table-cell>
              <table:table-cell office:value-type="float" office:value="0.0145022">
                <text:p>0.0145022</text:p>
              </table:table-cell>
              <table:table-cell office:value-type="float" office:value="0.00105953">
                <text:p>0.00105953</text:p>
              </table:table-cell>
              <table:table-cell office:value-type="float" office:value="0.000478445">
                <text:p>0.000478445</text:p>
              </table:table-cell>
              <table:table-cell office:value-type="float" office:value="0.000939916">
                <text:p>0.00093991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4000">
                <text:p>84000</text:p>
              </table:table-cell>
              <table:table-cell office:value-type="float" office:value="0.0249265">
                <text:p>0.0249265</text:p>
              </table:table-cell>
              <table:table-cell office:value-type="float" office:value="0.00383664">
                <text:p>0.00383664</text:p>
              </table:table-cell>
              <table:table-cell office:value-type="float" office:value="0.00163982">
                <text:p>0.00163982</text:p>
              </table:table-cell>
              <table:table-cell office:value-type="float" office:value="0.0653962">
                <text:p>0.0653962</text:p>
              </table:table-cell>
              <table:table-cell office:value-type="float" office:value="0.0131458">
                <text:p>0.0131458</text:p>
              </table:table-cell>
              <table:table-cell office:value-type="float" office:value="0.00103031">
                <text:p>0.00103031</text:p>
              </table:table-cell>
              <table:table-cell office:value-type="float" office:value="0.00046976">
                <text:p>0.00046976</text:p>
              </table:table-cell>
              <table:table-cell office:value-type="float" office:value="0.000849516">
                <text:p>0.0008495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500">
                <text:p>83500</text:p>
              </table:table-cell>
              <table:table-cell office:value-type="float" office:value="0.0247915">
                <text:p>0.0247915</text:p>
              </table:table-cell>
              <table:table-cell office:value-type="float" office:value="0.00359505">
                <text:p>0.00359505</text:p>
              </table:table-cell>
              <table:table-cell office:value-type="float" office:value="0.00159245">
                <text:p>0.00159245</text:p>
              </table:table-cell>
              <table:table-cell office:value-type="float" office:value="0.0677659">
                <text:p>0.0677659</text:p>
              </table:table-cell>
              <table:table-cell office:value-type="float" office:value="0.0134766">
                <text:p>0.0134766</text:p>
              </table:table-cell>
              <table:table-cell office:value-type="float" office:value="0.00100466">
                <text:p>0.00100466</text:p>
              </table:table-cell>
              <table:table-cell office:value-type="float" office:value="0.000458707">
                <text:p>0.000458707</text:p>
              </table:table-cell>
              <table:table-cell office:value-type="float" office:value="0.000873597">
                <text:p>0.00087359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000">
                <text:p>83000</text:p>
              </table:table-cell>
              <table:table-cell office:value-type="float" office:value="0.0246656">
                <text:p>0.0246656</text:p>
              </table:table-cell>
              <table:table-cell office:value-type="float" office:value="0.00357018">
                <text:p>0.00357018</text:p>
              </table:table-cell>
              <table:table-cell office:value-type="float" office:value="0.00150402">
                <text:p>0.00150402</text:p>
              </table:table-cell>
              <table:table-cell office:value-type="float" office:value="0.065813">
                <text:p>0.065813</text:p>
              </table:table-cell>
              <table:table-cell office:value-type="float" office:value="0.0132899">
                <text:p>0.0132899</text:p>
              </table:table-cell>
              <table:table-cell office:value-type="float" office:value="0.00100979">
                <text:p>0.00100979</text:p>
              </table:table-cell>
              <table:table-cell office:value-type="float" office:value="0.000459102">
                <text:p>0.000459102</text:p>
              </table:table-cell>
              <table:table-cell office:value-type="float" office:value="0.000838068">
                <text:p>0.00083806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2500">
                <text:p>82500</text:p>
              </table:table-cell>
              <table:table-cell office:value-type="float" office:value="0.0240008">
                <text:p>0.0240008</text:p>
              </table:table-cell>
              <table:table-cell office:value-type="float" office:value="0.00328161">
                <text:p>0.00328161</text:p>
              </table:table-cell>
              <table:table-cell office:value-type="float" office:value="0.00148942">
                <text:p>0.00148942</text:p>
              </table:table-cell>
              <table:table-cell office:value-type="float" office:value="0.0706046">
                <text:p>0.0706046</text:p>
              </table:table-cell>
              <table:table-cell office:value-type="float" office:value="0.014531">
                <text:p>0.014531</text:p>
              </table:table-cell>
              <table:table-cell office:value-type="float" office:value="0.000976233">
                <text:p>0.000976233</text:p>
              </table:table-cell>
              <table:table-cell office:value-type="float" office:value="0.000438575">
                <text:p>0.000438575</text:p>
              </table:table-cell>
              <table:table-cell office:value-type="float" office:value="0.00089215">
                <text:p>0.0008921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2000">
                <text:p>82000</text:p>
              </table:table-cell>
              <table:table-cell office:value-type="float" office:value="0.0269496">
                <text:p>0.0269496</text:p>
              </table:table-cell>
              <table:table-cell office:value-type="float" office:value="0.00344386">
                <text:p>0.00344386</text:p>
              </table:table-cell>
              <table:table-cell office:value-type="float" office:value="0.00158692">
                <text:p>0.00158692</text:p>
              </table:table-cell>
              <table:table-cell office:value-type="float" office:value="0.0682672">
                <text:p>0.0682672</text:p>
              </table:table-cell>
              <table:table-cell office:value-type="float" office:value="0.0136006">
                <text:p>0.0136006</text:p>
              </table:table-cell>
              <table:table-cell office:value-type="float" office:value="0.00100742">
                <text:p>0.00100742</text:p>
              </table:table-cell>
              <table:table-cell office:value-type="float" office:value="0.000450812">
                <text:p>0.000450812</text:p>
              </table:table-cell>
              <table:table-cell office:value-type="float" office:value="0.000857411">
                <text:p>0.00085741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1500">
                <text:p>81500</text:p>
              </table:table-cell>
              <table:table-cell office:value-type="float" office:value="0.0236218">
                <text:p>0.0236218</text:p>
              </table:table-cell>
              <table:table-cell office:value-type="float" office:value="0.00326424">
                <text:p>0.00326424</text:p>
              </table:table-cell>
              <table:table-cell office:value-type="float" office:value="0.00159876">
                <text:p>0.00159876</text:p>
              </table:table-cell>
              <table:table-cell office:value-type="float" office:value="0.0673115">
                <text:p>0.0673115</text:p>
              </table:table-cell>
              <table:table-cell office:value-type="float" office:value="0.0137363">
                <text:p>0.0137363</text:p>
              </table:table-cell>
              <table:table-cell office:value-type="float" office:value="0.000953337">
                <text:p>0.000953337</text:p>
              </table:table-cell>
              <table:table-cell office:value-type="float" office:value="0.00043068">
                <text:p>0.00043068</text:p>
              </table:table-cell>
              <table:table-cell office:value-type="float" office:value="0.000850306">
                <text:p>0.00085030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1000">
                <text:p>81000</text:p>
              </table:table-cell>
              <table:table-cell office:value-type="float" office:value="0.0239179">
                <text:p>0.0239179</text:p>
              </table:table-cell>
              <table:table-cell office:value-type="float" office:value="0.00341899">
                <text:p>0.00341899</text:p>
              </table:table-cell>
              <table:table-cell office:value-type="float" office:value="0.00155021">
                <text:p>0.00155021</text:p>
              </table:table-cell>
              <table:table-cell office:value-type="float" office:value="0.0659413">
                <text:p>0.0659413</text:p>
              </table:table-cell>
              <table:table-cell office:value-type="float" office:value="0.0132082">
                <text:p>0.0132082</text:p>
              </table:table-cell>
              <table:table-cell office:value-type="float" office:value="0.000997155">
                <text:p>0.000997155</text:p>
              </table:table-cell>
              <table:table-cell office:value-type="float" office:value="0.000449628">
                <text:p>0.000449628</text:p>
              </table:table-cell>
              <table:table-cell office:value-type="float" office:value="0.00086807">
                <text:p>0.0008680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0500">
                <text:p>80500</text:p>
              </table:table-cell>
              <table:table-cell office:value-type="float" office:value="0.0243107">
                <text:p>0.0243107</text:p>
              </table:table-cell>
              <table:table-cell office:value-type="float" office:value="0.00322477">
                <text:p>0.00322477</text:p>
              </table:table-cell>
              <table:table-cell office:value-type="float" office:value="0.00209261">
                <text:p>0.00209261</text:p>
              </table:table-cell>
              <table:table-cell office:value-type="float" office:value="0.0658513">
                <text:p>0.0658513</text:p>
              </table:table-cell>
              <table:table-cell office:value-type="float" office:value="0.0130862">
                <text:p>0.0130862</text:p>
              </table:table-cell>
              <table:table-cell office:value-type="float" office:value="0.000963601">
                <text:p>0.000963601</text:p>
              </table:table-cell>
              <table:table-cell office:value-type="float" office:value="0.000431864">
                <text:p>0.000431864</text:p>
              </table:table-cell>
              <table:table-cell office:value-type="float" office:value="0.000839647">
                <text:p>0.00083964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0000">
                <text:p>80000</text:p>
              </table:table-cell>
              <table:table-cell office:value-type="float" office:value="0.0233941">
                <text:p>0.0233941</text:p>
              </table:table-cell>
              <table:table-cell office:value-type="float" office:value="0.0033128">
                <text:p>0.0033128</text:p>
              </table:table-cell>
              <table:table-cell office:value-type="float" office:value="0.00234051">
                <text:p>0.00234051</text:p>
              </table:table-cell>
              <table:table-cell office:value-type="float" office:value="0.0673447">
                <text:p>0.0673447</text:p>
              </table:table-cell>
              <table:table-cell office:value-type="float" office:value="0.0130514">
                <text:p>0.0130514</text:p>
              </table:table-cell>
              <table:table-cell office:value-type="float" office:value="0.00098926">
                <text:p>0.00098926</text:p>
              </table:table-cell>
              <table:table-cell office:value-type="float" office:value="0.000441733">
                <text:p>0.000441733</text:p>
              </table:table-cell>
              <table:table-cell office:value-type="float" office:value="0.000847543">
                <text:p>0.00084754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9500">
                <text:p>79500</text:p>
              </table:table-cell>
              <table:table-cell office:value-type="float" office:value="0.0228927">
                <text:p>0.0228927</text:p>
              </table:table-cell>
              <table:table-cell office:value-type="float" office:value="0.00317582">
                <text:p>0.00317582</text:p>
              </table:table-cell>
              <table:table-cell office:value-type="float" office:value="0.00166429">
                <text:p>0.00166429</text:p>
              </table:table-cell>
              <table:table-cell office:value-type="float" office:value="0.0668102">
                <text:p>0.0668102</text:p>
              </table:table-cell>
              <table:table-cell office:value-type="float" office:value="0.013021">
                <text:p>0.013021</text:p>
              </table:table-cell>
              <table:table-cell office:value-type="float" office:value="0.000953337">
                <text:p>0.000953337</text:p>
              </table:table-cell>
              <table:table-cell office:value-type="float" office:value="0.000427916">
                <text:p>0.000427916</text:p>
              </table:table-cell>
              <table:table-cell office:value-type="float" office:value="0.000834121">
                <text:p>0.00083412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9000">
                <text:p>79000</text:p>
              </table:table-cell>
              <table:table-cell office:value-type="float" office:value="0.0231623">
                <text:p>0.0231623</text:p>
              </table:table-cell>
              <table:table-cell office:value-type="float" office:value="0.00325674">
                <text:p>0.00325674</text:p>
              </table:table-cell>
              <table:table-cell office:value-type="float" office:value="0.00237644">
                <text:p>0.00237644</text:p>
              </table:table-cell>
              <table:table-cell office:value-type="float" office:value="0.0679151">
                <text:p>0.0679151</text:p>
              </table:table-cell>
              <table:table-cell office:value-type="float" office:value="0.0136009">
                <text:p>0.0136009</text:p>
              </table:table-cell>
              <table:table-cell office:value-type="float" office:value="0.000950574">
                <text:p>0.000950574</text:p>
              </table:table-cell>
              <table:table-cell office:value-type="float" office:value="0.000431469">
                <text:p>0.000431469</text:p>
              </table:table-cell>
              <table:table-cell office:value-type="float" office:value="0.000874781">
                <text:p>0.00087478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8500">
                <text:p>78500</text:p>
              </table:table-cell>
              <table:table-cell office:value-type="float" office:value="0.0226314">
                <text:p>0.0226314</text:p>
              </table:table-cell>
              <table:table-cell office:value-type="float" office:value="0.00326385">
                <text:p>0.00326385</text:p>
              </table:table-cell>
              <table:table-cell office:value-type="float" office:value="0.00162916">
                <text:p>0.00162916</text:p>
              </table:table-cell>
              <table:table-cell office:value-type="float" office:value="0.0663073">
                <text:p>0.0663073</text:p>
              </table:table-cell>
              <table:table-cell office:value-type="float" office:value="0.0132753">
                <text:p>0.0132753</text:p>
              </table:table-cell>
              <table:table-cell office:value-type="float" office:value="0.000969522">
                <text:p>0.000969522</text:p>
              </table:table-cell>
              <table:table-cell office:value-type="float" office:value="0.000436996">
                <text:p>0.000436996</text:p>
              </table:table-cell>
              <table:table-cell office:value-type="float" office:value="0.000874781">
                <text:p>0.00087478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8000">
                <text:p>78000</text:p>
              </table:table-cell>
              <table:table-cell office:value-type="float" office:value="0.0234474">
                <text:p>0.0234474</text:p>
              </table:table-cell>
              <table:table-cell office:value-type="float" office:value="0.00317621">
                <text:p>0.00317621</text:p>
              </table:table-cell>
              <table:table-cell office:value-type="float" office:value="0.00219879">
                <text:p>0.00219879</text:p>
              </table:table-cell>
              <table:table-cell office:value-type="float" office:value="0.0655395">
                <text:p>0.0655395</text:p>
              </table:table-cell>
              <table:table-cell office:value-type="float" office:value="0.0131174">
                <text:p>0.0131174</text:p>
              </table:table-cell>
              <table:table-cell office:value-type="float" office:value="0.000953337">
                <text:p>0.000953337</text:p>
              </table:table-cell>
              <table:table-cell office:value-type="float" office:value="0.000439759">
                <text:p>0.000439759</text:p>
              </table:table-cell>
              <table:table-cell office:value-type="float" office:value="0.000872018">
                <text:p>0.00087201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7500">
                <text:p>77500</text:p>
              </table:table-cell>
              <table:table-cell office:value-type="float" office:value="0.0222651">
                <text:p>0.0222651</text:p>
              </table:table-cell>
              <table:table-cell office:value-type="float" office:value="0.0030795">
                <text:p>0.0030795</text:p>
              </table:table-cell>
              <table:table-cell office:value-type="float" office:value="0.00197734">
                <text:p>0.00197734</text:p>
              </table:table-cell>
              <table:table-cell office:value-type="float" office:value="0.0637911">
                <text:p>0.0637911</text:p>
              </table:table-cell>
              <table:table-cell office:value-type="float" office:value="0.0126784">
                <text:p>0.0126784</text:p>
              </table:table-cell>
              <table:table-cell office:value-type="float" office:value="0.000937942">
                <text:p>0.000937942</text:p>
              </table:table-cell>
              <table:table-cell office:value-type="float" office:value="0.000420416">
                <text:p>0.000420416</text:p>
              </table:table-cell>
              <table:table-cell office:value-type="float" office:value="0.000842016">
                <text:p>0.00084201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7000">
                <text:p>77000</text:p>
              </table:table-cell>
              <table:table-cell office:value-type="float" office:value="0.0228047">
                <text:p>0.0228047</text:p>
              </table:table-cell>
              <table:table-cell office:value-type="float" office:value="0.00318095">
                <text:p>0.00318095</text:p>
              </table:table-cell>
              <table:table-cell office:value-type="float" office:value="0.00234091">
                <text:p>0.00234091</text:p>
              </table:table-cell>
              <table:table-cell office:value-type="float" office:value="0.0638661">
                <text:p>0.0638661</text:p>
              </table:table-cell>
              <table:table-cell office:value-type="float" office:value="0.0128505">
                <text:p>0.0128505</text:p>
              </table:table-cell>
              <table:table-cell office:value-type="float" office:value="0.000973075">
                <text:p>0.000973075</text:p>
              </table:table-cell>
              <table:table-cell office:value-type="float" office:value="0.000433048">
                <text:p>0.000433048</text:p>
              </table:table-cell>
              <table:table-cell office:value-type="float" office:value="0.000842411">
                <text:p>0.00084241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6500">
                <text:p>76500</text:p>
              </table:table-cell>
              <table:table-cell office:value-type="float" office:value="0.0220945">
                <text:p>0.0220945</text:p>
              </table:table-cell>
              <table:table-cell office:value-type="float" office:value="0.0032824">
                <text:p>0.0032824</text:p>
              </table:table-cell>
              <table:table-cell office:value-type="float" office:value="0.0022284">
                <text:p>0.0022284</text:p>
              </table:table-cell>
              <table:table-cell office:value-type="float" office:value="0.0609935">
                <text:p>0.0609935</text:p>
              </table:table-cell>
              <table:table-cell office:value-type="float" office:value="0.0122177">
                <text:p>0.0122177</text:p>
              </table:table-cell>
              <table:table-cell office:value-type="float" office:value="0.000945442">
                <text:p>0.000945442</text:p>
              </table:table-cell>
              <table:table-cell office:value-type="float" office:value="0.0004216">
                <text:p>0.0004216</text:p>
              </table:table-cell>
              <table:table-cell office:value-type="float" office:value="0.000836884">
                <text:p>0.00083688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6000">
                <text:p>76000</text:p>
              </table:table-cell>
              <table:table-cell office:value-type="float" office:value="0.0224628">
                <text:p>0.0224628</text:p>
              </table:table-cell>
              <table:table-cell office:value-type="float" office:value="0.00321885">
                <text:p>0.00321885</text:p>
              </table:table-cell>
              <table:table-cell office:value-type="float" office:value="0.00245697">
                <text:p>0.00245697</text:p>
              </table:table-cell>
              <table:table-cell office:value-type="float" office:value="0.0622543">
                <text:p>0.0622543</text:p>
              </table:table-cell>
              <table:table-cell office:value-type="float" office:value="0.0125533">
                <text:p>0.0125533</text:p>
              </table:table-cell>
              <table:table-cell office:value-type="float" office:value="0.000978602">
                <text:p>0.000978602</text:p>
              </table:table-cell>
              <table:table-cell office:value-type="float" office:value="0.000433048">
                <text:p>0.000433048</text:p>
              </table:table-cell>
              <table:table-cell office:value-type="float" office:value="0.000834516">
                <text:p>0.00083451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5500">
                <text:p>75500</text:p>
              </table:table-cell>
              <table:table-cell office:value-type="float" office:value="0.0217985">
                <text:p>0.0217985</text:p>
              </table:table-cell>
              <table:table-cell office:value-type="float" office:value="0.00302818">
                <text:p>0.00302818</text:p>
              </table:table-cell>
              <table:table-cell office:value-type="float" office:value="0.00205273">
                <text:p>0.00205273</text:p>
              </table:table-cell>
              <table:table-cell office:value-type="float" office:value="0.0667455">
                <text:p>0.0667455</text:p>
              </table:table-cell>
              <table:table-cell office:value-type="float" office:value="0.0127743">
                <text:p>0.0127743</text:p>
              </table:table-cell>
              <table:table-cell office:value-type="float" office:value="0.0009336">
                <text:p>0.0009336</text:p>
              </table:table-cell>
              <table:table-cell office:value-type="float" office:value="0.000416074">
                <text:p>0.000416074</text:p>
              </table:table-cell>
              <table:table-cell office:value-type="float" office:value="0.000840437">
                <text:p>0.00084043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5000">
                <text:p>75000</text:p>
              </table:table-cell>
              <table:table-cell office:value-type="float" office:value="0.022271">
                <text:p>0.022271</text:p>
              </table:table-cell>
              <table:table-cell office:value-type="float" office:value="0.00290857">
                <text:p>0.00290857</text:p>
              </table:table-cell>
              <table:table-cell office:value-type="float" office:value="0.00223867">
                <text:p>0.00223867</text:p>
              </table:table-cell>
              <table:table-cell office:value-type="float" office:value="0.0613424">
                <text:p>0.0613424</text:p>
              </table:table-cell>
              <table:table-cell office:value-type="float" office:value="0.0123433">
                <text:p>0.0123433</text:p>
              </table:table-cell>
              <table:table-cell office:value-type="float" office:value="0.000935573">
                <text:p>0.000935573</text:p>
              </table:table-cell>
              <table:table-cell office:value-type="float" office:value="0.000409757">
                <text:p>0.000409757</text:p>
              </table:table-cell>
              <table:table-cell office:value-type="float" office:value="0.000806488">
                <text:p>0.00080648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4500">
                <text:p>74500</text:p>
              </table:table-cell>
              <table:table-cell office:value-type="float" office:value="0.0213883">
                <text:p>0.0213883</text:p>
              </table:table-cell>
              <table:table-cell office:value-type="float" office:value="0.00295396">
                <text:p>0.00295396</text:p>
              </table:table-cell>
              <table:table-cell office:value-type="float" office:value="0.00175864">
                <text:p>0.00175864</text:p>
              </table:table-cell>
              <table:table-cell office:value-type="float" office:value="0.0639486">
                <text:p>0.0639486</text:p>
              </table:table-cell>
              <table:table-cell office:value-type="float" office:value="0.0134853">
                <text:p>0.0134853</text:p>
              </table:table-cell>
              <table:table-cell office:value-type="float" office:value="0.000929652">
                <text:p>0.000929652</text:p>
              </table:table-cell>
              <table:table-cell office:value-type="float" office:value="0.000410547">
                <text:p>0.000410547</text:p>
              </table:table-cell>
              <table:table-cell office:value-type="float" office:value="0.000837674">
                <text:p>0.00083767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4000">
                <text:p>74000</text:p>
              </table:table-cell>
              <table:table-cell office:value-type="float" office:value="0.0217539">
                <text:p>0.0217539</text:p>
              </table:table-cell>
              <table:table-cell office:value-type="float" office:value="0.00306726">
                <text:p>0.00306726</text:p>
              </table:table-cell>
              <table:table-cell office:value-type="float" office:value="0.0019426">
                <text:p>0.0019426</text:p>
              </table:table-cell>
              <table:table-cell office:value-type="float" office:value="0.0598052">
                <text:p>0.0598052</text:p>
              </table:table-cell>
              <table:table-cell office:value-type="float" office:value="0.0119256">
                <text:p>0.0119256</text:p>
              </table:table-cell>
              <table:table-cell office:value-type="float" office:value="0.000929652">
                <text:p>0.000929652</text:p>
              </table:table-cell>
              <table:table-cell office:value-type="float" office:value="0.000416863">
                <text:p>0.000416863</text:p>
              </table:table-cell>
              <table:table-cell office:value-type="float" office:value="0.000818331">
                <text:p>0.00081833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3500">
                <text:p>73500</text:p>
              </table:table-cell>
              <table:table-cell office:value-type="float" office:value="0.0227364">
                <text:p>0.0227364</text:p>
              </table:table-cell>
              <table:table-cell office:value-type="float" office:value="0.00301436">
                <text:p>0.00301436</text:p>
              </table:table-cell>
              <table:table-cell office:value-type="float" office:value="0.00189799">
                <text:p>0.00189799</text:p>
              </table:table-cell>
              <table:table-cell office:value-type="float" office:value="0.0606658">
                <text:p>0.0606658</text:p>
              </table:table-cell>
              <table:table-cell office:value-type="float" office:value="0.0120638">
                <text:p>0.0120638</text:p>
              </table:table-cell>
              <table:table-cell office:value-type="float" office:value="0.000953337">
                <text:p>0.000953337</text:p>
              </table:table-cell>
              <table:table-cell office:value-type="float" office:value="0.000420021">
                <text:p>0.000420021</text:p>
              </table:table-cell>
              <table:table-cell office:value-type="float" office:value="0.000832147">
                <text:p>0.00083214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3000">
                <text:p>73000</text:p>
              </table:table-cell>
              <table:table-cell office:value-type="float" office:value="0.0221151">
                <text:p>0.0221151</text:p>
              </table:table-cell>
              <table:table-cell office:value-type="float" office:value="0.00284106">
                <text:p>0.00284106</text:p>
              </table:table-cell>
              <table:table-cell office:value-type="float" office:value="0.00218379">
                <text:p>0.00218379</text:p>
              </table:table-cell>
              <table:table-cell office:value-type="float" office:value="0.0581165">
                <text:p>0.0581165</text:p>
              </table:table-cell>
              <table:table-cell office:value-type="float" office:value="0.0118849">
                <text:p>0.0118849</text:p>
              </table:table-cell>
              <table:table-cell office:value-type="float" office:value="0.000913467">
                <text:p>0.000913467</text:p>
              </table:table-cell>
              <table:table-cell office:value-type="float" office:value="0.000401862">
                <text:p>0.000401862</text:p>
              </table:table-cell>
              <table:table-cell office:value-type="float" office:value="0.000826226">
                <text:p>0.00082622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2500">
                <text:p>72500</text:p>
              </table:table-cell>
              <table:table-cell office:value-type="float" office:value="0.0209462">
                <text:p>0.0209462</text:p>
              </table:table-cell>
              <table:table-cell office:value-type="float" office:value="0.00292238">
                <text:p>0.00292238</text:p>
              </table:table-cell>
              <table:table-cell office:value-type="float" office:value="0.00160745">
                <text:p>0.00160745</text:p>
              </table:table-cell>
              <table:table-cell office:value-type="float" office:value="0.0615686">
                <text:p>0.0615686</text:p>
              </table:table-cell>
              <table:table-cell office:value-type="float" office:value="0.0123279">
                <text:p>0.0123279</text:p>
              </table:table-cell>
              <table:table-cell office:value-type="float" office:value="0.000947416">
                <text:p>0.000947416</text:p>
              </table:table-cell>
              <table:table-cell office:value-type="float" office:value="0.000414889">
                <text:p>0.000414889</text:p>
              </table:table-cell>
              <table:table-cell office:value-type="float" office:value="0.000845964">
                <text:p>0.00084596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2000">
                <text:p>72000</text:p>
              </table:table-cell>
              <table:table-cell office:value-type="float" office:value="0.0212561">
                <text:p>0.0212561</text:p>
              </table:table-cell>
              <table:table-cell office:value-type="float" office:value="0.00291765">
                <text:p>0.00291765</text:p>
              </table:table-cell>
              <table:table-cell office:value-type="float" office:value="0.0017689">
                <text:p>0.0017689</text:p>
              </table:table-cell>
              <table:table-cell office:value-type="float" office:value="0.060804">
                <text:p>0.060804</text:p>
              </table:table-cell>
              <table:table-cell office:value-type="float" office:value="0.0121103">
                <text:p>0.0121103</text:p>
              </table:table-cell>
              <table:table-cell office:value-type="float" office:value="0.0009486">
                <text:p>0.0009486</text:p>
              </table:table-cell>
              <table:table-cell office:value-type="float" office:value="0.00041331">
                <text:p>0.00041331</text:p>
              </table:table-cell>
              <table:table-cell office:value-type="float" office:value="0.000815962">
                <text:p>0.00081596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1500">
                <text:p>71500</text:p>
              </table:table-cell>
              <table:table-cell office:value-type="float" office:value="0.0206706">
                <text:p>0.0206706</text:p>
              </table:table-cell>
              <table:table-cell office:value-type="float" office:value="0.00272935">
                <text:p>0.00272935</text:p>
              </table:table-cell>
              <table:table-cell office:value-type="float" office:value="0.00192681">
                <text:p>0.00192681</text:p>
              </table:table-cell>
              <table:table-cell office:value-type="float" office:value="0.059461">
                <text:p>0.059461</text:p>
              </table:table-cell>
              <table:table-cell office:value-type="float" office:value="0.0117906">
                <text:p>0.0117906</text:p>
              </table:table-cell>
              <table:table-cell office:value-type="float" office:value="0.000904388">
                <text:p>0.000904388</text:p>
              </table:table-cell>
              <table:table-cell office:value-type="float" office:value="0.000395941">
                <text:p>0.000395941</text:p>
              </table:table-cell>
              <table:table-cell office:value-type="float" office:value="0.000815962">
                <text:p>0.00081596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1000">
                <text:p>71000</text:p>
              </table:table-cell>
              <table:table-cell office:value-type="float" office:value="0.0209912">
                <text:p>0.0209912</text:p>
              </table:table-cell>
              <table:table-cell office:value-type="float" office:value="0.00287107">
                <text:p>0.00287107</text:p>
              </table:table-cell>
              <table:table-cell office:value-type="float" office:value="0.00186167">
                <text:p>0.00186167</text:p>
              </table:table-cell>
              <table:table-cell office:value-type="float" office:value="0.0597693">
                <text:p>0.0597693</text:p>
              </table:table-cell>
              <table:table-cell office:value-type="float" office:value="0.0119355">
                <text:p>0.0119355</text:p>
              </table:table-cell>
              <table:table-cell office:value-type="float" office:value="0.00091702">
                <text:p>0.00091702</text:p>
              </table:table-cell>
              <table:table-cell office:value-type="float" office:value="0.000406994">
                <text:p>0.000406994</text:p>
              </table:table-cell>
              <table:table-cell office:value-type="float" office:value="0.000817146">
                <text:p>0.00081714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0500">
                <text:p>70500</text:p>
              </table:table-cell>
              <table:table-cell office:value-type="float" office:value="0.0204851">
                <text:p>0.0204851</text:p>
              </table:table-cell>
              <table:table-cell office:value-type="float" office:value="0.00277396">
                <text:p>0.00277396</text:p>
              </table:table-cell>
              <table:table-cell office:value-type="float" office:value="0.00156442">
                <text:p>0.00156442</text:p>
              </table:table-cell>
              <table:table-cell office:value-type="float" office:value="0.0636368">
                <text:p>0.0636368</text:p>
              </table:table-cell>
              <table:table-cell office:value-type="float" office:value="0.0110449">
                <text:p>0.0110449</text:p>
              </table:table-cell>
              <table:table-cell office:value-type="float" office:value="0.000922941">
                <text:p>0.000922941</text:p>
              </table:table-cell>
              <table:table-cell office:value-type="float" office:value="0.000401467">
                <text:p>0.000401467</text:p>
              </table:table-cell>
              <table:table-cell office:value-type="float" office:value="0.000779644">
                <text:p>0.00077964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0000">
                <text:p>70000</text:p>
              </table:table-cell>
              <table:table-cell office:value-type="float" office:value="0.0208116">
                <text:p>0.0208116</text:p>
              </table:table-cell>
              <table:table-cell office:value-type="float" office:value="0.00281659">
                <text:p>0.00281659</text:p>
              </table:table-cell>
              <table:table-cell office:value-type="float" office:value="0.00158258">
                <text:p>0.00158258</text:p>
              </table:table-cell>
              <table:table-cell office:value-type="float" office:value="0.0573976">
                <text:p>0.0573976</text:p>
              </table:table-cell>
              <table:table-cell office:value-type="float" office:value="0.0114341">
                <text:p>0.0114341</text:p>
              </table:table-cell>
              <table:table-cell office:value-type="float" office:value="0.000918204">
                <text:p>0.000918204</text:p>
              </table:table-cell>
              <table:table-cell office:value-type="float" office:value="0.000403441">
                <text:p>0.000403441</text:p>
              </table:table-cell>
              <table:table-cell office:value-type="float" office:value="0.000813594">
                <text:p>0.00081359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9500">
                <text:p>69500</text:p>
              </table:table-cell>
              <table:table-cell office:value-type="float" office:value="0.0202013">
                <text:p>0.0202013</text:p>
              </table:table-cell>
              <table:table-cell office:value-type="float" office:value="0.00271474">
                <text:p>0.00271474</text:p>
              </table:table-cell>
              <table:table-cell office:value-type="float" office:value="0.00231327">
                <text:p>0.00231327</text:p>
              </table:table-cell>
              <table:table-cell office:value-type="float" office:value="0.0555723">
                <text:p>0.0555723</text:p>
              </table:table-cell>
              <table:table-cell office:value-type="float" office:value="0.0111614">
                <text:p>0.0111614</text:p>
              </table:table-cell>
              <table:table-cell office:value-type="float" office:value="0.000910309">
                <text:p>0.000910309</text:p>
              </table:table-cell>
              <table:table-cell office:value-type="float" office:value="0.000394362">
                <text:p>0.000394362</text:p>
              </table:table-cell>
              <table:table-cell office:value-type="float" office:value="0.000805698">
                <text:p>0.00080569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9000">
                <text:p>69000</text:p>
              </table:table-cell>
              <table:table-cell office:value-type="float" office:value="0.0204946">
                <text:p>0.0204946</text:p>
              </table:table-cell>
              <table:table-cell office:value-type="float" office:value="0.00282843">
                <text:p>0.00282843</text:p>
              </table:table-cell>
              <table:table-cell office:value-type="float" office:value="0.00263855">
                <text:p>0.00263855</text:p>
              </table:table-cell>
              <table:table-cell office:value-type="float" office:value="0.0583146">
                <text:p>0.0583146</text:p>
              </table:table-cell>
              <table:table-cell office:value-type="float" office:value="0.011682">
                <text:p>0.011682</text:p>
              </table:table-cell>
              <table:table-cell office:value-type="float" office:value="0.000938731">
                <text:p>0.000938731</text:p>
              </table:table-cell>
              <table:table-cell office:value-type="float" office:value="0.000409757">
                <text:p>0.000409757</text:p>
              </table:table-cell>
              <table:table-cell office:value-type="float" office:value="0.000812014">
                <text:p>0.00081201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8500">
                <text:p>68500</text:p>
              </table:table-cell>
              <table:table-cell office:value-type="float" office:value="0.0217878">
                <text:p>0.0217878</text:p>
              </table:table-cell>
              <table:table-cell office:value-type="float" office:value="0.00268908">
                <text:p>0.00268908</text:p>
              </table:table-cell>
              <table:table-cell office:value-type="float" office:value="0.00254736">
                <text:p>0.00254736</text:p>
              </table:table-cell>
              <table:table-cell office:value-type="float" office:value="0.0544148">
                <text:p>0.0544148</text:p>
              </table:table-cell>
              <table:table-cell office:value-type="float" office:value="0.0108171">
                <text:p>0.0108171</text:p>
              </table:table-cell>
              <table:table-cell office:value-type="float" office:value="0.00090873">
                <text:p>0.00090873</text:p>
              </table:table-cell>
              <table:table-cell office:value-type="float" office:value="0.000395151">
                <text:p>0.000395151</text:p>
              </table:table-cell>
              <table:table-cell office:value-type="float" office:value="0.000767012">
                <text:p>0.00076701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8000">
                <text:p>68000</text:p>
              </table:table-cell>
              <table:table-cell office:value-type="float" office:value="0.0228675">
                <text:p>0.0228675</text:p>
              </table:table-cell>
              <table:table-cell office:value-type="float" office:value="0.00270171">
                <text:p>0.00270171</text:p>
              </table:table-cell>
              <table:table-cell office:value-type="float" office:value="0.00263184">
                <text:p>0.00263184</text:p>
              </table:table-cell>
              <table:table-cell office:value-type="float" office:value="0.0578224">
                <text:p>0.0578224</text:p>
              </table:table-cell>
              <table:table-cell office:value-type="float" office:value="0.0116173">
                <text:p>0.0116173</text:p>
              </table:table-cell>
              <table:table-cell office:value-type="float" office:value="0.000909914">
                <text:p>0.000909914</text:p>
              </table:table-cell>
              <table:table-cell office:value-type="float" office:value="0.000397125">
                <text:p>0.000397125</text:p>
              </table:table-cell>
              <table:table-cell office:value-type="float" office:value="0.000813199">
                <text:p>0.00081319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7500">
                <text:p>67500</text:p>
              </table:table-cell>
              <table:table-cell office:value-type="float" office:value="0.0198349">
                <text:p>0.0198349</text:p>
              </table:table-cell>
              <table:table-cell office:value-type="float" office:value="0.0026875">
                <text:p>0.0026875</text:p>
              </table:table-cell>
              <table:table-cell office:value-type="float" office:value="0.00176851">
                <text:p>0.00176851</text:p>
              </table:table-cell>
              <table:table-cell office:value-type="float" office:value="0.0532475">
                <text:p>0.0532475</text:p>
              </table:table-cell>
              <table:table-cell office:value-type="float" office:value="0.0106047">
                <text:p>0.0106047</text:p>
              </table:table-cell>
              <table:table-cell office:value-type="float" office:value="0.000909125">
                <text:p>0.000909125</text:p>
              </table:table-cell>
              <table:table-cell office:value-type="float" office:value="0.000390414">
                <text:p>0.000390414</text:p>
              </table:table-cell>
              <table:table-cell office:value-type="float" office:value="0.000784382">
                <text:p>0.00078438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7000">
                <text:p>67000</text:p>
              </table:table-cell>
              <table:table-cell office:value-type="float" office:value="0.0202475">
                <text:p>0.0202475</text:p>
              </table:table-cell>
              <table:table-cell office:value-type="float" office:value="0.00272698">
                <text:p>0.00272698</text:p>
              </table:table-cell>
              <table:table-cell office:value-type="float" office:value="0.00159679">
                <text:p>0.00159679</text:p>
              </table:table-cell>
              <table:table-cell office:value-type="float" office:value="0.0539893">
                <text:p>0.0539893</text:p>
              </table:table-cell>
              <table:table-cell office:value-type="float" office:value="0.0106644">
                <text:p>0.0106644</text:p>
              </table:table-cell>
              <table:table-cell office:value-type="float" office:value="0.000900835">
                <text:p>0.000900835</text:p>
              </table:table-cell>
              <table:table-cell office:value-type="float" office:value="0.000389625">
                <text:p>0.000389625</text:p>
              </table:table-cell>
              <table:table-cell office:value-type="float" office:value="0.000785961">
                <text:p>0.00078596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6500">
                <text:p>66500</text:p>
              </table:table-cell>
              <table:table-cell office:value-type="float" office:value="0.0196802">
                <text:p>0.0196802</text:p>
              </table:table-cell>
              <table:table-cell office:value-type="float" office:value="0.00275422">
                <text:p>0.00275422</text:p>
              </table:table-cell>
              <table:table-cell office:value-type="float" office:value="0.00154824">
                <text:p>0.00154824</text:p>
              </table:table-cell>
              <table:table-cell office:value-type="float" office:value="0.0529767">
                <text:p>0.0529767</text:p>
              </table:table-cell>
              <table:table-cell office:value-type="float" office:value="0.0106213">
                <text:p>0.0106213</text:p>
              </table:table-cell>
              <table:table-cell office:value-type="float" office:value="0.000912677">
                <text:p>0.000912677</text:p>
              </table:table-cell>
              <table:table-cell office:value-type="float" office:value="0.000396336">
                <text:p>0.000396336</text:p>
              </table:table-cell>
              <table:table-cell office:value-type="float" office:value="0.000786355">
                <text:p>0.00078635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6000">
                <text:p>66000</text:p>
              </table:table-cell>
              <table:table-cell office:value-type="float" office:value="0.0197418">
                <text:p>0.0197418</text:p>
              </table:table-cell>
              <table:table-cell office:value-type="float" office:value="0.00277198">
                <text:p>0.00277198</text:p>
              </table:table-cell>
              <table:table-cell office:value-type="float" office:value="0.00152613">
                <text:p>0.00152613</text:p>
              </table:table-cell>
              <table:table-cell office:value-type="float" office:value="0.0551901">
                <text:p>0.0551901</text:p>
              </table:table-cell>
              <table:table-cell office:value-type="float" office:value="0.0115549">
                <text:p>0.0115549</text:p>
              </table:table-cell>
              <table:table-cell office:value-type="float" office:value="0.000905572">
                <text:p>0.000905572</text:p>
              </table:table-cell>
              <table:table-cell office:value-type="float" office:value="0.000395151">
                <text:p>0.000395151</text:p>
              </table:table-cell>
              <table:table-cell office:value-type="float" office:value="0.000805304">
                <text:p>0.00080530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5500">
                <text:p>65500</text:p>
              </table:table-cell>
              <table:table-cell office:value-type="float" office:value="0.0193912">
                <text:p>0.0193912</text:p>
              </table:table-cell>
              <table:table-cell office:value-type="float" office:value="0.00264842">
                <text:p>0.00264842</text:p>
              </table:table-cell>
              <table:table-cell office:value-type="float" office:value="0.00152731">
                <text:p>0.00152731</text:p>
              </table:table-cell>
              <table:table-cell office:value-type="float" office:value="0.0521497">
                <text:p>0.0521497</text:p>
              </table:table-cell>
              <table:table-cell office:value-type="float" office:value="0.0109391">
                <text:p>0.0109391</text:p>
              </table:table-cell>
              <table:table-cell office:value-type="float" office:value="0.00090044">
                <text:p>0.00090044</text:p>
              </table:table-cell>
              <table:table-cell office:value-type="float" office:value="0.000387256">
                <text:p>0.000387256</text:p>
              </table:table-cell>
              <table:table-cell office:value-type="float" office:value="0.000804514">
                <text:p>0.00080451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5000">
                <text:p>65000</text:p>
              </table:table-cell>
              <table:table-cell office:value-type="float" office:value="0.0192862">
                <text:p>0.0192862</text:p>
              </table:table-cell>
              <table:table-cell office:value-type="float" office:value="0.00259868">
                <text:p>0.00259868</text:p>
              </table:table-cell>
              <table:table-cell office:value-type="float" office:value="0.00174877">
                <text:p>0.00174877</text:p>
              </table:table-cell>
              <table:table-cell office:value-type="float" office:value="0.0532479">
                <text:p>0.0532479</text:p>
              </table:table-cell>
              <table:table-cell office:value-type="float" office:value="0.0114353">
                <text:p>0.0114353</text:p>
              </table:table-cell>
              <table:table-cell office:value-type="float" office:value="0.000870438">
                <text:p>0.000870438</text:p>
              </table:table-cell>
              <table:table-cell office:value-type="float" office:value="0.000375414">
                <text:p>0.000375414</text:p>
              </table:table-cell>
              <table:table-cell office:value-type="float" office:value="0.000793856">
                <text:p>0.00079385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4500">
                <text:p>64500</text:p>
              </table:table-cell>
              <table:table-cell office:value-type="float" office:value="0.0191516">
                <text:p>0.0191516</text:p>
              </table:table-cell>
              <table:table-cell office:value-type="float" office:value="0.00264605">
                <text:p>0.00264605</text:p>
              </table:table-cell>
              <table:table-cell office:value-type="float" office:value="0.00157271">
                <text:p>0.00157271</text:p>
              </table:table-cell>
              <table:table-cell office:value-type="float" office:value="0.0556816">
                <text:p>0.0556816</text:p>
              </table:table-cell>
              <table:table-cell office:value-type="float" office:value="0.0108266">
                <text:p>0.0108266</text:p>
              </table:table-cell>
              <table:table-cell office:value-type="float" office:value="0.000883465">
                <text:p>0.000883465</text:p>
              </table:table-cell>
              <table:table-cell office:value-type="float" office:value="0.000382519">
                <text:p>0.000382519</text:p>
              </table:table-cell>
              <table:table-cell office:value-type="float" office:value="0.000882281">
                <text:p>0.00088228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4000">
                <text:p>64000</text:p>
              </table:table-cell>
              <table:table-cell office:value-type="float" office:value="0.0190245">
                <text:p>0.0190245</text:p>
              </table:table-cell>
              <table:table-cell office:value-type="float" office:value="0.00262316">
                <text:p>0.00262316</text:p>
              </table:table-cell>
              <table:table-cell office:value-type="float" office:value="0.00178272">
                <text:p>0.00178272</text:p>
              </table:table-cell>
              <table:table-cell office:value-type="float" office:value="0.0507657">
                <text:p>0.0507657</text:p>
              </table:table-cell>
              <table:table-cell office:value-type="float" office:value="0.0102471">
                <text:p>0.0102471</text:p>
              </table:table-cell>
              <table:table-cell office:value-type="float" office:value="0.000903993">
                <text:p>0.000903993</text:p>
              </table:table-cell>
              <table:table-cell office:value-type="float" office:value="0.000378572">
                <text:p>0.000378572</text:p>
              </table:table-cell>
              <table:table-cell office:value-type="float" office:value="0.000783592">
                <text:p>0.00078359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3500">
                <text:p>63500</text:p>
              </table:table-cell>
              <table:table-cell office:value-type="float" office:value="0.0209861">
                <text:p>0.0209861</text:p>
              </table:table-cell>
              <table:table-cell office:value-type="float" office:value="0.00254776">
                <text:p>0.00254776</text:p>
              </table:table-cell>
              <table:table-cell office:value-type="float" office:value="0.00201484">
                <text:p>0.00201484</text:p>
              </table:table-cell>
              <table:table-cell office:value-type="float" office:value="0.052216">
                <text:p>0.052216</text:p>
              </table:table-cell>
              <table:table-cell office:value-type="float" office:value="0.0104768">
                <text:p>0.0104768</text:p>
              </table:table-cell>
              <table:table-cell office:value-type="float" office:value="0.000868859">
                <text:p>0.000868859</text:p>
              </table:table-cell>
              <table:table-cell office:value-type="float" office:value="0.000371071">
                <text:p>0.000371071</text:p>
              </table:table-cell>
              <table:table-cell office:value-type="float" office:value="0.000787934">
                <text:p>0.00078793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3000">
                <text:p>63000</text:p>
              </table:table-cell>
              <table:table-cell office:value-type="float" office:value="0.0234292">
                <text:p>0.0234292</text:p>
              </table:table-cell>
              <table:table-cell office:value-type="float" office:value="0.0025671">
                <text:p>0.0025671</text:p>
              </table:table-cell>
              <table:table-cell office:value-type="float" office:value="0.00170377">
                <text:p>0.00170377</text:p>
              </table:table-cell>
              <table:table-cell office:value-type="float" office:value="0.0614553">
                <text:p>0.0614553</text:p>
              </table:table-cell>
              <table:table-cell office:value-type="float" office:value="0.010932">
                <text:p>0.010932</text:p>
              </table:table-cell>
              <table:table-cell office:value-type="float" office:value="0.000897282">
                <text:p>0.000897282</text:p>
              </table:table-cell>
              <table:table-cell office:value-type="float" office:value="0.000375019">
                <text:p>0.000375019</text:p>
              </table:table-cell>
              <table:table-cell office:value-type="float" office:value="0.000823068">
                <text:p>0.00082306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2500">
                <text:p>62500</text:p>
              </table:table-cell>
              <table:table-cell office:value-type="float" office:value="0.0192724">
                <text:p>0.0192724</text:p>
              </table:table-cell>
              <table:table-cell office:value-type="float" office:value="0.00256434">
                <text:p>0.00256434</text:p>
              </table:table-cell>
              <table:table-cell office:value-type="float" office:value="0.00155021">
                <text:p>0.00155021</text:p>
              </table:table-cell>
              <table:table-cell office:value-type="float" office:value="0.054626">
                <text:p>0.054626</text:p>
              </table:table-cell>
              <table:table-cell office:value-type="float" office:value="0.0108961">
                <text:p>0.0108961</text:p>
              </table:table-cell>
              <table:table-cell office:value-type="float" office:value="0.000875176">
                <text:p>0.000875176</text:p>
              </table:table-cell>
              <table:table-cell office:value-type="float" office:value="0.000372256">
                <text:p>0.000372256</text:p>
              </table:table-cell>
              <table:table-cell office:value-type="float" office:value="0.000797014">
                <text:p>0.00079701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2000">
                <text:p>62000</text:p>
              </table:table-cell>
              <table:table-cell office:value-type="float" office:value="0.0184975">
                <text:p>0.0184975</text:p>
              </table:table-cell>
              <table:table-cell office:value-type="float" office:value="0.00260776">
                <text:p>0.00260776</text:p>
              </table:table-cell>
              <table:table-cell office:value-type="float" office:value="0.00208037">
                <text:p>0.00208037</text:p>
              </table:table-cell>
              <table:table-cell office:value-type="float" office:value="0.0485981">
                <text:p>0.0485981</text:p>
              </table:table-cell>
              <table:table-cell office:value-type="float" office:value="0.00970036">
                <text:p>0.00970036</text:p>
              </table:table-cell>
              <table:table-cell office:value-type="float" office:value="0.000876755">
                <text:p>0.000876755</text:p>
              </table:table-cell>
              <table:table-cell office:value-type="float" office:value="0.000374624">
                <text:p>0.000374624</text:p>
              </table:table-cell>
              <table:table-cell office:value-type="float" office:value="0.000769381">
                <text:p>0.00076938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1500">
                <text:p>61500</text:p>
              </table:table-cell>
              <table:table-cell office:value-type="float" office:value="0.019019">
                <text:p>0.019019</text:p>
              </table:table-cell>
              <table:table-cell office:value-type="float" office:value="0.00239025">
                <text:p>0.00239025</text:p>
              </table:table-cell>
              <table:table-cell office:value-type="float" office:value="0.00240052">
                <text:p>0.00240052</text:p>
              </table:table-cell>
              <table:table-cell office:value-type="float" office:value="0.0506619">
                <text:p>0.0506619</text:p>
              </table:table-cell>
              <table:table-cell office:value-type="float" office:value="0.0101417">
                <text:p>0.0101417</text:p>
              </table:table-cell>
              <table:table-cell office:value-type="float" office:value="0.000855438">
                <text:p>0.000855438</text:p>
              </table:table-cell>
              <table:table-cell office:value-type="float" office:value="0.00035765">
                <text:p>0.00035765</text:p>
              </table:table-cell>
              <table:table-cell office:value-type="float" office:value="0.00076267">
                <text:p>0.0007626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1000">
                <text:p>61000</text:p>
              </table:table-cell>
              <table:table-cell office:value-type="float" office:value="0.0183511">
                <text:p>0.0183511</text:p>
              </table:table-cell>
              <table:table-cell office:value-type="float" office:value="0.00246565">
                <text:p>0.00246565</text:p>
              </table:table-cell>
              <table:table-cell office:value-type="float" office:value="0.00218182">
                <text:p>0.00218182</text:p>
              </table:table-cell>
              <table:table-cell office:value-type="float" office:value="0.0514806">
                <text:p>0.0514806</text:p>
              </table:table-cell>
              <table:table-cell office:value-type="float" office:value="0.0101855">
                <text:p>0.0101855</text:p>
              </table:table-cell>
              <table:table-cell office:value-type="float" office:value="0.000832542">
                <text:p>0.000832542</text:p>
              </table:table-cell>
              <table:table-cell office:value-type="float" office:value="0.000355281">
                <text:p>0.000355281</text:p>
              </table:table-cell>
              <table:table-cell office:value-type="float" office:value="0.000769776">
                <text:p>0.00076977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0500">
                <text:p>60500</text:p>
              </table:table-cell>
              <table:table-cell office:value-type="float" office:value="0.0183712">
                <text:p>0.0183712</text:p>
              </table:table-cell>
              <table:table-cell office:value-type="float" office:value="0.00248065">
                <text:p>0.00248065</text:p>
              </table:table-cell>
              <table:table-cell office:value-type="float" office:value="0.00161574">
                <text:p>0.00161574</text:p>
              </table:table-cell>
              <table:table-cell office:value-type="float" office:value="0.0501132">
                <text:p>0.0501132</text:p>
              </table:table-cell>
              <table:table-cell office:value-type="float" office:value="0.0100545">
                <text:p>0.0100545</text:p>
              </table:table-cell>
              <table:table-cell office:value-type="float" office:value="0.000863333">
                <text:p>0.000863333</text:p>
              </table:table-cell>
              <table:table-cell office:value-type="float" office:value="0.00036436">
                <text:p>0.00036436</text:p>
              </table:table-cell>
              <table:table-cell office:value-type="float" office:value="0.000781223">
                <text:p>0.00078122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0000">
                <text:p>60000</text:p>
              </table:table-cell>
              <table:table-cell office:value-type="float" office:value="0.0178572">
                <text:p>0.0178572</text:p>
              </table:table-cell>
              <table:table-cell office:value-type="float" office:value="0.00236854">
                <text:p>0.00236854</text:p>
              </table:table-cell>
              <table:table-cell office:value-type="float" office:value="0.00158416">
                <text:p>0.00158416</text:p>
              </table:table-cell>
              <table:table-cell office:value-type="float" office:value="0.0491551">
                <text:p>0.0491551</text:p>
              </table:table-cell>
              <table:table-cell office:value-type="float" office:value="0.00991589">
                <text:p>0.00991589</text:p>
              </table:table-cell>
              <table:table-cell office:value-type="float" office:value="0.000855043">
                <text:p>0.000855043</text:p>
              </table:table-cell>
              <table:table-cell office:value-type="float" office:value="0.000355676">
                <text:p>0.000355676</text:p>
              </table:table-cell>
              <table:table-cell office:value-type="float" office:value="0.000782408">
                <text:p>0.00078240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9500">
                <text:p>59500</text:p>
              </table:table-cell>
              <table:table-cell office:value-type="float" office:value="0.018025">
                <text:p>0.018025</text:p>
              </table:table-cell>
              <table:table-cell office:value-type="float" office:value="0.00238078">
                <text:p>0.00238078</text:p>
              </table:table-cell>
              <table:table-cell office:value-type="float" office:value="0.00242262">
                <text:p>0.00242262</text:p>
              </table:table-cell>
              <table:table-cell office:value-type="float" office:value="0.0466772">
                <text:p>0.0466772</text:p>
              </table:table-cell>
              <table:table-cell office:value-type="float" office:value="0.00943192">
                <text:p>0.00943192</text:p>
              </table:table-cell>
              <table:table-cell office:value-type="float" office:value="0.000850306">
                <text:p>0.000850306</text:p>
              </table:table-cell>
              <table:table-cell office:value-type="float" office:value="0.000354492">
                <text:p>0.000354492</text:p>
              </table:table-cell>
              <table:table-cell office:value-type="float" office:value="0.000741353">
                <text:p>0.00074135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9000">
                <text:p>59000</text:p>
              </table:table-cell>
              <table:table-cell office:value-type="float" office:value="0.0175501">
                <text:p>0.0175501</text:p>
              </table:table-cell>
              <table:table-cell office:value-type="float" office:value="0.00244078">
                <text:p>0.00244078</text:p>
              </table:table-cell>
              <table:table-cell office:value-type="float" office:value="0.00269579">
                <text:p>0.00269579</text:p>
              </table:table-cell>
              <table:table-cell office:value-type="float" office:value="0.048966">
                <text:p>0.048966</text:p>
              </table:table-cell>
              <table:table-cell office:value-type="float" office:value="0.00988905">
                <text:p>0.00988905</text:p>
              </table:table-cell>
              <table:table-cell office:value-type="float" office:value="0.000860964">
                <text:p>0.000860964</text:p>
              </table:table-cell>
              <table:table-cell office:value-type="float" office:value="0.000363571">
                <text:p>0.000363571</text:p>
              </table:table-cell>
              <table:table-cell office:value-type="float" office:value="0.000769776">
                <text:p>0.00076977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8500">
                <text:p>58500</text:p>
              </table:table-cell>
              <table:table-cell office:value-type="float" office:value="0.0177672">
                <text:p>0.0177672</text:p>
              </table:table-cell>
              <table:table-cell office:value-type="float" office:value="0.00229748">
                <text:p>0.00229748</text:p>
              </table:table-cell>
              <table:table-cell office:value-type="float" office:value="0.00272185">
                <text:p>0.00272185</text:p>
              </table:table-cell>
              <table:table-cell office:value-type="float" office:value="0.0470195">
                <text:p>0.0470195</text:p>
              </table:table-cell>
              <table:table-cell office:value-type="float" office:value="0.00934902">
                <text:p>0.00934902</text:p>
              </table:table-cell>
              <table:table-cell office:value-type="float" office:value="0.000821489">
                <text:p>0.000821489</text:p>
              </table:table-cell>
              <table:table-cell office:value-type="float" office:value="0.000344228">
                <text:p>0.000344228</text:p>
              </table:table-cell>
              <table:table-cell office:value-type="float" office:value="0.000745695">
                <text:p>0.00074569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8000">
                <text:p>58000</text:p>
              </table:table-cell>
              <table:table-cell office:value-type="float" office:value="0.0173326">
                <text:p>0.0173326</text:p>
              </table:table-cell>
              <table:table-cell office:value-type="float" office:value="0.00215103">
                <text:p>0.00215103</text:p>
              </table:table-cell>
              <table:table-cell office:value-type="float" office:value="0.00235512">
                <text:p>0.00235512</text:p>
              </table:table-cell>
              <table:table-cell office:value-type="float" office:value="0.0476688">
                <text:p>0.0476688</text:p>
              </table:table-cell>
              <table:table-cell office:value-type="float" office:value="0.009863">
                <text:p>0.009863</text:p>
              </table:table-cell>
              <table:table-cell office:value-type="float" office:value="0.000817936">
                <text:p>0.000817936</text:p>
              </table:table-cell>
              <table:table-cell office:value-type="float" office:value="0.000333964">
                <text:p>0.000333964</text:p>
              </table:table-cell>
              <table:table-cell office:value-type="float" office:value="0.000753196">
                <text:p>0.00075319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7500">
                <text:p>57500</text:p>
              </table:table-cell>
              <table:table-cell office:value-type="float" office:value="0.0176081">
                <text:p>0.0176081</text:p>
              </table:table-cell>
              <table:table-cell office:value-type="float" office:value="0.00226748">
                <text:p>0.00226748</text:p>
              </table:table-cell>
              <table:table-cell office:value-type="float" office:value="0.00255092">
                <text:p>0.00255092</text:p>
              </table:table-cell>
              <table:table-cell office:value-type="float" office:value="0.0479657">
                <text:p>0.0479657</text:p>
              </table:table-cell>
              <table:table-cell office:value-type="float" office:value="0.00967983">
                <text:p>0.00967983</text:p>
              </table:table-cell>
              <table:table-cell office:value-type="float" office:value="0.000836489">
                <text:p>0.000836489</text:p>
              </table:table-cell>
              <table:table-cell office:value-type="float" office:value="0.000343438">
                <text:p>0.000343438</text:p>
              </table:table-cell>
              <table:table-cell office:value-type="float" office:value="0.000728326">
                <text:p>0.00072832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7000">
                <text:p>57000</text:p>
              </table:table-cell>
              <table:table-cell office:value-type="float" office:value="0.0181122">
                <text:p>0.0181122</text:p>
              </table:table-cell>
              <table:table-cell office:value-type="float" office:value="0.00227064">
                <text:p>0.00227064</text:p>
              </table:table-cell>
              <table:table-cell office:value-type="float" office:value="0.00224735">
                <text:p>0.00224735</text:p>
              </table:table-cell>
              <table:table-cell office:value-type="float" office:value="0.0466113">
                <text:p>0.0466113</text:p>
              </table:table-cell>
              <table:table-cell office:value-type="float" office:value="0.00940074">
                <text:p>0.00940074</text:p>
              </table:table-cell>
              <table:table-cell office:value-type="float" office:value="0.000849122">
                <text:p>0.000849122</text:p>
              </table:table-cell>
              <table:table-cell office:value-type="float" office:value="0.000347386">
                <text:p>0.000347386</text:p>
              </table:table-cell>
              <table:table-cell office:value-type="float" office:value="0.000754775">
                <text:p>0.00075477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6500">
                <text:p>56500</text:p>
              </table:table-cell>
              <table:table-cell office:value-type="float" office:value="0.0187482">
                <text:p>0.0187482</text:p>
              </table:table-cell>
              <table:table-cell office:value-type="float" office:value="0.00236854">
                <text:p>0.00236854</text:p>
              </table:table-cell>
              <table:table-cell office:value-type="float" office:value="0.00242183">
                <text:p>0.00242183</text:p>
              </table:table-cell>
              <table:table-cell office:value-type="float" office:value="0.0443079">
                <text:p>0.0443079</text:p>
              </table:table-cell>
              <table:table-cell office:value-type="float" office:value="0.00894637">
                <text:p>0.00894637</text:p>
              </table:table-cell>
              <table:table-cell office:value-type="float" office:value="0.000837279">
                <text:p>0.000837279</text:p>
              </table:table-cell>
              <table:table-cell office:value-type="float" office:value="0.000352518">
                <text:p>0.000352518</text:p>
              </table:table-cell>
              <table:table-cell office:value-type="float" office:value="0.000730695">
                <text:p>0.00073069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6000">
                <text:p>56000</text:p>
              </table:table-cell>
              <table:table-cell office:value-type="float" office:value="0.0168999">
                <text:p>0.0168999</text:p>
              </table:table-cell>
              <table:table-cell office:value-type="float" office:value="0.00228525">
                <text:p>0.00228525</text:p>
              </table:table-cell>
              <table:table-cell office:value-type="float" office:value="0.00212063">
                <text:p>0.00212063</text:p>
              </table:table-cell>
              <table:table-cell office:value-type="float" office:value="0.0451673">
                <text:p>0.0451673</text:p>
              </table:table-cell>
              <table:table-cell office:value-type="float" office:value="0.00889703">
                <text:p>0.00889703</text:p>
              </table:table-cell>
              <table:table-cell office:value-type="float" office:value="0.000846358">
                <text:p>0.000846358</text:p>
              </table:table-cell>
              <table:table-cell office:value-type="float" office:value="0.00034936">
                <text:p>0.00034936</text:p>
              </table:table-cell>
              <table:table-cell office:value-type="float" office:value="0.000744906">
                <text:p>0.00074490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5500">
                <text:p>55500</text:p>
              </table:table-cell>
              <table:table-cell office:value-type="float" office:value="0.0173121">
                <text:p>0.0173121</text:p>
              </table:table-cell>
              <table:table-cell office:value-type="float" office:value="0.0022809">
                <text:p>0.0022809</text:p>
              </table:table-cell>
              <table:table-cell office:value-type="float" office:value="0.00271158">
                <text:p>0.00271158</text:p>
              </table:table-cell>
              <table:table-cell office:value-type="float" office:value="0.0451203">
                <text:p>0.0451203</text:p>
              </table:table-cell>
              <table:table-cell office:value-type="float" office:value="0.00945719">
                <text:p>0.00945719</text:p>
              </table:table-cell>
              <table:table-cell office:value-type="float" office:value="0.000839647">
                <text:p>0.000839647</text:p>
              </table:table-cell>
              <table:table-cell office:value-type="float" office:value="0.000346596">
                <text:p>0.000346596</text:p>
              </table:table-cell>
              <table:table-cell office:value-type="float" office:value="0.000712536">
                <text:p>0.00071253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5000">
                <text:p>55000</text:p>
              </table:table-cell>
              <table:table-cell office:value-type="float" office:value="0.0166516">
                <text:p>0.0166516</text:p>
              </table:table-cell>
              <table:table-cell office:value-type="float" office:value="0.00221458">
                <text:p>0.00221458</text:p>
              </table:table-cell>
              <table:table-cell office:value-type="float" office:value="0.00236617">
                <text:p>0.00236617</text:p>
              </table:table-cell>
              <table:table-cell office:value-type="float" office:value="0.0448633">
                <text:p>0.0448633</text:p>
              </table:table-cell>
              <table:table-cell office:value-type="float" office:value="0.00929691">
                <text:p>0.00929691</text:p>
              </table:table-cell>
              <table:table-cell office:value-type="float" office:value="0.000815173">
                <text:p>0.000815173</text:p>
              </table:table-cell>
              <table:table-cell office:value-type="float" office:value="0.000336333">
                <text:p>0.000336333</text:p>
              </table:table-cell>
              <table:table-cell office:value-type="float" office:value="0.000757143">
                <text:p>0.00075714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4500">
                <text:p>54500</text:p>
              </table:table-cell>
              <table:table-cell office:value-type="float" office:value="0.0168656">
                <text:p>0.0168656</text:p>
              </table:table-cell>
              <table:table-cell office:value-type="float" office:value="0.00226156">
                <text:p>0.00226156</text:p>
              </table:table-cell>
              <table:table-cell office:value-type="float" office:value="0.00168956">
                <text:p>0.00168956</text:p>
              </table:table-cell>
              <table:table-cell office:value-type="float" office:value="0.0447307">
                <text:p>0.0447307</text:p>
              </table:table-cell>
              <table:table-cell office:value-type="float" office:value="0.00937271">
                <text:p>0.00937271</text:p>
              </table:table-cell>
              <table:table-cell office:value-type="float" office:value="0.000832937">
                <text:p>0.000832937</text:p>
              </table:table-cell>
              <table:table-cell office:value-type="float" office:value="0.000343438">
                <text:p>0.000343438</text:p>
              </table:table-cell>
              <table:table-cell office:value-type="float" office:value="0.000807277">
                <text:p>0.00080727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4000">
                <text:p>54000</text:p>
              </table:table-cell>
              <table:table-cell office:value-type="float" office:value="0.0164175">
                <text:p>0.0164175</text:p>
              </table:table-cell>
              <table:table-cell office:value-type="float" office:value="0.00215063">
                <text:p>0.00215063</text:p>
              </table:table-cell>
              <table:table-cell office:value-type="float" office:value="0.0015889">
                <text:p>0.0015889</text:p>
              </table:table-cell>
              <table:table-cell office:value-type="float" office:value="0.0466618">
                <text:p>0.0466618</text:p>
              </table:table-cell>
              <table:table-cell office:value-type="float" office:value="0.00900756">
                <text:p>0.00900756</text:p>
              </table:table-cell>
              <table:table-cell office:value-type="float" office:value="0.000826226">
                <text:p>0.000826226</text:p>
              </table:table-cell>
              <table:table-cell office:value-type="float" office:value="0.000334359">
                <text:p>0.000334359</text:p>
              </table:table-cell>
              <table:table-cell office:value-type="float" office:value="0.00078675">
                <text:p>0.0007867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3500">
                <text:p>53500</text:p>
              </table:table-cell>
              <table:table-cell office:value-type="float" office:value="0.0165932">
                <text:p>0.0165932</text:p>
              </table:table-cell>
              <table:table-cell office:value-type="float" office:value="0.00211669">
                <text:p>0.00211669</text:p>
              </table:table-cell>
              <table:table-cell office:value-type="float" office:value="0.00157389">
                <text:p>0.00157389</text:p>
              </table:table-cell>
              <table:table-cell office:value-type="float" office:value="0.0446505">
                <text:p>0.0446505</text:p>
              </table:table-cell>
              <table:table-cell office:value-type="float" office:value="0.00888281">
                <text:p>0.00888281</text:p>
              </table:table-cell>
              <table:table-cell office:value-type="float" office:value="0.00081162">
                <text:p>0.00081162</text:p>
              </table:table-cell>
              <table:table-cell office:value-type="float" office:value="0.000330806">
                <text:p>0.000330806</text:p>
              </table:table-cell>
              <table:table-cell office:value-type="float" office:value="0.000735037">
                <text:p>0.00073503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3000">
                <text:p>53000</text:p>
              </table:table-cell>
              <table:table-cell office:value-type="float" office:value="0.0160816">
                <text:p>0.0160816</text:p>
              </table:table-cell>
              <table:table-cell office:value-type="float" office:value="0.00199944">
                <text:p>0.00199944</text:p>
              </table:table-cell>
              <table:table-cell office:value-type="float" office:value="0.00161811">
                <text:p>0.00161811</text:p>
              </table:table-cell>
              <table:table-cell office:value-type="float" office:value="0.0432405">
                <text:p>0.0432405</text:p>
              </table:table-cell>
              <table:table-cell office:value-type="float" office:value="0.0086882">
                <text:p>0.0086882</text:p>
              </table:table-cell>
              <table:table-cell office:value-type="float" office:value="0.000783987">
                <text:p>0.000783987</text:p>
              </table:table-cell>
              <table:table-cell office:value-type="float" office:value="0.000316595">
                <text:p>0.000316595</text:p>
              </table:table-cell>
              <table:table-cell office:value-type="float" office:value="0.000738195">
                <text:p>0.00073819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2500">
                <text:p>52500</text:p>
              </table:table-cell>
              <table:table-cell office:value-type="float" office:value="0.0163003">
                <text:p>0.0163003</text:p>
              </table:table-cell>
              <table:table-cell office:value-type="float" office:value="0.00202905">
                <text:p>0.00202905</text:p>
              </table:table-cell>
              <table:table-cell office:value-type="float" office:value="0.00163153">
                <text:p>0.00163153</text:p>
              </table:table-cell>
              <table:table-cell office:value-type="float" office:value="0.0444855">
                <text:p>0.0444855</text:p>
              </table:table-cell>
              <table:table-cell office:value-type="float" office:value="0.00900203">
                <text:p>0.00900203</text:p>
              </table:table-cell>
              <table:table-cell office:value-type="float" office:value="0.00077017">
                <text:p>0.00077017</text:p>
              </table:table-cell>
              <table:table-cell office:value-type="float" office:value="0.0003162">
                <text:p>0.0003162</text:p>
              </table:table-cell>
              <table:table-cell office:value-type="float" office:value="0.000748064">
                <text:p>0.00074806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2000">
                <text:p>52000</text:p>
              </table:table-cell>
              <table:table-cell office:value-type="float" office:value="0.0158309">
                <text:p>0.0158309</text:p>
              </table:table-cell>
              <table:table-cell office:value-type="float" office:value="0.00214234">
                <text:p>0.00214234</text:p>
              </table:table-cell>
              <table:table-cell office:value-type="float" office:value="0.0022659">
                <text:p>0.0022659</text:p>
              </table:table-cell>
              <table:table-cell office:value-type="float" office:value="0.0423471">
                <text:p>0.0423471</text:p>
              </table:table-cell>
              <table:table-cell office:value-type="float" office:value="0.00864083">
                <text:p>0.00864083</text:p>
              </table:table-cell>
              <table:table-cell office:value-type="float" office:value="0.000806883">
                <text:p>0.000806883</text:p>
              </table:table-cell>
              <table:table-cell office:value-type="float" office:value="0.000331596">
                <text:p>0.000331596</text:p>
              </table:table-cell>
              <table:table-cell office:value-type="float" office:value="0.000748853">
                <text:p>0.00074885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1500">
                <text:p>51500</text:p>
              </table:table-cell>
              <table:table-cell office:value-type="float" office:value="0.0160405">
                <text:p>0.0160405</text:p>
              </table:table-cell>
              <table:table-cell office:value-type="float" office:value="0.00204247">
                <text:p>0.00204247</text:p>
              </table:table-cell>
              <table:table-cell office:value-type="float" office:value="0.00234091">
                <text:p>0.00234091</text:p>
              </table:table-cell>
              <table:table-cell office:value-type="float" office:value="0.0481579">
                <text:p>0.0481579</text:p>
              </table:table-cell>
              <table:table-cell office:value-type="float" office:value="0.00848727">
                <text:p>0.00848727</text:p>
              </table:table-cell>
              <table:table-cell office:value-type="float" office:value="0.000784776">
                <text:p>0.000784776</text:p>
              </table:table-cell>
              <table:table-cell office:value-type="float" office:value="0.000320148">
                <text:p>0.000320148</text:p>
              </table:table-cell>
              <table:table-cell office:value-type="float" office:value="0.0007303">
                <text:p>0.000730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1000">
                <text:p>51000</text:p>
              </table:table-cell>
              <table:table-cell office:value-type="float" office:value="0.0160607">
                <text:p>0.0160607</text:p>
              </table:table-cell>
              <table:table-cell office:value-type="float" office:value="0.00201523">
                <text:p>0.00201523</text:p>
              </table:table-cell>
              <table:table-cell office:value-type="float" office:value="0.00159521">
                <text:p>0.00159521</text:p>
              </table:table-cell>
              <table:table-cell office:value-type="float" office:value="0.0403501">
                <text:p>0.0403501</text:p>
              </table:table-cell>
              <table:table-cell office:value-type="float" office:value="0.00818331">
                <text:p>0.00818331</text:p>
              </table:table-cell>
              <table:table-cell office:value-type="float" office:value="0.000866491">
                <text:p>0.000866491</text:p>
              </table:table-cell>
              <table:table-cell office:value-type="float" office:value="0.000318963">
                <text:p>0.000318963</text:p>
              </table:table-cell>
              <table:table-cell office:value-type="float" office:value="0.000720431">
                <text:p>0.00072043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0500">
                <text:p>50500</text:p>
              </table:table-cell>
              <table:table-cell office:value-type="float" office:value="0.0210038">
                <text:p>0.0210038</text:p>
              </table:table-cell>
              <table:table-cell office:value-type="float" office:value="0.00200023">
                <text:p>0.00200023</text:p>
              </table:table-cell>
              <table:table-cell office:value-type="float" office:value="0.00160034">
                <text:p>0.00160034</text:p>
              </table:table-cell>
              <table:table-cell office:value-type="float" office:value="0.0400402">
                <text:p>0.0400402</text:p>
              </table:table-cell>
              <table:table-cell office:value-type="float" office:value="0.00806527">
                <text:p>0.00806527</text:p>
              </table:table-cell>
              <table:table-cell office:value-type="float" office:value="0.000790698">
                <text:p>0.000790698</text:p>
              </table:table-cell>
              <table:table-cell office:value-type="float" office:value="0.000318963">
                <text:p>0.000318963</text:p>
              </table:table-cell>
              <table:table-cell office:value-type="float" office:value="0.000697535">
                <text:p>0.00069753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0000">
                <text:p>50000</text:p>
              </table:table-cell>
              <table:table-cell office:value-type="float" office:value="0.0153817">
                <text:p>0.0153817</text:p>
              </table:table-cell>
              <table:table-cell office:value-type="float" office:value="0.00199905">
                <text:p>0.00199905</text:p>
              </table:table-cell>
              <table:table-cell office:value-type="float" office:value="0.00163192">
                <text:p>0.00163192</text:p>
              </table:table-cell>
              <table:table-cell office:value-type="float" office:value="0.0399328">
                <text:p>0.0399328</text:p>
              </table:table-cell>
              <table:table-cell office:value-type="float" office:value="0.00803567">
                <text:p>0.00803567</text:p>
              </table:table-cell>
              <table:table-cell office:value-type="float" office:value="0.000781223">
                <text:p>0.000781223</text:p>
              </table:table-cell>
              <table:table-cell office:value-type="float" office:value="0.0003162">
                <text:p>0.0003162</text:p>
              </table:table-cell>
              <table:table-cell office:value-type="float" office:value="0.000722405">
                <text:p>0.00072240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9500">
                <text:p>49500</text:p>
              </table:table-cell>
              <table:table-cell office:value-type="float" office:value="0.0155349">
                <text:p>0.0155349</text:p>
              </table:table-cell>
              <table:table-cell office:value-type="float" office:value="0.00190746">
                <text:p>0.00190746</text:p>
              </table:table-cell>
              <table:table-cell office:value-type="float" office:value="0.0015131">
                <text:p>0.0015131</text:p>
              </table:table-cell>
              <table:table-cell office:value-type="float" office:value="0.0405628">
                <text:p>0.0405628</text:p>
              </table:table-cell>
              <table:table-cell office:value-type="float" office:value="0.00812843">
                <text:p>0.00812843</text:p>
              </table:table-cell>
              <table:table-cell office:value-type="float" office:value="0.000765038">
                <text:p>0.000765038</text:p>
              </table:table-cell>
              <table:table-cell office:value-type="float" office:value="0.000307515">
                <text:p>0.000307515</text:p>
              </table:table-cell>
              <table:table-cell office:value-type="float" office:value="0.000712536">
                <text:p>0.00071253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9000">
                <text:p>49000</text:p>
              </table:table-cell>
              <table:table-cell office:value-type="float" office:value="0.0150852">
                <text:p>0.0150852</text:p>
              </table:table-cell>
              <table:table-cell office:value-type="float" office:value="0.00198365">
                <text:p>0.00198365</text:p>
              </table:table-cell>
              <table:table-cell office:value-type="float" office:value="0.00182812">
                <text:p>0.00182812</text:p>
              </table:table-cell>
              <table:table-cell office:value-type="float" office:value="0.0414818">
                <text:p>0.0414818</text:p>
              </table:table-cell>
              <table:table-cell office:value-type="float" office:value="0.00805462">
                <text:p>0.00805462</text:p>
              </table:table-cell>
              <table:table-cell office:value-type="float" office:value="0.000778855">
                <text:p>0.000778855</text:p>
              </table:table-cell>
              <table:table-cell office:value-type="float" office:value="0.000314621">
                <text:p>0.000314621</text:p>
              </table:table-cell>
              <table:table-cell office:value-type="float" office:value="0.000711352">
                <text:p>0.00071135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8500">
                <text:p>48500</text:p>
              </table:table-cell>
              <table:table-cell office:value-type="float" office:value="0.0152621">
                <text:p>0.0152621</text:p>
              </table:table-cell>
              <table:table-cell office:value-type="float" office:value="0.00197694">
                <text:p>0.00197694</text:p>
              </table:table-cell>
              <table:table-cell office:value-type="float" office:value="0.00164021">
                <text:p>0.00164021</text:p>
              </table:table-cell>
              <table:table-cell office:value-type="float" office:value="0.0404286">
                <text:p>0.0404286</text:p>
              </table:table-cell>
              <table:table-cell office:value-type="float" office:value="0.00817502">
                <text:p>0.00817502</text:p>
              </table:table-cell>
              <table:table-cell office:value-type="float" office:value="0.000776092">
                <text:p>0.000776092</text:p>
              </table:table-cell>
              <table:table-cell office:value-type="float" office:value="0.000312252">
                <text:p>0.000312252</text:p>
              </table:table-cell>
              <table:table-cell office:value-type="float" office:value="0.000722799">
                <text:p>0.00072279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8000">
                <text:p>48000</text:p>
              </table:table-cell>
              <table:table-cell office:value-type="float" office:value="0.0148638">
                <text:p>0.0148638</text:p>
              </table:table-cell>
              <table:table-cell office:value-type="float" office:value="0.00189996">
                <text:p>0.00189996</text:p>
              </table:table-cell>
              <table:table-cell office:value-type="float" office:value="0.00158376">
                <text:p>0.00158376</text:p>
              </table:table-cell>
              <table:table-cell office:value-type="float" office:value="0.0400954">
                <text:p>0.0400954</text:p>
              </table:table-cell>
              <table:table-cell office:value-type="float" office:value="0.00838266">
                <text:p>0.00838266</text:p>
              </table:table-cell>
              <table:table-cell office:value-type="float" office:value="0.000767012">
                <text:p>0.000767012</text:p>
              </table:table-cell>
              <table:table-cell office:value-type="float" office:value="0.000307515">
                <text:p>0.000307515</text:p>
              </table:table-cell>
              <table:table-cell office:value-type="float" office:value="0.000724773">
                <text:p>0.00072477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7500">
                <text:p>47500</text:p>
              </table:table-cell>
              <table:table-cell office:value-type="float" office:value="0.0151401">
                <text:p>0.0151401</text:p>
              </table:table-cell>
              <table:table-cell office:value-type="float" office:value="0.00183443">
                <text:p>0.00183443</text:p>
              </table:table-cell>
              <table:table-cell office:value-type="float" office:value="0.00180759">
                <text:p>0.00180759</text:p>
              </table:table-cell>
              <table:table-cell office:value-type="float" office:value="0.0393813">
                <text:p>0.0393813</text:p>
              </table:table-cell>
              <table:table-cell office:value-type="float" office:value="0.00792987">
                <text:p>0.00792987</text:p>
              </table:table-cell>
              <table:table-cell office:value-type="float" office:value="0.000754775">
                <text:p>0.000754775</text:p>
              </table:table-cell>
              <table:table-cell office:value-type="float" office:value="0.000298831">
                <text:p>0.000298831</text:p>
              </table:table-cell>
              <table:table-cell office:value-type="float" office:value="0.000710167">
                <text:p>0.00071016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7000">
                <text:p>47000</text:p>
              </table:table-cell>
              <table:table-cell office:value-type="float" office:value="0.0146944">
                <text:p>0.0146944</text:p>
              </table:table-cell>
              <table:table-cell office:value-type="float" office:value="0.00192562">
                <text:p>0.00192562</text:p>
              </table:table-cell>
              <table:table-cell office:value-type="float" office:value="0.0016864">
                <text:p>0.0016864</text:p>
              </table:table-cell>
              <table:table-cell office:value-type="float" office:value="0.0372066">
                <text:p>0.0372066</text:p>
              </table:table-cell>
              <table:table-cell office:value-type="float" office:value="0.00744866">
                <text:p>0.00744866</text:p>
              </table:table-cell>
              <table:table-cell office:value-type="float" office:value="0.000787934">
                <text:p>0.000787934</text:p>
              </table:table-cell>
              <table:table-cell office:value-type="float" office:value="0.000312647">
                <text:p>0.000312647</text:p>
              </table:table-cell>
              <table:table-cell office:value-type="float" office:value="0.000719247">
                <text:p>0.00071924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6500">
                <text:p>46500</text:p>
              </table:table-cell>
              <table:table-cell office:value-type="float" office:value="0.0147288">
                <text:p>0.0147288</text:p>
              </table:table-cell>
              <table:table-cell office:value-type="float" office:value="0.00183128">
                <text:p>0.00183128</text:p>
              </table:table-cell>
              <table:table-cell office:value-type="float" office:value="0.0018297">
                <text:p>0.0018297</text:p>
              </table:table-cell>
              <table:table-cell office:value-type="float" office:value="0.0380999">
                <text:p>0.0380999</text:p>
              </table:table-cell>
              <table:table-cell office:value-type="float" office:value="0.00758683">
                <text:p>0.00758683</text:p>
              </table:table-cell>
              <table:table-cell office:value-type="float" office:value="0.000761486">
                <text:p>0.000761486</text:p>
              </table:table-cell>
              <table:table-cell office:value-type="float" office:value="0.000301989">
                <text:p>0.000301989</text:p>
              </table:table-cell>
              <table:table-cell office:value-type="float" office:value="0.000702272">
                <text:p>0.00070227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6000">
                <text:p>46000</text:p>
              </table:table-cell>
              <table:table-cell office:value-type="float" office:value="0.0143648">
                <text:p>0.0143648</text:p>
              </table:table-cell>
              <table:table-cell office:value-type="float" office:value="0.0019497">
                <text:p>0.0019497</text:p>
              </table:table-cell>
              <table:table-cell office:value-type="float" office:value="0.00154389">
                <text:p>0.00154389</text:p>
              </table:table-cell>
              <table:table-cell office:value-type="float" office:value="0.0398779">
                <text:p>0.0398779</text:p>
              </table:table-cell>
              <table:table-cell office:value-type="float" office:value="0.00799343">
                <text:p>0.00799343</text:p>
              </table:table-cell>
              <table:table-cell office:value-type="float" office:value="0.000791882">
                <text:p>0.000791882</text:p>
              </table:table-cell>
              <table:table-cell office:value-type="float" office:value="0.000314621">
                <text:p>0.000314621</text:p>
              </table:table-cell>
              <table:table-cell office:value-type="float" office:value="0.000711352">
                <text:p>0.00071135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5500">
                <text:p>45500</text:p>
              </table:table-cell>
              <table:table-cell office:value-type="float" office:value="0.014471">
                <text:p>0.014471</text:p>
              </table:table-cell>
              <table:table-cell office:value-type="float" office:value="0.00181509">
                <text:p>0.00181509</text:p>
              </table:table-cell>
              <table:table-cell office:value-type="float" office:value="0.00152652">
                <text:p>0.00152652</text:p>
              </table:table-cell>
              <table:table-cell office:value-type="float" office:value="0.035161">
                <text:p>0.035161</text:p>
              </table:table-cell>
              <table:table-cell office:value-type="float" office:value="0.00707009">
                <text:p>0.00707009</text:p>
              </table:table-cell>
              <table:table-cell office:value-type="float" office:value="0.000781618">
                <text:p>0.000781618</text:p>
              </table:table-cell>
              <table:table-cell office:value-type="float" office:value="0.000300015">
                <text:p>0.000300015</text:p>
              </table:table-cell>
              <table:table-cell office:value-type="float" office:value="0.000663981">
                <text:p>0.00066398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5000">
                <text:p>45000</text:p>
              </table:table-cell>
              <table:table-cell office:value-type="float" office:value="0.0141189">
                <text:p>0.0141189</text:p>
              </table:table-cell>
              <table:table-cell office:value-type="float" office:value="0.00186049">
                <text:p>0.00186049</text:p>
              </table:table-cell>
              <table:table-cell office:value-type="float" office:value="0.00149494">
                <text:p>0.00149494</text:p>
              </table:table-cell>
              <table:table-cell office:value-type="float" office:value="0.0368628">
                <text:p>0.0368628</text:p>
              </table:table-cell>
              <table:table-cell office:value-type="float" office:value="0.00741235">
                <text:p>0.00741235</text:p>
              </table:table-cell>
              <table:table-cell office:value-type="float" office:value="0.000748459">
                <text:p>0.000748459</text:p>
              </table:table-cell>
              <table:table-cell office:value-type="float" office:value="0.000295673">
                <text:p>0.000295673</text:p>
              </table:table-cell>
              <table:table-cell office:value-type="float" office:value="0.000677008">
                <text:p>0.00067700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4500">
                <text:p>44500</text:p>
              </table:table-cell>
              <table:table-cell office:value-type="float" office:value="0.0141804">
                <text:p>0.0141804</text:p>
              </table:table-cell>
              <table:table-cell office:value-type="float" office:value="0.00172588">
                <text:p>0.00172588</text:p>
              </table:table-cell>
              <table:table-cell office:value-type="float" office:value="0.00169982">
                <text:p>0.00169982</text:p>
              </table:table-cell>
              <table:table-cell office:value-type="float" office:value="0.037492">
                <text:p>0.037492</text:p>
              </table:table-cell>
              <table:table-cell office:value-type="float" office:value="0.00746288">
                <text:p>0.00746288</text:p>
              </table:table-cell>
              <table:table-cell office:value-type="float" office:value="0.000751222">
                <text:p>0.000751222</text:p>
              </table:table-cell>
              <table:table-cell office:value-type="float" office:value="0.00029212">
                <text:p>0.00029212</text:p>
              </table:table-cell>
              <table:table-cell office:value-type="float" office:value="0.000685298">
                <text:p>0.00068529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4000">
                <text:p>44000</text:p>
              </table:table-cell>
              <table:table-cell office:value-type="float" office:value="0.0141276">
                <text:p>0.0141276</text:p>
              </table:table-cell>
              <table:table-cell office:value-type="float" office:value="0.00167535">
                <text:p>0.00167535</text:p>
              </table:table-cell>
              <table:table-cell office:value-type="float" office:value="0.00157587">
                <text:p>0.00157587</text:p>
              </table:table-cell>
              <table:table-cell office:value-type="float" office:value="0.0357582">
                <text:p>0.0357582</text:p>
              </table:table-cell>
              <table:table-cell office:value-type="float" office:value="0.00713404">
                <text:p>0.00713404</text:p>
              </table:table-cell>
              <table:table-cell office:value-type="float" office:value="0.000735826">
                <text:p>0.000735826</text:p>
              </table:table-cell>
              <table:table-cell office:value-type="float" office:value="0.000286593">
                <text:p>0.000286593</text:p>
              </table:table-cell>
              <table:table-cell office:value-type="float" office:value="0.00069714">
                <text:p>0.0006971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3500">
                <text:p>43500</text:p>
              </table:table-cell>
              <table:table-cell office:value-type="float" office:value="0.0144256">
                <text:p>0.0144256</text:p>
              </table:table-cell>
              <table:table-cell office:value-type="float" office:value="0.00175311">
                <text:p>0.00175311</text:p>
              </table:table-cell>
              <table:table-cell office:value-type="float" office:value="0.00155297">
                <text:p>0.00155297</text:p>
              </table:table-cell>
              <table:table-cell office:value-type="float" office:value="0.0359513">
                <text:p>0.0359513</text:p>
              </table:table-cell>
              <table:table-cell office:value-type="float" office:value="0.00714944">
                <text:p>0.00714944</text:p>
              </table:table-cell>
              <table:table-cell office:value-type="float" office:value="0.000759117">
                <text:p>0.000759117</text:p>
              </table:table-cell>
              <table:table-cell office:value-type="float" office:value="0.000295673">
                <text:p>0.000295673</text:p>
              </table:table-cell>
              <table:table-cell office:value-type="float" office:value="0.000685298">
                <text:p>0.00068529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3000">
                <text:p>43000</text:p>
              </table:table-cell>
              <table:table-cell office:value-type="float" office:value="0.0137474">
                <text:p>0.0137474</text:p>
              </table:table-cell>
              <table:table-cell office:value-type="float" office:value="0.00162561">
                <text:p>0.00162561</text:p>
              </table:table-cell>
              <table:table-cell office:value-type="float" office:value="0.00159087">
                <text:p>0.00159087</text:p>
              </table:table-cell>
              <table:table-cell office:value-type="float" office:value="0.0364285">
                <text:p>0.0364285</text:p>
              </table:table-cell>
              <table:table-cell office:value-type="float" office:value="0.00717036">
                <text:p>0.00717036</text:p>
              </table:table-cell>
              <table:table-cell office:value-type="float" office:value="0.000732668">
                <text:p>0.000732668</text:p>
              </table:table-cell>
              <table:table-cell office:value-type="float" office:value="0.000281462">
                <text:p>0.000281462</text:p>
              </table:table-cell>
              <table:table-cell office:value-type="float" office:value="0.000681745">
                <text:p>0.00068174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2500">
                <text:p>42500</text:p>
              </table:table-cell>
              <table:table-cell office:value-type="float" office:value="0.0135611">
                <text:p>0.0135611</text:p>
              </table:table-cell>
              <table:table-cell office:value-type="float" office:value="0.00168166">
                <text:p>0.00168166</text:p>
              </table:table-cell>
              <table:table-cell office:value-type="float" office:value="0.00206971">
                <text:p>0.00206971</text:p>
              </table:table-cell>
              <table:table-cell office:value-type="float" office:value="0.0353335">
                <text:p>0.0353335</text:p>
              </table:table-cell>
              <table:table-cell office:value-type="float" office:value="0.00694495">
                <text:p>0.00694495</text:p>
              </table:table-cell>
              <table:table-cell office:value-type="float" office:value="0.0007303">
                <text:p>0.0007303</text:p>
              </table:table-cell>
              <table:table-cell office:value-type="float" office:value="0.000284225">
                <text:p>0.000284225</text:p>
              </table:table-cell>
              <table:table-cell office:value-type="float" office:value="0.000671086">
                <text:p>0.00067108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2000">
                <text:p>42000</text:p>
              </table:table-cell>
              <table:table-cell office:value-type="float" office:value="0.0135638">
                <text:p>0.0135638</text:p>
              </table:table-cell>
              <table:table-cell office:value-type="float" office:value="0.0016039">
                <text:p>0.0016039</text:p>
              </table:table-cell>
              <table:table-cell office:value-type="float" office:value="0.00191852">
                <text:p>0.00191852</text:p>
              </table:table-cell>
              <table:table-cell office:value-type="float" office:value="0.0359292">
                <text:p>0.0359292</text:p>
              </table:table-cell>
              <table:table-cell office:value-type="float" office:value="0.00710799">
                <text:p>0.00710799</text:p>
              </table:table-cell>
              <table:table-cell office:value-type="float" office:value="0.000690429">
                <text:p>0.000690429</text:p>
              </table:table-cell>
              <table:table-cell office:value-type="float" office:value="0.000270408">
                <text:p>0.000270408</text:p>
              </table:table-cell>
              <table:table-cell office:value-type="float" office:value="0.000680561">
                <text:p>0.00068056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1500">
                <text:p>41500</text:p>
              </table:table-cell>
              <table:table-cell office:value-type="float" office:value="0.0136065">
                <text:p>0.0136065</text:p>
              </table:table-cell>
              <table:table-cell office:value-type="float" office:value="0.0016789">
                <text:p>0.0016789</text:p>
              </table:table-cell>
              <table:table-cell office:value-type="float" office:value="0.00169864">
                <text:p>0.00169864</text:p>
              </table:table-cell>
              <table:table-cell office:value-type="float" office:value="0.0336984">
                <text:p>0.0336984</text:p>
              </table:table-cell>
              <table:table-cell office:value-type="float" office:value="0.00668402">
                <text:p>0.00668402</text:p>
              </table:table-cell>
              <table:table-cell office:value-type="float" office:value="0.000724379">
                <text:p>0.000724379</text:p>
              </table:table-cell>
              <table:table-cell office:value-type="float" office:value="0.000275935">
                <text:p>0.000275935</text:p>
              </table:table-cell>
              <table:table-cell office:value-type="float" office:value="0.000658059">
                <text:p>0.00065805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1000">
                <text:p>41000</text:p>
              </table:table-cell>
              <table:table-cell office:value-type="float" office:value="0.0134482">
                <text:p>0.0134482</text:p>
              </table:table-cell>
              <table:table-cell office:value-type="float" office:value="0.00159403">
                <text:p>0.00159403</text:p>
              </table:table-cell>
              <table:table-cell office:value-type="float" office:value="0.00152297">
                <text:p>0.00152297</text:p>
              </table:table-cell>
              <table:table-cell office:value-type="float" office:value="0.033936">
                <text:p>0.033936</text:p>
              </table:table-cell>
              <table:table-cell office:value-type="float" office:value="0.00676613">
                <text:p>0.00676613</text:p>
              </table:table-cell>
              <table:table-cell office:value-type="float" office:value="0.000704641">
                <text:p>0.000704641</text:p>
              </table:table-cell>
              <table:table-cell office:value-type="float" office:value="0.000274751">
                <text:p>0.000274751</text:p>
              </table:table-cell>
              <table:table-cell office:value-type="float" office:value="0.000686482">
                <text:p>0.00068648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0500">
                <text:p>40500</text:p>
              </table:table-cell>
              <table:table-cell office:value-type="float" office:value="0.0130147">
                <text:p>0.0130147</text:p>
              </table:table-cell>
              <table:table-cell office:value-type="float" office:value="0.00175627">
                <text:p>0.00175627</text:p>
              </table:table-cell>
              <table:table-cell office:value-type="float" office:value="0.00166193">
                <text:p>0.00166193</text:p>
              </table:table-cell>
              <table:table-cell office:value-type="float" office:value="0.0329255">
                <text:p>0.0329255</text:p>
              </table:table-cell>
              <table:table-cell office:value-type="float" office:value="0.00733616">
                <text:p>0.00733616</text:p>
              </table:table-cell>
              <table:table-cell office:value-type="float" office:value="0.000742537">
                <text:p>0.000742537</text:p>
              </table:table-cell>
              <table:table-cell office:value-type="float" office:value="0.000281856">
                <text:p>0.000281856</text:p>
              </table:table-cell>
              <table:table-cell office:value-type="float" office:value="0.000666744">
                <text:p>0.00066674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0000">
                <text:p>40000</text:p>
              </table:table-cell>
              <table:table-cell office:value-type="float" office:value="0.0130858">
                <text:p>0.0130858</text:p>
              </table:table-cell>
              <table:table-cell office:value-type="float" office:value="0.00193589">
                <text:p>0.00193589</text:p>
              </table:table-cell>
              <table:table-cell office:value-type="float" office:value="0.00157034">
                <text:p>0.00157034</text:p>
              </table:table-cell>
              <table:table-cell office:value-type="float" office:value="0.0334643">
                <text:p>0.0334643</text:p>
              </table:table-cell>
              <table:table-cell office:value-type="float" office:value="0.00744077">
                <text:p>0.00744077</text:p>
              </table:table-cell>
              <table:table-cell office:value-type="float" office:value="0.000735432">
                <text:p>0.000735432</text:p>
              </table:table-cell>
              <table:table-cell office:value-type="float" office:value="0.000279883">
                <text:p>0.000279883</text:p>
              </table:table-cell>
              <table:table-cell office:value-type="float" office:value="0.000672665">
                <text:p>0.00067266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9500">
                <text:p>39500</text:p>
              </table:table-cell>
              <table:table-cell office:value-type="float" office:value="0.012736">
                <text:p>0.012736</text:p>
              </table:table-cell>
              <table:table-cell office:value-type="float" office:value="0.00193352">
                <text:p>0.00193352</text:p>
              </table:table-cell>
              <table:table-cell office:value-type="float" office:value="0.00220314">
                <text:p>0.00220314</text:p>
              </table:table-cell>
              <table:table-cell office:value-type="float" office:value="0.0332014">
                <text:p>0.0332014</text:p>
              </table:table-cell>
              <table:table-cell office:value-type="float" office:value="0.0066777">
                <text:p>0.0066777</text:p>
              </table:table-cell>
              <table:table-cell office:value-type="float" office:value="0.000711746">
                <text:p>0.000711746</text:p>
              </table:table-cell>
              <table:table-cell office:value-type="float" office:value="0.000274356">
                <text:p>0.000274356</text:p>
              </table:table-cell>
              <table:table-cell office:value-type="float" office:value="0.000672271">
                <text:p>0.00067227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9000">
                <text:p>39000</text:p>
              </table:table-cell>
              <table:table-cell office:value-type="float" office:value="0.0127941">
                <text:p>0.0127941</text:p>
              </table:table-cell>
              <table:table-cell office:value-type="float" office:value="0.00164021">
                <text:p>0.00164021</text:p>
              </table:table-cell>
              <table:table-cell office:value-type="float" office:value="0.00171798">
                <text:p>0.00171798</text:p>
              </table:table-cell>
              <table:table-cell office:value-type="float" office:value="0.0333186">
                <text:p>0.0333186</text:p>
              </table:table-cell>
              <table:table-cell office:value-type="float" office:value="0.00683205">
                <text:p>0.00683205</text:p>
              </table:table-cell>
              <table:table-cell office:value-type="float" office:value="0.000712536">
                <text:p>0.000712536</text:p>
              </table:table-cell>
              <table:table-cell office:value-type="float" office:value="0.000277119">
                <text:p>0.000277119</text:p>
              </table:table-cell>
              <table:table-cell office:value-type="float" office:value="0.000695561">
                <text:p>0.00069556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8500">
                <text:p>38500</text:p>
              </table:table-cell>
              <table:table-cell office:value-type="float" office:value="0.0124498">
                <text:p>0.0124498</text:p>
              </table:table-cell>
              <table:table-cell office:value-type="float" office:value="0.00156679">
                <text:p>0.00156679</text:p>
              </table:table-cell>
              <table:table-cell office:value-type="float" office:value="0.00162442">
                <text:p>0.00162442</text:p>
              </table:table-cell>
              <table:table-cell office:value-type="float" office:value="0.0310701">
                <text:p>0.0310701</text:p>
              </table:table-cell>
              <table:table-cell office:value-type="float" office:value="0.00625255">
                <text:p>0.00625255</text:p>
              </table:table-cell>
              <table:table-cell office:value-type="float" office:value="0.000728326">
                <text:p>0.000728326</text:p>
              </table:table-cell>
              <table:table-cell office:value-type="float" office:value="0.000275145">
                <text:p>0.000275145</text:p>
              </table:table-cell>
              <table:table-cell office:value-type="float" office:value="0.000650164">
                <text:p>0.00065016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8000">
                <text:p>38000</text:p>
              </table:table-cell>
              <table:table-cell office:value-type="float" office:value="0.0125387">
                <text:p>0.0125387</text:p>
              </table:table-cell>
              <table:table-cell office:value-type="float" office:value="0.00148468">
                <text:p>0.00148468</text:p>
              </table:table-cell>
              <table:table-cell office:value-type="float" office:value="0.00157982">
                <text:p>0.00157982</text:p>
              </table:table-cell>
              <table:table-cell office:value-type="float" office:value="0.030654">
                <text:p>0.030654</text:p>
              </table:table-cell>
              <table:table-cell office:value-type="float" office:value="0.00616965">
                <text:p>0.00616965</text:p>
              </table:table-cell>
              <table:table-cell office:value-type="float" office:value="0.000713325">
                <text:p>0.000713325</text:p>
              </table:table-cell>
              <table:table-cell office:value-type="float" office:value="0.00026804">
                <text:p>0.00026804</text:p>
              </table:table-cell>
              <table:table-cell office:value-type="float" office:value="0.000649769">
                <text:p>0.00064976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7500">
                <text:p>37500</text:p>
              </table:table-cell>
              <table:table-cell office:value-type="float" office:value="0.0121632">
                <text:p>0.0121632</text:p>
              </table:table-cell>
              <table:table-cell office:value-type="float" office:value="0.00149889">
                <text:p>0.00149889</text:p>
              </table:table-cell>
              <table:table-cell office:value-type="float" office:value="0.00151389">
                <text:p>0.00151389</text:p>
              </table:table-cell>
              <table:table-cell office:value-type="float" office:value="0.0305431">
                <text:p>0.0305431</text:p>
              </table:table-cell>
              <table:table-cell office:value-type="float" office:value="0.00607215">
                <text:p>0.00607215</text:p>
              </table:table-cell>
              <table:table-cell office:value-type="float" office:value="0.000702272">
                <text:p>0.000702272</text:p>
              </table:table-cell>
              <table:table-cell office:value-type="float" office:value="0.00026804">
                <text:p>0.00026804</text:p>
              </table:table-cell>
              <table:table-cell office:value-type="float" office:value="0.000637137">
                <text:p>0.00063713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7000">
                <text:p>37000</text:p>
              </table:table-cell>
              <table:table-cell office:value-type="float" office:value="0.0122375">
                <text:p>0.0122375</text:p>
              </table:table-cell>
              <table:table-cell office:value-type="float" office:value="0.00139744">
                <text:p>0.00139744</text:p>
              </table:table-cell>
              <table:table-cell office:value-type="float" office:value="0.0016789">
                <text:p>0.0016789</text:p>
              </table:table-cell>
              <table:table-cell office:value-type="float" office:value="0.029962">
                <text:p>0.029962</text:p>
              </table:table-cell>
              <table:table-cell office:value-type="float" office:value="0.0059928">
                <text:p>0.0059928</text:p>
              </table:table-cell>
              <table:table-cell office:value-type="float" office:value="0.000707799">
                <text:p>0.000707799</text:p>
              </table:table-cell>
              <table:table-cell office:value-type="float" office:value="0.000262908">
                <text:p>0.000262908</text:p>
              </table:table-cell>
              <table:table-cell office:value-type="float" office:value="0.000656875">
                <text:p>0.00065687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6500">
                <text:p>36500</text:p>
              </table:table-cell>
              <table:table-cell office:value-type="float" office:value="0.0118853">
                <text:p>0.0118853</text:p>
              </table:table-cell>
              <table:table-cell office:value-type="float" office:value="0.00143415">
                <text:p>0.00143415</text:p>
              </table:table-cell>
              <table:table-cell office:value-type="float" office:value="0.00188102">
                <text:p>0.00188102</text:p>
              </table:table-cell>
              <table:table-cell office:value-type="float" office:value="0.0301369">
                <text:p>0.0301369</text:p>
              </table:table-cell>
              <table:table-cell office:value-type="float" office:value="0.00606741">
                <text:p>0.00606741</text:p>
              </table:table-cell>
              <table:table-cell office:value-type="float" office:value="0.000691614">
                <text:p>0.000691614</text:p>
              </table:table-cell>
              <table:table-cell office:value-type="float" office:value="0.000261329">
                <text:p>0.000261329</text:p>
              </table:table-cell>
              <table:table-cell office:value-type="float" office:value="0.000638716">
                <text:p>0.00063871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6000">
                <text:p>36000</text:p>
              </table:table-cell>
              <table:table-cell office:value-type="float" office:value="0.0124348">
                <text:p>0.0124348</text:p>
              </table:table-cell>
              <table:table-cell office:value-type="float" office:value="0.00143178">
                <text:p>0.00143178</text:p>
              </table:table-cell>
              <table:table-cell office:value-type="float" office:value="0.00164021">
                <text:p>0.00164021</text:p>
              </table:table-cell>
              <table:table-cell office:value-type="float" office:value="0.0291954">
                <text:p>0.0291954</text:p>
              </table:table-cell>
              <table:table-cell office:value-type="float" office:value="0.00587714">
                <text:p>0.00587714</text:p>
              </table:table-cell>
              <table:table-cell office:value-type="float" office:value="0.00069714">
                <text:p>0.00069714</text:p>
              </table:table-cell>
              <table:table-cell office:value-type="float" office:value="0.000261329">
                <text:p>0.000261329</text:p>
              </table:table-cell>
              <table:table-cell office:value-type="float" office:value="0.000634769">
                <text:p>0.00063476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5500">
                <text:p>35500</text:p>
              </table:table-cell>
              <table:table-cell office:value-type="float" office:value="0.0142673">
                <text:p>0.0142673</text:p>
              </table:table-cell>
              <table:table-cell office:value-type="float" office:value="0.00134099">
                <text:p>0.00134099</text:p>
              </table:table-cell>
              <table:table-cell office:value-type="float" office:value="0.00160232">
                <text:p>0.00160232</text:p>
              </table:table-cell>
              <table:table-cell office:value-type="float" office:value="0.0287928">
                <text:p>0.0287928</text:p>
              </table:table-cell>
              <table:table-cell office:value-type="float" office:value="0.00579345">
                <text:p>0.00579345</text:p>
              </table:table-cell>
              <table:table-cell office:value-type="float" office:value="0.000667139">
                <text:p>0.000667139</text:p>
              </table:table-cell>
              <table:table-cell office:value-type="float" office:value="0.000249881">
                <text:p>0.000249881</text:p>
              </table:table-cell>
              <table:table-cell office:value-type="float" office:value="0.000627663">
                <text:p>0.00062766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5000">
                <text:p>35000</text:p>
              </table:table-cell>
              <table:table-cell office:value-type="float" office:value="0.0120961">
                <text:p>0.0120961</text:p>
              </table:table-cell>
              <table:table-cell office:value-type="float" office:value="0.00140218">
                <text:p>0.00140218</text:p>
              </table:table-cell>
              <table:table-cell office:value-type="float" office:value="0.00171482">
                <text:p>0.00171482</text:p>
              </table:table-cell>
              <table:table-cell office:value-type="float" office:value="0.0292384">
                <text:p>0.0292384</text:p>
              </table:table-cell>
              <table:table-cell office:value-type="float" office:value="0.0058499">
                <text:p>0.0058499</text:p>
              </table:table-cell>
              <table:table-cell office:value-type="float" office:value="0.000701877">
                <text:p>0.000701877</text:p>
              </table:table-cell>
              <table:table-cell office:value-type="float" office:value="0.00025896">
                <text:p>0.00025896</text:p>
              </table:table-cell>
              <table:table-cell office:value-type="float" office:value="0.000652533">
                <text:p>0.00065253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4500">
                <text:p>34500</text:p>
              </table:table-cell>
              <table:table-cell office:value-type="float" office:value="0.0113125">
                <text:p>0.0113125</text:p>
              </table:table-cell>
              <table:table-cell office:value-type="float" office:value="0.00133072">
                <text:p>0.00133072</text:p>
              </table:table-cell>
              <table:table-cell office:value-type="float" office:value="0.00226117">
                <text:p>0.00226117</text:p>
              </table:table-cell>
              <table:table-cell office:value-type="float" office:value="0.0285981">
                <text:p>0.0285981</text:p>
              </table:table-cell>
              <table:table-cell office:value-type="float" office:value="0.00576187">
                <text:p>0.00576187</text:p>
              </table:table-cell>
              <table:table-cell office:value-type="float" office:value="0.000668323">
                <text:p>0.000668323</text:p>
              </table:table-cell>
              <table:table-cell office:value-type="float" office:value="0.00025225">
                <text:p>0.00025225</text:p>
              </table:table-cell>
              <table:table-cell office:value-type="float" office:value="0.000644638">
                <text:p>0.00064463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4000">
                <text:p>34000</text:p>
              </table:table-cell>
              <table:table-cell office:value-type="float" office:value="0.0113568">
                <text:p>0.0113568</text:p>
              </table:table-cell>
              <table:table-cell office:value-type="float" office:value="0.00138994">
                <text:p>0.00138994</text:p>
              </table:table-cell>
              <table:table-cell office:value-type="float" office:value="0.00164614">
                <text:p>0.00164614</text:p>
              </table:table-cell>
              <table:table-cell office:value-type="float" office:value="0.0286503">
                <text:p>0.0286503</text:p>
              </table:table-cell>
              <table:table-cell office:value-type="float" office:value="0.00577529">
                <text:p>0.00577529</text:p>
              </table:table-cell>
              <table:table-cell office:value-type="float" office:value="0.000687271">
                <text:p>0.000687271</text:p>
              </table:table-cell>
              <table:table-cell office:value-type="float" office:value="0.000256592">
                <text:p>0.000256592</text:p>
              </table:table-cell>
              <table:table-cell office:value-type="float" office:value="0.000639901">
                <text:p>0.00063990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3500">
                <text:p>33500</text:p>
              </table:table-cell>
              <table:table-cell office:value-type="float" office:value="0.011131">
                <text:p>0.011131</text:p>
              </table:table-cell>
              <table:table-cell office:value-type="float" office:value="0.00127506">
                <text:p>0.00127506</text:p>
              </table:table-cell>
              <table:table-cell office:value-type="float" office:value="0.00201958">
                <text:p>0.00201958</text:p>
              </table:table-cell>
              <table:table-cell office:value-type="float" office:value="0.0288993">
                <text:p>0.0288993</text:p>
              </table:table-cell>
              <table:table-cell office:value-type="float" office:value="0.00569279">
                <text:p>0.00569279</text:p>
              </table:table-cell>
              <table:table-cell office:value-type="float" office:value="0.000663586">
                <text:p>0.000663586</text:p>
              </table:table-cell>
              <table:table-cell office:value-type="float" office:value="0.000245539">
                <text:p>0.000245539</text:p>
              </table:table-cell>
              <table:table-cell office:value-type="float" office:value="0.000627663">
                <text:p>0.00062766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3000">
                <text:p>33000</text:p>
              </table:table-cell>
              <table:table-cell office:value-type="float" office:value="0.0112257">
                <text:p>0.0112257</text:p>
              </table:table-cell>
              <table:table-cell office:value-type="float" office:value="0.00133586">
                <text:p>0.00133586</text:p>
              </table:table-cell>
              <table:table-cell office:value-type="float" office:value="0.00253552">
                <text:p>0.00253552</text:p>
              </table:table-cell>
              <table:table-cell office:value-type="float" office:value="0.0278536">
                <text:p>0.0278536</text:p>
              </table:table-cell>
              <table:table-cell office:value-type="float" office:value="0.00578555">
                <text:p>0.00578555</text:p>
              </table:table-cell>
              <table:table-cell office:value-type="float" office:value="0.0118123">
                <text:p>0.0118123</text:p>
              </table:table-cell>
              <table:table-cell office:value-type="float" office:value="0.00554436">
                <text:p>0.00554436</text:p>
              </table:table-cell>
              <table:table-cell office:value-type="float" office:value="0.012815">
                <text:p>0.01281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2500">
                <text:p>32500</text:p>
              </table:table-cell>
              <table:table-cell office:value-type="float" office:value="0.0106872">
                <text:p>0.0106872</text:p>
              </table:table-cell>
              <table:table-cell office:value-type="float" office:value="0.00132954">
                <text:p>0.00132954</text:p>
              </table:table-cell>
              <table:table-cell office:value-type="float" office:value="0.00256829">
                <text:p>0.00256829</text:p>
              </table:table-cell>
              <table:table-cell office:value-type="float" office:value="0.0268616">
                <text:p>0.0268616</text:p>
              </table:table-cell>
              <table:table-cell office:value-type="float" office:value="0.00531619">
                <text:p>0.00531619</text:p>
              </table:table-cell>
              <table:table-cell office:value-type="float" office:value="0.000702667">
                <text:p>0.000702667</text:p>
              </table:table-cell>
              <table:table-cell office:value-type="float" office:value="0.000350544">
                <text:p>0.000350544</text:p>
              </table:table-cell>
              <table:table-cell office:value-type="float" office:value="0.000577529">
                <text:p>0.00057752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2000">
                <text:p>32000</text:p>
              </table:table-cell>
              <table:table-cell office:value-type="float" office:value="0.0106908">
                <text:p>0.0106908</text:p>
              </table:table-cell>
              <table:table-cell office:value-type="float" office:value="0.00129599">
                <text:p>0.00129599</text:p>
              </table:table-cell>
              <table:table-cell office:value-type="float" office:value="0.00254658">
                <text:p>0.00254658</text:p>
              </table:table-cell>
              <table:table-cell office:value-type="float" office:value="0.0265111">
                <text:p>0.0265111</text:p>
              </table:table-cell>
              <table:table-cell office:value-type="float" office:value="0.0052925">
                <text:p>0.0052925</text:p>
              </table:table-cell>
              <table:table-cell office:value-type="float" office:value="0.00066556">
                <text:p>0.00066556</text:p>
              </table:table-cell>
              <table:table-cell office:value-type="float" office:value="0.000337122">
                <text:p>0.000337122</text:p>
              </table:table-cell>
              <table:table-cell office:value-type="float" office:value="0.000571213">
                <text:p>0.00057121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1500">
                <text:p>31500</text:p>
              </table:table-cell>
              <table:table-cell office:value-type="float" office:value="0.0104117">
                <text:p>0.0104117</text:p>
              </table:table-cell>
              <table:table-cell office:value-type="float" office:value="0.00126875">
                <text:p>0.00126875</text:p>
              </table:table-cell>
              <table:table-cell office:value-type="float" office:value="0.00276803">
                <text:p>0.00276803</text:p>
              </table:table-cell>
              <table:table-cell office:value-type="float" office:value="0.0254867">
                <text:p>0.0254867</text:p>
              </table:table-cell>
              <table:table-cell office:value-type="float" office:value="0.00508486">
                <text:p>0.00508486</text:p>
              </table:table-cell>
              <table:table-cell office:value-type="float" office:value="0.00065648">
                <text:p>0.00065648</text:p>
              </table:table-cell>
              <table:table-cell office:value-type="float" office:value="0.000329227">
                <text:p>0.000329227</text:p>
              </table:table-cell>
              <table:table-cell office:value-type="float" office:value="0.000555028">
                <text:p>0.00055502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1000">
                <text:p>31000</text:p>
              </table:table-cell>
              <table:table-cell office:value-type="float" office:value="0.0105787">
                <text:p>0.0105787</text:p>
              </table:table-cell>
              <table:table-cell office:value-type="float" office:value="0.00121032">
                <text:p>0.00121032</text:p>
              </table:table-cell>
              <table:table-cell office:value-type="float" office:value="0.00252644">
                <text:p>0.00252644</text:p>
              </table:table-cell>
              <table:table-cell office:value-type="float" office:value="0.0252494">
                <text:p>0.0252494</text:p>
              </table:table-cell>
              <table:table-cell office:value-type="float" office:value="0.00502288">
                <text:p>0.00502288</text:p>
              </table:table-cell>
              <table:table-cell office:value-type="float" office:value="0.000646217">
                <text:p>0.000646217</text:p>
              </table:table-cell>
              <table:table-cell office:value-type="float" office:value="0.000320937">
                <text:p>0.000320937</text:p>
              </table:table-cell>
              <table:table-cell office:value-type="float" office:value="0.000563713">
                <text:p>0.00056371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0500">
                <text:p>30500</text:p>
              </table:table-cell>
              <table:table-cell office:value-type="float" office:value="0.0105203">
                <text:p>0.0105203</text:p>
              </table:table-cell>
              <table:table-cell office:value-type="float" office:value="0.00116966">
                <text:p>0.00116966</text:p>
              </table:table-cell>
              <table:table-cell office:value-type="float" office:value="0.00214195">
                <text:p>0.00214195</text:p>
              </table:table-cell>
              <table:table-cell office:value-type="float" office:value="0.0250445">
                <text:p>0.0250445</text:p>
              </table:table-cell>
              <table:table-cell office:value-type="float" office:value="0.00498933">
                <text:p>0.00498933</text:p>
              </table:table-cell>
              <table:table-cell office:value-type="float" office:value="0.000639506">
                <text:p>0.000639506</text:p>
              </table:table-cell>
              <table:table-cell office:value-type="float" office:value="0.0003162">
                <text:p>0.0003162</text:p>
              </table:table-cell>
              <table:table-cell office:value-type="float" office:value="0.000558975">
                <text:p>0.00055897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0000">
                <text:p>30000</text:p>
              </table:table-cell>
              <table:table-cell office:value-type="float" office:value="0.0103557">
                <text:p>0.0103557</text:p>
              </table:table-cell>
              <table:table-cell office:value-type="float" office:value="0.00127901">
                <text:p>0.00127901</text:p>
              </table:table-cell>
              <table:table-cell office:value-type="float" office:value="0.00156324">
                <text:p>0.00156324</text:p>
              </table:table-cell>
              <table:table-cell office:value-type="float" office:value="0.0250082">
                <text:p>0.0250082</text:p>
              </table:table-cell>
              <table:table-cell office:value-type="float" office:value="0.00493209">
                <text:p>0.00493209</text:p>
              </table:table-cell>
              <table:table-cell office:value-type="float" office:value="0.000647006">
                <text:p>0.000647006</text:p>
              </table:table-cell>
              <table:table-cell office:value-type="float" office:value="0.000312647">
                <text:p>0.000312647</text:p>
              </table:table-cell>
              <table:table-cell office:value-type="float" office:value="0.00055187">
                <text:p>0.0005518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9500">
                <text:p>29500</text:p>
              </table:table-cell>
              <table:table-cell office:value-type="float" office:value="0.0102143">
                <text:p>0.0102143</text:p>
              </table:table-cell>
              <table:table-cell office:value-type="float" office:value="0.00115545">
                <text:p>0.00115545</text:p>
              </table:table-cell>
              <table:table-cell office:value-type="float" office:value="0.00195247">
                <text:p>0.00195247</text:p>
              </table:table-cell>
              <table:table-cell office:value-type="float" office:value="0.0236128">
                <text:p>0.0236128</text:p>
              </table:table-cell>
              <table:table-cell office:value-type="float" office:value="0.00467273">
                <text:p>0.00467273</text:p>
              </table:table-cell>
              <table:table-cell office:value-type="float" office:value="0.000639111">
                <text:p>0.000639111</text:p>
              </table:table-cell>
              <table:table-cell office:value-type="float" office:value="0.000313437">
                <text:p>0.000313437</text:p>
              </table:table-cell>
              <table:table-cell office:value-type="float" office:value="0.000537264">
                <text:p>0.00053726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9000">
                <text:p>29000</text:p>
              </table:table-cell>
              <table:table-cell office:value-type="float" office:value="0.010073">
                <text:p>0.010073</text:p>
              </table:table-cell>
              <table:table-cell office:value-type="float" office:value="0.00112545">
                <text:p>0.00112545</text:p>
              </table:table-cell>
              <table:table-cell office:value-type="float" office:value="0.0019272">
                <text:p>0.0019272</text:p>
              </table:table-cell>
              <table:table-cell office:value-type="float" office:value="0.0237403">
                <text:p>0.0237403</text:p>
              </table:table-cell>
              <table:table-cell office:value-type="float" office:value="0.00476037">
                <text:p>0.00476037</text:p>
              </table:table-cell>
              <table:table-cell office:value-type="float" office:value="0.000635558">
                <text:p>0.000635558</text:p>
              </table:table-cell>
              <table:table-cell office:value-type="float" office:value="0.000318174">
                <text:p>0.000318174</text:p>
              </table:table-cell>
              <table:table-cell office:value-type="float" office:value="0.000525816">
                <text:p>0.00052581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8500">
                <text:p>28500</text:p>
              </table:table-cell>
              <table:table-cell office:value-type="float" office:value="0.00995616">
                <text:p>0.00995616</text:p>
              </table:table-cell>
              <table:table-cell office:value-type="float" office:value="0.00113966">
                <text:p>0.00113966</text:p>
              </table:table-cell>
              <table:table-cell office:value-type="float" office:value="0.00154508">
                <text:p>0.00154508</text:p>
              </table:table-cell>
              <table:table-cell office:value-type="float" office:value="0.0227463">
                <text:p>0.0227463</text:p>
              </table:table-cell>
              <table:table-cell office:value-type="float" office:value="0.00454444">
                <text:p>0.00454444</text:p>
              </table:table-cell>
              <table:table-cell office:value-type="float" office:value="0.000676613">
                <text:p>0.000676613</text:p>
              </table:table-cell>
              <table:table-cell office:value-type="float" office:value="0.000352123">
                <text:p>0.000352123</text:p>
              </table:table-cell>
              <table:table-cell office:value-type="float" office:value="0.000517526">
                <text:p>0.00051752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8000">
                <text:p>28000</text:p>
              </table:table-cell>
              <table:table-cell office:value-type="float" office:value="0.00977141">
                <text:p>0.00977141</text:p>
              </table:table-cell>
              <table:table-cell office:value-type="float" office:value="0.00107097">
                <text:p>0.00107097</text:p>
              </table:table-cell>
              <table:table-cell office:value-type="float" office:value="0.00176496">
                <text:p>0.00176496</text:p>
              </table:table-cell>
              <table:table-cell office:value-type="float" office:value="0.0230419">
                <text:p>0.0230419</text:p>
              </table:table-cell>
              <table:table-cell office:value-type="float" office:value="0.0046001">
                <text:p>0.0046001</text:p>
              </table:table-cell>
              <table:table-cell office:value-type="float" office:value="0.000617005">
                <text:p>0.000617005</text:p>
              </table:table-cell>
              <table:table-cell office:value-type="float" office:value="0.000319358">
                <text:p>0.000319358</text:p>
              </table:table-cell>
              <table:table-cell office:value-type="float" office:value="0.000534501">
                <text:p>0.00053450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7500">
                <text:p>27500</text:p>
              </table:table-cell>
              <table:table-cell office:value-type="float" office:value="0.00962535">
                <text:p>0.00962535</text:p>
              </table:table-cell>
              <table:table-cell office:value-type="float" office:value="0.00104532">
                <text:p>0.00104532</text:p>
              </table:table-cell>
              <table:table-cell office:value-type="float" office:value="0.0015281">
                <text:p>0.0015281</text:p>
              </table:table-cell>
              <table:table-cell office:value-type="float" office:value="0.023235">
                <text:p>0.023235</text:p>
              </table:table-cell>
              <table:table-cell office:value-type="float" office:value="0.00464629">
                <text:p>0.00464629</text:p>
              </table:table-cell>
              <table:table-cell office:value-type="float" office:value="0.000601609">
                <text:p>0.000601609</text:p>
              </table:table-cell>
              <table:table-cell office:value-type="float" office:value="0.00029212">
                <text:p>0.00029212</text:p>
              </table:table-cell>
              <table:table-cell office:value-type="float" office:value="0.000541606">
                <text:p>0.00054160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7000">
                <text:p>27000</text:p>
              </table:table-cell>
              <table:table-cell office:value-type="float" office:value="0.00948521">
                <text:p>0.00948521</text:p>
              </table:table-cell>
              <table:table-cell office:value-type="float" office:value="0.0010844">
                <text:p>0.0010844</text:p>
              </table:table-cell>
              <table:table-cell office:value-type="float" office:value="0.001566">
                <text:p>0.001566</text:p>
              </table:table-cell>
              <table:table-cell office:value-type="float" office:value="0.0222169">
                <text:p>0.0222169</text:p>
              </table:table-cell>
              <table:table-cell office:value-type="float" office:value="0.0044572">
                <text:p>0.0044572</text:p>
              </table:table-cell>
              <table:table-cell office:value-type="float" office:value="0.000680561">
                <text:p>0.000680561</text:p>
              </table:table-cell>
              <table:table-cell office:value-type="float" office:value="0.000295673">
                <text:p>0.000295673</text:p>
              </table:table-cell>
              <table:table-cell office:value-type="float" office:value="0.000527">
                <text:p>0.00052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6500">
                <text:p>26500</text:p>
              </table:table-cell>
              <table:table-cell office:value-type="float" office:value="0.0125481">
                <text:p>0.0125481</text:p>
              </table:table-cell>
              <table:table-cell office:value-type="float" office:value="0.00101374">
                <text:p>0.00101374</text:p>
              </table:table-cell>
              <table:table-cell office:value-type="float" office:value="0.00150994">
                <text:p>0.00150994</text:p>
              </table:table-cell>
              <table:table-cell office:value-type="float" office:value="0.022344">
                <text:p>0.022344</text:p>
              </table:table-cell>
              <table:table-cell office:value-type="float" office:value="0.0044718">
                <text:p>0.0044718</text:p>
              </table:table-cell>
              <table:table-cell office:value-type="float" office:value="0.000588977">
                <text:p>0.000588977</text:p>
              </table:table-cell>
              <table:table-cell office:value-type="float" office:value="0.000321727">
                <text:p>0.000321727</text:p>
              </table:table-cell>
              <table:table-cell office:value-type="float" office:value="0.000527">
                <text:p>0.00052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6000">
                <text:p>26000</text:p>
              </table:table-cell>
              <table:table-cell office:value-type="float" office:value="0.00983181">
                <text:p>0.00983181</text:p>
              </table:table-cell>
              <table:table-cell office:value-type="float" office:value="0.000993997">
                <text:p>0.000993997</text:p>
              </table:table-cell>
              <table:table-cell office:value-type="float" office:value="0.00153639">
                <text:p>0.00153639</text:p>
              </table:table-cell>
              <table:table-cell office:value-type="float" office:value="0.0216796">
                <text:p>0.0216796</text:p>
              </table:table-cell>
              <table:table-cell office:value-type="float" office:value="0.00432693">
                <text:p>0.00432693</text:p>
              </table:table-cell>
              <table:table-cell office:value-type="float" office:value="0.000586214">
                <text:p>0.000586214</text:p>
              </table:table-cell>
              <table:table-cell office:value-type="float" office:value="0.000281856">
                <text:p>0.000281856</text:p>
              </table:table-cell>
              <table:table-cell office:value-type="float" office:value="0.000529369">
                <text:p>0.00052936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5500">
                <text:p>25500</text:p>
              </table:table-cell>
              <table:table-cell office:value-type="float" office:value="0.00942087">
                <text:p>0.00942087</text:p>
              </table:table-cell>
              <table:table-cell office:value-type="float" office:value="0.000930836">
                <text:p>0.000930836</text:p>
              </table:table-cell>
              <table:table-cell office:value-type="float" office:value="0.00154468">
                <text:p>0.00154468</text:p>
              </table:table-cell>
              <table:table-cell office:value-type="float" office:value="0.02096">
                <text:p>0.02096</text:p>
              </table:table-cell>
              <table:table-cell office:value-type="float" office:value="0.00419311">
                <text:p>0.00419311</text:p>
              </table:table-cell>
              <table:table-cell office:value-type="float" office:value="0.000563713">
                <text:p>0.000563713</text:p>
              </table:table-cell>
              <table:table-cell office:value-type="float" office:value="0.000357255">
                <text:p>0.000357255</text:p>
              </table:table-cell>
              <table:table-cell office:value-type="float" office:value="0.00050371">
                <text:p>0.0005037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5000">
                <text:p>25000</text:p>
              </table:table-cell>
              <table:table-cell office:value-type="float" office:value="0.00938573">
                <text:p>0.00938573</text:p>
              </table:table-cell>
              <table:table-cell office:value-type="float" office:value="0.00100189">
                <text:p>0.00100189</text:p>
              </table:table-cell>
              <table:table-cell office:value-type="float" office:value="0.00149494">
                <text:p>0.00149494</text:p>
              </table:table-cell>
              <table:table-cell office:value-type="float" office:value="0.0205013">
                <text:p>0.0205013</text:p>
              </table:table-cell>
              <table:table-cell office:value-type="float" office:value="0.00405731">
                <text:p>0.00405731</text:p>
              </table:table-cell>
              <table:table-cell office:value-type="float" office:value="0.000758722">
                <text:p>0.000758722</text:p>
              </table:table-cell>
              <table:table-cell office:value-type="float" office:value="0.000286593">
                <text:p>0.000286593</text:p>
              </table:table-cell>
              <table:table-cell office:value-type="float" office:value="0.000498972">
                <text:p>0.00049897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4500">
                <text:p>24500</text:p>
              </table:table-cell>
              <table:table-cell office:value-type="float" office:value="0.00918994">
                <text:p>0.00918994</text:p>
              </table:table-cell>
              <table:table-cell office:value-type="float" office:value="0.000918994">
                <text:p>0.000918994</text:p>
              </table:table-cell>
              <table:table-cell office:value-type="float" office:value="0.00149534">
                <text:p>0.00149534</text:p>
              </table:table-cell>
              <table:table-cell office:value-type="float" office:value="0.0200497">
                <text:p>0.0200497</text:p>
              </table:table-cell>
              <table:table-cell office:value-type="float" office:value="0.0038544">
                <text:p>0.0038544</text:p>
              </table:table-cell>
              <table:table-cell office:value-type="float" office:value="0.000558975">
                <text:p>0.000558975</text:p>
              </table:table-cell>
              <table:table-cell office:value-type="float" office:value="0.000286593">
                <text:p>0.000286593</text:p>
              </table:table-cell>
              <table:table-cell office:value-type="float" office:value="0.000483577">
                <text:p>0.00048357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4000">
                <text:p>24000</text:p>
              </table:table-cell>
              <table:table-cell office:value-type="float" office:value="0.00859227">
                <text:p>0.00859227</text:p>
              </table:table-cell>
              <table:table-cell office:value-type="float" office:value="0.000959259">
                <text:p>0.000959259</text:p>
              </table:table-cell>
              <table:table-cell office:value-type="float" office:value="0.00190865">
                <text:p>0.00190865</text:p>
              </table:table-cell>
              <table:table-cell office:value-type="float" office:value="0.020251">
                <text:p>0.020251</text:p>
              </table:table-cell>
              <table:table-cell office:value-type="float" office:value="0.00404862">
                <text:p>0.00404862</text:p>
              </table:table-cell>
              <table:table-cell office:value-type="float" office:value="0.000569634">
                <text:p>0.000569634</text:p>
              </table:table-cell>
              <table:table-cell office:value-type="float" office:value="0.000276724">
                <text:p>0.000276724</text:p>
              </table:table-cell>
              <table:table-cell office:value-type="float" office:value="0.000508447">
                <text:p>0.00050844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3500">
                <text:p>23500</text:p>
              </table:table-cell>
              <table:table-cell office:value-type="float" office:value="0.0085749">
                <text:p>0.0085749</text:p>
              </table:table-cell>
              <table:table-cell office:value-type="float" office:value="0.000887018">
                <text:p>0.000887018</text:p>
              </table:table-cell>
              <table:table-cell office:value-type="float" office:value="0.00160824">
                <text:p>0.00160824</text:p>
              </table:table-cell>
              <table:table-cell office:value-type="float" office:value="0.0198886">
                <text:p>0.0198886</text:p>
              </table:table-cell>
              <table:table-cell office:value-type="float" office:value="0.00389349">
                <text:p>0.00389349</text:p>
              </table:table-cell>
              <table:table-cell office:value-type="float" office:value="0.000560555">
                <text:p>0.000560555</text:p>
              </table:table-cell>
              <table:table-cell office:value-type="float" office:value="0.000301594">
                <text:p>0.000301594</text:p>
              </table:table-cell>
              <table:table-cell office:value-type="float" office:value="0.000482787">
                <text:p>0.00048278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3000">
                <text:p>23000</text:p>
              </table:table-cell>
              <table:table-cell office:value-type="float" office:value="0.00831279">
                <text:p>0.00831279</text:p>
              </table:table-cell>
              <table:table-cell office:value-type="float" office:value="0.000816752">
                <text:p>0.000816752</text:p>
              </table:table-cell>
              <table:table-cell office:value-type="float" office:value="0.00148468">
                <text:p>0.00148468</text:p>
              </table:table-cell>
              <table:table-cell office:value-type="float" office:value="0.0187794">
                <text:p>0.0187794</text:p>
              </table:table-cell>
              <table:table-cell office:value-type="float" office:value="0.00538882">
                <text:p>0.00538882</text:p>
              </table:table-cell>
              <table:table-cell office:value-type="float" office:value="0.000527395">
                <text:p>0.000527395</text:p>
              </table:table-cell>
              <table:table-cell office:value-type="float" office:value="0.000270408">
                <text:p>0.000270408</text:p>
              </table:table-cell>
              <table:table-cell office:value-type="float" office:value="0.000476077">
                <text:p>0.00047607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2500">
                <text:p>22500</text:p>
              </table:table-cell>
              <table:table-cell office:value-type="float" office:value="0.00859306">
                <text:p>0.00859306</text:p>
              </table:table-cell>
              <table:table-cell office:value-type="float" office:value="0.000841621">
                <text:p>0.000841621</text:p>
              </table:table-cell>
              <table:table-cell office:value-type="float" office:value="0.00151902">
                <text:p>0.00151902</text:p>
              </table:table-cell>
              <table:table-cell office:value-type="float" office:value="0.0176496">
                <text:p>0.0176496</text:p>
              </table:table-cell>
              <table:table-cell office:value-type="float" office:value="0.00352439">
                <text:p>0.00352439</text:p>
              </table:table-cell>
              <table:table-cell office:value-type="float" office:value="0.000530158">
                <text:p>0.000530158</text:p>
              </table:table-cell>
              <table:table-cell office:value-type="float" office:value="0.00025067">
                <text:p>0.00025067</text:p>
              </table:table-cell>
              <table:table-cell office:value-type="float" office:value="0.000474892">
                <text:p>0.00047489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2000">
                <text:p>22000</text:p>
              </table:table-cell>
              <table:table-cell office:value-type="float" office:value="0.00801119">
                <text:p>0.00801119</text:p>
              </table:table-cell>
              <table:table-cell office:value-type="float" office:value="0.000841621">
                <text:p>0.000841621</text:p>
              </table:table-cell>
              <table:table-cell office:value-type="float" office:value="0.0015885">
                <text:p>0.0015885</text:p>
              </table:table-cell>
              <table:table-cell office:value-type="float" office:value="0.0178809">
                <text:p>0.0178809</text:p>
              </table:table-cell>
              <table:table-cell office:value-type="float" office:value="0.00361676">
                <text:p>0.00361676</text:p>
              </table:table-cell>
              <table:table-cell office:value-type="float" office:value="0.000545949">
                <text:p>0.000545949</text:p>
              </table:table-cell>
              <table:table-cell office:value-type="float" office:value="0.00025225">
                <text:p>0.00025225</text:p>
              </table:table-cell>
              <table:table-cell office:value-type="float" office:value="0.000474892">
                <text:p>0.00047489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1500">
                <text:p>21500</text:p>
              </table:table-cell>
              <table:table-cell office:value-type="float" office:value="0.00791329">
                <text:p>0.00791329</text:p>
              </table:table-cell>
              <table:table-cell office:value-type="float" office:value="0.000886229">
                <text:p>0.000886229</text:p>
              </table:table-cell>
              <table:table-cell office:value-type="float" office:value="0.00152139">
                <text:p>0.00152139</text:p>
              </table:table-cell>
              <table:table-cell office:value-type="float" office:value="0.0172899">
                <text:p>0.0172899</text:p>
              </table:table-cell>
              <table:table-cell office:value-type="float" office:value="0.00337635">
                <text:p>0.00337635</text:p>
              </table:table-cell>
              <table:table-cell office:value-type="float" office:value="0.000530948">
                <text:p>0.000530948</text:p>
              </table:table-cell>
              <table:table-cell office:value-type="float" office:value="0.000277514">
                <text:p>0.000277514</text:p>
              </table:table-cell>
              <table:table-cell office:value-type="float" office:value="0.000458313">
                <text:p>0.00045831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1000">
                <text:p>21000</text:p>
              </table:table-cell>
              <table:table-cell office:value-type="float" office:value="0.00775539">
                <text:p>0.00775539</text:p>
              </table:table-cell>
              <table:table-cell office:value-type="float" office:value="0.00077846">
                <text:p>0.00077846</text:p>
              </table:table-cell>
              <table:table-cell office:value-type="float" office:value="0.00144402">
                <text:p>0.00144402</text:p>
              </table:table-cell>
              <table:table-cell office:value-type="float" office:value="0.0169058">
                <text:p>0.0169058</text:p>
              </table:table-cell>
              <table:table-cell office:value-type="float" office:value="0.00346004">
                <text:p>0.00346004</text:p>
              </table:table-cell>
              <table:table-cell office:value-type="float" office:value="0.000526211">
                <text:p>0.000526211</text:p>
              </table:table-cell>
              <table:table-cell office:value-type="float" office:value="0.000248302">
                <text:p>0.000248302</text:p>
              </table:table-cell>
              <table:table-cell office:value-type="float" office:value="0.00045397">
                <text:p>0.0004539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500">
                <text:p>20500</text:p>
              </table:table-cell>
              <table:table-cell office:value-type="float" office:value="0.00763499">
                <text:p>0.00763499</text:p>
              </table:table-cell>
              <table:table-cell office:value-type="float" office:value="0.000772144">
                <text:p>0.000772144</text:p>
              </table:table-cell>
              <table:table-cell office:value-type="float" office:value="0.001551">
                <text:p>0.001551</text:p>
              </table:table-cell>
              <table:table-cell office:value-type="float" office:value="0.0172367">
                <text:p>0.0172367</text:p>
              </table:table-cell>
              <table:table-cell office:value-type="float" office:value="0.00346281">
                <text:p>0.00346281</text:p>
              </table:table-cell>
              <table:table-cell office:value-type="float" office:value="0.00051871">
                <text:p>0.00051871</text:p>
              </table:table-cell>
              <table:table-cell office:value-type="float" office:value="0.000241196">
                <text:p>0.000241196</text:p>
              </table:table-cell>
              <table:table-cell office:value-type="float" office:value="0.000463839">
                <text:p>0.00046383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000">
                <text:p>20000</text:p>
              </table:table-cell>
              <table:table-cell office:value-type="float" office:value="0.00750748">
                <text:p>0.00750748</text:p>
              </table:table-cell>
              <table:table-cell office:value-type="float" office:value="0.000765433">
                <text:p>0.000765433</text:p>
              </table:table-cell>
              <table:table-cell office:value-type="float" office:value="0.00219524">
                <text:p>0.00219524</text:p>
              </table:table-cell>
              <table:table-cell office:value-type="float" office:value="0.0166469">
                <text:p>0.0166469</text:p>
              </table:table-cell>
              <table:table-cell office:value-type="float" office:value="0.00333056">
                <text:p>0.00333056</text:p>
              </table:table-cell>
              <table:table-cell office:value-type="float" office:value="0.000541606">
                <text:p>0.000541606</text:p>
              </table:table-cell>
              <table:table-cell office:value-type="float" office:value="0.000240012">
                <text:p>0.000240012</text:p>
              </table:table-cell>
              <table:table-cell office:value-type="float" office:value="0.000450023">
                <text:p>0.00045002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500">
                <text:p>19500</text:p>
              </table:table-cell>
              <table:table-cell office:value-type="float" office:value="0.00762275">
                <text:p>0.00762275</text:p>
              </table:table-cell>
              <table:table-cell office:value-type="float" office:value="0.000716089">
                <text:p>0.000716089</text:p>
              </table:table-cell>
              <table:table-cell office:value-type="float" office:value="0.00230617">
                <text:p>0.00230617</text:p>
              </table:table-cell>
              <table:table-cell office:value-type="float" office:value="0.0165995">
                <text:p>0.0165995</text:p>
              </table:table-cell>
              <table:table-cell office:value-type="float" office:value="0.00331556">
                <text:p>0.00331556</text:p>
              </table:table-cell>
              <table:table-cell office:value-type="float" office:value="0.000490683">
                <text:p>0.000490683</text:p>
              </table:table-cell>
              <table:table-cell office:value-type="float" office:value="0.000231722">
                <text:p>0.000231722</text:p>
              </table:table-cell>
              <table:table-cell office:value-type="float" office:value="0.000448049">
                <text:p>0.00044804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000">
                <text:p>19000</text:p>
              </table:table-cell>
              <table:table-cell office:value-type="float" office:value="0.00748853">
                <text:p>0.00748853</text:p>
              </table:table-cell>
              <table:table-cell office:value-type="float" office:value="0.000671876">
                <text:p>0.000671876</text:p>
              </table:table-cell>
              <table:table-cell office:value-type="float" office:value="0.00168403">
                <text:p>0.00168403</text:p>
              </table:table-cell>
              <table:table-cell office:value-type="float" office:value="0.0168305">
                <text:p>0.0168305</text:p>
              </table:table-cell>
              <table:table-cell office:value-type="float" office:value="0.00316516">
                <text:p>0.00316516</text:p>
              </table:table-cell>
              <table:table-cell office:value-type="float" office:value="0.000489498">
                <text:p>0.000489498</text:p>
              </table:table-cell>
              <table:table-cell office:value-type="float" office:value="0.000221853">
                <text:p>0.000221853</text:p>
              </table:table-cell>
              <table:table-cell office:value-type="float" office:value="0.000440154">
                <text:p>0.00044015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8500">
                <text:p>18500</text:p>
              </table:table-cell>
              <table:table-cell office:value-type="float" office:value="0.00729905">
                <text:p>0.00729905</text:p>
              </table:table-cell>
              <table:table-cell office:value-type="float" office:value="0.000698719">
                <text:p>0.000698719</text:p>
              </table:table-cell>
              <table:table-cell office:value-type="float" office:value="0.00177246">
                <text:p>0.00177246</text:p>
              </table:table-cell>
              <table:table-cell office:value-type="float" office:value="0.0149427">
                <text:p>0.0149427</text:p>
              </table:table-cell>
              <table:table-cell office:value-type="float" office:value="0.00302107">
                <text:p>0.00302107</text:p>
              </table:table-cell>
              <table:table-cell office:value-type="float" office:value="0.000499367">
                <text:p>0.000499367</text:p>
              </table:table-cell>
              <table:table-cell office:value-type="float" office:value="0.000227775">
                <text:p>0.000227775</text:p>
              </table:table-cell>
              <table:table-cell office:value-type="float" office:value="0.000442917">
                <text:p>0.00044291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8000">
                <text:p>18000</text:p>
              </table:table-cell>
              <table:table-cell office:value-type="float" office:value="0.00722365">
                <text:p>0.00722365</text:p>
              </table:table-cell>
              <table:table-cell office:value-type="float" office:value="0.000661612">
                <text:p>0.000661612</text:p>
              </table:table-cell>
              <table:table-cell office:value-type="float" office:value="0.0026575">
                <text:p>0.0026575</text:p>
              </table:table-cell>
              <table:table-cell office:value-type="float" office:value="0.0144899">
                <text:p>0.0144899</text:p>
              </table:table-cell>
              <table:table-cell office:value-type="float" office:value="0.00300331">
                <text:p>0.00300331</text:p>
              </table:table-cell>
              <table:table-cell office:value-type="float" office:value="0.000481998">
                <text:p>0.000481998</text:p>
              </table:table-cell>
              <table:table-cell office:value-type="float" office:value="0.000218695">
                <text:p>0.000218695</text:p>
              </table:table-cell>
              <table:table-cell office:value-type="float" office:value="0.000431469">
                <text:p>0.00043146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7500">
                <text:p>17500</text:p>
              </table:table-cell>
              <table:table-cell office:value-type="float" office:value="0.00692245">
                <text:p>0.00692245</text:p>
              </table:table-cell>
              <table:table-cell office:value-type="float" office:value="0.000654112">
                <text:p>0.000654112</text:p>
              </table:table-cell>
              <table:table-cell office:value-type="float" office:value="0.00148784">
                <text:p>0.00148784</text:p>
              </table:table-cell>
              <table:table-cell office:value-type="float" office:value="0.014546">
                <text:p>0.014546</text:p>
              </table:table-cell>
              <table:table-cell office:value-type="float" office:value="0.00293541">
                <text:p>0.00293541</text:p>
              </table:table-cell>
              <table:table-cell office:value-type="float" office:value="0.000476077">
                <text:p>0.000476077</text:p>
              </table:table-cell>
              <table:table-cell office:value-type="float" office:value="0.00023488">
                <text:p>0.00023488</text:p>
              </table:table-cell>
              <table:table-cell office:value-type="float" office:value="0.000436206">
                <text:p>0.00043620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7000">
                <text:p>17000</text:p>
              </table:table-cell>
              <table:table-cell office:value-type="float" office:value="0.00668994">
                <text:p>0.00668994</text:p>
              </table:table-cell>
              <table:table-cell office:value-type="float" office:value="0.000627268">
                <text:p>0.000627268</text:p>
              </table:table-cell>
              <table:table-cell office:value-type="float" office:value="0.00147757">
                <text:p>0.00147757</text:p>
              </table:table-cell>
              <table:table-cell office:value-type="float" office:value="0.013449">
                <text:p>0.013449</text:p>
              </table:table-cell>
              <table:table-cell office:value-type="float" office:value="0.00298002">
                <text:p>0.00298002</text:p>
              </table:table-cell>
              <table:table-cell office:value-type="float" office:value="0.000481603">
                <text:p>0.000481603</text:p>
              </table:table-cell>
              <table:table-cell office:value-type="float" office:value="0.000213563">
                <text:p>0.000213563</text:p>
              </table:table-cell>
              <table:table-cell office:value-type="float" office:value="0.000423574">
                <text:p>0.00042357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6500">
                <text:p>16500</text:p>
              </table:table-cell>
              <table:table-cell office:value-type="float" office:value="0.006791">
                <text:p>0.006791</text:p>
              </table:table-cell>
              <table:table-cell office:value-type="float" office:value="0.000583056">
                <text:p>0.000583056</text:p>
              </table:table-cell>
              <table:table-cell office:value-type="float" office:value="0.00148586">
                <text:p>0.00148586</text:p>
              </table:table-cell>
              <table:table-cell office:value-type="float" office:value="0.0132397">
                <text:p>0.0132397</text:p>
              </table:table-cell>
              <table:table-cell office:value-type="float" office:value="0.00275738">
                <text:p>0.00275738</text:p>
              </table:table-cell>
              <table:table-cell office:value-type="float" office:value="0.000468971">
                <text:p>0.000468971</text:p>
              </table:table-cell>
              <table:table-cell office:value-type="float" office:value="0.000201326">
                <text:p>0.000201326</text:p>
              </table:table-cell>
              <table:table-cell office:value-type="float" office:value="0.000418047">
                <text:p>0.00041804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6000">
                <text:p>16000</text:p>
              </table:table-cell>
              <table:table-cell office:value-type="float" office:value="0.0065052">
                <text:p>0.0065052</text:p>
              </table:table-cell>
              <table:table-cell office:value-type="float" office:value="0.000566081">
                <text:p>0.000566081</text:p>
              </table:table-cell>
              <table:table-cell office:value-type="float" office:value="0.00160113">
                <text:p>0.00160113</text:p>
              </table:table-cell>
              <table:table-cell office:value-type="float" office:value="0.013387">
                <text:p>0.013387</text:p>
              </table:table-cell>
              <table:table-cell office:value-type="float" office:value="0.00266895">
                <text:p>0.00266895</text:p>
              </table:table-cell>
              <table:table-cell office:value-type="float" office:value="0.000459102">
                <text:p>0.000459102</text:p>
              </table:table-cell>
              <table:table-cell office:value-type="float" office:value="0.000202115">
                <text:p>0.000202115</text:p>
              </table:table-cell>
              <table:table-cell office:value-type="float" office:value="0.000420811">
                <text:p>0.00042081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500">
                <text:p>15500</text:p>
              </table:table-cell>
              <table:table-cell office:value-type="float" office:value="0.00617202">
                <text:p>0.00617202</text:p>
              </table:table-cell>
              <table:table-cell office:value-type="float" office:value="0.000534895">
                <text:p>0.000534895</text:p>
              </table:table-cell>
              <table:table-cell office:value-type="float" office:value="0.00147639">
                <text:p>0.00147639</text:p>
              </table:table-cell>
              <table:table-cell office:value-type="float" office:value="0.0127139">
                <text:p>0.0127139</text:p>
              </table:table-cell>
              <table:table-cell office:value-type="float" office:value="0.0025375">
                <text:p>0.0025375</text:p>
              </table:table-cell>
              <table:table-cell office:value-type="float" office:value="0.000458707">
                <text:p>0.000458707</text:p>
              </table:table-cell>
              <table:table-cell office:value-type="float" office:value="0.00019501">
                <text:p>0.00019501</text:p>
              </table:table-cell>
              <table:table-cell office:value-type="float" office:value="0.000408178">
                <text:p>0.00040817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5000">
                <text:p>15000</text:p>
              </table:table-cell>
              <table:table-cell office:value-type="float" office:value="0.00593201">
                <text:p>0.00593201</text:p>
              </table:table-cell>
              <table:table-cell office:value-type="float" office:value="0.000508052">
                <text:p>0.000508052</text:p>
              </table:table-cell>
              <table:table-cell office:value-type="float" office:value="0.00152929">
                <text:p>0.00152929</text:p>
              </table:table-cell>
              <table:table-cell office:value-type="float" office:value="0.0118948">
                <text:p>0.0118948</text:p>
              </table:table-cell>
              <table:table-cell office:value-type="float" office:value="0.00237486">
                <text:p>0.00237486</text:p>
              </table:table-cell>
              <table:table-cell office:value-type="float" office:value="0.000461865">
                <text:p>0.000461865</text:p>
              </table:table-cell>
              <table:table-cell office:value-type="float" office:value="0.000193431">
                <text:p>0.000193431</text:p>
              </table:table-cell>
              <table:table-cell office:value-type="float" office:value="0.000398309">
                <text:p>0.00039830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4500">
                <text:p>14500</text:p>
              </table:table-cell>
              <table:table-cell office:value-type="float" office:value="0.00584003">
                <text:p>0.00584003</text:p>
              </table:table-cell>
              <table:table-cell office:value-type="float" office:value="0.000493446">
                <text:p>0.000493446</text:p>
              </table:table-cell>
              <table:table-cell office:value-type="float" office:value="0.00200142">
                <text:p>0.00200142</text:p>
              </table:table-cell>
              <table:table-cell office:value-type="float" office:value="0.012226">
                <text:p>0.012226</text:p>
              </table:table-cell>
              <table:table-cell office:value-type="float" office:value="0.00245697">
                <text:p>0.00245697</text:p>
              </table:table-cell>
              <table:table-cell office:value-type="float" office:value="0.000439364">
                <text:p>0.000439364</text:p>
              </table:table-cell>
              <table:table-cell office:value-type="float" office:value="0.000187904">
                <text:p>0.000187904</text:p>
              </table:table-cell>
              <table:table-cell office:value-type="float" office:value="0.000413705">
                <text:p>0.00041370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4000">
                <text:p>14000</text:p>
              </table:table-cell>
              <table:table-cell office:value-type="float" office:value="0.00567186">
                <text:p>0.00567186</text:p>
              </table:table-cell>
              <table:table-cell office:value-type="float" office:value="0.000466208">
                <text:p>0.000466208</text:p>
              </table:table-cell>
              <table:table-cell office:value-type="float" office:value="0.00181312">
                <text:p>0.00181312</text:p>
              </table:table-cell>
              <table:table-cell office:value-type="float" office:value="0.0115443">
                <text:p>0.0115443</text:p>
              </table:table-cell>
              <table:table-cell office:value-type="float" office:value="0.00239302">
                <text:p>0.00239302</text:p>
              </table:table-cell>
              <table:table-cell office:value-type="float" office:value="0.000422784">
                <text:p>0.000422784</text:p>
              </table:table-cell>
              <table:table-cell office:value-type="float" office:value="0.000180799">
                <text:p>0.000180799</text:p>
              </table:table-cell>
              <table:table-cell office:value-type="float" office:value="0.000400678">
                <text:p>0.00040067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3500">
                <text:p>13500</text:p>
              </table:table-cell>
              <table:table-cell office:value-type="float" office:value="0.00558975">
                <text:p>0.00558975</text:p>
              </table:table-cell>
              <table:table-cell office:value-type="float" office:value="0.00047805">
                <text:p>0.00047805</text:p>
              </table:table-cell>
              <table:table-cell office:value-type="float" office:value="0.00189246">
                <text:p>0.00189246</text:p>
              </table:table-cell>
              <table:table-cell office:value-type="float" office:value="0.0112577">
                <text:p>0.0112577</text:p>
              </table:table-cell>
              <table:table-cell office:value-type="float" office:value="0.00235078">
                <text:p>0.00235078</text:p>
              </table:table-cell>
              <table:table-cell office:value-type="float" office:value="0.000647006">
                <text:p>0.000647006</text:p>
              </table:table-cell>
              <table:table-cell office:value-type="float" office:value="0.000188299">
                <text:p>0.000188299</text:p>
              </table:table-cell>
              <table:table-cell office:value-type="float" office:value="0.000393967">
                <text:p>0.00039396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3000">
                <text:p>13000</text:p>
              </table:table-cell>
              <table:table-cell office:value-type="float" office:value="0.00540935">
                <text:p>0.00540935</text:p>
              </table:table-cell>
              <table:table-cell office:value-type="float" office:value="0.000421205">
                <text:p>0.000421205</text:p>
              </table:table-cell>
              <table:table-cell office:value-type="float" office:value="0.00143178">
                <text:p>0.00143178</text:p>
              </table:table-cell>
              <table:table-cell office:value-type="float" office:value="0.0104153">
                <text:p>0.0104153</text:p>
              </table:table-cell>
              <table:table-cell office:value-type="float" office:value="0.00208668">
                <text:p>0.00208668</text:p>
              </table:table-cell>
              <table:table-cell office:value-type="float" office:value="0.000674244">
                <text:p>0.000674244</text:p>
              </table:table-cell>
              <table:table-cell office:value-type="float" office:value="0.000177246">
                <text:p>0.000177246</text:p>
              </table:table-cell>
              <table:table-cell office:value-type="float" office:value="0.000386862">
                <text:p>0.00038686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2500">
                <text:p>12500</text:p>
              </table:table-cell>
              <table:table-cell office:value-type="float" office:value="0.00535803">
                <text:p>0.00535803</text:p>
              </table:table-cell>
              <table:table-cell office:value-type="float" office:value="0.00039752">
                <text:p>0.00039752</text:p>
              </table:table-cell>
              <table:table-cell office:value-type="float" office:value="0.00143257">
                <text:p>0.00143257</text:p>
              </table:table-cell>
              <table:table-cell office:value-type="float" office:value="0.0104634">
                <text:p>0.0104634</text:p>
              </table:table-cell>
              <table:table-cell office:value-type="float" office:value="0.00209182">
                <text:p>0.00209182</text:p>
              </table:table-cell>
              <table:table-cell office:value-type="float" office:value="0.000656086">
                <text:p>0.000656086</text:p>
              </table:table-cell>
              <table:table-cell office:value-type="float" office:value="0.000173298">
                <text:p>0.000173298</text:p>
              </table:table-cell>
              <table:table-cell office:value-type="float" office:value="0.000392388">
                <text:p>0.00039238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2000">
                <text:p>12000</text:p>
              </table:table-cell>
              <table:table-cell office:value-type="float" office:value="0.00528263">
                <text:p>0.00528263</text:p>
              </table:table-cell>
              <table:table-cell office:value-type="float" office:value="0.000395151">
                <text:p>0.000395151</text:p>
              </table:table-cell>
              <table:table-cell office:value-type="float" office:value="0.00163785">
                <text:p>0.00163785</text:p>
              </table:table-cell>
              <table:table-cell office:value-type="float" office:value="0.00960996">
                <text:p>0.00960996</text:p>
              </table:table-cell>
              <table:table-cell office:value-type="float" office:value="0.00192049">
                <text:p>0.00192049</text:p>
              </table:table-cell>
              <table:table-cell office:value-type="float" office:value="0.000426337">
                <text:p>0.000426337</text:p>
              </table:table-cell>
              <table:table-cell office:value-type="float" office:value="0.000172509">
                <text:p>0.000172509</text:p>
              </table:table-cell>
              <table:table-cell office:value-type="float" office:value="0.000371861">
                <text:p>0.00037186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500">
                <text:p>11500</text:p>
              </table:table-cell>
              <table:table-cell office:value-type="float" office:value="0.00516026">
                <text:p>0.00516026</text:p>
              </table:table-cell>
              <table:table-cell office:value-type="float" office:value="0.000345807">
                <text:p>0.000345807</text:p>
              </table:table-cell>
              <table:table-cell office:value-type="float" office:value="0.00158771">
                <text:p>0.00158771</text:p>
              </table:table-cell>
              <table:table-cell office:value-type="float" office:value="0.018203">
                <text:p>0.018203</text:p>
              </table:table-cell>
              <table:table-cell office:value-type="float" office:value="0.00190273">
                <text:p>0.00190273</text:p>
              </table:table-cell>
              <table:table-cell office:value-type="float" office:value="0.00039752">
                <text:p>0.00039752</text:p>
              </table:table-cell>
              <table:table-cell office:value-type="float" office:value="0.000165403">
                <text:p>0.000165403</text:p>
              </table:table-cell>
              <table:table-cell office:value-type="float" office:value="0.000376993">
                <text:p>0.00037699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1000">
                <text:p>11000</text:p>
              </table:table-cell>
              <table:table-cell office:value-type="float" office:value="0.0053683">
                <text:p>0.0053683</text:p>
              </table:table-cell>
              <table:table-cell office:value-type="float" office:value="0.000322516">
                <text:p>0.000322516</text:p>
              </table:table-cell>
              <table:table-cell office:value-type="float" office:value="0.00149336">
                <text:p>0.00149336</text:p>
              </table:table-cell>
              <table:table-cell office:value-type="float" office:value="0.0100852">
                <text:p>0.0100852</text:p>
              </table:table-cell>
              <table:table-cell office:value-type="float" office:value="0.00183246">
                <text:p>0.00183246</text:p>
              </table:table-cell>
              <table:table-cell office:value-type="float" office:value="0.000406994">
                <text:p>0.000406994</text:p>
              </table:table-cell>
              <table:table-cell office:value-type="float" office:value="0.000164614">
                <text:p>0.000164614</text:p>
              </table:table-cell>
              <table:table-cell office:value-type="float" office:value="0.000367913">
                <text:p>0.00036791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500">
                <text:p>10500</text:p>
              </table:table-cell>
              <table:table-cell office:value-type="float" office:value="0.00496801">
                <text:p>0.00496801</text:p>
              </table:table-cell>
              <table:table-cell office:value-type="float" office:value="0.000307121">
                <text:p>0.000307121</text:p>
              </table:table-cell>
              <table:table-cell office:value-type="float" office:value="0.00165127">
                <text:p>0.00165127</text:p>
              </table:table-cell>
              <table:table-cell office:value-type="float" office:value="0.00846398">
                <text:p>0.00846398</text:p>
              </table:table-cell>
              <table:table-cell office:value-type="float" office:value="0.00170732">
                <text:p>0.00170732</text:p>
              </table:table-cell>
              <table:table-cell office:value-type="float" office:value="0.000380151">
                <text:p>0.000380151</text:p>
              </table:table-cell>
              <table:table-cell office:value-type="float" office:value="0.000157508">
                <text:p>0.000157508</text:p>
              </table:table-cell>
              <table:table-cell office:value-type="float" office:value="0.000365939">
                <text:p>0.00036593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000">
                <text:p>10000</text:p>
              </table:table-cell>
              <table:table-cell office:value-type="float" office:value="0.00481603">
                <text:p>0.00481603</text:p>
              </table:table-cell>
              <table:table-cell office:value-type="float" office:value="0.000277909">
                <text:p>0.000277909</text:p>
              </table:table-cell>
              <table:table-cell office:value-type="float" office:value="0.00153837">
                <text:p>0.00153837</text:p>
              </table:table-cell>
              <table:table-cell office:value-type="float" office:value="0.00808422">
                <text:p>0.00808422</text:p>
              </table:table-cell>
              <table:table-cell office:value-type="float" office:value="0.00162324">
                <text:p>0.00162324</text:p>
              </table:table-cell>
              <table:table-cell office:value-type="float" office:value="0.000386467">
                <text:p>0.000386467</text:p>
              </table:table-cell>
              <table:table-cell office:value-type="float" office:value="0.000154745">
                <text:p>0.000154745</text:p>
              </table:table-cell>
              <table:table-cell office:value-type="float" office:value="0.000367124">
                <text:p>0.00036712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500">
                <text:p>9500</text:p>
              </table:table-cell>
              <table:table-cell office:value-type="float" office:value="0.00560318">
                <text:p>0.00560318</text:p>
              </table:table-cell>
              <table:table-cell office:value-type="float" office:value="0.000248302">
                <text:p>0.000248302</text:p>
              </table:table-cell>
              <table:table-cell office:value-type="float" office:value="0.00143731">
                <text:p>0.00143731</text:p>
              </table:table-cell>
              <table:table-cell office:value-type="float" office:value="0.00812488">
                <text:p>0.00812488</text:p>
              </table:table-cell>
              <table:table-cell office:value-type="float" office:value="0.00168522">
                <text:p>0.00168522</text:p>
              </table:table-cell>
              <table:table-cell office:value-type="float" office:value="0.000380151">
                <text:p>0.000380151</text:p>
              </table:table-cell>
              <table:table-cell office:value-type="float" office:value="0.000151587">
                <text:p>0.000151587</text:p>
              </table:table-cell>
              <table:table-cell office:value-type="float" office:value="0.000345807">
                <text:p>0.00034580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000">
                <text:p>9000</text:p>
              </table:table-cell>
              <table:table-cell office:value-type="float" office:value="0.00457089">
                <text:p>0.00457089</text:p>
              </table:table-cell>
              <table:table-cell office:value-type="float" office:value="0.000226985">
                <text:p>0.000226985</text:p>
              </table:table-cell>
              <table:table-cell office:value-type="float" office:value="0.00150718">
                <text:p>0.00150718</text:p>
              </table:table-cell>
              <table:table-cell office:value-type="float" office:value="0.00700575">
                <text:p>0.00700575</text:p>
              </table:table-cell>
              <table:table-cell office:value-type="float" office:value="0.00140849">
                <text:p>0.00140849</text:p>
              </table:table-cell>
              <table:table-cell office:value-type="float" office:value="0.000403047">
                <text:p>0.000403047</text:p>
              </table:table-cell>
              <table:table-cell office:value-type="float" office:value="0.000149218">
                <text:p>0.000149218</text:p>
              </table:table-cell>
              <table:table-cell office:value-type="float" office:value="0.000358044">
                <text:p>0.00035804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500">
                <text:p>8500</text:p>
              </table:table-cell>
              <table:table-cell office:value-type="float" office:value="0.00440943">
                <text:p>0.00440943</text:p>
              </table:table-cell>
              <table:table-cell office:value-type="float" office:value="0.000212774">
                <text:p>0.000212774</text:p>
              </table:table-cell>
              <table:table-cell office:value-type="float" office:value="0.00154271">
                <text:p>0.00154271</text:p>
              </table:table-cell>
              <table:table-cell office:value-type="float" office:value="0.00705549">
                <text:p>0.00705549</text:p>
              </table:table-cell>
              <table:table-cell office:value-type="float" office:value="0.00145823">
                <text:p>0.00145823</text:p>
              </table:table-cell>
              <table:table-cell office:value-type="float" office:value="0.00273922">
                <text:p>0.00273922</text:p>
              </table:table-cell>
              <table:table-cell office:value-type="float" office:value="0.00179772">
                <text:p>0.00179772</text:p>
              </table:table-cell>
              <table:table-cell office:value-type="float" office:value="0.00288883">
                <text:p>0.0028888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000">
                <text:p>8000</text:p>
              </table:table-cell>
              <table:table-cell office:value-type="float" office:value="0.00438259">
                <text:p>0.00438259</text:p>
              </table:table-cell>
              <table:table-cell office:value-type="float" office:value="0.000201326">
                <text:p>0.000201326</text:p>
              </table:table-cell>
              <table:table-cell office:value-type="float" office:value="0.00138599">
                <text:p>0.00138599</text:p>
              </table:table-cell>
              <table:table-cell office:value-type="float" office:value="0.00647835">
                <text:p>0.00647835</text:p>
              </table:table-cell>
              <table:table-cell office:value-type="float" office:value="0.00129954">
                <text:p>0.00129954</text:p>
              </table:table-cell>
              <table:table-cell office:value-type="float" office:value="0.000352518">
                <text:p>0.000352518</text:p>
              </table:table-cell>
              <table:table-cell office:value-type="float" office:value="0.000181193">
                <text:p>0.000181193</text:p>
              </table:table-cell>
              <table:table-cell office:value-type="float" office:value="0.000305147">
                <text:p>0.00030514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7500">
                <text:p>7500</text:p>
              </table:table-cell>
              <table:table-cell office:value-type="float" office:value="0.00405297">
                <text:p>0.00405297</text:p>
              </table:table-cell>
              <table:table-cell office:value-type="float" office:value="0.000193826">
                <text:p>0.000193826</text:p>
              </table:table-cell>
              <table:table-cell office:value-type="float" office:value="0.00144836">
                <text:p>0.00144836</text:p>
              </table:table-cell>
              <table:table-cell office:value-type="float" office:value="0.00603465">
                <text:p>0.00603465</text:p>
              </table:table-cell>
              <table:table-cell office:value-type="float" office:value="0.00120953">
                <text:p>0.00120953</text:p>
              </table:table-cell>
              <table:table-cell office:value-type="float" office:value="0.000344228">
                <text:p>0.000344228</text:p>
              </table:table-cell>
              <table:table-cell office:value-type="float" office:value="0.000174088">
                <text:p>0.000174088</text:p>
              </table:table-cell>
              <table:table-cell office:value-type="float" office:value="0.000298436">
                <text:p>0.00029843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000">
                <text:p>7000</text:p>
              </table:table-cell>
              <table:table-cell office:value-type="float" office:value="0.00393336">
                <text:p>0.00393336</text:p>
              </table:table-cell>
              <table:table-cell office:value-type="float" office:value="0.000177641">
                <text:p>0.000177641</text:p>
              </table:table-cell>
              <table:table-cell office:value-type="float" office:value="0.0014006">
                <text:p>0.0014006</text:p>
              </table:table-cell>
              <table:table-cell office:value-type="float" office:value="0.00554554">
                <text:p>0.00554554</text:p>
              </table:table-cell>
              <table:table-cell office:value-type="float" office:value="0.00111163">
                <text:p>0.00111163</text:p>
              </table:table-cell>
              <table:table-cell office:value-type="float" office:value="0.000322911">
                <text:p>0.000322911</text:p>
              </table:table-cell>
              <table:table-cell office:value-type="float" office:value="0.00016185">
                <text:p>0.00016185</text:p>
              </table:table-cell>
              <table:table-cell office:value-type="float" office:value="0.000288962">
                <text:p>0.00028896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500">
                <text:p>6500</text:p>
              </table:table-cell>
              <table:table-cell office:value-type="float" office:value="0.00380309">
                <text:p>0.00380309</text:p>
              </table:table-cell>
              <table:table-cell office:value-type="float" office:value="0.000166587">
                <text:p>0.000166587</text:p>
              </table:table-cell>
              <table:table-cell office:value-type="float" office:value="0.00214708">
                <text:p>0.00214708</text:p>
              </table:table-cell>
              <table:table-cell office:value-type="float" office:value="0.00533711">
                <text:p>0.00533711</text:p>
              </table:table-cell>
              <table:table-cell office:value-type="float" office:value="0.00108203">
                <text:p>0.00108203</text:p>
              </table:table-cell>
              <table:table-cell office:value-type="float" office:value="0.000311068">
                <text:p>0.000311068</text:p>
              </table:table-cell>
              <table:table-cell office:value-type="float" office:value="0.00015435">
                <text:p>0.00015435</text:p>
              </table:table-cell>
              <table:table-cell office:value-type="float" office:value="0.00028383">
                <text:p>0.0002838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000">
                <text:p>6000</text:p>
              </table:table-cell>
              <table:table-cell office:value-type="float" office:value="0.00367361">
                <text:p>0.00367361</text:p>
              </table:table-cell>
              <table:table-cell office:value-type="float" office:value="0.000150008">
                <text:p>0.000150008</text:p>
              </table:table-cell>
              <table:table-cell office:value-type="float" office:value="0.00205905">
                <text:p>0.00205905</text:p>
              </table:table-cell>
              <table:table-cell office:value-type="float" office:value="0.00488669">
                <text:p>0.00488669</text:p>
              </table:table-cell>
              <table:table-cell office:value-type="float" office:value="0.000999919">
                <text:p>0.000999919</text:p>
              </table:table-cell>
              <table:table-cell office:value-type="float" office:value="0.000299226">
                <text:p>0.000299226</text:p>
              </table:table-cell>
              <table:table-cell office:value-type="float" office:value="0.000144876">
                <text:p>0.000144876</text:p>
              </table:table-cell>
              <table:table-cell office:value-type="float" office:value="0.000270408">
                <text:p>0.00027040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500">
                <text:p>5500</text:p>
              </table:table-cell>
              <table:table-cell office:value-type="float" office:value="0.00355202">
                <text:p>0.00355202</text:p>
              </table:table-cell>
              <table:table-cell office:value-type="float" office:value="0.000146455">
                <text:p>0.000146455</text:p>
              </table:table-cell>
              <table:table-cell office:value-type="float" office:value="0.00177404">
                <text:p>0.00177404</text:p>
              </table:table-cell>
              <table:table-cell office:value-type="float" office:value="0.00418561">
                <text:p>0.00418561</text:p>
              </table:table-cell>
              <table:table-cell office:value-type="float" office:value="0.000849122">
                <text:p>0.000849122</text:p>
              </table:table-cell>
              <table:table-cell office:value-type="float" office:value="0.000322911">
                <text:p>0.000322911</text:p>
              </table:table-cell>
              <table:table-cell office:value-type="float" office:value="0.000138954">
                <text:p>0.000138954</text:p>
              </table:table-cell>
              <table:table-cell office:value-type="float" office:value="0.00025225">
                <text:p>0.0002522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000">
                <text:p>5000</text:p>
              </table:table-cell>
              <table:table-cell office:value-type="float" office:value="0.00346438">
                <text:p>0.00346438</text:p>
              </table:table-cell>
              <table:table-cell office:value-type="float" office:value="0.000128691">
                <text:p>0.000128691</text:p>
              </table:table-cell>
              <table:table-cell office:value-type="float" office:value="0.0019722">
                <text:p>0.0019722</text:p>
              </table:table-cell>
              <table:table-cell office:value-type="float" office:value="0.00392072">
                <text:p>0.00392072</text:p>
              </table:table-cell>
              <table:table-cell office:value-type="float" office:value="0.000797014">
                <text:p>0.000797014</text:p>
              </table:table-cell>
              <table:table-cell office:value-type="float" office:value="0.000267645">
                <text:p>0.000267645</text:p>
              </table:table-cell>
              <table:table-cell office:value-type="float" office:value="0.000129875">
                <text:p>0.000129875</text:p>
              </table:table-cell>
              <table:table-cell office:value-type="float" office:value="0.000250276">
                <text:p>0.00025027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500">
                <text:p>4500</text:p>
              </table:table-cell>
              <table:table-cell office:value-type="float" office:value="0.00333885">
                <text:p>0.00333885</text:p>
              </table:table-cell>
              <table:table-cell office:value-type="float" office:value="0.000124348">
                <text:p>0.000124348</text:p>
              </table:table-cell>
              <table:table-cell office:value-type="float" office:value="0.00212221">
                <text:p>0.00212221</text:p>
              </table:table-cell>
              <table:table-cell office:value-type="float" office:value="0.00366689">
                <text:p>0.00366689</text:p>
              </table:table-cell>
              <table:table-cell office:value-type="float" office:value="0.00078754">
                <text:p>0.00078754</text:p>
              </table:table-cell>
              <table:table-cell office:value-type="float" office:value="0.000266461">
                <text:p>0.000266461</text:p>
              </table:table-cell>
              <table:table-cell office:value-type="float" office:value="0.000126322">
                <text:p>0.000126322</text:p>
              </table:table-cell>
              <table:table-cell office:value-type="float" office:value="0.000240802">
                <text:p>0.00024080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000">
                <text:p>4000</text:p>
              </table:table-cell>
              <table:table-cell office:value-type="float" office:value="0.00318055">
                <text:p>0.00318055</text:p>
              </table:table-cell>
              <table:table-cell office:value-type="float" office:value="0.000109348">
                <text:p>0.000109348</text:p>
              </table:table-cell>
              <table:table-cell office:value-type="float" office:value="0.00174009">
                <text:p>0.00174009</text:p>
              </table:table-cell>
              <table:table-cell office:value-type="float" office:value="0.00307831">
                <text:p>0.00307831</text:p>
              </table:table-cell>
              <table:table-cell office:value-type="float" office:value="0.000630032">
                <text:p>0.000630032</text:p>
              </table:table-cell>
              <table:table-cell office:value-type="float" office:value="0.00024396">
                <text:p>0.00024396</text:p>
              </table:table-cell>
              <table:table-cell office:value-type="float" office:value="0.000115664">
                <text:p>0.000115664</text:p>
              </table:table-cell>
              <table:table-cell office:value-type="float" office:value="0.00022738">
                <text:p>0.0002273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500">
                <text:p>3500</text:p>
              </table:table-cell>
              <table:table-cell office:value-type="float" office:value="0.00307081">
                <text:p>0.00307081</text:p>
              </table:table-cell>
              <table:table-cell office:value-type="float" office:value="0.000101452">
                <text:p>0.000101452</text:p>
              </table:table-cell>
              <table:table-cell office:value-type="float" office:value="0.00212695">
                <text:p>0.00212695</text:p>
              </table:table-cell>
              <table:table-cell office:value-type="float" office:value="0.00268356">
                <text:p>0.00268356</text:p>
              </table:table-cell>
              <table:table-cell office:value-type="float" office:value="0.000553449">
                <text:p>0.000553449</text:p>
              </table:table-cell>
              <table:table-cell office:value-type="float" office:value="0.000229748">
                <text:p>0.000229748</text:p>
              </table:table-cell>
              <table:table-cell office:value-type="float" office:value="0.000106584">
                <text:p>0.000106584</text:p>
              </table:table-cell>
              <table:table-cell office:value-type="float" office:value="0.000214748">
                <text:p>0.00021474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000">
                <text:p>3000</text:p>
              </table:table-cell>
              <table:table-cell office:value-type="float" office:value="0.00290975">
                <text:p>0.00290975</text:p>
              </table:table-cell>
              <table:table-cell office:value-type="float" office:value="0.0000860569">
                <text:p>0.0000860569</text:p>
              </table:table-cell>
              <table:table-cell office:value-type="float" office:value="0.00203655">
                <text:p>0.00203655</text:p>
              </table:table-cell>
              <table:table-cell office:value-type="float" office:value="0.00226946">
                <text:p>0.00226946</text:p>
              </table:table-cell>
              <table:table-cell office:value-type="float" office:value="0.000466997">
                <text:p>0.000466997</text:p>
              </table:table-cell>
              <table:table-cell office:value-type="float" office:value="0.000220274">
                <text:p>0.000220274</text:p>
              </table:table-cell>
              <table:table-cell office:value-type="float" office:value="0.000101058">
                <text:p>0.000101058</text:p>
              </table:table-cell>
              <table:table-cell office:value-type="float" office:value="0.000213169">
                <text:p>0.00021316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500">
                <text:p>2500</text:p>
              </table:table-cell>
              <table:table-cell office:value-type="float" office:value="0.00279606">
                <text:p>0.00279606</text:p>
              </table:table-cell>
              <table:table-cell office:value-type="float" office:value="0.000074609">
                <text:p>0.000074609</text:p>
              </table:table-cell>
              <table:table-cell office:value-type="float" office:value="0.00241512">
                <text:p>0.00241512</text:p>
              </table:table-cell>
              <table:table-cell office:value-type="float" office:value="0.00185496">
                <text:p>0.00185496</text:p>
              </table:table-cell>
              <table:table-cell office:value-type="float" office:value="0.000401862">
                <text:p>0.000401862</text:p>
              </table:table-cell>
              <table:table-cell office:value-type="float" office:value="0.000939521">
                <text:p>0.000939521</text:p>
              </table:table-cell>
              <table:table-cell office:value-type="float" office:value="0.000722405">
                <text:p>0.000722405</text:p>
              </table:table-cell>
              <table:table-cell office:value-type="float" office:value="0.000917809">
                <text:p>0.00091780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00">
                <text:p>2000</text:p>
              </table:table-cell>
              <table:table-cell office:value-type="float" office:value="0.00264013">
                <text:p>0.00264013</text:p>
              </table:table-cell>
              <table:table-cell office:value-type="float" office:value="0.0000580293">
                <text:p>0.0000580293</text:p>
              </table:table-cell>
              <table:table-cell office:value-type="float" office:value="0.00290265">
                <text:p>0.00290265</text:p>
              </table:table-cell>
              <table:table-cell office:value-type="float" office:value="0.00152929">
                <text:p>0.00152929</text:p>
              </table:table-cell>
              <table:table-cell office:value-type="float" office:value="0.00032528">
                <text:p>0.00032528</text:p>
              </table:table-cell>
              <table:table-cell office:value-type="float" office:value="0.000189483">
                <text:p>0.000189483</text:p>
              </table:table-cell>
              <table:table-cell office:value-type="float" office:value="0.0000990839">
                <text:p>0.0000990839</text:p>
              </table:table-cell>
              <table:table-cell office:value-type="float" office:value="0.00017764">
                <text:p>0.0001776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00">
                <text:p>1500</text:p>
              </table:table-cell>
              <table:table-cell office:value-type="float" office:value="0.00252881">
                <text:p>0.00252881</text:p>
              </table:table-cell>
              <table:table-cell office:value-type="float" office:value="0.0000544764">
                <text:p>0.0000544764</text:p>
              </table:table-cell>
              <table:table-cell office:value-type="float" office:value="0.00226196">
                <text:p>0.00226196</text:p>
              </table:table-cell>
              <table:table-cell office:value-type="float" office:value="0.00104255">
                <text:p>0.00104255</text:p>
              </table:table-cell>
              <table:table-cell office:value-type="float" office:value="0.000237643">
                <text:p>0.000237643</text:p>
              </table:table-cell>
              <table:table-cell office:value-type="float" office:value="0.000165403">
                <text:p>0.000165403</text:p>
              </table:table-cell>
              <table:table-cell office:value-type="float" office:value="0.000087636">
                <text:p>0.000087636</text:p>
              </table:table-cell>
              <table:table-cell office:value-type="float" office:value="0.000151587">
                <text:p>0.00015158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00">
                <text:p>1000</text:p>
              </table:table-cell>
              <table:table-cell office:value-type="float" office:value="0.00237604">
                <text:p>0.00237604</text:p>
              </table:table-cell>
              <table:table-cell office:value-type="float" office:value="0.0000347386">
                <text:p>0.0000347386</text:p>
              </table:table-cell>
              <table:table-cell office:value-type="float" office:value="0.00197141">
                <text:p>0.00197141</text:p>
              </table:table-cell>
              <table:table-cell office:value-type="float" office:value="0.000647401">
                <text:p>0.000647401</text:p>
              </table:table-cell>
              <table:table-cell office:value-type="float" office:value="0.000156718">
                <text:p>0.000156718</text:p>
              </table:table-cell>
              <table:table-cell office:value-type="float" office:value="0.000434232">
                <text:p>0.000434232</text:p>
              </table:table-cell>
              <table:table-cell office:value-type="float" office:value="0.000345807">
                <text:p>0.000345807</text:p>
              </table:table-cell>
              <table:table-cell office:value-type="float" office:value="0.000403441">
                <text:p>0.00040344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00">
                <text:p>500</text:p>
              </table:table-cell>
              <table:table-cell office:value-type="float" office:value="0.00232038">
                <text:p>0.00232038</text:p>
              </table:table-cell>
              <table:table-cell office:value-type="float" office:value="0.0000284225">
                <text:p>0.0000284225</text:p>
              </table:table-cell>
              <table:table-cell office:value-type="float" office:value="0.002048">
                <text:p>0.002048</text:p>
              </table:table-cell>
              <table:table-cell office:value-type="float" office:value="0.000282646">
                <text:p>0.000282646</text:p>
              </table:table-cell>
              <table:table-cell office:value-type="float" office:value="0.000110532">
                <text:p>0.000110532</text:p>
              </table:table-cell>
              <table:table-cell office:value-type="float" office:value="0.000386862">
                <text:p>0.000386862</text:p>
              </table:table-cell>
              <table:table-cell office:value-type="float" office:value="0.000318174">
                <text:p>0.000318174</text:p>
              </table:table-cell>
              <table:table-cell office:value-type="float" office:value="0.000330806">
                <text:p>0.0003308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